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automatic-styles>
    <style:style style:name="ce1" style:family="table-cell" style:parent-style-name="Default" style:data-style-name="N0"/>
    <style:style style:name="ce2" style:family="table-cell" style:parent-style-name="Time-BoldDataCell" style:data-style-name="N37">
      <style:table-cell-properties fo:border-top="none" fo:border-bottom="thin solid #000000" fo:border-left="none"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3" style:family="table-cell" style:parent-style-name="Time-BoldDataCell" style:data-style-name="N38">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4" style:family="table-cell" style:parent-style-name="Default" style:data-style-name="N38">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5" style:family="table-cell" style:parent-style-name="Time-BoldDataCell" style:data-style-name="N2">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6" style:family="table-cell" style:parent-style-name="Time-BoldDataCell" style:data-style-name="N38">
      <style:table-cell-properties fo:border-top="none" fo:border-bottom="thin solid #000000" fo:border-left="none" fo:border-right="none" style:vertical-align="middle"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7"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8" style:family="table-cell" style:parent-style-name="Time-BoldDataCell" style:data-style-name="N36">
      <style:table-cell-properties fo:border-top="none" fo:border-bottom="thin solid #000000" fo:border-left="none" fo:border-right="none"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9" style:family="table-cell" style:parent-style-name="Time-BoldDataCell" style:data-style-name="N38">
      <style:table-cell-properties fo:border-top="none" fo:border-bottom="thin solid #000000" fo:border-left="none" fo:border-right="none" style:vertical-align="top" fo:wrap-option="wrap" fo:background-color="transparent" style:repeat-content="false"/>
      <style:paragraph-properties fo:text-align="center"/>
      <style:text-properties style:font-name="Arial" style:font-name-asian="Arial" style:font-name-complex="Arial" fo:font-size="12pt" style:font-size-asian="12pt" style:font-size-complex="12pt" fo:font-weight="bold" style:font-weight-asian="bold" style:font-weight-complex="bold" style:font-family-generic="swiss"/>
    </style:style>
    <style:style style:name="ce10" style:family="table-cell" style:parent-style-name="Default" style:data-style-name="N0">
      <style:table-cell-properties style:vertical-align="automatic" fo:background-color="transparent"/>
      <style:text-properties style:font-name="Liberation Sans2" style:font-name-asian="Liberation Sans2" style:font-name-complex="Liberation Sans2"/>
    </style:style>
    <style:style style:name="ce11" style:family="table-cell" style:parent-style-name="Default" style:data-style-name="N0">
      <style:table-cell-properties style:vertical-align="automatic" fo:background-color="transparent"/>
      <style:text-properties style:font-name="Arial" style:font-name-asian="Arial" style:font-name-complex="Arial" style:font-family-generic="swiss"/>
    </style:style>
    <style:style style:name="ce12"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3" style:family="table-cell" style:parent-style-name="Default" style:data-style-name="N0">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14"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15" style:family="table-cell" style:parent-style-name="Default" style:data-style-name="N0">
      <style:table-cell-properties style:vertical-align="top" fo:wrap-option="wrap" fo:background-color="transparent"/>
      <style:text-properties style:font-name="Arial" style:font-name-asian="Arial" style:font-name-complex="Arial" style:font-family-generic="swiss"/>
    </style:style>
    <style:style style:name="ce16" style:family="table-cell" style:parent-style-name="Default" style:data-style-name="N0">
      <style:table-cell-properties style:vertical-align="automatic" fo:background-color="transparent"/>
    </style:style>
    <style:style style:name="ce17" style:family="table-cell" style:parent-style-name="Default" style:data-style-name="N37">
      <style:table-cell-properties fo:border-top="none" fo:border-bottom="none" fo:border-left="none" fo:border-right="thin solid #000000" style:vertical-align="middle" fo:background-color="transparent" style:repeat-content="false"/>
      <style:paragraph-properties fo:text-align="center"/>
      <style:text-properties style:font-name="Arial" style:font-name-asian="Arial" style:font-name-complex="Arial" style:font-family-generic="swiss"/>
    </style:style>
    <style:style style:name="ce18" style:family="table-cell" style:parent-style-name="Default" style:data-style-name="N0">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19" style:family="table-cell" style:parent-style-name="Time-BoldDataCell" style:data-style-name="N38">
      <style:table-cell-properties style:vertical-align="middle" fo:background-color="transparent"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20" style:family="table-cell" style:parent-style-name="Default" style:data-style-name="N21">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1" style:family="table-cell" style:parent-style-name="Default" style:data-style-name="N0">
      <style:table-cell-properties style:vertical-align="middle" fo:background-color="transparent" style:repeat-content="false"/>
      <style:paragraph-properties fo:text-align="start" fo:margin-left="0cm"/>
    </style:style>
    <style:style style:name="ce22" style:family="table-cell" style:parent-style-name="Default" style:data-style-name="N39">
      <style:table-cell-properties style:vertical-align="middle" fo:background-color="transparent" style:repeat-content="false"/>
      <style:paragraph-properties fo:text-align="start" fo:margin-left="0cm"/>
    </style:style>
    <style:style style:name="ce23" style:family="table-cell" style:parent-style-name="Default" style:data-style-name="N39">
      <style:table-cell-properties style:vertical-align="top" fo:wrap-option="wrap" fo:background-color="transparent"/>
      <style:text-properties style:font-name="Arial" style:font-name-asian="Arial" style:font-name-complex="Arial" fo:font-size="8pt" style:font-size-asian="8pt" style:font-size-complex="8pt" style:font-family-generic="swiss"/>
    </style:style>
    <style:style style:name="ce24" style:family="table-cell" style:parent-style-name="Default" style:data-style-name="N39">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5" style:family="table-cell" style:parent-style-name="Default"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6" style:family="table-cell" style:parent-style-name="Default" style:data-style-name="N39">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27" style:family="table-cell" style:parent-style-name="Default" style:data-style-name="N21">
      <style:table-cell-properties style:vertical-align="middle" fo:background-color="transparent" style:repeat-content="false"/>
      <style:paragraph-properties fo:text-align="center"/>
      <style:text-properties style:font-name="Arial" style:font-name-asian="Arial" style:font-name-complex="Arial" style:font-family-generic="swiss"/>
    </style:style>
    <style:style style:name="ce28" style:family="table-cell" style:parent-style-name="Default" style:data-style-name="N21">
      <style:table-cell-properties style:vertical-align="middle" fo:background-color="transparent" style:repeat-content="false"/>
      <style:paragraph-properties fo:text-align="start" fo:margin-left="0cm"/>
    </style:style>
    <style:style style:name="ce29" style:family="table-cell" style:parent-style-name="Time-BoldDataCell" style:data-style-name="N38">
      <style:table-cell-properties style:vertical-align="middle" fo:background-color="transparent" style:repeat-content="false"/>
      <style:paragraph-properties fo:text-align="start" fo:margin-left="0cm"/>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30"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31" style:family="table-cell" style:parent-style-name="Default" style:data-style-name="N38">
      <style:table-cell-properties style:vertical-align="automatic"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2" style:family="table-cell" style:parent-style-name="Default" style:data-style-name="N0">
      <style:table-cell-properties style:vertical-align="middle" fo:background-color="transparent" style:repeat-content="false"/>
      <style:paragraph-properties fo:text-align="center"/>
    </style:style>
    <style:style style:name="ce33" style:family="table-cell" style:parent-style-name="Default" style:data-style-name="N38">
      <style:table-cell-properties style:vertical-align="middle" fo:background-color="#FFFF00"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4" style:family="table-cell" style:parent-style-name="Default" style:data-style-name="N38">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ce35" style:family="table-cell" style:parent-style-name="Default" style:data-style-name="N0">
      <style:table-cell-properties style:vertical-align="middle" fo:background-color="transparent" style:repeat-content="false"/>
      <style:paragraph-properties fo:text-align="center"/>
      <style:text-properties style:font-name="Liberation Sans2" style:font-name-asian="Liberation Sans2" style:font-name-complex="Liberation Sans2"/>
    </style:style>
    <style:style style:name="ce36" style:family="table-cell" style:parent-style-name="Default" style:data-style-name="N2">
      <style:table-cell-properties style:vertical-align="middle" fo:background-color="transparent" style:repeat-content="false"/>
      <style:paragraph-properties fo:text-align="center"/>
      <style:text-properties style:font-name="Arial" style:font-name-asian="Arial" style:font-name-complex="Arial" fo:font-weight="bold" style:font-weight-asian="bold" style:font-weight-complex="bold" style:font-family-generic="swiss"/>
    </style:style>
    <style:style style:name="ce37" style:family="table-cell" style:parent-style-name="Default" style:data-style-name="N37">
      <style:table-cell-properties style:vertical-align="automatic" fo:background-color="transparent"/>
      <style:text-properties style:font-name="Arial" style:font-name-asian="Arial" style:font-name-complex="Arial" style:font-family-generic="swiss"/>
    </style:style>
    <style:style style:name="ce38" style:family="table-cell" style:parent-style-name="Default" style:data-style-name="N36">
      <style:table-cell-properties style:vertical-align="middle" fo:background-color="#FFFF00" style:repeat-content="false"/>
      <style:paragraph-properties fo:text-align="center"/>
      <style:text-properties style:font-name="Arial" style:font-name-asian="Arial" style:font-name-complex="Arial" style:font-family-generic="swiss"/>
    </style:style>
    <style:style style:name="ce39"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style:font-family-generic="swiss"/>
    </style:style>
    <style:style style:name="ce40" style:family="table-cell" style:parent-style-name="Default" style:data-style-name="N37">
      <style:table-cell-properties fo:border-top="none" fo:border-bottom="none" fo:border-left="none" fo:border-right="thin solid #000000" style:vertical-align="middle" fo:background-color="#FFFF00" style:repeat-content="false"/>
      <style:paragraph-properties fo:text-align="center"/>
      <style:text-properties style:font-name="Arial" style:font-name-asian="Arial" style:font-name-complex="Arial" style:font-family-generic="swiss"/>
    </style:style>
    <style:style style:name="ce41" style:family="table-cell" style:parent-style-name="Time-BoldDataCell" style:data-style-name="N38">
      <style:table-cell-properties style:vertical-align="middle" fo:background-color="#FFFF00" style:repeat-content="false"/>
      <style:paragraph-properties fo:text-align="center"/>
      <style:text-properties style:font-name="Arial" style:font-name-asian="Arial" style:font-name-complex="Arial" fo:font-size="11pt" style:font-size-asian="11pt" style:font-size-complex="11pt" fo:font-weight="bold" style:font-weight-asian="bold" style:font-weight-complex="bold" style:font-family-generic="swiss"/>
    </style:style>
    <style:style style:name="ce42" style:family="table-cell" style:parent-style-name="Default" style:data-style-name="N36">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3" style:family="table-cell" style:parent-style-name="Default" style:data-style-name="N0">
      <style:table-cell-properties style:vertical-align="automatic" fo:background-color="#FFFF00"/>
    </style:style>
    <style:style style:name="ce44" style:family="table-cell" style:parent-style-name="Default" style:data-style-name="N0">
      <style:table-cell-properties style:vertical-align="top" fo:wrap-option="wrap" fo:background-color="#FFFF00"/>
      <style:text-properties style:font-name="Arial" style:font-name-asian="Arial" style:font-name-complex="Arial" fo:font-size="8pt" style:font-size-asian="8pt" style:font-size-complex="8pt" style:font-family-generic="swiss"/>
    </style:style>
    <style:style style:name="ce45" style:family="table-cell" style:parent-style-name="Default" style:data-style-name="N0">
      <style:table-cell-properties style:vertical-align="middle" fo:background-color="#FFFF00" style:repeat-content="false"/>
      <style:paragraph-properties fo:text-align="start" fo:margin-left="0cm"/>
    </style:style>
    <style:style style:name="ce46" style:family="table-cell" style:parent-style-name="Default" style:data-style-name="N0">
      <style:table-cell-properties style:vertical-align="middle" fo:background-color="#FFFF00" style:repeat-content="false"/>
      <style:paragraph-properties fo:text-align="start" fo:margin-left="0cm"/>
      <style:text-properties style:font-name="Arial" style:font-name-asian="Arial" style:font-name-complex="Arial" style:font-family-generic="swiss"/>
    </style:style>
    <style:style style:name="ce47" style:family="table-cell" style:parent-style-name="Default" style:data-style-name="N0">
      <style:table-cell-properties fo:border="2pt solid #000000" fo:background-color="transparent"/>
    </style:style>
    <style:style style:name="ce48" style:family="table-cell" style:parent-style-name="Default" style:data-style-name="N0">
      <style:table-cell-properties fo:border="2pt solid #000000" style:vertical-align="middle" fo:background-color="transparent" style:repeat-content="false"/>
      <style:paragraph-properties fo:text-align="start" fo:margin-left="0cm"/>
      <style:text-properties fo:font-size="36pt" style:font-size-asian="36pt" style:font-size-complex="36pt" fo:font-weight="bold" style:font-weight-asian="bold" style:font-weight-complex="bold"/>
    </style:style>
    <style:style style:name="ce49" style:family="table-cell" style:parent-style-name="Default" style:data-style-name="N14"/>
    <style:style style:name="ce50" style:family="table-cell" style:parent-style-name="Default" style:data-style-name="N39"/>
    <style:style style:name="ce51" style:family="table-cell" style:parent-style-name="Default" style:data-style-name="N40">
      <style:table-cell-properties style:vertical-align="automatic" fo:background-color="transparent"/>
    </style:style>
    <style:style style:name="ce52" style:family="table-cell" style:parent-style-name="Default" style:data-style-name="N41">
      <style:table-cell-properties style:vertical-align="automatic" fo:background-color="transparent"/>
    </style:style>
    <style:style style:name="T1" style:family="text" style:parent-style-name="Default">
      <style:text-properties fo:color="#000000" style:text-line-through-style="none" style:font-name="Liberation Sans1" style:font-name-asian="Liberation Sans1" style:font-name-complex="Liberation Sans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Liberation Sans" style:font-name-asian="Liberation Sans" style:font-name-complex="Liberation Sans"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0.820208333333333cm"/>
    </style:style>
    <style:style style:name="co2" style:family="table-column">
      <style:table-column-properties fo:break-before="auto" style:column-width="1.5875cm"/>
    </style:style>
    <style:style style:name="co3" style:family="table-column">
      <style:table-column-properties fo:break-before="auto" style:column-width="1.79916666666667cm"/>
    </style:style>
    <style:style style:name="co4" style:family="table-column">
      <style:table-column-properties fo:break-before="auto" style:column-width="3.254375cm"/>
    </style:style>
    <style:style style:name="co5" style:family="table-column">
      <style:table-column-properties fo:break-before="auto" style:column-width="4.1275cm"/>
    </style:style>
    <style:style style:name="co6" style:family="table-column">
      <style:table-column-properties fo:break-before="auto" style:column-width="3.67770833333333cm"/>
    </style:style>
    <style:style style:name="co7" style:family="table-column">
      <style:table-column-properties fo:break-before="auto" style:column-width="9.36625cm"/>
    </style:style>
    <style:style style:name="co8" style:family="table-column">
      <style:table-column-properties fo:break-before="auto" style:column-width="11.0066666666667cm"/>
    </style:style>
    <style:style style:name="co9" style:family="table-column">
      <style:table-column-properties fo:break-before="auto" style:column-width="0.714375cm"/>
    </style:style>
    <style:style style:name="co10" style:family="table-column">
      <style:table-column-properties fo:break-before="auto" style:column-width="1.905cm"/>
    </style:style>
    <style:style style:name="co11" style:family="table-column">
      <style:table-column-properties fo:break-before="auto" style:column-width="1.69333333333333cm"/>
    </style:style>
    <style:style style:name="co12" style:family="table-column">
      <style:table-column-properties fo:break-before="auto" style:column-width="2.48708333333333cm"/>
    </style:style>
    <style:style style:name="co13" style:family="table-column">
      <style:table-column-properties fo:break-before="auto" style:column-width="3.12208333333333cm"/>
    </style:style>
    <style:style style:name="co14" style:family="table-column">
      <style:table-column-properties fo:break-before="auto" style:column-width="1.85208333333333cm"/>
    </style:style>
    <style:style style:name="co15" style:family="table-column">
      <style:table-column-properties fo:break-before="auto" style:column-width="4.23333333333333cm"/>
    </style:style>
    <style:style style:name="co16" style:family="table-column">
      <style:table-column-properties fo:break-before="auto" style:column-width="5.82083333333333cm"/>
    </style:style>
    <style:style style:name="ro1" style:family="table-row">
      <style:table-row-properties style:row-height="16.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3.9pt" style:use-optimal-row-height="false" fo:break-before="auto"/>
    </style:style>
    <style:style style:name="ro4" style:family="table-row">
      <style:table-row-properties style:row-height="33.75pt" style:use-optimal-row-height="true" fo:break-before="auto"/>
    </style:style>
    <style:style style:name="ro5" style:family="table-row">
      <style:table-row-properties style:row-height="22.5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15.75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42.75pt" style:use-optimal-row-height="true" fo:break-before="auto"/>
    </style:style>
    <style:style style:name="ro10" style:family="table-row">
      <style:table-row-properties style:row-height="56.2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33.75pt" style:use-optimal-row-height="false" fo:break-before="auto"/>
    </style:style>
    <style:style style:name="ro13" style:family="table-row">
      <style:table-row-properties style:row-height="14.25pt" style:use-optimal-row-height="true" fo:break-before="auto"/>
    </style:style>
    <style:style style:name="ro14" style:family="table-row">
      <style:table-row-properties style:row-height="14.45pt" style:use-optimal-row-height="false" fo:break-before="auto"/>
    </style:style>
    <style:style style:name="ro15" style:family="table-row">
      <style:table-row-properties style:row-height="12.75pt" style:use-optimal-row-height="true" fo:break-before="auto"/>
    </style:style>
    <style:style style:name="ro16" style:family="table-row">
      <style:table-row-properties style:row-height="13.9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office:automatic-styles>
  <office:body>
    <office:spreadsheet>
      <table:calculation-settings table:case-sensitive="false" table:search-criteria-must-apply-to-whole-cell="false" table:use-wildcards="false" table:use-regular-expressions="false" table:automatic-find-labels="false"/>
      <table:table table:name="times" table:style-name="ta1">
        <table:table-column table:style-name="co1" table:default-cell-style-name="ce11"/>
        <table:table-column table:style-name="co2" table:default-cell-style-name="ce11"/>
        <table:table-column table:style-name="co3" table:number-columns-repeated="2" table:default-cell-style-name="ce12"/>
        <table:table-column table:style-name="co4" table:default-cell-style-name="ce13"/>
        <table:table-column table:style-name="co5" table:default-cell-style-name="ce12"/>
        <table:table-column table:style-name="co6" table:default-cell-style-name="ce12"/>
        <table:table-column table:style-name="co7" table:default-cell-style-name="ce13"/>
        <table:table-column table:style-name="co8" table:default-cell-style-name="ce15"/>
        <table:table-column table:style-name="co9" table:number-columns-repeated="16375" table:default-cell-style-name="ce16"/>
        <table:table-row table:style-name="ro1">
          <table:table-cell office:value-type="string" table:style-name="ce2">
            <text:p>$</text:p>
          </table:table-cell>
          <table:table-cell office:value-type="string" table:style-name="ce3">
            <text:p>Daily</text:p>
          </table:table-cell>
          <table:table-cell office:value-type="string" table:style-name="ce4">
            <text:p>actual</text:p>
          </table:table-cell>
          <table:table-cell office:value-type="string" table:style-name="ce5">
            <text:p>Task</text:p>
          </table:table-cell>
          <table:table-cell office:value-type="string" table:style-name="ce6">
            <text:p>Customer</text:p>
          </table:table-cell>
          <table:table-cell office:value-type="string" table:style-name="ce7">
            <text:p>Start Time</text:p>
          </table:table-cell>
          <table:table-cell office:value-type="string" table:style-name="ce7">
            <text:p>Stop Time</text:p>
          </table:table-cell>
          <table:table-cell office:value-type="string" table:style-name="ce8">
            <text:p>Official Note</text:p>
          </table:table-cell>
          <table:table-cell office:value-type="string" table:style-name="ce9">
            <text:p>Internal note</text:p>
          </table:table-cell>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7" table:style-name="ce17">
            <text:p>907</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7" table:style-name="ce17">
            <text:p>907</text:p>
          </table:table-cell>
          <table:table-cell table:style-name="ce12"/>
          <table:table-cell office:value-type="string" table:style-name="ce4">
            <text:p>BILLED</text:p>
          </table:table-cell>
          <table:table-cell office:value-type="string" office:string-value="---" table:formula="of:=IF(AND([.F9] &lt;&gt; &quot;&quot;;[.G9] &lt;&gt; &quot;&quot;);([.G9]-[.F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88888891274101" table:style-name="ce4">
            <text:p>7.909</text:p>
          </table:table-cell>
          <table:table-cell office:value-type="string" office:string-value="---" table:formula="of:=IF(AND([.F10] &lt;&gt; &quot;&quot;;[.G10] &lt;&gt; &quot;&quot;);([.G10]-[.F10])*24;&quot;---&quot;)" table:style-name="ce4">
            <text:p>---</text:p>
          </table:table-cell>
          <table:table-cell office:value-type="date" office:date-value="2025-03-10T00:00:00" table:style-name="ce20">
            <text:p>10-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4999999994179234" table:formula="of:=IF(AND([.F11] &lt;&gt; &quot;&quot;;[.G11] &lt;&gt; &quot;&quot;);([.G11]-[.F11])*24;&quot;---&quot;)" table:style-name="ce4">
            <text:p>0.250</text:p>
          </table:table-cell>
          <table:table-cell office:value-type="string" table:style-name="ce21">
            <text:p>IDtoAutocrib</text:p>
          </table:table-cell>
          <table:table-cell office:value-type="date" office:date-value="2025-03-10T08:15:00" table:style-name="ce14">
            <text:p>3/10/25 08:15 AM</text:p>
          </table:table-cell>
          <table:table-cell office:value-type="date" office:date-value="2025-03-10T08:30:00" table:style-name="ce14">
            <text:p>3/10/25 08:30 AM</text:p>
          </table:table-cell>
          <table:table-cell office:value-type="string" table:style-name="ce21">
            <text:p>Worked on initial migration code for IDtoAutocrib. Worked to remove role to permission mapping problem with app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2] &lt;&gt; &quot;&quot;;[.G12] &lt;&gt; &quot;&quot;);([.G12]-[.F12])*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13] &lt;&gt; &quot;&quot;;[.G13] &lt;&gt; &quot;&quot;);([.G13]-[.F13])*24;&quot;---&quot;)" table:style-name="ce4">
            <text:p>0.500</text:p>
          </table:table-cell>
          <table:table-cell office:value-type="string" table:style-name="ce21">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80555555433966" table:formula="of:=IF(AND([.F14] &lt;&gt; &quot;&quot;;[.G14] &lt;&gt; &quot;&quot;);([.G14]-[.F14])*24;&quot;---&quot;)" table:style-name="ce4">
            <text:p>1.098</text:p>
          </table:table-cell>
          <table:table-cell office:value-type="string" table:style-name="ce21">
            <text:p>mtg-IAM</text:p>
          </table:table-cell>
          <table:table-cell office:value-type="date" office:date-value="2025-03-10T10:00:00" table:style-name="ce14">
            <text:p>3/10/25 10:00 AM</text:p>
          </table:table-cell>
          <table:table-cell office:value-type="date" office:date-value="2025-03-10T11:05:53" table:style-name="ce14">
            <text:p>3/10/25 11:05 AM</text:p>
          </table:table-cell>
          <table:table-cell office:value-type="string" table:style-name="ce21">
            <text:p>Cybersecurity IAM/IGA joint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477777778869495" table:formula="of:=IF(AND([.F15] &lt;&gt; &quot;&quot;;[.G15] &lt;&gt; &quot;&quot;);([.G15]-[.F15])*24;&quot;---&quot;)" table:style-name="ce4">
            <text:p>1.048</text:p>
          </table:table-cell>
          <table:table-cell office:value-type="string" table:style-name="ce21">
            <text:p>IDtoAutocrib</text:p>
          </table:table-cell>
          <table:table-cell office:value-type="date" office:date-value="2025-03-10T11:05:53" table:style-name="ce14">
            <text:p>3/10/25 11:05 AM</text:p>
          </table:table-cell>
          <table:table-cell office:value-type="date" office:date-value="2025-03-10T12:08:45" table:style-name="ce14">
            <text:p>3/10/25 12:08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3466666666208766" table:formula="of:=IF(AND([.F16] &lt;&gt; &quot;&quot;;[.G16] &lt;&gt; &quot;&quot;);([.G16]-[.F16])*24;&quot;---&quot;)" table:style-name="ce4">
            <text:p>1.347</text:p>
          </table:table-cell>
          <table:table-cell office:value-type="string" table:style-name="ce21">
            <text:p>IDtoAutocrib</text:p>
          </table:table-cell>
          <table:table-cell office:value-type="date" office:date-value="2025-03-10T13:10:00" table:style-name="ce14">
            <text:p>3/10/25 01:10 PM</text:p>
          </table:table-cell>
          <table:table-cell office:value-type="date" office:date-value="2025-03-10T14:30:48" table:style-name="ce14">
            <text:p>3/10/25 02: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7366666667512618" table:formula="of:=IF(AND([.F17] &lt;&gt; &quot;&quot;;[.G17] &lt;&gt; &quot;&quot;);([.G17]-[.F17])*24;&quot;---&quot;)" table:style-name="ce4">
            <text:p>2.737</text:p>
          </table:table-cell>
          <table:table-cell office:value-type="string" table:style-name="ce21">
            <text:p>IDtoAvioBook</text:p>
          </table:table-cell>
          <table:table-cell office:value-type="date" office:date-value="2025-03-10T14:30:48" table:style-name="ce14">
            <text:p>3/10/25 02:30 PM</text:p>
          </table:table-cell>
          <table:table-cell office:value-type="date" office:date-value="2025-03-10T17:15:00" table:style-name="ce14">
            <text:p>3/10/25 05:15 PM</text:p>
          </table:table-cell>
          <table:table-cell office:value-type="string" table:style-name="ce21">
            <text:p>Worked to deploy the latest Aviobook into QA. Worked to resolve test and pipeline issu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611111112404615" table:formula="of:=IF(AND([.F18] &lt;&gt; &quot;&quot;;[.G18] &lt;&gt; &quot;&quot;);([.G18]-[.F18])*24;&quot;---&quot;)" table:style-name="ce4">
            <text:p>0.236</text:p>
          </table:table-cell>
          <table:table-cell office:value-type="string" table:style-name="ce21">
            <text:p>Support</text:p>
          </table:table-cell>
          <table:table-cell office:value-type="date" office:date-value="2025-03-10T17:15:00" table:style-name="ce14">
            <text:p>3/10/25 05:15 PM</text:p>
          </table:table-cell>
          <table:table-cell office:value-type="date" office:date-value="2025-03-10T17:29:10" table:style-name="ce14">
            <text:p>3/10/25 05:29 PM</text:p>
          </table:table-cell>
          <table:table-cell office:value-type="string" table:style-name="ce21">
            <text:p>Worked on documenting the path to install the latest version of Designer for the E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36111111426726" table:formula="of:=IF(AND([.F19] &lt;&gt; &quot;&quot;;[.G19] &lt;&gt; &quot;&quot;);([.G19]-[.F19])*24;&quot;---&quot;)" table:style-name="ce4">
            <text:p>0.194</text:p>
          </table:table-cell>
          <table:table-cell office:value-type="string" table:style-name="ce21">
            <text:p>IDtoAvioBook</text:p>
          </table:table-cell>
          <table:table-cell office:value-type="date" office:date-value="2025-03-10T17:29:10" table:style-name="ce14">
            <text:p>3/10/25 05:29 PM</text:p>
          </table:table-cell>
          <table:table-cell office:value-type="date" office:date-value="2025-03-10T17:40:47" table:style-name="ce14">
            <text:p>3/10/25 05:40 PM</text:p>
          </table:table-cell>
          <table:table-cell office:value-type="string" table:style-name="ce21">
            <text:p>#pipeline wi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0] &lt;&gt; &quot;&quot;;[.G20] &lt;&gt; &quot;&quot;);([.G20]-[.F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1] &lt;&gt; &quot;&quot;;[.G21] &lt;&gt; &quot;&quot;);([.G21]-[.F2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2] &lt;&gt; &quot;&quot;;[.G22] &lt;&gt; &quot;&quot;);([.G22]-[.F2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3] &lt;&gt; &quot;&quot;;[.G23] &lt;&gt; &quot;&quot;);([.G23]-[.F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24] &lt;&gt; &quot;&quot;;[.G24] &lt;&gt; &quot;&quot;);([.G24]-[.F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10" table:style-name="ce19">
            <text:p>10.000</text:p>
          </table:table-cell>
          <table:table-cell office:value-type="float" office:value="9.8163888890412601" table:style-name="ce4">
            <text:p>9.816</text:p>
          </table:table-cell>
          <table:table-cell office:value-type="string" office:string-value="---" table:formula="of:=IF(AND([.F25] &lt;&gt; &quot;&quot;;[.G25] &lt;&gt; &quot;&quot;);([.G25]-[.F25])*24;&quot;---&quot;)" table:style-name="ce4">
            <text:p>---</text:p>
          </table:table-cell>
          <table:table-cell office:value-type="date" office:date-value="2025-03-11T00:00:00" table:style-name="ce20">
            <text:p>11-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26] &lt;&gt; &quot;&quot;;[.G26] &lt;&gt; &quot;&quot;);([.G26]-[.F26])*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backlog meeting.</text:p>
          </table:table-cell>
          <table:table-cell table:style-name="ce15"/>
          <table:table-cell table:number-columns-repeated="16375"/>
        </table:table-row>
        <table:table-row table:style-name="ro4"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000000011641532" table:formula="of:=IF(AND([.F27] &lt;&gt; &quot;&quot;;[.G27] &lt;&gt; &quot;&quot;);([.G27]-[.F27])*24;&quot;---&quot;)" table:style-name="ce4">
            <text:p>0.250</text:p>
          </table:table-cell>
          <table:table-cell office:value-type="string" table:style-name="ce21">
            <text:p>IDtoAvioBook</text:p>
          </table:table-cell>
          <table:table-cell office:value-type="date" office:date-value="2025-03-11T09:15:00" table:style-name="ce14">
            <text:p>3/11/25 09:15 AM</text:p>
          </table:table-cell>
          <table:table-cell office:value-type="date" office:date-value="2025-03-11T09:30:00" table:style-name="ce14">
            <text:p>3/11/25 09:30 AM</text:p>
          </table:table-cell>
          <table:table-cell office:value-type="string" table:style-name="ce13">
            <text:p>Worked on fixing QA deploy pipeline. Worked on fixing pipeline bugs with bad libraries.</text:p>
          </table:table-cell>
          <table:table-cell office:value-type="string" table:style-name="ce18">
            <text:p>Every possible issue I could have showed up during this deploy, and it's on a driver with two actual drivers that get deployed; so it is quite custom. It is still the preferred way to go, and is all working now, so that's good news.</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28] &lt;&gt; &quot;&quot;;[.G28] &lt;&gt; &quot;&quot;);([.G28]-[.F28])*24;&quot;---&quot;)" table:style-name="ce4">
            <text:p>0.500</text:p>
          </table:table-cell>
          <table:table-cell office:value-type="string" table:style-name="ce21">
            <text:p>mtg-daily</text:p>
          </table:table-cell>
          <table:table-cell office:value-type="date" office:date-value="2025-03-11T09:30:00" table:style-name="ce14">
            <text:p>3/11/25 09:30 AM</text:p>
          </table:table-cell>
          <table:table-cell office:value-type="date" office:date-value="2025-03-11T10:00:00" table:style-name="ce14">
            <text:p>3/1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833333333721384" table:formula="of:=IF(AND([.F29] &lt;&gt; &quot;&quot;;[.G29] &lt;&gt; &quot;&quot;);([.G29]-[.F29])*24;&quot;---&quot;)" table:style-name="ce4">
            <text:p>1.083</text:p>
          </table:table-cell>
          <table:table-cell office:value-type="string" table:style-name="ce20">
            <text:p>mtg-trivir</text:p>
          </table:table-cell>
          <table:table-cell office:value-type="date" office:date-value="2025-03-11T10:00:00" table:style-name="ce14">
            <text:p>3/11/25 10:00 AM</text:p>
          </table:table-cell>
          <table:table-cell office:value-type="date" office:date-value="2025-03-11T11:05:00" table:style-name="ce14">
            <text:p>3/11/25 11:05 AM</text:p>
          </table:table-cell>
          <table:table-cell office:value-type="string" table:style-name="ce13">
            <text:p>TriB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848888888838701" table:formula="of:=IF(AND([.F30] &lt;&gt; &quot;&quot;;[.G30] &lt;&gt; &quot;&quot;);([.G30]-[.F30])*24;&quot;---&quot;)" table:style-name="ce4">
            <text:p>2.849</text:p>
          </table:table-cell>
          <table:table-cell office:value-type="string" table:style-name="ce21">
            <text:p>IDtoAvioBook</text:p>
          </table:table-cell>
          <table:table-cell office:value-type="date" office:date-value="2025-03-11T11:05:00" table:style-name="ce14">
            <text:p>3/11/25 11:05 AM</text:p>
          </table:table-cell>
          <table:table-cell office:value-type="date" office:date-value="2025-03-11T13:55:56" table:style-name="ce14">
            <text:p>3/11/25 01:5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5.8888889034278691E-2" table:formula="of:=IF(AND([.F31] &lt;&gt; &quot;&quot;;[.G31] &lt;&gt; &quot;&quot;);([.G31]-[.F31])*24;&quot;---&quot;)" table:style-name="ce4">
            <text:p>0.059</text:p>
          </table:table-cell>
          <table:table-cell office:value-type="string" table:style-name="ce21">
            <text:p>IDtoAvioBook</text:p>
          </table:table-cell>
          <table:table-cell office:value-type="date" office:date-value="2025-03-11T13:56:28" table:style-name="ce14">
            <text:p>3/11/25 01:56 PM</text:p>
          </table:table-cell>
          <table:table-cell office:value-type="date" office:date-value="2025-03-11T14:00:00" table:style-name="ce14">
            <text:p>3/11/25 02:00 PM</text:p>
          </table:table-cell>
          <table:table-cell office:value-type="string" table:style-name="ce13">
            <text:p># about to join ee backlog; but doing deploy now</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75750000000698492" table:formula="of:=IF(AND([.F32] &lt;&gt; &quot;&quot;;[.G32] &lt;&gt; &quot;&quot;);([.G32]-[.F32])*24;&quot;---&quot;)" table:style-name="ce4">
            <text:p>0.758</text:p>
          </table:table-cell>
          <table:table-cell office:value-type="string" table:style-name="ce20">
            <text:p>mtg-backog</text:p>
          </table:table-cell>
          <table:table-cell office:value-type="date" office:date-value="2025-03-11T14:00:00" table:style-name="ce14">
            <text:p>3/11/25 02:00 PM</text:p>
          </table:table-cell>
          <table:table-cell office:value-type="date" office:date-value="2025-03-11T14:45:27" table:style-name="ce14">
            <text:p>3/11/25 02:4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6861111096804962" table:formula="of:=IF(AND([.F33] &lt;&gt; &quot;&quot;;[.G33] &lt;&gt; &quot;&quot;);([.G33]-[.F33])*24;&quot;---&quot;)" table:style-name="ce4">
            <text:p>0.569</text:p>
          </table:table-cell>
          <table:table-cell office:value-type="string" table:style-name="ce20">
            <text:p>BAES:O&amp;M 4.04</text:p>
          </table:table-cell>
          <table:table-cell office:value-type="date" office:date-value="2025-03-11T14:45:27" table:style-name="ce14">
            <text:p>3/11/25 02:45 PM</text:p>
          </table:table-cell>
          <table:table-cell office:value-type="date" office:date-value="2025-03-11T15:19:34" table:style-name="ce14">
            <text:p>3/11/25 03:19 PM</text:p>
          </table:table-cell>
          <table:table-cell office:value-type="string" table:style-name="ce13">
            <text:p>Worked on discussing options to avoid removing training dates and other EC-sensitive attributes.</text:p>
          </table:table-cell>
          <table:table-cell office:value-type="string" table:style-name="ce18">
            <text:p>With Shaun and Gary.</text:p>
          </table:table-cell>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905555555713363" table:formula="of:=IF(AND([.F34] &lt;&gt; &quot;&quot;;[.G34] &lt;&gt; &quot;&quot;);([.G34]-[.F34])*24;&quot;---&quot;)" table:style-name="ce4">
            <text:p>0.191</text:p>
          </table:table-cell>
          <table:table-cell office:value-type="string" table:style-name="ce21">
            <text:p>IDtoAvioBook</text:p>
          </table:table-cell>
          <table:table-cell office:value-type="date" office:date-value="2025-03-11T15:19:34" table:style-name="ce14">
            <text:p>3/11/25 03:19 PM</text:p>
          </table:table-cell>
          <table:table-cell office:value-type="date" office:date-value="2025-03-11T15:31:00" table:style-name="ce14">
            <text:p>3/11/25 03:31 PM</text:p>
          </table:table-cell>
          <table:table-cell office:value-type="string" table:style-name="ce13">
            <text:p># qa deploy manual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1805555555038154" table:formula="of:=IF(AND([.F35] &lt;&gt; &quot;&quot;;[.G35] &lt;&gt; &quot;&quot;);([.G35]-[.F35])*24;&quot;---&quot;)" table:style-name="ce4">
            <text:p>0.918</text:p>
          </table:table-cell>
          <table:table-cell office:value-type="string" table:style-name="ce20">
            <text:p>IDtoAutocrib</text:p>
          </table:table-cell>
          <table:table-cell office:value-type="date" office:date-value="2025-03-11T15:31:00" table:style-name="ce14">
            <text:p>3/11/25 03:31 PM</text:p>
          </table:table-cell>
          <table:table-cell office:value-type="date" office:date-value="2025-03-11T16:26:05" table:style-name="ce14">
            <text:p>3/11/25 04:26 PM</text:p>
          </table:table-cell>
          <table:table-cell office:value-type="string" table:style-name="ce13">
            <text:p>Worked to define the initial migration for the Autocrib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8194444455439225" table:formula="of:=IF(AND([.F36] &lt;&gt; &quot;&quot;;[.G36] &lt;&gt; &quot;&quot;);([.G36]-[.F36])*24;&quot;---&quot;)" table:style-name="ce4">
            <text:p>0.882</text:p>
          </table:table-cell>
          <table:table-cell office:value-type="string" table:style-name="ce20">
            <text:p>IDtoAutocrib</text:p>
          </table:table-cell>
          <table:table-cell office:value-type="date" office:date-value="2025-03-11T16:26:05" table:style-name="ce14">
            <text:p>3/11/25 04:26 PM</text:p>
          </table:table-cell>
          <table:table-cell office:value-type="date" office:date-value="2025-03-11T17:19:00" table:style-name="ce14">
            <text:p>3/11/25 05:19 PM</text:p>
          </table:table-cell>
          <table:table-cell office:value-type="string" table:style-name="ce13">
            <text:p>#qa deploy, UAT email to grishma, mismatch files to grishma's manag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2638888891087845" table:formula="of:=IF(AND([.F37] &lt;&gt; &quot;&quot;;[.G37] &lt;&gt; &quot;&quot;);([.G37]-[.F37])*24;&quot;---&quot;)" table:style-name="ce4">
            <text:p>0.926</text:p>
          </table:table-cell>
          <table:table-cell office:value-type="string" table:style-name="ce21">
            <text:p>IDtoAvioBook</text:p>
          </table:table-cell>
          <table:table-cell office:value-type="date" office:date-value="2025-03-11T17:19:00" table:style-name="ce14">
            <text:p>3/11/25 05:19 PM</text:p>
          </table:table-cell>
          <table:table-cell office:value-type="date" office:date-value="2025-03-11T18:14:35" table:style-name="ce14">
            <text:p>3/11/25 06:14 PM</text:p>
          </table:table-cell>
          <table:table-cell office:value-type="string" table:style-name="ce13">
            <text:p>#QA server 1 missing fix</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4.1111111117061228E-2" table:formula="of:=IF(AND([.F38] &lt;&gt; &quot;&quot;;[.G38] &lt;&gt; &quot;&quot;);([.G38]-[.F38])*24;&quot;---&quot;)" table:style-name="ce4">
            <text:p>0.041</text:p>
          </table:table-cell>
          <table:table-cell office:value-type="string" table:style-name="ce21">
            <text:p>IDtoAvioBook</text:p>
          </table:table-cell>
          <table:table-cell office:value-type="date" office:date-value="2025-03-11T18:14:35" table:style-name="ce14">
            <text:p>3/11/25 06:14 PM</text:p>
          </table:table-cell>
          <table:table-cell office:value-type="date" office:date-value="2025-03-11T18:17:03" table:style-name="ce14">
            <text:p>3/11/25 06:17 PM</text:p>
          </table:table-cell>
          <table:table-cell office:value-type="string" table:style-name="ce13">
            <text:p>#fixed aws settings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9111111105885357" table:formula="of:=IF(AND([.F39] &lt;&gt; &quot;&quot;;[.G39] &lt;&gt; &quot;&quot;);([.G39]-[.F39])*24;&quot;---&quot;)" table:style-name="ce4">
            <text:p>0.291</text:p>
          </table:table-cell>
          <table:table-cell office:value-type="string" table:style-name="ce21">
            <text:p>IDtoAvioBook</text:p>
          </table:table-cell>
          <table:table-cell office:value-type="date" office:date-value="2025-03-11T18:17:03" table:style-name="ce14">
            <text:p>3/11/25 06:17 PM</text:p>
          </table:table-cell>
          <table:table-cell office:value-type="date" office:date-value="2025-03-11T18:34:31" table:style-name="ce14">
            <text:p>3/11/25 06:34 PM</text:p>
          </table:table-cell>
          <table:table-cell office:value-type="string" table:style-name="ce13">
            <text:p>#verifying latest pipeline in dev . .then qa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0] &lt;&gt; &quot;&quot;;[.G40] &lt;&gt; &quot;&quot;);([.G40]-[.F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1] &lt;&gt; &quot;&quot;;[.G41] &lt;&gt; &quot;&quot;);([.G41]-[.F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42] &lt;&gt; &quot;&quot;;[.G42] &lt;&gt; &quot;&quot;);([.G42]-[.F4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7" table:style-name="ce17">
            <text:p>907</text:p>
          </table:table-cell>
          <table:table-cell office:value-type="float" office:value="6" table:style-name="ce19">
            <text:p>6.000</text:p>
          </table:table-cell>
          <table:table-cell office:value-type="float" office:value="5.9536111110937799" table:style-name="ce4">
            <text:p>5.954</text:p>
          </table:table-cell>
          <table:table-cell office:value-type="string" office:string-value="---" table:formula="of:=IF(AND([.F43] &lt;&gt; &quot;&quot;;[.G43] &lt;&gt; &quot;&quot;);([.G43]-[.F43])*24;&quot;---&quot;)" table:style-name="ce4">
            <text:p>---</text:p>
          </table:table-cell>
          <table:table-cell office:value-type="date" office:date-value="2025-03-12T00:00:00" table:style-name="ce20">
            <text:p>12-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4805555552011356" table:formula="of:=IF(AND([.F44] &lt;&gt; &quot;&quot;;[.G44] &lt;&gt; &quot;&quot;);([.G44]-[.F44])*24;&quot;---&quot;)" table:style-name="ce4">
            <text:p>0.448</text:p>
          </table:table-cell>
          <table:table-cell office:value-type="string" table:style-name="ce20">
            <text:p>IDtoAutocrib</text:p>
          </table:table-cell>
          <table:table-cell office:value-type="date" office:date-value="2025-03-12T06:54:00" table:style-name="ce14">
            <text:p>3/12/25 06:54 AM</text:p>
          </table:table-cell>
          <table:table-cell office:value-type="date" office:date-value="2025-03-12T07:20:53" table:style-name="ce14">
            <text:p>3/12/25 07:20 AM</text:p>
          </table:table-cell>
          <table:table-cell office:value-type="string" table:style-name="ce13">
            <text:p>Worked on initial migration plans with Dhivya for the IDtoAutocrib driver. Worked on reporting on mismatching roles for Orlando, the most recent Autocrib site.</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3527777777053416" table:formula="of:=IF(AND([.F45] &lt;&gt; &quot;&quot;;[.G45] &lt;&gt; &quot;&quot;);([.G45]-[.F45])*24;&quot;---&quot;)" table:style-name="ce4">
            <text:p>0.235</text:p>
          </table:table-cell>
          <table:table-cell office:value-type="string" table:style-name="ce20">
            <text:p>IDtoAutocrib</text:p>
          </table:table-cell>
          <table:table-cell office:value-type="date" office:date-value="2025-03-12T07:20:53" table:style-name="ce14">
            <text:p>3/12/25 07:20 AM</text:p>
          </table:table-cell>
          <table:table-cell office:value-type="date" office:date-value="2025-03-12T07:35:00" table:style-name="ce14">
            <text:p>3/12/25 07:35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5805555563420057" table:formula="of:=IF(AND([.F46] &lt;&gt; &quot;&quot;;[.G46] &lt;&gt; &quot;&quot;);([.G46]-[.F46])*24;&quot;---&quot;)" table:style-name="ce4">
            <text:p>0.258</text:p>
          </table:table-cell>
          <table:table-cell office:value-type="string" table:style-name="ce20">
            <text:p>IDtoAvioBook</text:p>
          </table:table-cell>
          <table:table-cell office:value-type="date" office:date-value="2025-03-12T07:35:00" table:style-name="ce14">
            <text:p>3/12/25 07:35 AM</text:p>
          </table:table-cell>
          <table:table-cell office:value-type="date" office:date-value="2025-03-12T07:50:29" table:style-name="ce14">
            <text:p>3/12/25 07:50 AM</text:p>
          </table:table-cell>
          <table:table-cell office:value-type="string" table:style-name="ce13">
            <text:p>Worked on UAT preparation for the IDtoAviobook driver in QA with Nader and Catoria.</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47] &lt;&gt; &quot;&quot;;[.G47] &lt;&gt; &quot;&quot;);([.G47]-[.F47])*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666666668606922" table:formula="of:=IF(AND([.F48] &lt;&gt; &quot;&quot;;[.G48] &lt;&gt; &quot;&quot;);([.G48]-[.F48])*24;&quot;---&quot;)" table:style-name="ce4">
            <text:p>0.167</text:p>
          </table:table-cell>
          <table:table-cell office:value-type="string" table:style-name="ce20">
            <text:p>Mtg-Daily</text:p>
          </table:table-cell>
          <table:table-cell office:value-type="date" office:date-value="2000-01-01T09:00:00" table:style-name="ce14">
            <text:p>1/1/00 09:00 AM</text:p>
          </table:table-cell>
          <table:table-cell office:value-type="date" office:date-value="2000-01-01T09:10:00" table:style-name="ce14">
            <text:p>1/1/00 09:10 AM</text:p>
          </table:table-cell>
          <table:table-cell office:value-type="string" table:style-name="ce13">
            <text:p># didn’ make I tmuch for this</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9944444432621822" table:formula="of:=IF(AND([.F49] &lt;&gt; &quot;&quot;;[.G49] &lt;&gt; &quot;&quot;);([.G49]-[.F49])*24;&quot;---&quot;)" table:style-name="ce4">
            <text:p>0.699</text:p>
          </table:table-cell>
          <table:table-cell office:value-type="string" table:style-name="ce20">
            <text:p>IDtoAutocrib</text:p>
          </table:table-cell>
          <table:table-cell office:value-type="date" office:date-value="2025-03-12T11:16:00" table:style-name="ce14">
            <text:p>3/12/25 11:16 AM</text:p>
          </table:table-cell>
          <table:table-cell office:value-type="date" office:date-value="2025-03-12T11:57:58" table:style-name="ce14">
            <text:p>3/12/25 11:57 AM</text:p>
          </table:table-cell>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863888889201917" table:formula="of:=IF(AND([.F50] &lt;&gt; &quot;&quot;;[.G50] &lt;&gt; &quot;&quot;);([.G50]-[.F50])*24;&quot;---&quot;)" table:style-name="ce4">
            <text:p>1.186</text:p>
          </table:table-cell>
          <table:table-cell office:value-type="string" table:style-name="ce20">
            <text:p>L&amp;L</text:p>
          </table:table-cell>
          <table:table-cell office:value-type="date" office:date-value="2025-03-12T11:57:58" table:style-name="ce14">
            <text:p>3/12/25 11:57 AM</text:p>
          </table:table-cell>
          <table:table-cell office:value-type="date" office:date-value="2025-03-12T13:09:09" table:style-name="ce14">
            <text:p>3/12/25 01:09 PM</text:p>
          </table:table-cell>
          <table:table-cell office:value-type="string" table:style-name="ce13">
            <text:p>SAML assertion L&amp;L.</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96416666661389172" table:formula="of:=IF(AND([.F51] &lt;&gt; &quot;&quot;;[.G51] &lt;&gt; &quot;&quot;);([.G51]-[.F51])*24;&quot;---&quot;)" table:style-name="ce4">
            <text:p>0.964</text:p>
          </table:table-cell>
          <table:table-cell office:value-type="string" table:style-name="ce20">
            <text:p>IDtoAutocrib</text:p>
          </table:table-cell>
          <table:table-cell office:value-type="date" office:date-value="2025-03-12T13:09:09" table:style-name="ce14">
            <text:p>3/12/25 01:09 PM</text:p>
          </table:table-cell>
          <table:table-cell office:value-type="date" office:date-value="2025-03-12T14:07:00" table:style-name="ce14">
            <text:p>3/12/25 02:07 PM</text:p>
          </table:table-cell>
          <table:table-cell office:value-type="string" table:style-name="ce13">
            <text:p>#making sure I'mr eady for qa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130555555806495" table:formula="of:=IF(AND([.F52] &lt;&gt; &quot;&quot;;[.G52] &lt;&gt; &quot;&quot;);([.G52]-[.F52])*24;&quot;---&quot;)" table:style-name="ce4">
            <text:p>1.013</text:p>
          </table:table-cell>
          <table:table-cell office:value-type="string" table:style-name="ce20">
            <text:p>IDtoAviobook</text:p>
          </table:table-cell>
          <table:table-cell office:value-type="date" office:date-value="2025-03-12T14:07:00" table:style-name="ce14">
            <text:p>3/12/25 02:07 PM</text:p>
          </table:table-cell>
          <table:table-cell office:value-type="date" office:date-value="2025-03-12T15:07:47" table:style-name="ce14">
            <text:p>3/12/25 03:07 PM</text:p>
          </table:table-cell>
          <table:table-cell office:value-type="string" table:style-name="ce13">
            <text:p>#same - qa confirming ready for testing.</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8249999998370185" table:formula="of:=IF(AND([.F53] &lt;&gt; &quot;&quot;;[.G53] &lt;&gt; &quot;&quot;);([.G53]-[.F53])*24;&quot;---&quot;)" table:style-name="ce4">
            <text:p>0.482</text:p>
          </table:table-cell>
          <table:table-cell office:value-type="string" table:style-name="ce20">
            <text:p>IDtoEmployeeSvc</text:p>
          </table:table-cell>
          <table:table-cell office:value-type="date" office:date-value="2025-03-12T15:28:17" table:style-name="ce14">
            <text:p>3/12/25 03:28 PM</text:p>
          </table:table-cell>
          <table:table-cell office:value-type="date" office:date-value="2025-03-12T15:57:14" table:style-name="ce14">
            <text:p>3/12/25 03:57 PM</text:p>
          </table:table-cell>
          <table:table-cell office:value-type="string" table:style-name="ce13">
            <text:p>Worked on error management code and library with Nirosha on the IDtoEmployeeSvc driver.</text:p>
          </table:table-cell>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4] &lt;&gt; &quot;&quot;;[.G54] &lt;&gt; &quot;&quot;);([.G54]-[.F5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5] &lt;&gt; &quot;&quot;;[.G55] &lt;&gt; &quot;&quot;);([.G55]-[.F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6] &lt;&gt; &quot;&quot;;[.G56] &lt;&gt; &quot;&quot;);([.G56]-[.F56])*24;&quot;---&quot;)"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7] &lt;&gt; &quot;&quot;;[.G57] &lt;&gt; &quot;&quot;);([.G57]-[.F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8] &lt;&gt; &quot;&quot;;[.G58] &lt;&gt; &quot;&quot;);([.G58]-[.F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59] &lt;&gt; &quot;&quot;;[.G59] &lt;&gt; &quot;&quot;);([.G59]-[.F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8" table:style-name="ce19">
            <text:p>8.000</text:p>
          </table:table-cell>
          <table:table-cell office:value-type="float" office:value="7.9099999999743904" table:style-name="ce4">
            <text:p>7.910</text:p>
          </table:table-cell>
          <table:table-cell office:value-type="string" office:string-value="---" table:formula="of:=IF(AND([.F60] &lt;&gt; &quot;&quot;;[.G60] &lt;&gt; &quot;&quot;);([.G60]-[.F60])*24;&quot;---&quot;)" table:style-name="ce4">
            <text:p>---</text:p>
          </table:table-cell>
          <table:table-cell office:value-type="date" office:date-value="2025-03-13T00:00:00" table:style-name="ce20">
            <text:p>13-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61] &lt;&gt; &quot;&quot;;[.G61] &lt;&gt; &quot;&quot;);([.G61]-[.F61])*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 EE IDM Story definition meeting with Stephane and IDM engineer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6416666680015624" table:formula="of:=IF(AND([.F62] &lt;&gt; &quot;&quot;;[.G62] &lt;&gt; &quot;&quot;);([.G62]-[.F62])*24;&quot;---&quot;)" table:style-name="ce4">
            <text:p>0.164</text:p>
          </table:table-cell>
          <table:table-cell office:value-type="string" table:style-name="ce20">
            <text:p>IDtoAvioBook</text:p>
          </table:table-cell>
          <table:table-cell office:value-type="date" office:date-value="2025-03-13T09:20:09" table:style-name="ce14">
            <text:p>3/13/25 09:20 AM</text:p>
          </table:table-cell>
          <table:table-cell office:value-type="date" office:date-value="2025-03-13T09:30:00" table:style-name="ce14">
            <text:p>3/13/25 09:30 AM</text:p>
          </table:table-cell>
          <table:table-cell office:value-type="string" table:style-name="ce13">
            <text:p>Worked on UAT testing with Nader and the team for the IDtoAvioBook driver. Fixing multi-qualification and Administrator case bu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49999999988358468" table:formula="of:=IF(AND([.F63] &lt;&gt; &quot;&quot;;[.G63] &lt;&gt; &quot;&quot;);([.G63]-[.F63])*24;&quot;---&quot;)" table:style-name="ce4">
            <text:p>0.500</text:p>
          </table:table-cell>
          <table:table-cell office:value-type="string" table:style-name="ce20">
            <text:p>mtg-Daily</text:p>
          </table:table-cell>
          <table:table-cell office:value-type="date" office:date-value="2025-03-13T09:30:00" table:style-name="ce14">
            <text:p>3/13/25 09:30 AM</text:p>
          </table:table-cell>
          <table:table-cell office:value-type="date" office:date-value="2025-03-13T10:00:00" table:style-name="ce14">
            <text:p>3/13/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63777777791256085" table:formula="of:=IF(AND([.F64] &lt;&gt; &quot;&quot;;[.G64] &lt;&gt; &quot;&quot;);([.G64]-[.F64])*24;&quot;---&quot;)" table:style-name="ce4">
            <text:p>0.638</text:p>
          </table:table-cell>
          <table:table-cell office:value-type="string" table:style-name="ce20">
            <text:p>IDtoAviobook</text:p>
          </table:table-cell>
          <table:table-cell office:value-type="date" office:date-value="2025-03-13T10:00:00" table:style-name="ce14">
            <text:p>3/13/25 10:00 AM</text:p>
          </table:table-cell>
          <table:table-cell office:value-type="date" office:date-value="2025-03-13T10:38:16" table:style-name="ce14">
            <text:p>3/13/25 10:38 AM</text:p>
          </table:table-cell>
          <table:table-cell office:value-type="string" table:style-name="ce13">
            <text:p>#UAT</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26555555546656251" table:formula="of:=IF(AND([.F65] &lt;&gt; &quot;&quot;;[.G65] &lt;&gt; &quot;&quot;);([.G65]-[.F65])*24;&quot;---&quot;)" table:style-name="ce4">
            <text:p>0.266</text:p>
          </table:table-cell>
          <table:table-cell office:value-type="string" table:style-name="ce20">
            <text:p>IDtoAviobook</text:p>
          </table:table-cell>
          <table:table-cell office:value-type="date" office:date-value="2025-03-13T10:38:16" table:style-name="ce14">
            <text:p>3/13/25 10:38 AM</text:p>
          </table:table-cell>
          <table:table-cell office:value-type="date" office:date-value="2025-03-13T10:54:12" table:style-name="ce14">
            <text:p>3/13/25 10:54 AM</text:p>
          </table:table-cell>
          <table:table-cell office:value-type="string" table:style-name="ce13">
            <text:p># story creation and upda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966666666790843" table:formula="of:=IF(AND([.F66] &lt;&gt; &quot;&quot;;[.G66] &lt;&gt; &quot;&quot;);([.G66]-[.F66])*24;&quot;---&quot;)" table:style-name="ce4">
            <text:p>1.097</text:p>
          </table:table-cell>
          <table:table-cell office:value-type="string" table:style-name="ce20">
            <text:p>IDtoAviobook</text:p>
          </table:table-cell>
          <table:table-cell office:value-type="date" office:date-value="2025-03-13T10:54:12" table:style-name="ce14">
            <text:p>3/13/25 10:54 AM</text:p>
          </table:table-cell>
          <table:table-cell office:value-type="date" office:date-value="2025-03-13T12:00:00" table:style-name="ce14">
            <text:p>3/13/25 12:00 PM</text:p>
          </table:table-cell>
          <table:table-cell office:value-type="string" table:style-name="ce13">
            <text:p>#4431 - bugfixes</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8333333331393078" table:formula="of:=IF(AND([.F67] &lt;&gt; &quot;&quot;;[.G67] &lt;&gt; &quot;&quot;);([.G67]-[.F67])*24;&quot;---&quot;)" table:style-name="ce4">
            <text:p>0.583</text:p>
          </table:table-cell>
          <table:table-cell office:value-type="string" table:style-name="ce20">
            <text:p>IDtoAvaya</text:p>
          </table:table-cell>
          <table:table-cell office:value-type="date" office:date-value="2025-03-13T12:00:00" table:style-name="ce14">
            <text:p>3/13/25 12:00 PM</text:p>
          </table:table-cell>
          <table:table-cell office:value-type="date" office:date-value="2025-03-13T12:35:00" table:style-name="ce14">
            <text:p>3/13/25 12:35 PM</text:p>
          </table:table-cell>
          <table:table-cell office:value-type="string" table:style-name="ce13">
            <text:p>Conference call discussing the with IDtoAvaya driver.</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1666666666278616" table:formula="of:=IF(AND([.F68] &lt;&gt; &quot;&quot;;[.G68] &lt;&gt; &quot;&quot;);([.G68]-[.F68])*24;&quot;---&quot;)" table:style-name="ce4">
            <text:p>1.167</text:p>
          </table:table-cell>
          <table:table-cell office:value-type="string" table:style-name="ce20">
            <text:p>IDtoAviobook</text:p>
          </table:table-cell>
          <table:table-cell office:value-type="date" office:date-value="2025-03-13T12:35:00" table:style-name="ce14">
            <text:p>3/13/25 12:35 PM</text:p>
          </table:table-cell>
          <table:table-cell office:value-type="date" office:date-value="2025-03-13T13:45:00" table:style-name="ce14">
            <text:p>3/13/25 01:45 PM</text:p>
          </table:table-cell>
          <table:table-cell office:value-type="string" table:style-name="ce13">
            <text:p># RBE based drivers crapped out in DEV and QA . . I need to find alternate approach . .spend comiong up with other work to do.</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15499999991152436" table:formula="of:=IF(AND([.F69] &lt;&gt; &quot;&quot;;[.G69] &lt;&gt; &quot;&quot;);([.G69]-[.F69])*24;&quot;---&quot;)" table:style-name="ce4">
            <text:p>0.155</text:p>
          </table:table-cell>
          <table:table-cell office:value-type="string" table:style-name="ce20">
            <text:p>IDtoAviobook</text:p>
          </table:table-cell>
          <table:table-cell office:value-type="date" office:date-value="2025-03-13T14:00:00" table:style-name="ce14">
            <text:p>3/13/25 02:00 PM</text:p>
          </table:table-cell>
          <table:table-cell office:value-type="date" office:date-value="2025-03-13T14:09:18" table:style-name="ce14">
            <text:p>3/13/25 02:09 PM</text:p>
          </table:table-cell>
          <table:table-cell office:value-type="string" table:style-name="ce13">
            <text:p>#jack discussion</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1.0733333334792405" table:formula="of:=IF(AND([.F70] &lt;&gt; &quot;&quot;;[.G70] &lt;&gt; &quot;&quot;);([.G70]-[.F70])*24;&quot;---&quot;)" table:style-name="ce4">
            <text:p>1.073</text:p>
          </table:table-cell>
          <table:table-cell office:value-type="string" table:style-name="ce20">
            <text:p>mtg-ee</text:p>
          </table:table-cell>
          <table:table-cell office:value-type="date" office:date-value="2025-03-13T14:29:33" table:style-name="ce14">
            <text:p>3/13/25 02:29 PM</text:p>
          </table:table-cell>
          <table:table-cell office:value-type="date" office:date-value="2025-03-13T15:33:57" table:style-name="ce14">
            <text:p>3/13/25 03:33 PM</text:p>
          </table:table-cell>
          <table:table-cell office:value-type="string" table:style-name="ce13">
            <text:p>#idm story meeting</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74722222215496" table:formula="of:=IF(AND([.F71] &lt;&gt; &quot;&quot;;[.G71] &lt;&gt; &quot;&quot;);([.G71]-[.F71])*24;&quot;---&quot;)" table:style-name="ce4">
            <text:p>0.875</text:p>
          </table:table-cell>
          <table:table-cell office:value-type="string" table:style-name="ce20">
            <text:p>IDtoAvioBook</text:p>
          </table:table-cell>
          <table:table-cell office:value-type="date" office:date-value="2025-03-13T15:33:57" table:style-name="ce14">
            <text:p>3/13/25 03:33 PM</text:p>
          </table:table-cell>
          <table:table-cell office:value-type="date" office:date-value="2025-03-13T16:26:26" table:style-name="ce14">
            <text:p>3/13/25 04:26 PM</text:p>
          </table:table-cell>
          <table:table-cell office:value-type="string" table:style-name="ce13">
            <text:p># TBE: table based entitlement idea review . .</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89277777762617916" table:formula="of:=IF(AND([.F72] &lt;&gt; &quot;&quot;;[.G72] &lt;&gt; &quot;&quot;);([.G72]-[.F72])*24;&quot;---&quot;)" table:style-name="ce4">
            <text:p>0.893</text:p>
          </table:table-cell>
          <table:table-cell office:value-type="string" table:style-name="ce20">
            <text:p>Support</text:p>
          </table:table-cell>
          <table:table-cell office:value-type="date" office:date-value="2025-03-13T16:26:26" table:style-name="ce14">
            <text:p>3/13/25 04:26 PM</text:p>
          </table:table-cell>
          <table:table-cell office:value-type="date" office:date-value="2025-03-13T17:20:00" table:style-name="ce14">
            <text:p>3/13/25 05:20 PM</text:p>
          </table:table-cell>
          <table:table-cell office:value-type="string" table:style-name="ce13">
            <text:p>Worked to upgrade Designer 4.10 to make use of the ALPHA environment now that it's on a new version of id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3] &lt;&gt; &quot;&quot;;[.G73] &lt;&gt; &quot;&quot;);([.G73]-[.F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4] &lt;&gt; &quot;&quot;;[.G74] &lt;&gt; &quot;&quot;);([.G74]-[.F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75] &lt;&gt; &quot;&quot;;[.G75] &lt;&gt; &quot;&quot;);([.G75]-[.F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office:value-type="float" office:value="7.5" table:style-name="ce19">
            <text:p>7.500</text:p>
          </table:table-cell>
          <table:table-cell office:value-type="float" office:value="7.2861111112288199" table:style-name="ce4">
            <text:p>7.286</text:p>
          </table:table-cell>
          <table:table-cell office:value-type="string" office:string-value="---" table:formula="of:=IF(AND([.F76] &lt;&gt; &quot;&quot;;[.G76] &lt;&gt; &quot;&quot;);([.G76]-[.F76])*24;&quot;---&quot;)" table:style-name="ce4">
            <text:p>---</text:p>
          </table:table-cell>
          <table:table-cell office:value-type="date" office:date-value="2025-03-14T00:00:00" table:style-name="ce20">
            <text:p>14-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7] &lt;&gt; &quot;&quot;;[.G77] &lt;&gt; &quot;&quot;);([.G77]-[.F77])*24;&quot;---&quot;)" table:style-name="ce4">
            <text:p>0.500</text:p>
          </table:table-cell>
          <table:table-cell office:value-type="string" table:style-name="ce25">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0.50000000005820766" table:formula="of:=IF(AND([.F78] &lt;&gt; &quot;&quot;;[.G78] &lt;&gt; &quot;&quot;);([.G78]-[.F78])*24;&quot;---&quot;)" table:style-name="ce4">
            <text:p>0.500</text:p>
          </table:table-cell>
          <table:table-cell office:value-type="string" table:style-name="ce20">
            <text:p>mtg-Daily</text:p>
          </table:table-cell>
          <table:table-cell office:value-type="date" office:date-value="2000-01-01T08:30:00" table:style-name="ce14">
            <text:p>1/1/00 08:30 AM</text:p>
          </table:table-cell>
          <table:table-cell office:value-type="date" office:date-value="2000-01-01T09:00:00" table:style-name="ce14">
            <text:p>1/1/00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2.5033333333558403" table:formula="of:=IF(AND([.F79] &lt;&gt; &quot;&quot;;[.G79] &lt;&gt; &quot;&quot;);([.G79]-[.F79])*24;&quot;---&quot;)" table:style-name="ce4">
            <text:p>2.503</text:p>
          </table:table-cell>
          <table:table-cell office:value-type="string" table:style-name="ce25">
            <text:p>IDtoAvioBook</text:p>
          </table:table-cell>
          <table:table-cell office:value-type="date" office:date-value="2025-03-14T10:05:00" table:style-name="ce14">
            <text:p>3/14/25 10:05 AM</text:p>
          </table:table-cell>
          <table:table-cell office:value-type="date" office:date-value="2025-03-14T12:35:12" table:style-name="ce14">
            <text:p>3/14/25 12:35 PM</text:p>
          </table:table-cell>
          <table:table-cell office:value-type="string" table:style-name="ce13">
            <text:p>Worked to resolve bugs found in UAT testing. Worked to resolve RBEAEv1 driver cache issue. Worked to baseline all tests in pipeline.</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office:value-type="string" table:style-name="ce4">
            <text:p>BILLED</text:p>
          </table:table-cell>
          <table:table-cell office:value-type="float" office:value="3.7827777777565643" table:formula="of:=IF(AND([.F80] &lt;&gt; &quot;&quot;;[.G80] &lt;&gt; &quot;&quot;);([.G80]-[.F80])*24;&quot;---&quot;)" table:style-name="ce4">
            <text:p>3.783</text:p>
          </table:table-cell>
          <table:table-cell office:value-type="string" table:style-name="ce25">
            <text:p>IDtoAvioBook</text:p>
          </table:table-cell>
          <table:table-cell office:value-type="date" office:date-value="2025-03-14T13:48:29" table:style-name="ce14">
            <text:p>3/14/25 01:48 PM</text:p>
          </table:table-cell>
          <table:table-cell office:value-type="date" office:date-value="2025-03-14T17:35:27" table:style-name="ce14">
            <text:p>3/14/25 05:3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1] &lt;&gt; &quot;&quot;;[.G81] &lt;&gt; &quot;&quot;);([.G81]-[.F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2] &lt;&gt; &quot;&quot;;[.G82] &lt;&gt; &quot;&quot;);([.G82]-[.F8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3] &lt;&gt; &quot;&quot;;[.G83] &lt;&gt; &quot;&quot;);([.G83]-[.F83])*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4] &lt;&gt; &quot;&quot;;[.G84] &lt;&gt; &quot;&quot;);([.G84]-[.F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5] &lt;&gt; &quot;&quot;;[.G85] &lt;&gt; &quot;&quot;);([.G85]-[.F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6] &lt;&gt; &quot;&quot;;[.G86] &lt;&gt; &quot;&quot;);([.G86]-[.F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7] &lt;&gt; &quot;&quot;;[.G87] &lt;&gt; &quot;&quot;);([.G87]-[.F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8] &lt;&gt; &quot;&quot;;[.G88] &lt;&gt; &quot;&quot;);([.G88]-[.F8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89] &lt;&gt; &quot;&quot;;[.G89] &lt;&gt; &quot;&quot;);([.G89]-[.F89])*24;&quot;---&quot;)"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0] &lt;&gt; &quot;&quot;;[.G90] &lt;&gt; &quot;&quot;);([.G90]-[.F9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1] &lt;&gt; &quot;&quot;;[.G91] &lt;&gt; &quot;&quot;);([.G91]-[.F9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2] &lt;&gt; &quot;&quot;;[.G92] &lt;&gt; &quot;&quot;);([.G92]-[.F9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7" table:style-name="ce17">
            <text:p>907</text:p>
          </table:table-cell>
          <table:table-cell table:style-name="ce19"/>
          <table:table-cell table:style-name="ce4"/>
          <table:table-cell office:value-type="string" office:string-value="---" table:formula="of:=IF(AND([.F93] &lt;&gt; &quot;&quot;;[.G93] &lt;&gt; &quot;&quot;);([.G93]-[.F9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number-rows-repeated="2" table:style-name="ro3" table:visibility="collapse">
          <table:table-cell office:value-type="float" office:value="908" table:style-name="ce17">
            <text:p>908</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8" table:style-name="ce17">
            <text:p>908</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5" table:style-name="ce19">
            <text:p>8.500</text:p>
          </table:table-cell>
          <table:table-cell office:value-type="float" office:value="8.3172222225694004" table:style-name="ce4">
            <text:p>8.317</text:p>
          </table:table-cell>
          <table:table-cell office:value-type="string" table:style-name="ce4">
            <text:p>---</text:p>
          </table:table-cell>
          <table:table-cell office:value-type="date" office:date-value="2025-03-24T00:00:00" table:style-name="ce20">
            <text:p>24-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33333333372138" table:style-name="ce4">
            <text:p>0.333</text:p>
          </table:table-cell>
          <table:table-cell office:value-type="string" table:style-name="ce21">
            <text:p>mtg-daily</text:p>
          </table:table-cell>
          <table:table-cell office:value-type="date" office:date-value="2025-03-24T08:30:00" table:style-name="ce14">
            <text:p>3/24/25 08:30 AM</text:p>
          </table:table-cell>
          <table:table-cell office:value-type="date" office:date-value="2025-03-24T08:50:00" table:style-name="ce14">
            <text:p>3/24/25 08:50 AM</text:p>
          </table:table-cell>
          <table:table-cell office:value-type="string" table:style-name="ce21">
            <text:p>Daily meetings with the team. Weekly EE sync 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1">
            <text:p>IDToAviobook</text:p>
          </table:table-cell>
          <table:table-cell office:value-type="date" office:date-value="2025-03-24T08:50:00" table:style-name="ce14">
            <text:p>3/24/25 08:50 AM</text:p>
          </table:table-cell>
          <table:table-cell office:value-type="date" office:date-value="2025-03-24T09:30:00" table:style-name="ce14">
            <text:p>3/24/25 09:30 AM</text:p>
          </table:table-cell>
          <table:table-cell office:value-type="string" table:style-name="ce22">
            <text:p>Worked on deploying the IDtoAviobook into preliv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3-24T09:30:00" table:style-name="ce14">
            <text:p>3/24/25 09:30 AM</text:p>
          </table:table-cell>
          <table:table-cell office:value-type="date" office:date-value="2025-03-24T10:00:00" table:style-name="ce14">
            <text:p>3/24/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9638888888293899" table:style-name="ce4">
            <text:p>0.896</text:p>
          </table:table-cell>
          <table:table-cell office:value-type="string" table:style-name="ce21">
            <text:p>mtg-daily</text:p>
          </table:table-cell>
          <table:table-cell office:value-type="date" office:date-value="2025-03-24T10:00:00" table:style-name="ce14">
            <text:p>3/24/25 10:00 AM</text:p>
          </table:table-cell>
          <table:table-cell office:value-type="date" office:date-value="2025-03-24T10:53:47" table:style-name="ce14">
            <text:p>3/24/25 10:53 AM</text:p>
          </table:table-cell>
          <table:table-cell office:value-type="string" table:style-name="ce21">
            <text:p>#present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2266666668001598" table:style-name="ce4">
            <text:p>2.227</text:p>
          </table:table-cell>
          <table:table-cell office:value-type="string" table:style-name="ce21">
            <text:p>IDtoAutocrib</text:p>
          </table:table-cell>
          <table:table-cell office:value-type="date" office:date-value="2025-03-24T10:53:47" table:style-name="ce14">
            <text:p>3/24/25 10:53 AM</text:p>
          </table:table-cell>
          <table:table-cell office:value-type="date" office:date-value="2025-03-24T13:07:23" table:style-name="ce14">
            <text:p>3/24/25 01:07 PM</text:p>
          </table:table-cell>
          <table:table-cell office:value-type="string" table:style-name="ce21">
            <text:p>Worked to create 6 new stories for recent re-org work, and Autocrib multi-site people.</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111111123347699" table:style-name="ce4">
            <text:p>0.291</text:p>
          </table:table-cell>
          <table:table-cell office:value-type="string" table:style-name="ce21">
            <text:p>IDtoSumTotal</text:p>
          </table:table-cell>
          <table:table-cell office:value-type="date" office:date-value="2025-03-24T12:50:00" table:style-name="ce14">
            <text:p>3/24/25 12:50 PM</text:p>
          </table:table-cell>
          <table:table-cell office:value-type="date" office:date-value="2025-03-24T13:07:28" table:style-name="ce14">
            <text:p>3/24/25 01:07 PM</text:p>
          </table:table-cell>
          <table:table-cell office:value-type="string" table:style-name="ce21">
            <text:p>Worked with Nirosha to resolve IdMUnit issues with JSON creation for the IDtoSum total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444444446824499" table:style-name="ce4">
            <text:p>0.164</text:p>
          </table:table-cell>
          <table:table-cell office:value-type="string" table:style-name="ce21">
            <text:p>EmployeeServicesRoleMgmt driver</text:p>
          </table:table-cell>
          <table:table-cell office:value-type="date" office:date-value="2025-03-24T13:07:28" table:style-name="ce14">
            <text:p>3/24/25 01:07 PM</text:p>
          </table:table-cell>
          <table:table-cell office:value-type="date" office:date-value="2025-03-24T13:17:20" table:style-name="ce14">
            <text:p>3/24/25 01:17 PM</text:p>
          </table:table-cell>
          <table:table-cell office:value-type="string" table:style-name="ce21">
            <text:p>Worked on changing the department code in the EmployeeServicesRoleMgmt driver to support the re-org that will start next wee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3.2386111111845799" table:style-name="ce4">
            <text:p>3.239</text:p>
          </table:table-cell>
          <table:table-cell office:value-type="string" table:style-name="ce21">
            <text:p>EmployeeServicesRoleMgmt driver</text:p>
          </table:table-cell>
          <table:table-cell office:value-type="date" office:date-value="2025-03-24T14:52:54" table:style-name="ce14">
            <text:p>3/24/25 02:52 PM</text:p>
          </table:table-cell>
          <table:table-cell office:value-type="date" office:date-value="2025-03-24T18:07:13" table:style-name="ce14">
            <text:p>3/24/25 06:07 PM</text:p>
          </table:table-cell>
          <table:table-cell office:value-type="string" table:style-name="ce21">
            <text:p># passing testUserRetireModify . . .</text:p>
          </table:table-cell>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633333331556095" table:style-name="ce4">
            <text:p>8.163</text:p>
          </table:table-cell>
          <table:table-cell office:value-type="string" table:style-name="ce4">
            <text:p>---</text:p>
          </table:table-cell>
          <table:table-cell office:value-type="date" office:date-value="2025-03-25T00:00:00" table:style-name="ce20">
            <text:p>25-Ma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3-25T07:30:00" table:style-name="ce14">
            <text:p>3/25/25 07:30 AM</text:p>
          </table:table-cell>
          <table:table-cell office:value-type="date" office:date-value="2025-03-25T08:00:00" table:style-name="ce14">
            <text:p>3/25/25 08:00 AM</text:p>
          </table:table-cell>
          <table:table-cell office:value-type="string" table:style-name="ce13">
            <text:p>Worked on defining requirements for multi-site users with Sean, and team for the IDtoAutocrib driver. Worked on documenting new requirements, and discussing with the team in the IDtoAutocrib driver.</text:p>
          </table:table-cell>
          <table:table-cell table:style-name="ce15"/>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reorg</text:p>
          </table:table-cell>
          <table:table-cell office:value-type="date" office:date-value="2025-03-25T08:00:00" table:style-name="ce14">
            <text:p>3/25/25 08:00 AM</text:p>
          </table:table-cell>
          <table:table-cell office:value-type="date" office:date-value="2025-03-25T08:30:00" table:style-name="ce14">
            <text:p>3/25/25 08:30 AM</text:p>
          </table:table-cell>
          <table:table-cell office:value-type="string" table:style-name="ce13">
            <text:p>#workday reorg meeting</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638888892717698" table:style-name="ce4">
            <text:p>0.256</text:p>
          </table:table-cell>
          <table:table-cell office:value-type="string" table:style-name="ce20">
            <text:p>mtg-daily</text:p>
          </table:table-cell>
          <table:table-cell office:value-type="date" office:date-value="2025-03-25T08:30:00" table:style-name="ce14">
            <text:p>3/25/25 08:30 AM</text:p>
          </table:table-cell>
          <table:table-cell office:value-type="date" office:date-value="2025-03-25T08:45:23" table:style-name="ce14">
            <text:p>3/25/25 08:45 AM</text:p>
          </table:table-cell>
          <table:table-cell office:value-type="string" table:style-name="ce13">
            <text:p>Daily meetings with the team. Weekly EE backlog meeting. Workday reorganization meeting discussing changes to department codes on April 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42499999934807" table:style-name="ce4">
            <text:p>0.242</text:p>
          </table:table-cell>
          <table:table-cell office:value-type="string" table:style-name="ce20">
            <text:p>IDtoAutocrib</text:p>
          </table:table-cell>
          <table:table-cell office:value-type="date" office:date-value="2025-03-25T08:45:23" table:style-name="ce14">
            <text:p>3/25/25 08:45 AM</text:p>
          </table:table-cell>
          <table:table-cell office:value-type="date" office:date-value="2025-03-25T08:59:56" table:style-name="ce14">
            <text:p>3/25/25 08:59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4.5555555552709903E-2" table:style-name="ce4">
            <text:p>0.046</text:p>
          </table:table-cell>
          <table:table-cell office:value-type="string" table:style-name="ce20">
            <text:p>IDtoAutocrib</text:p>
          </table:table-cell>
          <table:table-cell office:value-type="date" office:date-value="2025-03-25T09:27:16" table:style-name="ce14">
            <text:p>3/25/25 09:27 AM</text:p>
          </table:table-cell>
          <table:table-cell office:value-type="date" office:date-value="2025-03-25T09:30:00" table:style-name="ce14">
            <text:p>3/25/25 09:30 AM</text:p>
          </table:table-cell>
          <table:table-cell office:value-type="string" table:style-name="ce13">
            <text:p>#documenting change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5T09:30:00" table:style-name="ce14">
            <text:p>3/25/25 09:30 AM</text:p>
          </table:table-cell>
          <table:table-cell office:value-type="date" office:date-value="2025-03-25T10:00:00" table:style-name="ce14">
            <text:p>3/25/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8805555559229095" table:style-name="ce4">
            <text:p>0.588</text:p>
          </table:table-cell>
          <table:table-cell office:value-type="string" table:style-name="ce20">
            <text:p>IDtoAutocrib</text:p>
          </table:table-cell>
          <table:table-cell office:value-type="date" office:date-value="2025-03-25T10:00:00" table:style-name="ce14">
            <text:p>3/25/25 10:00 AM</text:p>
          </table:table-cell>
          <table:table-cell office:value-type="date" office:date-value="2025-03-25T10:35:17" table:style-name="ce14">
            <text:p>3/25/25 10:35 AM</text:p>
          </table:table-cell>
          <table:table-cell office:value-type="string" table:style-name="ce13">
            <text:p># updating ac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3944444439839605" table:style-name="ce4">
            <text:p>0.839</text:p>
          </table:table-cell>
          <table:table-cell office:value-type="string" table:style-name="ce20">
            <text:p>IDtoAutocrib</text:p>
          </table:table-cell>
          <table:table-cell office:value-type="date" office:date-value="2025-03-25T11:04:41" table:style-name="ce14">
            <text:p>3/25/25 11:04 AM</text:p>
          </table:table-cell>
          <table:table-cell office:value-type="date" office:date-value="2025-03-25T11:55:03" table:style-name="ce14">
            <text:p>3/25/25 11: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361111116828397" table:style-name="ce4">
            <text:p>0.534</text:p>
          </table:table-cell>
          <table:table-cell office:value-type="string" table:style-name="ce20">
            <text:p>IDtoAutocrib</text:p>
          </table:table-cell>
          <table:table-cell office:value-type="date" office:date-value="2025-03-25T12:23:34" table:style-name="ce14">
            <text:p>3/25/25 12:23 PM</text:p>
          </table:table-cell>
          <table:table-cell office:value-type="date" office:date-value="2025-03-25T12:55:35" table:style-name="ce14">
            <text:p>3/25/25 12:55 PM</text:p>
          </table:table-cell>
          <table:table-cell office:value-type="string" table:style-name="ce13">
            <text:p># Akilan discussion</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92277777782874204" table:style-name="ce4">
            <text:p>0.923</text:p>
          </table:table-cell>
          <table:table-cell office:value-type="string" table:style-name="ce20">
            <text:p>IDtoAutocrib</text:p>
          </table:table-cell>
          <table:table-cell office:value-type="date" office:date-value="2025-03-25T12:55:35" table:style-name="ce14">
            <text:p>3/25/25 12:55 PM</text:p>
          </table:table-cell>
          <table:table-cell office:value-type="date" office:date-value="2025-03-25T13:50:57" table:style-name="ce14">
            <text:p>3/25/25 01:50 PM</text:p>
          </table:table-cell>
          <table:table-cell office:value-type="string" table:style-name="ce13">
            <text:p>#akilan tasks: 78 roles, and new location + role forma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50833333318587" table:style-name="ce4">
            <text:p>0.151</text:p>
          </table:table-cell>
          <table:table-cell office:value-type="string" table:style-name="ce20">
            <text:p>ESRMD</text:p>
          </table:table-cell>
          <table:table-cell office:value-type="date" office:date-value="2025-03-25T13:50:57" table:style-name="ce14">
            <text:p>3/25/25 01:50 PM</text:p>
          </table:table-cell>
          <table:table-cell office:value-type="date" office:date-value="2025-03-25T14:00:00" table:style-name="ce14">
            <text:p>3/25/25 02:00 PM</text:p>
          </table:table-cell>
          <table:table-cell office:value-type="string" table:style-name="ce13">
            <text:p>Worked on fixing tests to use the new department codes due to the re-org for the EmployeeServicesRoleMgmt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20083333324874" table:style-name="ce4">
            <text:p>1.201</text:p>
          </table:table-cell>
          <table:table-cell office:value-type="string" table:style-name="ce20">
            <text:p>mtg-backlog</text:p>
          </table:table-cell>
          <table:table-cell office:value-type="date" office:date-value="2025-03-25T14:00:00" table:style-name="ce14">
            <text:p>3/25/25 02:00 PM</text:p>
          </table:table-cell>
          <table:table-cell office:value-type="date" office:date-value="2025-03-25T15:12:03" table:style-name="ce14">
            <text:p>3/25/25 03:1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269444443983999" table:style-name="ce4">
            <text:p>1.027</text:p>
          </table:table-cell>
          <table:table-cell office:value-type="string" table:style-name="ce20">
            <text:p>IDtoAutocrib</text:p>
          </table:table-cell>
          <table:table-cell office:value-type="date" office:date-value="2025-03-25T15:12:03" table:style-name="ce14">
            <text:p>3/25/25 03:12 PM</text:p>
          </table:table-cell>
          <table:table-cell office:value-type="date" office:date-value="2025-03-25T16:13:40" table:style-name="ce14">
            <text:p>3/25/25 04:13 PM</text:p>
          </table:table-cell>
          <table:table-cell office:value-type="string" table:style-name="ce13">
            <text:p># Meeting with Kyle: single vs multiple association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638888896210097" table:style-name="ce4">
            <text:p>0.856</text:p>
          </table:table-cell>
          <table:table-cell office:value-type="string" table:style-name="ce20">
            <text:p>ESRMD</text:p>
          </table:table-cell>
          <table:table-cell office:value-type="date" office:date-value="2025-03-25T16:13:40" table:style-name="ce14">
            <text:p>3/25/25 04:13 PM</text:p>
          </table:table-cell>
          <table:table-cell office:value-type="date" office:date-value="2025-03-25T17:05:03" table:style-name="ce14">
            <text:p>3/25/25 05:05 PM</text:p>
          </table:table-cell>
          <table:table-cell office:value-type="string" table:style-name="ce13">
            <text:p>#</text:p>
          </table:table-cell>
          <table:table-cell table:style-name="ce18"/>
          <table:table-cell table:number-columns-repeated="16375"/>
        </table:table-row>
        <table:table-row table:number-rows-repeated="3"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8" table:style-name="ce17">
            <text:p>908</text:p>
          </table:table-cell>
          <table:table-cell office:value-type="float" office:value="7.75" table:style-name="ce19">
            <text:p>7.750</text:p>
          </table:table-cell>
          <table:table-cell office:value-type="float" office:value="7.6433333333115998" table:style-name="ce4">
            <text:p>7.643</text:p>
          </table:table-cell>
          <table:table-cell office:value-type="string" table:style-name="ce4">
            <text:p>---</text:p>
          </table:table-cell>
          <table:table-cell office:value-type="date" office:date-value="2025-03-26T00:00:00" table:style-name="ce20">
            <text:p>26-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6T08:30:00" table:style-name="ce14">
            <text:p>3/26/25 08:30 AM</text:p>
          </table:table-cell>
          <table:table-cell office:value-type="date" office:date-value="2025-03-26T08:45:00" table:style-name="ce14">
            <text:p>3/2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ESRMD</text:p>
          </table:table-cell>
          <table:table-cell office:value-type="date" office:date-value="2025-03-26T08:45:00" table:style-name="ce14">
            <text:p>3/26/25 08:45 AM</text:p>
          </table:table-cell>
          <table:table-cell office:value-type="date" office:date-value="2025-03-26T09:30:00" table:style-name="ce14">
            <text:p>3/26/25 09:30 AM</text:p>
          </table:table-cell>
          <table:table-cell office:value-type="string" table:style-name="ce13">
            <text:p>Worked on deployment for EmployeeServicesRoleMgmtDriver into QA/Prod.</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3-26T09:30:00" table:style-name="ce14">
            <text:p>3/26/25 09:30 AM</text:p>
          </table:table-cell>
          <table:table-cell office:value-type="date" office:date-value="2025-03-26T10:00:00" table:style-name="ce14">
            <text:p>3/2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3397222222993199" table:style-name="ce4">
            <text:p>1.340</text:p>
          </table:table-cell>
          <table:table-cell office:value-type="string" table:style-name="ce20">
            <text:p>ESRMD</text:p>
          </table:table-cell>
          <table:table-cell office:value-type="date" office:date-value="2025-03-26T10:00:00" table:style-name="ce14">
            <text:p>3/26/25 10:00 AM</text:p>
          </table:table-cell>
          <table:table-cell office:value-type="date" office:date-value="2025-03-26T11:20:23" table:style-name="ce14">
            <text:p>3/26/25 11:20 AM</text:p>
          </table:table-cell>
          <table:table-cell office:value-type="string" table:style-name="ce13">
            <text:p>#qa deploy complete during this time!</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1749999993480698" table:style-name="ce4">
            <text:p>0.617</text:p>
          </table:table-cell>
          <table:table-cell office:value-type="string" table:style-name="ce20">
            <text:p>AviobookRBE</text:p>
          </table:table-cell>
          <table:table-cell office:value-type="date" office:date-value="2025-03-26T11:20:23" table:style-name="ce14">
            <text:p>3/26/25 11:20 AM</text:p>
          </table:table-cell>
          <table:table-cell office:value-type="date" office:date-value="2025-03-26T11:57:26" table:style-name="ce14">
            <text:p>3/26/25 11:57 AM</text:p>
          </table:table-cell>
          <table:table-cell office:value-type="string" table:style-name="ce13">
            <text:p>Worked on updating entitlement policies for aviobook to the new department codes.</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4277777776588" table:style-name="ce4">
            <text:p>1.043</text:p>
          </table:table-cell>
          <table:table-cell office:value-type="string" table:style-name="ce20">
            <text:p>L&amp;L</text:p>
          </table:table-cell>
          <table:table-cell office:value-type="date" office:date-value="2025-03-26T11:57:26" table:style-name="ce14">
            <text:p>3/26/25 11:57 AM</text:p>
          </table:table-cell>
          <table:table-cell office:value-type="date" office:date-value="2025-03-26T13:00:00" table:style-name="ce14">
            <text:p>3/26/25 01:00 PM</text:p>
          </table:table-cell>
          <table:table-cell office:value-type="string" table:style-name="ce13">
            <text:p>L&amp;L: SAML assertion lab!</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31527777778683203" table:style-name="ce4">
            <text:p>0.315</text:p>
          </table:table-cell>
          <table:table-cell office:value-type="string" table:style-name="ce20">
            <text:p>AviobookRBE</text:p>
          </table:table-cell>
          <table:table-cell office:value-type="date" office:date-value="2025-03-26T13:00:00" table:style-name="ce14">
            <text:p>3/26/25 01:00 PM</text:p>
          </table:table-cell>
          <table:table-cell office:value-type="date" office:date-value="2025-03-26T13:18:55" table:style-name="ce14">
            <text:p>3/26/25 01:1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6694444435415801" table:style-name="ce4">
            <text:p>0.167</text:p>
          </table:table-cell>
          <table:table-cell office:value-type="string" table:style-name="ce20">
            <text:p>BAES</text:p>
          </table:table-cell>
          <table:table-cell office:value-type="date" office:date-value="2025-03-26T14:20:18" table:style-name="ce14">
            <text:p>3/26/25 02:20 PM</text:p>
          </table:table-cell>
          <table:table-cell office:value-type="date" office:date-value="2025-03-26T14:30:19" table:style-name="ce14">
            <text:p>3/26/25 02:30 PM</text:p>
          </table:table-cell>
          <table:table-cell office:value-type="string" table:style-name="ce13">
            <text:p>Worked on reading the email contents file for the SF driver.</text:p>
          </table:table-cell>
          <table:table-cell office:value-type="string" table:style-name="ce23">
            <text:p>Worked with Gary to help him add java code to read a file in JavaScript.</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2.6611111111706101" table:style-name="ce4">
            <text:p>2.661</text:p>
          </table:table-cell>
          <table:table-cell office:value-type="string" table:style-name="ce20">
            <text:p>AviobookRBE</text:p>
          </table:table-cell>
          <table:table-cell office:value-type="date" office:date-value="2025-03-26T14:30:19" table:style-name="ce14">
            <text:p>3/26/25 02:30 PM</text:p>
          </table:table-cell>
          <table:table-cell office:value-type="date" office:date-value="2025-03-26T17:09:59" table:style-name="ce14">
            <text:p>3/26/25 05:09 PM</text:p>
          </table:table-cell>
          <table:table-cell office:value-type="string" table:style-name="ce13">
            <text:p>#</text:p>
          </table:table-cell>
          <table:table-cell table:style-name="ce23"/>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6.75" table:style-name="ce19">
            <text:p>6.750</text:p>
          </table:table-cell>
          <table:table-cell office:value-type="float" office:value="6.7194444446358803" table:style-name="ce4">
            <text:p>6.719</text:p>
          </table:table-cell>
          <table:table-cell office:value-type="string" table:style-name="ce4">
            <text:p>---</text:p>
          </table:table-cell>
          <table:table-cell office:value-type="date" office:date-value="2025-03-27T00:00:00" table:style-name="ce20">
            <text:p>27-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mtg daily</text:p>
          </table:table-cell>
          <table:table-cell office:value-type="date" office:date-value="2025-03-27T08:30:00" table:style-name="ce14">
            <text:p>3/27/25 08:30 AM</text:p>
          </table:table-cell>
          <table:table-cell office:value-type="date" office:date-value="2025-03-27T09:00:00" table:style-name="ce14">
            <text:p>3/27/25 09: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0">
            <text:p>mtg daily</text:p>
          </table:table-cell>
          <table:table-cell office:value-type="date" office:date-value="2025-03-27T09:30:00" table:style-name="ce14">
            <text:p>3/27/25 09:30 AM</text:p>
          </table:table-cell>
          <table:table-cell office:value-type="date" office:date-value="2025-03-27T09:55:00" table:style-name="ce14">
            <text:p>3/27/25 09:55 AM</text:p>
          </table:table-cell>
          <table:table-cell office:value-type="string" table:style-name="ce13">
            <text:p>#</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Aviobook</text:p>
          </table:table-cell>
          <table:table-cell office:value-type="date" office:date-value="2025-03-27T09:55:00" table:style-name="ce14">
            <text:p>3/27/25 09:55 AM</text:p>
          </table:table-cell>
          <table:table-cell office:value-type="date" office:date-value="2025-03-27T11:05:00" table:style-name="ce14">
            <text:p>3/27/25 11:05 AM</text:p>
          </table:table-cell>
          <table:table-cell office:value-type="string" table:style-name="ce13">
            <text:p>Worked on fixing the avio_pilot entitlement to have the new dept codes. Worked on submitting CRs for re-org updates for IDtoAviobook.</text:p>
          </table:table-cell>
          <table:table-cell office:value-type="string" table:style-name="ce18">
            <text:p>This entitlement policy has to match a dynamic group; which is updated by another team, so working with them.</text:p>
          </table:table-cell>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6055555569473698" table:style-name="ce4">
            <text:p>0.261</text:p>
          </table:table-cell>
          <table:table-cell office:value-type="string" table:style-name="ce20">
            <text:p>lgicmonitor</text:p>
          </table:table-cell>
          <table:table-cell office:value-type="date" office:date-value="2025-03-27T11:14:00" table:style-name="ce14">
            <text:p>3/27/25 11:14 AM</text:p>
          </table:table-cell>
          <table:table-cell office:value-type="date" office:date-value="2025-03-27T11:29:38" table:style-name="ce14">
            <text:p>3/27/25 11:29 AM</text:p>
          </table:table-cell>
          <table:table-cell office:value-type="string" table:style-name="ce13">
            <text:p>Worked with Joe to fix his merge request for the IDtoLogicMonitor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19694444438209799" table:style-name="ce4">
            <text:p>0.197</text:p>
          </table:table-cell>
          <table:table-cell office:value-type="string" table:style-name="ce20">
            <text:p>IDtoDocunet</text:p>
          </table:table-cell>
          <table:table-cell office:value-type="date" office:date-value="2025-03-27T11:29:38" table:style-name="ce14">
            <text:p>3/27/25 11:29 AM</text:p>
          </table:table-cell>
          <table:table-cell office:value-type="date" office:date-value="2025-03-27T11:41:27" table:style-name="ce14">
            <text:p>3/27/25 11:41 AM</text:p>
          </table:table-cell>
          <table:table-cell office:value-type="string" table:style-name="ce13">
            <text:p>Worked with Carmen to make updates to the new UFM issue resolution KB article for IDtoDocunet.</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1138888887363" table:style-name="ce4">
            <text:p>1.011</text:p>
          </table:table-cell>
          <table:table-cell office:value-type="string" table:style-name="ce20">
            <text:p>IDtoAviobook</text:p>
          </table:table-cell>
          <table:table-cell office:value-type="date" office:date-value="2025-03-27T11:41:27" table:style-name="ce14">
            <text:p>3/27/25 11:41 AM</text:p>
          </table:table-cell>
          <table:table-cell office:value-type="date" office:date-value="2025-03-27T12:42:08" table:style-name="ce14">
            <text:p>3/27/25 12:42 PM</text:p>
          </table:table-cell>
          <table:table-cell office:value-type="string" table:style-name="ce13">
            <text:p># doing cr paperwor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6944444449618503" table:style-name="ce4">
            <text:p>0.569</text:p>
          </table:table-cell>
          <table:table-cell office:value-type="string" table:style-name="ce20">
            <text:p>IDtoAviobook</text:p>
          </table:table-cell>
          <table:table-cell office:value-type="date" office:date-value="2025-03-27T12:42:08" table:style-name="ce14">
            <text:p>3/27/25 12:42 PM</text:p>
          </table:table-cell>
          <table:table-cell office:value-type="date" office:date-value="2025-03-27T13:16:18" table:style-name="ce14">
            <text:p>3/27/25 01:16 PM</text:p>
          </table:table-cell>
          <table:table-cell office:value-type="string" table:style-name="ce13">
            <text:p>#paperwork done, now</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85805555549450196" table:style-name="ce4">
            <text:p>0.858</text:p>
          </table:table-cell>
          <table:table-cell office:value-type="string" table:style-name="ce20">
            <text:p>IDtoAviobook</text:p>
          </table:table-cell>
          <table:table-cell office:value-type="date" office:date-value="2025-03-27T14:13:31" table:style-name="ce14">
            <text:p>3/27/25 02:13 PM</text:p>
          </table:table-cell>
          <table:table-cell office:value-type="date" office:date-value="2025-03-27T15:05:00" table:style-name="ce14">
            <text:p>3/27/25 03:05 PM</text:p>
          </table:table-cell>
          <table:table-cell office:value-type="string" table:style-name="ce13">
            <text:p>#fixing last 4 broken tests</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00000000011642" table:style-name="ce4">
            <text:p>1.000</text:p>
          </table:table-cell>
          <table:table-cell office:value-type="string" table:style-name="ce20">
            <text:p>Support</text:p>
          </table:table-cell>
          <table:table-cell office:value-type="date" office:date-value="2025-03-27T15:05:00" table:style-name="ce14">
            <text:p>3/27/25 03:05 PM</text:p>
          </table:table-cell>
          <table:table-cell office:value-type="date" office:date-value="2025-03-27T16:05:00" table:style-name="ce14">
            <text:p>3/27/25 04:05 PM</text:p>
          </table:table-cell>
          <table:table-cell office:value-type="string" table:style-name="ce13">
            <text:p>Worked on testing entitlement policies affect on memory in eDirectory, with Rob and Jack.</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9750000004423799" table:style-name="ce4">
            <text:p>0.298</text:p>
          </table:table-cell>
          <table:table-cell office:value-type="string" table:style-name="ce20">
            <text:p>IDtoAviobook</text:p>
          </table:table-cell>
          <table:table-cell office:value-type="date" office:date-value="2025-03-27T16:05:00" table:style-name="ce14">
            <text:p>3/27/25 04:05 PM</text:p>
          </table:table-cell>
          <table:table-cell office:value-type="date" office:date-value="2025-03-27T16:22:51" table:style-name="ce14">
            <text:p>3/27/25 04:22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44222222222015301" table:style-name="ce4">
            <text:p>0.442</text:p>
          </table:table-cell>
          <table:table-cell office:value-type="string" table:style-name="ce20">
            <text:p>IDtoAviobook</text:p>
          </table:table-cell>
          <table:table-cell office:value-type="date" office:date-value="2025-03-27T16:41:25" table:style-name="ce14">
            <text:p>3/27/25 04:41 PM</text:p>
          </table:table-cell>
          <table:table-cell office:value-type="date" office:date-value="2025-03-27T17:07:57" table:style-name="ce14">
            <text:p>3/27/25 05:07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office:value-type="float" office:value="8.25" table:style-name="ce19">
            <text:p>8.250</text:p>
          </table:table-cell>
          <table:table-cell office:value-type="float" office:value="8.1305555555736699" table:style-name="ce4">
            <text:p>8.131</text:p>
          </table:table-cell>
          <table:table-cell office:value-type="string" table:style-name="ce4">
            <text:p>---</text:p>
          </table:table-cell>
          <table:table-cell office:value-type="date" office:date-value="2025-03-28T00:00:00" table:style-name="ce20">
            <text:p>28-Ma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9999999998835902" table:style-name="ce4">
            <text:p>0.800</text:p>
          </table:table-cell>
          <table:table-cell office:value-type="string" table:style-name="ce20">
            <text:p>IDtoAviobook</text:p>
          </table:table-cell>
          <table:table-cell office:value-type="date" office:date-value="2025-03-28T07:42:00" table:style-name="ce14">
            <text:p>3/28/25 07:42 AM</text:p>
          </table:table-cell>
          <table:table-cell office:value-type="date" office:date-value="2025-03-28T08:30:00" table:style-name="ce14">
            <text:p>3/28/25 08:30 AM</text:p>
          </table:table-cell>
          <table:table-cell office:value-type="string" table:style-name="ce13">
            <text:p>Worked on deploying the IDtoAviobook driver to QA then, prelive-only in production. Worked on adding a human readable version of the policies to the repo upon build for the RBEAEv1</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3-28T08:30:00" table:style-name="ce14">
            <text:p>3/28/25 08:30 AM</text:p>
          </table:table-cell>
          <table:table-cell office:value-type="date" office:date-value="2025-03-28T08:45:00" table:style-name="ce14">
            <text:p>3/2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viobook</text:p>
          </table:table-cell>
          <table:table-cell office:value-type="date" office:date-value="2025-03-28T08:45:00" table:style-name="ce14">
            <text:p>3/28/25 08:45 AM</text:p>
          </table:table-cell>
          <table:table-cell office:value-type="date" office:date-value="2025-03-28T09:30:00" table:style-name="ce14">
            <text:p>3/28/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4999999987194303" table:style-name="ce4">
            <text:p>0.550</text:p>
          </table:table-cell>
          <table:table-cell office:value-type="string" table:style-name="ce20">
            <text:p>mtg-daily</text:p>
          </table:table-cell>
          <table:table-cell office:value-type="date" office:date-value="2025-03-28T09:30:00" table:style-name="ce14">
            <text:p>3/28/25 09:30 AM</text:p>
          </table:table-cell>
          <table:table-cell office:value-type="date" office:date-value="2025-03-28T10:03:00" table:style-name="ce14">
            <text:p>3/2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 table:style-name="ce4">
            <text:p>1.500</text:p>
          </table:table-cell>
          <table:table-cell office:value-type="string" table:style-name="ce20">
            <text:p>IDtoAviobook</text:p>
          </table:table-cell>
          <table:table-cell office:value-type="date" office:date-value="2025-03-28T10:30:00" table:style-name="ce14">
            <text:p>3/28/25 10:30 AM</text:p>
          </table:table-cell>
          <table:table-cell office:value-type="date" office:date-value="2025-03-28T12:00:00" table:style-name="ce14">
            <text:p>3/28/25 12:00 PM</text:p>
          </table:table-cell>
          <table:table-cell office:value-type="string" table:style-name="ce13">
            <text:p># prelive prod deploy pre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5613888889201899" table:style-name="ce4">
            <text:p>1.561</text:p>
          </table:table-cell>
          <table:table-cell office:value-type="string" table:style-name="ce20">
            <text:p>IDtoAtlassian</text:p>
          </table:table-cell>
          <table:table-cell office:value-type="date" office:date-value="2025-03-28T12:00:00" table:style-name="ce14">
            <text:p>3/28/25 12:00 PM</text:p>
          </table:table-cell>
          <table:table-cell office:value-type="date" office:date-value="2025-03-28T13:33:41" table:style-name="ce14">
            <text:p>3/28/25 01:33 PM</text:p>
          </table:table-cell>
          <table:table-cell office:value-type="string" table:style-name="ce13">
            <text:p>Support call with Nirosha and team discussing conversion issues on the IDtoAtlassian driver.</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1.49749999993946" table:style-name="ce4">
            <text:p>1.497</text:p>
          </table:table-cell>
          <table:table-cell office:value-type="string" table:style-name="ce20">
            <text:p>IDtoAviobook</text:p>
          </table:table-cell>
          <table:table-cell office:value-type="date" office:date-value="2025-03-28T14:27:58" table:style-name="ce14">
            <text:p>3/28/25 02:27 PM</text:p>
          </table:table-cell>
          <table:table-cell office:value-type="date" office:date-value="2025-03-28T15:57:49" table:style-name="ce14">
            <text:p>3/28/25 03:57 PM</text:p>
          </table:table-cell>
          <table:table-cell office:value-type="string" table:style-name="ce13">
            <text:p># prelive deploy, zstandup/worknotes cleanup</text:p>
          </table:table-cell>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53638888889690906" table:style-name="ce4">
            <text:p>0.536</text:p>
          </table:table-cell>
          <table:table-cell office:value-type="string" table:style-name="ce25">
            <text:p>support</text:p>
          </table:table-cell>
          <table:table-cell office:value-type="date" office:date-value="2025-03-28T15:57:49" table:style-name="ce14">
            <text:p>3/28/25 03:57 PM</text:p>
          </table:table-cell>
          <table:table-cell office:value-type="date" office:date-value="2025-03-28T16:30:00" table:style-name="ce14">
            <text:p>3/28/25 04:30 PM</text:p>
          </table:table-cell>
          <table:table-cell office:value-type="string" table:style-name="ce13">
            <text:p>Worked to update to Designer 4.10 to match the upgraded DEV environment.</text:p>
          </table:table-cell>
          <table:table-cell table:style-name="ce18"/>
          <table:table-cell table:number-columns-repeated="16375"/>
        </table:table-row>
        <table:table-row table:style-name="ro5" table:visibility="collapse">
          <table:table-cell office:value-type="float" office:value="908" table:style-name="ce17">
            <text:p>908</text:p>
          </table:table-cell>
          <table:table-cell table:style-name="ce19"/>
          <table:table-cell office:value-type="string" table:style-name="ce4">
            <text:p>BILLED</text:p>
          </table:table-cell>
          <table:table-cell office:value-type="float" office:value="0.68527777784038302" table:style-name="ce4">
            <text:p>0.685</text:p>
          </table:table-cell>
          <table:table-cell office:value-type="string" table:style-name="ce20">
            <text:p>IDtoAviobook</text:p>
          </table:table-cell>
          <table:table-cell office:value-type="date" office:date-value="2025-03-28T16:30:00" table:style-name="ce14">
            <text:p>3/28/25 04:30 PM</text:p>
          </table:table-cell>
          <table:table-cell office:value-type="date" office:date-value="2025-03-28T17:11:07" table:style-name="ce14">
            <text:p>3/28/25 05:11 PM</text:p>
          </table:table-cell>
          <table:table-cell office:value-type="string" table:style-name="ce13">
            <text:p>#base 64 workdriver.</text:p>
          </table:table-cell>
          <table:table-cell office:value-type="string" table:style-name="ce18">
            <text:p>The RBEAEv1 driver is the entitlement policy driver that supports IDtoAviobook; so I've been putting time under IDtoAviobook.</text:p>
          </table:table-cell>
          <table:table-cell table:number-columns-repeated="16375"/>
        </table:table-row>
        <table:table-row table:number-rows-repeated="2"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4" table:style-name="ro2" table:visibility="collapse">
          <table:table-cell office:value-type="float" office:value="908" table:style-name="ce17">
            <text:p>908</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week hours:</text:p>
          </table:table-cell>
          <table:table-cell office:value-type="float" office:value="39.25" table:style-name="ce4">
            <text:p>39.2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9"/>
          <table:table-cell office:value-type="string" table:style-name="ce4">
            <text:p>****************</text:p>
          </table:table-cell>
          <table:table-cell table:style-name="ce5"/>
          <table:table-cell office:value-type="string" table:style-name="ce13">
            <text:p>Total minus 40:</text:p>
          </table:table-cell>
          <table:table-cell office:value-type="float" office:value="0.75" table:style-name="ce4">
            <text:p>0.750</text:p>
          </table:table-cell>
          <table:table-cell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09" table:style-name="ce17">
            <text:p>909</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25" table:style-name="ce19">
            <text:p>8.250</text:p>
          </table:table-cell>
          <table:table-cell office:value-type="float" office:value="8.1327777776168695" table:style-name="ce4">
            <text:p>8.133</text:p>
          </table:table-cell>
          <table:table-cell table:style-name="ce4"/>
          <table:table-cell office:value-type="date" office:date-value="2025-03-31T00:00:00" table:style-name="ce20">
            <text:p>31-Ma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16666666627862" table:style-name="ce4">
            <text:p>0.417</text:p>
          </table:table-cell>
          <table:table-cell office:value-type="string" table:style-name="ce21">
            <text:p>IDtoAvioBook</text:p>
          </table:table-cell>
          <table:table-cell office:value-type="date" office:date-value="2025-03-31T08:05:00" table:style-name="ce14">
            <text:p>3/31/25 08:05 AM</text:p>
          </table:table-cell>
          <table:table-cell office:value-type="date" office:date-value="2025-03-31T08:30:00" table:style-name="ce14">
            <text:p>3/31/25 08:30 AM</text:p>
          </table:table-cell>
          <table:table-cell office:value-type="string" table:style-name="ce21">
            <text:p>Worked on verifying Aviobook support response regarding the API issues. Worked on fixing the qualifications link for the IDtoAviobook driver. Worked on deploying the new entitlement policies for Aviobook into production. Worked on resolving base64 issues in the MR review.</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9305555563187199" table:style-name="ce4">
            <text:p>0.193</text:p>
          </table:table-cell>
          <table:table-cell office:value-type="string" table:style-name="ce21">
            <text:p>mtg-daily</text:p>
          </table:table-cell>
          <table:table-cell office:value-type="date" office:date-value="2025-03-31T08:30:00" table:style-name="ce14">
            <text:p>3/31/25 08:30 AM</text:p>
          </table:table-cell>
          <table:table-cell office:value-type="date" office:date-value="2025-03-31T08:41:35" table:style-name="ce14">
            <text:p>3/31/25 08:41 AM</text:p>
          </table:table-cell>
          <table:table-cell office:value-type="string" table:style-name="ce22">
            <text:p>Daily meetings with the team. Weekly EE team meeting.</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0694444448454306" table:style-name="ce4">
            <text:p>0.807</text:p>
          </table:table-cell>
          <table:table-cell office:value-type="string" table:style-name="ce21">
            <text:p>IDtoAvioBook</text:p>
          </table:table-cell>
          <table:table-cell office:value-type="date" office:date-value="2025-03-31T08:41:35" table:style-name="ce14">
            <text:p>3/31/25 08:41 AM</text:p>
          </table:table-cell>
          <table:table-cell office:value-type="date" office:date-value="2025-03-31T09:30:00" table:style-name="ce14">
            <text:p>3/31/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111111109610702" table:style-name="ce4">
            <text:p>0.581</text:p>
          </table:table-cell>
          <table:table-cell office:value-type="string" table:style-name="ce21">
            <text:p>mtg-ee</text:p>
          </table:table-cell>
          <table:table-cell office:value-type="date" office:date-value="2025-03-31T09:30:00" table:style-name="ce14">
            <text:p>3/31/25 09:30 AM</text:p>
          </table:table-cell>
          <table:table-cell office:value-type="date" office:date-value="2025-03-31T10:04:52" table:style-name="ce14">
            <text:p>3/31/25 10:04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8944444441003703" table:style-name="ce4">
            <text:p>0.789</text:p>
          </table:table-cell>
          <table:table-cell office:value-type="string" table:style-name="ce21">
            <text:p>mtg-team</text:p>
          </table:table-cell>
          <table:table-cell office:value-type="date" office:date-value="2025-03-31T10:04:52" table:style-name="ce14">
            <text:p>3/31/25 10:04 AM</text:p>
          </table:table-cell>
          <table:table-cell office:value-type="date" office:date-value="2025-03-31T10:52:14" table:style-name="ce14">
            <text:p>3/31/25 10:52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5111111097503498" table:style-name="ce4">
            <text:p>0.951</text:p>
          </table:table-cell>
          <table:table-cell office:value-type="string" table:style-name="ce21">
            <text:p>IDtoAvioBook</text:p>
          </table:table-cell>
          <table:table-cell office:value-type="date" office:date-value="2025-03-31T11:00:43" table:style-name="ce14">
            <text:p>3/31/25 11:00 AM</text:p>
          </table:table-cell>
          <table:table-cell office:value-type="date" office:date-value="2025-03-31T11:57:47" table:style-name="ce14">
            <text:p>3/31/25 11:57 AM</text:p>
          </table:table-cell>
          <table:table-cell office:value-type="string" table:style-name="ce21">
            <text:p># waiting for rbeaev1 to catch up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6388888771180102E-2" table:style-name="ce4">
            <text:p>0.026</text:p>
          </table:table-cell>
          <table:table-cell office:value-type="string" table:style-name="ce21">
            <text:p>IDtoAvioBook</text:p>
          </table:table-cell>
          <table:table-cell office:value-type="date" office:date-value="2025-03-31T12:52:06" table:style-name="ce14">
            <text:p>3/31/25 12:52 PM</text:p>
          </table:table-cell>
          <table:table-cell office:value-type="date" office:date-value="2025-03-31T12:53:41" table:style-name="ce14">
            <text:p>3/31/25 12:53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861111113801599" table:style-name="ce4">
            <text:p>0.439</text:p>
          </table:table-cell>
          <table:table-cell office:value-type="string" table:style-name="ce21">
            <text:p>IDtoAvioBook</text:p>
          </table:table-cell>
          <table:table-cell office:value-type="date" office:date-value="2025-03-31T12:53:41" table:style-name="ce14">
            <text:p>3/31/25 12:53 PM</text:p>
          </table:table-cell>
          <table:table-cell office:value-type="date" office:date-value="2025-03-31T13:20:00" table:style-name="ce14">
            <text:p>3/31/25 01:20 PM</text:p>
          </table:table-cell>
          <table:table-cell office:value-type="string" table:style-name="ce21">
            <text:p>#new prod policie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7722222232259799" table:style-name="ce4">
            <text:p>0.677</text:p>
          </table:table-cell>
          <table:table-cell office:value-type="string" table:style-name="ce21">
            <text:p>EmployeeServicesRoleMgmtDriver</text:p>
          </table:table-cell>
          <table:table-cell office:value-type="date" office:date-value="2025-03-31T13:20:00" table:style-name="ce14">
            <text:p>3/31/25 01:20 PM</text:p>
          </table:table-cell>
          <table:table-cell office:value-type="date" office:date-value="2025-03-31T14:00:38" table:style-name="ce14">
            <text:p>3/31/25 02:00 PM</text:p>
          </table:table-cell>
          <table:table-cell office:value-type="string" table:style-name="ce21">
            <text:p>Worked on the production deployment of the re-org fix and retiree base role fix for the EmployeeServicesRoleMgmt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4894444444216799" table:style-name="ce4">
            <text:p>1.489</text:p>
          </table:table-cell>
          <table:table-cell office:value-type="string" table:style-name="ce21">
            <text:p>IDtoAvioBook</text:p>
          </table:table-cell>
          <table:table-cell office:value-type="date" office:date-value="2025-03-31T14:00:38" table:style-name="ce14">
            <text:p>3/31/25 02:00 PM</text:p>
          </table:table-cell>
          <table:table-cell office:value-type="date" office:date-value="2025-03-31T15:30:00" table:style-name="ce14">
            <text:p>3/31/25 03:30 PM</text:p>
          </table:table-cell>
          <table:table-cell office:value-type="string" table:style-name="ce21">
            <text:p>#rbeaev1 mr - worked on base64 readabilit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7.8333333309274195E-2" table:style-name="ce4">
            <text:p>0.078</text:p>
          </table:table-cell>
          <table:table-cell office:value-type="string" table:style-name="ce21">
            <text:p>IDtoAvioBook</text:p>
          </table:table-cell>
          <table:table-cell office:value-type="date" office:date-value="2025-03-31T15:55:43" table:style-name="ce14">
            <text:p>3/31/25 03:55 PM</text:p>
          </table:table-cell>
          <table:table-cell office:value-type="date" office:date-value="2025-03-31T16:00:25" table:style-name="ce14">
            <text:p>3/31/25 04:00 PM</text:p>
          </table:table-cell>
          <table:table-cell office:value-type="string" table:style-name="ce21">
            <text:p># finishing base64 work, and m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66666666488201" table:style-name="ce4">
            <text:p>1.377</text:p>
          </table:table-cell>
          <table:table-cell office:value-type="string" table:style-name="ce21">
            <text:p>IDtoAvioBook</text:p>
          </table:table-cell>
          <table:table-cell office:value-type="date" office:date-value="2025-03-31T16:00:25" table:style-name="ce14">
            <text:p>3/31/25 04:00 PM</text:p>
          </table:table-cell>
          <table:table-cell office:value-type="date" office:date-value="2025-03-31T17:23:01" table:style-name="ce14">
            <text:p>3/31/25 05:23 PM</text:p>
          </table:table-cell>
          <table:table-cell office:value-type="string" table:style-name="ce21">
            <text:p>#fixing test 1_3</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777777777984699" table:style-name="ce4">
            <text:p>0.308</text:p>
          </table:table-cell>
          <table:table-cell office:value-type="string" table:style-name="ce21">
            <text:p>IDtoAvioBook</text:p>
          </table:table-cell>
          <table:table-cell office:value-type="date" office:date-value="2025-03-31T17:23:01" table:style-name="ce14">
            <text:p>3/31/25 05:23 PM</text:p>
          </table:table-cell>
          <table:table-cell office:value-type="date" office:date-value="2025-03-31T17:41:29" table:style-name="ce14">
            <text:p>3/31/25 05:4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 table:style-name="ce19">
            <text:p>7.000</text:p>
          </table:table-cell>
          <table:table-cell office:value-type="float" office:value="6.9141666668001598" table:style-name="ce4">
            <text:p>6.914</text:p>
          </table:table-cell>
          <table:table-cell office:value-type="string" table:style-name="ce4">
            <text:p>---</text:p>
          </table:table-cell>
          <table:table-cell office:value-type="date" office:date-value="2025-04-01T00:00:00" table:style-name="ce20">
            <text:p>1-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99999999994179201" table:style-name="ce4">
            <text:p>1.000</text:p>
          </table:table-cell>
          <table:table-cell office:value-type="string" table:style-name="ce20">
            <text:p>IDToAviobook</text:p>
          </table:table-cell>
          <table:table-cell office:value-type="date" office:date-value="2025-04-01T07:30:00" table:style-name="ce14">
            <text:p>4/1/25 07:30 AM</text:p>
          </table:table-cell>
          <table:table-cell office:value-type="date" office:date-value="2025-04-01T08:30:00" table:style-name="ce14">
            <text:p>4/1/25 08:30 AM</text:p>
          </table:table-cell>
          <table:table-cell office:value-type="string" table:style-name="ce13">
            <text:p>Worked on prelive initial migration with Nader for IDtoAviobook.</text:p>
          </table:table-cell>
          <table:table-cell table:style-name="ce15"/>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444444458000401" table:style-name="ce4">
            <text:p>0.284</text:p>
          </table:table-cell>
          <table:table-cell office:value-type="string" table:style-name="ce21">
            <text:p>mtg-daily</text:p>
          </table:table-cell>
          <table:table-cell office:value-type="date" office:date-value="2025-04-01T08:30:00" table:style-name="ce14">
            <text:p>4/1/25 08:30 AM</text:p>
          </table:table-cell>
          <table:table-cell office:value-type="date" office:date-value="2025-04-01T08:47:04" table:style-name="ce14">
            <text:p>4/1/25 08:47 AM</text:p>
          </table:table-cell>
          <table:table-cell office:value-type="string" table:style-name="ce13">
            <text:p>Daily meetings with the team. EE team meeting discussing move back to kanba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583333343500305" table:style-name="ce4">
            <text:p>0.776</text:p>
          </table:table-cell>
          <table:table-cell office:value-type="string" table:style-name="ce21">
            <text:p>mtg-daily</text:p>
          </table:table-cell>
          <table:table-cell office:value-type="date" office:date-value="2025-04-01T09:15:00" table:style-name="ce14">
            <text:p>4/1/25 09:15 AM</text:p>
          </table:table-cell>
          <table:table-cell office:value-type="date" office:date-value="2025-04-01T10:01:33" table:style-name="ce14">
            <text:p>4/1/25 10:0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222222220851097" table:style-name="ce4">
            <text:p>0.492</text:p>
          </table:table-cell>
          <table:table-cell office:value-type="string" table:style-name="ce20">
            <text:p>IDToAviobook</text:p>
          </table:table-cell>
          <table:table-cell office:value-type="date" office:date-value="2025-04-01T10:10:05" table:style-name="ce14">
            <text:p>4/1/25 10:10 AM</text:p>
          </table:table-cell>
          <table:table-cell office:value-type="date" office:date-value="2025-04-01T10:39:37" table:style-name="ce14">
            <text:p>4/1/25 10:39 AM</text:p>
          </table:table-cell>
          <table:table-cell office:value-type="string" table:style-name="ce13">
            <text:p># thinking of prelive solutions . .</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8333333376795095E-2" table:style-name="ce4">
            <text:p>0.088</text:p>
          </table:table-cell>
          <table:table-cell office:value-type="string" table:style-name="ce20">
            <text:p>IDToAviobook</text:p>
          </table:table-cell>
          <table:table-cell office:value-type="date" office:date-value="2025-04-01T11:52:10" table:style-name="ce14">
            <text:p>4/1/25 11:52 AM</text:p>
          </table:table-cell>
          <table:table-cell office:value-type="date" office:date-value="2025-04-01T11:57:28" table:style-name="ce14">
            <text:p>4/1/25 11:57 AM</text:p>
          </table:table-cell>
          <table:table-cell office:value-type="string" table:style-name="ce13">
            <text:p># getting aviobok approved to setup for QA/prod deploy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7611111110309094" table:style-name="ce4">
            <text:p>0.776</text:p>
          </table:table-cell>
          <table:table-cell office:value-type="string" table:style-name="ce20">
            <text:p>IDtoEmployeeSvc</text:p>
          </table:table-cell>
          <table:table-cell office:value-type="date" office:date-value="2025-04-01T11:57:28" table:style-name="ce14">
            <text:p>4/1/25 11:57 AM</text:p>
          </table:table-cell>
          <table:table-cell office:value-type="date" office:date-value="2025-04-01T12:44:02" table:style-name="ce14">
            <text:p>4/1/25 12:44 PM</text:p>
          </table:table-cell>
          <table:table-cell office:value-type="string" table:style-name="ce13">
            <text:p>Worked on the error management support for the IDtoEmployeeSvc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3194444446125999" table:style-name="ce4">
            <text:p>0.532</text:p>
          </table:table-cell>
          <table:table-cell office:value-type="string" table:style-name="ce20">
            <text:p>IDtoEmployeeSvc</text:p>
          </table:table-cell>
          <table:table-cell office:value-type="date" office:date-value="2025-04-01T13:28:05" table:style-name="ce14">
            <text:p>4/1/25 01:28 PM</text:p>
          </table:table-cell>
          <table:table-cell office:value-type="date" office:date-value="2025-04-01T14:00:00" table:style-name="ce14">
            <text:p>4/1/25 02:00 PM</text:p>
          </table:table-cell>
          <table:table-cell office:value-type="string" table:style-name="ce13">
            <text:p># CSEE-4428, and Dhivys question regarding Logini's EMPUAT email</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6611111103557095" table:style-name="ce4">
            <text:p>0.766</text:p>
          </table:table-cell>
          <table:table-cell office:value-type="string" table:style-name="ce20">
            <text:p>mtg-retro</text:p>
          </table:table-cell>
          <table:table-cell office:value-type="date" office:date-value="2025-04-01T14:00:00" table:style-name="ce14">
            <text:p>4/1/25 02:00 PM</text:p>
          </table:table-cell>
          <table:table-cell office:value-type="date" office:date-value="2025-04-01T14:45:58" table:style-name="ce14">
            <text:p>4/1/25 02:45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211111112032099" table:style-name="ce4">
            <text:p>1.321</text:p>
          </table:table-cell>
          <table:table-cell office:value-type="string" table:style-name="ce20">
            <text:p>IDToAviobook</text:p>
          </table:table-cell>
          <table:table-cell office:value-type="date" office:date-value="2025-04-01T15:50:00" table:style-name="ce14">
            <text:p>4/1/25 03:50 PM</text:p>
          </table:table-cell>
          <table:table-cell office:value-type="date" office:date-value="2025-04-01T17:09:16" table:style-name="ce14">
            <text:p>4/1/25 05: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7805555545492098" table:style-name="ce4">
            <text:p>0.878</text:p>
          </table:table-cell>
          <table:table-cell office:value-type="string" table:style-name="ce20">
            <text:p>IDtoEmployeeSvc</text:p>
          </table:table-cell>
          <table:table-cell office:value-type="date" office:date-value="2025-04-01T17:09:16" table:style-name="ce14">
            <text:p>4/1/25 05:09 PM</text:p>
          </table:table-cell>
          <table:table-cell office:value-type="date" office:date-value="2025-04-01T18:01:57" table:style-name="ce14">
            <text:p>4/1/25 06:01 PM</text:p>
          </table:table-cell>
          <table:table-cell office:value-type="string" table:style-name="ce13">
            <text:p>#</text:p>
          </table:table-cell>
          <table:table-cell table:style-name="ce18"/>
          <table:table-cell table:number-columns-repeated="16375"/>
        </table:table-row>
        <table:table-row table:number-rows-repeated="4"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09" table:style-name="ce17">
            <text:p>909</text:p>
          </table:table-cell>
          <table:table-cell office:value-type="float" office:value="7.5" table:style-name="ce19">
            <text:p>7.500</text:p>
          </table:table-cell>
          <table:table-cell office:value-type="float" office:value="7.2791666669072601" table:style-name="ce4">
            <text:p>7.279</text:p>
          </table:table-cell>
          <table:table-cell office:value-type="string" table:style-name="ce4">
            <text:p>---</text:p>
          </table:table-cell>
          <table:table-cell office:value-type="date" office:date-value="2025-04-02T00:00:00" table:style-name="ce20">
            <text:p>2-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3194444453110899" table:style-name="ce4">
            <text:p>0.232</text:p>
          </table:table-cell>
          <table:table-cell office:value-type="string" table:style-name="ce20">
            <text:p>mtg-daily</text:p>
          </table:table-cell>
          <table:table-cell office:value-type="date" office:date-value="2025-04-02T08:30:00" table:style-name="ce14">
            <text:p>4/2/25 08:30 AM</text:p>
          </table:table-cell>
          <table:table-cell office:value-type="date" office:date-value="2025-04-02T08:43:55" table:style-name="ce14">
            <text:p>4/2/25 08:43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805555552709898" table:style-name="ce4">
            <text:p>0.268</text:p>
          </table:table-cell>
          <table:table-cell office:value-type="string" table:style-name="ce20">
            <text:p>IDtoAviobook</text:p>
          </table:table-cell>
          <table:table-cell office:value-type="date" office:date-value="2025-04-02T08:43:55" table:style-name="ce14">
            <text:p>4/2/25 08:43 AM</text:p>
          </table:table-cell>
          <table:table-cell office:value-type="date" office:date-value="2025-04-02T09:00:00" table:style-name="ce14">
            <text:p>4/2/25 09:00 AM</text:p>
          </table:table-cell>
          <table:table-cell office:value-type="string" table:style-name="ce13">
            <text:p>Worked on IDtoAviobookPrelive driver testing with the Aviobook team. Deployed the latest production driver and executed the initial migration for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6833333340473495" table:style-name="ce4">
            <text:p>0.868</text:p>
          </table:table-cell>
          <table:table-cell office:value-type="string" table:style-name="ce20">
            <text:p>IDtoMiro</text:p>
          </table:table-cell>
          <table:table-cell office:value-type="date" office:date-value="2025-04-02T09:00:00" table:style-name="ce14">
            <text:p>4/2/25 09:00 AM</text:p>
          </table:table-cell>
          <table:table-cell office:value-type="date" office:date-value="2025-04-02T09:52:06" table:style-name="ce14">
            <text:p>4/2/25 09:52 AM</text:p>
          </table:table-cell>
          <table:table-cell office:value-type="string" table:style-name="ce13">
            <text:p>Meeting with Arvin Kamau discussing next steps on the IDtoMiro driver. Documented summary and next steps from the call.</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1749999987659999" table:style-name="ce4">
            <text:p>0.117</text:p>
          </table:table-cell>
          <table:table-cell office:value-type="string" table:style-name="ce20">
            <text:p>mtg-daily</text:p>
          </table:table-cell>
          <table:table-cell office:value-type="date" office:date-value="2025-04-02T09:52:06" table:style-name="ce14">
            <text:p>4/2/25 09:52 AM</text:p>
          </table:table-cell>
          <table:table-cell office:value-type="date" office:date-value="2025-04-02T09:59:09" table:style-name="ce14">
            <text:p>4/2/25 09:5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5486111111240499" table:style-name="ce4">
            <text:p>1.549</text:p>
          </table:table-cell>
          <table:table-cell office:value-type="string" table:style-name="ce20">
            <text:p>IDtoMiro</text:p>
          </table:table-cell>
          <table:table-cell office:value-type="date" office:date-value="2025-04-02T09:59:09" table:style-name="ce14">
            <text:p>4/2/25 09:59 AM</text:p>
          </table:table-cell>
          <table:table-cell office:value-type="date" office:date-value="2025-04-02T11:32:04" table:style-name="ce14">
            <text:p>4/2/25 11:32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3027777785901002" table:style-name="ce4">
            <text:p>0.830</text:p>
          </table:table-cell>
          <table:table-cell office:value-type="string" table:style-name="ce20">
            <text:p>IDtoAviobook</text:p>
          </table:table-cell>
          <table:table-cell office:value-type="date" office:date-value="2025-04-02T12:03:07" table:style-name="ce14">
            <text:p>4/2/25 12:03 PM</text:p>
          </table:table-cell>
          <table:table-cell office:value-type="date" office:date-value="2025-04-02T12:52:56" table:style-name="ce14">
            <text:p>4/2/25 12:52 PM</text:p>
          </table:table-cell>
          <table:table-cell office:value-type="string" table:style-name="ce13">
            <text:p># prelive testin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0916666672564999" table:style-name="ce4">
            <text:p>0.709</text:p>
          </table:table-cell>
          <table:table-cell office:value-type="string" table:style-name="ce20">
            <text:p>IDtoAviobook</text:p>
          </table:table-cell>
          <table:table-cell office:value-type="date" office:date-value="2025-04-02T16:13:08" table:style-name="ce14">
            <text:p>4/2/25 04:13 PM</text:p>
          </table:table-cell>
          <table:table-cell office:value-type="date" office:date-value="2025-04-02T16:55:41" table:style-name="ce14">
            <text:p>4/2/25 04:55 PM</text:p>
          </table:table-cell>
          <table:table-cell office:value-type="string" table:style-name="ce13">
            <text:p># PROD DEPLOY - found and fixed enviornments.yml bug</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2805555562954" table:style-name="ce4">
            <text:p>1.628</text:p>
          </table:table-cell>
          <table:table-cell office:value-type="string" table:style-name="ce20">
            <text:p>IDtoAviobook</text:p>
          </table:table-cell>
          <table:table-cell office:value-type="date" office:date-value="2025-04-02T16:55:41" table:style-name="ce14">
            <text:p>4/2/25 04:55 PM</text:p>
          </table:table-cell>
          <table:table-cell office:value-type="date" office:date-value="2025-04-02T18:33:22" table:style-name="ce14">
            <text:p>4/2/25 06:33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3222222215263201" table:style-name="ce4">
            <text:p>0.432</text:p>
          </table:table-cell>
          <table:table-cell office:value-type="string" table:style-name="ce20">
            <text:p>IDtoAviobook</text:p>
          </table:table-cell>
          <table:table-cell office:value-type="date" office:date-value="2025-04-02T18:33:22" table:style-name="ce14">
            <text:p>4/2/25 06:33 PM</text:p>
          </table:table-cell>
          <table:table-cell office:value-type="date" office:date-value="2025-04-02T18:59:18" table:style-name="ce14">
            <text:p>4/2/25 06:5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45000000076834" table:style-name="ce4">
            <text:p>0.645</text:p>
          </table:table-cell>
          <table:table-cell office:value-type="string" table:style-name="ce20">
            <text:p>IDtoAviobook</text:p>
          </table:table-cell>
          <table:table-cell office:value-type="date" office:date-value="2025-04-02T22:21:18" table:style-name="ce14">
            <text:p>4/2/25 10:21 PM</text:p>
          </table:table-cell>
          <table:table-cell office:value-type="date" office:date-value="2025-04-02T23:00:00" table:style-name="ce14">
            <text:p>4/2/25 11:00 PM</text:p>
          </table:table-cell>
          <table:table-cell office:value-type="string" table:style-name="ce13">
            <text:p>Monitroing of aviobook</text:p>
          </table:table-cell>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office:value-type="string" table:style-name="ce20">
            <text:p>FTO for Holly</text:p>
          </table:table-cell>
          <table:table-cell table:number-columns-repeated="2" table:style-name="ce14"/>
          <table:table-cell table:style-name="ce13"/>
          <table:table-cell table:style-name="ce23"/>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style-name="ce14"/>
          <table:table-cell table:style-name="ce2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7.75" table:style-name="ce19">
            <text:p>7.750</text:p>
          </table:table-cell>
          <table:table-cell office:value-type="float" office:value="7.6269444444333203" table:style-name="ce4">
            <text:p>7.627</text:p>
          </table:table-cell>
          <table:table-cell office:value-type="string" table:style-name="ce4">
            <text:p>---</text:p>
          </table:table-cell>
          <table:table-cell office:value-type="date" office:date-value="2025-04-03T00:00:00" table:style-name="ce20">
            <text:p>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9666666679549996" table:style-name="ce4">
            <text:p>0.597</text:p>
          </table:table-cell>
          <table:table-cell office:value-type="string" table:style-name="ce20">
            <text:p>IDtoAviobook</text:p>
          </table:table-cell>
          <table:table-cell office:value-type="date" office:date-value="2025-04-03T06:50:00" table:style-name="ce14">
            <text:p>4/3/25 06:50 AM</text:p>
          </table:table-cell>
          <table:table-cell office:value-type="date" office:date-value="2025-04-03T07:25:48" table:style-name="ce14">
            <text:p>4/3/25 07:25 AM</text:p>
          </table:table-cell>
          <table:table-cell office:value-type="string" table:style-name="ce13">
            <text:p>Worked on initial migration for Avioboo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1666666667442799" table:style-name="ce4">
            <text:p>0.217</text:p>
          </table:table-cell>
          <table:table-cell office:value-type="string" table:style-name="ce20">
            <text:p>mgt-daily</text:p>
          </table:table-cell>
          <table:table-cell office:value-type="date" office:date-value="2025-04-03T08:30:00" table:style-name="ce14">
            <text:p>4/3/25 08:30 AM</text:p>
          </table:table-cell>
          <table:table-cell office:value-type="date" office:date-value="2025-04-03T08:43:00" table:style-name="ce14">
            <text:p>4/3/25 08:43 AM</text:p>
          </table:table-cell>
          <table:table-cell office:value-type="string" table:style-name="ce13">
            <text:p>Daily meetings with the team. PI planning readout meetings with Cybersecurity. PRB Thursday meeting with Carme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mtg-readouts</text:p>
          </table:table-cell>
          <table:table-cell office:value-type="date" office:date-value="2025-04-03T09:20:00" table:style-name="ce14">
            <text:p>4/3/25 09:20 AM</text:p>
          </table:table-cell>
          <table:table-cell office:value-type="date" office:date-value="2025-04-03T10:30:00" table:style-name="ce14">
            <text:p>4/3/25 10: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0:30:00" table:style-name="ce14">
            <text:p>4/3/25 10:30 AM</text:p>
          </table:table-cell>
          <table:table-cell office:value-type="date" office:date-value="2025-04-03T10:40:00" table:style-name="ce14">
            <text:p>4/3/25 10:40 AM</text:p>
          </table:table-cell>
          <table:table-cell office:value-type="string" table:style-name="ce13">
            <text:p>Worked on reporting base roles missing from users in production to the IDtoEmployeeSvc team. Worked on resolving INC6504924, and INC6494247 involving retiree accounts.for the IDtoEmployeeSvc driver. Worked on the error management library.</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01944444479886" table:style-name="ce4">
            <text:p>0.302</text:p>
          </table:table-cell>
          <table:table-cell office:value-type="string" table:style-name="ce20">
            <text:p>IDtoAviobook</text:p>
          </table:table-cell>
          <table:table-cell office:value-type="date" office:date-value="2025-04-03T10:40:00" table:style-name="ce14">
            <text:p>4/3/25 10:40 AM</text:p>
          </table:table-cell>
          <table:table-cell office:value-type="date" office:date-value="2025-04-03T10:58:07" table:style-name="ce14">
            <text:p>4/3/25 10:58 AM</text:p>
          </table:table-cell>
          <table:table-cell office:value-type="string" table:style-name="ce13">
            <text:p>Worked on closing INC6508429 due to initial migrat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84972222213400495" table:style-name="ce4">
            <text:p>0.850</text:p>
          </table:table-cell>
          <table:table-cell office:value-type="string" table:style-name="ce20">
            <text:p>IDtoEmployeeSvc</text:p>
          </table:table-cell>
          <table:table-cell office:value-type="date" office:date-value="2025-04-03T10:58:07" table:style-name="ce14">
            <text:p>4/3/25 10:58 AM</text:p>
          </table:table-cell>
          <table:table-cell office:value-type="date" office:date-value="2025-04-03T11:49:06" table:style-name="ce14">
            <text:p>4/3/25 11:49 AM</text:p>
          </table:table-cell>
          <table:table-cell office:value-type="string" table:style-name="ce13">
            <text:p># - priortizing next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7505555555108" table:style-name="ce4">
            <text:p>0.751</text:p>
          </table:table-cell>
          <table:table-cell office:value-type="string" table:style-name="ce20">
            <text:p>IDtoEmployeeSvc</text:p>
          </table:table-cell>
          <table:table-cell office:value-type="date" office:date-value="2025-04-03T12:12:53" table:style-name="ce14">
            <text:p>4/3/25 12:12 PM</text:p>
          </table:table-cell>
          <table:table-cell office:value-type="date" office:date-value="2025-04-03T12:57:55" table:style-name="ce14">
            <text:p>4/3/25 12:5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0361111111706101" table:style-name="ce4">
            <text:p>0.604</text:p>
          </table:table-cell>
          <table:table-cell office:value-type="string" table:style-name="ce20">
            <text:p>mtg-PRB</text:p>
          </table:table-cell>
          <table:table-cell office:value-type="date" office:date-value="2025-04-03T12:57:55" table:style-name="ce14">
            <text:p>4/3/25 12:57 PM</text:p>
          </table:table-cell>
          <table:table-cell office:value-type="date" office:date-value="2025-04-03T13:34:08" table:style-name="ce14">
            <text:p>4/3/25 01:34 PM</text:p>
          </table:table-cell>
          <table:table-cell office:value-type="string" table:style-name="ce13">
            <text:p># Meeting with Carmen Alvarez to discuss driver walkthroughs, PRBs, and open INCs assigned to team memb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0">
            <text:p>IDtoEmployeeSvc</text:p>
          </table:table-cell>
          <table:table-cell office:value-type="date" office:date-value="2025-04-03T13:34:08" table:style-name="ce14">
            <text:p>4/3/25 01:34 PM</text:p>
          </table:table-cell>
          <table:table-cell office:value-type="date" office:date-value="2025-04-03T13:44:08" table:style-name="ce14">
            <text:p>4/3/25 01:4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8.3333333255723105E-2" table:style-name="ce4">
            <text:p>0.083</text:p>
          </table:table-cell>
          <table:table-cell office:value-type="string" table:style-name="ce20">
            <text:p>IDtoEmployeeSvc</text:p>
          </table:table-cell>
          <table:table-cell office:value-type="date" office:date-value="2025-04-03T14:13:29" table:style-name="ce14">
            <text:p>4/3/25 02:13 PM</text:p>
          </table:table-cell>
          <table:table-cell office:value-type="date" office:date-value="2025-04-03T14:18:29" table:style-name="ce14">
            <text:p>4/3/25 02:18 PM</text:p>
          </table:table-cell>
          <table:table-cell office:value-type="string" table:style-name="ce13">
            <text:p>#error library</text:p>
          </table:table-cell>
          <table:table-cell table:style-name="ce18"/>
          <table:table-cell table:number-columns-repeated="16375"/>
        </table:table-row>
        <table:table-row table:style-name="ro5"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2555555565049905" table:style-name="ce4">
            <text:p>0.526</text:p>
          </table:table-cell>
          <table:table-cell office:value-type="string" table:style-name="ce20">
            <text:p>IDtoAltea</text:p>
          </table:table-cell>
          <table:table-cell office:value-type="date" office:date-value="2025-04-03T14:18:29" table:style-name="ce14">
            <text:p>4/3/25 02:18 PM</text:p>
          </table:table-cell>
          <table:table-cell office:value-type="date" office:date-value="2025-04-03T14:50:01" table:style-name="ce14">
            <text:p>4/3/25 02:50 PM</text:p>
          </table:table-cell>
          <table:table-cell office:value-type="string" table:style-name="ce13">
            <text:p>Worked on issue resolution with Joe on the IDtoAltea driver.</text:p>
          </table:table-cell>
          <table:table-cell office:value-type="string" table:style-name="ce18">
            <text:p>Discussing the removal of the last office ID on a user: if it was a supplemental office ID, an error occurs.</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5972222218988499" table:style-name="ce4">
            <text:p>0.160</text:p>
          </table:table-cell>
          <table:table-cell office:value-type="string" table:style-name="ce20">
            <text:p>IDtoAltea</text:p>
          </table:table-cell>
          <table:table-cell office:value-type="date" office:date-value="2025-04-03T14:50:01" table:style-name="ce14">
            <text:p>4/3/25 02:50 PM</text:p>
          </table:table-cell>
          <table:table-cell office:value-type="date" office:date-value="2025-04-03T14:59:36" table:style-name="ce14">
            <text:p>4/3/25 02:59 PM</text:p>
          </table:table-cell>
          <table:table-cell office:value-type="string" table:style-name="ce13">
            <text:p>#studying tests to see if we have a removal of the last supplo office id</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69666666671401" table:style-name="ce4">
            <text:p>1.697</text:p>
          </table:table-cell>
          <table:table-cell office:value-type="string" table:style-name="ce20">
            <text:p>IDtoMiro</text:p>
          </table:table-cell>
          <table:table-cell office:value-type="date" office:date-value="2025-04-03T14:59:36" table:style-name="ce14">
            <text:p>4/3/25 02:59 PM</text:p>
          </table:table-cell>
          <table:table-cell office:value-type="date" office:date-value="2025-04-03T16:41:24" table:style-name="ce14">
            <text:p>4/3/25 04:41 PM</text:p>
          </table:table-cell>
          <table:table-cell office:value-type="string" table:style-name="ce13">
            <text:p>Worked on the design for exposing teams in MyAccess and creating stories for the IDtoMiro driv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34249999991152402" table:style-name="ce4">
            <text:p>0.342</text:p>
          </table:table-cell>
          <table:table-cell office:value-type="string" table:style-name="ce20">
            <text:p>IDtoEmployeeSvc</text:p>
          </table:table-cell>
          <table:table-cell office:value-type="date" office:date-value="2025-04-03T16:41:24" table:style-name="ce14">
            <text:p>4/3/25 04:41 PM</text:p>
          </table:table-cell>
          <table:table-cell office:value-type="date" office:date-value="2025-04-03T17:01:57" table:style-name="ce14">
            <text:p>4/3/25 05:01 PM</text:p>
          </table:table-cell>
          <table:table-cell office:value-type="string" table:style-name="ce13">
            <text:p>#looking at 660 user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office:value-type="float" office:value="8.75" table:style-name="ce19">
            <text:p>8.750</text:p>
          </table:table-cell>
          <table:table-cell office:value-type="float" office:value="8.6613888888386992" table:style-name="ce4">
            <text:p>8.661</text:p>
          </table:table-cell>
          <table:table-cell office:value-type="string" table:style-name="ce4">
            <text:p>---</text:p>
          </table:table-cell>
          <table:table-cell office:value-type="date" office:date-value="2025-04-04T00:00:00" table:style-name="ce20">
            <text:p>4-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613611111184582" table:style-name="ce4">
            <text:p>0.614</text:p>
          </table:table-cell>
          <table:table-cell office:value-type="string" table:style-name="ce20">
            <text:p>IDtoEmployeeSvc</text:p>
          </table:table-cell>
          <table:table-cell office:value-type="date" office:date-value="2025-04-04T07:54:04" table:style-name="ce14">
            <text:p>4/4/25 07:54 AM</text:p>
          </table:table-cell>
          <table:table-cell office:value-type="date" office:date-value="2025-04-04T08:30:53" table:style-name="ce14">
            <text:p>4/4/25 08:30 AM</text:p>
          </table:table-cell>
          <table:table-cell office:value-type="string" table:style-name="ce26">
            <text:p>Worked on resolving INC6511199 for IDtoEmployeeSvc with Logini.</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6388888875953898" table:style-name="ce4">
            <text:p>0.264</text:p>
          </table:table-cell>
          <table:table-cell office:value-type="string" table:style-name="ce20">
            <text:p>mtg-Daily</text:p>
          </table:table-cell>
          <table:table-cell office:value-type="date" office:date-value="2025-04-04T08:30:53" table:style-name="ce14">
            <text:p>4/4/25 08:30 AM</text:p>
          </table:table-cell>
          <table:table-cell office:value-type="date" office:date-value="2025-04-04T08:46:43" table:style-name="ce14">
            <text:p>4/4/25 08:46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7944444458698898" table:style-name="ce4">
            <text:p>0.479</text:p>
          </table:table-cell>
          <table:table-cell office:value-type="string" table:style-name="ce20">
            <text:p>IDtoEmployeeSvc</text:p>
          </table:table-cell>
          <table:table-cell office:value-type="date" office:date-value="2025-04-04T08:46:43" table:style-name="ce14">
            <text:p>4/4/25 08:46 AM</text:p>
          </table:table-cell>
          <table:table-cell office:value-type="date" office:date-value="2025-04-04T09:15:29" table:style-name="ce14">
            <text:p>4/4/25 09:1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41944444424007" table:style-name="ce4">
            <text:p>0.242</text:p>
          </table:table-cell>
          <table:table-cell office:value-type="string" table:style-name="ce20">
            <text:p>IDtoEmployeeSvc</text:p>
          </table:table-cell>
          <table:table-cell office:value-type="date" office:date-value="2025-04-04T09:15:29" table:style-name="ce14">
            <text:p>4/4/25 09:15 AM</text:p>
          </table:table-cell>
          <table:table-cell office:value-type="date" office:date-value="2025-04-04T09:30:00" table:style-name="ce14">
            <text:p>4/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4T09:30:00" table:style-name="ce14">
            <text:p>4/4/25 09:30 AM</text:p>
          </table:table-cell>
          <table:table-cell office:value-type="date" office:date-value="2025-04-04T10:00:00" table:style-name="ce14">
            <text:p>4/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0652777777868301" table:style-name="ce4">
            <text:p>1.065</text:p>
          </table:table-cell>
          <table:table-cell office:value-type="string" table:style-name="ce20">
            <text:p>IDtoEmployeeSvc</text:p>
          </table:table-cell>
          <table:table-cell office:value-type="date" office:date-value="2025-04-04T10:00:00" table:style-name="ce14">
            <text:p>4/4/25 10:00 AM</text:p>
          </table:table-cell>
          <table:table-cell office:value-type="date" office:date-value="2025-04-04T11:03:55" table:style-name="ce14">
            <text:p>4/4/25 11:03 AM</text:p>
          </table:table-cell>
          <table:table-cell office:value-type="string" table:style-name="ce13">
            <text:p># I made a change to veto prehires November 2024; this caused confusion</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1.3741666667629" table:style-name="ce4">
            <text:p>1.374</text:p>
          </table:table-cell>
          <table:table-cell office:value-type="string" table:style-name="ce20">
            <text:p>IDtoMiro</text:p>
          </table:table-cell>
          <table:table-cell office:value-type="date" office:date-value="2025-04-04T11:03:55" table:style-name="ce14">
            <text:p>4/4/25 11:03 AM</text:p>
          </table:table-cell>
          <table:table-cell office:value-type="date" office:date-value="2025-04-04T12:26:22" table:style-name="ce14">
            <text:p>4/4/25 12:26 PM</text:p>
          </table:table-cell>
          <table:table-cell office:value-type="string" table:style-name="ce13">
            <text:p>Worked on creating 6 new stories for the work requested by the IDtoMiro app owner.</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28861111099831799" table:style-name="ce4">
            <text:p>0.289</text:p>
          </table:table-cell>
          <table:table-cell office:value-type="string" table:style-name="ce20">
            <text:p>IDtoMiro</text:p>
          </table:table-cell>
          <table:table-cell office:value-type="date" office:date-value="2025-04-04T12:26:22" table:style-name="ce14">
            <text:p>4/4/25 12:26 PM</text:p>
          </table:table-cell>
          <table:table-cell office:value-type="date" office:date-value="2025-04-04T12:43:41" table:style-name="ce14">
            <text:p>4/4/25 12:43 PM</text:p>
          </table:table-cell>
          <table:table-cell office:value-type="string" table:style-name="ce13">
            <text:p>#finished creating new stories, and about 15 mins of gitlab approval work.</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5305555564118599" table:style-name="ce4">
            <text:p>0.453</text:p>
          </table:table-cell>
          <table:table-cell office:value-type="string" table:style-name="ce20">
            <text:p>IDtoMiro</text:p>
          </table:table-cell>
          <table:table-cell office:value-type="date" office:date-value="2025-04-04T13:30:00" table:style-name="ce14">
            <text:p>4/4/25 01:30 PM</text:p>
          </table:table-cell>
          <table:table-cell office:value-type="date" office:date-value="2025-04-04T13:57:11" table:style-name="ce14">
            <text:p>4/4/25 01:57 PM</text:p>
          </table:table-cell>
          <table:table-cell office:value-type="string" table:style-name="ce13">
            <text:p># Reivewing options to detect team/group admin status.</text:p>
          </table:table-cell>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407222222071141" table:style-name="ce4">
            <text:p>0.407</text:p>
          </table:table-cell>
          <table:table-cell office:value-type="string" table:style-name="ce25">
            <text:p>IDtoAutocrib</text:p>
          </table:table-cell>
          <table:table-cell office:value-type="date" office:date-value="2025-04-04T13:57:11" table:style-name="ce14">
            <text:p>4/4/25 01:57 PM</text:p>
          </table:table-cell>
          <table:table-cell office:value-type="date" office:date-value="2025-04-04T14:21:37" table:style-name="ce14">
            <text:p>4/4/25 02:21 PM</text:p>
          </table:table-cell>
          <table:table-cell office:value-type="string" table:style-name="ce13">
            <text:p>Meeting with Akilan to discuss how MyAccess can expose 6 roles among 12 locations for the IDtoAutocrib driver.</text:p>
          </table:table-cell>
          <table:table-cell table:style-name="ce18"/>
          <table:table-cell table:number-columns-repeated="16375"/>
        </table:table-row>
        <table:table-row table:style-name="ro6"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66666666686069" table:style-name="ce4">
            <text:p>0.167</text:p>
          </table:table-cell>
          <table:table-cell office:value-type="string" table:style-name="ce25">
            <text:p>swa-scim-connector</text:p>
          </table:table-cell>
          <table:table-cell office:value-type="date" office:date-value="2025-04-04T14:21:37" table:style-name="ce14">
            <text:p>4/4/25 02:21 PM</text:p>
          </table:table-cell>
          <table:table-cell office:value-type="date" office:date-value="2025-04-04T14:31:37" table:style-name="ce14">
            <text:p>4/4/25 02:31 PM</text:p>
          </table:table-cell>
          <table:table-cell office:value-type="string" table:style-name="ce13">
            <text:p>Worked on the swa-rest-connector issue resolution with Gokul. Published new version for Gokul to use.</text:p>
          </table:table-cell>
          <table:table-cell office:value-type="string" table:style-name="ce18">
            <text:p>I had added a check on the SCIM Payload result to confirm it had between 2 and 6 entries, but this is insufficient; I’m adding a better validation to check for the ListResponse schema. We also needed to add the ability to validate full arrays, so that's added now.</text:p>
          </table:table-cell>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2.0841666666674401" table:style-name="ce4">
            <text:p>2.084</text:p>
          </table:table-cell>
          <table:table-cell office:value-type="string" table:style-name="ce25">
            <text:p>swa-scim-connector</text:p>
          </table:table-cell>
          <table:table-cell office:value-type="date" office:date-value="2025-04-04T14:31:37" table:style-name="ce14">
            <text:p>4/4/25 02:31 PM</text:p>
          </table:table-cell>
          <table:table-cell office:value-type="date" office:date-value="2025-04-04T16:36:40" table:style-name="ce14">
            <text:p>4/4/25 04:36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138055555522442" table:style-name="ce4">
            <text:p>0.138</text:p>
          </table:table-cell>
          <table:table-cell office:value-type="string" table:style-name="ce20">
            <text:p>IDtoEmployeeSvc</text:p>
          </table:table-cell>
          <table:table-cell office:value-type="date" office:date-value="2025-04-04T16:36:40" table:style-name="ce14">
            <text:p>4/4/25 04:36 PM</text:p>
          </table:table-cell>
          <table:table-cell office:value-type="date" office:date-value="2025-04-04T16:44:57" table:style-name="ce14">
            <text:p>4/4/25 04:44 PM</text:p>
          </table:table-cell>
          <table:table-cell table:style-name="ce13"/>
          <table:table-cell table:style-name="ce18"/>
          <table:table-cell table:number-columns-repeated="16375"/>
        </table:table-row>
        <table:table-row table:style-name="ro2" table:visibility="collapse">
          <table:table-cell office:value-type="float" office:value="909" table:style-name="ce17">
            <text:p>909</text:p>
          </table:table-cell>
          <table:table-cell table:style-name="ce19"/>
          <table:table-cell office:value-type="string" table:style-name="ce4">
            <text:p>BILLED</text:p>
          </table:table-cell>
          <table:table-cell office:value-type="float" office:value="0.58527777786366597" table:style-name="ce4">
            <text:p>0.585</text:p>
          </table:table-cell>
          <table:table-cell office:value-type="string" table:style-name="ce25">
            <text:p>swa-scim-connector</text:p>
          </table:table-cell>
          <table:table-cell office:value-type="date" office:date-value="2025-04-04T16:44:57" table:style-name="ce14">
            <text:p>4/4/25 04:44 PM</text:p>
          </table:table-cell>
          <table:table-cell office:value-type="date" office:date-value="2025-04-04T17:20:04" table:style-name="ce14">
            <text:p>4/4/25 05:20 PM</text:p>
          </table:table-cell>
          <table:table-cell table:style-name="ce13"/>
          <table:table-cell table:style-name="ce18"/>
          <table:table-cell table:number-columns-repeated="16375"/>
        </table:table-row>
        <table:table-row table:number-rows-repeated="3" table:style-name="ro2" table:visibility="collapse">
          <table:table-cell office:value-type="float" office:value="909" table:style-name="ce17">
            <text:p>909</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0" table:style-name="ce17">
            <text:p>910</text:p>
          </table:table-cell>
          <table:table-cell table:style-name="ce19"/>
          <table:table-cell office:value-type="string" table:style-name="ce4">
            <text:p>****************</text:p>
          </table:table-cell>
          <table:table-cell table:style-name="ce5"/>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text:p>
          </table:table-cell>
          <table:table-cell table:style-name="ce5"/>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0" table:style-name="ce17">
            <text:p>910</text:p>
          </table:table-cell>
          <table:table-cell table:style-name="ce12"/>
          <table:table-cell office:value-type="string" table:style-name="ce4">
            <text:p>BILLED</text:p>
          </table:table-cell>
          <table:table-cell table:style-name="ce4"/>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9" table:style-name="ce19">
            <text:p>9.000</text:p>
          </table:table-cell>
          <table:table-cell office:value-type="float" office:value="8.9477777777938208" table:style-name="ce4">
            <text:p>8.948</text:p>
          </table:table-cell>
          <table:table-cell table:style-name="ce4"/>
          <table:table-cell office:value-type="date" office:date-value="2025-04-07T00:00:00" table:style-name="ce20">
            <text:p>7-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3444444432389002" table:style-name="ce4">
            <text:p>0.634</text:p>
          </table:table-cell>
          <table:table-cell office:value-type="string" table:style-name="ce22">
            <text:p>IDtoMiro</text:p>
          </table:table-cell>
          <table:table-cell office:value-type="date" office:date-value="2025-04-07T07:50:00" table:style-name="ce14">
            <text:p>4/7/25 07:50 AM</text:p>
          </table:table-cell>
          <table:table-cell office:value-type="date" office:date-value="2025-04-07T08:28:04" table:style-name="ce14">
            <text:p>4/7/25 08:28 AM</text:p>
          </table:table-cell>
          <table:table-cell office:value-type="string" table:style-name="ce21">
            <text:p>Worked on team admin discovery through the SCIM API for the IDtoMiro driver.</text:p>
          </table:table-cell>
          <table:table-cell office:value-type="string" table:style-name="ce18">
            <text:p>I found the SCIM api does not currently expose these . . We'll need to find another option for team joining approval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5888888896443" table:style-name="ce4">
            <text:p>0.359</text:p>
          </table:table-cell>
          <table:table-cell office:value-type="string" table:style-name="ce21">
            <text:p>mtg-daily</text:p>
          </table:table-cell>
          <table:table-cell office:value-type="date" office:date-value="2025-04-07T08:28:04" table:style-name="ce14">
            <text:p>4/7/25 08:28 AM</text:p>
          </table:table-cell>
          <table:table-cell office:value-type="date" office:date-value="2025-04-07T08:49:36" table:style-name="ce14">
            <text:p>4/7/25 08:49 AM</text:p>
          </table:table-cell>
          <table:table-cell office:value-type="string" table:style-name="ce22">
            <text:p>Daily meetings with the team. Weekly EE sync u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8694444444263398" table:style-name="ce4">
            <text:p>0.387</text:p>
          </table:table-cell>
          <table:table-cell office:value-type="string" table:style-name="ce22">
            <text:p>IDtoMiro</text:p>
          </table:table-cell>
          <table:table-cell office:value-type="date" office:date-value="2025-04-07T08:49:36" table:style-name="ce14">
            <text:p>4/7/25 08:49 AM</text:p>
          </table:table-cell>
          <table:table-cell office:value-type="date" office:date-value="2025-04-07T09:12:49" table:style-name="ce14">
            <text:p>4/7/25 09:12 AM</text:p>
          </table:table-cell>
          <table:table-cell office:value-type="string" table:style-name="ce21">
            <text:p>Worked on resolving confusion around admin gui and API differences.</text:p>
          </table:table-cell>
          <table:table-cell office:value-type="string" table:style-name="ce18">
            <text:p>GUI and API show different nubmers occasionally . .need to nail this down.</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8638888895511599" table:style-name="ce4">
            <text:p>0.286</text:p>
          </table:table-cell>
          <table:table-cell office:value-type="string" table:style-name="ce21">
            <text:p>IDtoEmployeeSvc</text:p>
          </table:table-cell>
          <table:table-cell office:value-type="date" office:date-value="2025-04-07T09:12:49" table:style-name="ce14">
            <text:p>4/7/25 09:12 AM</text:p>
          </table:table-cell>
          <table:table-cell office:value-type="date" office:date-value="2025-04-07T09:30:00" table:style-name="ce14">
            <text:p>4/7/25 09:30 AM</text:p>
          </table:table-cell>
          <table:table-cell office:value-type="string" table:style-name="ce21">
            <text:p>Worked on the error response library for the IDtoEmployeeSvc driver.</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07T09:30:00" table:style-name="ce14">
            <text:p>4/7/25 09:30 AM</text:p>
          </table:table-cell>
          <table:table-cell office:value-type="date" office:date-value="2025-04-07T10:00:00" table:style-name="ce14">
            <text:p>4/7/25 10:0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36388888978399" table:style-name="ce4">
            <text:p>0.936</text:p>
          </table:table-cell>
          <table:table-cell office:value-type="string" table:style-name="ce21">
            <text:p>mtg-ee</text:p>
          </table:table-cell>
          <table:table-cell office:value-type="date" office:date-value="2025-04-07T10:00:00" table:style-name="ce14">
            <text:p>4/7/25 10:00 AM</text:p>
          </table:table-cell>
          <table:table-cell office:value-type="date" office:date-value="2025-04-07T10:56:11" table:style-name="ce14">
            <text:p>4/7/25 10:56 AM</text:p>
          </table:table-cell>
          <table:table-cell office:value-type="string" table:style-name="ce21">
            <text:p># ee meeting stephanie presented, manoj directed</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8305555561092" table:style-name="ce4">
            <text:p>1.483</text:p>
          </table:table-cell>
          <table:table-cell office:value-type="string" table:style-name="ce21">
            <text:p>IDtoEmployeeSvc</text:p>
          </table:table-cell>
          <table:table-cell office:value-type="date" office:date-value="2025-04-07T10:56:11" table:style-name="ce14">
            <text:p>4/7/25 10:56 AM</text:p>
          </table:table-cell>
          <table:table-cell office:value-type="date" office:date-value="2025-04-07T12:25:10" table:style-name="ce14">
            <text:p>4/7/25 12:2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78888888901565" table:style-name="ce4">
            <text:p>0.479</text:p>
          </table:table-cell>
          <table:table-cell office:value-type="string" table:style-name="ce21">
            <text:p>IDtoMiro</text:p>
          </table:table-cell>
          <table:table-cell office:value-type="date" office:date-value="2025-04-07T13:29:23" table:style-name="ce14">
            <text:p>4/7/25 01:29 PM</text:p>
          </table:table-cell>
          <table:table-cell office:value-type="date" office:date-value="2025-04-07T13:58:07" table:style-name="ce14">
            <text:p>4/7/25 01:58 PM</text:p>
          </table:table-cell>
          <table:table-cell office:value-type="string" table:style-name="ce21">
            <text:p># Respoonding to Arvin rest vs SCIM</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8827777777332799" table:style-name="ce4">
            <text:p>3.883</text:p>
          </table:table-cell>
          <table:table-cell office:value-type="string" table:style-name="ce21">
            <text:p>IDtoAutocrib</text:p>
          </table:table-cell>
          <table:table-cell office:value-type="date" office:date-value="2025-04-07T13:58:07" table:style-name="ce14">
            <text:p>4/7/25 01:58 PM</text:p>
          </table:table-cell>
          <table:table-cell office:value-type="date" office:date-value="2025-04-07T17:51:05" table:style-name="ce14">
            <text:p>4/7/25 05:51 PM</text:p>
          </table:table-cell>
          <table:table-cell office:value-type="string" table:style-name="ce21">
            <text:p>Worked on importing AutoCrib users into the Dallas Autocrib site for the IDtoAutocrib driver.</text:p>
          </table:table-cell>
          <table:table-cell office:value-type="string" table:style-name="ce18">
            <text:p>Had a minor fix to do first: needed to add the Dallas swaLocation value to the driver.</text:p>
          </table:table-cell>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794444445520604" table:style-name="ce4">
            <text:p>7.379</text:p>
          </table:table-cell>
          <table:table-cell office:value-type="string" table:style-name="ce4">
            <text:p>---</text:p>
          </table:table-cell>
          <table:table-cell office:value-type="date" office:date-value="2025-04-08T00:00:00" table:style-name="ce20">
            <text:p>8-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08T08:30:00" table:style-name="ce14">
            <text:p>4/8/25 08:30 AM</text:p>
          </table:table-cell>
          <table:table-cell office:value-type="date" office:date-value="2025-04-08T08:45:00" table:style-name="ce14">
            <text:p>4/8/25 08:45 AM</text:p>
          </table:table-cell>
          <table:table-cell office:value-type="string" table:style-name="ce13">
            <text:p>Daily meetings with the team. EE Kanban planning meeting.</text:p>
          </table:table-cell>
          <table:table-cell table:style-name="ce15"/>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mtg-kanban</text:p>
          </table:table-cell>
          <table:table-cell office:value-type="date" office:date-value="2025-04-08T09:00:00" table:style-name="ce14">
            <text:p>4/8/25 09:00 AM</text:p>
          </table:table-cell>
          <table:table-cell office:value-type="date" office:date-value="2025-04-08T09:45:00" table:style-name="ce14">
            <text:p>4/8/25 09: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1830555556225599" table:style-name="ce4">
            <text:p>2.183</text:p>
          </table:table-cell>
          <table:table-cell office:value-type="string" table:style-name="ce20">
            <text:p>BAES</text:p>
          </table:table-cell>
          <table:table-cell office:value-type="date" office:date-value="2025-04-08T10:30:00" table:style-name="ce14">
            <text:p>4/8/25 10:30 AM</text:p>
          </table:table-cell>
          <table:table-cell office:value-type="date" office:date-value="2025-04-08T12:40:59" table:style-name="ce14">
            <text:p>4/8/25 12:40 PM</text:p>
          </table:table-cell>
          <table:table-cell office:value-type="string" table:style-name="ce13">
            <text:p>Worked on reviewing the issue with reported Permission_Legal_Entity in the LMS driver.</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38749999989523" table:style-name="ce4">
            <text:p>1.387</text:p>
          </table:table-cell>
          <table:table-cell office:value-type="string" table:style-name="ce20">
            <text:p>IDtoAutocrib</text:p>
          </table:table-cell>
          <table:table-cell office:value-type="date" office:date-value="2025-04-08T12:40:59" table:style-name="ce14">
            <text:p>4/8/25 12:40 PM</text:p>
          </table:table-cell>
          <table:table-cell office:value-type="date" office:date-value="2025-04-08T14:04:14" table:style-name="ce14">
            <text:p>4/8/25 02:04 PM</text:p>
          </table:table-cell>
          <table:table-cell office:value-type="string" table:style-name="ce21">
            <text:p>Worked on importing AutoCrib users into the Dallas Autocrib site for the IDtoAutocrib driver.</text:p>
          </table:table-cell>
          <table:table-cell office:value-type="string" table:style-name="ce18">
            <text:p>Found a 4 year old bug, that we simply didn't have a test for. Our IdMUnit connector doesn't support nested elements . .doh.</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4583333343034599" table:style-name="ce4">
            <text:p>0.646</text:p>
          </table:table-cell>
          <table:table-cell office:value-type="string" table:style-name="ce20">
            <text:p>IDtoEmployeeSvc</text:p>
          </table:table-cell>
          <table:table-cell office:value-type="date" office:date-value="2025-04-08T14:04:14" table:style-name="ce14">
            <text:p>4/8/25 02:04 PM</text:p>
          </table:table-cell>
          <table:table-cell office:value-type="date" office:date-value="2025-04-08T14:42:59" table:style-name="ce14">
            <text:p>4/8/25 02:42 PM</text:p>
          </table:table-cell>
          <table:table-cell office:value-type="string" table:style-name="ce13">
            <text:p>Worked on planning migration with Logini for the IDtoEmployeeSvc driver. Worked on the error manager.</text:p>
          </table:table-cell>
          <table:table-cell office:value-type="string" table:style-name="ce18">
            <text:p>Still missing the dbid value required to write users to the proper location.</text:p>
          </table:table-cell>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55444444442401" table:style-name="ce4">
            <text:p>1.554</text:p>
          </table:table-cell>
          <table:table-cell office:value-type="string" table:style-name="ce20">
            <text:p>IDtoEmployeeSvc</text:p>
          </table:table-cell>
          <table:table-cell office:value-type="date" office:date-value="2025-04-08T14:42:59" table:style-name="ce14">
            <text:p>4/8/25 02:42 PM</text:p>
          </table:table-cell>
          <table:table-cell office:value-type="date" office:date-value="2025-04-08T16:16:15" table:style-name="ce14">
            <text:p>4/8/25 04:16 PM</text:p>
          </table:table-cell>
          <table:table-cell office:value-type="string" table:style-name="ce13">
            <text:p>#error manager: triggering errors</text:p>
          </table:table-cell>
          <table:table-cell office:value-type="string" table:style-name="ce18">
            <text:p>They're doing a migration on their side; but we need to stop/start the driver at the right time; and move their QA environment to EMPUAT1 again. Also creating storie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60861111106350996" table:style-name="ce4">
            <text:p>0.609</text:p>
          </table:table-cell>
          <table:table-cell office:value-type="string" table:style-name="ce20">
            <text:p>IDtoEmployeeSvc</text:p>
          </table:table-cell>
          <table:table-cell office:value-type="date" office:date-value="2025-04-08T16:58:31" table:style-name="ce14">
            <text:p>4/8/25 04:58 PM</text:p>
          </table:table-cell>
          <table:table-cell office:value-type="date" office:date-value="2025-04-08T17:35:02" table:style-name="ce14">
            <text:p>4/8/25 05:35 PM</text:p>
          </table:table-cell>
          <table:table-cell office:value-type="string" table:style-name="ce13">
            <text:p>#</text:p>
          </table:table-cell>
          <table:table-cell table:style-name="ce18"/>
          <table:table-cell table:number-columns-repeated="16375"/>
        </table:table-row>
        <table:table-row table:number-rows-repeated="7"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0" table:style-name="ce17">
            <text:p>910</text:p>
          </table:table-cell>
          <table:table-cell office:value-type="float" office:value="8.25" table:style-name="ce19">
            <text:p>8.250</text:p>
          </table:table-cell>
          <table:table-cell office:value-type="float" office:value="8.0230555554153398" table:style-name="ce4">
            <text:p>8.023</text:p>
          </table:table-cell>
          <table:table-cell office:value-type="string" table:style-name="ce4">
            <text:p>---</text:p>
          </table:table-cell>
          <table:table-cell office:value-type="date" office:date-value="2025-04-09T00:00:00" table:style-name="ce20">
            <text:p>9-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33333333395422" table:style-name="ce4">
            <text:p>0.233</text:p>
          </table:table-cell>
          <table:table-cell office:value-type="string" table:style-name="ce20">
            <text:p>mtg-daily</text:p>
          </table:table-cell>
          <table:table-cell office:value-type="date" office:date-value="2025-04-09T08:30:00" table:style-name="ce14">
            <text:p>4/9/25 08:30 AM</text:p>
          </table:table-cell>
          <table:table-cell office:value-type="date" office:date-value="2025-04-09T08:44:00" table:style-name="ce14">
            <text:p>4/9/25 08:44 AM</text:p>
          </table:table-cell>
          <table:table-cell office:value-type="string" table:style-name="ce13">
            <text:p>Daily meetings with the team. Also had a meeting with Sean Carroll discussing Vikas.</text:p>
          </table:table-cell>
          <table:table-cell office:value-type="string" table:style-name="ce23">
            <text:p>Vikas . .</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09T09:30:00" table:style-name="ce14">
            <text:p>4/9/25 09:30 AM</text:p>
          </table:table-cell>
          <table:table-cell office:value-type="date" office:date-value="2025-04-09T10:00:00" table:style-name="ce14">
            <text:p>4/9/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000000000582099" table:style-name="ce4">
            <text:p>2.000</text:p>
          </table:table-cell>
          <table:table-cell office:value-type="string" table:style-name="ce20">
            <text:p>IDtoEmployeeSvc</text:p>
          </table:table-cell>
          <table:table-cell office:value-type="date" office:date-value="2025-04-09T10:00:00" table:style-name="ce14">
            <text:p>4/9/25 10:00 AM</text:p>
          </table:table-cell>
          <table:table-cell office:value-type="date" office:date-value="2025-04-09T12:00:00" table:style-name="ce14">
            <text:p>4/9/25 12:00 PM</text:p>
          </table:table-cell>
          <table:table-cell office:value-type="string" table:style-name="ce13">
            <text:p>Worked on the regex parser for the error manager in the IDtoEmployeeSvc driver.</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08333333337214" table:style-name="ce4">
            <text:p>1.083</text:p>
          </table:table-cell>
          <table:table-cell office:value-type="string" table:style-name="ce20">
            <text:p>L&amp;L</text:p>
          </table:table-cell>
          <table:table-cell office:value-type="date" office:date-value="2025-04-09T12:00:00" table:style-name="ce14">
            <text:p>4/9/25 12:00 PM</text:p>
          </table:table-cell>
          <table:table-cell office:value-type="date" office:date-value="2025-04-09T13:05:00" table:style-name="ce14">
            <text:p>4/9/25 01:05 PM</text:p>
          </table:table-cell>
          <table:table-cell office:value-type="string" table:style-name="ce13">
            <text:p>Attended L&amp;L discussing OAUTH and OIDC.</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43472222215496" table:style-name="ce4">
            <text:p>1.435</text:p>
          </table:table-cell>
          <table:table-cell office:value-type="string" table:style-name="ce20">
            <text:p>IDtoAutocrib</text:p>
          </table:table-cell>
          <table:table-cell office:value-type="date" office:date-value="2025-04-09T13:05:00" table:style-name="ce14">
            <text:p>4/9/25 01:05 PM</text:p>
          </table:table-cell>
          <table:table-cell office:value-type="date" office:date-value="2025-04-09T14:31:05" table:style-name="ce14">
            <text:p>4/9/25 02:31 PM</text:p>
          </table:table-cell>
          <table:table-cell office:value-type="string" table:style-name="ce13">
            <text:p>Worked on adding the latest dbid value for the Dallas go-live on Monday.</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19638888887129699" table:style-name="ce4">
            <text:p>0.196</text:p>
          </table:table-cell>
          <table:table-cell office:value-type="string" table:style-name="ce20">
            <text:p>Support</text:p>
          </table:table-cell>
          <table:table-cell office:value-type="date" office:date-value="2025-04-09T14:31:05" table:style-name="ce14">
            <text:p>4/9/25 02:31 PM</text:p>
          </table:table-cell>
          <table:table-cell office:value-type="date" office:date-value="2025-04-09T14:42:52" table:style-name="ce14">
            <text:p>4/9/25 02:42 PM</text:p>
          </table:table-cell>
          <table:table-cell office:value-type="string" table:style-name="ce13">
            <text:p>Worked to help answer questions related to the re-org and the IDtoSumTotal driver for Nirosha and the team.</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94833333324641" table:style-name="ce4">
            <text:p>0.948</text:p>
          </table:table-cell>
          <table:table-cell office:value-type="string" table:style-name="ce20">
            <text:p>IDtoAutocrib</text:p>
          </table:table-cell>
          <table:table-cell office:value-type="date" office:date-value="2025-04-09T15:55:00" table:style-name="ce14">
            <text:p>4/9/25 03:55 PM</text:p>
          </table:table-cell>
          <table:table-cell office:value-type="date" office:date-value="2025-04-09T16:51:54" table:style-name="ce14">
            <text:p>4/9/25 04:51 PM</text:p>
          </table:table-cell>
          <table:table-cell office:value-type="string" table:style-name="ce13">
            <text:p>#passing tests in dev; driver isn't working right yet . .</text:p>
          </table:table-cell>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6269444444333201" table:style-name="ce4">
            <text:p>1.627</text:p>
          </table:table-cell>
          <table:table-cell office:value-type="string" table:style-name="ce20">
            <text:p>IDtoAutocrib</text:p>
          </table:table-cell>
          <table:table-cell office:value-type="date" office:date-value="2025-04-09T16:51:54" table:style-name="ce14">
            <text:p>4/9/25 04:51 PM</text:p>
          </table:table-cell>
          <table:table-cell office:value-type="date" office:date-value="2025-04-09T18:29:31" table:style-name="ce14">
            <text:p>4/9/25 06:29 PM</text:p>
          </table:table-cell>
          <table:table-cell office:value-type="string" table:style-name="ce13">
            <text:p>#back in pipeline, ater fixing test 2_3</text:p>
          </table:table-cell>
          <table:table-cell table:style-name="ce23"/>
          <table:table-cell table:number-columns-repeated="16375"/>
        </table:table-row>
        <table:table-row table:number-rows-repeated="2"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2536111111403399" table:style-name="ce4">
            <text:p>7.254</text:p>
          </table:table-cell>
          <table:table-cell office:value-type="string" table:style-name="ce4">
            <text:p>---</text:p>
          </table:table-cell>
          <table:table-cell office:value-type="date" office:date-value="2025-04-10T00:00:00" table:style-name="ce20">
            <text:p>10-Apr</text:p>
          </table:table-cell>
          <table:table-cell table:number-columns-repeated="2" table:style-name="ce14"/>
          <table:table-cell table:style-name="ce13"/>
          <table:table-cell table:style-name="ce18"/>
          <table:table-cell table:number-columns-repeated="16375"/>
        </table:table-row>
        <table:table-row table:style-name="ro4"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19527777779149" table:style-name="ce4">
            <text:p>1.195</text:p>
          </table:table-cell>
          <table:table-cell office:value-type="string" table:style-name="ce20">
            <text:p>IDtoAutocrib</text:p>
          </table:table-cell>
          <table:table-cell office:value-type="date" office:date-value="2025-04-10T07:20:00" table:style-name="ce14">
            <text:p>4/10/25 07:20 AM</text:p>
          </table:table-cell>
          <table:table-cell office:value-type="date" office:date-value="2025-04-10T08:31:43" table:style-name="ce14">
            <text:p>4/10/25 08:31 AM</text:p>
          </table:table-cell>
          <table:table-cell office:value-type="string" table:style-name="ce13">
            <text:p>Worked on IDtoAutocrib production deploy, and migrating users to the new Dallas AutoCrib site.</text:p>
          </table:table-cell>
          <table:table-cell office:value-type="string" table:style-name="ce18">
            <text:p>Had to deploy an updated driver, and then found 844/845 users synchronized; last user had a 21-character lastname, but field is restricted to 20 in Autocrib. Now adding field restrictions to the driver.</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2138888895278799" table:style-name="ce4">
            <text:p>0.221</text:p>
          </table:table-cell>
          <table:table-cell office:value-type="string" table:style-name="ce20">
            <text:p>mtg-daily</text:p>
          </table:table-cell>
          <table:table-cell office:value-type="date" office:date-value="2025-04-10T08:31:43" table:style-name="ce14">
            <text:p>4/10/25 08:31 AM</text:p>
          </table:table-cell>
          <table:table-cell office:value-type="date" office:date-value="2025-04-10T08:45:00" table:style-name="ce14">
            <text:p>4/10/25 08:45 AM</text:p>
          </table:table-cell>
          <table:table-cell office:value-type="string" table:style-name="ce13">
            <text:p>Daily meetings with the team.</text:p>
          </table:table-cell>
          <table:table-cell office:value-type="string" table:style-name="ce18">
            <text:p>Only trivir standup today.</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4666666667908399" table:style-name="ce4">
            <text:p>3.467</text:p>
          </table:table-cell>
          <table:table-cell office:value-type="string" table:style-name="ce20">
            <text:p>IDtoAutocrib</text:p>
          </table:table-cell>
          <table:table-cell office:value-type="date" office:date-value="2025-04-10T11:07:00" table:style-name="ce14">
            <text:p>4/10/25 11:07 AM</text:p>
          </table:table-cell>
          <table:table-cell office:value-type="date" office:date-value="2025-04-10T14:35:00" table:style-name="ce14">
            <text:p>4/10/25 02:35 PM</text:p>
          </table:table-cell>
          <table:table-cell office:value-type="string" table:style-name="ce13">
            <text:p># Finsihing the push, and getting info on</text:p>
          </table:table-cell>
          <table:table-cell table:style-name="ce18"/>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33611111110076303" table:style-name="ce4">
            <text:p>0.336</text:p>
          </table:table-cell>
          <table:table-cell office:value-type="string" table:style-name="ce20">
            <text:p>IDtoEmployeeSvc</text:p>
          </table:table-cell>
          <table:table-cell office:value-type="date" office:date-value="2025-04-10T14:35:00" table:style-name="ce14">
            <text:p>4/10/25 02:35 PM</text:p>
          </table:table-cell>
          <table:table-cell office:value-type="date" office:date-value="2025-04-10T14:55:10" table:style-name="ce14">
            <text:p>4/10/25 02:55 PM</text:p>
          </table:table-cell>
          <table:table-cell office:value-type="string" table:style-name="ce13">
            <text:p>Worked on the IDtoEmployeeSvc error manager.</text:p>
          </table:table-cell>
          <table:table-cell office:value-type="string" table:style-name="ce18">
            <text:p>The main code is there; now confirming the regex looping works properly, and adding more errors.</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2.03416666650446" table:style-name="ce4">
            <text:p>2.034</text:p>
          </table:table-cell>
          <table:table-cell office:value-type="string" table:style-name="ce20">
            <text:p>IDtoEmployeeSvc</text:p>
          </table:table-cell>
          <table:table-cell office:value-type="date" office:date-value="2025-04-10T15:48:39" table:style-name="ce14">
            <text:p>4/10/25 03:48 PM</text:p>
          </table:table-cell>
          <table:table-cell office:value-type="date" office:date-value="2025-04-10T17:50:42" table:style-name="ce14">
            <text:p>4/10/25 05:50 PM</text:p>
          </table:table-cell>
          <table:table-cell office:value-type="string" table:style-name="ce13">
            <text:p>#</text:p>
          </table:table-cell>
          <table:table-cell table:style-name="ce18"/>
          <table:table-cell table:number-columns-repeated="16375"/>
        </table:table-row>
        <table:table-row table:number-rows-repeated="10"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office:value-type="float" office:value="7.5" table:style-name="ce19">
            <text:p>7.500</text:p>
          </table:table-cell>
          <table:table-cell office:value-type="float" office:value="7.3258333333069503" table:style-name="ce4">
            <text:p>7.326</text:p>
          </table:table-cell>
          <table:table-cell office:value-type="string" table:style-name="ce4">
            <text:p>---</text:p>
          </table:table-cell>
          <table:table-cell office:value-type="date" office:date-value="2025-04-11T00:00:00" table:style-name="ce20">
            <text:p>11-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1T08:30:00" table:style-name="ce14">
            <text:p>4/11/25 08:30 AM</text:p>
          </table:table-cell>
          <table:table-cell office:value-type="date" office:date-value="2025-04-11T08:45:00" table:style-name="ce14">
            <text:p>4/11/25 08:45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1T09:30:00" table:style-name="ce14">
            <text:p>4/11/25 09:30 AM</text:p>
          </table:table-cell>
          <table:table-cell office:value-type="date" office:date-value="2025-04-11T10:00:00" table:style-name="ce14">
            <text:p>4/11/25 10:00 AM</text:p>
          </table:table-cell>
          <table:table-cell office:value-type="string" table:style-name="ce13">
            <text:p>#</text:p>
          </table:table-cell>
          <table:table-cell table:style-name="ce18"/>
          <table:table-cell table:number-columns-repeated="16375"/>
        </table:table-row>
        <table:table-row table:style-name="ro6"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1.83333333337214" table:style-name="ce4">
            <text:p>1.833</text:p>
          </table:table-cell>
          <table:table-cell office:value-type="string" table:style-name="ce20">
            <text:p>IDtoEmployeeSvc</text:p>
          </table:table-cell>
          <table:table-cell office:value-type="date" office:date-value="2025-04-11T10:00:00" table:style-name="ce14">
            <text:p>4/11/25 10:00 AM</text:p>
          </table:table-cell>
          <table:table-cell office:value-type="date" office:date-value="2025-04-11T11:50:00" table:style-name="ce14">
            <text:p>4/11/25 11:50 AM</text:p>
          </table:table-cell>
          <table:table-cell office:value-type="string" table:style-name="ce13">
            <text:p>Worked on a simplified version of the error manager for the IDtoEmployeeSvc driver.</text:p>
          </table:table-cell>
          <table:table-cell office:value-type="string" table:style-name="ce18">
            <text:p>After discussing ideas with the IGA core team, we realized there was a much simpler approach. This approach is now complete; though the only piece missing now, is the full set of possible errors that the API can produce. We'll get those from production over the weeks following the deploy there.</text:p>
          </table:table-cell>
          <table:table-cell table:number-columns-repeated="16375"/>
        </table:table-row>
        <table:table-row table:style-name="ro5"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24999999994179201" table:style-name="ce4">
            <text:p>0.250</text:p>
          </table:table-cell>
          <table:table-cell office:value-type="string" table:style-name="ce20">
            <text:p>BAES</text:p>
          </table:table-cell>
          <table:table-cell office:value-type="date" office:date-value="2025-04-11T11:50:00" table:style-name="ce14">
            <text:p>4/11/25 11:50 AM</text:p>
          </table:table-cell>
          <table:table-cell office:value-type="date" office:date-value="2025-04-11T12:05:00" table:style-name="ce14">
            <text:p>4/11/25 12:05 PM</text:p>
          </table:table-cell>
          <table:table-cell office:value-type="string" table:style-name="ce13">
            <text:p>Worked on resolving an issue with deployment for BAES.</text:p>
          </table:table-cell>
          <table:table-cell office:value-type="string" table:style-name="ce18">
            <text:p>Phone call with Gary discussing issues with the most recent deploy, and where to put the final delivery file.</text:p>
          </table:table-cell>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40555555553874001" table:style-name="ce4">
            <text:p>0.406</text:p>
          </table:table-cell>
          <table:table-cell office:value-type="string" table:style-name="ce20">
            <text:p>IDtoEmployeeSvc</text:p>
          </table:table-cell>
          <table:table-cell office:value-type="date" office:date-value="2025-04-11T12:25:58" table:style-name="ce14">
            <text:p>4/11/25 12:25 PM</text:p>
          </table:table-cell>
          <table:table-cell office:value-type="date" office:date-value="2025-04-11T12:50:18" table:style-name="ce14">
            <text:p>4/11/25 12: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3.2683333333698101" table:style-name="ce4">
            <text:p>3.268</text:p>
          </table:table-cell>
          <table:table-cell office:value-type="string" table:style-name="ce20">
            <text:p>IDtoEmployeeSvc</text:p>
          </table:table-cell>
          <table:table-cell office:value-type="date" office:date-value="2025-04-11T12:50:18" table:style-name="ce14">
            <text:p>4/11/25 12:50 PM</text:p>
          </table:table-cell>
          <table:table-cell office:value-type="date" office:date-value="2025-04-11T16:06:24" table:style-name="ce14">
            <text:p>4/11/25 04:06 PM</text:p>
          </table:table-cell>
          <table:table-cell office:value-type="string" table:style-name="ce13">
            <text:p>#Adding swaidmunhit to tests</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4.3333333334885503E-2" table:style-name="ce4">
            <text:p>0.043</text:p>
          </table:table-cell>
          <table:table-cell office:value-type="string" table:style-name="ce20">
            <text:p>IDtoEmployeeSvc</text:p>
          </table:table-cell>
          <table:table-cell office:value-type="date" office:date-value="2025-04-11T16:06:24" table:style-name="ce14">
            <text:p>4/11/25 04:06 PM</text:p>
          </table:table-cell>
          <table:table-cell office:value-type="date" office:date-value="2025-04-11T16:09:00" table:style-name="ce14">
            <text:p>4/11/25 04:0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office:value-type="string" table:style-name="ce4">
            <text:p>BILLED</text:p>
          </table:table-cell>
          <table:table-cell office:value-type="float" office:value="0.77527777774957896" table:style-name="ce4">
            <text:p>0.775</text:p>
          </table:table-cell>
          <table:table-cell office:value-type="string" table:style-name="ce20">
            <text:p>IDtoAutocrib</text:p>
          </table:table-cell>
          <table:table-cell office:value-type="date" office:date-value="2025-04-11T16:09:00" table:style-name="ce14">
            <text:p>4/11/25 04:09 PM</text:p>
          </table:table-cell>
          <table:table-cell office:value-type="date" office:date-value="2025-04-11T16:55:31" table:style-name="ce14">
            <text:p>4/11/25 04:55 PM</text:p>
          </table:table-cell>
          <table:table-cell office:value-type="string" table:style-name="ce13">
            <text:p>Worked on IDtoAutocrib field length restriction work planning with Grishma.</text:p>
          </table:table-cell>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0" table:style-name="ce17">
            <text:p>910</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7" table:visibility="collapse">
          <table:table-cell table:number-columns-repeated="2" table:style-name="ce11"/>
          <table:table-cell table:style-name="ce12"/>
          <table:table-cell office:value-type="string" table:style-name="ce4">
            <text:p>---</text:p>
          </table:table-cell>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1" table:style-name="ce17">
            <text:p>911</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1" table:style-name="ce17">
            <text:p>911</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2027777777985" table:style-name="ce4">
            <text:p>7.620</text:p>
          </table:table-cell>
          <table:table-cell office:value-type="string" table:style-name="ce4">
            <text:p>---</text:p>
          </table:table-cell>
          <table:table-cell office:value-type="date" office:date-value="2025-04-14T00:00:00" table:style-name="ce20">
            <text:p>14-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2">
            <text:p>mtg-Daily</text:p>
          </table:table-cell>
          <table:table-cell office:value-type="date" office:date-value="2025-04-14T08:30:00" table:style-name="ce14">
            <text:p>4/14/25 08:30 AM</text:p>
          </table:table-cell>
          <table:table-cell office:value-type="date" office:date-value="2025-04-14T09:00:00" table:style-name="ce14">
            <text:p>4/14/25 09:00 AM</text:p>
          </table:table-cell>
          <table:table-cell office:value-type="string" table:style-name="ce21">
            <text:p>Daily meetings with the team. IGA/EE combined mee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2">
            <text:p>mtg-Daily</text:p>
          </table:table-cell>
          <table:table-cell office:value-type="date" office:date-value="2025-04-14T09:30:00" table:style-name="ce14">
            <text:p>4/14/25 09:30 AM</text:p>
          </table:table-cell>
          <table:table-cell office:value-type="date" office:date-value="2025-04-14T10:00:00" table:style-name="ce14">
            <text:p>4/14/25 10:00 A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666666674427699" table:style-name="ce4">
            <text:p>0.667</text:p>
          </table:table-cell>
          <table:table-cell office:value-type="string" table:style-name="ce22">
            <text:p>mtg-IGA</text:p>
          </table:table-cell>
          <table:table-cell office:value-type="date" office:date-value="2025-04-14T10:00:00" table:style-name="ce14">
            <text:p>4/14/25 10:00 AM</text:p>
          </table:table-cell>
          <table:table-cell office:value-type="date" office:date-value="2025-04-14T10:40:00" table:style-name="ce14">
            <text:p>4/14/25 10:40 AM</text:p>
          </table:table-cell>
          <table:table-cell office:value-type="string" table:style-name="ce21">
            <text:p># combined meeting</text:p>
          </table:table-cell>
          <table:table-cell table:style-name="ce18"/>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44444437278401" table:style-name="ce4">
            <text:p>0.499</text:p>
          </table:table-cell>
          <table:table-cell office:value-type="string" table:style-name="ce22">
            <text:p>Support</text:p>
          </table:table-cell>
          <table:table-cell office:value-type="date" office:date-value="2025-04-14T10:40:00" table:style-name="ce14">
            <text:p>4/14/25 10:40 AM</text:p>
          </table:table-cell>
          <table:table-cell office:value-type="date" office:date-value="2025-04-14T11:09:58" table:style-name="ce14">
            <text:p>4/14/25 11:09 AM</text:p>
          </table:table-cell>
          <table:table-cell office:value-type="string" table:style-name="ce21">
            <text:p>Worked on EE requested training for Cybersecurity, change mangement, and Cybersecurity 'lite'.</text:p>
          </table:table-cell>
          <table:table-cell office:value-type="string" table:style-name="ce18">
            <text:p>We had a team meeting today; and they requested that we knock out our regular required trainings.</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4361111114267304" table:style-name="ce4">
            <text:p>0.944</text:p>
          </table:table-cell>
          <table:table-cell office:value-type="string" table:style-name="ce22">
            <text:p>Support</text:p>
          </table:table-cell>
          <table:table-cell office:value-type="date" office:date-value="2025-04-14T11:09:58" table:style-name="ce14">
            <text:p>4/14/25 11:09 AM</text:p>
          </table:table-cell>
          <table:table-cell office:value-type="date" office:date-value="2025-04-14T12:06:35" table:style-name="ce14">
            <text:p>4/14/25 12:06 PM</text:p>
          </table:table-cell>
          <table:table-cell office:value-type="string" table:style-name="ce21">
            <text:p>change managmeent ser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5.6944444484543097E-2" table:style-name="ce4">
            <text:p>0.057</text:p>
          </table:table-cell>
          <table:table-cell office:value-type="string" table:style-name="ce22">
            <text:p>Support</text:p>
          </table:table-cell>
          <table:table-cell office:value-type="date" office:date-value="2025-04-14T12:06:35" table:style-name="ce14">
            <text:p>4/14/25 12:06 PM</text:p>
          </table:table-cell>
          <table:table-cell office:value-type="date" office:date-value="2025-04-14T12:10:00" table:style-name="ce14">
            <text:p>4/14/25 12:10 PM</text:p>
          </table:table-cell>
          <table:table-cell office:value-type="string" table:style-name="ce21">
            <text:p>Cybersecurity training #2 - 1.4 versio</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15555555501487" table:style-name="ce4">
            <text:p>0.116</text:p>
          </table:table-cell>
          <table:table-cell office:value-type="string" table:style-name="ce22">
            <text:p>IDtoDocunet</text:p>
          </table:table-cell>
          <table:table-cell office:value-type="date" office:date-value="2025-04-14T12:10:00" table:style-name="ce14">
            <text:p>4/14/25 12:10 PM</text:p>
          </table:table-cell>
          <table:table-cell office:value-type="date" office:date-value="2025-04-14T12:16:56" table:style-name="ce14">
            <text:p>4/14/25 12:16 PM</text:p>
          </table:table-cell>
          <table:table-cell office:value-type="string" table:style-name="ce21">
            <text:p>Worked on updating eDirectory with the latest roles in Docunet for the IDtoDocunet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3380555555922902" table:style-name="ce4">
            <text:p>4.338</text:p>
          </table:table-cell>
          <table:table-cell office:value-type="string" table:style-name="ce22">
            <text:p>IDtoEmployeeSvc</text:p>
          </table:table-cell>
          <table:table-cell office:value-type="date" office:date-value="2025-04-14T12:16:56" table:style-name="ce14">
            <text:p>4/14/25 12:16 PM</text:p>
          </table:table-cell>
          <table:table-cell office:value-type="date" office:date-value="2025-04-14T16:37:13" table:style-name="ce14">
            <text:p>4/14/25 04:37 PM</text:p>
          </table:table-cell>
          <table:table-cell office:value-type="string" table:style-name="ce21">
            <text:p>Worked on detecting and notifying on a new field integrity error in the IDtoEmployeeSvc driver.</text:p>
          </table:table-cell>
          <table:table-cell table:style-name="ce18"/>
          <table:table-cell table:number-columns-repeated="16375"/>
        </table:table-row>
        <table:table-row table:number-rows-repeated="4"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75" table:style-name="ce19">
            <text:p>7.750</text:p>
          </table:table-cell>
          <table:table-cell office:value-type="float" office:value="7.6133333334582902" table:style-name="ce4">
            <text:p>7.613</text:p>
          </table:table-cell>
          <table:table-cell office:value-type="string" table:style-name="ce4">
            <text:p>---</text:p>
          </table:table-cell>
          <table:table-cell office:value-type="date" office:date-value="2025-04-15T00:00:00" table:style-name="ce20">
            <text:p>15-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5T08:30:00" table:style-name="ce14">
            <text:p>4/15/25 08:30 AM</text:p>
          </table:table-cell>
          <table:table-cell office:value-type="date" office:date-value="2025-04-15T08:45:00" table:style-name="ce14">
            <text:p>4/15/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15T09:30:00" table:style-name="ce14">
            <text:p>4/15/25 09:30 AM</text:p>
          </table:table-cell>
          <table:table-cell office:value-type="date" office:date-value="2025-04-15T10:00:00" table:style-name="ce14">
            <text:p>4/15/25 10:0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9813888889621001" table:style-name="ce4">
            <text:p>1.981</text:p>
          </table:table-cell>
          <table:table-cell office:value-type="string" table:style-name="ce20">
            <text:p>IDtoEmployeeSvc</text:p>
          </table:table-cell>
          <table:table-cell office:value-type="date" office:date-value="2025-04-15T10:01:15" table:style-name="ce14">
            <text:p>4/15/25 10:01 AM</text:p>
          </table:table-cell>
          <table:table-cell office:value-type="date" office:date-value="2025-04-15T12:00:08" table:style-name="ce14">
            <text:p>4/15/25 12:00 PM</text:p>
          </table:table-cell>
          <table:table-cell office:value-type="string" table:style-name="ce13">
            <text:p>Worked on resolving email notification issues. Meeting with Jeff to discuss issues with FC3, EMPUAT1, and adding back EMPDEV1.</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4.11111111170612E-2" table:style-name="ce4">
            <text:p>0.041</text:p>
          </table:table-cell>
          <table:table-cell office:value-type="string" table:style-name="ce20">
            <text:p>IDtoEmployeeSvc</text:p>
          </table:table-cell>
          <table:table-cell office:value-type="date" office:date-value="2025-04-15T12:00:08" table:style-name="ce14">
            <text:p>4/15/25 12:00 PM</text:p>
          </table:table-cell>
          <table:table-cell office:value-type="date" office:date-value="2025-04-15T12:02:36" table:style-name="ce14">
            <text:p>4/15/25 12:02 PM</text:p>
          </table:table-cell>
          <table:table-cell office:value-type="string" table:style-name="ce13">
            <text:p># worked on summary email</text:p>
          </table:table-cell>
          <table:table-cell table:style-name="ce18"/>
          <table:table-cell table:number-columns-repeated="16375"/>
        </table:table-row>
        <table:table-row table:style-name="ro8"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972222213633403" table:style-name="ce4">
            <text:p>0.540</text:p>
          </table:table-cell>
          <table:table-cell office:value-type="string" table:style-name="ce20">
            <text:p>IDtoAviobook</text:p>
          </table:table-cell>
          <table:table-cell office:value-type="date" office:date-value="2025-04-15T12:02:36" table:style-name="ce14">
            <text:p>4/15/25 12:02 PM</text:p>
          </table:table-cell>
          <table:table-cell office:value-type="date" office:date-value="2025-04-15T12:34:59" table:style-name="ce14">
            <text:p>4/15/25 12:34 PM</text:p>
          </table:table-cell>
          <table:table-cell office:value-type="string" table:style-name="ce21">
            <text:p>Working with Nader on INC6541009.</text:p>
          </table:table-cell>
          <table:table-cell office:value-type="string" table:style-name="ce15">
            <text:p>It turns out it wasn't a driver issue. Sounded like it was due to an authentication problem.</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027777784271199" table:style-name="ce4">
            <text:p>0.750</text:p>
          </table:table-cell>
          <table:table-cell office:value-type="string" table:style-name="ce20">
            <text:p>IDtoEmployeeSvc</text:p>
          </table:table-cell>
          <table:table-cell office:value-type="date" office:date-value="2025-04-15T12:34:59" table:style-name="ce14">
            <text:p>4/15/25 12:34 PM</text:p>
          </table:table-cell>
          <table:table-cell office:value-type="date" office:date-value="2025-04-15T13:20:00" table:style-name="ce14">
            <text:p>4/15/25 01:20 PM</text:p>
          </table:table-cell>
          <table:table-cell office:value-type="string" table:style-name="ce13">
            <text:p>#turning off driver in Dev/qa to avoid fc3 chna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0000000005820799" table:style-name="ce4">
            <text:p>0.500</text:p>
          </table:table-cell>
          <table:table-cell office:value-type="string" table:style-name="ce20">
            <text:p>IDtoAutocrib</text:p>
          </table:table-cell>
          <table:table-cell office:value-type="date" office:date-value="2025-04-15T13:20:00" table:style-name="ce14">
            <text:p>4/15/25 01:20 PM</text:p>
          </table:table-cell>
          <table:table-cell office:value-type="date" office:date-value="2025-04-15T13:50:00" table:style-name="ce14">
            <text:p>4/15/25 01:50 PM</text:p>
          </table:table-cell>
          <table:table-cell office:value-type="string" table:style-name="ce13">
            <text:p>Worked on IDtoAutocrib field length limiting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833333334187001" table:style-name="ce4">
            <text:p>0.238</text:p>
          </table:table-cell>
          <table:table-cell office:value-type="string" table:style-name="ce20">
            <text:p>IDtoEmployeeSvc</text:p>
          </table:table-cell>
          <table:table-cell office:value-type="date" office:date-value="2025-04-15T13:50:00" table:style-name="ce14">
            <text:p>4/15/25 01:50 PM</text:p>
          </table:table-cell>
          <table:table-cell office:value-type="date" office:date-value="2025-04-15T14:04:18" table:style-name="ce14">
            <text:p>4/15/25 02:04 PM</text:p>
          </table:table-cell>
          <table:table-cell office:value-type="string" table:style-name="ce13">
            <text:p>#fixing empuat roles form employeeservicesroloemanagement driver from Jeff Wilt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499999913852697E-2" table:style-name="ce4">
            <text:p>0.032</text:p>
          </table:table-cell>
          <table:table-cell office:value-type="string" table:style-name="ce20">
            <text:p>IDtoAutocrib</text:p>
          </table:table-cell>
          <table:table-cell office:value-type="date" office:date-value="2025-04-15T14:04:18" table:style-name="ce14">
            <text:p>4/15/25 02:04 PM</text:p>
          </table:table-cell>
          <table:table-cell office:value-type="date" office:date-value="2025-04-15T14:06:15" table:style-name="ce14">
            <text:p>4/15/25 02:06 PM</text:p>
          </table:table-cell>
          <table:table-cell office:value-type="string" table:style-name="ce13">
            <text:p>#back to formatt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3749999994179201" table:style-name="ce4">
            <text:p>0.437</text:p>
          </table:table-cell>
          <table:table-cell office:value-type="string" table:style-name="ce20">
            <text:p>IDtoAutocrib</text:p>
          </table:table-cell>
          <table:table-cell office:value-type="date" office:date-value="2025-04-15T14:51:45" table:style-name="ce14">
            <text:p>4/15/25 02:51 PM</text:p>
          </table:table-cell>
          <table:table-cell office:value-type="date" office:date-value="2025-04-15T15:18:00" table:style-name="ce14">
            <text:p>4/15/25 03:18 PM</text:p>
          </table:table-cell>
          <table:table-cell office:value-type="string" table:style-name="ce13">
            <text:p># finished firstname/lastname cleaning</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7500000011642" table:style-name="ce4">
            <text:p>0.138</text:p>
          </table:table-cell>
          <table:table-cell office:value-type="string" table:style-name="ce20">
            <text:p>IDtoEmployeeSvc</text:p>
          </table:table-cell>
          <table:table-cell office:value-type="date" office:date-value="2025-04-15T15:18:00" table:style-name="ce14">
            <text:p>4/15/25 03:18 PM</text:p>
          </table:table-cell>
          <table:table-cell office:value-type="date" office:date-value="2025-04-15T15:26:15" table:style-name="ce14">
            <text:p>4/15/25 03:26 PM</text:p>
          </table:table-cell>
          <table:table-cell office:value-type="string" table:style-name="ce13">
            <text:p>#email testing with Brandon</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2.2050000001327099" table:style-name="ce4">
            <text:p>2.205</text:p>
          </table:table-cell>
          <table:table-cell office:value-type="string" table:style-name="ce20">
            <text:p>IDtoAutocrib</text:p>
          </table:table-cell>
          <table:table-cell office:value-type="date" office:date-value="2025-04-15T15:26:15" table:style-name="ce14">
            <text:p>4/15/25 03:26 PM</text:p>
          </table:table-cell>
          <table:table-cell office:value-type="date" office:date-value="2025-04-15T17:38:33" table:style-name="ce14">
            <text:p>4/15/25 05:38 PM</text:p>
          </table:table-cell>
          <table:table-cell office:value-type="string" table:style-name="ce13">
            <text:p># writing firstname/lastname &gt; 21 test</text:p>
          </table:table-cell>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1" table:style-name="ce17">
            <text:p>911</text:p>
          </table:table-cell>
          <table:table-cell office:value-type="float" office:value="8" table:style-name="ce19">
            <text:p>8.000</text:p>
          </table:table-cell>
          <table:table-cell office:value-type="float" office:value="7.98277777782641" table:style-name="ce4">
            <text:p>7.983</text:p>
          </table:table-cell>
          <table:table-cell office:value-type="string" table:style-name="ce4">
            <text:p>---</text:p>
          </table:table-cell>
          <table:table-cell office:value-type="date" office:date-value="2025-04-16T00:00:00" table:style-name="ce20">
            <text:p>16-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16T08:30:00" table:style-name="ce14">
            <text:p>4/16/25 08:30 AM</text:p>
          </table:table-cell>
          <table:table-cell office:value-type="date" office:date-value="2025-04-16T08:45:00" table:style-name="ce14">
            <text:p>4/16/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34444444417022" table:style-name="ce4">
            <text:p>0.234</text:p>
          </table:table-cell>
          <table:table-cell office:value-type="string" table:style-name="ce20">
            <text:p>idmunitdev</text:p>
          </table:table-cell>
          <table:table-cell office:value-type="date" office:date-value="2025-04-16T09:15:56" table:style-name="ce14">
            <text:p>4/16/25 09:15 AM</text:p>
          </table:table-cell>
          <table:table-cell office:value-type="date" office:date-value="2025-04-16T09:30:00" table:style-name="ce14">
            <text:p>4/16/25 09:30 AM</text:p>
          </table:table-cell>
          <table:table-cell office:value-type="string" table:style-name="ce21">
            <text:p>Worked on testing Jeremiah's latest curl connector change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16T09:30:00" table:style-name="ce14">
            <text:p>4/16/25 09:30 AM</text:p>
          </table:table-cell>
          <table:table-cell office:value-type="date" office:date-value="2025-04-16T10:00:00" table:style-name="ce14">
            <text:p>4/16/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6605555555434" table:style-name="ce4">
            <text:p>1.661</text:p>
          </table:table-cell>
          <table:table-cell office:value-type="string" table:style-name="ce20">
            <text:p>idmunitdev</text:p>
          </table:table-cell>
          <table:table-cell office:value-type="date" office:date-value="2025-04-16T10:00:00" table:style-name="ce14">
            <text:p>4/16/25 10:00 AM</text:p>
          </table:table-cell>
          <table:table-cell office:value-type="date" office:date-value="2025-04-16T11:39:38" table:style-name="ce14">
            <text:p>4/16/25 11:39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1111111133359" table:style-name="ce4">
            <text:p>0.121</text:p>
          </table:table-cell>
          <table:table-cell office:value-type="string" table:style-name="ce20">
            <text:p>IDtoAutocrib</text:p>
          </table:table-cell>
          <table:table-cell office:value-type="date" office:date-value="2025-04-16T11:39:38" table:style-name="ce14">
            <text:p>4/16/25 11:39 AM</text:p>
          </table:table-cell>
          <table:table-cell office:value-type="date" office:date-value="2025-04-16T11:46:54" table:style-name="ce14">
            <text:p>4/16/25 11:46 AM</text:p>
          </table:table-cell>
          <table:table-cell office:value-type="string" table:style-name="ce13">
            <text:p>Worked on deploying IDtoAutocrib into QA.</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18333333381452" table:style-name="ce4">
            <text:p>0.218</text:p>
          </table:table-cell>
          <table:table-cell office:value-type="string" table:style-name="ce20">
            <text:p>IDtoEmployeeSvc</text:p>
          </table:table-cell>
          <table:table-cell office:value-type="date" office:date-value="2025-04-16T11:46:54" table:style-name="ce14">
            <text:p>4/16/25 11:46 AM</text:p>
          </table:table-cell>
          <table:table-cell office:value-type="date" office:date-value="2025-04-16T12:00:00" table:style-name="ce14">
            <text:p>4/16/25 12:00 PM</text:p>
          </table:table-cell>
          <table:table-cell office:value-type="string" table:style-name="ce13">
            <text:p>Worked on fixing email issues in IDtoEmployeeSvc test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L&amp;L</text:p>
          </table:table-cell>
          <table:table-cell office:value-type="date" office:date-value="2025-04-16T12:00:00" table:style-name="ce14">
            <text:p>4/16/25 12:00 PM</text:p>
          </table:table-cell>
          <table:table-cell office:value-type="date" office:date-value="2025-04-16T13:10:00" table:style-name="ce14">
            <text:p>4/16/25 01:10 PM</text:p>
          </table:table-cell>
          <table:table-cell office:value-type="string" table:style-name="ce13">
            <text:p>L&amp;L - OAUTH demo review going through a few OAUTH flow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6666666667442802" table:style-name="ce4">
            <text:p>0.967</text:p>
          </table:table-cell>
          <table:table-cell office:value-type="string" table:style-name="ce20">
            <text:p>Hosein</text:p>
          </table:table-cell>
          <table:table-cell office:value-type="date" office:date-value="2025-04-16T13:10:00" table:style-name="ce14">
            <text:p>4/16/25 01:10 PM</text:p>
          </table:table-cell>
          <table:table-cell office:value-type="date" office:date-value="2025-04-16T14:08:00" table:style-name="ce14">
            <text:p>4/16/25 02:08 PM</text:p>
          </table:table-cell>
          <table:table-cell office:value-type="string" table:style-name="ce13">
            <text:p>Mentoring Hosein on getting his latest Terraform work into a new TriVir git repo.</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2416666669305403" table:style-name="ce4">
            <text:p>0.924</text:p>
          </table:table-cell>
          <table:table-cell office:value-type="string" table:style-name="ce20">
            <text:p>quickbase trining</text:p>
          </table:table-cell>
          <table:table-cell office:value-type="date" office:date-value="2025-04-16T14:08:00" table:style-name="ce14">
            <text:p>4/16/25 02:08 PM</text:p>
          </table:table-cell>
          <table:table-cell office:value-type="date" office:date-value="2025-04-16T15:03:27" table:style-name="ce14">
            <text:p>4/16/25 03:03 PM</text:p>
          </table:table-cell>
          <table:table-cell office:value-type="string" table:style-name="ce13">
            <text:p>Training meeting with Dhivya covering Quickbase GUI generation for intake forms.</text:p>
          </table:table-cell>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9249999994644901" table:style-name="ce4">
            <text:p>0.192</text:p>
          </table:table-cell>
          <table:table-cell office:value-type="string" table:style-name="ce20">
            <text:p>IDtoAutocrib</text:p>
          </table:table-cell>
          <table:table-cell office:value-type="date" office:date-value="2025-04-16T15:03:27" table:style-name="ce14">
            <text:p>4/16/25 03:03 PM</text:p>
          </table:table-cell>
          <table:table-cell office:value-type="date" office:date-value="2025-04-16T15:15:00" table:style-name="ce14">
            <text:p>4/16/25 03:15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74833333340939" table:style-name="ce4">
            <text:p>1.748</text:p>
          </table:table-cell>
          <table:table-cell office:value-type="string" table:style-name="ce20">
            <text:p>AFCU - fixing init mig</text:p>
          </table:table-cell>
          <table:table-cell office:value-type="date" office:date-value="2025-04-16T16:00:00" table:style-name="ce14">
            <text:p>4/16/25 04:00 PM</text:p>
          </table:table-cell>
          <table:table-cell office:value-type="date" office:date-value="2025-04-16T17:44:54" table:style-name="ce14">
            <text:p>4/16/25 05:44 PM</text:p>
          </table:table-cell>
          <table:table-cell office:value-type="string" table:style-name="ce13">
            <text:p>Worked on researching an issue to resolve initial migration issues with the HR Connect IDM driver.</text:p>
          </table:table-cell>
          <table:table-cell office:value-type="string" table:style-name="ce23">
            <text:p>Found the association value is case sensitive when the driver attempts to connect already associated accounts on the publisher.</text:p>
          </table:table-cell>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7" table:style-name="ce19">
            <text:p>7.000</text:p>
          </table:table-cell>
          <table:table-cell office:value-type="float" office:value="6.7947222221991996" table:style-name="ce4">
            <text:p>6.795</text:p>
          </table:table-cell>
          <table:table-cell office:value-type="string" table:style-name="ce4">
            <text:p>---</text:p>
          </table:table-cell>
          <table:table-cell office:value-type="date" office:date-value="2025-04-17T00:00:00" table:style-name="ce20">
            <text:p>17-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16666666686069" table:style-name="ce4">
            <text:p>0.917</text:p>
          </table:table-cell>
          <table:table-cell office:value-type="string" table:style-name="ce20">
            <text:p>IDtoAutocrib</text:p>
          </table:table-cell>
          <table:table-cell office:value-type="date" office:date-value="2025-04-17T07:35:00" table:style-name="ce14">
            <text:p>4/17/25 07:35 AM</text:p>
          </table:table-cell>
          <table:table-cell office:value-type="date" office:date-value="2025-04-17T08:30:00" table:style-name="ce14">
            <text:p>4/17/25 08:30 AM</text:p>
          </table:table-cell>
          <table:table-cell office:value-type="string" table:style-name="ce13">
            <text:p>Worked on deploying IDtoAutocrib into QA, Production, and deploying 299 users at the MDW sit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7T08:30:00" table:style-name="ce14">
            <text:p>4/17/25 08:30 AM</text:p>
          </table:table-cell>
          <table:table-cell office:value-type="date" office:date-value="2025-04-17T08:45:00" table:style-name="ce14">
            <text:p>4/17/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IDtoAutocrib</text:p>
          </table:table-cell>
          <table:table-cell office:value-type="date" office:date-value="2025-04-17T08:45:00" table:style-name="ce14">
            <text:p>4/17/25 08:45 AM</text:p>
          </table:table-cell>
          <table:table-cell office:value-type="date" office:date-value="2025-04-17T09:30:00" table:style-name="ce14">
            <text:p>4/17/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66249999997671705" table:style-name="ce4">
            <text:p>0.662</text:p>
          </table:table-cell>
          <table:table-cell office:value-type="string" table:style-name="ce20">
            <text:p>Support</text:p>
          </table:table-cell>
          <table:table-cell office:value-type="date" office:date-value="2025-04-17T09:30:00" table:style-name="ce14">
            <text:p>4/17/25 09:30 AM</text:p>
          </table:table-cell>
          <table:table-cell office:value-type="date" office:date-value="2025-04-17T10:09:45" table:style-name="ce14">
            <text:p>4/17/25 10:09 AM</text:p>
          </table:table-cell>
          <table:table-cell office:value-type="string" table:style-name="ce13">
            <text:p>Worked with Gokul to resolve IdMUnit SCIM connector issues, and Nirosha on merging her latest MR on the IDtoAWSIDC drive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194444433786003" table:style-name="ce4">
            <text:p>0.462</text:p>
          </table:table-cell>
          <table:table-cell office:value-type="string" table:style-name="ce20">
            <text:p>Mentoring</text:p>
          </table:table-cell>
          <table:table-cell office:value-type="date" office:date-value="2025-04-17T10:09:45" table:style-name="ce14">
            <text:p>4/17/25 10:09 AM</text:p>
          </table:table-cell>
          <table:table-cell office:value-type="date" office:date-value="2025-04-17T10:37:28" table:style-name="ce14">
            <text:p>4/17/25 10:37 AM</text:p>
          </table:table-cell>
          <table:table-cell office:value-type="string" table:style-name="ce13">
            <text:p>Working with Hosein to get his work into Git for the Terraform work.</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9388888876419498" table:style-name="ce4">
            <text:p>0.394</text:p>
          </table:table-cell>
          <table:table-cell office:value-type="string" table:style-name="ce20">
            <text:p>IDtoAutocrib</text:p>
          </table:table-cell>
          <table:table-cell office:value-type="date" office:date-value="2025-04-17T12:30:00" table:style-name="ce14">
            <text:p>4/17/25 12:30 PM</text:p>
          </table:table-cell>
          <table:table-cell office:value-type="date" office:date-value="2025-04-17T12:53:38" table:style-name="ce14">
            <text:p>4/17/25 12:53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944444447057299" table:style-name="ce4">
            <text:p>0.229</text:p>
          </table:table-cell>
          <table:table-cell office:value-type="string" table:style-name="ce20">
            <text:p>IDtoAutocrib</text:p>
          </table:table-cell>
          <table:table-cell office:value-type="date" office:date-value="2025-04-17T12:53:38" table:style-name="ce14">
            <text:p>4/17/25 12:53 PM</text:p>
          </table:table-cell>
          <table:table-cell office:value-type="date" office:date-value="2025-04-17T13:07:24" table:style-name="ce14">
            <text:p>4/17/25 01:0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6777777778916105" table:style-name="ce4">
            <text:p>0.568</text:p>
          </table:table-cell>
          <table:table-cell office:value-type="string" table:style-name="ce20">
            <text:p>Support</text:p>
          </table:table-cell>
          <table:table-cell office:value-type="date" office:date-value="2025-04-17T13:07:24" table:style-name="ce14">
            <text:p>4/17/25 01:07 PM</text:p>
          </table:table-cell>
          <table:table-cell office:value-type="date" office:date-value="2025-04-17T13:41:28" table:style-name="ce14">
            <text:p>4/17/25 01:41 PM</text:p>
          </table:table-cell>
          <table:table-cell office:value-type="string" table:style-name="ce13">
            <text:p>#second call: going through debugger gokul</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4361111108446499" table:style-name="ce4">
            <text:p>0.444</text:p>
          </table:table-cell>
          <table:table-cell office:value-type="string" table:style-name="ce20">
            <text:p>IDtoAutocrib</text:p>
          </table:table-cell>
          <table:table-cell office:value-type="date" office:date-value="2025-04-17T13:41:28" table:style-name="ce14">
            <text:p>4/17/25 01:41 PM</text:p>
          </table:table-cell>
          <table:table-cell office:value-type="date" office:date-value="2025-04-17T14:08:05" table:style-name="ce14">
            <text:p>4/17/25 02:08 PM</text:p>
          </table:table-cell>
          <table:table-cell office:value-type="string" table:style-name="ce13">
            <text:p>#doing goliv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2277777781710001" table:style-name="ce4">
            <text:p>0.223</text:p>
          </table:table-cell>
          <table:table-cell office:value-type="string" table:style-name="ce20">
            <text:p>Support</text:p>
          </table:table-cell>
          <table:table-cell office:value-type="date" office:date-value="2025-04-17T14:08:05" table:style-name="ce14">
            <text:p>4/17/25 02:08 PM</text:p>
          </table:table-cell>
          <table:table-cell office:value-type="date" office:date-value="2025-04-17T14:21:27" table:style-name="ce14">
            <text:p>4/17/25 02:21 PM</text:p>
          </table:table-cell>
          <table:table-cell office:value-type="string" table:style-name="ce13">
            <text:p>Worked with Nirosha to resolve IDtoAWSIDC driver error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1555555560626101" table:style-name="ce4">
            <text:p>0.416</text:p>
          </table:table-cell>
          <table:table-cell office:value-type="string" table:style-name="ce20">
            <text:p>IDtoAutocrib</text:p>
          </table:table-cell>
          <table:table-cell office:value-type="date" office:date-value="2025-04-17T14:21:27" table:style-name="ce14">
            <text:p>4/17/25 02:21 PM</text:p>
          </table:table-cell>
          <table:table-cell office:value-type="date" office:date-value="2025-04-17T14:46:23" table:style-name="ce14">
            <text:p>4/17/25 02:46 PM</text:p>
          </table:table-cell>
          <table:table-cell office:value-type="string" table:style-name="ce13">
            <text:p>#fixing test to resolve name overwrite issue in Overflow test.</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93472222227137503" table:style-name="ce4">
            <text:p>0.935</text:p>
          </table:table-cell>
          <table:table-cell office:value-type="string" table:style-name="ce20">
            <text:p>IDtoAutocrib</text:p>
          </table:table-cell>
          <table:table-cell office:value-type="date" office:date-value="2025-04-17T15:23:56" table:style-name="ce14">
            <text:p>4/17/25 03:23 PM</text:p>
          </table:table-cell>
          <table:table-cell office:value-type="date" office:date-value="2025-04-17T16:20:01" table:style-name="ce14">
            <text:p>4/17/25 04:20 PM</text:p>
          </table:table-cell>
          <table:table-cell office:value-type="string" table:style-name="ce13">
            <text:p>#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4583333327900596" table:style-name="ce4">
            <text:p>0.546</text:p>
          </table:table-cell>
          <table:table-cell office:value-type="string" table:style-name="ce20">
            <text:p>IDtoAutocrib</text:p>
          </table:table-cell>
          <table:table-cell office:value-type="date" office:date-value="2025-04-17T17:16:43" table:style-name="ce14">
            <text:p>4/17/25 05:16 PM</text:p>
          </table:table-cell>
          <table:table-cell office:value-type="date" office:date-value="2025-04-17T17:49:28" table:style-name="ce14">
            <text:p>4/17/25 05:49 PM</text:p>
          </table:table-cell>
          <table:table-cell office:value-type="string" table:style-name="ce13">
            <text:p>#session 2 working on Autocrib -&gt; AutoCrib updates now.</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office:value-type="float" office:value="9.5" table:style-name="ce19">
            <text:p>9.500</text:p>
          </table:table-cell>
          <table:table-cell office:value-type="float" office:value="9.2577777776168695" table:style-name="ce4">
            <text:p>9.258</text:p>
          </table:table-cell>
          <table:table-cell office:value-type="string" table:style-name="ce4">
            <text:p>---</text:p>
          </table:table-cell>
          <table:table-cell office:value-type="date" office:date-value="2025-04-18T00:00:00" table:style-name="ce20">
            <text:p>18-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40833333227783" table:style-name="ce4">
            <text:p>0.241</text:p>
          </table:table-cell>
          <table:table-cell office:value-type="string" table:style-name="ce20">
            <text:p>IDtoEmployeeSvc</text:p>
          </table:table-cell>
          <table:table-cell office:value-type="date" office:date-value="2025-04-18T08:15:33" table:style-name="ce14">
            <text:p>4/18/25 08:15 AM</text:p>
          </table:table-cell>
          <table:table-cell office:value-type="date" office:date-value="2025-04-18T08:30:00" table:style-name="ce14">
            <text:p>4/18/25 08:30 AM</text:p>
          </table:table-cell>
          <table:table-cell office:value-type="string" table:style-name="ce26">
            <text:p>Worked on validating EMPDEV1 and EMPUAT1 credentials, roles and profiles. Worked on detecting expired password, and INVALID_OPERATION_WITH_EXPIRED_PASSWORD.</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18T08:30:00" table:style-name="ce14">
            <text:p>4/18/25 08:30 AM</text:p>
          </table:table-cell>
          <table:table-cell office:value-type="date" office:date-value="2025-04-18T08:45:00" table:style-name="ce14">
            <text:p>4/1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1.16666666662786" table:style-name="ce4">
            <text:p>1.167</text:p>
          </table:table-cell>
          <table:table-cell office:value-type="string" table:style-name="ce20">
            <text:p>IDtoEmployeeSvc</text:p>
          </table:table-cell>
          <table:table-cell office:value-type="date" office:date-value="2025-04-18T08:45:00" table:style-name="ce14">
            <text:p>4/18/25 08:45 AM</text:p>
          </table:table-cell>
          <table:table-cell office:value-type="date" office:date-value="2025-04-18T09:55:00" table:style-name="ce14">
            <text:p>4/18/25 09:5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35833333304618" table:style-name="ce4">
            <text:p>0.136</text:p>
          </table:table-cell>
          <table:table-cell office:value-type="string" table:style-name="ce20">
            <text:p>IDtoEmployeeSvc</text:p>
          </table:table-cell>
          <table:table-cell office:value-type="date" office:date-value="2025-04-18T09:55:00" table:style-name="ce14">
            <text:p>4/18/25 09:55 AM</text:p>
          </table:table-cell>
          <table:table-cell office:value-type="date" office:date-value="2025-04-18T10:03:09" table:style-name="ce14">
            <text:p>4/18/25 10:0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123333333351184" table:style-name="ce4">
            <text:p>0.123</text:p>
          </table:table-cell>
          <table:table-cell office:value-type="string" table:style-name="ce20">
            <text:p>IDtoAutocrib</text:p>
          </table:table-cell>
          <table:table-cell office:value-type="date" office:date-value="2025-04-18T10:03:09" table:style-name="ce14">
            <text:p>4/18/25 10:03 AM</text:p>
          </table:table-cell>
          <table:table-cell office:value-type="date" office:date-value="2025-04-18T10:10:33" table:style-name="ce14">
            <text:p>4/18/25 10:10 AM</text:p>
          </table:table-cell>
          <table:table-cell office:value-type="string" table:style-name="ce13">
            <text:p>Call with Sean Lockard to confirm potential issues with AutoCrib data changes.</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NEEDED---</text:p>
          </table:table-cell>
          <table:table-cell office:value-type="float" office:value="1.7066666666069099" table:style-name="ce4">
            <text:p>1.707</text:p>
          </table:table-cell>
          <table:table-cell office:value-type="string" table:style-name="ce20">
            <text:p>FTO</text:p>
          </table:table-cell>
          <table:table-cell office:value-type="date" office:date-value="2025-04-18T10:10:33" table:style-name="ce14">
            <text:p>4/18/25 10:10 AM</text:p>
          </table:table-cell>
          <table:table-cell office:value-type="date" office:date-value="2025-04-18T11:52:57" table:style-name="ce14">
            <text:p>4/18/25 11:52 AM</text:p>
          </table:table-cell>
          <table:table-cell office:value-type="string" table:style-name="ce13">
            <text:p>FTO</text:p>
          </table:table-cell>
          <table:table-cell office:value-type="string" table:style-name="ce18">
            <text:p>At UVU meetings with Holl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200833333306946" table:style-name="ce4">
            <text:p>0.201</text:p>
          </table:table-cell>
          <table:table-cell office:value-type="string" table:style-name="ce20">
            <text:p>IDtoAutocrib</text:p>
          </table:table-cell>
          <table:table-cell office:value-type="date" office:date-value="2025-04-18T11:52:57" table:style-name="ce14">
            <text:p>4/18/25 11:52 AM</text:p>
          </table:table-cell>
          <table:table-cell office:value-type="date" office:date-value="2025-04-18T12:05:00" table:style-name="ce14">
            <text:p>4/18/25 12:05 PM</text:p>
          </table:table-cell>
          <table:table-cell office:value-type="string" table:style-name="ce13">
            <text:p>#removing unneeded code.</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85305555554805301" table:style-name="ce4">
            <text:p>0.853</text:p>
          </table:table-cell>
          <table:table-cell office:value-type="string" table:style-name="ce20">
            <text:p>IDtoEmployeeSvc</text:p>
          </table:table-cell>
          <table:table-cell office:value-type="date" office:date-value="2025-04-18T12:05:00" table:style-name="ce14">
            <text:p>4/18/25 12:05 PM</text:p>
          </table:table-cell>
          <table:table-cell office:value-type="date" office:date-value="2025-04-18T12:56:11" table:style-name="ce14">
            <text:p>4/18/25 12:56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53527777787530795" table:style-name="ce4">
            <text:p>0.535</text:p>
          </table:table-cell>
          <table:table-cell office:value-type="string" table:style-name="ce20">
            <text:p>IDtoEmployeeSvc</text:p>
          </table:table-cell>
          <table:table-cell office:value-type="date" office:date-value="2025-04-18T14:14:43" table:style-name="ce14">
            <text:p>4/18/25 02:14 PM</text:p>
          </table:table-cell>
          <table:table-cell office:value-type="date" office:date-value="2025-04-18T14:46:50" table:style-name="ce14">
            <text:p>4/18/25 02:46 PM</text:p>
          </table:table-cell>
          <table:table-cell office:value-type="string" table:style-name="ce13">
            <text:p>#detecting expired password on login . .</text:p>
          </table:table-cell>
          <table:table-cell table:style-name="ce18"/>
          <table:table-cell table:number-columns-repeated="16375"/>
        </table:table-row>
        <table:table-row table:style-name="ro4"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469444444344845" table:style-name="ce4">
            <text:p>0.469</text:p>
          </table:table-cell>
          <table:table-cell office:value-type="string" table:style-name="ce25">
            <text:p>BAES</text:p>
          </table:table-cell>
          <table:table-cell office:value-type="date" office:date-value="2025-04-18T14:46:50" table:style-name="ce14">
            <text:p>4/18/25 02:46 PM</text:p>
          </table:table-cell>
          <table:table-cell office:value-type="date" office:date-value="2025-04-18T15:15:00" table:style-name="ce14">
            <text:p>4/18/25 03:15 PM</text:p>
          </table:table-cell>
          <table:table-cell office:value-type="string" table:style-name="ce13">
            <text:p>Worked to on LMS permitted legal entity issue resolution.</text:p>
          </table:table-cell>
          <table:table-cell office:value-type="string" table:style-name="ce18">
            <text:p>Worked on fixing support in the file connector for Gary’s updates. The XML file connector for BAES didn't support what we needed. It is probably 80% complete now; but need to verify with Gary.</text:p>
          </table:table-cell>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0.319166666537058" table:style-name="ce4">
            <text:p>0.319</text:p>
          </table:table-cell>
          <table:table-cell office:value-type="string" table:style-name="ce20">
            <text:p>IDtoEmployeeSvc</text:p>
          </table:table-cell>
          <table:table-cell office:value-type="date" office:date-value="2025-04-18T15:22:55" table:style-name="ce14">
            <text:p>4/18/25 03:22 PM</text:p>
          </table:table-cell>
          <table:table-cell office:value-type="date" office:date-value="2025-04-18T15:42:04" table:style-name="ce14">
            <text:p>4/18/25 03:42 PM</text:p>
          </table:table-cell>
          <table:table-cell office:value-type="string" table:style-name="ce13">
            <text:p>#detecting expired password on login . .</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office:value-type="string" table:style-name="ce4">
            <text:p>BILLED</text:p>
          </table:table-cell>
          <table:table-cell office:value-type="float" office:value="3.25666666676989" table:style-name="ce4">
            <text:p>3.257</text:p>
          </table:table-cell>
          <table:table-cell office:value-type="string" table:style-name="ce25">
            <text:p>BAES</text:p>
          </table:table-cell>
          <table:table-cell office:value-type="date" office:date-value="2025-04-18T15:42:04" table:style-name="ce14">
            <text:p>4/18/25 03:42 PM</text:p>
          </table:table-cell>
          <table:table-cell office:value-type="date" office:date-value="2025-04-18T18:57:28" table:style-name="ce14">
            <text:p>4/18/25 06:57 PM</text:p>
          </table:table-cell>
          <table:table-cell office:value-type="string" table:style-name="ce13">
            <text:p>#updating idmunit conenctor</text:p>
          </table:table-cell>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25"/>
          <table:table-cell office:value-type="string" table:style-name="ce27">
            <text:p>create story to do autocrb data validation &amp; reporting -</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office:value-type="string" table:style-name="ce14">
            <text:p>Send status to confirm temas are ok with this</text:p>
          </table:table-cell>
          <table:table-cell table:style-name="ce14"/>
          <table:table-cell table:style-name="ce13"/>
          <table:table-cell table:style-name="ce18"/>
          <table:table-cell table:number-columns-repeated="16375"/>
        </table:table-row>
        <table:table-row table:number-rows-repeated="2" table:style-name="ro2" table:visibility="collapse">
          <table:table-cell office:value-type="float" office:value="911" table:style-name="ce17">
            <text:p>911</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table-cell table:number-columns-spanned="2" table:number-rows-spanned="3" table:style-name="ce47"/>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number-rows-repeated="2" table:style-name="ro3" table:visibility="collapse">
          <table:table-cell office:value-type="float" office:value="912" table:style-name="ce17">
            <text:p>912</text:p>
          </table:table-cell>
          <table:table-cell table:style-name="ce19"/>
          <table:table-cell office:value-type="string" table:style-name="ce4">
            <text:p>****************</text:p>
          </table:table-cell>
          <table:table-cell office:value-type="string"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text:p>
          </table:table-cell>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2" table:style-name="ce17">
            <text:p>912</text:p>
          </table:table-cell>
          <table:table-cell table:style-name="ce12"/>
          <table:table-cell office:value-type="string" table:style-name="ce4">
            <text:p>BILLED</text:p>
          </table:table-cell>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10" table:style-name="ce19">
            <text:p>10.000</text:p>
          </table:table-cell>
          <table:table-cell office:value-type="float" office:value="9.7816666667349601" table:style-name="ce4">
            <text:p>9.782</text:p>
          </table:table-cell>
          <table:table-cell office:value-type="string" table:style-name="ce4">
            <text:p>---</text:p>
          </table:table-cell>
          <table:table-cell office:value-type="date" office:date-value="2025-04-21T00:00:00" table:style-name="ce20">
            <text:p>21-Apr</text:p>
          </table:table-cell>
          <table:table-cell table:number-columns-repeated="2" table:style-name="ce14"/>
          <table:table-cell table:style-name="ce21"/>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324999999837001" table:style-name="ce4">
            <text:p>1.232</text:p>
          </table:table-cell>
          <table:table-cell office:value-type="string" table:style-name="ce22">
            <text:p>BAES</text:p>
          </table:table-cell>
          <table:table-cell office:value-type="date" office:date-value="2025-04-21T07:16:03" table:style-name="ce14">
            <text:p>4/21/25 07:16 AM</text:p>
          </table:table-cell>
          <table:table-cell office:value-type="date" office:date-value="2025-04-21T08:30:00" table:style-name="ce14">
            <text:p>4/21/25 08:30 AM</text:p>
          </table:table-cell>
          <table:table-cell office:value-type="string" table:style-name="ce21">
            <text:p>Worked on resolving the LMS nested data issue.</text:p>
          </table:table-cell>
          <table:table-cell office:value-type="string" table:style-name="ce18">
            <text:p>Discussions with Gary, and fixing code to add functionality needed to add support to the IdMUnit test.</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2">
            <text:p>Mtg-standup</text:p>
          </table:table-cell>
          <table:table-cell office:value-type="date" office:date-value="2025-04-21T08:30:00" table:style-name="ce14">
            <text:p>4/21/25 08:30 AM</text:p>
          </table:table-cell>
          <table:table-cell office:value-type="date" office:date-value="2025-04-21T08:45:00" table:style-name="ce14">
            <text:p>4/21/25 08:45 AM</text:p>
          </table:table-cell>
          <table:table-cell office:value-type="string" table:style-name="ce22">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4347222222131699" table:style-name="ce4">
            <text:p>3.435</text:p>
          </table:table-cell>
          <table:table-cell office:value-type="string" table:style-name="ce22">
            <text:p>FTO – doctor</text:p>
          </table:table-cell>
          <table:table-cell office:value-type="date" office:date-value="2025-04-21T08:45:00" table:style-name="ce14">
            <text:p>4/21/25 08:45 AM</text:p>
          </table:table-cell>
          <table:table-cell office:value-type="date" office:date-value="2025-04-21T12:11:05" table:style-name="ce14">
            <text:p>4/21/25 12:11 PM</text:p>
          </table:table-cell>
          <table:table-cell office:value-type="string" table:style-name="ce21">
            <text:p>Doc ap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3.8316666665487" table:style-name="ce4">
            <text:p>3.832</text:p>
          </table:table-cell>
          <table:table-cell office:value-type="string" table:style-name="ce22">
            <text:p>IDtoEmployeeSvc</text:p>
          </table:table-cell>
          <table:table-cell office:value-type="date" office:date-value="2025-04-21T12:11:05" table:style-name="ce14">
            <text:p>4/21/25 12:11 PM</text:p>
          </table:table-cell>
          <table:table-cell office:value-type="date" office:date-value="2025-04-21T16:00:59" table:style-name="ce14">
            <text:p>4/21/25 04:00 PM</text:p>
          </table:table-cell>
          <table:table-cell office:value-type="string" table:style-name="ce21">
            <text:p>Worked on updating the build for the EmployeeSvc related drivers to connect to EMPUAT1.</text:p>
          </table:table-cell>
          <table:table-cell office:value-type="string" table:style-name="ce18">
            <text:p>Need to move DEV/QA to EMPDEV1 and EMPUAT1 respectiv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5777777791954599" table:style-name="ce4">
            <text:p>0.458</text:p>
          </table:table-cell>
          <table:table-cell office:value-type="string" table:style-name="ce22">
            <text:p>IDtoEmployeeSvc</text:p>
          </table:table-cell>
          <table:table-cell office:value-type="date" office:date-value="2025-04-21T16:00:59" table:style-name="ce14">
            <text:p>4/21/25 04:00 PM</text:p>
          </table:table-cell>
          <table:table-cell office:value-type="date" office:date-value="2025-04-21T16:28:27" table:style-name="ce14">
            <text:p>4/21/25 04:28 PM</text:p>
          </table:table-cell>
          <table:table-cell office:value-type="string" table:style-name="ce21">
            <text:p>#just completed care picture build; getting MRs ready, and CR for all three drivers ready</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7499999995343398" table:style-name="ce4">
            <text:p>0.575</text:p>
          </table:table-cell>
          <table:table-cell office:value-type="string" table:style-name="ce22">
            <text:p>admin</text:p>
          </table:table-cell>
          <table:table-cell office:value-type="date" office:date-value="2025-04-21T16:28:27" table:style-name="ce14">
            <text:p>4/21/25 04:28 PM</text:p>
          </table:table-cell>
          <table:table-cell office:value-type="date" office:date-value="2025-04-21T17:02:57" table:style-name="ce14">
            <text:p>4/21/25 05:02 PM</text:p>
          </table:table-cell>
          <table:table-cell office:value-type="string" table:style-name="ce21">
            <text:p>moving to new laptop</text:p>
          </table:table-cell>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2"/>
          <table:table-cell table:number-columns-repeated="2" table:style-name="ce14"/>
          <table:table-cell table:style-name="ce21"/>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number-rows-repeated="5"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8" table:style-name="ce19">
            <text:p>8.000</text:p>
          </table:table-cell>
          <table:table-cell office:value-type="float" office:value="7.9936111112474499" table:style-name="ce4">
            <text:p>7.994</text:p>
          </table:table-cell>
          <table:table-cell office:value-type="string" table:style-name="ce4">
            <text:p>---</text:p>
          </table:table-cell>
          <table:table-cell office:value-type="date" office:date-value="2025-04-22T00:00:00" table:style-name="ce20">
            <text:p>22-Apr</text:p>
          </table:table-cell>
          <table:table-cell table:number-columns-repeated="2" table:style-name="ce14"/>
          <table:table-cell table:style-name="ce13"/>
          <table:table-cell table:style-name="ce15"/>
          <table:table-cell table:number-columns-repeated="16375"/>
        </table:table-row>
        <table:table-row table:style-name="ro9"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EmployeeSvc</text:p>
          </table:table-cell>
          <table:table-cell office:value-type="date" office:date-value="2025-04-22T08:00:00" table:style-name="ce14">
            <text:p>4/22/25 08:00 AM</text:p>
          </table:table-cell>
          <table:table-cell office:value-type="date" office:date-value="2025-04-22T08:30:00" table:style-name="ce14">
            <text:p>4/22/25 08:30 AM</text:p>
          </table:table-cell>
          <table:table-cell office:value-type="string" table:style-name="ce13">
            <text:p>Worked on deploying the Employee Services drivers into EMPDEV1 and EMPUAT1.</text:p>
          </table:table-cell>
          <table:table-cell office:value-type="string" table:style-name="ce15">
            <text:p>Had some missing role/profile ids that needed to be verified. New error manager is working fine; yet still have some errors that are retrying infinitely.</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2T08:30:00" table:style-name="ce14">
            <text:p>4/22/25 08:30 AM</text:p>
          </table:table-cell>
          <table:table-cell office:value-type="date" office:date-value="2025-04-22T08:45:00" table:style-name="ce14">
            <text:p>4/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EmployeeSvc</text:p>
          </table:table-cell>
          <table:table-cell office:value-type="date" office:date-value="2025-04-22T08:45:00" table:style-name="ce14">
            <text:p>4/22/25 08:45 AM</text:p>
          </table:table-cell>
          <table:table-cell office:value-type="date" office:date-value="2025-04-22T09:30:00" table:style-name="ce14">
            <text:p>4/22/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52388888876885198" table:style-name="ce4">
            <text:p>0.524</text:p>
          </table:table-cell>
          <table:table-cell office:value-type="string" table:style-name="ce20">
            <text:p>mtg-daily</text:p>
          </table:table-cell>
          <table:table-cell office:value-type="date" office:date-value="2025-04-22T09:28:34" table:style-name="ce14">
            <text:p>4/22/25 09:28 AM</text:p>
          </table:table-cell>
          <table:table-cell office:value-type="date" office:date-value="2025-04-22T10:00:00" table:style-name="ce14">
            <text:p>4/22/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5916666680714099" table:style-name="ce4">
            <text:p>0.359</text:p>
          </table:table-cell>
          <table:table-cell office:value-type="string" table:style-name="ce21">
            <text:p>EmployeeSvc</text:p>
          </table:table-cell>
          <table:table-cell office:value-type="date" office:date-value="2025-04-22T10:00:00" table:style-name="ce14">
            <text:p>4/22/25 10:00 AM</text:p>
          </table:table-cell>
          <table:table-cell office:value-type="date" office:date-value="2025-04-22T10:21:33" table:style-name="ce14">
            <text:p>4/22/25 10:21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4916666666395" table:style-name="ce4">
            <text:p>1.492</text:p>
          </table:table-cell>
          <table:table-cell office:value-type="string" table:style-name="ce21">
            <text:p>EmployeeSvc</text:p>
          </table:table-cell>
          <table:table-cell office:value-type="date" office:date-value="2025-04-22T10:47:37" table:style-name="ce14">
            <text:p>4/22/25 10:47 AM</text:p>
          </table:table-cell>
          <table:table-cell office:value-type="date" office:date-value="2025-04-22T12:17:07" table:style-name="ce14">
            <text:p>4/22/25 12:17 PM</text:p>
          </table:table-cell>
          <table:table-cell office:value-type="string" table:style-name="ce13">
            <text:p># tests missing updated roles from empdev/empuat1</text:p>
          </table:table-cell>
          <table:table-cell table:style-name="ce15"/>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21388888976071" table:style-name="ce4">
            <text:p>0.121</text:p>
          </table:table-cell>
          <table:table-cell office:value-type="string" table:style-name="ce21">
            <text:p>EmployeeSvc</text:p>
          </table:table-cell>
          <table:table-cell office:value-type="date" office:date-value="2025-04-22T16:39:13" table:style-name="ce14">
            <text:p>4/22/25 04:39 PM</text:p>
          </table:table-cell>
          <table:table-cell office:value-type="date" office:date-value="2025-04-22T16:46:30" table:style-name="ce14">
            <text:p>4/22/25 04:4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2.3002777778310701" table:style-name="ce4">
            <text:p>2.300</text:p>
          </table:table-cell>
          <table:table-cell office:value-type="string" table:style-name="ce21">
            <text:p>EmployeeSvc</text:p>
          </table:table-cell>
          <table:table-cell office:value-type="date" office:date-value="2025-04-22T16:56:05" table:style-name="ce14">
            <text:p>4/22/25 04:56 PM</text:p>
          </table:table-cell>
          <table:table-cell office:value-type="date" office:date-value="2025-04-22T19:14:06" table:style-name="ce14">
            <text:p>4/22/25 07:14 PM</text:p>
          </table:table-cell>
          <table:table-cell office:value-type="string" table:style-name="ce13">
            <text:p># done as far as I can get, epcarepciture bad, retiree role ba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6972222222248099" table:style-name="ce4">
            <text:p>1.697</text:p>
          </table:table-cell>
          <table:table-cell office:value-type="string" table:style-name="ce21">
            <text:p>EmployeeSvc</text:p>
          </table:table-cell>
          <table:table-cell office:value-type="date" office:date-value="2025-04-22T19:45:17" table:style-name="ce14">
            <text:p>4/22/25 07:45 PM</text:p>
          </table:table-cell>
          <table:table-cell office:value-type="date" office:date-value="2025-04-22T21:27:07" table:style-name="ce14">
            <text:p>4/22/25 09:27 PM</text:p>
          </table:table-cell>
          <table:table-cell office:value-type="string" table:style-name="ce13">
            <text:p>#</text:p>
          </table:table-cell>
          <table:table-cell table:style-name="ce18"/>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number-rows-repeated="2"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2" table:style-name="ce17">
            <text:p>912</text:p>
          </table:table-cell>
          <table:table-cell office:value-type="float" office:value="4.25" table:style-name="ce19">
            <text:p>4.250</text:p>
          </table:table-cell>
          <table:table-cell office:value-type="float" office:value="4.0088888888130896" table:style-name="ce4">
            <text:p>4.009</text:p>
          </table:table-cell>
          <table:table-cell office:value-type="string" table:style-name="ce4">
            <text:p>---</text:p>
          </table:table-cell>
          <table:table-cell office:value-type="date" office:date-value="2025-04-23T00:00:00" table:style-name="ce20">
            <text:p>23-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3T07:45:00" table:style-name="ce14">
            <text:p>4/23/25 07:45 AM</text:p>
          </table:table-cell>
          <table:table-cell office:value-type="date" office:date-value="2025-04-23T08:30:00" table:style-name="ce14">
            <text:p>4/23/25 08:30 AM</text:p>
          </table:table-cell>
          <table:table-cell office:value-type="string" table:style-name="ce13">
            <text:p>Worked on resolving issues with the population of the SWACM_Employee_ID__c field for the IDtoEmployeeSvc driver.</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1">
            <text:p>mtg-daily</text:p>
          </table:table-cell>
          <table:table-cell office:value-type="date" office:date-value="2025-04-23T08:30:00" table:style-name="ce14">
            <text:p>4/23/25 08:30 AM</text:p>
          </table:table-cell>
          <table:table-cell office:value-type="date" office:date-value="2025-04-23T08:45:00" table:style-name="ce14">
            <text:p>4/23/25 08:45 AM</text:p>
          </table:table-cell>
          <table:table-cell office:value-type="string" table:style-name="ce21">
            <text:p>Daily meetings with the team. Weekly backlog meeting.</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1">
            <text:p>mtg-daily</text:p>
          </table:table-cell>
          <table:table-cell office:value-type="date" office:date-value="2025-04-23T09:30:00" table:style-name="ce14">
            <text:p>4/23/25 09:30 AM</text:p>
          </table:table-cell>
          <table:table-cell office:value-type="date" office:date-value="2025-04-23T10:00:00" table:style-name="ce14">
            <text:p>4/23/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0">
            <text:p>mtg-backlog</text:p>
          </table:table-cell>
          <table:table-cell office:value-type="date" office:date-value="2025-04-23T14:00:00" table:style-name="ce14">
            <text:p>4/23/25 02:00 PM</text:p>
          </table:table-cell>
          <table:table-cell office:value-type="date" office:date-value="2025-04-23T14:45:00" table:style-name="ce14">
            <text:p>4/23/25 02:45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75888888881309" table:style-name="ce4">
            <text:p>1.759</text:p>
          </table:table-cell>
          <table:table-cell office:value-type="string" table:style-name="ce21">
            <text:p>IDtoEmployeeSvc</text:p>
          </table:table-cell>
          <table:table-cell office:value-type="date" office:date-value="2025-04-23T14:45:00" table:style-name="ce14">
            <text:p>4/23/25 02:45 PM</text:p>
          </table:table-cell>
          <table:table-cell office:value-type="date" office:date-value="2025-04-23T16:30:32" table:style-name="ce14">
            <text:p>4/23/25 04:30 PM</text:p>
          </table:table-cell>
          <table:table-cell office:value-type="string" table:style-name="ce13">
            <text:p>#</text:p>
          </table:table-cell>
          <table:table-cell table:style-name="ce23"/>
          <table:table-cell table:number-columns-repeated="16375"/>
        </table:table-row>
        <table:table-row table:number-rows-repeated="6"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5.75" table:style-name="ce19">
            <text:p>5.750</text:p>
          </table:table-cell>
          <table:table-cell office:value-type="float" office:value="5.6338888888712999" table:style-name="ce4">
            <text:p>5.634</text:p>
          </table:table-cell>
          <table:table-cell office:value-type="string" table:style-name="ce4">
            <text:p>---</text:p>
          </table:table-cell>
          <table:table-cell office:value-type="date" office:date-value="2025-04-24T00:00:00" table:style-name="ce20">
            <text:p>24-Apr</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249999994412" table:style-name="ce4">
            <text:p>1.252</text:p>
          </table:table-cell>
          <table:table-cell office:value-type="string" table:style-name="ce21">
            <text:p>IDtoEmployeeSvc</text:p>
          </table:table-cell>
          <table:table-cell office:value-type="date" office:date-value="2025-04-24T07:14:51" table:style-name="ce14">
            <text:p>4/24/25 07:14 AM</text:p>
          </table:table-cell>
          <table:table-cell office:value-type="date" office:date-value="2025-04-24T08:30:00" table:style-name="ce14">
            <text:p>4/24/25 08:30 AM</text:p>
          </table:table-cell>
          <table:table-cell office:value-type="string" table:style-name="ce13">
            <text:p>Worked on user create issue for IDtoEmployeeSvc with Jeff, Logini, and Sailia to populate the SWACM_Employee_ID__c field.</text:p>
          </table:table-cell>
          <table:table-cell office:value-type="string" table:style-name="ce18">
            <text:p>Turns out our service account was missing rights to allow triggers to run. User has to be setup as 'an integration user'.</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25000000011641499" table:style-name="ce4">
            <text:p>0.250</text:p>
          </table:table-cell>
          <table:table-cell office:value-type="string" table:style-name="ce20">
            <text:p>mtg-daily</text:p>
          </table:table-cell>
          <table:table-cell office:value-type="date" office:date-value="2025-04-24T08:30:00" table:style-name="ce14">
            <text:p>4/24/25 08:30 AM</text:p>
          </table:table-cell>
          <table:table-cell office:value-type="date" office:date-value="2025-04-24T08:45:00" table:style-name="ce14">
            <text:p>4/24/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5" table:style-name="ce4">
            <text:p>0.750</text:p>
          </table:table-cell>
          <table:table-cell office:value-type="string" table:style-name="ce21">
            <text:p>IDtoEmployeeSvc</text:p>
          </table:table-cell>
          <table:table-cell office:value-type="date" office:date-value="2025-04-24T08:45:00" table:style-name="ce14">
            <text:p>4/24/25 08:45 AM</text:p>
          </table:table-cell>
          <table:table-cell office:value-type="date" office:date-value="2025-04-24T09:30:00" table:style-name="ce14">
            <text:p>4/24/25 09:3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9999999988358501" table:style-name="ce4">
            <text:p>0.500</text:p>
          </table:table-cell>
          <table:table-cell office:value-type="string" table:style-name="ce20">
            <text:p>mtg-daily</text:p>
          </table:table-cell>
          <table:table-cell office:value-type="date" office:date-value="2025-04-24T09:30:00" table:style-name="ce14">
            <text:p>4/24/25 09:30 AM</text:p>
          </table:table-cell>
          <table:table-cell office:value-type="date" office:date-value="2025-04-24T10:00:00" table:style-name="ce14">
            <text:p>4/24/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office:value-type="string" table:style-name="ce20">
            <text:p>FTO - track and field</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61694444442400698" table:style-name="ce4">
            <text:p>0.617</text:p>
          </table:table-cell>
          <table:table-cell office:value-type="string" table:style-name="ce21">
            <text:p>IDtoEmployeeSvc</text:p>
          </table:table-cell>
          <table:table-cell office:value-type="date" office:date-value="2025-04-24T16:38:50" table:style-name="ce14">
            <text:p>4/24/25 04:38 PM</text:p>
          </table:table-cell>
          <table:table-cell office:value-type="date" office:date-value="2025-04-24T17:15:51" table:style-name="ce14">
            <text:p>4/24/25 05:15 PM</text:p>
          </table:table-cell>
          <table:table-cell office:value-type="string" table:style-name="ce13">
            <text:p>Worked on fixing user r43664 for INC6558445. Worked on classifying additional errors to avoid infinite retires, and retrying on events that don't benefit from it.</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76722222223179404" table:style-name="ce4">
            <text:p>0.767</text:p>
          </table:table-cell>
          <table:table-cell office:value-type="string" table:style-name="ce21">
            <text:p>IDtoEmployeeSvc</text:p>
          </table:table-cell>
          <table:table-cell office:value-type="date" office:date-value="2025-04-24T17:15:51" table:style-name="ce14">
            <text:p>4/24/25 05:15 PM</text:p>
          </table:table-cell>
          <table:table-cell office:value-type="date" office:date-value="2025-04-24T18:01:53" table:style-name="ce14">
            <text:p>4/24/25 06:01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468611111165956" table:style-name="ce4">
            <text:p>0.469</text:p>
          </table:table-cell>
          <table:table-cell office:value-type="string" table:style-name="ce20">
            <text:p>Support</text:p>
          </table:table-cell>
          <table:table-cell office:value-type="date" office:date-value="2025-04-24T18:01:53" table:style-name="ce14">
            <text:p>4/24/25 06:01 PM</text:p>
          </table:table-cell>
          <table:table-cell office:value-type="date" office:date-value="2025-04-24T18:30:00" table:style-name="ce14">
            <text:p>4/24/25 06:30 PM</text:p>
          </table:table-cell>
          <table:table-cell office:value-type="string" table:style-name="ce13">
            <text:p>Worked with Jack to review recent odd high event count in IDM.</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5333333319285896" table:style-name="ce4">
            <text:p>0.953</text:p>
          </table:table-cell>
          <table:table-cell office:value-type="string" table:style-name="ce21">
            <text:p>IDtoEmployeeSvc</text:p>
          </table:table-cell>
          <table:table-cell office:value-type="date" office:date-value="2025-04-24T18:30:00" table:style-name="ce14">
            <text:p>4/24/25 06:30 PM</text:p>
          </table:table-cell>
          <table:table-cell office:value-type="date" office:date-value="2025-04-24T19:27:12" table:style-name="ce14">
            <text:p>4/24/25 07:27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7.5277777912560906E-2" table:style-name="ce4">
            <text:p>0.075</text:p>
          </table:table-cell>
          <table:table-cell office:value-type="string" table:style-name="ce21">
            <text:p>IDtoEmployeeSvc</text:p>
          </table:table-cell>
          <table:table-cell office:value-type="date" office:date-value="2025-04-24T19:27:12" table:style-name="ce14">
            <text:p>4/24/25 07:27 PM</text:p>
          </table:table-cell>
          <table:table-cell office:value-type="date" office:date-value="2025-04-24T19:31:43" table:style-name="ce14">
            <text:p>4/24/25 07:31 PM</text:p>
          </table:table-cell>
          <table:table-cell table:style-name="ce13"/>
          <table:table-cell table:style-name="ce18"/>
          <table:table-cell table:number-columns-repeated="16375"/>
        </table:table-row>
        <table:table-row table:number-rows-repeated="4"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office:value-type="float" office:value="9" table:style-name="ce19">
            <text:p>9.000</text:p>
          </table:table-cell>
          <table:table-cell office:value-type="float" office:value="8.9575000001932494" table:style-name="ce4">
            <text:p>8.958</text:p>
          </table:table-cell>
          <table:table-cell office:value-type="string" table:style-name="ce4">
            <text:p>---</text:p>
          </table:table-cell>
          <table:table-cell office:value-type="date" office:date-value="2025-04-25T00:00:00" table:style-name="ce20">
            <text:p>25-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93277777789626304" table:style-name="ce4">
            <text:p>0.933</text:p>
          </table:table-cell>
          <table:table-cell office:value-type="string" table:style-name="ce20">
            <text:p>IDtoAvioBook</text:p>
          </table:table-cell>
          <table:table-cell office:value-type="date" office:date-value="2025-04-25T08:20:00" table:style-name="ce14">
            <text:p>4/25/25 08:20 AM</text:p>
          </table:table-cell>
          <table:table-cell office:value-type="date" office:date-value="2025-04-25T09:15:58" table:style-name="ce14">
            <text:p>4/25/25 09:15 AM</text:p>
          </table:table-cell>
          <table:table-cell office:value-type="string" table:style-name="ce26">
            <text:p>Support call with Nader and Aviobook team where we covered prehire flight attendant provisioning issues. Worked to see if we can manually push prehire flight attendants using static role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0611111110192699" table:style-name="ce4">
            <text:p>1.061</text:p>
          </table:table-cell>
          <table:table-cell office:value-type="string" table:style-name="ce20">
            <text:p>IDtoEmployeeSvc</text:p>
          </table:table-cell>
          <table:table-cell office:value-type="date" office:date-value="2025-04-25T09:15:58" table:style-name="ce14">
            <text:p>4/25/25 09:15 AM</text:p>
          </table:table-cell>
          <table:table-cell office:value-type="date" office:date-value="2025-04-25T10:19:38" table:style-name="ce14">
            <text:p>4/25/25 10:19 AM</text:p>
          </table:table-cell>
          <table:table-cell office:value-type="string" table:style-name="ce13">
            <text:p>Worked on documenting errors to prepare for the IDtoEmployeeSvc driver KT session with ops. Worked on updating credentials in AWS for the new EMPDEV1 and EMPUAT1 environments.</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17277777782874201" table:style-name="ce4">
            <text:p>0.173</text:p>
          </table:table-cell>
          <table:table-cell office:value-type="string" table:style-name="ce20">
            <text:p>IDtoAvioBook</text:p>
          </table:table-cell>
          <table:table-cell office:value-type="date" office:date-value="2025-04-25T10:19:38" table:style-name="ce14">
            <text:p>4/25/25 10:19 AM</text:p>
          </table:table-cell>
          <table:table-cell office:value-type="date" office:date-value="2025-04-25T10:30:00" table:style-name="ce14">
            <text:p>4/25/25 10:30 AM</text:p>
          </table:table-cell>
          <table:table-cell office:value-type="string" table:style-name="ce13">
            <text:p># static avio_cabin_fa role assignemtnt est: succeeded!</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25305555562954" table:style-name="ce4">
            <text:p>1.253</text:p>
          </table:table-cell>
          <table:table-cell office:value-type="string" table:style-name="ce20">
            <text:p>IDtoEmployeeSvc</text:p>
          </table:table-cell>
          <table:table-cell office:value-type="date" office:date-value="2025-04-25T10:30:00" table:style-name="ce14">
            <text:p>4/25/25 10:30 AM</text:p>
          </table:table-cell>
          <table:table-cell office:value-type="date" office:date-value="2025-04-25T11:45:11" table:style-name="ce14">
            <text:p>4/25/25 11:4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9408333333558401" table:style-name="ce4">
            <text:p>1.941</text:p>
          </table:table-cell>
          <table:table-cell office:value-type="string" table:style-name="ce20">
            <text:p>IDtoEmployeeSvc</text:p>
          </table:table-cell>
          <table:table-cell office:value-type="date" office:date-value="2025-04-25T12:11:49" table:style-name="ce14">
            <text:p>4/25/25 12:11 PM</text:p>
          </table:table-cell>
          <table:table-cell office:value-type="date" office:date-value="2025-04-25T14:08:16" table:style-name="ce14">
            <text:p>4/25/25 02:08 PM</text:p>
          </table:table-cell>
          <table:table-cell office:value-type="string" table:style-name="ce13">
            <text:p># did most error documetnation here: added lolts to driver edoc</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222222220385403" table:style-name="ce4">
            <text:p>0.362</text:p>
          </table:table-cell>
          <table:table-cell office:value-type="string" table:style-name="ce20">
            <text:p>IDtoEmployeeSvc</text:p>
          </table:table-cell>
          <table:table-cell office:value-type="date" office:date-value="2025-04-25T14:08:16" table:style-name="ce14">
            <text:p>4/25/25 02:08 PM</text:p>
          </table:table-cell>
          <table:table-cell office:value-type="date" office:date-value="2025-04-25T14:30:00" table:style-name="ce14">
            <text:p>4/25/25 02:30 PM</text:p>
          </table:table-cell>
          <table:table-cell office:value-type="string" table:style-name="ce13">
            <text:p>#running tests . .validating build for qa role updat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6666666669771097" table:style-name="ce4">
            <text:p>0.867</text:p>
          </table:table-cell>
          <table:table-cell office:value-type="string" table:style-name="ce20">
            <text:p>IDtoAvioBook</text:p>
          </table:table-cell>
          <table:table-cell office:value-type="date" office:date-value="2025-04-25T14:30:00" table:style-name="ce14">
            <text:p>4/25/25 02:30 PM</text:p>
          </table:table-cell>
          <table:table-cell office:value-type="date" office:date-value="2025-04-25T15:22:00" table:style-name="ce14">
            <text:p>4/25/25 03:22 PM</text:p>
          </table:table-cell>
          <table:table-cell office:value-type="string" table:style-name="ce13">
            <text:p># <text:s/>Creating stories to update the role.</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1.18333333334886" table:style-name="ce4">
            <text:p>1.183</text:p>
          </table:table-cell>
          <table:table-cell office:value-type="string" table:style-name="ce20">
            <text:p>IDtoAvioBook</text:p>
          </table:table-cell>
          <table:table-cell office:value-type="date" office:date-value="2025-04-25T15:22:00" table:style-name="ce14">
            <text:p>4/25/25 03:22 PM</text:p>
          </table:table-cell>
          <table:table-cell office:value-type="date" office:date-value="2025-04-25T16:33:00" table:style-name="ce14">
            <text:p>4/25/25 04:33 PM</text:p>
          </table:table-cell>
          <table:table-cell table:style-name="ce13"/>
          <table:table-cell table:style-name="ce18"/>
          <table:table-cell table:number-columns-repeated="16375"/>
        </table:table-row>
        <table:table-row table:style-name="ro4"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36194444453576602" table:style-name="ce4">
            <text:p>0.362</text:p>
          </table:table-cell>
          <table:table-cell office:value-type="string" table:style-name="ce20">
            <text:p>Census: 5.05</text:p>
          </table:table-cell>
          <table:table-cell office:value-type="date" office:date-value="2025-04-25T16:33:00" table:style-name="ce14">
            <text:p>4/25/25 04:33 PM</text:p>
          </table:table-cell>
          <table:table-cell office:value-type="date" office:date-value="2025-04-25T16:54:43" table:style-name="ce14">
            <text:p>4/25/25 04:54 PM</text:p>
          </table:table-cell>
          <table:table-cell office:value-type="string" table:style-name="ce13">
            <text:p>Worked to resolve an issue with the eDirectory process regularly crashing.</text:p>
          </table:table-cell>
          <table:table-cell office:value-type="string" table:style-name="ce18">
            <text:p>I discussed with Patrick why the ndsd process is regularly shutting down. We realised it may be due to a homegrown process that bounces ndsd every time the thread count &gt; 512 for more than 10 minutes.</text:p>
          </table:table-cell>
          <table:table-cell table:number-columns-repeated="16375"/>
        </table:table-row>
        <table:table-row table:style-name="ro2" table:visibility="collapse">
          <table:table-cell office:value-type="float" office:value="912" table:style-name="ce17">
            <text:p>912</text:p>
          </table:table-cell>
          <table:table-cell table:style-name="ce19"/>
          <table:table-cell office:value-type="string" table:style-name="ce4">
            <text:p>BILLED</text:p>
          </table:table-cell>
          <table:table-cell office:value-type="float" office:value="0.82277777767740201" table:style-name="ce4">
            <text:p>0.823</text:p>
          </table:table-cell>
          <table:table-cell office:value-type="string" table:style-name="ce20">
            <text:p>IDtoEmployeeSvc</text:p>
          </table:table-cell>
          <table:table-cell office:value-type="date" office:date-value="2025-04-25T16:54:43" table:style-name="ce14">
            <text:p>4/25/25 04:54 PM</text:p>
          </table:table-cell>
          <table:table-cell office:value-type="date" office:date-value="2025-04-25T17:44:05" table:style-name="ce14">
            <text:p>4/25/25 05:44 PM</text:p>
          </table:table-cell>
          <table:table-cell office:value-type="string" table:style-name="ce13">
            <text:p>#trying to pass tests with latest fixed base roles . .</text:p>
          </table:table-cell>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25"/>
          <table:table-cell table:style-name="ce27"/>
          <table:table-cell table:style-name="ce14"/>
          <table:table-cell table:style-name="ce13"/>
          <table:table-cell table:style-name="ce18"/>
          <table:table-cell table:number-columns-repeated="16375"/>
        </table:table-row>
        <table:table-row table:number-rows-repeated="3" table:style-name="ro2" table:visibility="collapse">
          <table:table-cell office:value-type="float" office:value="912" table:style-name="ce17">
            <text:p>912</text:p>
          </table:table-cell>
          <table:table-cell table:style-name="ce19"/>
          <table:table-cell table:style-name="ce4"/>
          <table:table-cell office:value-type="string"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table-cell office:value-type="string" office:string-value="Week 913" table:formula="of:=CONCATENATE(&quot;Week &quot;; [.A599])" table:number-columns-spanned="2" table:number-rows-spanned="3" table:style-name="ce48">
            <text:p>Week 913</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1] &lt;&gt; &quot;&quot;;[.G601] &lt;&gt; &quot;&quot;);([.G601]-[.F601])*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2] &lt;&gt; &quot;&quot;;[.G602] &lt;&gt; &quot;&quot;);([.G602]-[.F60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3] &lt;&gt; &quot;&quot;;[.G603] &lt;&gt; &quot;&quot;);([.G603]-[.F603])*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9"/>
          <table:table-cell office:value-type="string" table:style-name="ce4">
            <text:p>****************</text:p>
          </table:table-cell>
          <table:table-cell office:value-type="string" office:string-value="---" table:formula="of:=IF(AND([.F604] &lt;&gt; &quot;&quot;;[.G604] &lt;&gt; &quot;&quot;);([.G604]-[.F60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text:p>
          </table:table-cell>
          <table:table-cell office:value-type="string" office:string-value="---" table:formula="of:=IF(AND([.F605] &lt;&gt; &quot;&quot;;[.G605] &lt;&gt; &quot;&quot;);([.G605]-[.F6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3" table:style-name="ce17">
            <text:p>913</text:p>
          </table:table-cell>
          <table:table-cell table:style-name="ce12"/>
          <table:table-cell office:value-type="string" table:style-name="ce4">
            <text:p>BILLED</text:p>
          </table:table-cell>
          <table:table-cell office:value-type="string" office:string-value="---" table:formula="of:=IF(AND([.F606] &lt;&gt; &quot;&quot;;[.G606] &lt;&gt; &quot;&quot;);([.G606]-[.F6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8.75" table:formula="of:=COM.MICROSOFT.CEILING([.C607];0.25)" table:style-name="ce19">
            <text:p>8.750</text:p>
          </table:table-cell>
          <table:table-cell office:value-type="float" office:value="8.7413888888549991" table:formula="of:=SUM([.D607:.D626])" table:style-name="ce4">
            <text:p>8.741</text:p>
          </table:table-cell>
          <table:table-cell office:value-type="string" office:string-value="---" table:formula="of:=IF(AND([.F607] &lt;&gt; &quot;&quot;;[.G607] &lt;&gt; &quot;&quot;);([.G607]-[.F607])*24;&quot;---&quot;)" table:style-name="ce4">
            <text:p>---</text:p>
          </table:table-cell>
          <table:table-cell office:value-type="date" office:date-value="2025-04-28T00:00:00" table:style-name="ce20">
            <text:p>28-Apr</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66666665696539" table:formula="of:=IF(AND([.F608] &lt;&gt; &quot;&quot;;[.G608] &lt;&gt; &quot;&quot;);([.G608]-[.F608])*24;&quot;---&quot;)" table:style-name="ce4">
            <text:p>0.667</text:p>
          </table:table-cell>
          <table:table-cell office:value-type="string" table:style-name="ce20">
            <text:p>IDtoAvioBook</text:p>
          </table:table-cell>
          <table:table-cell office:value-type="date" office:date-value="2025-04-28T07:50:00" table:style-name="ce14">
            <text:p>4/28/25 07:50 AM</text:p>
          </table:table-cell>
          <table:table-cell office:value-type="date" office:date-value="2025-04-28T08:30:00" table:style-name="ce14">
            <text:p>4/28/25 08:30 AM</text:p>
          </table:table-cell>
          <table:table-cell office:value-type="string" table:style-name="ce21">
            <text:p>Aviobook planning meeting discussing the provisioning of pre-hired flight attendants. Worked to push list of users that needed to be provisioned now.</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09] &lt;&gt; &quot;&quot;;[.G609] &lt;&gt; &quot;&quot;);([.G609]-[.F609])*24;&quot;---&quot;)" table:style-name="ce4">
            <text:p>0.500</text:p>
          </table:table-cell>
          <table:table-cell office:value-type="string" table:style-name="ce22">
            <text:p>mtg-Daily</text:p>
          </table:table-cell>
          <table:table-cell office:value-type="date" office:date-value="2025-04-28T08:30:00" table:style-name="ce14">
            <text:p>4/28/25 08:30 AM</text:p>
          </table:table-cell>
          <table:table-cell office:value-type="date" office:date-value="2025-04-28T09:00:00" table:style-name="ce14">
            <text:p>4/28/25 09:00 AM</text:p>
          </table:table-cell>
          <table:table-cell office:value-type="string" table:style-name="ce21">
            <text:p>Daily meetings with the team. <text:s/>Weekly EE team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0000000005820766" table:formula="of:=IF(AND([.F610] &lt;&gt; &quot;&quot;;[.G610] &lt;&gt; &quot;&quot;);([.G610]-[.F610])*24;&quot;---&quot;)" table:style-name="ce4">
            <text:p>0.500</text:p>
          </table:table-cell>
          <table:table-cell office:value-type="string" table:style-name="ce20">
            <text:p>IDtoAvioBook</text:p>
          </table:table-cell>
          <table:table-cell office:value-type="date" office:date-value="2025-04-28T09:00:00" table:style-name="ce14">
            <text:p>4/28/25 09:00 AM</text:p>
          </table:table-cell>
          <table:table-cell office:value-type="date" office:date-value="2025-04-28T09:30:00" table:style-name="ce14">
            <text:p>4/28/25 09:30 AM</text:p>
          </table:table-cell>
          <table:table-cell office:value-type="string" table:style-name="ce21">
            <text:p># pushing us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11] &lt;&gt; &quot;&quot;;[.G611] &lt;&gt; &quot;&quot;);([.G611]-[.F611])*24;&quot;---&quot;)" table:style-name="ce4">
            <text:p>0.500</text:p>
          </table:table-cell>
          <table:table-cell office:value-type="string" table:style-name="ce22">
            <text:p>mtg-Daily</text:p>
          </table:table-cell>
          <table:table-cell office:value-type="date" office:date-value="2025-04-28T09:30:00" table:style-name="ce14">
            <text:p>4/28/25 09:30 AM</text:p>
          </table:table-cell>
          <table:table-cell office:value-type="date" office:date-value="2025-04-28T10:00:00" table:style-name="ce14">
            <text:p>4/28/25 10:00 AM</text:p>
          </table:table-cell>
          <table:table-cell office:value-type="string" table:style-name="ce22">
            <text:p># Ee stanud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166666672332212" table:formula="of:=IF(AND([.F612] &lt;&gt; &quot;&quot;;[.G612] &lt;&gt; &quot;&quot;);([.G612]-[.F612])*24;&quot;---&quot;)" table:style-name="ce4">
            <text:p>0.832</text:p>
          </table:table-cell>
          <table:table-cell office:value-type="string" table:style-name="ce22">
            <text:p>EE-weekly</text:p>
          </table:table-cell>
          <table:table-cell office:value-type="date" office:date-value="2025-04-28T10:00:00" table:style-name="ce14">
            <text:p>4/28/25 10:00 AM</text:p>
          </table:table-cell>
          <table:table-cell office:value-type="date" office:date-value="2025-04-28T10:49:54" table:style-name="ce14">
            <text:p>4/28/25 10:49 AM</text:p>
          </table:table-cell>
          <table:table-cell office:value-type="string" table:style-name="ce21">
            <text:p># weekl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1833333328831941" table:formula="of:=IF(AND([.F613] &lt;&gt; &quot;&quot;;[.G613] &lt;&gt; &quot;&quot;);([.G613]-[.F613])*24;&quot;---&quot;)" table:style-name="ce4">
            <text:p>0.618</text:p>
          </table:table-cell>
          <table:table-cell office:value-type="string" table:style-name="ce20">
            <text:p>IDtoAvioBook</text:p>
          </table:table-cell>
          <table:table-cell office:value-type="date" office:date-value="2025-04-28T10:49:54" table:style-name="ce14">
            <text:p>4/28/25 10:49 AM</text:p>
          </table:table-cell>
          <table:table-cell office:value-type="date" office:date-value="2025-04-28T11:27:00" table:style-name="ce14">
            <text:p>4/28/25 11:27 AM</text:p>
          </table:table-cell>
          <table:table-cell office:value-type="string" table:style-name="ce21">
            <text:p># still pushing users - finding last u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3555555564817041" table:formula="of:=IF(AND([.F614] &lt;&gt; &quot;&quot;;[.G614] &lt;&gt; &quot;&quot;);([.G614]-[.F614])*24;&quot;---&quot;)" table:style-name="ce4">
            <text:p>0.836</text:p>
          </table:table-cell>
          <table:table-cell office:value-type="string" table:style-name="ce20">
            <text:p>IDtoAvioBook</text:p>
          </table:table-cell>
          <table:table-cell office:value-type="date" office:date-value="2025-04-28T12:05:28" table:style-name="ce14">
            <text:p>4/28/25 12:05 PM</text:p>
          </table:table-cell>
          <table:table-cell office:value-type="date" office:date-value="2025-04-28T12:55:36" table:style-name="ce14">
            <text:p>4/28/25 12:55 PM</text:p>
          </table:table-cell>
          <table:table-cell office:value-type="string" table:style-name="ce21">
            <text:p># worked to communicate results regarding 422 users. Also pushed all prehire FA's outside of his list.</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5972222205018625" table:formula="of:=IF(AND([.F615] &lt;&gt; &quot;&quot;;[.G615] &lt;&gt; &quot;&quot;);([.G615]-[.F615])*24;&quot;---&quot;)" table:style-name="ce4">
            <text:p>0.760</text:p>
          </table:table-cell>
          <table:table-cell office:value-type="string" table:style-name="ce20">
            <text:p>IDtoAvioBook</text:p>
          </table:table-cell>
          <table:table-cell office:value-type="date" office:date-value="2025-04-28T12:55:36" table:style-name="ce14">
            <text:p>4/28/25 12:55 PM</text:p>
          </table:table-cell>
          <table:table-cell office:value-type="date" office:date-value="2025-04-28T13:41:11" table:style-name="ce14">
            <text:p>4/28/25 01:41 PM</text:p>
          </table:table-cell>
          <table:table-cell office:value-type="string" table:style-name="ce21">
            <text:p>#moving on to making long term change - change complete in dev (prd too, doh)</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1075000001583248" table:formula="of:=IF(AND([.F616] &lt;&gt; &quot;&quot;;[.G616] &lt;&gt; &quot;&quot;);([.G616]-[.F616])*24;&quot;---&quot;)" table:style-name="ce4">
            <text:p>3.108</text:p>
          </table:table-cell>
          <table:table-cell office:value-type="string" table:style-name="ce22">
            <text:p>IDtoEmployeeSvc</text:p>
          </table:table-cell>
          <table:table-cell office:value-type="date" office:date-value="2025-04-28T13:41:11" table:style-name="ce14">
            <text:p>4/28/25 01:41 PM</text:p>
          </table:table-cell>
          <table:table-cell office:value-type="date" office:date-value="2025-04-28T16:47:38" table:style-name="ce14">
            <text:p>4/28/25 04:47 PM</text:p>
          </table:table-cell>
          <table:table-cell office:value-type="string" table:style-name="ce21">
            <text:p>Worked on passing tests with corrected roles for EMPDEV1 for the EmployeeServices drive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2194444441702217" table:formula="of:=IF(AND([.F617] &lt;&gt; &quot;&quot;;[.G617] &lt;&gt; &quot;&quot;);([.G617]-[.F617])*24;&quot;---&quot;)" table:style-name="ce4">
            <text:p>0.422</text:p>
          </table:table-cell>
          <table:table-cell office:value-type="string" table:style-name="ce20">
            <text:p>IDtoEmployeeCarePicture</text:p>
          </table:table-cell>
          <table:table-cell office:value-type="date" office:date-value="2025-04-28T16:47:38" table:style-name="ce14">
            <text:p>4/28/25 04:47 PM</text:p>
          </table:table-cell>
          <table:table-cell office:value-type="date" office:date-value="2025-04-28T17:12:57" table:style-name="ce14">
            <text:p>4/28/25 05:12 PM</text:p>
          </table:table-cell>
          <table:table-cell office:value-type="string" table:style-name="ce21">
            <text:p>Worked on validating REST authentication for the IDtoEmployeeCarePicture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8] &lt;&gt; &quot;&quot;;[.G618] &lt;&gt; &quot;&quot;);([.G618]-[.F618])*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19] &lt;&gt; &quot;&quot;;[.G619] &lt;&gt; &quot;&quot;);([.G619]-[.F61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0] &lt;&gt; &quot;&quot;;[.G620] &lt;&gt; &quot;&quot;);([.G620]-[.F62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1] &lt;&gt; &quot;&quot;;[.G621] &lt;&gt; &quot;&quot;);([.G621]-[.F6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2] &lt;&gt; &quot;&quot;;[.G622] &lt;&gt; &quot;&quot;);([.G622]-[.F62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3] &lt;&gt; &quot;&quot;;[.G623] &lt;&gt; &quot;&quot;);([.G623]-[.F62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4] &lt;&gt; &quot;&quot;;[.G624] &lt;&gt; &quot;&quot;);([.G624]-[.F62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5] &lt;&gt; &quot;&quot;;[.G625] &lt;&gt; &quot;&quot;);([.G625]-[.F62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26] &lt;&gt; &quot;&quot;;[.G626] &lt;&gt; &quot;&quot;);([.G626]-[.F62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5" table:formula="of:=COM.MICROSOFT.CEILING([.C627];0.25)" table:style-name="ce19">
            <text:p>7.500</text:p>
          </table:table-cell>
          <table:table-cell office:value-type="float" office:value="7.2724999999045394" table:formula="of:=SUM([.D627:.D652])" table:style-name="ce4">
            <text:p>7.272</text:p>
          </table:table-cell>
          <table:table-cell office:value-type="string" office:string-value="---" table:formula="of:=IF(AND([.F627] &lt;&gt; &quot;&quot;;[.G627] &lt;&gt; &quot;&quot;);([.G627]-[.F627])*24;&quot;---&quot;)" table:style-name="ce4">
            <text:p>---</text:p>
          </table:table-cell>
          <table:table-cell office:value-type="date" office:date-value="2025-04-29T00:00:00" table:style-name="ce20">
            <text:p>29-Apr</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28] &lt;&gt; &quot;&quot;;[.G628] &lt;&gt; &quot;&quot;);([.G628]-[.F628])*24;&quot;---&quot;)" table:style-name="ce4">
            <text:p>0.250</text:p>
          </table:table-cell>
          <table:table-cell office:value-type="string" table:style-name="ce21">
            <text:p>mtg-daily</text:p>
          </table:table-cell>
          <table:table-cell office:value-type="date" office:date-value="2025-04-29T08:30:00" table:style-name="ce14">
            <text:p>4/29/25 08:30 AM</text:p>
          </table:table-cell>
          <table:table-cell office:value-type="date" office:date-value="2025-04-29T08:45:00" table:style-name="ce14">
            <text:p>4/29/25 08:45 AM</text:p>
          </table:table-cell>
          <table:table-cell office:value-type="string" table:style-name="ce13">
            <text:p>Daily meetings with the team.</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29] &lt;&gt; &quot;&quot;;[.G629] &lt;&gt; &quot;&quot;);([.G629]-[.F629])*24;&quot;---&quot;)" table:style-name="ce4">
            <text:p>0.500</text:p>
          </table:table-cell>
          <table:table-cell office:value-type="string" table:style-name="ce21">
            <text:p>mtg-daily</text:p>
          </table:table-cell>
          <table:table-cell office:value-type="date" office:date-value="2025-04-29T09:30:00" table:style-name="ce14">
            <text:p>4/29/25 09:30 AM</text:p>
          </table:table-cell>
          <table:table-cell office:value-type="date" office:date-value="2025-04-29T10:00:00" table:style-name="ce14">
            <text:p>4/29/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472222230629995" table:formula="of:=IF(AND([.F630] &lt;&gt; &quot;&quot;;[.G630] &lt;&gt; &quot;&quot;);([.G630]-[.F630])*24;&quot;---&quot;)" table:style-name="ce4">
            <text:p>0.785</text:p>
          </table:table-cell>
          <table:table-cell office:value-type="string" table:style-name="ce21">
            <text:p>IDtoAvioBook</text:p>
          </table:table-cell>
          <table:table-cell office:value-type="date" office:date-value="2025-04-29T10:30:00" table:style-name="ce14">
            <text:p>4/29/25 10:30 AM</text:p>
          </table:table-cell>
          <table:table-cell office:value-type="date" office:date-value="2025-04-29T11:17:05" table:style-name="ce14">
            <text:p>4/29/25 11:17 AM</text:p>
          </table:table-cell>
          <table:table-cell office:value-type="string" table:style-name="ce21">
            <text:p>Worked on fixing user e135505 with Nader, and avio_chiefs role defintion with John Mapes.</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1061111110611819" table:formula="of:=IF(AND([.F631] &lt;&gt; &quot;&quot;;[.G631] &lt;&gt; &quot;&quot;);([.G631]-[.F631])*24;&quot;---&quot;)" table:style-name="ce4">
            <text:p>1.106</text:p>
          </table:table-cell>
          <table:table-cell office:value-type="string" table:style-name="ce20">
            <text:p>IDtoMiro</text:p>
          </table:table-cell>
          <table:table-cell office:value-type="date" office:date-value="2025-04-29T11:17:05" table:style-name="ce14">
            <text:p>4/29/25 11:17 AM</text:p>
          </table:table-cell>
          <table:table-cell office:value-type="date" office:date-value="2025-04-29T12:23:27" table:style-name="ce14">
            <text:p>4/29/25 12:23 PM</text:p>
          </table:table-cell>
          <table:table-cell office:value-type="string" table:style-name="ce13">
            <text:p>Worked on exposing Miro teams in MyAccess.</text:p>
          </table:table-cell>
          <table:table-cell office:value-type="string" table:style-name="ce18">
            <text:p>We realized there is too much work todo here; we'll likely send it back to intake to see if we need to do this at all; and if it can wailt for SailPoint.</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3972222220618278" table:formula="of:=IF(AND([.F632] &lt;&gt; &quot;&quot;;[.G632] &lt;&gt; &quot;&quot;);([.G632]-[.F632])*24;&quot;---&quot;)" table:style-name="ce4">
            <text:p>0.240</text:p>
          </table:table-cell>
          <table:table-cell office:value-type="string" table:style-name="ce21">
            <text:p>IDtoEmployeeSvc</text:p>
          </table:table-cell>
          <table:table-cell office:value-type="date" office:date-value="2025-04-29T12:23:27" table:style-name="ce14">
            <text:p>4/29/25 12:23 PM</text:p>
          </table:table-cell>
          <table:table-cell office:value-type="date" office:date-value="2025-04-29T12:37:50" table:style-name="ce14">
            <text:p>4/29/25 12:37 PM</text:p>
          </table:table-cell>
          <table:table-cell office:value-type="string" table:style-name="ce13">
            <text:p>Worked on documenting Issues to include in the KT Ops session for the IDtoEmployeeSvc driver. Worked to resolve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8861111114965752" table:formula="of:=IF(AND([.F633] &lt;&gt; &quot;&quot;;[.G633] &lt;&gt; &quot;&quot;);([.G633]-[.F633])*24;&quot;---&quot;)" table:style-name="ce4">
            <text:p>0.389</text:p>
          </table:table-cell>
          <table:table-cell office:value-type="string" table:style-name="ce21">
            <text:p>IDtoAutoCrib</text:p>
          </table:table-cell>
          <table:table-cell office:value-type="date" office:date-value="2025-04-29T12:37:50" table:style-name="ce14">
            <text:p>4/29/25 12:37 PM</text:p>
          </table:table-cell>
          <table:table-cell office:value-type="date" office:date-value="2025-04-29T13:01:09" table:style-name="ce14">
            <text:p>4/29/25 01:01 PM</text:p>
          </table:table-cell>
          <table:table-cell office:value-type="string" table:style-name="ce13">
            <text:p>Worked on onboarding MKE for Monday.</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0083333326037973" table:formula="of:=IF(AND([.F634] &lt;&gt; &quot;&quot;;[.G634] &lt;&gt; &quot;&quot;);([.G634]-[.F634])*24;&quot;---&quot;)" table:style-name="ce4">
            <text:p>0.401</text:p>
          </table:table-cell>
          <table:table-cell office:value-type="string" table:style-name="ce21">
            <text:p>IDtoAvioBook</text:p>
          </table:table-cell>
          <table:table-cell office:value-type="date" office:date-value="2025-04-29T13:01:09" table:style-name="ce14">
            <text:p>4/29/25 01:01 PM</text:p>
          </table:table-cell>
          <table:table-cell office:value-type="date" office:date-value="2025-04-29T13:25:12" table:style-name="ce14">
            <text:p>4/29/25 01:25 PM</text:p>
          </table:table-cell>
          <table:table-cell office:value-type="string" table:style-name="ce13">
            <text:p># 118403 - user had swaDeptcode=17 . .now it's 6</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7.6944444444961846E-2" table:formula="of:=IF(AND([.F635] &lt;&gt; &quot;&quot;;[.G635] &lt;&gt; &quot;&quot;);([.G635]-[.F635])*24;&quot;---&quot;)" table:style-name="ce4">
            <text:p>0.077</text:p>
          </table:table-cell>
          <table:table-cell office:value-type="string" table:style-name="ce21">
            <text:p>IDtoEmployeeCarePicture</text:p>
          </table:table-cell>
          <table:table-cell office:value-type="date" office:date-value="2025-04-29T13:25:12" table:style-name="ce14">
            <text:p>4/29/25 01:25 PM</text:p>
          </table:table-cell>
          <table:table-cell office:value-type="date" office:date-value="2025-04-29T13:29:49" table:style-name="ce14">
            <text:p>4/29/25 01:29 PM</text:p>
          </table:table-cell>
          <table:table-cell office:value-type="string" table:style-name="ce13">
            <text:p>Worked on reseting &amp; storing IDtoEmployeeCarePicture in DEV, and AW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3277777781477198" table:formula="of:=IF(AND([.F636] &lt;&gt; &quot;&quot;;[.G636] &lt;&gt; &quot;&quot;);([.G636]-[.F636])*24;&quot;---&quot;)" table:style-name="ce4">
            <text:p>0.533</text:p>
          </table:table-cell>
          <table:table-cell office:value-type="string" table:style-name="ce21">
            <text:p>IDtoEmployeeSvc</text:p>
          </table:table-cell>
          <table:table-cell office:value-type="date" office:date-value="2025-04-29T13:29:49" table:style-name="ce14">
            <text:p>4/29/25 01:29 PM</text:p>
          </table:table-cell>
          <table:table-cell office:value-type="date" office:date-value="2025-04-29T14:01:47" table:style-name="ce14">
            <text:p>4/29/25 02:01 PM</text:p>
          </table:table-cell>
          <table:table-cell office:value-type="string" table:style-name="ce13">
            <text:p># INC6561331</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87138888880144805" table:formula="of:=IF(AND([.F637] &lt;&gt; &quot;&quot;;[.G637] &lt;&gt; &quot;&quot;);([.G637]-[.F637])*24;&quot;---&quot;)" table:style-name="ce4">
            <text:p>0.871</text:p>
          </table:table-cell>
          <table:table-cell office:value-type="string" table:style-name="ce21">
            <text:p>mtg-Backlog</text:p>
          </table:table-cell>
          <table:table-cell office:value-type="date" office:date-value="2025-04-29T14:01:47" table:style-name="ce14">
            <text:p>4/29/25 02:01 PM</text:p>
          </table:table-cell>
          <table:table-cell office:value-type="date" office:date-value="2025-04-29T14:54:04" table:style-name="ce14">
            <text:p>4/29/25 02:54 PM</text:p>
          </table:table-cell>
          <table:table-cell office:value-type="string" table:style-name="ce13">
            <text:p>#backlog meeting</text:p>
          </table:table-cell>
          <table:table-cell table:style-name="ce15"/>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861111109377816" table:formula="of:=IF(AND([.F638] &lt;&gt; &quot;&quot;;[.G638] &lt;&gt; &quot;&quot;);([.G638]-[.F638])*24;&quot;---&quot;)" table:style-name="ce4">
            <text:p>0.329</text:p>
          </table:table-cell>
          <table:table-cell office:value-type="string" table:style-name="ce21">
            <text:p>IDtoAutocrib</text:p>
          </table:table-cell>
          <table:table-cell office:value-type="date" office:date-value="2025-04-29T15:19:29" table:style-name="ce14">
            <text:p>4/29/25 03:19 PM</text:p>
          </table:table-cell>
          <table:table-cell office:value-type="date" office:date-value="2025-04-29T15:39:12" table:style-name="ce14">
            <text:p>4/29/25 03:39 PM</text:p>
          </table:table-cell>
          <table:table-cell office:value-type="string" table:style-name="ce13">
            <text:p>#checking mke access - still no . .4/29/2025 3:41:18 P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8527777781710029" table:formula="of:=IF(AND([.F639] &lt;&gt; &quot;&quot;;[.G639] &lt;&gt; &quot;&quot;);([.G639]-[.F639])*24;&quot;---&quot;)" table:style-name="ce4">
            <text:p>0.785</text:p>
          </table:table-cell>
          <table:table-cell office:value-type="string" table:style-name="ce21">
            <text:p>IDToAvioBook</text:p>
          </table:table-cell>
          <table:table-cell office:value-type="date" office:date-value="2025-04-29T15:39:12" table:style-name="ce14">
            <text:p>4/29/25 03:39 PM</text:p>
          </table:table-cell>
          <table:table-cell office:value-type="date" office:date-value="2025-04-29T16:26:19" table:style-name="ce14">
            <text:p>4/29/25 04: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074999999487773" table:formula="of:=IF(AND([.F640] &lt;&gt; &quot;&quot;;[.G640] &lt;&gt; &quot;&quot;);([.G640]-[.F640])*24;&quot;---&quot;)" table:style-name="ce4">
            <text:p>1.007</text:p>
          </table:table-cell>
          <table:table-cell office:value-type="string" table:style-name="ce21">
            <text:p>IDtoEmployeeCarePicture</text:p>
          </table:table-cell>
          <table:table-cell office:value-type="date" office:date-value="2025-04-29T16:26:19" table:style-name="ce14">
            <text:p>4/29/25 04:26 PM</text:p>
          </table:table-cell>
          <table:table-cell office:value-type="date" office:date-value="2025-04-29T17:26:46" table:style-name="ce14">
            <text:p>4/29/25 05:2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1] &lt;&gt; &quot;&quot;;[.G641] &lt;&gt; &quot;&quot;);([.G641]-[.F64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2] &lt;&gt; &quot;&quot;;[.G642] &lt;&gt; &quot;&quot;);([.G642]-[.F6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3] &lt;&gt; &quot;&quot;;[.G643] &lt;&gt; &quot;&quot;);([.G643]-[.F64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4] &lt;&gt; &quot;&quot;;[.G644] &lt;&gt; &quot;&quot;);([.G644]-[.F6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5] &lt;&gt; &quot;&quot;;[.G645] &lt;&gt; &quot;&quot;);([.G645]-[.F6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6] &lt;&gt; &quot;&quot;;[.G646] &lt;&gt; &quot;&quot;);([.G646]-[.F6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7] &lt;&gt; &quot;&quot;;[.G647] &lt;&gt; &quot;&quot;);([.G647]-[.F6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8] &lt;&gt; &quot;&quot;;[.G648] &lt;&gt; &quot;&quot;);([.G648]-[.F6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49] &lt;&gt; &quot;&quot;;[.G649] &lt;&gt; &quot;&quot;);([.G649]-[.F6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0] &lt;&gt; &quot;&quot;;[.G650] &lt;&gt; &quot;&quot;);([.G650]-[.F6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1] &lt;&gt; &quot;&quot;;[.G651] &lt;&gt; &quot;&quot;);([.G651]-[.F6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52] &lt;&gt; &quot;&quot;;[.G652] &lt;&gt; &quot;&quot;);([.G652]-[.F65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3" table:style-name="ce17">
            <text:p>913</text:p>
          </table:table-cell>
          <table:table-cell office:value-type="float" office:value="9" table:formula="of:=COM.MICROSOFT.CEILING([.C653];0.25)" table:style-name="ce19">
            <text:p>9.000</text:p>
          </table:table-cell>
          <table:table-cell office:value-type="float" office:value="8.8036111111287028" table:formula="of:=SUM([.D653:.D672])" table:style-name="ce4">
            <text:p>8.804</text:p>
          </table:table-cell>
          <table:table-cell office:value-type="string" office:string-value="---" table:formula="of:=IF(AND([.F653] &lt;&gt; &quot;&quot;;[.G653] &lt;&gt; &quot;&quot;);([.G653]-[.F653])*24;&quot;---&quot;)" table:style-name="ce4">
            <text:p>---</text:p>
          </table:table-cell>
          <table:table-cell office:value-type="date" office:date-value="2025-04-30T00:00:00" table:style-name="ce20">
            <text:p>30-Apr</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54] &lt;&gt; &quot;&quot;;[.G654] &lt;&gt; &quot;&quot;);([.G654]-[.F654])*24;&quot;---&quot;)" table:style-name="ce4">
            <text:p>0.250</text:p>
          </table:table-cell>
          <table:table-cell office:value-type="string" table:style-name="ce21">
            <text:p>mtg-daily</text:p>
          </table:table-cell>
          <table:table-cell office:value-type="date" office:date-value="2025-04-30T08:30:00" table:style-name="ce14">
            <text:p>4/30/25 08:30 AM</text:p>
          </table:table-cell>
          <table:table-cell office:value-type="date" office:date-value="2025-04-30T08:45:00" table:style-name="ce14">
            <text:p>4/30/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16666666668606922" table:formula="of:=IF(AND([.F655] &lt;&gt; &quot;&quot;;[.G655] &lt;&gt; &quot;&quot;);([.G655]-[.F655])*24;&quot;---&quot;)" table:style-name="ce4">
            <text:p>0.167</text:p>
          </table:table-cell>
          <table:table-cell office:value-type="string" table:style-name="ce21">
            <text:p>IDtoEmployeeCarePicture</text:p>
          </table:table-cell>
          <table:table-cell office:value-type="date" office:date-value="2025-04-30T09:20:00" table:style-name="ce14">
            <text:p>4/30/25 09:20 AM</text:p>
          </table:table-cell>
          <table:table-cell office:value-type="date" office:date-value="2025-04-30T09:30:00" table:style-name="ce14">
            <text:p>4/30/25 09:30 AM</text:p>
          </table:table-cell>
          <table:table-cell office:value-type="string" table:style-name="ce13">
            <text:p>Worked on completing tests with the EMPDEV1 connection for the IDtoEmployeeCarePicture driver.</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56] &lt;&gt; &quot;&quot;;[.G656] &lt;&gt; &quot;&quot;);([.G656]-[.F656])*24;&quot;---&quot;)" table:style-name="ce4">
            <text:p>0.500</text:p>
          </table:table-cell>
          <table:table-cell office:value-type="string" table:style-name="ce21">
            <text:p>mtg-daily</text:p>
          </table:table-cell>
          <table:table-cell office:value-type="date" office:date-value="2025-04-30T09:30:00" table:style-name="ce14">
            <text:p>4/30/25 09:30 AM</text:p>
          </table:table-cell>
          <table:table-cell office:value-type="date" office:date-value="2025-04-30T10:00:00" table:style-name="ce14">
            <text:p>4/30/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0722222230397165" table:formula="of:=IF(AND([.F657] &lt;&gt; &quot;&quot;;[.G657] &lt;&gt; &quot;&quot;);([.G657]-[.F657])*24;&quot;---&quot;)" table:style-name="ce4">
            <text:p>0.907</text:p>
          </table:table-cell>
          <table:table-cell office:value-type="string" table:style-name="ce21">
            <text:p>IDtoEmployeeCarePicture</text:p>
          </table:table-cell>
          <table:table-cell office:value-type="date" office:date-value="2025-04-30T10:00:00" table:style-name="ce14">
            <text:p>4/30/25 10:00 AM</text:p>
          </table:table-cell>
          <table:table-cell office:value-type="date" office:date-value="2025-04-30T10:54:26" table:style-name="ce14">
            <text:p>4/30/25 10:54 AM</text:p>
          </table:table-cell>
          <table:table-cell office:value-type="string" table:style-name="ce13">
            <text:p># passed tests, fixed empdev1 (was fc3)</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694444442633539" table:formula="of:=IF(AND([.F658] &lt;&gt; &quot;&quot;;[.G658] &lt;&gt; &quot;&quot;);([.G658]-[.F658])*24;&quot;---&quot;)" table:style-name="ce4">
            <text:p>0.307</text:p>
          </table:table-cell>
          <table:table-cell office:value-type="string" table:style-name="ce20">
            <text:p>ESRMD</text:p>
          </table:table-cell>
          <table:table-cell office:value-type="date" office:date-value="2025-04-30T10:54:26" table:style-name="ce14">
            <text:p>4/30/25 10:54 AM</text:p>
          </table:table-cell>
          <table:table-cell office:value-type="date" office:date-value="2025-04-30T11:12:51" table:style-name="ce14">
            <text:p>4/30/25 11:12 AM</text:p>
          </table:table-cell>
          <table:table-cell office:value-type="string" table:style-name="ce13">
            <text:p>Worked on passing tests in the EmployeeServicesRoleMgmt driver for EMPUAT1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79833333328133449" table:formula="of:=IF(AND([.F659] &lt;&gt; &quot;&quot;;[.G659] &lt;&gt; &quot;&quot;);([.G659]-[.F659])*24;&quot;---&quot;)" table:style-name="ce4">
            <text:p>0.798</text:p>
          </table:table-cell>
          <table:table-cell office:value-type="string" table:style-name="ce21">
            <text:p>IDtoEmployeeSvc</text:p>
          </table:table-cell>
          <table:table-cell office:value-type="date" office:date-value="2025-04-30T11:12:51" table:style-name="ce14">
            <text:p>4/30/25 11:12 AM</text:p>
          </table:table-cell>
          <table:table-cell office:value-type="date" office:date-value="2025-04-30T12:00:45" table:style-name="ce14">
            <text:p>4/30/25 12:00 PM</text:p>
          </table:table-cell>
          <table:table-cell office:value-type="string" table:style-name="ce13">
            <text:p>Worked on resolving EMPUAT1 connection issues in IDtoEmployeeSvc and baselinin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09444444446126" table:formula="of:=IF(AND([.F660] &lt;&gt; &quot;&quot;;[.G660] &lt;&gt; &quot;&quot;);([.G660]-[.F660])*24;&quot;---&quot;)" table:style-name="ce4">
            <text:p>1.094</text:p>
          </table:table-cell>
          <table:table-cell office:value-type="string" table:style-name="ce20">
            <text:p>L&amp;L</text:p>
          </table:table-cell>
          <table:table-cell office:value-type="date" office:date-value="2025-04-30T12:00:00" table:style-name="ce14">
            <text:p>4/30/25 12:00 PM</text:p>
          </table:table-cell>
          <table:table-cell office:value-type="date" office:date-value="2025-04-30T13:05:40" table:style-name="ce14">
            <text:p>4/30/25 01:05 PM</text:p>
          </table:table-cell>
          <table:table-cell office:value-type="string" table:style-name="ce13">
            <text:p>L&amp;L: setting up OAUTH for a fake app - cool!!</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2427777778357267" table:formula="of:=IF(AND([.F661] &lt;&gt; &quot;&quot;;[.G661] &lt;&gt; &quot;&quot;);([.G661]-[.F661])*24;&quot;---&quot;)" table:style-name="ce4">
            <text:p>2.243</text:p>
          </table:table-cell>
          <table:table-cell office:value-type="string" table:style-name="ce21">
            <text:p>IDtoEmployeeCarePicture</text:p>
          </table:table-cell>
          <table:table-cell office:value-type="date" office:date-value="2025-04-30T13:05:40" table:style-name="ce14">
            <text:p>4/30/25 01:05 PM</text:p>
          </table:table-cell>
          <table:table-cell office:value-type="date" office:date-value="2025-04-30T15:20:14" table:style-name="ce14">
            <text:p>4/30/25 03:20 PM</text:p>
          </table:table-cell>
          <table:table-cell office:value-type="string" table:style-name="ce13">
            <text:p># passing tests in QA; had to fix idmunit config</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1805555549217388" table:formula="of:=IF(AND([.F662] &lt;&gt; &quot;&quot;;[.G662] &lt;&gt; &quot;&quot;);([.G662]-[.F662])*24;&quot;---&quot;)" table:style-name="ce4">
            <text:p>0.418</text:p>
          </table:table-cell>
          <table:table-cell office:value-type="string" table:style-name="ce20">
            <text:p>ESRMD</text:p>
          </table:table-cell>
          <table:table-cell office:value-type="date" office:date-value="2025-04-30T15:20:14" table:style-name="ce14">
            <text:p>4/30/25 03:20 PM</text:p>
          </table:table-cell>
          <table:table-cell office:value-type="date" office:date-value="2025-04-30T15:45:19" table:style-name="ce14">
            <text:p>4/30/25 03:45 PM</text:p>
          </table:table-cell>
          <table:table-cell office:value-type="string" table:style-name="ce13">
            <text:p>#passing tests in qa</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275000000721775" table:formula="of:=IF(AND([.F663] &lt;&gt; &quot;&quot;;[.G663] &lt;&gt; &quot;&quot;);([.G663]-[.F663])*24;&quot;---&quot;)" table:style-name="ce4">
            <text:p>0.328</text:p>
          </table:table-cell>
          <table:table-cell office:value-type="string" table:style-name="ce20">
            <text:p>IDtoEmployeeSvc</text:p>
          </table:table-cell>
          <table:table-cell office:value-type="date" office:date-value="2025-04-30T15:45:19" table:style-name="ce14">
            <text:p>4/30/25 03:45 PM</text:p>
          </table:table-cell>
          <table:table-cell office:value-type="date" office:date-value="2025-04-30T16:04:58" table:style-name="ce14">
            <text:p>4/30/25 04:04 PM</text:p>
          </table:table-cell>
          <table:table-cell office:value-type="string" table:style-name="ce13">
            <text:p>#fxiing passwords, updating aws</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7916666665696539" table:formula="of:=IF(AND([.F664] &lt;&gt; &quot;&quot;;[.G664] &lt;&gt; &quot;&quot;);([.G664]-[.F664])*24;&quot;---&quot;)" table:style-name="ce4">
            <text:p>1.792</text:p>
          </table:table-cell>
          <table:table-cell office:value-type="string" table:style-name="ce20">
            <text:p>IDtoEmployeeSvc</text:p>
          </table:table-cell>
          <table:table-cell office:value-type="date" office:date-value="2025-04-30T16:04:58" table:style-name="ce14">
            <text:p>4/30/25 04:04 PM</text:p>
          </table:table-cell>
          <table:table-cell office:value-type="date" office:date-value="2025-04-30T17:52:28" table:style-name="ce14">
            <text:p>4/30/25 05:52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5] &lt;&gt; &quot;&quot;;[.G665] &lt;&gt; &quot;&quot;);([.G665]-[.F66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6] &lt;&gt; &quot;&quot;;[.G666] &lt;&gt; &quot;&quot;);([.G666]-[.F66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7] &lt;&gt; &quot;&quot;;[.G667] &lt;&gt; &quot;&quot;);([.G667]-[.F66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8] &lt;&gt; &quot;&quot;;[.G668] &lt;&gt; &quot;&quot;);([.G668]-[.F6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69] &lt;&gt; &quot;&quot;;[.G669] &lt;&gt; &quot;&quot;);([.G669]-[.F66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0] &lt;&gt; &quot;&quot;;[.G670] &lt;&gt; &quot;&quot;);([.G670]-[.F67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1] &lt;&gt; &quot;&quot;;[.G671] &lt;&gt; &quot;&quot;);([.G671]-[.F67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72] &lt;&gt; &quot;&quot;;[.G672] &lt;&gt; &quot;&quot;);([.G672]-[.F67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73];0.25)" table:style-name="ce19">
            <text:p>7.250</text:p>
          </table:table-cell>
          <table:table-cell office:value-type="float" office:value="7.0086111111450009" table:formula="of:=SUM([.D673:.D689])" table:style-name="ce4">
            <text:p>7.009</text:p>
          </table:table-cell>
          <table:table-cell office:value-type="string" office:string-value="---" table:formula="of:=IF(AND([.F673] &lt;&gt; &quot;&quot;;[.G673] &lt;&gt; &quot;&quot;);([.G673]-[.F673])*24;&quot;---&quot;)" table:style-name="ce4">
            <text:p>---</text:p>
          </table:table-cell>
          <table:table-cell office:value-type="date" office:date-value="2025-05-01T00:00:00" table:style-name="ce28">
            <text:p>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74] &lt;&gt; &quot;&quot;;[.G674] &lt;&gt; &quot;&quot;);([.G674]-[.F674])*24;&quot;---&quot;)" table:style-name="ce4">
            <text:p>0.250</text:p>
          </table:table-cell>
          <table:table-cell office:value-type="string" table:style-name="ce21">
            <text:p>mtg-daily</text:p>
          </table:table-cell>
          <table:table-cell office:value-type="date" office:date-value="2025-05-01T08:30:00" table:style-name="ce14">
            <text:p>5/1/25 08:30 AM</text:p>
          </table:table-cell>
          <table:table-cell office:value-type="date" office:date-value="2025-05-01T08:45:00" table:style-name="ce14">
            <text:p>5/1/25 08:45 AM</text:p>
          </table:table-cell>
          <table:table-cell office:value-type="string" table:style-name="ce13">
            <text:p>Daily meetings with the team. Weekly PRB Meeting.</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49999999988358468" table:formula="of:=IF(AND([.F675] &lt;&gt; &quot;&quot;;[.G675] &lt;&gt; &quot;&quot;);([.G675]-[.F675])*24;&quot;---&quot;)" table:style-name="ce4">
            <text:p>0.500</text:p>
          </table:table-cell>
          <table:table-cell office:value-type="string" table:style-name="ce21">
            <text:p>mtg-daily</text:p>
          </table:table-cell>
          <table:table-cell office:value-type="date" office:date-value="2025-05-01T09:30:00" table:style-name="ce14">
            <text:p>5/1/25 09:30 AM</text:p>
          </table:table-cell>
          <table:table-cell office:value-type="date" office:date-value="2025-05-01T10:00:00" table:style-name="ce14">
            <text:p>5/1/25 10:0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66583333339076489" table:formula="of:=IF(AND([.F676] &lt;&gt; &quot;&quot;;[.G676] &lt;&gt; &quot;&quot;);([.G676]-[.F676])*24;&quot;---&quot;)" table:style-name="ce4">
            <text:p>0.666</text:p>
          </table:table-cell>
          <table:table-cell office:value-type="string" table:style-name="ce21">
            <text:p>IDtoEmployeeSvc</text:p>
          </table:table-cell>
          <table:table-cell office:value-type="date" office:date-value="2025-05-01T10:00:00" table:style-name="ce14">
            <text:p>5/1/25 10:00 AM</text:p>
          </table:table-cell>
          <table:table-cell office:value-type="date" office:date-value="2025-05-01T10:39:57" table:style-name="ce14">
            <text:p>5/1/25 10:39 AM</text:p>
          </table:table-cell>
          <table:table-cell office:value-type="string" table:style-name="ce13">
            <text:p>Worked on completing MR &amp; baseline tests in the pipeline for IDtoEmployeeSvc. Worked on completing the KT content for the new error management syste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766666666720994" table:formula="of:=IF(AND([.F677] &lt;&gt; &quot;&quot;;[.G677] &lt;&gt; &quot;&quot;);([.G677]-[.F677])*24;&quot;---&quot;)" table:style-name="ce4">
            <text:p>1.277</text:p>
          </table:table-cell>
          <table:table-cell office:value-type="string" table:style-name="ce25">
            <text:p>IDtoAutocrib</text:p>
          </table:table-cell>
          <table:table-cell office:value-type="date" office:date-value="2025-05-01T10:39:57" table:style-name="ce14">
            <text:p>5/1/25 10:39 AM</text:p>
          </table:table-cell>
          <table:table-cell office:value-type="date" office:date-value="2025-05-01T11:56:33" table:style-name="ce14">
            <text:p>5/1/25 11:56 AM</text:p>
          </table:table-cell>
          <table:table-cell office:value-type="string" table:style-name="ce13">
            <text:p>Worked on preparation for going live on Tuesday for the MKE destination for IDtoAutocrib.</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97111111111007631" table:formula="of:=IF(AND([.F678] &lt;&gt; &quot;&quot;;[.G678] &lt;&gt; &quot;&quot;);([.G678]-[.F678])*24;&quot;---&quot;)" table:style-name="ce4">
            <text:p>0.971</text:p>
          </table:table-cell>
          <table:table-cell office:value-type="string" table:style-name="ce20">
            <text:p>supp:IDtoAuditBoard</text:p>
          </table:table-cell>
          <table:table-cell office:value-type="date" office:date-value="2025-05-01T11:56:33" table:style-name="ce14">
            <text:p>5/1/25 11:56 AM</text:p>
          </table:table-cell>
          <table:table-cell office:value-type="date" office:date-value="2025-05-01T12:54:49" table:style-name="ce14">
            <text:p>5/1/25 12:54 PM</text:p>
          </table:table-cell>
          <table:table-cell office:value-type="string" table:style-name="ce13">
            <text:p>Worked on code review with Gokul for the IDtoAuditboard driver.</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3638888894347474" table:formula="of:=IF(AND([.F679] &lt;&gt; &quot;&quot;;[.G679] &lt;&gt; &quot;&quot;);([.G679]-[.F679])*24;&quot;---&quot;)" table:style-name="ce4">
            <text:p>0.336</text:p>
          </table:table-cell>
          <table:table-cell office:value-type="string" table:style-name="ce20">
            <text:p>mtg-prb</text:p>
          </table:table-cell>
          <table:table-cell office:value-type="date" office:date-value="2025-05-01T12:54:49" table:style-name="ce14">
            <text:p>5/1/25 12:54 PM</text:p>
          </table:table-cell>
          <table:table-cell office:value-type="date" office:date-value="2025-05-01T13:15:00" table:style-name="ce14">
            <text:p>5/1/25 01:1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string" table:style-name="ce29">
            <text:p>26.5 hours</text:p>
          </table:table-cell>
          <table:table-cell office:value-type="string" table:style-name="ce4">
            <text:p>BILLED</text:p>
          </table:table-cell>
          <table:table-cell office:value-type="float" office:value="0.24222222209209576" table:formula="of:=IF(AND([.F680] &lt;&gt; &quot;&quot;;[.G680] &lt;&gt; &quot;&quot;);([.G680]-[.F680])*24;&quot;---&quot;)" table:style-name="ce4">
            <text:p>0.242</text:p>
          </table:table-cell>
          <table:table-cell office:value-type="string" table:style-name="ce21">
            <text:p>IDtoEmployeeSvc</text:p>
          </table:table-cell>
          <table:table-cell office:value-type="date" office:date-value="2025-05-01T13:15:00" table:style-name="ce14">
            <text:p>5/1/25 01:15 PM</text:p>
          </table:table-cell>
          <table:table-cell office:value-type="date" office:date-value="2025-05-01T13:29:32" table:style-name="ce14">
            <text:p>5/1/25 01:29 PM</text:p>
          </table:table-cell>
          <table:table-cell office:value-type="string" table:style-name="ce13">
            <text:p>#error review; have a few more</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2.4605555557063781" table:formula="of:=IF(AND([.F681] &lt;&gt; &quot;&quot;;[.G681] &lt;&gt; &quot;&quot;);([.G681]-[.F681])*24;&quot;---&quot;)" table:style-name="ce4">
            <text:p>2.461</text:p>
          </table:table-cell>
          <table:table-cell office:value-type="string" table:style-name="ce21">
            <text:p>IDtoEmployeeSvc</text:p>
          </table:table-cell>
          <table:table-cell office:value-type="date" office:date-value="2025-05-01T14:20:00" table:style-name="ce14">
            <text:p>5/1/25 02:20 PM</text:p>
          </table:table-cell>
          <table:table-cell office:value-type="date" office:date-value="2025-05-01T16:47:38" table:style-name="ce14">
            <text:p>5/1/25 04:47 PM</text:p>
          </table:table-cell>
          <table:table-cell office:value-type="string" table:style-name="ce13">
            <text:p>#completed content for kt session</text:p>
          </table:table-cell>
          <table:table-cell table:style-name="ce18"/>
          <table:table-cell table:number-columns-repeated="16375"/>
        </table:table-row>
        <table:table-row table:style-name="ro5"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30583333323011175" table:formula="of:=IF(AND([.F682] &lt;&gt; &quot;&quot;;[.G682] &lt;&gt; &quot;&quot;);([.G682]-[.F682])*24;&quot;---&quot;)" table:style-name="ce4">
            <text:p>0.306</text:p>
          </table:table-cell>
          <table:table-cell office:value-type="string" table:style-name="ce21">
            <text:p>IDtoAviobook</text:p>
          </table:table-cell>
          <table:table-cell office:value-type="date" office:date-value="2025-05-01T16:47:38" table:style-name="ce14">
            <text:p>5/1/25 04:47 PM</text:p>
          </table:table-cell>
          <table:table-cell office:value-type="date" office:date-value="2025-05-01T17:05:59" table:style-name="ce14">
            <text:p>5/1/25 05:05 PM</text:p>
          </table:table-cell>
          <table:table-cell office:value-type="string" table:style-name="ce13">
            <text:p>Worked on fixing the entitlement policy definitions for the IDtoAviobook driver for re-org related issues.</text:p>
          </table:table-cell>
          <table:table-cell office:value-type="string" table:style-name="ce18">
            <text:p>Some policy definitions have a more complex update than I thought; need to fix them . .</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3] &lt;&gt; &quot;&quot;;[.G683] &lt;&gt; &quot;&quot;);([.G683]-[.F6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4] &lt;&gt; &quot;&quot;;[.G684] &lt;&gt; &quot;&quot;);([.G684]-[.F6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5] &lt;&gt; &quot;&quot;;[.G685] &lt;&gt; &quot;&quot;);([.G685]-[.F6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6] &lt;&gt; &quot;&quot;;[.G686] &lt;&gt; &quot;&quot;);([.G686]-[.F6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7] &lt;&gt; &quot;&quot;;[.G687] &lt;&gt; &quot;&quot;);([.G687]-[.F6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8] &lt;&gt; &quot;&quot;;[.G688] &lt;&gt; &quot;&quot;);([.G688]-[.F6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689] &lt;&gt; &quot;&quot;;[.G689] &lt;&gt; &quot;&quot;);([.G689]-[.F6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7.25" table:formula="of:=COM.MICROSOFT.CEILING([.C690];0.25)" table:style-name="ce19">
            <text:p>7.250</text:p>
          </table:table-cell>
          <table:table-cell office:value-type="float" office:value="7.1427777779172175" table:formula="of:=SUM([.D690:.D708])" table:style-name="ce4">
            <text:p>7.143</text:p>
          </table:table-cell>
          <table:table-cell office:value-type="string" office:string-value="---" table:formula="of:=IF(AND([.F690] &lt;&gt; &quot;&quot;;[.G690] &lt;&gt; &quot;&quot;);([.G690]-[.F690])*24;&quot;---&quot;)" table:style-name="ce4">
            <text:p>---</text:p>
          </table:table-cell>
          <table:table-cell office:value-type="date" office:date-value="2025-05-02T00:00:00" table:style-name="ce20">
            <text:p>2-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8:30:00" table:style-name="ce14">
            <text:p>5/2/25 08:30 AM</text:p>
          </table:table-cell>
          <table:table-cell office:value-type="date" office:date-value="2025-05-02T08:40:00" table:style-name="ce14">
            <text:p>5/2/25 08:4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5000000011641532" table:formula="of:=IF(AND([.F692] &lt;&gt; &quot;&quot;;[.G692] &lt;&gt; &quot;&quot;);([.G692]-[.F692])*24;&quot;---&quot;)" table:style-name="ce4">
            <text:p>0.250</text:p>
          </table:table-cell>
          <table:table-cell office:value-type="string" table:style-name="ce20">
            <text:p>IDtoAviobook</text:p>
          </table:table-cell>
          <table:table-cell office:value-type="date" office:date-value="2025-05-02T09:15:00" table:style-name="ce14">
            <text:p>5/2/25 09:15 AM</text:p>
          </table:table-cell>
          <table:table-cell office:value-type="date" office:date-value="2025-05-02T09:30:00" table:style-name="ce14">
            <text:p>5/2/25 09:30 AM</text:p>
          </table:table-cell>
          <table:table-cell office:value-type="string" table:style-name="ce26">
            <text:p>Worked on fixing 6 re-org related policies, enabling flight attendant prehire provisioning, and creating QA/Production CRs for IDtoAviobook.</text:p>
          </table:table-cell>
          <table:table-cell office:value-type="string" table:style-name="ce18">
            <text:p>Also finished adding a base64 decoder for LDIF to help with diffing.</text:p>
          </table:table-cell>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02T09:30:00" table:style-name="ce14">
            <text:p>5/2/25 09:30 AM</text:p>
          </table:table-cell>
          <table:table-cell office:value-type="date" office:date-value="2025-05-02T10:01:05" table:style-name="ce14">
            <text:p>5/2/25 10:01 AM</text:p>
          </table:table-cell>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3.0047222222783603" table:formula="of:=IF(AND([.F694] &lt;&gt; &quot;&quot;;[.G694] &lt;&gt; &quot;&quot;);([.G694]-[.F694])*24;&quot;---&quot;)" table:style-name="ce4">
            <text:p>3.005</text:p>
          </table:table-cell>
          <table:table-cell office:value-type="string" table:style-name="ce21">
            <text:p>IDtoAviobook</text:p>
          </table:table-cell>
          <table:table-cell office:value-type="date" office:date-value="2025-05-02T10:01:05" table:style-name="ce14">
            <text:p>5/2/25 10:01 AM</text:p>
          </table:table-cell>
          <table:table-cell office:value-type="date" office:date-value="2025-05-02T13:01:22" table:style-name="ce14">
            <text:p>5/2/25 01:01 PM</text:p>
          </table:table-cell>
          <table:table-cell office:value-type="string" table:style-name="ce13">
            <text:p>#Also fixing base64 decoding of the entitlement polici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office:value-type="float" office:value="39.75" table:formula="of:=SUM([.B607:.B693])" table:style-name="ce19">
            <text:p>39.750</text:p>
          </table:table-cell>
          <table:table-cell office:value-type="string" table:style-name="ce4">
            <text:p>BILLED</text:p>
          </table:table-cell>
          <table:table-cell office:value-type="float" office:value="0.23694444447755814" table:formula="of:=IF(AND([.F695] &lt;&gt; &quot;&quot;;[.G695] &lt;&gt; &quot;&quot;);([.G695]-[.F695])*24;&quot;---&quot;)" table:style-name="ce4">
            <text:p>0.237</text:p>
          </table:table-cell>
          <table:table-cell office:value-type="string" table:style-name="ce21">
            <text:p>IDtoAviobook</text:p>
          </table:table-cell>
          <table:table-cell office:value-type="date" office:date-value="2025-05-02T13:01:22" table:style-name="ce14">
            <text:p>5/2/25 01:01 PM</text:p>
          </table:table-cell>
          <table:table-cell office:value-type="date" office:date-value="2025-05-02T13:15:35" table:style-name="ce14">
            <text:p>5/2/25 01:15 PM</text:p>
          </table:table-cell>
          <table:table-cell office:value-type="string" table:style-name="ce13">
            <text:p>#finisied fixing decoding, now back to main work</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24027777771698311" table:formula="of:=IF(AND([.F696] &lt;&gt; &quot;&quot;;[.G696] &lt;&gt; &quot;&quot;);([.G696]-[.F696])*24;&quot;---&quot;)" table:style-name="ce4">
            <text:p>0.240</text:p>
          </table:table-cell>
          <table:table-cell office:value-type="string" table:style-name="ce21">
            <text:p>IDtoAviobook</text:p>
          </table:table-cell>
          <table:table-cell office:value-type="date" office:date-value="2025-05-02T13:15:35" table:style-name="ce14">
            <text:p>5/2/25 01:15 PM</text:p>
          </table:table-cell>
          <table:table-cell office:value-type="date" office:date-value="2025-05-02T13:30:00" table:style-name="ce14">
            <text:p>5/2/25 01:30 PM</text:p>
          </table:table-cell>
          <table:table-cell office:value-type="string" table:style-name="ce13">
            <text:p>#now pushing fa prehir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6002777776448056" table:formula="of:=IF(AND([.F697] &lt;&gt; &quot;&quot;;[.G697] &lt;&gt; &quot;&quot;);([.G697]-[.F697])*24;&quot;---&quot;)" table:style-name="ce4">
            <text:p>1.600</text:p>
          </table:table-cell>
          <table:table-cell office:value-type="string" table:style-name="ce21">
            <text:p>IDtoAviobook</text:p>
          </table:table-cell>
          <table:table-cell office:value-type="date" office:date-value="2025-05-02T14:09:25" table:style-name="ce14">
            <text:p>5/2/25 02:09 PM</text:p>
          </table:table-cell>
          <table:table-cell office:value-type="date" office:date-value="2025-05-02T15:45:26" table:style-name="ce14">
            <text:p>5/2/25 03:45 PM</text:p>
          </table:table-cell>
          <table:table-cell office:value-type="string" table:style-name="ce13">
            <text:p>#back to fixing role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1.2427777778939344" table:formula="of:=IF(AND([.F698] &lt;&gt; &quot;&quot;;[.G698] &lt;&gt; &quot;&quot;);([.G698]-[.F698])*24;&quot;---&quot;)" table:style-name="ce4">
            <text:p>1.243</text:p>
          </table:table-cell>
          <table:table-cell office:value-type="string" table:style-name="ce21">
            <text:p>IDtoAviobook</text:p>
          </table:table-cell>
          <table:table-cell office:value-type="date" office:date-value="2025-05-02T15:45:26" table:style-name="ce14">
            <text:p>5/2/25 03:45 PM</text:p>
          </table:table-cell>
          <table:table-cell office:value-type="date" office:date-value="2025-05-02T17:00:00" table:style-name="ce14">
            <text:p>5/2/25 05:00 PM</text:p>
          </table:table-cell>
          <table:table-cell office:value-type="string" table:style-name="ce13">
            <text:p>#Now creating MRs</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office:value-type="string" table:style-name="ce4">
            <text:p>BILLED</text:p>
          </table:table-cell>
          <table:table-cell office:value-type="float" office:value="0.56777777778916061" table:formula="of:=IF(AND([.F699] &lt;&gt; &quot;&quot;;[.G699] &lt;&gt; &quot;&quot;);([.G699]-[.F699])*24;&quot;---&quot;)" table:style-name="ce4">
            <text:p>0.568</text:p>
          </table:table-cell>
          <table:table-cell office:value-type="string" table:style-name="ce21">
            <text:p>IDtoAviobook</text:p>
          </table:table-cell>
          <table:table-cell office:value-type="date" office:date-value="2025-05-02T17:00:00" table:style-name="ce14">
            <text:p>5/2/25 05:00 PM</text:p>
          </table:table-cell>
          <table:table-cell office:value-type="date" office:date-value="2025-05-02T17:34:04" table:style-name="ce14">
            <text:p>5/2/25 05:34 PM</text:p>
          </table:table-cell>
          <table:table-cell office:value-type="string" table:style-name="ce13">
            <text:p># qa aviobook cr done, starting on prod</text:p>
          </table:table-cell>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0] &lt;&gt; &quot;&quot;;[.G700] &lt;&gt; &quot;&quot;);([.G700]-[.F7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1] &lt;&gt; &quot;&quot;;[.G701] &lt;&gt; &quot;&quot;);([.G701]-[.F70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2] &lt;&gt; &quot;&quot;;[.G702] &lt;&gt; &quot;&quot;);([.G702]-[.F702])*24;&quot;---&quot;)" table:style-name="ce4">
            <text:p>---</text:p>
          </table:table-cell>
          <table:table-cell office:value-type="string" table:style-name="ce20">
            <text:p>hours for week ending may 2:</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3] &lt;&gt; &quot;&quot;;[.G703] &lt;&gt; &quot;&quot;);([.G703]-[.F703])*24;&quot;---&quot;)" table:style-name="ce4">
            <text:p>---</text:p>
          </table:table-cell>
          <table:table-cell office:value-type="float" office:value="26.25" table:style-name="ce30">
            <text:p>26.250</text:p>
          </table:table-cell>
          <table:table-cell office:value-type="string" table:style-name="ce14">
            <text:p>Through apr 30</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4] &lt;&gt; &quot;&quot;;[.G704] &lt;&gt; &quot;&quot;);([.G704]-[.F704])*24;&quot;---&quot;)" table:style-name="ce4">
            <text:p>---</text:p>
          </table:table-cell>
          <table:table-cell office:value-type="float" office:value="15.5" table:style-name="ce30">
            <text:p>15.500</text:p>
          </table:table-cell>
          <table:table-cell office:value-type="string" table:style-name="ce14">
            <text:p>through may 2</text:p>
          </table:table-cell>
          <table:table-cell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5] &lt;&gt; &quot;&quot;;[.G705] &lt;&gt; &quot;&quot;);([.G705]-[.F705])*24;&quot;---&quot;)" table:style-name="ce4">
            <text:p>---</text:p>
          </table:table-cell>
          <table:table-cell office:value-type="float" office:value="41.75" table:formula="of:=SUM([.E703:.E704])" table:style-name="ce30">
            <text:p>41.750</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6] &lt;&gt; &quot;&quot;;[.G706] &lt;&gt; &quot;&quot;);([.G706]-[.F70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7] &lt;&gt; &quot;&quot;;[.G707] &lt;&gt; &quot;&quot;);([.G707]-[.F70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3" table:style-name="ce17">
            <text:p>913</text:p>
          </table:table-cell>
          <table:table-cell table:style-name="ce19"/>
          <table:table-cell table:style-name="ce4"/>
          <table:table-cell office:value-type="string" office:string-value="---" table:formula="of:=IF(AND([.F708] &lt;&gt; &quot;&quot;;[.G708] &lt;&gt; &quot;&quot;);([.G708]-[.F7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4" table:formula="of:=[.A708]+1" table:style-name="ce17">
            <text:p>914</text:p>
          </table:table-cell>
          <table:table-cell table:style-name="ce12"/>
          <table:table-cell office:value-type="string" table:style-name="ce4">
            <text:p>****************</text:p>
          </table:table-cell>
          <table:table-cell table:style-name="ce4"/>
          <table:table-cell office:value-type="string" office:string-value="Week 914" table:formula="of:=CONCATENATE(&quot;Week &quot;; [.A710])" table:number-columns-spanned="2" table:number-rows-spanned="3" table:style-name="ce48">
            <text:p>Week 91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0]" table:style-name="ce17">
            <text:p>914</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1]" table:style-name="ce17">
            <text:p>914</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2]" table:style-name="ce17">
            <text:p>914</text:p>
          </table:table-cell>
          <table:table-cell table:style-name="ce19"/>
          <table:table-cell office:value-type="string" table:style-name="ce4">
            <text:p>****************</text:p>
          </table:table-cell>
          <table:table-cell office:value-type="string" office:string-value="---" table:formula="of:=IF(AND([.F713] &lt;&gt; &quot;&quot;;[.G713] &lt;&gt; &quot;&quot;);([.G713]-[.F7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3]" table:style-name="ce17">
            <text:p>914</text:p>
          </table:table-cell>
          <table:table-cell table:style-name="ce19"/>
          <table:table-cell office:value-type="string" table:style-name="ce4">
            <text:p>****************</text:p>
          </table:table-cell>
          <table:table-cell office:value-type="string" office:string-value="---" table:formula="of:=IF(AND([.F714] &lt;&gt; &quot;&quot;;[.G714] &lt;&gt; &quot;&quot;);([.G714]-[.F714])*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4]" table:style-name="ce17">
            <text:p>914</text:p>
          </table:table-cell>
          <table:table-cell table:style-name="ce19"/>
          <table:table-cell office:value-type="string" table:style-name="ce4">
            <text:p>****************</text:p>
          </table:table-cell>
          <table:table-cell office:value-type="string" office:string-value="---" table:formula="of:=IF(AND([.F715] &lt;&gt; &quot;&quot;;[.G715] &lt;&gt; &quot;&quot;);([.G715]-[.F71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4" table:formula="of:=[.A715]" table:style-name="ce17">
            <text:p>914</text:p>
          </table:table-cell>
          <table:table-cell table:style-name="ce12"/>
          <table:table-cell office:value-type="string" table:style-name="ce4">
            <text:p>****************</text:p>
          </table:table-cell>
          <table:table-cell office:value-type="string" office:string-value="---" table:formula="of:=IF(AND([.F716] &lt;&gt; &quot;&quot;;[.G716] &lt;&gt; &quot;&quot;);([.G716]-[.F71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4" table:formula="of:=[.A716]" table:style-name="ce17">
            <text:p>914</text:p>
          </table:table-cell>
          <table:table-cell table:style-name="ce12"/>
          <table:table-cell office:value-type="string" table:style-name="ce4">
            <text:p>BILLED</text:p>
          </table:table-cell>
          <table:table-cell office:value-type="string" office:string-value="---" table:formula="of:=IF(AND([.F717] &lt;&gt; &quot;&quot;;[.G717] &lt;&gt; &quot;&quot;);([.G717]-[.F7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17]" table:style-name="ce17">
            <text:p>914</text:p>
          </table:table-cell>
          <table:table-cell office:value-type="float" office:value="7.5" table:formula="of:=COM.MICROSOFT.CEILING([.C718];0.25)" table:style-name="ce19">
            <text:p>7.500</text:p>
          </table:table-cell>
          <table:table-cell office:value-type="float" office:value="7.4558333333116025" table:formula="of:=SUM([.D718:.D737])" table:style-name="ce4">
            <text:p>7.456</text:p>
          </table:table-cell>
          <table:table-cell office:value-type="string" office:string-value="---" table:formula="of:=IF(AND([.F718] &lt;&gt; &quot;&quot;;[.G718] &lt;&gt; &quot;&quot;);([.G718]-[.F718])*24;&quot;---&quot;)" table:style-name="ce4">
            <text:p>---</text:p>
          </table:table-cell>
          <table:table-cell office:value-type="date" office:date-value="2025-05-05T00:00:00" table:style-name="ce20">
            <text:p>5-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18]" table:style-name="ce17">
            <text:p>914</text:p>
          </table:table-cell>
          <table:table-cell table:style-name="ce19"/>
          <table:table-cell office:value-type="string" table:style-name="ce4">
            <text:p>BILLED</text:p>
          </table:table-cell>
          <table:table-cell office:value-type="float" office:value="0.24999999994179234" table:formula="of:=IF(AND([.F719] &lt;&gt; &quot;&quot;;[.G719] &lt;&gt; &quot;&quot;);([.G719]-[.F719])*24;&quot;---&quot;)" table:style-name="ce4">
            <text:p>0.250</text:p>
          </table:table-cell>
          <table:table-cell office:value-type="string" table:style-name="ce20">
            <text:p>IDtoEmployeesvc</text:p>
          </table:table-cell>
          <table:table-cell office:value-type="date" office:date-value="2025-05-05T08:15:00" table:style-name="ce14">
            <text:p>5/5/25 08:15 AM</text:p>
          </table:table-cell>
          <table:table-cell office:value-type="date" office:date-value="2025-05-05T08:30:00" table:style-name="ce14">
            <text:p>5/5/25 08:30 AM</text:p>
          </table:table-cell>
          <table:table-cell office:value-type="string" table:style-name="ce21">
            <text:p>Worked on passing race condition tests in IDtoEmployeeSvc. Worked on QA and production CR deploy.</text:p>
          </table:table-cell>
          <table:table-cell table:style-name="ce18"/>
          <table:table-cell table:number-columns-repeated="16375"/>
        </table:table-row>
        <table:table-row table:style-name="ro2" table:visibility="collapse">
          <table:table-cell office:value-type="float" office:value="914" table:formula="of:=[.A719]" table:style-name="ce17">
            <text:p>914</text:p>
          </table:table-cell>
          <table:table-cell table:style-name="ce19"/>
          <table:table-cell office:value-type="string" table:style-name="ce4">
            <text:p>BILLED</text:p>
          </table:table-cell>
          <table:table-cell office:value-type="float" office:value="0.19944444444263354" table:formula="of:=IF(AND([.F720] &lt;&gt; &quot;&quot;;[.G720] &lt;&gt; &quot;&quot;);([.G720]-[.F720])*24;&quot;---&quot;)" table:style-name="ce4">
            <text:p>0.199</text:p>
          </table:table-cell>
          <table:table-cell office:value-type="string" table:style-name="ce22">
            <text:p>mtg-Daily</text:p>
          </table:table-cell>
          <table:table-cell office:value-type="date" office:date-value="2025-05-05T08:30:00" table:style-name="ce14">
            <text:p>5/5/25 08:30 AM</text:p>
          </table:table-cell>
          <table:table-cell office:value-type="date" office:date-value="2025-05-05T08:41:58" table:style-name="ce14">
            <text:p>5/5/25 08:41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4" table:formula="of:=[.A720]" table:style-name="ce17">
            <text:p>914</text:p>
          </table:table-cell>
          <table:table-cell table:style-name="ce19"/>
          <table:table-cell office:value-type="string" table:style-name="ce4">
            <text:p>BILLED</text:p>
          </table:table-cell>
          <table:table-cell office:value-type="float" office:value="0.80055555567378178" table:formula="of:=IF(AND([.F721] &lt;&gt; &quot;&quot;;[.G721] &lt;&gt; &quot;&quot;);([.G721]-[.F721])*24;&quot;---&quot;)" table:style-name="ce4">
            <text:p>0.801</text:p>
          </table:table-cell>
          <table:table-cell office:value-type="string" table:style-name="ce20">
            <text:p>IDtoEmployeesvc</text:p>
          </table:table-cell>
          <table:table-cell office:value-type="date" office:date-value="2025-05-05T08:41:58" table:style-name="ce14">
            <text:p>5/5/25 08:41 AM</text:p>
          </table:table-cell>
          <table:table-cell office:value-type="date" office:date-value="2025-05-05T09:30:00" table:style-name="ce14">
            <text:p>5/5/25 09:3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1]" table:style-name="ce17">
            <text:p>914</text:p>
          </table:table-cell>
          <table:table-cell table:style-name="ce19"/>
          <table:table-cell office:value-type="string" table:style-name="ce4">
            <text:p>BILLED</text:p>
          </table:table-cell>
          <table:table-cell office:value-type="float" office:value="0.18861111102160066" table:formula="of:=IF(AND([.F722] &lt;&gt; &quot;&quot;;[.G722] &lt;&gt; &quot;&quot;);([.G722]-[.F722])*24;&quot;---&quot;)" table:style-name="ce4">
            <text:p>0.189</text:p>
          </table:table-cell>
          <table:table-cell office:value-type="string" table:style-name="ce22">
            <text:p>mtg-Daily</text:p>
          </table:table-cell>
          <table:table-cell office:value-type="date" office:date-value="2025-05-05T09:30:00" table:style-name="ce14">
            <text:p>5/5/25 09:30 AM</text:p>
          </table:table-cell>
          <table:table-cell office:value-type="date" office:date-value="2025-05-05T09:41:19" table:style-name="ce14">
            <text:p>5/5/25 09:41 AM</text:p>
          </table:table-cell>
          <table:table-cell table:style-name="ce22"/>
          <table:table-cell table:style-name="ce18"/>
          <table:table-cell table:number-columns-repeated="16375"/>
        </table:table-row>
        <table:table-row table:style-name="ro5" table:visibility="collapse">
          <table:table-cell office:value-type="float" office:value="914" table:formula="of:=[.A722]" table:style-name="ce17">
            <text:p>914</text:p>
          </table:table-cell>
          <table:table-cell table:style-name="ce19"/>
          <table:table-cell office:value-type="string" table:style-name="ce4">
            <text:p>BILLED</text:p>
          </table:table-cell>
          <table:table-cell office:value-type="float" office:value="0.78305555559927598" table:formula="of:=IF(AND([.F723] &lt;&gt; &quot;&quot;;[.G723] &lt;&gt; &quot;&quot;);([.G723]-[.F723])*24;&quot;---&quot;)" table:style-name="ce4">
            <text:p>0.783</text:p>
          </table:table-cell>
          <table:table-cell office:value-type="string" table:style-name="ce22">
            <text:p>support</text:p>
          </table:table-cell>
          <table:table-cell office:value-type="date" office:date-value="2025-05-05T09:41:19" table:style-name="ce14">
            <text:p>5/5/25 09:41 AM</text:p>
          </table:table-cell>
          <table:table-cell office:value-type="date" office:date-value="2025-05-05T10:28:18" table:style-name="ce14">
            <text:p>5/5/25 10:28 AM</text:p>
          </table:table-cell>
          <table:table-cell office:value-type="string" table:style-name="ce21">
            <text:p>Worked on resolving ndsd process issues in Dev.</text:p>
          </table:table-cell>
          <table:table-cell office:value-type="string" table:style-name="ce18">
            <text:p>Worked with Jack on the eDirectory team to resolve an eDirectory replication issue.</text:p>
          </table:table-cell>
          <table:table-cell table:number-columns-repeated="16375"/>
        </table:table-row>
        <table:table-row table:style-name="ro2" table:visibility="collapse">
          <table:table-cell office:value-type="float" office:value="914" table:formula="of:=[.A723]" table:style-name="ce17">
            <text:p>914</text:p>
          </table:table-cell>
          <table:table-cell table:style-name="ce19"/>
          <table:table-cell office:value-type="string" table:style-name="ce4">
            <text:p>BILLED</text:p>
          </table:table-cell>
          <table:table-cell office:value-type="float" office:value="1.4902777777751908" table:formula="of:=IF(AND([.F724] &lt;&gt; &quot;&quot;;[.G724] &lt;&gt; &quot;&quot;);([.G724]-[.F724])*24;&quot;---&quot;)" table:style-name="ce4">
            <text:p>1.490</text:p>
          </table:table-cell>
          <table:table-cell office:value-type="string" table:style-name="ce20">
            <text:p>IDtoAvobook</text:p>
          </table:table-cell>
          <table:table-cell office:value-type="date" office:date-value="2025-05-05T10:28:18" table:style-name="ce14">
            <text:p>5/5/25 10:28 AM</text:p>
          </table:table-cell>
          <table:table-cell office:value-type="date" office:date-value="2025-05-05T11:57:43" table:style-name="ce14">
            <text:p>5/5/25 11:57 AM</text:p>
          </table:table-cell>
          <table:table-cell office:value-type="string" table:style-name="ce21">
            <text:p>Worked on passing tests with the additional 5 qualifications for pilots on IDtoAviobook.</text:p>
          </table:table-cell>
          <table:table-cell table:style-name="ce18"/>
          <table:table-cell table:number-columns-repeated="16375"/>
        </table:table-row>
        <table:table-row table:style-name="ro2" table:visibility="collapse">
          <table:table-cell office:value-type="float" office:value="914" table:formula="of:=[.A724]" table:style-name="ce17">
            <text:p>914</text:p>
          </table:table-cell>
          <table:table-cell office:value-type="string" table:style-name="ce31">
            <text:p>sleep</text:p>
          </table:table-cell>
          <table:table-cell office:value-type="string" table:style-name="ce4">
            <text:p>BILLED</text:p>
          </table:table-cell>
          <table:table-cell office:value-type="float" office:value="0.16611111100064591" table:formula="of:=IF(AND([.F725] &lt;&gt; &quot;&quot;;[.G725] &lt;&gt; &quot;&quot;);([.G725]-[.F725])*24;&quot;---&quot;)" table:style-name="ce4">
            <text:p>0.166</text:p>
          </table:table-cell>
          <table:table-cell office:value-type="string" table:style-name="ce20">
            <text:p>IDtoAvobook</text:p>
          </table:table-cell>
          <table:table-cell office:value-type="date" office:date-value="2025-05-05T12:05:02" table:style-name="ce14">
            <text:p>5/5/25 12:05 PM</text:p>
          </table:table-cell>
          <table:table-cell office:value-type="date" office:date-value="2025-05-05T12:15:00" table:style-name="ce14">
            <text:p>5/5/25 12:1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5]" table:style-name="ce17">
            <text:p>914</text:p>
          </table:table-cell>
          <table:table-cell table:style-name="ce19"/>
          <table:table-cell office:value-type="string" table:style-name="ce4">
            <text:p>BILLED</text:p>
          </table:table-cell>
          <table:table-cell office:value-type="float" office:value="0.97138888895278797" table:formula="of:=IF(AND([.F726] &lt;&gt; &quot;&quot;;[.G726] &lt;&gt; &quot;&quot;);([.G726]-[.F726])*24;&quot;---&quot;)" table:style-name="ce4">
            <text:p>0.971</text:p>
          </table:table-cell>
          <table:table-cell office:value-type="string" table:style-name="ce20">
            <text:p>IDtoAvobook</text:p>
          </table:table-cell>
          <table:table-cell office:value-type="date" office:date-value="2025-05-05T14:01:43" table:style-name="ce14">
            <text:p>5/5/25 02:01 PM</text:p>
          </table:table-cell>
          <table:table-cell office:value-type="date" office:date-value="2025-05-05T15:00:00" table:style-name="ce14">
            <text:p>5/5/25 03:0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4" table:formula="of:=[.A726]" table:style-name="ce17">
            <text:p>914</text:p>
          </table:table-cell>
          <table:table-cell table:style-name="ce19"/>
          <table:table-cell office:value-type="string" table:style-name="ce4">
            <text:p>BILLED</text:p>
          </table:table-cell>
          <table:table-cell office:value-type="float" office:value="1.4202777778264135" table:formula="of:=IF(AND([.F727] &lt;&gt; &quot;&quot;;[.G727] &lt;&gt; &quot;&quot;);([.G727]-[.F727])*24;&quot;---&quot;)" table:style-name="ce4">
            <text:p>1.420</text:p>
          </table:table-cell>
          <table:table-cell office:value-type="string" table:style-name="ce20">
            <text:p>IDtoEmployeesvc</text:p>
          </table:table-cell>
          <table:table-cell office:value-type="date" office:date-value="2025-05-05T15:00:00" table:style-name="ce14">
            <text:p>5/5/25 03:00 PM</text:p>
          </table:table-cell>
          <table:table-cell office:value-type="date" office:date-value="2025-05-05T16:25:13" table:style-name="ce14">
            <text:p>5/5/25 04:25 PM</text:p>
          </table:table-cell>
          <table:table-cell office:value-type="string" table:style-name="ce21">
            <text:p># qa/prod cr paperwork</text:p>
          </table:table-cell>
          <table:table-cell table:style-name="ce18"/>
          <table:table-cell table:number-columns-repeated="16375"/>
        </table:table-row>
        <table:table-row table:style-name="ro2" table:visibility="collapse">
          <table:table-cell office:value-type="float" office:value="914" table:formula="of:=[.A727]" table:style-name="ce17">
            <text:p>914</text:p>
          </table:table-cell>
          <table:table-cell table:style-name="ce19"/>
          <table:table-cell office:value-type="string" table:style-name="ce4">
            <text:p>BILLED</text:p>
          </table:table-cell>
          <table:table-cell office:value-type="float" office:value="1.18611111107748" table:formula="of:=IF(AND([.F728] &lt;&gt; &quot;&quot;;[.G728] &lt;&gt; &quot;&quot;);([.G728]-[.F728])*24;&quot;---&quot;)" table:style-name="ce4">
            <text:p>1.186</text:p>
          </table:table-cell>
          <table:table-cell office:value-type="string" table:style-name="ce20">
            <text:p>IDtoEmployeesvc</text:p>
          </table:table-cell>
          <table:table-cell office:value-type="date" office:date-value="2025-05-05T16:25:13" table:style-name="ce14">
            <text:p>5/5/25 04:25 PM</text:p>
          </table:table-cell>
          <table:table-cell office:value-type="date" office:date-value="2025-05-05T17:36:23" table:style-name="ce14">
            <text:p>5/5/25 05:36 PM</text:p>
          </table:table-cell>
          <table:table-cell office:value-type="string" table:style-name="ce21">
            <text:p># Now working on problematic tests</text:p>
          </table:table-cell>
          <table:table-cell table:style-name="ce18"/>
          <table:table-cell table:number-columns-repeated="16375"/>
        </table:table-row>
        <table:table-row table:style-name="ro2" table:visibility="collapse">
          <table:table-cell office:value-type="float" office:value="914" table:formula="of:=[.A728]" table:style-name="ce17">
            <text:p>914</text:p>
          </table:table-cell>
          <table:table-cell table:style-name="ce19"/>
          <table:table-cell table:style-name="ce4"/>
          <table:table-cell office:value-type="string" office:string-value="---" table:formula="of:=IF(AND([.F729] &lt;&gt; &quot;&quot;;[.G729] &lt;&gt; &quot;&quot;);([.G729]-[.F729])*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29]" table:style-name="ce17">
            <text:p>914</text:p>
          </table:table-cell>
          <table:table-cell table:style-name="ce19"/>
          <table:table-cell table:style-name="ce4"/>
          <table:table-cell office:value-type="string" office:string-value="---" table:formula="of:=IF(AND([.F730] &lt;&gt; &quot;&quot;;[.G730] &lt;&gt; &quot;&quot;);([.G730]-[.F730])*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0]" table:style-name="ce17">
            <text:p>914</text:p>
          </table:table-cell>
          <table:table-cell table:style-name="ce19"/>
          <table:table-cell table:style-name="ce4"/>
          <table:table-cell office:value-type="string" office:string-value="---" table:formula="of:=IF(AND([.F731] &lt;&gt; &quot;&quot;;[.G731] &lt;&gt; &quot;&quot;);([.G731]-[.F73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4" table:formula="of:=[.A731]" table:style-name="ce17">
            <text:p>914</text:p>
          </table:table-cell>
          <table:table-cell table:style-name="ce19"/>
          <table:table-cell table:style-name="ce4"/>
          <table:table-cell office:value-type="string" office:string-value="---" table:formula="of:=IF(AND([.F732] &lt;&gt; &quot;&quot;;[.G732] &lt;&gt; &quot;&quot;);([.G732]-[.F7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2]" table:style-name="ce17">
            <text:p>914</text:p>
          </table:table-cell>
          <table:table-cell table:style-name="ce19"/>
          <table:table-cell table:style-name="ce4"/>
          <table:table-cell office:value-type="string" office:string-value="---" table:formula="of:=IF(AND([.F733] &lt;&gt; &quot;&quot;;[.G733] &lt;&gt; &quot;&quot;);([.G733]-[.F7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3]" table:style-name="ce17">
            <text:p>914</text:p>
          </table:table-cell>
          <table:table-cell table:style-name="ce19"/>
          <table:table-cell table:style-name="ce4"/>
          <table:table-cell office:value-type="string" office:string-value="---" table:formula="of:=IF(AND([.F734] &lt;&gt; &quot;&quot;;[.G734] &lt;&gt; &quot;&quot;);([.G734]-[.F7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4]" table:style-name="ce17">
            <text:p>914</text:p>
          </table:table-cell>
          <table:table-cell table:style-name="ce19"/>
          <table:table-cell table:style-name="ce4"/>
          <table:table-cell office:value-type="string" office:string-value="---" table:formula="of:=IF(AND([.F735] &lt;&gt; &quot;&quot;;[.G735] &lt;&gt; &quot;&quot;);([.G735]-[.F7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5]" table:style-name="ce17">
            <text:p>914</text:p>
          </table:table-cell>
          <table:table-cell table:style-name="ce19"/>
          <table:table-cell table:style-name="ce4"/>
          <table:table-cell office:value-type="string" office:string-value="---" table:formula="of:=IF(AND([.F736] &lt;&gt; &quot;&quot;;[.G736] &lt;&gt; &quot;&quot;);([.G736]-[.F7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6]" table:style-name="ce17">
            <text:p>914</text:p>
          </table:table-cell>
          <table:table-cell table:style-name="ce19"/>
          <table:table-cell table:style-name="ce4"/>
          <table:table-cell office:value-type="string" office:string-value="---" table:formula="of:=IF(AND([.F737] &lt;&gt; &quot;&quot;;[.G737] &lt;&gt; &quot;&quot;);([.G737]-[.F7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37]" table:style-name="ce17">
            <text:p>914</text:p>
          </table:table-cell>
          <table:table-cell office:value-type="float" office:value="8" table:formula="of:=COM.MICROSOFT.CEILING([.C738];0.25)" table:style-name="ce19">
            <text:p>8.000</text:p>
          </table:table-cell>
          <table:table-cell office:value-type="float" office:value="7.7649999999557622" table:formula="of:=SUM([.D738:.D763])" table:style-name="ce4">
            <text:p>7.765</text:p>
          </table:table-cell>
          <table:table-cell office:value-type="string" office:string-value="---" table:formula="of:=IF(AND([.F738] &lt;&gt; &quot;&quot;;[.G738] &lt;&gt; &quot;&quot;);([.G738]-[.F738])*24;&quot;---&quot;)" table:style-name="ce4">
            <text:p>---</text:p>
          </table:table-cell>
          <table:table-cell office:value-type="date" office:date-value="2025-05-06T00:00:00" table:style-name="ce20">
            <text:p>6-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38]" table:style-name="ce17">
            <text:p>914</text:p>
          </table:table-cell>
          <table:table-cell table:style-name="ce19"/>
          <table:table-cell office:value-type="string" table:style-name="ce4">
            <text:p>BILLED</text:p>
          </table:table-cell>
          <table:table-cell office:value-type="float" office:value="0.21666666667442769" table:formula="of:=IF(AND([.F739] &lt;&gt; &quot;&quot;;[.G739] &lt;&gt; &quot;&quot;);([.G739]-[.F739])*24;&quot;---&quot;)" table:style-name="ce4">
            <text:p>0.217</text:p>
          </table:table-cell>
          <table:table-cell office:value-type="string" table:style-name="ce21">
            <text:p>mtg-Daily</text:p>
          </table:table-cell>
          <table:table-cell office:value-type="date" office:date-value="2025-05-06T08:30:00" table:style-name="ce14">
            <text:p>5/6/25 08:30 AM</text:p>
          </table:table-cell>
          <table:table-cell office:value-type="date" office:date-value="2025-05-06T08:43:00" table:style-name="ce14">
            <text:p>5/6/25 08:43 AM</text:p>
          </table:table-cell>
          <table:table-cell office:value-type="string" table:style-name="ce13">
            <text:p>Daily meetings with the team. Backlog meeting with EE team.</text:p>
          </table:table-cell>
          <table:table-cell table:style-name="ce15"/>
          <table:table-cell table:number-columns-repeated="16375"/>
        </table:table-row>
        <table:table-row table:style-name="ro4" table:visibility="collapse">
          <table:table-cell office:value-type="float" office:value="914" table:formula="of:=[.A739]" table:style-name="ce17">
            <text:p>914</text:p>
          </table:table-cell>
          <table:table-cell table:style-name="ce19"/>
          <table:table-cell office:value-type="string" table:style-name="ce4">
            <text:p>BILLED</text:p>
          </table:table-cell>
          <table:table-cell office:value-type="float" office:value="1.5080555555177853" table:formula="of:=IF(AND([.F740] &lt;&gt; &quot;&quot;;[.G740] &lt;&gt; &quot;&quot;);([.G740]-[.F740])*24;&quot;---&quot;)" table:style-name="ce4">
            <text:p>1.508</text:p>
          </table:table-cell>
          <table:table-cell office:value-type="string" table:style-name="ce21">
            <text:p>IDtoAviobook</text:p>
          </table:table-cell>
          <table:table-cell office:value-type="date" office:date-value="2025-05-06T09:30:00" table:style-name="ce14">
            <text:p>5/6/25 09:30 AM</text:p>
          </table:table-cell>
          <table:table-cell office:value-type="date" office:date-value="2025-05-06T11:00:29" table:style-name="ce14">
            <text:p>5/6/25 11:00 AM</text:p>
          </table:table-cell>
          <table:table-cell office:value-type="string" table:style-name="ce13">
            <text:p>Worked on CRs for QA/Prod deployment of updated roles.</text:p>
          </table:table-cell>
          <table:table-cell office:value-type="string" table:style-name="ce18">
            <text:p>Tests are failing due to minor code updates made in DEV to workaround their broken API. After some discussion, we chose to use an Aviobook environment, they're not likely to upgrade, and starting over there.</text:p>
          </table:table-cell>
          <table:table-cell table:number-columns-repeated="16375"/>
        </table:table-row>
        <table:table-row table:style-name="ro2" table:visibility="collapse">
          <table:table-cell office:value-type="float" office:value="914" table:formula="of:=[.A740]" table:style-name="ce17">
            <text:p>914</text:p>
          </table:table-cell>
          <table:table-cell table:style-name="ce19"/>
          <table:table-cell office:value-type="string" table:style-name="ce4">
            <text:p>BILLED</text:p>
          </table:table-cell>
          <table:table-cell office:value-type="float" office:value="0.99194444442400709" table:formula="of:=IF(AND([.F741] &lt;&gt; &quot;&quot;;[.G741] &lt;&gt; &quot;&quot;);([.G741]-[.F741])*24;&quot;---&quot;)" table:style-name="ce4">
            <text:p>0.992</text:p>
          </table:table-cell>
          <table:table-cell office:value-type="string" table:style-name="ce21">
            <text:p>IDtoAviobook</text:p>
          </table:table-cell>
          <table:table-cell office:value-type="date" office:date-value="2025-05-06T11:00:29" table:style-name="ce14">
            <text:p>5/6/25 11:00 AM</text:p>
          </table:table-cell>
          <table:table-cell office:value-type="date" office:date-value="2025-05-06T12:00:00" table:style-name="ce14">
            <text:p>5/6/25 12:00 PM</text:p>
          </table:table-cell>
          <table:table-cell office:value-type="string" table:style-name="ce21">
            <office:annotation draw:style-name="a0" svg:x="9.46875in" svg:y="19.5416666666667in" svg:width="1.5in" svg:height="0.875in">
              <dc:creator>Aaron Kynaston (Contractor)</dc:creator>
              <text:p><text:span text:style-name="T2">Aaron Kynaston (Contractor):</text:span><text:span text:style-name="T2"/></text:p>
              <text:p><text:span text:style-name="T3">just</text:span></text:p>
            </office:annotation>
            <text:p>#just realized I can't test in QA without the new driver there . .going to remove '[' values to bypass issue</text:p>
          </table:table-cell>
          <table:table-cell table:style-name="ce18"/>
          <table:table-cell table:number-columns-repeated="16375"/>
        </table:table-row>
        <table:table-row table:style-name="ro5" table:visibility="collapse">
          <table:table-cell office:value-type="float" office:value="914" table:formula="of:=[.A741]" table:style-name="ce17">
            <text:p>914</text:p>
          </table:table-cell>
          <table:table-cell table:style-name="ce19"/>
          <table:table-cell office:value-type="string" table:style-name="ce4">
            <text:p>BILLED</text:p>
          </table:table-cell>
          <table:table-cell office:value-type="float" office:value="0.73750000004656613" table:formula="of:=IF(AND([.F742] &lt;&gt; &quot;&quot;;[.G742] &lt;&gt; &quot;&quot;);([.G742]-[.F742])*24;&quot;---&quot;)" table:style-name="ce4">
            <text:p>0.738</text:p>
          </table:table-cell>
          <table:table-cell office:value-type="string" table:style-name="ce20">
            <text:p>IDtoMiro</text:p>
          </table:table-cell>
          <table:table-cell office:value-type="date" office:date-value="2025-05-06T12:00:00" table:style-name="ce14">
            <text:p>5/6/25 12:00 PM</text:p>
          </table:table-cell>
          <table:table-cell office:value-type="date" office:date-value="2025-05-06T12:44:15" table:style-name="ce14">
            <text:p>5/6/25 12:44 PM</text:p>
          </table:table-cell>
          <table:table-cell office:value-type="string" table:style-name="ce13">
            <text:p>Miro Design meeting discussing teams management through MyAccess.</text:p>
          </table:table-cell>
          <table:table-cell office:value-type="string" table:style-name="ce18">
            <text:p>The request is too complicated, and may not be possible at all; the app team is going back to the vendor to ask questions.</text:p>
          </table:table-cell>
          <table:table-cell table:number-columns-repeated="16375"/>
        </table:table-row>
        <table:table-row table:style-name="ro2" table:visibility="collapse">
          <table:table-cell office:value-type="float" office:value="914" table:formula="of:=[.A742]" table:style-name="ce17">
            <text:p>914</text:p>
          </table:table-cell>
          <table:table-cell table:style-name="ce19"/>
          <table:table-cell office:value-type="string" table:style-name="ce4">
            <text:p>BILLED</text:p>
          </table:table-cell>
          <table:table-cell office:value-type="float" office:value="0.21972222224576399" table:formula="of:=IF(AND([.F743] &lt;&gt; &quot;&quot;;[.G743] &lt;&gt; &quot;&quot;);([.G743]-[.F743])*24;&quot;---&quot;)" table:style-name="ce4">
            <text:p>0.220</text:p>
          </table:table-cell>
          <table:table-cell office:value-type="string" table:style-name="ce20">
            <text:p>IDtoMiro</text:p>
          </table:table-cell>
          <table:table-cell office:value-type="date" office:date-value="2025-05-06T12:44:15" table:style-name="ce14">
            <text:p>5/6/25 12:44 PM</text:p>
          </table:table-cell>
          <table:table-cell office:value-type="date" office:date-value="2025-05-06T12:57:26" table:style-name="ce14">
            <text:p>5/6/25 12:57 PM</text:p>
          </table:table-cell>
          <table:table-cell office:value-type="string" table:style-name="ce13">
            <text:p>#bena nd Mike</text:p>
          </table:table-cell>
          <table:table-cell table:style-name="ce18"/>
          <table:table-cell table:number-columns-repeated="16375"/>
        </table:table-row>
        <table:table-row table:style-name="ro2" table:visibility="collapse">
          <table:table-cell office:value-type="float" office:value="914" table:formula="of:=[.A743]" table:style-name="ce17">
            <text:p>914</text:p>
          </table:table-cell>
          <table:table-cell table:style-name="ce19"/>
          <table:table-cell office:value-type="string" table:style-name="ce4">
            <text:p>BILLED</text:p>
          </table:table-cell>
          <table:table-cell office:value-type="float" office:value="0.72833333333255723" table:formula="of:=IF(AND([.F744] &lt;&gt; &quot;&quot;;[.G744] &lt;&gt; &quot;&quot;);([.G744]-[.F744])*24;&quot;---&quot;)" table:style-name="ce4">
            <text:p>0.728</text:p>
          </table:table-cell>
          <table:table-cell office:value-type="string" table:style-name="ce21">
            <text:p>IDtoAviobook</text:p>
          </table:table-cell>
          <table:table-cell office:value-type="date" office:date-value="2025-05-06T13:24:32" table:style-name="ce14">
            <text:p>5/6/25 01:24 PM</text:p>
          </table:table-cell>
          <table:table-cell office:value-type="date" office:date-value="2025-05-06T14:08:14" table:style-name="ce14">
            <text:p>5/6/25 02:08 PM</text:p>
          </table:table-cell>
          <table:table-cell office:value-type="string" table:style-name="ce13">
            <text:p>#worked on fixing formatting</text:p>
          </table:table-cell>
          <table:table-cell table:style-name="ce18"/>
          <table:table-cell table:number-columns-repeated="16375"/>
        </table:table-row>
        <table:table-row table:style-name="ro2" table:visibility="collapse">
          <table:table-cell office:value-type="float" office:value="914" table:formula="of:=[.A744]" table:style-name="ce17">
            <text:p>914</text:p>
          </table:table-cell>
          <table:table-cell table:style-name="ce19"/>
          <table:table-cell office:value-type="string" table:style-name="ce4">
            <text:p>BILLED</text:p>
          </table:table-cell>
          <table:table-cell office:value-type="float" office:value="0.69611111108679324" table:formula="of:=IF(AND([.F745] &lt;&gt; &quot;&quot;;[.G745] &lt;&gt; &quot;&quot;);([.G745]-[.F745])*24;&quot;---&quot;)" table:style-name="ce4">
            <text:p>0.696</text:p>
          </table:table-cell>
          <table:table-cell office:value-type="string" table:style-name="ce21">
            <text:p>mtg-Daily</text:p>
          </table:table-cell>
          <table:table-cell office:value-type="date" office:date-value="2025-05-06T14:08:14" table:style-name="ce14">
            <text:p>5/6/25 02:08 PM</text:p>
          </table:table-cell>
          <table:table-cell office:value-type="date" office:date-value="2025-05-06T14:50:00" table:style-name="ce14">
            <text:p>5/6/25 02:50 PM</text:p>
          </table:table-cell>
          <table:table-cell office:value-type="string" table:style-name="ce13">
            <text:p>backlog</text:p>
          </table:table-cell>
          <table:table-cell table:style-name="ce18"/>
          <table:table-cell table:number-columns-repeated="16375"/>
        </table:table-row>
        <table:table-row table:style-name="ro2" table:visibility="collapse">
          <table:table-cell office:value-type="float" office:value="914" table:formula="of:=[.A745]" table:style-name="ce17">
            <text:p>914</text:p>
          </table:table-cell>
          <table:table-cell table:style-name="ce19"/>
          <table:table-cell office:value-type="string" table:style-name="ce4">
            <text:p>BILLED</text:p>
          </table:table-cell>
          <table:table-cell office:value-type="float" office:value="2.6666666666278616" table:formula="of:=IF(AND([.F746] &lt;&gt; &quot;&quot;;[.G746] &lt;&gt; &quot;&quot;);([.G746]-[.F746])*24;&quot;---&quot;)" table:style-name="ce4">
            <text:p>2.667</text:p>
          </table:table-cell>
          <table:table-cell office:value-type="string" table:style-name="ce21">
            <text:p>IDtoAviobook</text:p>
          </table:table-cell>
          <table:table-cell office:value-type="date" office:date-value="2025-05-06T14:50:00" table:style-name="ce14">
            <text:p>5/6/25 02:50 PM</text:p>
          </table:table-cell>
          <table:table-cell office:value-type="date" office:date-value="2025-05-06T17:30:00" table:style-name="ce14">
            <text:p>5/6/25 05:30 PM</text:p>
          </table:table-cell>
          <table:table-cell office:value-type="string" table:style-name="ce13">
            <text:p># worked on fixing pipeline</text:p>
          </table:table-cell>
          <table:table-cell table:style-name="ce18"/>
          <table:table-cell table:number-columns-repeated="16375"/>
        </table:table-row>
        <table:table-row table:style-name="ro2" table:visibility="collapse">
          <table:table-cell office:value-type="float" office:value="914" table:formula="of:=[.A746]" table:style-name="ce17">
            <text:p>914</text:p>
          </table:table-cell>
          <table:table-cell table:style-name="ce19"/>
          <table:table-cell table:style-name="ce4"/>
          <table:table-cell office:value-type="string" office:string-value="---" table:formula="of:=IF(AND([.F747] &lt;&gt; &quot;&quot;;[.G747] &lt;&gt; &quot;&quot;);([.G747]-[.F7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7]" table:style-name="ce17">
            <text:p>914</text:p>
          </table:table-cell>
          <table:table-cell table:style-name="ce19"/>
          <table:table-cell table:style-name="ce4"/>
          <table:table-cell office:value-type="string" office:string-value="---" table:formula="of:=IF(AND([.F748] &lt;&gt; &quot;&quot;;[.G748] &lt;&gt; &quot;&quot;);([.G748]-[.F748])*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48]" table:style-name="ce17">
            <text:p>914</text:p>
          </table:table-cell>
          <table:table-cell table:style-name="ce19"/>
          <table:table-cell table:style-name="ce4"/>
          <table:table-cell office:value-type="string" office:string-value="---" table:formula="of:=IF(AND([.F749] &lt;&gt; &quot;&quot;;[.G749] &lt;&gt; &quot;&quot;);([.G749]-[.F7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49]" table:style-name="ce17">
            <text:p>914</text:p>
          </table:table-cell>
          <table:table-cell table:style-name="ce19"/>
          <table:table-cell table:style-name="ce4"/>
          <table:table-cell office:value-type="string" office:string-value="---" table:formula="of:=IF(AND([.F750] &lt;&gt; &quot;&quot;;[.G750] &lt;&gt; &quot;&quot;);([.G750]-[.F7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0]" table:style-name="ce17">
            <text:p>914</text:p>
          </table:table-cell>
          <table:table-cell table:style-name="ce19"/>
          <table:table-cell table:style-name="ce4"/>
          <table:table-cell office:value-type="string" office:string-value="---" table:formula="of:=IF(AND([.F751] &lt;&gt; &quot;&quot;;[.G751] &lt;&gt; &quot;&quot;);([.G751]-[.F7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1]" table:style-name="ce17">
            <text:p>914</text:p>
          </table:table-cell>
          <table:table-cell table:style-name="ce19"/>
          <table:table-cell table:style-name="ce4"/>
          <table:table-cell office:value-type="string" office:string-value="---" table:formula="of:=IF(AND([.F752] &lt;&gt; &quot;&quot;;[.G752] &lt;&gt; &quot;&quot;);([.G752]-[.F7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2]" table:style-name="ce17">
            <text:p>914</text:p>
          </table:table-cell>
          <table:table-cell table:style-name="ce19"/>
          <table:table-cell table:style-name="ce4"/>
          <table:table-cell office:value-type="string" office:string-value="---" table:formula="of:=IF(AND([.F753] &lt;&gt; &quot;&quot;;[.G753] &lt;&gt; &quot;&quot;);([.G753]-[.F7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3]" table:style-name="ce17">
            <text:p>914</text:p>
          </table:table-cell>
          <table:table-cell table:style-name="ce19"/>
          <table:table-cell table:style-name="ce4"/>
          <table:table-cell office:value-type="string" office:string-value="---" table:formula="of:=IF(AND([.F754] &lt;&gt; &quot;&quot;;[.G754] &lt;&gt; &quot;&quot;);([.G754]-[.F7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4]" table:style-name="ce17">
            <text:p>914</text:p>
          </table:table-cell>
          <table:table-cell table:style-name="ce19"/>
          <table:table-cell table:style-name="ce4"/>
          <table:table-cell office:value-type="string" office:string-value="---" table:formula="of:=IF(AND([.F755] &lt;&gt; &quot;&quot;;[.G755] &lt;&gt; &quot;&quot;);([.G755]-[.F7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5]" table:style-name="ce17">
            <text:p>914</text:p>
          </table:table-cell>
          <table:table-cell table:style-name="ce19"/>
          <table:table-cell table:style-name="ce4"/>
          <table:table-cell office:value-type="string" office:string-value="---" table:formula="of:=IF(AND([.F756] &lt;&gt; &quot;&quot;;[.G756] &lt;&gt; &quot;&quot;);([.G756]-[.F7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6]" table:style-name="ce17">
            <text:p>914</text:p>
          </table:table-cell>
          <table:table-cell table:style-name="ce19"/>
          <table:table-cell table:style-name="ce4"/>
          <table:table-cell office:value-type="string" office:string-value="---" table:formula="of:=IF(AND([.F757] &lt;&gt; &quot;&quot;;[.G757] &lt;&gt; &quot;&quot;);([.G757]-[.F75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7]" table:style-name="ce17">
            <text:p>914</text:p>
          </table:table-cell>
          <table:table-cell table:style-name="ce19"/>
          <table:table-cell table:style-name="ce4"/>
          <table:table-cell office:value-type="string" office:string-value="---" table:formula="of:=IF(AND([.F758] &lt;&gt; &quot;&quot;;[.G758] &lt;&gt; &quot;&quot;);([.G758]-[.F7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8]" table:style-name="ce17">
            <text:p>914</text:p>
          </table:table-cell>
          <table:table-cell table:style-name="ce19"/>
          <table:table-cell table:style-name="ce4"/>
          <table:table-cell office:value-type="string" office:string-value="---" table:formula="of:=IF(AND([.F759] &lt;&gt; &quot;&quot;;[.G759] &lt;&gt; &quot;&quot;);([.G759]-[.F7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59]" table:style-name="ce17">
            <text:p>914</text:p>
          </table:table-cell>
          <table:table-cell table:style-name="ce19"/>
          <table:table-cell table:style-name="ce4"/>
          <table:table-cell office:value-type="string" office:string-value="---" table:formula="of:=IF(AND([.F760] &lt;&gt; &quot;&quot;;[.G760] &lt;&gt; &quot;&quot;);([.G760]-[.F7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0]" table:style-name="ce17">
            <text:p>914</text:p>
          </table:table-cell>
          <table:table-cell table:style-name="ce19"/>
          <table:table-cell table:style-name="ce4"/>
          <table:table-cell office:value-type="string" office:string-value="---" table:formula="of:=IF(AND([.F761] &lt;&gt; &quot;&quot;;[.G761] &lt;&gt; &quot;&quot;);([.G761]-[.F7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1]" table:style-name="ce17">
            <text:p>914</text:p>
          </table:table-cell>
          <table:table-cell table:style-name="ce19"/>
          <table:table-cell table:style-name="ce4"/>
          <table:table-cell office:value-type="string" office:string-value="---" table:formula="of:=IF(AND([.F762] &lt;&gt; &quot;&quot;;[.G762] &lt;&gt; &quot;&quot;);([.G762]-[.F76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2]" table:style-name="ce17">
            <text:p>914</text:p>
          </table:table-cell>
          <table:table-cell table:style-name="ce19"/>
          <table:table-cell table:style-name="ce4"/>
          <table:table-cell office:value-type="string" office:string-value="---" table:formula="of:=IF(AND([.F763] &lt;&gt; &quot;&quot;;[.G763] &lt;&gt; &quot;&quot;);([.G763]-[.F76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4" table:formula="of:=[.A763]" table:style-name="ce17">
            <text:p>914</text:p>
          </table:table-cell>
          <table:table-cell office:value-type="float" office:value="7.75" table:formula="of:=COM.MICROSOFT.CEILING([.C764];0.25)" table:style-name="ce19">
            <text:p>7.750</text:p>
          </table:table-cell>
          <table:table-cell office:value-type="float" office:value="7.7022222221712582" table:formula="of:=SUM([.D764:.D783])" table:style-name="ce4">
            <text:p>7.702</text:p>
          </table:table-cell>
          <table:table-cell office:value-type="string" office:string-value="---" table:formula="of:=IF(AND([.F764] &lt;&gt; &quot;&quot;;[.G764] &lt;&gt; &quot;&quot;);([.G764]-[.F764])*24;&quot;---&quot;)" table:style-name="ce4">
            <text:p>---</text:p>
          </table:table-cell>
          <table:table-cell office:value-type="date" office:date-value="2025-05-07T00:00:00" table:style-name="ce20">
            <text:p>7-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64]" table:style-name="ce17">
            <text:p>914</text:p>
          </table:table-cell>
          <table:table-cell table:style-name="ce19"/>
          <table:table-cell office:value-type="string" table:style-name="ce4">
            <text:p>BILLED</text:p>
          </table:table-cell>
          <table:table-cell office:value-type="float" office:value="0.23527777777053416" table:formula="of:=IF(AND([.F765] &lt;&gt; &quot;&quot;;[.G765] &lt;&gt; &quot;&quot;);([.G765]-[.F765])*24;&quot;---&quot;)" table:style-name="ce4">
            <text:p>0.235</text:p>
          </table:table-cell>
          <table:table-cell office:value-type="string" table:style-name="ce21">
            <text:p>mtg-Daily</text:p>
          </table:table-cell>
          <table:table-cell office:value-type="date" office:date-value="2025-05-07T08:30:00" table:style-name="ce14">
            <text:p>5/7/25 08:30 AM</text:p>
          </table:table-cell>
          <table:table-cell office:value-type="date" office:date-value="2025-05-07T08:44:07" table:style-name="ce14">
            <text:p>5/7/25 08:44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4" table:formula="of:=[.A765]" table:style-name="ce17">
            <text:p>914</text:p>
          </table:table-cell>
          <table:table-cell table:style-name="ce19"/>
          <table:table-cell office:value-type="string" table:style-name="ce4">
            <text:p>BILLED</text:p>
          </table:table-cell>
          <table:table-cell office:value-type="float" office:value="0.25000000011641532" table:formula="of:=IF(AND([.F766] &lt;&gt; &quot;&quot;;[.G766] &lt;&gt; &quot;&quot;);([.G766]-[.F766])*24;&quot;---&quot;)" table:style-name="ce4">
            <text:p>0.250</text:p>
          </table:table-cell>
          <table:table-cell office:value-type="string" table:style-name="ce21">
            <text:p>IDtoEmployeeSvc</text:p>
          </table:table-cell>
          <table:table-cell office:value-type="date" office:date-value="2025-05-07T09:15:00" table:style-name="ce14">
            <text:p>5/7/25 09:15 AM</text:p>
          </table:table-cell>
          <table:table-cell office:value-type="date" office:date-value="2025-05-07T09:30:00" table:style-name="ce14">
            <text:p>5/7/25 09:30 AM</text:p>
          </table:table-cell>
          <table:table-cell office:value-type="string" table:style-name="ce13">
            <text:p>Worked on fixing INC6598184 for the EmployeeServices team.</text:p>
          </table:table-cell>
          <table:table-cell table:style-name="ce23"/>
          <table:table-cell table:number-columns-repeated="16375"/>
        </table:table-row>
        <table:table-row table:style-name="ro2" table:visibility="collapse">
          <table:table-cell office:value-type="float" office:value="914" table:formula="of:=[.A766]" table:style-name="ce17">
            <text:p>914</text:p>
          </table:table-cell>
          <table:table-cell table:style-name="ce19"/>
          <table:table-cell office:value-type="string" table:style-name="ce4">
            <text:p>BILLED</text:p>
          </table:table-cell>
          <table:table-cell office:value-type="float" office:value="0.49999999988358468" table:formula="of:=IF(AND([.F767] &lt;&gt; &quot;&quot;;[.G767] &lt;&gt; &quot;&quot;);([.G767]-[.F767])*24;&quot;---&quot;)" table:style-name="ce4">
            <text:p>0.500</text:p>
          </table:table-cell>
          <table:table-cell office:value-type="string" table:style-name="ce21">
            <text:p>mtg-Daily</text:p>
          </table:table-cell>
          <table:table-cell office:value-type="date" office:date-value="2025-05-07T09:30:00" table:style-name="ce14">
            <text:p>5/7/25 09:30 AM</text:p>
          </table:table-cell>
          <table:table-cell office:value-type="date" office:date-value="2025-05-07T10:00:00" table:style-name="ce14">
            <text:p>5/7/25 10:0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4" table:formula="of:=[.A767]" table:style-name="ce17">
            <text:p>914</text:p>
          </table:table-cell>
          <table:table-cell table:style-name="ce19"/>
          <table:table-cell office:value-type="string" table:style-name="ce4">
            <text:p>BILLED</text:p>
          </table:table-cell>
          <table:table-cell office:value-type="float" office:value="0.95250000001396984" table:formula="of:=IF(AND([.F768] &lt;&gt; &quot;&quot;;[.G768] &lt;&gt; &quot;&quot;);([.G768]-[.F768])*24;&quot;---&quot;)" table:style-name="ce4">
            <text:p>0.953</text:p>
          </table:table-cell>
          <table:table-cell office:value-type="string" table:style-name="ce21">
            <text:p>IDtoEmployeeSvc</text:p>
          </table:table-cell>
          <table:table-cell office:value-type="date" office:date-value="2025-05-07T10:00:00" table:style-name="ce14">
            <text:p>5/7/25 10:00 AM</text:p>
          </table:table-cell>
          <table:table-cell office:value-type="date" office:date-value="2025-05-07T10:57:09" table:style-name="ce14">
            <text:p>5/7/25 10:57 AM</text:p>
          </table:table-cell>
          <table:table-cell office:value-type="string" table:style-name="ce13">
            <text:p># closing up ticket with Josh</text:p>
          </table:table-cell>
          <table:table-cell table:style-name="ce23"/>
          <table:table-cell table:number-columns-repeated="16375"/>
        </table:table-row>
        <table:table-row table:style-name="ro4" table:visibility="collapse">
          <table:table-cell office:value-type="float" office:value="914" table:formula="of:=[.A768]" table:style-name="ce17">
            <text:p>914</text:p>
          </table:table-cell>
          <table:table-cell table:style-name="ce19"/>
          <table:table-cell office:value-type="string" table:style-name="ce4">
            <text:p>BILLED</text:p>
          </table:table-cell>
          <table:table-cell office:value-type="float" office:value="1.0191666667233221" table:formula="of:=IF(AND([.F769] &lt;&gt; &quot;&quot;;[.G769] &lt;&gt; &quot;&quot;);([.G769]-[.F769])*24;&quot;---&quot;)" table:style-name="ce4">
            <text:p>1.019</text:p>
          </table:table-cell>
          <table:table-cell office:value-type="string" table:style-name="ce20">
            <text:p>IDtoAvioBook</text:p>
          </table:table-cell>
          <table:table-cell office:value-type="date" office:date-value="2025-05-07T10:57:09" table:style-name="ce14">
            <text:p>5/7/25 10:57 AM</text:p>
          </table:table-cell>
          <table:table-cell office:value-type="date" office:date-value="2025-05-07T11:58:18" table:style-name="ce14">
            <text:p>5/7/25 11:58 AM</text:p>
          </table:table-cell>
          <table:table-cell office:value-type="string" table:style-name="ce13">
            <text:p>Worked to deploy the latest fixes to roles and qualifications for IDtoAviobook.</text:p>
          </table:table-cell>
          <table:table-cell office:value-type="string" table:style-name="ce23">
            <text:p>Had some servers removed from dev, and pipeline reconfig is failing - dev_3 still being requested . .w11dcledirdi020 is now gone . .but pipeline isn't seeing that . . updates have been made, and re-running.</text:p>
          </table:table-cell>
          <table:table-cell table:number-columns-repeated="16375"/>
        </table:table-row>
        <table:table-row table:style-name="ro2" table:visibility="collapse">
          <table:table-cell office:value-type="float" office:value="914" table:formula="of:=[.A769]" table:style-name="ce17">
            <text:p>914</text:p>
          </table:table-cell>
          <table:table-cell table:style-name="ce19"/>
          <table:table-cell office:value-type="string" table:style-name="ce4">
            <text:p>BILLED</text:p>
          </table:table-cell>
          <table:table-cell office:value-type="float" office:value="1.1055555555503815" table:formula="of:=IF(AND([.F770] &lt;&gt; &quot;&quot;;[.G770] &lt;&gt; &quot;&quot;);([.G770]-[.F770])*24;&quot;---&quot;)" table:style-name="ce4">
            <text:p>1.106</text:p>
          </table:table-cell>
          <table:table-cell office:value-type="string" table:style-name="ce21">
            <text:p>L&amp;L</text:p>
          </table:table-cell>
          <table:table-cell office:value-type="date" office:date-value="2025-05-07T11:58:18" table:style-name="ce14">
            <text:p>5/7/25 11:58 AM</text:p>
          </table:table-cell>
          <table:table-cell office:value-type="date" office:date-value="2025-05-07T13:04:38" table:style-name="ce14">
            <text:p>5/7/25 01:04 PM</text:p>
          </table:table-cell>
          <table:table-cell office:value-type="string" table:style-name="ce13">
            <text:p>L&amp;L on Frodo!</text:p>
          </table:table-cell>
          <table:table-cell table:style-name="ce23"/>
          <table:table-cell table:number-columns-repeated="16375"/>
        </table:table-row>
        <table:table-row table:style-name="ro2" table:visibility="collapse">
          <table:table-cell office:value-type="float" office:value="914" table:formula="of:=[.A770]" table:style-name="ce17">
            <text:p>914</text:p>
          </table:table-cell>
          <table:table-cell table:style-name="ce19"/>
          <table:table-cell office:value-type="string" table:style-name="ce4">
            <text:p>BILLED</text:p>
          </table:table-cell>
          <table:table-cell office:value-type="float" office:value="2.6594444444635883" table:formula="of:=IF(AND([.F771] &lt;&gt; &quot;&quot;;[.G771] &lt;&gt; &quot;&quot;);([.G771]-[.F771])*24;&quot;---&quot;)" table:style-name="ce4">
            <text:p>2.659</text:p>
          </table:table-cell>
          <table:table-cell office:value-type="string" table:style-name="ce20">
            <text:p>IDtoAvioBook</text:p>
          </table:table-cell>
          <table:table-cell office:value-type="date" office:date-value="2025-05-07T13:04:38" table:style-name="ce14">
            <text:p>5/7/25 01:04 PM</text:p>
          </table:table-cell>
          <table:table-cell office:value-type="date" office:date-value="2025-05-07T15:44:12" table:style-name="ce14">
            <text:p>5/7/25 03:44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1]" table:style-name="ce17">
            <text:p>914</text:p>
          </table:table-cell>
          <table:table-cell table:style-name="ce19"/>
          <table:table-cell office:value-type="string" table:style-name="ce4">
            <text:p>BILLED</text:p>
          </table:table-cell>
          <table:table-cell office:value-type="float" office:value="0.49833333335118368" table:formula="of:=IF(AND([.F772] &lt;&gt; &quot;&quot;;[.G772] &lt;&gt; &quot;&quot;);([.G772]-[.F772])*24;&quot;---&quot;)" table:style-name="ce4">
            <text:p>0.498</text:p>
          </table:table-cell>
          <table:table-cell office:value-type="string" table:style-name="ce20">
            <text:p>IDtoAvioBook</text:p>
          </table:table-cell>
          <table:table-cell office:value-type="date" office:date-value="2025-05-07T16:10:00" table:style-name="ce14">
            <text:p>5/7/25 04:10 PM</text:p>
          </table:table-cell>
          <table:table-cell office:value-type="date" office:date-value="2025-05-07T16:39:54" table:style-name="ce14">
            <text:p>5/7/25 04:39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4" table:formula="of:=[.A772]" table:style-name="ce17">
            <text:p>914</text:p>
          </table:table-cell>
          <table:table-cell table:style-name="ce19"/>
          <table:table-cell office:value-type="string" table:style-name="ce4">
            <text:p>BILLED</text:p>
          </table:table-cell>
          <table:table-cell office:value-type="float" office:value="0.48194444429827854" table:formula="of:=IF(AND([.F773] &lt;&gt; &quot;&quot;;[.G773] &lt;&gt; &quot;&quot;);([.G773]-[.F773])*24;&quot;---&quot;)" table:style-name="ce4">
            <text:p>0.482</text:p>
          </table:table-cell>
          <table:table-cell office:value-type="string" table:style-name="ce20">
            <text:p>IDtoAvioBook</text:p>
          </table:table-cell>
          <table:table-cell office:value-type="date" office:date-value="2025-05-07T20:55:00" table:style-name="ce14">
            <text:p>5/7/25 08:55 PM</text:p>
          </table:table-cell>
          <table:table-cell office:value-type="date" office:date-value="2025-05-07T21:23:55" table:style-name="ce14">
            <text:p>5/7/25 09:23 PM</text:p>
          </table:table-cell>
          <table:table-cell office:value-type="string" table:style-name="ce13">
            <text:p># pasing tests in dev after restoring test updates due to role fixes -back to 17</text:p>
          </table:table-cell>
          <table:table-cell table:style-name="ce23"/>
          <table:table-cell table:number-columns-repeated="16375"/>
        </table:table-row>
        <table:table-row table:style-name="ro2" table:visibility="collapse">
          <table:table-cell office:value-type="float" office:value="914" table:formula="of:=[.A773]" table:style-name="ce17">
            <text:p>914</text:p>
          </table:table-cell>
          <table:table-cell table:style-name="ce19"/>
          <table:table-cell table:style-name="ce4"/>
          <table:table-cell office:value-type="string" office:string-value="---" table:formula="of:=IF(AND([.F774] &lt;&gt; &quot;&quot;;[.G774] &lt;&gt; &quot;&quot;);([.G774]-[.F77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4]" table:style-name="ce17">
            <text:p>914</text:p>
          </table:table-cell>
          <table:table-cell table:style-name="ce19"/>
          <table:table-cell table:style-name="ce4"/>
          <table:table-cell office:value-type="string" office:string-value="---" table:formula="of:=IF(AND([.F775] &lt;&gt; &quot;&quot;;[.G775] &lt;&gt; &quot;&quot;);([.G775]-[.F77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5]" table:style-name="ce17">
            <text:p>914</text:p>
          </table:table-cell>
          <table:table-cell table:style-name="ce19"/>
          <table:table-cell table:style-name="ce4"/>
          <table:table-cell office:value-type="string" office:string-value="---" table:formula="of:=IF(AND([.F776] &lt;&gt; &quot;&quot;;[.G776] &lt;&gt; &quot;&quot;);([.G776]-[.F77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6]" table:style-name="ce17">
            <text:p>914</text:p>
          </table:table-cell>
          <table:table-cell table:style-name="ce19"/>
          <table:table-cell table:style-name="ce4"/>
          <table:table-cell office:value-type="string" office:string-value="---" table:formula="of:=IF(AND([.F777] &lt;&gt; &quot;&quot;;[.G777] &lt;&gt; &quot;&quot;);([.G777]-[.F77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7]" table:style-name="ce17">
            <text:p>914</text:p>
          </table:table-cell>
          <table:table-cell table:style-name="ce19"/>
          <table:table-cell table:style-name="ce4"/>
          <table:table-cell office:value-type="string" office:string-value="---" table:formula="of:=IF(AND([.F778] &lt;&gt; &quot;&quot;;[.G778] &lt;&gt; &quot;&quot;);([.G778]-[.F7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8]" table:style-name="ce17">
            <text:p>914</text:p>
          </table:table-cell>
          <table:table-cell table:style-name="ce19"/>
          <table:table-cell table:style-name="ce4"/>
          <table:table-cell office:value-type="string" office:string-value="---" table:formula="of:=IF(AND([.F779] &lt;&gt; &quot;&quot;;[.G779] &lt;&gt; &quot;&quot;);([.G779]-[.F77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79]" table:style-name="ce17">
            <text:p>914</text:p>
          </table:table-cell>
          <table:table-cell table:style-name="ce19"/>
          <table:table-cell table:style-name="ce4"/>
          <table:table-cell office:value-type="string" office:string-value="---" table:formula="of:=IF(AND([.F780] &lt;&gt; &quot;&quot;;[.G780] &lt;&gt; &quot;&quot;);([.G780]-[.F7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0]" table:style-name="ce17">
            <text:p>914</text:p>
          </table:table-cell>
          <table:table-cell table:style-name="ce19"/>
          <table:table-cell table:style-name="ce4"/>
          <table:table-cell office:value-type="string" office:string-value="---" table:formula="of:=IF(AND([.F781] &lt;&gt; &quot;&quot;;[.G781] &lt;&gt; &quot;&quot;);([.G781]-[.F78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1]" table:style-name="ce17">
            <text:p>914</text:p>
          </table:table-cell>
          <table:table-cell table:style-name="ce19"/>
          <table:table-cell table:style-name="ce4"/>
          <table:table-cell office:value-type="string" office:string-value="---" table:formula="of:=IF(AND([.F782] &lt;&gt; &quot;&quot;;[.G782] &lt;&gt; &quot;&quot;);([.G782]-[.F78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4" table:formula="of:=[.A782]" table:style-name="ce17">
            <text:p>914</text:p>
          </table:table-cell>
          <table:table-cell table:style-name="ce19"/>
          <table:table-cell table:style-name="ce4"/>
          <table:table-cell office:value-type="string" office:string-value="---" table:formula="of:=IF(AND([.F783] &lt;&gt; &quot;&quot;;[.G783] &lt;&gt; &quot;&quot;);([.G783]-[.F78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83]" table:style-name="ce17">
            <text:p>914</text:p>
          </table:table-cell>
          <table:table-cell office:value-type="float" office:value="6.5" table:formula="of:=COM.MICROSOFT.CEILING([.C784];0.25)" table:style-name="ce19">
            <text:p>6.500</text:p>
          </table:table-cell>
          <table:table-cell office:value-type="float" office:value="6.3641666667535901" table:formula="of:=SUM([.D784:.D800])" table:style-name="ce4">
            <text:p>6.364</text:p>
          </table:table-cell>
          <table:table-cell office:value-type="string" office:string-value="---" table:formula="of:=IF(AND([.F784] &lt;&gt; &quot;&quot;;[.G784] &lt;&gt; &quot;&quot;);([.G784]-[.F784])*24;&quot;---&quot;)" table:style-name="ce4">
            <text:p>---</text:p>
          </table:table-cell>
          <table:table-cell office:value-type="date" office:date-value="2025-05-08T00:00:00" table:style-name="ce28">
            <text:p>8-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4" table:formula="of:=[.A784]" table:style-name="ce17">
            <text:p>914</text:p>
          </table:table-cell>
          <table:table-cell table:style-name="ce19"/>
          <table:table-cell office:value-type="string" table:style-name="ce4">
            <text:p>BILLED</text:p>
          </table:table-cell>
          <table:table-cell office:value-type="float" office:value="0.16666666668606922" table:formula="of:=IF(AND([.F785] &lt;&gt; &quot;&quot;;[.G785] &lt;&gt; &quot;&quot;);([.G785]-[.F785])*24;&quot;---&quot;)" table:style-name="ce4">
            <text:p>0.167</text:p>
          </table:table-cell>
          <table:table-cell office:value-type="string" table:style-name="ce21">
            <text:p>IDToAviobook</text:p>
          </table:table-cell>
          <table:table-cell office:value-type="date" office:date-value="2025-05-08T08:20:00" table:style-name="ce14">
            <text:p>5/8/25 08:20 AM</text:p>
          </table:table-cell>
          <table:table-cell office:value-type="date" office:date-value="2025-05-08T08:30:00" table:style-name="ce14">
            <text:p>5/8/25 08:30 AM</text:p>
          </table:table-cell>
          <table:table-cell office:value-type="string" table:style-name="ce13">
            <text:p>Worked on passing tests in QA for IDtoAviobook. Worked to resolve issues with pipeline &amp; deployment changes due to issues with Aviobook API.</text:p>
          </table:table-cell>
          <table:table-cell office:value-type="string" table:style-name="ce18">
            <text:p>Continued to fight the API today; but finally found an enviornment that is behaving as expected.</text:p>
          </table:table-cell>
          <table:table-cell table:number-columns-repeated="16375"/>
        </table:table-row>
        <table:table-row table:style-name="ro2" table:visibility="collapse">
          <table:table-cell office:value-type="float" office:value="914" table:formula="of:=[.A785]" table:style-name="ce17">
            <text:p>914</text:p>
          </table:table-cell>
          <table:table-cell table:style-name="ce19"/>
          <table:table-cell office:value-type="string" table:style-name="ce4">
            <text:p>BILLED</text:p>
          </table:table-cell>
          <table:table-cell office:value-type="float" office:value="0.25000000011641532" table:formula="of:=IF(AND([.F786] &lt;&gt; &quot;&quot;;[.G786] &lt;&gt; &quot;&quot;);([.G786]-[.F786])*24;&quot;---&quot;)" table:style-name="ce4">
            <text:p>0.250</text:p>
          </table:table-cell>
          <table:table-cell office:value-type="string" table:style-name="ce21">
            <text:p>mtg-daily</text:p>
          </table:table-cell>
          <table:table-cell office:value-type="date" office:date-value="2025-05-08T08:30:00" table:style-name="ce14">
            <text:p>5/8/25 08:30 AM</text:p>
          </table:table-cell>
          <table:table-cell office:value-type="date" office:date-value="2025-05-08T08:45:00" table:style-name="ce14">
            <text:p>5/8/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4" table:formula="of:=[.A786]" table:style-name="ce17">
            <text:p>914</text:p>
          </table:table-cell>
          <table:table-cell table:style-name="ce19"/>
          <table:table-cell office:value-type="string" table:style-name="ce4">
            <text:p>BILLED</text:p>
          </table:table-cell>
          <table:table-cell office:value-type="float" office:value="1.3852777776774019" table:formula="of:=IF(AND([.F787] &lt;&gt; &quot;&quot;;[.G787] &lt;&gt; &quot;&quot;);([.G787]-[.F787])*24;&quot;---&quot;)" table:style-name="ce4">
            <text:p>1.385</text:p>
          </table:table-cell>
          <table:table-cell office:value-type="string" table:style-name="ce21">
            <text:p>IDToAviobook</text:p>
          </table:table-cell>
          <table:table-cell office:value-type="date" office:date-value="2025-05-08T08:45:00" table:style-name="ce14">
            <text:p>5/8/25 08:45 AM</text:p>
          </table:table-cell>
          <table:table-cell office:value-type="date" office:date-value="2025-05-08T10:08:07" table:style-name="ce14">
            <text:p>5/8/25 10:08 AM</text:p>
          </table:table-cell>
          <table:table-cell office:value-type="string" table:style-name="ce13">
            <text:p># fighting bad formatting in json payload</text:p>
          </table:table-cell>
          <table:table-cell table:style-name="ce18"/>
          <table:table-cell table:number-columns-repeated="16375"/>
        </table:table-row>
        <table:table-row table:style-name="ro2" table:visibility="collapse">
          <table:table-cell office:value-type="float" office:value="914" table:formula="of:=[.A787]" table:style-name="ce17">
            <text:p>914</text:p>
          </table:table-cell>
          <table:table-cell table:style-name="ce19"/>
          <table:table-cell office:value-type="string" table:style-name="ce4">
            <text:p>BILLED</text:p>
          </table:table-cell>
          <table:table-cell office:value-type="float" office:value="2.845555555599276" table:formula="of:=IF(AND([.F788] &lt;&gt; &quot;&quot;;[.G788] &lt;&gt; &quot;&quot;);([.G788]-[.F788])*24;&quot;---&quot;)" table:style-name="ce4">
            <text:p>2.846</text:p>
          </table:table-cell>
          <table:table-cell office:value-type="string" table:style-name="ce21">
            <text:p>IDToAviobook</text:p>
          </table:table-cell>
          <table:table-cell office:value-type="date" office:date-value="2025-05-08T11:37:27" table:style-name="ce14">
            <text:p>5/8/25 11:37 AM</text:p>
          </table:table-cell>
          <table:table-cell office:value-type="date" office:date-value="2025-05-08T14:28:11" table:style-name="ce14">
            <text:p>5/8/25 02:28 PM</text:p>
          </table:table-cell>
          <table:table-cell office:value-type="string" table:style-name="ce13">
            <text:p>#testing in dev, against test.acc . .</text:p>
          </table:table-cell>
          <table:table-cell table:style-name="ce18"/>
          <table:table-cell table:number-columns-repeated="16375"/>
        </table:table-row>
        <table:table-row table:style-name="ro2" table:visibility="collapse">
          <table:table-cell office:value-type="float" office:value="914" table:formula="of:=[.A788]" table:style-name="ce17">
            <text:p>914</text:p>
          </table:table-cell>
          <table:table-cell table:style-name="ce19"/>
          <table:table-cell office:value-type="string" table:style-name="ce4">
            <text:p>BILLED</text:p>
          </table:table-cell>
          <table:table-cell office:value-type="float" office:value="6.1111111426725984E-3" table:formula="of:=IF(AND([.F789] &lt;&gt; &quot;&quot;;[.G789] &lt;&gt; &quot;&quot;);([.G789]-[.F789])*24;&quot;---&quot;)" table:style-name="ce4">
            <text:p>0.006</text:p>
          </table:table-cell>
          <table:table-cell office:value-type="string" table:style-name="ce21">
            <text:p>IDToAviobook</text:p>
          </table:table-cell>
          <table:table-cell office:value-type="date" office:date-value="2025-05-08T14:28:11" table:style-name="ce14">
            <text:p>5/8/25 02:28 PM</text:p>
          </table:table-cell>
          <table:table-cell office:value-type="date" office:date-value="2025-05-08T14:28:33" table:style-name="ce14">
            <text:p>5/8/25 02:28 PM</text:p>
          </table:table-cell>
          <table:table-cell office:value-type="string" table:style-name="ce13">
            <text:p>#Test env seems to work mostly (prelive in dev disabled)</text:p>
          </table:table-cell>
          <table:table-cell table:style-name="ce18"/>
          <table:table-cell table:number-columns-repeated="16375"/>
        </table:table-row>
        <table:table-row table:style-name="ro2" table:visibility="collapse">
          <table:table-cell office:value-type="float" office:value="914" table:formula="of:=[.A789]" table:style-name="ce17">
            <text:p>914</text:p>
          </table:table-cell>
          <table:table-cell table:style-name="ce19"/>
          <table:table-cell office:value-type="string" table:style-name="ce4">
            <text:p>BILLED</text:p>
          </table:table-cell>
          <table:table-cell office:value-type="float" office:value="0.19083333323942497" table:formula="of:=IF(AND([.F790] &lt;&gt; &quot;&quot;;[.G790] &lt;&gt; &quot;&quot;);([.G790]-[.F790])*24;&quot;---&quot;)" table:style-name="ce4">
            <text:p>0.191</text:p>
          </table:table-cell>
          <table:table-cell office:value-type="string" table:style-name="ce21">
            <text:p>IDToAviobook</text:p>
          </table:table-cell>
          <table:table-cell office:value-type="date" office:date-value="2025-05-08T14:28:33" table:style-name="ce14">
            <text:p>5/8/25 02:28 PM</text:p>
          </table:table-cell>
          <table:table-cell office:value-type="date" office:date-value="2025-05-08T14:40:00" table:style-name="ce14">
            <text:p>5/8/25 02:40 PM</text:p>
          </table:table-cell>
          <table:table-cell office:value-type="string" table:style-name="ce13">
            <text:p>#now pushing duce duce users.</text:p>
          </table:table-cell>
          <table:table-cell table:style-name="ce18"/>
          <table:table-cell table:number-columns-repeated="16375"/>
        </table:table-row>
        <table:table-row table:style-name="ro2" table:visibility="collapse">
          <table:table-cell office:value-type="float" office:value="914" table:formula="of:=[.A790]" table:style-name="ce17">
            <text:p>914</text:p>
          </table:table-cell>
          <table:table-cell table:style-name="ce29"/>
          <table:table-cell office:value-type="string" table:style-name="ce4">
            <text:p>BILLED</text:p>
          </table:table-cell>
          <table:table-cell office:value-type="float" office:value="0.58555555553175509" table:formula="of:=IF(AND([.F791] &lt;&gt; &quot;&quot;;[.G791] &lt;&gt; &quot;&quot;);([.G791]-[.F791])*24;&quot;---&quot;)" table:style-name="ce4">
            <text:p>0.586</text:p>
          </table:table-cell>
          <table:table-cell office:value-type="string" table:style-name="ce21">
            <text:p>IDtoEmployeeSvc</text:p>
          </table:table-cell>
          <table:table-cell office:value-type="date" office:date-value="2025-05-08T14:40:00" table:style-name="ce14">
            <text:p>5/8/25 02:40 PM</text:p>
          </table:table-cell>
          <table:table-cell office:value-type="date" office:date-value="2025-05-08T15:15:08" table:style-name="ce14">
            <text:p>5/8/25 03:15 PM</text:p>
          </table:table-cell>
          <table:table-cell office:value-type="string" table:style-name="ce13">
            <text:p>Worked on resolving INC6578410. Also reporting on retirees in the same state.</text:p>
          </table:table-cell>
          <table:table-cell table:style-name="ce18"/>
          <table:table-cell table:number-columns-repeated="16375"/>
        </table:table-row>
        <table:table-row table:style-name="ro2" table:visibility="collapse">
          <table:table-cell office:value-type="float" office:value="914" table:formula="of:=[.A791]" table:style-name="ce17">
            <text:p>914</text:p>
          </table:table-cell>
          <table:table-cell table:style-name="ce19"/>
          <table:table-cell office:value-type="string" table:style-name="ce4">
            <text:p>BILLED</text:p>
          </table:table-cell>
          <table:table-cell office:value-type="float" office:value="0.93416666676057503" table:formula="of:=IF(AND([.F792] &lt;&gt; &quot;&quot;;[.G792] &lt;&gt; &quot;&quot;);([.G792]-[.F792])*24;&quot;---&quot;)" table:style-name="ce4">
            <text:p>0.934</text:p>
          </table:table-cell>
          <table:table-cell office:value-type="string" table:style-name="ce21">
            <text:p>IDtoEmployeeSvc</text:p>
          </table:table-cell>
          <table:table-cell office:value-type="date" office:date-value="2025-05-08T15:15:08" table:style-name="ce14">
            <text:p>5/8/25 03:15 PM</text:p>
          </table:table-cell>
          <table:table-cell office:value-type="date" office:date-value="2025-05-08T16:11:11" table:style-name="ce14">
            <text:p>5/8/25 04:11 PM</text:p>
          </table:table-cell>
          <table:table-cell office:value-type="string" table:style-name="ce13">
            <text:p># passing tests to see if I can move to Qa now</text:p>
          </table:table-cell>
          <table:table-cell table:style-name="ce18"/>
          <table:table-cell table:number-columns-repeated="16375"/>
        </table:table-row>
        <table:table-row table:style-name="ro2" table:visibility="collapse">
          <table:table-cell office:value-type="float" office:value="914" table:formula="of:=[.A792]" table:style-name="ce17">
            <text:p>914</text:p>
          </table:table-cell>
          <table:table-cell table:style-name="ce19"/>
          <table:table-cell table:style-name="ce4"/>
          <table:table-cell office:value-type="string" office:string-value="---" table:formula="of:=IF(AND([.F793] &lt;&gt; &quot;&quot;;[.G793] &lt;&gt; &quot;&quot;);([.G793]-[.F7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3]" table:style-name="ce17">
            <text:p>914</text:p>
          </table:table-cell>
          <table:table-cell table:style-name="ce19"/>
          <table:table-cell table:style-name="ce4"/>
          <table:table-cell office:value-type="string" office:string-value="---" table:formula="of:=IF(AND([.F794] &lt;&gt; &quot;&quot;;[.G794] &lt;&gt; &quot;&quot;);([.G794]-[.F7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4]" table:style-name="ce17">
            <text:p>914</text:p>
          </table:table-cell>
          <table:table-cell table:style-name="ce19"/>
          <table:table-cell table:style-name="ce4"/>
          <table:table-cell office:value-type="string" office:string-value="---" table:formula="of:=IF(AND([.F795] &lt;&gt; &quot;&quot;;[.G795] &lt;&gt; &quot;&quot;);([.G795]-[.F7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5]" table:style-name="ce17">
            <text:p>914</text:p>
          </table:table-cell>
          <table:table-cell table:style-name="ce19"/>
          <table:table-cell table:style-name="ce4"/>
          <table:table-cell office:value-type="string" office:string-value="---" table:formula="of:=IF(AND([.F796] &lt;&gt; &quot;&quot;;[.G796] &lt;&gt; &quot;&quot;);([.G796]-[.F7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6]" table:style-name="ce17">
            <text:p>914</text:p>
          </table:table-cell>
          <table:table-cell table:style-name="ce19"/>
          <table:table-cell table:style-name="ce4"/>
          <table:table-cell office:value-type="string" office:string-value="---" table:formula="of:=IF(AND([.F797] &lt;&gt; &quot;&quot;;[.G797] &lt;&gt; &quot;&quot;);([.G797]-[.F7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7]" table:style-name="ce17">
            <text:p>914</text:p>
          </table:table-cell>
          <table:table-cell table:style-name="ce19"/>
          <table:table-cell table:style-name="ce4"/>
          <table:table-cell office:value-type="string" office:string-value="---" table:formula="of:=IF(AND([.F798] &lt;&gt; &quot;&quot;;[.G798] &lt;&gt; &quot;&quot;);([.G798]-[.F7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8]" table:style-name="ce17">
            <text:p>914</text:p>
          </table:table-cell>
          <table:table-cell table:style-name="ce19"/>
          <table:table-cell table:style-name="ce4"/>
          <table:table-cell office:value-type="string" office:string-value="---" table:formula="of:=IF(AND([.F799] &lt;&gt; &quot;&quot;;[.G799] &lt;&gt; &quot;&quot;);([.G799]-[.F7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799]" table:style-name="ce17">
            <text:p>914</text:p>
          </table:table-cell>
          <table:table-cell table:style-name="ce19"/>
          <table:table-cell table:style-name="ce4"/>
          <table:table-cell office:value-type="string" office:string-value="---" table:formula="of:=IF(AND([.F800] &lt;&gt; &quot;&quot;;[.G800] &lt;&gt; &quot;&quot;);([.G800]-[.F80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0]" table:style-name="ce17">
            <text:p>914</text:p>
          </table:table-cell>
          <table:table-cell office:value-type="float" office:value="9.25" table:formula="of:=COM.MICROSOFT.CEILING([.C801];0.25)" table:style-name="ce19">
            <text:p>9.250</text:p>
          </table:table-cell>
          <table:table-cell office:value-type="float" office:value="9.1016666668583639" table:formula="of:=SUM([.D801:.D819])" table:style-name="ce4">
            <text:p>9.102</text:p>
          </table:table-cell>
          <table:table-cell office:value-type="string" office:string-value="---" table:formula="of:=IF(AND([.F801] &lt;&gt; &quot;&quot;;[.G801] &lt;&gt; &quot;&quot;);([.G801]-[.F801])*24;&quot;---&quot;)" table:style-name="ce4">
            <text:p>---</text:p>
          </table:table-cell>
          <table:table-cell office:value-type="date" office:date-value="2025-05-09T00:00:00" table:style-name="ce20">
            <text:p>9-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01]" table:style-name="ce17">
            <text:p>914</text:p>
          </table:table-cell>
          <table:table-cell table:style-name="ce19"/>
          <table:table-cell office:value-type="string" table:style-name="ce4">
            <text:p>BILLED</text:p>
          </table:table-cell>
          <table:table-cell office:value-type="float" office:value="0.18333333340706304" table:formula="of:=IF(AND([.F802] &lt;&gt; &quot;&quot;;[.G802] &lt;&gt; &quot;&quot;);([.G802]-[.F802])*24;&quot;---&quot;)" table:style-name="ce4">
            <text:p>0.183</text:p>
          </table:table-cell>
          <table:table-cell office:value-type="string" table:style-name="ce20">
            <text:p>mtg-Daily</text:p>
          </table:table-cell>
          <table:table-cell office:value-type="date" office:date-value="2025-05-09T08:30:00" table:style-name="ce14">
            <text:p>5/9/25 08:30 AM</text:p>
          </table:table-cell>
          <table:table-cell office:value-type="date" office:date-value="2025-05-09T08:41:00" table:style-name="ce14">
            <text:p>5/9/25 08:41 AM</text:p>
          </table:table-cell>
          <table:table-cell office:value-type="string" table:style-name="ce26">
            <text:p>Daily meetings with the team.</text:p>
          </table:table-cell>
          <table:table-cell table:style-name="ce18"/>
          <table:table-cell table:number-columns-repeated="16375"/>
        </table:table-row>
        <table:table-row table:style-name="ro5" table:visibility="collapse">
          <table:table-cell office:value-type="float" office:value="914" table:formula="of:=[.A802]" table:style-name="ce17">
            <text:p>914</text:p>
          </table:table-cell>
          <table:table-cell table:style-name="ce19"/>
          <table:table-cell office:value-type="string" table:style-name="ce4">
            <text:p>BILLED</text:p>
          </table:table-cell>
          <table:table-cell office:value-type="float" office:value="0.33333333337213844" table:formula="of:=IF(AND([.F803] &lt;&gt; &quot;&quot;;[.G803] &lt;&gt; &quot;&quot;);([.G803]-[.F803])*24;&quot;---&quot;)" table:style-name="ce4">
            <text:p>0.333</text:p>
          </table:table-cell>
          <table:table-cell office:value-type="string" table:style-name="ce20">
            <text:p>IDtoEmployeesvc</text:p>
          </table:table-cell>
          <table:table-cell office:value-type="date" office:date-value="2025-05-09T09:15:00" table:style-name="ce14">
            <text:p>5/9/25 09:15 AM</text:p>
          </table:table-cell>
          <table:table-cell office:value-type="date" office:date-value="2025-05-09T09:35:00" table:style-name="ce14">
            <text:p>5/9/25 09:35 AM</text:p>
          </table:table-cell>
          <table:table-cell office:value-type="string" table:style-name="ce26">
            <text:p>Worked on responding to the EmployeeServices app team regarding retiree issues and producing reports. Also worked on stopping drivers in production for ongoing CR, CHG0454050 the EmployeeServices team is working on.</text:p>
          </table:table-cell>
          <table:table-cell office:value-type="string" table:style-name="ce18">
            <text:p>Note: just completed an additional hour due to the last steps on the CR above just now completing.</text:p>
          </table:table-cell>
          <table:table-cell table:number-columns-repeated="16375"/>
        </table:table-row>
        <table:table-row table:style-name="ro2" table:visibility="collapse">
          <table:table-cell office:value-type="float" office:value="914" table:formula="of:=[.A803]" table:style-name="ce17">
            <text:p>914</text:p>
          </table:table-cell>
          <table:table-cell table:style-name="ce19"/>
          <table:table-cell office:value-type="string" table:style-name="ce4">
            <text:p>BILLED</text:p>
          </table:table-cell>
          <table:table-cell office:value-type="float" office:value="0.25055555562721565" table:formula="of:=IF(AND([.F804] &lt;&gt; &quot;&quot;;[.G804] &lt;&gt; &quot;&quot;);([.G804]-[.F804])*24;&quot;---&quot;)" table:style-name="ce4">
            <text:p>0.251</text:p>
          </table:table-cell>
          <table:table-cell office:value-type="string" table:style-name="ce20">
            <text:p>IDtoAtlassianCloud</text:p>
          </table:table-cell>
          <table:table-cell office:value-type="date" office:date-value="2025-05-09T09:35:00" table:style-name="ce14">
            <text:p>5/9/25 09:35 AM</text:p>
          </table:table-cell>
          <table:table-cell office:value-type="date" office:date-value="2025-05-09T09:50:02" table:style-name="ce14">
            <text:p>5/9/25 09:50 AM</text:p>
          </table:table-cell>
          <table:table-cell office:value-type="string" table:style-name="ce13">
            <text:p>Worked on resolving build process issues with Nirosha on the IDtoAtlassianCloud driver.</text:p>
          </table:table-cell>
          <table:table-cell table:style-name="ce18"/>
          <table:table-cell table:number-columns-repeated="16375"/>
        </table:table-row>
        <table:table-row table:style-name="ro2" table:visibility="collapse">
          <table:table-cell office:value-type="float" office:value="914" table:formula="of:=[.A804]" table:style-name="ce17">
            <text:p>914</text:p>
          </table:table-cell>
          <table:table-cell table:style-name="ce19"/>
          <table:table-cell office:value-type="string" table:style-name="ce4">
            <text:p>BILLED</text:p>
          </table:table-cell>
          <table:table-cell office:value-type="float" office:value="0.40055555541766807" table:formula="of:=IF(AND([.F805] &lt;&gt; &quot;&quot;;[.G805] &lt;&gt; &quot;&quot;);([.G805]-[.F805])*24;&quot;---&quot;)" table:style-name="ce4">
            <text:p>0.401</text:p>
          </table:table-cell>
          <table:table-cell office:value-type="string" table:style-name="ce21">
            <text:p>IDtoAviobook</text:p>
          </table:table-cell>
          <table:table-cell office:value-type="date" office:date-value="2025-05-09T09:50:02" table:style-name="ce14">
            <text:p>5/9/25 09:50 AM</text:p>
          </table:table-cell>
          <table:table-cell office:value-type="date" office:date-value="2025-05-09T10:14:04" table:style-name="ce14">
            <text:p>5/9/25 10:14 AM</text:p>
          </table:table-cell>
          <table:table-cell office:value-type="string" table:style-name="ce13">
            <text:p>Worked on passing tests in QA for IDtoAviobook. Worked to resolve issues with pipeline &amp; deployment changes due to issues with Aviobook API. Deployed to production and pushed pilots through again to increase their qualifications in Aviobook.</text:p>
          </table:table-cell>
          <table:table-cell table:style-name="ce18"/>
          <table:table-cell table:number-columns-repeated="16375"/>
        </table:table-row>
        <table:table-row table:style-name="ro2" table:visibility="collapse">
          <table:table-cell office:value-type="float" office:value="914" table:formula="of:=[.A805]" table:style-name="ce17">
            <text:p>914</text:p>
          </table:table-cell>
          <table:table-cell office:value-type="float" office:value="39" table:formula="of:=SUM([.B718:.B804])" table:style-name="ce19">
            <text:p>39.000</text:p>
          </table:table-cell>
          <table:table-cell office:value-type="string" table:style-name="ce4">
            <text:p>BILLED</text:p>
          </table:table-cell>
          <table:table-cell office:value-type="float" office:value="1.2655555555829778" table:formula="of:=IF(AND([.F806] &lt;&gt; &quot;&quot;;[.G806] &lt;&gt; &quot;&quot;);([.G806]-[.F806])*24;&quot;---&quot;)" table:style-name="ce4">
            <text:p>1.266</text:p>
          </table:table-cell>
          <table:table-cell office:value-type="string" table:style-name="ce20">
            <text:p>IDtoEmployeesvc</text:p>
          </table:table-cell>
          <table:table-cell office:value-type="date" office:date-value="2025-05-09T10:14:04" table:style-name="ce14">
            <text:p>5/9/25 10:14 AM</text:p>
          </table:table-cell>
          <table:table-cell office:value-type="date" office:date-value="2025-05-09T11:30:00" table:style-name="ce14">
            <text:p>5/9/25 11:30 AM</text:p>
          </table:table-cell>
          <table:table-cell office:value-type="string" table:style-name="ce13">
            <text:p>Worked on deploying EmployeeSvc drivers through QA.</text:p>
          </table:table-cell>
          <table:table-cell office:value-type="string" table:style-name="ce18">
            <text:p>Documenting changes to be made for Logini's new requirements.</text:p>
          </table:table-cell>
          <table:table-cell table:number-columns-repeated="16375"/>
        </table:table-row>
        <table:table-row table:style-name="ro2" table:visibility="collapse">
          <table:table-cell office:value-type="float" office:value="914" table:formula="of:=[.A806]" table:style-name="ce17">
            <text:p>914</text:p>
          </table:table-cell>
          <table:table-cell table:style-name="ce19"/>
          <table:table-cell office:value-type="string" table:style-name="ce4">
            <text:p>BILLED</text:p>
          </table:table-cell>
          <table:table-cell office:value-type="float" office:value="0.61055555561324582" table:formula="of:=IF(AND([.F807] &lt;&gt; &quot;&quot;;[.G807] &lt;&gt; &quot;&quot;);([.G807]-[.F807])*24;&quot;---&quot;)" table:style-name="ce4">
            <text:p>0.611</text:p>
          </table:table-cell>
          <table:table-cell office:value-type="string" table:style-name="ce21">
            <text:p>IDtoAviobook</text:p>
          </table:table-cell>
          <table:table-cell office:value-type="date" office:date-value="2025-05-09T11:30:00" table:style-name="ce14">
            <text:p>5/9/25 11:30 AM</text:p>
          </table:table-cell>
          <table:table-cell office:value-type="date" office:date-value="2025-05-09T12:06:38" table:style-name="ce14">
            <text:p>5/9/25 12:06 PM</text:p>
          </table:table-cell>
          <table:table-cell office:value-type="string" table:style-name="ce13">
            <text:p>#confirmed I can deploy to prelive now.</text:p>
          </table:table-cell>
          <table:table-cell table:style-name="ce18"/>
          <table:table-cell table:number-columns-repeated="16375"/>
        </table:table-row>
        <table:table-row table:style-name="ro2" table:visibility="collapse">
          <table:table-cell office:value-type="float" office:value="914" table:formula="of:=[.A807]" table:style-name="ce17">
            <text:p>914</text:p>
          </table:table-cell>
          <table:table-cell table:style-name="ce19"/>
          <table:table-cell office:value-type="string" table:style-name="ce4">
            <text:p>BILLED</text:p>
          </table:table-cell>
          <table:table-cell office:value-type="float" office:value="1.0616666667046957" table:formula="of:=IF(AND([.F808] &lt;&gt; &quot;&quot;;[.G808] &lt;&gt; &quot;&quot;);([.G808]-[.F808])*24;&quot;---&quot;)" table:style-name="ce4">
            <text:p>1.062</text:p>
          </table:table-cell>
          <table:table-cell office:value-type="string" table:style-name="ce21">
            <text:p>IDtoAviobook</text:p>
          </table:table-cell>
          <table:table-cell office:value-type="date" office:date-value="2025-05-09T12:46:33" table:style-name="ce14">
            <text:p>5/9/25 12:46 PM</text:p>
          </table:table-cell>
          <table:table-cell office:value-type="date" office:date-value="2025-05-09T13:50:15" table:style-name="ce14">
            <text:p>5/9/25 01:5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4" table:formula="of:=[.A808]" table:style-name="ce17">
            <text:p>914</text:p>
          </table:table-cell>
          <table:table-cell table:style-name="ce19"/>
          <table:table-cell office:value-type="string" table:style-name="ce4">
            <text:p>BILLED</text:p>
          </table:table-cell>
          <table:table-cell office:value-type="float" office:value="1.8391666666720994" table:formula="of:=IF(AND([.F809] &lt;&gt; &quot;&quot;;[.G809] &lt;&gt; &quot;&quot;);([.G809]-[.F809])*24;&quot;---&quot;)" table:style-name="ce4">
            <text:p>1.839</text:p>
          </table:table-cell>
          <table:table-cell office:value-type="string" table:style-name="ce21">
            <text:p>IDtoAviobook</text:p>
          </table:table-cell>
          <table:table-cell office:value-type="date" office:date-value="2025-05-09T13:50:15" table:style-name="ce14">
            <text:p>5/9/25 01:50 PM</text:p>
          </table:table-cell>
          <table:table-cell office:value-type="date" office:date-value="2025-05-09T15:40:36" table:style-name="ce14">
            <text:p>5/9/25 03:40 PM</text:p>
          </table:table-cell>
          <table:table-cell office:value-type="string" table:style-name="ce13">
            <text:p>#prod deploy done, now pusing avio_pilots . .</text:p>
          </table:table-cell>
          <table:table-cell table:style-name="ce18"/>
          <table:table-cell table:number-columns-repeated="16375"/>
        </table:table-row>
        <table:table-row table:style-name="ro2" table:visibility="collapse">
          <table:table-cell office:value-type="float" office:value="914" table:formula="of:=[.A809]" table:style-name="ce17">
            <text:p>914</text:p>
          </table:table-cell>
          <table:table-cell table:style-name="ce19"/>
          <table:table-cell office:value-type="string" table:style-name="ce4">
            <text:p>BILLED</text:p>
          </table:table-cell>
          <table:table-cell office:value-type="float" office:value="1.562777777784504" table:formula="of:=IF(AND([.F810] &lt;&gt; &quot;&quot;;[.G810] &lt;&gt; &quot;&quot;);([.G810]-[.F810])*24;&quot;---&quot;)" table:style-name="ce4">
            <text:p>1.563</text:p>
          </table:table-cell>
          <table:table-cell office:value-type="string" table:style-name="ce21">
            <text:p>Mentoring</text:p>
          </table:table-cell>
          <table:table-cell office:value-type="date" office:date-value="2025-05-09T15:40:36" table:style-name="ce14">
            <text:p>5/9/25 03:40 PM</text:p>
          </table:table-cell>
          <table:table-cell office:value-type="date" office:date-value="2025-05-09T17:14:22" table:style-name="ce14">
            <text:p>5/9/25 05:14 PM</text:p>
          </table:table-cell>
          <table:table-cell office:value-type="string" table:style-name="ce13">
            <text:p>Worked to create a git training.</text:p>
          </table:table-cell>
          <table:table-cell table:style-name="ce18"/>
          <table:table-cell table:number-columns-repeated="16375"/>
        </table:table-row>
        <table:table-row table:style-name="ro2" table:visibility="collapse">
          <table:table-cell office:value-type="float" office:value="914" table:formula="of:=[.A810]" table:style-name="ce17">
            <text:p>914</text:p>
          </table:table-cell>
          <table:table-cell table:style-name="ce19"/>
          <table:table-cell office:value-type="string" table:style-name="ce4">
            <text:p>BILLED</text:p>
          </table:table-cell>
          <table:table-cell office:value-type="float" office:value="0.11722222220851108" table:formula="of:=IF(AND([.F811] &lt;&gt; &quot;&quot;;[.G811] &lt;&gt; &quot;&quot;);([.G811]-[.F811])*24;&quot;---&quot;)" table:style-name="ce4">
            <text:p>0.117</text:p>
          </table:table-cell>
          <table:table-cell office:value-type="string" table:style-name="ce20">
            <text:p>IDtoEmplolyeeSvc</text:p>
          </table:table-cell>
          <table:table-cell office:value-type="date" office:date-value="2025-05-09T17:14:22" table:style-name="ce14">
            <text:p>5/9/25 05:14 PM</text:p>
          </table:table-cell>
          <table:table-cell office:value-type="date" office:date-value="2025-05-09T17:21:24" table:style-name="ce14">
            <text:p>5/9/25 05:21 PM</text:p>
          </table:table-cell>
          <table:table-cell office:value-type="string" table:style-name="ce13">
            <text:p>#working on passing tests, getin gIDtoEmployeeSvc ready for prod, in QA. . .</text:p>
          </table:table-cell>
          <table:table-cell table:style-name="ce18"/>
          <table:table-cell table:number-columns-repeated="16375"/>
        </table:table-row>
        <table:table-row table:style-name="ro2" table:visibility="collapse">
          <table:table-cell office:value-type="float" office:value="914" table:formula="of:=[.A811]" table:style-name="ce17">
            <text:p>914</text:p>
          </table:table-cell>
          <table:table-cell table:style-name="ce19"/>
          <table:table-cell office:value-type="string" table:style-name="ce4">
            <text:p>BILLED</text:p>
          </table:table-cell>
          <table:table-cell office:value-type="float" office:value="0.34888888889690861" table:formula="of:=IF(AND([.F812] &lt;&gt; &quot;&quot;;[.G812] &lt;&gt; &quot;&quot;);([.G812]-[.F812])*24;&quot;---&quot;)" table:style-name="ce4">
            <text:p>0.349</text:p>
          </table:table-cell>
          <table:table-cell office:value-type="string" table:style-name="ce20">
            <text:p>IDtoEmplolyeeSvc</text:p>
          </table:table-cell>
          <table:table-cell office:value-type="date" office:date-value="2025-05-09T21:55:00" table:style-name="ce14">
            <text:p>5/9/25 09:55 PM</text:p>
          </table:table-cell>
          <table:table-cell office:value-type="date" office:date-value="2025-05-09T22:15:56" table:style-name="ce14">
            <text:p>5/9/25 10:15 PM</text:p>
          </table:table-cell>
          <table:table-cell office:value-type="string" table:style-name="ce13">
            <text:p># turning off drivers</text:p>
          </table:table-cell>
          <table:table-cell table:style-name="ce18"/>
          <table:table-cell table:number-columns-repeated="16375"/>
        </table:table-row>
        <table:table-row table:style-name="ro2" table:visibility="collapse">
          <table:table-cell office:value-type="float" office:value="914" table:formula="of:=[.A812]" table:style-name="ce17">
            <text:p>914</text:p>
          </table:table-cell>
          <table:table-cell table:style-name="ce19"/>
          <table:table-cell office:value-type="string" table:style-name="ce4">
            <text:p>BILLED</text:p>
          </table:table-cell>
          <table:table-cell office:value-type="float" office:value="6.4444444491527975E-2" table:formula="of:=IF(AND([.F813] &lt;&gt; &quot;&quot;;[.G813] &lt;&gt; &quot;&quot;);([.G813]-[.F813])*24;&quot;---&quot;)" table:style-name="ce4">
            <text:p>0.064</text:p>
          </table:table-cell>
          <table:table-cell office:value-type="string" table:style-name="ce20">
            <text:p>IDtoEmplolyeeSvc</text:p>
          </table:table-cell>
          <table:table-cell office:value-type="date" office:date-value="2025-05-10T21:19:05" table:style-name="ce14">
            <text:p>5/10/25 09:19 PM</text:p>
          </table:table-cell>
          <table:table-cell office:value-type="date" office:date-value="2025-05-10T21:22:57" table:style-name="ce14">
            <text:p>5/10/25 09:22 PM</text:p>
          </table:table-cell>
          <table:table-cell office:value-type="string" table:style-name="ce13">
            <text:p>#prep for turning on drivers</text:p>
          </table:table-cell>
          <table:table-cell table:style-name="ce18"/>
          <table:table-cell table:number-columns-repeated="16375"/>
        </table:table-row>
        <table:table-row table:style-name="ro2" table:visibility="collapse">
          <table:table-cell office:value-type="float" office:value="914" table:formula="of:=[.A813]" table:style-name="ce17">
            <text:p>914</text:p>
          </table:table-cell>
          <table:table-cell table:style-name="ce19"/>
          <table:table-cell office:value-type="string" table:style-name="ce4">
            <text:p>BILLED</text:p>
          </table:table-cell>
          <table:table-cell office:value-type="float" office:value="1.0636111110798083" table:formula="of:=IF(AND([.F814] &lt;&gt; &quot;&quot;;[.G814] &lt;&gt; &quot;&quot;);([.G814]-[.F814])*24;&quot;---&quot;)" table:style-name="ce4">
            <text:p>1.064</text:p>
          </table:table-cell>
          <table:table-cell office:value-type="string" table:style-name="ce20">
            <text:p>IDtoEmplolyeeSvc</text:p>
          </table:table-cell>
          <table:table-cell office:value-type="date" office:date-value="2025-05-11T04:08:24" table:style-name="ce14">
            <text:p>5/11/25 04:08 AM</text:p>
          </table:table-cell>
          <table:table-cell office:value-type="date" office:date-value="2025-05-11T05:12:13" table:style-name="ce14">
            <text:p>5/11/25 05:12 AM</text:p>
          </table:table-cell>
          <table:table-cell office:value-type="string" table:style-name="ce13">
            <text:p>#restarted drivers.</text:p>
          </table:table-cell>
          <table:table-cell table:style-name="ce18"/>
          <table:table-cell table:number-columns-repeated="16375"/>
        </table:table-row>
        <table:table-row table:style-name="ro2" table:visibility="collapse">
          <table:table-cell office:value-type="float" office:value="914" table:formula="of:=[.A814]" table:style-name="ce17">
            <text:p>914</text:p>
          </table:table-cell>
          <table:table-cell table:style-name="ce19"/>
          <table:table-cell table:style-name="ce4"/>
          <table:table-cell office:value-type="string" office:string-value="---" table:formula="of:=IF(AND([.F815] &lt;&gt; &quot;&quot;;[.G815] &lt;&gt; &quot;&quot;);([.G815]-[.F815])*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5]" table:style-name="ce17">
            <text:p>914</text:p>
          </table:table-cell>
          <table:table-cell table:style-name="ce19"/>
          <table:table-cell table:style-name="ce4"/>
          <table:table-cell office:value-type="string" office:string-value="---" table:formula="of:=IF(AND([.F816] &lt;&gt; &quot;&quot;;[.G816] &lt;&gt; &quot;&quot;);([.G816]-[.F81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6]" table:style-name="ce17">
            <text:p>914</text:p>
          </table:table-cell>
          <table:table-cell table:style-name="ce19"/>
          <table:table-cell table:style-name="ce4"/>
          <table:table-cell office:value-type="string" office:string-value="---" table:formula="of:=IF(AND([.F817] &lt;&gt; &quot;&quot;;[.G817] &lt;&gt; &quot;&quot;);([.G817]-[.F8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7]" table:style-name="ce17">
            <text:p>914</text:p>
          </table:table-cell>
          <table:table-cell table:style-name="ce19"/>
          <table:table-cell table:style-name="ce4"/>
          <table:table-cell office:value-type="string" office:string-value="---" table:formula="of:=IF(AND([.F818] &lt;&gt; &quot;&quot;;[.G818] &lt;&gt; &quot;&quot;);([.G818]-[.F81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4" table:formula="of:=[.A818]" table:style-name="ce17">
            <text:p>914</text:p>
          </table:table-cell>
          <table:table-cell table:style-name="ce19"/>
          <table:table-cell table:style-name="ce4"/>
          <table:table-cell office:value-type="string" office:string-value="---" table:formula="of:=IF(AND([.F819] &lt;&gt; &quot;&quot;;[.G819] &lt;&gt; &quot;&quot;);([.G819]-[.F81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5" table:formula="of:=[.A819]+1" table:style-name="ce17">
            <text:p>915</text:p>
          </table:table-cell>
          <table:table-cell table:style-name="ce12"/>
          <table:table-cell office:value-type="string" table:style-name="ce4">
            <text:p>****************</text:p>
          </table:table-cell>
          <table:table-cell table:style-name="ce4"/>
          <table:table-cell office:value-type="string" office:string-value="Week 915" table:formula="of:=CONCATENATE(&quot;Week &quot;; [.A821])" table:number-columns-spanned="2" table:number-rows-spanned="3" table:style-name="ce48">
            <text:p>Week 915</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1]" table:style-name="ce17">
            <text:p>915</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2]" table:style-name="ce17">
            <text:p>915</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3]" table:style-name="ce17">
            <text:p>915</text:p>
          </table:table-cell>
          <table:table-cell table:style-name="ce19"/>
          <table:table-cell office:value-type="string" table:style-name="ce4">
            <text:p>****************</text:p>
          </table:table-cell>
          <table:table-cell office:value-type="string" office:string-value="---" table:formula="of:=IF(AND([.F824] &lt;&gt; &quot;&quot;;[.G824] &lt;&gt; &quot;&quot;);([.G824]-[.F8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4]" table:style-name="ce17">
            <text:p>915</text:p>
          </table:table-cell>
          <table:table-cell table:style-name="ce19"/>
          <table:table-cell office:value-type="string" table:style-name="ce4">
            <text:p>****************</text:p>
          </table:table-cell>
          <table:table-cell office:value-type="string" office:string-value="---" table:formula="of:=IF(AND([.F825] &lt;&gt; &quot;&quot;;[.G825] &lt;&gt; &quot;&quot;);([.G825]-[.F825])*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5]" table:style-name="ce17">
            <text:p>915</text:p>
          </table:table-cell>
          <table:table-cell table:style-name="ce19"/>
          <table:table-cell office:value-type="string" table:style-name="ce4">
            <text:p>****************</text:p>
          </table:table-cell>
          <table:table-cell office:value-type="string" office:string-value="---" table:formula="of:=IF(AND([.F826] &lt;&gt; &quot;&quot;;[.G826] &lt;&gt; &quot;&quot;);([.G826]-[.F82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5" table:formula="of:=[.A826]" table:style-name="ce17">
            <text:p>915</text:p>
          </table:table-cell>
          <table:table-cell table:style-name="ce12"/>
          <table:table-cell office:value-type="string" table:style-name="ce4">
            <text:p>****************</text:p>
          </table:table-cell>
          <table:table-cell office:value-type="string" office:string-value="---" table:formula="of:=IF(AND([.F827] &lt;&gt; &quot;&quot;;[.G827] &lt;&gt; &quot;&quot;);([.G827]-[.F8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5" table:formula="of:=[.A827]" table:style-name="ce17">
            <text:p>915</text:p>
          </table:table-cell>
          <table:table-cell table:style-name="ce12"/>
          <table:table-cell office:value-type="string" table:style-name="ce4">
            <text:p>BILLED</text:p>
          </table:table-cell>
          <table:table-cell office:value-type="string" office:string-value="---" table:formula="of:=IF(AND([.F828] &lt;&gt; &quot;&quot;;[.G828] &lt;&gt; &quot;&quot;);([.G828]-[.F8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28]" table:style-name="ce17">
            <text:p>915</text:p>
          </table:table-cell>
          <table:table-cell office:value-type="float" office:value="7.5" table:formula="of:=COM.MICROSOFT.CEILING([.C829];0.25)" table:style-name="ce19">
            <text:p>7.500</text:p>
          </table:table-cell>
          <table:table-cell office:value-type="float" office:value="7.3419444445171393" table:formula="of:=SUM([.D829:.D848])" table:style-name="ce4">
            <text:p>7.342</text:p>
          </table:table-cell>
          <table:table-cell office:value-type="string" office:string-value="---" table:formula="of:=IF(AND([.F829] &lt;&gt; &quot;&quot;;[.G829] &lt;&gt; &quot;&quot;);([.G829]-[.F829])*24;&quot;---&quot;)" table:style-name="ce4">
            <text:p>---</text:p>
          </table:table-cell>
          <table:table-cell office:value-type="date" office:date-value="2025-05-12T00:00:00" table:style-name="ce20">
            <text:p>12-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29]" table:style-name="ce17">
            <text:p>915</text:p>
          </table:table-cell>
          <table:table-cell table:style-name="ce19"/>
          <table:table-cell office:value-type="string" table:style-name="ce4">
            <text:p>BILLED</text:p>
          </table:table-cell>
          <table:table-cell office:value-type="float" office:value="0.2333333333954215" table:formula="of:=IF(AND([.F830] &lt;&gt; &quot;&quot;;[.G830] &lt;&gt; &quot;&quot;);([.G830]-[.F830])*24;&quot;---&quot;)" table:style-name="ce4">
            <text:p>0.233</text:p>
          </table:table-cell>
          <table:table-cell office:value-type="string" table:style-name="ce20">
            <text:p>mtg-Daily</text:p>
          </table:table-cell>
          <table:table-cell office:value-type="date" office:date-value="2025-05-12T08:30:00" table:style-name="ce14">
            <text:p>5/12/25 08:30 AM</text:p>
          </table:table-cell>
          <table:table-cell office:value-type="date" office:date-value="2025-05-12T08:44:00" table:style-name="ce14">
            <text:p>5/12/25 08:44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5" table:formula="of:=[.A830]" table:style-name="ce17">
            <text:p>915</text:p>
          </table:table-cell>
          <table:table-cell table:style-name="ce19"/>
          <table:table-cell office:value-type="string" table:style-name="ce4">
            <text:p>BILLED</text:p>
          </table:table-cell>
          <table:table-cell office:value-type="float" office:value="0.32388888881541789" table:formula="of:=IF(AND([.F831] &lt;&gt; &quot;&quot;;[.G831] &lt;&gt; &quot;&quot;);([.G831]-[.F831])*24;&quot;---&quot;)" table:style-name="ce4">
            <text:p>0.324</text:p>
          </table:table-cell>
          <table:table-cell office:value-type="string" table:style-name="ce20">
            <text:p>mtg-Daily</text:p>
          </table:table-cell>
          <table:table-cell office:value-type="date" office:date-value="2025-05-12T09:30:34" table:style-name="ce14">
            <text:p>5/12/25 09:30 AM</text:p>
          </table:table-cell>
          <table:table-cell office:value-type="date" office:date-value="2025-05-12T09:50:00" table:style-name="ce14">
            <text:p>5/12/25 09:50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1]" table:style-name="ce17">
            <text:p>915</text:p>
          </table:table-cell>
          <table:table-cell table:style-name="ce19"/>
          <table:table-cell office:value-type="string" table:style-name="ce4">
            <text:p>BILLED</text:p>
          </table:table-cell>
          <table:table-cell office:value-type="float" office:value="1.4491666666581295" table:formula="of:=IF(AND([.F832] &lt;&gt; &quot;&quot;;[.G832] &lt;&gt; &quot;&quot;);([.G832]-[.F832])*24;&quot;---&quot;)" table:style-name="ce4">
            <text:p>1.449</text:p>
          </table:table-cell>
          <table:table-cell office:value-type="string" table:style-name="ce20">
            <text:p>IDtoAvioBook</text:p>
          </table:table-cell>
          <table:table-cell office:value-type="date" office:date-value="2025-05-12T09:50:00" table:style-name="ce14">
            <text:p>5/12/25 09:50 AM</text:p>
          </table:table-cell>
          <table:table-cell office:value-type="date" office:date-value="2025-05-12T11:16:57" table:style-name="ce14">
            <text:p>5/12/25 11:16 AM</text:p>
          </table:table-cell>
          <table:table-cell office:value-type="string" table:style-name="ce21">
            <text:p>Worked to fix INC6582351 with Amy Murrell. Working session to resolve pilot user issues. Answering retiree-based questions from Nader.</text:p>
          </table:table-cell>
          <table:table-cell table:style-name="ce18"/>
          <table:table-cell table:number-columns-repeated="16375"/>
        </table:table-row>
        <table:table-row table:style-name="ro2" table:visibility="collapse">
          <table:table-cell office:value-type="float" office:value="915" table:formula="of:=[.A832]" table:style-name="ce17">
            <text:p>915</text:p>
          </table:table-cell>
          <table:table-cell table:style-name="ce19"/>
          <table:table-cell office:value-type="string" table:style-name="ce4">
            <text:p>BILLED</text:p>
          </table:table-cell>
          <table:table-cell office:value-type="float" office:value="1.8336111112148501" table:formula="of:=IF(AND([.F833] &lt;&gt; &quot;&quot;;[.G833] &lt;&gt; &quot;&quot;);([.G833]-[.F833])*24;&quot;---&quot;)" table:style-name="ce4">
            <text:p>1.834</text:p>
          </table:table-cell>
          <table:table-cell office:value-type="string" table:style-name="ce20">
            <text:p>IDtoAvioBook</text:p>
          </table:table-cell>
          <table:table-cell office:value-type="date" office:date-value="2025-05-12T11:16:57" table:style-name="ce14">
            <text:p>5/12/25 11:16 AM</text:p>
          </table:table-cell>
          <table:table-cell office:value-type="date" office:date-value="2025-05-12T13:06:58" table:style-name="ce14">
            <text:p>5/12/25 01:06 PM</text:p>
          </table:table-cell>
          <table:table-cell office:value-type="string" table:style-name="ce22">
            <text:p>#</text:p>
          </table:table-cell>
          <table:table-cell table:style-name="ce18"/>
          <table:table-cell table:number-columns-repeated="16375"/>
        </table:table-row>
        <table:table-row table:style-name="ro2" table:visibility="collapse">
          <table:table-cell office:value-type="float" office:value="915" table:formula="of:=[.A833]" table:style-name="ce17">
            <text:p>915</text:p>
          </table:table-cell>
          <table:table-cell table:style-name="ce19"/>
          <table:table-cell office:value-type="string" table:style-name="ce4">
            <text:p>BILLED</text:p>
          </table:table-cell>
          <table:table-cell office:value-type="float" office:value="0.88999999989755452" table:formula="of:=IF(AND([.F834] &lt;&gt; &quot;&quot;;[.G834] &lt;&gt; &quot;&quot;);([.G834]-[.F834])*24;&quot;---&quot;)" table:style-name="ce4">
            <text:p>0.890</text:p>
          </table:table-cell>
          <table:table-cell office:value-type="string" table:style-name="ce20">
            <text:p>IDtoAvioBook</text:p>
          </table:table-cell>
          <table:table-cell office:value-type="date" office:date-value="2025-05-12T14:00:00" table:style-name="ce14">
            <text:p>5/12/25 02:00 PM</text:p>
          </table:table-cell>
          <table:table-cell office:value-type="date" office:date-value="2025-05-12T14:53:24" table:style-name="ce14">
            <text:p>5/12/25 02:53 PM</text:p>
          </table:table-cell>
          <table:table-cell office:value-type="string" table:style-name="ce21">
            <text:p># answering questions</text:p>
          </table:table-cell>
          <table:table-cell table:style-name="ce18"/>
          <table:table-cell table:number-columns-repeated="16375"/>
        </table:table-row>
        <table:table-row table:style-name="ro5" table:visibility="collapse">
          <table:table-cell office:value-type="float" office:value="915" table:formula="of:=[.A834]" table:style-name="ce17">
            <text:p>915</text:p>
          </table:table-cell>
          <table:table-cell table:style-name="ce19"/>
          <table:table-cell office:value-type="string" table:style-name="ce4">
            <text:p>BILLED</text:p>
          </table:table-cell>
          <table:table-cell office:value-type="float" office:value="0.37166666676057503" table:formula="of:=IF(AND([.F835] &lt;&gt; &quot;&quot;;[.G835] &lt;&gt; &quot;&quot;);([.G835]-[.F835])*24;&quot;---&quot;)" table:style-name="ce4">
            <text:p>0.372</text:p>
          </table:table-cell>
          <table:table-cell office:value-type="string" table:style-name="ce20">
            <text:p>IDtoEmployeeSvc</text:p>
          </table:table-cell>
          <table:table-cell office:value-type="date" office:date-value="2025-05-12T14:53:24" table:style-name="ce14">
            <text:p>5/12/25 02:53 PM</text:p>
          </table:table-cell>
          <table:table-cell office:value-type="date" office:date-value="2025-05-12T15:15:42" table:style-name="ce14">
            <text:p>5/12/25 03:15 PM</text:p>
          </table:table-cell>
          <table:table-cell office:value-type="string" table:style-name="ce21">
            <text:p>Worked to resolve INC6578410. Worked on fixing test issues in QA for IDtoEmployeeSvc.</text:p>
          </table:table-cell>
          <table:table-cell office:value-type="string" table:style-name="ce18">
            <text:p>Ops hadn't seen the incident yet; just need to sync up with them and assign them the ticket.</text:p>
          </table:table-cell>
          <table:table-cell table:number-columns-repeated="16375"/>
        </table:table-row>
        <table:table-row table:style-name="ro2" table:visibility="collapse">
          <table:table-cell office:value-type="float" office:value="915" table:formula="of:=[.A835]" table:style-name="ce17">
            <text:p>915</text:p>
          </table:table-cell>
          <table:table-cell table:style-name="ce31"/>
          <table:table-cell office:value-type="string" table:style-name="ce4">
            <text:p>BILLED</text:p>
          </table:table-cell>
          <table:table-cell office:value-type="float" office:value="7.1666666655801237E-2" table:formula="of:=IF(AND([.F836] &lt;&gt; &quot;&quot;;[.G836] &lt;&gt; &quot;&quot;);([.G836]-[.F836])*24;&quot;---&quot;)" table:style-name="ce4">
            <text:p>0.072</text:p>
          </table:table-cell>
          <table:table-cell office:value-type="string" table:style-name="ce20">
            <text:p>IDtoEmployeeSvc</text:p>
          </table:table-cell>
          <table:table-cell office:value-type="date" office:date-value="2025-05-12T15:15:42" table:style-name="ce14">
            <text:p>5/12/25 03:15 PM</text:p>
          </table:table-cell>
          <table:table-cell office:value-type="date" office:date-value="2025-05-12T15:20:00" table:style-name="ce14">
            <text:p>5/12/25 03:2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36]" table:style-name="ce17">
            <text:p>915</text:p>
          </table:table-cell>
          <table:table-cell table:style-name="ce19"/>
          <table:table-cell office:value-type="string" table:style-name="ce4">
            <text:p>BILLED</text:p>
          </table:table-cell>
          <table:table-cell office:value-type="float" office:value="0.72861111100064591" table:formula="of:=IF(AND([.F837] &lt;&gt; &quot;&quot;;[.G837] &lt;&gt; &quot;&quot;);([.G837]-[.F837])*24;&quot;---&quot;)" table:style-name="ce4">
            <text:p>0.729</text:p>
          </table:table-cell>
          <table:table-cell office:value-type="string" table:style-name="ce20">
            <text:p>IDtoAvioBook</text:p>
          </table:table-cell>
          <table:table-cell office:value-type="date" office:date-value="2025-05-12T15:20:00" table:style-name="ce14">
            <text:p>5/12/25 03:20 PM</text:p>
          </table:table-cell>
          <table:table-cell office:value-type="date" office:date-value="2025-05-12T16:03:43" table:style-name="ce14">
            <text:p>5/12/25 04:03 PM</text:p>
          </table:table-cell>
          <table:table-cell office:value-type="string" table:style-name="ce21">
            <text:p>#john mapes chat about RITM vs INC</text:p>
          </table:table-cell>
          <table:table-cell table:style-name="ce18"/>
          <table:table-cell table:number-columns-repeated="16375"/>
        </table:table-row>
        <table:table-row table:style-name="ro2" table:visibility="collapse">
          <table:table-cell office:value-type="float" office:value="915" table:formula="of:=[.A837]" table:style-name="ce17">
            <text:p>915</text:p>
          </table:table-cell>
          <table:table-cell table:style-name="ce19"/>
          <table:table-cell office:value-type="string" table:style-name="ce4">
            <text:p>BILLED</text:p>
          </table:table-cell>
          <table:table-cell office:value-type="float" office:value="0.10138888901565224" table:formula="of:=IF(AND([.F838] &lt;&gt; &quot;&quot;;[.G838] &lt;&gt; &quot;&quot;);([.G838]-[.F838])*24;&quot;---&quot;)" table:style-name="ce4">
            <text:p>0.101</text:p>
          </table:table-cell>
          <table:table-cell office:value-type="string" table:style-name="ce20">
            <text:p>IDtoAutocrib</text:p>
          </table:table-cell>
          <table:table-cell office:value-type="date" office:date-value="2025-05-12T16:03:43" table:style-name="ce14">
            <text:p>5/12/25 04:03 PM</text:p>
          </table:table-cell>
          <table:table-cell office:value-type="date" office:date-value="2025-05-12T16:09:48" table:style-name="ce14">
            <text:p>5/12/25 04:09 PM</text:p>
          </table:table-cell>
          <table:table-cell office:value-type="string" table:style-name="ce21">
            <text:p>Worked with Mike Labit to confirm the destination choice when testing IDtoAutocrib.</text:p>
          </table:table-cell>
          <table:table-cell table:style-name="ce18"/>
          <table:table-cell table:number-columns-repeated="16375"/>
        </table:table-row>
        <table:table-row table:style-name="ro2" table:visibility="collapse">
          <table:table-cell office:value-type="float" office:value="915" table:formula="of:=[.A838]" table:style-name="ce17">
            <text:p>915</text:p>
          </table:table-cell>
          <table:table-cell table:style-name="ce19"/>
          <table:table-cell office:value-type="string" table:style-name="ce4">
            <text:p>BILLED</text:p>
          </table:table-cell>
          <table:table-cell office:value-type="float" office:value="0.1355555554619059" table:formula="of:=IF(AND([.F839] &lt;&gt; &quot;&quot;;[.G839] &lt;&gt; &quot;&quot;);([.G839]-[.F839])*24;&quot;---&quot;)" table:style-name="ce4">
            <text:p>0.136</text:p>
          </table:table-cell>
          <table:table-cell office:value-type="string" table:style-name="ce20">
            <text:p>L&amp;L</text:p>
          </table:table-cell>
          <table:table-cell office:value-type="date" office:date-value="2025-05-12T16:09:48" table:style-name="ce14">
            <text:p>5/12/25 04:09 PM</text:p>
          </table:table-cell>
          <table:table-cell office:value-type="date" office:date-value="2025-05-12T16:17:56" table:style-name="ce14">
            <text:p>5/12/25 04:17 PM</text:p>
          </table:table-cell>
          <table:table-cell office:value-type="string" table:style-name="ce21">
            <text:p>Worked on adding ideas to git training.</text:p>
          </table:table-cell>
          <table:table-cell table:style-name="ce18"/>
          <table:table-cell table:number-columns-repeated="16375"/>
        </table:table-row>
        <table:table-row table:style-name="ro2" table:visibility="collapse">
          <table:table-cell office:value-type="float" office:value="915" table:formula="of:=[.A839]" table:style-name="ce17">
            <text:p>915</text:p>
          </table:table-cell>
          <table:table-cell table:style-name="ce19"/>
          <table:table-cell office:value-type="string" table:style-name="ce4">
            <text:p>BILLED</text:p>
          </table:table-cell>
          <table:table-cell office:value-type="float" office:value="1.2030555556411855" table:formula="of:=IF(AND([.F840] &lt;&gt; &quot;&quot;;[.G840] &lt;&gt; &quot;&quot;);([.G840]-[.F840])*24;&quot;---&quot;)" table:style-name="ce4">
            <text:p>1.203</text:p>
          </table:table-cell>
          <table:table-cell office:value-type="string" table:style-name="ce20">
            <text:p>IDtoEmployeeSvc</text:p>
          </table:table-cell>
          <table:table-cell office:value-type="date" office:date-value="2025-05-12T16:17:56" table:style-name="ce14">
            <text:p>5/12/25 04:17 PM</text:p>
          </table:table-cell>
          <table:table-cell office:value-type="date" office:date-value="2025-05-12T17:30:07" table:style-name="ce14">
            <text:p>5/12/25 05:30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5" table:formula="of:=[.A840]" table:style-name="ce17">
            <text:p>915</text:p>
          </table:table-cell>
          <table:table-cell table:style-name="ce19"/>
          <table:table-cell table:style-name="ce4"/>
          <table:table-cell office:value-type="string" office:string-value="---" table:formula="of:=IF(AND([.F841] &lt;&gt; &quot;&quot;;[.G841] &lt;&gt; &quot;&quot;);([.G841]-[.F841])*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1]" table:style-name="ce17">
            <text:p>915</text:p>
          </table:table-cell>
          <table:table-cell table:style-name="ce19"/>
          <table:table-cell table:style-name="ce4"/>
          <table:table-cell office:value-type="string" office:string-value="---" table:formula="of:=IF(AND([.F842] &lt;&gt; &quot;&quot;;[.G842] &lt;&gt; &quot;&quot;);([.G842]-[.F84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5" table:formula="of:=[.A842]" table:style-name="ce17">
            <text:p>915</text:p>
          </table:table-cell>
          <table:table-cell table:style-name="ce19"/>
          <table:table-cell table:style-name="ce4"/>
          <table:table-cell office:value-type="string" office:string-value="---" table:formula="of:=IF(AND([.F843] &lt;&gt; &quot;&quot;;[.G843] &lt;&gt; &quot;&quot;);([.G843]-[.F8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3]" table:style-name="ce17">
            <text:p>915</text:p>
          </table:table-cell>
          <table:table-cell table:style-name="ce19"/>
          <table:table-cell table:style-name="ce4"/>
          <table:table-cell office:value-type="string" office:string-value="---" table:formula="of:=IF(AND([.F844] &lt;&gt; &quot;&quot;;[.G844] &lt;&gt; &quot;&quot;);([.G844]-[.F8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4]" table:style-name="ce17">
            <text:p>915</text:p>
          </table:table-cell>
          <table:table-cell table:style-name="ce19"/>
          <table:table-cell table:style-name="ce4"/>
          <table:table-cell office:value-type="string" office:string-value="---" table:formula="of:=IF(AND([.F845] &lt;&gt; &quot;&quot;;[.G845] &lt;&gt; &quot;&quot;);([.G845]-[.F8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5]" table:style-name="ce17">
            <text:p>915</text:p>
          </table:table-cell>
          <table:table-cell table:style-name="ce19"/>
          <table:table-cell table:style-name="ce4"/>
          <table:table-cell office:value-type="string" office:string-value="---" table:formula="of:=IF(AND([.F846] &lt;&gt; &quot;&quot;;[.G846] &lt;&gt; &quot;&quot;);([.G846]-[.F8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6]" table:style-name="ce17">
            <text:p>915</text:p>
          </table:table-cell>
          <table:table-cell table:style-name="ce19"/>
          <table:table-cell table:style-name="ce4"/>
          <table:table-cell office:value-type="string" office:string-value="---" table:formula="of:=IF(AND([.F847] &lt;&gt; &quot;&quot;;[.G847] &lt;&gt; &quot;&quot;);([.G847]-[.F8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7]" table:style-name="ce17">
            <text:p>915</text:p>
          </table:table-cell>
          <table:table-cell table:style-name="ce19"/>
          <table:table-cell table:style-name="ce4"/>
          <table:table-cell office:value-type="string" office:string-value="---" table:formula="of:=IF(AND([.F848] &lt;&gt; &quot;&quot;;[.G848] &lt;&gt; &quot;&quot;);([.G848]-[.F84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48]" table:style-name="ce17">
            <text:p>915</text:p>
          </table:table-cell>
          <table:table-cell office:value-type="float" office:value="7.25" table:formula="of:=COM.MICROSOFT.CEILING([.C849];0.25)" table:style-name="ce19">
            <text:p>7.250</text:p>
          </table:table-cell>
          <table:table-cell office:value-type="float" office:value="7.0586111111333594" table:formula="of:=SUM([.D849:.D874])" table:style-name="ce4">
            <text:p>7.059</text:p>
          </table:table-cell>
          <table:table-cell office:value-type="string" office:string-value="---" table:formula="of:=IF(AND([.F849] &lt;&gt; &quot;&quot;;[.G849] &lt;&gt; &quot;&quot;);([.G849]-[.F849])*24;&quot;---&quot;)" table:style-name="ce4">
            <text:p>---</text:p>
          </table:table-cell>
          <table:table-cell office:value-type="date" office:date-value="2025-05-13T00:00:00" table:style-name="ce20">
            <text:p>13-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49]" table:style-name="ce17">
            <text:p>915</text:p>
          </table:table-cell>
          <table:table-cell table:style-name="ce19"/>
          <table:table-cell office:value-type="string" table:style-name="ce4">
            <text:p>BILLED</text:p>
          </table:table-cell>
          <table:table-cell office:value-type="float" office:value="0.49999999988358468" table:formula="of:=IF(AND([.F850] &lt;&gt; &quot;&quot;;[.G850] &lt;&gt; &quot;&quot;);([.G850]-[.F850])*24;&quot;---&quot;)" table:style-name="ce4">
            <text:p>0.500</text:p>
          </table:table-cell>
          <table:table-cell office:value-type="string" table:style-name="ce21">
            <text:p>IDtoEmployeeSvc</text:p>
          </table:table-cell>
          <table:table-cell office:value-type="date" office:date-value="2025-05-13T08:00:00" table:style-name="ce14">
            <text:p>5/13/25 08:00 AM</text:p>
          </table:table-cell>
          <table:table-cell office:value-type="date" office:date-value="2025-05-13T08:30:00" table:style-name="ce14">
            <text:p>5/13/25 08:30 AM</text:p>
          </table:table-cell>
          <table:table-cell office:value-type="string" table:style-name="ce13">
            <text:p>Worked to resolve INC6578410. Worked on fixing test issues in QA for IDtoEmployeeSvc. Worked on fixing r23554. Worked on documenting issues, and plans for resolution. Worked on plans for attribute-based and API related issues on the driver.</text:p>
          </table:table-cell>
          <table:table-cell table:style-name="ce15"/>
          <table:table-cell table:number-columns-repeated="16375"/>
        </table:table-row>
        <table:table-row table:style-name="ro2" table:visibility="collapse">
          <table:table-cell office:value-type="float" office:value="915" table:formula="of:=[.A850]" table:style-name="ce17">
            <text:p>915</text:p>
          </table:table-cell>
          <table:table-cell table:style-name="ce19"/>
          <table:table-cell office:value-type="string" table:style-name="ce4">
            <text:p>BILLED</text:p>
          </table:table-cell>
          <table:table-cell office:value-type="float" office:value="0.20000000012805685" table:formula="of:=IF(AND([.F851] &lt;&gt; &quot;&quot;;[.G851] &lt;&gt; &quot;&quot;);([.G851]-[.F851])*24;&quot;---&quot;)" table:style-name="ce4">
            <text:p>0.200</text:p>
          </table:table-cell>
          <table:table-cell office:value-type="string" table:style-name="ce21">
            <text:p>mtg-daily</text:p>
          </table:table-cell>
          <table:table-cell office:value-type="date" office:date-value="2025-05-13T08:30:00" table:style-name="ce14">
            <text:p>5/13/25 08:30 AM</text:p>
          </table:table-cell>
          <table:table-cell office:value-type="date" office:date-value="2025-05-13T08:42:00" table:style-name="ce14">
            <text:p>5/13/25 08:42 AM</text:p>
          </table:table-cell>
          <table:table-cell office:value-type="string" table:style-name="ce13">
            <text:p>Daily meetings with the team. Meeting with Logini &amp; Angie to talk about plans for EmployeeSvc.</text:p>
          </table:table-cell>
          <table:table-cell table:style-name="ce18"/>
          <table:table-cell table:number-columns-repeated="16375"/>
        </table:table-row>
        <table:table-row table:style-name="ro2" table:visibility="collapse">
          <table:table-cell office:value-type="float" office:value="915" table:formula="of:=[.A851]" table:style-name="ce17">
            <text:p>915</text:p>
          </table:table-cell>
          <table:table-cell table:style-name="ce19"/>
          <table:table-cell office:value-type="string" table:style-name="ce4">
            <text:p>BILLED</text:p>
          </table:table-cell>
          <table:table-cell office:value-type="float" office:value="0.29999999993015081" table:formula="of:=IF(AND([.F852] &lt;&gt; &quot;&quot;;[.G852] &lt;&gt; &quot;&quot;);([.G852]-[.F852])*24;&quot;---&quot;)" table:style-name="ce4">
            <text:p>0.300</text:p>
          </table:table-cell>
          <table:table-cell office:value-type="string" table:style-name="ce21">
            <text:p>IDtoEmployeeSvc</text:p>
          </table:table-cell>
          <table:table-cell office:value-type="date" office:date-value="2025-05-13T08:42:00" table:style-name="ce14">
            <text:p>5/13/25 08:42 AM</text:p>
          </table:table-cell>
          <table:table-cell office:value-type="date" office:date-value="2025-05-13T09:00:00" table:style-name="ce14">
            <text:p>5/13/25 09:00 AM</text:p>
          </table:table-cell>
          <table:table-cell office:value-type="string" table:style-name="ce21">
            <text:p>#putting together email for Ogini</text:p>
          </table:table-cell>
          <table:table-cell table:style-name="ce18"/>
          <table:table-cell table:number-columns-repeated="16375"/>
        </table:table-row>
        <table:table-row table:style-name="ro2" table:visibility="collapse">
          <table:table-cell office:value-type="float" office:value="915" table:formula="of:=[.A852]" table:style-name="ce17">
            <text:p>915</text:p>
          </table:table-cell>
          <table:table-cell table:style-name="ce19"/>
          <table:table-cell office:value-type="string" table:style-name="ce4">
            <text:p>BILLED</text:p>
          </table:table-cell>
          <table:table-cell office:value-type="float" office:value="0.41666666662786156" table:formula="of:=IF(AND([.F853] &lt;&gt; &quot;&quot;;[.G853] &lt;&gt; &quot;&quot;);([.G853]-[.F853])*24;&quot;---&quot;)" table:style-name="ce4">
            <text:p>0.417</text:p>
          </table:table-cell>
          <table:table-cell office:value-type="string" table:style-name="ce21">
            <text:p>mtg-Empsvc</text:p>
          </table:table-cell>
          <table:table-cell office:value-type="date" office:date-value="2025-05-13T09:00:00" table:style-name="ce14">
            <text:p>5/13/25 09:00 AM</text:p>
          </table:table-cell>
          <table:table-cell office:value-type="date" office:date-value="2025-05-13T09:25:00" table:style-name="ce14">
            <text:p>5/13/25 09:25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3]" table:style-name="ce17">
            <text:p>915</text:p>
          </table:table-cell>
          <table:table-cell table:style-name="ce19"/>
          <table:table-cell office:value-type="string" table:style-name="ce4">
            <text:p>BILLED</text:p>
          </table:table-cell>
          <table:table-cell office:value-type="float" office:value="0.30249999999068677" table:formula="of:=IF(AND([.F854] &lt;&gt; &quot;&quot;;[.G854] &lt;&gt; &quot;&quot;);([.G854]-[.F854])*24;&quot;---&quot;)" table:style-name="ce4">
            <text:p>0.302</text:p>
          </table:table-cell>
          <table:table-cell office:value-type="string" table:style-name="ce21">
            <text:p>IDtoEmployeeSvc</text:p>
          </table:table-cell>
          <table:table-cell office:value-type="date" office:date-value="2025-05-13T09:25:00" table:style-name="ce14">
            <text:p>5/13/25 09:25 AM</text:p>
          </table:table-cell>
          <table:table-cell office:value-type="date" office:date-value="2025-05-13T09:43:09" table:style-name="ce14">
            <text:p>5/13/25 09:43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854]" table:style-name="ce17">
            <text:p>915</text:p>
          </table:table-cell>
          <table:table-cell table:style-name="ce19"/>
          <table:table-cell office:value-type="string" table:style-name="ce4">
            <text:p>BILLED</text:p>
          </table:table-cell>
          <table:table-cell office:value-type="float" office:value="0.49222222220851108" table:formula="of:=IF(AND([.F855] &lt;&gt; &quot;&quot;;[.G855] &lt;&gt; &quot;&quot;);([.G855]-[.F855])*24;&quot;---&quot;)" table:style-name="ce4">
            <text:p>0.492</text:p>
          </table:table-cell>
          <table:table-cell office:value-type="string" table:style-name="ce21">
            <text:p>IDtoEmployeeSvc</text:p>
          </table:table-cell>
          <table:table-cell office:value-type="date" office:date-value="2025-05-13T11:30:00" table:style-name="ce14">
            <text:p>5/13/25 11:30 AM</text:p>
          </table:table-cell>
          <table:table-cell office:value-type="date" office:date-value="2025-05-13T11:59:32" table:style-name="ce14">
            <text:p>5/13/25 11:59 AM</text:p>
          </table:table-cell>
          <table:table-cell office:value-type="string" table:style-name="ce13">
            <text:p>#working on email to Logini</text:p>
          </table:table-cell>
          <table:table-cell table:style-name="ce18"/>
          <table:table-cell table:number-columns-repeated="16375"/>
        </table:table-row>
        <table:table-row table:style-name="ro2" table:visibility="collapse">
          <table:table-cell office:value-type="float" office:value="915" table:formula="of:=[.A855]" table:style-name="ce17">
            <text:p>915</text:p>
          </table:table-cell>
          <table:table-cell table:style-name="ce19"/>
          <table:table-cell office:value-type="string" table:style-name="ce4">
            <text:p>BILLED</text:p>
          </table:table-cell>
          <table:table-cell office:value-type="float" office:value="1.2069444445660338" table:formula="of:=IF(AND([.F856] &lt;&gt; &quot;&quot;;[.G856] &lt;&gt; &quot;&quot;);([.G856]-[.F856])*24;&quot;---&quot;)" table:style-name="ce4">
            <text:p>1.207</text:p>
          </table:table-cell>
          <table:table-cell office:value-type="string" table:style-name="ce21">
            <text:p>IDtoAviobook</text:p>
          </table:table-cell>
          <table:table-cell office:value-type="date" office:date-value="2025-05-13T11:59:32" table:style-name="ce14">
            <text:p>5/13/25 11:59 AM</text:p>
          </table:table-cell>
          <table:table-cell office:value-type="date" office:date-value="2025-05-13T13:11:57" table:style-name="ce14">
            <text:p>5/13/25 01:11 PM</text:p>
          </table:table-cell>
          <table:table-cell office:value-type="string" table:style-name="ce13">
            <text:p>Worked on fixing user e115706 for IDtoAviobook.</text:p>
          </table:table-cell>
          <table:table-cell table:style-name="ce18"/>
          <table:table-cell table:number-columns-repeated="16375"/>
        </table:table-row>
        <table:table-row table:style-name="ro2" table:visibility="collapse">
          <table:table-cell office:value-type="float" office:value="915" table:formula="of:=[.A856]" table:style-name="ce17">
            <text:p>915</text:p>
          </table:table-cell>
          <table:table-cell table:style-name="ce19"/>
          <table:table-cell office:value-type="string" table:style-name="ce4">
            <text:p>BILLED</text:p>
          </table:table-cell>
          <table:table-cell office:value-type="float" office:value="1.7175000000279397" table:formula="of:=IF(AND([.F857] &lt;&gt; &quot;&quot;;[.G857] &lt;&gt; &quot;&quot;);([.G857]-[.F857])*24;&quot;---&quot;)" table:style-name="ce4">
            <text:p>1.718</text:p>
          </table:table-cell>
          <table:table-cell office:value-type="string" table:style-name="ce21">
            <text:p>IDtoEmployeeSvc</text:p>
          </table:table-cell>
          <table:table-cell office:value-type="date" office:date-value="2025-05-13T13:11:57" table:style-name="ce14">
            <text:p>5/13/25 01:11 PM</text:p>
          </table:table-cell>
          <table:table-cell office:value-type="date" office:date-value="2025-05-13T14:55:00" table:style-name="ce14">
            <text:p>5/13/25 02:55 PM</text:p>
          </table:table-cell>
          <table:table-cell office:value-type="string" table:style-name="ce13">
            <text:p># putting together issue files.</text:p>
          </table:table-cell>
          <table:table-cell table:style-name="ce18"/>
          <table:table-cell table:number-columns-repeated="16375"/>
        </table:table-row>
        <table:table-row table:style-name="ro2" table:visibility="collapse">
          <table:table-cell office:value-type="float" office:value="915" table:formula="of:=[.A857]" table:style-name="ce17">
            <text:p>915</text:p>
          </table:table-cell>
          <table:table-cell table:style-name="ce19"/>
          <table:table-cell office:value-type="string" table:style-name="ce4">
            <text:p>BILLED</text:p>
          </table:table-cell>
          <table:table-cell office:value-type="float" office:value="1.2019444444449618" table:formula="of:=IF(AND([.F858] &lt;&gt; &quot;&quot;;[.G858] &lt;&gt; &quot;&quot;);([.G858]-[.F858])*24;&quot;---&quot;)" table:style-name="ce4">
            <text:p>1.202</text:p>
          </table:table-cell>
          <table:table-cell office:value-type="string" table:style-name="ce21">
            <text:p>IDtoEmployeeSvc</text:p>
          </table:table-cell>
          <table:table-cell office:value-type="date" office:date-value="2025-05-13T15:49:38" table:style-name="ce14">
            <text:p>5/13/25 03:49 PM</text:p>
          </table:table-cell>
          <table:table-cell office:value-type="date" office:date-value="2025-05-13T17:01:45" table:style-name="ce14">
            <text:p>5/13/25 05:01 PM</text:p>
          </table:table-cell>
          <table:table-cell office:value-type="string" table:style-name="ce13">
            <text:p># finishing qa testing - dev testing is passing good now; new mr, re-running qa tests.</text:p>
          </table:table-cell>
          <table:table-cell table:style-name="ce18"/>
          <table:table-cell table:number-columns-repeated="16375"/>
        </table:table-row>
        <table:table-row table:style-name="ro2" table:visibility="collapse">
          <table:table-cell office:value-type="float" office:value="915" table:formula="of:=[.A858]" table:style-name="ce17">
            <text:p>915</text:p>
          </table:table-cell>
          <table:table-cell table:style-name="ce19"/>
          <table:table-cell office:value-type="string" table:style-name="ce4">
            <text:p>BILLED</text:p>
          </table:table-cell>
          <table:table-cell office:value-type="float" office:value="0.72083333332557231" table:formula="of:=IF(AND([.F859] &lt;&gt; &quot;&quot;;[.G859] &lt;&gt; &quot;&quot;);([.G859]-[.F859])*24;&quot;---&quot;)" table:style-name="ce4">
            <text:p>0.721</text:p>
          </table:table-cell>
          <table:table-cell office:value-type="string" table:style-name="ce21">
            <text:p>IDtoEmployeeSvc</text:p>
          </table:table-cell>
          <table:table-cell office:value-type="date" office:date-value="2025-05-13T17:01:45" table:style-name="ce14">
            <text:p>5/13/25 05:01 PM</text:p>
          </table:table-cell>
          <table:table-cell office:value-type="date" office:date-value="2025-05-13T17:45:00" table:style-name="ce14">
            <text:p>5/13/25 05:45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5" table:formula="of:=[.A859]" table:style-name="ce17">
            <text:p>915</text:p>
          </table:table-cell>
          <table:table-cell table:style-name="ce19"/>
          <table:table-cell table:style-name="ce4"/>
          <table:table-cell office:value-type="string" office:string-value="---" table:formula="of:=IF(AND([.F860] &lt;&gt; &quot;&quot;;[.G860] &lt;&gt; &quot;&quot;);([.G860]-[.F8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0]" table:style-name="ce17">
            <text:p>915</text:p>
          </table:table-cell>
          <table:table-cell table:style-name="ce19"/>
          <table:table-cell table:style-name="ce4"/>
          <table:table-cell office:value-type="string" office:string-value="---" table:formula="of:=IF(AND([.F861] &lt;&gt; &quot;&quot;;[.G861] &lt;&gt; &quot;&quot;);([.G861]-[.F8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1]" table:style-name="ce17">
            <text:p>915</text:p>
          </table:table-cell>
          <table:table-cell table:style-name="ce19"/>
          <table:table-cell table:style-name="ce4"/>
          <table:table-cell office:value-type="string" office:string-value="---" table:formula="of:=IF(AND([.F862] &lt;&gt; &quot;&quot;;[.G862] &lt;&gt; &quot;&quot;);([.G862]-[.F8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2]" table:style-name="ce17">
            <text:p>915</text:p>
          </table:table-cell>
          <table:table-cell table:style-name="ce19"/>
          <table:table-cell table:style-name="ce4"/>
          <table:table-cell office:value-type="string" office:string-value="---" table:formula="of:=IF(AND([.F863] &lt;&gt; &quot;&quot;;[.G863] &lt;&gt; &quot;&quot;);([.G863]-[.F8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3]" table:style-name="ce17">
            <text:p>915</text:p>
          </table:table-cell>
          <table:table-cell table:style-name="ce19"/>
          <table:table-cell table:style-name="ce4"/>
          <table:table-cell office:value-type="string" office:string-value="---" table:formula="of:=IF(AND([.F864] &lt;&gt; &quot;&quot;;[.G864] &lt;&gt; &quot;&quot;);([.G864]-[.F8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4]" table:style-name="ce17">
            <text:p>915</text:p>
          </table:table-cell>
          <table:table-cell table:style-name="ce19"/>
          <table:table-cell table:style-name="ce4"/>
          <table:table-cell office:value-type="string" office:string-value="---" table:formula="of:=IF(AND([.F865] &lt;&gt; &quot;&quot;;[.G865] &lt;&gt; &quot;&quot;);([.G865]-[.F8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5]" table:style-name="ce17">
            <text:p>915</text:p>
          </table:table-cell>
          <table:table-cell table:style-name="ce19"/>
          <table:table-cell table:style-name="ce4"/>
          <table:table-cell office:value-type="string" office:string-value="---" table:formula="of:=IF(AND([.F866] &lt;&gt; &quot;&quot;;[.G866] &lt;&gt; &quot;&quot;);([.G866]-[.F8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6]" table:style-name="ce17">
            <text:p>915</text:p>
          </table:table-cell>
          <table:table-cell table:style-name="ce19"/>
          <table:table-cell table:style-name="ce4"/>
          <table:table-cell office:value-type="string" office:string-value="---" table:formula="of:=IF(AND([.F867] &lt;&gt; &quot;&quot;;[.G867] &lt;&gt; &quot;&quot;);([.G867]-[.F8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7]" table:style-name="ce17">
            <text:p>915</text:p>
          </table:table-cell>
          <table:table-cell table:style-name="ce19"/>
          <table:table-cell table:style-name="ce4"/>
          <table:table-cell office:value-type="string" office:string-value="---" table:formula="of:=IF(AND([.F868] &lt;&gt; &quot;&quot;;[.G868] &lt;&gt; &quot;&quot;);([.G868]-[.F8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8]" table:style-name="ce17">
            <text:p>915</text:p>
          </table:table-cell>
          <table:table-cell table:style-name="ce19"/>
          <table:table-cell table:style-name="ce4"/>
          <table:table-cell office:value-type="string" office:string-value="---" table:formula="of:=IF(AND([.F869] &lt;&gt; &quot;&quot;;[.G869] &lt;&gt; &quot;&quot;);([.G869]-[.F8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69]" table:style-name="ce17">
            <text:p>915</text:p>
          </table:table-cell>
          <table:table-cell table:style-name="ce19"/>
          <table:table-cell table:style-name="ce4"/>
          <table:table-cell office:value-type="string" office:string-value="---" table:formula="of:=IF(AND([.F870] &lt;&gt; &quot;&quot;;[.G870] &lt;&gt; &quot;&quot;);([.G870]-[.F8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0]" table:style-name="ce17">
            <text:p>915</text:p>
          </table:table-cell>
          <table:table-cell table:style-name="ce19"/>
          <table:table-cell table:style-name="ce4"/>
          <table:table-cell office:value-type="string" office:string-value="---" table:formula="of:=IF(AND([.F871] &lt;&gt; &quot;&quot;;[.G871] &lt;&gt; &quot;&quot;);([.G871]-[.F8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1]" table:style-name="ce17">
            <text:p>915</text:p>
          </table:table-cell>
          <table:table-cell table:style-name="ce19"/>
          <table:table-cell table:style-name="ce4"/>
          <table:table-cell office:value-type="string" office:string-value="---" table:formula="of:=IF(AND([.F872] &lt;&gt; &quot;&quot;;[.G872] &lt;&gt; &quot;&quot;);([.G872]-[.F87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2]" table:style-name="ce17">
            <text:p>915</text:p>
          </table:table-cell>
          <table:table-cell table:style-name="ce19"/>
          <table:table-cell table:style-name="ce4"/>
          <table:table-cell office:value-type="string" office:string-value="---" table:formula="of:=IF(AND([.F873] &lt;&gt; &quot;&quot;;[.G873] &lt;&gt; &quot;&quot;);([.G873]-[.F8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3]" table:style-name="ce17">
            <text:p>915</text:p>
          </table:table-cell>
          <table:table-cell table:style-name="ce19"/>
          <table:table-cell table:style-name="ce4"/>
          <table:table-cell office:value-type="string" office:string-value="---" table:formula="of:=IF(AND([.F874] &lt;&gt; &quot;&quot;;[.G874] &lt;&gt; &quot;&quot;);([.G874]-[.F87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5" table:formula="of:=[.A874]" table:style-name="ce17">
            <text:p>915</text:p>
          </table:table-cell>
          <table:table-cell office:value-type="float" office:value="8.25" table:formula="of:=COM.MICROSOFT.CEILING([.C875];0.25)" table:style-name="ce19">
            <text:p>8.250</text:p>
          </table:table-cell>
          <table:table-cell office:value-type="float" office:value="8.1594444445800036" table:formula="of:=SUM([.D875:.D894])" table:style-name="ce4">
            <text:p>8.159</text:p>
          </table:table-cell>
          <table:table-cell office:value-type="string" office:string-value="---" table:formula="of:=IF(AND([.F875] &lt;&gt; &quot;&quot;;[.G875] &lt;&gt; &quot;&quot;);([.G875]-[.F875])*24;&quot;---&quot;)" table:style-name="ce4">
            <text:p>---</text:p>
          </table:table-cell>
          <table:table-cell office:value-type="date" office:date-value="2025-05-14T00:00:00" table:style-name="ce20">
            <text:p>14-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75]" table:style-name="ce17">
            <text:p>915</text:p>
          </table:table-cell>
          <table:table-cell table:style-name="ce19"/>
          <table:table-cell office:value-type="string" table:style-name="ce4">
            <text:p>BILLED</text:p>
          </table:table-cell>
          <table:table-cell office:value-type="float" office:value="0.50000000005820766" table:formula="of:=IF(AND([.F876] &lt;&gt; &quot;&quot;;[.G876] &lt;&gt; &quot;&quot;);([.G876]-[.F876])*24;&quot;---&quot;)" table:style-name="ce4">
            <text:p>0.500</text:p>
          </table:table-cell>
          <table:table-cell office:value-type="string" table:style-name="ce21">
            <text:p>IDtoEmployeeSvc</text:p>
          </table:table-cell>
          <table:table-cell office:value-type="date" office:date-value="2025-05-14T07:00:00" table:style-name="ce14">
            <text:p>5/14/25 07:00 AM</text:p>
          </table:table-cell>
          <table:table-cell office:value-type="date" office:date-value="2025-05-14T07:30:00" table:style-name="ce14">
            <text:p>5/14/25 07:30 AM</text:p>
          </table:table-cell>
          <table:table-cell office:value-type="string" table:style-name="ce13">
            <text:p>IDtoEmployeeSvc error management KT session with ops, session #1. Worked to confirm test issues are resolved in DEV/QA. Worked on troubleshooting some recent incidents.</text:p>
          </table:table-cell>
          <table:table-cell table:style-name="ce23"/>
          <table:table-cell table:number-columns-repeated="16375"/>
        </table:table-row>
        <table:table-row table:style-name="ro2" table:visibility="collapse">
          <table:table-cell office:value-type="float" office:value="915" table:formula="of:=[.A876]" table:style-name="ce17">
            <text:p>915</text:p>
          </table:table-cell>
          <table:table-cell table:style-name="ce19"/>
          <table:table-cell office:value-type="string" table:style-name="ce4">
            <text:p>BILLED</text:p>
          </table:table-cell>
          <table:table-cell office:value-type="float" office:value="0.18333333340706304" table:formula="of:=IF(AND([.F877] &lt;&gt; &quot;&quot;;[.G877] &lt;&gt; &quot;&quot;);([.G877]-[.F877])*24;&quot;---&quot;)" table:style-name="ce4">
            <text:p>0.183</text:p>
          </table:table-cell>
          <table:table-cell office:value-type="string" table:style-name="ce21">
            <text:p>mtg-daily</text:p>
          </table:table-cell>
          <table:table-cell office:value-type="date" office:date-value="2025-05-14T08:30:00" table:style-name="ce14">
            <text:p>5/14/25 08:30 AM</text:p>
          </table:table-cell>
          <table:table-cell office:value-type="date" office:date-value="2025-05-14T08:41:00" table:style-name="ce14">
            <text:p>5/14/25 08:41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5" table:formula="of:=[.A877]" table:style-name="ce17">
            <text:p>915</text:p>
          </table:table-cell>
          <table:table-cell table:style-name="ce19"/>
          <table:table-cell office:value-type="string" table:style-name="ce4">
            <text:p>BILLED</text:p>
          </table:table-cell>
          <table:table-cell office:value-type="float" office:value="0.33333333319751546" table:formula="of:=IF(AND([.F878] &lt;&gt; &quot;&quot;;[.G878] &lt;&gt; &quot;&quot;);([.G878]-[.F878])*24;&quot;---&quot;)" table:style-name="ce4">
            <text:p>0.333</text:p>
          </table:table-cell>
          <table:table-cell office:value-type="string" table:style-name="ce21">
            <text:p>mtg-daily</text:p>
          </table:table-cell>
          <table:table-cell office:value-type="date" office:date-value="2025-05-14T09:30:00" table:style-name="ce14">
            <text:p>5/14/25 09:30 AM</text:p>
          </table:table-cell>
          <table:table-cell office:value-type="date" office:date-value="2025-05-14T09:50:00" table:style-name="ce14">
            <text:p>5/14/25 09:50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5" table:formula="of:=[.A878]" table:style-name="ce17">
            <text:p>915</text:p>
          </table:table-cell>
          <table:table-cell table:style-name="ce19"/>
          <table:table-cell office:value-type="string" table:style-name="ce4">
            <text:p>BILLED</text:p>
          </table:table-cell>
          <table:table-cell office:value-type="float" office:value="0.498888889036607" table:formula="of:=IF(AND([.F879] &lt;&gt; &quot;&quot;;[.G879] &lt;&gt; &quot;&quot;);([.G879]-[.F879])*24;&quot;---&quot;)" table:style-name="ce4">
            <text:p>0.499</text:p>
          </table:table-cell>
          <table:table-cell office:value-type="string" table:style-name="ce21">
            <text:p>IDtoAviobook</text:p>
          </table:table-cell>
          <table:table-cell office:value-type="date" office:date-value="2025-05-14T09:50:00" table:style-name="ce14">
            <text:p>5/14/25 09:50 AM</text:p>
          </table:table-cell>
          <table:table-cell office:value-type="date" office:date-value="2025-05-14T10:19:56" table:style-name="ce14">
            <text:p>5/14/25 10:19 AM</text:p>
          </table:table-cell>
          <table:table-cell office:value-type="string" table:style-name="ce13">
            <text:p>Worked to confirm e115706 is resolved for IDtoAviobook. Worked to test the 'archive' state in the IDtoAviobook driver.</text:p>
          </table:table-cell>
          <table:table-cell table:style-name="ce23"/>
          <table:table-cell table:number-columns-repeated="16375"/>
        </table:table-row>
        <table:table-row table:style-name="ro2" table:visibility="collapse">
          <table:table-cell office:value-type="float" office:value="915" table:formula="of:=[.A879]" table:style-name="ce17">
            <text:p>915</text:p>
          </table:table-cell>
          <table:table-cell table:style-name="ce19"/>
          <table:table-cell office:value-type="string" table:style-name="ce4">
            <text:p>BILLED</text:p>
          </table:table-cell>
          <table:table-cell office:value-type="float" office:value="1.5286111109890044" table:formula="of:=IF(AND([.F880] &lt;&gt; &quot;&quot;;[.G880] &lt;&gt; &quot;&quot;);([.G880]-[.F880])*24;&quot;---&quot;)" table:style-name="ce4">
            <text:p>1.529</text:p>
          </table:table-cell>
          <table:table-cell office:value-type="string" table:style-name="ce21">
            <text:p>IDtoEmployeeSvc</text:p>
          </table:table-cell>
          <table:table-cell office:value-type="date" office:date-value="2025-05-14T10:19:56" table:style-name="ce14">
            <text:p>5/14/25 10:19 AM</text:p>
          </table:table-cell>
          <table:table-cell office:value-type="date" office:date-value="2025-05-14T11:51:39" table:style-name="ce14">
            <text:p>5/14/25 11:51 AM</text:p>
          </table:table-cell>
          <table:table-cell office:value-type="string" table:style-name="ce13">
            <text:p>#pipeline dev/qa check, prep for session 2</text:p>
          </table:table-cell>
          <table:table-cell table:style-name="ce23"/>
          <table:table-cell table:number-columns-repeated="16375"/>
        </table:table-row>
        <table:table-row table:style-name="ro2" table:visibility="collapse">
          <table:table-cell office:value-type="float" office:value="915" table:formula="of:=[.A880]" table:style-name="ce17">
            <text:p>915</text:p>
          </table:table-cell>
          <table:table-cell table:style-name="ce19"/>
          <table:table-cell office:value-type="string" table:style-name="ce4">
            <text:p>BILLED</text:p>
          </table:table-cell>
          <table:table-cell office:value-type="float" office:value="1.2580555555759929" table:formula="of:=IF(AND([.F881] &lt;&gt; &quot;&quot;;[.G881] &lt;&gt; &quot;&quot;);([.G881]-[.F881])*24;&quot;---&quot;)" table:style-name="ce4">
            <text:p>1.258</text:p>
          </table:table-cell>
          <table:table-cell office:value-type="string" table:style-name="ce21">
            <text:p>L&amp;L</text:p>
          </table:table-cell>
          <table:table-cell office:value-type="date" office:date-value="2025-05-14T11:51:39" table:style-name="ce14">
            <text:p>5/14/25 11:51 AM</text:p>
          </table:table-cell>
          <table:table-cell office:value-type="date" office:date-value="2025-05-14T13:07:08" table:style-name="ce14">
            <text:p>5/14/25 01:07 PM</text:p>
          </table:table-cell>
          <table:table-cell office:value-type="string" table:style-name="ce13">
            <text:p>L&amp;L Frodo part 2</text:p>
          </table:table-cell>
          <table:table-cell table:style-name="ce23"/>
          <table:table-cell table:number-columns-repeated="16375"/>
        </table:table-row>
        <table:table-row table:style-name="ro2" table:visibility="collapse">
          <table:table-cell office:value-type="float" office:value="915" table:formula="of:=[.A881]" table:style-name="ce17">
            <text:p>915</text:p>
          </table:table-cell>
          <table:table-cell table:style-name="ce19"/>
          <table:table-cell office:value-type="string" table:style-name="ce4">
            <text:p>BILLED</text:p>
          </table:table-cell>
          <table:table-cell office:value-type="float" office:value="0.45666666672332212" table:formula="of:=IF(AND([.F882] &lt;&gt; &quot;&quot;;[.G882] &lt;&gt; &quot;&quot;);([.G882]-[.F882])*24;&quot;---&quot;)" table:style-name="ce4">
            <text:p>0.457</text:p>
          </table:table-cell>
          <table:table-cell office:value-type="string" table:style-name="ce21">
            <text:p>IDtoEmployeeSvc</text:p>
          </table:table-cell>
          <table:table-cell office:value-type="date" office:date-value="2025-05-14T13:07:08" table:style-name="ce14">
            <text:p>5/14/25 01:07 PM</text:p>
          </table:table-cell>
          <table:table-cell office:value-type="date" office:date-value="2025-05-14T13:34:32" table:style-name="ce14">
            <text:p>5/14/25 01:34 PM</text:p>
          </table:table-cell>
          <table:table-cell office:value-type="string" table:style-name="ce13">
            <text:p>#re-running lose elveated role . .</text:p>
          </table:table-cell>
          <table:table-cell table:style-name="ce23"/>
          <table:table-cell table:number-columns-repeated="16375"/>
        </table:table-row>
        <table:table-row table:style-name="ro2" table:visibility="collapse">
          <table:table-cell office:value-type="float" office:value="915" table:formula="of:=[.A882]" table:style-name="ce17">
            <text:p>915</text:p>
          </table:table-cell>
          <table:table-cell table:style-name="ce19"/>
          <table:table-cell office:value-type="string" table:style-name="ce4">
            <text:p>BILLED</text:p>
          </table:table-cell>
          <table:table-cell office:value-type="float" office:value="0.8080555556807667" table:formula="of:=IF(AND([.F883] &lt;&gt; &quot;&quot;;[.G883] &lt;&gt; &quot;&quot;);([.G883]-[.F883])*24;&quot;---&quot;)" table:style-name="ce4">
            <text:p>0.808</text:p>
          </table:table-cell>
          <table:table-cell office:value-type="string" table:style-name="ce21">
            <text:p>IDtoEmployeeSvc</text:p>
          </table:table-cell>
          <table:table-cell office:value-type="date" office:date-value="2025-05-14T13:46:31" table:style-name="ce14">
            <text:p>5/14/25 01:46 PM</text:p>
          </table:table-cell>
          <table:table-cell office:value-type="date" office:date-value="2025-05-14T14:35:00" table:style-name="ce14">
            <text:p>5/14/25 02:35 PM</text:p>
          </table:table-cell>
          <table:table-cell office:value-type="string" table:style-name="ce13">
            <text:p>#prep for driver review</text:p>
          </table:table-cell>
          <table:table-cell table:style-name="ce23"/>
          <table:table-cell table:number-columns-repeated="16375"/>
        </table:table-row>
        <table:table-row table:style-name="ro2" table:visibility="collapse">
          <table:table-cell office:value-type="float" office:value="915" table:formula="of:=[.A883]" table:style-name="ce17">
            <text:p>915</text:p>
          </table:table-cell>
          <table:table-cell table:style-name="ce19"/>
          <table:table-cell office:value-type="string" table:style-name="ce4">
            <text:p>BILLED</text:p>
          </table:table-cell>
          <table:table-cell office:value-type="float" office:value="0.2663888888200745" table:formula="of:=IF(AND([.F884] &lt;&gt; &quot;&quot;;[.G884] &lt;&gt; &quot;&quot;);([.G884]-[.F884])*24;&quot;---&quot;)" table:style-name="ce4">
            <text:p>0.266</text:p>
          </table:table-cell>
          <table:table-cell office:value-type="string" table:style-name="ce20">
            <text:p>IDtoAviobook</text:p>
          </table:table-cell>
          <table:table-cell office:value-type="date" office:date-value="2025-05-14T14:35:00" table:style-name="ce14">
            <text:p>5/14/25 02:35 PM</text:p>
          </table:table-cell>
          <table:table-cell office:value-type="date" office:date-value="2025-05-14T14:50:59" table:style-name="ce14">
            <text:p>5/14/25 02:50 PM</text:p>
          </table:table-cell>
          <table:table-cell office:value-type="string" table:style-name="ce13">
            <text:p>Worked on documenting requirements for new deletion handler in IDtoAviobook.</text:p>
          </table:table-cell>
          <table:table-cell table:style-name="ce23"/>
          <table:table-cell table:number-columns-repeated="16375"/>
        </table:table-row>
        <table:table-row table:style-name="ro2" table:visibility="collapse">
          <table:table-cell office:value-type="float" office:value="915" table:formula="of:=[.A884]" table:style-name="ce17">
            <text:p>915</text:p>
          </table:table-cell>
          <table:table-cell table:style-name="ce19"/>
          <table:table-cell office:value-type="string" table:style-name="ce4">
            <text:p>BILLED</text:p>
          </table:table-cell>
          <table:table-cell office:value-type="float" office:value="0.19611111120320857" table:formula="of:=IF(AND([.F885] &lt;&gt; &quot;&quot;;[.G885] &lt;&gt; &quot;&quot;);([.G885]-[.F885])*24;&quot;---&quot;)" table:style-name="ce4">
            <text:p>0.196</text:p>
          </table:table-cell>
          <table:table-cell office:value-type="string" table:style-name="ce21">
            <text:p>IDtoEmployeeSvc</text:p>
          </table:table-cell>
          <table:table-cell office:value-type="date" office:date-value="2025-05-14T14:50:59" table:style-name="ce14">
            <text:p>5/14/25 02:50 PM</text:p>
          </table:table-cell>
          <table:table-cell office:value-type="date" office:date-value="2025-05-14T15:02:45" table:style-name="ce14">
            <text:p>5/14/25 03:02 PM</text:p>
          </table:table-cell>
          <table:table-cell office:value-type="string" table:style-name="ce13">
            <text:p>#finalizing tests . .</text:p>
          </table:table-cell>
          <table:table-cell table:style-name="ce23"/>
          <table:table-cell table:number-columns-repeated="16375"/>
        </table:table-row>
        <table:table-row table:style-name="ro2" table:visibility="collapse">
          <table:table-cell office:value-type="float" office:value="915" table:formula="of:=[.A885]" table:style-name="ce17">
            <text:p>915</text:p>
          </table:table-cell>
          <table:table-cell table:style-name="ce19"/>
          <table:table-cell office:value-type="string" table:style-name="ce4">
            <text:p>BILLED</text:p>
          </table:table-cell>
          <table:table-cell office:value-type="float" office:value="0.32805555540835485" table:formula="of:=IF(AND([.F886] &lt;&gt; &quot;&quot;;[.G886] &lt;&gt; &quot;&quot;);([.G886]-[.F886])*24;&quot;---&quot;)" table:style-name="ce4">
            <text:p>0.328</text:p>
          </table:table-cell>
          <table:table-cell office:value-type="string" table:style-name="ce20">
            <text:p>IDtoAutocrib</text:p>
          </table:table-cell>
          <table:table-cell office:value-type="date" office:date-value="2025-05-14T15:02:45" table:style-name="ce14">
            <text:p>5/14/25 03:02 PM</text:p>
          </table:table-cell>
          <table:table-cell office:value-type="date" office:date-value="2025-05-14T15:22:26" table:style-name="ce14">
            <text:p>5/14/25 03:22 PM</text:p>
          </table:table-cell>
          <table:table-cell office:value-type="string" table:style-name="ce13">
            <text:p>Worked to push new users to BWI for the go live on May 20th for IDtoAutocrib.</text:p>
          </table:table-cell>
          <table:table-cell table:style-name="ce23"/>
          <table:table-cell table:number-columns-repeated="16375"/>
        </table:table-row>
        <table:table-row table:style-name="ro2" table:visibility="collapse">
          <table:table-cell office:value-type="float" office:value="915" table:formula="of:=[.A886]" table:style-name="ce17">
            <text:p>915</text:p>
          </table:table-cell>
          <table:table-cell table:style-name="ce19"/>
          <table:table-cell office:value-type="string" table:style-name="ce4">
            <text:p>BILLED</text:p>
          </table:table-cell>
          <table:table-cell office:value-type="float" office:value="0.32972222229000181" table:formula="of:=IF(AND([.F887] &lt;&gt; &quot;&quot;;[.G887] &lt;&gt; &quot;&quot;);([.G887]-[.F887])*24;&quot;---&quot;)" table:style-name="ce4">
            <text:p>0.330</text:p>
          </table:table-cell>
          <table:table-cell office:value-type="string" table:style-name="ce20">
            <text:p>IDtoAviobook</text:p>
          </table:table-cell>
          <table:table-cell office:value-type="date" office:date-value="2025-05-14T15:22:26" table:style-name="ce14">
            <text:p>5/14/25 03:22 PM</text:p>
          </table:table-cell>
          <table:table-cell office:value-type="date" office:date-value="2025-05-14T15:42:13" table:style-name="ce14">
            <text:p>5/14/25 03:42 PM</text:p>
          </table:table-cell>
          <table:table-cell office:value-type="string" table:style-name="ce13">
            <text:p># Worked on testing archiving with API POST, per Alex Fredake (contractor)</text:p>
          </table:table-cell>
          <table:table-cell table:style-name="ce23"/>
          <table:table-cell table:number-columns-repeated="16375"/>
        </table:table-row>
        <table:table-row table:style-name="ro2" table:visibility="collapse">
          <table:table-cell office:value-type="float" office:value="915" table:formula="of:=[.A887]" table:style-name="ce17">
            <text:p>915</text:p>
          </table:table-cell>
          <table:table-cell table:style-name="ce19"/>
          <table:table-cell office:value-type="string" table:style-name="ce4">
            <text:p>BILLED</text:p>
          </table:table-cell>
          <table:table-cell office:value-type="float" office:value="1.151388888945803" table:formula="of:=IF(AND([.F888] &lt;&gt; &quot;&quot;;[.G888] &lt;&gt; &quot;&quot;);([.G888]-[.F888])*24;&quot;---&quot;)" table:style-name="ce4">
            <text:p>1.151</text:p>
          </table:table-cell>
          <table:table-cell office:value-type="string" table:style-name="ce20">
            <text:p>IDtoAutocrib</text:p>
          </table:table-cell>
          <table:table-cell office:value-type="date" office:date-value="2025-05-14T15:42:13" table:style-name="ce14">
            <text:p>5/14/25 03:42 PM</text:p>
          </table:table-cell>
          <table:table-cell office:value-type="date" office:date-value="2025-05-14T16:51:18" table:style-name="ce14">
            <text:p>5/14/25 04:51 PM</text:p>
          </table:table-cell>
          <table:table-cell office:value-type="string" table:style-name="ce13">
            <text:p>#bwi users</text:p>
          </table:table-cell>
          <table:table-cell table:style-name="ce23"/>
          <table:table-cell table:number-columns-repeated="16375"/>
        </table:table-row>
        <table:table-row table:style-name="ro2" table:visibility="collapse">
          <table:table-cell office:value-type="float" office:value="915" table:formula="of:=[.A888]" table:style-name="ce17">
            <text:p>915</text:p>
          </table:table-cell>
          <table:table-cell table:style-name="ce19"/>
          <table:table-cell office:value-type="string" table:style-name="ce4">
            <text:p>BILLED</text:p>
          </table:table-cell>
          <table:table-cell office:value-type="float" office:value="0.32083333324408159" table:formula="of:=IF(AND([.F889] &lt;&gt; &quot;&quot;;[.G889] &lt;&gt; &quot;&quot;);([.G889]-[.F889])*24;&quot;---&quot;)" table:style-name="ce4">
            <text:p>0.321</text:p>
          </table:table-cell>
          <table:table-cell office:value-type="string" table:style-name="ce21">
            <text:p>IDtoEmployeeSvc</text:p>
          </table:table-cell>
          <table:table-cell office:value-type="date" office:date-value="2025-05-14T16:51:18" table:style-name="ce14">
            <text:p>5/14/25 04:51 PM</text:p>
          </table:table-cell>
          <table:table-cell office:value-type="date" office:date-value="2025-05-14T17:10:33" table:style-name="ce14">
            <text:p>5/14/25 05:10 PM</text:p>
          </table:table-cell>
          <table:table-cell office:value-type="string" table:style-name="ce13">
            <text:p>#troubleshooting</text:p>
          </table:table-cell>
          <table:table-cell table:style-name="ce23"/>
          <table:table-cell table:number-columns-repeated="16375"/>
        </table:table-row>
        <table:table-row table:style-name="ro2" table:visibility="collapse">
          <table:table-cell office:value-type="float" office:value="915" table:formula="of:=[.A889]" table:style-name="ce17">
            <text:p>915</text:p>
          </table:table-cell>
          <table:table-cell table:style-name="ce19"/>
          <table:table-cell table:style-name="ce4"/>
          <table:table-cell office:value-type="string" office:string-value="---" table:formula="of:=IF(AND([.F890] &lt;&gt; &quot;&quot;;[.G890] &lt;&gt; &quot;&quot;);([.G890]-[.F89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0]" table:style-name="ce17">
            <text:p>915</text:p>
          </table:table-cell>
          <table:table-cell table:style-name="ce19"/>
          <table:table-cell table:style-name="ce4"/>
          <table:table-cell office:value-type="string" office:string-value="---" table:formula="of:=IF(AND([.F891] &lt;&gt; &quot;&quot;;[.G891] &lt;&gt; &quot;&quot;);([.G891]-[.F89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1]" table:style-name="ce17">
            <text:p>915</text:p>
          </table:table-cell>
          <table:table-cell table:style-name="ce19"/>
          <table:table-cell table:style-name="ce4"/>
          <table:table-cell office:value-type="string" office:string-value="---" table:formula="of:=IF(AND([.F892] &lt;&gt; &quot;&quot;;[.G892] &lt;&gt; &quot;&quot;);([.G892]-[.F8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2]" table:style-name="ce17">
            <text:p>915</text:p>
          </table:table-cell>
          <table:table-cell table:style-name="ce19"/>
          <table:table-cell table:style-name="ce4"/>
          <table:table-cell office:value-type="string" office:string-value="---" table:formula="of:=IF(AND([.F893] &lt;&gt; &quot;&quot;;[.G893] &lt;&gt; &quot;&quot;);([.G893]-[.F8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5" table:formula="of:=[.A893]" table:style-name="ce17">
            <text:p>915</text:p>
          </table:table-cell>
          <table:table-cell table:style-name="ce19"/>
          <table:table-cell table:style-name="ce4"/>
          <table:table-cell office:value-type="string" office:string-value="---" table:formula="of:=IF(AND([.F894] &lt;&gt; &quot;&quot;;[.G894] &lt;&gt; &quot;&quot;);([.G894]-[.F89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4]" table:style-name="ce17">
            <text:p>915</text:p>
          </table:table-cell>
          <table:table-cell office:value-type="float" office:value="7.75" table:formula="of:=COM.MICROSOFT.CEILING([.C895];0.25)" table:style-name="ce19">
            <text:p>7.750</text:p>
          </table:table-cell>
          <table:table-cell office:value-type="float" office:value="7.6933333334745839" table:formula="of:=SUM([.D895:.D911])" table:style-name="ce4">
            <text:p>7.693</text:p>
          </table:table-cell>
          <table:table-cell office:value-type="string" office:string-value="---" table:formula="of:=IF(AND([.F895] &lt;&gt; &quot;&quot;;[.G895] &lt;&gt; &quot;&quot;);([.G895]-[.F895])*24;&quot;---&quot;)" table:style-name="ce4">
            <text:p>---</text:p>
          </table:table-cell>
          <table:table-cell office:value-type="date" office:date-value="2025-05-15T00:00:00" table:style-name="ce28">
            <text:p>15-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895]" table:style-name="ce17">
            <text:p>915</text:p>
          </table:table-cell>
          <table:table-cell table:style-name="ce19"/>
          <table:table-cell office:value-type="string" table:style-name="ce4">
            <text:p>BILLED</text:p>
          </table:table-cell>
          <table:table-cell office:value-type="float" office:value="0.25000000011641532" table:formula="of:=IF(AND([.F896] &lt;&gt; &quot;&quot;;[.G896] &lt;&gt; &quot;&quot;);([.G896]-[.F896])*24;&quot;---&quot;)" table:style-name="ce4">
            <text:p>0.250</text:p>
          </table:table-cell>
          <table:table-cell office:value-type="string" table:style-name="ce21">
            <text:p>mtg-daily</text:p>
          </table:table-cell>
          <table:table-cell office:value-type="date" office:date-value="2025-05-15T08:30:00" table:style-name="ce14">
            <text:p>5/15/25 08:30 AM</text:p>
          </table:table-cell>
          <table:table-cell office:value-type="date" office:date-value="2025-05-15T08:45:00" table:style-name="ce14">
            <text:p>5/15/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5" table:formula="of:=[.A896]" table:style-name="ce17">
            <text:p>915</text:p>
          </table:table-cell>
          <table:table-cell table:style-name="ce19"/>
          <table:table-cell office:value-type="string" table:style-name="ce4">
            <text:p>BILLED</text:p>
          </table:table-cell>
          <table:table-cell office:value-type="float" office:value="0.21444444445660338" table:formula="of:=IF(AND([.F897] &lt;&gt; &quot;&quot;;[.G897] &lt;&gt; &quot;&quot;);([.G897]-[.F897])*24;&quot;---&quot;)" table:style-name="ce4">
            <text:p>0.214</text:p>
          </table:table-cell>
          <table:table-cell office:value-type="string" table:style-name="ce21">
            <text:p>IDtoEmployeeSvc</text:p>
          </table:table-cell>
          <table:table-cell office:value-type="date" office:date-value="2025-05-15T09:44:08" table:style-name="ce14">
            <text:p>5/15/25 09:44 AM</text:p>
          </table:table-cell>
          <table:table-cell office:value-type="date" office:date-value="2025-05-15T09:57:00" table:style-name="ce14">
            <text:p>5/15/25 09:57 AM</text:p>
          </table:table-cell>
          <table:table-cell office:value-type="string" table:style-name="ce13">
            <text:p>Worked on resolving Alumni portal users for IDtoEmployeeSvc. Discussed issues with retirees in EmployeeSvc.</text:p>
          </table:table-cell>
          <table:table-cell table:style-name="ce18"/>
          <table:table-cell table:number-columns-repeated="16375"/>
        </table:table-row>
        <table:table-row table:style-name="ro2" table:visibility="collapse">
          <table:table-cell office:value-type="float" office:value="915" table:formula="of:=[.A897]" table:style-name="ce17">
            <text:p>915</text:p>
          </table:table-cell>
          <table:table-cell table:style-name="ce19"/>
          <table:table-cell office:value-type="string" table:style-name="ce4">
            <text:p>BILLED</text:p>
          </table:table-cell>
          <table:table-cell office:value-type="float" office:value="0.75444444443564862" table:formula="of:=IF(AND([.F898] &lt;&gt; &quot;&quot;;[.G898] &lt;&gt; &quot;&quot;);([.G898]-[.F898])*24;&quot;---&quot;)" table:style-name="ce4">
            <text:p>0.754</text:p>
          </table:table-cell>
          <table:table-cell office:value-type="string" table:style-name="ce21">
            <text:p>IDtoEmployeeSvc</text:p>
          </table:table-cell>
          <table:table-cell office:value-type="date" office:date-value="2025-05-15T09:57:00" table:style-name="ce14">
            <text:p>5/15/25 09:57 AM</text:p>
          </table:table-cell>
          <table:table-cell office:value-type="date" office:date-value="2025-05-15T10:42:16" table:style-name="ce14">
            <text:p>5/15/25 10:42 AM</text:p>
          </table:table-cell>
          <table:table-cell office:value-type="string" table:style-name="ce13">
            <text:p>#empsvc retiree discussion meeting</text:p>
          </table:table-cell>
          <table:table-cell table:style-name="ce18"/>
          <table:table-cell table:number-columns-repeated="16375"/>
        </table:table-row>
        <table:table-row table:style-name="ro2" table:visibility="collapse">
          <table:table-cell office:value-type="float" office:value="915" table:formula="of:=[.A898]" table:style-name="ce17">
            <text:p>915</text:p>
          </table:table-cell>
          <table:table-cell table:style-name="ce19"/>
          <table:table-cell office:value-type="string" table:style-name="ce4">
            <text:p>BILLED</text:p>
          </table:table-cell>
          <table:table-cell office:value-type="float" office:value="0.79555555555270985" table:formula="of:=IF(AND([.F899] &lt;&gt; &quot;&quot;;[.G899] &lt;&gt; &quot;&quot;);([.G899]-[.F899])*24;&quot;---&quot;)" table:style-name="ce4">
            <text:p>0.796</text:p>
          </table:table-cell>
          <table:table-cell office:value-type="string" table:style-name="ce21">
            <text:p>IDtoAviobook</text:p>
          </table:table-cell>
          <table:table-cell office:value-type="date" office:date-value="2025-05-15T10:42:16" table:style-name="ce14">
            <text:p>5/15/25 10:42 AM</text:p>
          </table:table-cell>
          <table:table-cell office:value-type="date" office:date-value="2025-05-15T11:30:00" table:style-name="ce14">
            <text:p>5/15/25 11:30 AM</text:p>
          </table:table-cell>
          <table:table-cell office:value-type="string" table:style-name="ce13">
            <text:p>Worked on documenting requirements for new deletion handler in IDtoAviobook. Worked on fixing driver to archive instead of delete users. Worked to deploy to QA and production.</text:p>
          </table:table-cell>
          <table:table-cell table:style-name="ce18"/>
          <table:table-cell table:number-columns-repeated="16375"/>
        </table:table-row>
        <table:table-row table:style-name="ro2" table:visibility="collapse">
          <table:table-cell office:value-type="float" office:value="915" table:formula="of:=[.A899]" table:style-name="ce17">
            <text:p>915</text:p>
          </table:table-cell>
          <table:table-cell table:style-name="ce19"/>
          <table:table-cell office:value-type="string" table:style-name="ce4">
            <text:p>BILLED</text:p>
          </table:table-cell>
          <table:table-cell office:value-type="float" office:value="0.56916666665347293" table:formula="of:=IF(AND([.F900] &lt;&gt; &quot;&quot;;[.G900] &lt;&gt; &quot;&quot;);([.G900]-[.F900])*24;&quot;---&quot;)" table:style-name="ce4">
            <text:p>0.569</text:p>
          </table:table-cell>
          <table:table-cell office:value-type="string" table:style-name="ce21">
            <text:p>IDtoAutocrib</text:p>
          </table:table-cell>
          <table:table-cell office:value-type="date" office:date-value="2025-05-15T11:30:00" table:style-name="ce14">
            <text:p>5/15/25 11:30 AM</text:p>
          </table:table-cell>
          <table:table-cell office:value-type="date" office:date-value="2025-05-15T12:04:09" table:style-name="ce14">
            <text:p>5/15/25 12:04 PM</text:p>
          </table:table-cell>
          <table:table-cell office:value-type="string" table:style-name="ce13">
            <text:p>Worked to resolve two additional users for the BWI go-live for IDtoAutocrib.</text:p>
          </table:table-cell>
          <table:table-cell table:style-name="ce18"/>
          <table:table-cell table:number-columns-repeated="16375"/>
        </table:table-row>
        <table:table-row table:style-name="ro2" table:visibility="collapse">
          <table:table-cell office:value-type="float" office:value="915" table:formula="of:=[.A900]" table:style-name="ce17">
            <text:p>915</text:p>
          </table:table-cell>
          <table:table-cell table:style-name="ce19"/>
          <table:table-cell office:value-type="string" table:style-name="ce4">
            <text:p>BILLED</text:p>
          </table:table-cell>
          <table:table-cell office:value-type="float" office:value="2.0427777778822929" table:formula="of:=IF(AND([.F901] &lt;&gt; &quot;&quot;;[.G901] &lt;&gt; &quot;&quot;);([.G901]-[.F901])*24;&quot;---&quot;)" table:style-name="ce4">
            <text:p>2.043</text:p>
          </table:table-cell>
          <table:table-cell office:value-type="string" table:style-name="ce21">
            <text:p>IDtoAviobook</text:p>
          </table:table-cell>
          <table:table-cell office:value-type="date" office:date-value="2025-05-15T12:04:09" table:style-name="ce14">
            <text:p>5/15/25 12:04 PM</text:p>
          </table:table-cell>
          <table:table-cell office:value-type="date" office:date-value="2025-05-15T14:06:43" table:style-name="ce14">
            <text:p>5/15/25 02:0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01]" table:style-name="ce17">
            <text:p>915</text:p>
          </table:table-cell>
          <table:table-cell table:style-name="ce29"/>
          <table:table-cell office:value-type="string" table:style-name="ce4">
            <text:p>BILLED</text:p>
          </table:table-cell>
          <table:table-cell office:value-type="float" office:value="2.3225000000093132" table:formula="of:=IF(AND([.F902] &lt;&gt; &quot;&quot;;[.G902] &lt;&gt; &quot;&quot;);([.G902]-[.F902])*24;&quot;---&quot;)" table:style-name="ce4">
            <text:p>2.323</text:p>
          </table:table-cell>
          <table:table-cell office:value-type="string" table:style-name="ce21">
            <text:p>IDtoAviobook</text:p>
          </table:table-cell>
          <table:table-cell office:value-type="date" office:date-value="2025-05-15T14:06:43" table:style-name="ce14">
            <text:p>5/15/25 02:06 PM</text:p>
          </table:table-cell>
          <table:table-cell office:value-type="date" office:date-value="2025-05-15T16:26:04" table:style-name="ce14">
            <text:p>5/15/25 04:26 PM</text:p>
          </table:table-cell>
          <table:table-cell office:value-type="string" table:style-name="ce13">
            <text:p>#code complete, now full intellij baseline; then pipeline.</text:p>
          </table:table-cell>
          <table:table-cell table:style-name="ce18"/>
          <table:table-cell table:number-columns-repeated="16375"/>
        </table:table-row>
        <table:table-row table:style-name="ro2" table:visibility="collapse">
          <table:table-cell office:value-type="float" office:value="915" table:formula="of:=[.A902]" table:style-name="ce17">
            <text:p>915</text:p>
          </table:table-cell>
          <table:table-cell table:style-name="ce19"/>
          <table:table-cell table:style-name="ce4"/>
          <table:table-cell office:value-type="float" office:value="0.74444444436812773" table:formula="of:=IF(AND([.F903] &lt;&gt; &quot;&quot;;[.G903] &lt;&gt; &quot;&quot;);([.G903]-[.F903])*24;&quot;---&quot;)" table:style-name="ce4">
            <text:p>0.744</text:p>
          </table:table-cell>
          <table:table-cell office:value-type="string" table:style-name="ce21">
            <text:p>IDtoAviobook</text:p>
          </table:table-cell>
          <table:table-cell office:value-type="date" office:date-value="2025-05-15T16:26:04" table:style-name="ce14">
            <text:p>5/15/25 04:26 PM</text:p>
          </table:table-cell>
          <table:table-cell office:value-type="date" office:date-value="2025-05-15T17:10:44" table:style-name="ce14">
            <text:p>5/15/25 05:10 PM</text:p>
          </table:table-cell>
          <table:table-cell office:value-type="string" table:style-name="ce13">
            <text:p>#now passing tests in QA</text:p>
          </table:table-cell>
          <table:table-cell table:style-name="ce18"/>
          <table:table-cell table:number-columns-repeated="16375"/>
        </table:table-row>
        <table:table-row table:style-name="ro2" table:visibility="collapse">
          <table:table-cell office:value-type="float" office:value="915" table:formula="of:=[.A903]" table:style-name="ce17">
            <text:p>915</text:p>
          </table:table-cell>
          <table:table-cell table:style-name="ce19"/>
          <table:table-cell table:style-name="ce4"/>
          <table:table-cell office:value-type="string" office:string-value="---" table:formula="of:=IF(AND([.F904] &lt;&gt; &quot;&quot;;[.G904] &lt;&gt; &quot;&quot;);([.G904]-[.F9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4]" table:style-name="ce17">
            <text:p>915</text:p>
          </table:table-cell>
          <table:table-cell table:style-name="ce19"/>
          <table:table-cell table:style-name="ce4"/>
          <table:table-cell office:value-type="string" office:string-value="---" table:formula="of:=IF(AND([.F905] &lt;&gt; &quot;&quot;;[.G905] &lt;&gt; &quot;&quot;);([.G905]-[.F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5]" table:style-name="ce17">
            <text:p>915</text:p>
          </table:table-cell>
          <table:table-cell table:style-name="ce19"/>
          <table:table-cell table:style-name="ce4"/>
          <table:table-cell office:value-type="string" office:string-value="---" table:formula="of:=IF(AND([.F906] &lt;&gt; &quot;&quot;;[.G906] &lt;&gt; &quot;&quot;);([.G906]-[.F90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6]" table:style-name="ce17">
            <text:p>915</text:p>
          </table:table-cell>
          <table:table-cell table:style-name="ce19"/>
          <table:table-cell table:style-name="ce4"/>
          <table:table-cell office:value-type="string" office:string-value="---" table:formula="of:=IF(AND([.F907] &lt;&gt; &quot;&quot;;[.G907] &lt;&gt; &quot;&quot;);([.G907]-[.F90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7]" table:style-name="ce17">
            <text:p>915</text:p>
          </table:table-cell>
          <table:table-cell table:style-name="ce19"/>
          <table:table-cell table:style-name="ce4"/>
          <table:table-cell office:value-type="string" office:string-value="---" table:formula="of:=IF(AND([.F908] &lt;&gt; &quot;&quot;;[.G908] &lt;&gt; &quot;&quot;);([.G908]-[.F9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8]" table:style-name="ce17">
            <text:p>915</text:p>
          </table:table-cell>
          <table:table-cell table:style-name="ce19"/>
          <table:table-cell table:style-name="ce4"/>
          <table:table-cell office:value-type="string" office:string-value="---" table:formula="of:=IF(AND([.F909] &lt;&gt; &quot;&quot;;[.G909] &lt;&gt; &quot;&quot;);([.G909]-[.F9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09]" table:style-name="ce17">
            <text:p>915</text:p>
          </table:table-cell>
          <table:table-cell table:style-name="ce19"/>
          <table:table-cell table:style-name="ce4"/>
          <table:table-cell office:value-type="string" office:string-value="---" table:formula="of:=IF(AND([.F910] &lt;&gt; &quot;&quot;;[.G910] &lt;&gt; &quot;&quot;);([.G910]-[.F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0]" table:style-name="ce17">
            <text:p>915</text:p>
          </table:table-cell>
          <table:table-cell table:style-name="ce19"/>
          <table:table-cell table:style-name="ce4"/>
          <table:table-cell office:value-type="string" office:string-value="---" table:formula="of:=IF(AND([.F911] &lt;&gt; &quot;&quot;;[.G911] &lt;&gt; &quot;&quot;);([.G911]-[.F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1]" table:style-name="ce17">
            <text:p>915</text:p>
          </table:table-cell>
          <table:table-cell office:value-type="float" office:value="4.5" table:formula="of:=COM.MICROSOFT.CEILING([.C912];0.25)" table:style-name="ce19">
            <text:p>4.500</text:p>
          </table:table-cell>
          <table:table-cell office:value-type="float" office:value="4.3291666668956168" table:formula="of:=SUM([.D912:.D930])" table:style-name="ce4">
            <text:p>4.329</text:p>
          </table:table-cell>
          <table:table-cell office:value-type="string" office:string-value="---" table:formula="of:=IF(AND([.F912] &lt;&gt; &quot;&quot;;[.G912] &lt;&gt; &quot;&quot;);([.G912]-[.F912])*24;&quot;---&quot;)" table:style-name="ce4">
            <text:p>---</text:p>
          </table:table-cell>
          <table:table-cell office:value-type="date" office:date-value="2025-05-16T00:00:00" table:style-name="ce20">
            <text:p>16-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12]"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8:00:00" table:style-name="ce14">
            <text:p>5/16/25 08:00 AM</text:p>
          </table:table-cell>
          <table:table-cell office:value-type="date" office:date-value="2025-05-16T08:30:00" table:style-name="ce14">
            <text:p>5/16/25 08:30 AM</text:p>
          </table:table-cell>
          <table:table-cell office:value-type="string" table:style-name="ce26">
            <text:p>Worked on reviewing the latest production events for IDtoAviobook to confirm the delete-to-archive conversion.</text:p>
          </table:table-cell>
          <table:table-cell office:value-type="string" table:style-name="ce18">
            <text:p>Aviobook team was curious about the updates.</text:p>
          </table:table-cell>
          <table:table-cell table:number-columns-repeated="16375"/>
        </table:table-row>
        <table:table-row table:style-name="ro2" table:visibility="collapse">
          <table:table-cell office:value-type="float" office:value="915" table:formula="of:=[.A913]"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8:30:00" table:style-name="ce14">
            <text:p>5/16/25 08:30 AM</text:p>
          </table:table-cell>
          <table:table-cell office:value-type="date" office:date-value="2025-05-16T09:00:00" table:style-name="ce14">
            <text:p>5/16/25 09:00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5" table:formula="of:=[.A914]" table:style-name="ce17">
            <text:p>915</text:p>
          </table:table-cell>
          <table:table-cell table:style-name="ce19"/>
          <table:table-cell office:value-type="string" table:style-name="ce4">
            <text:p>BILLED</text:p>
          </table:table-cell>
          <table:table-cell table:style-name="ce4"/>
          <table:table-cell office:value-type="string" table:style-name="ce20">
            <text:p>IToAviobook</text:p>
          </table:table-cell>
          <table:table-cell office:value-type="date" office:date-value="2025-05-16T09:00:00" table:style-name="ce14">
            <text:p>5/16/25 09:00 AM</text:p>
          </table:table-cell>
          <table:table-cell office:value-type="date" office:date-value="2025-05-16T09:30:00" table:style-name="ce14">
            <text:p>5/16/25 09:30 AM</text:p>
          </table:table-cell>
          <table:table-cell office:value-type="string" table:style-name="ce13">
            <text:p># deletion auth review; fix ..</text:p>
          </table:table-cell>
          <table:table-cell table:style-name="ce18"/>
          <table:table-cell table:number-columns-repeated="16375"/>
        </table:table-row>
        <table:table-row table:style-name="ro2" table:visibility="collapse">
          <table:table-cell office:value-type="float" office:value="915" table:formula="of:=[.A915]" table:style-name="ce17">
            <text:p>915</text:p>
          </table:table-cell>
          <table:table-cell table:style-name="ce19"/>
          <table:table-cell office:value-type="string" table:style-name="ce4">
            <text:p>BILLED</text:p>
          </table:table-cell>
          <table:table-cell table:style-name="ce4"/>
          <table:table-cell office:value-type="string" table:style-name="ce20">
            <text:p>mtg-Daily</text:p>
          </table:table-cell>
          <table:table-cell office:value-type="date" office:date-value="2025-05-16T09:30:00" table:style-name="ce14">
            <text:p>5/16/25 09:30 AM</text:p>
          </table:table-cell>
          <table:table-cell office:value-type="date" office:date-value="2025-05-16T10:06:25" table:style-name="ce14">
            <text:p>5/16/25 10:06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6]" table:style-name="ce17">
            <text:p>915</text:p>
          </table:table-cell>
          <table:table-cell office:value-type="float" office:value="35.25" table:formula="of:=SUM([.B829:.B915])" table:style-name="ce19">
            <text:p>35.250</text:p>
          </table:table-cell>
          <table:table-cell office:value-type="string" table:style-name="ce4">
            <text:p>BILLED</text:p>
          </table:table-cell>
          <table:table-cell office:value-type="float" office:value="0.23000000015599653" table:formula="of:=IF(AND([.F917] &lt;&gt; &quot;&quot;;[.G917] &lt;&gt; &quot;&quot;);([.G917]-[.F917])*24;&quot;---&quot;)" table:style-name="ce4">
            <text:p>0.230</text:p>
          </table:table-cell>
          <table:table-cell office:value-type="string" table:style-name="ce20">
            <text:p>IDtoEmployeeSvc</text:p>
          </table:table-cell>
          <table:table-cell office:value-type="date" office:date-value="2025-05-16T12:05:00" table:style-name="ce14">
            <text:p>5/16/25 12:05 PM</text:p>
          </table:table-cell>
          <table:table-cell office:value-type="date" office:date-value="2025-05-16T12:18:48" table:style-name="ce14">
            <text:p>5/16/25 12:18 PM</text:p>
          </table:table-cell>
          <table:table-cell office:value-type="string" table:style-name="ce13">
            <text:p>Worked on debugging email notifications for IDtoEmployeeSvc. Retiree issue review with Jeff Wilton. Worked on creating UAT tests on new error management code. Worked on clarifying issue list for UAT.</text:p>
          </table:table-cell>
          <table:table-cell table:style-name="ce18"/>
          <table:table-cell table:number-columns-repeated="16375"/>
        </table:table-row>
        <table:table-row table:style-name="ro2" table:visibility="collapse">
          <table:table-cell office:value-type="float" office:value="915" table:formula="of:=[.A917]" table:style-name="ce17">
            <text:p>915</text:p>
          </table:table-cell>
          <table:table-cell table:style-name="ce19"/>
          <table:table-cell office:value-type="string" table:style-name="ce4">
            <text:p>BILLED</text:p>
          </table:table-cell>
          <table:table-cell office:value-type="float" office:value="2.7330555556691252" table:formula="of:=IF(AND([.F918] &lt;&gt; &quot;&quot;;[.G918] &lt;&gt; &quot;&quot;);([.G918]-[.F918])*24;&quot;---&quot;)" table:style-name="ce4">
            <text:p>2.733</text:p>
          </table:table-cell>
          <table:table-cell office:value-type="string" table:style-name="ce20">
            <text:p>IDtoEmployeeSvc</text:p>
          </table:table-cell>
          <table:table-cell office:value-type="date" office:date-value="2025-05-16T12:32:05" table:style-name="ce14">
            <text:p>5/16/25 12:32 PM</text:p>
          </table:table-cell>
          <table:table-cell office:value-type="date" office:date-value="2025-05-16T15:16:04" table:style-name="ce14">
            <text:p>5/16/25 03:16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5" table:formula="of:=[.A918]" table:style-name="ce17">
            <text:p>915</text:p>
          </table:table-cell>
          <table:table-cell table:style-name="ce19"/>
          <table:table-cell office:value-type="string" table:style-name="ce4">
            <text:p>BILLED</text:p>
          </table:table-cell>
          <table:table-cell office:value-type="float" office:value="0.62583333329530433" table:formula="of:=IF(AND([.F919] &lt;&gt; &quot;&quot;;[.G919] &lt;&gt; &quot;&quot;);([.G919]-[.F919])*24;&quot;---&quot;)" table:style-name="ce4">
            <text:p>0.626</text:p>
          </table:table-cell>
          <table:table-cell office:value-type="string" table:style-name="ce20">
            <text:p>IDtoEmployeeSvc</text:p>
          </table:table-cell>
          <table:table-cell office:value-type="date" office:date-value="2025-05-16T16:17:27" table:style-name="ce14">
            <text:p>5/16/25 04:17 PM</text:p>
          </table:table-cell>
          <table:table-cell office:value-type="date" office:date-value="2025-05-16T16:55:00" table:style-name="ce14">
            <text:p>5/16/25 04:55 PM</text:p>
          </table:table-cell>
          <table:table-cell office:value-type="string" table:style-name="ce13">
            <text:p>#creating stories; getting ready for UAT</text:p>
          </table:table-cell>
          <table:table-cell table:style-name="ce18"/>
          <table:table-cell table:number-columns-repeated="16375"/>
        </table:table-row>
        <table:table-row table:style-name="ro2" table:visibility="collapse">
          <table:table-cell office:value-type="float" office:value="915" table:formula="of:=[.A919]" table:style-name="ce17">
            <text:p>915</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5-16T16:55:00" table:style-name="ce14">
            <text:p>5/16/25 04:55 PM</text:p>
          </table:table-cell>
          <table:table-cell office:value-type="date" office:date-value="2025-05-16T17:19:09" table:style-name="ce14">
            <text:p>5/16/25 05:19 PM</text:p>
          </table:table-cell>
          <table:table-cell office:value-type="string" table:style-name="ce13">
            <text:p>Worked on INC6613365 with Bala Bandreddi for the IDtoDocunet driver.</text:p>
          </table:table-cell>
          <table:table-cell table:style-name="ce18"/>
          <table:table-cell table:number-columns-repeated="16375"/>
        </table:table-row>
        <table:table-row table:style-name="ro2" table:visibility="collapse">
          <table:table-cell office:value-type="float" office:value="915" table:formula="of:=[.A920]" table:style-name="ce17">
            <text:p>915</text:p>
          </table:table-cell>
          <table:table-cell table:style-name="ce19"/>
          <table:table-cell table:style-name="ce4"/>
          <table:table-cell office:value-type="float" office:value="0.74027777777519077" table:formula="of:=IF(AND([.F921] &lt;&gt; &quot;&quot;;[.G921] &lt;&gt; &quot;&quot;);([.G921]-[.F921])*24;&quot;---&quot;)" table:style-name="ce4">
            <text:p>0.740</text:p>
          </table:table-cell>
          <table:table-cell office:value-type="string" table:style-name="ce21">
            <text:p>IDtoEmployeeSvc</text:p>
          </table:table-cell>
          <table:table-cell office:value-type="date" office:date-value="2025-05-16T17:19:09" table:style-name="ce14">
            <text:p>5/16/25 05:19 PM</text:p>
          </table:table-cell>
          <table:table-cell office:value-type="date" office:date-value="2025-05-16T18:03:34" table:style-name="ce14">
            <text:p>5/16/25 06:03 PM</text:p>
          </table:table-cell>
          <table:table-cell office:value-type="string" table:style-name="ce13">
            <text:p>#updating documentation: clarifying issue list</text:p>
          </table:table-cell>
          <table:table-cell table:style-name="ce18"/>
          <table:table-cell table:number-columns-repeated="16375"/>
        </table:table-row>
        <table:table-row table:style-name="ro2" table:visibility="collapse">
          <table:table-cell office:value-type="float" office:value="915" table:formula="of:=[.A921]" table:style-name="ce17">
            <text:p>915</text:p>
          </table:table-cell>
          <table:table-cell table:style-name="ce19"/>
          <table:table-cell table:style-name="ce4"/>
          <table:table-cell office:value-type="string" office:string-value="---" table:formula="of:=IF(AND([.F922] &lt;&gt; &quot;&quot;;[.G922] &lt;&gt; &quot;&quot;);([.G922]-[.F9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2]" table:style-name="ce17">
            <text:p>915</text:p>
          </table:table-cell>
          <table:table-cell table:style-name="ce19"/>
          <table:table-cell table:style-name="ce4"/>
          <table:table-cell office:value-type="string" office:string-value="---" table:formula="of:=IF(AND([.F923] &lt;&gt; &quot;&quot;;[.G923] &lt;&gt; &quot;&quot;);([.G923]-[.F92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3]" table:style-name="ce17">
            <text:p>915</text:p>
          </table:table-cell>
          <table:table-cell table:style-name="ce19"/>
          <table:table-cell table:style-name="ce4"/>
          <table:table-cell office:value-type="string" office:string-value="---" table:formula="of:=IF(AND([.F924] &lt;&gt; &quot;&quot;;[.G924] &lt;&gt; &quot;&quot;);([.G924]-[.F92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4]" table:style-name="ce17">
            <text:p>915</text:p>
          </table:table-cell>
          <table:table-cell table:style-name="ce19"/>
          <table:table-cell table:style-name="ce4"/>
          <table:table-cell office:value-type="string" office:string-value="---" table:formula="of:=IF(AND([.F925] &lt;&gt; &quot;&quot;;[.G925] &lt;&gt; &quot;&quot;);([.G925]-[.F92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5]" table:style-name="ce17">
            <text:p>915</text:p>
          </table:table-cell>
          <table:table-cell table:style-name="ce19"/>
          <table:table-cell table:style-name="ce4"/>
          <table:table-cell office:value-type="string" office:string-value="---" table:formula="of:=IF(AND([.F926] &lt;&gt; &quot;&quot;;[.G926] &lt;&gt; &quot;&quot;);([.G926]-[.F926])*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6]" table:style-name="ce17">
            <text:p>915</text:p>
          </table:table-cell>
          <table:table-cell table:style-name="ce19"/>
          <table:table-cell table:style-name="ce4"/>
          <table:table-cell office:value-type="string" office:string-value="---" table:formula="of:=IF(AND([.F927] &lt;&gt; &quot;&quot;;[.G927] &lt;&gt; &quot;&quot;);([.G927]-[.F92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7]" table:style-name="ce17">
            <text:p>915</text:p>
          </table:table-cell>
          <table:table-cell table:style-name="ce19"/>
          <table:table-cell table:style-name="ce4"/>
          <table:table-cell office:value-type="string" office:string-value="---" table:formula="of:=IF(AND([.F928] &lt;&gt; &quot;&quot;;[.G928] &lt;&gt; &quot;&quot;);([.G928]-[.F92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8]" table:style-name="ce17">
            <text:p>915</text:p>
          </table:table-cell>
          <table:table-cell table:style-name="ce19"/>
          <table:table-cell table:style-name="ce4"/>
          <table:table-cell office:value-type="string" office:string-value="---" table:formula="of:=IF(AND([.F929] &lt;&gt; &quot;&quot;;[.G929] &lt;&gt; &quot;&quot;);([.G929]-[.F92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5" table:formula="of:=[.A929]" table:style-name="ce17">
            <text:p>915</text:p>
          </table:table-cell>
          <table:table-cell table:style-name="ce19"/>
          <table:table-cell table:style-name="ce4"/>
          <table:table-cell office:value-type="string" office:string-value="---" table:formula="of:=IF(AND([.F930] &lt;&gt; &quot;&quot;;[.G930] &lt;&gt; &quot;&quot;);([.G930]-[.F9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6" table:formula="of:=[.A930]+1" table:style-name="ce17">
            <text:p>916</text:p>
          </table:table-cell>
          <table:table-cell table:style-name="ce12"/>
          <table:table-cell office:value-type="string" table:style-name="ce4">
            <text:p>****************</text:p>
          </table:table-cell>
          <table:table-cell table:style-name="ce4"/>
          <table:table-cell office:value-type="string" office:string-value="Week 916" table:formula="of:=CONCATENATE(&quot;Week &quot;; [.A932])" table:number-columns-spanned="2" table:number-rows-spanned="3" table:style-name="ce48">
            <text:p>Week 91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2]" table:style-name="ce17">
            <text:p>916</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3]" table:style-name="ce17">
            <text:p>916</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4]" table:style-name="ce17">
            <text:p>916</text:p>
          </table:table-cell>
          <table:table-cell table:style-name="ce19"/>
          <table:table-cell office:value-type="string" table:style-name="ce4">
            <text:p>****************</text:p>
          </table:table-cell>
          <table:table-cell office:value-type="string" office:string-value="---" table:formula="of:=IF(AND([.F935] &lt;&gt; &quot;&quot;;[.G935] &lt;&gt; &quot;&quot;);([.G935]-[.F93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5]" table:style-name="ce17">
            <text:p>916</text:p>
          </table:table-cell>
          <table:table-cell table:style-name="ce19"/>
          <table:table-cell office:value-type="string" table:style-name="ce4">
            <text:p>****************</text:p>
          </table:table-cell>
          <table:table-cell office:value-type="string" office:string-value="---" table:formula="of:=IF(AND([.F936] &lt;&gt; &quot;&quot;;[.G936] &lt;&gt; &quot;&quot;);([.G936]-[.F936])*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6]" table:style-name="ce17">
            <text:p>916</text:p>
          </table:table-cell>
          <table:table-cell table:style-name="ce19"/>
          <table:table-cell office:value-type="string" table:style-name="ce4">
            <text:p>****************</text:p>
          </table:table-cell>
          <table:table-cell office:value-type="string" office:string-value="---" table:formula="of:=IF(AND([.F937] &lt;&gt; &quot;&quot;;[.G937] &lt;&gt; &quot;&quot;);([.G937]-[.F93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6" table:formula="of:=[.A937]" table:style-name="ce17">
            <text:p>916</text:p>
          </table:table-cell>
          <table:table-cell table:style-name="ce12"/>
          <table:table-cell office:value-type="string" table:style-name="ce4">
            <text:p>****************</text:p>
          </table:table-cell>
          <table:table-cell office:value-type="string" office:string-value="---" table:formula="of:=IF(AND([.F938] &lt;&gt; &quot;&quot;;[.G938] &lt;&gt; &quot;&quot;);([.G938]-[.F9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6" table:formula="of:=[.A938]" table:style-name="ce17">
            <text:p>916</text:p>
          </table:table-cell>
          <table:table-cell table:style-name="ce12"/>
          <table:table-cell office:value-type="string" table:style-name="ce4">
            <text:p>BILLED</text:p>
          </table:table-cell>
          <table:table-cell office:value-type="string" office:string-value="---" table:formula="of:=IF(AND([.F939] &lt;&gt; &quot;&quot;;[.G939] &lt;&gt; &quot;&quot;);([.G939]-[.F9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39]" table:style-name="ce17">
            <text:p>916</text:p>
          </table:table-cell>
          <table:table-cell office:value-type="float" office:value="6.25" table:formula="of:=COM.MICROSOFT.CEILING([.C940];0.25)" table:style-name="ce19">
            <text:p>6.250</text:p>
          </table:table-cell>
          <table:table-cell office:value-type="float" office:value="6.2466666667023674" table:formula="of:=SUM([.D940:.D959])" table:style-name="ce4">
            <text:p>6.247</text:p>
          </table:table-cell>
          <table:table-cell office:value-type="string" office:string-value="---" table:formula="of:=IF(AND([.F940] &lt;&gt; &quot;&quot;;[.G940] &lt;&gt; &quot;&quot;);([.G940]-[.F940])*24;&quot;---&quot;)" table:style-name="ce4">
            <text:p>---</text:p>
          </table:table-cell>
          <table:table-cell office:value-type="date" office:date-value="2025-05-19T00:00:00" table:style-name="ce20">
            <text:p>19-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40]" table:style-name="ce17">
            <text:p>916</text:p>
          </table:table-cell>
          <table:table-cell table:style-name="ce19"/>
          <table:table-cell office:value-type="string" table:style-name="ce4">
            <text:p>BILLED</text:p>
          </table:table-cell>
          <table:table-cell office:value-type="float" office:value="0.25000000011641532" table:formula="of:=IF(AND([.F941] &lt;&gt; &quot;&quot;;[.G941] &lt;&gt; &quot;&quot;);([.G941]-[.F941])*24;&quot;---&quot;)" table:style-name="ce4">
            <text:p>0.250</text:p>
          </table:table-cell>
          <table:table-cell office:value-type="string" table:style-name="ce20">
            <text:p>mtg-Daily</text:p>
          </table:table-cell>
          <table:table-cell office:value-type="date" office:date-value="2025-05-19T08:30:00" table:style-name="ce14">
            <text:p>5/19/25 08:30 AM</text:p>
          </table:table-cell>
          <table:table-cell office:value-type="date" office:date-value="2025-05-19T08:45:00" table:style-name="ce14">
            <text:p>5/19/25 08:45 AM</text:p>
          </table:table-cell>
          <table:table-cell office:value-type="string" table:style-name="ce21">
            <text:p>Daily meetings with the team.</text:p>
          </table:table-cell>
          <table:table-cell table:style-name="ce18"/>
          <table:table-cell table:number-columns-repeated="16375"/>
        </table:table-row>
        <table:table-row table:style-name="ro2" table:visibility="collapse">
          <table:table-cell office:value-type="float" office:value="916" table:formula="of:=[.A941]" table:style-name="ce17">
            <text:p>916</text:p>
          </table:table-cell>
          <table:table-cell table:style-name="ce19"/>
          <table:table-cell office:value-type="string" table:style-name="ce4">
            <text:p>BILLED</text:p>
          </table:table-cell>
          <table:table-cell office:value-type="float" office:value="0.25888888881308958" table:formula="of:=IF(AND([.F942] &lt;&gt; &quot;&quot;;[.G942] &lt;&gt; &quot;&quot;);([.G942]-[.F942])*24;&quot;---&quot;)" table:style-name="ce4">
            <text:p>0.259</text:p>
          </table:table-cell>
          <table:table-cell office:value-type="string" table:style-name="ce20">
            <text:p>mtg-Daily</text:p>
          </table:table-cell>
          <table:table-cell office:value-type="date" office:date-value="2025-05-19T09:30:00" table:style-name="ce14">
            <text:p>5/19/25 09:30 AM</text:p>
          </table:table-cell>
          <table:table-cell office:value-type="date" office:date-value="2025-05-19T09:45:32" table:style-name="ce14">
            <text:p>5/19/25 09:45 A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42]" table:style-name="ce17">
            <text:p>916</text:p>
          </table:table-cell>
          <table:table-cell table:style-name="ce19"/>
          <table:table-cell office:value-type="string" table:style-name="ce4">
            <text:p>BILLED</text:p>
          </table:table-cell>
          <table:table-cell office:value-type="float" office:value="0.2411111110704951" table:formula="of:=IF(AND([.F943] &lt;&gt; &quot;&quot;;[.G943] &lt;&gt; &quot;&quot;);([.G943]-[.F943])*24;&quot;---&quot;)" table:style-name="ce4">
            <text:p>0.241</text:p>
          </table:table-cell>
          <table:table-cell office:value-type="string" table:style-name="ce20">
            <text:p>swa-restconnector</text:p>
          </table:table-cell>
          <table:table-cell office:value-type="date" office:date-value="2025-05-19T09:45:32" table:style-name="ce14">
            <text:p>5/19/25 09:45 AM</text:p>
          </table:table-cell>
          <table:table-cell office:value-type="date" office:date-value="2025-05-19T10:00:00" table:style-name="ce14">
            <text:p>5/19/25 10:00 AM</text:p>
          </table:table-cell>
          <table:table-cell office:value-type="string" table:style-name="ce21">
            <text:p>Worked to update the IdMUnit swa-rest-connector opGetUser function to use JsonPath.</text:p>
          </table:table-cell>
          <table:table-cell table:style-name="ce18"/>
          <table:table-cell table:number-columns-repeated="16375"/>
        </table:table-row>
        <table:table-row table:style-name="ro2" table:visibility="collapse">
          <table:table-cell office:value-type="float" office:value="916" table:formula="of:=[.A943]" table:style-name="ce17">
            <text:p>916</text:p>
          </table:table-cell>
          <table:table-cell table:style-name="ce19"/>
          <table:table-cell office:value-type="string" table:style-name="ce4">
            <text:p>BILLED</text:p>
          </table:table-cell>
          <table:table-cell office:value-type="float" office:value="0.73916666675359011" table:formula="of:=IF(AND([.F944] &lt;&gt; &quot;&quot;;[.G944] &lt;&gt; &quot;&quot;);([.G944]-[.F944])*24;&quot;---&quot;)" table:style-name="ce4">
            <text:p>0.739</text:p>
          </table:table-cell>
          <table:table-cell office:value-type="string" table:style-name="ce20">
            <text:p>mtg-trivir</text:p>
          </table:table-cell>
          <table:table-cell office:value-type="date" office:date-value="2025-05-19T10:00:00" table:style-name="ce14">
            <text:p>5/19/25 10:00 AM</text:p>
          </table:table-cell>
          <table:table-cell office:value-type="date" office:date-value="2025-05-19T10:44:21" table:style-name="ce14">
            <text:p>5/19/25 10:44 AM</text:p>
          </table:table-cell>
          <table:table-cell office:value-type="string" table:style-name="ce22">
            <text:p>Monthly TriBir meeting :-)</text:p>
          </table:table-cell>
          <table:table-cell table:style-name="ce18"/>
          <table:table-cell table:number-columns-repeated="16375"/>
        </table:table-row>
        <table:table-row table:style-name="ro2" table:visibility="collapse">
          <table:table-cell office:value-type="float" office:value="916" table:formula="of:=[.A944]" table:style-name="ce17">
            <text:p>916</text:p>
          </table:table-cell>
          <table:table-cell table:style-name="ce19"/>
          <table:table-cell office:value-type="string" table:style-name="ce4">
            <text:p>BILLED</text:p>
          </table:table-cell>
          <table:table-cell office:value-type="float" office:value="1.1958333333022892" table:formula="of:=IF(AND([.F945] &lt;&gt; &quot;&quot;;[.G945] &lt;&gt; &quot;&quot;);([.G945]-[.F945])*24;&quot;---&quot;)" table:style-name="ce4">
            <text:p>1.196</text:p>
          </table:table-cell>
          <table:table-cell office:value-type="string" table:style-name="ce20">
            <text:p>swa-restconnector</text:p>
          </table:table-cell>
          <table:table-cell office:value-type="date" office:date-value="2025-05-19T10:44:21" table:style-name="ce14">
            <text:p>5/19/25 10:44 AM</text:p>
          </table:table-cell>
          <table:table-cell office:value-type="date" office:date-value="2025-05-19T11:56:06" table:style-name="ce14">
            <text:p>5/19/25 11:56 AM</text:p>
          </table:table-cell>
          <table:table-cell office:value-type="string" table:style-name="ce21">
            <text:p># 2.3.0 build submitted.</text:p>
          </table:table-cell>
          <table:table-cell table:style-name="ce18"/>
          <table:table-cell table:number-columns-repeated="16375"/>
        </table:table-row>
        <table:table-row table:style-name="ro2" table:visibility="collapse">
          <table:table-cell office:value-type="float" office:value="916" table:formula="of:=[.A945]" table:style-name="ce17">
            <text:p>916</text:p>
          </table:table-cell>
          <table:table-cell table:style-name="ce19"/>
          <table:table-cell office:value-type="string" table:style-name="ce4">
            <text:p>BILLED</text:p>
          </table:table-cell>
          <table:table-cell office:value-type="float" office:value="0.6650000000372529" table:formula="of:=IF(AND([.F946] &lt;&gt; &quot;&quot;;[.G946] &lt;&gt; &quot;&quot;);([.G946]-[.F946])*24;&quot;---&quot;)" table:style-name="ce4">
            <text:p>0.665</text:p>
          </table:table-cell>
          <table:table-cell office:value-type="string" table:style-name="ce20">
            <text:p>IDtoAviobook</text:p>
          </table:table-cell>
          <table:table-cell office:value-type="date" office:date-value="2025-05-19T11:56:06" table:style-name="ce14">
            <text:p>5/19/25 11:56 AM</text:p>
          </table:table-cell>
          <table:table-cell office:value-type="date" office:date-value="2025-05-19T12:36:00" table:style-name="ce14">
            <text:p>5/19/25 12:36 PM</text:p>
          </table:table-cell>
          <table:table-cell office:value-type="string" table:style-name="ce21">
            <text:p>Worked on documenting new requests to resolve issues in the IDtoAviobook driver.</text:p>
          </table:table-cell>
          <table:table-cell table:style-name="ce18"/>
          <table:table-cell table:number-columns-repeated="16375"/>
        </table:table-row>
        <table:table-row table:style-name="ro2" table:visibility="collapse">
          <table:table-cell office:value-type="float" office:value="916" table:formula="of:=[.A946]" table:style-name="ce17">
            <text:p>916</text:p>
          </table:table-cell>
          <table:table-cell table:style-name="ce31"/>
          <table:table-cell office:value-type="string" table:style-name="ce4">
            <text:p>BILLED</text:p>
          </table:table-cell>
          <table:table-cell office:value-type="float" office:value="0.4791666665696539" table:formula="of:=IF(AND([.F947] &lt;&gt; &quot;&quot;;[.G947] &lt;&gt; &quot;&quot;);([.G947]-[.F947])*24;&quot;---&quot;)" table:style-name="ce4">
            <text:p>0.479</text:p>
          </table:table-cell>
          <table:table-cell office:value-type="string" table:style-name="ce20">
            <text:p>IDtoEmployeeSvc</text:p>
          </table:table-cell>
          <table:table-cell office:value-type="date" office:date-value="2025-05-19T13:51:50" table:style-name="ce14">
            <text:p>5/19/25 01:51 PM</text:p>
          </table:table-cell>
          <table:table-cell office:value-type="date" office:date-value="2025-05-19T14:20:35" table:style-name="ce14">
            <text:p>5/19/25 02:20 PM</text:p>
          </table:table-cell>
          <table:table-cell office:value-type="string" table:style-name="ce21">
            <text:p>Worked on UAT plan for the IDtoEmployeeSvc team. Worked on resolving issues with retirees.</text:p>
          </table:table-cell>
          <table:table-cell table:style-name="ce18"/>
          <table:table-cell table:number-columns-repeated="16375"/>
        </table:table-row>
        <table:table-row table:style-name="ro2" table:visibility="collapse">
          <table:table-cell office:value-type="float" office:value="916" table:formula="of:=[.A947]" table:style-name="ce17">
            <text:p>916</text:p>
          </table:table-cell>
          <table:table-cell table:style-name="ce19"/>
          <table:table-cell office:value-type="string" table:style-name="ce4">
            <text:p>BILLED</text:p>
          </table:table-cell>
          <table:table-cell office:value-type="float" office:value="0.75111111119622365" table:formula="of:=IF(AND([.F948] &lt;&gt; &quot;&quot;;[.G948] &lt;&gt; &quot;&quot;);([.G948]-[.F948])*24;&quot;---&quot;)" table:style-name="ce4">
            <text:p>0.751</text:p>
          </table:table-cell>
          <table:table-cell office:value-type="string" table:style-name="ce20">
            <text:p>IDtoEmployeeSvc</text:p>
          </table:table-cell>
          <table:table-cell office:value-type="date" office:date-value="2025-05-19T14:20:35" table:style-name="ce14">
            <text:p>5/19/25 02:20 PM</text:p>
          </table:table-cell>
          <table:table-cell office:value-type="date" office:date-value="2025-05-19T15:05:39" table:style-name="ce14">
            <text:p>5/19/25 03:05 PM</text:p>
          </table:table-cell>
          <table:table-cell office:value-type="string" table:style-name="ce21">
            <text:p># retiree list: only 11/17, all bad roles . .</text:p>
          </table:table-cell>
          <table:table-cell table:style-name="ce18"/>
          <table:table-cell table:number-columns-repeated="16375"/>
        </table:table-row>
        <table:table-row table:style-name="ro2" table:visibility="collapse">
          <table:table-cell office:value-type="float" office:value="916" table:formula="of:=[.A948]" table:style-name="ce17">
            <text:p>916</text:p>
          </table:table-cell>
          <table:table-cell table:style-name="ce19"/>
          <table:table-cell office:value-type="string" table:style-name="ce4">
            <text:p>BILLED</text:p>
          </table:table-cell>
          <table:table-cell office:value-type="float" office:value="0.89611111104022712" table:formula="of:=IF(AND([.F949] &lt;&gt; &quot;&quot;;[.G949] &lt;&gt; &quot;&quot;);([.G949]-[.F949])*24;&quot;---&quot;)" table:style-name="ce4">
            <text:p>0.896</text:p>
          </table:table-cell>
          <table:table-cell office:value-type="string" table:style-name="ce20">
            <text:p>IDtoEmployeeSvc</text:p>
          </table:table-cell>
          <table:table-cell office:value-type="date" office:date-value="2025-05-19T15:05:39" table:style-name="ce14">
            <text:p>5/19/25 03:05 PM</text:p>
          </table:table-cell>
          <table:table-cell office:value-type="date" office:date-value="2025-05-19T15:59:25" table:style-name="ce14">
            <text:p>5/19/25 03:59 PM</text:p>
          </table:table-cell>
          <table:table-cell office:value-type="string" table:style-name="ce21">
            <text:p>#fup to uat #4, fixed to use proper email tempalte field 'errorMsg'</text:p>
          </table:table-cell>
          <table:table-cell table:style-name="ce18"/>
          <table:table-cell table:number-columns-repeated="16375"/>
        </table:table-row>
        <table:table-row table:style-name="ro2" table:visibility="collapse">
          <table:table-cell office:value-type="float" office:value="916" table:formula="of:=[.A949]" table:style-name="ce17">
            <text:p>916</text:p>
          </table:table-cell>
          <table:table-cell table:style-name="ce19"/>
          <table:table-cell office:value-type="string" table:style-name="ce4">
            <text:p>BILLED</text:p>
          </table:table-cell>
          <table:table-cell office:value-type="float" office:value="0.77027777780313045" table:formula="of:=IF(AND([.F950] &lt;&gt; &quot;&quot;;[.G950] &lt;&gt; &quot;&quot;);([.G950]-[.F950])*24;&quot;---&quot;)" table:style-name="ce4">
            <text:p>0.770</text:p>
          </table:table-cell>
          <table:table-cell office:value-type="string" table:style-name="ce20">
            <text:p>IDtoEmployeeSvc</text:p>
          </table:table-cell>
          <table:table-cell office:value-type="date" office:date-value="2025-05-19T15:59:25" table:style-name="ce14">
            <text:p>5/19/25 03:59 PM</text:p>
          </table:table-cell>
          <table:table-cell office:value-type="date" office:date-value="2025-05-19T16:45:38" table:style-name="ce14">
            <text:p>5/19/25 04:45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16" table:formula="of:=[.A950]" table:style-name="ce17">
            <text:p>916</text:p>
          </table:table-cell>
          <table:table-cell table:style-name="ce19"/>
          <table:table-cell table:number-columns-repeated="2" table:style-name="ce4"/>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1]" table:style-name="ce17">
            <text:p>916</text:p>
          </table:table-cell>
          <table:table-cell table:style-name="ce19"/>
          <table:table-cell table:style-name="ce4"/>
          <table:table-cell office:value-type="string" office:string-value="---" table:formula="of:=IF(AND([.F952] &lt;&gt; &quot;&quot;;[.G952] &lt;&gt; &quot;&quot;);([.G952]-[.F952])*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2]" table:style-name="ce17">
            <text:p>916</text:p>
          </table:table-cell>
          <table:table-cell table:style-name="ce19"/>
          <table:table-cell table:style-name="ce4"/>
          <table:table-cell office:value-type="string" office:string-value="---" table:formula="of:=IF(AND([.F953] &lt;&gt; &quot;&quot;;[.G953] &lt;&gt; &quot;&quot;);([.G953]-[.F95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6" table:formula="of:=[.A953]" table:style-name="ce17">
            <text:p>916</text:p>
          </table:table-cell>
          <table:table-cell table:style-name="ce19"/>
          <table:table-cell table:style-name="ce4"/>
          <table:table-cell office:value-type="string" office:string-value="---" table:formula="of:=IF(AND([.F954] &lt;&gt; &quot;&quot;;[.G954] &lt;&gt; &quot;&quot;);([.G954]-[.F9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4]" table:style-name="ce17">
            <text:p>916</text:p>
          </table:table-cell>
          <table:table-cell table:style-name="ce19"/>
          <table:table-cell table:style-name="ce4"/>
          <table:table-cell office:value-type="string" office:string-value="---" table:formula="of:=IF(AND([.F955] &lt;&gt; &quot;&quot;;[.G955] &lt;&gt; &quot;&quot;);([.G955]-[.F9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5]" table:style-name="ce17">
            <text:p>916</text:p>
          </table:table-cell>
          <table:table-cell table:style-name="ce19"/>
          <table:table-cell table:style-name="ce4"/>
          <table:table-cell office:value-type="string" office:string-value="---" table:formula="of:=IF(AND([.F956] &lt;&gt; &quot;&quot;;[.G956] &lt;&gt; &quot;&quot;);([.G956]-[.F9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6]" table:style-name="ce17">
            <text:p>916</text:p>
          </table:table-cell>
          <table:table-cell table:style-name="ce19"/>
          <table:table-cell table:style-name="ce4"/>
          <table:table-cell office:value-type="string" office:string-value="---" table:formula="of:=IF(AND([.F957] &lt;&gt; &quot;&quot;;[.G957] &lt;&gt; &quot;&quot;);([.G957]-[.F9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7]" table:style-name="ce17">
            <text:p>916</text:p>
          </table:table-cell>
          <table:table-cell table:style-name="ce19"/>
          <table:table-cell table:style-name="ce4"/>
          <table:table-cell office:value-type="string" office:string-value="---" table:formula="of:=IF(AND([.F958] &lt;&gt; &quot;&quot;;[.G958] &lt;&gt; &quot;&quot;);([.G958]-[.F9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8]" table:style-name="ce17">
            <text:p>916</text:p>
          </table:table-cell>
          <table:table-cell table:style-name="ce19"/>
          <table:table-cell table:style-name="ce4"/>
          <table:table-cell office:value-type="string" office:string-value="---" table:formula="of:=IF(AND([.F959] &lt;&gt; &quot;&quot;;[.G959] &lt;&gt; &quot;&quot;);([.G959]-[.F95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59]" table:style-name="ce17">
            <text:p>916</text:p>
          </table:table-cell>
          <table:table-cell office:value-type="float" office:value="9" table:formula="of:=COM.MICROSOFT.CEILING([.C960];0.25)" table:style-name="ce19">
            <text:p>9.000</text:p>
          </table:table-cell>
          <table:table-cell office:value-type="float" office:value="8.8433333332068287" table:formula="of:=SUM([.D960:.D985])" table:style-name="ce4">
            <text:p>8.843</text:p>
          </table:table-cell>
          <table:table-cell office:value-type="string" office:string-value="---" table:formula="of:=IF(AND([.F960] &lt;&gt; &quot;&quot;;[.G960] &lt;&gt; &quot;&quot;);([.G960]-[.F960])*24;&quot;---&quot;)" table:style-name="ce4">
            <text:p>---</text:p>
          </table:table-cell>
          <table:table-cell office:value-type="date" office:date-value="2025-05-20T00:00:00" table:style-name="ce20">
            <text:p>20-May</text:p>
          </table:table-cell>
          <table:table-cell table:number-columns-repeated="2" table:style-name="ce14"/>
          <table:table-cell table:style-name="ce13"/>
          <table:table-cell table:style-name="ce15"/>
          <table:table-cell table:number-columns-repeated="16375"/>
        </table:table-row>
        <table:table-row table:style-name="ro8" table:visibility="collapse">
          <table:table-cell office:value-type="float" office:value="916" table:formula="of:=[.A960]" table:style-name="ce17">
            <text:p>916</text:p>
          </table:table-cell>
          <table:table-cell table:style-name="ce19"/>
          <table:table-cell office:value-type="string" table:style-name="ce4">
            <text:p>BILLED</text:p>
          </table:table-cell>
          <table:table-cell office:value-type="float" office:value="0.26000000000931323" table:formula="of:=IF(AND([.F961] &lt;&gt; &quot;&quot;;[.G961] &lt;&gt; &quot;&quot;);([.G961]-[.F961])*24;&quot;---&quot;)" table:style-name="ce4">
            <text:p>0.260</text:p>
          </table:table-cell>
          <table:table-cell office:value-type="string" table:style-name="ce21">
            <text:p>BAES</text:p>
          </table:table-cell>
          <table:table-cell office:value-type="date" office:date-value="2025-05-20T07:50:00" table:style-name="ce14">
            <text:p>5/20/25 07:50 AM</text:p>
          </table:table-cell>
          <table:table-cell office:value-type="date" office:date-value="2025-05-20T08:05:36" table:style-name="ce14">
            <text:p>5/20/25 08:05 AM</text:p>
          </table:table-cell>
          <table:table-cell office:value-type="string" table:style-name="ce13">
            <text:p>Worked on clarifying an issue with the JSON payload for the LMS driver.</text:p>
          </table:table-cell>
          <table:table-cell office:value-type="string" table:style-name="ce15">
            <text:p>Discussion with Gary regarding incorrect JSON in the AC compared to the correct version in the driver and test.</text:p>
          </table:table-cell>
          <table:table-cell table:number-columns-repeated="16375"/>
        </table:table-row>
        <table:table-row table:style-name="ro2" table:visibility="collapse">
          <table:table-cell office:value-type="float" office:value="916" table:formula="of:=[.A961]" table:style-name="ce17">
            <text:p>916</text:p>
          </table:table-cell>
          <table:table-cell table:style-name="ce19"/>
          <table:table-cell office:value-type="string" table:style-name="ce4">
            <text:p>BILLED</text:p>
          </table:table-cell>
          <table:table-cell office:value-type="float" office:value="0.40666666656034067" table:formula="of:=IF(AND([.F962] &lt;&gt; &quot;&quot;;[.G962] &lt;&gt; &quot;&quot;);([.G962]-[.F962])*24;&quot;---&quot;)" table:style-name="ce4">
            <text:p>0.407</text:p>
          </table:table-cell>
          <table:table-cell office:value-type="string" table:style-name="ce21">
            <text:p>IDtoEmployeeSvc</text:p>
          </table:table-cell>
          <table:table-cell office:value-type="date" office:date-value="2025-05-20T08:05:36" table:style-name="ce14">
            <text:p>5/20/25 08:05 AM</text:p>
          </table:table-cell>
          <table:table-cell office:value-type="date" office:date-value="2025-05-20T08:30:00" table:style-name="ce14">
            <text:p>5/20/25 08:30 AM</text:p>
          </table:table-cell>
          <table:table-cell office:value-type="string" table:style-name="ce13">
            <text:p>Worked on fixing email notification issues with the IDtoEmployeeSvc driver. Worked on EmployeeSvc UAT testing plans with Josh Saulson.</text:p>
          </table:table-cell>
          <table:table-cell table:style-name="ce18"/>
          <table:table-cell table:number-columns-repeated="16375"/>
        </table:table-row>
        <table:table-row table:style-name="ro2" table:visibility="collapse">
          <table:table-cell office:value-type="float" office:value="916" table:formula="of:=[.A962]" table:style-name="ce17">
            <text:p>916</text:p>
          </table:table-cell>
          <table:table-cell table:style-name="ce19"/>
          <table:table-cell office:value-type="string" table:style-name="ce4">
            <text:p>BILLED</text:p>
          </table:table-cell>
          <table:table-cell office:value-type="float" office:value="0.21666666667442769" table:formula="of:=IF(AND([.F963] &lt;&gt; &quot;&quot;;[.G963] &lt;&gt; &quot;&quot;);([.G963]-[.F963])*24;&quot;---&quot;)" table:style-name="ce4">
            <text:p>0.217</text:p>
          </table:table-cell>
          <table:table-cell office:value-type="string" table:style-name="ce21">
            <text:p>mtg-daily</text:p>
          </table:table-cell>
          <table:table-cell office:value-type="date" office:date-value="2025-05-20T08:30:00" table:style-name="ce14">
            <text:p>5/20/25 08:30 AM</text:p>
          </table:table-cell>
          <table:table-cell office:value-type="date" office:date-value="2025-05-20T08:43:00" table:style-name="ce14">
            <text:p>5/20/25 08:43 AM</text:p>
          </table:table-cell>
          <table:table-cell office:value-type="string" table:style-name="ce21">
            <text:p>Daily meetings with the team. Weekly backlog EE meeting.</text:p>
          </table:table-cell>
          <table:table-cell table:style-name="ce18"/>
          <table:table-cell table:number-columns-repeated="16375"/>
        </table:table-row>
        <table:table-row table:style-name="ro2" table:visibility="collapse">
          <table:table-cell office:value-type="float" office:value="916" table:formula="of:=[.A963]" table:style-name="ce17">
            <text:p>916</text:p>
          </table:table-cell>
          <table:table-cell table:style-name="ce19"/>
          <table:table-cell office:value-type="string" table:style-name="ce4">
            <text:p>BILLED</text:p>
          </table:table-cell>
          <table:table-cell office:value-type="float" office:value="1.7947222223156132" table:formula="of:=IF(AND([.F964] &lt;&gt; &quot;&quot;;[.G964] &lt;&gt; &quot;&quot;);([.G964]-[.F964])*24;&quot;---&quot;)" table:style-name="ce4">
            <text:p>1.795</text:p>
          </table:table-cell>
          <table:table-cell office:value-type="string" table:style-name="ce21">
            <text:p>IDtoEmployeeSvc</text:p>
          </table:table-cell>
          <table:table-cell office:value-type="date" office:date-value="2025-05-20T09:15:00" table:style-name="ce14">
            <text:p>5/20/25 09:15 AM</text:p>
          </table:table-cell>
          <table:table-cell office:value-type="date" office:date-value="2025-05-20T11:02:41" table:style-name="ce14">
            <text:p>5/20/25 11:02 AM</text:p>
          </table:table-cell>
          <table:table-cell office:value-type="string" table:style-name="ce13">
            <text:p>#Ready for my chat with Josh . .moving down the list</text:p>
          </table:table-cell>
          <table:table-cell table:style-name="ce18"/>
          <table:table-cell table:number-columns-repeated="16375"/>
        </table:table-row>
        <table:table-row table:style-name="ro2" table:visibility="collapse">
          <table:table-cell office:value-type="float" office:value="916" table:formula="of:=[.A964]" table:style-name="ce17">
            <text:p>916</text:p>
          </table:table-cell>
          <table:table-cell table:style-name="ce19"/>
          <table:table-cell office:value-type="string" table:style-name="ce4">
            <text:p>BILLED</text:p>
          </table:table-cell>
          <table:table-cell office:value-type="float" office:value="1.0386111109983176" table:formula="of:=IF(AND([.F965] &lt;&gt; &quot;&quot;;[.G965] &lt;&gt; &quot;&quot;);([.G965]-[.F965])*24;&quot;---&quot;)" table:style-name="ce4">
            <text:p>1.039</text:p>
          </table:table-cell>
          <table:table-cell office:value-type="string" table:style-name="ce21">
            <text:p>IDtoEmployeeSvc</text:p>
          </table:table-cell>
          <table:table-cell office:value-type="date" office:date-value="2025-05-20T11:02:41" table:style-name="ce14">
            <text:p>5/20/25 11:02 AM</text:p>
          </table:table-cell>
          <table:table-cell office:value-type="date" office:date-value="2025-05-20T12:05:00" table:style-name="ce14">
            <text:p>5/20/25 12:0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965]" table:style-name="ce17">
            <text:p>916</text:p>
          </table:table-cell>
          <table:table-cell table:style-name="ce19"/>
          <table:table-cell office:value-type="string" table:style-name="ce4">
            <text:p>BILLED</text:p>
          </table:table-cell>
          <table:table-cell office:value-type="float" office:value="0.3680555556784384" table:formula="of:=IF(AND([.F966] &lt;&gt; &quot;&quot;;[.G966] &lt;&gt; &quot;&quot;);([.G966]-[.F966])*24;&quot;---&quot;)" table:style-name="ce4">
            <text:p>0.368</text:p>
          </table:table-cell>
          <table:table-cell office:value-type="string" table:style-name="ce21">
            <text:p>IDtoEmployeeSvc</text:p>
          </table:table-cell>
          <table:table-cell office:value-type="date" office:date-value="2025-05-20T12:22:24" table:style-name="ce14">
            <text:p>5/20/25 12:22 PM</text:p>
          </table:table-cell>
          <table:table-cell office:value-type="date" office:date-value="2025-05-20T12:44:29" table:style-name="ce14">
            <text:p>5/20/25 12:44 PM</text:p>
          </table:table-cell>
          <table:table-cell office:value-type="string" table:style-name="ce13">
            <text:p>#preapring for uat</text:p>
          </table:table-cell>
          <table:table-cell table:style-name="ce18"/>
          <table:table-cell table:number-columns-repeated="16375"/>
        </table:table-row>
        <table:table-row table:style-name="ro2" table:visibility="collapse">
          <table:table-cell office:value-type="float" office:value="916" table:formula="of:=[.A966]" table:style-name="ce17">
            <text:p>916</text:p>
          </table:table-cell>
          <table:table-cell table:style-name="ce19"/>
          <table:table-cell office:value-type="string" table:style-name="ce4">
            <text:p>BILLED</text:p>
          </table:table-cell>
          <table:table-cell office:value-type="float" office:value="0.50861111108679324" table:formula="of:=IF(AND([.F967] &lt;&gt; &quot;&quot;;[.G967] &lt;&gt; &quot;&quot;);([.G967]-[.F967])*24;&quot;---&quot;)" table:style-name="ce4">
            <text:p>0.509</text:p>
          </table:table-cell>
          <table:table-cell office:value-type="string" table:style-name="ce21">
            <text:p>IDtoIronclad</text:p>
          </table:table-cell>
          <table:table-cell office:value-type="date" office:date-value="2025-05-20T12:44:29" table:style-name="ce14">
            <text:p>5/20/25 12:44 PM</text:p>
          </table:table-cell>
          <table:table-cell office:value-type="date" office:date-value="2025-05-20T13:15:00" table:style-name="ce14">
            <text:p>5/20/25 01:15 PM</text:p>
          </table:table-cell>
          <table:table-cell office:value-type="string" table:style-name="ce13">
            <text:p>Worked with Nirosha to resolve IDtoIronclad driver authentication issues.</text:p>
          </table:table-cell>
          <table:table-cell table:style-name="ce18"/>
          <table:table-cell table:number-columns-repeated="16375"/>
        </table:table-row>
        <table:table-row table:style-name="ro2" table:visibility="collapse">
          <table:table-cell office:value-type="float" office:value="916" table:formula="of:=[.A967]" table:style-name="ce17">
            <text:p>916</text:p>
          </table:table-cell>
          <table:table-cell table:style-name="ce19"/>
          <table:table-cell office:value-type="string" table:style-name="ce4">
            <text:p>BILLED</text:p>
          </table:table-cell>
          <table:table-cell office:value-type="float" office:value="0.24999999994179234" table:formula="of:=IF(AND([.F968] &lt;&gt; &quot;&quot;;[.G968] &lt;&gt; &quot;&quot;);([.G968]-[.F968])*24;&quot;---&quot;)" table:style-name="ce4">
            <text:p>0.250</text:p>
          </table:table-cell>
          <table:table-cell office:value-type="string" table:style-name="ce21">
            <text:p>IDtoIronclad</text:p>
          </table:table-cell>
          <table:table-cell office:value-type="date" office:date-value="2025-05-20T13:15:00" table:style-name="ce14">
            <text:p>5/20/25 01:15 PM</text:p>
          </table:table-cell>
          <table:table-cell office:value-type="date" office:date-value="2025-05-20T13:30:00" table:style-name="ce14">
            <text:p>5/20/25 01:30 PM</text:p>
          </table:table-cell>
          <table:table-cell office:value-type="string" table:style-name="ce13">
            <text:p>#auth issues</text:p>
          </table:table-cell>
          <table:table-cell table:style-name="ce18"/>
          <table:table-cell table:number-columns-repeated="16375"/>
        </table:table-row>
        <table:table-row table:style-name="ro2" table:visibility="collapse">
          <table:table-cell office:value-type="float" office:value="916" table:formula="of:=[.A968]" table:style-name="ce17">
            <text:p>916</text:p>
          </table:table-cell>
          <table:table-cell table:style-name="ce19"/>
          <table:table-cell office:value-type="string" table:style-name="ce4">
            <text:p>BILLED</text:p>
          </table:table-cell>
          <table:table-cell office:value-type="float" office:value="0.53749999991850927" table:formula="of:=IF(AND([.F969] &lt;&gt; &quot;&quot;;[.G969] &lt;&gt; &quot;&quot;);([.G969]-[.F969])*24;&quot;---&quot;)" table:style-name="ce4">
            <text:p>0.537</text:p>
          </table:table-cell>
          <table:table-cell office:value-type="string" table:style-name="ce21">
            <text:p>IDtoEmployeeSvc</text:p>
          </table:table-cell>
          <table:table-cell office:value-type="date" office:date-value="2025-05-20T13:30:00" table:style-name="ce14">
            <text:p>5/20/25 01:30 PM</text:p>
          </table:table-cell>
          <table:table-cell office:value-type="date" office:date-value="2025-05-20T14:02:15" table:style-name="ce14">
            <text:p>5/20/25 02:02 PM</text:p>
          </table:table-cell>
          <table:table-cell office:value-type="string" table:style-name="ce13">
            <text:p>mtg- josh/jeff</text:p>
          </table:table-cell>
          <table:table-cell table:style-name="ce18"/>
          <table:table-cell table:number-columns-repeated="16375"/>
        </table:table-row>
        <table:table-row table:style-name="ro2" table:visibility="collapse">
          <table:table-cell office:value-type="float" office:value="916" table:formula="of:=[.A969]" table:style-name="ce17">
            <text:p>916</text:p>
          </table:table-cell>
          <table:table-cell table:style-name="ce19"/>
          <table:table-cell office:value-type="string" table:style-name="ce4">
            <text:p>BILLED</text:p>
          </table:table-cell>
          <table:table-cell office:value-type="float" office:value="0.62388888892019168" table:formula="of:=IF(AND([.F970] &lt;&gt; &quot;&quot;;[.G970] &lt;&gt; &quot;&quot;);([.G970]-[.F970])*24;&quot;---&quot;)" table:style-name="ce4">
            <text:p>0.624</text:p>
          </table:table-cell>
          <table:table-cell office:value-type="string" table:style-name="ce21">
            <text:p>mtg-Backlog</text:p>
          </table:table-cell>
          <table:table-cell office:value-type="date" office:date-value="2025-05-20T14:02:15" table:style-name="ce14">
            <text:p>5/20/25 02:02 PM</text:p>
          </table:table-cell>
          <table:table-cell office:value-type="date" office:date-value="2025-05-20T14:39:41" table:style-name="ce14">
            <text:p>5/20/25 02:39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16" table:formula="of:=[.A970]" table:style-name="ce17">
            <text:p>916</text:p>
          </table:table-cell>
          <table:table-cell table:style-name="ce19"/>
          <table:table-cell office:value-type="string" table:style-name="ce4">
            <text:p>BILLED</text:p>
          </table:table-cell>
          <table:table-cell office:value-type="float" office:value="0.74555555556435138" table:formula="of:=IF(AND([.F971] &lt;&gt; &quot;&quot;;[.G971] &lt;&gt; &quot;&quot;);([.G971]-[.F971])*24;&quot;---&quot;)" table:style-name="ce4">
            <text:p>0.746</text:p>
          </table:table-cell>
          <table:table-cell office:value-type="string" table:style-name="ce21">
            <text:p>IDtoEmployeeSvc</text:p>
          </table:table-cell>
          <table:table-cell office:value-type="date" office:date-value="2025-05-20T14:39:41" table:style-name="ce14">
            <text:p>5/20/25 02:39 PM</text:p>
          </table:table-cell>
          <table:table-cell office:value-type="date" office:date-value="2025-05-20T15:24:25" table:style-name="ce14">
            <text:p>5/20/25 03:24 PM</text:p>
          </table:table-cell>
          <table:table-cell office:value-type="string" table:style-name="ce13">
            <text:p># uat done; moving to ironcla</text:p>
          </table:table-cell>
          <table:table-cell table:style-name="ce18"/>
          <table:table-cell table:number-columns-repeated="16375"/>
        </table:table-row>
        <table:table-row table:style-name="ro2" table:visibility="collapse">
          <table:table-cell office:value-type="float" office:value="916" table:formula="of:=[.A971]" table:style-name="ce17">
            <text:p>916</text:p>
          </table:table-cell>
          <table:table-cell table:style-name="ce19"/>
          <table:table-cell office:value-type="string" table:style-name="ce4">
            <text:p>BILLED</text:p>
          </table:table-cell>
          <table:table-cell office:value-type="float" office:value="2.09305555553874" table:formula="of:=IF(AND([.F972] &lt;&gt; &quot;&quot;;[.G972] &lt;&gt; &quot;&quot;);([.G972]-[.F972])*24;&quot;---&quot;)" table:style-name="ce4">
            <text:p>2.093</text:p>
          </table:table-cell>
          <table:table-cell office:value-type="string" table:style-name="ce21">
            <text:p>IDtoIronclad</text:p>
          </table:table-cell>
          <table:table-cell office:value-type="date" office:date-value="2025-05-20T15:24:25" table:style-name="ce14">
            <text:p>5/20/25 03:24 PM</text:p>
          </table:table-cell>
          <table:table-cell office:value-type="date" office:date-value="2025-05-20T17:30:00" table:style-name="ce14">
            <text:p>5/20/25 05:30 PM</text:p>
          </table:table-cell>
          <table:table-cell office:value-type="string" table:style-name="ce13">
            <text:p>#doing my own auth checks</text:p>
          </table:table-cell>
          <table:table-cell table:style-name="ce18"/>
          <table:table-cell table:number-columns-repeated="16375"/>
        </table:table-row>
        <table:table-row table:style-name="ro2" table:visibility="collapse">
          <table:table-cell office:value-type="float" office:value="916" table:formula="of:=[.A972]" table:style-name="ce17">
            <text:p>916</text:p>
          </table:table-cell>
          <table:table-cell table:style-name="ce19"/>
          <table:table-cell table:style-name="ce4"/>
          <table:table-cell office:value-type="string" office:string-value="---" table:formula="of:=IF(AND([.F973] &lt;&gt; &quot;&quot;;[.G973] &lt;&gt; &quot;&quot;);([.G973]-[.F97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3]" table:style-name="ce17">
            <text:p>916</text:p>
          </table:table-cell>
          <table:table-cell table:style-name="ce19"/>
          <table:table-cell table:style-name="ce4"/>
          <table:table-cell office:value-type="string" office:string-value="---" table:formula="of:=IF(AND([.F974] &lt;&gt; &quot;&quot;;[.G974] &lt;&gt; &quot;&quot;);([.G974]-[.F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4]" table:style-name="ce17">
            <text:p>916</text:p>
          </table:table-cell>
          <table:table-cell table:style-name="ce19"/>
          <table:table-cell table:style-name="ce4"/>
          <table:table-cell office:value-type="string" office:string-value="---" table:formula="of:=IF(AND([.F975] &lt;&gt; &quot;&quot;;[.G975] &lt;&gt; &quot;&quot;);([.G975]-[.F97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5]" table:style-name="ce17">
            <text:p>916</text:p>
          </table:table-cell>
          <table:table-cell table:style-name="ce19"/>
          <table:table-cell table:style-name="ce4"/>
          <table:table-cell office:value-type="string" office:string-value="---" table:formula="of:=IF(AND([.F976] &lt;&gt; &quot;&quot;;[.G976] &lt;&gt; &quot;&quot;);([.G976]-[.F97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6]" table:style-name="ce17">
            <text:p>916</text:p>
          </table:table-cell>
          <table:table-cell table:style-name="ce19"/>
          <table:table-cell table:style-name="ce4"/>
          <table:table-cell office:value-type="string" office:string-value="---" table:formula="of:=IF(AND([.F977] &lt;&gt; &quot;&quot;;[.G977] &lt;&gt; &quot;&quot;);([.G977]-[.F9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7]" table:style-name="ce17">
            <text:p>916</text:p>
          </table:table-cell>
          <table:table-cell table:style-name="ce19"/>
          <table:table-cell table:style-name="ce4"/>
          <table:table-cell office:value-type="string" office:string-value="---" table:formula="of:=IF(AND([.F978] &lt;&gt; &quot;&quot;;[.G978] &lt;&gt; &quot;&quot;);([.G978]-[.F9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8]" table:style-name="ce17">
            <text:p>916</text:p>
          </table:table-cell>
          <table:table-cell table:style-name="ce19"/>
          <table:table-cell table:style-name="ce4"/>
          <table:table-cell office:value-type="string" office:string-value="---" table:formula="of:=IF(AND([.F979] &lt;&gt; &quot;&quot;;[.G979] &lt;&gt; &quot;&quot;);([.G979]-[.F9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79]" table:style-name="ce17">
            <text:p>916</text:p>
          </table:table-cell>
          <table:table-cell table:style-name="ce19"/>
          <table:table-cell table:style-name="ce4"/>
          <table:table-cell office:value-type="string" office:string-value="---" table:formula="of:=IF(AND([.F980] &lt;&gt; &quot;&quot;;[.G980] &lt;&gt; &quot;&quot;);([.G980]-[.F98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0]" table:style-name="ce17">
            <text:p>916</text:p>
          </table:table-cell>
          <table:table-cell table:style-name="ce19"/>
          <table:table-cell table:style-name="ce4"/>
          <table:table-cell office:value-type="string" office:string-value="---" table:formula="of:=IF(AND([.F981] &lt;&gt; &quot;&quot;;[.G981] &lt;&gt; &quot;&quot;);([.G981]-[.F9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1]" table:style-name="ce17">
            <text:p>916</text:p>
          </table:table-cell>
          <table:table-cell table:style-name="ce19"/>
          <table:table-cell table:style-name="ce4"/>
          <table:table-cell office:value-type="string" office:string-value="---" table:formula="of:=IF(AND([.F982] &lt;&gt; &quot;&quot;;[.G982] &lt;&gt; &quot;&quot;);([.G982]-[.F9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2]" table:style-name="ce17">
            <text:p>916</text:p>
          </table:table-cell>
          <table:table-cell table:style-name="ce19"/>
          <table:table-cell table:style-name="ce4"/>
          <table:table-cell office:value-type="string" office:string-value="---" table:formula="of:=IF(AND([.F983] &lt;&gt; &quot;&quot;;[.G983] &lt;&gt; &quot;&quot;);([.G983]-[.F98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3]" table:style-name="ce17">
            <text:p>916</text:p>
          </table:table-cell>
          <table:table-cell table:style-name="ce19"/>
          <table:table-cell table:style-name="ce4"/>
          <table:table-cell office:value-type="string" office:string-value="---" table:formula="of:=IF(AND([.F984] &lt;&gt; &quot;&quot;;[.G984] &lt;&gt; &quot;&quot;);([.G984]-[.F9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4]" table:style-name="ce17">
            <text:p>916</text:p>
          </table:table-cell>
          <table:table-cell table:style-name="ce19"/>
          <table:table-cell table:style-name="ce4"/>
          <table:table-cell office:value-type="string" office:string-value="---" table:formula="of:=IF(AND([.F985] &lt;&gt; &quot;&quot;;[.G985] &lt;&gt; &quot;&quot;);([.G985]-[.F98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6" table:formula="of:=[.A985]" table:style-name="ce17">
            <text:p>916</text:p>
          </table:table-cell>
          <table:table-cell office:value-type="float" office:value="7.25" table:formula="of:=COM.MICROSOFT.CEILING([.C986];0.25)" table:style-name="ce19">
            <text:p>7.250</text:p>
          </table:table-cell>
          <table:table-cell office:value-type="float" office:value="7.2063888890552334" table:formula="of:=SUM([.D986:.D1005])" table:style-name="ce4">
            <text:p>7.206</text:p>
          </table:table-cell>
          <table:table-cell office:value-type="string" office:string-value="---" table:formula="of:=IF(AND([.F986] &lt;&gt; &quot;&quot;;[.G986] &lt;&gt; &quot;&quot;);([.G986]-[.F986])*24;&quot;---&quot;)" table:style-name="ce4">
            <text:p>---</text:p>
          </table:table-cell>
          <table:table-cell office:value-type="date" office:date-value="2025-05-21T00:00:00" table:style-name="ce20">
            <text:p>21-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986]" table:style-name="ce17">
            <text:p>916</text:p>
          </table:table-cell>
          <table:table-cell table:style-name="ce19"/>
          <table:table-cell office:value-type="string" table:style-name="ce4">
            <text:p>BILLED</text:p>
          </table:table-cell>
          <table:table-cell office:value-type="float" office:value="0.50000000005820766" table:formula="of:=IF(AND([.F987] &lt;&gt; &quot;&quot;;[.G987] &lt;&gt; &quot;&quot;);([.G987]-[.F987])*24;&quot;---&quot;)" table:style-name="ce4">
            <text:p>0.500</text:p>
          </table:table-cell>
          <table:table-cell office:value-type="string" table:style-name="ce21">
            <text:p>IDtoDocunet</text:p>
          </table:table-cell>
          <table:table-cell office:value-type="date" office:date-value="2025-05-21T09:00:00" table:style-name="ce14">
            <text:p>5/21/25 09:00 AM</text:p>
          </table:table-cell>
          <table:table-cell office:value-type="date" office:date-value="2025-05-21T09:30:00" table:style-name="ce14">
            <text:p>5/21/25 09:30 AM</text:p>
          </table:table-cell>
          <table:table-cell office:value-type="string" table:style-name="ce13">
            <text:p>Worked on pushing user x338775 for IDtoDocunet. Discussed possible updates needed to assist with file parsing.</text:p>
          </table:table-cell>
          <table:table-cell table:style-name="ce23"/>
          <table:table-cell table:number-columns-repeated="16375"/>
        </table:table-row>
        <table:table-row table:style-name="ro2" table:visibility="collapse">
          <table:table-cell office:value-type="float" office:value="916" table:formula="of:=[.A987]" table:style-name="ce17">
            <text:p>916</text:p>
          </table:table-cell>
          <table:table-cell table:style-name="ce19"/>
          <table:table-cell office:value-type="string" table:style-name="ce4">
            <text:p>BILLED</text:p>
          </table:table-cell>
          <table:table-cell office:value-type="float" office:value="0.67861111101228744" table:formula="of:=IF(AND([.F988] &lt;&gt; &quot;&quot;;[.G988] &lt;&gt; &quot;&quot;);([.G988]-[.F988])*24;&quot;---&quot;)" table:style-name="ce4">
            <text:p>0.679</text:p>
          </table:table-cell>
          <table:table-cell office:value-type="string" table:style-name="ce21">
            <text:p>mtg-Daily</text:p>
          </table:table-cell>
          <table:table-cell office:value-type="date" office:date-value="2025-05-21T09:30:00" table:style-name="ce14">
            <text:p>5/21/25 09:30 AM</text:p>
          </table:table-cell>
          <table:table-cell office:value-type="date" office:date-value="2025-05-21T10:10:43" table:style-name="ce14">
            <text:p>5/21/25 10:10 AM</text:p>
          </table:table-cell>
          <table:table-cell office:value-type="string" table:style-name="ce13">
            <text:p>Daily meetings with the team. Combined EE/IGA team meeting.</text:p>
          </table:table-cell>
          <table:table-cell table:style-name="ce23"/>
          <table:table-cell table:number-columns-repeated="16375"/>
        </table:table-row>
        <table:table-row table:style-name="ro2" table:visibility="collapse">
          <table:table-cell office:value-type="float" office:value="916" table:formula="of:=[.A988]" table:style-name="ce17">
            <text:p>916</text:p>
          </table:table-cell>
          <table:table-cell table:style-name="ce19"/>
          <table:table-cell office:value-type="string" table:style-name="ce4">
            <text:p>BILLED</text:p>
          </table:table-cell>
          <table:table-cell office:value-type="float" office:value="0.85583333345130086" table:formula="of:=IF(AND([.F989] &lt;&gt; &quot;&quot;;[.G989] &lt;&gt; &quot;&quot;);([.G989]-[.F989])*24;&quot;---&quot;)" table:style-name="ce4">
            <text:p>0.856</text:p>
          </table:table-cell>
          <table:table-cell office:value-type="string" table:style-name="ce21">
            <text:p>mtg-IGA</text:p>
          </table:table-cell>
          <table:table-cell office:value-type="date" office:date-value="2025-05-21T10:10:43" table:style-name="ce14">
            <text:p>5/21/25 10:10 AM</text:p>
          </table:table-cell>
          <table:table-cell office:value-type="date" office:date-value="2025-05-21T11:02:04" table:style-name="ce14">
            <text:p>5/21/25 11:02 AM</text:p>
          </table:table-cell>
          <table:table-cell office:value-type="string" table:style-name="ce21">
            <text:p>#</text:p>
          </table:table-cell>
          <table:table-cell table:style-name="ce23"/>
          <table:table-cell table:number-columns-repeated="16375"/>
        </table:table-row>
        <table:table-row table:style-name="ro2" table:visibility="collapse">
          <table:table-cell office:value-type="float" office:value="916" table:formula="of:=[.A989]" table:style-name="ce17">
            <text:p>916</text:p>
          </table:table-cell>
          <table:table-cell table:style-name="ce19"/>
          <table:table-cell office:value-type="string" table:style-name="ce4">
            <text:p>BILLED</text:p>
          </table:table-cell>
          <table:table-cell office:value-type="float" office:value="0.99999999994179234" table:formula="of:=IF(AND([.F990] &lt;&gt; &quot;&quot;;[.G990] &lt;&gt; &quot;&quot;);([.G990]-[.F990])*24;&quot;---&quot;)" table:style-name="ce4">
            <text:p>1.000</text:p>
          </table:table-cell>
          <table:table-cell office:value-type="string" table:style-name="ce21">
            <text:p>L&amp;L</text:p>
          </table:table-cell>
          <table:table-cell office:value-type="date" office:date-value="2025-05-21T12:00:00" table:style-name="ce14">
            <text:p>5/21/25 12:00 PM</text:p>
          </table:table-cell>
          <table:table-cell office:value-type="date" office:date-value="2025-05-21T13:00:00" table:style-name="ce14">
            <text:p>5/21/25 01:00 PM</text:p>
          </table:table-cell>
          <table:table-cell office:value-type="string" table:style-name="ce13">
            <text:p>L&amp;L on 1Password</text:p>
          </table:table-cell>
          <table:table-cell table:style-name="ce23"/>
          <table:table-cell table:number-columns-repeated="16375"/>
        </table:table-row>
        <table:table-row table:style-name="ro2" table:visibility="collapse">
          <table:table-cell office:value-type="float" office:value="916" table:formula="of:=[.A990]" table:style-name="ce17">
            <text:p>916</text:p>
          </table:table-cell>
          <table:table-cell table:style-name="ce19"/>
          <table:table-cell office:value-type="string" table:style-name="ce4">
            <text:p>BILLED</text:p>
          </table:table-cell>
          <table:table-cell office:value-type="float" office:value="1.3027777777751908" table:formula="of:=IF(AND([.F991] &lt;&gt; &quot;&quot;;[.G991] &lt;&gt; &quot;&quot;);([.G991]-[.F991])*24;&quot;---&quot;)" table:style-name="ce4">
            <text:p>1.303</text:p>
          </table:table-cell>
          <table:table-cell office:value-type="string" table:style-name="ce21">
            <text:p>IDtoAviobook</text:p>
          </table:table-cell>
          <table:table-cell office:value-type="date" office:date-value="2025-05-21T13:00:00" table:style-name="ce14">
            <text:p>5/21/25 01:00 PM</text:p>
          </table:table-cell>
          <table:table-cell office:value-type="date" office:date-value="2025-05-21T14:18:10" table:style-name="ce14">
            <text:p>5/21/25 02:18 PM</text:p>
          </table:table-cell>
          <table:table-cell office:value-type="string" table:style-name="ce13">
            <text:p>Worked on updating avio_pilot, avio_connect_gosups, and avio_connect_goops automatic roles to match latest definitions for the IDtoAviobook driver.</text:p>
          </table:table-cell>
          <table:table-cell table:style-name="ce23"/>
          <table:table-cell table:number-columns-repeated="16375"/>
        </table:table-row>
        <table:table-row table:style-name="ro2" table:visibility="collapse">
          <table:table-cell office:value-type="float" office:value="916" table:formula="of:=[.A991]" table:style-name="ce17">
            <text:p>916</text:p>
          </table:table-cell>
          <table:table-cell table:style-name="ce19"/>
          <table:table-cell office:value-type="string" table:style-name="ce4">
            <text:p>BILLED</text:p>
          </table:table-cell>
          <table:table-cell office:value-type="float" office:value="0.29388888896210119" table:formula="of:=IF(AND([.F992] &lt;&gt; &quot;&quot;;[.G992] &lt;&gt; &quot;&quot;);([.G992]-[.F992])*24;&quot;---&quot;)" table:style-name="ce4">
            <text:p>0.294</text:p>
          </table:table-cell>
          <table:table-cell office:value-type="string" table:style-name="ce21">
            <text:p>IDtoAviobook</text:p>
          </table:table-cell>
          <table:table-cell office:value-type="date" office:date-value="2025-05-21T14:18:10" table:style-name="ce14">
            <text:p>5/21/25 02:18 PM</text:p>
          </table:table-cell>
          <table:table-cell office:value-type="date" office:date-value="2025-05-21T14:35:48" table:style-name="ce14">
            <text:p>5/21/25 02:35 PM</text:p>
          </table:table-cell>
          <table:table-cell office:value-type="string" table:style-name="ce13">
            <text:p>#normalizing dev to match prod roles . .</text:p>
          </table:table-cell>
          <table:table-cell table:style-name="ce23"/>
          <table:table-cell table:number-columns-repeated="16375"/>
        </table:table-row>
        <table:table-row table:style-name="ro2" table:visibility="collapse">
          <table:table-cell office:value-type="float" office:value="916" table:formula="of:=[.A992]" table:style-name="ce17">
            <text:p>916</text:p>
          </table:table-cell>
          <table:table-cell table:style-name="ce19"/>
          <table:table-cell office:value-type="string" table:style-name="ce4">
            <text:p>BILLED</text:p>
          </table:table-cell>
          <table:table-cell office:value-type="float" office:value="0.77666666661389172" table:formula="of:=IF(AND([.F993] &lt;&gt; &quot;&quot;;[.G993] &lt;&gt; &quot;&quot;);([.G993]-[.F993])*24;&quot;---&quot;)" table:style-name="ce4">
            <text:p>0.777</text:p>
          </table:table-cell>
          <table:table-cell office:value-type="string" table:style-name="ce21">
            <text:p>IDtoAviobook</text:p>
          </table:table-cell>
          <table:table-cell office:value-type="date" office:date-value="2025-05-21T14:53:35" table:style-name="ce14">
            <text:p>5/21/25 02:53 PM</text:p>
          </table:table-cell>
          <table:table-cell office:value-type="date" office:date-value="2025-05-21T15:40:11" table:style-name="ce14">
            <text:p>5/21/25 03:40 PM</text:p>
          </table:table-cell>
          <table:table-cell office:value-type="string" table:style-name="ce13">
            <text:p># normalizing with swaStatus at the end</text:p>
          </table:table-cell>
          <table:table-cell table:style-name="ce23"/>
          <table:table-cell table:number-columns-repeated="16375"/>
        </table:table-row>
        <table:table-row table:style-name="ro2" table:visibility="collapse">
          <table:table-cell office:value-type="float" office:value="916" table:formula="of:=[.A993]" table:style-name="ce17">
            <text:p>916</text:p>
          </table:table-cell>
          <table:table-cell table:style-name="ce19"/>
          <table:table-cell office:value-type="string" table:style-name="ce4">
            <text:p>BILLED</text:p>
          </table:table-cell>
          <table:table-cell office:value-type="float" office:value="0.45194444444496185" table:formula="of:=IF(AND([.F994] &lt;&gt; &quot;&quot;;[.G994] &lt;&gt; &quot;&quot;);([.G994]-[.F994])*24;&quot;---&quot;)" table:style-name="ce4">
            <text:p>0.452</text:p>
          </table:table-cell>
          <table:table-cell office:value-type="string" table:style-name="ce21">
            <text:p>IDtoAviobook-wlk</text:p>
          </table:table-cell>
          <table:table-cell office:value-type="date" office:date-value="2025-05-21T15:40:11" table:style-name="ce14">
            <text:p>5/21/25 03:40 PM</text:p>
          </table:table-cell>
          <table:table-cell office:value-type="date" office:date-value="2025-05-21T16:07:18" table:style-name="ce14">
            <text:p>5/21/25 04:07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4]" table:style-name="ce17">
            <text:p>916</text:p>
          </table:table-cell>
          <table:table-cell table:style-name="ce19"/>
          <table:table-cell office:value-type="string" table:style-name="ce4">
            <text:p>BILLED</text:p>
          </table:table-cell>
          <table:table-cell office:value-type="float" office:value="0.22750000009546056" table:formula="of:=IF(AND([.F995] &lt;&gt; &quot;&quot;;[.G995] &lt;&gt; &quot;&quot;);([.G995]-[.F995])*24;&quot;---&quot;)" table:style-name="ce4">
            <text:p>0.228</text:p>
          </table:table-cell>
          <table:table-cell office:value-type="string" table:style-name="ce21">
            <text:p>IDtoAviobook</text:p>
          </table:table-cell>
          <table:table-cell office:value-type="date" office:date-value="2025-05-21T16:07:18" table:style-name="ce14">
            <text:p>5/21/25 04:07 PM</text:p>
          </table:table-cell>
          <table:table-cell office:value-type="date" office:date-value="2025-05-21T16:20:57" table:style-name="ce14">
            <text:p>5/21/25 04:20 PM</text:p>
          </table:table-cell>
          <table:table-cell office:value-type="string" table:style-name="ce13">
            <text:p># finished goops - only had 2,</text:p>
          </table:table-cell>
          <table:table-cell table:style-name="ce23"/>
          <table:table-cell table:number-columns-repeated="16375"/>
        </table:table-row>
        <table:table-row table:style-name="ro2" table:visibility="collapse">
          <table:table-cell office:value-type="float" office:value="916" table:formula="of:=[.A995]" table:style-name="ce17">
            <text:p>916</text:p>
          </table:table-cell>
          <table:table-cell table:style-name="ce19"/>
          <table:table-cell office:value-type="string" table:style-name="ce4">
            <text:p>BILLED</text:p>
          </table:table-cell>
          <table:table-cell office:value-type="float" office:value="0.48416666669072583" table:formula="of:=IF(AND([.F996] &lt;&gt; &quot;&quot;;[.G996] &lt;&gt; &quot;&quot;);([.G996]-[.F996])*24;&quot;---&quot;)" table:style-name="ce4">
            <text:p>0.484</text:p>
          </table:table-cell>
          <table:table-cell office:value-type="string" table:style-name="ce21">
            <text:p>IDtoAviobook</text:p>
          </table:table-cell>
          <table:table-cell office:value-type="date" office:date-value="2025-05-21T16:20:57" table:style-name="ce14">
            <text:p>5/21/25 04:20 PM</text:p>
          </table:table-cell>
          <table:table-cell office:value-type="date" office:date-value="2025-05-21T16:50:00" table:style-name="ce14">
            <text:p>5/21/25 04:50 PM</text:p>
          </table:table-cell>
          <table:table-cell office:value-type="string" table:style-name="ce13">
            <text:p># now diong gosusp . .like two dozen . .</text:p>
          </table:table-cell>
          <table:table-cell table:style-name="ce23"/>
          <table:table-cell table:number-columns-repeated="16375"/>
        </table:table-row>
        <table:table-row table:style-name="ro2" table:visibility="collapse">
          <table:table-cell office:value-type="float" office:value="916" table:formula="of:=[.A996]" table:style-name="ce17">
            <text:p>916</text:p>
          </table:table-cell>
          <table:table-cell table:style-name="ce19"/>
          <table:table-cell office:value-type="string" table:style-name="ce4">
            <text:p>BILLED</text:p>
          </table:table-cell>
          <table:table-cell office:value-type="float" office:value="0.63500000000931323" table:formula="of:=IF(AND([.F997] &lt;&gt; &quot;&quot;;[.G997] &lt;&gt; &quot;&quot;);([.G997]-[.F997])*24;&quot;---&quot;)" table:style-name="ce4">
            <text:p>0.635</text:p>
          </table:table-cell>
          <table:table-cell office:value-type="string" table:style-name="ce21">
            <text:p>IDtoAviobook</text:p>
          </table:table-cell>
          <table:table-cell office:value-type="date" office:date-value="2025-05-21T16:50:00" table:style-name="ce14">
            <text:p>5/21/25 04:50 PM</text:p>
          </table:table-cell>
          <table:table-cell office:value-type="date" office:date-value="2025-05-21T17:28:06" table:style-name="ce14">
            <text:p>5/21/25 05:28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6" table:formula="of:=[.A997]" table:style-name="ce17">
            <text:p>916</text:p>
          </table:table-cell>
          <table:table-cell table:style-name="ce19"/>
          <table:table-cell table:style-name="ce4"/>
          <table:table-cell office:value-type="string" office:string-value="---" table:formula="of:=IF(AND([.F998] &lt;&gt; &quot;&quot;;[.G998] &lt;&gt; &quot;&quot;);([.G998]-[.F99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8]" table:style-name="ce17">
            <text:p>916</text:p>
          </table:table-cell>
          <table:table-cell table:style-name="ce19"/>
          <table:table-cell table:style-name="ce4"/>
          <table:table-cell office:value-type="string" office:string-value="---" table:formula="of:=IF(AND([.F999] &lt;&gt; &quot;&quot;;[.G999] &lt;&gt; &quot;&quot;);([.G999]-[.F99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999]" table:style-name="ce17">
            <text:p>916</text:p>
          </table:table-cell>
          <table:table-cell table:style-name="ce19"/>
          <table:table-cell table:style-name="ce4"/>
          <table:table-cell office:value-type="string" office:string-value="---" table:formula="of:=IF(AND([.F1000] &lt;&gt; &quot;&quot;;[.G1000] &lt;&gt; &quot;&quot;);([.G1000]-[.F10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0]" table:style-name="ce17">
            <text:p>916</text:p>
          </table:table-cell>
          <table:table-cell table:style-name="ce19"/>
          <table:table-cell table:style-name="ce4"/>
          <table:table-cell office:value-type="string" office:string-value="---" table:formula="of:=IF(AND([.F1001] &lt;&gt; &quot;&quot;;[.G1001] &lt;&gt; &quot;&quot;);([.G1001]-[.F10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1]" table:style-name="ce17">
            <text:p>916</text:p>
          </table:table-cell>
          <table:table-cell table:style-name="ce19"/>
          <table:table-cell table:style-name="ce4"/>
          <table:table-cell office:value-type="string" office:string-value="---" table:formula="of:=IF(AND([.F1002] &lt;&gt; &quot;&quot;;[.G1002] &lt;&gt; &quot;&quot;);([.G1002]-[.F100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2]" table:style-name="ce17">
            <text:p>916</text:p>
          </table:table-cell>
          <table:table-cell table:style-name="ce19"/>
          <table:table-cell table:style-name="ce4"/>
          <table:table-cell office:value-type="string" office:string-value="---" table:formula="of:=IF(AND([.F1003] &lt;&gt; &quot;&quot;;[.G1003] &lt;&gt; &quot;&quot;);([.G1003]-[.F100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3]" table:style-name="ce17">
            <text:p>916</text:p>
          </table:table-cell>
          <table:table-cell table:style-name="ce19"/>
          <table:table-cell table:style-name="ce4"/>
          <table:table-cell office:value-type="string" office:string-value="---" table:formula="of:=IF(AND([.F1004] &lt;&gt; &quot;&quot;;[.G1004] &lt;&gt; &quot;&quot;);([.G1004]-[.F100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6" table:formula="of:=[.A1004]" table:style-name="ce17">
            <text:p>916</text:p>
          </table:table-cell>
          <table:table-cell table:style-name="ce19"/>
          <table:table-cell table:style-name="ce4"/>
          <table:table-cell office:value-type="string" office:string-value="---" table:formula="of:=IF(AND([.F1005] &lt;&gt; &quot;&quot;;[.G1005] &lt;&gt; &quot;&quot;);([.G1005]-[.F100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05]" table:style-name="ce17">
            <text:p>916</text:p>
          </table:table-cell>
          <table:table-cell office:value-type="float" office:value="8.75" table:formula="of:=COM.MICROSOFT.CEILING([.C1006];0.25)" table:style-name="ce19">
            <text:p>8.750</text:p>
          </table:table-cell>
          <table:table-cell office:value-type="float" office:value="8.531666666676756" table:formula="of:=SUM([.D1006:.D1022])" table:style-name="ce4">
            <text:p>8.532</text:p>
          </table:table-cell>
          <table:table-cell office:value-type="string" office:string-value="---" table:formula="of:=IF(AND([.F1006] &lt;&gt; &quot;&quot;;[.G1006] &lt;&gt; &quot;&quot;);([.G1006]-[.F1006])*24;&quot;---&quot;)" table:style-name="ce4">
            <text:p>---</text:p>
          </table:table-cell>
          <table:table-cell office:value-type="date" office:date-value="2025-05-22T00:00:00" table:style-name="ce28">
            <text:p>22-May</text:p>
          </table:table-cell>
          <table:table-cell table:number-columns-repeated="2" table:style-name="ce14"/>
          <table:table-cell table:style-name="ce13"/>
          <table:table-cell table:style-name="ce18"/>
          <table:table-cell table:number-columns-repeated="16375"/>
        </table:table-row>
        <table:table-row table:style-name="ro10" table:visibility="collapse">
          <table:table-cell office:value-type="float" office:value="916" table:formula="of:=[.A1006]" table:style-name="ce17">
            <text:p>916</text:p>
          </table:table-cell>
          <table:table-cell table:style-name="ce19"/>
          <table:table-cell office:value-type="string" table:style-name="ce4">
            <text:p>BILLED</text:p>
          </table:table-cell>
          <table:table-cell office:value-type="float" office:value="0.14277777780080214" table:formula="of:=IF(AND([.F1007] &lt;&gt; &quot;&quot;;[.G1007] &lt;&gt; &quot;&quot;);([.G1007]-[.F1007])*24;&quot;---&quot;)" table:style-name="ce4">
            <text:p>0.143</text:p>
          </table:table-cell>
          <table:table-cell office:value-type="string" table:style-name="ce21">
            <text:p>IDtoAviobook</text:p>
          </table:table-cell>
          <table:table-cell office:value-type="date" office:date-value="2025-05-22T08:21:26" table:style-name="ce14">
            <text:p>5/22/25 08:21 AM</text:p>
          </table:table-cell>
          <table:table-cell office:value-type="date" office:date-value="2025-05-22T08:30:00" table:style-name="ce14">
            <text:p>5/22/25 08:30 AM</text:p>
          </table:table-cell>
          <table:table-cell office:value-type="string" table:style-name="ce13">
            <text:p>Worked on fixing issues with the avio_pilot role on the IDtoAviobook driver. Worked to clean statically assigned dynamic roles.</text:p>
          </table:table-cell>
          <table:table-cell office:value-type="string" table:style-name="ce18">
            <text:p>Found really good way to make avio_pilot = Pilots_D!, but there were some caveats to deal with which are now resolved. Also, had about 250 users that were in a funny state; they either had the wrong role; or had a manual role that disagreed with their auto role. <text:s/>I was able to narrow it down to 15 users; then sent the file to the client.</text:p>
          </table:table-cell>
          <table:table-cell table:number-columns-repeated="16375"/>
        </table:table-row>
        <table:table-row table:style-name="ro2" table:visibility="collapse">
          <table:table-cell office:value-type="float" office:value="916" table:formula="of:=[.A1007]" table:style-name="ce17">
            <text:p>916</text:p>
          </table:table-cell>
          <table:table-cell table:style-name="ce19"/>
          <table:table-cell office:value-type="string" table:style-name="ce4">
            <text:p>BILLED</text:p>
          </table:table-cell>
          <table:table-cell office:value-type="float" office:value="0.25000000011641532" table:formula="of:=IF(AND([.F1008] &lt;&gt; &quot;&quot;;[.G1008] &lt;&gt; &quot;&quot;);([.G1008]-[.F1008])*24;&quot;---&quot;)" table:style-name="ce4">
            <text:p>0.250</text:p>
          </table:table-cell>
          <table:table-cell office:value-type="string" table:style-name="ce21">
            <text:p>mtg-Daily</text:p>
          </table:table-cell>
          <table:table-cell office:value-type="date" office:date-value="2025-05-22T08:30:00" table:style-name="ce14">
            <text:p>5/22/25 08:30 AM</text:p>
          </table:table-cell>
          <table:table-cell office:value-type="date" office:date-value="2025-05-22T08:45:00" table:style-name="ce14">
            <text:p>5/22/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6" table:formula="of:=[.A1008]" table:style-name="ce17">
            <text:p>916</text:p>
          </table:table-cell>
          <table:table-cell table:style-name="ce19"/>
          <table:table-cell office:value-type="string" table:style-name="ce4">
            <text:p>BILLED</text:p>
          </table:table-cell>
          <table:table-cell office:value-type="float" office:value="3.9191666665719822" table:formula="of:=IF(AND([.F1009] &lt;&gt; &quot;&quot;;[.G1009] &lt;&gt; &quot;&quot;);([.G1009]-[.F1009])*24;&quot;---&quot;)" table:style-name="ce4">
            <text:p>3.919</text:p>
          </table:table-cell>
          <table:table-cell office:value-type="string" table:style-name="ce21">
            <text:p>IDtoAviobook</text:p>
          </table:table-cell>
          <table:table-cell office:value-type="date" office:date-value="2025-05-22T08:45:00" table:style-name="ce14">
            <text:p>5/22/25 08:45 AM</text:p>
          </table:table-cell>
          <table:table-cell office:value-type="date" office:date-value="2025-05-22T12:40:09" table:style-name="ce14">
            <text:p>5/22/25 12:40 PM</text:p>
          </table:table-cell>
          <table:table-cell office:value-type="string" table:style-name="ce13">
            <text:p># finished avio_pilot fix; now writing test . .</text:p>
          </table:table-cell>
          <table:table-cell table:style-name="ce18"/>
          <table:table-cell table:number-columns-repeated="16375"/>
        </table:table-row>
        <table:table-row table:style-name="ro2" table:visibility="collapse">
          <table:table-cell office:value-type="float" office:value="916" table:formula="of:=[.A1009]" table:style-name="ce17">
            <text:p>916</text:p>
          </table:table-cell>
          <table:table-cell table:style-name="ce19"/>
          <table:table-cell office:value-type="string" table:style-name="ce4">
            <text:p>BILLED</text:p>
          </table:table-cell>
          <table:table-cell office:value-type="float" office:value="1.0100000000093132" table:formula="of:=IF(AND([.F1010] &lt;&gt; &quot;&quot;;[.G1010] &lt;&gt; &quot;&quot;);([.G1010]-[.F1010])*24;&quot;---&quot;)" table:style-name="ce4">
            <text:p>1.010</text:p>
          </table:table-cell>
          <table:table-cell office:value-type="string" table:style-name="ce21">
            <text:p>IDtoAviobook</text:p>
          </table:table-cell>
          <table:table-cell office:value-type="date" office:date-value="2025-05-22T13:15:00" table:style-name="ce14">
            <text:p>5/22/25 01:15 PM</text:p>
          </table:table-cell>
          <table:table-cell office:value-type="date" office:date-value="2025-05-22T14:15:36" table:style-name="ce14">
            <text:p>5/22/25 02:15 PM</text:p>
          </table:table-cell>
          <table:table-cell office:value-type="string" table:style-name="ce13">
            <text:p># didn't start test; instead fixed 241 users: down to 10 left.</text:p>
          </table:table-cell>
          <table:table-cell table:style-name="ce18"/>
          <table:table-cell table:number-columns-repeated="16375"/>
        </table:table-row>
        <table:table-row table:style-name="ro2" table:visibility="collapse">
          <table:table-cell office:value-type="float" office:value="916" table:formula="of:=[.A1010]" table:style-name="ce17">
            <text:p>916</text:p>
          </table:table-cell>
          <table:table-cell table:style-name="ce19"/>
          <table:table-cell office:value-type="string" table:style-name="ce4">
            <text:p>BILLED</text:p>
          </table:table-cell>
          <table:table-cell office:value-type="float" office:value="2.2102777777472511" table:formula="of:=IF(AND([.F1011] &lt;&gt; &quot;&quot;;[.G1011] &lt;&gt; &quot;&quot;);([.G1011]-[.F1011])*24;&quot;---&quot;)" table:style-name="ce4">
            <text:p>2.210</text:p>
          </table:table-cell>
          <table:table-cell office:value-type="string" table:style-name="ce21">
            <text:p>IDtoAviobook</text:p>
          </table:table-cell>
          <table:table-cell office:value-type="date" office:date-value="2025-05-22T14:15:36" table:style-name="ce14">
            <text:p>5/22/25 02:15 PM</text:p>
          </table:table-cell>
          <table:table-cell office:value-type="date" office:date-value="2025-05-22T16:28:13" table:style-name="ce14">
            <text:p>5/22/25 04:28 PM</text:p>
          </table:table-cell>
          <table:table-cell office:value-type="string" table:style-name="ce13">
            <text:p>#writing test</text:p>
          </table:table-cell>
          <table:table-cell table:style-name="ce18"/>
          <table:table-cell table:number-columns-repeated="16375"/>
        </table:table-row>
        <table:table-row table:style-name="ro2" table:visibility="collapse">
          <table:table-cell office:value-type="float" office:value="916" table:formula="of:=[.A1011]" table:style-name="ce17">
            <text:p>916</text:p>
          </table:table-cell>
          <table:table-cell table:style-name="ce11"/>
          <table:table-cell office:value-type="string" table:style-name="ce4">
            <text:p>BILLED</text:p>
          </table:table-cell>
          <table:table-cell office:value-type="float" office:value="0.19333333329996094" table:formula="of:=IF(AND([.F1012] &lt;&gt; &quot;&quot;;[.G1012] &lt;&gt; &quot;&quot;);([.G1012]-[.F1012])*24;&quot;---&quot;)" table:style-name="ce4">
            <text:p>0.193</text:p>
          </table:table-cell>
          <table:table-cell office:value-type="string" table:style-name="ce21">
            <text:p>IDtoAviobook</text:p>
          </table:table-cell>
          <table:table-cell office:value-type="date" office:date-value="2025-05-22T16:28:13" table:style-name="ce14">
            <text:p>5/22/25 04:28 PM</text:p>
          </table:table-cell>
          <table:table-cell office:value-type="date" office:date-value="2025-05-22T16:39:49" table:style-name="ce14">
            <text:p>5/22/25 04:39 PM</text:p>
          </table:table-cell>
          <table:table-cell office:value-type="string" table:style-name="ce13">
            <text:p>#Running rbeae1 new test in pipeline</text:p>
          </table:table-cell>
          <table:table-cell table:style-name="ce15"/>
          <table:table-cell table:number-columns-repeated="16375"/>
        </table:table-row>
        <table:table-row table:style-name="ro2" table:visibility="collapse">
          <table:table-cell office:value-type="float" office:value="916" table:formula="of:=[.A1012]" table:style-name="ce17">
            <text:p>916</text:p>
          </table:table-cell>
          <table:table-cell table:style-name="ce29"/>
          <table:table-cell office:value-type="string" table:style-name="ce4">
            <text:p>BILLED</text:p>
          </table:table-cell>
          <table:table-cell office:value-type="float" office:value="0.12083333329064772" table:formula="of:=IF(AND([.F1013] &lt;&gt; &quot;&quot;;[.G1013] &lt;&gt; &quot;&quot;);([.G1013]-[.F1013])*24;&quot;---&quot;)" table:style-name="ce4">
            <text:p>0.121</text:p>
          </table:table-cell>
          <table:table-cell office:value-type="string" table:style-name="ce21">
            <text:p>IDtoAviobook</text:p>
          </table:table-cell>
          <table:table-cell office:value-type="date" office:date-value="2025-05-22T16:39:49" table:style-name="ce14">
            <text:p>5/22/25 04:39 PM</text:p>
          </table:table-cell>
          <table:table-cell office:value-type="date" office:date-value="2025-05-22T16:47:04" table:style-name="ce14">
            <text:p>5/22/25 04:47 PM</text:p>
          </table:table-cell>
          <table:table-cell office:value-type="string" table:style-name="ce13">
            <text:p>#testing aviobook: dev environment . .is it back now?</text:p>
          </table:table-cell>
          <table:table-cell table:style-name="ce18"/>
          <table:table-cell table:number-columns-repeated="16375"/>
        </table:table-row>
        <table:table-row table:style-name="ro2" table:visibility="collapse">
          <table:table-cell office:value-type="float" office:value="916" table:formula="of:=[.A1013]" table:style-name="ce17">
            <text:p>916</text:p>
          </table:table-cell>
          <table:table-cell table:style-name="ce19"/>
          <table:table-cell office:value-type="string" table:style-name="ce4">
            <text:p>BILLED</text:p>
          </table:table-cell>
          <table:table-cell office:value-type="float" office:value="0.68527777784038335" table:formula="of:=IF(AND([.F1014] &lt;&gt; &quot;&quot;;[.G1014] &lt;&gt; &quot;&quot;);([.G1014]-[.F1014])*24;&quot;---&quot;)" table:style-name="ce4">
            <text:p>0.685</text:p>
          </table:table-cell>
          <table:table-cell office:value-type="string" table:style-name="ce21">
            <text:p>Git training</text:p>
          </table:table-cell>
          <table:table-cell office:value-type="date" office:date-value="2025-05-22T16:47:04" table:style-name="ce14">
            <text:p>5/22/25 04:47 PM</text:p>
          </table:table-cell>
          <table:table-cell office:value-type="date" office:date-value="2025-05-22T17:28:11" table:style-name="ce14">
            <text:p>5/22/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14]" table:style-name="ce17">
            <text:p>916</text:p>
          </table:table-cell>
          <table:table-cell table:style-name="ce19"/>
          <table:table-cell table:style-name="ce4"/>
          <table:table-cell office:value-type="string" office:string-value="---" table:formula="of:=IF(AND([.F1015] &lt;&gt; &quot;&quot;;[.G1015] &lt;&gt; &quot;&quot;);([.G1015]-[.F101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5]" table:style-name="ce17">
            <text:p>916</text:p>
          </table:table-cell>
          <table:table-cell table:style-name="ce19"/>
          <table:table-cell table:style-name="ce4"/>
          <table:table-cell office:value-type="string" office:string-value="---" table:formula="of:=IF(AND([.F1016] &lt;&gt; &quot;&quot;;[.G1016] &lt;&gt; &quot;&quot;);([.G1016]-[.F10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6]" table:style-name="ce17">
            <text:p>916</text:p>
          </table:table-cell>
          <table:table-cell table:style-name="ce19"/>
          <table:table-cell table:style-name="ce4"/>
          <table:table-cell office:value-type="string" office:string-value="---" table:formula="of:=IF(AND([.F1017] &lt;&gt; &quot;&quot;;[.G1017] &lt;&gt; &quot;&quot;);([.G1017]-[.F101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7]" table:style-name="ce17">
            <text:p>916</text:p>
          </table:table-cell>
          <table:table-cell table:style-name="ce19"/>
          <table:table-cell table:style-name="ce4"/>
          <table:table-cell office:value-type="string" office:string-value="---" table:formula="of:=IF(AND([.F1018] &lt;&gt; &quot;&quot;;[.G1018] &lt;&gt; &quot;&quot;);([.G1018]-[.F101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8]" table:style-name="ce17">
            <text:p>916</text:p>
          </table:table-cell>
          <table:table-cell table:style-name="ce19"/>
          <table:table-cell table:style-name="ce4"/>
          <table:table-cell office:value-type="string" office:string-value="---" table:formula="of:=IF(AND([.F1019] &lt;&gt; &quot;&quot;;[.G1019] &lt;&gt; &quot;&quot;);([.G1019]-[.F101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19]" table:style-name="ce17">
            <text:p>916</text:p>
          </table:table-cell>
          <table:table-cell table:style-name="ce19"/>
          <table:table-cell table:style-name="ce4"/>
          <table:table-cell office:value-type="string" office:string-value="---" table:formula="of:=IF(AND([.F1020] &lt;&gt; &quot;&quot;;[.G1020] &lt;&gt; &quot;&quot;);([.G1020]-[.F102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0]" table:style-name="ce17">
            <text:p>916</text:p>
          </table:table-cell>
          <table:table-cell table:style-name="ce19"/>
          <table:table-cell table:style-name="ce4"/>
          <table:table-cell office:value-type="string" office:string-value="---" table:formula="of:=IF(AND([.F1021] &lt;&gt; &quot;&quot;;[.G1021] &lt;&gt; &quot;&quot;);([.G1021]-[.F102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1]" table:style-name="ce17">
            <text:p>916</text:p>
          </table:table-cell>
          <table:table-cell table:style-name="ce19"/>
          <table:table-cell table:style-name="ce4"/>
          <table:table-cell office:value-type="string" office:string-value="---" table:formula="of:=IF(AND([.F1022] &lt;&gt; &quot;&quot;;[.G1022] &lt;&gt; &quot;&quot;);([.G1022]-[.F102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2]" table:style-name="ce17">
            <text:p>916</text:p>
          </table:table-cell>
          <table:table-cell office:value-type="float" office:value="4.75" table:formula="of:=COM.MICROSOFT.CEILING([.C1023];0.25)" table:style-name="ce19">
            <text:p>4.750</text:p>
          </table:table-cell>
          <table:table-cell office:value-type="float" office:value="4.5525000000488944" table:formula="of:=SUM([.D1023:.D1041])" table:style-name="ce4">
            <text:p>4.553</text:p>
          </table:table-cell>
          <table:table-cell office:value-type="string" office:string-value="---" table:formula="of:=IF(AND([.F1023] &lt;&gt; &quot;&quot;;[.G1023] &lt;&gt; &quot;&quot;);([.G1023]-[.F1023])*24;&quot;---&quot;)" table:style-name="ce4">
            <text:p>---</text:p>
          </table:table-cell>
          <table:table-cell office:value-type="date" office:date-value="2025-05-23T00:00:00" table:style-name="ce20">
            <text:p>23-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3]" table:style-name="ce17">
            <text:p>916</text:p>
          </table:table-cell>
          <table:table-cell table:style-name="ce19"/>
          <table:table-cell office:value-type="string" table:style-name="ce4">
            <text:p>BILLED</text:p>
          </table:table-cell>
          <table:table-cell office:value-type="float" office:value="1.8669444444822147" table:formula="of:=IF(AND([.F1024] &lt;&gt; &quot;&quot;;[.G1024] &lt;&gt; &quot;&quot;);([.G1024]-[.F1024])*24;&quot;---&quot;)" table:style-name="ce4">
            <text:p>1.867</text:p>
          </table:table-cell>
          <table:table-cell office:value-type="string" table:style-name="ce20">
            <text:p>IDToaviobook</text:p>
          </table:table-cell>
          <table:table-cell office:value-type="date" office:date-value="2025-05-23T11:05:00" table:style-name="ce14">
            <text:p>5/23/25 11:05 AM</text:p>
          </table:table-cell>
          <table:table-cell office:value-type="date" office:date-value="2025-05-23T12:57:01" table:style-name="ce14">
            <text:p>5/23/25 12:57 PM</text:p>
          </table:table-cell>
          <table:table-cell office:value-type="string" table:style-name="ce26">
            <text:p>Worked on passing IDtoAviobook tests in the restored DEV environment. Worked to repush users with the avio_connect_gosups role to fix function value.</text:p>
          </table:table-cell>
          <table:table-cell office:value-type="string" table:style-name="ce18">
            <text:p>They reported the dev environment is fixed again . .it's not . . .&lt;sigh&gt; . . .:-)</text:p>
          </table:table-cell>
          <table:table-cell table:number-columns-repeated="16375"/>
        </table:table-row>
        <table:table-row table:style-name="ro2" table:visibility="collapse">
          <table:table-cell office:value-type="float" office:value="916" table:formula="of:=[.A1024]" table:style-name="ce17">
            <text:p>916</text:p>
          </table:table-cell>
          <table:table-cell table:style-name="ce19"/>
          <table:table-cell office:value-type="string" table:style-name="ce4">
            <text:p>BILLED</text:p>
          </table:table-cell>
          <table:table-cell office:value-type="float" office:value="0.48722222226206213" table:formula="of:=IF(AND([.F1025] &lt;&gt; &quot;&quot;;[.G1025] &lt;&gt; &quot;&quot;);([.G1025]-[.F1025])*24;&quot;---&quot;)" table:style-name="ce4">
            <text:p>0.487</text:p>
          </table:table-cell>
          <table:table-cell office:value-type="string" table:style-name="ce20">
            <text:p>IDToaviobook</text:p>
          </table:table-cell>
          <table:table-cell office:value-type="date" office:date-value="2025-05-23T12:57:01" table:style-name="ce14">
            <text:p>5/23/25 12:57 PM</text:p>
          </table:table-cell>
          <table:table-cell office:value-type="date" office:date-value="2025-05-23T13:26:15" table:style-name="ce14">
            <text:p>5/23/25 01:26 PM</text:p>
          </table:table-cell>
          <table:table-cell office:value-type="string" table:style-name="ce26">
            <text:p># pushign users</text:p>
          </table:table-cell>
          <table:table-cell table:style-name="ce18"/>
          <table:table-cell table:number-columns-repeated="16375"/>
        </table:table-row>
        <table:table-row table:style-name="ro2" table:visibility="collapse">
          <table:table-cell office:value-type="float" office:value="916" table:formula="of:=[.A1025]" table:style-name="ce17">
            <text:p>916</text:p>
          </table:table-cell>
          <table:table-cell table:style-name="ce19"/>
          <table:table-cell office:value-type="string" table:style-name="ce4">
            <text:p>BILLED</text:p>
          </table:table-cell>
          <table:table-cell office:value-type="float" office:value="0.6322222221060656" table:formula="of:=IF(AND([.F1026] &lt;&gt; &quot;&quot;;[.G1026] &lt;&gt; &quot;&quot;);([.G1026]-[.F1026])*24;&quot;---&quot;)" table:style-name="ce4">
            <text:p>0.632</text:p>
          </table:table-cell>
          <table:table-cell office:value-type="string" table:style-name="ce20">
            <text:p>IDToaviobook</text:p>
          </table:table-cell>
          <table:table-cell office:value-type="date" office:date-value="2025-05-23T13:26:15" table:style-name="ce14">
            <text:p>5/23/25 01:26 PM</text:p>
          </table:table-cell>
          <table:table-cell office:value-type="date" office:date-value="2025-05-23T14:04:11" table:style-name="ce14">
            <text:p>5/23/25 02:0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6]" table:style-name="ce17">
            <text:p>916</text:p>
          </table:table-cell>
          <table:table-cell table:style-name="ce19"/>
          <table:table-cell office:value-type="string" table:style-name="ce4">
            <text:p>BILLED</text:p>
          </table:table-cell>
          <table:table-cell office:value-type="float" office:value="0.26833333336981013" table:formula="of:=IF(AND([.F1027] &lt;&gt; &quot;&quot;;[.G1027] &lt;&gt; &quot;&quot;);([.G1027]-[.F1027])*24;&quot;---&quot;)" table:style-name="ce4">
            <text:p>0.268</text:p>
          </table:table-cell>
          <table:table-cell office:value-type="string" table:style-name="ce20">
            <text:p>IDToaviobook</text:p>
          </table:table-cell>
          <table:table-cell office:value-type="date" office:date-value="2025-05-23T18:09:16" table:style-name="ce14">
            <text:p>5/23/25 06:09 PM</text:p>
          </table:table-cell>
          <table:table-cell office:value-type="date" office:date-value="2025-05-23T18:25:22" table:style-name="ce14">
            <text:p>5/23/25 06:25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6" table:formula="of:=[.A1027]" table:style-name="ce17">
            <text:p>916</text:p>
          </table:table-cell>
          <table:table-cell table:style-name="ce19"/>
          <table:table-cell table:style-name="ce4"/>
          <table:table-cell office:value-type="string" office:string-value="---" table:formula="of:=IF(AND([.F1028] &lt;&gt; &quot;&quot;;[.G1028] &lt;&gt; &quot;&quot;);([.G1028]-[.F10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8]" table:style-name="ce17">
            <text:p>916</text:p>
          </table:table-cell>
          <table:table-cell table:style-name="ce19"/>
          <table:table-cell table:style-name="ce4"/>
          <table:table-cell office:value-type="string" office:string-value="---" table:formula="of:=IF(AND([.F1029] &lt;&gt; &quot;&quot;;[.G1029] &lt;&gt; &quot;&quot;);([.G1029]-[.F1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29]" table:style-name="ce17">
            <text:p>916</text:p>
          </table:table-cell>
          <table:table-cell table:style-name="ce19"/>
          <table:table-cell table:style-name="ce4"/>
          <table:table-cell office:value-type="string" office:string-value="---" table:formula="of:=IF(AND([.F1030] &lt;&gt; &quot;&quot;;[.G1030] &lt;&gt; &quot;&quot;);([.G1030]-[.F10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0]" table:style-name="ce17">
            <text:p>916</text:p>
          </table:table-cell>
          <table:table-cell table:style-name="ce19"/>
          <table:table-cell table:style-name="ce4"/>
          <table:table-cell office:value-type="string" office:string-value="---" table:formula="of:=IF(AND([.F1031] &lt;&gt; &quot;&quot;;[.G1031] &lt;&gt; &quot;&quot;);([.G1031]-[.F1031])*24;&quot;---&quot;)" table:style-name="ce4">
            <text:p>---</text:p>
          </table:table-cell>
          <table:table-cell office:value-type="string" table:style-name="ce21">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1]" table:style-name="ce17">
            <text:p>916</text:p>
          </table:table-cell>
          <table:table-cell table:style-name="ce19"/>
          <table:table-cell table:style-name="ce4"/>
          <table:table-cell office:value-type="float" office:value="1.2977777778287418" table:formula="of:=IF(AND([.F1032] &lt;&gt; &quot;&quot;;[.G1032] &lt;&gt; &quot;&quot;);([.G1032]-[.F1032])*24;&quot;---&quot;)" table:style-name="ce4">
            <text:p>1.298</text:p>
          </table:table-cell>
          <table:table-cell office:value-type="string" table:style-name="ce20">
            <text:p>IDToaviobook</text:p>
          </table:table-cell>
          <table:table-cell office:value-type="date" office:date-value="2025-05-24T09:00:00" table:style-name="ce14">
            <text:p>5/24/25 09:00 AM</text:p>
          </table:table-cell>
          <table:table-cell office:value-type="date" office:date-value="2025-05-24T10:17:52" table:style-name="ce14">
            <text:p>5/24/25 10:17 AM</text:p>
          </table:table-cell>
          <table:table-cell office:value-type="string" table:style-name="ce13">
            <text:p>Worked on passing tests with the new pilot definition on IDtoAviobook.</text:p>
          </table:table-cell>
          <table:table-cell table:style-name="ce18"/>
          <table:table-cell table:number-columns-repeated="16375"/>
        </table:table-row>
        <table:table-row table:style-name="ro2" table:visibility="collapse">
          <table:table-cell office:value-type="float" office:value="916" table:formula="of:=[.A1032]" table:style-name="ce17">
            <text:p>916</text:p>
          </table:table-cell>
          <table:table-cell table:style-name="ce19"/>
          <table:table-cell table:style-name="ce4"/>
          <table:table-cell office:value-type="string" office:string-value="---" table:formula="of:=IF(AND([.F1033] &lt;&gt; &quot;&quot;;[.G1033] &lt;&gt; &quot;&quot;);([.G1033]-[.F10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3]" table:style-name="ce17">
            <text:p>916</text:p>
          </table:table-cell>
          <table:table-cell table:style-name="ce19"/>
          <table:table-cell table:style-name="ce4"/>
          <table:table-cell office:value-type="string" office:string-value="---" table:formula="of:=IF(AND([.F1034] &lt;&gt; &quot;&quot;;[.G1034] &lt;&gt; &quot;&quot;);([.G1034]-[.F103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4]" table:style-name="ce17">
            <text:p>916</text:p>
          </table:table-cell>
          <table:table-cell table:style-name="ce19"/>
          <table:table-cell table:style-name="ce4"/>
          <table:table-cell office:value-type="string" office:string-value="---" table:formula="of:=IF(AND([.F1035] &lt;&gt; &quot;&quot;;[.G1035] &lt;&gt; &quot;&quot;);([.G1035]-[.F10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5]" table:style-name="ce17">
            <text:p>916</text:p>
          </table:table-cell>
          <table:table-cell table:style-name="ce19"/>
          <table:table-cell table:style-name="ce4"/>
          <table:table-cell office:value-type="string" office:string-value="---" table:formula="of:=IF(AND([.F1036] &lt;&gt; &quot;&quot;;[.G1036] &lt;&gt; &quot;&quot;);([.G1036]-[.F103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6]" table:style-name="ce17">
            <text:p>916</text:p>
          </table:table-cell>
          <table:table-cell table:style-name="ce19"/>
          <table:table-cell table:style-name="ce4"/>
          <table:table-cell office:value-type="string" office:string-value="---" table:formula="of:=IF(AND([.F1037] &lt;&gt; &quot;&quot;;[.G1037] &lt;&gt; &quot;&quot;);([.G1037]-[.F103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7]" table:style-name="ce17">
            <text:p>916</text:p>
          </table:table-cell>
          <table:table-cell table:style-name="ce19"/>
          <table:table-cell table:style-name="ce4"/>
          <table:table-cell office:value-type="string" office:string-value="---" table:formula="of:=IF(AND([.F1038] &lt;&gt; &quot;&quot;;[.G1038] &lt;&gt; &quot;&quot;);([.G1038]-[.F103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8]" table:style-name="ce17">
            <text:p>916</text:p>
          </table:table-cell>
          <table:table-cell table:style-name="ce19"/>
          <table:table-cell table:style-name="ce4"/>
          <table:table-cell office:value-type="string" office:string-value="---" table:formula="of:=IF(AND([.F1039] &lt;&gt; &quot;&quot;;[.G1039] &lt;&gt; &quot;&quot;);([.G1039]-[.F1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39]" table:style-name="ce17">
            <text:p>916</text:p>
          </table:table-cell>
          <table:table-cell table:style-name="ce19"/>
          <table:table-cell table:style-name="ce4"/>
          <table:table-cell office:value-type="string" office:string-value="---" table:formula="of:=IF(AND([.F1040] &lt;&gt; &quot;&quot;;[.G1040] &lt;&gt; &quot;&quot;);([.G1040]-[.F104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6" table:formula="of:=[.A1040]" table:style-name="ce17">
            <text:p>916</text:p>
          </table:table-cell>
          <table:table-cell table:style-name="ce19"/>
          <table:table-cell table:style-name="ce4"/>
          <table:table-cell office:value-type="string" office:string-value="---" table:formula="of:=IF(AND([.F1041] &lt;&gt; &quot;&quot;;[.G1041] &lt;&gt; &quot;&quot;);([.G1041]-[.F104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7" table:formula="of:=[.A1041]+1" table:style-name="ce17">
            <text:p>917</text:p>
          </table:table-cell>
          <table:table-cell table:style-name="ce12"/>
          <table:table-cell office:value-type="string" table:style-name="ce4">
            <text:p>****************</text:p>
          </table:table-cell>
          <table:table-cell table:style-name="ce4"/>
          <table:table-cell office:value-type="string" office:string-value="Week 917" table:formula="of:=CONCATENATE(&quot;Week &quot;; [.A1043])" table:number-columns-spanned="2" table:number-rows-spanned="3" table:style-name="ce48">
            <text:p>Week 917</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3]" table:style-name="ce17">
            <text:p>917</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4]" table:style-name="ce17">
            <text:p>917</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5]" table:style-name="ce17">
            <text:p>917</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6]" table:style-name="ce17">
            <text:p>917</text:p>
          </table:table-cell>
          <table:table-cell table:style-name="ce19"/>
          <table:table-cell office:value-type="string" table:style-name="ce4">
            <text:p>****************</text:p>
          </table:table-cell>
          <table:table-cell office:value-type="string" office:string-value="---" table:formula="of:=IF(AND([.F1047] &lt;&gt; &quot;&quot;;[.G1047] &lt;&gt; &quot;&quot;);([.G1047]-[.F1047])*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7]" table:style-name="ce17">
            <text:p>917</text:p>
          </table:table-cell>
          <table:table-cell table:style-name="ce19"/>
          <table:table-cell office:value-type="string" table:style-name="ce4">
            <text:p>****************</text:p>
          </table:table-cell>
          <table:table-cell office:value-type="string" office:string-value="---" table:formula="of:=IF(AND([.F1048] &lt;&gt; &quot;&quot;;[.G1048] &lt;&gt; &quot;&quot;);([.G1048]-[.F1048])*24;&quot;---&quot;)" table:style-name="ce4">
            <text:p>---</text:p>
          </table:table-cell>
          <table:table-cell table:style-name="ce13"/>
          <table:table-cell table:style-name="ce4"/>
          <table:table-cell table:style-name="ce14"/>
          <table:table-cell table:style-name="ce13"/>
          <table:table-cell table:style-name="ce18"/>
          <table:table-cell table:number-columns-repeated="16375"/>
        </table:table-row>
        <table:table-row table:style-name="ro3" table:visibility="collapse">
          <table:table-cell office:value-type="float" office:value="917" table:formula="of:=[.A1048]" table:style-name="ce17">
            <text:p>917</text:p>
          </table:table-cell>
          <table:table-cell table:style-name="ce12"/>
          <table:table-cell office:value-type="string" table:style-name="ce4">
            <text:p>****************</text:p>
          </table:table-cell>
          <table:table-cell office:value-type="string" office:string-value="---" table:formula="of:=IF(AND([.F1049] &lt;&gt; &quot;&quot;;[.G1049] &lt;&gt; &quot;&quot;);([.G1049]-[.F10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7" table:formula="of:=[.A1049]" table:style-name="ce17">
            <text:p>917</text:p>
          </table:table-cell>
          <table:table-cell table:style-name="ce12"/>
          <table:table-cell office:value-type="string" table:style-name="ce4">
            <text:p>BILLED</text:p>
          </table:table-cell>
          <table:table-cell office:value-type="string" office:string-value="---" table:formula="of:=IF(AND([.F1050] &lt;&gt; &quot;&quot;;[.G1050] &lt;&gt; &quot;&quot;);([.G1050]-[.F10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50]" table:style-name="ce17">
            <text:p>917</text:p>
          </table:table-cell>
          <table:table-cell office:value-type="float" office:value="0" table:formula="of:=COM.MICROSOFT.CEILING([.C1051];0.25)" table:style-name="ce19">
            <text:p>0.000</text:p>
          </table:table-cell>
          <table:table-cell office:value-type="float" office:value="0" table:formula="of:=SUM([.D1051:.D1070])" table:style-name="ce4">
            <text:p>0.000</text:p>
          </table:table-cell>
          <table:table-cell office:value-type="string" office:string-value="---" table:formula="of:=IF(AND([.F1051] &lt;&gt; &quot;&quot;;[.G1051] &lt;&gt; &quot;&quot;);([.G1051]-[.F1051])*24;&quot;---&quot;)" table:style-name="ce4">
            <text:p>---</text:p>
          </table:table-cell>
          <table:table-cell office:value-type="date" office:date-value="2025-05-26T00:00:00" table:style-name="ce20">
            <text:p>26-May</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1]" table:style-name="ce17">
            <text:p>917</text:p>
          </table:table-cell>
          <table:table-cell table:style-name="ce19"/>
          <table:table-cell office:value-type="string" table:style-name="ce4">
            <text:p>BILLED</text:p>
          </table:table-cell>
          <table:table-cell office:value-type="string" office:string-value="---" table:formula="of:=IF(AND([.F1052] &lt;&gt; &quot;&quot;;[.G1052] &lt;&gt; &quot;&quot;);([.G1052]-[.F1052])*24;&quot;---&quot;)" table:style-name="ce4">
            <text:p>---</text:p>
          </table:table-cell>
          <table:table-cell office:value-type="string" table:style-name="ce16">
            <text:p>FTO</text:p>
          </table:table-cell>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2]" table:style-name="ce17">
            <text:p>917</text:p>
          </table:table-cell>
          <table:table-cell table:style-name="ce19"/>
          <table:table-cell table:style-name="ce4"/>
          <table:table-cell office:value-type="string" office:string-value="---" table:formula="of:=IF(AND([.F1053] &lt;&gt; &quot;&quot;;[.G1053] &lt;&gt; &quot;&quot;);([.G1053]-[.F1053])*24;&quot;---&quot;)" table:style-name="ce4">
            <text:p>---</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7" table:formula="of:=[.A1053]" table:style-name="ce17">
            <text:p>917</text:p>
          </table:table-cell>
          <table:table-cell table:style-name="ce19"/>
          <table:table-cell table:style-name="ce4"/>
          <table:table-cell office:value-type="string" office:string-value="---" table:formula="of:=IF(AND([.F1054] &lt;&gt; &quot;&quot;;[.G1054] &lt;&gt; &quot;&quot;);([.G1054]-[.F1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4]" table:style-name="ce17">
            <text:p>917</text:p>
          </table:table-cell>
          <table:table-cell table:style-name="ce19"/>
          <table:table-cell table:style-name="ce4"/>
          <table:table-cell office:value-type="string" office:string-value="---" table:formula="of:=IF(AND([.F1055] &lt;&gt; &quot;&quot;;[.G1055] &lt;&gt; &quot;&quot;);([.G1055]-[.F1055])*24;&quot;---&quot;)" table:style-name="ce4">
            <text:p>---</text:p>
          </table:table-cell>
          <table:table-cell table:style-name="ce20"/>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17" table:formula="of:=[.A1055]" table:style-name="ce17">
            <text:p>917</text:p>
          </table:table-cell>
          <table:table-cell table:style-name="ce19"/>
          <table:table-cell table:style-name="ce4"/>
          <table:table-cell office:value-type="string" office:string-value="---" table:formula="of:=IF(AND([.F1056] &lt;&gt; &quot;&quot;;[.G1056] &lt;&gt; &quot;&quot;);([.G1056]-[.F1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6]" table:style-name="ce17">
            <text:p>917</text:p>
          </table:table-cell>
          <table:table-cell table:style-name="ce19"/>
          <table:table-cell table:style-name="ce4"/>
          <table:table-cell office:value-type="string" office:string-value="---" table:formula="of:=IF(AND([.F1057] &lt;&gt; &quot;&quot;;[.G1057] &lt;&gt; &quot;&quot;);([.G1057]-[.F1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7]" table:style-name="ce17">
            <text:p>917</text:p>
          </table:table-cell>
          <table:table-cell table:style-name="ce31"/>
          <table:table-cell table:style-name="ce4"/>
          <table:table-cell office:value-type="string" office:string-value="---" table:formula="of:=IF(AND([.F1058] &lt;&gt; &quot;&quot;;[.G1058] &lt;&gt; &quot;&quot;);([.G1058]-[.F1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8]" table:style-name="ce17">
            <text:p>917</text:p>
          </table:table-cell>
          <table:table-cell table:style-name="ce19"/>
          <table:table-cell table:style-name="ce4"/>
          <table:table-cell office:value-type="string" office:string-value="---" table:formula="of:=IF(AND([.F1059] &lt;&gt; &quot;&quot;;[.G1059] &lt;&gt; &quot;&quot;);([.G1059]-[.F105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59]" table:style-name="ce17">
            <text:p>917</text:p>
          </table:table-cell>
          <table:table-cell table:style-name="ce19"/>
          <table:table-cell table:style-name="ce4"/>
          <table:table-cell office:value-type="string" office:string-value="---" table:formula="of:=IF(AND([.F1060] &lt;&gt; &quot;&quot;;[.G1060] &lt;&gt; &quot;&quot;);([.G1060]-[.F106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0]" table:style-name="ce17">
            <text:p>917</text:p>
          </table:table-cell>
          <table:table-cell table:style-name="ce19"/>
          <table:table-cell table:style-name="ce4"/>
          <table:table-cell office:value-type="string" office:string-value="---" table:formula="of:=IF(AND([.F1061] &lt;&gt; &quot;&quot;;[.G1061] &lt;&gt; &quot;&quot;);([.G1061]-[.F106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1]" table:style-name="ce17">
            <text:p>917</text:p>
          </table:table-cell>
          <table:table-cell table:style-name="ce19"/>
          <table:table-cell table:style-name="ce4"/>
          <table:table-cell office:value-type="string" office:string-value="---" table:formula="of:=IF(AND([.F1062] &lt;&gt; &quot;&quot;;[.G1062] &lt;&gt; &quot;&quot;);([.G1062]-[.F106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2]" table:style-name="ce17">
            <text:p>917</text:p>
          </table:table-cell>
          <table:table-cell table:style-name="ce19"/>
          <table:table-cell table:style-name="ce4"/>
          <table:table-cell office:value-type="string" office:string-value="---" table:formula="of:=IF(AND([.F1063] &lt;&gt; &quot;&quot;;[.G1063] &lt;&gt; &quot;&quot;);([.G1063]-[.F1063])*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3]" table:style-name="ce17">
            <text:p>917</text:p>
          </table:table-cell>
          <table:table-cell table:style-name="ce19"/>
          <table:table-cell table:style-name="ce4"/>
          <table:table-cell office:value-type="string" office:string-value="---" table:formula="of:=IF(AND([.F1064] &lt;&gt; &quot;&quot;;[.G1064] &lt;&gt; &quot;&quot;);([.G1064]-[.F106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7" table:formula="of:=[.A1064]" table:style-name="ce17">
            <text:p>917</text:p>
          </table:table-cell>
          <table:table-cell table:style-name="ce19"/>
          <table:table-cell table:style-name="ce4"/>
          <table:table-cell office:value-type="string" office:string-value="---" table:formula="of:=IF(AND([.F1065] &lt;&gt; &quot;&quot;;[.G1065] &lt;&gt; &quot;&quot;);([.G1065]-[.F106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5]" table:style-name="ce17">
            <text:p>917</text:p>
          </table:table-cell>
          <table:table-cell table:style-name="ce19"/>
          <table:table-cell table:style-name="ce4"/>
          <table:table-cell office:value-type="string" office:string-value="---" table:formula="of:=IF(AND([.F1066] &lt;&gt; &quot;&quot;;[.G1066] &lt;&gt; &quot;&quot;);([.G1066]-[.F106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6]" table:style-name="ce17">
            <text:p>917</text:p>
          </table:table-cell>
          <table:table-cell table:style-name="ce19"/>
          <table:table-cell table:style-name="ce4"/>
          <table:table-cell office:value-type="string" office:string-value="---" table:formula="of:=IF(AND([.F1067] &lt;&gt; &quot;&quot;;[.G1067] &lt;&gt; &quot;&quot;);([.G1067]-[.F106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7]" table:style-name="ce17">
            <text:p>917</text:p>
          </table:table-cell>
          <table:table-cell table:style-name="ce19"/>
          <table:table-cell table:style-name="ce4"/>
          <table:table-cell office:value-type="string" office:string-value="---" table:formula="of:=IF(AND([.F1068] &lt;&gt; &quot;&quot;;[.G1068] &lt;&gt; &quot;&quot;);([.G1068]-[.F106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8]" table:style-name="ce17">
            <text:p>917</text:p>
          </table:table-cell>
          <table:table-cell table:style-name="ce19"/>
          <table:table-cell table:style-name="ce4"/>
          <table:table-cell office:value-type="string" office:string-value="---" table:formula="of:=IF(AND([.F1069] &lt;&gt; &quot;&quot;;[.G1069] &lt;&gt; &quot;&quot;);([.G1069]-[.F106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69]" table:style-name="ce17">
            <text:p>917</text:p>
          </table:table-cell>
          <table:table-cell table:style-name="ce19"/>
          <table:table-cell table:style-name="ce4"/>
          <table:table-cell office:value-type="string" office:string-value="---" table:formula="of:=IF(AND([.F1070] &lt;&gt; &quot;&quot;;[.G1070] &lt;&gt; &quot;&quot;);([.G1070]-[.F107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70]" table:style-name="ce17">
            <text:p>917</text:p>
          </table:table-cell>
          <table:table-cell office:value-type="float" office:value="8" table:formula="of:=COM.MICROSOFT.CEILING([.C1071];0.25)" table:style-name="ce19">
            <text:p>8.000</text:p>
          </table:table-cell>
          <table:table-cell office:value-type="float" office:value="7.8719444442540407" table:formula="of:=SUM([.D1071:.D1095])" table:style-name="ce4">
            <text:p>7.872</text:p>
          </table:table-cell>
          <table:table-cell office:value-type="string" office:string-value="---" table:formula="of:=IF(AND([.F1071] &lt;&gt; &quot;&quot;;[.G1071] &lt;&gt; &quot;&quot;);([.G1071]-[.F1071])*24;&quot;---&quot;)" table:style-name="ce4">
            <text:p>---</text:p>
          </table:table-cell>
          <table:table-cell office:value-type="date" office:date-value="2025-05-27T00:00:00" table:style-name="ce20">
            <text:p>27-May</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71]" table:style-name="ce17">
            <text:p>917</text:p>
          </table:table-cell>
          <table:table-cell table:style-name="ce19"/>
          <table:table-cell office:value-type="string" table:style-name="ce4">
            <text:p>BILLED</text:p>
          </table:table-cell>
          <table:table-cell office:value-type="float" office:value="0.49999999988358468" table:formula="of:=IF(AND([.F1072] &lt;&gt; &quot;&quot;;[.G1072] &lt;&gt; &quot;&quot;);([.G1072]-[.F1072])*24;&quot;---&quot;)" table:style-name="ce4">
            <text:p>0.500</text:p>
          </table:table-cell>
          <table:table-cell office:value-type="string" table:style-name="ce20">
            <text:p>IDtoApptio</text:p>
          </table:table-cell>
          <table:table-cell office:value-type="date" office:date-value="2025-05-27T08:00:00" table:style-name="ce14">
            <text:p>5/27/25 08:00 AM</text:p>
          </table:table-cell>
          <table:table-cell office:value-type="date" office:date-value="2025-05-27T08:30:00" table:style-name="ce14">
            <text:p>5/27/25 08:30 AM</text:p>
          </table:table-cell>
          <table:table-cell office:value-type="string" table:style-name="ce13">
            <text:p>IDtoApptio new driver meeting with Ashleigh and Ben. Work session with Ashleigh.</text:p>
          </table:table-cell>
          <table:table-cell table:style-name="ce15"/>
          <table:table-cell table:number-columns-repeated="16375"/>
        </table:table-row>
        <table:table-row table:style-name="ro2" table:visibility="collapse">
          <table:table-cell office:value-type="float" office:value="917" table:formula="of:=[.A1072]" table:style-name="ce17">
            <text:p>917</text:p>
          </table:table-cell>
          <table:table-cell table:style-name="ce19"/>
          <table:table-cell office:value-type="string" table:style-name="ce4">
            <text:p>BILLED</text:p>
          </table:table-cell>
          <table:table-cell office:value-type="float" office:value="0.2333333333954215" table:formula="of:=IF(AND([.F1073] &lt;&gt; &quot;&quot;;[.G1073] &lt;&gt; &quot;&quot;);([.G1073]-[.F1073])*24;&quot;---&quot;)" table:style-name="ce4">
            <text:p>0.233</text:p>
          </table:table-cell>
          <table:table-cell office:value-type="string" table:style-name="ce20">
            <text:p>mtg-standup</text:p>
          </table:table-cell>
          <table:table-cell office:value-type="date" office:date-value="2025-05-27T08:30:00" table:style-name="ce14">
            <text:p>5/27/25 08:30 AM</text:p>
          </table:table-cell>
          <table:table-cell office:value-type="date" office:date-value="2025-05-27T08:44:00" table:style-name="ce14">
            <text:p>5/27/25 08:44 AM</text:p>
          </table:table-cell>
          <table:table-cell office:value-type="string" table:style-name="ce21">
            <text:p>Daily meetings with the team.</text:p>
          </table:table-cell>
          <table:table-cell table:style-name="ce15"/>
          <table:table-cell table:number-columns-repeated="16375"/>
        </table:table-row>
        <table:table-row table:style-name="ro2" table:visibility="collapse">
          <table:table-cell office:value-type="float" office:value="917" table:formula="of:=[.A1073]" table:style-name="ce17">
            <text:p>917</text:p>
          </table:table-cell>
          <table:table-cell table:style-name="ce19"/>
          <table:table-cell office:value-type="string" table:style-name="ce4">
            <text:p>BILLED</text:p>
          </table:table-cell>
          <table:table-cell office:value-type="float" office:value="0.24999999994179234" table:formula="of:=IF(AND([.F1074] &lt;&gt; &quot;&quot;;[.G1074] &lt;&gt; &quot;&quot;);([.G1074]-[.F1074])*24;&quot;---&quot;)" table:style-name="ce4">
            <text:p>0.250</text:p>
          </table:table-cell>
          <table:table-cell office:value-type="string" table:style-name="ce20">
            <text:p>mtg-standup</text:p>
          </table:table-cell>
          <table:table-cell office:value-type="date" office:date-value="2025-05-27T09:30:00" table:style-name="ce14">
            <text:p>5/27/25 09:30 AM</text:p>
          </table:table-cell>
          <table:table-cell office:value-type="date" office:date-value="2025-05-27T09:45:00" table:style-name="ce14">
            <text:p>5/27/25 09:45 AM</text:p>
          </table:table-cell>
          <table:table-cell office:value-type="string" table:style-name="ce21">
            <text:p>#accidentially joined on a Tuesday . .</text:p>
          </table:table-cell>
          <table:table-cell table:style-name="ce18"/>
          <table:table-cell table:number-columns-repeated="16375"/>
        </table:table-row>
        <table:table-row table:style-name="ro5" table:visibility="collapse">
          <table:table-cell office:value-type="float" office:value="917" table:formula="of:=[.A1074]" table:style-name="ce17">
            <text:p>917</text:p>
          </table:table-cell>
          <table:table-cell table:style-name="ce19"/>
          <table:table-cell office:value-type="string" table:style-name="ce4">
            <text:p>BILLED</text:p>
          </table:table-cell>
          <table:table-cell office:value-type="float" office:value="0.36444444442167878" table:formula="of:=IF(AND([.F1075] &lt;&gt; &quot;&quot;;[.G1075] &lt;&gt; &quot;&quot;);([.G1075]-[.F1075])*24;&quot;---&quot;)" table:style-name="ce4">
            <text:p>0.364</text:p>
          </table:table-cell>
          <table:table-cell office:value-type="string" table:style-name="ce21">
            <text:p>IDtoAviobook</text:p>
          </table:table-cell>
          <table:table-cell office:value-type="date" office:date-value="2025-05-27T11:00:00" table:style-name="ce14">
            <text:p>5/27/25 11:00 AM</text:p>
          </table:table-cell>
          <table:table-cell office:value-type="date" office:date-value="2025-05-27T11:21:52" table:style-name="ce14">
            <text:p>5/27/25 11:21 AM</text:p>
          </table:table-cell>
          <table:table-cell office:value-type="string" table:style-name="ce21">
            <text:p>Worked on fixing user e105824 in Aviobook with Nader and team. Worked on finalizing testing in DEV.</text:p>
          </table:table-cell>
          <table:table-cell office:value-type="string" table:style-name="ce18">
            <text:p>Dev enviornment for aviobook is still broken . . It's taking longer to review/fix test results there now . .boo!</text:p>
          </table:table-cell>
          <table:table-cell table:number-columns-repeated="16375"/>
        </table:table-row>
        <table:table-row table:style-name="ro2" table:visibility="collapse">
          <table:table-cell office:value-type="float" office:value="917" table:formula="of:=[.A1075]" table:style-name="ce17">
            <text:p>917</text:p>
          </table:table-cell>
          <table:table-cell table:style-name="ce19"/>
          <table:table-cell office:value-type="string" table:style-name="ce4">
            <text:p>BILLED</text:p>
          </table:table-cell>
          <table:table-cell office:value-type="float" office:value="0.26805555552709848" table:formula="of:=IF(AND([.F1076] &lt;&gt; &quot;&quot;;[.G1076] &lt;&gt; &quot;&quot;);([.G1076]-[.F1076])*24;&quot;---&quot;)" table:style-name="ce4">
            <text:p>0.268</text:p>
          </table:table-cell>
          <table:table-cell office:value-type="string" table:style-name="ce21">
            <text:p>BAES estimate</text:p>
          </table:table-cell>
          <table:table-cell office:value-type="date" office:date-value="2025-05-27T11:21:52" table:style-name="ce14">
            <text:p>5/27/25 11:21 AM</text:p>
          </table:table-cell>
          <table:table-cell office:value-type="date" office:date-value="2025-05-27T11:37:57" table:style-name="ce14">
            <text:p>5/27/25 11:37 AM</text:p>
          </table:table-cell>
          <table:table-cell office:value-type="string" table:style-name="ce13">
            <text:p>Worked ROM for handling S &amp; X accounts.</text:p>
          </table:table-cell>
          <table:table-cell office:value-type="string" table:style-name="ce18">
            <text:p>Gary did the rom, looking to see if I could add anything, per Shaun.</text:p>
          </table:table-cell>
          <table:table-cell table:number-columns-repeated="16375"/>
        </table:table-row>
        <table:table-row table:style-name="ro2" table:visibility="collapse">
          <table:table-cell office:value-type="float" office:value="917" table:formula="of:=[.A1076]" table:style-name="ce17">
            <text:p>917</text:p>
          </table:table-cell>
          <table:table-cell table:style-name="ce19"/>
          <table:table-cell office:value-type="string" table:style-name="ce4">
            <text:p>BILLED</text:p>
          </table:table-cell>
          <table:table-cell office:value-type="float" office:value="0.31611111114034429" table:formula="of:=IF(AND([.F1077] &lt;&gt; &quot;&quot;;[.G1077] &lt;&gt; &quot;&quot;);([.G1077]-[.F1077])*24;&quot;---&quot;)" table:style-name="ce4">
            <text:p>0.316</text:p>
          </table:table-cell>
          <table:table-cell office:value-type="string" table:style-name="ce21">
            <text:p>IDtoAviobook</text:p>
          </table:table-cell>
          <table:table-cell office:value-type="date" office:date-value="2025-05-27T11:37:57" table:style-name="ce14">
            <text:p>5/27/25 11:37 AM</text:p>
          </table:table-cell>
          <table:table-cell office:value-type="date" office:date-value="2025-05-27T11:56:55" table:style-name="ce14">
            <text:p>5/27/25 11:56 AM</text:p>
          </table:table-cell>
          <table:table-cell office:value-type="string" table:style-name="ce13">
            <text:p>#passing tests in dev . .locally; seeing if pipeline can bumbple through the broke dev env . .using 'TEST'</text:p>
          </table:table-cell>
          <table:table-cell table:style-name="ce18"/>
          <table:table-cell table:number-columns-repeated="16375"/>
        </table:table-row>
        <table:table-row table:style-name="ro2" table:visibility="collapse">
          <table:table-cell office:value-type="float" office:value="917" table:formula="of:=[.A1077]" table:style-name="ce17">
            <text:p>917</text:p>
          </table:table-cell>
          <table:table-cell table:style-name="ce19"/>
          <table:table-cell office:value-type="string" table:style-name="ce4">
            <text:p>BILLED</text:p>
          </table:table-cell>
          <table:table-cell office:value-type="float" office:value="3.0513888888526708" table:formula="of:=IF(AND([.F1078] &lt;&gt; &quot;&quot;;[.G1078] &lt;&gt; &quot;&quot;);([.G1078]-[.F1078])*24;&quot;---&quot;)" table:style-name="ce4">
            <text:p>3.051</text:p>
          </table:table-cell>
          <table:table-cell office:value-type="string" table:style-name="ce20">
            <text:p>IDtoApptio</text:p>
          </table:table-cell>
          <table:table-cell office:value-type="date" office:date-value="2025-05-27T11:56:55" table:style-name="ce14">
            <text:p>5/27/25 11:56 AM</text:p>
          </table:table-cell>
          <table:table-cell office:value-type="date" office:date-value="2025-05-27T15:00:00" table:style-name="ce14">
            <text:p>5/27/25 03:00 PM</text:p>
          </table:table-cell>
          <table:table-cell office:value-type="string" table:style-name="ce13">
            <text:p>#Work session</text:p>
          </table:table-cell>
          <table:table-cell table:style-name="ce18"/>
          <table:table-cell table:number-columns-repeated="16375"/>
        </table:table-row>
        <table:table-row table:style-name="ro2" table:visibility="collapse">
          <table:table-cell office:value-type="float" office:value="917" table:formula="of:=[.A1078]" table:style-name="ce17">
            <text:p>917</text:p>
          </table:table-cell>
          <table:table-cell table:style-name="ce19"/>
          <table:table-cell office:value-type="string" table:style-name="ce4">
            <text:p>BILLED</text:p>
          </table:table-cell>
          <table:table-cell office:value-type="float" office:value="0.6413888888200745" table:formula="of:=IF(AND([.F1079] &lt;&gt; &quot;&quot;;[.G1079] &lt;&gt; &quot;&quot;);([.G1079]-[.F1079])*24;&quot;---&quot;)" table:style-name="ce4">
            <text:p>0.641</text:p>
          </table:table-cell>
          <table:table-cell office:value-type="string" table:style-name="ce21">
            <text:p>IDtoCrowdStrike</text:p>
          </table:table-cell>
          <table:table-cell office:value-type="date" office:date-value="2025-05-27T15:17:46" table:style-name="ce14">
            <text:p>5/27/25 03:17 PM</text:p>
          </table:table-cell>
          <table:table-cell office:value-type="date" office:date-value="2025-05-27T15:56:15" table:style-name="ce14">
            <text:p>5/27/25 03:56 PM</text:p>
          </table:table-cell>
          <table:table-cell office:value-type="string" table:style-name="ce13">
            <text:p>IDtoCrowdstrike driver review with the EE team.</text:p>
          </table:table-cell>
          <table:table-cell table:style-name="ce18"/>
          <table:table-cell table:number-columns-repeated="16375"/>
        </table:table-row>
        <table:table-row table:style-name="ro2" table:visibility="collapse">
          <table:table-cell office:value-type="float" office:value="917" table:formula="of:=[.A1079]" table:style-name="ce17">
            <text:p>917</text:p>
          </table:table-cell>
          <table:table-cell table:style-name="ce19"/>
          <table:table-cell office:value-type="string" table:style-name="ce4">
            <text:p>BILLED</text:p>
          </table:table-cell>
          <table:table-cell office:value-type="float" office:value="0.49250000005122274" table:formula="of:=IF(AND([.F1080] &lt;&gt; &quot;&quot;;[.G1080] &lt;&gt; &quot;&quot;);([.G1080]-[.F1080])*24;&quot;---&quot;)" table:style-name="ce4">
            <text:p>0.493</text:p>
          </table:table-cell>
          <table:table-cell office:value-type="string" table:style-name="ce21">
            <text:p>IDtoAviobook</text:p>
          </table:table-cell>
          <table:table-cell office:value-type="date" office:date-value="2025-05-27T15:56:15" table:style-name="ce14">
            <text:p>5/27/25 03:56 PM</text:p>
          </table:table-cell>
          <table:table-cell office:value-type="date" office:date-value="2025-05-27T16:25:48" table:style-name="ce14">
            <text:p>5/27/25 04:25 PM</text:p>
          </table:table-cell>
          <table:table-cell office:value-type="string" table:style-name="ce13">
            <text:p># test review . .</text:p>
          </table:table-cell>
          <table:table-cell table:style-name="ce15"/>
          <table:table-cell table:number-columns-repeated="16375"/>
        </table:table-row>
        <table:table-row table:style-name="ro2" table:visibility="collapse">
          <table:table-cell office:value-type="float" office:value="917" table:formula="of:=[.A1080]" table:style-name="ce17">
            <text:p>917</text:p>
          </table:table-cell>
          <table:table-cell table:style-name="ce19"/>
          <table:table-cell office:value-type="string" table:style-name="ce4">
            <text:p>BILLED</text:p>
          </table:table-cell>
          <table:table-cell office:value-type="float" office:value="0.2572222221060656" table:formula="of:=IF(AND([.F1081] &lt;&gt; &quot;&quot;;[.G1081] &lt;&gt; &quot;&quot;);([.G1081]-[.F1081])*24;&quot;---&quot;)" table:style-name="ce4">
            <text:p>0.257</text:p>
          </table:table-cell>
          <table:table-cell office:value-type="string" table:style-name="ce20">
            <text:p>IDtoApptio</text:p>
          </table:table-cell>
          <table:table-cell office:value-type="date" office:date-value="2025-05-27T16:25:48" table:style-name="ce14">
            <text:p>5/27/25 04:25 PM</text:p>
          </table:table-cell>
          <table:table-cell office:value-type="date" office:date-value="2025-05-27T16:41:14" table:style-name="ce14">
            <text:p>5/27/25 04:41 PM</text:p>
          </table:table-cell>
          <table:table-cell office:value-type="string" table:style-name="ce13">
            <text:p>#storing latest aptio json postman</text:p>
          </table:table-cell>
          <table:table-cell table:style-name="ce18"/>
          <table:table-cell table:number-columns-repeated="16375"/>
        </table:table-row>
        <table:table-row table:style-name="ro2" table:visibility="collapse">
          <table:table-cell office:value-type="float" office:value="917" table:formula="of:=[.A1081]" table:style-name="ce17">
            <text:p>917</text:p>
          </table:table-cell>
          <table:table-cell table:style-name="ce19"/>
          <table:table-cell office:value-type="string" table:style-name="ce4">
            <text:p>BILLED</text:p>
          </table:table-cell>
          <table:table-cell office:value-type="float" office:value="1.2324999999837019" table:formula="of:=IF(AND([.F1082] &lt;&gt; &quot;&quot;;[.G1082] &lt;&gt; &quot;&quot;);([.G1082]-[.F1082])*24;&quot;---&quot;)" table:style-name="ce4">
            <text:p>1.232</text:p>
          </table:table-cell>
          <table:table-cell office:value-type="string" table:style-name="ce21">
            <text:p>IDtoAviobook</text:p>
          </table:table-cell>
          <table:table-cell office:value-type="date" office:date-value="2025-05-27T16:41:14" table:style-name="ce14">
            <text:p>5/27/25 04:41 PM</text:p>
          </table:table-cell>
          <table:table-cell office:value-type="date" office:date-value="2025-05-27T17:55:11" table:style-name="ce14">
            <text:p>5/27/25 05:55 PM</text:p>
          </table:table-cell>
          <table:table-cell office:value-type="string" table:style-name="ce13">
            <text:p>#test review</text:p>
          </table:table-cell>
          <table:table-cell table:style-name="ce18"/>
          <table:table-cell table:number-columns-repeated="16375"/>
        </table:table-row>
        <table:table-row table:style-name="ro2" table:visibility="collapse">
          <table:table-cell office:value-type="float" office:value="917" table:formula="of:=[.A1082]" table:style-name="ce17">
            <text:p>917</text:p>
          </table:table-cell>
          <table:table-cell table:style-name="ce19"/>
          <table:table-cell office:value-type="string" table:style-name="ce4">
            <text:p>BILLED</text:p>
          </table:table-cell>
          <table:table-cell office:value-type="float" office:value="0.26500000013038516" table:formula="of:=IF(AND([.F1083] &lt;&gt; &quot;&quot;;[.G1083] &lt;&gt; &quot;&quot;);([.G1083]-[.F1083])*24;&quot;---&quot;)" table:style-name="ce4">
            <text:p>0.265</text:p>
          </table:table-cell>
          <table:table-cell office:value-type="string" table:style-name="ce21">
            <text:p>IDtoAviobook</text:p>
          </table:table-cell>
          <table:table-cell office:value-type="date" office:date-value="2025-05-27T17:55:11" table:style-name="ce14">
            <text:p>5/27/25 05:55 PM</text:p>
          </table:table-cell>
          <table:table-cell office:value-type="date" office:date-value="2025-05-27T18:11:05" table:style-name="ce14">
            <text:p>5/27/25 06:11 PM</text:p>
          </table:table-cell>
          <table:table-cell office:value-type="string" table:style-name="ce13">
            <text:p>#just sent plan to dhivya/ben</text:p>
          </table:table-cell>
          <table:table-cell table:style-name="ce18"/>
          <table:table-cell table:number-columns-repeated="16375"/>
        </table:table-row>
        <table:table-row table:style-name="ro2" table:visibility="collapse">
          <table:table-cell office:value-type="float" office:value="917" table:formula="of:=[.A1083]" table:style-name="ce17">
            <text:p>917</text:p>
          </table:table-cell>
          <table:table-cell table:style-name="ce19"/>
          <table:table-cell table:style-name="ce4"/>
          <table:table-cell office:value-type="string" office:string-value="---" table:formula="of:=IF(AND([.F1084] &lt;&gt; &quot;&quot;;[.G1084] &lt;&gt; &quot;&quot;);([.G1084]-[.F108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4]" table:style-name="ce17">
            <text:p>917</text:p>
          </table:table-cell>
          <table:table-cell table:style-name="ce19"/>
          <table:table-cell table:style-name="ce4"/>
          <table:table-cell office:value-type="string" office:string-value="---" table:formula="of:=IF(AND([.F1085] &lt;&gt; &quot;&quot;;[.G1085] &lt;&gt; &quot;&quot;);([.G1085]-[.F1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5]" table:style-name="ce17">
            <text:p>917</text:p>
          </table:table-cell>
          <table:table-cell table:style-name="ce19"/>
          <table:table-cell table:style-name="ce4"/>
          <table:table-cell office:value-type="string" office:string-value="---" table:formula="of:=IF(AND([.F1086] &lt;&gt; &quot;&quot;;[.G1086] &lt;&gt; &quot;&quot;);([.G1086]-[.F1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6]" table:style-name="ce17">
            <text:p>917</text:p>
          </table:table-cell>
          <table:table-cell table:style-name="ce19"/>
          <table:table-cell table:style-name="ce4"/>
          <table:table-cell office:value-type="string" office:string-value="---" table:formula="of:=IF(AND([.F1087] &lt;&gt; &quot;&quot;;[.G1087] &lt;&gt; &quot;&quot;);([.G1087]-[.F10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7]" table:style-name="ce17">
            <text:p>917</text:p>
          </table:table-cell>
          <table:table-cell table:style-name="ce19"/>
          <table:table-cell table:style-name="ce4"/>
          <table:table-cell office:value-type="string" office:string-value="---" table:formula="of:=IF(AND([.F1088] &lt;&gt; &quot;&quot;;[.G1088] &lt;&gt; &quot;&quot;);([.G1088]-[.F108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8]" table:style-name="ce17">
            <text:p>917</text:p>
          </table:table-cell>
          <table:table-cell table:style-name="ce19"/>
          <table:table-cell table:style-name="ce4"/>
          <table:table-cell office:value-type="string" office:string-value="---" table:formula="of:=IF(AND([.F1089] &lt;&gt; &quot;&quot;;[.G1089] &lt;&gt; &quot;&quot;);([.G1089]-[.F108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89]" table:style-name="ce17">
            <text:p>917</text:p>
          </table:table-cell>
          <table:table-cell table:style-name="ce19"/>
          <table:table-cell table:style-name="ce4"/>
          <table:table-cell office:value-type="string" office:string-value="---" table:formula="of:=IF(AND([.F1090] &lt;&gt; &quot;&quot;;[.G1090] &lt;&gt; &quot;&quot;);([.G1090]-[.F10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0]" table:style-name="ce17">
            <text:p>917</text:p>
          </table:table-cell>
          <table:table-cell table:style-name="ce19"/>
          <table:table-cell table:style-name="ce4"/>
          <table:table-cell office:value-type="string" office:string-value="---" table:formula="of:=IF(AND([.F1091] &lt;&gt; &quot;&quot;;[.G1091] &lt;&gt; &quot;&quot;);([.G1091]-[.F10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1]" table:style-name="ce17">
            <text:p>917</text:p>
          </table:table-cell>
          <table:table-cell table:style-name="ce19"/>
          <table:table-cell table:style-name="ce4"/>
          <table:table-cell office:value-type="string" office:string-value="---" table:formula="of:=IF(AND([.F1092] &lt;&gt; &quot;&quot;;[.G1092] &lt;&gt; &quot;&quot;);([.G1092]-[.F10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2]" table:style-name="ce17">
            <text:p>917</text:p>
          </table:table-cell>
          <table:table-cell table:style-name="ce19"/>
          <table:table-cell table:style-name="ce4"/>
          <table:table-cell office:value-type="string" office:string-value="---" table:formula="of:=IF(AND([.F1093] &lt;&gt; &quot;&quot;;[.G1093] &lt;&gt; &quot;&quot;);([.G1093]-[.F10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3]" table:style-name="ce17">
            <text:p>917</text:p>
          </table:table-cell>
          <table:table-cell table:style-name="ce19"/>
          <table:table-cell table:style-name="ce4"/>
          <table:table-cell office:value-type="string" office:string-value="---" table:formula="of:=IF(AND([.F1094] &lt;&gt; &quot;&quot;;[.G1094] &lt;&gt; &quot;&quot;);([.G1094]-[.F10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4]" table:style-name="ce17">
            <text:p>917</text:p>
          </table:table-cell>
          <table:table-cell table:style-name="ce19"/>
          <table:table-cell table:style-name="ce4"/>
          <table:table-cell office:value-type="string" office:string-value="---" table:formula="of:=IF(AND([.F1095] &lt;&gt; &quot;&quot;;[.G1095] &lt;&gt; &quot;&quot;);([.G1095]-[.F109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7" table:formula="of:=[.A1095]" table:style-name="ce17">
            <text:p>917</text:p>
          </table:table-cell>
          <table:table-cell office:value-type="float" office:value="6.75" table:formula="of:=COM.MICROSOFT.CEILING([.C1096];0.25)" table:style-name="ce19">
            <text:p>6.750</text:p>
          </table:table-cell>
          <table:table-cell office:value-type="float" office:value="6.6630555554875173" table:formula="of:=SUM([.D1096:.D1115])" table:style-name="ce4">
            <text:p>6.663</text:p>
          </table:table-cell>
          <table:table-cell office:value-type="string" office:string-value="---" table:formula="of:=IF(AND([.F1096] &lt;&gt; &quot;&quot;;[.G1096] &lt;&gt; &quot;&quot;);([.G1096]-[.F1096])*24;&quot;---&quot;)" table:style-name="ce4">
            <text:p>---</text:p>
          </table:table-cell>
          <table:table-cell office:value-type="date" office:date-value="2025-05-28T00:00:00" table:style-name="ce20">
            <text:p>28-M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096]" table:style-name="ce17">
            <text:p>917</text:p>
          </table:table-cell>
          <table:table-cell table:style-name="ce19"/>
          <table:table-cell office:value-type="string" table:style-name="ce4">
            <text:p>BILLED</text:p>
          </table:table-cell>
          <table:table-cell office:value-type="float" office:value="0.25000000011641532" table:formula="of:=IF(AND([.F1097] &lt;&gt; &quot;&quot;;[.G1097] &lt;&gt; &quot;&quot;);([.G1097]-[.F1097])*24;&quot;---&quot;)" table:style-name="ce4">
            <text:p>0.250</text:p>
          </table:table-cell>
          <table:table-cell office:value-type="string" table:style-name="ce21">
            <text:p>mtt-gdaily</text:p>
          </table:table-cell>
          <table:table-cell office:value-type="date" office:date-value="2025-05-28T08:30:00" table:style-name="ce14">
            <text:p>5/28/25 08:30 AM</text:p>
          </table:table-cell>
          <table:table-cell office:value-type="date" office:date-value="2025-05-28T08:45:00" table:style-name="ce14">
            <text:p>5/28/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7" table:formula="of:=[.A1097]" table:style-name="ce17">
            <text:p>917</text:p>
          </table:table-cell>
          <table:table-cell table:style-name="ce19"/>
          <table:table-cell office:value-type="string" table:style-name="ce4">
            <text:p>BILLED</text:p>
          </table:table-cell>
          <table:table-cell office:value-type="float" office:value="0.49999999988358468" table:formula="of:=IF(AND([.F1098] &lt;&gt; &quot;&quot;;[.G1098] &lt;&gt; &quot;&quot;);([.G1098]-[.F1098])*24;&quot;---&quot;)" table:style-name="ce4">
            <text:p>0.500</text:p>
          </table:table-cell>
          <table:table-cell office:value-type="string" table:style-name="ce21">
            <text:p>mtt-gdaily</text:p>
          </table:table-cell>
          <table:table-cell office:value-type="date" office:date-value="2025-05-28T09:30:00" table:style-name="ce14">
            <text:p>5/28/25 09:30 AM</text:p>
          </table:table-cell>
          <table:table-cell office:value-type="date" office:date-value="2025-05-28T10:00:00" table:style-name="ce14">
            <text:p>5/28/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098]" table:style-name="ce17">
            <text:p>917</text:p>
          </table:table-cell>
          <table:table-cell table:style-name="ce19"/>
          <table:table-cell office:value-type="string" table:style-name="ce4">
            <text:p>BILLED</text:p>
          </table:table-cell>
          <table:table-cell office:value-type="float" office:value="0.56777777778916061" table:formula="of:=IF(AND([.F1099] &lt;&gt; &quot;&quot;;[.G1099] &lt;&gt; &quot;&quot;);([.G1099]-[.F1099])*24;&quot;---&quot;)" table:style-name="ce4">
            <text:p>0.568</text:p>
          </table:table-cell>
          <table:table-cell office:value-type="string" table:style-name="ce21">
            <text:p>IDtoaviobook</text:p>
          </table:table-cell>
          <table:table-cell office:value-type="date" office:date-value="2025-05-28T10:00:00" table:style-name="ce14">
            <text:p>5/28/25 10:00 AM</text:p>
          </table:table-cell>
          <table:table-cell office:value-type="date" office:date-value="2025-05-28T10:34:04" table:style-name="ce14">
            <text:p>5/28/25 10:34 AM</text:p>
          </table:table-cell>
          <table:table-cell office:value-type="string" table:style-name="ce21">
            <text:p>Worked on passing tests in DEV using the new prelive split model for IDtoAviobook. Worked to deploy IdtoAviobook in QA.</text:p>
          </table:table-cell>
          <table:table-cell table:style-name="ce23"/>
          <table:table-cell table:number-columns-repeated="16375"/>
        </table:table-row>
        <table:table-row table:style-name="ro2" table:visibility="collapse">
          <table:table-cell office:value-type="float" office:value="917" table:formula="of:=[.A1099]" table:style-name="ce17">
            <text:p>917</text:p>
          </table:table-cell>
          <table:table-cell table:style-name="ce19"/>
          <table:table-cell office:value-type="string" table:style-name="ce4">
            <text:p>BILLED</text:p>
          </table:table-cell>
          <table:table-cell office:value-type="float" office:value="1.3427777776960284" table:formula="of:=IF(AND([.F1100] &lt;&gt; &quot;&quot;;[.G1100] &lt;&gt; &quot;&quot;);([.G1100]-[.F1100])*24;&quot;---&quot;)" table:style-name="ce4">
            <text:p>1.343</text:p>
          </table:table-cell>
          <table:table-cell office:value-type="string" table:style-name="ce21">
            <text:p>IDtoaviobook</text:p>
          </table:table-cell>
          <table:table-cell office:value-type="date" office:date-value="2025-05-28T10:39:26" table:style-name="ce14">
            <text:p>5/28/25 10:39 AM</text:p>
          </table:table-cell>
          <table:table-cell office:value-type="date" office:date-value="2025-05-28T12:00:00" table:style-name="ce14">
            <text:p>5/28/25 12:0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7" table:formula="of:=[.A1100]" table:style-name="ce17">
            <text:p>917</text:p>
          </table:table-cell>
          <table:table-cell table:style-name="ce19"/>
          <table:table-cell office:value-type="string" table:style-name="ce4">
            <text:p>BILLED</text:p>
          </table:table-cell>
          <table:table-cell office:value-type="float" office:value="0.73888888891087845" table:formula="of:=IF(AND([.F1101] &lt;&gt; &quot;&quot;;[.G1101] &lt;&gt; &quot;&quot;);([.G1101]-[.F1101])*24;&quot;---&quot;)" table:style-name="ce4">
            <text:p>0.739</text:p>
          </table:table-cell>
          <table:table-cell office:value-type="string" table:style-name="ce21">
            <text:p>IDtoEmployeeSvc</text:p>
          </table:table-cell>
          <table:table-cell office:value-type="date" office:date-value="2025-05-28T12:00:00" table:style-name="ce14">
            <text:p>5/28/25 12:00 PM</text:p>
          </table:table-cell>
          <table:table-cell office:value-type="date" office:date-value="2025-05-28T12:44:20" table:style-name="ce14">
            <text:p>5/28/25 12:44 PM</text:p>
          </table:table-cell>
          <table:table-cell office:value-type="string" table:style-name="ce13">
            <text:p>Worked on resolving INC6652030 for the IDtoEmployeeSvc driver.</text:p>
          </table:table-cell>
          <table:table-cell table:style-name="ce23"/>
          <table:table-cell table:number-columns-repeated="16375"/>
        </table:table-row>
        <table:table-row table:style-name="ro2" table:visibility="collapse">
          <table:table-cell office:value-type="float" office:value="917" table:formula="of:=[.A1101]" table:style-name="ce17">
            <text:p>917</text:p>
          </table:table-cell>
          <table:table-cell table:style-name="ce19"/>
          <table:table-cell office:value-type="string" table:style-name="ce4">
            <text:p>BILLED</text:p>
          </table:table-cell>
          <table:table-cell office:value-type="float" office:value="2.0944444444030523" table:formula="of:=IF(AND([.F1102] &lt;&gt; &quot;&quot;;[.G1102] &lt;&gt; &quot;&quot;);([.G1102]-[.F1102])*24;&quot;---&quot;)" table:style-name="ce4">
            <text:p>2.094</text:p>
          </table:table-cell>
          <table:table-cell office:value-type="string" table:style-name="ce21">
            <text:p>idtoaviobook</text:p>
          </table:table-cell>
          <table:table-cell office:value-type="date" office:date-value="2025-05-28T15:47:34" table:style-name="ce14">
            <text:p>5/28/25 03:47 PM</text:p>
          </table:table-cell>
          <table:table-cell office:value-type="date" office:date-value="2025-05-28T17:53:14" table:style-name="ce14">
            <text:p>5/28/25 05:53 PM</text:p>
          </table:table-cell>
          <table:table-cell office:value-type="string" table:style-name="ce13">
            <text:p>#qa dploy</text:p>
          </table:table-cell>
          <table:table-cell table:style-name="ce23"/>
          <table:table-cell table:number-columns-repeated="16375"/>
        </table:table-row>
        <table:table-row table:style-name="ro2" table:visibility="collapse">
          <table:table-cell office:value-type="float" office:value="917" table:formula="of:=[.A1102]" table:style-name="ce17">
            <text:p>917</text:p>
          </table:table-cell>
          <table:table-cell table:style-name="ce19"/>
          <table:table-cell office:value-type="string" table:style-name="ce4">
            <text:p>BILLED</text:p>
          </table:table-cell>
          <table:table-cell office:value-type="float" office:value="1.1691666666883975" table:formula="of:=IF(AND([.F1103] &lt;&gt; &quot;&quot;;[.G1103] &lt;&gt; &quot;&quot;);([.G1103]-[.F1103])*24;&quot;---&quot;)" table:style-name="ce4">
            <text:p>1.169</text:p>
          </table:table-cell>
          <table:table-cell office:value-type="string" table:style-name="ce21">
            <text:p>idtoaviobook</text:p>
          </table:table-cell>
          <table:table-cell office:value-type="date" office:date-value="2025-05-28T17:53:14" table:style-name="ce14">
            <text:p>5/28/25 05:53 PM</text:p>
          </table:table-cell>
          <table:table-cell office:value-type="date" office:date-value="2025-05-28T19:03:23" table:style-name="ce14">
            <text:p>5/28/25 07:03 PM</text:p>
          </table:table-cell>
          <table:table-cell office:value-type="string" table:style-name="ce13">
            <text:p>#start qa deploy essentially dine, fixing IDPreliveValidation columns: 'missing dn' error</text:p>
          </table:table-cell>
          <table:table-cell table:style-name="ce23"/>
          <table:table-cell table:number-columns-repeated="16375"/>
        </table:table-row>
        <table:table-row table:style-name="ro2" table:visibility="collapse">
          <table:table-cell office:value-type="float" office:value="917" table:formula="of:=[.A1103]" table:style-name="ce17">
            <text:p>917</text:p>
          </table:table-cell>
          <table:table-cell table:style-name="ce19"/>
          <table:table-cell table:style-name="ce4"/>
          <table:table-cell office:value-type="string" office:string-value="---" table:formula="of:=IF(AND([.F1104] &lt;&gt; &quot;&quot;;[.G1104] &lt;&gt; &quot;&quot;);([.G1104]-[.F1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4]" table:style-name="ce17">
            <text:p>917</text:p>
          </table:table-cell>
          <table:table-cell table:style-name="ce19"/>
          <table:table-cell table:style-name="ce4"/>
          <table:table-cell office:value-type="string" office:string-value="---" table:formula="of:=IF(AND([.F1105] &lt;&gt; &quot;&quot;;[.G1105] &lt;&gt; &quot;&quot;);([.G1105]-[.F110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5]" table:style-name="ce17">
            <text:p>917</text:p>
          </table:table-cell>
          <table:table-cell table:style-name="ce19"/>
          <table:table-cell table:style-name="ce4"/>
          <table:table-cell office:value-type="string" office:string-value="---" table:formula="of:=IF(AND([.F1106] &lt;&gt; &quot;&quot;;[.G1106] &lt;&gt; &quot;&quot;);([.G1106]-[.F110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6]" table:style-name="ce17">
            <text:p>917</text:p>
          </table:table-cell>
          <table:table-cell table:style-name="ce19"/>
          <table:table-cell table:style-name="ce4"/>
          <table:table-cell office:value-type="string" office:string-value="---" table:formula="of:=IF(AND([.F1107] &lt;&gt; &quot;&quot;;[.G1107] &lt;&gt; &quot;&quot;);([.G1107]-[.F1107])*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7]" table:style-name="ce17">
            <text:p>917</text:p>
          </table:table-cell>
          <table:table-cell table:style-name="ce19"/>
          <table:table-cell table:style-name="ce4"/>
          <table:table-cell office:value-type="string" office:string-value="---" table:formula="of:=IF(AND([.F1108] &lt;&gt; &quot;&quot;;[.G1108] &lt;&gt; &quot;&quot;);([.G1108]-[.F110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8]" table:style-name="ce17">
            <text:p>917</text:p>
          </table:table-cell>
          <table:table-cell table:style-name="ce19"/>
          <table:table-cell table:style-name="ce4"/>
          <table:table-cell office:value-type="string" office:string-value="---" table:formula="of:=IF(AND([.F1109] &lt;&gt; &quot;&quot;;[.G1109] &lt;&gt; &quot;&quot;);([.G1109]-[.F110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09]" table:style-name="ce17">
            <text:p>917</text:p>
          </table:table-cell>
          <table:table-cell table:style-name="ce19"/>
          <table:table-cell table:style-name="ce4"/>
          <table:table-cell office:value-type="string" office:string-value="---" table:formula="of:=IF(AND([.F1110] &lt;&gt; &quot;&quot;;[.G1110] &lt;&gt; &quot;&quot;);([.G1110]-[.F111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0]" table:style-name="ce17">
            <text:p>917</text:p>
          </table:table-cell>
          <table:table-cell table:style-name="ce19"/>
          <table:table-cell table:style-name="ce4"/>
          <table:table-cell office:value-type="string" office:string-value="---" table:formula="of:=IF(AND([.F1111] &lt;&gt; &quot;&quot;;[.G1111] &lt;&gt; &quot;&quot;);([.G1111]-[.F111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1]" table:style-name="ce17">
            <text:p>917</text:p>
          </table:table-cell>
          <table:table-cell table:style-name="ce19"/>
          <table:table-cell table:style-name="ce4"/>
          <table:table-cell office:value-type="string" office:string-value="---" table:formula="of:=IF(AND([.F1112] &lt;&gt; &quot;&quot;;[.G1112] &lt;&gt; &quot;&quot;);([.G1112]-[.F111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2]" table:style-name="ce17">
            <text:p>917</text:p>
          </table:table-cell>
          <table:table-cell table:style-name="ce19"/>
          <table:table-cell table:style-name="ce4"/>
          <table:table-cell office:value-type="string" office:string-value="---" table:formula="of:=IF(AND([.F1113] &lt;&gt; &quot;&quot;;[.G1113] &lt;&gt; &quot;&quot;);([.G1113]-[.F111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3]" table:style-name="ce17">
            <text:p>917</text:p>
          </table:table-cell>
          <table:table-cell table:style-name="ce19"/>
          <table:table-cell table:style-name="ce4"/>
          <table:table-cell office:value-type="string" office:string-value="---" table:formula="of:=IF(AND([.F1114] &lt;&gt; &quot;&quot;;[.G1114] &lt;&gt; &quot;&quot;);([.G1114]-[.F1114])*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7" table:formula="of:=[.A1114]" table:style-name="ce17">
            <text:p>917</text:p>
          </table:table-cell>
          <table:table-cell table:style-name="ce19"/>
          <table:table-cell table:style-name="ce4"/>
          <table:table-cell office:value-type="string" office:string-value="---" table:formula="of:=IF(AND([.F1115] &lt;&gt; &quot;&quot;;[.G1115] &lt;&gt; &quot;&quot;);([.G1115]-[.F111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15]" table:style-name="ce17">
            <text:p>917</text:p>
          </table:table-cell>
          <table:table-cell office:value-type="float" office:value="7.75" table:formula="of:=COM.MICROSOFT.CEILING([.C1116];0.25)" table:style-name="ce19">
            <text:p>7.750</text:p>
          </table:table-cell>
          <table:table-cell office:value-type="float" office:value="7.6141666668117978" table:formula="of:=SUM([.D1116:.D1132])" table:style-name="ce4">
            <text:p>7.614</text:p>
          </table:table-cell>
          <table:table-cell office:value-type="string" office:string-value="---" table:formula="of:=IF(AND([.F1116] &lt;&gt; &quot;&quot;;[.G1116] &lt;&gt; &quot;&quot;);([.G1116]-[.F1116])*24;&quot;---&quot;)" table:style-name="ce4">
            <text:p>---</text:p>
          </table:table-cell>
          <table:table-cell office:value-type="date" office:date-value="2025-05-29T00:00:00" table:style-name="ce28">
            <text:p>29-May</text:p>
          </table:table-cell>
          <table:table-cell table:number-columns-repeated="2" table:style-name="ce14"/>
          <table:table-cell table:style-name="ce13"/>
          <table:table-cell table:style-name="ce18"/>
          <table:table-cell table:number-columns-repeated="16375"/>
        </table:table-row>
        <table:table-row table:style-name="ro5" table:visibility="collapse">
          <table:table-cell office:value-type="float" office:value="917" table:formula="of:=[.A1116]" table:style-name="ce17">
            <text:p>917</text:p>
          </table:table-cell>
          <table:table-cell table:style-name="ce19"/>
          <table:table-cell office:value-type="string" table:style-name="ce4">
            <text:p>BILLED</text:p>
          </table:table-cell>
          <table:table-cell office:value-type="float" office:value="0.25000000011641532" table:formula="of:=IF(AND([.F1117] &lt;&gt; &quot;&quot;;[.G1117] &lt;&gt; &quot;&quot;);([.G1117]-[.F1117])*24;&quot;---&quot;)" table:style-name="ce4">
            <text:p>0.250</text:p>
          </table:table-cell>
          <table:table-cell office:value-type="string" table:style-name="ce21">
            <text:p>mtg-Daily</text:p>
          </table:table-cell>
          <table:table-cell office:value-type="date" office:date-value="2025-05-29T08:30:00" table:style-name="ce14">
            <text:p>5/29/25 08:30 AM</text:p>
          </table:table-cell>
          <table:table-cell office:value-type="date" office:date-value="2025-05-29T08:45:00" table:style-name="ce14">
            <text:p>5/29/25 08:45 AM</text:p>
          </table:table-cell>
          <table:table-cell office:value-type="string" table:style-name="ce13">
            <text:p>Daily meetings with the team. EE demo meeting.</text:p>
          </table:table-cell>
          <table:table-cell office:value-type="string" table:style-name="ce18">
            <text:p>I missed most of the demo meeting as I was deploying IDtoAviobook; this is why the time is still small.</text:p>
          </table:table-cell>
          <table:table-cell table:number-columns-repeated="16375"/>
        </table:table-row>
        <table:table-row table:style-name="ro2" table:visibility="collapse">
          <table:table-cell office:value-type="float" office:value="917" table:formula="of:=[.A1117]" table:style-name="ce17">
            <text:p>917</text:p>
          </table:table-cell>
          <table:table-cell table:style-name="ce19"/>
          <table:table-cell office:value-type="string" table:style-name="ce4">
            <text:p>BILLED</text:p>
          </table:table-cell>
          <table:table-cell office:value-type="float" office:value="1.408333333209157" table:formula="of:=IF(AND([.F1118] &lt;&gt; &quot;&quot;;[.G1118] &lt;&gt; &quot;&quot;);([.G1118]-[.F1118])*24;&quot;---&quot;)" table:style-name="ce4">
            <text:p>1.408</text:p>
          </table:table-cell>
          <table:table-cell office:value-type="string" table:style-name="ce21">
            <text:p>IDtoAviobook</text:p>
          </table:table-cell>
          <table:table-cell office:value-type="date" office:date-value="2025-05-29T09:30:00" table:style-name="ce14">
            <text:p>5/29/25 09:30 AM</text:p>
          </table:table-cell>
          <table:table-cell office:value-type="date" office:date-value="2025-05-29T10:54:30" table:style-name="ce14">
            <text:p>5/29/25 10:54 AM</text:p>
          </table:table-cell>
          <table:table-cell office:value-type="string" table:style-name="ce13">
            <text:p>Worked to resolve test issues in QA for IDtoAviobook. Worked on deploying the latest driver to production. Worked on the last 9 users marked as flight attendants with Kisnley Johnson.</text:p>
          </table:table-cell>
          <table:table-cell table:style-name="ce18"/>
          <table:table-cell table:number-columns-repeated="16375"/>
        </table:table-row>
        <table:table-row table:style-name="ro2" table:visibility="collapse">
          <table:table-cell office:value-type="float" office:value="917" table:formula="of:=[.A1118]" table:style-name="ce17">
            <text:p>917</text:p>
          </table:table-cell>
          <table:table-cell table:style-name="ce19"/>
          <table:table-cell office:value-type="string" table:style-name="ce4">
            <text:p>BILLED</text:p>
          </table:table-cell>
          <table:table-cell office:value-type="float" office:value="0.99055555555969477" table:formula="of:=IF(AND([.F1119] &lt;&gt; &quot;&quot;;[.G1119] &lt;&gt; &quot;&quot;);([.G1119]-[.F1119])*24;&quot;---&quot;)" table:style-name="ce4">
            <text:p>0.991</text:p>
          </table:table-cell>
          <table:table-cell office:value-type="string" table:style-name="ce21">
            <text:p>IDtoAviobook</text:p>
          </table:table-cell>
          <table:table-cell office:value-type="date" office:date-value="2025-05-29T10:54:30" table:style-name="ce14">
            <text:p>5/29/25 10:54 AM</text:p>
          </table:table-cell>
          <table:table-cell office:value-type="date" office:date-value="2025-05-29T11:53:56" table:style-name="ce14">
            <text:p>5/29/25 11:53 AM</text:p>
          </table:table-cell>
          <table:table-cell office:value-type="string" table:style-name="ce13">
            <text:p>#last two tests on aviobook; then rebaseline, found matching issues</text:p>
          </table:table-cell>
          <table:table-cell table:style-name="ce18"/>
          <table:table-cell table:number-columns-repeated="16375"/>
        </table:table-row>
        <table:table-row table:style-name="ro2" table:visibility="collapse">
          <table:table-cell office:value-type="float" office:value="917" table:formula="of:=[.A1119]" table:style-name="ce17">
            <text:p>917</text:p>
          </table:table-cell>
          <table:table-cell table:style-name="ce19"/>
          <table:table-cell office:value-type="string" table:style-name="ce4">
            <text:p>BILLED</text:p>
          </table:table-cell>
          <table:table-cell office:value-type="float" office:value="2.121111111191567" table:formula="of:=IF(AND([.F1120] &lt;&gt; &quot;&quot;;[.G1120] &lt;&gt; &quot;&quot;);([.G1120]-[.F1120])*24;&quot;---&quot;)" table:style-name="ce4">
            <text:p>2.121</text:p>
          </table:table-cell>
          <table:table-cell office:value-type="string" table:style-name="ce21">
            <text:p>IDtoAviobook</text:p>
          </table:table-cell>
          <table:table-cell office:value-type="date" office:date-value="2025-05-29T11:53:56" table:style-name="ce14">
            <text:p>5/29/25 11:53 AM</text:p>
          </table:table-cell>
          <table:table-cell office:value-type="date" office:date-value="2025-05-29T14:01:12" table:style-name="ce14">
            <text:p>5/29/25 02:01 PM</text:p>
          </table:table-cell>
          <table:table-cell office:value-type="string" table:style-name="ce13">
            <text:p>#prod deploy</text:p>
          </table:table-cell>
          <table:table-cell table:style-name="ce18"/>
          <table:table-cell table:number-columns-repeated="16375"/>
        </table:table-row>
        <table:table-row table:style-name="ro2" table:visibility="collapse">
          <table:table-cell office:value-type="float" office:value="917" table:formula="of:=[.A1120]" table:style-name="ce17">
            <text:p>917</text:p>
          </table:table-cell>
          <table:table-cell table:style-name="ce19"/>
          <table:table-cell office:value-type="string" table:style-name="ce4">
            <text:p>BILLED</text:p>
          </table:table-cell>
          <table:table-cell office:value-type="float" office:value="0.15055555565049872" table:formula="of:=IF(AND([.F1121] &lt;&gt; &quot;&quot;;[.G1121] &lt;&gt; &quot;&quot;);([.G1121]-[.F1121])*24;&quot;---&quot;)" table:style-name="ce4">
            <text:p>0.151</text:p>
          </table:table-cell>
          <table:table-cell office:value-type="string" table:style-name="ce21">
            <text:p>mtg-EEDemos</text:p>
          </table:table-cell>
          <table:table-cell office:value-type="date" office:date-value="2025-05-29T14:22:58" table:style-name="ce14">
            <text:p>5/29/25 02:22 PM</text:p>
          </table:table-cell>
          <table:table-cell office:value-type="date" office:date-value="2025-05-29T14:32:00" table:style-name="ce14">
            <text:p>5/29/25 02:32 PM</text:p>
          </table:table-cell>
          <table:table-cell office:value-type="string" table:style-name="ce13">
            <text:p>#</text:p>
          </table:table-cell>
          <table:table-cell table:style-name="ce18"/>
          <table:table-cell table:number-columns-repeated="16375"/>
        </table:table-row>
        <table:table-row table:style-name="ro9" table:visibility="collapse">
          <table:table-cell office:value-type="float" office:value="917" table:formula="of:=[.A1121]" table:style-name="ce17">
            <text:p>917</text:p>
          </table:table-cell>
          <table:table-cell table:style-name="ce11"/>
          <table:table-cell office:value-type="string" table:style-name="ce4">
            <text:p>BILLED</text:p>
          </table:table-cell>
          <table:table-cell office:value-type="float" office:value="1.5819444443914108" table:formula="of:=IF(AND([.F1122] &lt;&gt; &quot;&quot;;[.G1122] &lt;&gt; &quot;&quot;);([.G1122]-[.F1122])*24;&quot;---&quot;)" table:style-name="ce4">
            <text:p>1.582</text:p>
          </table:table-cell>
          <table:table-cell office:value-type="string" table:style-name="ce21">
            <text:p>BAES UK</text:p>
          </table:table-cell>
          <table:table-cell office:value-type="date" office:date-value="2025-05-29T14:32:00" table:style-name="ce14">
            <text:p>5/29/25 02:32 PM</text:p>
          </table:table-cell>
          <table:table-cell office:value-type="date" office:date-value="2025-05-29T16:06:55" table:style-name="ce14">
            <text:p>5/29/25 04:06 PM</text:p>
          </table:table-cell>
          <table:table-cell office:value-type="string" table:style-name="ce13">
            <text:p>Worked to resolve matching rule questions for the SF driver.</text:p>
          </table:table-cell>
          <table:table-cell office:value-type="string" table:style-name="ce15">
            <text:p>Discussion with Gary coming up with a plan to resolve AC matching rule concerns. Gary created a cool truth table and it really helped the discussion.</text:p>
          </table:table-cell>
          <table:table-cell table:number-columns-repeated="16375"/>
        </table:table-row>
        <table:table-row table:style-name="ro2" table:visibility="collapse">
          <table:table-cell office:value-type="float" office:value="917" table:formula="of:=[.A1122]" table:style-name="ce17">
            <text:p>917</text:p>
          </table:table-cell>
          <table:table-cell table:style-name="ce29"/>
          <table:table-cell office:value-type="string" table:style-name="ce4">
            <text:p>BILLED</text:p>
          </table:table-cell>
          <table:table-cell office:value-type="float" office:value="0.6030555556062609" table:formula="of:=IF(AND([.F1123] &lt;&gt; &quot;&quot;;[.G1123] &lt;&gt; &quot;&quot;);([.G1123]-[.F1123])*24;&quot;---&quot;)" table:style-name="ce4">
            <text:p>0.603</text:p>
          </table:table-cell>
          <table:table-cell office:value-type="string" table:style-name="ce21">
            <text:p>IDtoAutocrib</text:p>
          </table:table-cell>
          <table:table-cell office:value-type="date" office:date-value="2025-05-29T16:06:55" table:style-name="ce14">
            <text:p>5/29/25 04:06 PM</text:p>
          </table:table-cell>
          <table:table-cell office:value-type="date" office:date-value="2025-05-29T16:43:06" table:style-name="ce14">
            <text:p>5/29/25 04:43 PM</text:p>
          </table:table-cell>
          <table:table-cell office:value-type="string" table:style-name="ce13">
            <text:p>Worked to test LAX destination, and prepare LAX user import for the go-live next week for IDtoAutocrib.</text:p>
          </table:table-cell>
          <table:table-cell table:style-name="ce18"/>
          <table:table-cell table:number-columns-repeated="16375"/>
        </table:table-row>
        <table:table-row table:style-name="ro2" table:visibility="collapse">
          <table:table-cell office:value-type="float" office:value="917" table:formula="of:=[.A1123]" table:style-name="ce17">
            <text:p>917</text:p>
          </table:table-cell>
          <table:table-cell table:style-name="ce19"/>
          <table:table-cell office:value-type="string" table:style-name="ce4">
            <text:p>BILLED</text:p>
          </table:table-cell>
          <table:table-cell office:value-type="float" office:value="0.14138888876186684" table:formula="of:=IF(AND([.F1124] &lt;&gt; &quot;&quot;;[.G1124] &lt;&gt; &quot;&quot;);([.G1124]-[.F1124])*24;&quot;---&quot;)" table:style-name="ce4">
            <text:p>0.141</text:p>
          </table:table-cell>
          <table:table-cell office:value-type="string" table:style-name="ce21">
            <text:p>IDtoAviobook</text:p>
          </table:table-cell>
          <table:table-cell office:value-type="date" office:date-value="2025-05-29T16:43:06" table:style-name="ce14">
            <text:p>5/29/25 04:43 PM</text:p>
          </table:table-cell>
          <table:table-cell office:value-type="date" office:date-value="2025-05-29T16:51:35" table:style-name="ce14">
            <text:p>5/29/25 04:51 PM</text:p>
          </table:table-cell>
          <table:table-cell office:value-type="string" table:style-name="ce13">
            <text:p>#avio_cabin_fa - 9 static left over flight attendits static . .</text:p>
          </table:table-cell>
          <table:table-cell table:style-name="ce18"/>
          <table:table-cell table:number-columns-repeated="16375"/>
        </table:table-row>
        <table:table-row table:style-name="ro2" table:visibility="collapse">
          <table:table-cell office:value-type="float" office:value="917" table:formula="of:=[.A1124]" table:style-name="ce17">
            <text:p>917</text:p>
          </table:table-cell>
          <table:table-cell table:style-name="ce19"/>
          <table:table-cell office:value-type="string" table:style-name="ce4">
            <text:p>BILLED</text:p>
          </table:table-cell>
          <table:table-cell office:value-type="float" office:value="0.30694444460095838" table:formula="of:=IF(AND([.F1125] &lt;&gt; &quot;&quot;;[.G1125] &lt;&gt; &quot;&quot;);([.G1125]-[.F1125])*24;&quot;---&quot;)" table:style-name="ce4">
            <text:p>0.307</text:p>
          </table:table-cell>
          <table:table-cell office:value-type="string" table:style-name="ce21">
            <text:p>IDtoEmployeeSvc</text:p>
          </table:table-cell>
          <table:table-cell office:value-type="date" office:date-value="2025-05-29T16:51:35" table:style-name="ce14">
            <text:p>5/29/25 04:51 PM</text:p>
          </table:table-cell>
          <table:table-cell office:value-type="date" office:date-value="2025-05-29T17:10:00" table:style-name="ce14">
            <text:p>5/29/25 05:10 PM</text:p>
          </table:table-cell>
          <table:table-cell office:value-type="string" table:style-name="ce13">
            <text:p>Worked on fixing email notification for errors for the IDtoEmployeeSvc driver.</text:p>
          </table:table-cell>
          <table:table-cell table:style-name="ce18"/>
          <table:table-cell table:number-columns-repeated="16375"/>
        </table:table-row>
        <table:table-row table:style-name="ro2" table:visibility="collapse">
          <table:table-cell office:value-type="float" office:value="917" table:formula="of:=[.A1125]" table:style-name="ce17">
            <text:p>917</text:p>
          </table:table-cell>
          <table:table-cell table:style-name="ce19"/>
          <table:table-cell office:value-type="string" table:style-name="ce4">
            <text:p>BILLED</text:p>
          </table:table-cell>
          <table:table-cell office:value-type="float" office:value="6.0277777723968029E-2" table:formula="of:=IF(AND([.F1126] &lt;&gt; &quot;&quot;;[.G1126] &lt;&gt; &quot;&quot;);([.G1126]-[.F1126])*24;&quot;---&quot;)" table:style-name="ce4">
            <text:p>0.060</text:p>
          </table:table-cell>
          <table:table-cell office:value-type="string" table:style-name="ce21">
            <text:p>IDtoEmployeeSvc</text:p>
          </table:table-cell>
          <table:table-cell office:value-type="date" office:date-value="2025-05-29T17:24:46" table:style-name="ce14">
            <text:p>5/29/25 05:24 PM</text:p>
          </table:table-cell>
          <table:table-cell office:value-type="date" office:date-value="2025-05-29T17:28:23" table:style-name="ce14">
            <text:p>5/29/25 05:28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7" table:formula="of:=[.A1126]" table:style-name="ce17">
            <text:p>917</text:p>
          </table:table-cell>
          <table:table-cell table:style-name="ce19"/>
          <table:table-cell table:style-name="ce4"/>
          <table:table-cell office:value-type="string" office:string-value="---" table:formula="of:=IF(AND([.F1127] &lt;&gt; &quot;&quot;;[.G1127] &lt;&gt; &quot;&quot;);([.G1127]-[.F112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7]" table:style-name="ce17">
            <text:p>917</text:p>
          </table:table-cell>
          <table:table-cell table:style-name="ce19"/>
          <table:table-cell table:style-name="ce4"/>
          <table:table-cell office:value-type="string" office:string-value="---" table:formula="of:=IF(AND([.F1128] &lt;&gt; &quot;&quot;;[.G1128] &lt;&gt; &quot;&quot;);([.G1128]-[.F11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8]" table:style-name="ce17">
            <text:p>917</text:p>
          </table:table-cell>
          <table:table-cell table:style-name="ce19"/>
          <table:table-cell table:style-name="ce4"/>
          <table:table-cell office:value-type="string" office:string-value="---" table:formula="of:=IF(AND([.F1129] &lt;&gt; &quot;&quot;;[.G1129] &lt;&gt; &quot;&quot;);([.G1129]-[.F11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29]" table:style-name="ce17">
            <text:p>917</text:p>
          </table:table-cell>
          <table:table-cell table:style-name="ce19"/>
          <table:table-cell table:style-name="ce4"/>
          <table:table-cell office:value-type="string" office:string-value="---" table:formula="of:=IF(AND([.F1130] &lt;&gt; &quot;&quot;;[.G1130] &lt;&gt; &quot;&quot;);([.G1130]-[.F113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0]" table:style-name="ce17">
            <text:p>917</text:p>
          </table:table-cell>
          <table:table-cell table:style-name="ce19"/>
          <table:table-cell table:style-name="ce4"/>
          <table:table-cell office:value-type="string" office:string-value="---" table:formula="of:=IF(AND([.F1131] &lt;&gt; &quot;&quot;;[.G1131] &lt;&gt; &quot;&quot;);([.G1131]-[.F1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1]" table:style-name="ce17">
            <text:p>917</text:p>
          </table:table-cell>
          <table:table-cell table:style-name="ce19"/>
          <table:table-cell table:style-name="ce4"/>
          <table:table-cell office:value-type="string" office:string-value="---" table:formula="of:=IF(AND([.F1132] &lt;&gt; &quot;&quot;;[.G1132] &lt;&gt; &quot;&quot;);([.G1132]-[.F113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2]" table:style-name="ce17">
            <text:p>917</text:p>
          </table:table-cell>
          <table:table-cell office:value-type="float" office:value="8" table:formula="of:=COM.MICROSOFT.CEILING([.C1133];0.25)" table:style-name="ce19">
            <text:p>8.000</text:p>
          </table:table-cell>
          <table:table-cell office:value-type="float" office:value="7.7872222223086283" table:formula="of:=SUM([.D1133:.D1151])" table:style-name="ce4">
            <text:p>7.787</text:p>
          </table:table-cell>
          <table:table-cell office:value-type="string" office:string-value="---" table:formula="of:=IF(AND([.F1133] &lt;&gt; &quot;&quot;;[.G1133] &lt;&gt; &quot;&quot;);([.G1133]-[.F113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33]" table:style-name="ce17">
            <text:p>917</text:p>
          </table:table-cell>
          <table:table-cell table:style-name="ce19"/>
          <table:table-cell office:value-type="string" table:style-name="ce4">
            <text:p>BILLED</text:p>
          </table:table-cell>
          <table:table-cell office:value-type="float" office:value="0.18333333340706304" table:formula="of:=IF(AND([.F1134] &lt;&gt; &quot;&quot;;[.G1134] &lt;&gt; &quot;&quot;);([.G1134]-[.F1134])*24;&quot;---&quot;)" table:style-name="ce4">
            <text:p>0.183</text:p>
          </table:table-cell>
          <table:table-cell office:value-type="string" table:style-name="ce20">
            <text:p>mtg-Daily</text:p>
          </table:table-cell>
          <table:table-cell office:value-type="date" office:date-value="2025-05-30T08:30:00" table:style-name="ce14">
            <text:p>5/30/25 08:30 AM</text:p>
          </table:table-cell>
          <table:table-cell office:value-type="date" office:date-value="2025-05-30T08:41:00" table:style-name="ce14">
            <text:p>5/30/25 08:41 AM</text:p>
          </table:table-cell>
          <table:table-cell office:value-type="string" table:style-name="ce26">
            <text:p>Daily meetings with the team.</text:p>
          </table:table-cell>
          <table:table-cell table:style-name="ce18"/>
          <table:table-cell table:number-columns-repeated="16375"/>
        </table:table-row>
        <table:table-row table:style-name="ro2" table:visibility="collapse">
          <table:table-cell office:value-type="float" office:value="917" table:formula="of:=[.A1134]" table:style-name="ce17">
            <text:p>917</text:p>
          </table:table-cell>
          <table:table-cell table:style-name="ce19"/>
          <table:table-cell office:value-type="string" table:style-name="ce4">
            <text:p>BILLED</text:p>
          </table:table-cell>
          <table:table-cell office:value-type="float" office:value="0.49999999988358468" table:formula="of:=IF(AND([.F1135] &lt;&gt; &quot;&quot;;[.G1135] &lt;&gt; &quot;&quot;);([.G1135]-[.F1135])*24;&quot;---&quot;)" table:style-name="ce4">
            <text:p>0.500</text:p>
          </table:table-cell>
          <table:table-cell office:value-type="string" table:style-name="ce20">
            <text:p>mtg-Daily</text:p>
          </table:table-cell>
          <table:table-cell office:value-type="date" office:date-value="2025-05-30T09:30:00" table:style-name="ce14">
            <text:p>5/30/25 09:30 AM</text:p>
          </table:table-cell>
          <table:table-cell office:value-type="date" office:date-value="2025-05-30T10:00:00" table:style-name="ce14">
            <text:p>5/30/25 10:00 AM</text:p>
          </table:table-cell>
          <table:table-cell office:value-type="string" table:style-name="ce26">
            <text:p>#</text:p>
          </table:table-cell>
          <table:table-cell table:style-name="ce18"/>
          <table:table-cell table:number-columns-repeated="16375"/>
        </table:table-row>
        <table:table-row table:style-name="ro5" table:visibility="collapse">
          <table:table-cell office:value-type="float" office:value="917" table:formula="of:=[.A1135]" table:style-name="ce17">
            <text:p>917</text:p>
          </table:table-cell>
          <table:table-cell table:style-name="ce19"/>
          <table:table-cell office:value-type="string" table:style-name="ce4">
            <text:p>BILLED</text:p>
          </table:table-cell>
          <table:table-cell office:value-type="float" office:value="2.53333333338378" table:formula="of:=IF(AND([.F1136] &lt;&gt; &quot;&quot;;[.G1136] &lt;&gt; &quot;&quot;);([.G1136]-[.F1136])*24;&quot;---&quot;)" table:style-name="ce4">
            <text:p>2.533</text:p>
          </table:table-cell>
          <table:table-cell office:value-type="string" table:style-name="ce20">
            <text:p>IDtoEmployeeSvc</text:p>
          </table:table-cell>
          <table:table-cell office:value-type="date" office:date-value="2025-05-30T10:00:00" table:style-name="ce14">
            <text:p>5/30/25 10:00 AM</text:p>
          </table:table-cell>
          <table:table-cell office:value-type="date" office:date-value="2025-05-30T12:32:00" table:style-name="ce14">
            <text:p>5/30/25 12:32 PM</text:p>
          </table:table-cell>
          <table:table-cell office:value-type="string" table:style-name="ce13">
            <text:p>Worked on INC6652030, and discussed UAT plans with the team.</text:p>
          </table:table-cell>
          <table:table-cell office:value-type="string" table:style-name="ce18">
            <text:p>Came up with 9 todo steps from this call: Mostly around closing up the INC, and moving into a UAT to discuss latest driver changes, and watch it deal with errors.</text:p>
          </table:table-cell>
          <table:table-cell table:number-columns-repeated="16375"/>
        </table:table-row>
        <table:table-row table:style-name="ro2" table:visibility="collapse">
          <table:table-cell office:value-type="float" office:value="917" table:formula="of:=[.A1136]" table:style-name="ce17">
            <text:p>917</text:p>
          </table:table-cell>
          <table:table-cell table:style-name="ce19"/>
          <table:table-cell office:value-type="string" table:style-name="ce4">
            <text:p>BILLED</text:p>
          </table:table-cell>
          <table:table-cell office:value-type="float" office:value="1.78333333338378" table:formula="of:=IF(AND([.F1137] &lt;&gt; &quot;&quot;;[.G1137] &lt;&gt; &quot;&quot;);([.G1137]-[.F1137])*24;&quot;---&quot;)" table:style-name="ce4">
            <text:p>1.783</text:p>
          </table:table-cell>
          <table:table-cell office:value-type="string" table:style-name="ce20">
            <text:p>IDtoEmployeeSvc</text:p>
          </table:table-cell>
          <table:table-cell office:value-type="date" office:date-value="2025-05-30T13:00:00" table:style-name="ce14">
            <text:p>5/30/25 01:00 PM</text:p>
          </table:table-cell>
          <table:table-cell office:value-type="date" office:date-value="2025-05-30T14:47:00" table:style-name="ce14">
            <text:p>5/30/25 02:47 PM</text:p>
          </table:table-cell>
          <table:table-cell office:value-type="string" table:style-name="ce13">
            <text:p># - fto plan finalize; then todo list</text:p>
          </table:table-cell>
          <table:table-cell table:style-name="ce18"/>
          <table:table-cell table:number-columns-repeated="16375"/>
        </table:table-row>
        <table:table-row table:style-name="ro4" table:visibility="collapse">
          <table:table-cell office:value-type="float" office:value="917" table:formula="of:=[.A1137]" table:style-name="ce17">
            <text:p>917</text:p>
          </table:table-cell>
          <table:table-cell table:style-name="ce19"/>
          <table:table-cell office:value-type="string" table:style-name="ce33">
            <text:p>UNBILLABLE</text:p>
          </table:table-cell>
          <table:table-cell office:value-type="float" office:value="1.0524999999906868" table:formula="of:=IF(AND([.F1138] &lt;&gt; &quot;&quot;;[.G1138] &lt;&gt; &quot;&quot;);([.G1138]-[.F1138])*24;&quot;---&quot;)" table:style-name="ce4">
            <text:p>1.052</text:p>
          </table:table-cell>
          <table:table-cell office:value-type="string" table:style-name="ce20">
            <text:p>BAES</text:p>
          </table:table-cell>
          <table:table-cell office:value-type="date" office:date-value="2025-05-30T14:47:00" table:style-name="ce14">
            <text:p>5/30/25 02:47 PM</text:p>
          </table:table-cell>
          <table:table-cell office:value-type="date" office:date-value="2025-05-30T15:50:09" table:style-name="ce14">
            <text:p>5/30/25 03:50 PM</text:p>
          </table:table-cell>
          <table:table-cell office:value-type="string" table:style-name="ce13">
            <text:p>Worked on discussing options to resolve matching rule concerns.</text:p>
          </table:table-cell>
          <table:table-cell office:value-type="string" table:style-name="ce18">
            <text:p>Non-billable; as Gary Shaun and I discussed options for resolving matching rule questions . . as we talked, we realized that non of our options would be quick and require more discussion with BAES.</text:p>
          </table:table-cell>
          <table:table-cell table:number-columns-repeated="16375"/>
        </table:table-row>
        <table:table-row table:style-name="ro2" table:visibility="collapse">
          <table:table-cell office:value-type="float" office:value="917" table:formula="of:=[.A1138]" table:style-name="ce17">
            <text:p>917</text:p>
          </table:table-cell>
          <table:table-cell table:style-name="ce19"/>
          <table:table-cell office:value-type="string" table:style-name="ce4">
            <text:p>BILLED</text:p>
          </table:table-cell>
          <table:table-cell office:value-type="float" office:value="0.76361111114965752" table:formula="of:=IF(AND([.F1139] &lt;&gt; &quot;&quot;;[.G1139] &lt;&gt; &quot;&quot;);([.G1139]-[.F1139])*24;&quot;---&quot;)" table:style-name="ce4">
            <text:p>0.764</text:p>
          </table:table-cell>
          <table:table-cell office:value-type="string" table:style-name="ce20">
            <text:p>Support</text:p>
          </table:table-cell>
          <table:table-cell office:value-type="date" office:date-value="2025-05-30T15:50:09" table:style-name="ce14">
            <text:p>5/30/25 03:50 PM</text:p>
          </table:table-cell>
          <table:table-cell office:value-type="date" office:date-value="2025-05-30T16:35:58" table:style-name="ce14">
            <text:p>5/30/25 04:35 PM</text:p>
          </table:table-cell>
          <table:table-cell office:value-type="string" table:style-name="ce13">
            <text:p>Worked with Gokul regarding a swa-rest-connector issue, Mike Labit on an IDtoAutocrib question, and Nirosha on a CR review for production.</text:p>
          </table:table-cell>
          <table:table-cell table:style-name="ce18"/>
          <table:table-cell table:number-columns-repeated="16375"/>
        </table:table-row>
        <table:table-row table:style-name="ro2" table:visibility="collapse">
          <table:table-cell office:value-type="float" office:value="917" table:formula="of:=[.A1139]" table:style-name="ce17">
            <text:p>917</text:p>
          </table:table-cell>
          <table:table-cell table:style-name="ce19"/>
          <table:table-cell office:value-type="string" table:style-name="ce4">
            <text:p>BILLED</text:p>
          </table:table-cell>
          <table:table-cell office:value-type="float" office:value="0.88277777773328125" table:formula="of:=IF(AND([.F1140] &lt;&gt; &quot;&quot;;[.G1140] &lt;&gt; &quot;&quot;);([.G1140]-[.F1140])*24;&quot;---&quot;)" table:style-name="ce4">
            <text:p>0.883</text:p>
          </table:table-cell>
          <table:table-cell office:value-type="string" table:style-name="ce20">
            <text:p>IDtoEmployeeSvc</text:p>
          </table:table-cell>
          <table:table-cell office:value-type="date" office:date-value="2025-05-30T16:35:58" table:style-name="ce14">
            <text:p>5/30/25 04:35 PM</text:p>
          </table:table-cell>
          <table:table-cell office:value-type="date" office:date-value="2025-05-30T17:28:56" table:style-name="ce14">
            <text:p>5/30/25 05:28 PM</text:p>
          </table:table-cell>
          <table:table-cell office:value-type="string" table:style-name="ce13">
            <text:p>#Sending KT session</text:p>
          </table:table-cell>
          <table:table-cell table:style-name="ce18"/>
          <table:table-cell table:number-columns-repeated="16375"/>
        </table:table-row>
        <table:table-row table:style-name="ro2" table:visibility="collapse">
          <table:table-cell office:value-type="float" office:value="917" table:formula="of:=[.A1140]" table:style-name="ce17">
            <text:p>917</text:p>
          </table:table-cell>
          <table:table-cell table:style-name="ce19"/>
          <table:table-cell office:value-type="string" table:style-name="ce4">
            <text:p>BILLED</text:p>
          </table:table-cell>
          <table:table-cell office:value-type="float" office:value="8.8333333376795053E-2" table:formula="of:=IF(AND([.F1141] &lt;&gt; &quot;&quot;;[.G1141] &lt;&gt; &quot;&quot;);([.G1141]-[.F1141])*24;&quot;---&quot;)" table:style-name="ce4">
            <text:p>0.088</text:p>
          </table:table-cell>
          <table:table-cell office:value-type="string" table:style-name="ce21">
            <text:p>IDtoaviobook</text:p>
          </table:table-cell>
          <table:table-cell office:value-type="date" office:date-value="2025-05-30T17:28:56" table:style-name="ce14">
            <text:p>5/30/25 05:28 PM</text:p>
          </table:table-cell>
          <table:table-cell office:value-type="date" office:date-value="2025-05-30T17:34:14" table:style-name="ce14">
            <text:p>5/30/25 05:34 PM</text:p>
          </table:table-cell>
          <table:table-cell office:value-type="string" table:style-name="ce13">
            <text:p>KT session documentation to 'user name in use' issues for IDtoAviobook.</text:p>
          </table:table-cell>
          <table:table-cell table:style-name="ce18"/>
          <table:table-cell table:number-columns-repeated="16375"/>
        </table:table-row>
        <table:table-row table:style-name="ro2" table:visibility="collapse">
          <table:table-cell office:value-type="float" office:value="917" table:formula="of:=[.A1141]" table:style-name="ce17">
            <text:p>917</text:p>
          </table:table-cell>
          <table:table-cell table:style-name="ce19"/>
          <table:table-cell table:style-name="ce4"/>
          <table:table-cell office:value-type="string" office:string-value="---" table:formula="of:=IF(AND([.F1142] &lt;&gt; &quot;&quot;;[.G1142] &lt;&gt; &quot;&quot;);([.G1142]-[.F114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2]" table:style-name="ce17">
            <text:p>917</text:p>
          </table:table-cell>
          <table:table-cell table:style-name="ce19"/>
          <table:table-cell table:style-name="ce4"/>
          <table:table-cell office:value-type="string" office:string-value="---" table:formula="of:=IF(AND([.F1143] &lt;&gt; &quot;&quot;;[.G1143] &lt;&gt; &quot;&quot;);([.G1143]-[.F1143])*24;&quot;---&quot;)" table:style-name="ce4">
            <text:p>---</text:p>
          </table:table-cell>
          <table:table-cell office:value-type="string" table:style-name="ce20">
            <text:p>Saturday:</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3]" table:style-name="ce17">
            <text:p>917</text:p>
          </table:table-cell>
          <table:table-cell table:style-name="ce19"/>
          <table:table-cell table:style-name="ce4"/>
          <table:table-cell office:value-type="string" office:string-value="---" table:formula="of:=IF(AND([.F1144] &lt;&gt; &quot;&quot;;[.G1144] &lt;&gt; &quot;&quot;);([.G1144]-[.F11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4]" table:style-name="ce17">
            <text:p>917</text:p>
          </table:table-cell>
          <table:table-cell table:style-name="ce19"/>
          <table:table-cell table:style-name="ce4"/>
          <table:table-cell office:value-type="string" office:string-value="---" table:formula="of:=IF(AND([.F1145] &lt;&gt; &quot;&quot;;[.G1145] &lt;&gt; &quot;&quot;);([.G1145]-[.F114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5]" table:style-name="ce17">
            <text:p>917</text:p>
          </table:table-cell>
          <table:table-cell table:style-name="ce19"/>
          <table:table-cell table:style-name="ce4"/>
          <table:table-cell office:value-type="string" office:string-value="---" table:formula="of:=IF(AND([.F1146] &lt;&gt; &quot;&quot;;[.G1146] &lt;&gt; &quot;&quot;);([.G1146]-[.F11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6]" table:style-name="ce17">
            <text:p>917</text:p>
          </table:table-cell>
          <table:table-cell table:style-name="ce19"/>
          <table:table-cell table:style-name="ce4"/>
          <table:table-cell office:value-type="string" office:string-value="---" table:formula="of:=IF(AND([.F1147] &lt;&gt; &quot;&quot;;[.G1147] &lt;&gt; &quot;&quot;);([.G1147]-[.F1147])*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7]" table:style-name="ce17">
            <text:p>917</text:p>
          </table:table-cell>
          <table:table-cell table:style-name="ce19"/>
          <table:table-cell table:style-name="ce4"/>
          <table:table-cell office:value-type="string" office:string-value="---" table:formula="of:=IF(AND([.F1148] &lt;&gt; &quot;&quot;;[.G1148] &lt;&gt; &quot;&quot;);([.G1148]-[.F1148])*24;&quot;---&quot;)" table:style-name="ce4">
            <text:p>---</text:p>
          </table:table-cell>
          <table:table-cell table:style-name="ce3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8]" table:style-name="ce17">
            <text:p>917</text:p>
          </table:table-cell>
          <table:table-cell table:style-name="ce19"/>
          <table:table-cell table:style-name="ce4"/>
          <table:table-cell office:value-type="string" office:string-value="---" table:formula="of:=IF(AND([.F1149] &lt;&gt; &quot;&quot;;[.G1149] &lt;&gt; &quot;&quot;);([.G1149]-[.F114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49]" table:style-name="ce17">
            <text:p>917</text:p>
          </table:table-cell>
          <table:table-cell table:style-name="ce19"/>
          <table:table-cell table:style-name="ce4"/>
          <table:table-cell office:value-type="string" office:string-value="---" table:formula="of:=IF(AND([.F1150] &lt;&gt; &quot;&quot;;[.G1150] &lt;&gt; &quot;&quot;);([.G1150]-[.F115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7" table:formula="of:=[.A1150]" table:style-name="ce17">
            <text:p>917</text:p>
          </table:table-cell>
          <table:table-cell table:style-name="ce19"/>
          <table:table-cell table:style-name="ce4"/>
          <table:table-cell office:value-type="string" office:string-value="---" table:formula="of:=IF(AND([.F1151] &lt;&gt; &quot;&quot;;[.G1151] &lt;&gt; &quot;&quot;);([.G1151]-[.F1151])*24;&quot;---&quot;)" table:style-name="ce4">
            <text:p>---</text:p>
          </table:table-cell>
          <table:table-cell table:style-name="ce13"/>
          <table:table-cell office:value-type="date" office:date-value="2025-06-02T10:39:53" table:style-name="ce14">
            <text:p>6/2/25 10:39 AM</text:p>
          </table:table-cell>
          <table:table-cell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8" table:formula="of:=[.A1151]+1" table:style-name="ce17">
            <text:p>918</text:p>
          </table:table-cell>
          <table:table-cell table:style-name="ce12"/>
          <table:table-cell office:value-type="string" table:style-name="ce4">
            <text:p>****************</text:p>
          </table:table-cell>
          <table:table-cell table:style-name="ce4"/>
          <table:table-cell office:value-type="string" office:string-value="Week 918" table:formula="of:=CONCATENATE(&quot;Week &quot;; [.A1153])" table:number-columns-spanned="2" table:number-rows-spanned="3" table:style-name="ce48">
            <text:p>Week 918</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3]" table:style-name="ce17">
            <text:p>918</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4]" table:style-name="ce17">
            <text:p>918</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18" table:formula="of:=[.A1155]" table:style-name="ce17">
            <text:p>918</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6]" table:style-name="ce17">
            <text:p>918</text:p>
          </table:table-cell>
          <table:table-cell table:style-name="ce19"/>
          <table:table-cell office:value-type="string" table:style-name="ce4">
            <text:p>****************</text:p>
          </table:table-cell>
          <table:table-cell office:value-type="string" office:string-value="---" table:formula="of:=IF(AND([.F1157] &lt;&gt; &quot;&quot;;[.G1157] &lt;&gt; &quot;&quot;);([.G1157]-[.F115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7]" table:style-name="ce17">
            <text:p>918</text:p>
          </table:table-cell>
          <table:table-cell table:style-name="ce19"/>
          <table:table-cell office:value-type="string" table:style-name="ce4">
            <text:p>****************</text:p>
          </table:table-cell>
          <table:table-cell office:value-type="string" office:string-value="---" table:formula="of:=IF(AND([.F1158] &lt;&gt; &quot;&quot;;[.G1158] &lt;&gt; &quot;&quot;);([.G1158]-[.F115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8]" table:style-name="ce17">
            <text:p>918</text:p>
          </table:table-cell>
          <table:table-cell table:style-name="ce12"/>
          <table:table-cell office:value-type="string" table:style-name="ce4">
            <text:p>****************</text:p>
          </table:table-cell>
          <table:table-cell office:value-type="string" office:string-value="---" table:formula="of:=IF(AND([.F1159] &lt;&gt; &quot;&quot;;[.G1159] &lt;&gt; &quot;&quot;);([.G1159]-[.F1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18" table:formula="of:=[.A1159]" table:style-name="ce17">
            <text:p>918</text:p>
          </table:table-cell>
          <table:table-cell table:style-name="ce12"/>
          <table:table-cell office:value-type="string" table:style-name="ce4">
            <text:p>BILLED</text:p>
          </table:table-cell>
          <table:table-cell office:value-type="string" office:string-value="---" table:formula="of:=IF(AND([.F1160] &lt;&gt; &quot;&quot;;[.G1160] &lt;&gt; &quot;&quot;);([.G1160]-[.F11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60]" table:style-name="ce17">
            <text:p>918</text:p>
          </table:table-cell>
          <table:table-cell office:value-type="float" office:value="8.25" table:formula="of:=COM.MICROSOFT.CEILING([.C1161];0.25)" table:style-name="ce19">
            <text:p>8.250</text:p>
          </table:table-cell>
          <table:table-cell office:value-type="float" office:value="8.0544444444822147" table:formula="of:=SUM([.D1161:.D1180])" table:style-name="ce4">
            <text:p>8.054</text:p>
          </table:table-cell>
          <table:table-cell office:value-type="string" office:string-value="---" table:formula="of:=IF(AND([.F1161] &lt;&gt; &quot;&quot;;[.G1161] &lt;&gt; &quot;&quot;);([.G1161]-[.F1161])*24;&quot;---&quot;)" table:style-name="ce4">
            <text:p>---</text:p>
          </table:table-cell>
          <table:table-cell office:value-type="date" office:date-value="2025-06-02T00:00:00" table:style-name="ce20">
            <text:p>2-Jun</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18" table:formula="of:=[.A1161]" table:style-name="ce17">
            <text:p>918</text:p>
          </table:table-cell>
          <table:table-cell table:style-name="ce19"/>
          <table:table-cell office:value-type="string" table:style-name="ce4">
            <text:p>BILLED</text:p>
          </table:table-cell>
          <table:table-cell office:value-type="float" office:value="0.25000000011641532" table:formula="of:=IF(AND([.F1162] &lt;&gt; &quot;&quot;;[.G1162] &lt;&gt; &quot;&quot;);([.G1162]-[.F1162])*24;&quot;---&quot;)" table:style-name="ce4">
            <text:p>0.250</text:p>
          </table:table-cell>
          <table:table-cell office:value-type="string" table:style-name="ce16">
            <text:p>mtg-Daily</text:p>
          </table:table-cell>
          <table:table-cell office:value-type="date" office:date-value="2025-06-02T08:30:00" table:style-name="ce14">
            <text:p>6/2/25 08:30 AM</text:p>
          </table:table-cell>
          <table:table-cell office:value-type="date" office:date-value="2025-06-02T08:45:00" table:style-name="ce14">
            <text:p>6/2/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18" table:formula="of:=[.A1162]" table:style-name="ce17">
            <text:p>918</text:p>
          </table:table-cell>
          <table:table-cell table:style-name="ce19"/>
          <table:table-cell office:value-type="string" table:style-name="ce4">
            <text:p>BILLED</text:p>
          </table:table-cell>
          <table:table-cell office:value-type="float" office:value="0.49999999988358468" table:formula="of:=IF(AND([.F1163] &lt;&gt; &quot;&quot;;[.G1163] &lt;&gt; &quot;&quot;);([.G1163]-[.F1163])*24;&quot;---&quot;)" table:style-name="ce4">
            <text:p>0.500</text:p>
          </table:table-cell>
          <table:table-cell office:value-type="string" table:style-name="ce16">
            <text:p>mtg-Daily</text:p>
          </table:table-cell>
          <table:table-cell office:value-type="date" office:date-value="2025-06-02T09:30:00" table:style-name="ce14">
            <text:p>6/2/25 09:30 AM</text:p>
          </table:table-cell>
          <table:table-cell office:value-type="date" office:date-value="2025-06-02T10:00:00" table:style-name="ce14">
            <text:p>6/2/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18" table:formula="of:=[.A1163]" table:style-name="ce17">
            <text:p>918</text:p>
          </table:table-cell>
          <table:table-cell table:style-name="ce19"/>
          <table:table-cell office:value-type="string" table:style-name="ce4">
            <text:p>BILLED</text:p>
          </table:table-cell>
          <table:table-cell office:value-type="float" office:value="0.33333333337213844" table:formula="of:=IF(AND([.F1164] &lt;&gt; &quot;&quot;;[.G1164] &lt;&gt; &quot;&quot;);([.G1164]-[.F1164])*24;&quot;---&quot;)" table:style-name="ce4">
            <text:p>0.333</text:p>
          </table:table-cell>
          <table:table-cell office:value-type="string" table:style-name="ce20">
            <text:p>IDtoEmpSvc</text:p>
          </table:table-cell>
          <table:table-cell office:value-type="date" office:date-value="2025-06-02T10:00:00" table:style-name="ce14">
            <text:p>6/2/25 10:00 AM</text:p>
          </table:table-cell>
          <table:table-cell office:value-type="date" office:date-value="2025-06-02T10:20:00" table:style-name="ce14">
            <text:p>6/2/25 10:20 AM</text:p>
          </table:table-cell>
          <table:table-cell office:value-type="string" table:style-name="ce21">
            <text:p>Worked on closing INC6652030. Worked on creating new stories for the new work identified before UAT.</text:p>
          </table:table-cell>
          <table:table-cell table:style-name="ce18"/>
          <table:table-cell table:number-columns-repeated="16375"/>
        </table:table-row>
        <table:table-row table:style-name="ro5" table:visibility="collapse">
          <table:table-cell office:value-type="float" office:value="918" table:formula="of:=[.A1164]" table:style-name="ce17">
            <text:p>918</text:p>
          </table:table-cell>
          <table:table-cell table:style-name="ce19"/>
          <table:table-cell office:value-type="string" table:style-name="ce4">
            <text:p>BILLED</text:p>
          </table:table-cell>
          <table:table-cell office:value-type="float" office:value="0.35083333327202126" table:formula="of:=IF(AND([.F1165] &lt;&gt; &quot;&quot;;[.G1165] &lt;&gt; &quot;&quot;);([.G1165]-[.F1165])*24;&quot;---&quot;)" table:style-name="ce4">
            <text:p>0.351</text:p>
          </table:table-cell>
          <table:table-cell office:value-type="string" table:style-name="ce20">
            <text:p>IDtoAvioBook</text:p>
          </table:table-cell>
          <table:table-cell office:value-type="date" office:date-value="2025-06-02T10:20:00" table:style-name="ce14">
            <text:p>6/2/25 10:20 AM</text:p>
          </table:table-cell>
          <table:table-cell office:value-type="date" office:date-value="2025-06-02T10:41:03" table:style-name="ce14">
            <text:p>6/2/25 10:41 AM</text:p>
          </table:table-cell>
          <table:table-cell office:value-type="string" table:style-name="ce22">
            <text:p>Worked on identifying issue users that need to be repushed to Aviobook.</text:p>
          </table:table-cell>
          <table:table-cell office:value-type="string" table:style-name="ce18">
            <text:p>10 users left have id's that don't match the username; the driver can't process those accounts without having the id; so they need to be re-created.</text:p>
          </table:table-cell>
          <table:table-cell table:number-columns-repeated="16375"/>
        </table:table-row>
        <table:table-row table:style-name="ro2" table:visibility="collapse">
          <table:table-cell office:value-type="float" office:value="918" table:formula="of:=[.A1165]" table:style-name="ce17">
            <text:p>918</text:p>
          </table:table-cell>
          <table:table-cell table:style-name="ce19"/>
          <table:table-cell office:value-type="string" table:style-name="ce4">
            <text:p>BILLED</text:p>
          </table:table-cell>
          <table:table-cell office:value-type="float" office:value="1.2280555557226762" table:formula="of:=IF(AND([.F1166] &lt;&gt; &quot;&quot;;[.G1166] &lt;&gt; &quot;&quot;);([.G1166]-[.F1166])*24;&quot;---&quot;)" table:style-name="ce4">
            <text:p>1.228</text:p>
          </table:table-cell>
          <table:table-cell office:value-type="string" table:style-name="ce20">
            <text:p>IDtoEmpSvc</text:p>
          </table:table-cell>
          <table:table-cell office:value-type="date" office:date-value="2025-06-02T10:41:03" table:style-name="ce14">
            <text:p>6/2/25 10:41 AM</text:p>
          </table:table-cell>
          <table:table-cell office:value-type="date" office:date-value="2025-06-02T11:54:44" table:style-name="ce14">
            <text:p>6/2/25 11:54 AM</text:p>
          </table:table-cell>
          <table:table-cell office:value-type="string" table:style-name="ce21">
            <text:p>#Learned how to inactivate existing users that didn't get that way bvy the drive r. .</text:p>
          </table:table-cell>
          <table:table-cell table:style-name="ce18"/>
          <table:table-cell table:number-columns-repeated="16375"/>
        </table:table-row>
        <table:table-row table:style-name="ro2" table:visibility="collapse">
          <table:table-cell office:value-type="float" office:value="918" table:formula="of:=[.A1166]" table:style-name="ce17">
            <text:p>918</text:p>
          </table:table-cell>
          <table:table-cell table:style-name="ce19"/>
          <table:table-cell office:value-type="string" table:style-name="ce4">
            <text:p>BILLED</text:p>
          </table:table-cell>
          <table:table-cell office:value-type="float" office:value="0.56333333317888901" table:formula="of:=IF(AND([.F1167] &lt;&gt; &quot;&quot;;[.G1167] &lt;&gt; &quot;&quot;);([.G1167]-[.F1167])*24;&quot;---&quot;)" table:style-name="ce4">
            <text:p>0.563</text:p>
          </table:table-cell>
          <table:table-cell office:value-type="string" table:style-name="ce20">
            <text:p>Support</text:p>
          </table:table-cell>
          <table:table-cell office:value-type="date" office:date-value="2025-06-02T11:54:44" table:style-name="ce14">
            <text:p>6/2/25 11:54 AM</text:p>
          </table:table-cell>
          <table:table-cell office:value-type="date" office:date-value="2025-06-02T12:28:32" table:style-name="ce14">
            <text:p>6/2/25 12:28 PM</text:p>
          </table:table-cell>
          <table:table-cell office:value-type="string" table:style-name="ce21">
            <text:p>Worked to prepare for EE IDM team KT session to take care of Aviobook &amp; IDtoEmployeeSvc issues.</text:p>
          </table:table-cell>
          <table:table-cell office:value-type="string" table:style-name="ce18">
            <text:p>KT session for my Fto in June and July.</text:p>
          </table:table-cell>
          <table:table-cell table:number-columns-repeated="16375"/>
        </table:table-row>
        <table:table-row table:style-name="ro5" table:visibility="collapse">
          <table:table-cell office:value-type="float" office:value="918" table:formula="of:=[.A1167]" table:style-name="ce17">
            <text:p>918</text:p>
          </table:table-cell>
          <table:table-cell table:style-name="ce31"/>
          <table:table-cell office:value-type="string" table:style-name="ce4">
            <text:p>BILLED</text:p>
          </table:table-cell>
          <table:table-cell office:value-type="float" office:value="0.52444444445427507" table:formula="of:=IF(AND([.F1168] &lt;&gt; &quot;&quot;;[.G1168] &lt;&gt; &quot;&quot;);([.G1168]-[.F1168])*24;&quot;---&quot;)" table:style-name="ce4">
            <text:p>0.524</text:p>
          </table:table-cell>
          <table:table-cell office:value-type="string" table:style-name="ce20">
            <text:p>IDtoAvioBook</text:p>
          </table:table-cell>
          <table:table-cell office:value-type="date" office:date-value="2025-06-02T12:28:32" table:style-name="ce14">
            <text:p>6/2/25 12:28 PM</text:p>
          </table:table-cell>
          <table:table-cell office:value-type="date" office:date-value="2025-06-02T13:00:00" table:style-name="ce14">
            <text:p>6/2/25 01:00 PM</text:p>
          </table:table-cell>
          <table:table-cell office:value-type="string" table:style-name="ce21">
            <text:p>Archiving old incorrectly created users in Aviobook.</text:p>
          </table:table-cell>
          <table:table-cell office:value-type="string" table:style-name="ce18">
            <text:p>10 users or so had an ID/username mismatch; they did not have a role in edir . .so archived per Nader.</text:p>
          </table:table-cell>
          <table:table-cell table:number-columns-repeated="16375"/>
        </table:table-row>
        <table:table-row table:style-name="ro2" table:visibility="collapse">
          <table:table-cell office:value-type="float" office:value="918" table:formula="of:=[.A1168]" table:style-name="ce17">
            <text:p>918</text:p>
          </table:table-cell>
          <table:table-cell table:style-name="ce19"/>
          <table:table-cell office:value-type="string" table:style-name="ce4">
            <text:p>BILLED</text:p>
          </table:table-cell>
          <table:table-cell office:value-type="float" office:value="0.45805555558763444" table:formula="of:=IF(AND([.F1169] &lt;&gt; &quot;&quot;;[.G1169] &lt;&gt; &quot;&quot;);([.G1169]-[.F1169])*24;&quot;---&quot;)" table:style-name="ce4">
            <text:p>0.458</text:p>
          </table:table-cell>
          <table:table-cell office:value-type="string" table:style-name="ce20">
            <text:p>Support</text:p>
          </table:table-cell>
          <table:table-cell office:value-type="date" office:date-value="2025-06-02T13:00:00" table:style-name="ce14">
            <text:p>6/2/25 01:00 PM</text:p>
          </table:table-cell>
          <table:table-cell office:value-type="date" office:date-value="2025-06-02T13:27:29" table:style-name="ce14">
            <text:p>6/2/25 01:27 PM</text:p>
          </table:table-cell>
          <table:table-cell office:value-type="string" table:style-name="ce21">
            <text:p># setting up FTO plans.</text:p>
          </table:table-cell>
          <table:table-cell table:style-name="ce18"/>
          <table:table-cell table:number-columns-repeated="16375"/>
        </table:table-row>
        <table:table-row table:style-name="ro2" table:visibility="collapse">
          <table:table-cell office:value-type="float" office:value="918" table:formula="of:=[.A1169]" table:style-name="ce17">
            <text:p>918</text:p>
          </table:table-cell>
          <table:table-cell table:style-name="ce19"/>
          <table:table-cell office:value-type="string" table:style-name="ce4">
            <text:p>BILLED</text:p>
          </table:table-cell>
          <table:table-cell office:value-type="float" office:value="0.13361111108679324" table:formula="of:=IF(AND([.F1170] &lt;&gt; &quot;&quot;;[.G1170] &lt;&gt; &quot;&quot;);([.G1170]-[.F1170])*24;&quot;---&quot;)" table:style-name="ce4">
            <text:p>0.134</text:p>
          </table:table-cell>
          <table:table-cell office:value-type="string" table:style-name="ce20">
            <text:p>git training</text:p>
          </table:table-cell>
          <table:table-cell office:value-type="date" office:date-value="2025-06-02T14:22:31" table:style-name="ce14">
            <text:p>6/2/25 02:22 PM</text:p>
          </table:table-cell>
          <table:table-cell office:value-type="date" office:date-value="2025-06-02T14:30:32" table:style-name="ce14">
            <text:p>6/2/25 02:30 PM</text:p>
          </table:table-cell>
          <table:table-cell office:value-type="string" table:style-name="ce21">
            <text:p>Creating lab for git training.</text:p>
          </table:table-cell>
          <table:table-cell office:value-type="string" table:style-name="ce18">
            <text:p>Creating a simple java app that can have fake features &amp; build script.</text:p>
          </table:table-cell>
          <table:table-cell table:number-columns-repeated="16375"/>
        </table:table-row>
        <table:table-row table:style-name="ro2" table:visibility="collapse">
          <table:table-cell office:value-type="float" office:value="918" table:formula="of:=[.A1170]" table:style-name="ce17">
            <text:p>918</text:p>
          </table:table-cell>
          <table:table-cell table:style-name="ce19"/>
          <table:table-cell office:value-type="string" table:style-name="ce4">
            <text:p>BILLED</text:p>
          </table:table-cell>
          <table:table-cell office:value-type="float" office:value="6.5277777845039964E-2" table:formula="of:=IF(AND([.F1171] &lt;&gt; &quot;&quot;;[.G1171] &lt;&gt; &quot;&quot;);([.G1171]-[.F1171])*24;&quot;---&quot;)" table:style-name="ce4">
            <text:p>0.065</text:p>
          </table:table-cell>
          <table:table-cell office:value-type="string" table:style-name="ce20">
            <text:p>IDtoEmpSvc</text:p>
          </table:table-cell>
          <table:table-cell office:value-type="date" office:date-value="2025-06-02T14:30:32" table:style-name="ce14">
            <text:p>6/2/25 02:30 PM</text:p>
          </table:table-cell>
          <table:table-cell office:value-type="date" office:date-value="2025-06-02T14:34:27" table:style-name="ce14">
            <text:p>6/2/25 02:34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1]" table:style-name="ce17">
            <text:p>918</text:p>
          </table:table-cell>
          <table:table-cell table:style-name="ce19"/>
          <table:table-cell office:value-type="string" table:style-name="ce4">
            <text:p>BILLED</text:p>
          </table:table-cell>
          <table:table-cell office:value-type="float" office:value="0.27583333337679505" table:formula="of:=IF(AND([.F1172] &lt;&gt; &quot;&quot;;[.G1172] &lt;&gt; &quot;&quot;);([.G1172]-[.F1172])*24;&quot;---&quot;)" table:style-name="ce4">
            <text:p>0.276</text:p>
          </table:table-cell>
          <table:table-cell office:value-type="string" table:style-name="ce20">
            <text:p>IDtoAvioBook</text:p>
          </table:table-cell>
          <table:table-cell office:value-type="date" office:date-value="2025-06-02T14:34:27" table:style-name="ce14">
            <text:p>6/2/25 02:34 PM</text:p>
          </table:table-cell>
          <table:table-cell office:value-type="date" office:date-value="2025-06-02T14:51:00" table:style-name="ce14">
            <text:p>6/2/25 02:51 PM</text:p>
          </table:table-cell>
          <table:table-cell office:value-type="string" table:style-name="ce21">
            <text:p>#archiving users -</text:p>
          </table:table-cell>
          <table:table-cell table:style-name="ce18"/>
          <table:table-cell table:number-columns-repeated="16375"/>
        </table:table-row>
        <table:table-row table:style-name="ro2" table:visibility="collapse">
          <table:table-cell office:value-type="float" office:value="918" table:formula="of:=[.A1172]" table:style-name="ce17">
            <text:p>918</text:p>
          </table:table-cell>
          <table:table-cell table:style-name="ce19"/>
          <table:table-cell office:value-type="string" table:style-name="ce4">
            <text:p>BILLED</text:p>
          </table:table-cell>
          <table:table-cell office:value-type="float" office:value="0.21499999996740371" table:formula="of:=IF(AND([.F1173] &lt;&gt; &quot;&quot;;[.G1173] &lt;&gt; &quot;&quot;);([.G1173]-[.F1173])*24;&quot;---&quot;)" table:style-name="ce4">
            <text:p>0.215</text:p>
          </table:table-cell>
          <table:table-cell office:value-type="string" table:style-name="ce20">
            <text:p>IDtoAvioBook</text:p>
          </table:table-cell>
          <table:table-cell office:value-type="date" office:date-value="2025-06-02T14:51:00" table:style-name="ce14">
            <text:p>6/2/25 02:51 PM</text:p>
          </table:table-cell>
          <table:table-cell office:value-type="date" office:date-value="2025-06-02T15:03:54" table:style-name="ce14">
            <text:p>6/2/25 03:03 PM</text:p>
          </table:table-cell>
          <table:table-cell office:value-type="string" table:style-name="ce21">
            <text:p>#There's probably more . .need to ids starting with 0-9 . .</text:p>
          </table:table-cell>
          <table:table-cell table:style-name="ce18"/>
          <table:table-cell table:number-columns-repeated="16375"/>
        </table:table-row>
        <table:table-row table:style-name="ro2" table:visibility="collapse">
          <table:table-cell office:value-type="float" office:value="918" table:formula="of:=[.A1173]" table:style-name="ce17">
            <text:p>918</text:p>
          </table:table-cell>
          <table:table-cell table:style-name="ce19"/>
          <table:table-cell office:value-type="string" table:style-name="ce4">
            <text:p>BILLED</text:p>
          </table:table-cell>
          <table:table-cell office:value-type="float" office:value="3.1566666666185483" table:formula="of:=IF(AND([.F1174] &lt;&gt; &quot;&quot;;[.G1174] &lt;&gt; &quot;&quot;);([.G1174]-[.F1174])*24;&quot;---&quot;)" table:style-name="ce4">
            <text:p>3.157</text:p>
          </table:table-cell>
          <table:table-cell office:value-type="string" table:style-name="ce20">
            <text:p>IDtoEmpSvc</text:p>
          </table:table-cell>
          <table:table-cell office:value-type="date" office:date-value="2025-06-02T15:03:54" table:style-name="ce14">
            <text:p>6/2/25 03:03 PM</text:p>
          </table:table-cell>
          <table:table-cell office:value-type="date" office:date-value="2025-06-02T18:13:18" table:style-name="ce14">
            <text:p>6/2/25 06:13 PM</text:p>
          </table:table-cell>
          <table:table-cell office:value-type="string" table:style-name="ce21">
            <text:p>#creating stories for the 9 item list</text:p>
          </table:table-cell>
          <table:table-cell table:style-name="ce18"/>
          <table:table-cell table:number-columns-repeated="16375"/>
        </table:table-row>
        <table:table-row table:style-name="ro2" table:visibility="collapse">
          <table:table-cell office:value-type="float" office:value="918" table:formula="of:=[.A1174]" table:style-name="ce17">
            <text:p>918</text:p>
          </table:table-cell>
          <table:table-cell table:style-name="ce19"/>
          <table:table-cell table:style-name="ce4"/>
          <table:table-cell office:value-type="string" office:string-value="---" table:formula="of:=IF(AND([.F1175] &lt;&gt; &quot;&quot;;[.G1175] &lt;&gt; &quot;&quot;);([.G1175]-[.F117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5]" table:style-name="ce17">
            <text:p>918</text:p>
          </table:table-cell>
          <table:table-cell table:style-name="ce19"/>
          <table:table-cell table:style-name="ce4"/>
          <table:table-cell office:value-type="string" office:string-value="---" table:formula="of:=IF(AND([.F1176] &lt;&gt; &quot;&quot;;[.G1176] &lt;&gt; &quot;&quot;);([.G1176]-[.F117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6]" table:style-name="ce17">
            <text:p>918</text:p>
          </table:table-cell>
          <table:table-cell table:style-name="ce19"/>
          <table:table-cell table:style-name="ce4"/>
          <table:table-cell office:value-type="string" office:string-value="---" table:formula="of:=IF(AND([.F1177] &lt;&gt; &quot;&quot;;[.G1177] &lt;&gt; &quot;&quot;);([.G1177]-[.F117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7]" table:style-name="ce17">
            <text:p>918</text:p>
          </table:table-cell>
          <table:table-cell table:style-name="ce19"/>
          <table:table-cell table:style-name="ce4"/>
          <table:table-cell office:value-type="string" office:string-value="---" table:formula="of:=IF(AND([.F1178] &lt;&gt; &quot;&quot;;[.G1178] &lt;&gt; &quot;&quot;);([.G1178]-[.F117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8]" table:style-name="ce17">
            <text:p>918</text:p>
          </table:table-cell>
          <table:table-cell table:style-name="ce19"/>
          <table:table-cell table:style-name="ce4"/>
          <table:table-cell office:value-type="string" office:string-value="---" table:formula="of:=IF(AND([.F1179] &lt;&gt; &quot;&quot;;[.G1179] &lt;&gt; &quot;&quot;);([.G1179]-[.F117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79]" table:style-name="ce17">
            <text:p>918</text:p>
          </table:table-cell>
          <table:table-cell table:style-name="ce19"/>
          <table:table-cell table:style-name="ce4"/>
          <table:table-cell office:value-type="string" office:string-value="---" table:formula="of:=IF(AND([.F1180] &lt;&gt; &quot;&quot;;[.G1180] &lt;&gt; &quot;&quot;);([.G1180]-[.F11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80]" table:style-name="ce17">
            <text:p>918</text:p>
          </table:table-cell>
          <table:table-cell office:value-type="float" office:value="7.5" table:formula="of:=COM.MICROSOFT.CEILING([.C1181];0.25)" table:style-name="ce19">
            <text:p>7.500</text:p>
          </table:table-cell>
          <table:table-cell office:value-type="float" office:value="7.4297222222085111" table:formula="of:=SUM([.D1181:.D1204])" table:style-name="ce4">
            <text:p>7.430</text:p>
          </table:table-cell>
          <table:table-cell office:value-type="string" office:string-value="---" table:formula="of:=IF(AND([.F1181] &lt;&gt; &quot;&quot;;[.G1181] &lt;&gt; &quot;&quot;);([.G1181]-[.F1181])*24;&quot;---&quot;)" table:style-name="ce4">
            <text:p>---</text:p>
          </table:table-cell>
          <table:table-cell office:value-type="date" office:date-value="2025-06-03T00:00:00" table:style-name="ce20">
            <text:p>3-Jun</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181]" table:style-name="ce17">
            <text:p>918</text:p>
          </table:table-cell>
          <table:table-cell table:style-name="ce19"/>
          <table:table-cell office:value-type="string" table:style-name="ce4">
            <text:p>BILLED</text:p>
          </table:table-cell>
          <table:table-cell office:value-type="float" office:value="0.25000000011641532" table:formula="of:=IF(AND([.F1182] &lt;&gt; &quot;&quot;;[.G1182] &lt;&gt; &quot;&quot;);([.G1182]-[.F1182])*24;&quot;---&quot;)" table:style-name="ce4">
            <text:p>0.250</text:p>
          </table:table-cell>
          <table:table-cell office:value-type="string" table:style-name="ce20">
            <text:p>mtg-Daily</text:p>
          </table:table-cell>
          <table:table-cell office:value-type="date" office:date-value="2025-06-03T08:30:00" table:style-name="ce14">
            <text:p>6/3/25 08:30 AM</text:p>
          </table:table-cell>
          <table:table-cell office:value-type="date" office:date-value="2025-06-03T08:45:00" table:style-name="ce14">
            <text:p>6/3/25 08:45 AM</text:p>
          </table:table-cell>
          <table:table-cell office:value-type="string" table:style-name="ce13">
            <text:p>Daily meetings with the team. Backlog meeting with EE.</text:p>
          </table:table-cell>
          <table:table-cell table:style-name="ce15"/>
          <table:table-cell table:number-columns-repeated="16375"/>
        </table:table-row>
        <table:table-row table:style-name="ro2" table:visibility="collapse">
          <table:table-cell office:value-type="float" office:value="918" table:formula="of:=[.A1182]" table:style-name="ce17">
            <text:p>918</text:p>
          </table:table-cell>
          <table:table-cell table:style-name="ce19"/>
          <table:table-cell office:value-type="string" table:style-name="ce4">
            <text:p>BILLED</text:p>
          </table:table-cell>
          <table:table-cell office:value-type="float" office:value="2.034444444347173" table:formula="of:=IF(AND([.F1183] &lt;&gt; &quot;&quot;;[.G1183] &lt;&gt; &quot;&quot;);([.G1183]-[.F1183])*24;&quot;---&quot;)" table:style-name="ce4">
            <text:p>2.034</text:p>
          </table:table-cell>
          <table:table-cell office:value-type="string" table:style-name="ce20">
            <text:p>IDtoEmpSvc</text:p>
          </table:table-cell>
          <table:table-cell office:value-type="date" office:date-value="2025-06-03T09:40:00" table:style-name="ce14">
            <text:p>6/3/25 09:40 AM</text:p>
          </table:table-cell>
          <table:table-cell office:value-type="date" office:date-value="2025-06-03T11:42:04" table:style-name="ce14">
            <text:p>6/3/25 11:42 AM</text:p>
          </table:table-cell>
          <table:table-cell office:value-type="string" table:style-name="ce21">
            <text:p>Worked on fixing test issues issues with loss of elevated role in IDtoEmployeeSvc. Worked on deploying the latest driver into QA.</text:p>
          </table:table-cell>
          <table:table-cell table:style-name="ce15"/>
          <table:table-cell table:number-columns-repeated="16375"/>
        </table:table-row>
        <table:table-row table:style-name="ro2" table:visibility="collapse">
          <table:table-cell office:value-type="float" office:value="918" table:formula="of:=[.A1183]" table:style-name="ce17">
            <text:p>918</text:p>
          </table:table-cell>
          <table:table-cell table:style-name="ce19"/>
          <table:table-cell office:value-type="string" table:style-name="ce4">
            <text:p>BILLED</text:p>
          </table:table-cell>
          <table:table-cell office:value-type="float" office:value="0.74500000005355105" table:formula="of:=IF(AND([.F1184] &lt;&gt; &quot;&quot;;[.G1184] &lt;&gt; &quot;&quot;);([.G1184]-[.F1184])*24;&quot;---&quot;)" table:style-name="ce4">
            <text:p>0.745</text:p>
          </table:table-cell>
          <table:table-cell office:value-type="string" table:style-name="ce20">
            <text:p>IDtoEmpSvc</text:p>
          </table:table-cell>
          <table:table-cell office:value-type="date" office:date-value="2025-06-03T11:42:04" table:style-name="ce14">
            <text:p>6/3/25 11:42 AM</text:p>
          </table:table-cell>
          <table:table-cell office:value-type="date" office:date-value="2025-06-03T12:26:46" table:style-name="ce14">
            <text:p>6/3/25 12:26 PM</text:p>
          </table:table-cell>
          <table:table-cell office:value-type="string" table:style-name="ce21">
            <text:p># manual baseline in dev done, waiting on dev pipeline baseline, then merging mr.</text:p>
          </table:table-cell>
          <table:table-cell table:style-name="ce18"/>
          <table:table-cell table:number-columns-repeated="16375"/>
        </table:table-row>
        <table:table-row table:style-name="ro2" table:visibility="collapse">
          <table:table-cell office:value-type="float" office:value="918" table:formula="of:=[.A1184]" table:style-name="ce17">
            <text:p>918</text:p>
          </table:table-cell>
          <table:table-cell table:style-name="ce19"/>
          <table:table-cell office:value-type="string" table:style-name="ce4">
            <text:p>BILLED</text:p>
          </table:table-cell>
          <table:table-cell office:value-type="float" office:value="0.97055555559927598" table:formula="of:=IF(AND([.F1185] &lt;&gt; &quot;&quot;;[.G1185] &lt;&gt; &quot;&quot;);([.G1185]-[.F1185])*24;&quot;---&quot;)" table:style-name="ce4">
            <text:p>0.971</text:p>
          </table:table-cell>
          <table:table-cell office:value-type="string" table:style-name="ce20">
            <text:p>IDtoEmpSvc</text:p>
          </table:table-cell>
          <table:table-cell office:value-type="date" office:date-value="2025-06-03T12:26:46" table:style-name="ce14">
            <text:p>6/3/25 12:26 PM</text:p>
          </table:table-cell>
          <table:table-cell office:value-type="date" office:date-value="2025-06-03T13:25:00" table:style-name="ce14">
            <text:p>6/3/25 01:25 PM</text:p>
          </table:table-cell>
          <table:table-cell office:value-type="string" table:style-name="ce21">
            <text:p>#test failed again; redoing . .</text:p>
          </table:table-cell>
          <table:table-cell table:style-name="ce18"/>
          <table:table-cell table:number-columns-repeated="16375"/>
        </table:table-row>
        <table:table-row table:style-name="ro2" table:visibility="collapse">
          <table:table-cell office:value-type="float" office:value="918" table:formula="of:=[.A1185]" table:style-name="ce17">
            <text:p>918</text:p>
          </table:table-cell>
          <table:table-cell table:style-name="ce19"/>
          <table:table-cell office:value-type="string" table:style-name="ce4">
            <text:p>BILLED</text:p>
          </table:table-cell>
          <table:table-cell office:value-type="float" office:value="0.49722222215496004" table:formula="of:=IF(AND([.F1186] &lt;&gt; &quot;&quot;;[.G1186] &lt;&gt; &quot;&quot;);([.G1186]-[.F1186])*24;&quot;---&quot;)" table:style-name="ce4">
            <text:p>0.497</text:p>
          </table:table-cell>
          <table:table-cell office:value-type="string" table:style-name="ce21">
            <text:p>mtg-backlog</text:p>
          </table:table-cell>
          <table:table-cell office:value-type="date" office:date-value="2025-06-03T14:00:00" table:style-name="ce14">
            <text:p>6/3/25 02:00 PM</text:p>
          </table:table-cell>
          <table:table-cell office:value-type="date" office:date-value="2025-06-03T14:29:50" table:style-name="ce14">
            <text:p>6/3/25 02:29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186]" table:style-name="ce17">
            <text:p>918</text:p>
          </table:table-cell>
          <table:table-cell table:style-name="ce19"/>
          <table:table-cell office:value-type="string" table:style-name="ce4">
            <text:p>BILLED</text:p>
          </table:table-cell>
          <table:table-cell office:value-type="float" office:value="0.71194444445427507" table:formula="of:=IF(AND([.F1187] &lt;&gt; &quot;&quot;;[.G1187] &lt;&gt; &quot;&quot;);([.G1187]-[.F1187])*24;&quot;---&quot;)" table:style-name="ce4">
            <text:p>0.712</text:p>
          </table:table-cell>
          <table:table-cell office:value-type="string" table:style-name="ce21">
            <text:p>IDtoEmployeeSvc</text:p>
          </table:table-cell>
          <table:table-cell office:value-type="date" office:date-value="2025-06-03T15:10:00" table:style-name="ce14">
            <text:p>6/3/25 03:10 PM</text:p>
          </table:table-cell>
          <table:table-cell office:value-type="date" office:date-value="2025-06-03T15:52:43" table:style-name="ce14">
            <text:p>6/3/25 03:52 PM</text:p>
          </table:table-cell>
          <table:table-cell office:value-type="string" table:style-name="ce26">
            <text:p>#tests passed twice in pipeline . .mrs approved, now deploying through QA</text:p>
          </table:table-cell>
          <table:table-cell table:style-name="ce18"/>
          <table:table-cell table:number-columns-repeated="16375"/>
        </table:table-row>
        <table:table-row table:style-name="ro2" table:visibility="collapse">
          <table:table-cell office:value-type="float" office:value="918" table:formula="of:=[.A1187]" table:style-name="ce17">
            <text:p>918</text:p>
          </table:table-cell>
          <table:table-cell table:style-name="ce19"/>
          <table:table-cell office:value-type="string" table:style-name="ce4">
            <text:p>BILLED</text:p>
          </table:table-cell>
          <table:table-cell office:value-type="float" office:value="0.68083333323011175" table:formula="of:=IF(AND([.F1188] &lt;&gt; &quot;&quot;;[.G1188] &lt;&gt; &quot;&quot;);([.G1188]-[.F1188])*24;&quot;---&quot;)" table:style-name="ce4">
            <text:p>0.681</text:p>
          </table:table-cell>
          <table:table-cell office:value-type="string" table:style-name="ce21">
            <text:p>IDtoEmployeeSvc</text:p>
          </table:table-cell>
          <table:table-cell office:value-type="date" office:date-value="2025-06-03T15:52:43" table:style-name="ce14">
            <text:p>6/3/25 03:52 PM</text:p>
          </table:table-cell>
          <table:table-cell office:value-type="date" office:date-value="2025-06-03T16:33:34" table:style-name="ce14">
            <text:p>6/3/25 04:33 PM</text:p>
          </table:table-cell>
          <table:table-cell office:value-type="string" table:style-name="ce13">
            <text:p>#DEV pipeline almost done after mr . .about to start QA, QA deploy done . .</text:p>
          </table:table-cell>
          <table:table-cell table:style-name="ce18"/>
          <table:table-cell table:number-columns-repeated="16375"/>
        </table:table-row>
        <table:table-row table:style-name="ro2" table:visibility="collapse">
          <table:table-cell office:value-type="float" office:value="918" table:formula="of:=[.A1188]" table:style-name="ce17">
            <text:p>918</text:p>
          </table:table-cell>
          <table:table-cell table:style-name="ce19"/>
          <table:table-cell office:value-type="string" table:style-name="ce4">
            <text:p>BILLED</text:p>
          </table:table-cell>
          <table:table-cell office:value-type="float" office:value="0.7116666667861864" table:formula="of:=IF(AND([.F1189] &lt;&gt; &quot;&quot;;[.G1189] &lt;&gt; &quot;&quot;);([.G1189]-[.F1189])*24;&quot;---&quot;)" table:style-name="ce4">
            <text:p>0.712</text:p>
          </table:table-cell>
          <table:table-cell office:value-type="string" table:style-name="ce21">
            <text:p>IDtoAviobook</text:p>
          </table:table-cell>
          <table:table-cell office:value-type="date" office:date-value="2025-06-03T16:33:34" table:style-name="ce14">
            <text:p>6/3/25 04:33 PM</text:p>
          </table:table-cell>
          <table:table-cell office:value-type="date" office:date-value="2025-06-03T17:16:16" table:style-name="ce14">
            <text:p>6/3/25 05:16 PM</text:p>
          </table:table-cell>
          <table:table-cell office:value-type="string" table:style-name="ce13">
            <text:p>Worked on IDtoAviobook KT session material for tomorrow's meeting.</text:p>
          </table:table-cell>
          <table:table-cell table:style-name="ce18"/>
          <table:table-cell table:number-columns-repeated="16375"/>
        </table:table-row>
        <table:table-row table:style-name="ro2" table:visibility="collapse">
          <table:table-cell office:value-type="float" office:value="918" table:formula="of:=[.A1189]" table:style-name="ce17">
            <text:p>918</text:p>
          </table:table-cell>
          <table:table-cell table:style-name="ce19"/>
          <table:table-cell office:value-type="string" table:style-name="ce4">
            <text:p>BILLED</text:p>
          </table:table-cell>
          <table:table-cell office:value-type="float" office:value="0.82805555546656251" table:formula="of:=IF(AND([.F1190] &lt;&gt; &quot;&quot;;[.G1190] &lt;&gt; &quot;&quot;);([.G1190]-[.F1190])*24;&quot;---&quot;)" table:style-name="ce4">
            <text:p>0.828</text:p>
          </table:table-cell>
          <table:table-cell office:value-type="string" table:style-name="ce21">
            <text:p>IDtoApptio</text:p>
          </table:table-cell>
          <table:table-cell office:value-type="date" office:date-value="2025-06-03T17:16:16" table:style-name="ce14">
            <text:p>6/3/25 05:16 PM</text:p>
          </table:table-cell>
          <table:table-cell office:value-type="date" office:date-value="2025-06-03T18:05:57" table:style-name="ce14">
            <text:p>6/3/25 06:05 PM</text:p>
          </table:table-cell>
          <table:table-cell office:value-type="string" table:style-name="ce13">
            <text:p>Worked on testing and storing passwords for IDtoApptio.</text:p>
          </table:table-cell>
          <table:table-cell office:value-type="string" table:style-name="ce15">
            <text:p># and move unused git repos to disabvled.</text:p>
          </table:table-cell>
          <table:table-cell table:number-columns-repeated="16375"/>
        </table:table-row>
        <table:table-row table:style-name="ro2" table:visibility="collapse">
          <table:table-cell office:value-type="float" office:value="918" table:formula="of:=[.A1190]" table:style-name="ce17">
            <text:p>918</text:p>
          </table:table-cell>
          <table:table-cell table:style-name="ce19"/>
          <table:table-cell table:style-name="ce4"/>
          <table:table-cell office:value-type="string" office:string-value="---" table:formula="of:=IF(AND([.F1191] &lt;&gt; &quot;&quot;;[.G1191] &lt;&gt; &quot;&quot;);([.G1191]-[.F119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1]" table:style-name="ce17">
            <text:p>918</text:p>
          </table:table-cell>
          <table:table-cell table:style-name="ce19"/>
          <table:table-cell table:style-name="ce4"/>
          <table:table-cell office:value-type="string" office:string-value="---" table:formula="of:=IF(AND([.F1192] &lt;&gt; &quot;&quot;;[.G1192] &lt;&gt; &quot;&quot;);([.G1192]-[.F11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2]" table:style-name="ce17">
            <text:p>918</text:p>
          </table:table-cell>
          <table:table-cell table:style-name="ce19"/>
          <table:table-cell table:style-name="ce4"/>
          <table:table-cell office:value-type="string" office:string-value="---" table:formula="of:=IF(AND([.F1193] &lt;&gt; &quot;&quot;;[.G1193] &lt;&gt; &quot;&quot;);([.G1193]-[.F119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3]" table:style-name="ce17">
            <text:p>918</text:p>
          </table:table-cell>
          <table:table-cell table:style-name="ce19"/>
          <table:table-cell table:style-name="ce4"/>
          <table:table-cell office:value-type="string" office:string-value="---" table:formula="of:=IF(AND([.F1194] &lt;&gt; &quot;&quot;;[.G1194] &lt;&gt; &quot;&quot;);([.G1194]-[.F119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4]" table:style-name="ce17">
            <text:p>918</text:p>
          </table:table-cell>
          <table:table-cell table:style-name="ce19"/>
          <table:table-cell table:style-name="ce4"/>
          <table:table-cell office:value-type="string" office:string-value="---" table:formula="of:=IF(AND([.F1195] &lt;&gt; &quot;&quot;;[.G1195] &lt;&gt; &quot;&quot;);([.G1195]-[.F119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5]" table:style-name="ce17">
            <text:p>918</text:p>
          </table:table-cell>
          <table:table-cell table:style-name="ce19"/>
          <table:table-cell table:style-name="ce4"/>
          <table:table-cell office:value-type="string" office:string-value="---" table:formula="of:=IF(AND([.F1196] &lt;&gt; &quot;&quot;;[.G1196] &lt;&gt; &quot;&quot;);([.G1196]-[.F119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6]" table:style-name="ce17">
            <text:p>918</text:p>
          </table:table-cell>
          <table:table-cell table:style-name="ce19"/>
          <table:table-cell table:style-name="ce4"/>
          <table:table-cell office:value-type="string" office:string-value="---" table:formula="of:=IF(AND([.F1197] &lt;&gt; &quot;&quot;;[.G1197] &lt;&gt; &quot;&quot;);([.G1197]-[.F119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7]" table:style-name="ce17">
            <text:p>918</text:p>
          </table:table-cell>
          <table:table-cell table:style-name="ce19"/>
          <table:table-cell table:style-name="ce4"/>
          <table:table-cell office:value-type="string" office:string-value="---" table:formula="of:=IF(AND([.F1198] &lt;&gt; &quot;&quot;;[.G1198] &lt;&gt; &quot;&quot;);([.G1198]-[.F119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8]" table:style-name="ce17">
            <text:p>918</text:p>
          </table:table-cell>
          <table:table-cell table:style-name="ce19"/>
          <table:table-cell table:style-name="ce4"/>
          <table:table-cell office:value-type="string" office:string-value="---" table:formula="of:=IF(AND([.F1199] &lt;&gt; &quot;&quot;;[.G1199] &lt;&gt; &quot;&quot;);([.G1199]-[.F11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199]" table:style-name="ce17">
            <text:p>918</text:p>
          </table:table-cell>
          <table:table-cell table:style-name="ce19"/>
          <table:table-cell table:style-name="ce4"/>
          <table:table-cell office:value-type="string" office:string-value="---" table:formula="of:=IF(AND([.F1200] &lt;&gt; &quot;&quot;;[.G1200] &lt;&gt; &quot;&quot;);([.G1200]-[.F120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0]" table:style-name="ce17">
            <text:p>918</text:p>
          </table:table-cell>
          <table:table-cell table:style-name="ce19"/>
          <table:table-cell table:style-name="ce4"/>
          <table:table-cell office:value-type="string" office:string-value="---" table:formula="of:=IF(AND([.F1201] &lt;&gt; &quot;&quot;;[.G1201] &lt;&gt; &quot;&quot;);([.G1201]-[.F120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1]" table:style-name="ce17">
            <text:p>918</text:p>
          </table:table-cell>
          <table:table-cell table:style-name="ce19"/>
          <table:table-cell table:style-name="ce4"/>
          <table:table-cell office:value-type="string" office:string-value="---" table:formula="of:=IF(AND([.F1202] &lt;&gt; &quot;&quot;;[.G1202] &lt;&gt; &quot;&quot;);([.G1202]-[.F120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2]" table:style-name="ce17">
            <text:p>918</text:p>
          </table:table-cell>
          <table:table-cell table:style-name="ce19"/>
          <table:table-cell table:style-name="ce4"/>
          <table:table-cell office:value-type="string" office:string-value="---" table:formula="of:=IF(AND([.F1203] &lt;&gt; &quot;&quot;;[.G1203] &lt;&gt; &quot;&quot;);([.G1203]-[.F120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3]" table:style-name="ce17">
            <text:p>918</text:p>
          </table:table-cell>
          <table:table-cell table:style-name="ce19"/>
          <table:table-cell table:style-name="ce4"/>
          <table:table-cell office:value-type="string" office:string-value="---" table:formula="of:=IF(AND([.F1204] &lt;&gt; &quot;&quot;;[.G1204] &lt;&gt; &quot;&quot;);([.G1204]-[.F1204])*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18" table:formula="of:=[.A1204]" table:style-name="ce17">
            <text:p>918</text:p>
          </table:table-cell>
          <table:table-cell office:value-type="float" office:value="8.25" table:formula="of:=COM.MICROSOFT.CEILING([.C1205];0.25)" table:style-name="ce19">
            <text:p>8.250</text:p>
          </table:table-cell>
          <table:table-cell office:value-type="float" office:value="8.0411111110006459" table:formula="of:=SUM([.D1205:.D1223])" table:style-name="ce4">
            <text:p>8.041</text:p>
          </table:table-cell>
          <table:table-cell office:value-type="string" office:string-value="---" table:formula="of:=IF(AND([.F1205] &lt;&gt; &quot;&quot;;[.G1205] &lt;&gt; &quot;&quot;);([.G1205]-[.F1205])*24;&quot;---&quot;)" table:style-name="ce4">
            <text:p>---</text:p>
          </table:table-cell>
          <table:table-cell office:value-type="date" office:date-value="2025-06-04T00:00:00" table:style-name="ce20">
            <text:p>4-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05]" table:style-name="ce17">
            <text:p>918</text:p>
          </table:table-cell>
          <table:table-cell table:style-name="ce19"/>
          <table:table-cell office:value-type="string" table:style-name="ce4">
            <text:p>BILLED</text:p>
          </table:table-cell>
          <table:table-cell office:value-type="float" office:value="0.25000000011641532" table:formula="of:=IF(AND([.F1206] &lt;&gt; &quot;&quot;;[.G1206] &lt;&gt; &quot;&quot;);([.G1206]-[.F1206])*24;&quot;---&quot;)" table:style-name="ce4">
            <text:p>0.250</text:p>
          </table:table-cell>
          <table:table-cell office:value-type="string" table:style-name="ce21">
            <text:p>mtg-daily</text:p>
          </table:table-cell>
          <table:table-cell office:value-type="date" office:date-value="2025-06-04T08:30:00" table:style-name="ce14">
            <text:p>6/4/25 08:30 AM</text:p>
          </table:table-cell>
          <table:table-cell office:value-type="date" office:date-value="2025-06-04T08:45:00" table:style-name="ce14">
            <text:p>6/4/25 08:45 AM</text:p>
          </table:table-cell>
          <table:table-cell office:value-type="string" table:style-name="ce13">
            <text:p>Daily meetings with the team</text:p>
          </table:table-cell>
          <table:table-cell table:style-name="ce23"/>
          <table:table-cell table:number-columns-repeated="16375"/>
        </table:table-row>
        <table:table-row table:style-name="ro2" table:visibility="collapse">
          <table:table-cell office:value-type="float" office:value="918" table:formula="of:=[.A1206]" table:style-name="ce17">
            <text:p>918</text:p>
          </table:table-cell>
          <table:table-cell table:style-name="ce19"/>
          <table:table-cell office:value-type="string" table:style-name="ce4">
            <text:p>BILLED</text:p>
          </table:table-cell>
          <table:table-cell office:value-type="float" office:value="0.75" table:formula="of:=IF(AND([.F1207] &lt;&gt; &quot;&quot;;[.G1207] &lt;&gt; &quot;&quot;);([.G1207]-[.F1207])*24;&quot;---&quot;)" table:style-name="ce4">
            <text:p>0.750</text:p>
          </table:table-cell>
          <table:table-cell office:value-type="string" table:style-name="ce21">
            <text:p>mtg-daily</text:p>
          </table:table-cell>
          <table:table-cell office:value-type="date" office:date-value="2025-06-04T09:15:00" table:style-name="ce14">
            <text:p>6/4/25 09:15 AM</text:p>
          </table:table-cell>
          <table:table-cell office:value-type="date" office:date-value="2025-06-04T10:00:00" table:style-name="ce14">
            <text:p>6/4/25 10:00 A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07]" table:style-name="ce17">
            <text:p>918</text:p>
          </table:table-cell>
          <table:table-cell table:style-name="ce19"/>
          <table:table-cell office:value-type="string" table:style-name="ce4">
            <text:p>BILLED</text:p>
          </table:table-cell>
          <table:table-cell office:value-type="float" office:value="1.4336111111333594" table:formula="of:=IF(AND([.F1208] &lt;&gt; &quot;&quot;;[.G1208] &lt;&gt; &quot;&quot;);([.G1208]-[.F1208])*24;&quot;---&quot;)" table:style-name="ce4">
            <text:p>1.434</text:p>
          </table:table-cell>
          <table:table-cell office:value-type="string" table:style-name="ce21">
            <text:p>Support</text:p>
          </table:table-cell>
          <table:table-cell office:value-type="date" office:date-value="2025-06-04T10:00:00" table:style-name="ce14">
            <text:p>6/4/25 10:00 AM</text:p>
          </table:table-cell>
          <table:table-cell office:value-type="date" office:date-value="2025-06-04T11:26:01" table:style-name="ce14">
            <text:p>6/4/25 11:26 AM</text:p>
          </table:table-cell>
          <table:table-cell office:value-type="string" table:style-name="ce21">
            <text:p>KT session preparation for IDtoAviobook user fixes, and EmployeeSvc error response.</text:p>
          </table:table-cell>
          <table:table-cell table:style-name="ce23"/>
          <table:table-cell table:number-columns-repeated="16375"/>
        </table:table-row>
        <table:table-row table:style-name="ro2" table:visibility="collapse">
          <table:table-cell office:value-type="float" office:value="918" table:formula="of:=[.A1208]" table:style-name="ce17">
            <text:p>918</text:p>
          </table:table-cell>
          <table:table-cell table:style-name="ce19"/>
          <table:table-cell office:value-type="string" table:style-name="ce4">
            <text:p>BILLED</text:p>
          </table:table-cell>
          <table:table-cell office:value-type="float" office:value="0.18333333323244005" table:formula="of:=IF(AND([.F1209] &lt;&gt; &quot;&quot;;[.G1209] &lt;&gt; &quot;&quot;);([.G1209]-[.F1209])*24;&quot;---&quot;)" table:style-name="ce4">
            <text:p>0.183</text:p>
          </table:table-cell>
          <table:table-cell office:value-type="string" table:style-name="ce21">
            <text:p>IDtoAviobook</text:p>
          </table:table-cell>
          <table:table-cell office:value-type="date" office:date-value="2025-06-04T11:55:00" table:style-name="ce14">
            <text:p>6/4/25 11:55 AM</text:p>
          </table:table-cell>
          <table:table-cell office:value-type="date" office:date-value="2025-06-04T12:06:00" table:style-name="ce14">
            <text:p>6/4/25 12:06 PM</text:p>
          </table:table-cell>
          <table:table-cell office:value-type="string" table:style-name="ce21">
            <text:p>Worked on fixing test issues with the Aviobook dev environment missing, and recently broken test Aviobook environment for the IDtoAviobook driver.</text:p>
          </table:table-cell>
          <table:table-cell table:style-name="ce23"/>
          <table:table-cell table:number-columns-repeated="16375"/>
        </table:table-row>
        <table:table-row table:style-name="ro2" table:visibility="collapse">
          <table:table-cell office:value-type="float" office:value="918" table:formula="of:=[.A1209]" table:style-name="ce17">
            <text:p>918</text:p>
          </table:table-cell>
          <table:table-cell table:style-name="ce19"/>
          <table:table-cell office:value-type="string" table:style-name="ce4">
            <text:p>BILLED</text:p>
          </table:table-cell>
          <table:table-cell office:value-type="float" office:value="0.99194444442400709" table:formula="of:=IF(AND([.F1210] &lt;&gt; &quot;&quot;;[.G1210] &lt;&gt; &quot;&quot;);([.G1210]-[.F1210])*24;&quot;---&quot;)" table:style-name="ce4">
            <text:p>0.992</text:p>
          </table:table-cell>
          <table:table-cell office:value-type="string" table:style-name="ce21">
            <text:p>L&amp;L</text:p>
          </table:table-cell>
          <table:table-cell office:value-type="date" office:date-value="2025-06-04T12:06:00" table:style-name="ce14">
            <text:p>6/4/25 12:06 PM</text:p>
          </table:table-cell>
          <table:table-cell office:value-type="date" office:date-value="2025-06-04T13:05:31" table:style-name="ce14">
            <text:p>6/4/25 01:05 PM</text:p>
          </table:table-cell>
          <table:table-cell office:value-type="string" table:style-name="ce13">
            <text:p>Lunch and Learn on HTTP.</text:p>
          </table:table-cell>
          <table:table-cell table:style-name="ce23"/>
          <table:table-cell table:number-columns-repeated="16375"/>
        </table:table-row>
        <table:table-row table:style-name="ro2" table:visibility="collapse">
          <table:table-cell office:value-type="float" office:value="918" table:formula="of:=[.A1210]" table:style-name="ce17">
            <text:p>918</text:p>
          </table:table-cell>
          <table:table-cell table:style-name="ce19"/>
          <table:table-cell office:value-type="string" table:style-name="ce4">
            <text:p>BILLED</text:p>
          </table:table-cell>
          <table:table-cell office:value-type="float" office:value="5.8055555680766702E-2" table:formula="of:=IF(AND([.F1211] &lt;&gt; &quot;&quot;;[.G1211] &lt;&gt; &quot;&quot;);([.G1211]-[.F1211])*24;&quot;---&quot;)" table:style-name="ce4">
            <text:p>0.058</text:p>
          </table:table-cell>
          <table:table-cell office:value-type="string" table:style-name="ce21">
            <text:p>IDtoAviobook</text:p>
          </table:table-cell>
          <table:table-cell office:value-type="date" office:date-value="2025-06-04T13:05:31" table:style-name="ce14">
            <text:p>6/4/25 01:05 PM</text:p>
          </table:table-cell>
          <table:table-cell office:value-type="date" office:date-value="2025-06-04T13:09:00" table:style-name="ce14">
            <text:p>6/4/25 01:09 PM</text:p>
          </table:table-cell>
          <table:table-cell office:value-type="string" table:style-name="ce13">
            <text:p>#</text:p>
          </table:table-cell>
          <table:table-cell table:style-name="ce23"/>
          <table:table-cell table:number-columns-repeated="16375"/>
        </table:table-row>
        <table:table-row table:style-name="ro5" table:visibility="collapse">
          <table:table-cell office:value-type="float" office:value="918" table:formula="of:=[.A1211]" table:style-name="ce17">
            <text:p>918</text:p>
          </table:table-cell>
          <table:table-cell table:style-name="ce19"/>
          <table:table-cell office:value-type="string" table:style-name="ce4">
            <text:p>BILLED</text:p>
          </table:table-cell>
          <table:table-cell office:value-type="float" office:value="1.3941666665486991" table:formula="of:=IF(AND([.F1212] &lt;&gt; &quot;&quot;;[.G1212] &lt;&gt; &quot;&quot;);([.G1212]-[.F1212])*24;&quot;---&quot;)" table:style-name="ce4">
            <text:p>1.394</text:p>
          </table:table-cell>
          <table:table-cell office:value-type="string" table:style-name="ce21">
            <text:p>IDtoEmployeeSvc</text:p>
          </table:table-cell>
          <table:table-cell office:value-type="date" office:date-value="2025-06-04T13:09:00" table:style-name="ce14">
            <text:p>6/4/25 01:09 PM</text:p>
          </table:table-cell>
          <table:table-cell office:value-type="date" office:date-value="2025-06-04T14:32:39" table:style-name="ce14">
            <text:p>6/4/25 02:32 PM</text:p>
          </table:table-cell>
          <table:table-cell office:value-type="string" table:style-name="ce13">
            <text:p>Worked on resolving error notification email sending in QA for IDtoEmployeeSvc.</text:p>
          </table:table-cell>
          <table:table-cell office:value-type="string" table:style-name="ce23">
            <text:p>Password was missing . .dev didn't need it for some reason; worked with dir team to resolve.</text:p>
          </table:table-cell>
          <table:table-cell table:number-columns-repeated="16375"/>
        </table:table-row>
        <table:table-row table:style-name="ro2" table:visibility="collapse">
          <table:table-cell office:value-type="float" office:value="918" table:formula="of:=[.A1212]" table:style-name="ce17">
            <text:p>918</text:p>
          </table:table-cell>
          <table:table-cell table:style-name="ce19"/>
          <table:table-cell office:value-type="string" table:style-name="ce4">
            <text:p>BILLED</text:p>
          </table:table-cell>
          <table:table-cell office:value-type="float" office:value="0.12249999999767169" table:formula="of:=IF(AND([.F1213] &lt;&gt; &quot;&quot;;[.G1213] &lt;&gt; &quot;&quot;);([.G1213]-[.F1213])*24;&quot;---&quot;)" table:style-name="ce4">
            <text:p>0.122</text:p>
          </table:table-cell>
          <table:table-cell office:value-type="string" table:style-name="ce21">
            <text:p>IDtoAviobook</text:p>
          </table:table-cell>
          <table:table-cell office:value-type="date" office:date-value="2025-06-04T14:32:39" table:style-name="ce14">
            <text:p>6/4/25 02:32 PM</text:p>
          </table:table-cell>
          <table:table-cell office:value-type="date" office:date-value="2025-06-04T14:40:00" table:style-name="ce14">
            <text:p>6/4/25 02:40 PM</text:p>
          </table:table-cell>
          <table:table-cell office:value-type="string" table:style-name="ce13">
            <text:p>#</text:p>
          </table:table-cell>
          <table:table-cell table:style-name="ce23"/>
          <table:table-cell table:number-columns-repeated="16375"/>
        </table:table-row>
        <table:table-row table:style-name="ro2" table:visibility="collapse">
          <table:table-cell office:value-type="float" office:value="918" table:formula="of:=[.A1213]" table:style-name="ce17">
            <text:p>918</text:p>
          </table:table-cell>
          <table:table-cell table:style-name="ce19"/>
          <table:table-cell office:value-type="string" table:style-name="ce4">
            <text:p>BILLED</text:p>
          </table:table-cell>
          <table:table-cell office:value-type="float" office:value="0.77472222223877907" table:formula="of:=IF(AND([.F1214] &lt;&gt; &quot;&quot;;[.G1214] &lt;&gt; &quot;&quot;);([.G1214]-[.F1214])*24;&quot;---&quot;)" table:style-name="ce4">
            <text:p>0.775</text:p>
          </table:table-cell>
          <table:table-cell office:value-type="string" table:style-name="ce21">
            <text:p>Support</text:p>
          </table:table-cell>
          <table:table-cell office:value-type="date" office:date-value="2025-06-04T14:40:00" table:style-name="ce14">
            <text:p>6/4/25 02:40 PM</text:p>
          </table:table-cell>
          <table:table-cell office:value-type="date" office:date-value="2025-06-04T15:26:29" table:style-name="ce14">
            <text:p>6/4/25 03:26 PM</text:p>
          </table:table-cell>
          <table:table-cell office:value-type="string" table:style-name="ce13">
            <text:p>KT session for support for aviobook &amp; employee services.</text:p>
          </table:table-cell>
          <table:table-cell table:style-name="ce23"/>
          <table:table-cell table:number-columns-repeated="16375"/>
        </table:table-row>
        <table:table-row table:style-name="ro2" table:visibility="collapse">
          <table:table-cell office:value-type="float" office:value="918" table:formula="of:=[.A1214]" table:style-name="ce17">
            <text:p>918</text:p>
          </table:table-cell>
          <table:table-cell table:style-name="ce19"/>
          <table:table-cell office:value-type="string" table:style-name="ce4">
            <text:p>BILLED</text:p>
          </table:table-cell>
          <table:table-cell office:value-type="float" office:value="0.52861111104721203" table:formula="of:=IF(AND([.F1215] &lt;&gt; &quot;&quot;;[.G1215] &lt;&gt; &quot;&quot;);([.G1215]-[.F1215])*24;&quot;---&quot;)" table:style-name="ce4">
            <text:p>0.529</text:p>
          </table:table-cell>
          <table:table-cell office:value-type="string" table:style-name="ce21">
            <text:p>IDtoAviobook</text:p>
          </table:table-cell>
          <table:table-cell office:value-type="date" office:date-value="2025-06-04T16:22:37" table:style-name="ce14">
            <text:p>6/4/25 04:22 PM</text:p>
          </table:table-cell>
          <table:table-cell office:value-type="date" office:date-value="2025-06-04T16:54:20" table:style-name="ce14">
            <text:p>6/4/25 04:54 PM</text:p>
          </table:table-cell>
          <table:table-cell office:value-type="string" table:style-name="ce13">
            <text:p>#can't run tests in dev, both test.avibok, and dev.aviobook won't le tme create users . .QA: can't get aws access until next myacces collection</text:p>
          </table:table-cell>
          <table:table-cell table:style-name="ce23"/>
          <table:table-cell table:number-columns-repeated="16375"/>
        </table:table-row>
        <table:table-row table:style-name="ro2" table:visibility="collapse">
          <table:table-cell office:value-type="float" office:value="918" table:formula="of:=[.A1215]" table:style-name="ce17">
            <text:p>918</text:p>
          </table:table-cell>
          <table:table-cell table:style-name="ce19"/>
          <table:table-cell office:value-type="string" table:style-name="ce4">
            <text:p>BILLED</text:p>
          </table:table-cell>
          <table:table-cell office:value-type="float" office:value="0.42277777777053416" table:formula="of:=IF(AND([.F1216] &lt;&gt; &quot;&quot;;[.G1216] &lt;&gt; &quot;&quot;);([.G1216]-[.F1216])*24;&quot;---&quot;)" table:style-name="ce4">
            <text:p>0.423</text:p>
          </table:table-cell>
          <table:table-cell office:value-type="string" table:style-name="ce21">
            <text:p>IDtoAviobook</text:p>
          </table:table-cell>
          <table:table-cell office:value-type="date" office:date-value="2025-06-04T16:54:20" table:style-name="ce14">
            <text:p>6/4/25 04:54 PM</text:p>
          </table:table-cell>
          <table:table-cell office:value-type="date" office:date-value="2025-06-04T17:19:42" table:style-name="ce14">
            <text:p>6/4/25 05:19 PM</text:p>
          </table:table-cell>
          <table:table-cell office:value-type="string" table:style-name="ce13">
            <text:p># done: realizing I can't test in qa until the next collection/dev and test seem broken</text:p>
          </table:table-cell>
          <table:table-cell table:style-name="ce23"/>
          <table:table-cell table:number-columns-repeated="16375"/>
        </table:table-row>
        <table:table-row table:style-name="ro2" table:visibility="collapse">
          <table:table-cell office:value-type="float" office:value="918" table:formula="of:=[.A1216]" table:style-name="ce17">
            <text:p>918</text:p>
          </table:table-cell>
          <table:table-cell table:style-name="ce19"/>
          <table:table-cell office:value-type="string" table:style-name="ce4">
            <text:p>BILLED</text:p>
          </table:table-cell>
          <table:table-cell office:value-type="float" office:value="6.4444444491527975E-2" table:formula="of:=IF(AND([.F1217] &lt;&gt; &quot;&quot;;[.G1217] &lt;&gt; &quot;&quot;);([.G1217]-[.F1217])*24;&quot;---&quot;)" table:style-name="ce4">
            <text:p>0.064</text:p>
          </table:table-cell>
          <table:table-cell office:value-type="string" table:style-name="ce21">
            <text:p>IDtoAviobook</text:p>
          </table:table-cell>
          <table:table-cell office:value-type="date" office:date-value="2025-06-04T17:19:42" table:style-name="ce14">
            <text:p>6/4/25 05:19 PM</text:p>
          </table:table-cell>
          <table:table-cell office:value-type="date" office:date-value="2025-06-04T17:23:34" table:style-name="ce14">
            <text:p>6/4/25 05:23 PM</text:p>
          </table:table-cell>
          <table:table-cell office:value-type="string" table:style-name="ce13">
            <text:p>#Emailing alex fredlanke about the problem</text:p>
          </table:table-cell>
          <table:table-cell table:style-name="ce23"/>
          <table:table-cell table:number-columns-repeated="16375"/>
        </table:table-row>
        <table:table-row table:style-name="ro2" table:visibility="collapse">
          <table:table-cell office:value-type="float" office:value="918" table:formula="of:=[.A1217]" table:style-name="ce17">
            <text:p>918</text:p>
          </table:table-cell>
          <table:table-cell table:style-name="ce19"/>
          <table:table-cell office:value-type="string" table:style-name="ce4">
            <text:p>BILLED</text:p>
          </table:table-cell>
          <table:table-cell office:value-type="float" office:value="0.19527777767507359" table:formula="of:=IF(AND([.F1218] &lt;&gt; &quot;&quot;;[.G1218] &lt;&gt; &quot;&quot;);([.G1218]-[.F1218])*24;&quot;---&quot;)" table:style-name="ce4">
            <text:p>0.195</text:p>
          </table:table-cell>
          <table:table-cell office:value-type="string" table:style-name="ce21">
            <text:p>IDtoAviobook</text:p>
          </table:table-cell>
          <table:table-cell office:value-type="date" office:date-value="2025-06-04T17:23:34" table:style-name="ce14">
            <text:p>6/4/25 05:23 PM</text:p>
          </table:table-cell>
          <table:table-cell office:value-type="date" office:date-value="2025-06-04T17:35:17" table:style-name="ce14">
            <text:p>6/4/25 05:35 PM</text:p>
          </table:table-cell>
          <table:table-cell table:style-name="ce13"/>
          <table:table-cell table:style-name="ce23"/>
          <table:table-cell table:number-columns-repeated="16375"/>
        </table:table-row>
        <table:table-row table:style-name="ro5" table:visibility="collapse">
          <table:table-cell office:value-type="float" office:value="918" table:formula="of:=[.A1218]" table:style-name="ce17">
            <text:p>918</text:p>
          </table:table-cell>
          <table:table-cell table:style-name="ce19"/>
          <table:table-cell office:value-type="string" table:style-name="ce4">
            <text:p>BILLED</text:p>
          </table:table-cell>
          <table:table-cell office:value-type="float" office:value="0.28083333332324401" table:formula="of:=IF(AND([.F1219] &lt;&gt; &quot;&quot;;[.G1219] &lt;&gt; &quot;&quot;);([.G1219]-[.F1219])*24;&quot;---&quot;)" table:style-name="ce4">
            <text:p>0.281</text:p>
          </table:table-cell>
          <table:table-cell office:value-type="string" table:style-name="ce21">
            <text:p>IDtoEmployeeSvc</text:p>
          </table:table-cell>
          <table:table-cell office:value-type="date" office:date-value="2025-06-04T18:06:30" table:style-name="ce14">
            <text:p>6/4/25 06:06 PM</text:p>
          </table:table-cell>
          <table:table-cell office:value-type="date" office:date-value="2025-06-04T18:23:21" table:style-name="ce14">
            <text:p>6/4/25 06:23 PM</text:p>
          </table:table-cell>
          <table:table-cell office:value-type="string" table:style-name="ce13">
            <text:p>#</text:p>
          </table:table-cell>
          <table:table-cell office:value-type="string" table:style-name="ce23">
            <text:p>Confirming loss of email after association works . .though not sure why it is removed.</text:p>
          </table:table-cell>
          <table:table-cell table:number-columns-repeated="16375"/>
        </table:table-row>
        <table:table-row table:style-name="ro5" table:visibility="collapse">
          <table:table-cell office:value-type="float" office:value="918" table:formula="of:=[.A1219]" table:style-name="ce17">
            <text:p>918</text:p>
          </table:table-cell>
          <table:table-cell table:style-name="ce19"/>
          <table:table-cell office:value-type="string" table:style-name="ce4">
            <text:p>BILLED</text:p>
          </table:table-cell>
          <table:table-cell office:value-type="float" office:value="0.5908333333209157" table:formula="of:=IF(AND([.F1220] &lt;&gt; &quot;&quot;;[.G1220] &lt;&gt; &quot;&quot;);([.G1220]-[.F1220])*24;&quot;---&quot;)" table:style-name="ce4">
            <text:p>0.591</text:p>
          </table:table-cell>
          <table:table-cell office:value-type="string" table:style-name="ce20">
            <text:p>IDtoAviobook</text:p>
          </table:table-cell>
          <table:table-cell office:value-type="date" office:date-value="2025-06-04T18:23:21" table:style-name="ce14">
            <text:p>6/4/25 06:23 PM</text:p>
          </table:table-cell>
          <table:table-cell office:value-type="date" office:date-value="2025-06-04T18:58:48" table:style-name="ce14">
            <text:p>6/4/25 06:58 PM</text:p>
          </table:table-cell>
          <table:table-cell office:value-type="string" table:style-name="ce13">
            <text:p>Worked on fixing associations for IDtoAviobook.</text:p>
          </table:table-cell>
          <table:table-cell office:value-type="string" table:style-name="ce23">
            <text:p>DirXML-Associations are case sensitive . .need to resolve some users that have a bad association.</text:p>
          </table:table-cell>
          <table:table-cell table:number-columns-repeated="16375"/>
        </table:table-row>
        <table:table-row table:style-name="ro2" table:visibility="collapse">
          <table:table-cell office:value-type="float" office:value="918" table:formula="of:=[.A1220]" table:style-name="ce17">
            <text:p>918</text:p>
          </table:table-cell>
          <table:table-cell table:style-name="ce19"/>
          <table:table-cell table:style-name="ce4"/>
          <table:table-cell office:value-type="string" office:string-value="---" table:formula="of:=IF(AND([.F1221] &lt;&gt; &quot;&quot;;[.G1221] &lt;&gt; &quot;&quot;);([.G1221]-[.F1221])*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1]" table:style-name="ce17">
            <text:p>918</text:p>
          </table:table-cell>
          <table:table-cell table:style-name="ce19"/>
          <table:table-cell table:style-name="ce4"/>
          <table:table-cell office:value-type="string" office:string-value="---" table:formula="of:=IF(AND([.F1222] &lt;&gt; &quot;&quot;;[.G1222] &lt;&gt; &quot;&quot;);([.G1222]-[.F122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18" table:formula="of:=[.A1222]" table:style-name="ce17">
            <text:p>918</text:p>
          </table:table-cell>
          <table:table-cell table:style-name="ce19"/>
          <table:table-cell table:style-name="ce4"/>
          <table:table-cell office:value-type="string" office:string-value="---" table:formula="of:=IF(AND([.F1223] &lt;&gt; &quot;&quot;;[.G1223] &lt;&gt; &quot;&quot;);([.G1223]-[.F122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3]" table:style-name="ce17">
            <text:p>918</text:p>
          </table:table-cell>
          <table:table-cell office:value-type="float" office:value="7.75" table:formula="of:=COM.MICROSOFT.CEILING([.C1224];0.25)" table:style-name="ce19">
            <text:p>7.750</text:p>
          </table:table-cell>
          <table:table-cell office:value-type="float" office:value="7.6525000000256114" table:formula="of:=SUM([.D1224:.D1240])" table:style-name="ce4">
            <text:p>7.653</text:p>
          </table:table-cell>
          <table:table-cell office:value-type="string" office:string-value="---" table:formula="of:=IF(AND([.F1224] &lt;&gt; &quot;&quot;;[.G1224] &lt;&gt; &quot;&quot;);([.G1224]-[.F1224])*24;&quot;---&quot;)" table:style-name="ce4">
            <text:p>---</text:p>
          </table:table-cell>
          <table:table-cell office:value-type="date" office:date-value="2025-06-05T00:00:00" table:style-name="ce28">
            <text:p>5-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24]" table:style-name="ce17">
            <text:p>918</text:p>
          </table:table-cell>
          <table:table-cell table:style-name="ce19"/>
          <table:table-cell office:value-type="string" table:style-name="ce4">
            <text:p>BILLED</text:p>
          </table:table-cell>
          <table:table-cell office:value-type="float" office:value="0.23888888902729377" table:formula="of:=IF(AND([.F1225] &lt;&gt; &quot;&quot;;[.G1225] &lt;&gt; &quot;&quot;);([.G1225]-[.F1225])*24;&quot;---&quot;)" table:style-name="ce4">
            <text:p>0.239</text:p>
          </table:table-cell>
          <table:table-cell office:value-type="string" table:style-name="ce21">
            <text:p>mtg-daily</text:p>
          </table:table-cell>
          <table:table-cell office:value-type="date" office:date-value="2025-06-05T08:30:00" table:style-name="ce14">
            <text:p>6/5/25 08:30 AM</text:p>
          </table:table-cell>
          <table:table-cell office:value-type="date" office:date-value="2025-06-05T08:44:20" table:style-name="ce14">
            <text:p>6/5/25 08:44 AM</text:p>
          </table:table-cell>
          <table:table-cell office:value-type="string" table:style-name="ce13">
            <text:p>Daily meetings with the team.</text:p>
          </table:table-cell>
          <table:table-cell table:style-name="ce18"/>
          <table:table-cell table:number-columns-repeated="16375"/>
        </table:table-row>
        <table:table-row table:style-name="ro5" table:visibility="collapse">
          <table:table-cell office:value-type="float" office:value="918" table:formula="of:=[.A1225]" table:style-name="ce17">
            <text:p>918</text:p>
          </table:table-cell>
          <table:table-cell table:style-name="ce19"/>
          <table:table-cell office:value-type="string" table:style-name="ce4">
            <text:p>BILLED</text:p>
          </table:table-cell>
          <table:table-cell office:value-type="float" office:value="0.86499999999068677" table:formula="of:=IF(AND([.F1226] &lt;&gt; &quot;&quot;;[.G1226] &lt;&gt; &quot;&quot;);([.G1226]-[.F1226])*24;&quot;---&quot;)" table:style-name="ce4">
            <text:p>0.865</text:p>
          </table:table-cell>
          <table:table-cell office:value-type="string" table:style-name="ce21">
            <text:p>IDtoAviobook</text:p>
          </table:table-cell>
          <table:table-cell office:value-type="date" office:date-value="2025-06-05T09:30:00" table:style-name="ce14">
            <text:p>6/5/25 09:30 AM</text:p>
          </table:table-cell>
          <table:table-cell office:value-type="date" office:date-value="2025-06-05T10:21:54" table:style-name="ce14">
            <text:p>6/5/25 10:21 AM</text:p>
          </table:table-cell>
          <table:table-cell office:value-type="string" table:style-name="ce13">
            <text:p>Worked on fixing issues in the backup test Aviobook environment. Worked with Gabriel Santos with Aviobook suppor to resolve API concerns. Worked on preparing KT session for Ops.</text:p>
          </table:table-cell>
          <table:table-cell office:value-type="string" table:style-name="ce18">
            <text:p>This is the second non prod environment they've "upgraded", and broken . . Trying to find out what to do about it . .</text:p>
          </table:table-cell>
          <table:table-cell table:number-columns-repeated="16375"/>
        </table:table-row>
        <table:table-row table:style-name="ro2" table:visibility="collapse">
          <table:table-cell office:value-type="float" office:value="918" table:formula="of:=[.A1226]" table:style-name="ce17">
            <text:p>918</text:p>
          </table:table-cell>
          <table:table-cell table:style-name="ce19"/>
          <table:table-cell office:value-type="string" table:style-name="ce4">
            <text:p>BILLED</text:p>
          </table:table-cell>
          <table:table-cell office:value-type="float" office:value="0.80777777766343206" table:formula="of:=IF(AND([.F1227] &lt;&gt; &quot;&quot;;[.G1227] &lt;&gt; &quot;&quot;);([.G1227]-[.F1227])*24;&quot;---&quot;)" table:style-name="ce4">
            <text:p>0.808</text:p>
          </table:table-cell>
          <table:table-cell office:value-type="string" table:style-name="ce21">
            <text:p>IDtoEmployeeSvc</text:p>
          </table:table-cell>
          <table:table-cell office:value-type="date" office:date-value="2025-06-05T10:21:54" table:style-name="ce14">
            <text:p>6/5/25 10:21 AM</text:p>
          </table:table-cell>
          <table:table-cell office:value-type="date" office:date-value="2025-06-05T11:10:22" table:style-name="ce14">
            <text:p>6/5/25 11:10 AM</text:p>
          </table:table-cell>
          <table:table-cell office:value-type="string" table:style-name="ce13">
            <text:p>Worked on responding to recent error notifications to include in the KT session for Ops. Worked on fixing a misclassified error.</text:p>
          </table:table-cell>
          <table:table-cell table:style-name="ce18"/>
          <table:table-cell table:number-columns-repeated="16375"/>
        </table:table-row>
        <table:table-row table:style-name="ro2" table:visibility="collapse">
          <table:table-cell office:value-type="float" office:value="918" table:formula="of:=[.A1227]" table:style-name="ce17">
            <text:p>918</text:p>
          </table:table-cell>
          <table:table-cell table:style-name="ce19"/>
          <table:table-cell office:value-type="string" table:style-name="ce4">
            <text:p>BILLED</text:p>
          </table:table-cell>
          <table:table-cell office:value-type="float" office:value="0.77027777780313045" table:formula="of:=IF(AND([.F1228] &lt;&gt; &quot;&quot;;[.G1228] &lt;&gt; &quot;&quot;);([.G1228]-[.F1228])*24;&quot;---&quot;)" table:style-name="ce4">
            <text:p>0.770</text:p>
          </table:table-cell>
          <table:table-cell office:value-type="string" table:style-name="ce21">
            <text:p>IDtoDocunet</text:p>
          </table:table-cell>
          <table:table-cell office:value-type="date" office:date-value="2025-06-05T11:10:22" table:style-name="ce14">
            <text:p>6/5/25 11:10 AM</text:p>
          </table:table-cell>
          <table:table-cell office:value-type="date" office:date-value="2025-06-05T11:56:35" table:style-name="ce14">
            <text:p>6/5/25 11:56 AM</text:p>
          </table:table-cell>
          <table:table-cell office:value-type="string" table:style-name="ce13">
            <text:p>Worked to confirm users with recent errors can be processed end-to-end. Validating with Nick Kohlhepp.</text:p>
          </table:table-cell>
          <table:table-cell table:style-name="ce18"/>
          <table:table-cell table:number-columns-repeated="16375"/>
        </table:table-row>
        <table:table-row table:style-name="ro2" table:visibility="collapse">
          <table:table-cell office:value-type="float" office:value="918" table:formula="of:=[.A1228]" table:style-name="ce17">
            <text:p>918</text:p>
          </table:table-cell>
          <table:table-cell table:style-name="ce19"/>
          <table:table-cell office:value-type="string" table:style-name="ce4">
            <text:p>BILLED</text:p>
          </table:table-cell>
          <table:table-cell office:value-type="float" office:value="1.1669444444705732" table:formula="of:=IF(AND([.F1229] &lt;&gt; &quot;&quot;;[.G1229] &lt;&gt; &quot;&quot;);([.G1229]-[.F1229])*24;&quot;---&quot;)" table:style-name="ce4">
            <text:p>1.167</text:p>
          </table:table-cell>
          <table:table-cell office:value-type="string" table:style-name="ce21">
            <text:p>IDtoAviobook</text:p>
          </table:table-cell>
          <table:table-cell office:value-type="date" office:date-value="2025-06-05T11:56:35" table:style-name="ce14">
            <text:p>6/5/25 11:56 AM</text:p>
          </table:table-cell>
          <table:table-cell office:value-type="date" office:date-value="2025-06-05T13:06:36" table:style-name="ce14">
            <text:p>6/5/25 01:06 PM</text:p>
          </table:table-cell>
          <table:table-cell office:value-type="string" table:style-name="ce13">
            <text:p># time with Gabriel Santos: bad payload . .doh</text:p>
          </table:table-cell>
          <table:table-cell table:style-name="ce18"/>
          <table:table-cell table:number-columns-repeated="16375"/>
        </table:table-row>
        <table:table-row table:style-name="ro2" table:visibility="collapse">
          <table:table-cell office:value-type="float" office:value="918" table:formula="of:=[.A1229]" table:style-name="ce17">
            <text:p>918</text:p>
          </table:table-cell>
          <table:table-cell table:style-name="ce11"/>
          <table:table-cell office:value-type="string" table:style-name="ce4">
            <text:p>BILLED</text:p>
          </table:table-cell>
          <table:table-cell office:value-type="float" office:value="0.43333333334885538" table:formula="of:=IF(AND([.F1230] &lt;&gt; &quot;&quot;;[.G1230] &lt;&gt; &quot;&quot;);([.G1230]-[.F1230])*24;&quot;---&quot;)" table:style-name="ce4">
            <text:p>0.433</text:p>
          </table:table-cell>
          <table:table-cell office:value-type="string" table:style-name="ce21">
            <text:p>IDtoAviobook</text:p>
          </table:table-cell>
          <table:table-cell office:value-type="date" office:date-value="2025-06-05T13:06:36" table:style-name="ce14">
            <text:p>6/5/25 01:06 PM</text:p>
          </table:table-cell>
          <table:table-cell office:value-type="date" office:date-value="2025-06-05T13:32:36" table:style-name="ce14">
            <text:p>6/5/25 01:32 PM</text:p>
          </table:table-cell>
          <table:table-cell office:value-type="string" table:style-name="ce13">
            <text:p>#creating stories . .</text:p>
          </table:table-cell>
          <table:table-cell table:style-name="ce15"/>
          <table:table-cell table:number-columns-repeated="16375"/>
        </table:table-row>
        <table:table-row table:style-name="ro2" table:visibility="collapse">
          <table:table-cell office:value-type="float" office:value="918" table:formula="of:=[.A1230]" table:style-name="ce17">
            <text:p>918</text:p>
          </table:table-cell>
          <table:table-cell table:style-name="ce29"/>
          <table:table-cell office:value-type="string" table:style-name="ce4">
            <text:p>BILLED</text:p>
          </table:table-cell>
          <table:table-cell office:value-type="float" office:value="0.70666666666511446" table:formula="of:=IF(AND([.F1231] &lt;&gt; &quot;&quot;;[.G1231] &lt;&gt; &quot;&quot;);([.G1231]-[.F1231])*24;&quot;---&quot;)" table:style-name="ce4">
            <text:p>0.707</text:p>
          </table:table-cell>
          <table:table-cell office:value-type="string" table:style-name="ce21">
            <text:p>IDtoAviobook</text:p>
          </table:table-cell>
          <table:table-cell office:value-type="date" office:date-value="2025-06-05T13:32:36" table:style-name="ce14">
            <text:p>6/5/25 01:32 PM</text:p>
          </table:table-cell>
          <table:table-cell office:value-type="date" office:date-value="2025-06-05T14:15:00" table:style-name="ce14">
            <text:p>6/5/25 02:15 PM</text:p>
          </table:table-cell>
          <table:table-cell office:value-type="string" table:style-name="ce13">
            <text:p>#Kt session</text:p>
          </table:table-cell>
          <table:table-cell table:style-name="ce18"/>
          <table:table-cell table:number-columns-repeated="16375"/>
        </table:table-row>
        <table:table-row table:style-name="ro2" table:visibility="collapse">
          <table:table-cell office:value-type="float" office:value="918" table:formula="of:=[.A1231]" table:style-name="ce17">
            <text:p>918</text:p>
          </table:table-cell>
          <table:table-cell table:style-name="ce19"/>
          <table:table-cell office:value-type="string" table:style-name="ce4">
            <text:p>BILLED</text:p>
          </table:table-cell>
          <table:table-cell office:value-type="float" office:value="0.86916666658362374" table:formula="of:=IF(AND([.F1232] &lt;&gt; &quot;&quot;;[.G1232] &lt;&gt; &quot;&quot;);([.G1232]-[.F1232])*24;&quot;---&quot;)" table:style-name="ce4">
            <text:p>0.869</text:p>
          </table:table-cell>
          <table:table-cell office:value-type="string" table:style-name="ce21">
            <text:p>IDtoEmployeeSvc</text:p>
          </table:table-cell>
          <table:table-cell office:value-type="date" office:date-value="2025-06-05T14:15:00" table:style-name="ce14">
            <text:p>6/5/25 02:15 PM</text:p>
          </table:table-cell>
          <table:table-cell office:value-type="date" office:date-value="2025-06-05T15:07:09" table:style-name="ce14">
            <text:p>6/5/25 03:07 PM</text:p>
          </table:table-cell>
          <table:table-cell office:value-type="string" table:style-name="ce13">
            <text:p>#kt session, and priority list.</text:p>
          </table:table-cell>
          <table:table-cell table:style-name="ce18"/>
          <table:table-cell table:number-columns-repeated="16375"/>
        </table:table-row>
        <table:table-row table:style-name="ro2" table:visibility="collapse">
          <table:table-cell office:value-type="float" office:value="918" table:formula="of:=[.A1232]" table:style-name="ce17">
            <text:p>918</text:p>
          </table:table-cell>
          <table:table-cell office:value-type="string" table:style-name="ce4">
            <text:p>sleep</text:p>
          </table:table-cell>
          <table:table-cell office:value-type="string" table:style-name="ce4">
            <text:p>BILLED</text:p>
          </table:table-cell>
          <table:table-cell office:value-type="float" office:value="1.4119444444659166" table:formula="of:=IF(AND([.F1233] &lt;&gt; &quot;&quot;;[.G1233] &lt;&gt; &quot;&quot;);([.G1233]-[.F1233])*24;&quot;---&quot;)" table:style-name="ce4">
            <text:p>1.412</text:p>
          </table:table-cell>
          <table:table-cell office:value-type="string" table:style-name="ce21">
            <text:p>L&amp;L: git</text:p>
          </table:table-cell>
          <table:table-cell office:value-type="date" office:date-value="2025-06-05T16:45:47" table:style-name="ce14">
            <text:p>6/5/25 04:45 PM</text:p>
          </table:table-cell>
          <table:table-cell office:value-type="date" office:date-value="2025-06-05T18:10:30" table:style-name="ce14">
            <text:p>6/5/25 06:10 PM</text:p>
          </table:table-cell>
          <table:table-cell office:value-type="string" table:style-name="ce13">
            <text:p>Worked to prepare git training. Working to finalize the outline and come up with a simple working lab.</text:p>
          </table:table-cell>
          <table:table-cell table:style-name="ce18"/>
          <table:table-cell table:number-columns-repeated="16375"/>
        </table:table-row>
        <table:table-row table:style-name="ro2" table:visibility="collapse">
          <table:table-cell office:value-type="float" office:value="918" table:formula="of:=[.A1233]" table:style-name="ce17">
            <text:p>918</text:p>
          </table:table-cell>
          <table:table-cell table:style-name="ce19"/>
          <table:table-cell table:style-name="ce4"/>
          <table:table-cell office:value-type="float" office:value="0.38250000000698492" table:formula="of:=IF(AND([.F1242] &lt;&gt; &quot;&quot;;[.G1242] &lt;&gt; &quot;&quot;);([.G1242]-[.F1242])*24;&quot;---&quot;)" table:style-name="ce4">
            <text:p>0.383</text:p>
          </table:table-cell>
          <table:table-cell table:style-name="ce16"/>
          <table:table-cell table:number-columns-repeated="2" table:style-name="ce32"/>
          <table:table-cell table:style-name="ce16"/>
          <table:table-cell table:style-name="ce18"/>
          <table:table-cell table:number-columns-repeated="16375"/>
        </table:table-row>
        <table:table-row table:style-name="ro2" table:visibility="collapse">
          <table:table-cell office:value-type="float" office:value="918" table:formula="of:=[.A1234]" table:style-name="ce17">
            <text:p>918</text:p>
          </table:table-cell>
          <table:table-cell table:style-name="ce19"/>
          <table:table-cell table:style-name="ce4"/>
          <table:table-cell office:value-type="string" office:string-value="---" table:formula="of:=IF(AND([.F1235] &lt;&gt; &quot;&quot;;[.G1235] &lt;&gt; &quot;&quot;);([.G1235]-[.F123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5]" table:style-name="ce17">
            <text:p>918</text:p>
          </table:table-cell>
          <table:table-cell table:style-name="ce19"/>
          <table:table-cell table:style-name="ce4"/>
          <table:table-cell office:value-type="string" office:string-value="---" table:formula="of:=IF(AND([.F1236] &lt;&gt; &quot;&quot;;[.G1236] &lt;&gt; &quot;&quot;);([.G1236]-[.F12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6]" table:style-name="ce17">
            <text:p>918</text:p>
          </table:table-cell>
          <table:table-cell table:style-name="ce19"/>
          <table:table-cell table:style-name="ce4"/>
          <table:table-cell office:value-type="string" office:string-value="---" table:formula="of:=IF(AND([.F1237] &lt;&gt; &quot;&quot;;[.G1237] &lt;&gt; &quot;&quot;);([.G1237]-[.F123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7]" table:style-name="ce17">
            <text:p>918</text:p>
          </table:table-cell>
          <table:table-cell table:style-name="ce19"/>
          <table:table-cell table:style-name="ce4"/>
          <table:table-cell office:value-type="string" office:string-value="---" table:formula="of:=IF(AND([.F1238] &lt;&gt; &quot;&quot;;[.G1238] &lt;&gt; &quot;&quot;);([.G1238]-[.F123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8]" table:style-name="ce17">
            <text:p>918</text:p>
          </table:table-cell>
          <table:table-cell table:style-name="ce19"/>
          <table:table-cell table:style-name="ce4"/>
          <table:table-cell office:value-type="string" office:string-value="---" table:formula="of:=IF(AND([.F1239] &lt;&gt; &quot;&quot;;[.G1239] &lt;&gt; &quot;&quot;);([.G1239]-[.F123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39]" table:style-name="ce17">
            <text:p>918</text:p>
          </table:table-cell>
          <table:table-cell table:style-name="ce19"/>
          <table:table-cell table:style-name="ce4"/>
          <table:table-cell office:value-type="string" office:string-value="---" table:formula="of:=IF(AND([.F1240] &lt;&gt; &quot;&quot;;[.G1240] &lt;&gt; &quot;&quot;);([.G1240]-[.F12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0]" table:style-name="ce17">
            <text:p>918</text:p>
          </table:table-cell>
          <table:table-cell office:value-type="float" office:value="9" table:formula="of:=COM.MICROSOFT.CEILING([.C1241];0.25)" table:style-name="ce19">
            <text:p>9.000</text:p>
          </table:table-cell>
          <table:table-cell office:value-type="float" office:value="8.9327777777798474" table:formula="of:=SUM([.D1241:.D1258])" table:style-name="ce4">
            <text:p>8.933</text:p>
          </table:table-cell>
          <table:table-cell office:value-type="string" office:string-value="---" table:formula="of:=IF(AND([.F1241] &lt;&gt; &quot;&quot;;[.G1241] &lt;&gt; &quot;&quot;);([.G1241]-[.F1241])*24;&quot;---&quot;)" table:style-name="ce4">
            <text:p>---</text:p>
          </table:table-cell>
          <table:table-cell office:value-type="date" office:date-value="2025-06-06T00:00:00" table:style-name="ce20">
            <text:p>6-Jun</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18" table:formula="of:=[.A1241]" table:style-name="ce17">
            <text:p>918</text:p>
          </table:table-cell>
          <table:table-cell table:style-name="ce19"/>
          <table:table-cell office:value-type="string" table:style-name="ce4">
            <text:p>BILLED</text:p>
          </table:table-cell>
          <table:table-cell office:value-type="float" office:value="0.38250000000698492" table:formula="of:=IF(AND([.F1242] &lt;&gt; &quot;&quot;;[.G1242] &lt;&gt; &quot;&quot;);([.G1242]-[.F1242])*24;&quot;---&quot;)" table:style-name="ce4">
            <text:p>0.383</text:p>
          </table:table-cell>
          <table:table-cell office:value-type="string" table:style-name="ce21">
            <text:p>IDtoAviobook</text:p>
          </table:table-cell>
          <table:table-cell office:value-type="date" office:date-value="2025-06-06T07:43:42" table:style-name="ce14">
            <text:p>6/6/25 07:43 AM</text:p>
          </table:table-cell>
          <table:table-cell office:value-type="date" office:date-value="2025-06-06T08:06:39" table:style-name="ce14">
            <text:p>6/6/25 08:06 AM</text:p>
          </table:table-cell>
          <table:table-cell office:value-type="string" table:style-name="ce13">
            <text:p>Worked to update IDtoAviobook documentation to include issue resolution.</text:p>
          </table:table-cell>
          <table:table-cell table:style-name="ce18"/>
          <table:table-cell table:number-columns-repeated="16375"/>
        </table:table-row>
        <table:table-row table:style-name="ro2" table:visibility="collapse">
          <table:table-cell office:value-type="float" office:value="918" table:formula="of:=[.A1242]" table:style-name="ce17">
            <text:p>918</text:p>
          </table:table-cell>
          <table:table-cell table:style-name="ce19"/>
          <table:table-cell office:value-type="string" table:style-name="ce4">
            <text:p>BILLED</text:p>
          </table:table-cell>
          <table:table-cell office:value-type="float" office:value="0.25000000011641532" table:formula="of:=IF(AND([.F1243] &lt;&gt; &quot;&quot;;[.G1243] &lt;&gt; &quot;&quot;);([.G1243]-[.F1243])*24;&quot;---&quot;)" table:style-name="ce4">
            <text:p>0.250</text:p>
          </table:table-cell>
          <table:table-cell office:value-type="string" table:style-name="ce20">
            <text:p>mtg-Daily</text:p>
          </table:table-cell>
          <table:table-cell office:value-type="date" office:date-value="2025-06-06T08:30:00" table:style-name="ce14">
            <text:p>6/6/25 08:30 AM</text:p>
          </table:table-cell>
          <table:table-cell office:value-type="date" office:date-value="2025-06-06T08:45:00" table:style-name="ce14">
            <text:p>6/6/25 08:45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18" table:formula="of:=[.A1243]" table:style-name="ce17">
            <text:p>918</text:p>
          </table:table-cell>
          <table:table-cell table:style-name="ce19"/>
          <table:table-cell office:value-type="string" table:style-name="ce4">
            <text:p>BILLED</text:p>
          </table:table-cell>
          <table:table-cell office:value-type="float" office:value="0.33333333319751546" table:formula="of:=IF(AND([.F1244] &lt;&gt; &quot;&quot;;[.G1244] &lt;&gt; &quot;&quot;);([.G1244]-[.F1244])*24;&quot;---&quot;)" table:style-name="ce4">
            <text:p>0.333</text:p>
          </table:table-cell>
          <table:table-cell office:value-type="string" table:style-name="ce20">
            <text:p>mtg-Daily</text:p>
          </table:table-cell>
          <table:table-cell office:value-type="date" office:date-value="2025-06-06T09:30:00" table:style-name="ce14">
            <text:p>6/6/25 09:30 AM</text:p>
          </table:table-cell>
          <table:table-cell office:value-type="date" office:date-value="2025-06-06T09:50:00" table:style-name="ce14">
            <text:p>6/6/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18" table:formula="of:=[.A1244]" table:style-name="ce17">
            <text:p>918</text:p>
          </table:table-cell>
          <table:table-cell table:style-name="ce19"/>
          <table:table-cell office:value-type="string" table:style-name="ce4">
            <text:p>BILLED</text:p>
          </table:table-cell>
          <table:table-cell office:value-type="float" office:value="0.44805555569473654" table:formula="of:=IF(AND([.F1245] &lt;&gt; &quot;&quot;;[.G1245] &lt;&gt; &quot;&quot;);([.G1245]-[.F1245])*24;&quot;---&quot;)" table:style-name="ce4">
            <text:p>0.448</text:p>
          </table:table-cell>
          <table:table-cell office:value-type="string" table:style-name="ce20">
            <text:p>IDtoEmployeeSvc</text:p>
          </table:table-cell>
          <table:table-cell office:value-type="date" office:date-value="2025-06-06T09:50:00" table:style-name="ce14">
            <text:p>6/6/25 09:50 AM</text:p>
          </table:table-cell>
          <table:table-cell office:value-type="date" office:date-value="2025-06-06T10:16:53" table:style-name="ce14">
            <text:p>6/6/25 10:16 AM</text:p>
          </table:table-cell>
          <table:table-cell office:value-type="string" table:style-name="ce13">
            <text:p>Worked on resolving FC3 roles in QA. Worked on validating email messages are sent properly for all error cases.</text:p>
          </table:table-cell>
          <table:table-cell office:value-type="string" table:style-name="ce18">
            <text:p>Need to move all roles from FC3 to EMPUAT1 in batches . .</text:p>
          </table:table-cell>
          <table:table-cell table:number-columns-repeated="16375"/>
        </table:table-row>
        <table:table-row table:style-name="ro2" table:visibility="collapse">
          <table:table-cell office:value-type="float" office:value="918" table:formula="of:=[.A1245]" table:style-name="ce17">
            <text:p>918</text:p>
          </table:table-cell>
          <table:table-cell table:style-name="ce19"/>
          <table:table-cell office:value-type="string" table:style-name="ce4">
            <text:p>BILLED</text:p>
          </table:table-cell>
          <table:table-cell office:value-type="float" office:value="0.17972222215030342" table:formula="of:=IF(AND([.F1246] &lt;&gt; &quot;&quot;;[.G1246] &lt;&gt; &quot;&quot;);([.G1246]-[.F1246])*24;&quot;---&quot;)" table:style-name="ce4">
            <text:p>0.180</text:p>
          </table:table-cell>
          <table:table-cell office:value-type="string" table:style-name="ce21">
            <text:p>IDtoAviobook</text:p>
          </table:table-cell>
          <table:table-cell office:value-type="date" office:date-value="2025-06-06T10:16:53" table:style-name="ce14">
            <text:p>6/6/25 10:16 AM</text:p>
          </table:table-cell>
          <table:table-cell office:value-type="date" office:date-value="2025-06-06T10:27:40" table:style-name="ce14">
            <text:p>6/6/25 10:27 AM</text:p>
          </table:table-cell>
          <table:table-cell office:value-type="string" table:style-name="ce13">
            <text:p>#doc</text:p>
          </table:table-cell>
          <table:table-cell table:style-name="ce18"/>
          <table:table-cell table:number-columns-repeated="16375"/>
        </table:table-row>
        <table:table-row table:style-name="ro2" table:visibility="collapse">
          <table:table-cell office:value-type="float" office:value="918" table:formula="of:=[.A1246]" table:style-name="ce17">
            <text:p>918</text:p>
          </table:table-cell>
          <table:table-cell table:style-name="ce19"/>
          <table:table-cell office:value-type="string" table:style-name="ce4">
            <text:p>BILLED</text:p>
          </table:table-cell>
          <table:table-cell office:value-type="float" office:value="0.6222222222131677" table:formula="of:=IF(AND([.F1247] &lt;&gt; &quot;&quot;;[.G1247] &lt;&gt; &quot;&quot;);([.G1247]-[.F1247])*24;&quot;---&quot;)" table:style-name="ce4">
            <text:p>0.622</text:p>
          </table:table-cell>
          <table:table-cell office:value-type="string" table:style-name="ce21">
            <text:p>IDtoAutocrib</text:p>
          </table:table-cell>
          <table:table-cell office:value-type="date" office:date-value="2025-06-06T10:27:40" table:style-name="ce14">
            <text:p>6/6/25 10:27 AM</text:p>
          </table:table-cell>
          <table:table-cell office:value-type="date" office:date-value="2025-06-06T11:05:00" table:style-name="ce14">
            <text:p>6/6/25 11:05 AM</text:p>
          </table:table-cell>
          <table:table-cell office:value-type="string" table:style-name="ce13">
            <text:p>Worked on pushing users to the LAS airport for IDtoAutocrib.</text:p>
          </table:table-cell>
          <table:table-cell table:style-name="ce18"/>
          <table:table-cell table:number-columns-repeated="16375"/>
        </table:table-row>
        <table:table-row table:style-name="ro2" table:visibility="collapse">
          <table:table-cell office:value-type="float" office:value="918" table:formula="of:=[.A1247]" table:style-name="ce17">
            <text:p>918</text:p>
          </table:table-cell>
          <table:table-cell table:style-name="ce19"/>
          <table:table-cell office:value-type="string" table:style-name="ce4">
            <text:p>BILLED</text:p>
          </table:table-cell>
          <table:table-cell office:value-type="float" office:value="0.19194444443564862" table:formula="of:=IF(AND([.F1248] &lt;&gt; &quot;&quot;;[.G1248] &lt;&gt; &quot;&quot;);([.G1248]-[.F1248])*24;&quot;---&quot;)" table:style-name="ce4">
            <text:p>0.192</text:p>
          </table:table-cell>
          <table:table-cell office:value-type="string" table:style-name="ce21">
            <text:p>IDtoAviobook</text:p>
          </table:table-cell>
          <table:table-cell office:value-type="date" office:date-value="2025-06-06T11:05:00" table:style-name="ce14">
            <text:p>6/6/25 11:05 AM</text:p>
          </table:table-cell>
          <table:table-cell office:value-type="date" office:date-value="2025-06-06T11:16:31" table:style-name="ce14">
            <text:p>6/6/25 11:16 AM</text:p>
          </table:table-cell>
          <table:table-cell office:value-type="string" table:style-name="ce13">
            <text:p>#doc: finished KT section on Postman archiving/deleting</text:p>
          </table:table-cell>
          <table:table-cell table:style-name="ce18"/>
          <table:table-cell table:number-columns-repeated="16375"/>
        </table:table-row>
        <table:table-row table:style-name="ro2" table:visibility="collapse">
          <table:table-cell office:value-type="float" office:value="918" table:formula="of:=[.A1248]" table:style-name="ce17">
            <text:p>918</text:p>
          </table:table-cell>
          <table:table-cell table:style-name="ce19"/>
          <table:table-cell office:value-type="string" table:style-name="ce4">
            <text:p>BILLED</text:p>
          </table:table-cell>
          <table:table-cell office:value-type="float" office:value="0.39888888888526708" table:formula="of:=IF(AND([.F1249] &lt;&gt; &quot;&quot;;[.G1249] &lt;&gt; &quot;&quot;);([.G1249]-[.F1249])*24;&quot;---&quot;)" table:style-name="ce4">
            <text:p>0.399</text:p>
          </table:table-cell>
          <table:table-cell office:value-type="string" table:style-name="ce21">
            <text:p>IDtoAutocrib</text:p>
          </table:table-cell>
          <table:table-cell office:value-type="date" office:date-value="2025-06-06T11:16:31" table:style-name="ce14">
            <text:p>6/6/25 11:16 AM</text:p>
          </table:table-cell>
          <table:table-cell office:value-type="date" office:date-value="2025-06-06T11:40:27" table:style-name="ce14">
            <text:p>6/6/25 11:40 AM</text:p>
          </table:table-cell>
          <table:table-cell office:value-type="string" table:style-name="ce13">
            <text:p># finsihed pushing users to LAS - 123/126 went, the other two went elsewhere.</text:p>
          </table:table-cell>
          <table:table-cell table:style-name="ce18"/>
          <table:table-cell table:number-columns-repeated="16375"/>
        </table:table-row>
        <table:table-row table:style-name="ro2" table:visibility="collapse">
          <table:table-cell office:value-type="float" office:value="918" table:formula="of:=[.A1249]" table:style-name="ce17">
            <text:p>918</text:p>
          </table:table-cell>
          <table:table-cell table:style-name="ce19"/>
          <table:table-cell office:value-type="string" table:style-name="ce4">
            <text:p>BILLED</text:p>
          </table:table-cell>
          <table:table-cell office:value-type="float" office:value="0.40583333338145167" table:formula="of:=IF(AND([.F1250] &lt;&gt; &quot;&quot;;[.G1250] &lt;&gt; &quot;&quot;);([.G1250]-[.F1250])*24;&quot;---&quot;)" table:style-name="ce4">
            <text:p>0.406</text:p>
          </table:table-cell>
          <table:table-cell office:value-type="string" table:style-name="ce20">
            <text:p>IDtoEmployeeSvc</text:p>
          </table:table-cell>
          <table:table-cell office:value-type="date" office:date-value="2025-06-06T11:40:27" table:style-name="ce14">
            <text:p>6/6/25 11:40 AM</text:p>
          </table:table-cell>
          <table:table-cell office:value-type="date" office:date-value="2025-06-06T12:04:48" table:style-name="ce14">
            <text:p>6/6/25 12:04 PM</text:p>
          </table:table-cell>
          <table:table-cell office:value-type="string" table:style-name="ce13">
            <text:p># add aaron internal note regarding fc3 -&gt; empuat1 swap notes . .</text:p>
          </table:table-cell>
          <table:table-cell table:style-name="ce18"/>
          <table:table-cell table:number-columns-repeated="16375"/>
        </table:table-row>
        <table:table-row table:style-name="ro2" table:visibility="collapse">
          <table:table-cell office:value-type="float" office:value="918" table:formula="of:=[.A1250]" table:style-name="ce17">
            <text:p>918</text:p>
          </table:table-cell>
          <table:table-cell table:style-name="ce19"/>
          <table:table-cell office:value-type="string" table:style-name="ce4">
            <text:p>BILLED</text:p>
          </table:table-cell>
          <table:table-cell office:value-type="float" office:value="0.37388888880377635" table:formula="of:=IF(AND([.F1251] &lt;&gt; &quot;&quot;;[.G1251] &lt;&gt; &quot;&quot;);([.G1251]-[.F1251])*24;&quot;---&quot;)" table:style-name="ce4">
            <text:p>0.374</text:p>
          </table:table-cell>
          <table:table-cell office:value-type="string" table:style-name="ce20">
            <text:p>IDtoEmployeeSvc</text:p>
          </table:table-cell>
          <table:table-cell office:value-type="date" office:date-value="2025-06-06T12:04:48" table:style-name="ce14">
            <text:p>6/6/25 12:04 PM</text:p>
          </table:table-cell>
          <table:table-cell office:value-type="date" office:date-value="2025-06-06T12:27:14" table:style-name="ce14">
            <text:p>6/6/25 12:27 PM</text:p>
          </table:table-cell>
          <table:table-cell office:value-type="string" table:style-name="ce13">
            <text:p>#ahk toggle trivir times.</text:p>
          </table:table-cell>
          <table:table-cell table:style-name="ce18"/>
          <table:table-cell table:number-columns-repeated="16375"/>
        </table:table-row>
        <table:table-row table:style-name="ro2" table:visibility="collapse">
          <table:table-cell office:value-type="float" office:value="918" table:formula="of:=[.A1251]" table:style-name="ce17">
            <text:p>918</text:p>
          </table:table-cell>
          <table:table-cell table:style-name="ce19"/>
          <table:table-cell office:value-type="string" table:style-name="ce4">
            <text:p>BILLED</text:p>
          </table:table-cell>
          <table:table-cell office:value-type="float" office:value="3.6402777777984738" table:formula="of:=IF(AND([.F1252] &lt;&gt; &quot;&quot;;[.G1252] &lt;&gt; &quot;&quot;);([.G1252]-[.F1252])*24;&quot;---&quot;)" table:style-name="ce4">
            <text:p>3.640</text:p>
          </table:table-cell>
          <table:table-cell office:value-type="string" table:style-name="ce20">
            <text:p>IDtoEmployeeSvc</text:p>
          </table:table-cell>
          <table:table-cell office:value-type="date" office:date-value="2025-06-06T12:27:14" table:style-name="ce14">
            <text:p>6/6/25 12:27 PM</text:p>
          </table:table-cell>
          <table:table-cell office:value-type="date" office:date-value="2025-06-06T16:05:39" table:style-name="ce14">
            <text:p>6/6/25 04:05 PM</text:p>
          </table:table-cell>
          <table:table-cell office:value-type="string" table:style-name="ce13">
            <text:p>#emai lvalidation</text:p>
          </table:table-cell>
          <table:table-cell table:style-name="ce18"/>
          <table:table-cell table:number-columns-repeated="16375"/>
        </table:table-row>
        <table:table-row table:style-name="ro2" table:visibility="collapse">
          <table:table-cell office:value-type="float" office:value="918" table:formula="of:=[.A1252]" table:style-name="ce17">
            <text:p>918</text:p>
          </table:table-cell>
          <table:table-cell office:value-type="string" table:style-name="ce4">
            <text:p>lunch</text:p>
          </table:table-cell>
          <table:table-cell office:value-type="string" table:style-name="ce4">
            <text:p>BILLED</text:p>
          </table:table-cell>
          <table:table-cell office:value-type="float" office:value="0.66666666674427688" table:formula="of:=IF(AND([.F1253] &lt;&gt; &quot;&quot;;[.G1253] &lt;&gt; &quot;&quot;);([.G1253]-[.F1253])*24;&quot;---&quot;)" table:style-name="ce4">
            <text:p>0.667</text:p>
          </table:table-cell>
          <table:table-cell office:value-type="string" table:style-name="ce20">
            <text:p>IDtoEmployeeSvc</text:p>
          </table:table-cell>
          <table:table-cell office:value-type="date" office:date-value="2025-06-06T16:30:00" table:style-name="ce14">
            <text:p>6/6/25 04:30 PM</text:p>
          </table:table-cell>
          <table:table-cell office:value-type="date" office:date-value="2025-06-06T17:10:00" table:style-name="ce14">
            <text:p>6/6/25 05:10 PM</text:p>
          </table:table-cell>
          <table:table-cell office:value-type="string" table:style-name="ce13">
            <text:p># fixing last build, and testing in pipeline.</text:p>
          </table:table-cell>
          <table:table-cell table:style-name="ce18"/>
          <table:table-cell table:number-columns-repeated="16375"/>
        </table:table-row>
        <table:table-row table:style-name="ro2" table:visibility="collapse">
          <table:table-cell office:value-type="float" office:value="918" table:formula="of:=[.A1253]" table:style-name="ce17">
            <text:p>918</text:p>
          </table:table-cell>
          <table:table-cell table:style-name="ce19"/>
          <table:table-cell office:value-type="string" table:style-name="ce4">
            <text:p>BILLED</text:p>
          </table:table-cell>
          <table:table-cell office:value-type="float" office:value="1.0394444443518296" table:formula="of:=IF(AND([.F1254] &lt;&gt; &quot;&quot;;[.G1254] &lt;&gt; &quot;&quot;);([.G1254]-[.F1254])*24;&quot;---&quot;)" table:style-name="ce4">
            <text:p>1.039</text:p>
          </table:table-cell>
          <table:table-cell office:value-type="string" table:style-name="ce34">
            <text:p>L&amp;L</text:p>
          </table:table-cell>
          <table:table-cell office:value-type="date" office:date-value="2025-06-06T17:10:00" table:style-name="ce14">
            <text:p>6/6/25 05:10 PM</text:p>
          </table:table-cell>
          <table:table-cell office:value-type="date" office:date-value="2025-06-06T18:12:22" table:style-name="ce14">
            <text:p>6/6/25 06:12 PM</text:p>
          </table:table-cell>
          <table:table-cell office:value-type="string" table:style-name="ce13">
            <text:p>Worked on adding actual rebase use case example images to the git training.</text:p>
          </table:table-cell>
          <table:table-cell table:style-name="ce18"/>
          <table:table-cell table:number-columns-repeated="16375" table:style-name="ce10"/>
        </table:table-row>
        <table:table-row table:style-name="ro2" table:visibility="collapse">
          <table:table-cell office:value-type="float" office:value="918" table:formula="of:=[.A1253]" table:style-name="ce17">
            <text:p>918</text:p>
          </table:table-cell>
          <table:table-cell table:style-name="ce19"/>
          <table:table-cell table:style-name="ce4"/>
          <table:table-cell office:value-type="string" office:string-value="---" table:formula="of:=IF(AND([.F1255] &lt;&gt; &quot;&quot;;[.G1255] &lt;&gt; &quot;&quot;);([.G1255]-[.F1255])*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4]" table:style-name="ce17">
            <text:p>918</text:p>
          </table:table-cell>
          <table:table-cell table:style-name="ce19"/>
          <table:table-cell table:style-name="ce4"/>
          <table:table-cell office:value-type="string" office:string-value="---" table:formula="of:=IF(AND([.F1256] &lt;&gt; &quot;&quot;;[.G1256] &lt;&gt; &quot;&quot;);([.G1256]-[.F125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6]" table:style-name="ce17">
            <text:p>918</text:p>
          </table:table-cell>
          <table:table-cell table:style-name="ce19"/>
          <table:table-cell table:style-name="ce4"/>
          <table:table-cell office:value-type="string" office:string-value="---" table:formula="of:=IF(AND([.F1257] &lt;&gt; &quot;&quot;;[.G1257] &lt;&gt; &quot;&quot;);([.G1257]-[.F125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8" table:formula="of:=[.A1257]" table:style-name="ce17">
            <text:p>918</text:p>
          </table:table-cell>
          <table:table-cell table:style-name="ce19"/>
          <table:table-cell table:style-name="ce4"/>
          <table:table-cell office:value-type="string" office:string-value="---" table:formula="of:=IF(AND([.F1258] &lt;&gt; &quot;&quot;;[.G1258] &lt;&gt; &quot;&quot;);([.G1258]-[.F12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19" table:formula="of:=[.A1258]+1" table:style-name="ce17">
            <text:p>919</text:p>
          </table:table-cell>
          <table:table-cell table:style-name="ce12"/>
          <table:table-cell office:value-type="string" table:style-name="ce4">
            <text:p>****************</text:p>
          </table:table-cell>
          <table:table-cell table:style-name="ce4"/>
          <table:table-cell office:value-type="string" office:string-value="Week 919" table:formula="of:=CONCATENATE(&quot;Week &quot;; [.A1260])" table:number-columns-spanned="2" table:number-rows-spanned="3" table:style-name="ce48">
            <text:p>Week 919</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0]" table:style-name="ce17">
            <text:p>919</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1]" table:style-name="ce17">
            <text:p>919</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2]" table:style-name="ce17">
            <text:p>919</text:p>
          </table:table-cell>
          <table:table-cell table:style-name="ce19"/>
          <table:table-cell office:value-type="string" table:style-name="ce4">
            <text:p>****************</text:p>
          </table:table-cell>
          <table:table-cell table:style-name="ce4"/>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3]" table:style-name="ce17">
            <text:p>919</text:p>
          </table:table-cell>
          <table:table-cell table:style-name="ce19"/>
          <table:table-cell office:value-type="string" table:style-name="ce4">
            <text:p>****************</text:p>
          </table:table-cell>
          <table:table-cell office:value-type="string" office:string-value="---" table:formula="of:=IF(AND([.F1264] &lt;&gt; &quot;&quot;;[.G1264] &lt;&gt; &quot;&quot;);([.G1264]-[.F126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4]" table:style-name="ce17">
            <text:p>919</text:p>
          </table:table-cell>
          <table:table-cell table:style-name="ce19"/>
          <table:table-cell office:value-type="string" table:style-name="ce4">
            <text:p>****************</text:p>
          </table:table-cell>
          <table:table-cell office:value-type="string" office:string-value="---" table:formula="of:=IF(AND([.F1265] &lt;&gt; &quot;&quot;;[.G1265] &lt;&gt; &quot;&quot;);([.G1265]-[.F12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5]" table:style-name="ce17">
            <text:p>919</text:p>
          </table:table-cell>
          <table:table-cell table:style-name="ce12"/>
          <table:table-cell office:value-type="string" table:style-name="ce4">
            <text:p>****************</text:p>
          </table:table-cell>
          <table:table-cell office:value-type="string" office:string-value="---" table:formula="of:=IF(AND([.F1266] &lt;&gt; &quot;&quot;;[.G1266] &lt;&gt; &quot;&quot;);([.G1266]-[.F126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19" table:formula="of:=[.A1266]" table:style-name="ce17">
            <text:p>919</text:p>
          </table:table-cell>
          <table:table-cell table:style-name="ce12"/>
          <table:table-cell office:value-type="string" table:style-name="ce4">
            <text:p>BILLED</text:p>
          </table:table-cell>
          <table:table-cell office:value-type="string" office:string-value="---" table:formula="of:=IF(AND([.F1267] &lt;&gt; &quot;&quot;;[.G1267] &lt;&gt; &quot;&quot;);([.G1267]-[.F12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67]" table:style-name="ce17">
            <text:p>919</text:p>
          </table:table-cell>
          <table:table-cell office:value-type="float" office:value="7.5" table:formula="of:=COM.MICROSOFT.CEILING([.C1268];0.25)" table:style-name="ce19">
            <text:p>7.500</text:p>
          </table:table-cell>
          <table:table-cell office:value-type="float" office:value="7.3449999999138527" table:formula="of:=SUM([.D1268:.D1287])" table:style-name="ce4">
            <text:p>7.345</text:p>
          </table:table-cell>
          <table:table-cell office:value-type="string" office:string-value="---" table:formula="of:=IF(AND([.F1268] &lt;&gt; &quot;&quot;;[.G1268] &lt;&gt; &quot;&quot;);([.G1268]-[.F1268])*24;&quot;---&quot;)" table:style-name="ce4">
            <text:p>---</text:p>
          </table:table-cell>
          <table:table-cell office:value-type="date" office:date-value="2025-06-09T00:00:00" table:style-name="ce20">
            <text:p>9-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68]" table:style-name="ce17">
            <text:p>919</text:p>
          </table:table-cell>
          <table:table-cell table:style-name="ce19"/>
          <table:table-cell office:value-type="string" table:style-name="ce4">
            <text:p>BILLED</text:p>
          </table:table-cell>
          <table:table-cell office:value-type="float" office:value="0.16666666668606922" table:formula="of:=IF(AND([.F1269] &lt;&gt; &quot;&quot;;[.G1269] &lt;&gt; &quot;&quot;);([.G1269]-[.F1269])*24;&quot;---&quot;)" table:style-name="ce4">
            <text:p>0.167</text:p>
          </table:table-cell>
          <table:table-cell office:value-type="string" table:style-name="ce16">
            <text:p>IDtoAviobook</text:p>
          </table:table-cell>
          <table:table-cell office:value-type="date" office:date-value="2025-06-09T08:20:00" table:style-name="ce14">
            <text:p>6/9/25 08:20 AM</text:p>
          </table:table-cell>
          <table:table-cell office:value-type="date" office:date-value="2025-06-09T08:30:00" table:style-name="ce14">
            <text:p>6/9/25 08:30 AM</text:p>
          </table:table-cell>
          <table:table-cell office:value-type="string" table:style-name="ce16">
            <text:p>Worked on resolving INC6679510 for IDtoAviobook.</text:p>
          </table:table-cell>
          <table:table-cell table:style-name="ce18"/>
          <table:table-cell table:number-columns-repeated="16375" table:style-name="ce10"/>
        </table:table-row>
        <table:table-row table:style-name="ro2" table:visibility="collapse">
          <table:table-cell office:value-type="float" office:value="919" table:formula="of:=[.A1269]" table:style-name="ce17">
            <text:p>919</text:p>
          </table:table-cell>
          <table:table-cell table:style-name="ce19"/>
          <table:table-cell office:value-type="string" table:style-name="ce4">
            <text:p>BILLED</text:p>
          </table:table-cell>
          <table:table-cell office:value-type="float" office:value="0.21666666667442769" table:formula="of:=IF(AND([.F1270] &lt;&gt; &quot;&quot;;[.G1270] &lt;&gt; &quot;&quot;);([.G1270]-[.F1270])*24;&quot;---&quot;)" table:style-name="ce4">
            <text:p>0.217</text:p>
          </table:table-cell>
          <table:table-cell office:value-type="string" table:style-name="ce16">
            <text:p>Mtg-Daily</text:p>
          </table:table-cell>
          <table:table-cell office:value-type="date" office:date-value="2025-06-09T08:30:00" table:style-name="ce14">
            <text:p>6/9/25 08:30 AM</text:p>
          </table:table-cell>
          <table:table-cell office:value-type="date" office:date-value="2025-06-09T08:43:00" table:style-name="ce14">
            <text:p>6/9/25 08:43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270]" table:style-name="ce17">
            <text:p>919</text:p>
          </table:table-cell>
          <table:table-cell table:style-name="ce19"/>
          <table:table-cell office:value-type="string" table:style-name="ce4">
            <text:p>BILLED</text:p>
          </table:table-cell>
          <table:table-cell office:value-type="float" office:value="0.22027777775656432" table:formula="of:=IF(AND([.F1271] &lt;&gt; &quot;&quot;;[.G1271] &lt;&gt; &quot;&quot;);([.G1271]-[.F1271])*24;&quot;---&quot;)" table:style-name="ce4">
            <text:p>0.220</text:p>
          </table:table-cell>
          <table:table-cell office:value-type="string" table:style-name="ce16">
            <text:p>IDtoAviobook</text:p>
          </table:table-cell>
          <table:table-cell office:value-type="date" office:date-value="2025-06-09T08:43:00" table:style-name="ce14">
            <text:p>6/9/25 08:43 AM</text:p>
          </table:table-cell>
          <table:table-cell office:value-type="date" office:date-value="2025-06-09T08:56:13" table:style-name="ce14">
            <text:p>6/9/25 08:56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1]" table:style-name="ce17">
            <text:p>919</text:p>
          </table:table-cell>
          <table:table-cell table:style-name="ce19"/>
          <table:table-cell office:value-type="string" table:style-name="ce4">
            <text:p>BILLED</text:p>
          </table:table-cell>
          <table:table-cell office:value-type="float" office:value="0.55888888891786337" table:formula="of:=IF(AND([.F1272] &lt;&gt; &quot;&quot;;[.G1272] &lt;&gt; &quot;&quot;);([.G1272]-[.F1272])*24;&quot;---&quot;)" table:style-name="ce4">
            <text:p>0.559</text:p>
          </table:table-cell>
          <table:table-cell office:value-type="string" table:style-name="ce20">
            <text:p>Support</text:p>
          </table:table-cell>
          <table:table-cell office:value-type="date" office:date-value="2025-06-09T08:56:13" table:style-name="ce14">
            <text:p>6/9/25 08:56 AM</text:p>
          </table:table-cell>
          <table:table-cell office:value-type="date" office:date-value="2025-06-09T09:29:45" table:style-name="ce14">
            <text:p>6/9/25 09:29 AM</text:p>
          </table:table-cell>
          <table:table-cell office:value-type="string" table:style-name="ce22">
            <text:p>Worked on reviewing Angie's PingID training video.</text:p>
          </table:table-cell>
          <table:table-cell table:style-name="ce18"/>
          <table:table-cell table:number-columns-repeated="16375" table:style-name="ce10"/>
        </table:table-row>
        <table:table-row table:style-name="ro2" table:visibility="collapse">
          <table:table-cell office:value-type="float" office:value="919" table:formula="of:=[.A1272]" table:style-name="ce17">
            <text:p>919</text:p>
          </table:table-cell>
          <table:table-cell table:style-name="ce19"/>
          <table:table-cell office:value-type="string" table:style-name="ce4">
            <text:p>BILLED</text:p>
          </table:table-cell>
          <table:table-cell office:value-type="float" office:value="0.46749999996973202" table:formula="of:=IF(AND([.F1273] &lt;&gt; &quot;&quot;;[.G1273] &lt;&gt; &quot;&quot;);([.G1273]-[.F1273])*24;&quot;---&quot;)" table:style-name="ce4">
            <text:p>0.467</text:p>
          </table:table-cell>
          <table:table-cell office:value-type="string" table:style-name="ce16">
            <text:p>Mtg-Daily</text:p>
          </table:table-cell>
          <table:table-cell office:value-type="date" office:date-value="2025-06-09T09:29:45" table:style-name="ce14">
            <text:p>6/9/25 09:29 AM</text:p>
          </table:table-cell>
          <table:table-cell office:value-type="date" office:date-value="2025-06-09T09:57:48" table:style-name="ce14">
            <text:p>6/9/25 09:57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3]" table:style-name="ce17">
            <text:p>919</text:p>
          </table:table-cell>
          <table:table-cell table:style-name="ce19"/>
          <table:table-cell office:value-type="string" table:style-name="ce4">
            <text:p>BILLED</text:p>
          </table:table-cell>
          <table:table-cell office:value-type="float" office:value="0.48888888896908611" table:formula="of:=IF(AND([.F1274] &lt;&gt; &quot;&quot;;[.G1274] &lt;&gt; &quot;&quot;);([.G1274]-[.F1274])*24;&quot;---&quot;)" table:style-name="ce4">
            <text:p>0.489</text:p>
          </table:table-cell>
          <table:table-cell office:value-type="string" table:style-name="ce20">
            <text:p>IDtoDocunet</text:p>
          </table:table-cell>
          <table:table-cell office:value-type="date" office:date-value="2025-06-09T10:59:16" table:style-name="ce14">
            <text:p>6/9/25 10:59 AM</text:p>
          </table:table-cell>
          <table:table-cell office:value-type="date" office:date-value="2025-06-09T11:28:36" table:style-name="ce14">
            <text:p>6/9/25 11:28 AM</text:p>
          </table:table-cell>
          <table:table-cell office:value-type="string" table:style-name="ce21">
            <text:p>Worked to fix a UFM issue for IDtoDocunet.</text:p>
          </table:table-cell>
          <table:table-cell table:style-name="ce18"/>
          <table:table-cell table:number-columns-repeated="16375" table:style-name="ce10"/>
        </table:table-row>
        <table:table-row table:style-name="ro2" table:visibility="collapse">
          <table:table-cell office:value-type="float" office:value="919" table:formula="of:=[.A1274]" table:style-name="ce17">
            <text:p>919</text:p>
          </table:table-cell>
          <table:table-cell table:style-name="ce31"/>
          <table:table-cell office:value-type="string" table:style-name="ce4">
            <text:p>BILLED</text:p>
          </table:table-cell>
          <table:table-cell office:value-type="float" office:value="0.90805555548286065" table:formula="of:=IF(AND([.F1275] &lt;&gt; &quot;&quot;;[.G1275] &lt;&gt; &quot;&quot;);([.G1275]-[.F1275])*24;&quot;---&quot;)" table:style-name="ce4">
            <text:p>0.908</text:p>
          </table:table-cell>
          <table:table-cell office:value-type="string" table:style-name="ce20">
            <text:p>IDtoEmployeeSvc</text:p>
          </table:table-cell>
          <table:table-cell office:value-type="date" office:date-value="2025-06-09T11:28:36" table:style-name="ce14">
            <text:p>6/9/25 11:28 AM</text:p>
          </table:table-cell>
          <table:table-cell office:value-type="date" office:date-value="2025-06-09T12:23:05" table:style-name="ce14">
            <text:p>6/9/25 12:23 PM</text:p>
          </table:table-cell>
          <table:table-cell office:value-type="string" table:style-name="ce21">
            <text:p>Worked to disable file logging of errors now that email sending is working properly for IDtoEmployeeSvc. Worked on fixing user issues reported in QA based on recent error reports.</text:p>
          </table:table-cell>
          <table:table-cell table:style-name="ce18"/>
          <table:table-cell table:number-columns-repeated="16375" table:style-name="ce10"/>
        </table:table-row>
        <table:table-row table:style-name="ro2" table:visibility="collapse">
          <table:table-cell office:value-type="float" office:value="919" table:formula="of:=[.A1275]" table:style-name="ce17">
            <text:p>919</text:p>
          </table:table-cell>
          <table:table-cell table:style-name="ce19"/>
          <table:table-cell office:value-type="string" table:style-name="ce4">
            <text:p>BILLED</text:p>
          </table:table-cell>
          <table:table-cell office:value-type="float" office:value="2.3005555554991588" table:formula="of:=IF(AND([.F1276] &lt;&gt; &quot;&quot;;[.G1276] &lt;&gt; &quot;&quot;);([.G1276]-[.F1276])*24;&quot;---&quot;)" table:style-name="ce4">
            <text:p>2.301</text:p>
          </table:table-cell>
          <table:table-cell office:value-type="string" table:style-name="ce20">
            <text:p>IDtoApptio</text:p>
          </table:table-cell>
          <table:table-cell office:value-type="date" office:date-value="2025-06-09T12:23:05" table:style-name="ce14">
            <text:p>6/9/25 12:23 PM</text:p>
          </table:table-cell>
          <table:table-cell office:value-type="date" office:date-value="2025-06-09T14:41:07" table:style-name="ce14">
            <text:p>6/9/25 02:41 PM</text:p>
          </table:table-cell>
          <table:table-cell office:value-type="string" table:style-name="ce21">
            <text:p>Worked on creating the IDtoApptio driver and adding authentication to the driver.</text:p>
          </table:table-cell>
          <table:table-cell table:style-name="ce18"/>
          <table:table-cell table:number-columns-repeated="16375" table:style-name="ce10"/>
        </table:table-row>
        <table:table-row table:style-name="ro2" table:visibility="collapse">
          <table:table-cell office:value-type="float" office:value="919" table:formula="of:=[.A1276]" table:style-name="ce17">
            <text:p>919</text:p>
          </table:table-cell>
          <table:table-cell table:style-name="ce19"/>
          <table:table-cell office:value-type="string" table:style-name="ce4">
            <text:p>BILLED</text:p>
          </table:table-cell>
          <table:table-cell office:value-type="float" office:value="0.10611111111938953" table:formula="of:=IF(AND([.F1277] &lt;&gt; &quot;&quot;;[.G1277] &lt;&gt; &quot;&quot;);([.G1277]-[.F1277])*24;&quot;---&quot;)" table:style-name="ce4">
            <text:p>0.106</text:p>
          </table:table-cell>
          <table:table-cell office:value-type="string" table:style-name="ce20">
            <text:p>IDtoApptio</text:p>
          </table:table-cell>
          <table:table-cell office:value-type="date" office:date-value="2025-06-09T16:43:02" table:style-name="ce14">
            <text:p>6/9/25 04:43 PM</text:p>
          </table:table-cell>
          <table:table-cell office:value-type="date" office:date-value="2025-06-09T16:49:24" table:style-name="ce14">
            <text:p>6/9/25 04:4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7]" table:style-name="ce17">
            <text:p>919</text:p>
          </table:table-cell>
          <table:table-cell table:style-name="ce19"/>
          <table:table-cell office:value-type="string" table:style-name="ce4">
            <text:p>BILLED</text:p>
          </table:table-cell>
          <table:table-cell office:value-type="float" office:value="0.10749999998370185" table:formula="of:=IF(AND([.F1278] &lt;&gt; &quot;&quot;;[.G1278] &lt;&gt; &quot;&quot;);([.G1278]-[.F1278])*24;&quot;---&quot;)" table:style-name="ce4">
            <text:p>0.107</text:p>
          </table:table-cell>
          <table:table-cell office:value-type="string" table:style-name="ce20">
            <text:p>IDtoAutocrib</text:p>
          </table:table-cell>
          <table:table-cell office:value-type="date" office:date-value="2025-06-09T17:44:32" table:style-name="ce14">
            <text:p>6/9/25 05:44 PM</text:p>
          </table:table-cell>
          <table:table-cell office:value-type="date" office:date-value="2025-06-09T17:50:59" table:style-name="ce14">
            <text:p>6/9/25 05:50 PM</text:p>
          </table:table-cell>
          <table:table-cell office:value-type="string" table:style-name="ce21">
            <text:p>Working on importing users to IDtoAutocrib for PHX.</text:p>
          </table:table-cell>
          <table:table-cell table:style-name="ce18"/>
          <table:table-cell table:number-columns-repeated="16375" table:style-name="ce10"/>
        </table:table-row>
        <table:table-row table:style-name="ro2" table:visibility="collapse">
          <table:table-cell office:value-type="float" office:value="919" table:formula="of:=[.A1278]" table:style-name="ce17">
            <text:p>919</text:p>
          </table:table-cell>
          <table:table-cell table:style-name="ce19"/>
          <table:table-cell office:value-type="string" table:style-name="ce4">
            <text:p>BILLED</text:p>
          </table:table-cell>
          <table:table-cell office:value-type="float" office:value="1.8038888888549991" table:formula="of:=IF(AND([.F1279] &lt;&gt; &quot;&quot;;[.G1279] &lt;&gt; &quot;&quot;);([.G1279]-[.F1279])*24;&quot;---&quot;)" table:style-name="ce4">
            <text:p>1.804</text:p>
          </table:table-cell>
          <table:table-cell office:value-type="string" table:style-name="ce20">
            <text:p>IDtoApptio</text:p>
          </table:table-cell>
          <table:table-cell office:value-type="date" office:date-value="2025-06-09T17:50:59" table:style-name="ce14">
            <text:p>6/9/25 05:50 PM</text:p>
          </table:table-cell>
          <table:table-cell office:value-type="date" office:date-value="2025-06-09T19:39:13" table:style-name="ce14">
            <text:p>6/9/25 07:39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19" table:formula="of:=[.A1279]" table:style-name="ce17">
            <text:p>919</text:p>
          </table:table-cell>
          <table:table-cell table:style-name="ce19"/>
          <table:table-cell table:style-name="ce4"/>
          <table:table-cell office:value-type="string" office:string-value="---" table:formula="of:=IF(AND([.F1280] &lt;&gt; &quot;&quot;;[.G1280] &lt;&gt; &quot;&quot;);([.G1280]-[.F128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0]" table:style-name="ce17">
            <text:p>919</text:p>
          </table:table-cell>
          <table:table-cell table:style-name="ce19"/>
          <table:table-cell table:style-name="ce4"/>
          <table:table-cell office:value-type="string" office:string-value="---" table:formula="of:=IF(AND([.F1281] &lt;&gt; &quot;&quot;;[.G1281] &lt;&gt; &quot;&quot;);([.G1281]-[.F12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19" table:formula="of:=[.A1281]" table:style-name="ce17">
            <text:p>919</text:p>
          </table:table-cell>
          <table:table-cell table:style-name="ce19"/>
          <table:table-cell table:style-name="ce4"/>
          <table:table-cell office:value-type="string" office:string-value="---" table:formula="of:=IF(AND([.F1282] &lt;&gt; &quot;&quot;;[.G1282] &lt;&gt; &quot;&quot;);([.G1282]-[.F12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2]" table:style-name="ce17">
            <text:p>919</text:p>
          </table:table-cell>
          <table:table-cell table:style-name="ce19"/>
          <table:table-cell table:style-name="ce4"/>
          <table:table-cell office:value-type="string" office:string-value="---" table:formula="of:=IF(AND([.F1283] &lt;&gt; &quot;&quot;;[.G1283] &lt;&gt; &quot;&quot;);([.G1283]-[.F12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3]" table:style-name="ce17">
            <text:p>919</text:p>
          </table:table-cell>
          <table:table-cell table:style-name="ce19"/>
          <table:table-cell table:style-name="ce4"/>
          <table:table-cell office:value-type="string" office:string-value="---" table:formula="of:=IF(AND([.F1284] &lt;&gt; &quot;&quot;;[.G1284] &lt;&gt; &quot;&quot;);([.G1284]-[.F12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4]" table:style-name="ce17">
            <text:p>919</text:p>
          </table:table-cell>
          <table:table-cell table:style-name="ce19"/>
          <table:table-cell table:style-name="ce4"/>
          <table:table-cell office:value-type="string" office:string-value="---" table:formula="of:=IF(AND([.F1285] &lt;&gt; &quot;&quot;;[.G1285] &lt;&gt; &quot;&quot;);([.G1285]-[.F12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5]" table:style-name="ce17">
            <text:p>919</text:p>
          </table:table-cell>
          <table:table-cell table:style-name="ce19"/>
          <table:table-cell table:style-name="ce4"/>
          <table:table-cell office:value-type="string" office:string-value="---" table:formula="of:=IF(AND([.F1286] &lt;&gt; &quot;&quot;;[.G1286] &lt;&gt; &quot;&quot;);([.G1286]-[.F12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6]" table:style-name="ce17">
            <text:p>919</text:p>
          </table:table-cell>
          <table:table-cell table:style-name="ce19"/>
          <table:table-cell table:style-name="ce4"/>
          <table:table-cell office:value-type="string" office:string-value="---" table:formula="of:=IF(AND([.F1287] &lt;&gt; &quot;&quot;;[.G1287] &lt;&gt; &quot;&quot;);([.G1287]-[.F128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287]" table:style-name="ce17">
            <text:p>919</text:p>
          </table:table-cell>
          <table:table-cell office:value-type="float" office:value="8" table:formula="of:=COM.MICROSOFT.CEILING([.C1288];0.25)" table:style-name="ce19">
            <text:p>8.000</text:p>
          </table:table-cell>
          <table:table-cell office:value-type="float" office:value="7.8841666667140089" table:formula="of:=SUM([.D1288:.D1311])" table:style-name="ce4">
            <text:p>7.884</text:p>
          </table:table-cell>
          <table:table-cell office:value-type="string" office:string-value="---" table:formula="of:=IF(AND([.F1288] &lt;&gt; &quot;&quot;;[.G1288] &lt;&gt; &quot;&quot;);([.G1288]-[.F1288])*24;&quot;---&quot;)" table:style-name="ce4">
            <text:p>---</text:p>
          </table:table-cell>
          <table:table-cell office:value-type="date" office:date-value="2025-06-10T00:00:00" table:style-name="ce20">
            <text:p>10-Jun</text:p>
          </table:table-cell>
          <table:table-cell table:number-columns-repeated="2" table:style-name="ce14"/>
          <table:table-cell table:style-name="ce13"/>
          <table:table-cell table:style-name="ce15"/>
          <table:table-cell table:number-columns-repeated="16375" table:style-name="ce10"/>
        </table:table-row>
        <table:table-row table:style-name="ro11" table:visibility="collapse">
          <table:table-cell office:value-type="float" office:value="919" table:formula="of:=[.A1288]" table:style-name="ce17">
            <text:p>919</text:p>
          </table:table-cell>
          <table:table-cell table:style-name="ce19"/>
          <table:table-cell office:value-type="string" table:style-name="ce4">
            <text:p>BILLED</text:p>
          </table:table-cell>
          <table:table-cell office:value-type="float" office:value="0.20694444444961846" table:formula="of:=IF(AND([.F1289] &lt;&gt; &quot;&quot;;[.G1289] &lt;&gt; &quot;&quot;);([.G1289]-[.F1289])*24;&quot;---&quot;)" table:style-name="ce4">
            <text:p>0.207</text:p>
          </table:table-cell>
          <table:table-cell office:value-type="string" table:style-name="ce20">
            <text:p>IDtoApptio</text:p>
          </table:table-cell>
          <table:table-cell office:value-type="date" office:date-value="2025-06-10T08:17:35" table:style-name="ce14">
            <text:p>6/10/25 08:17 AM</text:p>
          </table:table-cell>
          <table:table-cell office:value-type="date" office:date-value="2025-06-10T08:30:00" table:style-name="ce14">
            <text:p>6/10/25 08:30 AM</text:p>
          </table:table-cell>
          <table:table-cell office:value-type="string" table:style-name="ce13">
            <text:p>Worked on testing authentication in the IDtoApptio driver. Worked on adding additional custom config to support the IDtoApptio API.</text:p>
          </table:table-cell>
          <table:table-cell office:value-type="string" table:style-name="ce15">
            <text:p>The API requires a keyAccess and keySecret fields in a body on authentication, and the result token is in the header; so the shipping REST driver doesn't support it; have to manage authentication myself.</text:p>
          </table:table-cell>
          <table:table-cell table:number-columns-repeated="16375" table:style-name="ce10"/>
        </table:table-row>
        <table:table-row table:style-name="ro2" table:visibility="collapse">
          <table:table-cell office:value-type="float" office:value="919" table:formula="of:=[.A1289]" table:style-name="ce17">
            <text:p>919</text:p>
          </table:table-cell>
          <table:table-cell table:style-name="ce19"/>
          <table:table-cell office:value-type="string" table:style-name="ce4">
            <text:p>BILLED</text:p>
          </table:table-cell>
          <table:table-cell office:value-type="float" office:value="0.25194444449152797" table:formula="of:=IF(AND([.F1290] &lt;&gt; &quot;&quot;;[.G1290] &lt;&gt; &quot;&quot;);([.G1290]-[.F1290])*24;&quot;---&quot;)" table:style-name="ce4">
            <text:p>0.252</text:p>
          </table:table-cell>
          <table:table-cell office:value-type="string" table:style-name="ce20">
            <text:p>mtg-Daily</text:p>
          </table:table-cell>
          <table:table-cell office:value-type="date" office:date-value="2025-06-10T08:30:00" table:style-name="ce14">
            <text:p>6/10/25 08:30 AM</text:p>
          </table:table-cell>
          <table:table-cell office:value-type="date" office:date-value="2025-06-10T08:45:07" table:style-name="ce14">
            <text:p>6/10/25 08:45 AM</text:p>
          </table:table-cell>
          <table:table-cell office:value-type="string" table:style-name="ce21">
            <text:p>Daily meetings with the team. Weekly backlog meeting.</text:p>
          </table:table-cell>
          <table:table-cell table:style-name="ce15"/>
          <table:table-cell table:number-columns-repeated="16375" table:style-name="ce10"/>
        </table:table-row>
        <table:table-row table:style-name="ro2" table:visibility="collapse">
          <table:table-cell office:value-type="float" office:value="919" table:formula="of:=[.A1290]" table:style-name="ce17">
            <text:p>919</text:p>
          </table:table-cell>
          <table:table-cell table:style-name="ce19"/>
          <table:table-cell office:value-type="string" table:style-name="ce4">
            <text:p>BILLED</text:p>
          </table:table-cell>
          <table:table-cell office:value-type="float" office:value="1.4441666667116806" table:formula="of:=IF(AND([.F1291] &lt;&gt; &quot;&quot;;[.G1291] &lt;&gt; &quot;&quot;);([.G1291]-[.F1291])*24;&quot;---&quot;)" table:style-name="ce4">
            <text:p>1.444</text:p>
          </table:table-cell>
          <table:table-cell office:value-type="string" table:style-name="ce20">
            <text:p>IDtoApptio</text:p>
          </table:table-cell>
          <table:table-cell office:value-type="date" office:date-value="2025-06-10T09:43:15" table:style-name="ce14">
            <text:p>6/10/25 09:43 AM</text:p>
          </table:table-cell>
          <table:table-cell office:value-type="date" office:date-value="2025-06-10T11:09:54" table:style-name="ce14">
            <text:p>6/10/25 11:09 AM</text:p>
          </table:table-cell>
          <table:table-cell office:value-type="string" table:style-name="ce21">
            <text:p>#</text:p>
          </table:table-cell>
          <table:table-cell table:style-name="ce18"/>
          <table:table-cell table:number-columns-repeated="16375" table:style-name="ce10"/>
        </table:table-row>
        <table:table-row table:style-name="ro5" table:visibility="collapse">
          <table:table-cell office:value-type="float" office:value="919" table:formula="of:=[.A1291]" table:style-name="ce17">
            <text:p>919</text:p>
          </table:table-cell>
          <table:table-cell table:style-name="ce19"/>
          <table:table-cell office:value-type="string" table:style-name="ce4">
            <text:p>BILLED</text:p>
          </table:table-cell>
          <table:table-cell office:value-type="float" office:value="0.47166666656266898" table:formula="of:=IF(AND([.F1292] &lt;&gt; &quot;&quot;;[.G1292] &lt;&gt; &quot;&quot;);([.G1292]-[.F1292])*24;&quot;---&quot;)" table:style-name="ce4">
            <text:p>0.472</text:p>
          </table:table-cell>
          <table:table-cell office:value-type="string" table:style-name="ce20">
            <text:p>BAES</text:p>
          </table:table-cell>
          <table:table-cell office:value-type="date" office:date-value="2025-06-10T11:09:54" table:style-name="ce14">
            <text:p>6/10/25 11:09 AM</text:p>
          </table:table-cell>
          <table:table-cell office:value-type="date" office:date-value="2025-06-10T11:38:12" table:style-name="ce14">
            <text:p>6/10/25 11:38 AM</text:p>
          </table:table-cell>
          <table:table-cell office:value-type="string" table:style-name="ce21">
            <text:p>Worked on resolving an issue with LMS input data on the LMS IDM driver.</text:p>
          </table:table-cell>
          <table:table-cell office:value-type="string" table:style-name="ce18">
            <text:p>Worked with Gary to ensure the input doc child attributes and attributes can both be supported.</text:p>
          </table:table-cell>
          <table:table-cell table:number-columns-repeated="16375" table:style-name="ce10"/>
        </table:table-row>
        <table:table-row table:style-name="ro2" table:visibility="collapse">
          <table:table-cell office:value-type="float" office:value="919" table:formula="of:=[.A1292]" table:style-name="ce17">
            <text:p>919</text:p>
          </table:table-cell>
          <table:table-cell table:style-name="ce19"/>
          <table:table-cell office:value-type="string" table:style-name="ce4">
            <text:p>BILLED</text:p>
          </table:table-cell>
          <table:table-cell office:value-type="float" office:value="0.86333333345828578" table:formula="of:=IF(AND([.F1293] &lt;&gt; &quot;&quot;;[.G1293] &lt;&gt; &quot;&quot;);([.G1293]-[.F1293])*24;&quot;---&quot;)" table:style-name="ce4">
            <text:p>0.863</text:p>
          </table:table-cell>
          <table:table-cell office:value-type="string" table:style-name="ce20">
            <text:p>IDtoApptio</text:p>
          </table:table-cell>
          <table:table-cell office:value-type="date" office:date-value="2025-06-10T11:38:12" table:style-name="ce14">
            <text:p>6/10/25 11:38 AM</text:p>
          </table:table-cell>
          <table:table-cell office:value-type="date" office:date-value="2025-06-10T12:30:00" table:style-name="ce14">
            <text:p>6/10/25 12:30 PM</text:p>
          </table:table-cell>
          <table:table-cell table:style-name="ce13"/>
          <table:table-cell table:style-name="ce18"/>
          <table:table-cell table:number-columns-repeated="16375" table:style-name="ce10"/>
        </table:table-row>
        <table:table-row table:style-name="ro12" table:visibility="collapse">
          <table:table-cell office:value-type="float" office:value="919" table:formula="of:=[.A1293]" table:style-name="ce17">
            <text:p>919</text:p>
          </table:table-cell>
          <table:table-cell table:style-name="ce19"/>
          <table:table-cell office:value-type="string" table:style-name="ce4">
            <text:p>BILLED</text:p>
          </table:table-cell>
          <table:table-cell office:value-type="float" office:value="0.70027777767973021" table:formula="of:=IF(AND([.F1294] &lt;&gt; &quot;&quot;;[.G1294] &lt;&gt; &quot;&quot;);([.G1294]-[.F1294])*24;&quot;---&quot;)" table:style-name="ce4">
            <text:p>0.700</text:p>
          </table:table-cell>
          <table:table-cell office:value-type="string" table:style-name="ce21">
            <text:p>IDtoAviobook</text:p>
          </table:table-cell>
          <table:table-cell office:value-type="date" office:date-value="2025-06-10T12:30:00" table:style-name="ce14">
            <text:p>6/10/25 12:30 PM</text:p>
          </table:table-cell>
          <table:table-cell office:value-type="date" office:date-value="2025-06-10T13:12:01" table:style-name="ce14">
            <text:p>6/10/25 01:12 PM</text:p>
          </table:table-cell>
          <table:table-cell office:value-type="string" table:style-name="ce26">
            <text:p>Worked with Stephen Holmes and Gabriel Santos (of Aviobook support) to resolve a multi-payload issue in the IDtoAviobook driver.</text:p>
          </table:table-cell>
          <table:table-cell office:value-type="string" table:style-name="ce18">
            <text:p>Stephen invited me to this meeting to resolve his issue, but it was good for me to learn what Aviobook is changing and why, and what functionality we may need to consider for the driver.</text:p>
          </table:table-cell>
          <table:table-cell table:number-columns-repeated="16375" table:style-name="ce10"/>
        </table:table-row>
        <table:table-row table:style-name="ro2" table:visibility="collapse">
          <table:table-cell office:value-type="float" office:value="919" table:formula="of:=[.A1294]" table:style-name="ce17">
            <text:p>919</text:p>
          </table:table-cell>
          <table:table-cell table:style-name="ce19"/>
          <table:table-cell office:value-type="string" table:style-name="ce4">
            <text:p>BILLED</text:p>
          </table:table-cell>
          <table:table-cell office:value-type="float" office:value="0.50305555562954396" table:formula="of:=IF(AND([.F1295] &lt;&gt; &quot;&quot;;[.G1295] &lt;&gt; &quot;&quot;);([.G1295]-[.F1295])*24;&quot;---&quot;)" table:style-name="ce4">
            <text:p>0.503</text:p>
          </table:table-cell>
          <table:table-cell office:value-type="string" table:style-name="ce20">
            <text:p>IDtoApptio</text:p>
          </table:table-cell>
          <table:table-cell office:value-type="date" office:date-value="2025-06-10T13:12:01" table:style-name="ce14">
            <text:p>6/10/25 01:12 PM</text:p>
          </table:table-cell>
          <table:table-cell office:value-type="date" office:date-value="2025-06-10T13:42:12" table:style-name="ce14">
            <text:p>6/10/25 01:42 PM</text:p>
          </table:table-cell>
          <table:table-cell office:value-type="string" table:style-name="ce13">
            <text:p># authentication working . .now working on url vs command driver-operation-data problem . .</text:p>
          </table:table-cell>
          <table:table-cell table:style-name="ce18"/>
          <table:table-cell table:number-columns-repeated="16375" table:style-name="ce10"/>
        </table:table-row>
        <table:table-row table:style-name="ro2" table:visibility="collapse">
          <table:table-cell office:value-type="float" office:value="919" table:formula="of:=[.A1295]" table:style-name="ce17">
            <text:p>919</text:p>
          </table:table-cell>
          <table:table-cell table:style-name="ce19"/>
          <table:table-cell office:value-type="string" table:style-name="ce4">
            <text:p>BILLED</text:p>
          </table:table-cell>
          <table:table-cell office:value-type="float" office:value="0.6666666665696539" table:formula="of:=IF(AND([.F1296] &lt;&gt; &quot;&quot;;[.G1296] &lt;&gt; &quot;&quot;);([.G1296]-[.F1296])*24;&quot;---&quot;)" table:style-name="ce4">
            <text:p>0.667</text:p>
          </table:table-cell>
          <table:table-cell office:value-type="string" table:style-name="ce21">
            <text:p>mtg-backlog</text:p>
          </table:table-cell>
          <table:table-cell office:value-type="date" office:date-value="2025-06-10T14:00:00" table:style-name="ce14">
            <text:p>6/10/25 02:00 PM</text:p>
          </table:table-cell>
          <table:table-cell office:value-type="date" office:date-value="2025-06-10T14:40:00" table:style-name="ce14">
            <text:p>6/10/25 02:4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296]" table:style-name="ce17">
            <text:p>919</text:p>
          </table:table-cell>
          <table:table-cell table:style-name="ce19"/>
          <table:table-cell office:value-type="string" table:style-name="ce4">
            <text:p>BILLED</text:p>
          </table:table-cell>
          <table:table-cell office:value-type="float" office:value="0.99305555562023073" table:formula="of:=IF(AND([.F1297] &lt;&gt; &quot;&quot;;[.G1297] &lt;&gt; &quot;&quot;);([.G1297]-[.F1297])*24;&quot;---&quot;)" table:style-name="ce4">
            <text:p>0.993</text:p>
          </table:table-cell>
          <table:table-cell office:value-type="string" table:style-name="ce20">
            <text:p>IDtoApptio</text:p>
          </table:table-cell>
          <table:table-cell office:value-type="date" office:date-value="2025-06-10T14:40:00" table:style-name="ce14">
            <text:p>6/10/25 02:40 PM</text:p>
          </table:table-cell>
          <table:table-cell office:value-type="date" office:date-value="2025-06-10T15:39:35" table:style-name="ce14">
            <text:p>6/10/25 03:39 PM</text:p>
          </table:table-cell>
          <table:table-cell office:value-type="string" table:style-name="ce13">
            <text:p>#more auth work; moving to custom-authentication model</text:p>
          </table:table-cell>
          <table:table-cell table:style-name="ce15"/>
          <table:table-cell table:number-columns-repeated="16375" table:style-name="ce10"/>
        </table:table-row>
        <table:table-row table:style-name="ro2" table:visibility="collapse">
          <table:table-cell office:value-type="float" office:value="919" table:formula="of:=[.A1297]" table:style-name="ce17">
            <text:p>919</text:p>
          </table:table-cell>
          <table:table-cell table:style-name="ce19"/>
          <table:table-cell office:value-type="string" table:style-name="ce4">
            <text:p>BILLED</text:p>
          </table:table-cell>
          <table:table-cell office:value-type="float" office:value="0.20222222217125818" table:formula="of:=IF(AND([.F1298] &lt;&gt; &quot;&quot;;[.G1298] &lt;&gt; &quot;&quot;);([.G1298]-[.F1298])*24;&quot;---&quot;)" table:style-name="ce4">
            <text:p>0.202</text:p>
          </table:table-cell>
          <table:table-cell office:value-type="string" table:style-name="ce21">
            <text:p>IDtoAviobook</text:p>
          </table:table-cell>
          <table:table-cell office:value-type="date" office:date-value="2025-06-10T15:39:35" table:style-name="ce14">
            <text:p>6/10/25 03:39 PM</text:p>
          </table:table-cell>
          <table:table-cell office:value-type="date" office:date-value="2025-06-10T15:51:43" table:style-name="ce14">
            <text:p>6/10/25 03:51 PM</text:p>
          </table:table-cell>
          <table:table-cell office:value-type="string" table:style-name="ce13">
            <text:p>Worked to unarchive user e151514 in Aviobook from a request from Steven Soto.</text:p>
          </table:table-cell>
          <table:table-cell table:style-name="ce18"/>
          <table:table-cell table:number-columns-repeated="16375" table:style-name="ce10"/>
        </table:table-row>
        <table:table-row table:style-name="ro2" table:visibility="collapse">
          <table:table-cell office:value-type="float" office:value="919" table:formula="of:=[.A1298]" table:style-name="ce17">
            <text:p>919</text:p>
          </table:table-cell>
          <table:table-cell table:style-name="ce19"/>
          <table:table-cell office:value-type="string" table:style-name="ce4">
            <text:p>BILLED</text:p>
          </table:table-cell>
          <table:table-cell office:value-type="float" office:value="0.1308333333581686" table:formula="of:=IF(AND([.F1299] &lt;&gt; &quot;&quot;;[.G1299] &lt;&gt; &quot;&quot;);([.G1299]-[.F1299])*24;&quot;---&quot;)" table:style-name="ce4">
            <text:p>0.131</text:p>
          </table:table-cell>
          <table:table-cell office:value-type="string" table:style-name="ce20">
            <text:p>IDtoApptio</text:p>
          </table:table-cell>
          <table:table-cell office:value-type="date" office:date-value="2025-06-10T15:51:43" table:style-name="ce14">
            <text:p>6/10/25 03:51 PM</text:p>
          </table:table-cell>
          <table:table-cell office:value-type="date" office:date-value="2025-06-10T15:59:34" table:style-name="ce14">
            <text:p>6/10/25 03:59 PM</text:p>
          </table:table-cell>
          <table:table-cell office:value-type="string" table:style-name="ce13">
            <text:p># authentication is working . .going for walk</text:p>
          </table:table-cell>
          <table:table-cell table:style-name="ce18"/>
          <table:table-cell table:number-columns-repeated="16375" table:style-name="ce10"/>
        </table:table-row>
        <table:table-row table:style-name="ro2" table:visibility="collapse">
          <table:table-cell office:value-type="float" office:value="919" table:formula="of:=[.A1299]" table:style-name="ce17">
            <text:p>919</text:p>
          </table:table-cell>
          <table:table-cell office:value-type="string" table:style-name="ce19">
            <text:p>walk</text:p>
          </table:table-cell>
          <table:table-cell office:value-type="string" table:style-name="ce4">
            <text:p>BILLED</text:p>
          </table:table-cell>
          <table:table-cell office:value-type="float" office:value="1.4500000000116415" table:formula="of:=IF(AND([.F1300] &lt;&gt; &quot;&quot;;[.G1300] &lt;&gt; &quot;&quot;);([.G1300]-[.F1300])*24;&quot;---&quot;)" table:style-name="ce4">
            <text:p>1.450</text:p>
          </table:table-cell>
          <table:table-cell office:value-type="string" table:style-name="ce20">
            <text:p>IDtoApptio</text:p>
          </table:table-cell>
          <table:table-cell office:value-type="date" office:date-value="2025-06-10T16:20:00" table:style-name="ce14">
            <text:p>6/10/25 04:20 PM</text:p>
          </table:table-cell>
          <table:table-cell office:value-type="date" office:date-value="2025-06-10T17:47:00" table:style-name="ce14">
            <text:p>6/10/25 05:47 PM</text:p>
          </table:table-cell>
          <table:table-cell office:value-type="string" table:style-name="ce13">
            <text:p>#finished; authetnication working</text:p>
          </table:table-cell>
          <table:table-cell table:style-name="ce18"/>
          <table:table-cell table:number-columns-repeated="16375" table:style-name="ce10"/>
        </table:table-row>
        <table:table-row table:style-name="ro2" table:visibility="collapse">
          <table:table-cell office:value-type="float" office:value="919" table:formula="of:=[.A1300]" table:style-name="ce17">
            <text:p>919</text:p>
          </table:table-cell>
          <table:table-cell table:style-name="ce19"/>
          <table:table-cell table:style-name="ce4"/>
          <table:table-cell office:value-type="string" office:string-value="---" table:formula="of:=IF(AND([.F1301] &lt;&gt; &quot;&quot;;[.G1301] &lt;&gt; &quot;&quot;);([.G1301]-[.F13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1]" table:style-name="ce17">
            <text:p>919</text:p>
          </table:table-cell>
          <table:table-cell table:style-name="ce19"/>
          <table:table-cell table:style-name="ce4"/>
          <table:table-cell office:value-type="string" office:string-value="---" table:formula="of:=IF(AND([.F1302] &lt;&gt; &quot;&quot;;[.G1302] &lt;&gt; &quot;&quot;);([.G1302]-[.F130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2]" table:style-name="ce17">
            <text:p>919</text:p>
          </table:table-cell>
          <table:table-cell table:style-name="ce19"/>
          <table:table-cell table:style-name="ce4"/>
          <table:table-cell office:value-type="string" office:string-value="---" table:formula="of:=IF(AND([.F1303] &lt;&gt; &quot;&quot;;[.G1303] &lt;&gt; &quot;&quot;);([.G1303]-[.F13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3]" table:style-name="ce17">
            <text:p>919</text:p>
          </table:table-cell>
          <table:table-cell table:style-name="ce19"/>
          <table:table-cell table:style-name="ce4"/>
          <table:table-cell office:value-type="string" office:string-value="---" table:formula="of:=IF(AND([.F1304] &lt;&gt; &quot;&quot;;[.G1304] &lt;&gt; &quot;&quot;);([.G1304]-[.F13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4]" table:style-name="ce17">
            <text:p>919</text:p>
          </table:table-cell>
          <table:table-cell table:style-name="ce19"/>
          <table:table-cell table:style-name="ce4"/>
          <table:table-cell office:value-type="string" office:string-value="---" table:formula="of:=IF(AND([.F1305] &lt;&gt; &quot;&quot;;[.G1305] &lt;&gt; &quot;&quot;);([.G1305]-[.F13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5]" table:style-name="ce17">
            <text:p>919</text:p>
          </table:table-cell>
          <table:table-cell table:style-name="ce19"/>
          <table:table-cell table:style-name="ce4"/>
          <table:table-cell office:value-type="string" office:string-value="---" table:formula="of:=IF(AND([.F1306] &lt;&gt; &quot;&quot;;[.G1306] &lt;&gt; &quot;&quot;);([.G1306]-[.F13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6]" table:style-name="ce17">
            <text:p>919</text:p>
          </table:table-cell>
          <table:table-cell table:style-name="ce19"/>
          <table:table-cell table:style-name="ce4"/>
          <table:table-cell office:value-type="string" office:string-value="---" table:formula="of:=IF(AND([.F1307] &lt;&gt; &quot;&quot;;[.G1307] &lt;&gt; &quot;&quot;);([.G1307]-[.F130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7]" table:style-name="ce17">
            <text:p>919</text:p>
          </table:table-cell>
          <table:table-cell table:style-name="ce19"/>
          <table:table-cell table:style-name="ce4"/>
          <table:table-cell office:value-type="string" office:string-value="---" table:formula="of:=IF(AND([.F1308] &lt;&gt; &quot;&quot;;[.G1308] &lt;&gt; &quot;&quot;);([.G1308]-[.F130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8]" table:style-name="ce17">
            <text:p>919</text:p>
          </table:table-cell>
          <table:table-cell table:style-name="ce19"/>
          <table:table-cell table:style-name="ce4"/>
          <table:table-cell office:value-type="string" office:string-value="---" table:formula="of:=IF(AND([.F1309] &lt;&gt; &quot;&quot;;[.G1309] &lt;&gt; &quot;&quot;);([.G1309]-[.F13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09]" table:style-name="ce17">
            <text:p>919</text:p>
          </table:table-cell>
          <table:table-cell table:style-name="ce19"/>
          <table:table-cell table:style-name="ce4"/>
          <table:table-cell office:value-type="string" office:string-value="---" table:formula="of:=IF(AND([.F1310] &lt;&gt; &quot;&quot;;[.G1310] &lt;&gt; &quot;&quot;);([.G1310]-[.F13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0]" table:style-name="ce17">
            <text:p>919</text:p>
          </table:table-cell>
          <table:table-cell table:style-name="ce19"/>
          <table:table-cell table:style-name="ce4"/>
          <table:table-cell office:value-type="string" office:string-value="---" table:formula="of:=IF(AND([.F1311] &lt;&gt; &quot;&quot;;[.G1311] &lt;&gt; &quot;&quot;);([.G1311]-[.F131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11]" table:style-name="ce17">
            <text:p>919</text:p>
          </table:table-cell>
          <table:table-cell office:value-type="float" office:value="8.5" table:formula="of:=COM.MICROSOFT.CEILING([.C1312];0.25)" table:style-name="ce19">
            <text:p>8.500</text:p>
          </table:table-cell>
          <table:table-cell office:value-type="float" office:value="8.4527777776820585" table:formula="of:=SUM([.D1312:.D1330])" table:style-name="ce4">
            <text:p>8.453</text:p>
          </table:table-cell>
          <table:table-cell office:value-type="string" office:string-value="---" table:formula="of:=IF(AND([.F1312] &lt;&gt; &quot;&quot;;[.G1312] &lt;&gt; &quot;&quot;);([.G1312]-[.F1312])*24;&quot;---&quot;)" table:style-name="ce4">
            <text:p>---</text:p>
          </table:table-cell>
          <table:table-cell office:value-type="date" office:date-value="2025-06-11T00:00:00" table:style-name="ce20">
            <text:p>11-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12]" table:style-name="ce17">
            <text:p>919</text:p>
          </table:table-cell>
          <table:table-cell table:style-name="ce19"/>
          <table:table-cell office:value-type="string" table:style-name="ce4">
            <text:p>BILLED</text:p>
          </table:table-cell>
          <table:table-cell office:value-type="float" office:value="0.16666666668606922" table:formula="of:=IF(AND([.F1313] &lt;&gt; &quot;&quot;;[.G1313] &lt;&gt; &quot;&quot;);([.G1313]-[.F1313])*24;&quot;---&quot;)" table:style-name="ce4">
            <text:p>0.167</text:p>
          </table:table-cell>
          <table:table-cell office:value-type="string" table:style-name="ce21">
            <text:p>mtg-Daily</text:p>
          </table:table-cell>
          <table:table-cell office:value-type="date" office:date-value="2025-06-11T08:30:00" table:style-name="ce14">
            <text:p>6/11/25 08:30 AM</text:p>
          </table:table-cell>
          <table:table-cell office:value-type="date" office:date-value="2025-06-11T08:40:00" table:style-name="ce14">
            <text:p>6/11/25 08:40 AM</text:p>
          </table:table-cell>
          <table:table-cell office:value-type="string" table:style-name="ce13">
            <text:p>Daily meetings with the team.</text:p>
          </table:table-cell>
          <table:table-cell table:style-name="ce23"/>
          <table:table-cell table:number-columns-repeated="16375" table:style-name="ce10"/>
        </table:table-row>
        <table:table-row table:style-name="ro2" table:visibility="collapse">
          <table:table-cell office:value-type="float" office:value="919" table:formula="of:=[.A1313]" table:style-name="ce17">
            <text:p>919</text:p>
          </table:table-cell>
          <table:table-cell table:style-name="ce19"/>
          <table:table-cell office:value-type="string" table:style-name="ce4">
            <text:p>BILLED</text:p>
          </table:table-cell>
          <table:table-cell office:value-type="float" office:value="0.25000000011641532" table:formula="of:=IF(AND([.F1314] &lt;&gt; &quot;&quot;;[.G1314] &lt;&gt; &quot;&quot;);([.G1314]-[.F1314])*24;&quot;---&quot;)" table:style-name="ce4">
            <text:p>0.250</text:p>
          </table:table-cell>
          <table:table-cell office:value-type="string" table:style-name="ce21">
            <text:p>IDtoApptio</text:p>
          </table:table-cell>
          <table:table-cell office:value-type="date" office:date-value="2025-06-11T09:15:00" table:style-name="ce14">
            <text:p>6/11/25 09:15 AM</text:p>
          </table:table-cell>
          <table:table-cell office:value-type="date" office:date-value="2025-06-11T09:30:00" table:style-name="ce14">
            <text:p>6/11/25 09:30 AM</text:p>
          </table:table-cell>
          <table:table-cell office:value-type="string" table:style-name="ce13">
            <text:p>Worked on documentation and user provisioning for the IDtoApptio driver. Worked on documenting use cases.</text:p>
          </table:table-cell>
          <table:table-cell table:style-name="ce23"/>
          <table:table-cell table:number-columns-repeated="16375" table:style-name="ce10"/>
        </table:table-row>
        <table:table-row table:style-name="ro2" table:visibility="collapse">
          <table:table-cell office:value-type="float" office:value="919" table:formula="of:=[.A1314]" table:style-name="ce17">
            <text:p>919</text:p>
          </table:table-cell>
          <table:table-cell table:style-name="ce19"/>
          <table:table-cell office:value-type="string" table:style-name="ce4">
            <text:p>BILLED</text:p>
          </table:table-cell>
          <table:table-cell office:value-type="float" office:value="0.58999999996740371" table:formula="of:=IF(AND([.F1315] &lt;&gt; &quot;&quot;;[.G1315] &lt;&gt; &quot;&quot;);([.G1315]-[.F1315])*24;&quot;---&quot;)" table:style-name="ce4">
            <text:p>0.590</text:p>
          </table:table-cell>
          <table:table-cell office:value-type="string" table:style-name="ce21">
            <text:p>mtg-Daily</text:p>
          </table:table-cell>
          <table:table-cell office:value-type="date" office:date-value="2025-06-11T09:30:00" table:style-name="ce14">
            <text:p>6/11/25 09:30 AM</text:p>
          </table:table-cell>
          <table:table-cell office:value-type="date" office:date-value="2025-06-11T10:05:24" table:style-name="ce14">
            <text:p>6/11/25 10:05 AM</text:p>
          </table:table-cell>
          <table:table-cell office:value-type="string" table:style-name="ce21">
            <text:p>#</text:p>
          </table:table-cell>
          <table:table-cell table:style-name="ce23"/>
          <table:table-cell table:number-columns-repeated="16375" table:style-name="ce10"/>
        </table:table-row>
        <table:table-row table:style-name="ro5" table:visibility="collapse">
          <table:table-cell office:value-type="float" office:value="919" table:formula="of:=[.A1315]" table:style-name="ce17">
            <text:p>919</text:p>
          </table:table-cell>
          <table:table-cell table:style-name="ce19"/>
          <table:table-cell office:value-type="string" table:style-name="ce4">
            <text:p>BILLED</text:p>
          </table:table-cell>
          <table:table-cell office:value-type="float" office:value="0.68444444448687136" table:formula="of:=IF(AND([.F1316] &lt;&gt; &quot;&quot;;[.G1316] &lt;&gt; &quot;&quot;);([.G1316]-[.F1316])*24;&quot;---&quot;)" table:style-name="ce4">
            <text:p>0.684</text:p>
          </table:table-cell>
          <table:table-cell office:value-type="string" table:style-name="ce21">
            <text:p>L&amp;L</text:p>
          </table:table-cell>
          <table:table-cell office:value-type="date" office:date-value="2025-06-11T10:05:24" table:style-name="ce14">
            <text:p>6/11/25 10:05 AM</text:p>
          </table:table-cell>
          <table:table-cell office:value-type="date" office:date-value="2025-06-11T10:46:28" table:style-name="ce14">
            <text:p>6/11/25 10:46 AM</text:p>
          </table:table-cell>
          <table:table-cell office:value-type="string" table:style-name="ce21">
            <text:p>Worked on prioritizing items in the git training. Conversation with Huston about plans for Git training. Worked on the final outline.</text:p>
          </table:table-cell>
          <table:table-cell office:value-type="string" table:style-name="ce23">
            <text:p>Note, we didn't have normal L&amp;L today; this was normal work to prepare the Git training L&amp;L.</text:p>
          </table:table-cell>
          <table:table-cell table:number-columns-repeated="16375" table:style-name="ce10"/>
        </table:table-row>
        <table:table-row table:style-name="ro2" table:visibility="collapse">
          <table:table-cell office:value-type="float" office:value="919" table:formula="of:=[.A1316]" table:style-name="ce17">
            <text:p>919</text:p>
          </table:table-cell>
          <table:table-cell table:style-name="ce19"/>
          <table:table-cell office:value-type="string" table:style-name="ce4">
            <text:p>BILLED</text:p>
          </table:table-cell>
          <table:table-cell office:value-type="float" office:value="1.0172222221735865" table:formula="of:=IF(AND([.F1317] &lt;&gt; &quot;&quot;;[.G1317] &lt;&gt; &quot;&quot;);([.G1317]-[.F1317])*24;&quot;---&quot;)" table:style-name="ce4">
            <text:p>1.017</text:p>
          </table:table-cell>
          <table:table-cell office:value-type="string" table:style-name="ce21">
            <text:p>IDtoApptio</text:p>
          </table:table-cell>
          <table:table-cell office:value-type="date" office:date-value="2025-06-11T10:46:28" table:style-name="ce14">
            <text:p>6/11/25 10:46 AM</text:p>
          </table:table-cell>
          <table:table-cell office:value-type="date" office:date-value="2025-06-11T11:47:30" table:style-name="ce14">
            <text:p>6/11/25 11:47 AM</text:p>
          </table:table-cell>
          <table:table-cell office:value-type="string" table:style-name="ce13">
            <text:p>#started documetnatoin; down to use case .</text:p>
          </table:table-cell>
          <table:table-cell table:style-name="ce23"/>
          <table:table-cell table:number-columns-repeated="16375" table:style-name="ce10"/>
        </table:table-row>
        <table:table-row table:style-name="ro2" table:visibility="collapse">
          <table:table-cell office:value-type="float" office:value="919" table:formula="of:=[.A1317]" table:style-name="ce17">
            <text:p>919</text:p>
          </table:table-cell>
          <table:table-cell table:style-name="ce19"/>
          <table:table-cell office:value-type="string" table:style-name="ce4">
            <text:p>BILLED</text:p>
          </table:table-cell>
          <table:table-cell office:value-type="float" office:value="0.27888888894813135" table:formula="of:=IF(AND([.F1318] &lt;&gt; &quot;&quot;;[.G1318] &lt;&gt; &quot;&quot;);([.G1318]-[.F1318])*24;&quot;---&quot;)" table:style-name="ce4">
            <text:p>0.279</text:p>
          </table:table-cell>
          <table:table-cell office:value-type="string" table:style-name="ce21">
            <text:p>IDtoApptio</text:p>
          </table:table-cell>
          <table:table-cell office:value-type="date" office:date-value="2025-06-11T11:47:30" table:style-name="ce14">
            <text:p>6/11/25 11:47 AM</text:p>
          </table:table-cell>
          <table:table-cell office:value-type="date" office:date-value="2025-06-11T12:04:14" table:style-name="ce14">
            <text:p>6/11/25 12:04 PM</text:p>
          </table:table-cell>
          <table:table-cell office:value-type="string" table:style-name="ce13">
            <text:p>#Now doing provisioning work</text:p>
          </table:table-cell>
          <table:table-cell table:style-name="ce23"/>
          <table:table-cell table:number-columns-repeated="16375" table:style-name="ce10"/>
        </table:table-row>
        <table:table-row table:style-name="ro2" table:visibility="collapse">
          <table:table-cell office:value-type="float" office:value="919" table:formula="of:=[.A1318]" table:style-name="ce17">
            <text:p>919</text:p>
          </table:table-cell>
          <table:table-cell table:style-name="ce19"/>
          <table:table-cell office:value-type="string" table:style-name="ce4">
            <text:p>BILLED</text:p>
          </table:table-cell>
          <table:table-cell office:value-type="float" office:value="0.7722222221782431" table:formula="of:=IF(AND([.F1319] &lt;&gt; &quot;&quot;;[.G1319] &lt;&gt; &quot;&quot;);([.G1319]-[.F1319])*24;&quot;---&quot;)" table:style-name="ce4">
            <text:p>0.772</text:p>
          </table:table-cell>
          <table:table-cell office:value-type="string" table:style-name="ce21">
            <text:p>IDtoApptio</text:p>
          </table:table-cell>
          <table:table-cell office:value-type="date" office:date-value="2025-06-11T12:04:14" table:style-name="ce14">
            <text:p>6/11/25 12:04 PM</text:p>
          </table:table-cell>
          <table:table-cell office:value-type="date" office:date-value="2025-06-11T12:50:34" table:style-name="ce14">
            <text:p>6/11/25 12:50 PM</text:p>
          </table:table-cell>
          <table:table-cell office:value-type="string" table:style-name="ce13">
            <text:p>#remoteloader work with jack</text:p>
          </table:table-cell>
          <table:table-cell table:style-name="ce23"/>
          <table:table-cell table:number-columns-repeated="16375" table:style-name="ce10"/>
        </table:table-row>
        <table:table-row table:style-name="ro2" table:visibility="collapse">
          <table:table-cell office:value-type="float" office:value="919" table:formula="of:=[.A1319]" table:style-name="ce17">
            <text:p>919</text:p>
          </table:table-cell>
          <table:table-cell table:style-name="ce19"/>
          <table:table-cell office:value-type="string" table:style-name="ce4">
            <text:p>BILLED</text:p>
          </table:table-cell>
          <table:table-cell office:value-type="float" office:value="0.89972222212236375" table:formula="of:=IF(AND([.F1320] &lt;&gt; &quot;&quot;;[.G1320] &lt;&gt; &quot;&quot;);([.G1320]-[.F1320])*24;&quot;---&quot;)" table:style-name="ce4">
            <text:p>0.900</text:p>
          </table:table-cell>
          <table:table-cell office:value-type="string" table:style-name="ce21">
            <text:p>IDtoApptio</text:p>
          </table:table-cell>
          <table:table-cell office:value-type="date" office:date-value="2025-06-11T12:50:34" table:style-name="ce14">
            <text:p>6/11/25 12:50 PM</text:p>
          </table:table-cell>
          <table:table-cell office:value-type="date" office:date-value="2025-06-11T13:44:33" table:style-name="ce14">
            <text:p>6/11/25 01:44 PM</text:p>
          </table:table-cell>
          <table:table-cell office:value-type="string" table:style-name="ce13">
            <text:p>#fixing pipeline</text:p>
          </table:table-cell>
          <table:table-cell table:style-name="ce23"/>
          <table:table-cell table:number-columns-repeated="16375" table:style-name="ce10"/>
        </table:table-row>
        <table:table-row table:style-name="ro2" table:visibility="collapse">
          <table:table-cell office:value-type="float" office:value="919" table:formula="of:=[.A1320]" table:style-name="ce17">
            <text:p>919</text:p>
          </table:table-cell>
          <table:table-cell table:style-name="ce19"/>
          <table:table-cell office:value-type="string" table:style-name="ce4">
            <text:p>BILLED</text:p>
          </table:table-cell>
          <table:table-cell office:value-type="float" office:value="9.4444444344844669E-2" table:formula="of:=IF(AND([.F1321] &lt;&gt; &quot;&quot;;[.G1321] &lt;&gt; &quot;&quot;);([.G1321]-[.F1321])*24;&quot;---&quot;)" table:style-name="ce4">
            <text:p>0.094</text:p>
          </table:table-cell>
          <table:table-cell office:value-type="string" table:style-name="ce21">
            <text:p>L&amp;L</text:p>
          </table:table-cell>
          <table:table-cell office:value-type="date" office:date-value="2025-06-11T14:10:00" table:style-name="ce14">
            <text:p>6/11/25 02:10 PM</text:p>
          </table:table-cell>
          <table:table-cell office:value-type="date" office:date-value="2025-06-11T14:15:40" table:style-name="ce14">
            <text:p>6/11/25 02:15 PM</text:p>
          </table:table-cell>
          <table:table-cell office:value-type="string" table:style-name="ce10">
            <text:p># prioritizing fo rmeeting</text:p>
          </table:table-cell>
          <table:table-cell table:style-name="ce23"/>
          <table:table-cell table:number-columns-repeated="16375" table:style-name="ce10"/>
        </table:table-row>
        <table:table-row table:style-name="ro2" table:visibility="collapse">
          <table:table-cell office:value-type="float" office:value="919" table:formula="of:=[.A1321]" table:style-name="ce17">
            <text:p>919</text:p>
          </table:table-cell>
          <table:table-cell table:style-name="ce19"/>
          <table:table-cell office:value-type="string" table:style-name="ce4">
            <text:p>BILLED</text:p>
          </table:table-cell>
          <table:table-cell office:value-type="float" office:value="7.2222222166601568E-2" table:formula="of:=IF(AND([.F1322] &lt;&gt; &quot;&quot;;[.G1322] &lt;&gt; &quot;&quot;);([.G1322]-[.F1322])*24;&quot;---&quot;)" table:style-name="ce4">
            <text:p>0.072</text:p>
          </table:table-cell>
          <table:table-cell office:value-type="string" table:style-name="ce21">
            <text:p>IDtoApptio</text:p>
          </table:table-cell>
          <table:table-cell office:value-type="date" office:date-value="2025-06-11T14:15:40" table:style-name="ce14">
            <text:p>6/11/25 02:15 PM</text:p>
          </table:table-cell>
          <table:table-cell office:value-type="date" office:date-value="2025-06-11T14:20:00" table:style-name="ce14">
            <text:p>6/11/25 02:20 PM</text:p>
          </table:table-cell>
          <table:table-cell office:value-type="string" table:style-name="ce13">
            <text:p>#trying to get latest branch merged</text:p>
          </table:table-cell>
          <table:table-cell table:style-name="ce23"/>
          <table:table-cell table:number-columns-repeated="16375" table:style-name="ce10"/>
        </table:table-row>
        <table:table-row table:style-name="ro2" table:visibility="collapse">
          <table:table-cell office:value-type="float" office:value="919" table:formula="of:=[.A1322]" table:style-name="ce17">
            <text:p>919</text:p>
          </table:table-cell>
          <table:table-cell table:style-name="ce19"/>
          <table:table-cell office:value-type="string" table:style-name="ce4">
            <text:p>BILLED</text:p>
          </table:table-cell>
          <table:table-cell office:value-type="float" office:value="2.1666666667442769" table:formula="of:=IF(AND([.F1323] &lt;&gt; &quot;&quot;;[.G1323] &lt;&gt; &quot;&quot;);([.G1323]-[.F1323])*24;&quot;---&quot;)" table:style-name="ce4">
            <text:p>2.167</text:p>
          </table:table-cell>
          <table:table-cell office:value-type="string" table:style-name="ce21">
            <text:p>IDtoemployeeSvc</text:p>
          </table:table-cell>
          <table:table-cell office:value-type="date" office:date-value="2025-06-11T14:20:00" table:style-name="ce14">
            <text:p>6/11/25 02:20 PM</text:p>
          </table:table-cell>
          <table:table-cell office:value-type="date" office:date-value="2025-06-11T16:30:00" table:style-name="ce14">
            <text:p>6/11/25 04:30 PM</text:p>
          </table:table-cell>
          <table:table-cell office:value-type="string" table:style-name="ce13">
            <text:p>Worked to move IDtoEmployeeSvc from EMPDEV1 to IDMDEV1 since the app team has repurposed EMPDEV1.</text:p>
          </table:table-cell>
          <table:table-cell table:style-name="ce23"/>
          <table:table-cell table:number-columns-repeated="16375" table:style-name="ce10"/>
        </table:table-row>
        <table:table-row table:style-name="ro2" table:visibility="collapse">
          <table:table-cell office:value-type="float" office:value="919" table:formula="of:=[.A1323]" table:style-name="ce17">
            <text:p>919</text:p>
          </table:table-cell>
          <table:table-cell table:style-name="ce19"/>
          <table:table-cell office:value-type="string" table:style-name="ce4">
            <text:p>BILLED</text:p>
          </table:table-cell>
          <table:table-cell office:value-type="float" office:value="0.89555555552942678" table:formula="of:=IF(AND([.F1324] &lt;&gt; &quot;&quot;;[.G1324] &lt;&gt; &quot;&quot;);([.G1324]-[.F1324])*24;&quot;---&quot;)" table:style-name="ce4">
            <text:p>0.896</text:p>
          </table:table-cell>
          <table:table-cell office:value-type="string" table:style-name="ce21">
            <text:p>L&amp;L</text:p>
          </table:table-cell>
          <table:table-cell office:value-type="date" office:date-value="2025-06-11T16:30:00" table:style-name="ce14">
            <text:p>6/11/25 04:30 PM</text:p>
          </table:table-cell>
          <table:table-cell office:value-type="date" office:date-value="2025-06-11T17:23:44" table:style-name="ce14">
            <text:p>6/11/25 05:23 PM</text:p>
          </table:table-cell>
          <table:table-cell office:value-type="string" table:style-name="ce13">
            <text:p>#chat with Huston</text:p>
          </table:table-cell>
          <table:table-cell table:style-name="ce23"/>
          <table:table-cell table:number-columns-repeated="16375" table:style-name="ce10"/>
        </table:table-row>
        <table:table-row table:style-name="ro2" table:visibility="collapse">
          <table:table-cell office:value-type="float" office:value="919" table:formula="of:=[.A1324]" table:style-name="ce17">
            <text:p>919</text:p>
          </table:table-cell>
          <table:table-cell table:style-name="ce19"/>
          <table:table-cell office:value-type="string" table:style-name="ce4">
            <text:p>BILLED</text:p>
          </table:table-cell>
          <table:table-cell office:value-type="float" office:value="0.56472222221782431" table:formula="of:=IF(AND([.F1325] &lt;&gt; &quot;&quot;;[.G1325] &lt;&gt; &quot;&quot;);([.G1325]-[.F1325])*24;&quot;---&quot;)" table:style-name="ce4">
            <text:p>0.565</text:p>
          </table:table-cell>
          <table:table-cell office:value-type="string" table:style-name="ce21">
            <text:p>L&amp;L</text:p>
          </table:table-cell>
          <table:table-cell office:value-type="date" office:date-value="2025-06-11T17:23:44" table:style-name="ce14">
            <text:p>6/11/25 05:23 PM</text:p>
          </table:table-cell>
          <table:table-cell office:value-type="date" office:date-value="2025-06-11T17:57:37" table:style-name="ce14">
            <text:p>6/11/25 05:57 PM</text:p>
          </table:table-cell>
          <table:table-cell office:value-type="string" table:style-name="ce16">
            <text:p>#pulling together final outline</text:p>
          </table:table-cell>
          <table:table-cell table:style-name="ce23"/>
          <table:table-cell table:number-columns-repeated="16375" table:style-name="ce10"/>
        </table:table-row>
        <table:table-row table:style-name="ro2" table:visibility="collapse">
          <table:table-cell office:value-type="float" office:value="919" table:formula="of:=[.A1325]" table:style-name="ce17">
            <text:p>919</text:p>
          </table:table-cell>
          <table:table-cell table:style-name="ce19"/>
          <table:table-cell table:style-name="ce4"/>
          <table:table-cell office:value-type="string" office:string-value="---" table:formula="of:=IF(AND([.F1326] &lt;&gt; &quot;&quot;;[.G1326] &lt;&gt; &quot;&quot;);([.G1326]-[.F13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6]" table:style-name="ce17">
            <text:p>919</text:p>
          </table:table-cell>
          <table:table-cell table:style-name="ce19"/>
          <table:table-cell table:style-name="ce4"/>
          <table:table-cell office:value-type="string" office:string-value="---" table:formula="of:=IF(AND([.F1327] &lt;&gt; &quot;&quot;;[.G1327] &lt;&gt; &quot;&quot;);([.G1327]-[.F13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7]" table:style-name="ce17">
            <text:p>919</text:p>
          </table:table-cell>
          <table:table-cell table:style-name="ce19"/>
          <table:table-cell table:style-name="ce4"/>
          <table:table-cell office:value-type="string" office:string-value="---" table:formula="of:=IF(AND([.F1328] &lt;&gt; &quot;&quot;;[.G1328] &lt;&gt; &quot;&quot;);([.G1328]-[.F132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19" table:formula="of:=[.A1328]" table:style-name="ce17">
            <text:p>919</text:p>
          </table:table-cell>
          <table:table-cell table:style-name="ce19"/>
          <table:table-cell table:style-name="ce4"/>
          <table:table-cell office:value-type="string" office:string-value="---" table:formula="of:=IF(AND([.F1329] &lt;&gt; &quot;&quot;;[.G1329] &lt;&gt; &quot;&quot;);([.G1329]-[.F1329])*24;&quot;---&quot;)" table:style-name="ce4">
            <text:p>---</text:p>
          </table:table-cell>
          <table:table-cell table:style-name="ce16"/>
          <table:table-cell table:number-columns-repeated="2" table:style-name="ce32"/>
          <table:table-cell table:style-name="ce16"/>
          <table:table-cell table:style-name="ce23"/>
          <table:table-cell table:number-columns-repeated="16375" table:style-name="ce10"/>
        </table:table-row>
        <table:table-row table:style-name="ro2" table:visibility="collapse">
          <table:table-cell office:value-type="float" office:value="919" table:formula="of:=[.A1329]" table:style-name="ce17">
            <text:p>919</text:p>
          </table:table-cell>
          <table:table-cell table:style-name="ce19"/>
          <table:table-cell table:style-name="ce4"/>
          <table:table-cell office:value-type="string" office:string-value="---" table:formula="of:=IF(AND([.F1330] &lt;&gt; &quot;&quot;;[.G1330] &lt;&gt; &quot;&quot;);([.G1330]-[.F13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0]" table:style-name="ce17">
            <text:p>919</text:p>
          </table:table-cell>
          <table:table-cell office:value-type="float" office:value="7" table:formula="of:=COM.MICROSOFT.CEILING([.C1331];0.25)" table:style-name="ce19">
            <text:p>7.000</text:p>
          </table:table-cell>
          <table:table-cell office:value-type="float" office:value="6.8336111110984348" table:formula="of:=SUM([.D1331:.D1347])" table:style-name="ce4">
            <text:p>6.834</text:p>
          </table:table-cell>
          <table:table-cell office:value-type="string" office:string-value="---" table:formula="of:=IF(AND([.F1331] &lt;&gt; &quot;&quot;;[.G1331] &lt;&gt; &quot;&quot;);([.G1331]-[.F1331])*24;&quot;---&quot;)" table:style-name="ce4">
            <text:p>---</text:p>
          </table:table-cell>
          <table:table-cell office:value-type="date" office:date-value="2025-06-12T00:00:00" table:style-name="ce28">
            <text:p>12-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1]" table:style-name="ce17">
            <text:p>919</text:p>
          </table:table-cell>
          <table:table-cell table:style-name="ce19"/>
          <table:table-cell office:value-type="string" table:style-name="ce4">
            <text:p>BILLED</text:p>
          </table:table-cell>
          <table:table-cell office:value-type="float" office:value="2.7694444445078261" table:formula="of:=IF(AND([.F1332] &lt;&gt; &quot;&quot;;[.G1332] &lt;&gt; &quot;&quot;);([.G1332]-[.F1332])*24;&quot;---&quot;)" table:style-name="ce4">
            <text:p>2.769</text:p>
          </table:table-cell>
          <table:table-cell office:value-type="string" table:style-name="ce21">
            <text:p>Support</text:p>
          </table:table-cell>
          <table:table-cell office:value-type="date" office:date-value="2025-06-12T05:56:11" table:style-name="ce14">
            <text:p>6/12/25 05:56 AM</text:p>
          </table:table-cell>
          <table:table-cell office:value-type="date" office:date-value="2025-06-12T08:42:21" table:style-name="ce14">
            <text:p>6/12/25 08:42 AM</text:p>
          </table:table-cell>
          <table:table-cell office:value-type="string" table:style-name="ce13">
            <text:p>Ops support session for IDtoEmployeeSvc, IDtoDocunet, IDtoAviobook</text:p>
          </table:table-cell>
          <table:table-cell table:style-name="ce18"/>
          <table:table-cell table:number-columns-repeated="16375" table:style-name="ce10"/>
        </table:table-row>
        <table:table-row table:style-name="ro2" table:visibility="collapse">
          <table:table-cell office:value-type="float" office:value="919" table:formula="of:=[.A1332]" table:style-name="ce17">
            <text:p>919</text:p>
          </table:table-cell>
          <table:table-cell table:style-name="ce19"/>
          <table:table-cell office:value-type="string" table:style-name="ce4">
            <text:p>BILLED</text:p>
          </table:table-cell>
          <table:table-cell office:value-type="float" office:value="0.31416666659060866" table:formula="of:=IF(AND([.F1333] &lt;&gt; &quot;&quot;;[.G1333] &lt;&gt; &quot;&quot;);([.G1333]-[.F1333])*24;&quot;---&quot;)" table:style-name="ce4">
            <text:p>0.314</text:p>
          </table:table-cell>
          <table:table-cell office:value-type="string" table:style-name="ce21">
            <text:p>IDToAViobook</text:p>
          </table:table-cell>
          <table:table-cell office:value-type="date" office:date-value="2025-06-12T08:42:21" table:style-name="ce14">
            <text:p>6/12/25 08:42 AM</text:p>
          </table:table-cell>
          <table:table-cell office:value-type="date" office:date-value="2025-06-12T09:01:12" table:style-name="ce14">
            <text:p>6/12/25 09:01 AM</text:p>
          </table:table-cell>
          <table:table-cell office:value-type="string" table:style-name="ce13">
            <text:p>Worked with Dakota to unarchive and enable x313593 for IDtoAviobook, for INC6699669.</text:p>
          </table:table-cell>
          <table:table-cell table:style-name="ce18"/>
          <table:table-cell table:number-columns-repeated="16375" table:style-name="ce10"/>
        </table:table-row>
        <table:table-row table:style-name="ro5" table:visibility="collapse">
          <table:table-cell office:value-type="float" office:value="919" table:formula="of:=[.A1333]" table:style-name="ce17">
            <text:p>919</text:p>
          </table:table-cell>
          <table:table-cell table:style-name="ce19"/>
          <table:table-cell office:value-type="string" table:style-name="ce4">
            <text:p>BILLED</text:p>
          </table:table-cell>
          <table:table-cell office:value-type="float" office:value="0.13333333341870457" table:formula="of:=IF(AND([.F1334] &lt;&gt; &quot;&quot;;[.G1334] &lt;&gt; &quot;&quot;);([.G1334]-[.F1334])*24;&quot;---&quot;)" table:style-name="ce4">
            <text:p>0.133</text:p>
          </table:table-cell>
          <table:table-cell office:value-type="string" table:style-name="ce10">
            <text:p>IDtoApptio</text:p>
          </table:table-cell>
          <table:table-cell office:value-type="date" office:date-value="2025-06-12T10:00:00" table:style-name="ce14">
            <text:p>6/12/25 10:00 AM</text:p>
          </table:table-cell>
          <table:table-cell office:value-type="date" office:date-value="2025-06-12T10:08:00" table:style-name="ce14">
            <text:p>6/12/25 10:08 AM</text:p>
          </table:table-cell>
          <table:table-cell office:value-type="string" table:style-name="ce10">
            <text:p>Worked on updating IDtoApptio driver use cases with the app owner.</text:p>
          </table:table-cell>
          <table:table-cell office:value-type="string" table:style-name="ce18">
            <text:p>Note: the meeting was cut short, I had to put my cat down, and I had to stop for a bit.</text:p>
          </table:table-cell>
          <table:table-cell table:number-columns-repeated="16375" table:style-name="ce10"/>
        </table:table-row>
        <table:table-row table:style-name="ro2" table:visibility="collapse">
          <table:table-cell office:value-type="float" office:value="919" table:formula="of:=[.A1334]" table:style-name="ce17">
            <text:p>919</text:p>
          </table:table-cell>
          <table:table-cell table:style-name="ce19"/>
          <table:table-cell office:value-type="string" table:style-name="ce4">
            <text:p>BILLED</text:p>
          </table:table-cell>
          <table:table-cell office:value-type="float" office:value="3.6166666665812954" table:formula="of:=IF(AND([.F1335] &lt;&gt; &quot;&quot;;[.G1335] &lt;&gt; &quot;&quot;);([.G1335]-[.F1335])*24;&quot;---&quot;)" table:style-name="ce4">
            <text:p>3.617</text:p>
          </table:table-cell>
          <table:table-cell office:value-type="string" table:style-name="ce21">
            <text:p>FTO</text:p>
          </table:table-cell>
          <table:table-cell office:value-type="date" office:date-value="2025-06-12T10:08:00" table:style-name="ce14">
            <text:p>6/12/25 10:08 AM</text:p>
          </table:table-cell>
          <table:table-cell office:value-type="date" office:date-value="2025-06-12T13:45:00" table:style-name="ce14">
            <text:p>6/12/25 01:45 PM</text:p>
          </table:table-cell>
          <table:table-cell table:style-name="ce13"/>
          <table:table-cell table:style-name="ce18"/>
          <table:table-cell table:number-columns-repeated="16375" table:style-name="ce10"/>
        </table:table-row>
        <table:table-row table:style-name="ro2" table:visibility="collapse">
          <table:table-cell office:value-type="float" office:value="919" table:formula="of:=[.A1335]" table:style-name="ce17">
            <text:p>919</text:p>
          </table:table-cell>
          <table:table-cell table:style-name="ce19"/>
          <table:table-cell table:style-name="ce4"/>
          <table:table-cell office:value-type="string" office:string-value="---" table:formula="of:=IF(AND([.F1336] &lt;&gt; &quot;&quot;;[.G1336] &lt;&gt; &quot;&quot;);([.G1336]-[.F13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6]" table:style-name="ce17">
            <text:p>919</text:p>
          </table:table-cell>
          <table:table-cell table:style-name="ce11"/>
          <table:table-cell table:style-name="ce4"/>
          <table:table-cell office:value-type="string" office:string-value="---" table:formula="of:=IF(AND([.F1337] &lt;&gt; &quot;&quot;;[.G1337] &lt;&gt; &quot;&quot;);([.G1337]-[.F1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19" table:formula="of:=[.A1337]" table:style-name="ce17">
            <text:p>919</text:p>
          </table:table-cell>
          <table:table-cell table:style-name="ce29"/>
          <table:table-cell table:style-name="ce4"/>
          <table:table-cell office:value-type="string" office:string-value="---" table:formula="of:=IF(AND([.F1338] &lt;&gt; &quot;&quot;;[.G1338] &lt;&gt; &quot;&quot;);([.G1338]-[.F13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38]" table:style-name="ce17">
            <text:p>919</text:p>
          </table:table-cell>
          <table:table-cell table:style-name="ce19"/>
          <table:table-cell table:style-name="ce4"/>
          <table:table-cell office:value-type="string" office:string-value="---" table:formula="of:=IF(AND([.F1339] &lt;&gt; &quot;&quot;;[.G1339] &lt;&gt; &quot;&quot;);([.G1339]-[.F1339])*24;&quot;---&quot;)" table:style-name="ce4">
            <text:p>---</text:p>
          </table:table-cell>
          <table:table-cell table:style-name="ce10"/>
          <table:table-cell table:number-columns-repeated="2" table:style-name="ce35"/>
          <table:table-cell table:number-columns-repeated="16377" table:style-name="ce10"/>
        </table:table-row>
        <table:table-row table:style-name="ro2" table:visibility="collapse">
          <table:table-cell office:value-type="float" office:value="919" table:formula="of:=[.A1339]" table:style-name="ce17">
            <text:p>919</text:p>
          </table:table-cell>
          <table:table-cell table:number-columns-repeated="2" table:style-name="ce4"/>
          <table:table-cell office:value-type="string" office:string-value="---" table:formula="of:=IF(AND([.F1340] &lt;&gt; &quot;&quot;;[.G1340] &lt;&gt; &quot;&quot;);([.G1340]-[.F134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0]" table:style-name="ce17">
            <text:p>919</text:p>
          </table:table-cell>
          <table:table-cell table:style-name="ce19"/>
          <table:table-cell table:style-name="ce4"/>
          <table:table-cell office:value-type="string" office:string-value="---" table:formula="of:=IF(AND([.F1341] &lt;&gt; &quot;&quot;;[.G1341] &lt;&gt; &quot;&quot;);([.G1341]-[.F1341])*24;&quot;---&quot;)" table:style-name="ce4">
            <text:p>---</text:p>
          </table:table-cell>
          <table:table-cell table:style-name="ce16"/>
          <table:table-cell table:number-columns-repeated="2" table:style-name="ce32"/>
          <table:table-cell table:style-name="ce16"/>
          <table:table-cell table:style-name="ce18"/>
          <table:table-cell table:number-columns-repeated="16375" table:style-name="ce10"/>
        </table:table-row>
        <table:table-row table:style-name="ro2" table:visibility="collapse">
          <table:table-cell office:value-type="float" office:value="919" table:formula="of:=[.A1341]" table:style-name="ce17">
            <text:p>919</text:p>
          </table:table-cell>
          <table:table-cell table:style-name="ce19"/>
          <table:table-cell table:style-name="ce4"/>
          <table:table-cell office:value-type="string" office:string-value="---" table:formula="of:=IF(AND([.F1342] &lt;&gt; &quot;&quot;;[.G1342] &lt;&gt; &quot;&quot;);([.G1342]-[.F13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2]" table:style-name="ce17">
            <text:p>919</text:p>
          </table:table-cell>
          <table:table-cell table:style-name="ce19"/>
          <table:table-cell table:style-name="ce4"/>
          <table:table-cell office:value-type="string" office:string-value="---" table:formula="of:=IF(AND([.F1343] &lt;&gt; &quot;&quot;;[.G1343] &lt;&gt; &quot;&quot;);([.G1343]-[.F13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3]" table:style-name="ce17">
            <text:p>919</text:p>
          </table:table-cell>
          <table:table-cell table:style-name="ce19"/>
          <table:table-cell table:style-name="ce4"/>
          <table:table-cell office:value-type="string" office:string-value="---" table:formula="of:=IF(AND([.F1344] &lt;&gt; &quot;&quot;;[.G1344] &lt;&gt; &quot;&quot;);([.G1344]-[.F13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4]" table:style-name="ce17">
            <text:p>919</text:p>
          </table:table-cell>
          <table:table-cell table:style-name="ce19"/>
          <table:table-cell table:style-name="ce4"/>
          <table:table-cell office:value-type="string" office:string-value="---" table:formula="of:=IF(AND([.F1345] &lt;&gt; &quot;&quot;;[.G1345] &lt;&gt; &quot;&quot;);([.G1345]-[.F13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5]" table:style-name="ce17">
            <text:p>919</text:p>
          </table:table-cell>
          <table:table-cell table:style-name="ce19"/>
          <table:table-cell table:style-name="ce4"/>
          <table:table-cell office:value-type="string" office:string-value="---" table:formula="of:=IF(AND([.F1346] &lt;&gt; &quot;&quot;;[.G1346] &lt;&gt; &quot;&quot;);([.G1346]-[.F13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6]" table:style-name="ce17">
            <text:p>919</text:p>
          </table:table-cell>
          <table:table-cell table:style-name="ce19"/>
          <table:table-cell table:style-name="ce4"/>
          <table:table-cell office:value-type="string" office:string-value="---" table:formula="of:=IF(AND([.F1347] &lt;&gt; &quot;&quot;;[.G1347] &lt;&gt; &quot;&quot;);([.G1347]-[.F13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7]" table:style-name="ce17">
            <text:p>919</text:p>
          </table:table-cell>
          <table:table-cell office:value-type="float" office:value="4" table:formula="of:=COM.MICROSOFT.CEILING([.C1348];0.25)" table:style-name="ce19">
            <text:p>4.000</text:p>
          </table:table-cell>
          <table:table-cell office:value-type="float" office:value="3.8513888888410293" table:formula="of:=SUM([.D1348:.D1365])" table:style-name="ce4">
            <text:p>3.851</text:p>
          </table:table-cell>
          <table:table-cell office:value-type="string" office:string-value="---" table:formula="of:=IF(AND([.F1348] &lt;&gt; &quot;&quot;;[.G1348] &lt;&gt; &quot;&quot;);([.G1348]-[.F1348])*24;&quot;---&quot;)" table:style-name="ce4">
            <text:p>---</text:p>
          </table:table-cell>
          <table:table-cell office:value-type="date" office:date-value="2025-06-13T00:00:00" table:style-name="ce20">
            <text:p>13-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48]"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8:30:00" table:style-name="ce14">
            <text:p>6/13/25 08:30 AM</text:p>
          </table:table-cell>
          <table:table-cell office:value-type="date" office:date-value="2025-06-13T08:45:00" table:style-name="ce14">
            <text:p>6/13/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19" table:formula="of:=[.A1349]" table:style-name="ce17">
            <text:p>919</text:p>
          </table:table-cell>
          <table:table-cell table:style-name="ce19"/>
          <table:table-cell office:value-type="string" table:style-name="ce4">
            <text:p>BILLED</text:p>
          </table:table-cell>
          <table:table-cell table:style-name="ce4"/>
          <table:table-cell office:value-type="string" table:style-name="ce21">
            <text:p>IDtoAviobook</text:p>
          </table:table-cell>
          <table:table-cell office:value-type="date" office:date-value="2025-06-13T09:15:00" table:style-name="ce14">
            <text:p>6/13/25 09:15 AM</text:p>
          </table:table-cell>
          <table:table-cell office:value-type="date" office:date-value="2025-06-13T09:30:00" table:style-name="ce14">
            <text:p>6/13/25 09:30 AM</text:p>
          </table:table-cell>
          <table:table-cell office:value-type="string" table:style-name="ce13">
            <text:p>Worked to review avio_cabin_if_ops role questions for IDtoAviobook.</text:p>
          </table:table-cell>
          <table:table-cell table:style-name="ce18"/>
          <table:table-cell table:number-columns-repeated="16375" table:style-name="ce10"/>
        </table:table-row>
        <table:table-row table:style-name="ro2" table:visibility="collapse">
          <table:table-cell office:value-type="float" office:value="919" table:formula="of:=[.A1350]" table:style-name="ce17">
            <text:p>919</text:p>
          </table:table-cell>
          <table:table-cell table:style-name="ce19"/>
          <table:table-cell office:value-type="string" table:style-name="ce4">
            <text:p>BILLED</text:p>
          </table:table-cell>
          <table:table-cell table:style-name="ce4"/>
          <table:table-cell office:value-type="string" table:style-name="ce21">
            <text:p>mtg-Daily</text:p>
          </table:table-cell>
          <table:table-cell office:value-type="date" office:date-value="2025-06-13T09:30:00" table:style-name="ce14">
            <text:p>6/13/25 09:30 AM</text:p>
          </table:table-cell>
          <table:table-cell office:value-type="date" office:date-value="2025-06-13T10:00:00" table:style-name="ce14">
            <text:p>6/13/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19" table:formula="of:=[.A1351]"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0:00:00" table:style-name="ce14">
            <text:p>6/13/25 10:00 AM</text:p>
          </table:table-cell>
          <table:table-cell office:value-type="date" office:date-value="2025-06-13T11:05:39" table:style-name="ce14">
            <text:p>6/13/25 11:05 AM</text:p>
          </table:table-cell>
          <table:table-cell office:value-type="string" table:style-name="ce13">
            <text:p>Worked to answer application team questions, moved to IDMDEV1 in dev for IDtoEmployeeSvc.</text:p>
          </table:table-cell>
          <table:table-cell table:style-name="ce18"/>
          <table:table-cell table:number-columns-repeated="16375" table:style-name="ce10"/>
        </table:table-row>
        <table:table-row table:style-name="ro2" table:visibility="collapse">
          <table:table-cell office:value-type="float" office:value="919" table:formula="of:=[.A1352]" table:style-name="ce17">
            <text:p>919</text:p>
          </table:table-cell>
          <table:table-cell table:style-name="ce19"/>
          <table:table-cell office:value-type="string" table:style-name="ce4">
            <text:p>BILLED</text:p>
          </table:table-cell>
          <table:table-cell table:style-name="ce4"/>
          <table:table-cell office:value-type="string" table:style-name="ce21">
            <text:p>IDtoAutocrib</text:p>
          </table:table-cell>
          <table:table-cell office:value-type="date" office:date-value="2025-06-13T11:05:39" table:style-name="ce14">
            <text:p>6/13/25 11:05 AM</text:p>
          </table:table-cell>
          <table:table-cell office:value-type="date" office:date-value="2025-06-13T11:54:36" table:style-name="ce14">
            <text:p>6/13/25 11:54 AM</text:p>
          </table:table-cell>
          <table:table-cell office:value-type="string" table:style-name="ce13">
            <text:p>Deploying users for the IDtoAutocrib driver for the PHX airport.</text:p>
          </table:table-cell>
          <table:table-cell table:style-name="ce18"/>
          <table:table-cell table:number-columns-repeated="16375" table:style-name="ce10"/>
        </table:table-row>
        <table:table-row table:style-name="ro2" table:visibility="collapse">
          <table:table-cell office:value-type="float" office:value="919" table:formula="of:=[.A1353]" table:style-name="ce17">
            <text:p>919</text:p>
          </table:table-cell>
          <table:table-cell table:style-name="ce19"/>
          <table:table-cell office:value-type="string" table:style-name="ce4">
            <text:p>BILLED</text:p>
          </table:table-cell>
          <table:table-cell table:style-name="ce4"/>
          <table:table-cell office:value-type="string" table:style-name="ce20">
            <text:p>IDtoEmployeeSvc</text:p>
          </table:table-cell>
          <table:table-cell office:value-type="date" office:date-value="2025-06-13T11:54:36" table:style-name="ce14">
            <text:p>6/13/25 11:54 AM</text:p>
          </table:table-cell>
          <table:table-cell office:value-type="date" office:date-value="2025-06-13T12:15:31" table:style-name="ce14">
            <text:p>6/13/25 12:15 PM</text:p>
          </table:table-cell>
          <table:table-cell office:value-type="string" table:style-name="ce13">
            <text:p># preparing next QA deploy.</text:p>
          </table:table-cell>
          <table:table-cell table:style-name="ce18"/>
          <table:table-cell table:number-columns-repeated="16375" table:style-name="ce10"/>
        </table:table-row>
        <table:table-row table:style-name="ro2" table:visibility="collapse">
          <table:table-cell office:value-type="float" office:value="919" table:formula="of:=[.A1354]"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2:15:31" table:style-name="ce14">
            <text:p>6/13/25 12:15 PM</text:p>
          </table:table-cell>
          <table:table-cell office:value-type="date" office:date-value="2025-06-13T12:38:18" table:style-name="ce14">
            <text:p>6/13/25 12:38 PM</text:p>
          </table:table-cell>
          <table:table-cell office:value-type="string" table:style-name="ce13">
            <text:p>Worked on updating Ops KT session to incorporate items learned. Worked with Juan Alonzo to update roles for 48 users.</text:p>
          </table:table-cell>
          <table:table-cell table:style-name="ce18"/>
          <table:table-cell table:number-columns-repeated="16375" table:style-name="ce10"/>
        </table:table-row>
        <table:table-row table:style-name="ro2" table:visibility="collapse">
          <table:table-cell office:value-type="float" office:value="919" table:formula="of:=[.A1355]"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09:49" table:style-name="ce14">
            <text:p>6/13/25 01:09 PM</text:p>
          </table:table-cell>
          <table:table-cell office:value-type="date" office:date-value="2025-06-13T13:39:24" table:style-name="ce14">
            <text:p>6/13/25 01:39 PM</text:p>
          </table:table-cell>
          <table:table-cell office:value-type="string" table:style-name="ce13">
            <text:p># Juan alonzo 48 users</text:p>
          </table:table-cell>
          <table:table-cell table:style-name="ce18"/>
          <table:table-cell table:number-columns-repeated="16375" table:style-name="ce10"/>
        </table:table-row>
        <table:table-row table:style-name="ro2" table:visibility="collapse">
          <table:table-cell office:value-type="float" office:value="919" table:formula="of:=[.A1356]" table:style-name="ce17">
            <text:p>919</text:p>
          </table:table-cell>
          <table:table-cell table:style-name="ce19"/>
          <table:table-cell office:value-type="string" table:style-name="ce4">
            <text:p>BILLED</text:p>
          </table:table-cell>
          <table:table-cell table:style-name="ce4"/>
          <table:table-cell office:value-type="string" table:style-name="ce21">
            <text:p>Support</text:p>
          </table:table-cell>
          <table:table-cell office:value-type="date" office:date-value="2025-06-13T13:39:24" table:style-name="ce14">
            <text:p>6/13/25 01:39 PM</text:p>
          </table:table-cell>
          <table:table-cell office:value-type="date" office:date-value="2025-06-13T14:20:33" table:style-name="ce14">
            <text:p>6/13/25 02:20 PM</text:p>
          </table:table-cell>
          <table:table-cell office:value-type="string" table:style-name="ce10">
            <text:p>#bck to the ops kt notes</text:p>
          </table:table-cell>
          <table:table-cell table:style-name="ce18"/>
          <table:table-cell table:number-columns-repeated="16375" table:style-name="ce10"/>
        </table:table-row>
        <table:table-row table:style-name="ro2" table:visibility="collapse">
          <table:table-cell office:value-type="float" office:value="919" table:formula="of:=[.A1357]" table:style-name="ce17">
            <text:p>919</text:p>
          </table:table-cell>
          <table:table-cell table:style-name="ce19"/>
          <table:table-cell office:value-type="string" table:style-name="ce4">
            <text:p>BILLED</text:p>
          </table:table-cell>
          <table:table-cell office:value-type="float" office:value="2.1133333333418705" table:formula="of:=IF(AND([.F1358] &lt;&gt; &quot;&quot;;[.G1358] &lt;&gt; &quot;&quot;);([.G1358]-[.F1358])*24;&quot;---&quot;)" table:style-name="ce4">
            <text:p>2.113</text:p>
          </table:table-cell>
          <table:table-cell office:value-type="string" table:style-name="ce20">
            <text:p>IDtoApptio</text:p>
          </table:table-cell>
          <table:table-cell office:value-type="date" office:date-value="2025-06-13T14:20:33" table:style-name="ce14">
            <text:p>6/13/25 02:20 PM</text:p>
          </table:table-cell>
          <table:table-cell office:value-type="date" office:date-value="2025-06-13T16:27:21" table:style-name="ce14">
            <text:p>6/13/25 04:27 PM</text:p>
          </table:table-cell>
          <table:table-cell office:value-type="string" table:style-name="ce13">
            <text:p>Worked on user provisioning payload for the IDtoApptio driver. Worked on updating the IdMUnit REST connector to support response header tokens.</text:p>
          </table:table-cell>
          <table:table-cell table:style-name="ce18"/>
          <table:table-cell table:number-columns-repeated="16375" table:style-name="ce10"/>
        </table:table-row>
        <table:table-row table:style-name="ro2" table:visibility="collapse">
          <table:table-cell office:value-type="float" office:value="919" table:formula="of:=[.A1358]" table:style-name="ce17">
            <text:p>919</text:p>
          </table:table-cell>
          <table:table-cell table:style-name="ce19"/>
          <table:table-cell table:style-name="ce4"/>
          <table:table-cell office:value-type="float" office:value="0.44861111103091389" table:formula="of:=IF(AND([.F1359] &lt;&gt; &quot;&quot;;[.G1359] &lt;&gt; &quot;&quot;);([.G1359]-[.F1359])*24;&quot;---&quot;)" table:style-name="ce4">
            <text:p>0.449</text:p>
          </table:table-cell>
          <table:table-cell office:value-type="string" table:style-name="ce20">
            <text:p>IDtoApptio</text:p>
          </table:table-cell>
          <table:table-cell office:value-type="date" office:date-value="2025-06-13T17:57:38" table:style-name="ce14">
            <text:p>6/13/25 05:57 PM</text:p>
          </table:table-cell>
          <table:table-cell office:value-type="date" office:date-value="2025-06-13T18:24:33" table:style-name="ce14">
            <text:p>6/13/25 06:24 PM</text:p>
          </table:table-cell>
          <table:table-cell office:value-type="string" table:style-name="ce13">
            <text:p># worked on tests</text:p>
          </table:table-cell>
          <table:table-cell table:style-name="ce18"/>
          <table:table-cell table:number-columns-repeated="16375" table:style-name="ce10"/>
        </table:table-row>
        <table:table-row table:style-name="ro2" table:visibility="collapse">
          <table:table-cell office:value-type="float" office:value="919" table:formula="of:=[.A1359]" table:style-name="ce17">
            <text:p>919</text:p>
          </table:table-cell>
          <table:table-cell table:number-columns-repeated="2" table:style-name="ce4"/>
          <table:table-cell office:value-type="float" office:value="1.2894444444682449" table:formula="of:=IF(AND([.F1360] &lt;&gt; &quot;&quot;;[.G1360] &lt;&gt; &quot;&quot;);([.G1360]-[.F1360])*24;&quot;---&quot;)" table:style-name="ce4">
            <text:p>1.289</text:p>
          </table:table-cell>
          <table:table-cell office:value-type="string" table:style-name="ce20">
            <text:p>IDtoApptio</text:p>
          </table:table-cell>
          <table:table-cell office:value-type="date" office:date-value="2025-06-13T18:24:33" table:style-name="ce14">
            <text:p>6/13/25 06:24 PM</text:p>
          </table:table-cell>
          <table:table-cell office:value-type="date" office:date-value="2025-06-13T19:41:55" table:style-name="ce14">
            <text:p>6/13/25 07:41 PM</text:p>
          </table:table-cell>
          <table:table-cell office:value-type="string" table:style-name="ce13">
            <text:p>#adding abilty to authetnicate to apptio</text:p>
          </table:table-cell>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1] &lt;&gt; &quot;&quot;;[.G1361] &lt;&gt; &quot;&quot;);([.G1361]-[.F136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0]" table:style-name="ce17">
            <text:p>919</text:p>
          </table:table-cell>
          <table:table-cell table:style-name="ce19"/>
          <table:table-cell table:style-name="ce4"/>
          <table:table-cell office:value-type="string" office:string-value="---" table:formula="of:=IF(AND([.F1362] &lt;&gt; &quot;&quot;;[.G1362] &lt;&gt; &quot;&quot;);([.G1362]-[.F1362])*24;&quot;---&quot;)" table:style-name="ce4">
            <text:p>---</text:p>
          </table:table-cell>
          <table:table-cell office:value-type="string" table:style-name="ce34">
            <text:p>apptio</text:p>
          </table:table-cell>
          <table:table-cell office:value-type="string" table:style-name="ce14">
            <text:p>need to set token as a cookie . .</text:p>
          </table:table-cell>
          <table:table-cell table:style-name="ce14"/>
          <table:table-cell table:style-name="ce13"/>
          <table:table-cell table:style-name="ce18"/>
          <table:table-cell table:number-columns-repeated="16375" table:style-name="ce10"/>
        </table:table-row>
        <table:table-row table:style-name="ro2" table:visibility="collapse">
          <table:table-cell office:value-type="float" office:value="919" table:formula="of:=[.A1361]" table:style-name="ce17">
            <text:p>919</text:p>
          </table:table-cell>
          <table:table-cell table:style-name="ce19"/>
          <table:table-cell table:style-name="ce4"/>
          <table:table-cell office:value-type="string" office:string-value="---" table:formula="of:=IF(AND([.F1363] &lt;&gt; &quot;&quot;;[.G1363] &lt;&gt; &quot;&quot;);([.G1363]-[.F1363])*24;&quot;---&quot;)" table:style-name="ce4">
            <text:p>---</text:p>
          </table:table-cell>
          <table:table-cell office:value-type="string" table:style-name="ce20">
            <text:p>IDtoEmployeeSvc</text:p>
          </table:table-cell>
          <table:table-cell table:number-columns-repeated="2" table:style-name="ce14"/>
          <table:table-cell office:value-type="string" table:style-name="ce13">
            <text:p># fixing tests for IDMDEV1.</text:p>
          </table:table-cell>
          <table:table-cell table:style-name="ce18"/>
          <table:table-cell table:number-columns-repeated="16375" table:style-name="ce10"/>
        </table:table-row>
        <table:table-row table:style-name="ro2" table:visibility="collapse">
          <table:table-cell office:value-type="float" office:value="919" table:formula="of:=[.A1363]" table:style-name="ce17">
            <text:p>919</text:p>
          </table:table-cell>
          <table:table-cell table:style-name="ce19"/>
          <table:table-cell table:style-name="ce4"/>
          <table:table-cell office:value-type="string" office:string-value="---" table:formula="of:=IF(AND([.F1364] &lt;&gt; &quot;&quot;;[.G1364] &lt;&gt; &quot;&quot;);([.G1364]-[.F1364])*24;&quot;---&quot;)" table:style-name="ce4">
            <text:p>---</text:p>
          </table:table-cell>
          <table:table-cell office:value-type="string" table:style-name="ce21">
            <text:p>IDtoApptio</text:p>
          </table:table-cell>
          <table:table-cell table:number-columns-repeated="2" table:style-name="ce14"/>
          <table:table-cell office:value-type="string" table:style-name="ce13">
            <text:p>#looking at storing remote loader stuff in Git</text:p>
          </table:table-cell>
          <table:table-cell table:style-name="ce18"/>
          <table:table-cell table:number-columns-repeated="16375" table:style-name="ce10"/>
        </table:table-row>
        <table:table-row table:style-name="ro2" table:visibility="collapse">
          <table:table-cell office:value-type="float" office:value="919" table:formula="of:=[.A1364]" table:style-name="ce17">
            <text:p>919</text:p>
          </table:table-cell>
          <table:table-cell table:style-name="ce19"/>
          <table:table-cell table:style-name="ce4"/>
          <table:table-cell office:value-type="string" office:string-value="---" table:formula="of:=IF(AND([.F1365] &lt;&gt; &quot;&quot;;[.G1365] &lt;&gt; &quot;&quot;);([.G1365]-[.F13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0" table:formula="of:=[.A1365]+1" table:style-name="ce17">
            <text:p>920</text:p>
          </table:table-cell>
          <table:table-cell table:style-name="ce12"/>
          <table:table-cell office:value-type="string" table:style-name="ce4">
            <text:p>****************</text:p>
          </table:table-cell>
          <table:table-cell office:value-type="string" office:string-value="---" table:formula="of:=IF(AND([.F1367] &lt;&gt; &quot;&quot;;[.G1367] &lt;&gt; &quot;&quot;);([.G1367]-[.F1367])*24;&quot;---&quot;)" table:style-name="ce4">
            <text:p>---</text:p>
          </table:table-cell>
          <table:table-cell office:value-type="string" office:string-value="Week 920" table:formula="of:=CONCATENATE(&quot;Week &quot;; [.A1367])" table:number-columns-spanned="2" table:number-rows-spanned="3" table:style-name="ce48">
            <text:p>Week 920</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7]" table:style-name="ce17">
            <text:p>920</text:p>
          </table:table-cell>
          <table:table-cell table:style-name="ce12"/>
          <table:table-cell office:value-type="string" table:style-name="ce4">
            <text:p>****************</text:p>
          </table:table-cell>
          <table:table-cell office:value-type="string" office:string-value="---" table:formula="of:=IF(AND([.F1368] &lt;&gt; &quot;&quot;;[.G1368] &lt;&gt; &quot;&quot;);([.G1368]-[.F136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8]" table:style-name="ce17">
            <text:p>920</text:p>
          </table:table-cell>
          <table:table-cell table:style-name="ce19"/>
          <table:table-cell office:value-type="string" table:style-name="ce4">
            <text:p>****************</text:p>
          </table:table-cell>
          <table:table-cell office:value-type="string" office:string-value="---" table:formula="of:=IF(AND([.F1369] &lt;&gt; &quot;&quot;;[.G1369] &lt;&gt; &quot;&quot;);([.G1369]-[.F136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69]" table:style-name="ce17">
            <text:p>920</text:p>
          </table:table-cell>
          <table:table-cell table:style-name="ce19"/>
          <table:table-cell office:value-type="string" table:style-name="ce4">
            <text:p>****************</text:p>
          </table:table-cell>
          <table:table-cell office:value-type="string" office:string-value="---" table:formula="of:=IF(AND([.F1370] &lt;&gt; &quot;&quot;;[.G1370] &lt;&gt; &quot;&quot;);([.G1370]-[.F137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0]" table:style-name="ce17">
            <text:p>920</text:p>
          </table:table-cell>
          <table:table-cell table:style-name="ce19"/>
          <table:table-cell office:value-type="string" table:style-name="ce4">
            <text:p>****************</text:p>
          </table:table-cell>
          <table:table-cell office:value-type="string" office:string-value="---" table:formula="of:=IF(AND([.F1371] &lt;&gt; &quot;&quot;;[.G1371] &lt;&gt; &quot;&quot;);([.G1371]-[.F13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1]" table:style-name="ce17">
            <text:p>920</text:p>
          </table:table-cell>
          <table:table-cell table:style-name="ce19"/>
          <table:table-cell office:value-type="string" table:style-name="ce4">
            <text:p>****************</text:p>
          </table:table-cell>
          <table:table-cell office:value-type="string" office:string-value="---" table:formula="of:=IF(AND([.F1372] &lt;&gt; &quot;&quot;;[.G1372] &lt;&gt; &quot;&quot;);([.G1372]-[.F137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2]" table:style-name="ce17">
            <text:p>920</text:p>
          </table:table-cell>
          <table:table-cell table:style-name="ce12"/>
          <table:table-cell office:value-type="string" table:style-name="ce4">
            <text:p>****************</text:p>
          </table:table-cell>
          <table:table-cell office:value-type="string" office:string-value="---" table:formula="of:=IF(AND([.F1373] &lt;&gt; &quot;&quot;;[.G1373] &lt;&gt; &quot;&quot;);([.G1373]-[.F137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0" table:formula="of:=[.A1373]" table:style-name="ce17">
            <text:p>920</text:p>
          </table:table-cell>
          <table:table-cell table:style-name="ce12"/>
          <table:table-cell office:value-type="string" table:style-name="ce4">
            <text:p>BILLED</text:p>
          </table:table-cell>
          <table:table-cell office:value-type="string" office:string-value="---" table:formula="of:=IF(AND([.F1374] &lt;&gt; &quot;&quot;;[.G1374] &lt;&gt; &quot;&quot;);([.G1374]-[.F13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74]" table:style-name="ce17">
            <text:p>920</text:p>
          </table:table-cell>
          <table:table-cell office:value-type="float" office:value="7.75" table:formula="of:=COM.MICROSOFT.CEILING([.C1375];0.25)" table:style-name="ce19">
            <text:p>7.750</text:p>
          </table:table-cell>
          <table:table-cell office:value-type="float" office:value="7.6150000001653098" table:formula="of:=SUM([.D1375:.D1396])" table:style-name="ce4">
            <text:p>7.615</text:p>
          </table:table-cell>
          <table:table-cell office:value-type="string" office:string-value="---" table:formula="of:=IF(AND([.F1375] &lt;&gt; &quot;&quot;;[.G1375] &lt;&gt; &quot;&quot;);([.G1375]-[.F1375])*24;&quot;---&quot;)" table:style-name="ce4">
            <text:p>---</text:p>
          </table:table-cell>
          <table:table-cell office:value-type="date" office:date-value="2025-06-16T00:00:00" table:style-name="ce20">
            <text:p>16-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75]" table:style-name="ce17">
            <text:p>920</text:p>
          </table:table-cell>
          <table:table-cell table:style-name="ce19"/>
          <table:table-cell office:value-type="string" table:style-name="ce4">
            <text:p>BILLED</text:p>
          </table:table-cell>
          <table:table-cell office:value-type="float" office:value="0.20000000012805685" table:formula="of:=IF(AND([.F1376] &lt;&gt; &quot;&quot;;[.G1376] &lt;&gt; &quot;&quot;);([.G1376]-[.F1376])*24;&quot;---&quot;)" table:style-name="ce4">
            <text:p>0.200</text:p>
          </table:table-cell>
          <table:table-cell office:value-type="string" table:style-name="ce25">
            <text:p>mtg-Daily</text:p>
          </table:table-cell>
          <table:table-cell office:value-type="date" office:date-value="2025-06-16T08:30:00" table:style-name="ce14">
            <text:p>6/16/25 08:30 AM</text:p>
          </table:table-cell>
          <table:table-cell office:value-type="date" office:date-value="2025-06-16T08:42:00" table:style-name="ce14">
            <text:p>6/16/25 08:42 AM</text:p>
          </table:table-cell>
          <table:table-cell office:value-type="string" table:style-name="ce16">
            <text:p>Daily meetings with the team. <text:s/>Meeting with Sean regarding change control concerns.</text:p>
          </table:table-cell>
          <table:table-cell table:style-name="ce18"/>
          <table:table-cell table:number-columns-repeated="16375" table:style-name="ce10"/>
        </table:table-row>
        <table:table-row table:style-name="ro2" table:visibility="collapse">
          <table:table-cell office:value-type="float" office:value="920" table:formula="of:=[.A1376]" table:style-name="ce17">
            <text:p>920</text:p>
          </table:table-cell>
          <table:table-cell table:style-name="ce19"/>
          <table:table-cell office:value-type="string" table:style-name="ce4">
            <text:p>BILLED</text:p>
          </table:table-cell>
          <table:table-cell office:value-type="float" office:value="0.5166666666045785" table:formula="of:=IF(AND([.F1377] &lt;&gt; &quot;&quot;;[.G1377] &lt;&gt; &quot;&quot;);([.G1377]-[.F1377])*24;&quot;---&quot;)" table:style-name="ce4">
            <text:p>0.517</text:p>
          </table:table-cell>
          <table:table-cell office:value-type="string" table:style-name="ce25">
            <text:p>mtg-Daily</text:p>
          </table:table-cell>
          <table:table-cell office:value-type="date" office:date-value="2025-06-16T09:00:00" table:style-name="ce14">
            <text:p>6/16/25 09:00 AM</text:p>
          </table:table-cell>
          <table:table-cell office:value-type="date" office:date-value="2025-06-16T09:31:00" table:style-name="ce14">
            <text:p>6/16/25 09:31 AM</text:p>
          </table:table-cell>
          <table:table-cell office:value-type="string" table:style-name="ce16">
            <text:p># Sean meeting</text:p>
          </table:table-cell>
          <table:table-cell table:style-name="ce18"/>
          <table:table-cell table:number-columns-repeated="16375" table:style-name="ce10"/>
        </table:table-row>
        <table:table-row table:style-name="ro2" table:visibility="collapse">
          <table:table-cell office:value-type="float" office:value="920" table:formula="of:=[.A1377]" table:style-name="ce17">
            <text:p>920</text:p>
          </table:table-cell>
          <table:table-cell table:style-name="ce19"/>
          <table:table-cell office:value-type="string" table:style-name="ce4">
            <text:p>BILLED</text:p>
          </table:table-cell>
          <table:table-cell office:value-type="float" office:value="0.48333333333721384" table:formula="of:=IF(AND([.F1378] &lt;&gt; &quot;&quot;;[.G1378] &lt;&gt; &quot;&quot;);([.G1378]-[.F1378])*24;&quot;---&quot;)" table:style-name="ce4">
            <text:p>0.483</text:p>
          </table:table-cell>
          <table:table-cell office:value-type="string" table:style-name="ce25">
            <text:p>mtg-Daily -ee standup</text:p>
          </table:table-cell>
          <table:table-cell office:value-type="date" office:date-value="2025-06-16T09:31:00" table:style-name="ce14">
            <text:p>6/16/25 09:31 AM</text:p>
          </table:table-cell>
          <table:table-cell office:value-type="date" office:date-value="2025-06-16T10:00:00" table:style-name="ce14">
            <text:p>6/16/25 10:00 AM</text:p>
          </table:table-cell>
          <table:table-cell office:value-type="string" table:style-name="ce16">
            <text:p># EE standup</text:p>
          </table:table-cell>
          <table:table-cell table:style-name="ce18"/>
          <table:table-cell table:number-columns-repeated="16375" table:style-name="ce10"/>
        </table:table-row>
        <table:table-row table:style-name="ro2" table:visibility="collapse">
          <table:table-cell office:value-type="float" office:value="920" table:formula="of:=[.A1378]" table:style-name="ce17">
            <text:p>920</text:p>
          </table:table-cell>
          <table:table-cell table:style-name="ce19"/>
          <table:table-cell office:value-type="string" table:style-name="ce4">
            <text:p>BILLED</text:p>
          </table:table-cell>
          <table:table-cell office:value-type="float" office:value="0.50000000005820766" table:formula="of:=IF(AND([.F1379] &lt;&gt; &quot;&quot;;[.G1379] &lt;&gt; &quot;&quot;);([.G1379]-[.F1379])*24;&quot;---&quot;)" table:style-name="ce4">
            <text:p>0.500</text:p>
          </table:table-cell>
          <table:table-cell office:value-type="string" table:style-name="ce25">
            <text:p>mtg-TriBir</text:p>
          </table:table-cell>
          <table:table-cell office:value-type="date" office:date-value="2025-06-16T10:00:00" table:style-name="ce14">
            <text:p>6/16/25 10:00 AM</text:p>
          </table:table-cell>
          <table:table-cell office:value-type="date" office:date-value="2025-06-16T10:30:00" table:style-name="ce14">
            <text:p>6/16/25 10:30 AM</text:p>
          </table:table-cell>
          <table:table-cell office:value-type="string" table:style-name="ce16">
            <text:p>TriVir Monthly Business Review</text:p>
          </table:table-cell>
          <table:table-cell table:style-name="ce18"/>
          <table:table-cell table:number-columns-repeated="16375" table:style-name="ce10"/>
        </table:table-row>
        <table:table-row table:style-name="ro2" table:visibility="collapse">
          <table:table-cell office:value-type="float" office:value="920" table:formula="of:=[.A1379]" table:style-name="ce17">
            <text:p>920</text:p>
          </table:table-cell>
          <table:table-cell table:style-name="ce19"/>
          <table:table-cell office:value-type="string" table:style-name="ce4">
            <text:p>BILLED</text:p>
          </table:table-cell>
          <table:table-cell office:value-type="float" office:value="0.44166666670935228" table:formula="of:=IF(AND([.F1380] &lt;&gt; &quot;&quot;;[.G1380] &lt;&gt; &quot;&quot;);([.G1380]-[.F1380])*24;&quot;---&quot;)" table:style-name="ce4">
            <text:p>0.442</text:p>
          </table:table-cell>
          <table:table-cell office:value-type="string" table:style-name="ce16">
            <text:p>IDtoEmployeeSvc</text:p>
          </table:table-cell>
          <table:table-cell office:value-type="date" office:date-value="2025-06-16T10:30:00" table:style-name="ce14">
            <text:p>6/16/25 10:30 AM</text:p>
          </table:table-cell>
          <table:table-cell office:value-type="date" office:date-value="2025-06-16T10:56:30" table:style-name="ce14">
            <text:p>6/16/25 10:56 AM</text:p>
          </table:table-cell>
          <table:table-cell office:value-type="string" table:style-name="ce21">
            <text:p>Worked on answering questions regarding shell &amp; user accounts for IDtoEmployeeSvc.</text:p>
          </table:table-cell>
          <table:table-cell table:style-name="ce18"/>
          <table:table-cell table:number-columns-repeated="16375" table:style-name="ce10"/>
        </table:table-row>
        <table:table-row table:style-name="ro2" table:visibility="collapse">
          <table:table-cell office:value-type="float" office:value="920" table:formula="of:=[.A1380]" table:style-name="ce17">
            <text:p>920</text:p>
          </table:table-cell>
          <table:table-cell table:style-name="ce19"/>
          <table:table-cell office:value-type="string" table:style-name="ce4">
            <text:p>BILLED</text:p>
          </table:table-cell>
          <table:table-cell office:value-type="float" office:value="1.5811111110378988" table:formula="of:=IF(AND([.F1381] &lt;&gt; &quot;&quot;;[.G1381] &lt;&gt; &quot;&quot;);([.G1381]-[.F1381])*24;&quot;---&quot;)" table:style-name="ce4">
            <text:p>1.581</text:p>
          </table:table-cell>
          <table:table-cell office:value-type="string" table:style-name="ce20">
            <text:p>IDtoApptio</text:p>
          </table:table-cell>
          <table:table-cell office:value-type="date" office:date-value="2025-06-16T10:56:30" table:style-name="ce14">
            <text:p>6/16/25 10:56 AM</text:p>
          </table:table-cell>
          <table:table-cell office:value-type="date" office:date-value="2025-06-16T12:31:22" table:style-name="ce14">
            <text:p>6/16/25 12:31 PM</text:p>
          </table:table-cell>
          <table:table-cell office:value-type="string" table:style-name="ce22">
            <text:p>Driver use case design meeting with Ashleigh, the app owner of Apptio.</text:p>
          </table:table-cell>
          <table:table-cell table:style-name="ce18"/>
          <table:table-cell table:number-columns-repeated="16375" table:style-name="ce10"/>
        </table:table-row>
        <table:table-row table:style-name="ro2" table:visibility="collapse">
          <table:table-cell office:value-type="float" office:value="920" table:formula="of:=[.A1381]" table:style-name="ce17">
            <text:p>920</text:p>
          </table:table-cell>
          <table:table-cell table:style-name="ce19"/>
          <table:table-cell office:value-type="string" table:style-name="ce4">
            <text:p>BILLED</text:p>
          </table:table-cell>
          <table:table-cell office:value-type="float" office:value="0.77472222223877907" table:formula="of:=IF(AND([.F1382] &lt;&gt; &quot;&quot;;[.G1382] &lt;&gt; &quot;&quot;);([.G1382]-[.F1382])*24;&quot;---&quot;)" table:style-name="ce4">
            <text:p>0.775</text:p>
          </table:table-cell>
          <table:table-cell office:value-type="string" table:style-name="ce16">
            <text:p>IDtoEmployeeSvc</text:p>
          </table:table-cell>
          <table:table-cell office:value-type="date" office:date-value="2025-06-16T12:31:22" table:style-name="ce14">
            <text:p>6/16/25 12:31 PM</text:p>
          </table:table-cell>
          <table:table-cell office:value-type="date" office:date-value="2025-06-16T13:17:51" table:style-name="ce14">
            <text:p>6/16/25 01:17 PM</text:p>
          </table:table-cell>
          <table:table-cell office:value-type="string" table:style-name="ce21">
            <text:p>#worked on KT session outcome steps . . .</text:p>
          </table:table-cell>
          <table:table-cell table:style-name="ce18"/>
          <table:table-cell table:number-columns-repeated="16375" table:style-name="ce10"/>
        </table:table-row>
        <table:table-row table:style-name="ro2" table:visibility="collapse">
          <table:table-cell office:value-type="float" office:value="920" table:formula="of:=[.A1382]" table:style-name="ce17">
            <text:p>920</text:p>
          </table:table-cell>
          <table:table-cell table:style-name="ce19"/>
          <table:table-cell office:value-type="string" table:style-name="ce4">
            <text:p>BILLED</text:p>
          </table:table-cell>
          <table:table-cell office:value-type="float" office:value="0.38361111102858558" table:formula="of:=IF(AND([.F1383] &lt;&gt; &quot;&quot;;[.G1383] &lt;&gt; &quot;&quot;);([.G1383]-[.F1383])*24;&quot;---&quot;)" table:style-name="ce4">
            <text:p>0.384</text:p>
          </table:table-cell>
          <table:table-cell office:value-type="string" table:style-name="ce20">
            <text:p>IDtoApptio</text:p>
          </table:table-cell>
          <table:table-cell office:value-type="date" office:date-value="2025-06-16T13:56:59" table:style-name="ce14">
            <text:p>6/16/25 01:56 PM</text:p>
          </table:table-cell>
          <table:table-cell office:value-type="date" office:date-value="2025-06-16T14:20:00" table:style-name="ce14">
            <text:p>6/16/25 02:20 PM</text:p>
          </table:table-cell>
          <table:table-cell office:value-type="string" table:style-name="ce21">
            <text:p># confirming build is working properly.</text:p>
          </table:table-cell>
          <table:table-cell table:style-name="ce18"/>
          <table:table-cell table:number-columns-repeated="16375" table:style-name="ce10"/>
        </table:table-row>
        <table:table-row table:style-name="ro5" table:visibility="collapse">
          <table:table-cell office:value-type="float" office:value="920" table:formula="of:=[.A1383]" table:style-name="ce17">
            <text:p>920</text:p>
          </table:table-cell>
          <table:table-cell table:style-name="ce31"/>
          <table:table-cell office:value-type="string" table:style-name="ce4">
            <text:p>BILLED</text:p>
          </table:table-cell>
          <table:table-cell office:value-type="float" office:value="0.81333333346992731" table:formula="of:=IF(AND([.F1384] &lt;&gt; &quot;&quot;;[.G1384] &lt;&gt; &quot;&quot;);([.G1384]-[.F1384])*24;&quot;---&quot;)" table:style-name="ce4">
            <text:p>0.813</text:p>
          </table:table-cell>
          <table:table-cell office:value-type="string" table:style-name="ce20">
            <text:p>IDtoDocunet</text:p>
          </table:table-cell>
          <table:table-cell office:value-type="date" office:date-value="2025-06-16T14:20:00" table:style-name="ce14">
            <text:p>6/16/25 02:20 PM</text:p>
          </table:table-cell>
          <table:table-cell office:value-type="date" office:date-value="2025-06-16T15:08:48" table:style-name="ce14">
            <text:p>6/16/25 03:08 PM</text:p>
          </table:table-cell>
          <table:table-cell office:value-type="string" table:style-name="ce21">
            <text:p>Worked to prepare the total user set to push in production for IDtoDocunet.</text:p>
          </table:table-cell>
          <table:table-cell office:value-type="string" table:style-name="ce18">
            <text:p>The app team fixed an issue with their parsing, and need the data again . . Booo! LOL . .</text:p>
          </table:table-cell>
          <table:table-cell table:number-columns-repeated="16375" table:style-name="ce10"/>
        </table:table-row>
        <table:table-row table:style-name="ro2" table:visibility="collapse">
          <table:table-cell office:value-type="float" office:value="920" table:formula="of:=[.A1384]" table:style-name="ce17">
            <text:p>920</text:p>
          </table:table-cell>
          <table:table-cell table:style-name="ce19"/>
          <table:table-cell office:value-type="string" table:style-name="ce4">
            <text:p>BILLED</text:p>
          </table:table-cell>
          <table:table-cell office:value-type="float" office:value="1.9205555555527098" table:formula="of:=IF(AND([.F1385] &lt;&gt; &quot;&quot;;[.G1385] &lt;&gt; &quot;&quot;);([.G1385]-[.F1385])*24;&quot;---&quot;)" table:style-name="ce4">
            <text:p>1.921</text:p>
          </table:table-cell>
          <table:table-cell office:value-type="string" table:style-name="ce16">
            <text:p>IDtoEmployeeSvc</text:p>
          </table:table-cell>
          <table:table-cell office:value-type="date" office:date-value="2025-06-16T15:08:48" table:style-name="ce14">
            <text:p>6/16/25 03:08 PM</text:p>
          </table:table-cell>
          <table:table-cell office:value-type="date" office:date-value="2025-06-16T17:04:02" table:style-name="ce14">
            <text:p>6/16/25 05:04 PM</text:p>
          </table:table-cell>
          <table:table-cell office:value-type="string" table:style-name="ce21">
            <text:p># reseraching 'cannot create portal user without a contact'</text:p>
          </table:table-cell>
          <table:table-cell table:style-name="ce18"/>
          <table:table-cell table:number-columns-repeated="16375" table:style-name="ce10"/>
        </table:table-row>
        <table:table-row table:style-name="ro2" table:visibility="collapse">
          <table:table-cell office:value-type="float" office:value="920" table:formula="of:=[.A1385]" table:style-name="ce17">
            <text:p>920</text:p>
          </table:table-cell>
          <table:table-cell table:style-name="ce19"/>
          <table:table-cell table:style-name="ce4"/>
          <table:table-cell office:value-type="string" office:string-value="---" table:formula="of:=IF(AND([.F1386] &lt;&gt; &quot;&quot;;[.G1386] &lt;&gt; &quot;&quot;);([.G1386]-[.F138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6]" table:style-name="ce17">
            <text:p>920</text:p>
          </table:table-cell>
          <table:table-cell table:style-name="ce19"/>
          <table:table-cell table:style-name="ce4"/>
          <table:table-cell office:value-type="string" office:string-value="---" table:formula="of:=IF(AND([.F1387] &lt;&gt; &quot;&quot;;[.G1387] &lt;&gt; &quot;&quot;);([.G1387]-[.F138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7]" table:style-name="ce17">
            <text:p>920</text:p>
          </table:table-cell>
          <table:table-cell table:style-name="ce19"/>
          <table:table-cell table:style-name="ce4"/>
          <table:table-cell office:value-type="string" office:string-value="---" table:formula="of:=IF(AND([.F1388] &lt;&gt; &quot;&quot;;[.G1388] &lt;&gt; &quot;&quot;);([.G1388]-[.F138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8]" table:style-name="ce17">
            <text:p>920</text:p>
          </table:table-cell>
          <table:table-cell table:style-name="ce19"/>
          <table:table-cell table:style-name="ce4"/>
          <table:table-cell office:value-type="string" office:string-value="---" table:formula="of:=IF(AND([.F1389] &lt;&gt; &quot;&quot;;[.G1389] &lt;&gt; &quot;&quot;);([.G1389]-[.F138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89]" table:style-name="ce17">
            <text:p>920</text:p>
          </table:table-cell>
          <table:table-cell table:style-name="ce19"/>
          <table:table-cell table:style-name="ce4"/>
          <table:table-cell office:value-type="string" office:string-value="---" table:formula="of:=IF(AND([.F1390] &lt;&gt; &quot;&quot;;[.G1390] &lt;&gt; &quot;&quot;);([.G1390]-[.F139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0" table:formula="of:=[.A1390]" table:style-name="ce17">
            <text:p>920</text:p>
          </table:table-cell>
          <table:table-cell table:style-name="ce19"/>
          <table:table-cell table:style-name="ce4"/>
          <table:table-cell office:value-type="string" office:string-value="---" table:formula="of:=IF(AND([.F1391] &lt;&gt; &quot;&quot;;[.G1391] &lt;&gt; &quot;&quot;);([.G1391]-[.F139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1]" table:style-name="ce17">
            <text:p>920</text:p>
          </table:table-cell>
          <table:table-cell table:style-name="ce19"/>
          <table:table-cell table:style-name="ce4"/>
          <table:table-cell office:value-type="string" office:string-value="---" table:formula="of:=IF(AND([.F1392] &lt;&gt; &quot;&quot;;[.G1392] &lt;&gt; &quot;&quot;);([.G1392]-[.F13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2]" table:style-name="ce17">
            <text:p>920</text:p>
          </table:table-cell>
          <table:table-cell table:style-name="ce19"/>
          <table:table-cell table:style-name="ce4"/>
          <table:table-cell office:value-type="string" office:string-value="---" table:formula="of:=IF(AND([.F1393] &lt;&gt; &quot;&quot;;[.G1393] &lt;&gt; &quot;&quot;);([.G1393]-[.F139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3]" table:style-name="ce17">
            <text:p>920</text:p>
          </table:table-cell>
          <table:table-cell table:style-name="ce19"/>
          <table:table-cell table:style-name="ce4"/>
          <table:table-cell office:value-type="string" office:string-value="---" table:formula="of:=IF(AND([.F1394] &lt;&gt; &quot;&quot;;[.G1394] &lt;&gt; &quot;&quot;);([.G1394]-[.F13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4]" table:style-name="ce17">
            <text:p>920</text:p>
          </table:table-cell>
          <table:table-cell table:style-name="ce19"/>
          <table:table-cell table:style-name="ce4"/>
          <table:table-cell office:value-type="string" office:string-value="---" table:formula="of:=IF(AND([.F1395] &lt;&gt; &quot;&quot;;[.G1395] &lt;&gt; &quot;&quot;);([.G1395]-[.F13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5]" table:style-name="ce17">
            <text:p>920</text:p>
          </table:table-cell>
          <table:table-cell table:style-name="ce19"/>
          <table:table-cell table:style-name="ce4"/>
          <table:table-cell office:value-type="string" office:string-value="---" table:formula="of:=IF(AND([.F1396] &lt;&gt; &quot;&quot;;[.G1396] &lt;&gt; &quot;&quot;);([.G1396]-[.F1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396]" table:style-name="ce17">
            <text:p>920</text:p>
          </table:table-cell>
          <table:table-cell office:value-type="float" office:value="7.75" table:formula="of:=COM.MICROSOFT.CEILING([.C1397];0.25)" table:style-name="ce19">
            <text:p>7.750</text:p>
          </table:table-cell>
          <table:table-cell office:value-type="float" office:value="7.6827777777216397" table:formula="of:=SUM([.D1397:.D1420])" table:style-name="ce4">
            <text:p>7.683</text:p>
          </table:table-cell>
          <table:table-cell office:value-type="string" office:string-value="---" table:formula="of:=IF(AND([.F1397] &lt;&gt; &quot;&quot;;[.G1397] &lt;&gt; &quot;&quot;);([.G1397]-[.F1397])*24;&quot;---&quot;)" table:style-name="ce4">
            <text:p>---</text:p>
          </table:table-cell>
          <table:table-cell office:value-type="date" office:date-value="2025-06-17T00:00:00" table:style-name="ce20">
            <text:p>17-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397]" table:style-name="ce17">
            <text:p>920</text:p>
          </table:table-cell>
          <table:table-cell table:style-name="ce19"/>
          <table:table-cell office:value-type="string" table:style-name="ce4">
            <text:p>BILLED</text:p>
          </table:table-cell>
          <table:table-cell office:value-type="float" office:value="0.16666666668606922" table:formula="of:=IF(AND([.F1398] &lt;&gt; &quot;&quot;;[.G1398] &lt;&gt; &quot;&quot;);([.G1398]-[.F1398])*24;&quot;---&quot;)" table:style-name="ce4">
            <text:p>0.167</text:p>
          </table:table-cell>
          <table:table-cell office:value-type="string" table:style-name="ce20">
            <text:p>mtg-daily</text:p>
          </table:table-cell>
          <table:table-cell office:value-type="date" office:date-value="2025-06-17T08:30:00" table:style-name="ce14">
            <text:p>6/17/25 08:30 AM</text:p>
          </table:table-cell>
          <table:table-cell office:value-type="date" office:date-value="2025-06-17T08:40:00" table:style-name="ce14">
            <text:p>6/17/25 08:40 AM</text:p>
          </table:table-cell>
          <table:table-cell office:value-type="string" table:style-name="ce13">
            <text:p>Daily meetings with the team. Weekly EE backlog meeting.</text:p>
          </table:table-cell>
          <table:table-cell table:style-name="ce15"/>
          <table:table-cell table:number-columns-repeated="16375" table:style-name="ce10"/>
        </table:table-row>
        <table:table-row table:style-name="ro2" table:visibility="collapse">
          <table:table-cell office:value-type="float" office:value="920" table:formula="of:=[.A1398]" table:style-name="ce17">
            <text:p>920</text:p>
          </table:table-cell>
          <table:table-cell table:style-name="ce19"/>
          <table:table-cell office:value-type="string" table:style-name="ce4">
            <text:p>BILLED</text:p>
          </table:table-cell>
          <table:table-cell office:value-type="float" office:value="0.67194444435881451" table:formula="of:=IF(AND([.F1399] &lt;&gt; &quot;&quot;;[.G1399] &lt;&gt; &quot;&quot;);([.G1399]-[.F1399])*24;&quot;---&quot;)" table:style-name="ce4">
            <text:p>0.672</text:p>
          </table:table-cell>
          <table:table-cell office:value-type="string" table:style-name="ce20">
            <text:p>IDtoEmployeesvc</text:p>
          </table:table-cell>
          <table:table-cell office:value-type="date" office:date-value="2025-06-17T09:10:00" table:style-name="ce14">
            <text:p>6/17/25 09:10 AM</text:p>
          </table:table-cell>
          <table:table-cell office:value-type="date" office:date-value="2025-06-17T09:50:19" table:style-name="ce14">
            <text:p>6/17/25 09:50 AM</text:p>
          </table:table-cell>
          <table:table-cell office:value-type="string" table:style-name="ce21">
            <text:p>Worked on resolving the portal user error in IDtoEmployeeSvc.</text:p>
          </table:table-cell>
          <table:table-cell table:style-name="ce15"/>
          <table:table-cell table:number-columns-repeated="16375" table:style-name="ce10"/>
        </table:table-row>
        <table:table-row table:style-name="ro2" table:visibility="collapse">
          <table:table-cell office:value-type="float" office:value="920" table:formula="of:=[.A1399]" table:style-name="ce17">
            <text:p>920</text:p>
          </table:table-cell>
          <table:table-cell table:style-name="ce19"/>
          <table:table-cell office:value-type="string" table:style-name="ce4">
            <text:p>BILLED</text:p>
          </table:table-cell>
          <table:table-cell office:value-type="float" office:value="0.19472222233889624" table:formula="of:=IF(AND([.F1400] &lt;&gt; &quot;&quot;;[.G1400] &lt;&gt; &quot;&quot;);([.G1400]-[.F1400])*24;&quot;---&quot;)" table:style-name="ce4">
            <text:p>0.195</text:p>
          </table:table-cell>
          <table:table-cell office:value-type="string" table:style-name="ce20">
            <text:p>vloginmonitro</text:p>
          </table:table-cell>
          <table:table-cell office:value-type="date" office:date-value="2025-06-17T09:50:19" table:style-name="ce14">
            <text:p>6/17/25 09:50 AM</text:p>
          </table:table-cell>
          <table:table-cell office:value-type="date" office:date-value="2025-06-17T10:02:00" table:style-name="ce14">
            <text:p>6/17/25 10:02 AM</text:p>
          </table:table-cell>
          <table:table-cell office:value-type="string" table:style-name="ce20">
            <text:p>Worked on debugging an IDtoLogicMonitor MyAccess JSP issue.</text:p>
          </table:table-cell>
          <table:table-cell table:style-name="ce18"/>
          <table:table-cell table:number-columns-repeated="16375" table:style-name="ce10"/>
        </table:table-row>
        <table:table-row table:style-name="ro10" table:visibility="collapse">
          <table:table-cell office:value-type="float" office:value="920" table:formula="of:=[.A1400]" table:style-name="ce17">
            <text:p>920</text:p>
          </table:table-cell>
          <table:table-cell table:style-name="ce19"/>
          <table:table-cell office:value-type="string" table:style-name="ce4">
            <text:p>BILLED</text:p>
          </table:table-cell>
          <table:table-cell office:value-type="float" office:value="0.22083333326736465" table:formula="of:=IF(AND([.F1401] &lt;&gt; &quot;&quot;;[.G1401] &lt;&gt; &quot;&quot;);([.G1401]-[.F1401])*24;&quot;---&quot;)" table:style-name="ce4">
            <text:p>0.221</text:p>
          </table:table-cell>
          <table:table-cell office:value-type="string" table:style-name="ce20">
            <text:p>IDtoApptio</text:p>
          </table:table-cell>
          <table:table-cell office:value-type="date" office:date-value="2025-06-17T10:02:00" table:style-name="ce14">
            <text:p>6/17/25 10:02 AM</text:p>
          </table:table-cell>
          <table:table-cell office:value-type="date" office:date-value="2025-06-17T10:15:15" table:style-name="ce14">
            <text:p>6/17/25 10:15 AM</text:p>
          </table:table-cell>
          <table:table-cell office:value-type="string" table:style-name="ce21">
            <text:p>Worked on the schedule and to-do list for IDtoApptio. Meeting with app owner to discuss plans and next steps. Worked on fixing IDtoApptio driver authentication.</text:p>
          </table:table-cell>
          <table:table-cell office:value-type="string" table:style-name="ce18">
            <text:p>One of the fixes I had to do was update swa-rest-connector to support the goofy Apptio API: it requires a body with keyAccess/keySecret on authentication, and the token acquired comes back as a header . .!!?? AND as a Set-cookie response, so it needs to be presented back as a Cookie header when doing normal processing. I completed this work during this time.</text:p>
          </table:table-cell>
          <table:table-cell table:number-columns-repeated="16375" table:style-name="ce10"/>
        </table:table-row>
        <table:table-row table:style-name="ro2" table:visibility="collapse">
          <table:table-cell office:value-type="float" office:value="920" table:formula="of:=[.A1401]" table:style-name="ce17">
            <text:p>920</text:p>
          </table:table-cell>
          <table:table-cell table:style-name="ce19"/>
          <table:table-cell office:value-type="string" table:style-name="ce4">
            <text:p>BILLED</text:p>
          </table:table-cell>
          <table:table-cell office:value-type="float" office:value="0.76361111114965752" table:formula="of:=IF(AND([.F1402] &lt;&gt; &quot;&quot;;[.G1402] &lt;&gt; &quot;&quot;);([.G1402]-[.F1402])*24;&quot;---&quot;)" table:style-name="ce4">
            <text:p>0.764</text:p>
          </table:table-cell>
          <table:table-cell office:value-type="string" table:style-name="ce20">
            <text:p>IDtoApptio</text:p>
          </table:table-cell>
          <table:table-cell office:value-type="date" office:date-value="2025-06-17T10:15:15" table:style-name="ce14">
            <text:p>6/17/25 10:15 AM</text:p>
          </table:table-cell>
          <table:table-cell office:value-type="date" office:date-value="2025-06-17T11:01:04" table:style-name="ce14">
            <text:p>6/17/25 11:01 AM</text:p>
          </table:table-cell>
          <table:table-cell office:value-type="string" table:style-name="ce13">
            <text:p># meeting with Ashleigh.</text:p>
          </table:table-cell>
          <table:table-cell table:style-name="ce18"/>
          <table:table-cell table:number-columns-repeated="16375" table:style-name="ce10"/>
        </table:table-row>
        <table:table-row table:style-name="ro2" table:visibility="collapse">
          <table:table-cell office:value-type="float" office:value="920" table:formula="of:=[.A1402]" table:style-name="ce17">
            <text:p>920</text:p>
          </table:table-cell>
          <table:table-cell table:style-name="ce19"/>
          <table:table-cell office:value-type="string" table:style-name="ce4">
            <text:p>BILLED</text:p>
          </table:table-cell>
          <table:table-cell office:value-type="float" office:value="0.19999999995343387" table:formula="of:=IF(AND([.F1403] &lt;&gt; &quot;&quot;;[.G1403] &lt;&gt; &quot;&quot;);([.G1403]-[.F1403])*24;&quot;---&quot;)" table:style-name="ce4">
            <text:p>0.200</text:p>
          </table:table-cell>
          <table:table-cell office:value-type="string" table:style-name="ce20">
            <text:p>IDtoEmployeesvc</text:p>
          </table:table-cell>
          <table:table-cell office:value-type="date" office:date-value="2025-06-17T11:01:04" table:style-name="ce14">
            <text:p>6/17/25 11:01 AM</text:p>
          </table:table-cell>
          <table:table-cell office:value-type="date" office:date-value="2025-06-17T11:13:04" table:style-name="ce14">
            <text:p>6/17/25 11:13 AM</text:p>
          </table:table-cell>
          <table:table-cell office:value-type="string" table:style-name="ce26">
            <text:p># jeff waid chat</text:p>
          </table:table-cell>
          <table:table-cell table:style-name="ce18"/>
          <table:table-cell table:number-columns-repeated="16375" table:style-name="ce10"/>
        </table:table-row>
        <table:table-row table:style-name="ro2" table:visibility="collapse">
          <table:table-cell office:value-type="float" office:value="920" table:formula="of:=[.A1403]" table:style-name="ce17">
            <text:p>920</text:p>
          </table:table-cell>
          <table:table-cell table:style-name="ce19"/>
          <table:table-cell office:value-type="string" table:style-name="ce4">
            <text:p>BILLED</text:p>
          </table:table-cell>
          <table:table-cell office:value-type="float" office:value="1.4602777777472511" table:formula="of:=IF(AND([.F1404] &lt;&gt; &quot;&quot;;[.G1404] &lt;&gt; &quot;&quot;);([.G1404]-[.F1404])*24;&quot;---&quot;)" table:style-name="ce4">
            <text:p>1.460</text:p>
          </table:table-cell>
          <table:table-cell office:value-type="string" table:style-name="ce20">
            <text:p>IDtoApptio</text:p>
          </table:table-cell>
          <table:table-cell office:value-type="date" office:date-value="2025-06-17T11:13:04" table:style-name="ce14">
            <text:p>6/17/25 11:13 AM</text:p>
          </table:table-cell>
          <table:table-cell office:value-type="date" office:date-value="2025-06-17T12:40:41" table:style-name="ce14">
            <text:p>6/17/25 12:40 PM</text:p>
          </table:table-cell>
          <table:table-cell office:value-type="string" table:style-name="ce13">
            <text:p>#full status email sent out on driver development</text:p>
          </table:table-cell>
          <table:table-cell table:style-name="ce18"/>
          <table:table-cell table:number-columns-repeated="16375" table:style-name="ce10"/>
        </table:table-row>
        <table:table-row table:style-name="ro2" table:visibility="collapse">
          <table:table-cell office:value-type="float" office:value="920" table:formula="of:=[.A1404]" table:style-name="ce17">
            <text:p>920</text:p>
          </table:table-cell>
          <table:table-cell table:style-name="ce19"/>
          <table:table-cell office:value-type="string" table:style-name="ce4">
            <text:p>BILLED</text:p>
          </table:table-cell>
          <table:table-cell office:value-type="float" office:value="0.12833333347225562" table:formula="of:=IF(AND([.F1405] &lt;&gt; &quot;&quot;;[.G1405] &lt;&gt; &quot;&quot;);([.G1405]-[.F1405])*24;&quot;---&quot;)" table:style-name="ce4">
            <text:p>0.128</text:p>
          </table:table-cell>
          <table:table-cell office:value-type="string" table:style-name="ce20">
            <text:p>IDtoApptio</text:p>
          </table:table-cell>
          <table:table-cell office:value-type="date" office:date-value="2025-06-17T12:40:41" table:style-name="ce14">
            <text:p>6/17/25 12:40 PM</text:p>
          </table:table-cell>
          <table:table-cell office:value-type="date" office:date-value="2025-06-17T12:48:23" table:style-name="ce14">
            <text:p>6/17/25 12:48 PM</text:p>
          </table:table-cell>
          <table:table-cell office:value-type="string" table:style-name="ce13">
            <text:p>#todo list clean; doing aptio todo items now</text:p>
          </table:table-cell>
          <table:table-cell table:style-name="ce18"/>
          <table:table-cell table:number-columns-repeated="16375" table:style-name="ce10"/>
        </table:table-row>
        <table:table-row table:style-name="ro2" table:visibility="collapse">
          <table:table-cell office:value-type="float" office:value="920" table:formula="of:=[.A1405]" table:style-name="ce17">
            <text:p>920</text:p>
          </table:table-cell>
          <table:table-cell table:style-name="ce19"/>
          <table:table-cell office:value-type="string" table:style-name="ce4">
            <text:p>BILLED</text:p>
          </table:table-cell>
          <table:table-cell office:value-type="float" office:value="0.98888888885267079" table:formula="of:=IF(AND([.F1406] &lt;&gt; &quot;&quot;;[.G1406] &lt;&gt; &quot;&quot;);([.G1406]-[.F1406])*24;&quot;---&quot;)" table:style-name="ce4">
            <text:p>0.989</text:p>
          </table:table-cell>
          <table:table-cell office:value-type="string" table:style-name="ce20">
            <text:p>IDtoApptio</text:p>
          </table:table-cell>
          <table:table-cell office:value-type="date" office:date-value="2025-06-17T12:48:23" table:style-name="ce14">
            <text:p>6/17/25 12:48 PM</text:p>
          </table:table-cell>
          <table:table-cell office:value-type="date" office:date-value="2025-06-17T13:47:43" table:style-name="ce14">
            <text:p>6/17/25 01:47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0" table:formula="of:=[.A1406]" table:style-name="ce17">
            <text:p>920</text:p>
          </table:table-cell>
          <table:table-cell table:style-name="ce19"/>
          <table:table-cell office:value-type="string" table:style-name="ce4">
            <text:p>BILLED</text:p>
          </table:table-cell>
          <table:table-cell office:value-type="float" office:value="0.18861111102160066" table:formula="of:=IF(AND([.F1407] &lt;&gt; &quot;&quot;;[.G1407] &lt;&gt; &quot;&quot;);([.G1407]-[.F1407])*24;&quot;---&quot;)" table:style-name="ce4">
            <text:p>0.189</text:p>
          </table:table-cell>
          <table:table-cell office:value-type="string" table:style-name="ce21">
            <text:p>mtg-backlog</text:p>
          </table:table-cell>
          <table:table-cell office:value-type="date" office:date-value="2025-06-17T14:00:00" table:style-name="ce14">
            <text:p>6/17/25 02:00 PM</text:p>
          </table:table-cell>
          <table:table-cell office:value-type="date" office:date-value="2025-06-17T14:11:19" table:style-name="ce14">
            <text:p>6/17/25 02:1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0" table:formula="of:=[.A1407]" table:style-name="ce17">
            <text:p>920</text:p>
          </table:table-cell>
          <table:table-cell table:style-name="ce19"/>
          <table:table-cell office:value-type="string" table:style-name="ce4">
            <text:p>BILLED</text:p>
          </table:table-cell>
          <table:table-cell office:value-type="float" office:value="0.71916666661854833" table:formula="of:=IF(AND([.F1408] &lt;&gt; &quot;&quot;;[.G1408] &lt;&gt; &quot;&quot;);([.G1408]-[.F1408])*24;&quot;---&quot;)" table:style-name="ce4">
            <text:p>0.719</text:p>
          </table:table-cell>
          <table:table-cell office:value-type="string" table:style-name="ce20">
            <text:p>IDtoApptio</text:p>
          </table:table-cell>
          <table:table-cell office:value-type="date" office:date-value="2025-06-17T14:11:19" table:style-name="ce14">
            <text:p>6/17/25 02:11 PM</text:p>
          </table:table-cell>
          <table:table-cell office:value-type="date" office:date-value="2025-06-17T14:54:28" table:style-name="ce14">
            <text:p>6/17/25 02:54 PM</text:p>
          </table:table-cell>
          <table:table-cell office:value-type="string" table:style-name="ce13">
            <text:p># documenting 15 hour reauth need . . How to fix . .?</text:p>
          </table:table-cell>
          <table:table-cell table:style-name="ce18"/>
          <table:table-cell table:number-columns-repeated="16375" table:style-name="ce10"/>
        </table:table-row>
        <table:table-row table:style-name="ro2" table:visibility="collapse">
          <table:table-cell office:value-type="float" office:value="920" table:formula="of:=[.A1408]" table:style-name="ce17">
            <text:p>920</text:p>
          </table:table-cell>
          <table:table-cell table:style-name="ce19"/>
          <table:table-cell office:value-type="string" table:style-name="ce4">
            <text:p>BILLED</text:p>
          </table:table-cell>
          <table:table-cell office:value-type="float" office:value="0.75722222216427326" table:formula="of:=IF(AND([.F1409] &lt;&gt; &quot;&quot;;[.G1409] &lt;&gt; &quot;&quot;);([.G1409]-[.F1409])*24;&quot;---&quot;)" table:style-name="ce4">
            <text:p>0.757</text:p>
          </table:table-cell>
          <table:table-cell office:value-type="string" table:style-name="ce20">
            <text:p>IDtoApptio</text:p>
          </table:table-cell>
          <table:table-cell office:value-type="date" office:date-value="2025-06-17T15:40:28" table:style-name="ce14">
            <text:p>6/17/25 03:40 PM</text:p>
          </table:table-cell>
          <table:table-cell office:value-type="date" office:date-value="2025-06-17T16:25:54" table:style-name="ce14">
            <text:p>6/17/25 04:25 PM</text:p>
          </table:table-cell>
          <table:table-cell office:value-type="string" table:style-name="ce13">
            <text:p># providing cookie for authentication to apptio driver.</text:p>
          </table:table-cell>
          <table:table-cell table:style-name="ce18"/>
          <table:table-cell table:number-columns-repeated="16375" table:style-name="ce10"/>
        </table:table-row>
        <table:table-row table:style-name="ro2" table:visibility="collapse">
          <table:table-cell office:value-type="float" office:value="920" table:formula="of:=[.A1409]" table:style-name="ce17">
            <text:p>920</text:p>
          </table:table-cell>
          <table:table-cell table:style-name="ce19"/>
          <table:table-cell office:value-type="string" table:style-name="ce4">
            <text:p>BILLED</text:p>
          </table:table-cell>
          <table:table-cell office:value-type="float" office:value="1.222500000090804" table:formula="of:=IF(AND([.F1410] &lt;&gt; &quot;&quot;;[.G1410] &lt;&gt; &quot;&quot;);([.G1410]-[.F1410])*24;&quot;---&quot;)" table:style-name="ce4">
            <text:p>1.223</text:p>
          </table:table-cell>
          <table:table-cell office:value-type="string" table:style-name="ce20">
            <text:p>IDtoApptio</text:p>
          </table:table-cell>
          <table:table-cell office:value-type="date" office:date-value="2025-06-17T16:25:54" table:style-name="ce14">
            <text:p>6/17/25 04:25 PM</text:p>
          </table:table-cell>
          <table:table-cell office:value-type="date" office:date-value="2025-06-17T17:39:15" table:style-name="ce14">
            <text:p>6/17/25 05:39 PM</text:p>
          </table:table-cell>
          <table:table-cell office:value-type="string" table:style-name="ce13">
            <text:p>#this cookie thing is done; now adding junit test to swarest connector</text:p>
          </table:table-cell>
          <table:table-cell table:style-name="ce18"/>
          <table:table-cell table:number-columns-repeated="16375" table:style-name="ce10"/>
        </table:table-row>
        <table:table-row table:style-name="ro2" table:visibility="collapse">
          <table:table-cell office:value-type="float" office:value="920" table:formula="of:=[.A1410]" table:style-name="ce17">
            <text:p>920</text:p>
          </table:table-cell>
          <table:table-cell table:style-name="ce19"/>
          <table:table-cell table:style-name="ce4"/>
          <table:table-cell office:value-type="string" office:string-value="---" table:formula="of:=IF(AND([.F1411] &lt;&gt; &quot;&quot;;[.G1411] &lt;&gt; &quot;&quot;);([.G1411]-[.F14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1]" table:style-name="ce17">
            <text:p>920</text:p>
          </table:table-cell>
          <table:table-cell table:style-name="ce19"/>
          <table:table-cell table:style-name="ce4"/>
          <table:table-cell office:value-type="string" office:string-value="---" table:formula="of:=IF(AND([.F1412] &lt;&gt; &quot;&quot;;[.G1412] &lt;&gt; &quot;&quot;);([.G1412]-[.F14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2]" table:style-name="ce17">
            <text:p>920</text:p>
          </table:table-cell>
          <table:table-cell table:style-name="ce19"/>
          <table:table-cell table:style-name="ce4"/>
          <table:table-cell office:value-type="string" office:string-value="---" table:formula="of:=IF(AND([.F1413] &lt;&gt; &quot;&quot;;[.G1413] &lt;&gt; &quot;&quot;);([.G1413]-[.F141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3]" table:style-name="ce17">
            <text:p>920</text:p>
          </table:table-cell>
          <table:table-cell table:style-name="ce19"/>
          <table:table-cell table:style-name="ce4"/>
          <table:table-cell office:value-type="string" office:string-value="---" table:formula="of:=IF(AND([.F1414] &lt;&gt; &quot;&quot;;[.G1414] &lt;&gt; &quot;&quot;);([.G1414]-[.F14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4]" table:style-name="ce17">
            <text:p>920</text:p>
          </table:table-cell>
          <table:table-cell table:style-name="ce19"/>
          <table:table-cell table:style-name="ce4"/>
          <table:table-cell office:value-type="string" office:string-value="---" table:formula="of:=IF(AND([.F1415] &lt;&gt; &quot;&quot;;[.G1415] &lt;&gt; &quot;&quot;);([.G1415]-[.F14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5]" table:style-name="ce17">
            <text:p>920</text:p>
          </table:table-cell>
          <table:table-cell table:style-name="ce19"/>
          <table:table-cell table:style-name="ce4"/>
          <table:table-cell office:value-type="string" office:string-value="---" table:formula="of:=IF(AND([.F1416] &lt;&gt; &quot;&quot;;[.G1416] &lt;&gt; &quot;&quot;);([.G1416]-[.F14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6]" table:style-name="ce17">
            <text:p>920</text:p>
          </table:table-cell>
          <table:table-cell table:style-name="ce19"/>
          <table:table-cell table:style-name="ce4"/>
          <table:table-cell office:value-type="string" office:string-value="---" table:formula="of:=IF(AND([.F1417] &lt;&gt; &quot;&quot;;[.G1417] &lt;&gt; &quot;&quot;);([.G1417]-[.F141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7]" table:style-name="ce17">
            <text:p>920</text:p>
          </table:table-cell>
          <table:table-cell table:style-name="ce19"/>
          <table:table-cell table:style-name="ce4"/>
          <table:table-cell office:value-type="string" office:string-value="---" table:formula="of:=IF(AND([.F1418] &lt;&gt; &quot;&quot;;[.G1418] &lt;&gt; &quot;&quot;);([.G1418]-[.F14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8]" table:style-name="ce17">
            <text:p>920</text:p>
          </table:table-cell>
          <table:table-cell table:style-name="ce19"/>
          <table:table-cell table:style-name="ce4"/>
          <table:table-cell office:value-type="string" office:string-value="---" table:formula="of:=IF(AND([.F1419] &lt;&gt; &quot;&quot;;[.G1419] &lt;&gt; &quot;&quot;);([.G1419]-[.F14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19]" table:style-name="ce17">
            <text:p>920</text:p>
          </table:table-cell>
          <table:table-cell table:style-name="ce19"/>
          <table:table-cell table:style-name="ce4"/>
          <table:table-cell office:value-type="string" office:string-value="---" table:formula="of:=IF(AND([.F1420] &lt;&gt; &quot;&quot;;[.G1420] &lt;&gt; &quot;&quot;);([.G1420]-[.F142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20]" table:style-name="ce17">
            <text:p>920</text:p>
          </table:table-cell>
          <table:table-cell office:value-type="float" office:value="8" table:formula="of:=COM.MICROSOFT.CEILING([.C1421];0.25)" table:style-name="ce19">
            <text:p>8.000</text:p>
          </table:table-cell>
          <table:table-cell office:value-type="float" office:value="8" table:formula="of:=SUM([.D1421:.D1439])" table:style-name="ce4">
            <text:p>8.000</text:p>
          </table:table-cell>
          <table:table-cell office:value-type="string" office:string-value="---" table:formula="of:=IF(AND([.F1421] &lt;&gt; &quot;&quot;;[.G1421] &lt;&gt; &quot;&quot;);([.G1421]-[.F1421])*24;&quot;---&quot;)" table:style-name="ce4">
            <text:p>---</text:p>
          </table:table-cell>
          <table:table-cell office:value-type="date" office:date-value="2025-06-18T00:00:00" table:style-name="ce20">
            <text:p>18-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21]" table:style-name="ce17">
            <text:p>920</text:p>
          </table:table-cell>
          <table:table-cell table:style-name="ce19"/>
          <table:table-cell table:style-name="ce4"/>
          <table:table-cell office:value-type="string" office:string-value="---" table:formula="of:=IF(AND([.F1422] &lt;&gt; &quot;&quot;;[.G1422] &lt;&gt; &quot;&quot;);([.G1422]-[.F142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3]" table:style-name="ce17">
            <text:p>920</text:p>
          </table:table-cell>
          <table:table-cell table:style-name="ce19"/>
          <table:table-cell table:style-name="ce4"/>
          <table:table-cell office:value-type="string" office:string-value="---" table:formula="of:=IF(AND([.F1424] &lt;&gt; &quot;&quot;;[.G1424] &lt;&gt; &quot;&quot;);([.G1424]-[.F142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4]" table:style-name="ce17">
            <text:p>920</text:p>
          </table:table-cell>
          <table:table-cell table:style-name="ce19"/>
          <table:table-cell table:style-name="ce4"/>
          <table:table-cell office:value-type="string" office:string-value="---" table:formula="of:=IF(AND([.F1425] &lt;&gt; &quot;&quot;;[.G1425] &lt;&gt; &quot;&quot;);([.G1425]-[.F1425])*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0"/>
        </table:table-row>
        <table:table-row table:style-name="ro2" table:visibility="collapse">
          <table:table-cell office:value-type="float" office:value="920" table:formula="of:=[.A1425]" table:style-name="ce17">
            <text:p>920</text:p>
          </table:table-cell>
          <table:table-cell table:style-name="ce19"/>
          <table:table-cell table:style-name="ce4"/>
          <table:table-cell office:value-type="string" office:string-value="---" table:formula="of:=IF(AND([.F1426] &lt;&gt; &quot;&quot;;[.G1426] &lt;&gt; &quot;&quot;);([.G1426]-[.F142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6]" table:style-name="ce17">
            <text:p>920</text:p>
          </table:table-cell>
          <table:table-cell table:style-name="ce19"/>
          <table:table-cell table:style-name="ce4"/>
          <table:table-cell office:value-type="string" office:string-value="---" table:formula="of:=IF(AND([.F1427] &lt;&gt; &quot;&quot;;[.G1427] &lt;&gt; &quot;&quot;);([.G1427]-[.F142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7]" table:style-name="ce17">
            <text:p>920</text:p>
          </table:table-cell>
          <table:table-cell table:style-name="ce19"/>
          <table:table-cell table:style-name="ce4"/>
          <table:table-cell office:value-type="string" office:string-value="---" table:formula="of:=IF(AND([.F1428] &lt;&gt; &quot;&quot;;[.G1428] &lt;&gt; &quot;&quot;);([.G1428]-[.F142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8]" table:style-name="ce17">
            <text:p>920</text:p>
          </table:table-cell>
          <table:table-cell table:style-name="ce19"/>
          <table:table-cell table:style-name="ce4"/>
          <table:table-cell office:value-type="string" office:string-value="---" table:formula="of:=IF(AND([.F1429] &lt;&gt; &quot;&quot;;[.G1429] &lt;&gt; &quot;&quot;);([.G1429]-[.F142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29]" table:style-name="ce17">
            <text:p>920</text:p>
          </table:table-cell>
          <table:table-cell table:style-name="ce19"/>
          <table:table-cell table:style-name="ce4"/>
          <table:table-cell office:value-type="string" office:string-value="---" table:formula="of:=IF(AND([.F1430] &lt;&gt; &quot;&quot;;[.G1430] &lt;&gt; &quot;&quot;);([.G1430]-[.F1430])*24;&quot;---&quot;)" table:style-name="ce4">
            <text:p>---</text:p>
          </table:table-cell>
          <table:table-cell table:style-name="ce21"/>
          <table:table-cell table:number-columns-repeated="2" table:style-name="ce14"/>
          <table:table-cell table:style-name="ce10"/>
          <table:table-cell table:style-name="ce23"/>
          <table:table-cell table:number-columns-repeated="16375" table:style-name="ce10"/>
        </table:table-row>
        <table:table-row table:style-name="ro2" table:visibility="collapse">
          <table:table-cell office:value-type="float" office:value="920" table:formula="of:=[.A1430]" table:style-name="ce17">
            <text:p>920</text:p>
          </table:table-cell>
          <table:table-cell table:style-name="ce19"/>
          <table:table-cell table:style-name="ce4"/>
          <table:table-cell office:value-type="string" office:string-value="---" table:formula="of:=IF(AND([.F1431] &lt;&gt; &quot;&quot;;[.G1431] &lt;&gt; &quot;&quot;);([.G1431]-[.F1431])*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1]" table:style-name="ce17">
            <text:p>920</text:p>
          </table:table-cell>
          <table:table-cell table:style-name="ce19"/>
          <table:table-cell table:style-name="ce4"/>
          <table:table-cell office:value-type="string" office:string-value="---" table:formula="of:=IF(AND([.F1432] &lt;&gt; &quot;&quot;;[.G1432] &lt;&gt; &quot;&quot;);([.G1432]-[.F143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2]" table:style-name="ce17">
            <text:p>920</text:p>
          </table:table-cell>
          <table:table-cell table:style-name="ce19"/>
          <table:table-cell table:style-name="ce4"/>
          <table:table-cell office:value-type="string" office:string-value="---" table:formula="of:=IF(AND([.F1433] &lt;&gt; &quot;&quot;;[.G1433] &lt;&gt; &quot;&quot;);([.G1433]-[.F143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3]" table:style-name="ce17">
            <text:p>920</text:p>
          </table:table-cell>
          <table:table-cell table:style-name="ce19"/>
          <table:table-cell table:style-name="ce4"/>
          <table:table-cell office:value-type="string" office:string-value="---" table:formula="of:=IF(AND([.F1434] &lt;&gt; &quot;&quot;;[.G1434] &lt;&gt; &quot;&quot;);([.G1434]-[.F143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4]" table:style-name="ce17">
            <text:p>920</text:p>
          </table:table-cell>
          <table:table-cell table:style-name="ce19"/>
          <table:table-cell table:style-name="ce4"/>
          <table:table-cell office:value-type="string" office:string-value="---" table:formula="of:=IF(AND([.F1435] &lt;&gt; &quot;&quot;;[.G1435] &lt;&gt; &quot;&quot;);([.G1435]-[.F143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5]" table:style-name="ce17">
            <text:p>920</text:p>
          </table:table-cell>
          <table:table-cell table:style-name="ce19"/>
          <table:table-cell table:style-name="ce4"/>
          <table:table-cell office:value-type="string" office:string-value="---" table:formula="of:=IF(AND([.F1436] &lt;&gt; &quot;&quot;;[.G1436] &lt;&gt; &quot;&quot;);([.G1436]-[.F143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6]" table:style-name="ce17">
            <text:p>920</text:p>
          </table:table-cell>
          <table:table-cell table:style-name="ce19"/>
          <table:table-cell table:style-name="ce4"/>
          <table:table-cell office:value-type="string" office:string-value="---" table:formula="of:=IF(AND([.F1437] &lt;&gt; &quot;&quot;;[.G1437] &lt;&gt; &quot;&quot;);([.G1437]-[.F143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0" table:formula="of:=[.A1437]" table:style-name="ce17">
            <text:p>920</text:p>
          </table:table-cell>
          <table:table-cell table:style-name="ce19"/>
          <table:table-cell table:style-name="ce4"/>
          <table:table-cell office:value-type="string" office:string-value="---" table:formula="of:=IF(AND([.F1438] &lt;&gt; &quot;&quot;;[.G1438] &lt;&gt; &quot;&quot;);([.G1438]-[.F143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0" table:formula="of:=[.A1438]" table:style-name="ce17">
            <text:p>920</text:p>
          </table:table-cell>
          <table:table-cell table:style-name="ce19"/>
          <table:table-cell table:style-name="ce4"/>
          <table:table-cell office:value-type="string" office:string-value="---" table:formula="of:=IF(AND([.F1439] &lt;&gt; &quot;&quot;;[.G1439] &lt;&gt; &quot;&quot;);([.G1439]-[.F143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39]" table:style-name="ce17">
            <text:p>920</text:p>
          </table:table-cell>
          <table:table-cell office:value-type="float" office:value="8" table:formula="of:=COM.MICROSOFT.CEILING([.C1440];0.25)" table:style-name="ce19">
            <text:p>8.000</text:p>
          </table:table-cell>
          <table:table-cell office:value-type="float" office:value="8" table:formula="of:=SUM([.D1440:.D1456])" table:style-name="ce4">
            <text:p>8.000</text:p>
          </table:table-cell>
          <table:table-cell office:value-type="string" office:string-value="---" table:formula="of:=IF(AND([.F1440] &lt;&gt; &quot;&quot;;[.G1440] &lt;&gt; &quot;&quot;);([.G1440]-[.F1440])*24;&quot;---&quot;)" table:style-name="ce4">
            <text:p>---</text:p>
          </table:table-cell>
          <table:table-cell office:value-type="date" office:date-value="2025-06-19T00:00:00" table:style-name="ce28">
            <text:p>19-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0]" table:style-name="ce17">
            <text:p>920</text:p>
          </table:table-cell>
          <table:table-cell table:style-name="ce19"/>
          <table:table-cell table:style-name="ce4"/>
          <table:table-cell office:value-type="string" office:string-value="---" table:formula="of:=IF(AND([.F1441] &lt;&gt; &quot;&quot;;[.G1441] &lt;&gt; &quot;&quot;);([.G1441]-[.F14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1]" table:style-name="ce17">
            <text:p>920</text:p>
          </table:table-cell>
          <table:table-cell table:style-name="ce19"/>
          <table:table-cell table:style-name="ce4"/>
          <table:table-cell office:value-type="string" office:string-value="---" table:formula="of:=IF(AND([.F1442] &lt;&gt; &quot;&quot;;[.G1442] &lt;&gt; &quot;&quot;);([.G1442]-[.F14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2]"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43]" table:style-name="ce17">
            <text:p>920</text:p>
          </table:table-cell>
          <table:table-cell table:style-name="ce19"/>
          <table:table-cell table:style-name="ce4"/>
          <table:table-cell office:value-type="string" office:string-value="---" table:formula="of:=IF(AND([.F1444] &lt;&gt; &quot;&quot;;[.G1444] &lt;&gt; &quot;&quot;);([.G1444]-[.F14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4]" table:style-name="ce17">
            <text:p>920</text:p>
          </table:table-cell>
          <table:table-cell table:style-name="ce19"/>
          <table:table-cell table:style-name="ce4"/>
          <table:table-cell office:value-type="string" office:string-value="---" table:formula="of:=IF(AND([.F1445] &lt;&gt; &quot;&quot;;[.G1445] &lt;&gt; &quot;&quot;);([.G1445]-[.F14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5]" table:style-name="ce17">
            <text:p>920</text:p>
          </table:table-cell>
          <table:table-cell table:style-name="ce11"/>
          <table:table-cell table:style-name="ce4"/>
          <table:table-cell office:value-type="string" office:string-value="---" table:formula="of:=IF(AND([.F1446] &lt;&gt; &quot;&quot;;[.G1446] &lt;&gt; &quot;&quot;);([.G1446]-[.F144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0" table:formula="of:=[.A1446]" table:style-name="ce17">
            <text:p>920</text:p>
          </table:table-cell>
          <table:table-cell table:style-name="ce29"/>
          <table:table-cell table:style-name="ce4"/>
          <table:table-cell office:value-type="string" office:string-value="---" table:formula="of:=IF(AND([.F1447] &lt;&gt; &quot;&quot;;[.G1447] &lt;&gt; &quot;&quot;);([.G1447]-[.F14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7]" table:style-name="ce17">
            <text:p>920</text:p>
          </table:table-cell>
          <table:table-cell table:style-name="ce19"/>
          <table:table-cell table:style-name="ce4"/>
          <table:table-cell office:value-type="string" office:string-value="---" table:formula="of:=IF(AND([.F1448] &lt;&gt; &quot;&quot;;[.G1448] &lt;&gt; &quot;&quot;);([.G1448]-[.F1448])*24;&quot;---&quot;)" table:style-name="ce4">
            <text:p>---</text:p>
          </table:table-cell>
          <table:table-cell table:style-name="ce10"/>
          <table:table-cell table:number-columns-repeated="2" table:style-name="ce14"/>
          <table:table-cell table:number-columns-repeated="16377" table:style-name="ce10"/>
        </table:table-row>
        <table:table-row table:style-name="ro2" table:visibility="collapse">
          <table:table-cell office:value-type="float" office:value="920" table:formula="of:=[.A1448]" table:style-name="ce17">
            <text:p>920</text:p>
          </table:table-cell>
          <table:table-cell table:number-columns-repeated="2" table:style-name="ce4"/>
          <table:table-cell office:value-type="string" office:string-value="---" table:formula="of:=IF(AND([.F1449] &lt;&gt; &quot;&quot;;[.G1449] &lt;&gt; &quot;&quot;);([.G1449]-[.F1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49]" table:style-name="ce17">
            <text:p>920</text:p>
          </table:table-cell>
          <table:table-cell table:style-name="ce19"/>
          <table:table-cell table:style-name="ce4"/>
          <table:table-cell office:value-type="string" office:string-value="---" table:formula="of:=IF(AND([.F1450] &lt;&gt; &quot;&quot;;[.G1450] &lt;&gt; &quot;&quot;);([.G1450]-[.F145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0" table:formula="of:=[.A1450]" table:style-name="ce17">
            <text:p>920</text:p>
          </table:table-cell>
          <table:table-cell table:style-name="ce19"/>
          <table:table-cell table:style-name="ce4"/>
          <table:table-cell office:value-type="string" office:string-value="---" table:formula="of:=IF(AND([.F1451] &lt;&gt; &quot;&quot;;[.G1451] &lt;&gt; &quot;&quot;);([.G1451]-[.F1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1]" table:style-name="ce17">
            <text:p>920</text:p>
          </table:table-cell>
          <table:table-cell table:style-name="ce19"/>
          <table:table-cell table:style-name="ce4"/>
          <table:table-cell office:value-type="string" office:string-value="---" table:formula="of:=IF(AND([.F1452] &lt;&gt; &quot;&quot;;[.G1452] &lt;&gt; &quot;&quot;);([.G1452]-[.F145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2]" table:style-name="ce17">
            <text:p>920</text:p>
          </table:table-cell>
          <table:table-cell table:style-name="ce19"/>
          <table:table-cell table:style-name="ce4"/>
          <table:table-cell office:value-type="string" office:string-value="---" table:formula="of:=IF(AND([.F1453] &lt;&gt; &quot;&quot;;[.G1453] &lt;&gt; &quot;&quot;);([.G1453]-[.F145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3]" table:style-name="ce17">
            <text:p>920</text:p>
          </table:table-cell>
          <table:table-cell table:style-name="ce19"/>
          <table:table-cell table:style-name="ce4"/>
          <table:table-cell office:value-type="string" office:string-value="---" table:formula="of:=IF(AND([.F1454] &lt;&gt; &quot;&quot;;[.G1454] &lt;&gt; &quot;&quot;);([.G1454]-[.F145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4]" table:style-name="ce17">
            <text:p>920</text:p>
          </table:table-cell>
          <table:table-cell table:style-name="ce19"/>
          <table:table-cell table:style-name="ce4"/>
          <table:table-cell office:value-type="string" office:string-value="---" table:formula="of:=IF(AND([.F1455] &lt;&gt; &quot;&quot;;[.G1455] &lt;&gt; &quot;&quot;);([.G1455]-[.F145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5]" table:style-name="ce17">
            <text:p>920</text:p>
          </table:table-cell>
          <table:table-cell table:style-name="ce19"/>
          <table:table-cell table:style-name="ce4"/>
          <table:table-cell office:value-type="string" office:string-value="---" table:formula="of:=IF(AND([.F1456] &lt;&gt; &quot;&quot;;[.G1456] &lt;&gt; &quot;&quot;);([.G1456]-[.F145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6]" table:style-name="ce17">
            <text:p>920</text:p>
          </table:table-cell>
          <table:table-cell office:value-type="float" office:value="8" table:formula="of:=COM.MICROSOFT.CEILING([.C1457];0.25)" table:style-name="ce19">
            <text:p>8.000</text:p>
          </table:table-cell>
          <table:table-cell office:value-type="float" office:value="8" table:formula="of:=SUM([.D1457:.D1474])" table:style-name="ce4">
            <text:p>8.000</text:p>
          </table:table-cell>
          <table:table-cell office:value-type="string" office:string-value="---" table:formula="of:=IF(AND([.F1457] &lt;&gt; &quot;&quot;;[.G1457] &lt;&gt; &quot;&quot;);([.G1457]-[.F1457])*24;&quot;---&quot;)" table:style-name="ce4">
            <text:p>---</text:p>
          </table:table-cell>
          <table:table-cell office:value-type="date" office:date-value="2025-06-20T00:00:00" table:style-name="ce20">
            <text:p>20-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7]" table:style-name="ce17">
            <text:p>920</text:p>
          </table:table-cell>
          <table:table-cell table:style-name="ce19"/>
          <table:table-cell table:style-name="ce4"/>
          <table:table-cell office:value-type="string" office:string-value="---" table:formula="of:=IF(AND([.F1458] &lt;&gt; &quot;&quot;;[.G1458] &lt;&gt; &quot;&quot;);([.G1458]-[.F145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8]" table:style-name="ce17">
            <text:p>920</text:p>
          </table:table-cell>
          <table:table-cell table:style-name="ce19"/>
          <table:table-cell table:style-name="ce4"/>
          <table:table-cell office:value-type="string" office:string-value="---" table:formula="of:=IF(AND([.F1459] &lt;&gt; &quot;&quot;;[.G1459] &lt;&gt; &quot;&quot;);([.G1459]-[.F14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59]" table:style-name="ce17">
            <text:p>920</text:p>
          </table:table-cell>
          <table:table-cell table:style-name="ce19"/>
          <table:table-cell table:style-name="ce4"/>
          <table:table-cell office:value-type="float" office:value="8" table:style-name="ce4">
            <text:p>8.000</text:p>
          </table:table-cell>
          <table:table-cell office:value-type="string" table:style-name="ce21">
            <text:p>FTO - Ohio</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0]" table:style-name="ce17">
            <text:p>920</text:p>
          </table:table-cell>
          <table:table-cell table:style-name="ce19"/>
          <table:table-cell table:style-name="ce4"/>
          <table:table-cell office:value-type="string" office:string-value="---" table:formula="of:=IF(AND([.F1461] &lt;&gt; &quot;&quot;;[.G1461] &lt;&gt; &quot;&quot;);([.G1461]-[.F14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1]" table:style-name="ce17">
            <text:p>920</text:p>
          </table:table-cell>
          <table:table-cell table:style-name="ce19"/>
          <table:table-cell table:style-name="ce4"/>
          <table:table-cell office:value-type="string" office:string-value="---" table:formula="of:=IF(AND([.F1462] &lt;&gt; &quot;&quot;;[.G1462] &lt;&gt; &quot;&quot;);([.G1462]-[.F14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2]" table:style-name="ce17">
            <text:p>920</text:p>
          </table:table-cell>
          <table:table-cell table:style-name="ce19"/>
          <table:table-cell table:style-name="ce4"/>
          <table:table-cell office:value-type="string" office:string-value="---" table:formula="of:=IF(AND([.F1463] &lt;&gt; &quot;&quot;;[.G1463] &lt;&gt; &quot;&quot;);([.G1463]-[.F14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3]" table:style-name="ce17">
            <text:p>920</text:p>
          </table:table-cell>
          <table:table-cell table:style-name="ce19"/>
          <table:table-cell table:style-name="ce4"/>
          <table:table-cell office:value-type="string" office:string-value="---" table:formula="of:=IF(AND([.F1464] &lt;&gt; &quot;&quot;;[.G1464] &lt;&gt; &quot;&quot;);([.G1464]-[.F14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4]" table:style-name="ce17">
            <text:p>920</text:p>
          </table:table-cell>
          <table:table-cell table:style-name="ce19"/>
          <table:table-cell table:style-name="ce4"/>
          <table:table-cell office:value-type="string" office:string-value="---" table:formula="of:=IF(AND([.F1465] &lt;&gt; &quot;&quot;;[.G1465] &lt;&gt; &quot;&quot;);([.G1465]-[.F14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5]" table:style-name="ce17">
            <text:p>920</text:p>
          </table:table-cell>
          <table:table-cell table:style-name="ce19"/>
          <table:table-cell table:style-name="ce4"/>
          <table:table-cell office:value-type="string" office:string-value="---" table:formula="of:=IF(AND([.F1466] &lt;&gt; &quot;&quot;;[.G1466] &lt;&gt; &quot;&quot;);([.G1466]-[.F1466])*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0" table:formula="of:=[.A1466]" table:style-name="ce17">
            <text:p>920</text:p>
          </table:table-cell>
          <table:table-cell table:style-name="ce19"/>
          <table:table-cell table:style-name="ce4"/>
          <table:table-cell office:value-type="string" office:string-value="---" table:formula="of:=IF(AND([.F1467] &lt;&gt; &quot;&quot;;[.G1467] &lt;&gt; &quot;&quot;);([.G1467]-[.F14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7]" table:style-name="ce17">
            <text:p>920</text:p>
          </table:table-cell>
          <table:table-cell table:style-name="ce19"/>
          <table:table-cell table:style-name="ce4"/>
          <table:table-cell office:value-type="string" office:string-value="---" table:formula="of:=IF(AND([.F1468] &lt;&gt; &quot;&quot;;[.G1468] &lt;&gt; &quot;&quot;);([.G1468]-[.F14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8]" table:style-name="ce17">
            <text:p>920</text:p>
          </table:table-cell>
          <table:table-cell table:number-columns-repeated="2" table:style-name="ce4"/>
          <table:table-cell office:value-type="string" office:string-value="---" table:formula="of:=IF(AND([.F1469] &lt;&gt; &quot;&quot;;[.G1469] &lt;&gt; &quot;&quot;);([.G1469]-[.F14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0] &lt;&gt; &quot;&quot;;[.G1470] &lt;&gt; &quot;&quot;);([.G1470]-[.F14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69]" table:style-name="ce17">
            <text:p>920</text:p>
          </table:table-cell>
          <table:table-cell table:style-name="ce19"/>
          <table:table-cell table:style-name="ce4"/>
          <table:table-cell office:value-type="string" office:string-value="---" table:formula="of:=IF(AND([.F1471] &lt;&gt; &quot;&quot;;[.G1471] &lt;&gt; &quot;&quot;);([.G1471]-[.F147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0]" table:style-name="ce17">
            <text:p>920</text:p>
          </table:table-cell>
          <table:table-cell table:style-name="ce19"/>
          <table:table-cell table:style-name="ce4"/>
          <table:table-cell office:value-type="string" office:string-value="---" table:formula="of:=IF(AND([.F1472] &lt;&gt; &quot;&quot;;[.G1472] &lt;&gt; &quot;&quot;);([.G1472]-[.F14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2]" table:style-name="ce17">
            <text:p>920</text:p>
          </table:table-cell>
          <table:table-cell table:style-name="ce19"/>
          <table:table-cell table:style-name="ce4"/>
          <table:table-cell office:value-type="string" office:string-value="---" table:formula="of:=IF(AND([.F1473] &lt;&gt; &quot;&quot;;[.G1473] &lt;&gt; &quot;&quot;);([.G1473]-[.F14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0" table:formula="of:=[.A1473]" table:style-name="ce17">
            <text:p>920</text:p>
          </table:table-cell>
          <table:table-cell table:style-name="ce19"/>
          <table:table-cell table:style-name="ce4"/>
          <table:table-cell office:value-type="string" office:string-value="---" table:formula="of:=IF(AND([.F1474] &lt;&gt; &quot;&quot;;[.G1474] &lt;&gt; &quot;&quot;);([.G1474]-[.F1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1" table:formula="of:=[.A1474]+1" table:style-name="ce17">
            <text:p>921</text:p>
          </table:table-cell>
          <table:table-cell table:style-name="ce12"/>
          <table:table-cell office:value-type="string" table:style-name="ce4">
            <text:p>****************</text:p>
          </table:table-cell>
          <table:table-cell office:value-type="string" office:string-value="---" table:formula="of:=IF(AND([.F1476] &lt;&gt; &quot;&quot;;[.G1476] &lt;&gt; &quot;&quot;);([.G1476]-[.F1476])*24;&quot;---&quot;)" table:style-name="ce4">
            <text:p>---</text:p>
          </table:table-cell>
          <table:table-cell office:value-type="string" office:string-value="Week 921" table:formula="of:=CONCATENATE(&quot;Week &quot;; [.A1476])" table:number-columns-spanned="2" table:number-rows-spanned="3" table:style-name="ce48">
            <text:p>Week 921</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6]" table:style-name="ce17">
            <text:p>921</text:p>
          </table:table-cell>
          <table:table-cell table:style-name="ce12"/>
          <table:table-cell office:value-type="string" table:style-name="ce4">
            <text:p>****************</text:p>
          </table:table-cell>
          <table:table-cell office:value-type="string" office:string-value="---" table:formula="of:=IF(AND([.F1477] &lt;&gt; &quot;&quot;;[.G1477] &lt;&gt; &quot;&quot;);([.G1477]-[.F147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7]" table:style-name="ce17">
            <text:p>921</text:p>
          </table:table-cell>
          <table:table-cell table:style-name="ce19"/>
          <table:table-cell office:value-type="string" table:style-name="ce4">
            <text:p>****************</text:p>
          </table:table-cell>
          <table:table-cell office:value-type="string" office:string-value="---" table:formula="of:=IF(AND([.F1478] &lt;&gt; &quot;&quot;;[.G1478] &lt;&gt; &quot;&quot;);([.G1478]-[.F147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8]" table:style-name="ce17">
            <text:p>921</text:p>
          </table:table-cell>
          <table:table-cell table:style-name="ce19"/>
          <table:table-cell office:value-type="string" table:style-name="ce4">
            <text:p>****************</text:p>
          </table:table-cell>
          <table:table-cell office:value-type="string" office:string-value="---" table:formula="of:=IF(AND([.F1479] &lt;&gt; &quot;&quot;;[.G1479] &lt;&gt; &quot;&quot;);([.G1479]-[.F147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79]" table:style-name="ce17">
            <text:p>921</text:p>
          </table:table-cell>
          <table:table-cell table:style-name="ce19"/>
          <table:table-cell office:value-type="string" table:style-name="ce4">
            <text:p>****************</text:p>
          </table:table-cell>
          <table:table-cell office:value-type="string" office:string-value="---" table:formula="of:=IF(AND([.F1480] &lt;&gt; &quot;&quot;;[.G1480] &lt;&gt; &quot;&quot;);([.G1480]-[.F148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0]" table:style-name="ce17">
            <text:p>921</text:p>
          </table:table-cell>
          <table:table-cell table:style-name="ce19"/>
          <table:table-cell office:value-type="string" table:style-name="ce4">
            <text:p>****************</text:p>
          </table:table-cell>
          <table:table-cell office:value-type="string" office:string-value="---" table:formula="of:=IF(AND([.F1481] &lt;&gt; &quot;&quot;;[.G1481] &lt;&gt; &quot;&quot;);([.G1481]-[.F148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1]" table:style-name="ce17">
            <text:p>921</text:p>
          </table:table-cell>
          <table:table-cell table:style-name="ce12"/>
          <table:table-cell office:value-type="string" table:style-name="ce4">
            <text:p>****************</text:p>
          </table:table-cell>
          <table:table-cell office:value-type="string" office:string-value="---" table:formula="of:=IF(AND([.F1482] &lt;&gt; &quot;&quot;;[.G1482] &lt;&gt; &quot;&quot;);([.G1482]-[.F148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1" table:formula="of:=[.A1482]" table:style-name="ce17">
            <text:p>921</text:p>
          </table:table-cell>
          <table:table-cell table:style-name="ce12"/>
          <table:table-cell office:value-type="string" table:style-name="ce4">
            <text:p>BILLED</text:p>
          </table:table-cell>
          <table:table-cell office:value-type="string" office:string-value="---" table:formula="of:=IF(AND([.F1483] &lt;&gt; &quot;&quot;;[.G1483] &lt;&gt; &quot;&quot;);([.G1483]-[.F148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483]" table:style-name="ce17">
            <text:p>921</text:p>
          </table:table-cell>
          <table:table-cell office:value-type="float" office:value="8" table:formula="of:=COM.MICROSOFT.CEILING([.C1484];0.25)" table:style-name="ce19">
            <text:p>8.000</text:p>
          </table:table-cell>
          <table:table-cell office:value-type="float" office:value="7.7891666668583639" table:formula="of:=SUM([.D1484:.D1505])" table:style-name="ce4">
            <text:p>7.789</text:p>
          </table:table-cell>
          <table:table-cell office:value-type="string" office:string-value="---" table:formula="of:=IF(AND([.F1484] &lt;&gt; &quot;&quot;;[.G1484] &lt;&gt; &quot;&quot;);([.G1484]-[.F1484])*24;&quot;---&quot;)" table:style-name="ce4">
            <text:p>---</text:p>
          </table:table-cell>
          <table:table-cell office:value-type="date" office:date-value="2025-06-23T00:00:00" table:style-name="ce20">
            <text:p>23-Jun</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84]" table:style-name="ce17">
            <text:p>921</text:p>
          </table:table-cell>
          <table:table-cell table:style-name="ce19"/>
          <table:table-cell office:value-type="string" table:style-name="ce4">
            <text:p>BILLED</text:p>
          </table:table-cell>
          <table:table-cell office:value-type="float" office:value="0.25000000011641532" table:formula="of:=IF(AND([.F1485] &lt;&gt; &quot;&quot;;[.G1485] &lt;&gt; &quot;&quot;);([.G1485]-[.F1485])*24;&quot;---&quot;)" table:style-name="ce4">
            <text:p>0.250</text:p>
          </table:table-cell>
          <table:table-cell office:value-type="string" table:style-name="ce25">
            <text:p>mtg-Daily</text:p>
          </table:table-cell>
          <table:table-cell office:value-type="date" office:date-value="2025-06-23T08:30:00" table:style-name="ce14">
            <text:p>6/23/25 08:30 AM</text:p>
          </table:table-cell>
          <table:table-cell office:value-type="date" office:date-value="2025-06-23T08:45:00" table:style-name="ce14">
            <text:p>6/23/25 08:45 AM</text:p>
          </table:table-cell>
          <table:table-cell office:value-type="string" table:style-name="ce16">
            <text:p>Daily meetings with the team, and weekly EE team meeting.</text:p>
          </table:table-cell>
          <table:table-cell table:style-name="ce18"/>
          <table:table-cell table:number-columns-repeated="16375" table:style-name="ce10"/>
        </table:table-row>
        <table:table-row table:style-name="ro2" table:visibility="collapse">
          <table:table-cell office:value-type="float" office:value="921" table:formula="of:=[.A1485]" table:style-name="ce17">
            <text:p>921</text:p>
          </table:table-cell>
          <table:table-cell table:style-name="ce19"/>
          <table:table-cell office:value-type="string" table:style-name="ce4">
            <text:p>BILLED</text:p>
          </table:table-cell>
          <table:table-cell office:value-type="float" office:value="8.3333333430346102E-2" table:formula="of:=IF(AND([.F1486] &lt;&gt; &quot;&quot;;[.G1486] &lt;&gt; &quot;&quot;);([.G1486]-[.F1486])*24;&quot;---&quot;)" table:style-name="ce4">
            <text:p>0.083</text:p>
          </table:table-cell>
          <table:table-cell office:value-type="string" table:style-name="ce25">
            <text:p>IDtoEmployeeSvc</text:p>
          </table:table-cell>
          <table:table-cell office:value-type="date" office:date-value="2025-06-23T09:15:00" table:style-name="ce14">
            <text:p>6/23/25 09:15 AM</text:p>
          </table:table-cell>
          <table:table-cell office:value-type="date" office:date-value="2025-06-23T09:20:00" table:style-name="ce14">
            <text:p>6/23/25 09:20 AM</text:p>
          </table:table-cell>
          <table:table-cell office:value-type="string" table:style-name="ce16">
            <text:p>Worked on INC6724989 for Josh Saulson on IDtoEmployeeSvc.</text:p>
          </table:table-cell>
          <table:table-cell table:style-name="ce18"/>
          <table:table-cell table:number-columns-repeated="16375" table:style-name="ce10"/>
        </table:table-row>
        <table:table-row table:style-name="ro2" table:visibility="collapse">
          <table:table-cell office:value-type="float" office:value="921" table:formula="of:=[.A1486]" table:style-name="ce17">
            <text:p>921</text:p>
          </table:table-cell>
          <table:table-cell table:style-name="ce19"/>
          <table:table-cell office:value-type="string" table:style-name="ce4">
            <text:p>BILLED</text:p>
          </table:table-cell>
          <table:table-cell office:value-type="float" office:value="9.0555555594619364E-2" table:formula="of:=IF(AND([.F1487] &lt;&gt; &quot;&quot;;[.G1487] &lt;&gt; &quot;&quot;);([.G1487]-[.F1487])*24;&quot;---&quot;)" table:style-name="ce4">
            <text:p>0.091</text:p>
          </table:table-cell>
          <table:table-cell office:value-type="string" table:style-name="ce25">
            <text:p>Support</text:p>
          </table:table-cell>
          <table:table-cell office:value-type="date" office:date-value="2025-06-23T09:20:00" table:style-name="ce14">
            <text:p>6/23/25 09:20 AM</text:p>
          </table:table-cell>
          <table:table-cell office:value-type="date" office:date-value="2025-06-23T09:25:26" table:style-name="ce14">
            <text:p>6/23/25 09:25 AM</text:p>
          </table:table-cell>
          <table:table-cell office:value-type="string" table:style-name="ce16">
            <text:p>Worked with Mike to resolve JSP issue.</text:p>
          </table:table-cell>
          <table:table-cell table:style-name="ce18"/>
          <table:table-cell table:number-columns-repeated="16375" table:style-name="ce10"/>
        </table:table-row>
        <table:table-row table:style-name="ro2" table:visibility="collapse">
          <table:table-cell office:value-type="float" office:value="921" table:formula="of:=[.A1487]" table:style-name="ce17">
            <text:p>921</text:p>
          </table:table-cell>
          <table:table-cell table:style-name="ce19"/>
          <table:table-cell office:value-type="string" table:style-name="ce4">
            <text:p>BILLED</text:p>
          </table:table-cell>
          <table:table-cell office:value-type="float" office:value="0.49277777771931142" table:formula="of:=IF(AND([.F1488] &lt;&gt; &quot;&quot;;[.G1488] &lt;&gt; &quot;&quot;);([.G1488]-[.F1488])*24;&quot;---&quot;)" table:style-name="ce4">
            <text:p>0.493</text:p>
          </table:table-cell>
          <table:table-cell office:value-type="string" table:style-name="ce25">
            <text:p>mtg-Daily</text:p>
          </table:table-cell>
          <table:table-cell office:value-type="date" office:date-value="2025-06-23T09:25:26" table:style-name="ce14">
            <text:p>6/23/25 09:25 AM</text:p>
          </table:table-cell>
          <table:table-cell office:value-type="date" office:date-value="2025-06-23T09:55:00" table:style-name="ce14">
            <text:p>6/23/25 09:55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1" table:formula="of:=[.A1488]" table:style-name="ce17">
            <text:p>921</text:p>
          </table:table-cell>
          <table:table-cell table:style-name="ce19"/>
          <table:table-cell office:value-type="string" table:style-name="ce4">
            <text:p>BILLED</text:p>
          </table:table-cell>
          <table:table-cell office:value-type="float" office:value="0.8333333334303461" table:formula="of:=IF(AND([.F1489] &lt;&gt; &quot;&quot;;[.G1489] &lt;&gt; &quot;&quot;);([.G1489]-[.F1489])*24;&quot;---&quot;)" table:style-name="ce4">
            <text:p>0.833</text:p>
          </table:table-cell>
          <table:table-cell office:value-type="string" table:style-name="ce25">
            <text:p>MTG-ee-weekly</text:p>
          </table:table-cell>
          <table:table-cell office:value-type="date" office:date-value="2025-06-23T10:00:00" table:style-name="ce14">
            <text:p>6/23/25 10:00 AM</text:p>
          </table:table-cell>
          <table:table-cell office:value-type="date" office:date-value="2025-06-23T10:50:00" table:style-name="ce14">
            <text:p>6/23/25 10:50 AM</text:p>
          </table:table-cell>
          <table:table-cell table:style-name="ce21"/>
          <table:table-cell table:style-name="ce18"/>
          <table:table-cell table:number-columns-repeated="16375" table:style-name="ce10"/>
        </table:table-row>
        <table:table-row table:style-name="ro2" table:visibility="collapse">
          <table:table-cell office:value-type="float" office:value="921" table:formula="of:=[.A1489]" table:style-name="ce17">
            <text:p>921</text:p>
          </table:table-cell>
          <table:table-cell table:style-name="ce19"/>
          <table:table-cell office:value-type="string" table:style-name="ce4">
            <text:p>BILLED</text:p>
          </table:table-cell>
          <table:table-cell office:value-type="float" office:value="0.11861111107282341" table:formula="of:=IF(AND([.F1490] &lt;&gt; &quot;&quot;;[.G1490] &lt;&gt; &quot;&quot;);([.G1490]-[.F1490])*24;&quot;---&quot;)" table:style-name="ce4">
            <text:p>0.119</text:p>
          </table:table-cell>
          <table:table-cell office:value-type="string" table:style-name="ce20">
            <text:p>IDtoBrroserStack</text:p>
          </table:table-cell>
          <table:table-cell office:value-type="date" office:date-value="2025-06-23T10:50:00" table:style-name="ce14">
            <text:p>6/23/25 10:50 AM</text:p>
          </table:table-cell>
          <table:table-cell office:value-type="date" office:date-value="2025-06-23T10:57:07" table:style-name="ce14">
            <text:p>6/23/25 10:57 AM</text:p>
          </table:table-cell>
          <table:table-cell office:value-type="string" table:style-name="ce22">
            <text:p>Worked to push user x339227 for Haley Trammell for IDtoBrowserStack.</text:p>
          </table:table-cell>
          <table:table-cell table:style-name="ce18"/>
          <table:table-cell table:number-columns-repeated="16375" table:style-name="ce10"/>
        </table:table-row>
        <table:table-row table:style-name="ro2" table:visibility="collapse">
          <table:table-cell office:value-type="float" office:value="921" table:formula="of:=[.A1490]" table:style-name="ce17">
            <text:p>921</text:p>
          </table:table-cell>
          <table:table-cell table:style-name="ce19"/>
          <table:table-cell office:value-type="string" table:style-name="ce4">
            <text:p>BILLED</text:p>
          </table:table-cell>
          <table:table-cell office:value-type="float" office:value="0.16472222213633358" table:formula="of:=IF(AND([.F1491] &lt;&gt; &quot;&quot;;[.G1491] &lt;&gt; &quot;&quot;);([.G1491]-[.F1491])*24;&quot;---&quot;)" table:style-name="ce4">
            <text:p>0.165</text:p>
          </table:table-cell>
          <table:table-cell office:value-type="string" table:style-name="ce25">
            <text:p>IDtoEmployeeSvc</text:p>
          </table:table-cell>
          <table:table-cell office:value-type="date" office:date-value="2025-06-23T10:57:07" table:style-name="ce14">
            <text:p>6/23/25 10:57 AM</text:p>
          </table:table-cell>
          <table:table-cell office:value-type="date" office:date-value="2025-06-23T11:07:00" table:style-name="ce14">
            <text:p>6/23/25 11:07 AM</text:p>
          </table:table-cell>
          <table:table-cell office:value-type="string" table:style-name="ce21">
            <text:p>#pushing remaining users for employeesvc.</text:p>
          </table:table-cell>
          <table:table-cell table:style-name="ce18"/>
          <table:table-cell table:number-columns-repeated="16375" table:style-name="ce10"/>
        </table:table-row>
        <table:table-row table:style-name="ro2" table:visibility="collapse">
          <table:table-cell office:value-type="float" office:value="921" table:formula="of:=[.A1491]" table:style-name="ce17">
            <text:p>921</text:p>
          </table:table-cell>
          <table:table-cell table:style-name="ce19"/>
          <table:table-cell office:value-type="string" table:style-name="ce4">
            <text:p>BILLED</text:p>
          </table:table-cell>
          <table:table-cell office:value-type="float" office:value="0.21666666667442769" table:formula="of:=IF(AND([.F1492] &lt;&gt; &quot;&quot;;[.G1492] &lt;&gt; &quot;&quot;);([.G1492]-[.F1492])*24;&quot;---&quot;)" table:style-name="ce4">
            <text:p>0.217</text:p>
          </table:table-cell>
          <table:table-cell office:value-type="string" table:style-name="ce20">
            <text:p>IDtoApptio</text:p>
          </table:table-cell>
          <table:table-cell office:value-type="date" office:date-value="2025-06-23T11:07:00" table:style-name="ce14">
            <text:p>6/23/25 11:07 AM</text:p>
          </table:table-cell>
          <table:table-cell office:value-type="date" office:date-value="2025-06-23T11:20:00" table:style-name="ce14">
            <text:p>6/23/25 11:20 AM</text:p>
          </table:table-cell>
          <table:table-cell office:value-type="string" table:style-name="ce21">
            <text:p>Worked on the first and second phases for the provisioning users use case for IDtoApptio.</text:p>
          </table:table-cell>
          <table:table-cell office:value-type="string" table:style-name="ce18">
            <text:p>Next: ensure user is associated upon provisioning.</text:p>
          </table:table-cell>
          <table:table-cell table:number-columns-repeated="16375" table:style-name="ce10"/>
        </table:table-row>
        <table:table-row table:style-name="ro2" table:visibility="collapse">
          <table:table-cell office:value-type="float" office:value="921" table:formula="of:=[.A1492]" table:style-name="ce17">
            <text:p>921</text:p>
          </table:table-cell>
          <table:table-cell table:style-name="ce31"/>
          <table:table-cell office:value-type="string" table:style-name="ce4">
            <text:p>BILLED</text:p>
          </table:table-cell>
          <table:table-cell office:value-type="float" office:value="0.29861111124046147" table:formula="of:=IF(AND([.F1493] &lt;&gt; &quot;&quot;;[.G1493] &lt;&gt; &quot;&quot;);([.G1493]-[.F1493])*24;&quot;---&quot;)" table:style-name="ce4">
            <text:p>0.299</text:p>
          </table:table-cell>
          <table:table-cell office:value-type="string" table:style-name="ce25">
            <text:p>IDtoEmployeeSvc</text:p>
          </table:table-cell>
          <table:table-cell office:value-type="date" office:date-value="2025-06-23T11:20:00" table:style-name="ce14">
            <text:p>6/23/25 11:20 AM</text:p>
          </table:table-cell>
          <table:table-cell office:value-type="date" office:date-value="2025-06-23T11:37:55" table:style-name="ce14">
            <text:p>6/23/25 11:37 AM</text:p>
          </table:table-cell>
          <table:table-cell office:value-type="string" table:style-name="ce21">
            <text:p># had one more user to disable per the INC e149122</text:p>
          </table:table-cell>
          <table:table-cell table:style-name="ce18"/>
          <table:table-cell table:number-columns-repeated="16375" table:style-name="ce10"/>
        </table:table-row>
        <table:table-row table:style-name="ro2" table:visibility="collapse">
          <table:table-cell office:value-type="float" office:value="921" table:formula="of:=[.A1493]" table:style-name="ce17">
            <text:p>921</text:p>
          </table:table-cell>
          <table:table-cell table:style-name="ce19"/>
          <table:table-cell office:value-type="string" table:style-name="ce4">
            <text:p>BILLED</text:p>
          </table:table-cell>
          <table:table-cell office:value-type="float" office:value="2.467222222185228" table:formula="of:=IF(AND([.F1494] &lt;&gt; &quot;&quot;;[.G1494] &lt;&gt; &quot;&quot;);([.G1494]-[.F1494])*24;&quot;---&quot;)" table:style-name="ce4">
            <text:p>2.467</text:p>
          </table:table-cell>
          <table:table-cell office:value-type="string" table:style-name="ce20">
            <text:p>IDtoApptio</text:p>
          </table:table-cell>
          <table:table-cell office:value-type="date" office:date-value="2025-06-23T11:37:55" table:style-name="ce14">
            <text:p>6/23/25 11:37 AM</text:p>
          </table:table-cell>
          <table:table-cell office:value-type="date" office:date-value="2025-06-23T14:05:57" table:style-name="ce14">
            <text:p>6/23/25 02:05 PM</text:p>
          </table:table-cell>
          <table:table-cell office:value-type="string" table:style-name="ce21">
            <text:p>#association . . Also updated swa-rest to HTTP DEELTE support payload</text:p>
          </table:table-cell>
          <table:table-cell table:style-name="ce18"/>
          <table:table-cell table:number-columns-repeated="16375" table:style-name="ce10"/>
        </table:table-row>
        <table:table-row table:style-name="ro2" table:visibility="collapse">
          <table:table-cell office:value-type="float" office:value="921" table:formula="of:=[.A1494]" table:style-name="ce17">
            <text:p>921</text:p>
          </table:table-cell>
          <table:table-cell table:style-name="ce19"/>
          <table:table-cell office:value-type="string" table:style-name="ce4">
            <text:p>BILLED</text:p>
          </table:table-cell>
          <table:table-cell office:value-type="float" office:value="7.6944444444961846E-2" table:formula="of:=IF(AND([.F1495] &lt;&gt; &quot;&quot;;[.G1495] &lt;&gt; &quot;&quot;);([.G1495]-[.F1495])*24;&quot;---&quot;)" table:style-name="ce4">
            <text:p>0.077</text:p>
          </table:table-cell>
          <table:table-cell office:value-type="string" table:style-name="ce20">
            <text:p>IDtoApptio</text:p>
          </table:table-cell>
          <table:table-cell office:value-type="date" office:date-value="2025-06-23T14:50:23" table:style-name="ce14">
            <text:p>6/23/25 02:50 PM</text:p>
          </table:table-cell>
          <table:table-cell office:value-type="date" office:date-value="2025-06-23T14:55:00" table:style-name="ce14">
            <text:p>6/23/25 02:55 P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495]" table:style-name="ce17">
            <text:p>921</text:p>
          </table:table-cell>
          <table:table-cell table:style-name="ce19"/>
          <table:table-cell office:value-type="string" table:style-name="ce4">
            <text:p>BILLED</text:p>
          </table:table-cell>
          <table:table-cell office:value-type="float" office:value="0.72805555548984557" table:formula="of:=IF(AND([.F1496] &lt;&gt; &quot;&quot;;[.G1496] &lt;&gt; &quot;&quot;);([.G1496]-[.F1496])*24;&quot;---&quot;)" table:style-name="ce4">
            <text:p>0.728</text:p>
          </table:table-cell>
          <table:table-cell office:value-type="string" table:style-name="ce20">
            <text:p>IDtoApptio</text:p>
          </table:table-cell>
          <table:table-cell office:value-type="date" office:date-value="2025-06-23T14:55:00" table:style-name="ce14">
            <text:p>6/23/25 02:55 PM</text:p>
          </table:table-cell>
          <table:table-cell office:value-type="date" office:date-value="2025-06-23T15:38:41" table:style-name="ce14">
            <text:p>6/23/25 03:38 PM</text:p>
          </table:table-cell>
          <table:table-cell office:value-type="string" table:style-name="ce21">
            <text:p>#wk</text:p>
          </table:table-cell>
          <table:table-cell table:style-name="ce18"/>
          <table:table-cell table:number-columns-repeated="16375" table:style-name="ce10"/>
        </table:table-row>
        <table:table-row table:style-name="ro2" table:visibility="collapse">
          <table:table-cell office:value-type="float" office:value="921" table:formula="of:=[.A1496]" table:style-name="ce17">
            <text:p>921</text:p>
          </table:table-cell>
          <table:table-cell table:style-name="ce19"/>
          <table:table-cell office:value-type="string" table:style-name="ce4">
            <text:p>BILLED</text:p>
          </table:table-cell>
          <table:table-cell office:value-type="float" office:value="1.968333333323244" table:formula="of:=IF(AND([.F1497] &lt;&gt; &quot;&quot;;[.G1497] &lt;&gt; &quot;&quot;);([.G1497]-[.F1497])*24;&quot;---&quot;)" table:style-name="ce4">
            <text:p>1.968</text:p>
          </table:table-cell>
          <table:table-cell office:value-type="string" table:style-name="ce20">
            <text:p>IDtoApptio</text:p>
          </table:table-cell>
          <table:table-cell office:value-type="date" office:date-value="2025-06-23T15:38:41" table:style-name="ce14">
            <text:p>6/23/25 03:38 PM</text:p>
          </table:table-cell>
          <table:table-cell office:value-type="date" office:date-value="2025-06-23T17:36:47" table:style-name="ce14">
            <text:p>6/23/25 05:36 PM</text:p>
          </table:table-cell>
          <table:table-cell office:value-type="string" table:style-name="ce21">
            <text:p># Working on phase 2 of creation enviornmment assignment</text:p>
          </table:table-cell>
          <table:table-cell table:style-name="ce18"/>
          <table:table-cell table:number-columns-repeated="16375" table:style-name="ce10"/>
        </table:table-row>
        <table:table-row table:style-name="ro2" table:visibility="collapse">
          <table:table-cell office:value-type="float" office:value="921" table:formula="of:=[.A1497]" table:style-name="ce17">
            <text:p>921</text:p>
          </table:table-cell>
          <table:table-cell table:style-name="ce19"/>
          <table:table-cell table:style-name="ce4"/>
          <table:table-cell office:value-type="string" office:string-value="---" table:formula="of:=IF(AND([.F1498] &lt;&gt; &quot;&quot;;[.G1498] &lt;&gt; &quot;&quot;);([.G1498]-[.F149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8]" table:style-name="ce17">
            <text:p>921</text:p>
          </table:table-cell>
          <table:table-cell table:style-name="ce19"/>
          <table:table-cell table:style-name="ce4"/>
          <table:table-cell office:value-type="string" office:string-value="---" table:formula="of:=IF(AND([.F1499] &lt;&gt; &quot;&quot;;[.G1499] &lt;&gt; &quot;&quot;);([.G1499]-[.F1499])*24;&quot;---&quot;)" table:style-name="ce4">
            <text:p>---</text:p>
          </table:table-cell>
          <table:table-cell office:value-type="string" table:style-name="ce20">
            <text:p>working here: Create second payload to assign user to an environment</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1" table:formula="of:=[.A1499]" table:style-name="ce17">
            <text:p>921</text:p>
          </table:table-cell>
          <table:table-cell table:style-name="ce19"/>
          <table:table-cell table:style-name="ce4"/>
          <table:table-cell office:value-type="string" office:string-value="---" table:formula="of:=IF(AND([.F1500] &lt;&gt; &quot;&quot;;[.G1500] &lt;&gt; &quot;&quot;);([.G1500]-[.F150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0]" table:style-name="ce17">
            <text:p>921</text:p>
          </table:table-cell>
          <table:table-cell table:style-name="ce19"/>
          <table:table-cell table:style-name="ce4"/>
          <table:table-cell office:value-type="string" office:string-value="---" table:formula="of:=IF(AND([.F1501] &lt;&gt; &quot;&quot;;[.G1501] &lt;&gt; &quot;&quot;);([.G1501]-[.F150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1]" table:style-name="ce17">
            <text:p>921</text:p>
          </table:table-cell>
          <table:table-cell table:style-name="ce19"/>
          <table:table-cell table:style-name="ce4"/>
          <table:table-cell office:value-type="string" office:string-value="---" table:formula="of:=IF(AND([.F1502] &lt;&gt; &quot;&quot;;[.G1502] &lt;&gt; &quot;&quot;);([.G1502]-[.F150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2]" table:style-name="ce17">
            <text:p>921</text:p>
          </table:table-cell>
          <table:table-cell table:style-name="ce19"/>
          <table:table-cell table:style-name="ce4"/>
          <table:table-cell office:value-type="string" office:string-value="---" table:formula="of:=IF(AND([.F1503] &lt;&gt; &quot;&quot;;[.G1503] &lt;&gt; &quot;&quot;);([.G1503]-[.F150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3]" table:style-name="ce17">
            <text:p>921</text:p>
          </table:table-cell>
          <table:table-cell table:style-name="ce19"/>
          <table:table-cell table:style-name="ce4"/>
          <table:table-cell office:value-type="string" office:string-value="---" table:formula="of:=IF(AND([.F1504] &lt;&gt; &quot;&quot;;[.G1504] &lt;&gt; &quot;&quot;);([.G1504]-[.F15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4]" table:style-name="ce17">
            <text:p>921</text:p>
          </table:table-cell>
          <table:table-cell table:style-name="ce19"/>
          <table:table-cell table:style-name="ce4"/>
          <table:table-cell office:value-type="string" office:string-value="---" table:formula="of:=IF(AND([.F1505] &lt;&gt; &quot;&quot;;[.G1505] &lt;&gt; &quot;&quot;);([.G1505]-[.F150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05]" table:style-name="ce17">
            <text:p>921</text:p>
          </table:table-cell>
          <table:table-cell office:value-type="float" office:value="7.5" table:formula="of:=COM.MICROSOFT.CEILING([.C1506];0.25)" table:style-name="ce19">
            <text:p>7.500</text:p>
          </table:table-cell>
          <table:table-cell office:value-type="float" office:value="7.3280555556993932" table:formula="of:=SUM([.D1506:.D1529])" table:style-name="ce4">
            <text:p>7.328</text:p>
          </table:table-cell>
          <table:table-cell office:value-type="string" office:string-value="---" table:formula="of:=IF(AND([.F1506] &lt;&gt; &quot;&quot;;[.G1506] &lt;&gt; &quot;&quot;);([.G1506]-[.F1506])*24;&quot;---&quot;)" table:style-name="ce4">
            <text:p>---</text:p>
          </table:table-cell>
          <table:table-cell office:value-type="date" office:date-value="2025-06-24T00:00:00" table:style-name="ce20">
            <text:p>24-Jun</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06]" table:style-name="ce17">
            <text:p>921</text:p>
          </table:table-cell>
          <table:table-cell table:style-name="ce19"/>
          <table:table-cell office:value-type="string" table:style-name="ce4">
            <text:p>BILLED</text:p>
          </table:table-cell>
          <table:table-cell office:value-type="float" office:value="0.43111111113103107" table:formula="of:=IF(AND([.F1507] &lt;&gt; &quot;&quot;;[.G1507] &lt;&gt; &quot;&quot;);([.G1507]-[.F1507])*24;&quot;---&quot;)" table:style-name="ce4">
            <text:p>0.431</text:p>
          </table:table-cell>
          <table:table-cell office:value-type="string" table:style-name="ce20">
            <text:p>IDtoApptio</text:p>
          </table:table-cell>
          <table:table-cell office:value-type="date" office:date-value="2025-06-24T08:04:08" table:style-name="ce14">
            <text:p>6/24/25 08:04 AM</text:p>
          </table:table-cell>
          <table:table-cell office:value-type="date" office:date-value="2025-06-24T08:30:00" table:style-name="ce14">
            <text:p>6/24/25 08:30 AM</text:p>
          </table:table-cell>
          <table:table-cell office:value-type="string" table:style-name="ce13">
            <text:p>Working on assigning environment and role to users for IDtoApptio, phase 2 of the provisioning.</text:p>
          </table:table-cell>
          <table:table-cell table:style-name="ce15"/>
          <table:table-cell table:number-columns-repeated="16375" table:style-name="ce10"/>
        </table:table-row>
        <table:table-row table:style-name="ro2" table:visibility="collapse">
          <table:table-cell office:value-type="float" office:value="921" table:formula="of:=[.A1507]" table:style-name="ce17">
            <text:p>921</text:p>
          </table:table-cell>
          <table:table-cell table:style-name="ce19"/>
          <table:table-cell office:value-type="string" table:style-name="ce4">
            <text:p>BILLED</text:p>
          </table:table-cell>
          <table:table-cell office:value-type="float" office:value="0.21666666667442769" table:formula="of:=IF(AND([.F1508] &lt;&gt; &quot;&quot;;[.G1508] &lt;&gt; &quot;&quot;);([.G1508]-[.F1508])*24;&quot;---&quot;)" table:style-name="ce4">
            <text:p>0.217</text:p>
          </table:table-cell>
          <table:table-cell office:value-type="string" table:style-name="ce20">
            <text:p>Mtg-Daily</text:p>
          </table:table-cell>
          <table:table-cell office:value-type="date" office:date-value="2025-06-24T08:30:00" table:style-name="ce14">
            <text:p>6/24/25 08:30 AM</text:p>
          </table:table-cell>
          <table:table-cell office:value-type="date" office:date-value="2025-06-24T08:43:00" table:style-name="ce14">
            <text:p>6/24/25 08:43 AM</text:p>
          </table:table-cell>
          <table:table-cell office:value-type="string" table:style-name="ce21">
            <text:p>Daily meetings with the team.</text:p>
          </table:table-cell>
          <table:table-cell table:style-name="ce15"/>
          <table:table-cell table:number-columns-repeated="16375" table:style-name="ce10"/>
        </table:table-row>
        <table:table-row table:style-name="ro2" table:visibility="collapse">
          <table:table-cell office:value-type="float" office:value="921" table:formula="of:=[.A1508]" table:style-name="ce17">
            <text:p>921</text:p>
          </table:table-cell>
          <table:table-cell office:value-type="string" table:style-name="ce4">
            <text:p>nap</text:p>
          </table:table-cell>
          <table:table-cell office:value-type="string" table:style-name="ce4">
            <text:p>BILLED</text:p>
          </table:table-cell>
          <table:table-cell office:value-type="float" office:value="0.23444444441702217" table:formula="of:=IF(AND([.F1509] &lt;&gt; &quot;&quot;;[.G1509] &lt;&gt; &quot;&quot;);([.G1509]-[.F1509])*24;&quot;---&quot;)" table:style-name="ce4">
            <text:p>0.234</text:p>
          </table:table-cell>
          <table:table-cell office:value-type="string" table:style-name="ce20">
            <text:p>IDtoApptio</text:p>
          </table:table-cell>
          <table:table-cell office:value-type="date" office:date-value="2025-06-24T08:43:00" table:style-name="ce14">
            <text:p>6/24/25 08:43 AM</text:p>
          </table:table-cell>
          <table:table-cell office:value-type="date" office:date-value="2025-06-24T08:57:04" table:style-name="ce14">
            <text:p>6/24/25 08:57 AM</text:p>
          </table:table-cell>
          <table:table-cell office:value-type="string" table:style-name="ce20">
            <text:p>#got second event in place . .fixing issues</text:p>
          </table:table-cell>
          <table:table-cell table:style-name="ce18"/>
          <table:table-cell table:number-columns-repeated="16375" table:style-name="ce10"/>
        </table:table-row>
        <table:table-row table:style-name="ro2" table:visibility="collapse">
          <table:table-cell office:value-type="float" office:value="921" table:formula="of:=[.A1509]" table:style-name="ce17">
            <text:p>921</text:p>
          </table:table-cell>
          <table:table-cell table:style-name="ce19"/>
          <table:table-cell office:value-type="string" table:style-name="ce4">
            <text:p>BILLED</text:p>
          </table:table-cell>
          <table:table-cell office:value-type="float" office:value="1.2627777778543532" table:formula="of:=IF(AND([.F1510] &lt;&gt; &quot;&quot;;[.G1510] &lt;&gt; &quot;&quot;);([.G1510]-[.F1510])*24;&quot;---&quot;)" table:style-name="ce4">
            <text:p>1.263</text:p>
          </table:table-cell>
          <table:table-cell office:value-type="string" table:style-name="ce20">
            <text:p>IDtoApptio</text:p>
          </table:table-cell>
          <table:table-cell office:value-type="date" office:date-value="2025-06-24T09:23:29" table:style-name="ce14">
            <text:p>6/24/25 09:23 AM</text:p>
          </table:table-cell>
          <table:table-cell office:value-type="date" office:date-value="2025-06-24T10:39:15" table:style-name="ce14">
            <text:p>6/24/25 10:3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10]" table:style-name="ce17">
            <text:p>921</text:p>
          </table:table-cell>
          <table:table-cell table:style-name="ce19"/>
          <table:table-cell office:value-type="string" table:style-name="ce4">
            <text:p>BILLED</text:p>
          </table:table-cell>
          <table:table-cell office:value-type="float" office:value="0.83333333325572312" table:formula="of:=IF(AND([.F1511] &lt;&gt; &quot;&quot;;[.G1511] &lt;&gt; &quot;&quot;);([.G1511]-[.F1511])*24;&quot;---&quot;)" table:style-name="ce4">
            <text:p>0.833</text:p>
          </table:table-cell>
          <table:table-cell office:value-type="string" table:style-name="ce20">
            <text:p>IDtoApptio</text:p>
          </table:table-cell>
          <table:table-cell office:value-type="date" office:date-value="2025-06-24T11:15:00" table:style-name="ce14">
            <text:p>6/24/25 11:15 AM</text:p>
          </table:table-cell>
          <table:table-cell office:value-type="date" office:date-value="2025-06-24T12:05:00" table:style-name="ce14">
            <text:p>6/24/25 12:05 PM</text:p>
          </table:table-cell>
          <table:table-cell office:value-type="string" table:style-name="ce13">
            <text:p># fixing second payload</text:p>
          </table:table-cell>
          <table:table-cell table:style-name="ce18"/>
          <table:table-cell table:number-columns-repeated="16375" table:style-name="ce10"/>
        </table:table-row>
        <table:table-row table:style-name="ro2" table:visibility="collapse">
          <table:table-cell office:value-type="float" office:value="921" table:formula="of:=[.A1511]" table:style-name="ce17">
            <text:p>921</text:p>
          </table:table-cell>
          <table:table-cell table:style-name="ce19"/>
          <table:table-cell office:value-type="string" table:style-name="ce4">
            <text:p>BILLED</text:p>
          </table:table-cell>
          <table:table-cell office:value-type="float" office:value="0.53333333332557231" table:formula="of:=IF(AND([.F1512] &lt;&gt; &quot;&quot;;[.G1512] &lt;&gt; &quot;&quot;);([.G1512]-[.F1512])*24;&quot;---&quot;)" table:style-name="ce4">
            <text:p>0.533</text:p>
          </table:table-cell>
          <table:table-cell office:value-type="string" table:style-name="ce20">
            <text:p>IDtoAviobook</text:p>
          </table:table-cell>
          <table:table-cell office:value-type="date" office:date-value="2025-06-24T12:05:00" table:style-name="ce14">
            <text:p>6/24/25 12:05 PM</text:p>
          </table:table-cell>
          <table:table-cell office:value-type="date" office:date-value="2025-06-24T12:37:00" table:style-name="ce14">
            <text:p>6/24/25 12:37 PM</text:p>
          </table:table-cell>
          <table:table-cell office:value-type="string" table:style-name="ce26">
            <text:p>Worked to resolve Avibook access for user e194977, with Clayton in Ops.</text:p>
          </table:table-cell>
          <table:table-cell table:style-name="ce18"/>
          <table:table-cell table:number-columns-repeated="16375" table:style-name="ce10"/>
        </table:table-row>
        <table:table-row table:style-name="ro2" table:visibility="collapse">
          <table:table-cell office:value-type="float" office:value="921" table:formula="of:=[.A1512]" table:style-name="ce17">
            <text:p>921</text:p>
          </table:table-cell>
          <table:table-cell table:style-name="ce19"/>
          <table:table-cell office:value-type="string" table:style-name="ce4">
            <text:p>BILLED</text:p>
          </table:table-cell>
          <table:table-cell office:value-type="float" office:value="1.9130555557203479" table:formula="of:=IF(AND([.F1513] &lt;&gt; &quot;&quot;;[.G1513] &lt;&gt; &quot;&quot;);([.G1513]-[.F1513])*24;&quot;---&quot;)" table:style-name="ce4">
            <text:p>1.913</text:p>
          </table:table-cell>
          <table:table-cell office:value-type="string" table:style-name="ce20">
            <text:p>IDtoApptio</text:p>
          </table:table-cell>
          <table:table-cell office:value-type="date" office:date-value="2025-06-24T12:37:00" table:style-name="ce14">
            <text:p>6/24/25 12:37 PM</text:p>
          </table:table-cell>
          <table:table-cell office:value-type="date" office:date-value="2025-06-24T14:31:47" table:style-name="ce14">
            <text:p>6/24/25 02:31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13]" table:style-name="ce17">
            <text:p>921</text:p>
          </table:table-cell>
          <table:table-cell table:style-name="ce19"/>
          <table:table-cell office:value-type="string" table:style-name="ce4">
            <text:p>BILLED</text:p>
          </table:table-cell>
          <table:table-cell office:value-type="float" office:value="1.9033333333209157" table:formula="of:=IF(AND([.F1514] &lt;&gt; &quot;&quot;;[.G1514] &lt;&gt; &quot;&quot;);([.G1514]-[.F1514])*24;&quot;---&quot;)" table:style-name="ce4">
            <text:p>1.903</text:p>
          </table:table-cell>
          <table:table-cell office:value-type="string" table:style-name="ce20">
            <text:p>IDtoApptio</text:p>
          </table:table-cell>
          <table:table-cell office:value-type="date" office:date-value="2025-06-24T16:10:00" table:style-name="ce14">
            <text:p>6/24/25 04:10 PM</text:p>
          </table:table-cell>
          <table:table-cell office:value-type="date" office:date-value="2025-06-24T18:04:12" table:style-name="ce14">
            <text:p>6/24/25 06:04 PM</text:p>
          </table:table-cell>
          <table:table-cell office:value-type="string" table:style-name="ce13">
            <text:p>#working on closing up uc1.1 - both parts work now!</text:p>
          </table:table-cell>
          <table:table-cell table:style-name="ce18"/>
          <table:table-cell table:number-columns-repeated="16375" table:style-name="ce10"/>
        </table:table-row>
        <table:table-row table:style-name="ro2" table:visibility="collapse">
          <table:table-cell office:value-type="float" office:value="921" table:formula="of:=[.A1514]" table:style-name="ce17">
            <text:p>921</text:p>
          </table:table-cell>
          <table:table-cell table:style-name="ce19"/>
          <table:table-cell table:style-name="ce4"/>
          <table:table-cell office:value-type="string" office:string-value="---" table:formula="of:=IF(AND([.F1515] &lt;&gt; &quot;&quot;;[.G1515] &lt;&gt; &quot;&quot;);([.G1515]-[.F1515])*24;&quot;---&quot;)" table:style-name="ce4">
            <text:p>---</text:p>
          </table:table-cell>
          <table:table-cell table:style-name="ce20"/>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15]" table:style-name="ce17">
            <text:p>921</text:p>
          </table:table-cell>
          <table:table-cell table:style-name="ce19"/>
          <table:table-cell table:style-name="ce4"/>
          <table:table-cell office:value-type="string" office:string-value="---" table:formula="of:=IF(AND([.F1516] &lt;&gt; &quot;&quot;;[.G1516] &lt;&gt; &quot;&quot;);([.G1516]-[.F15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6]" table:style-name="ce17">
            <text:p>921</text:p>
          </table:table-cell>
          <table:table-cell table:style-name="ce19"/>
          <table:table-cell table:style-name="ce4"/>
          <table:table-cell office:value-type="string" office:string-value="---" table:formula="of:=IF(AND([.F1517] &lt;&gt; &quot;&quot;;[.G1517] &lt;&gt; &quot;&quot;);([.G1517]-[.F15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7]" table:style-name="ce17">
            <text:p>921</text:p>
          </table:table-cell>
          <table:table-cell table:style-name="ce19"/>
          <table:table-cell table:style-name="ce4"/>
          <table:table-cell office:value-type="string" office:string-value="---" table:formula="of:=IF(AND([.F1518] &lt;&gt; &quot;&quot;;[.G1518] &lt;&gt; &quot;&quot;);([.G1518]-[.F151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8]" table:style-name="ce17">
            <text:p>921</text:p>
          </table:table-cell>
          <table:table-cell table:style-name="ce19"/>
          <table:table-cell table:style-name="ce4"/>
          <table:table-cell office:value-type="string" office:string-value="---" table:formula="of:=IF(AND([.F1519] &lt;&gt; &quot;&quot;;[.G1519] &lt;&gt; &quot;&quot;);([.G1519]-[.F151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19]" table:style-name="ce17">
            <text:p>921</text:p>
          </table:table-cell>
          <table:table-cell table:style-name="ce19"/>
          <table:table-cell table:style-name="ce4"/>
          <table:table-cell office:value-type="string" office:string-value="---" table:formula="of:=IF(AND([.F1520] &lt;&gt; &quot;&quot;;[.G1520] &lt;&gt; &quot;&quot;);([.G1520]-[.F152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0]" table:style-name="ce17">
            <text:p>921</text:p>
          </table:table-cell>
          <table:table-cell table:style-name="ce19"/>
          <table:table-cell table:style-name="ce4"/>
          <table:table-cell office:value-type="string" office:string-value="---" table:formula="of:=IF(AND([.F1521] &lt;&gt; &quot;&quot;;[.G1521] &lt;&gt; &quot;&quot;);([.G1521]-[.F152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1]" table:style-name="ce17">
            <text:p>921</text:p>
          </table:table-cell>
          <table:table-cell table:style-name="ce19"/>
          <table:table-cell table:style-name="ce4"/>
          <table:table-cell office:value-type="string" office:string-value="---" table:formula="of:=IF(AND([.F1522] &lt;&gt; &quot;&quot;;[.G1522] &lt;&gt; &quot;&quot;);([.G1522]-[.F15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2]" table:style-name="ce17">
            <text:p>921</text:p>
          </table:table-cell>
          <table:table-cell table:style-name="ce19"/>
          <table:table-cell table:style-name="ce4"/>
          <table:table-cell office:value-type="string" office:string-value="---" table:formula="of:=IF(AND([.F1523] &lt;&gt; &quot;&quot;;[.G1523] &lt;&gt; &quot;&quot;);([.G1523]-[.F1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3]" table:style-name="ce17">
            <text:p>921</text:p>
          </table:table-cell>
          <table:table-cell table:style-name="ce19"/>
          <table:table-cell table:style-name="ce4"/>
          <table:table-cell office:value-type="string" office:string-value="---" table:formula="of:=IF(AND([.F1524] &lt;&gt; &quot;&quot;;[.G1524] &lt;&gt; &quot;&quot;);([.G1524]-[.F15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4]" table:style-name="ce17">
            <text:p>921</text:p>
          </table:table-cell>
          <table:table-cell table:style-name="ce19"/>
          <table:table-cell table:style-name="ce4"/>
          <table:table-cell office:value-type="string" office:string-value="---" table:formula="of:=IF(AND([.F1525] &lt;&gt; &quot;&quot;;[.G1525] &lt;&gt; &quot;&quot;);([.G1525]-[.F15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5]" table:style-name="ce17">
            <text:p>921</text:p>
          </table:table-cell>
          <table:table-cell table:style-name="ce19"/>
          <table:table-cell table:style-name="ce4"/>
          <table:table-cell office:value-type="string" office:string-value="---" table:formula="of:=IF(AND([.F1526] &lt;&gt; &quot;&quot;;[.G1526] &lt;&gt; &quot;&quot;);([.G1526]-[.F15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6]" table:style-name="ce17">
            <text:p>921</text:p>
          </table:table-cell>
          <table:table-cell table:style-name="ce19"/>
          <table:table-cell table:style-name="ce4"/>
          <table:table-cell office:value-type="string" office:string-value="---" table:formula="of:=IF(AND([.F1527] &lt;&gt; &quot;&quot;;[.G1527] &lt;&gt; &quot;&quot;);([.G1527]-[.F15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7]" table:style-name="ce17">
            <text:p>921</text:p>
          </table:table-cell>
          <table:table-cell table:style-name="ce19"/>
          <table:table-cell table:style-name="ce4"/>
          <table:table-cell office:value-type="string" office:string-value="---" table:formula="of:=IF(AND([.F1528] &lt;&gt; &quot;&quot;;[.G1528] &lt;&gt; &quot;&quot;);([.G1528]-[.F15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28]" table:style-name="ce17">
            <text:p>921</text:p>
          </table:table-cell>
          <table:table-cell table:style-name="ce19"/>
          <table:table-cell table:style-name="ce4"/>
          <table:table-cell office:value-type="string" office:string-value="---" table:formula="of:=IF(AND([.F1529] &lt;&gt; &quot;&quot;;[.G1529] &lt;&gt; &quot;&quot;);([.G1529]-[.F152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29]" table:style-name="ce17">
            <text:p>921</text:p>
          </table:table-cell>
          <table:table-cell office:value-type="float" office:value="8" table:formula="of:=COM.MICROSOFT.CEILING([.C1530];0.25)" table:style-name="ce19">
            <text:p>8.000</text:p>
          </table:table-cell>
          <table:table-cell office:value-type="float" office:value="7.8708333332324401" table:formula="of:=SUM([.D1530:.D1549])" table:style-name="ce4">
            <text:p>7.871</text:p>
          </table:table-cell>
          <table:table-cell office:value-type="string" office:string-value="---" table:formula="of:=IF(AND([.F1530] &lt;&gt; &quot;&quot;;[.G1530] &lt;&gt; &quot;&quot;);([.G1530]-[.F1530])*24;&quot;---&quot;)" table:style-name="ce4">
            <text:p>---</text:p>
          </table:table-cell>
          <table:table-cell office:value-type="date" office:date-value="2025-06-25T00:00:00" table:style-name="ce20">
            <text:p>25-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30]" table:style-name="ce17">
            <text:p>921</text:p>
          </table:table-cell>
          <table:table-cell table:style-name="ce19"/>
          <table:table-cell office:value-type="string" table:style-name="ce4">
            <text:p>BILLED</text:p>
          </table:table-cell>
          <table:table-cell office:value-type="float" office:value="0.25000000011641532" table:formula="of:=IF(AND([.F1531] &lt;&gt; &quot;&quot;;[.G1531] &lt;&gt; &quot;&quot;);([.G1531]-[.F1531])*24;&quot;---&quot;)" table:style-name="ce4">
            <text:p>0.250</text:p>
          </table:table-cell>
          <table:table-cell office:value-type="string" table:style-name="ce21">
            <text:p>mtg-Daily</text:p>
          </table:table-cell>
          <table:table-cell office:value-type="date" office:date-value="2025-06-25T08:30:00" table:style-name="ce14">
            <text:p>6/25/25 08:30 AM</text:p>
          </table:table-cell>
          <table:table-cell office:value-type="date" office:date-value="2025-06-25T08:45:00" table:style-name="ce14">
            <text:p>6/25/25 08:45 AM</text:p>
          </table:table-cell>
          <table:table-cell office:value-type="string" table:style-name="ce13">
            <text:p>Daily meetings with the team. EE Story development meeting.</text:p>
          </table:table-cell>
          <table:table-cell table:style-name="ce23"/>
          <table:table-cell table:number-columns-repeated="16375" table:style-name="ce10"/>
        </table:table-row>
        <table:table-row table:style-name="ro2" table:visibility="collapse">
          <table:table-cell office:value-type="float" office:value="921" table:formula="of:=[.A1531]" table:style-name="ce17">
            <text:p>921</text:p>
          </table:table-cell>
          <table:table-cell table:style-name="ce19"/>
          <table:table-cell office:value-type="string" table:style-name="ce4">
            <text:p>BILLED</text:p>
          </table:table-cell>
          <table:table-cell office:value-type="float" office:value="0.49999999988358468" table:formula="of:=IF(AND([.F1532] &lt;&gt; &quot;&quot;;[.G1532] &lt;&gt; &quot;&quot;);([.G1532]-[.F1532])*24;&quot;---&quot;)" table:style-name="ce4">
            <text:p>0.500</text:p>
          </table:table-cell>
          <table:table-cell office:value-type="string" table:style-name="ce21">
            <text:p>mtg-Daily</text:p>
          </table:table-cell>
          <table:table-cell office:value-type="date" office:date-value="2025-06-25T09:30:00" table:style-name="ce14">
            <text:p>6/25/25 09:30 AM</text:p>
          </table:table-cell>
          <table:table-cell office:value-type="date" office:date-value="2025-06-25T10:00:00" table:style-name="ce14">
            <text:p>6/25/25 10:00 A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2]" table:style-name="ce17">
            <text:p>921</text:p>
          </table:table-cell>
          <table:table-cell table:style-name="ce19"/>
          <table:table-cell office:value-type="string" table:style-name="ce4">
            <text:p>BILLED</text:p>
          </table:table-cell>
          <table:table-cell office:value-type="float" office:value="0.41666666680248454" table:formula="of:=IF(AND([.F1533] &lt;&gt; &quot;&quot;;[.G1533] &lt;&gt; &quot;&quot;);([.G1533]-[.F1533])*24;&quot;---&quot;)" table:style-name="ce4">
            <text:p>0.417</text:p>
          </table:table-cell>
          <table:table-cell office:value-type="string" table:style-name="ce21">
            <text:p>IDtoApptio</text:p>
          </table:table-cell>
          <table:table-cell office:value-type="date" office:date-value="2025-06-25T10:00:00" table:style-name="ce14">
            <text:p>6/25/25 10:00 AM</text:p>
          </table:table-cell>
          <table:table-cell office:value-type="date" office:date-value="2025-06-25T10:25:00" table:style-name="ce14">
            <text:p>6/25/25 10:25 AM</text:p>
          </table:table-cell>
          <table:table-cell office:value-type="string" table:style-name="ce21">
            <text:p>Discussion with app owner for IDtoApptio. Worked on updating documentation with the latest use cases.</text:p>
          </table:table-cell>
          <table:table-cell table:style-name="ce23"/>
          <table:table-cell table:number-columns-repeated="16375" table:style-name="ce10"/>
        </table:table-row>
        <table:table-row table:style-name="ro2" table:visibility="collapse">
          <table:table-cell office:value-type="float" office:value="921" table:formula="of:=[.A1533]" table:style-name="ce17">
            <text:p>921</text:p>
          </table:table-cell>
          <table:table-cell table:style-name="ce19"/>
          <table:table-cell office:value-type="string" table:style-name="ce4">
            <text:p>BILLED</text:p>
          </table:table-cell>
          <table:table-cell office:value-type="float" office:value="0.55361111095407978" table:formula="of:=IF(AND([.F1534] &lt;&gt; &quot;&quot;;[.G1534] &lt;&gt; &quot;&quot;);([.G1534]-[.F1534])*24;&quot;---&quot;)" table:style-name="ce4">
            <text:p>0.554</text:p>
          </table:table-cell>
          <table:table-cell office:value-type="string" table:style-name="ce21">
            <text:p>IDtoApptio</text:p>
          </table:table-cell>
          <table:table-cell office:value-type="date" office:date-value="2025-06-25T10:25:00" table:style-name="ce14">
            <text:p>6/25/25 10:25 AM</text:p>
          </table:table-cell>
          <table:table-cell office:value-type="date" office:date-value="2025-06-25T10:58:13" table:style-name="ce14">
            <text:p>6/25/25 10:58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1" table:formula="of:=[.A1534]" table:style-name="ce17">
            <text:p>921</text:p>
          </table:table-cell>
          <table:table-cell table:style-name="ce19"/>
          <table:table-cell office:value-type="string" table:style-name="ce4">
            <text:p>BILLED</text:p>
          </table:table-cell>
          <table:table-cell office:value-type="float" office:value="0.69888888881541789" table:formula="of:=IF(AND([.F1535] &lt;&gt; &quot;&quot;;[.G1535] &lt;&gt; &quot;&quot;);([.G1535]-[.F1535])*24;&quot;---&quot;)" table:style-name="ce4">
            <text:p>0.699</text:p>
          </table:table-cell>
          <table:table-cell office:value-type="string" table:style-name="ce21">
            <text:p>Support</text:p>
          </table:table-cell>
          <table:table-cell office:value-type="date" office:date-value="2025-06-25T10:58:04" table:style-name="ce14">
            <text:p>6/25/25 10:58 AM</text:p>
          </table:table-cell>
          <table:table-cell office:value-type="date" office:date-value="2025-06-25T11:40:00" table:style-name="ce14">
            <text:p>6/25/25 11:40 AM</text:p>
          </table:table-cell>
          <table:table-cell office:value-type="string" table:style-name="ce13">
            <text:p>Worked on getting more information about INC generation from Jack and Rob.</text:p>
          </table:table-cell>
          <table:table-cell table:style-name="ce23"/>
          <table:table-cell table:number-columns-repeated="16375" table:style-name="ce10"/>
        </table:table-row>
        <table:table-row table:style-name="ro2" table:visibility="collapse">
          <table:table-cell office:value-type="float" office:value="921" table:formula="of:=[.A1535]" table:style-name="ce17">
            <text:p>921</text:p>
          </table:table-cell>
          <table:table-cell table:style-name="ce19"/>
          <table:table-cell office:value-type="string" table:style-name="ce4">
            <text:p>BILLED</text:p>
          </table:table-cell>
          <table:table-cell office:value-type="float" office:value="0.33333333337213844" table:formula="of:=IF(AND([.F1536] &lt;&gt; &quot;&quot;;[.G1536] &lt;&gt; &quot;&quot;);([.G1536]-[.F1536])*24;&quot;---&quot;)" table:style-name="ce4">
            <text:p>0.333</text:p>
          </table:table-cell>
          <table:table-cell office:value-type="string" table:style-name="ce21">
            <text:p>IDtoApptio</text:p>
          </table:table-cell>
          <table:table-cell office:value-type="date" office:date-value="2025-06-25T11:40:00" table:style-name="ce14">
            <text:p>6/25/25 11:40 AM</text:p>
          </table:table-cell>
          <table:table-cell office:value-type="date" office:date-value="2025-06-25T12:00:00" table:style-name="ce14">
            <text:p>6/25/25 12:00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6]" table:style-name="ce17">
            <text:p>921</text:p>
          </table:table-cell>
          <table:table-cell table:style-name="ce19"/>
          <table:table-cell office:value-type="string" table:style-name="ce4">
            <text:p>BILLED</text:p>
          </table:table-cell>
          <table:table-cell office:value-type="float" office:value="1.0502777777728625" table:formula="of:=IF(AND([.F1537] &lt;&gt; &quot;&quot;;[.G1537] &lt;&gt; &quot;&quot;);([.G1537]-[.F1537])*24;&quot;---&quot;)" table:style-name="ce4">
            <text:p>1.050</text:p>
          </table:table-cell>
          <table:table-cell office:value-type="string" table:style-name="ce21">
            <text:p>mtg-EE-Storymeeting</text:p>
          </table:table-cell>
          <table:table-cell office:value-type="date" office:date-value="2025-06-25T12:00:00" table:style-name="ce14">
            <text:p>6/25/25 12:00 PM</text:p>
          </table:table-cell>
          <table:table-cell office:value-type="date" office:date-value="2025-06-25T13:03:01" table:style-name="ce14">
            <text:p>6/25/25 01:03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1" table:formula="of:=[.A1537]" table:style-name="ce17">
            <text:p>921</text:p>
          </table:table-cell>
          <table:table-cell table:style-name="ce19"/>
          <table:table-cell office:value-type="string" table:style-name="ce4">
            <text:p>BILLED</text:p>
          </table:table-cell>
          <table:table-cell office:value-type="float" office:value="0.36638888897141442" table:formula="of:=IF(AND([.F1538] &lt;&gt; &quot;&quot;;[.G1538] &lt;&gt; &quot;&quot;);([.G1538]-[.F1538])*24;&quot;---&quot;)" table:style-name="ce4">
            <text:p>0.366</text:p>
          </table:table-cell>
          <table:table-cell office:value-type="string" table:style-name="ce21">
            <text:p>IDtoAviobook</text:p>
          </table:table-cell>
          <table:table-cell office:value-type="date" office:date-value="2025-06-25T13:03:01" table:style-name="ce14">
            <text:p>6/25/25 01:03 PM</text:p>
          </table:table-cell>
          <table:table-cell office:value-type="date" office:date-value="2025-06-25T13:25:00" table:style-name="ce14">
            <text:p>6/25/25 01:25 PM</text:p>
          </table:table-cell>
          <table:table-cell office:value-type="string" table:style-name="ce13">
            <text:p>Worked on fixing e93258 for Catoria Weekly for IDtoAviobook.</text:p>
          </table:table-cell>
          <table:table-cell table:style-name="ce23"/>
          <table:table-cell table:number-columns-repeated="16375" table:style-name="ce10"/>
        </table:table-row>
        <table:table-row table:style-name="ro2" table:visibility="collapse">
          <table:table-cell office:value-type="float" office:value="921" table:formula="of:=[.A1538]" table:style-name="ce17">
            <text:p>921</text:p>
          </table:table-cell>
          <table:table-cell table:style-name="ce19"/>
          <table:table-cell office:value-type="string" table:style-name="ce4">
            <text:p>BILLED</text:p>
          </table:table-cell>
          <table:table-cell office:value-type="float" office:value="0.20861111098201945" table:formula="of:=IF(AND([.F1539] &lt;&gt; &quot;&quot;;[.G1539] &lt;&gt; &quot;&quot;);([.G1539]-[.F1539])*24;&quot;---&quot;)" table:style-name="ce4">
            <text:p>0.209</text:p>
          </table:table-cell>
          <table:table-cell office:value-type="string" table:style-name="ce21">
            <text:p>IDtoAutocrib</text:p>
          </table:table-cell>
          <table:table-cell office:value-type="date" office:date-value="2025-06-25T13:25:00" table:style-name="ce14">
            <text:p>6/25/25 01:25 PM</text:p>
          </table:table-cell>
          <table:table-cell office:value-type="date" office:date-value="2025-06-25T13:37:31" table:style-name="ce14">
            <text:p>6/25/25 01:37 PM</text:p>
          </table:table-cell>
          <table:table-cell office:value-type="string" table:style-name="ce13">
            <text:p>Worked to add user e185581 for Sean Lockard for IDtoAutocrib.</text:p>
          </table:table-cell>
          <table:table-cell table:style-name="ce23"/>
          <table:table-cell table:number-columns-repeated="16375" table:style-name="ce10"/>
        </table:table-row>
        <table:table-row table:style-name="ro2" table:visibility="collapse">
          <table:table-cell office:value-type="float" office:value="921" table:formula="of:=[.A1539]" table:style-name="ce17">
            <text:p>921</text:p>
          </table:table-cell>
          <table:table-cell table:style-name="ce19"/>
          <table:table-cell office:value-type="string" table:style-name="ce4">
            <text:p>BILLED</text:p>
          </table:table-cell>
          <table:table-cell office:value-type="float" office:value="0.7622222222853452" table:formula="of:=IF(AND([.F1540] &lt;&gt; &quot;&quot;;[.G1540] &lt;&gt; &quot;&quot;);([.G1540]-[.F1540])*24;&quot;---&quot;)" table:style-name="ce4">
            <text:p>0.762</text:p>
          </table:table-cell>
          <table:table-cell office:value-type="string" table:style-name="ce21">
            <text:p>IDtoApptio</text:p>
          </table:table-cell>
          <table:table-cell office:value-type="date" office:date-value="2025-06-25T13:37:31" table:style-name="ce14">
            <text:p>6/25/25 01:37 PM</text:p>
          </table:table-cell>
          <table:table-cell office:value-type="date" office:date-value="2025-06-25T14:23:15" table:style-name="ce14">
            <text:p>6/25/25 02:23 PM</text:p>
          </table:table-cell>
          <table:table-cell office:value-type="string" table:style-name="ce10">
            <text:p>#documentatoin work here</text:p>
          </table:table-cell>
          <table:table-cell table:style-name="ce23"/>
          <table:table-cell table:number-columns-repeated="16375" table:style-name="ce10"/>
        </table:table-row>
        <table:table-row table:style-name="ro2" table:visibility="collapse">
          <table:table-cell office:value-type="float" office:value="921" table:formula="of:=[.A1540]" table:style-name="ce17">
            <text:p>921</text:p>
          </table:table-cell>
          <table:table-cell table:style-name="ce19"/>
          <table:table-cell office:value-type="string" table:style-name="ce4">
            <text:p>BILLED</text:p>
          </table:table-cell>
          <table:table-cell office:value-type="float" office:value="0.49583333329064772" table:formula="of:=IF(AND([.F1541] &lt;&gt; &quot;&quot;;[.G1541] &lt;&gt; &quot;&quot;);([.G1541]-[.F1541])*24;&quot;---&quot;)" table:style-name="ce4">
            <text:p>0.496</text:p>
          </table:table-cell>
          <table:table-cell office:value-type="string" table:style-name="ce21">
            <text:p>IDtoApptio</text:p>
          </table:table-cell>
          <table:table-cell office:value-type="date" office:date-value="2025-06-25T14:23:15" table:style-name="ce14">
            <text:p>6/25/25 02:23 PM</text:p>
          </table:table-cell>
          <table:table-cell office:value-type="date" office:date-value="2025-06-25T14:53:00" table:style-name="ce14">
            <text:p>6/25/25 02:53 PM</text:p>
          </table:table-cell>
          <table:table-cell office:value-type="string" table:style-name="ce13">
            <text:p>#wlk</text:p>
          </table:table-cell>
          <table:table-cell table:style-name="ce23"/>
          <table:table-cell table:number-columns-repeated="16375" table:style-name="ce10"/>
        </table:table-row>
        <table:table-row table:style-name="ro2" table:visibility="collapse">
          <table:table-cell office:value-type="float" office:value="921" table:formula="of:=[.A1541]" table:style-name="ce17">
            <text:p>921</text:p>
          </table:table-cell>
          <table:table-cell office:value-type="string" table:style-name="ce19">
            <text:p>nap</text:p>
          </table:table-cell>
          <table:table-cell office:value-type="string" table:style-name="ce4">
            <text:p>BILLED</text:p>
          </table:table-cell>
          <table:table-cell office:value-type="float" office:value="1.317499999946449" table:formula="of:=IF(AND([.F1542] &lt;&gt; &quot;&quot;;[.G1542] &lt;&gt; &quot;&quot;);([.G1542]-[.F1542])*24;&quot;---&quot;)" table:style-name="ce4">
            <text:p>1.317</text:p>
          </table:table-cell>
          <table:table-cell office:value-type="string" table:style-name="ce21">
            <text:p>IDtoApptio</text:p>
          </table:table-cell>
          <table:table-cell office:value-type="date" office:date-value="2025-06-25T14:53:00" table:style-name="ce14">
            <text:p>6/25/25 02:53 PM</text:p>
          </table:table-cell>
          <table:table-cell office:value-type="date" office:date-value="2025-06-25T16:12:03" table:style-name="ce14">
            <text:p>6/25/25 04:12 PM</text:p>
          </table:table-cell>
          <table:table-cell office:value-type="string" table:style-name="ce13">
            <text:p>#documentation</text:p>
          </table:table-cell>
          <table:table-cell table:style-name="ce23"/>
          <table:table-cell table:number-columns-repeated="16375" table:style-name="ce10"/>
        </table:table-row>
        <table:table-row table:style-name="ro2" table:visibility="collapse">
          <table:table-cell office:value-type="float" office:value="921" table:formula="of:=[.A1542]" table:style-name="ce17">
            <text:p>921</text:p>
          </table:table-cell>
          <table:table-cell table:style-name="ce19"/>
          <table:table-cell office:value-type="string" table:style-name="ce4">
            <text:p>BILLED</text:p>
          </table:table-cell>
          <table:table-cell office:value-type="float" office:value="0.91750000003958121" table:formula="of:=IF(AND([.F1543] &lt;&gt; &quot;&quot;;[.G1543] &lt;&gt; &quot;&quot;);([.G1543]-[.F1543])*24;&quot;---&quot;)" table:style-name="ce4">
            <text:p>0.918</text:p>
          </table:table-cell>
          <table:table-cell office:value-type="string" table:style-name="ce21">
            <text:p>IDtoApptio</text:p>
          </table:table-cell>
          <table:table-cell office:value-type="date" office:date-value="2025-06-25T16:59:54" table:style-name="ce14">
            <text:p>6/25/25 04:59 PM</text:p>
          </table:table-cell>
          <table:table-cell office:value-type="date" office:date-value="2025-06-25T17:54:57" table:style-name="ce14">
            <text:p>6/25/25 05:54 PM</text:p>
          </table:table-cell>
          <table:table-cell office:value-type="string" table:style-name="ce13">
            <text:p># getting 1.2 match test to pass</text:p>
          </table:table-cell>
          <table:table-cell table:style-name="ce23"/>
          <table:table-cell table:number-columns-repeated="16375" table:style-name="ce10"/>
        </table:table-row>
        <table:table-row table:style-name="ro2" table:visibility="collapse">
          <table:table-cell office:value-type="float" office:value="921" table:formula="of:=[.A1543]" table:style-name="ce17">
            <text:p>921</text:p>
          </table:table-cell>
          <table:table-cell table:style-name="ce19"/>
          <table:table-cell table:style-name="ce4"/>
          <table:table-cell office:value-type="string" office:string-value="---" table:formula="of:=IF(AND([.F1544] &lt;&gt; &quot;&quot;;[.G1544] &lt;&gt; &quot;&quot;);([.G1544]-[.F154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4]" table:style-name="ce17">
            <text:p>921</text:p>
          </table:table-cell>
          <table:table-cell table:style-name="ce19"/>
          <table:table-cell table:style-name="ce4"/>
          <table:table-cell office:value-type="string" office:string-value="---" table:formula="of:=IF(AND([.F1545] &lt;&gt; &quot;&quot;;[.G1545] &lt;&gt; &quot;&quot;);([.G1545]-[.F154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5]" table:style-name="ce17">
            <text:p>921</text:p>
          </table:table-cell>
          <table:table-cell table:style-name="ce19"/>
          <table:table-cell table:style-name="ce4"/>
          <table:table-cell office:value-type="string" office:string-value="---" table:formula="of:=IF(AND([.F1546] &lt;&gt; &quot;&quot;;[.G1546] &lt;&gt; &quot;&quot;);([.G1546]-[.F154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6]" table:style-name="ce17">
            <text:p>921</text:p>
          </table:table-cell>
          <table:table-cell table:style-name="ce19"/>
          <table:table-cell table:style-name="ce4"/>
          <table:table-cell office:value-type="string" office:string-value="---" table:formula="of:=IF(AND([.F1547] &lt;&gt; &quot;&quot;;[.G1547] &lt;&gt; &quot;&quot;);([.G1547]-[.F1547])*24;&quot;---&quot;)" table:style-name="ce4">
            <text:p>---</text:p>
          </table:table-cell>
          <table:table-cell table:style-name="ce20"/>
          <table:table-cell office:value-type="string" table:style-name="ce14">
            <text:p>apptio: working on 1.2 match test</text:p>
          </table:table-cell>
          <table:table-cell table:style-name="ce14"/>
          <table:table-cell table:style-name="ce13"/>
          <table:table-cell table:style-name="ce23"/>
          <table:table-cell table:number-columns-repeated="16375" table:style-name="ce10"/>
        </table:table-row>
        <table:table-row table:style-name="ro2" table:visibility="collapse">
          <table:table-cell office:value-type="float" office:value="921" table:formula="of:=[.A1547]" table:style-name="ce17">
            <text:p>921</text:p>
          </table:table-cell>
          <table:table-cell table:style-name="ce19"/>
          <table:table-cell table:style-name="ce4"/>
          <table:table-cell office:value-type="string" office:string-value="---" table:formula="of:=IF(AND([.F1548] &lt;&gt; &quot;&quot;;[.G1548] &lt;&gt; &quot;&quot;);([.G1548]-[.F154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1" table:formula="of:=[.A1548]" table:style-name="ce17">
            <text:p>921</text:p>
          </table:table-cell>
          <table:table-cell table:style-name="ce19"/>
          <table:table-cell table:style-name="ce4"/>
          <table:table-cell office:value-type="string" office:string-value="---" table:formula="of:=IF(AND([.F1549] &lt;&gt; &quot;&quot;;[.G1549] &lt;&gt; &quot;&quot;);([.G1549]-[.F154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49]" table:style-name="ce17">
            <text:p>921</text:p>
          </table:table-cell>
          <table:table-cell office:value-type="float" office:value="4.5" table:formula="of:=COM.MICROSOFT.CEILING([.C1550];0.25)" table:style-name="ce19">
            <text:p>4.500</text:p>
          </table:table-cell>
          <table:table-cell office:value-type="float" office:value="4.2769444443401881" table:formula="of:=SUM([.D1550:.D1566])" table:style-name="ce4">
            <text:p>4.277</text:p>
          </table:table-cell>
          <table:table-cell office:value-type="string" office:string-value="---" table:formula="of:=IF(AND([.F1550] &lt;&gt; &quot;&quot;;[.G1550] &lt;&gt; &quot;&quot;);([.G1550]-[.F1550])*24;&quot;---&quot;)" table:style-name="ce4">
            <text:p>---</text:p>
          </table:table-cell>
          <table:table-cell office:value-type="date" office:date-value="2025-06-26T00:00:00" table:style-name="ce28">
            <text:p>26-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0]" table:style-name="ce17">
            <text:p>921</text:p>
          </table:table-cell>
          <table:table-cell table:style-name="ce19"/>
          <table:table-cell office:value-type="string" table:style-name="ce4">
            <text:p>BILLED</text:p>
          </table:table-cell>
          <table:table-cell office:value-type="float" office:value="0.25000000011641532" table:formula="of:=IF(AND([.F1551] &lt;&gt; &quot;&quot;;[.G1551] &lt;&gt; &quot;&quot;);([.G1551]-[.F1551])*24;&quot;---&quot;)" table:style-name="ce4">
            <text:p>0.250</text:p>
          </table:table-cell>
          <table:table-cell office:value-type="string" table:style-name="ce21">
            <text:p>mtg-daily</text:p>
          </table:table-cell>
          <table:table-cell office:value-type="date" office:date-value="2025-06-26T08:30:00" table:style-name="ce14">
            <text:p>6/26/25 08:30 AM</text:p>
          </table:table-cell>
          <table:table-cell office:value-type="date" office:date-value="2025-06-26T08:45:00" table:style-name="ce14">
            <text:p>6/26/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51]" table:style-name="ce17">
            <text:p>921</text:p>
          </table:table-cell>
          <table:table-cell table:style-name="ce19"/>
          <table:table-cell office:value-type="string" table:style-name="ce4">
            <text:p>BILLED</text:p>
          </table:table-cell>
          <table:table-cell office:value-type="float" office:value="1.1536111109890044" table:formula="of:=IF(AND([.F1552] &lt;&gt; &quot;&quot;;[.G1552] &lt;&gt; &quot;&quot;);([.G1552]-[.F1552])*24;&quot;---&quot;)" table:style-name="ce4">
            <text:p>1.154</text:p>
          </table:table-cell>
          <table:table-cell office:value-type="string" table:style-name="ce21">
            <text:p>IDtoApptio</text:p>
          </table:table-cell>
          <table:table-cell office:value-type="date" office:date-value="2025-06-26T11:06:03" table:style-name="ce14">
            <text:p>6/26/25 11:06 AM</text:p>
          </table:table-cell>
          <table:table-cell office:value-type="date" office:date-value="2025-06-26T12:15:16" table:style-name="ce14">
            <text:p>6/26/25 12:15 PM</text:p>
          </table:table-cell>
          <table:table-cell office:value-type="string" table:style-name="ce13">
            <text:p>Worked on match and modify tests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52]" table:style-name="ce17">
            <text:p>921</text:p>
          </table:table-cell>
          <table:table-cell table:style-name="ce19"/>
          <table:table-cell office:value-type="string" table:style-name="ce4">
            <text:p>BILLED</text:p>
          </table:table-cell>
          <table:table-cell office:value-type="float" office:value="8.5833333316259086E-2" table:formula="of:=IF(AND([.F1553] &lt;&gt; &quot;&quot;;[.G1553] &lt;&gt; &quot;&quot;);([.G1553]-[.F1553])*24;&quot;---&quot;)" table:style-name="ce4">
            <text:p>0.086</text:p>
          </table:table-cell>
          <table:table-cell office:value-type="string" table:style-name="ce21">
            <text:p>IDtoApptio</text:p>
          </table:table-cell>
          <table:table-cell office:value-type="date" office:date-value="2025-06-26T12:48:22" table:style-name="ce14">
            <text:p>6/26/25 12:48 PM</text:p>
          </table:table-cell>
          <table:table-cell office:value-type="date" office:date-value="2025-06-26T12:53:31" table:style-name="ce14">
            <text:p>6/26/25 12:53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53]" table:style-name="ce17">
            <text:p>921</text:p>
          </table:table-cell>
          <table:table-cell table:style-name="ce19"/>
          <table:table-cell office:value-type="string" table:style-name="ce4">
            <text:p>BILLED</text:p>
          </table:table-cell>
          <table:table-cell office:value-type="float" office:value="0.6902777777868323" table:formula="of:=IF(AND([.F1554] &lt;&gt; &quot;&quot;;[.G1554] &lt;&gt; &quot;&quot;);([.G1554]-[.F1554])*24;&quot;---&quot;)" table:style-name="ce4">
            <text:p>0.690</text:p>
          </table:table-cell>
          <table:table-cell office:value-type="string" table:style-name="ce21">
            <text:p>IDtoApptio</text:p>
          </table:table-cell>
          <table:table-cell office:value-type="date" office:date-value="2025-06-26T14:31:20" table:style-name="ce14">
            <text:p>6/26/25 02:31 PM</text:p>
          </table:table-cell>
          <table:table-cell office:value-type="date" office:date-value="2025-06-26T15:12:45" table:style-name="ce14">
            <text:p>6/26/25 03:12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54]" table:style-name="ce17">
            <text:p>921</text:p>
          </table:table-cell>
          <table:table-cell table:style-name="ce19"/>
          <table:table-cell office:value-type="string" table:style-name="ce4">
            <text:p>BILLED</text:p>
          </table:table-cell>
          <table:table-cell office:value-type="float" office:value="2.097222222131677" table:formula="of:=IF(AND([.F1555] &lt;&gt; &quot;&quot;;[.G1555] &lt;&gt; &quot;&quot;);([.G1555]-[.F1555])*24;&quot;---&quot;)" table:style-name="ce4">
            <text:p>2.097</text:p>
          </table:table-cell>
          <table:table-cell office:value-type="string" table:style-name="ce21">
            <text:p>IDtoApptio</text:p>
          </table:table-cell>
          <table:table-cell office:value-type="date" office:date-value="2025-06-26T15:12:45" table:style-name="ce14">
            <text:p>6/26/25 03:12 PM</text:p>
          </table:table-cell>
          <table:table-cell office:value-type="date" office:date-value="2025-06-26T17:18:35" table:style-name="ce14">
            <text:p>6/26/25 05:18 PM</text:p>
          </table:table-cell>
          <table:table-cell office:value-type="string" table:style-name="ce13">
            <text:p>#found association has to be email due to modify not needing 'id' field at 3:12.</text:p>
          </table:table-cell>
          <table:table-cell table:style-name="ce18"/>
          <table:table-cell table:number-columns-repeated="16375" table:style-name="ce10"/>
        </table:table-row>
        <table:table-row table:style-name="ro2" table:visibility="collapse">
          <table:table-cell office:value-type="float" office:value="921" table:formula="of:=[.A1555]" table:style-name="ce17">
            <text:p>921</text:p>
          </table:table-cell>
          <table:table-cell table:style-name="ce11"/>
          <table:table-cell table:style-name="ce4"/>
          <table:table-cell office:value-type="string" office:string-value="---" table:formula="of:=IF(AND([.F1556] &lt;&gt; &quot;&quot;;[.G1556] &lt;&gt; &quot;&quot;);([.G1556]-[.F155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1" table:formula="of:=[.A1556]" table:style-name="ce17">
            <text:p>921</text:p>
          </table:table-cell>
          <table:table-cell table:style-name="ce29"/>
          <table:table-cell table:style-name="ce4"/>
          <table:table-cell office:value-type="string" office:string-value="---" table:formula="of:=IF(AND([.F1557] &lt;&gt; &quot;&quot;;[.G1557] &lt;&gt; &quot;&quot;);([.G1557]-[.F15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7]" table:style-name="ce17">
            <text:p>921</text:p>
          </table:table-cell>
          <table:table-cell table:style-name="ce19"/>
          <table:table-cell table:style-name="ce4"/>
          <table:table-cell office:value-type="string" office:string-value="---" table:formula="of:=IF(AND([.F1558] &lt;&gt; &quot;&quot;;[.G1558] &lt;&gt; &quot;&quot;);([.G1558]-[.F1558])*24;&quot;---&quot;)" table:style-name="ce4">
            <text:p>---</text:p>
          </table:table-cell>
          <table:table-cell table:style-name="ce10"/>
          <table:table-cell table:number-columns-repeated="2" table:style-name="ce14"/>
          <table:table-cell table:number-columns-repeated="16377" table:style-name="ce10"/>
        </table:table-row>
        <table:table-row table:style-name="ro2" table:visibility="collapse">
          <table:table-cell office:value-type="float" office:value="921" table:formula="of:=[.A1558]" table:style-name="ce17">
            <text:p>921</text:p>
          </table:table-cell>
          <table:table-cell table:number-columns-repeated="2" table:style-name="ce4"/>
          <table:table-cell office:value-type="string" office:string-value="---" table:formula="of:=IF(AND([.F1559] &lt;&gt; &quot;&quot;;[.G1559] &lt;&gt; &quot;&quot;);([.G1559]-[.F15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59]" table:style-name="ce17">
            <text:p>921</text:p>
          </table:table-cell>
          <table:table-cell table:style-name="ce19"/>
          <table:table-cell table:style-name="ce4"/>
          <table:table-cell office:value-type="string" office:string-value="---" table:formula="of:=IF(AND([.F1560] &lt;&gt; &quot;&quot;;[.G1560] &lt;&gt; &quot;&quot;);([.G1560]-[.F1560])*24;&quot;---&quot;)" table:style-name="ce4">
            <text:p>---</text:p>
          </table:table-cell>
          <table:table-cell table:style-name="ce16"/>
          <table:table-cell table:number-columns-repeated="2" table:style-name="ce14"/>
          <table:table-cell table:style-name="ce16"/>
          <table:table-cell table:style-name="ce18"/>
          <table:table-cell table:number-columns-repeated="16375" table:style-name="ce10"/>
        </table:table-row>
        <table:table-row table:style-name="ro2" table:visibility="collapse">
          <table:table-cell office:value-type="float" office:value="921" table:formula="of:=[.A1560]" table:style-name="ce17">
            <text:p>921</text:p>
          </table:table-cell>
          <table:table-cell table:style-name="ce19"/>
          <table:table-cell table:style-name="ce4"/>
          <table:table-cell office:value-type="string" office:string-value="---" table:formula="of:=IF(AND([.F1561] &lt;&gt; &quot;&quot;;[.G1561] &lt;&gt; &quot;&quot;);([.G1561]-[.F156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1]" table:style-name="ce17">
            <text:p>921</text:p>
          </table:table-cell>
          <table:table-cell table:style-name="ce19"/>
          <table:table-cell table:style-name="ce4"/>
          <table:table-cell office:value-type="string" office:string-value="---" table:formula="of:=IF(AND([.F1562] &lt;&gt; &quot;&quot;;[.G1562] &lt;&gt; &quot;&quot;);([.G1562]-[.F15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2]" table:style-name="ce17">
            <text:p>921</text:p>
          </table:table-cell>
          <table:table-cell table:style-name="ce19"/>
          <table:table-cell table:style-name="ce4"/>
          <table:table-cell office:value-type="string" office:string-value="---" table:formula="of:=IF(AND([.F1563] &lt;&gt; &quot;&quot;;[.G1563] &lt;&gt; &quot;&quot;);([.G1563]-[.F1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3]" table:style-name="ce17">
            <text:p>921</text:p>
          </table:table-cell>
          <table:table-cell table:style-name="ce19"/>
          <table:table-cell table:style-name="ce4"/>
          <table:table-cell office:value-type="string" office:string-value="---" table:formula="of:=IF(AND([.F1564] &lt;&gt; &quot;&quot;;[.G1564] &lt;&gt; &quot;&quot;);([.G1564]-[.F156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4]" table:style-name="ce17">
            <text:p>921</text:p>
          </table:table-cell>
          <table:table-cell table:style-name="ce19"/>
          <table:table-cell table:style-name="ce4"/>
          <table:table-cell office:value-type="string" office:string-value="---" table:formula="of:=IF(AND([.F1565] &lt;&gt; &quot;&quot;;[.G1565] &lt;&gt; &quot;&quot;);([.G1565]-[.F1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5]" table:style-name="ce17">
            <text:p>921</text:p>
          </table:table-cell>
          <table:table-cell table:style-name="ce19"/>
          <table:table-cell table:style-name="ce4"/>
          <table:table-cell office:value-type="string" office:string-value="---" table:formula="of:=IF(AND([.F1566] &lt;&gt; &quot;&quot;;[.G1566] &lt;&gt; &quot;&quot;);([.G1566]-[.F156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6]" table:style-name="ce17">
            <text:p>921</text:p>
          </table:table-cell>
          <table:table-cell office:value-type="float" office:value="7" table:formula="of:=COM.MICROSOFT.CEILING([.C1567];0.25)" table:style-name="ce19">
            <text:p>7.000</text:p>
          </table:table-cell>
          <table:table-cell office:value-type="float" office:value="6.9436111114919186" table:formula="of:=SUM([.D1567:.D1584])" table:style-name="ce4">
            <text:p>6.944</text:p>
          </table:table-cell>
          <table:table-cell office:value-type="string" office:string-value="---" table:formula="of:=IF(AND([.F1567] &lt;&gt; &quot;&quot;;[.G1567] &lt;&gt; &quot;&quot;);([.G1567]-[.F1567])*24;&quot;---&quot;)" table:style-name="ce4">
            <text:p>---</text:p>
          </table:table-cell>
          <table:table-cell office:value-type="date" office:date-value="2025-06-27T00:00:00" table:style-name="ce20">
            <text:p>27-Jun</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67]"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8:29:00" table:style-name="ce14">
            <text:p>6/27/25 08:29 AM</text:p>
          </table:table-cell>
          <table:table-cell office:value-type="date" office:date-value="2025-06-27T08:45:00" table:style-name="ce14">
            <text:p>6/27/25 08:45 AM</text:p>
          </table:table-cell>
          <table:table-cell office:value-type="string" table:style-name="ce13">
            <text:p>Daily meetings with the team.</text:p>
          </table:table-cell>
          <table:table-cell table:style-name="ce18"/>
          <table:table-cell table:number-columns-repeated="16375" table:style-name="ce10"/>
        </table:table-row>
        <table:table-row table:style-name="ro2" table:visibility="collapse">
          <table:table-cell office:value-type="float" office:value="921" table:formula="of:=[.A1568]" table:style-name="ce17">
            <text:p>921</text:p>
          </table:table-cell>
          <table:table-cell table:style-name="ce19"/>
          <table:table-cell office:value-type="string" table:style-name="ce4">
            <text:p>BILLED</text:p>
          </table:table-cell>
          <table:table-cell office:value-type="float" office:value="0.75" table:formula="of:=IF(AND([.F1569] &lt;&gt; &quot;&quot;;[.G1569] &lt;&gt; &quot;&quot;);([.G1569]-[.F1569])*24;&quot;---&quot;)" table:style-name="ce36">
            <text:p>0.75</text:p>
          </table:table-cell>
          <table:table-cell office:value-type="string" table:style-name="ce21">
            <text:p>IDtoApptio</text:p>
          </table:table-cell>
          <table:table-cell office:value-type="date" office:date-value="2025-06-27T08:45:00" table:style-name="ce14">
            <text:p>6/27/25 08:45 AM</text:p>
          </table:table-cell>
          <table:table-cell office:value-type="date" office:date-value="2025-06-27T09:30:00" table:style-name="ce14">
            <text:p>6/27/25 09:30 AM</text:p>
          </table:table-cell>
          <table:table-cell office:value-type="string" table:style-name="ce13">
            <text:p>Meeting with App owners &amp; MyAccess people. Worked on role application to users in Apptio for the IDtoApptio driver.</text:p>
          </table:table-cell>
          <table:table-cell table:style-name="ce18"/>
          <table:table-cell table:number-columns-repeated="16375" table:style-name="ce10"/>
        </table:table-row>
        <table:table-row table:style-name="ro2" table:visibility="collapse">
          <table:table-cell office:value-type="float" office:value="921" table:formula="of:=[.A1569]" table:style-name="ce17">
            <text:p>921</text:p>
          </table:table-cell>
          <table:table-cell table:style-name="ce19"/>
          <table:table-cell office:value-type="string" table:style-name="ce4">
            <text:p>BILLED</text:p>
          </table:table-cell>
          <table:table-cell table:style-name="ce36"/>
          <table:table-cell office:value-type="string" table:style-name="ce21">
            <text:p>mtg-Daily</text:p>
          </table:table-cell>
          <table:table-cell office:value-type="date" office:date-value="2025-06-27T09:30:00" table:style-name="ce14">
            <text:p>6/27/25 09:30 AM</text:p>
          </table:table-cell>
          <table:table-cell office:value-type="date" office:date-value="2025-06-27T10:00:00" table:style-name="ce14">
            <text:p>6/27/25 10:00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0]" table:style-name="ce17">
            <text:p>921</text:p>
          </table:table-cell>
          <table:table-cell table:style-name="ce19"/>
          <table:table-cell office:value-type="string" table:style-name="ce4">
            <text:p>BILLED</text:p>
          </table:table-cell>
          <table:table-cell office:value-type="float" office:value="1.0000000001164153" table:formula="of:=IF(AND([.F1571] &lt;&gt; &quot;&quot;;[.G1571] &lt;&gt; &quot;&quot;);([.G1571]-[.F1571])*24;&quot;---&quot;)" table:style-name="ce36">
            <text:p>1.00</text:p>
          </table:table-cell>
          <table:table-cell office:value-type="string" table:style-name="ce21">
            <text:p>IDtoApptio</text:p>
          </table:table-cell>
          <table:table-cell office:value-type="date" office:date-value="2025-06-27T10:00:00" table:style-name="ce14">
            <text:p>6/27/25 10:00 AM</text:p>
          </table:table-cell>
          <table:table-cell office:value-type="date" office:date-value="2025-06-27T11:00:00" table:style-name="ce14">
            <text:p>6/27/25 11:00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1" table:formula="of:=[.A1571]" table:style-name="ce17">
            <text:p>921</text:p>
          </table:table-cell>
          <table:table-cell table:style-name="ce19"/>
          <table:table-cell office:value-type="string" table:style-name="ce4">
            <text:p>BILLED</text:p>
          </table:table-cell>
          <table:table-cell office:value-type="float" office:value="1.4152777777053416" table:formula="of:=IF(AND([.F1572] &lt;&gt; &quot;&quot;;[.G1572] &lt;&gt; &quot;&quot;);([.G1572]-[.F1572])*24;&quot;---&quot;)" table:style-name="ce36">
            <text:p>1.42</text:p>
          </table:table-cell>
          <table:table-cell office:value-type="string" table:style-name="ce21">
            <text:p>IDtoApptio</text:p>
          </table:table-cell>
          <table:table-cell office:value-type="date" office:date-value="2025-06-27T11:00:00" table:style-name="ce14">
            <text:p>6/27/25 11:00 AM</text:p>
          </table:table-cell>
          <table:table-cell office:value-type="date" office:date-value="2025-06-27T12:24:55" table:style-name="ce14">
            <text:p>6/27/25 12:24 PM</text:p>
          </table:table-cell>
          <table:table-cell office:value-type="string" table:style-name="ce13">
            <text:p># apptio meeting</text:p>
          </table:table-cell>
          <table:table-cell table:style-name="ce18"/>
          <table:table-cell table:number-columns-repeated="16375" table:style-name="ce10"/>
        </table:table-row>
        <table:table-row table:style-name="ro2" table:visibility="collapse">
          <table:table-cell office:value-type="float" office:value="921" table:formula="of:=[.A1572]" table:style-name="ce17">
            <text:p>921</text:p>
          </table:table-cell>
          <table:table-cell table:style-name="ce19"/>
          <table:table-cell office:value-type="string" table:style-name="ce4">
            <text:p>BILLED</text:p>
          </table:table-cell>
          <table:table-cell office:value-type="float" office:value="0.73472222231794149" table:formula="of:=IF(AND([.F1573] &lt;&gt; &quot;&quot;;[.G1573] &lt;&gt; &quot;&quot;);([.G1573]-[.F1573])*24;&quot;---&quot;)" table:style-name="ce36">
            <text:p>0.73</text:p>
          </table:table-cell>
          <table:table-cell office:value-type="string" table:style-name="ce21">
            <text:p>IDtoApptio</text:p>
          </table:table-cell>
          <table:table-cell office:value-type="date" office:date-value="2025-06-27T12:24:55" table:style-name="ce14">
            <text:p>6/27/25 12:24 PM</text:p>
          </table:table-cell>
          <table:table-cell office:value-type="date" office:date-value="2025-06-27T13:09:00" table:style-name="ce14">
            <text:p>6/27/25 01:09 PM</text:p>
          </table:table-cell>
          <table:table-cell office:value-type="string" table:style-name="ce13">
            <text:p># finished cleaning up and sending out summary</text:p>
          </table:table-cell>
          <table:table-cell table:style-name="ce18"/>
          <table:table-cell table:number-columns-repeated="16375" table:style-name="ce10"/>
        </table:table-row>
        <table:table-row table:style-name="ro2" table:visibility="collapse">
          <table:table-cell office:value-type="float" office:value="921" table:formula="of:=[.A1573]" table:style-name="ce17">
            <text:p>921</text:p>
          </table:table-cell>
          <table:table-cell table:style-name="ce19"/>
          <table:table-cell office:value-type="string" table:style-name="ce4">
            <text:p>BILLED</text:p>
          </table:table-cell>
          <table:table-cell table:style-name="ce36"/>
          <table:table-cell office:value-type="string" table:style-name="ce21">
            <text:p>IDtoAviobok</text:p>
          </table:table-cell>
          <table:table-cell office:value-type="date" office:date-value="2025-06-27T13:39:32" table:style-name="ce14">
            <text:p>6/27/25 01:39 PM</text:p>
          </table:table-cell>
          <table:table-cell office:value-type="date" office:date-value="2025-06-27T13:45:00" table:style-name="ce14">
            <text:p>6/27/25 01:45 PM</text:p>
          </table:table-cell>
          <table:table-cell office:value-type="string" table:style-name="ce13">
            <text:p>Worked on unarchiving user e193979 for Catoria Weekly.</text:p>
          </table:table-cell>
          <table:table-cell table:style-name="ce18"/>
          <table:table-cell table:number-columns-repeated="16375" table:style-name="ce10"/>
        </table:table-row>
        <table:table-row table:style-name="ro2" table:visibility="collapse">
          <table:table-cell office:value-type="float" office:value="921" table:formula="of:=[.A1574]" table:style-name="ce17">
            <text:p>921</text:p>
          </table:table-cell>
          <table:table-cell table:style-name="ce19"/>
          <table:table-cell office:value-type="string" table:style-name="ce4">
            <text:p>BILLED</text:p>
          </table:table-cell>
          <table:table-cell office:value-type="float" office:value="1.1958333334769122" table:formula="of:=IF(AND([.F1575] &lt;&gt; &quot;&quot;;[.G1575] &lt;&gt; &quot;&quot;);([.G1575]-[.F1575])*24;&quot;---&quot;)" table:style-name="ce36">
            <text:p>1.20</text:p>
          </table:table-cell>
          <table:table-cell office:value-type="string" table:style-name="ce21">
            <text:p>IDtoApptio</text:p>
          </table:table-cell>
          <table:table-cell office:value-type="date" office:date-value="2025-06-27T13:45:00" table:style-name="ce14">
            <text:p>6/27/25 01:45 PM</text:p>
          </table:table-cell>
          <table:table-cell office:value-type="date" office:date-value="2025-06-27T14:56:45" table:style-name="ce14">
            <text:p>6/27/25 02:56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5]" table:style-name="ce17">
            <text:p>921</text:p>
          </table:table-cell>
          <table:table-cell office:value-type="string" table:style-name="ce19">
            <text:p>nap</text:p>
          </table:table-cell>
          <table:table-cell office:value-type="string" table:style-name="ce4">
            <text:p>BILLED</text:p>
          </table:table-cell>
          <table:table-cell office:value-type="float" office:value="1.2636111112078652" table:formula="of:=IF(AND([.F1576] &lt;&gt; &quot;&quot;;[.G1576] &lt;&gt; &quot;&quot;);([.G1576]-[.F1576])*24;&quot;---&quot;)" table:style-name="ce36">
            <text:p>1.26</text:p>
          </table:table-cell>
          <table:table-cell office:value-type="string" table:style-name="ce21">
            <text:p>IDtoApptio</text:p>
          </table:table-cell>
          <table:table-cell office:value-type="date" office:date-value="2025-06-27T15:32:13" table:style-name="ce14">
            <text:p>6/27/25 03:32 PM</text:p>
          </table:table-cell>
          <table:table-cell office:value-type="date" office:date-value="2025-06-27T16:48:02" table:style-name="ce14">
            <text:p>6/27/25 04:48 P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1" table:formula="of:=[.A1576]" table:style-name="ce17">
            <text:p>921</text:p>
          </table:table-cell>
          <table:table-cell table:style-name="ce19"/>
          <table:table-cell office:value-type="string" table:style-name="ce4">
            <text:p>BILLED</text:p>
          </table:table-cell>
          <table:table-cell office:value-type="float" office:value="0.43027777777751908" table:formula="of:=IF(AND([.F1577] &lt;&gt; &quot;&quot;;[.G1577] &lt;&gt; &quot;&quot;);([.G1577]-[.F1577])*24;&quot;---&quot;)" table:style-name="ce36">
            <text:p>0.43</text:p>
          </table:table-cell>
          <table:table-cell office:value-type="string" table:style-name="ce21">
            <text:p>IDtoApptio</text:p>
          </table:table-cell>
          <table:table-cell office:value-type="date" office:date-value="2025-06-27T16:48:02" table:style-name="ce14">
            <text:p>6/27/25 04:48 PM</text:p>
          </table:table-cell>
          <table:table-cell office:value-type="date" office:date-value="2025-06-27T17:13:51" table:style-name="ce14">
            <text:p>6/27/25 05:13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1" table:formula="of:=[.A1577]" table:style-name="ce17">
            <text:p>921</text:p>
          </table:table-cell>
          <table:table-cell table:style-name="ce19"/>
          <table:table-cell office:value-type="string" table:style-name="ce4">
            <text:p>BILLED</text:p>
          </table:table-cell>
          <table:table-cell office:value-type="float" office:value="0.15388888888992369" table:formula="of:=IF(AND([.F1578] &lt;&gt; &quot;&quot;;[.G1578] &lt;&gt; &quot;&quot;);([.G1578]-[.F1578])*24;&quot;---&quot;)" table:style-name="ce36">
            <text:p>0.15</text:p>
          </table:table-cell>
          <table:table-cell office:value-type="string" table:style-name="ce20">
            <text:p>Support</text:p>
          </table:table-cell>
          <table:table-cell office:value-type="date" office:date-value="2025-06-27T17:13:51" table:style-name="ce14">
            <text:p>6/27/25 05:13 PM</text:p>
          </table:table-cell>
          <table:table-cell office:value-type="date" office:date-value="2025-06-27T17:23:05" table:style-name="ce14">
            <text:p>6/27/25 05:23 PM</text:p>
          </table:table-cell>
          <table:table-cell office:value-type="string" table:style-name="ce13">
            <text:p>Worked on MR review for Joe for IDtoCrowdstrike, and IDtoAeroTrack.</text:p>
          </table:table-cell>
          <table:table-cell office:value-type="string" table:style-name="ce18">
            <text:p>And a small one for IDtoAreaotrak</text:p>
          </table:table-cell>
          <table:table-cell table:number-columns-repeated="16375" table:style-name="ce10"/>
        </table:table-row>
        <table:table-row table:style-name="ro2" table:visibility="collapse">
          <table:table-cell office:value-type="float" office:value="921" table:formula="of:=[.A1578]" table:style-name="ce17">
            <text:p>921</text:p>
          </table:table-cell>
          <table:table-cell table:number-columns-repeated="2" table:style-name="ce4"/>
          <table:table-cell office:value-type="string" office:string-value="---" table:formula="of:=IF(AND([.F1579] &lt;&gt; &quot;&quot;;[.G1579] &lt;&gt; &quot;&quot;);([.G1579]-[.F1579])*24;&quot;---&quot;)" table:style-name="ce36">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0] &lt;&gt; &quot;&quot;;[.G1580] &lt;&gt; &quot;&quot;);([.G1580]-[.F158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79]" table:style-name="ce17">
            <text:p>921</text:p>
          </table:table-cell>
          <table:table-cell table:style-name="ce19"/>
          <table:table-cell table:style-name="ce4"/>
          <table:table-cell office:value-type="string" office:string-value="---" table:formula="of:=IF(AND([.F1581] &lt;&gt; &quot;&quot;;[.G1581] &lt;&gt; &quot;&quot;);([.G1581]-[.F158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0]" table:style-name="ce17">
            <text:p>921</text:p>
          </table:table-cell>
          <table:table-cell table:style-name="ce19"/>
          <table:table-cell table:style-name="ce4"/>
          <table:table-cell office:value-type="string" office:string-value="---" table:formula="of:=IF(AND([.F1582] &lt;&gt; &quot;&quot;;[.G1582] &lt;&gt; &quot;&quot;);([.G1582]-[.F158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2]" table:style-name="ce17">
            <text:p>921</text:p>
          </table:table-cell>
          <table:table-cell table:style-name="ce19"/>
          <table:table-cell table:style-name="ce4"/>
          <table:table-cell office:value-type="string" office:string-value="---" table:formula="of:=IF(AND([.F1583] &lt;&gt; &quot;&quot;;[.G1583] &lt;&gt; &quot;&quot;);([.G1583]-[.F1583])*24;&quot;---&quot;)" table:style-name="ce4">
            <text:p>---</text:p>
          </table:table-cell>
          <table:table-cell office:value-type="string" table:style-name="ce21">
            <text:p>For Monday: working on Check for pre-existing enviornment/roles policy for Monday: need to decide what to do with existing roles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1" table:formula="of:=[.A1583]" table:style-name="ce17">
            <text:p>921</text:p>
          </table:table-cell>
          <table:table-cell table:style-name="ce19"/>
          <table:table-cell table:style-name="ce4"/>
          <table:table-cell office:value-type="string" office:string-value="---" table:formula="of:=IF(AND([.F1584] &lt;&gt; &quot;&quot;;[.G1584] &lt;&gt; &quot;&quot;);([.G1584]-[.F158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2" table:formula="of:=[.A1584]+1" table:style-name="ce17">
            <text:p>922</text:p>
          </table:table-cell>
          <table:table-cell table:style-name="ce12"/>
          <table:table-cell office:value-type="string" table:style-name="ce4">
            <text:p>****************</text:p>
          </table:table-cell>
          <table:table-cell office:value-type="string" office:string-value="---" table:formula="of:=IF(AND([.F1586] &lt;&gt; &quot;&quot;;[.G1586] &lt;&gt; &quot;&quot;);([.G1586]-[.F1586])*24;&quot;---&quot;)" table:style-name="ce4">
            <text:p>---</text:p>
          </table:table-cell>
          <table:table-cell office:value-type="string" office:string-value="Week 922" table:formula="of:=CONCATENATE(&quot;Week &quot;; [.A1586])" table:number-columns-spanned="2" table:number-rows-spanned="3" table:style-name="ce48">
            <text:p>Week 922</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6]" table:style-name="ce17">
            <text:p>922</text:p>
          </table:table-cell>
          <table:table-cell table:style-name="ce12"/>
          <table:table-cell office:value-type="string" table:style-name="ce4">
            <text:p>****************</text:p>
          </table:table-cell>
          <table:table-cell office:value-type="string" office:string-value="---" table:formula="of:=IF(AND([.F1587] &lt;&gt; &quot;&quot;;[.G1587] &lt;&gt; &quot;&quot;);([.G1587]-[.F1587])*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7]" table:style-name="ce17">
            <text:p>922</text:p>
          </table:table-cell>
          <table:table-cell table:style-name="ce19"/>
          <table:table-cell office:value-type="string" table:style-name="ce4">
            <text:p>****************</text:p>
          </table:table-cell>
          <table:table-cell office:value-type="string" office:string-value="---" table:formula="of:=IF(AND([.F1588] &lt;&gt; &quot;&quot;;[.G1588] &lt;&gt; &quot;&quot;);([.G1588]-[.F158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8]" table:style-name="ce17">
            <text:p>922</text:p>
          </table:table-cell>
          <table:table-cell table:style-name="ce19"/>
          <table:table-cell office:value-type="string" table:style-name="ce4">
            <text:p>****************</text:p>
          </table:table-cell>
          <table:table-cell office:value-type="string" office:string-value="---" table:formula="of:=IF(AND([.F1589] &lt;&gt; &quot;&quot;;[.G1589] &lt;&gt; &quot;&quot;);([.G1589]-[.F15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89]" table:style-name="ce17">
            <text:p>922</text:p>
          </table:table-cell>
          <table:table-cell table:style-name="ce19"/>
          <table:table-cell office:value-type="string" table:style-name="ce4">
            <text:p>****************</text:p>
          </table:table-cell>
          <table:table-cell office:value-type="string" office:string-value="---" table:formula="of:=IF(AND([.F1590] &lt;&gt; &quot;&quot;;[.G1590] &lt;&gt; &quot;&quot;);([.G1590]-[.F1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0]" table:style-name="ce17">
            <text:p>922</text:p>
          </table:table-cell>
          <table:table-cell table:style-name="ce19"/>
          <table:table-cell office:value-type="string" table:style-name="ce4">
            <text:p>****************</text:p>
          </table:table-cell>
          <table:table-cell office:value-type="string" office:string-value="---" table:formula="of:=IF(AND([.F1591] &lt;&gt; &quot;&quot;;[.G1591] &lt;&gt; &quot;&quot;);([.G1591]-[.F159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1]" table:style-name="ce17">
            <text:p>922</text:p>
          </table:table-cell>
          <table:table-cell table:style-name="ce12"/>
          <table:table-cell office:value-type="string" table:style-name="ce4">
            <text:p>****************</text:p>
          </table:table-cell>
          <table:table-cell office:value-type="string" office:string-value="---" table:formula="of:=IF(AND([.F1592] &lt;&gt; &quot;&quot;;[.G1592] &lt;&gt; &quot;&quot;);([.G1592]-[.F15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2" table:formula="of:=[.A1592]" table:style-name="ce17">
            <text:p>922</text:p>
          </table:table-cell>
          <table:table-cell table:style-name="ce12"/>
          <table:table-cell office:value-type="string" table:style-name="ce4">
            <text:p>BILLED</text:p>
          </table:table-cell>
          <table:table-cell office:value-type="string" office:string-value="---" table:formula="of:=IF(AND([.F1593] &lt;&gt; &quot;&quot;;[.G1593] &lt;&gt; &quot;&quot;);([.G1593]-[.F15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593]" table:style-name="ce17">
            <text:p>922</text:p>
          </table:table-cell>
          <table:table-cell office:value-type="float" office:value="8.75" table:formula="of:=COM.MICROSOFT.CEILING([.C1594];0.25)" table:style-name="ce19">
            <text:p>8.750</text:p>
          </table:table-cell>
          <table:table-cell office:value-type="float" office:value="8.7222222222480923" table:formula="of:=SUM([.D1594:.D1617])" table:style-name="ce4">
            <text:p>8.722</text:p>
          </table:table-cell>
          <table:table-cell office:value-type="string" office:string-value="---" table:formula="of:=IF(AND([.F1594] &lt;&gt; &quot;&quot;;[.G1594] &lt;&gt; &quot;&quot;);([.G1594]-[.F1594])*24;&quot;---&quot;)" table:style-name="ce4">
            <text:p>---</text:p>
          </table:table-cell>
          <table:table-cell office:value-type="date" office:date-value="2025-06-30T00:00:00" table:style-name="ce20">
            <text:p>30-Jun</text:p>
          </table:table-cell>
          <table:table-cell table:number-columns-repeated="2" table:style-name="ce14"/>
          <table:table-cell table:style-name="ce21"/>
          <table:table-cell table:style-name="ce18"/>
          <table:table-cell table:number-columns-repeated="16375" table:style-name="ce10"/>
        </table:table-row>
        <table:table-row table:style-name="ro5" table:visibility="collapse">
          <table:table-cell office:value-type="float" office:value="922" table:formula="of:=[.A1594]" table:style-name="ce17">
            <text:p>922</text:p>
          </table:table-cell>
          <table:table-cell table:style-name="ce19"/>
          <table:table-cell office:value-type="string" table:style-name="ce4">
            <text:p>BILLED</text:p>
          </table:table-cell>
          <table:table-cell office:value-type="float" office:value="0.6666666665696539" table:formula="of:=IF(AND([.F1595] &lt;&gt; &quot;&quot;;[.G1595] &lt;&gt; &quot;&quot;);([.G1595]-[.F1595])*24;&quot;---&quot;)" table:style-name="ce4">
            <text:p>0.667</text:p>
          </table:table-cell>
          <table:table-cell office:value-type="string" table:style-name="ce25">
            <text:p>IDtoApptio</text:p>
          </table:table-cell>
          <table:table-cell office:value-type="date" office:date-value="2025-06-30T07:50:00" table:style-name="ce14">
            <text:p>6/30/25 07:50 AM</text:p>
          </table:table-cell>
          <table:table-cell office:value-type="date" office:date-value="2025-06-30T08:30:00" table:style-name="ce14">
            <text:p>6/30/25 08:30 AM</text:p>
          </table:table-cell>
          <table:table-cell office:value-type="string" table:style-name="ce16">
            <text:p>Worked on environment/role for user matching query for IDtoApptio. Worked on multiple environment and credential issues. Worked on multiple API per driver issue.</text:p>
          </table:table-cell>
          <table:table-cell office:value-type="string" table:style-name="ce18">
            <text:p>Fully matching pre-existing accounts may require up to 4 queries. . .doublechecking with app owners and decidng how this will be done.</text:p>
          </table:table-cell>
          <table:table-cell table:number-columns-repeated="16375" table:style-name="ce10"/>
        </table:table-row>
        <table:table-row table:style-name="ro2" table:visibility="collapse">
          <table:table-cell office:value-type="float" office:value="922" table:formula="of:=[.A1595]" table:style-name="ce17">
            <text:p>922</text:p>
          </table:table-cell>
          <table:table-cell table:style-name="ce19"/>
          <table:table-cell office:value-type="string" table:style-name="ce4">
            <text:p>BILLED</text:p>
          </table:table-cell>
          <table:table-cell office:value-type="float" office:value="0.25000000011641532" table:formula="of:=IF(AND([.F1596] &lt;&gt; &quot;&quot;;[.G1596] &lt;&gt; &quot;&quot;);([.G1596]-[.F1596])*24;&quot;---&quot;)" table:style-name="ce4">
            <text:p>0.250</text:p>
          </table:table-cell>
          <table:table-cell office:value-type="string" table:style-name="ce25">
            <text:p>mtg-daily</text:p>
          </table:table-cell>
          <table:table-cell office:value-type="date" office:date-value="2025-06-30T08:30:00" table:style-name="ce14">
            <text:p>6/30/25 08:30 AM</text:p>
          </table:table-cell>
          <table:table-cell office:value-type="date" office:date-value="2025-06-30T08:45:00" table:style-name="ce14">
            <text:p>6/30/25 08:45 AM</text:p>
          </table:table-cell>
          <table:table-cell office:value-type="string" table:style-name="ce16">
            <text:p>Daily meetings with the team.</text:p>
          </table:table-cell>
          <table:table-cell table:style-name="ce18"/>
          <table:table-cell table:number-columns-repeated="16375" table:style-name="ce10"/>
        </table:table-row>
        <table:table-row table:style-name="ro2" table:visibility="collapse">
          <table:table-cell office:value-type="float" office:value="922" table:formula="of:=[.A1596]" table:style-name="ce17">
            <text:p>922</text:p>
          </table:table-cell>
          <table:table-cell table:style-name="ce19"/>
          <table:table-cell office:value-type="string" table:style-name="ce4">
            <text:p>BILLED</text:p>
          </table:table-cell>
          <table:table-cell office:value-type="float" office:value="0.78944444441003725" table:formula="of:=IF(AND([.F1597] &lt;&gt; &quot;&quot;;[.G1597] &lt;&gt; &quot;&quot;);([.G1597]-[.F1597])*24;&quot;---&quot;)" table:style-name="ce4">
            <text:p>0.789</text:p>
          </table:table-cell>
          <table:table-cell office:value-type="string" table:style-name="ce25">
            <text:p>IDtoApptio</text:p>
          </table:table-cell>
          <table:table-cell office:value-type="date" office:date-value="2025-06-30T08:45:00" table:style-name="ce14">
            <text:p>6/30/25 08:45 AM</text:p>
          </table:table-cell>
          <table:table-cell office:value-type="date" office:date-value="2025-06-30T09:32:22" table:style-name="ce14">
            <text:p>6/30/25 09:32 AM</text:p>
          </table:table-cell>
          <table:table-cell office:value-type="string" table:style-name="ce16">
            <text:p>#env matching . .need a token per env. <text:s/>.BOOO!</text:p>
          </table:table-cell>
          <table:table-cell table:style-name="ce18"/>
          <table:table-cell table:number-columns-repeated="16375" table:style-name="ce10"/>
        </table:table-row>
        <table:table-row table:style-name="ro2" table:visibility="collapse">
          <table:table-cell office:value-type="float" office:value="922" table:formula="of:=[.A1597]" table:style-name="ce17">
            <text:p>922</text:p>
          </table:table-cell>
          <table:table-cell table:style-name="ce19"/>
          <table:table-cell office:value-type="string" table:style-name="ce4">
            <text:p>BILLED</text:p>
          </table:table-cell>
          <table:table-cell office:value-type="float" office:value="0.46055555547354743" table:formula="of:=IF(AND([.F1598] &lt;&gt; &quot;&quot;;[.G1598] &lt;&gt; &quot;&quot;);([.G1598]-[.F1598])*24;&quot;---&quot;)" table:style-name="ce4">
            <text:p>0.461</text:p>
          </table:table-cell>
          <table:table-cell office:value-type="string" table:style-name="ce25">
            <text:p>mtg-daily</text:p>
          </table:table-cell>
          <table:table-cell office:value-type="date" office:date-value="2025-06-30T09:32:22" table:style-name="ce14">
            <text:p>6/30/25 09:32 AM</text:p>
          </table:table-cell>
          <table:table-cell office:value-type="date" office:date-value="2025-06-30T10:00:00" table:style-name="ce14">
            <text:p>6/30/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598]" table:style-name="ce17">
            <text:p>922</text:p>
          </table:table-cell>
          <table:table-cell table:style-name="ce19"/>
          <table:table-cell office:value-type="string" table:style-name="ce4">
            <text:p>BILLED</text:p>
          </table:table-cell>
          <table:table-cell office:value-type="float" office:value="1.125833333353512" table:formula="of:=IF(AND([.F1599] &lt;&gt; &quot;&quot;;[.G1599] &lt;&gt; &quot;&quot;);([.G1599]-[.F1599])*24;&quot;---&quot;)" table:style-name="ce4">
            <text:p>1.126</text:p>
          </table:table-cell>
          <table:table-cell office:value-type="string" table:style-name="ce25">
            <text:p>IDtoAviobook</text:p>
          </table:table-cell>
          <table:table-cell office:value-type="date" office:date-value="2025-06-30T10:00:00" table:style-name="ce14">
            <text:p>6/30/25 10:00 AM</text:p>
          </table:table-cell>
          <table:table-cell office:value-type="date" office:date-value="2025-06-30T11:07:33" table:style-name="ce14">
            <text:p>6/30/25 11:07 AM</text:p>
          </table:table-cell>
          <table:table-cell office:value-type="string" table:style-name="ce16">
            <text:p>Aviobook meeting regarding issues with prefered vs legal names.</text:p>
          </table:table-cell>
          <table:table-cell table:style-name="ce18"/>
          <table:table-cell table:number-columns-repeated="16375" table:style-name="ce10"/>
        </table:table-row>
        <table:table-row table:style-name="ro2" table:visibility="collapse">
          <table:table-cell office:value-type="float" office:value="922" table:formula="of:=[.A1599]" table:style-name="ce17">
            <text:p>922</text:p>
          </table:table-cell>
          <table:table-cell table:style-name="ce19"/>
          <table:table-cell office:value-type="string" table:style-name="ce4">
            <text:p>BILLED</text:p>
          </table:table-cell>
          <table:table-cell office:value-type="float" office:value="0.37416666664648801" table:formula="of:=IF(AND([.F1600] &lt;&gt; &quot;&quot;;[.G1600] &lt;&gt; &quot;&quot;);([.G1600]-[.F1600])*24;&quot;---&quot;)" table:style-name="ce4">
            <text:p>0.374</text:p>
          </table:table-cell>
          <table:table-cell office:value-type="string" table:style-name="ce25">
            <text:p>IDtoApptio</text:p>
          </table:table-cell>
          <table:table-cell office:value-type="date" office:date-value="2025-06-30T11:07:33" table:style-name="ce14">
            <text:p>6/30/25 11:07 AM</text:p>
          </table:table-cell>
          <table:table-cell office:value-type="date" office:date-value="2025-06-30T11:30:00" table:style-name="ce14">
            <text:p>6/30/25 11:3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2" table:formula="of:=[.A1600]" table:style-name="ce17">
            <text:p>922</text:p>
          </table:table-cell>
          <table:table-cell table:style-name="ce19"/>
          <table:table-cell office:value-type="string" table:style-name="ce4">
            <text:p>BILLED</text:p>
          </table:table-cell>
          <table:table-cell office:value-type="float" office:value="3.1508333333185874" table:formula="of:=IF(AND([.F1601] &lt;&gt; &quot;&quot;;[.G1601] &lt;&gt; &quot;&quot;);([.G1601]-[.F1601])*24;&quot;---&quot;)" table:style-name="ce4">
            <text:p>3.151</text:p>
          </table:table-cell>
          <table:table-cell office:value-type="string" table:style-name="ce25">
            <text:p>IDtoApptio</text:p>
          </table:table-cell>
          <table:table-cell office:value-type="date" office:date-value="2025-06-30T12:13:26" table:style-name="ce14">
            <text:p>6/30/25 12:13 PM</text:p>
          </table:table-cell>
          <table:table-cell office:value-type="date" office:date-value="2025-06-30T15:22:29" table:style-name="ce14">
            <text:p>6/30/25 03:22 PM</text:p>
          </table:table-cell>
          <table:table-cell office:value-type="string" table:style-name="ce21">
            <text:p># multi auth complexity check - driver-operatoin-data <text:s/>. .zero freedom . .</text:p>
          </table:table-cell>
          <table:table-cell table:style-name="ce18"/>
          <table:table-cell table:number-columns-repeated="16375" table:style-name="ce10"/>
        </table:table-row>
        <table:table-row table:style-name="ro2" table:visibility="collapse">
          <table:table-cell office:value-type="float" office:value="922" table:formula="of:=[.A1601]" table:style-name="ce17">
            <text:p>922</text:p>
          </table:table-cell>
          <table:table-cell table:style-name="ce19"/>
          <table:table-cell office:value-type="string" table:style-name="ce4">
            <text:p>BILLED</text:p>
          </table:table-cell>
          <table:table-cell office:value-type="float" office:value="1.904722222359851" table:formula="of:=IF(AND([.F1602] &lt;&gt; &quot;&quot;;[.G1602] &lt;&gt; &quot;&quot;);([.G1602]-[.F1602])*24;&quot;---&quot;)" table:style-name="ce4">
            <text:p>1.905</text:p>
          </table:table-cell>
          <table:table-cell office:value-type="string" table:style-name="ce25">
            <text:p>IDtoApptio</text:p>
          </table:table-cell>
          <table:table-cell office:value-type="date" office:date-value="2025-06-30T15:22:29" table:style-name="ce14">
            <text:p>6/30/25 03:22 PM</text:p>
          </table:table-cell>
          <table:table-cell office:value-type="date" office:date-value="2025-06-30T17:16:46" table:style-name="ce14">
            <text:p>6/30/25 05:16 PM</text:p>
          </table:table-cell>
          <table:table-cell office:value-type="string" table:style-name="ce22">
            <text:p>#working on payload construction: no freedom on driver-operatoin-data . .</text:p>
          </table:table-cell>
          <table:table-cell table:style-name="ce18"/>
          <table:table-cell table:number-columns-repeated="16375" table:style-name="ce10"/>
        </table:table-row>
        <table:table-row table:style-name="ro2" table:visibility="collapse">
          <table:table-cell office:value-type="float" office:value="922" table:formula="of:=[.A1602]" table:style-name="ce17">
            <text:p>922</text:p>
          </table:table-cell>
          <table:table-cell table:style-name="ce19"/>
          <table:table-cell table:style-name="ce4"/>
          <table:table-cell office:value-type="string" office:string-value="---" table:formula="of:=IF(AND([.F1603] &lt;&gt; &quot;&quot;;[.G1603] &lt;&gt; &quot;&quot;);([.G1603]-[.F160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3]" table:style-name="ce17">
            <text:p>922</text:p>
          </table:table-cell>
          <table:table-cell table:style-name="ce19"/>
          <table:table-cell table:style-name="ce4"/>
          <table:table-cell office:value-type="string" office:string-value="---" table:formula="of:=IF(AND([.F1604] &lt;&gt; &quot;&quot;;[.G1604] &lt;&gt; &quot;&quot;);([.G1604]-[.F1604])*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4]" table:style-name="ce17">
            <text:p>922</text:p>
          </table:table-cell>
          <table:table-cell table:style-name="ce31"/>
          <table:table-cell table:style-name="ce4"/>
          <table:table-cell office:value-type="string" office:string-value="---" table:formula="of:=IF(AND([.F1605] &lt;&gt; &quot;&quot;;[.G1605] &lt;&gt; &quot;&quot;);([.G1605]-[.F160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5]" table:style-name="ce17">
            <text:p>922</text:p>
          </table:table-cell>
          <table:table-cell table:style-name="ce19"/>
          <table:table-cell table:style-name="ce4"/>
          <table:table-cell office:value-type="string" office:string-value="---" table:formula="of:=IF(AND([.F1606] &lt;&gt; &quot;&quot;;[.G1606] &lt;&gt; &quot;&quot;);([.G1606]-[.F160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6]" table:style-name="ce17">
            <text:p>922</text:p>
          </table:table-cell>
          <table:table-cell table:style-name="ce19"/>
          <table:table-cell table:style-name="ce4"/>
          <table:table-cell office:value-type="string" office:string-value="---" table:formula="of:=IF(AND([.F1607] &lt;&gt; &quot;&quot;;[.G1607] &lt;&gt; &quot;&quot;);([.G1607]-[.F1607])*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7]" table:style-name="ce17">
            <text:p>922</text:p>
          </table:table-cell>
          <table:table-cell table:style-name="ce19"/>
          <table:table-cell table:style-name="ce4"/>
          <table:table-cell office:value-type="string" office:string-value="---" table:formula="of:=IF(AND([.F1608] &lt;&gt; &quot;&quot;;[.G1608] &lt;&gt; &quot;&quot;);([.G1608]-[.F160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8]" table:style-name="ce17">
            <text:p>922</text:p>
          </table:table-cell>
          <table:table-cell table:style-name="ce19"/>
          <table:table-cell table:style-name="ce4"/>
          <table:table-cell office:value-type="string" office:string-value="---" table:formula="of:=IF(AND([.F1609] &lt;&gt; &quot;&quot;;[.G1609] &lt;&gt; &quot;&quot;);([.G1609]-[.F160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09]" table:style-name="ce17">
            <text:p>922</text:p>
          </table:table-cell>
          <table:table-cell table:style-name="ce19"/>
          <table:table-cell table:style-name="ce4"/>
          <table:table-cell office:value-type="string" office:string-value="---" table:formula="of:=IF(AND([.F1610] &lt;&gt; &quot;&quot;;[.G1610] &lt;&gt; &quot;&quot;);([.G1610]-[.F161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0]" table:style-name="ce17">
            <text:p>922</text:p>
          </table:table-cell>
          <table:table-cell table:style-name="ce19"/>
          <table:table-cell table:style-name="ce4"/>
          <table:table-cell office:value-type="string" office:string-value="---" table:formula="of:=IF(AND([.F1611] &lt;&gt; &quot;&quot;;[.G1611] &lt;&gt; &quot;&quot;);([.G1611]-[.F161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2" table:formula="of:=[.A1611]" table:style-name="ce17">
            <text:p>922</text:p>
          </table:table-cell>
          <table:table-cell table:style-name="ce19"/>
          <table:table-cell table:style-name="ce4"/>
          <table:table-cell office:value-type="string" office:string-value="---" table:formula="of:=IF(AND([.F1612] &lt;&gt; &quot;&quot;;[.G1612] &lt;&gt; &quot;&quot;);([.G1612]-[.F1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2]" table:style-name="ce17">
            <text:p>922</text:p>
          </table:table-cell>
          <table:table-cell table:style-name="ce19"/>
          <table:table-cell table:style-name="ce4"/>
          <table:table-cell office:value-type="string" office:string-value="---" table:formula="of:=IF(AND([.F1613] &lt;&gt; &quot;&quot;;[.G1613] &lt;&gt; &quot;&quot;);([.G1613]-[.F16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3]" table:style-name="ce17">
            <text:p>922</text:p>
          </table:table-cell>
          <table:table-cell table:style-name="ce19"/>
          <table:table-cell table:style-name="ce4"/>
          <table:table-cell office:value-type="string" office:string-value="---" table:formula="of:=IF(AND([.F1614] &lt;&gt; &quot;&quot;;[.G1614] &lt;&gt; &quot;&quot;);([.G1614]-[.F161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4]" table:style-name="ce17">
            <text:p>922</text:p>
          </table:table-cell>
          <table:table-cell table:style-name="ce19"/>
          <table:table-cell table:style-name="ce4"/>
          <table:table-cell office:value-type="string" office:string-value="---" table:formula="of:=IF(AND([.F1615] &lt;&gt; &quot;&quot;;[.G1615] &lt;&gt; &quot;&quot;);([.G1615]-[.F161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5]" table:style-name="ce17">
            <text:p>922</text:p>
          </table:table-cell>
          <table:table-cell table:style-name="ce19"/>
          <table:table-cell table:style-name="ce4"/>
          <table:table-cell office:value-type="string" office:string-value="---" table:formula="of:=IF(AND([.F1616] &lt;&gt; &quot;&quot;;[.G1616] &lt;&gt; &quot;&quot;);([.G1616]-[.F161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6]" table:style-name="ce17">
            <text:p>922</text:p>
          </table:table-cell>
          <table:table-cell table:style-name="ce19"/>
          <table:table-cell table:style-name="ce4"/>
          <table:table-cell office:value-type="string" office:string-value="---" table:formula="of:=IF(AND([.F1617] &lt;&gt; &quot;&quot;;[.G1617] &lt;&gt; &quot;&quot;);([.G1617]-[.F161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17]" table:style-name="ce17">
            <text:p>922</text:p>
          </table:table-cell>
          <table:table-cell office:value-type="float" office:value="8" table:formula="of:=COM.MICROSOFT.CEILING([.C1618];0.25)" table:style-name="ce19">
            <text:p>8.000</text:p>
          </table:table-cell>
          <table:table-cell office:value-type="float" office:value="7.9097222223063" table:formula="of:=SUM([.D1618:.D1640])" table:style-name="ce4">
            <text:p>7.910</text:p>
          </table:table-cell>
          <table:table-cell office:value-type="string" office:string-value="---" table:formula="of:=IF(AND([.F1618] &lt;&gt; &quot;&quot;;[.G1618] &lt;&gt; &quot;&quot;);([.G1618]-[.F1618])*24;&quot;---&quot;)" table:style-name="ce4">
            <text:p>---</text:p>
          </table:table-cell>
          <table:table-cell office:value-type="date" office:date-value="2025-07-01T00:00:00" table:style-name="ce20">
            <text:p>1-Jul</text:p>
          </table:table-cell>
          <table:table-cell table:number-columns-repeated="2" table:style-name="ce14"/>
          <table:table-cell table:style-name="ce13"/>
          <table:table-cell table:style-name="ce15"/>
          <table:table-cell table:number-columns-repeated="16375" table:style-name="ce10"/>
        </table:table-row>
        <table:table-row table:style-name="ro9" table:visibility="collapse">
          <table:table-cell office:value-type="float" office:value="922" table:formula="of:=[.A1618]" table:style-name="ce17">
            <text:p>922</text:p>
          </table:table-cell>
          <table:table-cell table:style-name="ce19"/>
          <table:table-cell office:value-type="string" table:style-name="ce4">
            <text:p>BILLED</text:p>
          </table:table-cell>
          <table:table-cell office:value-type="float" office:value="0.41666666662786156" table:formula="of:=IF(AND([.F1619] &lt;&gt; &quot;&quot;;[.G1619] &lt;&gt; &quot;&quot;);([.G1619]-[.F1619])*24;&quot;---&quot;)" table:style-name="ce4">
            <text:p>0.417</text:p>
          </table:table-cell>
          <table:table-cell office:value-type="string" table:style-name="ce20">
            <text:p>IDtoApptio</text:p>
          </table:table-cell>
          <table:table-cell office:value-type="date" office:date-value="2025-07-01T08:05:00" table:style-name="ce14">
            <text:p>7/1/25 08:05 AM</text:p>
          </table:table-cell>
          <table:table-cell office:value-type="date" office:date-value="2025-07-01T08:30:00" table:style-name="ce14">
            <text:p>7/1/25 08:30 AM</text:p>
          </table:table-cell>
          <table:table-cell office:value-type="string" table:style-name="ce21">
            <text:p>Worked on multi-environment design for IDtoApptio.</text:p>
          </table:table-cell>
          <table:table-cell office:value-type="string" table:style-name="ce15">
            <text:p>Driver needs to be able to work with multiple Apptio 'environments' that means I need to store multiple enviornment guids to work with them.</text:p>
          </table:table-cell>
          <table:table-cell table:number-columns-repeated="16375" table:style-name="ce10"/>
        </table:table-row>
        <table:table-row table:style-name="ro2" table:visibility="collapse">
          <table:table-cell office:value-type="float" office:value="922" table:formula="of:=[.A1619]" table:style-name="ce17">
            <text:p>922</text:p>
          </table:table-cell>
          <table:table-cell table:style-name="ce4"/>
          <table:table-cell office:value-type="string" table:style-name="ce4">
            <text:p>BILLED</text:p>
          </table:table-cell>
          <table:table-cell office:value-type="float" office:value="0.17972222232492641" table:formula="of:=IF(AND([.F1620] &lt;&gt; &quot;&quot;;[.G1620] &lt;&gt; &quot;&quot;);([.G1620]-[.F1620])*24;&quot;---&quot;)" table:style-name="ce4">
            <text:p>0.180</text:p>
          </table:table-cell>
          <table:table-cell office:value-type="string" table:style-name="ce20">
            <text:p>mtg-Daily</text:p>
          </table:table-cell>
          <table:table-cell office:value-type="date" office:date-value="2025-07-01T08:30:00" table:style-name="ce14">
            <text:p>7/1/25 08:30 AM</text:p>
          </table:table-cell>
          <table:table-cell office:value-type="date" office:date-value="2025-07-01T08:40:47" table:style-name="ce14">
            <text:p>7/1/25 08:40 AM</text:p>
          </table:table-cell>
          <table:table-cell office:value-type="string" table:style-name="ce20">
            <text:p>Daily meetings with the team. Weekly backlog meeting with EE. MyAccess KT session.</text:p>
          </table:table-cell>
          <table:table-cell table:style-name="ce18"/>
          <table:table-cell table:number-columns-repeated="16375" table:style-name="ce10"/>
        </table:table-row>
        <table:table-row table:style-name="ro2" table:visibility="collapse">
          <table:table-cell office:value-type="float" office:value="922" table:formula="of:=[.A1620]" table:style-name="ce17">
            <text:p>922</text:p>
          </table:table-cell>
          <table:table-cell table:style-name="ce19"/>
          <table:table-cell office:value-type="string" table:style-name="ce4">
            <text:p>BILLED</text:p>
          </table:table-cell>
          <table:table-cell office:value-type="float" office:value="1.1394444443285465" table:formula="of:=IF(AND([.F1621] &lt;&gt; &quot;&quot;;[.G1621] &lt;&gt; &quot;&quot;);([.G1621]-[.F1621])*24;&quot;---&quot;)" table:style-name="ce4">
            <text:p>1.139</text:p>
          </table:table-cell>
          <table:table-cell office:value-type="string" table:style-name="ce20">
            <text:p>IDtoApptio</text:p>
          </table:table-cell>
          <table:table-cell office:value-type="date" office:date-value="2025-07-01T08:40:47" table:style-name="ce14">
            <text:p>7/1/25 08:40 AM</text:p>
          </table:table-cell>
          <table:table-cell office:value-type="date" office:date-value="2025-07-01T09:49:09" table:style-name="ce14">
            <text:p>7/1/25 09:49 AM</text:p>
          </table:table-cell>
          <table:table-cell office:value-type="string" table:style-name="ce21">
            <text:p>#</text:p>
          </table:table-cell>
          <table:table-cell table:style-name="ce18"/>
          <table:table-cell table:number-columns-repeated="16375" table:style-name="ce10"/>
        </table:table-row>
        <table:table-row table:style-name="ro2" table:visibility="collapse">
          <table:table-cell office:value-type="float" office:value="922" table:formula="of:=[.A1621]" table:style-name="ce17">
            <text:p>922</text:p>
          </table:table-cell>
          <table:table-cell table:style-name="ce19"/>
          <table:table-cell office:value-type="string" table:style-name="ce4">
            <text:p>BILLED</text:p>
          </table:table-cell>
          <table:table-cell office:value-type="float" office:value="0.26416666677687317" table:formula="of:=IF(AND([.F1622] &lt;&gt; &quot;&quot;;[.G1622] &lt;&gt; &quot;&quot;);([.G1622]-[.F1622])*24;&quot;---&quot;)" table:style-name="ce4">
            <text:p>0.264</text:p>
          </table:table-cell>
          <table:table-cell office:value-type="string" table:style-name="ce20">
            <text:p>IDtoAviobook</text:p>
          </table:table-cell>
          <table:table-cell office:value-type="date" office:date-value="2025-07-01T09:49:09" table:style-name="ce14">
            <text:p>7/1/25 09:49 AM</text:p>
          </table:table-cell>
          <table:table-cell office:value-type="date" office:date-value="2025-07-01T10:05:00" table:style-name="ce14">
            <text:p>7/1/25 10:05 AM</text:p>
          </table:table-cell>
          <table:table-cell office:value-type="string" table:style-name="ce13">
            <text:p>Worked on reviewing an odd archiving case, user e126706 for IDtoAviobook.</text:p>
          </table:table-cell>
          <table:table-cell table:style-name="ce18"/>
          <table:table-cell table:number-columns-repeated="16375" table:style-name="ce10"/>
        </table:table-row>
        <table:table-row table:style-name="ro2" table:visibility="collapse">
          <table:table-cell office:value-type="float" office:value="922" table:formula="of:=[.A1622]" table:style-name="ce17">
            <text:p>922</text:p>
          </table:table-cell>
          <table:table-cell table:style-name="ce19"/>
          <table:table-cell office:value-type="string" table:style-name="ce4">
            <text:p>BILLED</text:p>
          </table:table-cell>
          <table:table-cell office:value-type="float" office:value="0.91666666668606922" table:formula="of:=IF(AND([.F1623] &lt;&gt; &quot;&quot;;[.G1623] &lt;&gt; &quot;&quot;);([.G1623]-[.F1623])*24;&quot;---&quot;)" table:style-name="ce4">
            <text:p>0.917</text:p>
          </table:table-cell>
          <table:table-cell office:value-type="string" table:style-name="ce20">
            <text:p>IDtoApptio</text:p>
          </table:table-cell>
          <table:table-cell office:value-type="date" office:date-value="2025-07-01T10:05:00" table:style-name="ce14">
            <text:p>7/1/25 10:05 AM</text:p>
          </table:table-cell>
          <table:table-cell office:value-type="date" office:date-value="2025-07-01T11:00:00" table:style-name="ce14">
            <text:p>7/1/25 11:00 AM</text:p>
          </table:table-cell>
          <table:table-cell office:value-type="string" table:style-name="ce26">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3]" table:style-name="ce17">
            <text:p>922</text:p>
          </table:table-cell>
          <table:table-cell table:style-name="ce19"/>
          <table:table-cell office:value-type="string" table:style-name="ce4">
            <text:p>BILLED</text:p>
          </table:table-cell>
          <table:table-cell office:value-type="float" office:value="0.89249999995809048" table:formula="of:=IF(AND([.F1624] &lt;&gt; &quot;&quot;;[.G1624] &lt;&gt; &quot;&quot;);([.G1624]-[.F1624])*24;&quot;---&quot;)" table:style-name="ce4">
            <text:p>0.892</text:p>
          </table:table-cell>
          <table:table-cell office:value-type="string" table:style-name="ce20">
            <text:p>IDtoApptio</text:p>
          </table:table-cell>
          <table:table-cell office:value-type="date" office:date-value="2025-07-01T11:00:00" table:style-name="ce14">
            <text:p>7/1/25 11:00 AM</text:p>
          </table:table-cell>
          <table:table-cell office:value-type="date" office:date-value="2025-07-01T11:53:33" table:style-name="ce14">
            <text:p>7/1/25 11:53 AM</text:p>
          </table:table-cell>
          <table:table-cell office:value-type="string" table:style-name="ce13">
            <text:p>#Meeting with Ashleigh, dhivya &amp; Angie</text:p>
          </table:table-cell>
          <table:table-cell table:style-name="ce18"/>
          <table:table-cell table:number-columns-repeated="16375" table:style-name="ce10"/>
        </table:table-row>
        <table:table-row table:style-name="ro2" table:visibility="collapse">
          <table:table-cell office:value-type="float" office:value="922" table:formula="of:=[.A1624]" table:style-name="ce17">
            <text:p>922</text:p>
          </table:table-cell>
          <table:table-cell table:style-name="ce19"/>
          <table:table-cell office:value-type="string" table:style-name="ce4">
            <text:p>BILLED</text:p>
          </table:table-cell>
          <table:table-cell office:value-type="float" office:value="0.35749999992549419" table:formula="of:=IF(AND([.F1625] &lt;&gt; &quot;&quot;;[.G1625] &lt;&gt; &quot;&quot;);([.G1625]-[.F1625])*24;&quot;---&quot;)" table:style-name="ce4">
            <text:p>0.357</text:p>
          </table:table-cell>
          <table:table-cell office:value-type="string" table:style-name="ce20">
            <text:p>IDtoApptio</text:p>
          </table:table-cell>
          <table:table-cell office:value-type="date" office:date-value="2025-07-01T11:53:33" table:style-name="ce14">
            <text:p>7/1/25 11:53 AM</text:p>
          </table:table-cell>
          <table:table-cell office:value-type="date" office:date-value="2025-07-01T12:15:00" table:style-name="ce14">
            <text:p>7/1/25 12:15 PM</text:p>
          </table:table-cell>
          <table:table-cell office:value-type="string" table:style-name="ce13">
            <text:p>#summary for meeting</text:p>
          </table:table-cell>
          <table:table-cell table:style-name="ce18"/>
          <table:table-cell table:number-columns-repeated="16375" table:style-name="ce10"/>
        </table:table-row>
        <table:table-row table:style-name="ro2" table:visibility="collapse">
          <table:table-cell office:value-type="float" office:value="922" table:formula="of:=[.A1625]" table:style-name="ce17">
            <text:p>922</text:p>
          </table:table-cell>
          <table:table-cell table:style-name="ce19"/>
          <table:table-cell office:value-type="string" table:style-name="ce4">
            <text:p>BILLED</text:p>
          </table:table-cell>
          <table:table-cell office:value-type="float" office:value="1.2572222222224809" table:formula="of:=IF(AND([.F1626] &lt;&gt; &quot;&quot;;[.G1626] &lt;&gt; &quot;&quot;);([.G1626]-[.F1626])*24;&quot;---&quot;)" table:style-name="ce4">
            <text:p>1.257</text:p>
          </table:table-cell>
          <table:table-cell office:value-type="string" table:style-name="ce20">
            <text:p>mtg-MyAcess meeting</text:p>
          </table:table-cell>
          <table:table-cell office:value-type="date" office:date-value="2025-07-01T12:55:47" table:style-name="ce14">
            <text:p>7/1/25 12:55 PM</text:p>
          </table:table-cell>
          <table:table-cell office:value-type="date" office:date-value="2025-07-01T14:11:13" table:style-name="ce14">
            <text:p>7/1/25 02:11 PM</text:p>
          </table:table-cell>
          <table:table-cell office:value-type="string" table:style-name="ce13">
            <text:p>#</text:p>
          </table:table-cell>
          <table:table-cell table:style-name="ce15"/>
          <table:table-cell table:number-columns-repeated="16375" table:style-name="ce10"/>
        </table:table-row>
        <table:table-row table:style-name="ro2" table:visibility="collapse">
          <table:table-cell office:value-type="float" office:value="922" table:formula="of:=[.A1626]" table:style-name="ce17">
            <text:p>922</text:p>
          </table:table-cell>
          <table:table-cell table:style-name="ce19"/>
          <table:table-cell office:value-type="string" table:style-name="ce4">
            <text:p>BILLED</text:p>
          </table:table-cell>
          <table:table-cell office:value-type="float" office:value="0.31305555556900799" table:formula="of:=IF(AND([.F1627] &lt;&gt; &quot;&quot;;[.G1627] &lt;&gt; &quot;&quot;);([.G1627]-[.F1627])*24;&quot;---&quot;)" table:style-name="ce4">
            <text:p>0.313</text:p>
          </table:table-cell>
          <table:table-cell office:value-type="string" table:style-name="ce21">
            <text:p>mtg-EEMeeting</text:p>
          </table:table-cell>
          <table:table-cell office:value-type="date" office:date-value="2025-07-01T14:11:13" table:style-name="ce14">
            <text:p>7/1/25 02:11 PM</text:p>
          </table:table-cell>
          <table:table-cell office:value-type="date" office:date-value="2025-07-01T14:30:00" table:style-name="ce14">
            <text:p>7/1/25 02:30 PM</text:p>
          </table:table-cell>
          <table:table-cell office:value-type="string" table:style-name="ce13">
            <text:p>#backlog</text:p>
          </table:table-cell>
          <table:table-cell table:style-name="ce18"/>
          <table:table-cell table:number-columns-repeated="16375" table:style-name="ce10"/>
        </table:table-row>
        <table:table-row table:style-name="ro2" table:visibility="collapse">
          <table:table-cell office:value-type="float" office:value="922" table:formula="of:=[.A1627]" table:style-name="ce17">
            <text:p>922</text:p>
          </table:table-cell>
          <table:table-cell office:value-type="string" table:style-name="ce4">
            <text:p>nap</text:p>
          </table:table-cell>
          <table:table-cell office:value-type="string" table:style-name="ce4">
            <text:p>BILLED</text:p>
          </table:table-cell>
          <table:table-cell office:value-type="float" office:value="0.41666666680248454" table:formula="of:=IF(AND([.F1628] &lt;&gt; &quot;&quot;;[.G1628] &lt;&gt; &quot;&quot;);([.G1628]-[.F1628])*24;&quot;---&quot;)" table:style-name="ce4">
            <text:p>0.417</text:p>
          </table:table-cell>
          <table:table-cell office:value-type="string" table:style-name="ce20">
            <text:p>IDtoApptio</text:p>
          </table:table-cell>
          <table:table-cell office:value-type="date" office:date-value="2025-07-01T14:30:00" table:style-name="ce14">
            <text:p>7/1/25 02:30 PM</text:p>
          </table:table-cell>
          <table:table-cell office:value-type="date" office:date-value="2025-07-01T14:55:00" table:style-name="ce14">
            <text:p>7/1/25 02:55 PM</text:p>
          </table:table-cell>
          <table:table-cell office:value-type="string" table:style-name="ce13">
            <text:p>#Worked on format of swaApptioRoles.</text:p>
          </table:table-cell>
          <table:table-cell table:style-name="ce18"/>
          <table:table-cell table:number-columns-repeated="16375" table:style-name="ce10"/>
        </table:table-row>
        <table:table-row table:style-name="ro2" table:visibility="collapse">
          <table:table-cell office:value-type="float" office:value="922" table:formula="of:=[.A1628]" table:style-name="ce17">
            <text:p>922</text:p>
          </table:table-cell>
          <table:table-cell table:style-name="ce19"/>
          <table:table-cell office:value-type="string" table:style-name="ce4">
            <text:p>BILLED</text:p>
          </table:table-cell>
          <table:table-cell office:value-type="float" office:value="1.7561111110844649" table:formula="of:=IF(AND([.F1629] &lt;&gt; &quot;&quot;;[.G1629] &lt;&gt; &quot;&quot;);([.G1629]-[.F1629])*24;&quot;---&quot;)" table:style-name="ce4">
            <text:p>1.756</text:p>
          </table:table-cell>
          <table:table-cell office:value-type="string" table:style-name="ce20">
            <text:p>IDtoApptio</text:p>
          </table:table-cell>
          <table:table-cell office:value-type="date" office:date-value="2025-07-01T15:45:04" table:style-name="ce14">
            <text:p>7/1/25 03:45 PM</text:p>
          </table:table-cell>
          <table:table-cell office:value-type="date" office:date-value="2025-07-01T17:30:26" table:style-name="ce14">
            <text:p>7/1/25 05:30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2" table:formula="of:=[.A1629]" table:style-name="ce17">
            <text:p>922</text:p>
          </table:table-cell>
          <table:table-cell table:style-name="ce19"/>
          <table:table-cell table:style-name="ce4"/>
          <table:table-cell office:value-type="string" office:string-value="---" table:formula="of:=IF(AND([.F1630] &lt;&gt; &quot;&quot;;[.G1630] &lt;&gt; &quot;&quot;);([.G1630]-[.F16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0]" table:style-name="ce17">
            <text:p>922</text:p>
          </table:table-cell>
          <table:table-cell table:style-name="ce19"/>
          <table:table-cell table:style-name="ce4"/>
          <table:table-cell office:value-type="string" office:string-value="---" table:formula="of:=IF(AND([.F1631] &lt;&gt; &quot;&quot;;[.G1631] &lt;&gt; &quot;&quot;);([.G1631]-[.F16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1]" table:style-name="ce17">
            <text:p>922</text:p>
          </table:table-cell>
          <table:table-cell table:style-name="ce19"/>
          <table:table-cell table:style-name="ce4"/>
          <table:table-cell office:value-type="string" office:string-value="---" table:formula="of:=IF(AND([.F1632] &lt;&gt; &quot;&quot;;[.G1632] &lt;&gt; &quot;&quot;);([.G1632]-[.F163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2]" table:style-name="ce17">
            <text:p>922</text:p>
          </table:table-cell>
          <table:table-cell table:style-name="ce19"/>
          <table:table-cell table:style-name="ce4"/>
          <table:table-cell office:value-type="string" office:string-value="---" table:formula="of:=IF(AND([.F1633] &lt;&gt; &quot;&quot;;[.G1633] &lt;&gt; &quot;&quot;);([.G1633]-[.F163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3]" table:style-name="ce17">
            <text:p>922</text:p>
          </table:table-cell>
          <table:table-cell table:style-name="ce19"/>
          <table:table-cell table:style-name="ce4"/>
          <table:table-cell office:value-type="string" office:string-value="---" table:formula="of:=IF(AND([.F1634] &lt;&gt; &quot;&quot;;[.G1634] &lt;&gt; &quot;&quot;);([.G1634]-[.F163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4]" table:style-name="ce17">
            <text:p>922</text:p>
          </table:table-cell>
          <table:table-cell table:style-name="ce19"/>
          <table:table-cell table:style-name="ce4"/>
          <table:table-cell office:value-type="string" office:string-value="---" table:formula="of:=IF(AND([.F1635] &lt;&gt; &quot;&quot;;[.G1635] &lt;&gt; &quot;&quot;);([.G1635]-[.F163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5]" table:style-name="ce17">
            <text:p>922</text:p>
          </table:table-cell>
          <table:table-cell table:style-name="ce19"/>
          <table:table-cell table:style-name="ce4"/>
          <table:table-cell office:value-type="string" office:string-value="---" table:formula="of:=IF(AND([.F1636] &lt;&gt; &quot;&quot;;[.G1636] &lt;&gt; &quot;&quot;);([.G1636]-[.F16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6]" table:style-name="ce17">
            <text:p>922</text:p>
          </table:table-cell>
          <table:table-cell table:style-name="ce19"/>
          <table:table-cell table:style-name="ce4"/>
          <table:table-cell office:value-type="string" office:string-value="---" table:formula="of:=IF(AND([.F1637] &lt;&gt; &quot;&quot;;[.G1637] &lt;&gt; &quot;&quot;);([.G1637]-[.F163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7]" table:style-name="ce17">
            <text:p>922</text:p>
          </table:table-cell>
          <table:table-cell table:style-name="ce19"/>
          <table:table-cell table:style-name="ce4"/>
          <table:table-cell office:value-type="string" office:string-value="---" table:formula="of:=IF(AND([.F1638] &lt;&gt; &quot;&quot;;[.G1638] &lt;&gt; &quot;&quot;);([.G1638]-[.F163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8]" table:style-name="ce17">
            <text:p>922</text:p>
          </table:table-cell>
          <table:table-cell table:style-name="ce19"/>
          <table:table-cell table:style-name="ce4"/>
          <table:table-cell office:value-type="string" office:string-value="---" table:formula="of:=IF(AND([.F1639] &lt;&gt; &quot;&quot;;[.G1639] &lt;&gt; &quot;&quot;);([.G1639]-[.F1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39]" table:style-name="ce17">
            <text:p>922</text:p>
          </table:table-cell>
          <table:table-cell table:style-name="ce19"/>
          <table:table-cell table:style-name="ce4"/>
          <table:table-cell office:value-type="string" office:string-value="---" table:formula="of:=IF(AND([.F1640] &lt;&gt; &quot;&quot;;[.G1640] &lt;&gt; &quot;&quot;);([.G1640]-[.F1640])*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2" table:formula="of:=[.A1640]" table:style-name="ce17">
            <text:p>922</text:p>
          </table:table-cell>
          <table:table-cell office:value-type="float" office:value="7.25" table:formula="of:=COM.MICROSOFT.CEILING([.C1641];0.25)" table:style-name="ce19">
            <text:p>7.250</text:p>
          </table:table-cell>
          <table:table-cell office:value-type="float" office:value="7.2155555554199964" table:formula="of:=SUM([.D1641:.D1660])" table:style-name="ce4">
            <text:p>7.216</text:p>
          </table:table-cell>
          <table:table-cell office:value-type="string" office:string-value="---" table:formula="of:=IF(AND([.F1641] &lt;&gt; &quot;&quot;;[.G1641] &lt;&gt; &quot;&quot;);([.G1641]-[.F1641])*24;&quot;---&quot;)" table:style-name="ce4">
            <text:p>---</text:p>
          </table:table-cell>
          <table:table-cell office:value-type="date" office:date-value="2025-07-02T00:00:00" table:style-name="ce20">
            <text:p>2-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41]" table:style-name="ce17">
            <text:p>922</text:p>
          </table:table-cell>
          <table:table-cell table:style-name="ce19"/>
          <table:table-cell office:value-type="string" table:style-name="ce4">
            <text:p>BILLED</text:p>
          </table:table-cell>
          <table:table-cell office:value-type="float" office:value="0.16666666668606922" table:formula="of:=IF(AND([.F1642] &lt;&gt; &quot;&quot;;[.G1642] &lt;&gt; &quot;&quot;);([.G1642]-[.F1642])*24;&quot;---&quot;)" table:style-name="ce4">
            <text:p>0.167</text:p>
          </table:table-cell>
          <table:table-cell office:value-type="string" table:style-name="ce21">
            <text:p>IDtoApptio</text:p>
          </table:table-cell>
          <table:table-cell office:value-type="date" office:date-value="2025-07-02T08:20:00" table:style-name="ce14">
            <text:p>7/2/25 08:20 AM</text:p>
          </table:table-cell>
          <table:table-cell office:value-type="date" office:date-value="2025-07-02T08:30:00" table:style-name="ce14">
            <text:p>7/2/25 08:30 AM</text:p>
          </table:table-cell>
          <table:table-cell office:value-type="string" table:style-name="ce13">
            <text:p>Worked on updating support for roles in the IDtoApptio driver. Worked on testing MyAccess API based collection. Worked on Initial migration plants.</text:p>
          </table:table-cell>
          <table:table-cell table:style-name="ce23"/>
          <table:table-cell table:number-columns-repeated="16375" table:style-name="ce10"/>
        </table:table-row>
        <table:table-row table:style-name="ro2" table:visibility="collapse">
          <table:table-cell office:value-type="float" office:value="922" table:formula="of:=[.A1642]" table:style-name="ce17">
            <text:p>922</text:p>
          </table:table-cell>
          <table:table-cell table:style-name="ce19"/>
          <table:table-cell office:value-type="string" table:style-name="ce4">
            <text:p>BILLED</text:p>
          </table:table-cell>
          <table:table-cell office:value-type="float" office:value="0.24277777777751908" table:formula="of:=IF(AND([.F1643] &lt;&gt; &quot;&quot;;[.G1643] &lt;&gt; &quot;&quot;);([.G1643]-[.F1643])*24;&quot;---&quot;)" table:style-name="ce4">
            <text:p>0.243</text:p>
          </table:table-cell>
          <table:table-cell office:value-type="string" table:style-name="ce21">
            <text:p>mtg-Daily</text:p>
          </table:table-cell>
          <table:table-cell office:value-type="date" office:date-value="2025-07-02T08:30:00" table:style-name="ce14">
            <text:p>7/2/25 08:30 AM</text:p>
          </table:table-cell>
          <table:table-cell office:value-type="date" office:date-value="2025-07-02T08:44:34" table:style-name="ce14">
            <text:p>7/2/25 08:44 AM</text:p>
          </table:table-cell>
          <table:table-cell office:value-type="string" table:style-name="ce13">
            <text:p>Daily meetings with the team. EE Story &amp; process meeting to fix component sync up problems on projects.</text:p>
          </table:table-cell>
          <table:table-cell table:style-name="ce23"/>
          <table:table-cell table:number-columns-repeated="16375" table:style-name="ce10"/>
        </table:table-row>
        <table:table-row table:style-name="ro2" table:visibility="collapse">
          <table:table-cell office:value-type="float" office:value="922" table:formula="of:=[.A1643]" table:style-name="ce17">
            <text:p>922</text:p>
          </table:table-cell>
          <table:table-cell table:style-name="ce19"/>
          <table:table-cell office:value-type="string" table:style-name="ce4">
            <text:p>BILLED</text:p>
          </table:table-cell>
          <table:table-cell office:value-type="float" office:value="1.2833333333255723" table:formula="of:=IF(AND([.F1644] &lt;&gt; &quot;&quot;;[.G1644] &lt;&gt; &quot;&quot;);([.G1644]-[.F1644])*24;&quot;---&quot;)" table:style-name="ce4">
            <text:p>1.283</text:p>
          </table:table-cell>
          <table:table-cell office:value-type="string" table:style-name="ce21">
            <text:p>IDtoApptio</text:p>
          </table:table-cell>
          <table:table-cell office:value-type="date" office:date-value="2025-07-02T08:44:34" table:style-name="ce14">
            <text:p>7/2/25 08:44 AM</text:p>
          </table:table-cell>
          <table:table-cell office:value-type="date" office:date-value="2025-07-02T10:01:34" table:style-name="ce14">
            <text:p>7/2/25 10:01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2" table:formula="of:=[.A1644]" table:style-name="ce17">
            <text:p>922</text:p>
          </table:table-cell>
          <table:table-cell table:style-name="ce19"/>
          <table:table-cell office:value-type="string" table:style-name="ce4">
            <text:p>BILLED</text:p>
          </table:table-cell>
          <table:table-cell office:value-type="float" office:value="2.4738888890133239" table:formula="of:=IF(AND([.F1645] &lt;&gt; &quot;&quot;;[.G1645] &lt;&gt; &quot;&quot;);([.G1645]-[.F1645])*24;&quot;---&quot;)" table:style-name="ce4">
            <text:p>2.474</text:p>
          </table:table-cell>
          <table:table-cell office:value-type="string" table:style-name="ce21">
            <text:p>IDtoApptio</text:p>
          </table:table-cell>
          <table:table-cell office:value-type="date" office:date-value="2025-07-02T10:01:34" table:style-name="ce14">
            <text:p>7/2/25 10:01 AM</text:p>
          </table:table-cell>
          <table:table-cell office:value-type="date" office:date-value="2025-07-02T12:30:00" table:style-name="ce14">
            <text:p>7/2/25 12:30 PM</text:p>
          </table:table-cell>
          <table:table-cell office:value-type="string" table:style-name="ce21">
            <text:p>Meeting - for IDtoApptio</text:p>
          </table:table-cell>
          <table:table-cell table:style-name="ce23"/>
          <table:table-cell table:number-columns-repeated="16375" table:style-name="ce10"/>
        </table:table-row>
        <table:table-row table:style-name="ro2" table:visibility="collapse">
          <table:table-cell office:value-type="float" office:value="922" table:formula="of:=[.A1645]" table:style-name="ce17">
            <text:p>922</text:p>
          </table:table-cell>
          <table:table-cell table:style-name="ce19"/>
          <table:table-cell office:value-type="string" table:style-name="ce4">
            <text:p>BILLED</text:p>
          </table:table-cell>
          <table:table-cell office:value-type="float" office:value="0.939166666532401" table:formula="of:=IF(AND([.F1646] &lt;&gt; &quot;&quot;;[.G1646] &lt;&gt; &quot;&quot;);([.G1646]-[.F1646])*24;&quot;---&quot;)" table:style-name="ce4">
            <text:p>0.939</text:p>
          </table:table-cell>
          <table:table-cell office:value-type="string" table:style-name="ce21">
            <text:p>mtg-Story</text:p>
          </table:table-cell>
          <table:table-cell office:value-type="date" office:date-value="2025-07-02T12:30:00" table:style-name="ce14">
            <text:p>7/2/25 12:30 PM</text:p>
          </table:table-cell>
          <table:table-cell office:value-type="date" office:date-value="2025-07-02T13:26:21" table:style-name="ce14">
            <text:p>7/2/25 01:26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6]" table:style-name="ce17">
            <text:p>922</text:p>
          </table:table-cell>
          <table:table-cell table:style-name="ce19"/>
          <table:table-cell office:value-type="string" table:style-name="ce4">
            <text:p>BILLED</text:p>
          </table:table-cell>
          <table:table-cell office:value-type="float" office:value="9.4166666676755995E-2" table:formula="of:=IF(AND([.F1647] &lt;&gt; &quot;&quot;;[.G1647] &lt;&gt; &quot;&quot;);([.G1647]-[.F1647])*24;&quot;---&quot;)" table:style-name="ce4">
            <text:p>0.094</text:p>
          </table:table-cell>
          <table:table-cell office:value-type="string" table:style-name="ce21">
            <text:p>IDtoApptio</text:p>
          </table:table-cell>
          <table:table-cell office:value-type="date" office:date-value="2025-07-02T13:26:21" table:style-name="ce14">
            <text:p>7/2/25 01:26 PM</text:p>
          </table:table-cell>
          <table:table-cell office:value-type="date" office:date-value="2025-07-02T13:32:00" table:style-name="ce14">
            <text:p>7/2/25 01:32 PM</text:p>
          </table:table-cell>
          <table:table-cell office:value-type="string" table:style-name="ce13">
            <text:p>#writingin up summary</text:p>
          </table:table-cell>
          <table:table-cell table:style-name="ce23"/>
          <table:table-cell table:number-columns-repeated="16375" table:style-name="ce10"/>
        </table:table-row>
        <table:table-row table:style-name="ro2" table:visibility="collapse">
          <table:table-cell office:value-type="float" office:value="922" table:formula="of:=[.A1647]" table:style-name="ce17">
            <text:p>922</text:p>
          </table:table-cell>
          <table:table-cell office:value-type="string" table:style-name="ce21">
            <text:p>sleep</text:p>
          </table:table-cell>
          <table:table-cell office:value-type="string" table:style-name="ce4">
            <text:p>BILLED</text:p>
          </table:table-cell>
          <table:table-cell office:value-type="float" office:value="0.28416666656266898" table:formula="of:=IF(AND([.F1648] &lt;&gt; &quot;&quot;;[.G1648] &lt;&gt; &quot;&quot;);([.G1648]-[.F1648])*24;&quot;---&quot;)" table:style-name="ce4">
            <text:p>0.284</text:p>
          </table:table-cell>
          <table:table-cell office:value-type="string" table:style-name="ce21">
            <text:p>IDtoApptio</text:p>
          </table:table-cell>
          <table:table-cell office:value-type="date" office:date-value="2025-07-02T13:37:11" table:style-name="ce14">
            <text:p>7/2/25 01:37 PM</text:p>
          </table:table-cell>
          <table:table-cell office:value-type="date" office:date-value="2025-07-02T13:54:14" table:style-name="ce14">
            <text:p>7/2/25 01:54 PM</text:p>
          </table:table-cell>
          <table:table-cell office:value-type="string" table:style-name="ce13">
            <text:p>#</text:p>
          </table:table-cell>
          <table:table-cell table:style-name="ce23"/>
          <table:table-cell table:number-columns-repeated="16375" table:style-name="ce10"/>
        </table:table-row>
        <table:table-row table:style-name="ro2" table:visibility="collapse">
          <table:table-cell office:value-type="float" office:value="922" table:formula="of:=[.A1648]" table:style-name="ce17">
            <text:p>922</text:p>
          </table:table-cell>
          <table:table-cell table:style-name="ce19"/>
          <table:table-cell office:value-type="string" table:style-name="ce4">
            <text:p>BILLED</text:p>
          </table:table-cell>
          <table:table-cell office:value-type="float" office:value="7.9722222173586488E-2" table:formula="of:=IF(AND([.F1649] &lt;&gt; &quot;&quot;;[.G1649] &lt;&gt; &quot;&quot;);([.G1649]-[.F1649])*24;&quot;---&quot;)" table:style-name="ce4">
            <text:p>0.080</text:p>
          </table:table-cell>
          <table:table-cell office:value-type="string" table:style-name="ce21">
            <text:p>IDtoApptio</text:p>
          </table:table-cell>
          <table:table-cell office:value-type="date" office:date-value="2025-07-02T14:45:13" table:style-name="ce14">
            <text:p>7/2/25 02:45 PM</text:p>
          </table:table-cell>
          <table:table-cell office:value-type="date" office:date-value="2025-07-02T14:50:00" table:style-name="ce14">
            <text:p>7/2/25 02:50 PM</text:p>
          </table:table-cell>
          <table:table-cell office:value-type="string" table:style-name="ce13">
            <text:p># working on new design for reasier collection</text:p>
          </table:table-cell>
          <table:table-cell table:style-name="ce23"/>
          <table:table-cell table:number-columns-repeated="16375" table:style-name="ce10"/>
        </table:table-row>
        <table:table-row table:style-name="ro2" table:visibility="collapse">
          <table:table-cell office:value-type="float" office:value="922" table:formula="of:=[.A1649]" table:style-name="ce17">
            <text:p>922</text:p>
          </table:table-cell>
          <table:table-cell table:style-name="ce19"/>
          <table:table-cell office:value-type="string" table:style-name="ce4">
            <text:p>BILLED</text:p>
          </table:table-cell>
          <table:table-cell office:value-type="float" office:value="1.5113888889318332" table:formula="of:=IF(AND([.F1650] &lt;&gt; &quot;&quot;;[.G1650] &lt;&gt; &quot;&quot;);([.G1650]-[.F1650])*24;&quot;---&quot;)" table:style-name="ce4">
            <text:p>1.511</text:p>
          </table:table-cell>
          <table:table-cell office:value-type="string" table:style-name="ce21">
            <text:p>IDtoApptio</text:p>
          </table:table-cell>
          <table:table-cell office:value-type="date" office:date-value="2025-07-02T14:59:47" table:style-name="ce14">
            <text:p>7/2/25 02:59 PM</text:p>
          </table:table-cell>
          <table:table-cell office:value-type="date" office:date-value="2025-07-02T16:30:28" table:style-name="ce14">
            <text:p>7/2/25 04:30 PM</text:p>
          </table:table-cell>
          <table:table-cell office:value-type="string" table:style-name="ce13">
            <text:p># conversation &amp; testing with Mike to see if MyAccess API collection works.</text:p>
          </table:table-cell>
          <table:table-cell table:style-name="ce23"/>
          <table:table-cell table:number-columns-repeated="16375" table:style-name="ce10"/>
        </table:table-row>
        <table:table-row table:style-name="ro2" table:visibility="collapse">
          <table:table-cell office:value-type="float" office:value="922" table:formula="of:=[.A1650]" table:style-name="ce17">
            <text:p>922</text:p>
          </table:table-cell>
          <table:table-cell table:style-name="ce19"/>
          <table:table-cell office:value-type="string" table:style-name="ce4">
            <text:p>BILLED</text:p>
          </table:table-cell>
          <table:table-cell office:value-type="float" office:value="0.14027777774026617" table:formula="of:=IF(AND([.F1651] &lt;&gt; &quot;&quot;;[.G1651] &lt;&gt; &quot;&quot;);([.G1651]-[.F1651])*24;&quot;---&quot;)" table:style-name="ce4">
            <text:p>0.140</text:p>
          </table:table-cell>
          <table:table-cell office:value-type="string" table:style-name="ce21">
            <text:p>IDtoApptio</text:p>
          </table:table-cell>
          <table:table-cell office:value-type="date" office:date-value="2025-07-02T16:30:28" table:style-name="ce14">
            <text:p>7/2/25 04:30 PM</text:p>
          </table:table-cell>
          <table:table-cell office:value-type="date" office:date-value="2025-07-02T16:38:53" table:style-name="ce14">
            <text:p>7/2/25 04:38 PM</text:p>
          </table:table-cell>
          <table:table-cell office:value-type="string" table:style-name="ce10">
            <text:p>#initial migration code</text:p>
          </table:table-cell>
          <table:table-cell table:style-name="ce23"/>
          <table:table-cell table:number-columns-repeated="16375" table:style-name="ce10"/>
        </table:table-row>
        <table:table-row table:style-name="ro2" table:visibility="collapse">
          <table:table-cell office:value-type="float" office:value="922" table:formula="of:=[.A1651]" table:style-name="ce17">
            <text:p>922</text:p>
          </table:table-cell>
          <table:table-cell table:style-name="ce19"/>
          <table:table-cell table:style-name="ce4"/>
          <table:table-cell office:value-type="string" office:string-value="---" table:formula="of:=IF(AND([.F1652] &lt;&gt; &quot;&quot;;[.G1652] &lt;&gt; &quot;&quot;);([.G1652]-[.F165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2]" table:style-name="ce17">
            <text:p>922</text:p>
          </table:table-cell>
          <table:table-cell table:style-name="ce19"/>
          <table:table-cell table:style-name="ce4"/>
          <table:table-cell office:value-type="string" office:string-value="---" table:formula="of:=IF(AND([.F1653] &lt;&gt; &quot;&quot;;[.G1653] &lt;&gt; &quot;&quot;);([.G1653]-[.F165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3]" table:style-name="ce17">
            <text:p>922</text:p>
          </table:table-cell>
          <table:table-cell table:style-name="ce19"/>
          <table:table-cell table:style-name="ce4"/>
          <table:table-cell office:value-type="string" office:string-value="---" table:formula="of:=IF(AND([.F1654] &lt;&gt; &quot;&quot;;[.G1654] &lt;&gt; &quot;&quot;);([.G1654]-[.F16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4]" table:style-name="ce17">
            <text:p>922</text:p>
          </table:table-cell>
          <table:table-cell table:style-name="ce19"/>
          <table:table-cell table:style-name="ce4"/>
          <table:table-cell office:value-type="string" office:string-value="---" table:formula="of:=IF(AND([.F1655] &lt;&gt; &quot;&quot;;[.G1655] &lt;&gt; &quot;&quot;);([.G1655]-[.F165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5]" table:style-name="ce17">
            <text:p>922</text:p>
          </table:table-cell>
          <table:table-cell table:style-name="ce19"/>
          <table:table-cell table:style-name="ce4"/>
          <table:table-cell office:value-type="string" office:string-value="---" table:formula="of:=IF(AND([.F1656] &lt;&gt; &quot;&quot;;[.G1656] &lt;&gt; &quot;&quot;);([.G1656]-[.F165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6]" table:style-name="ce17">
            <text:p>922</text:p>
          </table:table-cell>
          <table:table-cell table:style-name="ce19"/>
          <table:table-cell table:style-name="ce4"/>
          <table:table-cell office:value-type="string" office:string-value="---" table:formula="of:=IF(AND([.F1657] &lt;&gt; &quot;&quot;;[.G1657] &lt;&gt; &quot;&quot;);([.G1657]-[.F165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7]" table:style-name="ce17">
            <text:p>922</text:p>
          </table:table-cell>
          <table:table-cell table:style-name="ce19"/>
          <table:table-cell table:style-name="ce4"/>
          <table:table-cell office:value-type="string" office:string-value="---" table:formula="of:=IF(AND([.F1658] &lt;&gt; &quot;&quot;;[.G1658] &lt;&gt; &quot;&quot;);([.G1658]-[.F165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2" table:formula="of:=[.A1658]" table:style-name="ce17">
            <text:p>922</text:p>
          </table:table-cell>
          <table:table-cell table:style-name="ce19"/>
          <table:table-cell table:style-name="ce4"/>
          <table:table-cell office:value-type="string" office:string-value="---" table:formula="of:=IF(AND([.F1659] &lt;&gt; &quot;&quot;;[.G1659] &lt;&gt; &quot;&quot;);([.G1659]-[.F165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2" table:formula="of:=[.A1659]" table:style-name="ce17">
            <text:p>922</text:p>
          </table:table-cell>
          <table:table-cell table:style-name="ce19"/>
          <table:table-cell table:style-name="ce4"/>
          <table:table-cell office:value-type="string" office:string-value="---" table:formula="of:=IF(AND([.F1660] &lt;&gt; &quot;&quot;;[.G1660] &lt;&gt; &quot;&quot;);([.G1660]-[.F16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60]" table:style-name="ce17">
            <text:p>922</text:p>
          </table:table-cell>
          <table:table-cell office:value-type="float" office:value="8.5" table:formula="of:=COM.MICROSOFT.CEILING([.C1661];0.25)" table:style-name="ce19">
            <text:p>8.500</text:p>
          </table:table-cell>
          <table:table-cell office:value-type="float" office:value="8.276388888945803" table:formula="of:=SUM([.D1661:.D1677])" table:style-name="ce4">
            <text:p>8.276</text:p>
          </table:table-cell>
          <table:table-cell office:value-type="string" office:string-value="---" table:formula="of:=IF(AND([.F1661] &lt;&gt; &quot;&quot;;[.G1661] &lt;&gt; &quot;&quot;);([.G1661]-[.F1661])*24;&quot;---&quot;)" table:style-name="ce4">
            <text:p>---</text:p>
          </table:table-cell>
          <table:table-cell office:value-type="date" office:date-value="2025-07-03T00:00:00" table:style-name="ce28">
            <text:p>3-Jul</text:p>
          </table:table-cell>
          <table:table-cell table:number-columns-repeated="2" table:style-name="ce14"/>
          <table:table-cell table:style-name="ce13"/>
          <table:table-cell table:style-name="ce18"/>
          <table:table-cell table:number-columns-repeated="16375" table:style-name="ce10"/>
        </table:table-row>
        <table:table-row table:style-name="ro5" table:visibility="collapse">
          <table:table-cell office:value-type="float" office:value="922" table:formula="of:=[.A1661]" table:style-name="ce17">
            <text:p>922</text:p>
          </table:table-cell>
          <table:table-cell table:style-name="ce19"/>
          <table:table-cell office:value-type="string" table:style-name="ce4">
            <text:p>BILLED</text:p>
          </table:table-cell>
          <table:table-cell office:value-type="float" office:value="0.40000000008149073" table:formula="of:=IF(AND([.F1662] &lt;&gt; &quot;&quot;;[.G1662] &lt;&gt; &quot;&quot;);([.G1662]-[.F1662])*24;&quot;---&quot;)" table:style-name="ce4">
            <text:p>0.400</text:p>
          </table:table-cell>
          <table:table-cell office:value-type="string" table:style-name="ce21">
            <text:p>IDtoApptio</text:p>
          </table:table-cell>
          <table:table-cell office:value-type="date" office:date-value="2025-07-03T08:05:00" table:style-name="ce14">
            <text:p>7/3/25 08:05 AM</text:p>
          </table:table-cell>
          <table:table-cell office:value-type="date" office:date-value="2025-07-03T08:29:00" table:style-name="ce14">
            <text:p>7/3/25 08:29 AM</text:p>
          </table:table-cell>
          <table:table-cell office:value-type="string" table:style-name="ce13">
            <text:p>Worked on MyAccess API based collection for IDtoApptio. Worked on MyAccess to eDirectory communication for IDtoApptio. Worked on documentation for the driver.</text:p>
          </table:table-cell>
          <table:table-cell office:value-type="string" table:style-name="ce18">
            <text:p>Found MyAccess API collection won't be possible, it can't authenticate due to the goofy API . .</text:p>
          </table:table-cell>
          <table:table-cell table:number-columns-repeated="16375" table:style-name="ce10"/>
        </table:table-row>
        <table:table-row table:style-name="ro2" table:visibility="collapse">
          <table:table-cell office:value-type="float" office:value="922" table:formula="of:=[.A1662]" table:style-name="ce17">
            <text:p>922</text:p>
          </table:table-cell>
          <table:table-cell table:style-name="ce19"/>
          <table:table-cell office:value-type="string" table:style-name="ce4">
            <text:p>BILLED</text:p>
          </table:table-cell>
          <table:table-cell office:value-type="float" office:value="0.25555555557366461" table:formula="of:=IF(AND([.F1663] &lt;&gt; &quot;&quot;;[.G1663] &lt;&gt; &quot;&quot;);([.G1663]-[.F1663])*24;&quot;---&quot;)" table:style-name="ce4">
            <text:p>0.256</text:p>
          </table:table-cell>
          <table:table-cell office:value-type="string" table:style-name="ce21">
            <text:p>mtg-Daily</text:p>
          </table:table-cell>
          <table:table-cell office:value-type="date" office:date-value="2025-07-03T08:29:00" table:style-name="ce14">
            <text:p>7/3/25 08:29 AM</text:p>
          </table:table-cell>
          <table:table-cell office:value-type="date" office:date-value="2025-07-03T08:44:20" table:style-name="ce14">
            <text:p>7/3/25 08:44 AM</text:p>
          </table:table-cell>
          <table:table-cell office:value-type="string" table:style-name="ce13">
            <text:p>Daily calls with the team.</text:p>
          </table:table-cell>
          <table:table-cell table:style-name="ce18"/>
          <table:table-cell table:number-columns-repeated="16375" table:style-name="ce10"/>
        </table:table-row>
        <table:table-row table:style-name="ro2" table:visibility="collapse">
          <table:table-cell office:value-type="float" office:value="922" table:formula="of:=[.A1663]" table:style-name="ce17">
            <text:p>922</text:p>
          </table:table-cell>
          <table:table-cell table:style-name="ce19"/>
          <table:table-cell office:value-type="string" table:style-name="ce4">
            <text:p>BILLED</text:p>
          </table:table-cell>
          <table:table-cell office:value-type="float" office:value="0.46166666666977108" table:formula="of:=IF(AND([.F1664] &lt;&gt; &quot;&quot;;[.G1664] &lt;&gt; &quot;&quot;);([.G1664]-[.F1664])*24;&quot;---&quot;)" table:style-name="ce4">
            <text:p>0.462</text:p>
          </table:table-cell>
          <table:table-cell office:value-type="string" table:style-name="ce21">
            <text:p>IDtoApptio</text:p>
          </table:table-cell>
          <table:table-cell office:value-type="date" office:date-value="2025-07-03T08:44:20" table:style-name="ce14">
            <text:p>7/3/25 08:44 AM</text:p>
          </table:table-cell>
          <table:table-cell office:value-type="date" office:date-value="2025-07-03T09:12:02" table:style-name="ce14">
            <text:p>7/3/25 09:12 AM</text:p>
          </table:table-cell>
          <table:table-cell office:value-type="string" table:style-name="ce10">
            <text:p>#</text:p>
          </table:table-cell>
          <table:table-cell table:style-name="ce18"/>
          <table:table-cell table:number-columns-repeated="16375" table:style-name="ce10"/>
        </table:table-row>
        <table:table-row table:style-name="ro2" table:visibility="collapse">
          <table:table-cell office:value-type="float" office:value="922" table:formula="of:=[.A1664]" table:style-name="ce17">
            <text:p>922</text:p>
          </table:table-cell>
          <table:table-cell table:style-name="ce19"/>
          <table:table-cell office:value-type="string" table:style-name="ce4">
            <text:p>BILLED</text:p>
          </table:table-cell>
          <table:table-cell office:value-type="float" office:value="0.42194444441702217" table:formula="of:=IF(AND([.F1665] &lt;&gt; &quot;&quot;;[.G1665] &lt;&gt; &quot;&quot;);([.G1665]-[.F1665])*24;&quot;---&quot;)" table:style-name="ce4">
            <text:p>0.422</text:p>
          </table:table-cell>
          <table:table-cell office:value-type="string" table:style-name="ce21">
            <text:p>IDtoAutocrib</text:p>
          </table:table-cell>
          <table:table-cell office:value-type="date" office:date-value="2025-07-03T09:12:02" table:style-name="ce14">
            <text:p>7/3/25 09:12 AM</text:p>
          </table:table-cell>
          <table:table-cell office:value-type="date" office:date-value="2025-07-03T09:37:21" table:style-name="ce14">
            <text:p>7/3/25 09:37 AM</text:p>
          </table:table-cell>
          <table:table-cell office:value-type="string" table:style-name="ce13">
            <text:p>Worked on pushing two additional users for Sean Lockard for IDtoAutocrib.</text:p>
          </table:table-cell>
          <table:table-cell table:style-name="ce18"/>
          <table:table-cell table:number-columns-repeated="16375" table:style-name="ce10"/>
        </table:table-row>
        <table:table-row table:style-name="ro2" table:visibility="collapse">
          <table:table-cell office:value-type="float" office:value="922" table:formula="of:=[.A1665]" table:style-name="ce17">
            <text:p>922</text:p>
          </table:table-cell>
          <table:table-cell table:style-name="ce19"/>
          <table:table-cell office:value-type="string" table:style-name="ce4">
            <text:p>BILLED</text:p>
          </table:table-cell>
          <table:table-cell office:value-type="float" office:value="0.37749999988591298" table:formula="of:=IF(AND([.F1666] &lt;&gt; &quot;&quot;;[.G1666] &lt;&gt; &quot;&quot;);([.G1666]-[.F1666])*24;&quot;---&quot;)" table:style-name="ce4">
            <text:p>0.377</text:p>
          </table:table-cell>
          <table:table-cell office:value-type="string" table:style-name="ce21">
            <text:p>IDtoApptio</text:p>
          </table:table-cell>
          <table:table-cell office:value-type="date" office:date-value="2025-07-03T09:37:21" table:style-name="ce14">
            <text:p>7/3/25 09:37 AM</text:p>
          </table:table-cell>
          <table:table-cell office:value-type="date" office:date-value="2025-07-03T10:00:00" table:style-name="ce14">
            <text:p>7/3/25 10:00 AM</text:p>
          </table:table-cell>
          <table:table-cell office:value-type="string" table:style-name="ce13">
            <text:p># orgnaizing . .gokul and other status updates.</text:p>
          </table:table-cell>
          <table:table-cell table:style-name="ce18"/>
          <table:table-cell table:number-columns-repeated="16375" table:style-name="ce10"/>
        </table:table-row>
        <table:table-row table:style-name="ro2" table:visibility="collapse">
          <table:table-cell office:value-type="float" office:value="922" table:formula="of:=[.A1666]" table:style-name="ce17">
            <text:p>922</text:p>
          </table:table-cell>
          <table:table-cell table:style-name="ce11"/>
          <table:table-cell office:value-type="string" table:style-name="ce4">
            <text:p>BILLED</text:p>
          </table:table-cell>
          <table:table-cell office:value-type="float" office:value="1.1083333334536292" table:formula="of:=IF(AND([.F1667] &lt;&gt; &quot;&quot;;[.G1667] &lt;&gt; &quot;&quot;);([.G1667]-[.F1667])*24;&quot;---&quot;)" table:style-name="ce4">
            <text:p>1.108</text:p>
          </table:table-cell>
          <table:table-cell office:value-type="string" table:style-name="ce21">
            <text:p>BAES</text:p>
          </table:table-cell>
          <table:table-cell office:value-type="date" office:date-value="2025-07-03T10:00:00" table:style-name="ce14">
            <text:p>7/3/25 10:00 AM</text:p>
          </table:table-cell>
          <table:table-cell office:value-type="date" office:date-value="2025-07-03T11:06:30" table:style-name="ce14">
            <text:p>7/3/25 11:06 AM</text:p>
          </table:table-cell>
          <table:table-cell office:value-type="string" table:style-name="ce13">
            <text:p>Worked on estimates for place of work country code updates in the AS system.</text:p>
          </table:table-cell>
          <table:table-cell table:style-name="ce15"/>
          <table:table-cell table:number-columns-repeated="16375" table:style-name="ce10"/>
        </table:table-row>
        <table:table-row table:style-name="ro2" table:visibility="collapse">
          <table:table-cell office:value-type="float" office:value="922" table:formula="of:=[.A1667]" table:style-name="ce17">
            <text:p>922</text:p>
          </table:table-cell>
          <table:table-cell table:style-name="ce29"/>
          <table:table-cell office:value-type="string" table:style-name="ce4">
            <text:p>BILLED</text:p>
          </table:table-cell>
          <table:table-cell office:value-type="float" office:value="1.3916666666627862" table:formula="of:=IF(AND([.F1668] &lt;&gt; &quot;&quot;;[.G1668] &lt;&gt; &quot;&quot;);([.G1668]-[.F1668])*24;&quot;---&quot;)" table:style-name="ce4">
            <text:p>1.392</text:p>
          </table:table-cell>
          <table:table-cell office:value-type="string" table:style-name="ce21">
            <text:p>IDtoApptio</text:p>
          </table:table-cell>
          <table:table-cell office:value-type="date" office:date-value="2025-07-03T11:06:30" table:style-name="ce14">
            <text:p>7/3/25 11:06 AM</text:p>
          </table:table-cell>
          <table:table-cell office:value-type="date" office:date-value="2025-07-03T12:30:00" table:style-name="ce14">
            <text:p>7/3/25 12:30 PM</text:p>
          </table:table-cell>
          <table:table-cell office:value-type="string" table:style-name="ce13">
            <text:p># documentatoin</text:p>
          </table:table-cell>
          <table:table-cell table:style-name="ce18"/>
          <table:table-cell table:number-columns-repeated="16375" table:style-name="ce10"/>
        </table:table-row>
        <table:table-row table:style-name="ro2" table:visibility="collapse">
          <table:table-cell office:value-type="float" office:value="922" table:formula="of:=[.A1668]" table:style-name="ce17">
            <text:p>922</text:p>
          </table:table-cell>
          <table:table-cell table:style-name="ce19"/>
          <table:table-cell office:value-type="string" table:style-name="ce4">
            <text:p>BILLED</text:p>
          </table:table-cell>
          <table:table-cell office:value-type="float" office:value="0.84166666661622003" table:formula="of:=IF(AND([.F1669] &lt;&gt; &quot;&quot;;[.G1669] &lt;&gt; &quot;&quot;);([.G1669]-[.F1669])*24;&quot;---&quot;)" table:style-name="ce4">
            <text:p>0.842</text:p>
          </table:table-cell>
          <table:table-cell office:value-type="string" table:style-name="ce21">
            <text:p>IDtoApptio</text:p>
          </table:table-cell>
          <table:table-cell office:value-type="date" office:date-value="2025-07-03T13:10:39" table:style-name="ce14">
            <text:p>7/3/25 01:10 PM</text:p>
          </table:table-cell>
          <table:table-cell office:value-type="date" office:date-value="2025-07-03T14:01:09" table:style-name="ce14">
            <text:p>7/3/25 02:01 PM</text:p>
          </table:table-cell>
          <table:table-cell office:value-type="string" table:style-name="ce13">
            <text:p># documentatoin</text:p>
          </table:table-cell>
          <table:table-cell table:number-columns-repeated="16376" table:style-name="ce10"/>
        </table:table-row>
        <table:table-row table:style-name="ro2" table:visibility="collapse">
          <table:table-cell office:value-type="float" office:value="922" table:formula="of:=[.A1669]" table:style-name="ce17">
            <text:p>922</text:p>
          </table:table-cell>
          <table:table-cell table:style-name="ce4"/>
          <table:table-cell office:value-type="string" table:style-name="ce4">
            <text:p>BILLED</text:p>
          </table:table-cell>
          <table:table-cell office:value-type="float" office:value="5.9722222213167697E-2" table:formula="of:=IF(AND([.F1670] &lt;&gt; &quot;&quot;;[.G1670] &lt;&gt; &quot;&quot;);([.G1670]-[.F1670])*24;&quot;---&quot;)" table:style-name="ce4">
            <text:p>0.060</text:p>
          </table:table-cell>
          <table:table-cell office:value-type="string" table:style-name="ce21">
            <text:p>IDtoAutocrib</text:p>
          </table:table-cell>
          <table:table-cell office:value-type="date" office:date-value="2025-07-03T14:01:09" table:style-name="ce14">
            <text:p>7/3/25 02:01 PM</text:p>
          </table:table-cell>
          <table:table-cell office:value-type="date" office:date-value="2025-07-03T14:04:44" table:style-name="ce14">
            <text:p>7/3/25 02:04 PM</text:p>
          </table:table-cell>
          <table:table-cell office:value-type="string" table:style-name="ce13">
            <text:p>#importing users</text:p>
          </table:table-cell>
          <table:table-cell table:style-name="ce18"/>
          <table:table-cell table:number-columns-repeated="16375" table:style-name="ce10"/>
        </table:table-row>
        <table:table-row table:style-name="ro2" table:visibility="collapse">
          <table:table-cell office:value-type="float" office:value="922" table:formula="of:=[.A1670]" table:style-name="ce17">
            <text:p>922</text:p>
          </table:table-cell>
          <table:table-cell table:style-name="ce19"/>
          <table:table-cell office:value-type="string" table:style-name="ce4">
            <text:p>BILLED</text:p>
          </table:table-cell>
          <table:table-cell office:value-type="float" office:value="1.4461111110867932" table:formula="of:=IF(AND([.F1671] &lt;&gt; &quot;&quot;;[.G1671] &lt;&gt; &quot;&quot;);([.G1671]-[.F1671])*24;&quot;---&quot;)" table:style-name="ce4">
            <text:p>1.446</text:p>
          </table:table-cell>
          <table:table-cell office:value-type="string" table:style-name="ce21">
            <text:p>IDtoApptio</text:p>
          </table:table-cell>
          <table:table-cell office:value-type="date" office:date-value="2025-07-03T14:04:44" table:style-name="ce14">
            <text:p>7/3/25 02:04 PM</text:p>
          </table:table-cell>
          <table:table-cell office:value-type="date" office:date-value="2025-07-03T15:31:30" table:style-name="ce14">
            <text:p>7/3/25 03:31 PM</text:p>
          </table:table-cell>
          <table:table-cell office:value-type="string" table:style-name="ce13">
            <text:p>#documentation</text:p>
          </table:table-cell>
          <table:table-cell table:style-name="ce18"/>
          <table:table-cell table:number-columns-repeated="16375" table:style-name="ce10"/>
        </table:table-row>
        <table:table-row table:style-name="ro2" table:visibility="collapse">
          <table:table-cell office:value-type="float" office:value="922" table:formula="of:=[.A1671]" table:style-name="ce17">
            <text:p>922</text:p>
          </table:table-cell>
          <table:table-cell table:style-name="ce19"/>
          <table:table-cell office:value-type="string" table:style-name="ce4">
            <text:p>BILLED</text:p>
          </table:table-cell>
          <table:table-cell office:value-type="float" office:value="1.5122222222853452" table:formula="of:=IF(AND([.F1672] &lt;&gt; &quot;&quot;;[.G1672] &lt;&gt; &quot;&quot;);([.G1672]-[.F1672])*24;&quot;---&quot;)" table:style-name="ce4">
            <text:p>1.512</text:p>
          </table:table-cell>
          <table:table-cell office:value-type="string" table:style-name="ce21">
            <text:p>IDtoApptio</text:p>
          </table:table-cell>
          <table:table-cell office:value-type="date" office:date-value="2025-07-03T15:31:30" table:style-name="ce14">
            <text:p>7/3/25 03:31 PM</text:p>
          </table:table-cell>
          <table:table-cell office:value-type="date" office:date-value="2025-07-03T17:02:14" table:style-name="ce14">
            <text:p>7/3/25 05:02 PM</text:p>
          </table:table-cell>
          <table:table-cell office:value-type="string" table:style-name="ce13">
            <text:p>#docs - all but usecases done, doing those now</text:p>
          </table:table-cell>
          <table:table-cell table:style-name="ce18"/>
          <table:table-cell table:number-columns-repeated="16375" table:style-name="ce10"/>
        </table:table-row>
        <table:table-row table:style-name="ro2" table:visibility="collapse">
          <table:table-cell office:value-type="float" office:value="922" table:formula="of:=[.A1672]" table:style-name="ce17">
            <text:p>922</text:p>
          </table:table-cell>
          <table:table-cell table:style-name="ce19"/>
          <table:table-cell table:style-name="ce4"/>
          <table:table-cell office:value-type="string" office:string-value="---" table:formula="of:=IF(AND([.F1673] &lt;&gt; &quot;&quot;;[.G1673] &lt;&gt; &quot;&quot;);([.G1673]-[.F16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3]" table:style-name="ce17">
            <text:p>922</text:p>
          </table:table-cell>
          <table:table-cell table:style-name="ce19"/>
          <table:table-cell table:style-name="ce4"/>
          <table:table-cell office:value-type="string" office:string-value="---" table:formula="of:=IF(AND([.F1674] &lt;&gt; &quot;&quot;;[.G1674] &lt;&gt; &quot;&quot;);([.G1674]-[.F167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4]" table:style-name="ce17">
            <text:p>922</text:p>
          </table:table-cell>
          <table:table-cell table:style-name="ce19"/>
          <table:table-cell table:style-name="ce4"/>
          <table:table-cell office:value-type="string" office:string-value="---" table:formula="of:=IF(AND([.F1675] &lt;&gt; &quot;&quot;;[.G1675] &lt;&gt; &quot;&quot;);([.G1675]-[.F167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5]" table:style-name="ce17">
            <text:p>922</text:p>
          </table:table-cell>
          <table:table-cell table:style-name="ce19"/>
          <table:table-cell table:style-name="ce4"/>
          <table:table-cell office:value-type="string" office:string-value="---" table:formula="of:=IF(AND([.F1676] &lt;&gt; &quot;&quot;;[.G1676] &lt;&gt; &quot;&quot;);([.G1676]-[.F16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6]" table:style-name="ce17">
            <text:p>922</text:p>
          </table:table-cell>
          <table:table-cell table:style-name="ce19"/>
          <table:table-cell table:style-name="ce4"/>
          <table:table-cell office:value-type="string" office:string-value="---" table:formula="of:=IF(AND([.F1677] &lt;&gt; &quot;&quot;;[.G1677] &lt;&gt; &quot;&quot;);([.G1677]-[.F167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7]" table:style-name="ce17">
            <text:p>922</text:p>
          </table:table-cell>
          <table:table-cell office:value-type="float" office:value="0.5" table:formula="of:=COM.MICROSOFT.CEILING([.C1678];0.25)" table:style-name="ce19">
            <text:p>0.500</text:p>
          </table:table-cell>
          <table:table-cell office:value-type="float" office:value="0.34722222218988463" table:formula="of:=SUM([.D1678:.D1695])" table:style-name="ce4">
            <text:p>0.347</text:p>
          </table:table-cell>
          <table:table-cell office:value-type="string" office:string-value="---" table:formula="of:=IF(AND([.F1678] &lt;&gt; &quot;&quot;;[.G1678] &lt;&gt; &quot;&quot;);([.G1678]-[.F1678])*24;&quot;---&quot;)" table:style-name="ce4">
            <text:p>---</text:p>
          </table:table-cell>
          <table:table-cell office:value-type="date" office:date-value="2025-07-04T00:00:00" table:style-name="ce20">
            <text:p>4-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8]" table:style-name="ce17">
            <text:p>922</text:p>
          </table:table-cell>
          <table:table-cell table:style-name="ce19"/>
          <table:table-cell table:style-name="ce4"/>
          <table:table-cell office:value-type="string" office:string-value="---" table:formula="of:=IF(AND([.F1679] &lt;&gt; &quot;&quot;;[.G1679] &lt;&gt; &quot;&quot;);([.G1679]-[.F1679])*24;&quot;---&quot;)" table:style-name="ce4">
            <text:p>---</text:p>
          </table:table-cell>
          <table:table-cell office:value-type="string" table:style-name="ce21">
            <text:p>FTO, with some time spent working . .</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79]" table:style-name="ce17">
            <text:p>922</text:p>
          </table:table-cell>
          <table:table-cell table:style-name="ce19"/>
          <table:table-cell table:style-name="ce4"/>
          <table:table-cell office:value-type="string" office:string-value="---" table:formula="of:=IF(AND([.F1680] &lt;&gt; &quot;&quot;;[.G1680] &lt;&gt; &quot;&quot;);([.G1680]-[.F168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0]" table:style-name="ce17">
            <text:p>922</text:p>
          </table:table-cell>
          <table:table-cell table:style-name="ce19"/>
          <table:table-cell office:value-type="string" table:style-name="ce4">
            <text:p>BILLED</text:p>
          </table:table-cell>
          <table:table-cell office:value-type="float" office:value="0.15222222218289971" table:formula="of:=IF(AND([.F1681] &lt;&gt; &quot;&quot;;[.G1681] &lt;&gt; &quot;&quot;);([.G1681]-[.F1681])*24;&quot;---&quot;)" table:style-name="ce4">
            <text:p>0.152</text:p>
          </table:table-cell>
          <table:table-cell office:value-type="string" table:style-name="ce21">
            <text:p>IDToApptio</text:p>
          </table:table-cell>
          <table:table-cell office:value-type="date" office:date-value="2025-07-04T08:00:00" table:style-name="ce14">
            <text:p>7/4/25 08:00 AM</text:p>
          </table:table-cell>
          <table:table-cell office:value-type="date" office:date-value="2025-07-04T08:09:08" table:style-name="ce14">
            <text:p>7/4/25 08:09 AM</text:p>
          </table:table-cell>
          <table:table-cell office:value-type="string" table:style-name="ce13">
            <text:p>Worked to complete use cases in the AC. Worked on initial migration tool for the IDtoApptio driver.</text:p>
          </table:table-cell>
          <table:table-cell table:style-name="ce18"/>
          <table:table-cell table:number-columns-repeated="16375" table:style-name="ce10"/>
        </table:table-row>
        <table:table-row table:style-name="ro2" table:visibility="collapse">
          <table:table-cell office:value-type="float" office:value="922" table:formula="of:=[.A1681]" table:style-name="ce17">
            <text:p>922</text:p>
          </table:table-cell>
          <table:table-cell table:style-name="ce19"/>
          <table:table-cell office:value-type="string" table:style-name="ce4">
            <text:p>BILLED</text:p>
          </table:table-cell>
          <table:table-cell office:value-type="float" office:value="0.19500000000698492" table:formula="of:=IF(AND([.F1682] &lt;&gt; &quot;&quot;;[.G1682] &lt;&gt; &quot;&quot;);([.G1682]-[.F1682])*24;&quot;---&quot;)" table:style-name="ce4">
            <text:p>0.195</text:p>
          </table:table-cell>
          <table:table-cell office:value-type="string" table:style-name="ce21">
            <text:p>IDToApptio</text:p>
          </table:table-cell>
          <table:table-cell office:value-type="date" office:date-value="2025-07-04T08:09:08" table:style-name="ce14">
            <text:p>7/4/25 08:09 AM</text:p>
          </table:table-cell>
          <table:table-cell office:value-type="date" office:date-value="2025-07-04T08:20:50" table:style-name="ce14">
            <text:p>7/4/25 08:20 AM</text:p>
          </table:table-cell>
          <table:table-cell office:value-type="string" table:style-name="ce21">
            <text:p># init mig tool.</text:p>
          </table:table-cell>
          <table:table-cell table:style-name="ce18"/>
          <table:table-cell table:number-columns-repeated="16375" table:style-name="ce10"/>
        </table:table-row>
        <table:table-row table:style-name="ro2" table:visibility="collapse">
          <table:table-cell office:value-type="float" office:value="922" table:formula="of:=[.A1682]" table:style-name="ce17">
            <text:p>922</text:p>
          </table:table-cell>
          <table:table-cell table:style-name="ce19"/>
          <table:table-cell table:style-name="ce4"/>
          <table:table-cell office:value-type="string" office:string-value="---" table:formula="of:=IF(AND([.F1683] &lt;&gt; &quot;&quot;;[.G1683] &lt;&gt; &quot;&quot;);([.G1683]-[.F1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3]" table:style-name="ce17">
            <text:p>922</text:p>
          </table:table-cell>
          <table:table-cell table:style-name="ce19"/>
          <table:table-cell table:style-name="ce4"/>
          <table:table-cell office:value-type="string" office:string-value="---" table:formula="of:=IF(AND([.F1684] &lt;&gt; &quot;&quot;;[.G1684] &lt;&gt; &quot;&quot;);([.G1684]-[.F16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4]" table:style-name="ce17">
            <text:p>922</text:p>
          </table:table-cell>
          <table:table-cell table:style-name="ce19"/>
          <table:table-cell table:style-name="ce4"/>
          <table:table-cell office:value-type="string" office:string-value="---" table:formula="of:=IF(AND([.F1685] &lt;&gt; &quot;&quot;;[.G1685] &lt;&gt; &quot;&quot;);([.G1685]-[.F16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5]" table:style-name="ce17">
            <text:p>922</text:p>
          </table:table-cell>
          <table:table-cell table:style-name="ce19"/>
          <table:table-cell table:style-name="ce4"/>
          <table:table-cell office:value-type="string" office:string-value="---" table:formula="of:=IF(AND([.F1686] &lt;&gt; &quot;&quot;;[.G1686] &lt;&gt; &quot;&quot;);([.G1686]-[.F16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6]" table:style-name="ce17">
            <text:p>922</text:p>
          </table:table-cell>
          <table:table-cell table:style-name="ce19"/>
          <table:table-cell table:style-name="ce4"/>
          <table:table-cell office:value-type="string" office:string-value="---" table:formula="of:=IF(AND([.F1687] &lt;&gt; &quot;&quot;;[.G1687] &lt;&gt; &quot;&quot;);([.G1687]-[.F1687])*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2" table:formula="of:=[.A1687]" table:style-name="ce17">
            <text:p>922</text:p>
          </table:table-cell>
          <table:table-cell table:style-name="ce19"/>
          <table:table-cell table:style-name="ce4"/>
          <table:table-cell office:value-type="string" office:string-value="---" table:formula="of:=IF(AND([.F1688] &lt;&gt; &quot;&quot;;[.G1688] &lt;&gt; &quot;&quot;);([.G1688]-[.F16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8]" table:style-name="ce17">
            <text:p>922</text:p>
          </table:table-cell>
          <table:table-cell table:style-name="ce19"/>
          <table:table-cell table:style-name="ce4"/>
          <table:table-cell office:value-type="string" office:string-value="---" table:formula="of:=IF(AND([.F1689] &lt;&gt; &quot;&quot;;[.G1689] &lt;&gt; &quot;&quot;);([.G1689]-[.F168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89]" table:style-name="ce17">
            <text:p>922</text:p>
          </table:table-cell>
          <table:table-cell table:number-columns-repeated="2" table:style-name="ce4"/>
          <table:table-cell office:value-type="string" office:string-value="---" table:formula="of:=IF(AND([.F1690] &lt;&gt; &quot;&quot;;[.G1690] &lt;&gt; &quot;&quot;);([.G1690]-[.F16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1] &lt;&gt; &quot;&quot;;[.G1691] &lt;&gt; &quot;&quot;);([.G1691]-[.F16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0]" table:style-name="ce17">
            <text:p>922</text:p>
          </table:table-cell>
          <table:table-cell table:style-name="ce19"/>
          <table:table-cell table:style-name="ce4"/>
          <table:table-cell office:value-type="string" office:string-value="---" table:formula="of:=IF(AND([.F1692] &lt;&gt; &quot;&quot;;[.G1692] &lt;&gt; &quot;&quot;);([.G1692]-[.F169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1]" table:style-name="ce17">
            <text:p>922</text:p>
          </table:table-cell>
          <table:table-cell table:style-name="ce19"/>
          <table:table-cell table:style-name="ce4"/>
          <table:table-cell office:value-type="string" office:string-value="---" table:formula="of:=IF(AND([.F1693] &lt;&gt; &quot;&quot;;[.G1693] &lt;&gt; &quot;&quot;);([.G1693]-[.F16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3]" table:style-name="ce17">
            <text:p>922</text:p>
          </table:table-cell>
          <table:table-cell table:style-name="ce19"/>
          <table:table-cell table:style-name="ce4"/>
          <table:table-cell office:value-type="string" office:string-value="---" table:formula="of:=IF(AND([.F1694] &lt;&gt; &quot;&quot;;[.G1694] &lt;&gt; &quot;&quot;);([.G1694]-[.F16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2" table:formula="of:=[.A1694]" table:style-name="ce17">
            <text:p>922</text:p>
          </table:table-cell>
          <table:table-cell table:style-name="ce19"/>
          <table:table-cell table:style-name="ce4"/>
          <table:table-cell office:value-type="string" office:string-value="---" table:formula="of:=IF(AND([.F1695] &lt;&gt; &quot;&quot;;[.G1695] &lt;&gt; &quot;&quot;);([.G1695]-[.F169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4"/>
          <table:table-cell table:style-name="ce13"/>
          <table:table-cell table:style-name="ce15"/>
          <table:table-cell table:number-columns-repeated="16375"/>
        </table:table-row>
        <table:table-row table:style-name="ro3" table:visibility="collapse">
          <table:table-cell office:value-type="float" office:value="923" table:formula="of:=[.A1695]+1" table:style-name="ce17">
            <text:p>923</text:p>
          </table:table-cell>
          <table:table-cell table:style-name="ce12"/>
          <table:table-cell office:value-type="string" table:style-name="ce4">
            <text:p>****************</text:p>
          </table:table-cell>
          <table:table-cell office:value-type="string" office:string-value="---" table:formula="of:=IF(AND([.F1697] &lt;&gt; &quot;&quot;;[.G1697] &lt;&gt; &quot;&quot;);([.G1697]-[.F1697])*24;&quot;---&quot;)" table:style-name="ce4">
            <text:p>---</text:p>
          </table:table-cell>
          <table:table-cell office:value-type="string" office:string-value="Week 923" table:formula="of:=CONCATENATE(&quot;Week &quot;; [.A1697])" table:number-columns-spanned="2" table:number-rows-spanned="3" table:style-name="ce48">
            <text:p>Week 923</text:p>
          </table: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7]" table:style-name="ce17">
            <text:p>923</text:p>
          </table:table-cell>
          <table:table-cell table:style-name="ce12"/>
          <table:table-cell office:value-type="string" table:style-name="ce4">
            <text:p>****************</text:p>
          </table:table-cell>
          <table:table-cell office:value-type="string" office:string-value="---" table:formula="of:=IF(AND([.F1698] &lt;&gt; &quot;&quot;;[.G1698] &lt;&gt; &quot;&quot;);([.G1698]-[.F1698])*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8]" table:style-name="ce17">
            <text:p>923</text:p>
          </table:table-cell>
          <table:table-cell table:style-name="ce19"/>
          <table:table-cell office:value-type="string" table:style-name="ce4">
            <text:p>****************</text:p>
          </table:table-cell>
          <table:table-cell office:value-type="string" office:string-value="---" table:formula="of:=IF(AND([.F1699] &lt;&gt; &quot;&quot;;[.G1699] &lt;&gt; &quot;&quot;);([.G1699]-[.F1699])*24;&quot;---&quot;)" table:style-name="ce4">
            <text:p>---</text:p>
          </table:table-cell>
          <table:covered-table-cell/>
          <table:covered-table-cell/>
          <table:table-cell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699]" table:style-name="ce17">
            <text:p>923</text:p>
          </table:table-cell>
          <table:table-cell table:style-name="ce19"/>
          <table:table-cell office:value-type="string" table:style-name="ce4">
            <text:p>****************</text:p>
          </table:table-cell>
          <table:table-cell office:value-type="string" office:string-value="---" table:formula="of:=IF(AND([.F1700] &lt;&gt; &quot;&quot;;[.G1700] &lt;&gt; &quot;&quot;);([.G1700]-[.F170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0]" table:style-name="ce17">
            <text:p>923</text:p>
          </table:table-cell>
          <table:table-cell table:style-name="ce19"/>
          <table:table-cell office:value-type="string" table:style-name="ce4">
            <text:p>****************</text:p>
          </table:table-cell>
          <table:table-cell office:value-type="string" office:string-value="---" table:formula="of:=IF(AND([.F1701] &lt;&gt; &quot;&quot;;[.G1701] &lt;&gt; &quot;&quot;);([.G1701]-[.F170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1]" table:style-name="ce17">
            <text:p>923</text:p>
          </table:table-cell>
          <table:table-cell table:style-name="ce19"/>
          <table:table-cell office:value-type="string" table:style-name="ce4">
            <text:p>****************</text:p>
          </table:table-cell>
          <table:table-cell office:value-type="string" office:string-value="---" table:formula="of:=IF(AND([.F1702] &lt;&gt; &quot;&quot;;[.G1702] &lt;&gt; &quot;&quot;);([.G1702]-[.F17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2]" table:style-name="ce17">
            <text:p>923</text:p>
          </table:table-cell>
          <table:table-cell table:style-name="ce12"/>
          <table:table-cell office:value-type="string" table:style-name="ce4">
            <text:p>****************</text:p>
          </table:table-cell>
          <table:table-cell office:value-type="string" office:string-value="---" table:formula="of:=IF(AND([.F1703] &lt;&gt; &quot;&quot;;[.G1703] &lt;&gt; &quot;&quot;);([.G1703]-[.F17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3" table:visibility="collapse">
          <table:table-cell office:value-type="float" office:value="923" table:formula="of:=[.A1703]" table:style-name="ce17">
            <text:p>923</text:p>
          </table:table-cell>
          <table:table-cell table:style-name="ce12"/>
          <table:table-cell office:value-type="string" table:style-name="ce4">
            <text:p>BILLED</text:p>
          </table:table-cell>
          <table:table-cell office:value-type="string" office:string-value="---" table:formula="of:=IF(AND([.F1704] &lt;&gt; &quot;&quot;;[.G1704] &lt;&gt; &quot;&quot;);([.G1704]-[.F17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04]" table:style-name="ce17">
            <text:p>923</text:p>
          </table:table-cell>
          <table:table-cell office:value-type="float" office:value="9.25" table:formula="of:=COM.MICROSOFT.CEILING([.C1705];0.25)" table:style-name="ce19">
            <text:p>9.250</text:p>
          </table:table-cell>
          <table:table-cell office:value-type="float" office:value="9.0825000000768341" table:formula="of:=SUM([.D1705:.D1728])" table:style-name="ce4">
            <text:p>9.083</text:p>
          </table:table-cell>
          <table:table-cell office:value-type="string" office:string-value="---" table:formula="of:=IF(AND([.F1705] &lt;&gt; &quot;&quot;;[.G1705] &lt;&gt; &quot;&quot;);([.G1705]-[.F1705])*24;&quot;---&quot;)" table:style-name="ce4">
            <text:p>---</text:p>
          </table:table-cell>
          <table:table-cell office:value-type="date" office:date-value="2025-07-07T00:00:00" table:style-name="ce20">
            <text:p>7-Jul</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05]" table:style-name="ce17">
            <text:p>923</text:p>
          </table:table-cell>
          <table:table-cell table:style-name="ce19"/>
          <table:table-cell office:value-type="string" table:style-name="ce4">
            <text:p>BILLED</text:p>
          </table:table-cell>
          <table:table-cell office:value-type="float" office:value="0.43111111113103107" table:formula="of:=IF(AND([.F1706] &lt;&gt; &quot;&quot;;[.G1706] &lt;&gt; &quot;&quot;);([.G1706]-[.F1706])*24;&quot;---&quot;)" table:style-name="ce4">
            <text:p>0.431</text:p>
          </table:table-cell>
          <table:table-cell office:value-type="string" table:style-name="ce25">
            <text:p>IDtoApptio</text:p>
          </table:table-cell>
          <table:table-cell office:value-type="date" office:date-value="2025-07-07T08:04:15" table:style-name="ce14">
            <text:p>7/7/25 08:04 AM</text:p>
          </table:table-cell>
          <table:table-cell office:value-type="date" office:date-value="2025-07-07T08:30:07" table:style-name="ce14">
            <text:p>7/7/25 08:30 AM</text:p>
          </table:table-cell>
          <table:table-cell office:value-type="string" table:style-name="ce16">
            <text:p>Worked on MyAccess to IDtoApptio driver communication, and worked on the initial migration tool for the driver.</text:p>
          </table:table-cell>
          <table:table-cell table:style-name="ce18"/>
          <table:table-cell table:number-columns-repeated="16375" table:style-name="ce10"/>
        </table:table-row>
        <table:table-row table:style-name="ro2" table:visibility="collapse">
          <table:table-cell office:value-type="float" office:value="923" table:formula="of:=[.A1706]" table:style-name="ce17">
            <text:p>923</text:p>
          </table:table-cell>
          <table:table-cell table:style-name="ce19"/>
          <table:table-cell office:value-type="string" table:style-name="ce4">
            <text:p>BILLED</text:p>
          </table:table-cell>
          <table:table-cell office:value-type="float" office:value="0.1936111111426726" table:formula="of:=IF(AND([.F1707] &lt;&gt; &quot;&quot;;[.G1707] &lt;&gt; &quot;&quot;);([.G1707]-[.F1707])*24;&quot;---&quot;)" table:style-name="ce4">
            <text:p>0.194</text:p>
          </table:table-cell>
          <table:table-cell office:value-type="string" table:style-name="ce25">
            <text:p>mtg-daily</text:p>
          </table:table-cell>
          <table:table-cell office:value-type="date" office:date-value="2025-07-07T08:30:07" table:style-name="ce14">
            <text:p>7/7/25 08:30 AM</text:p>
          </table:table-cell>
          <table:table-cell office:value-type="date" office:date-value="2025-07-07T08:41:44" table:style-name="ce14">
            <text:p>7/7/25 08:41 AM</text:p>
          </table:table-cell>
          <table:table-cell office:value-type="string" table:style-name="ce16">
            <text:p>Daily meetings with the team. MyAccess training meeting.</text:p>
          </table:table-cell>
          <table:table-cell table:style-name="ce18"/>
          <table:table-cell table:number-columns-repeated="16375" table:style-name="ce10"/>
        </table:table-row>
        <table:table-row table:style-name="ro2" table:visibility="collapse">
          <table:table-cell office:value-type="float" office:value="923" table:formula="of:=[.A1707]" table:style-name="ce17">
            <text:p>923</text:p>
          </table:table-cell>
          <table:table-cell table:style-name="ce19"/>
          <table:table-cell office:value-type="string" table:style-name="ce4">
            <text:p>BILLED</text:p>
          </table:table-cell>
          <table:table-cell office:value-type="float" office:value="0.61083333328133449" table:formula="of:=IF(AND([.F1708] &lt;&gt; &quot;&quot;;[.G1708] &lt;&gt; &quot;&quot;);([.G1708]-[.F1708])*24;&quot;---&quot;)" table:style-name="ce4">
            <text:p>0.611</text:p>
          </table:table-cell>
          <table:table-cell office:value-type="string" table:style-name="ce25">
            <text:p>IDtoApptio</text:p>
          </table:table-cell>
          <table:table-cell office:value-type="date" office:date-value="2025-07-07T08:41:44" table:style-name="ce14">
            <text:p>7/7/25 08:41 AM</text:p>
          </table:table-cell>
          <table:table-cell office:value-type="date" office:date-value="2025-07-07T09:18:23" table:style-name="ce14">
            <text:p>7/7/25 09:18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08]" table:style-name="ce17">
            <text:p>923</text:p>
          </table:table-cell>
          <table:table-cell table:style-name="ce19"/>
          <table:table-cell office:value-type="string" table:style-name="ce4">
            <text:p>BILLED</text:p>
          </table:table-cell>
          <table:table-cell office:value-type="float" office:value="0.1936111111426726" table:formula="of:=IF(AND([.F1709] &lt;&gt; &quot;&quot;;[.G1709] &lt;&gt; &quot;&quot;);([.G1709]-[.F1709])*24;&quot;---&quot;)" table:style-name="ce4">
            <text:p>0.194</text:p>
          </table:table-cell>
          <table:table-cell office:value-type="string" table:style-name="ce25">
            <text:p>idtoaviobook</text:p>
          </table:table-cell>
          <table:table-cell office:value-type="date" office:date-value="2025-07-07T09:18:23" table:style-name="ce14">
            <text:p>7/7/25 09:18 AM</text:p>
          </table:table-cell>
          <table:table-cell office:value-type="date" office:date-value="2025-07-07T09:30:00" table:style-name="ce14">
            <text:p>7/7/25 09:30 AM</text:p>
          </table:table-cell>
          <table:table-cell office:value-type="string" table:style-name="ce16">
            <text:p>Worked to resolve archiving/unarchiving issues with IDtoAviobook app team. Worked to transfer XORA jobcode update to Nirosha.</text:p>
          </table:table-cell>
          <table:table-cell table:style-name="ce18"/>
          <table:table-cell table:number-columns-repeated="16375" table:style-name="ce10"/>
        </table:table-row>
        <table:table-row table:style-name="ro2" table:visibility="collapse">
          <table:table-cell office:value-type="float" office:value="923" table:formula="of:=[.A1709]" table:style-name="ce17">
            <text:p>923</text:p>
          </table:table-cell>
          <table:table-cell table:style-name="ce19"/>
          <table:table-cell office:value-type="string" table:style-name="ce4">
            <text:p>BILLED</text:p>
          </table:table-cell>
          <table:table-cell office:value-type="float" office:value="0.49999999988358468" table:formula="of:=IF(AND([.F1710] &lt;&gt; &quot;&quot;;[.G1710] &lt;&gt; &quot;&quot;);([.G1710]-[.F1710])*24;&quot;---&quot;)" table:style-name="ce4">
            <text:p>0.500</text:p>
          </table:table-cell>
          <table:table-cell office:value-type="string" table:style-name="ce25">
            <text:p>mtg-Daily</text:p>
          </table:table-cell>
          <table:table-cell office:value-type="date" office:date-value="2025-07-07T09:30:00" table:style-name="ce14">
            <text:p>7/7/25 09:30 AM</text:p>
          </table:table-cell>
          <table:table-cell office:value-type="date" office:date-value="2025-07-07T10:00:00" table:style-name="ce14">
            <text:p>7/7/25 10:00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0]" table:style-name="ce17">
            <text:p>923</text:p>
          </table:table-cell>
          <table:table-cell table:style-name="ce19"/>
          <table:table-cell office:value-type="string" table:style-name="ce4">
            <text:p>BILLED</text:p>
          </table:table-cell>
          <table:table-cell office:value-type="float" office:value="0.86611111118691042" table:formula="of:=IF(AND([.F1711] &lt;&gt; &quot;&quot;;[.G1711] &lt;&gt; &quot;&quot;);([.G1711]-[.F1711])*24;&quot;---&quot;)" table:style-name="ce4">
            <text:p>0.866</text:p>
          </table:table-cell>
          <table:table-cell office:value-type="string" table:style-name="ce25">
            <text:p>mtg-weeekly</text:p>
          </table:table-cell>
          <table:table-cell office:value-type="date" office:date-value="2025-07-07T10:00:00" table:style-name="ce14">
            <text:p>7/7/25 10:00 AM</text:p>
          </table:table-cell>
          <table:table-cell office:value-type="date" office:date-value="2025-07-07T10:51:58" table:style-name="ce14">
            <text:p>7/7/25 10:51 AM</text:p>
          </table:table-cell>
          <table:table-cell office:value-type="string" table:style-name="ce16">
            <text:p>#</text:p>
          </table:table-cell>
          <table:table-cell table:style-name="ce18"/>
          <table:table-cell table:number-columns-repeated="16375" table:style-name="ce10"/>
        </table:table-row>
        <table:table-row table:style-name="ro2" table:visibility="collapse">
          <table:table-cell office:value-type="float" office:value="923" table:formula="of:=[.A1711]" table:style-name="ce17">
            <text:p>923</text:p>
          </table:table-cell>
          <table:table-cell table:style-name="ce19"/>
          <table:table-cell office:value-type="string" table:style-name="ce4">
            <text:p>BILLED</text:p>
          </table:table-cell>
          <table:table-cell office:value-type="float" office:value="1.5072222221642733" table:formula="of:=IF(AND([.F1712] &lt;&gt; &quot;&quot;;[.G1712] &lt;&gt; &quot;&quot;);([.G1712]-[.F1712])*24;&quot;---&quot;)" table:style-name="ce4">
            <text:p>1.507</text:p>
          </table:table-cell>
          <table:table-cell office:value-type="string" table:style-name="ce25">
            <text:p>IDtoApptio</text:p>
          </table:table-cell>
          <table:table-cell office:value-type="date" office:date-value="2025-07-07T10:51:58" table:style-name="ce14">
            <text:p>7/7/25 10:51 AM</text:p>
          </table:table-cell>
          <table:table-cell office:value-type="date" office:date-value="2025-07-07T12:22:24" table:style-name="ce14">
            <text:p>7/7/25 12:22 PM</text:p>
          </table:table-cell>
          <table:table-cell office:value-type="string" table:style-name="ce21">
            <text:p>#meeting for myaccess</text:p>
          </table:table-cell>
          <table:table-cell table:style-name="ce18"/>
          <table:table-cell table:number-columns-repeated="16375" table:style-name="ce10"/>
        </table:table-row>
        <table:table-row table:style-name="ro2" table:visibility="collapse">
          <table:table-cell office:value-type="float" office:value="923" table:formula="of:=[.A1712]" table:style-name="ce17">
            <text:p>923</text:p>
          </table:table-cell>
          <table:table-cell table:style-name="ce19"/>
          <table:table-cell office:value-type="string" table:style-name="ce4">
            <text:p>BILLED</text:p>
          </table:table-cell>
          <table:table-cell office:value-type="float" office:value="0.87666666676523164" table:formula="of:=IF(AND([.F1713] &lt;&gt; &quot;&quot;;[.G1713] &lt;&gt; &quot;&quot;);([.G1713]-[.F1713])*24;&quot;---&quot;)" table:style-name="ce4">
            <text:p>0.877</text:p>
          </table:table-cell>
          <table:table-cell office:value-type="string" table:style-name="ce25">
            <text:p>idtoaviobook nirsoah</text:p>
          </table:table-cell>
          <table:table-cell office:value-type="date" office:date-value="2025-07-07T12:22:24" table:style-name="ce14">
            <text:p>7/7/25 12:22 PM</text:p>
          </table:table-cell>
          <table:table-cell office:value-type="date" office:date-value="2025-07-07T13:15:00" table:style-name="ce14">
            <text:p>7/7/25 01:15 PM</text:p>
          </table:table-cell>
          <table:table-cell office:value-type="string" table:style-name="ce22">
            <text:p>#Worked on updating Nirosha on the move of XORA</text:p>
          </table:table-cell>
          <table:table-cell table:style-name="ce18"/>
          <table:table-cell table:number-columns-repeated="16375" table:style-name="ce10"/>
        </table:table-row>
        <table:table-row table:style-name="ro2" table:visibility="collapse">
          <table:table-cell office:value-type="float" office:value="923" table:formula="of:=[.A1713]" table:style-name="ce17">
            <text:p>923</text:p>
          </table:table-cell>
          <table:table-cell table:style-name="ce19"/>
          <table:table-cell office:value-type="string" table:style-name="ce4">
            <text:p>BILLED</text:p>
          </table:table-cell>
          <table:table-cell office:value-type="float" office:value="0.24055555555969477" table:formula="of:=IF(AND([.F1714] &lt;&gt; &quot;&quot;;[.G1714] &lt;&gt; &quot;&quot;);([.G1714]-[.F1714])*24;&quot;---&quot;)" table:style-name="ce4">
            <text:p>0.241</text:p>
          </table:table-cell>
          <table:table-cell office:value-type="string" table:style-name="ce25">
            <text:p>IDtoApptio</text:p>
          </table:table-cell>
          <table:table-cell office:value-type="date" office:date-value="2025-07-07T13:15:00" table:style-name="ce14">
            <text:p>7/7/25 01:15 PM</text:p>
          </table:table-cell>
          <table:table-cell office:value-type="date" office:date-value="2025-07-07T13:29:26" table:style-name="ce14">
            <text:p>7/7/25 01:29 PM</text:p>
          </table:table-cell>
          <table:table-cell office:value-type="string" table:style-name="ce21">
            <text:p>#getting ready for call</text:p>
          </table:table-cell>
          <table:table-cell table:style-name="ce18"/>
          <table:table-cell table:number-columns-repeated="16375" table:style-name="ce10"/>
        </table:table-row>
        <table:table-row table:style-name="ro2" table:visibility="collapse">
          <table:table-cell office:value-type="float" office:value="923" table:formula="of:=[.A1714]" table:style-name="ce17">
            <text:p>923</text:p>
          </table:table-cell>
          <table:table-cell office:value-type="string" table:style-name="ce4">
            <text:p>lunch here</text:p>
          </table:table-cell>
          <table:table-cell office:value-type="string" table:style-name="ce4">
            <text:p>BILLED</text:p>
          </table:table-cell>
          <table:table-cell office:value-type="float" office:value="2.2894444444100372" table:formula="of:=IF(AND([.F1715] &lt;&gt; &quot;&quot;;[.G1715] &lt;&gt; &quot;&quot;);([.G1715]-[.F1715])*24;&quot;---&quot;)" table:style-name="ce4">
            <text:p>2.289</text:p>
          </table:table-cell>
          <table:table-cell office:value-type="string" table:style-name="ce25">
            <text:p>IDtoApptio</text:p>
          </table:table-cell>
          <table:table-cell office:value-type="date" office:date-value="2025-07-07T13:51:57" table:style-name="ce14">
            <text:p>7/7/25 01:51 PM</text:p>
          </table:table-cell>
          <table:table-cell office:value-type="date" office:date-value="2025-07-07T16:09:19" table:style-name="ce14">
            <text:p>7/7/25 04:09 PM</text:p>
          </table:table-cell>
          <table:table-cell office:value-type="string" table:style-name="ce21">
            <text:p># getting ready for call more . .after lunch &amp; call with app woners, then with Gokul</text:p>
          </table:table-cell>
          <table:table-cell table:style-name="ce18"/>
          <table:table-cell table:number-columns-repeated="16375" table:style-name="ce10"/>
        </table:table-row>
        <table:table-row table:style-name="ro2" table:visibility="collapse">
          <table:table-cell office:value-type="float" office:value="923" table:formula="of:=[.A1715]" table:style-name="ce17">
            <text:p>923</text:p>
          </table:table-cell>
          <table:table-cell office:value-type="string" table:style-name="ce31">
            <text:p>walk</text:p>
          </table:table-cell>
          <table:table-cell office:value-type="string" table:style-name="ce4">
            <text:p>BILLED</text:p>
          </table:table-cell>
          <table:table-cell office:value-type="float" office:value="0.88444444444030523" table:formula="of:=IF(AND([.F1716] &lt;&gt; &quot;&quot;;[.G1716] &lt;&gt; &quot;&quot;);([.G1716]-[.F1716])*24;&quot;---&quot;)" table:style-name="ce4">
            <text:p>0.884</text:p>
          </table:table-cell>
          <table:table-cell office:value-type="string" table:style-name="ce25">
            <text:p>IDtoApptio</text:p>
          </table:table-cell>
          <table:table-cell office:value-type="date" office:date-value="2025-07-07T16:09:19" table:style-name="ce14">
            <text:p>7/7/25 04:09 PM</text:p>
          </table:table-cell>
          <table:table-cell office:value-type="date" office:date-value="2025-07-07T17:02:23" table:style-name="ce14">
            <text:p>7/7/25 05:02 PM</text:p>
          </table:table-cell>
          <table:table-cell office:value-type="string" table:style-name="ce21">
            <text:p>#writing summary reports and action items</text:p>
          </table:table-cell>
          <table:table-cell table:style-name="ce18"/>
          <table:table-cell table:number-columns-repeated="16375" table:style-name="ce10"/>
        </table:table-row>
        <table:table-row table:style-name="ro2" table:visibility="collapse">
          <table:table-cell office:value-type="float" office:value="923" table:formula="of:=[.A1716]" table:style-name="ce17">
            <text:p>923</text:p>
          </table:table-cell>
          <table:table-cell table:style-name="ce19"/>
          <table:table-cell office:value-type="string" table:style-name="ce4">
            <text:p>BILLED</text:p>
          </table:table-cell>
          <table:table-cell office:value-type="float" office:value="0.48888888896908611" table:formula="of:=IF(AND([.F1717] &lt;&gt; &quot;&quot;;[.G1717] &lt;&gt; &quot;&quot;);([.G1717]-[.F1717])*24;&quot;---&quot;)" table:style-name="ce4">
            <text:p>0.489</text:p>
          </table:table-cell>
          <table:table-cell office:value-type="string" table:style-name="ce25">
            <text:p>IDtoDocunet</text:p>
          </table:table-cell>
          <table:table-cell office:value-type="date" office:date-value="2025-07-07T17:02:23" table:style-name="ce14">
            <text:p>7/7/25 05:02 PM</text:p>
          </table:table-cell>
          <table:table-cell office:value-type="date" office:date-value="2025-07-07T17:31:43" table:style-name="ce14">
            <text:p>7/7/25 05:31 PM</text:p>
          </table:table-cell>
          <table:table-cell office:value-type="string" table:style-name="ce21">
            <text:p>Worked to design the push of all users for IDtoDocunet per the app team's request.</text:p>
          </table:table-cell>
          <table:table-cell table:style-name="ce18"/>
          <table:table-cell table:number-columns-repeated="16375" table:style-name="ce10"/>
        </table:table-row>
        <table:table-row table:style-name="ro2" table:visibility="collapse">
          <table:table-cell office:value-type="float" office:value="923" table:formula="of:=[.A1717]" table:style-name="ce17">
            <text:p>923</text:p>
          </table:table-cell>
          <table:table-cell table:style-name="ce19"/>
          <table:table-cell table:style-name="ce4"/>
          <table:table-cell office:value-type="string" office:string-value="---" table:formula="of:=IF(AND([.F1718] &lt;&gt; &quot;&quot;;[.G1718] &lt;&gt; &quot;&quot;);([.G1718]-[.F1718])*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8]" table:style-name="ce17">
            <text:p>923</text:p>
          </table:table-cell>
          <table:table-cell table:style-name="ce19"/>
          <table:table-cell table:style-name="ce4"/>
          <table:table-cell office:value-type="string" office:string-value="---" table:formula="of:=IF(AND([.F1719] &lt;&gt; &quot;&quot;;[.G1719] &lt;&gt; &quot;&quot;);([.G1719]-[.F171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19]" table:style-name="ce17">
            <text:p>923</text:p>
          </table:table-cell>
          <table:table-cell table:style-name="ce19"/>
          <table:table-cell table:style-name="ce4"/>
          <table:table-cell office:value-type="string" office:string-value="---" table:formula="of:=IF(AND([.F1720] &lt;&gt; &quot;&quot;;[.G1720] &lt;&gt; &quot;&quot;);([.G1720]-[.F17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0]" table:style-name="ce17">
            <text:p>923</text:p>
          </table:table-cell>
          <table:table-cell table:style-name="ce19"/>
          <table:table-cell table:style-name="ce4"/>
          <table:table-cell office:value-type="string" office:string-value="---" table:formula="of:=IF(AND([.F1721] &lt;&gt; &quot;&quot;;[.G1721] &lt;&gt; &quot;&quot;);([.G1721]-[.F172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1]" table:style-name="ce17">
            <text:p>923</text:p>
          </table:table-cell>
          <table:table-cell table:style-name="ce19"/>
          <table:table-cell table:style-name="ce4"/>
          <table:table-cell office:value-type="string" office:string-value="---" table:formula="of:=IF(AND([.F1722] &lt;&gt; &quot;&quot;;[.G1722] &lt;&gt; &quot;&quot;);([.G1722]-[.F1722])*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22]" table:style-name="ce17">
            <text:p>923</text:p>
          </table:table-cell>
          <table:table-cell table:style-name="ce19"/>
          <table:table-cell table:style-name="ce4"/>
          <table:table-cell office:value-type="string" office:string-value="---" table:formula="of:=IF(AND([.F1723] &lt;&gt; &quot;&quot;;[.G1723] &lt;&gt; &quot;&quot;);([.G1723]-[.F172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3]" table:style-name="ce17">
            <text:p>923</text:p>
          </table:table-cell>
          <table:table-cell table:style-name="ce19"/>
          <table:table-cell table:style-name="ce4"/>
          <table:table-cell office:value-type="string" office:string-value="---" table:formula="of:=IF(AND([.F1724] &lt;&gt; &quot;&quot;;[.G1724] &lt;&gt; &quot;&quot;);([.G1724]-[.F172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4]" table:style-name="ce17">
            <text:p>923</text:p>
          </table:table-cell>
          <table:table-cell table:style-name="ce19"/>
          <table:table-cell table:style-name="ce4"/>
          <table:table-cell office:value-type="string" office:string-value="---" table:formula="of:=IF(AND([.F1725] &lt;&gt; &quot;&quot;;[.G1725] &lt;&gt; &quot;&quot;);([.G1725]-[.F1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5]" table:style-name="ce17">
            <text:p>923</text:p>
          </table:table-cell>
          <table:table-cell table:style-name="ce19"/>
          <table:table-cell table:style-name="ce4"/>
          <table:table-cell office:value-type="string" office:string-value="---" table:formula="of:=IF(AND([.F1726] &lt;&gt; &quot;&quot;;[.G1726] &lt;&gt; &quot;&quot;);([.G1726]-[.F17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6]" table:style-name="ce17">
            <text:p>923</text:p>
          </table:table-cell>
          <table:table-cell table:style-name="ce19"/>
          <table:table-cell table:style-name="ce4"/>
          <table:table-cell office:value-type="string" office:string-value="---" table:formula="of:=IF(AND([.F1727] &lt;&gt; &quot;&quot;;[.G1727] &lt;&gt; &quot;&quot;);([.G1727]-[.F17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7]" table:style-name="ce17">
            <text:p>923</text:p>
          </table:table-cell>
          <table:table-cell table:style-name="ce19"/>
          <table:table-cell table:style-name="ce4"/>
          <table:table-cell office:value-type="string" office:string-value="---" table:formula="of:=IF(AND([.F1728] &lt;&gt; &quot;&quot;;[.G1728] &lt;&gt; &quot;&quot;);([.G1728]-[.F17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28]" table:style-name="ce17">
            <text:p>923</text:p>
          </table:table-cell>
          <table:table-cell office:value-type="float" office:value="8.75" table:formula="of:=COM.MICROSOFT.CEILING([.C1729];0.25)" table:style-name="ce19">
            <text:p>8.750</text:p>
          </table:table-cell>
          <table:table-cell office:value-type="float" office:value="8.588611111161299" table:formula="of:=SUM([.D1729:.D1751])" table:style-name="ce4">
            <text:p>8.589</text:p>
          </table:table-cell>
          <table:table-cell office:value-type="string" office:string-value="---" table:formula="of:=IF(AND([.F1729] &lt;&gt; &quot;&quot;;[.G1729] &lt;&gt; &quot;&quot;);([.G1729]-[.F1729])*24;&quot;---&quot;)" table:style-name="ce4">
            <text:p>---</text:p>
          </table:table-cell>
          <table:table-cell office:value-type="date" office:date-value="2025-07-08T00:00:00" table:style-name="ce20">
            <text:p>8-Jul</text:p>
          </table:table-cell>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29]" table:style-name="ce17">
            <text:p>923</text:p>
          </table:table-cell>
          <table:table-cell table:style-name="ce19"/>
          <table:table-cell office:value-type="string" table:style-name="ce4">
            <text:p>BILLED</text:p>
          </table:table-cell>
          <table:table-cell office:value-type="float" office:value="0.25000000011641532" table:formula="of:=IF(AND([.F1730] &lt;&gt; &quot;&quot;;[.G1730] &lt;&gt; &quot;&quot;);([.G1730]-[.F1730])*24;&quot;---&quot;)" table:style-name="ce4">
            <text:p>0.250</text:p>
          </table:table-cell>
          <table:table-cell office:value-type="string" table:style-name="ce20">
            <text:p>mtg-Daily</text:p>
          </table:table-cell>
          <table:table-cell office:value-type="date" office:date-value="2025-07-08T08:30:00" table:style-name="ce14">
            <text:p>7/8/25 08:30 AM</text:p>
          </table:table-cell>
          <table:table-cell office:value-type="date" office:date-value="2025-07-08T08:45:00" table:style-name="ce14">
            <text:p>7/8/25 08:45 AM</text:p>
          </table:table-cell>
          <table:table-cell office:value-type="string" table:style-name="ce21">
            <text:p>Daily meetings with the team. Weekly backlog call.</text:p>
          </table:table-cell>
          <table:table-cell table:style-name="ce15"/>
          <table:table-cell table:number-columns-repeated="16375" table:style-name="ce10"/>
        </table:table-row>
        <table:table-row table:style-name="ro2" table:visibility="collapse">
          <table:table-cell office:value-type="float" office:value="923" table:formula="of:=[.A1730]" table:style-name="ce17">
            <text:p>923</text:p>
          </table:table-cell>
          <table:table-cell table:style-name="ce4"/>
          <table:table-cell office:value-type="string" table:style-name="ce4">
            <text:p>BILLED</text:p>
          </table:table-cell>
          <table:table-cell office:value-type="float" office:value="0.41555555543163791" table:formula="of:=IF(AND([.F1731] &lt;&gt; &quot;&quot;;[.G1731] &lt;&gt; &quot;&quot;);([.G1731]-[.F1731])*24;&quot;---&quot;)" table:style-name="ce4">
            <text:p>0.416</text:p>
          </table:table-cell>
          <table:table-cell office:value-type="string" table:style-name="ce20">
            <text:p>IDtoApptio</text:p>
          </table:table-cell>
          <table:table-cell office:value-type="date" office:date-value="2025-07-08T08:45:00" table:style-name="ce14">
            <text:p>7/8/25 08:45 AM</text:p>
          </table:table-cell>
          <table:table-cell office:value-type="date" office:date-value="2025-07-08T09:09:56" table:style-name="ce14">
            <text:p>7/8/25 09:09 AM</text:p>
          </table:table-cell>
          <table:table-cell office:value-type="string" table:style-name="ce20">
            <text:p>Worked on implementing payload parsing of the roles payload in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1]" table:style-name="ce17">
            <text:p>923</text:p>
          </table:table-cell>
          <table:table-cell table:style-name="ce19"/>
          <table:table-cell office:value-type="string" table:style-name="ce4">
            <text:p>BILLED</text:p>
          </table:table-cell>
          <table:table-cell office:value-type="float" office:value="0.4461111111450009" table:formula="of:=IF(AND([.F1732] &lt;&gt; &quot;&quot;;[.G1732] &lt;&gt; &quot;&quot;);([.G1732]-[.F1732])*24;&quot;---&quot;)" table:style-name="ce4">
            <text:p>0.446</text:p>
          </table:table-cell>
          <table:table-cell office:value-type="string" table:style-name="ce20">
            <text:p>IDToEmployeeSVc</text:p>
          </table:table-cell>
          <table:table-cell office:value-type="date" office:date-value="2025-07-08T09:09:56" table:style-name="ce14">
            <text:p>7/8/25 09:09 AM</text:p>
          </table:table-cell>
          <table:table-cell office:value-type="date" office:date-value="2025-07-08T09:36:42" table:style-name="ce14">
            <text:p>7/8/25 09:36 AM</text:p>
          </table:table-cell>
          <table:table-cell office:value-type="string" table:style-name="ce21">
            <text:p>Working on fixing the portal user error in the IDtoEmployeeSvc driver.</text:p>
          </table:table-cell>
          <table:table-cell table:style-name="ce18"/>
          <table:table-cell table:number-columns-repeated="16375" table:style-name="ce10"/>
        </table:table-row>
        <table:table-row table:style-name="ro2" table:visibility="collapse">
          <table:table-cell office:value-type="float" office:value="923" table:formula="of:=[.A1732]" table:style-name="ce17">
            <text:p>923</text:p>
          </table:table-cell>
          <table:table-cell office:value-type="string" table:style-name="ce19">
            <text:p>andrew drivers ed</text:p>
          </table:table-cell>
          <table:table-cell office:value-type="string" table:style-name="ce4">
            <text:p>BILLED</text:p>
          </table:table-cell>
          <table:table-cell office:value-type="float" office:value="0.33333333337213844" table:formula="of:=IF(AND([.F1733] &lt;&gt; &quot;&quot;;[.G1733] &lt;&gt; &quot;&quot;);([.G1733]-[.F1733])*24;&quot;---&quot;)" table:style-name="ce4">
            <text:p>0.333</text:p>
          </table:table-cell>
          <table:table-cell office:value-type="string" table:style-name="ce20">
            <text:p>IDtoAviobook</text:p>
          </table:table-cell>
          <table:table-cell office:value-type="date" office:date-value="2025-07-08T10:00:00" table:style-name="ce14">
            <text:p>7/8/25 10:00 AM</text:p>
          </table:table-cell>
          <table:table-cell office:value-type="date" office:date-value="2025-07-08T10:20:00" table:style-name="ce14">
            <text:p>7/8/25 10:20 AM</text:p>
          </table:table-cell>
          <table:table-cell office:value-type="string" table:style-name="ce13">
            <text:p>Meeting to discuss the status of legal vs preferredNames, and unarchiving issues for IDtoAviobook. IGA Modernization meeting with Liz Hanna.</text:p>
          </table:table-cell>
          <table:table-cell table:style-name="ce18"/>
          <table:table-cell table:number-columns-repeated="16375" table:style-name="ce10"/>
        </table:table-row>
        <table:table-row table:style-name="ro2" table:visibility="collapse">
          <table:table-cell office:value-type="float" office:value="923" table:formula="of:=[.A1733]" table:style-name="ce17">
            <text:p>923</text:p>
          </table:table-cell>
          <table:table-cell table:style-name="ce19"/>
          <table:table-cell office:value-type="string" table:style-name="ce4">
            <text:p>BILLED</text:p>
          </table:table-cell>
          <table:table-cell office:value-type="float" office:value="0.52944444440072402" table:formula="of:=IF(AND([.F1734] &lt;&gt; &quot;&quot;;[.G1734] &lt;&gt; &quot;&quot;);([.G1734]-[.F1734])*24;&quot;---&quot;)" table:style-name="ce4">
            <text:p>0.529</text:p>
          </table:table-cell>
          <table:table-cell office:value-type="string" table:style-name="ce20">
            <text:p>IDtoApptio</text:p>
          </table:table-cell>
          <table:table-cell office:value-type="date" office:date-value="2025-07-08T10:20:00" table:style-name="ce14">
            <text:p>7/8/25 10:20 AM</text:p>
          </table:table-cell>
          <table:table-cell office:value-type="date" office:date-value="2025-07-08T10:51:46" table:style-name="ce14">
            <text:p>7/8/25 10:51 AM</text:p>
          </table:table-cell>
          <table:table-cell office:value-type="string" table:style-name="ce26">
            <text:p>Worked on simplifying the payload with Asleigh for the IDtoApptio driver.</text:p>
          </table:table-cell>
          <table:table-cell table:style-name="ce18"/>
          <table:table-cell table:number-columns-repeated="16375" table:style-name="ce10"/>
        </table:table-row>
        <table:table-row table:style-name="ro2" table:visibility="collapse">
          <table:table-cell office:value-type="float" office:value="923" table:formula="of:=[.A1734]" table:style-name="ce17">
            <text:p>923</text:p>
          </table:table-cell>
          <table:table-cell table:style-name="ce19"/>
          <table:table-cell office:value-type="string" table:style-name="ce4">
            <text:p>BILLED</text:p>
          </table:table-cell>
          <table:table-cell office:value-type="float" office:value="0.50944444444030523" table:formula="of:=IF(AND([.F1735] &lt;&gt; &quot;&quot;;[.G1735] &lt;&gt; &quot;&quot;);([.G1735]-[.F1735])*24;&quot;---&quot;)" table:style-name="ce4">
            <text:p>0.509</text:p>
          </table:table-cell>
          <table:table-cell office:value-type="string" table:style-name="ce20">
            <text:p>IDtoAviobook</text:p>
          </table:table-cell>
          <table:table-cell office:value-type="date" office:date-value="2025-07-08T10:51:46" table:style-name="ce14">
            <text:p>7/8/25 10:51 AM</text:p>
          </table:table-cell>
          <table:table-cell office:value-type="date" office:date-value="2025-07-08T11:22:20" table:style-name="ce14">
            <text:p>7/8/25 11:22 AM</text:p>
          </table:table-cell>
          <table:table-cell office:value-type="string" table:style-name="ce13">
            <text:p>#dumpiong archived users; trying to track new ones . .</text:p>
          </table:table-cell>
          <table:table-cell table:style-name="ce18"/>
          <table:table-cell table:number-columns-repeated="16375" table:style-name="ce10"/>
        </table:table-row>
        <table:table-row table:style-name="ro2" table:visibility="collapse">
          <table:table-cell office:value-type="float" office:value="923" table:formula="of:=[.A1735]" table:style-name="ce17">
            <text:p>923</text:p>
          </table:table-cell>
          <table:table-cell table:style-name="ce19"/>
          <table:table-cell office:value-type="string" table:style-name="ce4">
            <text:p>BILLED</text:p>
          </table:table-cell>
          <table:table-cell office:value-type="float" office:value="2.3825000000651926" table:formula="of:=IF(AND([.F1736] &lt;&gt; &quot;&quot;;[.G1736] &lt;&gt; &quot;&quot;);([.G1736]-[.F1736])*24;&quot;---&quot;)" table:style-name="ce4">
            <text:p>2.383</text:p>
          </table:table-cell>
          <table:table-cell office:value-type="string" table:style-name="ce20">
            <text:p>IDtoApptio</text:p>
          </table:table-cell>
          <table:table-cell office:value-type="date" office:date-value="2025-07-08T11:22:20" table:style-name="ce14">
            <text:p>7/8/25 11:22 AM</text:p>
          </table:table-cell>
          <table:table-cell office:value-type="date" office:date-value="2025-07-08T13:45:17" table:style-name="ce14">
            <text:p>7/8/25 01:45 PM</text:p>
          </table:table-cell>
          <table:table-cell office:value-type="string" table:style-name="ce13">
            <text:p># Stopped . . Can't work on driver until payload is clear; and three driver is clear . .</text:p>
          </table:table-cell>
          <table:table-cell table:style-name="ce18"/>
          <table:table-cell table:number-columns-repeated="16375" table:style-name="ce10"/>
        </table:table-row>
        <table:table-row table:style-name="ro2" table:visibility="collapse">
          <table:table-cell office:value-type="float" office:value="923" table:formula="of:=[.A1736]" table:style-name="ce17">
            <text:p>923</text:p>
          </table:table-cell>
          <table:table-cell table:style-name="ce19"/>
          <table:table-cell office:value-type="string" table:style-name="ce4">
            <text:p>BILLED</text:p>
          </table:table-cell>
          <table:table-cell office:value-type="float" office:value="0.39083333336748183" table:formula="of:=IF(AND([.F1737] &lt;&gt; &quot;&quot;;[.G1737] &lt;&gt; &quot;&quot;);([.G1737]-[.F1737])*24;&quot;---&quot;)" table:style-name="ce4">
            <text:p>0.391</text:p>
          </table:table-cell>
          <table:table-cell office:value-type="string" table:style-name="ce20">
            <text:p>IDtoAviobook</text:p>
          </table:table-cell>
          <table:table-cell office:value-type="date" office:date-value="2025-07-08T13:45:17" table:style-name="ce14">
            <text:p>7/8/25 01:45 PM</text:p>
          </table:table-cell>
          <table:table-cell office:value-type="date" office:date-value="2025-07-08T14:08:44" table:style-name="ce14">
            <text:p>7/8/25 02:08 PM</text:p>
          </table:table-cell>
          <table:table-cell office:value-type="string" table:style-name="ce13">
            <text:p>IGA Modernization: Sailpoint migration check-in call for IDtoAviobook.</text:p>
          </table:table-cell>
          <table:table-cell table:style-name="ce15"/>
          <table:table-cell table:number-columns-repeated="16375" table:style-name="ce10"/>
        </table:table-row>
        <table:table-row table:style-name="ro2" table:visibility="collapse">
          <table:table-cell office:value-type="float" office:value="923" table:formula="of:=[.A1737]" table:style-name="ce17">
            <text:p>923</text:p>
          </table:table-cell>
          <table:table-cell table:style-name="ce19"/>
          <table:table-cell office:value-type="string" table:style-name="ce4">
            <text:p>BILLED</text:p>
          </table:table-cell>
          <table:table-cell office:value-type="float" office:value="0.31972222222248092" table:formula="of:=IF(AND([.F1738] &lt;&gt; &quot;&quot;;[.G1738] &lt;&gt; &quot;&quot;);([.G1738]-[.F1738])*24;&quot;---&quot;)" table:style-name="ce4">
            <text:p>0.320</text:p>
          </table:table-cell>
          <table:table-cell office:value-type="string" table:style-name="ce21">
            <text:p>mtg-Backlog</text:p>
          </table:table-cell>
          <table:table-cell office:value-type="date" office:date-value="2025-07-08T14:08:44" table:style-name="ce14">
            <text:p>7/8/25 02:08 PM</text:p>
          </table:table-cell>
          <table:table-cell office:value-type="date" office:date-value="2025-07-08T14:27:55" table:style-name="ce14">
            <text:p>7/8/25 02:27 P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3" table:formula="of:=[.A1738]" table:style-name="ce17">
            <text:p>923</text:p>
          </table:table-cell>
          <table:table-cell office:value-type="string" table:style-name="ce4">
            <text:p>nap</text:p>
          </table:table-cell>
          <table:table-cell office:value-type="string" table:style-name="ce4">
            <text:p>BILLED</text:p>
          </table:table-cell>
          <table:table-cell office:value-type="float" office:value="2.1233333332347684" table:formula="of:=IF(AND([.F1739] &lt;&gt; &quot;&quot;;[.G1739] &lt;&gt; &quot;&quot;);([.G1739]-[.F1739])*24;&quot;---&quot;)" table:style-name="ce4">
            <text:p>2.123</text:p>
          </table:table-cell>
          <table:table-cell office:value-type="string" table:style-name="ce20">
            <text:p>IDtoApptio</text:p>
          </table:table-cell>
          <table:table-cell office:value-type="date" office:date-value="2025-07-08T14:27:55" table:style-name="ce14">
            <text:p>7/8/25 02:27 PM</text:p>
          </table:table-cell>
          <table:table-cell office:value-type="date" office:date-value="2025-07-08T16:35:19" table:style-name="ce14">
            <text:p>7/8/25 04:35 PM</text:p>
          </table:table-cell>
          <table:table-cell office:value-type="string" table:style-name="ce13">
            <text:p># joe call: to shift driver to him . .</text:p>
          </table:table-cell>
          <table:table-cell table:style-name="ce18"/>
          <table:table-cell table:number-columns-repeated="16375" table:style-name="ce10"/>
        </table:table-row>
        <table:table-row table:style-name="ro2" table:visibility="collapse">
          <table:table-cell office:value-type="float" office:value="923" table:formula="of:=[.A1739]" table:style-name="ce17">
            <text:p>923</text:p>
          </table:table-cell>
          <table:table-cell table:style-name="ce19"/>
          <table:table-cell office:value-type="string" table:style-name="ce4">
            <text:p>BILLED</text:p>
          </table:table-cell>
          <table:table-cell office:value-type="float" office:value="0.88833333336515352" table:formula="of:=IF(AND([.F1740] &lt;&gt; &quot;&quot;;[.G1740] &lt;&gt; &quot;&quot;);([.G1740]-[.F1740])*24;&quot;---&quot;)" table:style-name="ce4">
            <text:p>0.888</text:p>
          </table:table-cell>
          <table:table-cell office:value-type="string" table:style-name="ce20">
            <text:p>IDtoApptio</text:p>
          </table:table-cell>
          <table:table-cell office:value-type="date" office:date-value="2025-07-08T16:35:19" table:style-name="ce14">
            <text:p>7/8/25 04:35 PM</text:p>
          </table:table-cell>
          <table:table-cell office:value-type="date" office:date-value="2025-07-08T17:28:37" table:style-name="ce14">
            <text:p>7/8/25 05:28 PM</text:p>
          </table:table-cell>
          <table:table-cell office:value-type="string" table:style-name="ce13">
            <text:p>#working on joe summarynotes</text:p>
          </table:table-cell>
          <table:table-cell table:style-name="ce18"/>
          <table:table-cell table:number-columns-repeated="16375" table:style-name="ce10"/>
        </table:table-row>
        <table:table-row table:style-name="ro2" table:visibility="collapse">
          <table:table-cell office:value-type="float" office:value="923" table:formula="of:=[.A1740]" table:style-name="ce17">
            <text:p>923</text:p>
          </table:table-cell>
          <table:table-cell table:style-name="ce19"/>
          <table:table-cell table:style-name="ce4"/>
          <table:table-cell office:value-type="string" office:string-value="---" table:formula="of:=IF(AND([.F1741] &lt;&gt; &quot;&quot;;[.G1741] &lt;&gt; &quot;&quot;);([.G1741]-[.F17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1]" table:style-name="ce17">
            <text:p>923</text:p>
          </table:table-cell>
          <table:table-cell table:style-name="ce19"/>
          <table:table-cell table:style-name="ce4"/>
          <table:table-cell office:value-type="string" office:string-value="---" table:formula="of:=IF(AND([.F1742] &lt;&gt; &quot;&quot;;[.G1742] &lt;&gt; &quot;&quot;);([.G1742]-[.F17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2]" table:style-name="ce17">
            <text:p>923</text:p>
          </table:table-cell>
          <table:table-cell table:style-name="ce19"/>
          <table:table-cell table:style-name="ce4"/>
          <table:table-cell office:value-type="string" office:string-value="---" table:formula="of:=IF(AND([.F1743] &lt;&gt; &quot;&quot;;[.G1743] &lt;&gt; &quot;&quot;);([.G1743]-[.F17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3]" table:style-name="ce17">
            <text:p>923</text:p>
          </table:table-cell>
          <table:table-cell table:style-name="ce19"/>
          <table:table-cell table:style-name="ce4"/>
          <table:table-cell office:value-type="string" office:string-value="---" table:formula="of:=IF(AND([.F1744] &lt;&gt; &quot;&quot;;[.G1744] &lt;&gt; &quot;&quot;);([.G1744]-[.F17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4]" table:style-name="ce17">
            <text:p>923</text:p>
          </table:table-cell>
          <table:table-cell table:style-name="ce19"/>
          <table:table-cell table:style-name="ce4"/>
          <table:table-cell office:value-type="string" office:string-value="---" table:formula="of:=IF(AND([.F1745] &lt;&gt; &quot;&quot;;[.G1745] &lt;&gt; &quot;&quot;);([.G1745]-[.F174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5]" table:style-name="ce17">
            <text:p>923</text:p>
          </table:table-cell>
          <table:table-cell table:style-name="ce19"/>
          <table:table-cell table:style-name="ce4"/>
          <table:table-cell office:value-type="string" office:string-value="---" table:formula="of:=IF(AND([.F1746] &lt;&gt; &quot;&quot;;[.G1746] &lt;&gt; &quot;&quot;);([.G1746]-[.F174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6]" table:style-name="ce17">
            <text:p>923</text:p>
          </table:table-cell>
          <table:table-cell table:style-name="ce19"/>
          <table:table-cell table:style-name="ce4"/>
          <table:table-cell office:value-type="string" office:string-value="---" table:formula="of:=IF(AND([.F1747] &lt;&gt; &quot;&quot;;[.G1747] &lt;&gt; &quot;&quot;);([.G1747]-[.F174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7]" table:style-name="ce17">
            <text:p>923</text:p>
          </table:table-cell>
          <table:table-cell table:style-name="ce19"/>
          <table:table-cell table:style-name="ce4"/>
          <table:table-cell office:value-type="string" office:string-value="---" table:formula="of:=IF(AND([.F1748] &lt;&gt; &quot;&quot;;[.G1748] &lt;&gt; &quot;&quot;);([.G1748]-[.F17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8]" table:style-name="ce17">
            <text:p>923</text:p>
          </table:table-cell>
          <table:table-cell table:style-name="ce19"/>
          <table:table-cell table:style-name="ce4"/>
          <table:table-cell office:value-type="string" office:string-value="---" table:formula="of:=IF(AND([.F1749] &lt;&gt; &quot;&quot;;[.G1749] &lt;&gt; &quot;&quot;);([.G1749]-[.F1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49]" table:style-name="ce17">
            <text:p>923</text:p>
          </table:table-cell>
          <table:table-cell table:style-name="ce19"/>
          <table:table-cell table:style-name="ce4"/>
          <table:table-cell office:value-type="string" office:string-value="---" table:formula="of:=IF(AND([.F1750] &lt;&gt; &quot;&quot;;[.G1750] &lt;&gt; &quot;&quot;);([.G1750]-[.F1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0]" table:style-name="ce17">
            <text:p>923</text:p>
          </table:table-cell>
          <table:table-cell table:style-name="ce19"/>
          <table:table-cell table:style-name="ce4"/>
          <table:table-cell office:value-type="string" office:string-value="---" table:formula="of:=IF(AND([.F1751] &lt;&gt; &quot;&quot;;[.G1751] &lt;&gt; &quot;&quot;);([.G1751]-[.F1751])*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0"/>
        </table:table-row>
        <table:table-row table:style-name="ro2" table:visibility="collapse">
          <table:table-cell office:value-type="float" office:value="923" table:formula="of:=[.A1751]" table:style-name="ce17">
            <text:p>923</text:p>
          </table:table-cell>
          <table:table-cell office:value-type="float" office:value="9.5" table:formula="of:=COM.MICROSOFT.CEILING([.C1752];0.25)" table:style-name="ce19">
            <text:p>9.500</text:p>
          </table:table-cell>
          <table:table-cell office:value-type="float" office:value="9.4263888890272938" table:formula="of:=SUM([.D1752:.D1771])" table:style-name="ce4">
            <text:p>9.426</text:p>
          </table:table-cell>
          <table:table-cell office:value-type="string" office:string-value="---" table:formula="of:=IF(AND([.F1752] &lt;&gt; &quot;&quot;;[.G1752] &lt;&gt; &quot;&quot;);([.G1752]-[.F1752])*24;&quot;---&quot;)" table:style-name="ce4">
            <text:p>---</text:p>
          </table:table-cell>
          <table:table-cell office:value-type="date" office:date-value="2025-07-09T00:00:00" table:style-name="ce20">
            <text:p>9-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52]" table:style-name="ce17">
            <text:p>923</text:p>
          </table:table-cell>
          <table:table-cell table:style-name="ce19"/>
          <table:table-cell office:value-type="string" table:style-name="ce4">
            <text:p>BILLED</text:p>
          </table:table-cell>
          <table:table-cell office:value-type="float" office:value="0.53333333332557231" table:formula="of:=IF(AND([.F1753] &lt;&gt; &quot;&quot;;[.G1753] &lt;&gt; &quot;&quot;);([.G1753]-[.F1753])*24;&quot;---&quot;)" table:style-name="ce4">
            <text:p>0.533</text:p>
          </table:table-cell>
          <table:table-cell office:value-type="string" table:style-name="ce21">
            <text:p>IDtoAviobook</text:p>
          </table:table-cell>
          <table:table-cell office:value-type="date" office:date-value="2025-07-09T07:58:00" table:style-name="ce14">
            <text:p>7/9/25 07:58 AM</text:p>
          </table:table-cell>
          <table:table-cell office:value-type="date" office:date-value="2025-07-09T08:30:00" table:style-name="ce14">
            <text:p>7/9/25 08:30 AM</text:p>
          </table:table-cell>
          <table:table-cell office:value-type="string" table:style-name="ce13">
            <text:p>Worked on reviewing recent archive/unarchive issue in IDtoAviobook with the app team. Worked to review/approve Nirosha's changes for the XORA update in IDtoAviobook.</text:p>
          </table:table-cell>
          <table:table-cell table:style-name="ce23"/>
          <table:table-cell table:number-columns-repeated="16375" table:style-name="ce10"/>
        </table:table-row>
        <table:table-row table:style-name="ro5" table:visibility="collapse">
          <table:table-cell office:value-type="float" office:value="923" table:formula="of:=[.A1753]" table:style-name="ce17">
            <text:p>923</text:p>
          </table:table-cell>
          <table:table-cell table:style-name="ce19"/>
          <table:table-cell office:value-type="string" table:style-name="ce4">
            <text:p>BILLED</text:p>
          </table:table-cell>
          <table:table-cell office:value-type="float" office:value="0.21333333343500271" table:formula="of:=IF(AND([.F1754] &lt;&gt; &quot;&quot;;[.G1754] &lt;&gt; &quot;&quot;);([.G1754]-[.F1754])*24;&quot;---&quot;)" table:style-name="ce4">
            <text:p>0.213</text:p>
          </table:table-cell>
          <table:table-cell office:value-type="string" table:style-name="ce21">
            <text:p>Mtg-daily</text:p>
          </table:table-cell>
          <table:table-cell office:value-type="date" office:date-value="2025-07-09T08:30:00" table:style-name="ce14">
            <text:p>7/9/25 08:30 AM</text:p>
          </table:table-cell>
          <table:table-cell office:value-type="date" office:date-value="2025-07-09T08:42:48" table:style-name="ce14">
            <text:p>7/9/25 08:42 AM</text:p>
          </table:table-cell>
          <table:table-cell office:value-type="string" table:style-name="ce13">
            <text:p>Daily meetings with the team.</text:p>
          </table:table-cell>
          <table:table-cell office:value-type="string" table:style-name="ce23">
            <text:p>Daily meeting with SWA was longer than normal as we needed to talk through all projects with lots of people.</text:p>
          </table:table-cell>
          <table:table-cell table:number-columns-repeated="16375" table:style-name="ce10"/>
        </table:table-row>
        <table:table-row table:style-name="ro2" table:visibility="collapse">
          <table:table-cell office:value-type="float" office:value="923" table:formula="of:=[.A1754]" table:style-name="ce17">
            <text:p>923</text:p>
          </table:table-cell>
          <table:table-cell table:style-name="ce19"/>
          <table:table-cell office:value-type="string" table:style-name="ce4">
            <text:p>BILLED</text:p>
          </table:table-cell>
          <table:table-cell office:value-type="float" office:value="0.78666666668141261" table:formula="of:=IF(AND([.F1755] &lt;&gt; &quot;&quot;;[.G1755] &lt;&gt; &quot;&quot;);([.G1755]-[.F1755])*24;&quot;---&quot;)" table:style-name="ce4">
            <text:p>0.787</text:p>
          </table:table-cell>
          <table:table-cell office:value-type="string" table:style-name="ce21">
            <text:p>IDtoApptio</text:p>
          </table:table-cell>
          <table:table-cell office:value-type="date" office:date-value="2025-07-09T08:42:48" table:style-name="ce14">
            <text:p>7/9/25 08:42 AM</text:p>
          </table:table-cell>
          <table:table-cell office:value-type="date" office:date-value="2025-07-09T09:30:00" table:style-name="ce14">
            <text:p>7/9/25 09:30 AM</text:p>
          </table:table-cell>
          <table:table-cell office:value-type="string" table:style-name="ce21">
            <text:p>Worked on documenting the latest discussions regarding IDtoApptio. Meeting with App owners and MyAccess team to design the driver config and MyAccess exposure. Documented the latest items learned. Updated Postman project for IDtoApptio.</text:p>
          </table:table-cell>
          <table:table-cell table:style-name="ce23"/>
          <table:table-cell table:number-columns-repeated="16375" table:style-name="ce10"/>
        </table:table-row>
        <table:table-row table:style-name="ro2" table:visibility="collapse">
          <table:table-cell office:value-type="float" office:value="923" table:formula="of:=[.A1755]" table:style-name="ce17">
            <text:p>923</text:p>
          </table:table-cell>
          <table:table-cell table:style-name="ce19"/>
          <table:table-cell office:value-type="string" table:style-name="ce4">
            <text:p>BILLED</text:p>
          </table:table-cell>
          <table:table-cell office:value-type="float" office:value="1.6999999999534339" table:formula="of:=IF(AND([.F1756] &lt;&gt; &quot;&quot;;[.G1756] &lt;&gt; &quot;&quot;);([.G1756]-[.F1756])*24;&quot;---&quot;)" table:style-name="ce4">
            <text:p>1.700</text:p>
          </table:table-cell>
          <table:table-cell office:value-type="string" table:style-name="ce21">
            <text:p>Mtg-daily</text:p>
          </table:table-cell>
          <table:table-cell office:value-type="date" office:date-value="2025-07-09T09:30:00" table:style-name="ce14">
            <text:p>7/9/25 09:30 AM</text:p>
          </table:table-cell>
          <table:table-cell office:value-type="date" office:date-value="2025-07-09T11:12:00" table:style-name="ce14">
            <text:p>7/9/25 11:12 AM</text:p>
          </table:table-cell>
          <table:table-cell office:value-type="string" table:style-name="ce21">
            <text:p>#</text:p>
          </table:table-cell>
          <table:table-cell table:style-name="ce23"/>
          <table:table-cell table:number-columns-repeated="16375" table:style-name="ce10"/>
        </table:table-row>
        <table:table-row table:style-name="ro2" table:visibility="collapse">
          <table:table-cell office:value-type="float" office:value="923" table:formula="of:=[.A1756]" table:style-name="ce17">
            <text:p>923</text:p>
          </table:table-cell>
          <table:table-cell table:style-name="ce19"/>
          <table:table-cell office:value-type="string" table:style-name="ce4">
            <text:p>BILLED</text:p>
          </table:table-cell>
          <table:table-cell office:value-type="float" office:value="2.0691666666534729" table:formula="of:=IF(AND([.F1757] &lt;&gt; &quot;&quot;;[.G1757] &lt;&gt; &quot;&quot;);([.G1757]-[.F1757])*24;&quot;---&quot;)" table:style-name="ce4">
            <text:p>2.069</text:p>
          </table:table-cell>
          <table:table-cell office:value-type="string" table:style-name="ce21">
            <text:p>IDtoApptio</text:p>
          </table:table-cell>
          <table:table-cell office:value-type="date" office:date-value="2025-07-09T11:12:00" table:style-name="ce14">
            <text:p>7/9/25 11:12 AM</text:p>
          </table:table-cell>
          <table:table-cell office:value-type="date" office:date-value="2025-07-09T13:16:09" table:style-name="ce14">
            <text:p>7/9/25 01:16 PM</text:p>
          </table:table-cell>
          <table:table-cell office:value-type="string" table:style-name="ce13">
            <text:p># MAJOR MEETING with everone</text:p>
          </table:table-cell>
          <table:table-cell table:style-name="ce23"/>
          <table:table-cell table:number-columns-repeated="16375" table:style-name="ce10"/>
        </table:table-row>
        <table:table-row table:style-name="ro2" table:visibility="collapse">
          <table:table-cell office:value-type="float" office:value="923" table:formula="of:=[.A1757]" table:style-name="ce17">
            <text:p>923</text:p>
          </table:table-cell>
          <table:table-cell table:style-name="ce19"/>
          <table:table-cell office:value-type="string" table:style-name="ce4">
            <text:p>BILLED</text:p>
          </table:table-cell>
          <table:table-cell office:value-type="float" office:value="1.661111111054197" table:formula="of:=IF(AND([.F1758] &lt;&gt; &quot;&quot;;[.G1758] &lt;&gt; &quot;&quot;);([.G1758]-[.F1758])*24;&quot;---&quot;)" table:style-name="ce4">
            <text:p>1.661</text:p>
          </table:table-cell>
          <table:table-cell office:value-type="string" table:style-name="ce21">
            <text:p>IDtoApptio</text:p>
          </table:table-cell>
          <table:table-cell office:value-type="date" office:date-value="2025-07-09T13:36:00" table:style-name="ce14">
            <text:p>7/9/25 01:36 PM</text:p>
          </table:table-cell>
          <table:table-cell office:value-type="date" office:date-value="2025-07-09T15:15:40" table:style-name="ce14">
            <text:p>7/9/25 03:15 PM</text:p>
          </table:table-cell>
          <table:table-cell office:value-type="string" table:style-name="ce13">
            <text:p>#Ashleigh meeting summary meeting.</text:p>
          </table:table-cell>
          <table:table-cell table:style-name="ce23"/>
          <table:table-cell table:number-columns-repeated="16375" table:style-name="ce10"/>
        </table:table-row>
        <table:table-row table:style-name="ro2" table:visibility="collapse">
          <table:table-cell office:value-type="float" office:value="923" table:formula="of:=[.A1758]" table:style-name="ce17">
            <text:p>923</text:p>
          </table:table-cell>
          <table:table-cell table:style-name="ce21"/>
          <table:table-cell office:value-type="string" table:style-name="ce4">
            <text:p>BILLED</text:p>
          </table:table-cell>
          <table:table-cell office:value-type="float" office:value="0.35416666668606922" table:formula="of:=IF(AND([.F1759] &lt;&gt; &quot;&quot;;[.G1759] &lt;&gt; &quot;&quot;);([.G1759]-[.F1759])*24;&quot;---&quot;)" table:style-name="ce4">
            <text:p>0.354</text:p>
          </table:table-cell>
          <table:table-cell office:value-type="string" table:style-name="ce21">
            <text:p>IDtoApptio</text:p>
          </table:table-cell>
          <table:table-cell office:value-type="date" office:date-value="2025-07-09T15:15:40" table:style-name="ce14">
            <text:p>7/9/25 03:15 PM</text:p>
          </table:table-cell>
          <table:table-cell office:value-type="date" office:date-value="2025-07-09T15:36:55" table:style-name="ce14">
            <text:p>7/9/25 03:36 PM</text:p>
          </table:table-cell>
          <table:table-cell office:value-type="string" table:style-name="ce13">
            <text:p>#Sending summary</text:p>
          </table:table-cell>
          <table:table-cell table:style-name="ce23"/>
          <table:table-cell table:number-columns-repeated="16375" table:style-name="ce10"/>
        </table:table-row>
        <table:table-row table:style-name="ro2" table:visibility="collapse">
          <table:table-cell office:value-type="float" office:value="923" table:formula="of:=[.A1759]" table:style-name="ce17">
            <text:p>923</text:p>
          </table:table-cell>
          <table:table-cell table:style-name="ce19"/>
          <table:table-cell office:value-type="string" table:style-name="ce4">
            <text:p>BILLED</text:p>
          </table:table-cell>
          <table:table-cell office:value-type="float" office:value="0.13361111108679324" table:formula="of:=IF(AND([.F1760] &lt;&gt; &quot;&quot;;[.G1760] &lt;&gt; &quot;&quot;);([.G1760]-[.F1760])*24;&quot;---&quot;)" table:style-name="ce4">
            <text:p>0.134</text:p>
          </table:table-cell>
          <table:table-cell office:value-type="string" table:style-name="ce21">
            <text:p>IDtoAviobook</text:p>
          </table:table-cell>
          <table:table-cell office:value-type="date" office:date-value="2025-07-09T15:36:55" table:style-name="ce14">
            <text:p>7/9/25 03:36 PM</text:p>
          </table:table-cell>
          <table:table-cell office:value-type="date" office:date-value="2025-07-09T15:44:56" table:style-name="ce14">
            <text:p>7/9/25 03:44 PM</text:p>
          </table:table-cell>
          <table:table-cell office:value-type="string" table:style-name="ce13">
            <text:p>#nirsohar eview prod cr</text:p>
          </table:table-cell>
          <table:table-cell table:style-name="ce23"/>
          <table:table-cell table:number-columns-repeated="16375" table:style-name="ce10"/>
        </table:table-row>
        <table:table-row table:style-name="ro2" table:visibility="collapse">
          <table:table-cell office:value-type="float" office:value="923" table:formula="of:=[.A1760]" table:style-name="ce17">
            <text:p>923</text:p>
          </table:table-cell>
          <table:table-cell table:style-name="ce19"/>
          <table:table-cell office:value-type="string" table:style-name="ce4">
            <text:p>BILLED</text:p>
          </table:table-cell>
          <table:table-cell office:value-type="float" office:value="8.4444444451946765E-2" table:formula="of:=IF(AND([.F1761] &lt;&gt; &quot;&quot;;[.G1761] &lt;&gt; &quot;&quot;);([.G1761]-[.F1761])*24;&quot;---&quot;)" table:style-name="ce4">
            <text:p>0.084</text:p>
          </table:table-cell>
          <table:table-cell office:value-type="string" table:style-name="ce21">
            <text:p>IDtoemployeeSvc</text:p>
          </table:table-cell>
          <table:table-cell office:value-type="date" office:date-value="2025-07-09T15:44:56" table:style-name="ce14">
            <text:p>7/9/25 03:44 PM</text:p>
          </table:table-cell>
          <table:table-cell office:value-type="date" office:date-value="2025-07-09T15:50:00" table:style-name="ce14">
            <text:p>7/9/25 03:50 PM</text:p>
          </table:table-cell>
          <table:table-cell office:value-type="string" table:style-name="ce13">
            <text:p>Worked on answering questions regarding the IDtoEmployeeSvc user/contact creation issue.</text:p>
          </table:table-cell>
          <table:table-cell table:style-name="ce23"/>
          <table:table-cell table:number-columns-repeated="16375" table:style-name="ce10"/>
        </table:table-row>
        <table:table-row table:style-name="ro2" table:visibility="collapse">
          <table:table-cell office:value-type="float" office:value="923" table:formula="of:=[.A1761]" table:style-name="ce17">
            <text:p>923</text:p>
          </table:table-cell>
          <table:table-cell table:style-name="ce19"/>
          <table:table-cell office:value-type="string" table:style-name="ce4">
            <text:p>BILLED</text:p>
          </table:table-cell>
          <table:table-cell office:value-type="float" office:value="0.26611111115198582" table:formula="of:=IF(AND([.F1762] &lt;&gt; &quot;&quot;;[.G1762] &lt;&gt; &quot;&quot;);([.G1762]-[.F1762])*24;&quot;---&quot;)" table:style-name="ce4">
            <text:p>0.266</text:p>
          </table:table-cell>
          <table:table-cell office:value-type="string" table:style-name="ce21">
            <text:p>IDtoApptio</text:p>
          </table:table-cell>
          <table:table-cell office:value-type="date" office:date-value="2025-07-09T15:50:00" table:style-name="ce14">
            <text:p>7/9/25 03:50 PM</text:p>
          </table:table-cell>
          <table:table-cell office:value-type="date" office:date-value="2025-07-09T16:05:58" table:style-name="ce14">
            <text:p>7/9/25 04:05 PM</text:p>
          </table:table-cell>
          <table:table-cell office:value-type="string" table:style-name="ce10">
            <text:p>#</text:p>
          </table:table-cell>
          <table:table-cell table:style-name="ce23"/>
          <table:table-cell table:number-columns-repeated="16375" table:style-name="ce10"/>
        </table:table-row>
        <table:table-row table:style-name="ro2" table:visibility="collapse">
          <table:table-cell office:value-type="float" office:value="923" table:formula="of:=[.A1762]" table:style-name="ce17">
            <text:p>923</text:p>
          </table:table-cell>
          <table:table-cell office:value-type="string" table:style-name="ce19">
            <text:p>walk</text:p>
          </table:table-cell>
          <table:table-cell office:value-type="string" table:style-name="ce4">
            <text:p>BILLED</text:p>
          </table:table-cell>
          <table:table-cell office:value-type="float" office:value="1.6244444445474073" table:formula="of:=IF(AND([.F1763] &lt;&gt; &quot;&quot;;[.G1763] &lt;&gt; &quot;&quot;);([.G1763]-[.F1763])*24;&quot;---&quot;)" table:style-name="ce4">
            <text:p>1.624</text:p>
          </table:table-cell>
          <table:table-cell office:value-type="string" table:style-name="ce21">
            <text:p>IDtoApptio</text:p>
          </table:table-cell>
          <table:table-cell office:value-type="date" office:date-value="2025-07-09T16:05:58" table:style-name="ce14">
            <text:p>7/9/25 04:05 PM</text:p>
          </table:table-cell>
          <table:table-cell office:value-type="date" office:date-value="2025-07-09T17:43:26" table:style-name="ce14">
            <text:p>7/9/25 05:43 PM</text:p>
          </table:table-cell>
          <table:table-cell office:value-type="string" table:style-name="ce13">
            <text:p># Scnaning for todo items, all that needs to be done before I go - just aded ostman project</text:p>
          </table:table-cell>
          <table:table-cell table:style-name="ce23"/>
          <table:table-cell table:number-columns-repeated="16375" table:style-name="ce10"/>
        </table:table-row>
        <table:table-row table:style-name="ro2" table:visibility="collapse">
          <table:table-cell office:value-type="float" office:value="923" table:formula="of:=[.A1763]" table:style-name="ce17">
            <text:p>923</text:p>
          </table:table-cell>
          <table:table-cell table:style-name="ce19"/>
          <table:table-cell table:style-name="ce4"/>
          <table:table-cell office:value-type="string" office:string-value="---" table:formula="of:=IF(AND([.F1764] &lt;&gt; &quot;&quot;;[.G1764] &lt;&gt; &quot;&quot;);([.G1764]-[.F176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4]" table:style-name="ce17">
            <text:p>923</text:p>
          </table:table-cell>
          <table:table-cell table:style-name="ce19"/>
          <table:table-cell table:style-name="ce4"/>
          <table:table-cell office:value-type="string" office:string-value="---" table:formula="of:=IF(AND([.F1765] &lt;&gt; &quot;&quot;;[.G1765] &lt;&gt; &quot;&quot;);([.G1765]-[.F17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5]" table:style-name="ce17">
            <text:p>923</text:p>
          </table:table-cell>
          <table:table-cell table:style-name="ce19"/>
          <table:table-cell table:style-name="ce4"/>
          <table:table-cell office:value-type="string" office:string-value="---" table:formula="of:=IF(AND([.F1766] &lt;&gt; &quot;&quot;;[.G1766] &lt;&gt; &quot;&quot;);([.G1766]-[.F1766])*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66]" table:style-name="ce17">
            <text:p>923</text:p>
          </table:table-cell>
          <table:table-cell table:style-name="ce19"/>
          <table:table-cell table:style-name="ce4"/>
          <table:table-cell office:value-type="string" office:string-value="---" table:formula="of:=IF(AND([.F1767] &lt;&gt; &quot;&quot;;[.G1767] &lt;&gt; &quot;&quot;);([.G1767]-[.F17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7]" table:style-name="ce17">
            <text:p>923</text:p>
          </table:table-cell>
          <table:table-cell table:style-name="ce19"/>
          <table:table-cell table:style-name="ce4"/>
          <table:table-cell office:value-type="string" office:string-value="---" table:formula="of:=IF(AND([.F1768] &lt;&gt; &quot;&quot;;[.G1768] &lt;&gt; &quot;&quot;);([.G1768]-[.F176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8]" table:style-name="ce17">
            <text:p>923</text:p>
          </table:table-cell>
          <table:table-cell table:style-name="ce19"/>
          <table:table-cell table:style-name="ce4"/>
          <table:table-cell office:value-type="string" office:string-value="---" table:formula="of:=IF(AND([.F1769] &lt;&gt; &quot;&quot;;[.G1769] &lt;&gt; &quot;&quot;);([.G1769]-[.F1769])*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0"/>
        </table:table-row>
        <table:table-row table:style-name="ro2" table:visibility="collapse">
          <table:table-cell office:value-type="float" office:value="923" table:formula="of:=[.A1769]" table:style-name="ce17">
            <text:p>923</text:p>
          </table:table-cell>
          <table:table-cell table:style-name="ce19"/>
          <table:table-cell table:style-name="ce4"/>
          <table:table-cell office:value-type="string" office:string-value="---" table:formula="of:=IF(AND([.F1770] &lt;&gt; &quot;&quot;;[.G1770] &lt;&gt; &quot;&quot;);([.G1770]-[.F1770])*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0"/>
        </table:table-row>
        <table:table-row table:style-name="ro2" table:visibility="collapse">
          <table:table-cell office:value-type="float" office:value="923" table:formula="of:=[.A1770]" table:style-name="ce17">
            <text:p>923</text:p>
          </table:table-cell>
          <table:table-cell table:style-name="ce19"/>
          <table:table-cell table:style-name="ce4"/>
          <table:table-cell office:value-type="string" office:string-value="---" table:formula="of:=IF(AND([.F1771] &lt;&gt; &quot;&quot;;[.G1771] &lt;&gt; &quot;&quot;);([.G1771]-[.F17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1]" table:style-name="ce17">
            <text:p>923</text:p>
          </table:table-cell>
          <table:table-cell office:value-type="float" office:value="8" table:formula="of:=COM.MICROSOFT.CEILING([.C1772];0.25)" table:style-name="ce19">
            <text:p>8.000</text:p>
          </table:table-cell>
          <table:table-cell office:value-type="float" office:value="7.8061111112474464" table:formula="of:=SUM([.D1772:.D1788])" table:style-name="ce4">
            <text:p>7.806</text:p>
          </table:table-cell>
          <table:table-cell office:value-type="string" office:string-value="---" table:formula="of:=IF(AND([.F1772] &lt;&gt; &quot;&quot;;[.G1772] &lt;&gt; &quot;&quot;);([.G1772]-[.F1772])*24;&quot;---&quot;)" table:style-name="ce4">
            <text:p>---</text:p>
          </table:table-cell>
          <table:table-cell office:value-type="date" office:date-value="2025-07-10T00:00:00" table:style-name="ce28">
            <text:p>10-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72]" table:style-name="ce17">
            <text:p>923</text:p>
          </table:table-cell>
          <table:table-cell table:style-name="ce19"/>
          <table:table-cell office:value-type="string" table:style-name="ce4">
            <text:p>BILLED</text:p>
          </table:table-cell>
          <table:table-cell office:value-type="float" office:value="0.16666666668606922" table:formula="of:=IF(AND([.F1773] &lt;&gt; &quot;&quot;;[.G1773] &lt;&gt; &quot;&quot;);([.G1773]-[.F1773])*24;&quot;---&quot;)" table:style-name="ce4">
            <text:p>0.167</text:p>
          </table:table-cell>
          <table:table-cell office:value-type="string" table:style-name="ce21">
            <text:p>mtg-daily</text:p>
          </table:table-cell>
          <table:table-cell office:value-type="date" office:date-value="2025-07-10T08:30:00" table:style-name="ce14">
            <text:p>7/10/25 08:30 AM</text:p>
          </table:table-cell>
          <table:table-cell office:value-type="date" office:date-value="2025-07-10T08:40:00" table:style-name="ce14">
            <text:p>7/10/25 08:40 AM</text:p>
          </table:table-cell>
          <table:table-cell office:value-type="string" table:style-name="ce13">
            <text:p>Daily meetings with the team. MyAccess training meeting with Mike.</text:p>
          </table:table-cell>
          <table:table-cell table:style-name="ce18"/>
          <table:table-cell table:number-columns-repeated="16375" table:style-name="ce10"/>
        </table:table-row>
        <table:table-row table:style-name="ro2" table:visibility="collapse">
          <table:table-cell office:value-type="float" office:value="923" table:formula="of:=[.A1773]" table:style-name="ce17">
            <text:p>923</text:p>
          </table:table-cell>
          <table:table-cell table:style-name="ce19"/>
          <table:table-cell office:value-type="string" table:style-name="ce4">
            <text:p>BILLED</text:p>
          </table:table-cell>
          <table:table-cell office:value-type="float" office:value="0.86444444447988644" table:formula="of:=IF(AND([.F1774] &lt;&gt; &quot;&quot;;[.G1774] &lt;&gt; &quot;&quot;);([.G1774]-[.F1774])*24;&quot;---&quot;)" table:style-name="ce4">
            <text:p>0.864</text:p>
          </table:table-cell>
          <table:table-cell office:value-type="string" table:style-name="ce21">
            <text:p>IDtoApptio</text:p>
          </table:table-cell>
          <table:table-cell office:value-type="date" office:date-value="2025-07-10T08:40:00" table:style-name="ce14">
            <text:p>7/10/25 08:40 AM</text:p>
          </table:table-cell>
          <table:table-cell office:value-type="date" office:date-value="2025-07-10T09:31:52" table:style-name="ce14">
            <text:p>7/10/25 09:31 AM</text:p>
          </table:table-cell>
          <table:table-cell office:value-type="string" table:style-name="ce13">
            <text:p>Worked to document decisions made for MyAccess/IDtoApptio components.</text:p>
          </table:table-cell>
          <table:table-cell table:style-name="ce18"/>
          <table:table-cell table:number-columns-repeated="16375" table:style-name="ce10"/>
        </table:table-row>
        <table:table-row table:style-name="ro2" table:visibility="collapse">
          <table:table-cell office:value-type="float" office:value="923" table:formula="of:=[.A1774]" table:style-name="ce17">
            <text:p>923</text:p>
          </table:table-cell>
          <table:table-cell table:style-name="ce19"/>
          <table:table-cell office:value-type="string" table:style-name="ce4">
            <text:p>BILLED</text:p>
          </table:table-cell>
          <table:table-cell office:value-type="float" office:value="0.37750000006053597" table:formula="of:=IF(AND([.F1775] &lt;&gt; &quot;&quot;;[.G1775] &lt;&gt; &quot;&quot;);([.G1775]-[.F1775])*24;&quot;---&quot;)" table:style-name="ce4">
            <text:p>0.378</text:p>
          </table:table-cell>
          <table:table-cell office:value-type="string" table:style-name="ce21">
            <text:p>IDtoEmployeeSvc</text:p>
          </table:table-cell>
          <table:table-cell office:value-type="date" office:date-value="2025-07-10T09:31:52" table:style-name="ce14">
            <text:p>7/10/25 09:31 AM</text:p>
          </table:table-cell>
          <table:table-cell office:value-type="date" office:date-value="2025-07-10T09:54:31" table:style-name="ce14">
            <text:p>7/10/25 09:54 AM</text:p>
          </table:table-cell>
          <table:table-cell office:value-type="string" table:style-name="ce10">
            <text:p>Worked to resolve INC6765254 for IDtoEmployeeSvc.</text:p>
          </table:table-cell>
          <table:table-cell table:style-name="ce18"/>
          <table:table-cell table:number-columns-repeated="16375" table:style-name="ce10"/>
        </table:table-row>
        <table:table-row table:style-name="ro2" table:visibility="collapse">
          <table:table-cell office:value-type="float" office:value="923" table:formula="of:=[.A1775]" table:style-name="ce17">
            <text:p>923</text:p>
          </table:table-cell>
          <table:table-cell table:style-name="ce19"/>
          <table:table-cell office:value-type="string" table:style-name="ce4">
            <text:p>BILLED</text:p>
          </table:table-cell>
          <table:table-cell office:value-type="float" office:value="0.36805555550381541" table:formula="of:=IF(AND([.F1776] &lt;&gt; &quot;&quot;;[.G1776] &lt;&gt; &quot;&quot;);([.G1776]-[.F1776])*24;&quot;---&quot;)" table:style-name="ce4">
            <text:p>0.368</text:p>
          </table:table-cell>
          <table:table-cell office:value-type="string" table:style-name="ce21">
            <text:p>IDtoDocunet</text:p>
          </table:table-cell>
          <table:table-cell office:value-type="date" office:date-value="2025-07-10T09:54:31" table:style-name="ce14">
            <text:p>7/10/25 09:54 AM</text:p>
          </table:table-cell>
          <table:table-cell office:value-type="date" office:date-value="2025-07-10T10:16:36" table:style-name="ce14">
            <text:p>7/10/25 10:16 AM</text:p>
          </table:table-cell>
          <table:table-cell office:value-type="string" table:style-name="ce13">
            <text:p>Worked to push users through the driver per the app team's request for IDtoDocunet.</text:p>
          </table:table-cell>
          <table:table-cell table:style-name="ce18"/>
          <table:table-cell table:number-columns-repeated="16375" table:style-name="ce10"/>
        </table:table-row>
        <table:table-row table:style-name="ro2" table:visibility="collapse">
          <table:table-cell office:value-type="float" office:value="923" table:formula="of:=[.A1776]" table:style-name="ce17">
            <text:p>923</text:p>
          </table:table-cell>
          <table:table-cell table:style-name="ce19"/>
          <table:table-cell office:value-type="string" table:style-name="ce4">
            <text:p>BILLED</text:p>
          </table:table-cell>
          <table:table-cell office:value-type="float" office:value="0.17083333327900618" table:formula="of:=IF(AND([.F1777] &lt;&gt; &quot;&quot;;[.G1777] &lt;&gt; &quot;&quot;);([.G1777]-[.F1777])*24;&quot;---&quot;)" table:style-name="ce4">
            <text:p>0.171</text:p>
          </table:table-cell>
          <table:table-cell office:value-type="string" table:style-name="ce21">
            <text:p>IDtoApptio</text:p>
          </table:table-cell>
          <table:table-cell office:value-type="date" office:date-value="2025-07-10T10:16:36" table:style-name="ce14">
            <text:p>7/10/25 10:16 AM</text:p>
          </table:table-cell>
          <table:table-cell office:value-type="date" office:date-value="2025-07-10T10:26:51" table:style-name="ce14">
            <text:p>7/10/25 10:26 AM</text:p>
          </table:table-cell>
          <table:table-cell office:value-type="string" table:style-name="ce13">
            <text:p>#</text:p>
          </table:table-cell>
          <table:table-cell table:style-name="ce18"/>
          <table:table-cell table:number-columns-repeated="16375" table:style-name="ce10"/>
        </table:table-row>
        <table:table-row table:style-name="ro2" table:visibility="collapse">
          <table:table-cell office:value-type="float" office:value="923" table:formula="of:=[.A1777]" table:style-name="ce17">
            <text:p>923</text:p>
          </table:table-cell>
          <table:table-cell table:style-name="ce11"/>
          <table:table-cell office:value-type="string" table:style-name="ce4">
            <text:p>BILLED</text:p>
          </table:table-cell>
          <table:table-cell office:value-type="float" office:value="0.92388888902496547" table:formula="of:=IF(AND([.F1778] &lt;&gt; &quot;&quot;;[.G1778] &lt;&gt; &quot;&quot;);([.G1778]-[.F1778])*24;&quot;---&quot;)" table:style-name="ce4">
            <text:p>0.924</text:p>
          </table:table-cell>
          <table:table-cell office:value-type="string" table:style-name="ce21">
            <text:p>IDtoAviobook</text:p>
          </table:table-cell>
          <table:table-cell office:value-type="date" office:date-value="2025-07-10T10:26:51" table:style-name="ce14">
            <text:p>7/10/25 10:26 AM</text:p>
          </table:table-cell>
          <table:table-cell office:value-type="date" office:date-value="2025-07-10T11:22:17" table:style-name="ce14">
            <text:p>7/10/25 11:22 AM</text:p>
          </table:table-cell>
          <table:table-cell office:value-type="string" table:style-name="ce13">
            <text:p>Worked to store Nirosha's work: export the latest entitlements from dev for the latest XORA jobcode change for IDtoAviobook.</text:p>
          </table:table-cell>
          <table:table-cell table:style-name="ce15"/>
          <table:table-cell table:number-columns-repeated="16375" table:style-name="ce10"/>
        </table:table-row>
        <table:table-row table:style-name="ro2" table:visibility="collapse">
          <table:table-cell office:value-type="float" office:value="923" table:formula="of:=[.A1778]" table:style-name="ce17">
            <text:p>923</text:p>
          </table:table-cell>
          <table:table-cell table:style-name="ce29"/>
          <table:table-cell office:value-type="string" table:style-name="ce4">
            <text:p>BILLED</text:p>
          </table:table-cell>
          <table:table-cell office:value-type="float" office:value="0.10694444429827854" table:formula="of:=IF(AND([.F1779] &lt;&gt; &quot;&quot;;[.G1779] &lt;&gt; &quot;&quot;);([.G1779]-[.F1779])*24;&quot;---&quot;)" table:style-name="ce4">
            <text:p>0.107</text:p>
          </table:table-cell>
          <table:table-cell office:value-type="string" table:style-name="ce21">
            <text:p>IDtoDocunet</text:p>
          </table:table-cell>
          <table:table-cell office:value-type="date" office:date-value="2025-07-10T11:22:17" table:style-name="ce14">
            <text:p>7/10/25 11:22 AM</text:p>
          </table:table-cell>
          <table:table-cell office:value-type="date" office:date-value="2025-07-10T11:28:42" table:style-name="ce14">
            <text:p>7/10/25 11:28 AM</text:p>
          </table:table-cell>
          <table:table-cell office:value-type="string" table:style-name="ce13">
            <text:p># - did a few more batches, first 1287 just now; waiting to see if it'll trigger an INC</text:p>
          </table:table-cell>
          <table:table-cell table:style-name="ce18"/>
          <table:table-cell table:number-columns-repeated="16375" table:style-name="ce10"/>
        </table:table-row>
        <table:table-row table:style-name="ro2" table:visibility="collapse">
          <table:table-cell office:value-type="float" office:value="923" table:formula="of:=[.A1779]" table:style-name="ce17">
            <text:p>923</text:p>
          </table:table-cell>
          <table:table-cell table:style-name="ce19"/>
          <table:table-cell office:value-type="string" table:style-name="ce4">
            <text:p>BILLED</text:p>
          </table:table-cell>
          <table:table-cell office:value-type="float" office:value="0.67972222220851108" table:formula="of:=IF(AND([.F1780] &lt;&gt; &quot;&quot;;[.G1780] &lt;&gt; &quot;&quot;);([.G1780]-[.F1780])*24;&quot;---&quot;)" table:style-name="ce4">
            <text:p>0.680</text:p>
          </table:table-cell>
          <table:table-cell office:value-type="string" table:style-name="ce21">
            <text:p>IDtoApptio</text:p>
          </table:table-cell>
          <table:table-cell office:value-type="date" office:date-value="2025-07-10T11:28:42" table:style-name="ce14">
            <text:p>7/10/25 11:28 AM</text:p>
          </table:table-cell>
          <table:table-cell office:value-type="date" office:date-value="2025-07-10T12:09:29" table:style-name="ce14">
            <text:p>7/10/25 12:09 PM</text:p>
          </table:table-cell>
          <table:table-cell office:value-type="string" table:style-name="ce13">
            <text:p>#</text:p>
          </table:table-cell>
          <table:table-cell table:number-columns-repeated="16376" table:style-name="ce10"/>
        </table:table-row>
        <table:table-row table:style-name="ro2" table:visibility="collapse">
          <table:table-cell office:value-type="float" office:value="923" table:formula="of:=[.A1780]" table:style-name="ce17">
            <text:p>923</text:p>
          </table:table-cell>
          <table:table-cell office:value-type="string" table:style-name="ce4">
            <text:p>lunch</text:p>
          </table:table-cell>
          <table:table-cell office:value-type="string" table:style-name="ce4">
            <text:p>BILLED</text:p>
          </table:table-cell>
          <table:table-cell office:value-type="float" office:value="0.17611111124278978" table:formula="of:=IF(AND([.F1781] &lt;&gt; &quot;&quot;;[.G1781] &lt;&gt; &quot;&quot;);([.G1781]-[.F1781])*24;&quot;---&quot;)" table:style-name="ce4">
            <text:p>0.176</text:p>
          </table:table-cell>
          <table:table-cell office:value-type="string" table:style-name="ce21">
            <text:p>IDtoDocunet</text:p>
          </table:table-cell>
          <table:table-cell office:value-type="date" office:date-value="2025-07-10T12:50:00" table:style-name="ce14">
            <text:p>7/10/25 12:50 PM</text:p>
          </table:table-cell>
          <table:table-cell office:value-type="date" office:date-value="2025-07-10T13:00:34" table:style-name="ce14">
            <text:p>7/10/25 01:00 PM</text:p>
          </table:table-cell>
          <table:table-cell office:value-type="string" table:style-name="ce13">
            <text:p>#did next batch - 1200 an hour does not trigger inc. import takes this long:</text:p>
          </table:table-cell>
          <table:table-cell office:value-type="string" table:style-name="ce18">
            <text:p>#!DATE 2025-07-10T13:00:18.714</text:p>
          </table:table-cell>
          <table:table-cell table:number-columns-repeated="16375" table:style-name="ce10"/>
        </table:table-row>
        <table:table-row table:style-name="ro2" table:visibility="collapse">
          <table:table-cell office:value-type="float" office:value="923" table:formula="of:=[.A1781]" table:style-name="ce17">
            <text:p>923</text:p>
          </table:table-cell>
          <table:table-cell table:style-name="ce19"/>
          <table:table-cell office:value-type="string" table:style-name="ce4">
            <text:p>BILLED</text:p>
          </table:table-cell>
          <table:table-cell office:value-type="float" office:value="0.99055555555969477" table:formula="of:=IF(AND([.F1782] &lt;&gt; &quot;&quot;;[.G1782] &lt;&gt; &quot;&quot;);([.G1782]-[.F1782])*24;&quot;---&quot;)" table:style-name="ce4">
            <text:p>0.991</text:p>
          </table:table-cell>
          <table:table-cell office:value-type="string" table:style-name="ce21">
            <text:p>IDtoApptio</text:p>
          </table:table-cell>
          <table:table-cell office:value-type="date" office:date-value="2025-07-10T13:00:34" table:style-name="ce14">
            <text:p>7/10/25 01:00 PM</text:p>
          </table:table-cell>
          <table:table-cell office:value-type="date" office:date-value="2025-07-10T14:00:00" table:style-name="ce14">
            <text:p>7/10/25 02:00 PM</text:p>
          </table:table-cell>
          <table:table-cell office:value-type="string" table:style-name="ce13">
            <text:p>#</text:p>
          </table:table-cell>
          <table:table-cell office:value-type="string" table:style-name="ce18">
            <text:p>#!DATE 2025-07-10T13:01:34.827</text:p>
          </table:table-cell>
          <table:table-cell table:number-columns-repeated="16375" table:style-name="ce10"/>
        </table:table-row>
        <table:table-row table:style-name="ro2" table:visibility="collapse">
          <table:table-cell office:value-type="float" office:value="923" table:formula="of:=[.A1782]" table:style-name="ce17">
            <text:p>923</text:p>
          </table:table-cell>
          <table:table-cell table:style-name="ce19"/>
          <table:table-cell office:value-type="string" table:style-name="ce4">
            <text:p>BILLED</text:p>
          </table:table-cell>
          <table:table-cell office:value-type="float" office:value="1.5" table:formula="of:=IF(AND([.F1783] &lt;&gt; &quot;&quot;;[.G1783] &lt;&gt; &quot;&quot;);([.G1783]-[.F1783])*24;&quot;---&quot;)" table:style-name="ce4">
            <text:p>1.500</text:p>
          </table:table-cell>
          <table:table-cell office:value-type="string" table:style-name="ce21">
            <text:p>mtg-MyAccess</text:p>
          </table:table-cell>
          <table:table-cell office:value-type="date" office:date-value="2025-07-10T14:00:00" table:style-name="ce14">
            <text:p>7/10/25 02:00 PM</text:p>
          </table:table-cell>
          <table:table-cell office:value-type="date" office:date-value="2025-07-10T15:30:00" table:style-name="ce14">
            <text:p>7/10/25 03:30 PM</text:p>
          </table:table-cell>
          <table:table-cell office:value-type="string" table:style-name="ce13">
            <text:p># MyAccess training from Mike!</text:p>
          </table:table-cell>
          <table:table-cell table:style-name="ce18"/>
          <table:table-cell table:number-columns-repeated="16375" table:style-name="ce10"/>
        </table:table-row>
        <table:table-row table:style-name="ro2" table:visibility="collapse">
          <table:table-cell office:value-type="float" office:value="923" table:formula="of:=[.A1783]" table:style-name="ce17">
            <text:p>923</text:p>
          </table:table-cell>
          <table:table-cell table:style-name="ce19"/>
          <table:table-cell office:value-type="string" table:style-name="ce4">
            <text:p>BILLED</text:p>
          </table:table-cell>
          <table:table-cell office:value-type="float" office:value="1.4813888889038935" table:formula="of:=IF(AND([.F1784] &lt;&gt; &quot;&quot;;[.G1784] &lt;&gt; &quot;&quot;);([.G1784]-[.F1784])*24;&quot;---&quot;)" table:style-name="ce4">
            <text:p>1.481</text:p>
          </table:table-cell>
          <table:table-cell office:value-type="string" table:style-name="ce21">
            <text:p>IDtoApptio</text:p>
          </table:table-cell>
          <table:table-cell office:value-type="date" office:date-value="2025-07-10T15:30:00" table:style-name="ce14">
            <text:p>7/10/25 03:30 PM</text:p>
          </table:table-cell>
          <table:table-cell office:value-type="date" office:date-value="2025-07-10T16:58:53" table:style-name="ce14">
            <text:p>7/10/25 04:58 PM</text:p>
          </table:table-cell>
          <table:table-cell office:value-type="string" table:style-name="ce13">
            <text:p># sync up meeting with Joe, and summary email sent to Dhivya</text:p>
          </table:table-cell>
          <table:table-cell table:style-name="ce18"/>
          <table:table-cell table:number-columns-repeated="16375" table:style-name="ce10"/>
        </table:table-row>
        <table:table-row table:style-name="ro2" table:visibility="collapse">
          <table:table-cell office:value-type="float" office:value="923" table:formula="of:=[.A1784]" table:style-name="ce17">
            <text:p>923</text:p>
          </table:table-cell>
          <table:table-cell table:style-name="ce19"/>
          <table:table-cell table:style-name="ce4"/>
          <table:table-cell office:value-type="string" office:string-value="---" table:formula="of:=IF(AND([.F1785] &lt;&gt; &quot;&quot;;[.G1785] &lt;&gt; &quot;&quot;);([.G1785]-[.F1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5]" table:style-name="ce17">
            <text:p>923</text:p>
          </table:table-cell>
          <table:table-cell table:style-name="ce19"/>
          <table:table-cell table:style-name="ce4"/>
          <table:table-cell office:value-type="string" office:string-value="---" table:formula="of:=IF(AND([.F1786] &lt;&gt; &quot;&quot;;[.G1786] &lt;&gt; &quot;&quot;);([.G1786]-[.F1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6]" table:style-name="ce17">
            <text:p>923</text:p>
          </table:table-cell>
          <table:table-cell table:style-name="ce19"/>
          <table:table-cell table:style-name="ce4"/>
          <table:table-cell office:value-type="string" office:string-value="---" table:formula="of:=IF(AND([.F1787] &lt;&gt; &quot;&quot;;[.G1787] &lt;&gt; &quot;&quot;);([.G1787]-[.F1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7]" table:style-name="ce17">
            <text:p>923</text:p>
          </table:table-cell>
          <table:table-cell table:style-name="ce19"/>
          <table:table-cell table:style-name="ce4"/>
          <table:table-cell office:value-type="string" office:string-value="---" table:formula="of:=IF(AND([.F1788] &lt;&gt; &quot;&quot;;[.G1788] &lt;&gt; &quot;&quot;);([.G1788]-[.F178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8]" table:style-name="ce17">
            <text:p>923</text:p>
          </table:table-cell>
          <table:table-cell office:value-type="float" office:value="1.75" table:formula="of:=COM.MICROSOFT.CEILING([.C1789];0.25)" table:style-name="ce19">
            <text:p>1.750</text:p>
          </table:table-cell>
          <table:table-cell office:value-type="float" office:value="1.690833333414048" table:formula="of:=SUM([.D1789:.D1806])" table:style-name="ce4">
            <text:p>1.691</text:p>
          </table:table-cell>
          <table:table-cell office:value-type="string" office:string-value="---" table:formula="of:=IF(AND([.F1789] &lt;&gt; &quot;&quot;;[.G1789] &lt;&gt; &quot;&quot;);([.G1789]-[.F1789])*24;&quot;---&quot;)" table:style-name="ce4">
            <text:p>---</text:p>
          </table:table-cell>
          <table:table-cell office:value-type="date" office:date-value="2025-07-11T00:00:00" table:style-name="ce20">
            <text:p>11-Jul</text:p>
          </table:table-cell>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89]" table:style-name="ce17">
            <text:p>923</text:p>
          </table:table-cell>
          <table:table-cell table:style-name="ce19"/>
          <table:table-cell table:style-name="ce4"/>
          <table:table-cell office:value-type="string" office:string-value="---" table:formula="of:=IF(AND([.F1790] &lt;&gt; &quot;&quot;;[.G1790] &lt;&gt; &quot;&quot;);([.G1790]-[.F179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0]" table:style-name="ce17">
            <text:p>923</text:p>
          </table:table-cell>
          <table:table-cell table:style-name="ce19"/>
          <table:table-cell office:value-type="string" table:style-name="ce4">
            <text:p>BILLED</text:p>
          </table:table-cell>
          <table:table-cell office:value-type="float" office:value="1.690833333414048" table:formula="of:=IF(AND([.F1791] &lt;&gt; &quot;&quot;;[.G1791] &lt;&gt; &quot;&quot;);([.G1791]-[.F1791])*24;&quot;---&quot;)" table:style-name="ce4">
            <text:p>1.691</text:p>
          </table:table-cell>
          <table:table-cell office:value-type="string" table:style-name="ce21">
            <text:p>IDtoAviobook</text:p>
          </table:table-cell>
          <table:table-cell office:value-type="date" office:date-value="2025-07-11T19:00:00" table:style-name="ce14">
            <text:p>7/11/25 07:00 PM</text:p>
          </table:table-cell>
          <table:table-cell office:value-type="date" office:date-value="2025-07-11T20:41:27" table:style-name="ce14">
            <text:p>7/11/25 08:41 PM</text:p>
          </table:table-cell>
          <table:table-cell office:value-type="string" table:style-name="ce13">
            <text:p>Worked on UAT with Nirosha and Catoria for IDtoAviobook.</text:p>
          </table:table-cell>
          <table:table-cell table:style-name="ce18"/>
          <table:table-cell table:number-columns-repeated="16375" table:style-name="ce10"/>
        </table:table-row>
        <table:table-row table:style-name="ro2" table:visibility="collapse">
          <table:table-cell office:value-type="float" office:value="923" table:formula="of:=[.A1791]" table:style-name="ce17">
            <text:p>923</text:p>
          </table:table-cell>
          <table:table-cell table:style-name="ce19"/>
          <table:table-cell office:value-type="string" table:style-name="ce4">
            <text:p>BILLED</text:p>
          </table:table-cell>
          <table:table-cell office:value-type="string" office:string-value="---" table:formula="of:=IF(AND([.F1792] &lt;&gt; &quot;&quot;;[.G1792] &lt;&gt; &quot;&quot;);([.G1792]-[.F179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2]" table:style-name="ce17">
            <text:p>923</text:p>
          </table:table-cell>
          <table:table-cell table:style-name="ce19"/>
          <table:table-cell office:value-type="string" table:style-name="ce4">
            <text:p>BILLED</text:p>
          </table:table-cell>
          <table:table-cell office:value-type="string" office:string-value="---" table:formula="of:=IF(AND([.F1793] &lt;&gt; &quot;&quot;;[.G1793] &lt;&gt; &quot;&quot;);([.G1793]-[.F1793])*24;&quot;---&quot;)" table:style-name="ce4">
            <text:p>---</text:p>
          </table:table-cell>
          <table:table-cell office:value-type="string" table:style-name="ce21">
            <text:p>FTO OHIO!!!</text:p>
          </table:table-cell>
          <table:table-cell table:number-columns-repeated="2" table:style-name="ce14"/>
          <table:table-cell table:style-name="ce21"/>
          <table:table-cell table:style-name="ce18"/>
          <table:table-cell table:number-columns-repeated="16375" table:style-name="ce10"/>
        </table:table-row>
        <table:table-row table:style-name="ro2" table:visibility="collapse">
          <table:table-cell office:value-type="float" office:value="923" table:formula="of:=[.A1793]" table:style-name="ce17">
            <text:p>923</text:p>
          </table:table-cell>
          <table:table-cell table:style-name="ce19"/>
          <table:table-cell table:style-name="ce4"/>
          <table:table-cell office:value-type="string" office:string-value="---" table:formula="of:=IF(AND([.F1794] &lt;&gt; &quot;&quot;;[.G1794] &lt;&gt; &quot;&quot;);([.G1794]-[.F179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4]" table:style-name="ce17">
            <text:p>923</text:p>
          </table:table-cell>
          <table:table-cell table:style-name="ce19"/>
          <table:table-cell table:style-name="ce4"/>
          <table:table-cell office:value-type="string" office:string-value="---" table:formula="of:=IF(AND([.F1795] &lt;&gt; &quot;&quot;;[.G1795] &lt;&gt; &quot;&quot;);([.G1795]-[.F179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5]" table:style-name="ce17">
            <text:p>923</text:p>
          </table:table-cell>
          <table:table-cell table:style-name="ce19"/>
          <table:table-cell table:style-name="ce4"/>
          <table:table-cell office:value-type="string" office:string-value="---" table:formula="of:=IF(AND([.F1796] &lt;&gt; &quot;&quot;;[.G1796] &lt;&gt; &quot;&quot;);([.G1796]-[.F179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6]" table:style-name="ce17">
            <text:p>923</text:p>
          </table:table-cell>
          <table:table-cell table:style-name="ce19"/>
          <table:table-cell table:style-name="ce4"/>
          <table:table-cell office:value-type="string" office:string-value="---" table:formula="of:=IF(AND([.F1797] &lt;&gt; &quot;&quot;;[.G1797] &lt;&gt; &quot;&quot;);([.G1797]-[.F17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7]" table:style-name="ce17">
            <text:p>923</text:p>
          </table:table-cell>
          <table:table-cell table:style-name="ce19"/>
          <table:table-cell table:style-name="ce4"/>
          <table:table-cell office:value-type="string" office:string-value="---" table:formula="of:=IF(AND([.F1798] &lt;&gt; &quot;&quot;;[.G1798] &lt;&gt; &quot;&quot;);([.G1798]-[.F1798])*24;&quot;---&quot;)" table:style-name="ce4">
            <text:p>---</text:p>
          </table:table-cell>
          <table:table-cell table:style-name="ce21"/>
          <table:table-cell table:number-columns-repeated="2" table:style-name="ce14"/>
          <table:table-cell table:style-name="ce10"/>
          <table:table-cell table:style-name="ce18"/>
          <table:table-cell table:number-columns-repeated="16375" table:style-name="ce10"/>
        </table:table-row>
        <table:table-row table:style-name="ro2" table:visibility="collapse">
          <table:table-cell office:value-type="float" office:value="923" table:formula="of:=[.A1798]" table:style-name="ce17">
            <text:p>923</text:p>
          </table:table-cell>
          <table:table-cell table:style-name="ce19"/>
          <table:table-cell table:style-name="ce4"/>
          <table:table-cell office:value-type="string" office:string-value="---" table:formula="of:=IF(AND([.F1799] &lt;&gt; &quot;&quot;;[.G1799] &lt;&gt; &quot;&quot;);([.G1799]-[.F179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799]" table:style-name="ce17">
            <text:p>923</text:p>
          </table:table-cell>
          <table:table-cell table:style-name="ce19"/>
          <table:table-cell table:style-name="ce4"/>
          <table:table-cell office:value-type="string" office:string-value="---" table:formula="of:=IF(AND([.F1800] &lt;&gt; &quot;&quot;;[.G1800] &lt;&gt; &quot;&quot;);([.G1800]-[.F180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0]" table:style-name="ce17">
            <text:p>923</text:p>
          </table:table-cell>
          <table:table-cell table:number-columns-repeated="2" table:style-name="ce4"/>
          <table:table-cell office:value-type="string" office:string-value="---" table:formula="of:=IF(AND([.F1801] &lt;&gt; &quot;&quot;;[.G1801] &lt;&gt; &quot;&quot;);([.G1801]-[.F180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2] &lt;&gt; &quot;&quot;;[.G1802] &lt;&gt; &quot;&quot;);([.G1802]-[.F1802])*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1]" table:style-name="ce17">
            <text:p>923</text:p>
          </table:table-cell>
          <table:table-cell table:style-name="ce19"/>
          <table:table-cell table:style-name="ce4"/>
          <table:table-cell office:value-type="string" office:string-value="---" table:formula="of:=IF(AND([.F1803] &lt;&gt; &quot;&quot;;[.G1803] &lt;&gt; &quot;&quot;);([.G1803]-[.F18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2]" table:style-name="ce17">
            <text:p>923</text:p>
          </table:table-cell>
          <table:table-cell table:style-name="ce19"/>
          <table:table-cell table:style-name="ce4"/>
          <table:table-cell office:value-type="string" office:string-value="---" table:formula="of:=IF(AND([.F1804] &lt;&gt; &quot;&quot;;[.G1804] &lt;&gt; &quot;&quot;);([.G1804]-[.F180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4]" table:style-name="ce17">
            <text:p>923</text:p>
          </table:table-cell>
          <table:table-cell table:style-name="ce19"/>
          <table:table-cell table:style-name="ce4"/>
          <table:table-cell office:value-type="string" office:string-value="---" table:formula="of:=IF(AND([.F1805] &lt;&gt; &quot;&quot;;[.G1805] &lt;&gt; &quot;&quot;);([.G1805]-[.F1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office:value-type="float" office:value="923" table:formula="of:=[.A1805]" table:style-name="ce17">
            <text:p>923</text:p>
          </table:table-cell>
          <table:table-cell table:style-name="ce19"/>
          <table:table-cell table:style-name="ce4"/>
          <table:table-cell office:value-type="string" office:string-value="---" table:formula="of:=IF(AND([.F1806] &lt;&gt; &quot;&quot;;[.G1806] &lt;&gt; &quot;&quot;);([.G1806]-[.F18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0"/>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4" table:formula="of:=[.A1806]+1" table:style-name="ce17">
            <text:p>924</text:p>
          </table:table-cell>
          <table:table-cell table:style-name="ce12"/>
          <table:table-cell office:value-type="string" table:style-name="ce4">
            <text:p>****************</text:p>
          </table:table-cell>
          <table:table-cell office:value-type="string" office:string-value="---" table:formula="of:=IF(AND([.F1808] &lt;&gt; &quot;&quot;;[.G1808] &lt;&gt; &quot;&quot;);([.G1808]-[.F1808])*24;&quot;---&quot;)" table:style-name="ce4">
            <text:p>---</text:p>
          </table:table-cell>
          <table:table-cell office:value-type="string" office:string-value="Week 924" table:formula="of:=CONCATENATE(&quot;Week &quot;; [.A1808])" table:number-columns-spanned="2" table:number-rows-spanned="3" table:style-name="ce48">
            <text:p>Week 924</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8]" table:style-name="ce17">
            <text:p>924</text:p>
          </table:table-cell>
          <table:table-cell table:style-name="ce12"/>
          <table:table-cell office:value-type="string" table:style-name="ce4">
            <text:p>****************</text:p>
          </table:table-cell>
          <table:table-cell office:value-type="string" office:string-value="---" table:formula="of:=IF(AND([.F1809] &lt;&gt; &quot;&quot;;[.G1809] &lt;&gt; &quot;&quot;);([.G1809]-[.F1809])*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09]" table:style-name="ce17">
            <text:p>924</text:p>
          </table:table-cell>
          <table:table-cell table:style-name="ce19"/>
          <table:table-cell office:value-type="string" table:style-name="ce4">
            <text:p>****************</text:p>
          </table:table-cell>
          <table:table-cell office:value-type="string" office:string-value="---" table:formula="of:=IF(AND([.F1810] &lt;&gt; &quot;&quot;;[.G1810] &lt;&gt; &quot;&quot;);([.G1810]-[.F1810])*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4" table:formula="of:=[.A1810]" table:style-name="ce17">
            <text:p>924</text:p>
          </table:table-cell>
          <table:table-cell table:style-name="ce19"/>
          <table:table-cell office:value-type="string" table:style-name="ce4">
            <text:p>****************</text:p>
          </table:table-cell>
          <table:table-cell office:value-type="string" office:string-value="---" table:formula="of:=IF(AND([.F1811] &lt;&gt; &quot;&quot;;[.G1811] &lt;&gt; &quot;&quot;);([.G1811]-[.F181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1]" table:style-name="ce17">
            <text:p>924</text:p>
          </table:table-cell>
          <table:table-cell table:style-name="ce19"/>
          <table:table-cell office:value-type="string" table:style-name="ce4">
            <text:p>****************</text:p>
          </table:table-cell>
          <table:table-cell office:value-type="string" office:string-value="---" table:formula="of:=IF(AND([.F1812] &lt;&gt; &quot;&quot;;[.G1812] &lt;&gt; &quot;&quot;);([.G1812]-[.F181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2]" table:style-name="ce17">
            <text:p>924</text:p>
          </table:table-cell>
          <table:table-cell table:style-name="ce19"/>
          <table:table-cell office:value-type="string" table:style-name="ce4">
            <text:p>****************</text:p>
          </table:table-cell>
          <table:table-cell office:value-type="string" office:string-value="---" table:formula="of:=IF(AND([.F1813] &lt;&gt; &quot;&quot;;[.G1813] &lt;&gt; &quot;&quot;);([.G1813]-[.F1813])*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3]" table:style-name="ce17">
            <text:p>924</text:p>
          </table:table-cell>
          <table:table-cell table:style-name="ce12"/>
          <table:table-cell office:value-type="string" table:style-name="ce4">
            <text:p>****************</text:p>
          </table:table-cell>
          <table:table-cell office:value-type="string" office:string-value="---" table:formula="of:=IF(AND([.F1814] &lt;&gt; &quot;&quot;;[.G1814] &lt;&gt; &quot;&quot;);([.G1814]-[.F181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4" table:formula="of:=[.A1814]" table:style-name="ce17">
            <text:p>924</text:p>
          </table:table-cell>
          <table:table-cell table:style-name="ce12"/>
          <table:table-cell office:value-type="string" table:style-name="ce4">
            <text:p>BILLED</text:p>
          </table:table-cell>
          <table:table-cell office:value-type="string" office:string-value="---" table:formula="of:=IF(AND([.F1815] &lt;&gt; &quot;&quot;;[.G1815] &lt;&gt; &quot;&quot;);([.G1815]-[.F18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15]" table:style-name="ce17">
            <text:p>924</text:p>
          </table:table-cell>
          <table:table-cell office:value-type="float" office:value="1.25" table:formula="of:=COM.MICROSOFT.CEILING([.C1816];0.25)" table:style-name="ce19">
            <text:p>1.250</text:p>
          </table:table-cell>
          <table:table-cell office:value-type="float" office:value="1.0166666666627862" table:formula="of:=SUM([.D1816:.D1839])" table:style-name="ce4">
            <text:p>1.017</text:p>
          </table:table-cell>
          <table:table-cell office:value-type="string" office:string-value="---" table:formula="of:=IF(AND([.F1816] &lt;&gt; &quot;&quot;;[.G1816] &lt;&gt; &quot;&quot;);([.G1816]-[.F1816])*24;&quot;---&quot;)" table:style-name="ce4">
            <text:p>---</text:p>
          </table:table-cell>
          <table:table-cell office:value-type="date" office:date-value="2025-07-14T00:00:00" table:style-name="ce20">
            <text:p>14-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16]" table:style-name="ce17">
            <text:p>924</text:p>
          </table:table-cell>
          <table:table-cell table:style-name="ce19"/>
          <table:table-cell office:value-type="string" table:style-name="ce4">
            <text:p>BILLED</text:p>
          </table:table-cell>
          <table:table-cell office:value-type="float" office:value="0.50000000005820766" table:formula="of:=IF(AND([.F1817] &lt;&gt; &quot;&quot;;[.G1817] &lt;&gt; &quot;&quot;);([.G1817]-[.F1817])*24;&quot;---&quot;)" table:style-name="ce4">
            <text:p>0.500</text:p>
          </table:table-cell>
          <table:table-cell office:value-type="string" table:style-name="ce25">
            <text:p>IdtoAviobok</text:p>
          </table:table-cell>
          <table:table-cell office:value-type="date" office:date-value="2025-07-14T10:00:00" table:style-name="ce14">
            <text:p>7/14/25 10:00 AM</text:p>
          </table:table-cell>
          <table:table-cell office:value-type="date" office:date-value="2025-07-14T10:30:00" table:style-name="ce14">
            <text:p>7/14/25 10:30 AM</text:p>
          </table:table-cell>
          <table:table-cell office:value-type="string" table:style-name="ce16">
            <text:p>Worked on fixing payload issues with Nirosha for IdtoAviobook. Conference call with Joe discussing options to resolve payload issues due to api upgrade.</text:p>
          </table:table-cell>
          <table:table-cell table:style-name="ce18"/>
          <table:table-cell table:number-columns-repeated="16375"/>
        </table:table-row>
        <table:table-row table:style-name="ro2" table:visibility="collapse">
          <table:table-cell office:value-type="float" office:value="924" table:formula="of:=[.A1817]" table:style-name="ce17">
            <text:p>924</text:p>
          </table:table-cell>
          <table:table-cell table:style-name="ce19"/>
          <table:table-cell office:value-type="string" table:style-name="ce4">
            <text:p>BILLED</text:p>
          </table:table-cell>
          <table:table-cell office:value-type="float" office:value="0.5166666666045785" table:formula="of:=IF(AND([.F1818] &lt;&gt; &quot;&quot;;[.G1818] &lt;&gt; &quot;&quot;);([.G1818]-[.F1818])*24;&quot;---&quot;)" table:style-name="ce4">
            <text:p>0.517</text:p>
          </table:table-cell>
          <table:table-cell office:value-type="string" table:style-name="ce25">
            <text:p>IdtoAviobok</text:p>
          </table:table-cell>
          <table:table-cell office:value-type="date" office:date-value="2025-07-14T13:59:00" table:style-name="ce14">
            <text:p>7/14/25 01:59 PM</text:p>
          </table:table-cell>
          <table:table-cell office:value-type="date" office:date-value="2025-07-14T14:30:00" table:style-name="ce14">
            <text:p>7/14/25 02:30 PM</text:p>
          </table:table-cell>
          <table:table-cell table:style-name="ce16"/>
          <table:table-cell table:style-name="ce18"/>
          <table:table-cell table:number-columns-repeated="16375"/>
        </table:table-row>
        <table:table-row table:style-name="ro2" table:visibility="collapse">
          <table:table-cell office:value-type="float" office:value="924" table:formula="of:=[.A1818]" table:style-name="ce17">
            <text:p>924</text:p>
          </table:table-cell>
          <table:table-cell table:style-name="ce19"/>
          <table:table-cell table:style-name="ce4"/>
          <table:table-cell office:value-type="string" office:string-value="---" table:formula="of:=IF(AND([.F1819] &lt;&gt; &quot;&quot;;[.G1819] &lt;&gt; &quot;&quot;);([.G1819]-[.F181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19]" table:style-name="ce17">
            <text:p>924</text:p>
          </table:table-cell>
          <table:table-cell table:style-name="ce19"/>
          <table:table-cell table:style-name="ce4"/>
          <table:table-cell office:value-type="string" office:string-value="---" table:formula="of:=IF(AND([.F1820] &lt;&gt; &quot;&quot;;[.G1820] &lt;&gt; &quot;&quot;);([.G1820]-[.F182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0]" table:style-name="ce17">
            <text:p>924</text:p>
          </table:table-cell>
          <table:table-cell table:style-name="ce19"/>
          <table:table-cell table:style-name="ce4"/>
          <table:table-cell office:value-type="string" office:string-value="---" table:formula="of:=IF(AND([.F1821] &lt;&gt; &quot;&quot;;[.G1821] &lt;&gt; &quot;&quot;);([.G1821]-[.F1821])*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1]" table:style-name="ce17">
            <text:p>924</text:p>
          </table:table-cell>
          <table:table-cell table:style-name="ce19"/>
          <table:table-cell table:style-name="ce4"/>
          <table:table-cell office:value-type="string" office:string-value="---" table:formula="of:=IF(AND([.F1822] &lt;&gt; &quot;&quot;;[.G1822] &lt;&gt; &quot;&quot;);([.G1822]-[.F1822])*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2" table:visibility="collapse">
          <table:table-cell office:value-type="float" office:value="924" table:formula="of:=[.A1822]" table:style-name="ce17">
            <text:p>924</text:p>
          </table:table-cell>
          <table:table-cell table:style-name="ce19"/>
          <table:table-cell table:style-name="ce4"/>
          <table:table-cell office:value-type="string" office:string-value="---" table:formula="of:=IF(AND([.F1823] &lt;&gt; &quot;&quot;;[.G1823] &lt;&gt; &quot;&quot;);([.G1823]-[.F182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3]" table:style-name="ce17">
            <text:p>924</text:p>
          </table:table-cell>
          <table:table-cell table:style-name="ce19"/>
          <table:table-cell table:style-name="ce4"/>
          <table:table-cell office:value-type="string" office:string-value="---" table:formula="of:=IF(AND([.F1824] &lt;&gt; &quot;&quot;;[.G1824] &lt;&gt; &quot;&quot;);([.G1824]-[.F1824])*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2" table:visibility="collapse">
          <table:table-cell office:value-type="float" office:value="924" table:formula="of:=[.A1824]" table:style-name="ce17">
            <text:p>924</text:p>
          </table:table-cell>
          <table:table-cell table:style-name="ce19"/>
          <table:table-cell table:style-name="ce4"/>
          <table:table-cell office:value-type="string" office:string-value="---" table:formula="of:=IF(AND([.F1825] &lt;&gt; &quot;&quot;;[.G1825] &lt;&gt; &quot;&quot;);([.G1825]-[.F182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5]" table:style-name="ce17">
            <text:p>924</text:p>
          </table:table-cell>
          <table:table-cell office:value-type="string" table:style-name="ce4">
            <text:p>lunch here</text:p>
          </table:table-cell>
          <table:table-cell table:style-name="ce4"/>
          <table:table-cell office:value-type="string" office:string-value="---" table:formula="of:=IF(AND([.F1826] &lt;&gt; &quot;&quot;;[.G1826] &lt;&gt; &quot;&quot;);([.G1826]-[.F182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6]" table:style-name="ce17">
            <text:p>924</text:p>
          </table:table-cell>
          <table:table-cell office:value-type="string" table:style-name="ce31">
            <text:p>walk</text:p>
          </table:table-cell>
          <table:table-cell table:style-name="ce4"/>
          <table:table-cell office:value-type="string" office:string-value="---" table:formula="of:=IF(AND([.F1827] &lt;&gt; &quot;&quot;;[.G1827] &lt;&gt; &quot;&quot;);([.G1827]-[.F1827])*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7]" table:style-name="ce17">
            <text:p>924</text:p>
          </table:table-cell>
          <table:table-cell table:style-name="ce19"/>
          <table:table-cell table:style-name="ce4"/>
          <table:table-cell office:value-type="string" office:string-value="---" table:formula="of:=IF(AND([.F1828] &lt;&gt; &quot;&quot;;[.G1828] &lt;&gt; &quot;&quot;);([.G1828]-[.F182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8]" table:style-name="ce17">
            <text:p>924</text:p>
          </table:table-cell>
          <table:table-cell table:style-name="ce19"/>
          <table:table-cell table:style-name="ce4"/>
          <table:table-cell office:value-type="string" office:string-value="---" table:formula="of:=IF(AND([.F1829] &lt;&gt; &quot;&quot;;[.G1829] &lt;&gt; &quot;&quot;);([.G1829]-[.F182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29]" table:style-name="ce17">
            <text:p>924</text:p>
          </table:table-cell>
          <table:table-cell table:style-name="ce19"/>
          <table:table-cell table:style-name="ce4"/>
          <table:table-cell office:value-type="string" office:string-value="---" table:formula="of:=IF(AND([.F1830] &lt;&gt; &quot;&quot;;[.G1830] &lt;&gt; &quot;&quot;);([.G1830]-[.F183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0]" table:style-name="ce17">
            <text:p>924</text:p>
          </table:table-cell>
          <table:table-cell table:style-name="ce19"/>
          <table:table-cell table:style-name="ce4"/>
          <table:table-cell office:value-type="string" office:string-value="---" table:formula="of:=IF(AND([.F1831] &lt;&gt; &quot;&quot;;[.G1831] &lt;&gt; &quot;&quot;);([.G1831]-[.F183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1]" table:style-name="ce17">
            <text:p>924</text:p>
          </table:table-cell>
          <table:table-cell table:style-name="ce19"/>
          <table:table-cell table:style-name="ce4"/>
          <table:table-cell office:value-type="string" office:string-value="---" table:formula="of:=IF(AND([.F1832] &lt;&gt; &quot;&quot;;[.G1832] &lt;&gt; &quot;&quot;);([.G1832]-[.F183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2]" table:style-name="ce17">
            <text:p>924</text:p>
          </table:table-cell>
          <table:table-cell table:style-name="ce19"/>
          <table:table-cell table:style-name="ce4"/>
          <table:table-cell office:value-type="string" office:string-value="---" table:formula="of:=IF(AND([.F1833] &lt;&gt; &quot;&quot;;[.G1833] &lt;&gt; &quot;&quot;);([.G1833]-[.F183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33]" table:style-name="ce17">
            <text:p>924</text:p>
          </table:table-cell>
          <table:table-cell table:style-name="ce19"/>
          <table:table-cell table:style-name="ce4"/>
          <table:table-cell office:value-type="string" office:string-value="---" table:formula="of:=IF(AND([.F1834] &lt;&gt; &quot;&quot;;[.G1834] &lt;&gt; &quot;&quot;);([.G1834]-[.F18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4]" table:style-name="ce17">
            <text:p>924</text:p>
          </table:table-cell>
          <table:table-cell table:style-name="ce19"/>
          <table:table-cell table:style-name="ce4"/>
          <table:table-cell office:value-type="string" office:string-value="---" table:formula="of:=IF(AND([.F1835] &lt;&gt; &quot;&quot;;[.G1835] &lt;&gt; &quot;&quot;);([.G1835]-[.F18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5]" table:style-name="ce17">
            <text:p>924</text:p>
          </table:table-cell>
          <table:table-cell table:style-name="ce19"/>
          <table:table-cell table:style-name="ce4"/>
          <table:table-cell office:value-type="string" office:string-value="---" table:formula="of:=IF(AND([.F1836] &lt;&gt; &quot;&quot;;[.G1836] &lt;&gt; &quot;&quot;);([.G1836]-[.F18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6]" table:style-name="ce17">
            <text:p>924</text:p>
          </table:table-cell>
          <table:table-cell table:style-name="ce19"/>
          <table:table-cell table:style-name="ce4"/>
          <table:table-cell office:value-type="string" office:string-value="---" table:formula="of:=IF(AND([.F1837] &lt;&gt; &quot;&quot;;[.G1837] &lt;&gt; &quot;&quot;);([.G1837]-[.F183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7]" table:style-name="ce17">
            <text:p>924</text:p>
          </table:table-cell>
          <table:table-cell table:style-name="ce19"/>
          <table:table-cell table:style-name="ce4"/>
          <table:table-cell office:value-type="string" office:string-value="---" table:formula="of:=IF(AND([.F1838] &lt;&gt; &quot;&quot;;[.G1838] &lt;&gt; &quot;&quot;);([.G1838]-[.F183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8]" table:style-name="ce17">
            <text:p>924</text:p>
          </table:table-cell>
          <table:table-cell table:style-name="ce19"/>
          <table:table-cell table:style-name="ce4"/>
          <table:table-cell office:value-type="string" office:string-value="---" table:formula="of:=IF(AND([.F1839] &lt;&gt; &quot;&quot;;[.G1839] &lt;&gt; &quot;&quot;);([.G1839]-[.F183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39]" table:style-name="ce17">
            <text:p>924</text:p>
          </table:table-cell>
          <table:table-cell office:value-type="float" office:value="0" table:formula="of:=COM.MICROSOFT.CEILING([.C1840];0.25)" table:style-name="ce19">
            <text:p>0.000</text:p>
          </table:table-cell>
          <table:table-cell office:value-type="float" office:value="0" table:formula="of:=SUM([.D1840:.D1862])" table:style-name="ce4">
            <text:p>0.000</text:p>
          </table:table-cell>
          <table:table-cell office:value-type="string" office:string-value="---" table:formula="of:=IF(AND([.F1840] &lt;&gt; &quot;&quot;;[.G1840] &lt;&gt; &quot;&quot;);([.G1840]-[.F1840])*24;&quot;---&quot;)" table:style-name="ce4">
            <text:p>---</text:p>
          </table:table-cell>
          <table:table-cell office:value-type="date" office:date-value="2025-07-15T00:00:00" table:style-name="ce20">
            <text:p>15-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0]" table:style-name="ce17">
            <text:p>924</text:p>
          </table:table-cell>
          <table:table-cell table:style-name="ce19"/>
          <table:table-cell office:value-type="string" table:style-name="ce4">
            <text:p>BILLED</text:p>
          </table:table-cell>
          <table:table-cell office:value-type="string" office:string-value="---" table:formula="of:=IF(AND([.F1841] &lt;&gt; &quot;&quot;;[.G1841] &lt;&gt; &quot;&quot;);([.G1841]-[.F1841])*24;&quot;---&quot;)" table:style-name="ce4">
            <text:p>---</text:p>
          </table:table-cell>
          <table:table-cell table:style-name="ce20"/>
          <table:table-cell table:number-columns-repeated="2" table:style-name="ce14"/>
          <table:table-cell table:style-name="ce21"/>
          <table:table-cell table:style-name="ce15"/>
          <table:table-cell table:number-columns-repeated="16375"/>
        </table:table-row>
        <table:table-row table:style-name="ro2" table:visibility="collapse">
          <table:table-cell office:value-type="float" office:value="924" table:formula="of:=[.A1841]" table:style-name="ce17">
            <text:p>924</text:p>
          </table:table-cell>
          <table:table-cell table:style-name="ce4"/>
          <table:table-cell office:value-type="string" table:style-name="ce4">
            <text:p>BILLED</text:p>
          </table:table-cell>
          <table:table-cell office:value-type="string" office:string-value="---" table:formula="of:=IF(AND([.F1842] &lt;&gt; &quot;&quot;;[.G1842] &lt;&gt; &quot;&quot;);([.G1842]-[.F1842])*24;&quot;---&quot;)" table:style-name="ce4">
            <text:p>---</text:p>
          </table:table-cell>
          <table:table-cell table:style-name="ce20"/>
          <table:table-cell table:number-columns-repeated="2" table:style-name="ce14"/>
          <table:table-cell table:style-name="ce20"/>
          <table:table-cell table:style-name="ce18"/>
          <table:table-cell table:number-columns-repeated="16375"/>
        </table:table-row>
        <table:table-row table:style-name="ro2" table:visibility="collapse">
          <table:table-cell office:value-type="float" office:value="924" table:formula="of:=[.A1842]" table:style-name="ce17">
            <text:p>924</text:p>
          </table:table-cell>
          <table:table-cell table:style-name="ce19"/>
          <table:table-cell office:value-type="string" table:style-name="ce4">
            <text:p>BILLED</text:p>
          </table:table-cell>
          <table:table-cell office:value-type="string" office:string-value="---" table:formula="of:=IF(AND([.F1843] &lt;&gt; &quot;&quot;;[.G1843] &lt;&gt; &quot;&quot;);([.G1843]-[.F18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843]" table:style-name="ce17">
            <text:p>924</text:p>
          </table:table-cell>
          <table:table-cell office:value-type="string" table:style-name="ce19">
            <text:p>andrew drivers ed</text:p>
          </table:table-cell>
          <table:table-cell office:value-type="string" table:style-name="ce4">
            <text:p>BILLED</text:p>
          </table:table-cell>
          <table:table-cell office:value-type="string" office:string-value="---" table:formula="of:=IF(AND([.F1844] &lt;&gt; &quot;&quot;;[.G1844] &lt;&gt; &quot;&quot;);([.G1844]-[.F184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4]" table:style-name="ce17">
            <text:p>924</text:p>
          </table:table-cell>
          <table:table-cell table:style-name="ce19"/>
          <table:table-cell office:value-type="string" table:style-name="ce4">
            <text:p>BILLED</text:p>
          </table:table-cell>
          <table:table-cell office:value-type="string" office:string-value="---" table:formula="of:=IF(AND([.F1845] &lt;&gt; &quot;&quot;;[.G1845] &lt;&gt; &quot;&quot;);([.G1845]-[.F1845])*24;&quot;---&quot;)" table:style-name="ce4">
            <text:p>---</text:p>
          </table:table-cell>
          <table:table-cell table:style-name="ce20"/>
          <table:table-cell table:number-columns-repeated="2" table:style-name="ce14"/>
          <table:table-cell table:style-name="ce26"/>
          <table:table-cell table:style-name="ce18"/>
          <table:table-cell table:number-columns-repeated="16375"/>
        </table:table-row>
        <table:table-row table:style-name="ro2" table:visibility="collapse">
          <table:table-cell office:value-type="float" office:value="924" table:formula="of:=[.A1845]" table:style-name="ce17">
            <text:p>924</text:p>
          </table:table-cell>
          <table:table-cell table:style-name="ce19"/>
          <table:table-cell office:value-type="string" table:style-name="ce4">
            <text:p>BILLED</text:p>
          </table:table-cell>
          <table:table-cell office:value-type="string" office:string-value="---" table:formula="of:=IF(AND([.F1846] &lt;&gt; &quot;&quot;;[.G1846] &lt;&gt; &quot;&quot;);([.G1846]-[.F184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6]" table:style-name="ce17">
            <text:p>924</text:p>
          </table:table-cell>
          <table:table-cell table:style-name="ce19"/>
          <table:table-cell office:value-type="string" table:style-name="ce4">
            <text:p>BILLED</text:p>
          </table:table-cell>
          <table:table-cell office:value-type="string" office:string-value="---" table:formula="of:=IF(AND([.F1847] &lt;&gt; &quot;&quot;;[.G1847] &lt;&gt; &quot;&quot;);([.G1847]-[.F184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7]" table:style-name="ce17">
            <text:p>924</text:p>
          </table:table-cell>
          <table:table-cell table:style-name="ce19"/>
          <table:table-cell office:value-type="string" table:style-name="ce4">
            <text:p>BILLED</text:p>
          </table:table-cell>
          <table:table-cell office:value-type="string" office:string-value="---" table:formula="of:=IF(AND([.F1848] &lt;&gt; &quot;&quot;;[.G1848] &lt;&gt; &quot;&quot;);([.G1848]-[.F1848])*24;&quot;---&quot;)" table:style-name="ce4">
            <text:p>---</text:p>
          </table:table-cell>
          <table:table-cell table:style-name="ce20"/>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48]" table:style-name="ce17">
            <text:p>924</text:p>
          </table:table-cell>
          <table:table-cell table:style-name="ce19"/>
          <table:table-cell office:value-type="string" table:style-name="ce4">
            <text:p>BILLED</text:p>
          </table:table-cell>
          <table:table-cell office:value-type="string" office:string-value="---" table:formula="of:=IF(AND([.F1849] &lt;&gt; &quot;&quot;;[.G1849] &lt;&gt; &quot;&quot;);([.G1849]-[.F18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49]" table:style-name="ce17">
            <text:p>924</text:p>
          </table:table-cell>
          <table:table-cell office:value-type="string" table:style-name="ce4">
            <text:p>nap</text:p>
          </table:table-cell>
          <table:table-cell office:value-type="string" table:style-name="ce4">
            <text:p>BILLED</text:p>
          </table:table-cell>
          <table:table-cell office:value-type="string" office:string-value="---" table:formula="of:=IF(AND([.F1850] &lt;&gt; &quot;&quot;;[.G1850] &lt;&gt; &quot;&quot;);([.G1850]-[.F185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0]" table:style-name="ce17">
            <text:p>924</text:p>
          </table:table-cell>
          <table:table-cell table:style-name="ce19"/>
          <table:table-cell office:value-type="string" table:style-name="ce4">
            <text:p>BILLED</text:p>
          </table:table-cell>
          <table:table-cell office:value-type="string" office:string-value="---" table:formula="of:=IF(AND([.F1851] &lt;&gt; &quot;&quot;;[.G1851] &lt;&gt; &quot;&quot;);([.G1851]-[.F185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1]" table:style-name="ce17">
            <text:p>924</text:p>
          </table:table-cell>
          <table:table-cell table:style-name="ce19"/>
          <table:table-cell table:style-name="ce4"/>
          <table:table-cell office:value-type="string" office:string-value="---" table:formula="of:=IF(AND([.F1852] &lt;&gt; &quot;&quot;;[.G1852] &lt;&gt; &quot;&quot;);([.G1852]-[.F18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2]" table:style-name="ce17">
            <text:p>924</text:p>
          </table:table-cell>
          <table:table-cell table:style-name="ce19"/>
          <table:table-cell table:style-name="ce4"/>
          <table:table-cell office:value-type="string" office:string-value="---" table:formula="of:=IF(AND([.F1853] &lt;&gt; &quot;&quot;;[.G1853] &lt;&gt; &quot;&quot;);([.G1853]-[.F185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3]" table:style-name="ce17">
            <text:p>924</text:p>
          </table:table-cell>
          <table:table-cell table:style-name="ce19"/>
          <table:table-cell table:style-name="ce4"/>
          <table:table-cell office:value-type="string" office:string-value="---" table:formula="of:=IF(AND([.F1854] &lt;&gt; &quot;&quot;;[.G1854] &lt;&gt; &quot;&quot;);([.G1854]-[.F185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4]" table:style-name="ce17">
            <text:p>924</text:p>
          </table:table-cell>
          <table:table-cell table:style-name="ce19"/>
          <table:table-cell table:style-name="ce4"/>
          <table:table-cell office:value-type="string" office:string-value="---" table:formula="of:=IF(AND([.F1855] &lt;&gt; &quot;&quot;;[.G1855] &lt;&gt; &quot;&quot;);([.G1855]-[.F185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5]" table:style-name="ce17">
            <text:p>924</text:p>
          </table:table-cell>
          <table:table-cell table:style-name="ce19"/>
          <table:table-cell table:style-name="ce4"/>
          <table:table-cell office:value-type="string" office:string-value="---" table:formula="of:=IF(AND([.F1856] &lt;&gt; &quot;&quot;;[.G1856] &lt;&gt; &quot;&quot;);([.G1856]-[.F185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6]" table:style-name="ce17">
            <text:p>924</text:p>
          </table:table-cell>
          <table:table-cell table:style-name="ce19"/>
          <table:table-cell table:style-name="ce4"/>
          <table:table-cell office:value-type="string" office:string-value="---" table:formula="of:=IF(AND([.F1857] &lt;&gt; &quot;&quot;;[.G1857] &lt;&gt; &quot;&quot;);([.G1857]-[.F18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7]" table:style-name="ce17">
            <text:p>924</text:p>
          </table:table-cell>
          <table:table-cell table:style-name="ce19"/>
          <table:table-cell table:style-name="ce4"/>
          <table:table-cell office:value-type="string" office:string-value="---" table:formula="of:=IF(AND([.F1858] &lt;&gt; &quot;&quot;;[.G1858] &lt;&gt; &quot;&quot;);([.G1858]-[.F18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8]" table:style-name="ce17">
            <text:p>924</text:p>
          </table:table-cell>
          <table:table-cell table:style-name="ce19"/>
          <table:table-cell table:style-name="ce4"/>
          <table:table-cell office:value-type="string" office:string-value="---" table:formula="of:=IF(AND([.F1859] &lt;&gt; &quot;&quot;;[.G1859] &lt;&gt; &quot;&quot;);([.G1859]-[.F18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59]" table:style-name="ce17">
            <text:p>924</text:p>
          </table:table-cell>
          <table:table-cell table:style-name="ce19"/>
          <table:table-cell table:style-name="ce4"/>
          <table:table-cell office:value-type="string" office:string-value="---" table:formula="of:=IF(AND([.F1860] &lt;&gt; &quot;&quot;;[.G1860] &lt;&gt; &quot;&quot;);([.G1860]-[.F186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0]" table:style-name="ce17">
            <text:p>924</text:p>
          </table:table-cell>
          <table:table-cell table:style-name="ce19"/>
          <table:table-cell table:style-name="ce4"/>
          <table:table-cell office:value-type="string" office:string-value="---" table:formula="of:=IF(AND([.F1861] &lt;&gt; &quot;&quot;;[.G1861] &lt;&gt; &quot;&quot;);([.G1861]-[.F186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1]" table:style-name="ce17">
            <text:p>924</text:p>
          </table:table-cell>
          <table:table-cell table:style-name="ce19"/>
          <table:table-cell table:style-name="ce4"/>
          <table:table-cell office:value-type="string" office:string-value="---" table:formula="of:=IF(AND([.F1862] &lt;&gt; &quot;&quot;;[.G1862] &lt;&gt; &quot;&quot;);([.G1862]-[.F1862])*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62]" table:style-name="ce17">
            <text:p>924</text:p>
          </table:table-cell>
          <table:table-cell office:value-type="float" office:value="0" table:formula="of:=COM.MICROSOFT.CEILING([.C1863];0.25)" table:style-name="ce19">
            <text:p>0.000</text:p>
          </table:table-cell>
          <table:table-cell office:value-type="float" office:value="0" table:formula="of:=SUM([.D1863:.D1882])" table:style-name="ce4">
            <text:p>0.000</text:p>
          </table:table-cell>
          <table:table-cell office:value-type="string" office:string-value="---" table:formula="of:=IF(AND([.F1863] &lt;&gt; &quot;&quot;;[.G1863] &lt;&gt; &quot;&quot;);([.G1863]-[.F1863])*24;&quot;---&quot;)" table:style-name="ce4">
            <text:p>---</text:p>
          </table:table-cell>
          <table:table-cell office:value-type="date" office:date-value="2025-07-16T00:00:00" table:style-name="ce20">
            <text:p>16-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63]" table:style-name="ce17">
            <text:p>924</text:p>
          </table:table-cell>
          <table:table-cell table:style-name="ce19"/>
          <table:table-cell office:value-type="string" table:style-name="ce4">
            <text:p>BILLED</text:p>
          </table:table-cell>
          <table:table-cell office:value-type="string" office:string-value="---" table:formula="of:=IF(AND([.F1864] &lt;&gt; &quot;&quot;;[.G1864] &lt;&gt; &quot;&quot;);([.G1864]-[.F186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4]" table:style-name="ce17">
            <text:p>924</text:p>
          </table:table-cell>
          <table:table-cell table:style-name="ce19"/>
          <table:table-cell office:value-type="string" table:style-name="ce4">
            <text:p>BILLED</text:p>
          </table:table-cell>
          <table:table-cell office:value-type="string" office:string-value="---" table:formula="of:=IF(AND([.F1865] &lt;&gt; &quot;&quot;;[.G1865] &lt;&gt; &quot;&quot;);([.G1865]-[.F186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5]" table:style-name="ce17">
            <text:p>924</text:p>
          </table:table-cell>
          <table:table-cell table:style-name="ce19"/>
          <table:table-cell office:value-type="string" table:style-name="ce4">
            <text:p>BILLED</text:p>
          </table:table-cell>
          <table:table-cell office:value-type="string" office:string-value="---" table:formula="of:=IF(AND([.F1866] &lt;&gt; &quot;&quot;;[.G1866] &lt;&gt; &quot;&quot;);([.G1866]-[.F1866])*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6]" table:style-name="ce17">
            <text:p>924</text:p>
          </table:table-cell>
          <table:table-cell table:style-name="ce19"/>
          <table:table-cell office:value-type="string" table:style-name="ce4">
            <text:p>BILLED</text:p>
          </table:table-cell>
          <table:table-cell office:value-type="string" office:string-value="---" table:formula="of:=IF(AND([.F1867] &lt;&gt; &quot;&quot;;[.G1867] &lt;&gt; &quot;&quot;);([.G1867]-[.F1867])*24;&quot;---&quot;)" table:style-name="ce4">
            <text:p>---</text:p>
          </table:table-cell>
          <table:table-cell table:style-name="ce21"/>
          <table:table-cell table:number-columns-repeated="2" table:style-name="ce14"/>
          <table:table-cell table:style-name="ce21"/>
          <table:table-cell table:style-name="ce23"/>
          <table:table-cell table:number-columns-repeated="16375"/>
        </table:table-row>
        <table:table-row table:style-name="ro2" table:visibility="collapse">
          <table:table-cell office:value-type="float" office:value="924" table:formula="of:=[.A1867]" table:style-name="ce17">
            <text:p>924</text:p>
          </table:table-cell>
          <table:table-cell table:style-name="ce19"/>
          <table:table-cell office:value-type="string" table:style-name="ce4">
            <text:p>BILLED</text:p>
          </table:table-cell>
          <table:table-cell office:value-type="string" office:string-value="---" table:formula="of:=IF(AND([.F1868] &lt;&gt; &quot;&quot;;[.G1868] &lt;&gt; &quot;&quot;);([.G1868]-[.F186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8]" table:style-name="ce17">
            <text:p>924</text:p>
          </table:table-cell>
          <table:table-cell table:style-name="ce19"/>
          <table:table-cell office:value-type="string" table:style-name="ce4">
            <text:p>BILLED</text:p>
          </table:table-cell>
          <table:table-cell office:value-type="string" office:string-value="---" table:formula="of:=IF(AND([.F1869] &lt;&gt; &quot;&quot;;[.G1869] &lt;&gt; &quot;&quot;);([.G1869]-[.F186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69]" table:style-name="ce17">
            <text:p>924</text:p>
          </table:table-cell>
          <table:table-cell table:style-name="ce21"/>
          <table:table-cell office:value-type="string" table:style-name="ce4">
            <text:p>BILLED</text:p>
          </table:table-cell>
          <table:table-cell office:value-type="string" office:string-value="---" table:formula="of:=IF(AND([.F1870] &lt;&gt; &quot;&quot;;[.G1870] &lt;&gt; &quot;&quot;);([.G1870]-[.F187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0]" table:style-name="ce17">
            <text:p>924</text:p>
          </table:table-cell>
          <table:table-cell table:style-name="ce19"/>
          <table:table-cell office:value-type="string" table:style-name="ce4">
            <text:p>BILLED</text:p>
          </table:table-cell>
          <table:table-cell office:value-type="string" office:string-value="---" table:formula="of:=IF(AND([.F1871] &lt;&gt; &quot;&quot;;[.G1871] &lt;&gt; &quot;&quot;);([.G1871]-[.F187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1]" table:style-name="ce17">
            <text:p>924</text:p>
          </table:table-cell>
          <table:table-cell table:style-name="ce19"/>
          <table:table-cell office:value-type="string" table:style-name="ce4">
            <text:p>BILLED</text:p>
          </table:table-cell>
          <table:table-cell office:value-type="string" office:string-value="---" table:formula="of:=IF(AND([.F1872] &lt;&gt; &quot;&quot;;[.G1872] &lt;&gt; &quot;&quot;);([.G1872]-[.F187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2]" table:style-name="ce17">
            <text:p>924</text:p>
          </table:table-cell>
          <table:table-cell table:style-name="ce19"/>
          <table:table-cell office:value-type="string" table:style-name="ce4">
            <text:p>BILLED</text:p>
          </table:table-cell>
          <table:table-cell office:value-type="string" office:string-value="---" table:formula="of:=IF(AND([.F1873] &lt;&gt; &quot;&quot;;[.G1873] &lt;&gt; &quot;&quot;);([.G1873]-[.F1873])*24;&quot;---&quot;)" table:style-name="ce4">
            <text:p>---</text:p>
          </table:table-cell>
          <table:table-cell table:style-name="ce21"/>
          <table:table-cell table:number-columns-repeated="2" table:style-name="ce14"/>
          <table:table-cell table:style-name="ce10"/>
          <table:table-cell table:style-name="ce23"/>
          <table:table-cell table:number-columns-repeated="16375"/>
        </table:table-row>
        <table:table-row table:style-name="ro2" table:visibility="collapse">
          <table:table-cell office:value-type="float" office:value="924" table:formula="of:=[.A1873]" table:style-name="ce17">
            <text:p>924</text:p>
          </table:table-cell>
          <table:table-cell office:value-type="string" table:style-name="ce19">
            <text:p>walk</text:p>
          </table:table-cell>
          <table:table-cell office:value-type="string" table:style-name="ce4">
            <text:p>BILLED</text:p>
          </table:table-cell>
          <table:table-cell office:value-type="string" office:string-value="---" table:formula="of:=IF(AND([.F1874] &lt;&gt; &quot;&quot;;[.G1874] &lt;&gt; &quot;&quot;);([.G1874]-[.F187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4]" table:style-name="ce17">
            <text:p>924</text:p>
          </table:table-cell>
          <table:table-cell table:style-name="ce19"/>
          <table:table-cell table:style-name="ce4"/>
          <table:table-cell office:value-type="string" office:string-value="---" table:formula="of:=IF(AND([.F1875] &lt;&gt; &quot;&quot;;[.G1875] &lt;&gt; &quot;&quot;);([.G1875]-[.F1875])*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5]" table:style-name="ce17">
            <text:p>924</text:p>
          </table:table-cell>
          <table:table-cell table:style-name="ce19"/>
          <table:table-cell table:style-name="ce4"/>
          <table:table-cell office:value-type="string" office:string-value="---" table:formula="of:=IF(AND([.F1876] &lt;&gt; &quot;&quot;;[.G1876] &lt;&gt; &quot;&quot;);([.G1876]-[.F187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6]" table:style-name="ce17">
            <text:p>924</text:p>
          </table:table-cell>
          <table:table-cell table:style-name="ce19"/>
          <table:table-cell table:style-name="ce4"/>
          <table:table-cell office:value-type="string" office:string-value="---" table:formula="of:=IF(AND([.F1877] &lt;&gt; &quot;&quot;;[.G1877] &lt;&gt; &quot;&quot;);([.G1877]-[.F1877])*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77]" table:style-name="ce17">
            <text:p>924</text:p>
          </table:table-cell>
          <table:table-cell table:style-name="ce19"/>
          <table:table-cell table:style-name="ce4"/>
          <table:table-cell office:value-type="string" office:string-value="---" table:formula="of:=IF(AND([.F1878] &lt;&gt; &quot;&quot;;[.G1878] &lt;&gt; &quot;&quot;);([.G1878]-[.F1878])*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8]" table:style-name="ce17">
            <text:p>924</text:p>
          </table:table-cell>
          <table:table-cell table:style-name="ce19"/>
          <table:table-cell table:style-name="ce4"/>
          <table:table-cell office:value-type="string" office:string-value="---" table:formula="of:=IF(AND([.F1879] &lt;&gt; &quot;&quot;;[.G1879] &lt;&gt; &quot;&quot;);([.G1879]-[.F1879])*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79]" table:style-name="ce17">
            <text:p>924</text:p>
          </table:table-cell>
          <table:table-cell table:style-name="ce19"/>
          <table:table-cell table:style-name="ce4"/>
          <table:table-cell office:value-type="string" office:string-value="---" table:formula="of:=IF(AND([.F1880] &lt;&gt; &quot;&quot;;[.G1880] &lt;&gt; &quot;&quot;);([.G1880]-[.F1880])*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4" table:formula="of:=[.A1880]" table:style-name="ce17">
            <text:p>924</text:p>
          </table:table-cell>
          <table:table-cell table:style-name="ce19"/>
          <table:table-cell table:style-name="ce4"/>
          <table:table-cell office:value-type="string" office:string-value="---" table:formula="of:=IF(AND([.F1881] &lt;&gt; &quot;&quot;;[.G1881] &lt;&gt; &quot;&quot;);([.G1881]-[.F1881])*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4" table:formula="of:=[.A1881]" table:style-name="ce17">
            <text:p>924</text:p>
          </table:table-cell>
          <table:table-cell table:style-name="ce19"/>
          <table:table-cell table:style-name="ce4"/>
          <table:table-cell office:value-type="string" office:string-value="---" table:formula="of:=IF(AND([.F1882] &lt;&gt; &quot;&quot;;[.G1882] &lt;&gt; &quot;&quot;);([.G1882]-[.F18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2]" table:style-name="ce17">
            <text:p>924</text:p>
          </table:table-cell>
          <table:table-cell office:value-type="float" office:value="0.75" table:formula="of:=COM.MICROSOFT.CEILING([.C1883];0.25)" table:style-name="ce19">
            <text:p>0.750</text:p>
          </table:table-cell>
          <table:table-cell office:value-type="float" office:value="0.72388888889690861" table:formula="of:=SUM([.D1883:.D1899])" table:style-name="ce4">
            <text:p>0.724</text:p>
          </table:table-cell>
          <table:table-cell office:value-type="string" office:string-value="---" table:formula="of:=IF(AND([.F1883] &lt;&gt; &quot;&quot;;[.G1883] &lt;&gt; &quot;&quot;);([.G1883]-[.F1883])*24;&quot;---&quot;)" table:style-name="ce4">
            <text:p>---</text:p>
          </table:table-cell>
          <table:table-cell office:value-type="date" office:date-value="2025-07-17T00:00:00" table:style-name="ce28">
            <text:p>17-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3]" table:style-name="ce17">
            <text:p>924</text:p>
          </table:table-cell>
          <table:table-cell table:style-name="ce19"/>
          <table:table-cell office:value-type="string" table:style-name="ce4">
            <text:p>BILLED</text:p>
          </table:table-cell>
          <table:table-cell office:value-type="float" office:value="0.72388888889690861" table:formula="of:=IF(AND([.F1884] &lt;&gt; &quot;&quot;;[.G1884] &lt;&gt; &quot;&quot;);([.G1884]-[.F1884])*24;&quot;---&quot;)" table:style-name="ce4">
            <text:p>0.724</text:p>
          </table:table-cell>
          <table:table-cell office:value-type="string" table:style-name="ce21">
            <text:p>IDtoAviobook</text:p>
          </table:table-cell>
          <table:table-cell office:value-type="date" office:date-value="2025-07-17T09:00:00" table:style-name="ce14">
            <text:p>7/17/25 09:00 AM</text:p>
          </table:table-cell>
          <table:table-cell office:value-type="date" office:date-value="2025-07-17T09:43:26" table:style-name="ce14">
            <text:p>7/17/25 09:43 AM</text:p>
          </table:table-cell>
          <table:table-cell office:value-type="string" table:style-name="ce13">
            <text:p>Worked on confirming API fixes for IDtoAviobook with Nirosha.</text:p>
          </table:table-cell>
          <table:table-cell table:style-name="ce18"/>
          <table:table-cell table:number-columns-repeated="16375"/>
        </table:table-row>
        <table:table-row table:style-name="ro2" table:visibility="collapse">
          <table:table-cell office:value-type="float" office:value="924" table:formula="of:=[.A1884]" table:style-name="ce17">
            <text:p>924</text:p>
          </table:table-cell>
          <table:table-cell table:style-name="ce19"/>
          <table:table-cell table:style-name="ce4"/>
          <table:table-cell office:value-type="string" office:string-value="---" table:formula="of:=IF(AND([.F1885] &lt;&gt; &quot;&quot;;[.G1885] &lt;&gt; &quot;&quot;);([.G1885]-[.F18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5]" table:style-name="ce17">
            <text:p>924</text:p>
          </table:table-cell>
          <table:table-cell table:style-name="ce19"/>
          <table:table-cell table:style-name="ce4"/>
          <table:table-cell office:value-type="string" office:string-value="---" table:formula="of:=IF(AND([.F1886] &lt;&gt; &quot;&quot;;[.G1886] &lt;&gt; &quot;&quot;);([.G1886]-[.F1886])*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886]" table:style-name="ce17">
            <text:p>924</text:p>
          </table:table-cell>
          <table:table-cell table:style-name="ce19"/>
          <table:table-cell table:style-name="ce4"/>
          <table:table-cell office:value-type="string" office:string-value="---" table:formula="of:=IF(AND([.F1887] &lt;&gt; &quot;&quot;;[.G1887] &lt;&gt; &quot;&quot;);([.G1887]-[.F188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7]" table:style-name="ce17">
            <text:p>924</text:p>
          </table:table-cell>
          <table:table-cell table:style-name="ce19"/>
          <table:table-cell table:style-name="ce4"/>
          <table:table-cell office:value-type="string" office:string-value="---" table:formula="of:=IF(AND([.F1888] &lt;&gt; &quot;&quot;;[.G1888] &lt;&gt; &quot;&quot;);([.G1888]-[.F188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88]" table:style-name="ce17">
            <text:p>924</text:p>
          </table:table-cell>
          <table:table-cell table:style-name="ce11"/>
          <table:table-cell table:style-name="ce4"/>
          <table:table-cell office:value-type="string" office:string-value="---" table:formula="of:=IF(AND([.F1889] &lt;&gt; &quot;&quot;;[.G1889] &lt;&gt; &quot;&quot;);([.G1889]-[.F1889])*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4" table:formula="of:=[.A1889]" table:style-name="ce17">
            <text:p>924</text:p>
          </table:table-cell>
          <table:table-cell table:style-name="ce29"/>
          <table:table-cell table:style-name="ce4"/>
          <table:table-cell office:value-type="string" office:string-value="---" table:formula="of:=IF(AND([.F1890] &lt;&gt; &quot;&quot;;[.G1890] &lt;&gt; &quot;&quot;);([.G1890]-[.F189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0]" table:style-name="ce17">
            <text:p>924</text:p>
          </table:table-cell>
          <table:table-cell table:style-name="ce19"/>
          <table:table-cell table:style-name="ce4"/>
          <table:table-cell office:value-type="string" office:string-value="---" table:formula="of:=IF(AND([.F1891] &lt;&gt; &quot;&quot;;[.G1891] &lt;&gt; &quot;&quot;);([.G1891]-[.F1891])*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2" table:visibility="collapse">
          <table:table-cell office:value-type="float" office:value="924" table:formula="of:=[.A1891]" table:style-name="ce17">
            <text:p>924</text:p>
          </table:table-cell>
          <table:table-cell office:value-type="string" table:style-name="ce4">
            <text:p>lunch</text:p>
          </table:table-cell>
          <table:table-cell table:style-name="ce4"/>
          <table:table-cell office:value-type="string" office:string-value="---" table:formula="of:=IF(AND([.F1892] &lt;&gt; &quot;&quot;;[.G1892] &lt;&gt; &quot;&quot;);([.G1892]-[.F189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2]" table:style-name="ce17">
            <text:p>924</text:p>
          </table:table-cell>
          <table:table-cell table:style-name="ce19"/>
          <table:table-cell table:style-name="ce4"/>
          <table:table-cell office:value-type="string" office:string-value="---" table:formula="of:=IF(AND([.F1893] &lt;&gt; &quot;&quot;;[.G1893] &lt;&gt; &quot;&quot;);([.G1893]-[.F189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3]" table:style-name="ce17">
            <text:p>924</text:p>
          </table:table-cell>
          <table:table-cell table:style-name="ce19"/>
          <table:table-cell table:style-name="ce4"/>
          <table:table-cell office:value-type="string" office:string-value="---" table:formula="of:=IF(AND([.F1894] &lt;&gt; &quot;&quot;;[.G1894] &lt;&gt; &quot;&quot;);([.G1894]-[.F189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4]" table:style-name="ce17">
            <text:p>924</text:p>
          </table:table-cell>
          <table:table-cell table:style-name="ce19"/>
          <table:table-cell table:style-name="ce4"/>
          <table:table-cell office:value-type="string" office:string-value="---" table:formula="of:=IF(AND([.F1895] &lt;&gt; &quot;&quot;;[.G1895] &lt;&gt; &quot;&quot;);([.G1895]-[.F189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5]" table:style-name="ce17">
            <text:p>924</text:p>
          </table:table-cell>
          <table:table-cell table:style-name="ce19"/>
          <table:table-cell table:style-name="ce4"/>
          <table:table-cell office:value-type="string" office:string-value="---" table:formula="of:=IF(AND([.F1896] &lt;&gt; &quot;&quot;;[.G1896] &lt;&gt; &quot;&quot;);([.G1896]-[.F189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6]" table:style-name="ce17">
            <text:p>924</text:p>
          </table:table-cell>
          <table:table-cell table:style-name="ce19"/>
          <table:table-cell table:style-name="ce4"/>
          <table:table-cell office:value-type="string" office:string-value="---" table:formula="of:=IF(AND([.F1897] &lt;&gt; &quot;&quot;;[.G1897] &lt;&gt; &quot;&quot;);([.G1897]-[.F189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7]" table:style-name="ce17">
            <text:p>924</text:p>
          </table:table-cell>
          <table:table-cell table:style-name="ce19"/>
          <table:table-cell table:style-name="ce4"/>
          <table:table-cell office:value-type="string" office:string-value="---" table:formula="of:=IF(AND([.F1898] &lt;&gt; &quot;&quot;;[.G1898] &lt;&gt; &quot;&quot;);([.G1898]-[.F189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8]" table:style-name="ce17">
            <text:p>924</text:p>
          </table:table-cell>
          <table:table-cell table:style-name="ce19"/>
          <table:table-cell table:style-name="ce4"/>
          <table:table-cell office:value-type="string" office:string-value="---" table:formula="of:=IF(AND([.F1899] &lt;&gt; &quot;&quot;;[.G1899] &lt;&gt; &quot;&quot;);([.G1899]-[.F189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899]" table:style-name="ce17">
            <text:p>924</text:p>
          </table:table-cell>
          <table:table-cell office:value-type="float" office:value="0.25" table:formula="of:=COM.MICROSOFT.CEILING([.C1900];0.25)" table:style-name="ce19">
            <text:p>0.250</text:p>
          </table:table-cell>
          <table:table-cell office:value-type="float" office:value="0.24555555550614372" table:formula="of:=SUM([.D1900:.D1917])" table:style-name="ce4">
            <text:p>0.246</text:p>
          </table:table-cell>
          <table:table-cell office:value-type="string" office:string-value="---" table:formula="of:=IF(AND([.F1900] &lt;&gt; &quot;&quot;;[.G1900] &lt;&gt; &quot;&quot;);([.G1900]-[.F1900])*24;&quot;---&quot;)" table:style-name="ce4">
            <text:p>---</text:p>
          </table:table-cell>
          <table:table-cell office:value-type="date" office:date-value="2025-07-18T00:00:00" table:style-name="ce20">
            <text:p>18-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0]" table:style-name="ce17">
            <text:p>924</text:p>
          </table:table-cell>
          <table:table-cell table:style-name="ce19"/>
          <table:table-cell table:style-name="ce4"/>
          <table:table-cell office:value-type="float" office:value="0.24555555550614372" table:formula="of:=IF(AND([.F1901] &lt;&gt; &quot;&quot;;[.G1901] &lt;&gt; &quot;&quot;);([.G1901]-[.F1901])*24;&quot;---&quot;)" table:style-name="ce4">
            <text:p>0.246</text:p>
          </table:table-cell>
          <table:table-cell office:value-type="string" table:style-name="ce21">
            <text:p>IDtoAviobook</text:p>
          </table:table-cell>
          <table:table-cell office:value-type="date" office:date-value="2025-07-18T18:01:11" table:style-name="ce14">
            <text:p>7/18/25 06:01 PM</text:p>
          </table:table-cell>
          <table:table-cell office:value-type="date" office:date-value="2025-07-18T18:15:55" table:style-name="ce14">
            <text:p>7/18/25 06:15 PM</text:p>
          </table:table-cell>
          <table:table-cell office:value-type="string" table:style-name="ce13">
            <text:p>Worked on updating postman project for the driver to include qualifications query in production.</text:p>
          </table:table-cell>
          <table:table-cell table:style-name="ce18"/>
          <table:table-cell table:number-columns-repeated="16375"/>
        </table:table-row>
        <table:table-row table:style-name="ro2" table:visibility="collapse">
          <table:table-cell office:value-type="float" office:value="924" table:formula="of:=[.A1901]" table:style-name="ce17">
            <text:p>924</text:p>
          </table:table-cell>
          <table:table-cell table:style-name="ce19"/>
          <table:table-cell office:value-type="string" table:style-name="ce4">
            <text:p>BILLED</text:p>
          </table:table-cell>
          <table:table-cell office:value-type="string" office:string-value="---" table:formula="of:=IF(AND([.F1902] &lt;&gt; &quot;&quot;;[.G1902] &lt;&gt; &quot;&quot;);([.G1902]-[.F190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2]" table:style-name="ce17">
            <text:p>924</text:p>
          </table:table-cell>
          <table:table-cell table:style-name="ce19"/>
          <table:table-cell office:value-type="string" table:style-name="ce4">
            <text:p>BILLED</text:p>
          </table:table-cell>
          <table:table-cell office:value-type="string" office:string-value="---" table:formula="of:=IF(AND([.F1903] &lt;&gt; &quot;&quot;;[.G1903] &lt;&gt; &quot;&quot;);([.G1903]-[.F190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3]" table:style-name="ce17">
            <text:p>924</text:p>
          </table:table-cell>
          <table:table-cell table:style-name="ce19"/>
          <table:table-cell office:value-type="string" table:style-name="ce4">
            <text:p>BILLED</text:p>
          </table:table-cell>
          <table:table-cell office:value-type="string" office:string-value="---" table:formula="of:=IF(AND([.F1904] &lt;&gt; &quot;&quot;;[.G1904] &lt;&gt; &quot;&quot;);([.G1904]-[.F1904])*24;&quot;---&quot;)" table:style-name="ce4">
            <text:p>---</text:p>
          </table:table-cell>
          <table:table-cell table:style-name="ce21"/>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4" table:formula="of:=[.A1904]" table:style-name="ce17">
            <text:p>924</text:p>
          </table:table-cell>
          <table:table-cell table:style-name="ce19"/>
          <table:table-cell table:style-name="ce4"/>
          <table:table-cell office:value-type="string" office:string-value="---" table:formula="of:=IF(AND([.F1905] &lt;&gt; &quot;&quot;;[.G1905] &lt;&gt; &quot;&quot;);([.G1905]-[.F19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5]" table:style-name="ce17">
            <text:p>924</text:p>
          </table:table-cell>
          <table:table-cell table:style-name="ce19"/>
          <table:table-cell table:style-name="ce4"/>
          <table:table-cell office:value-type="string" office:string-value="---" table:formula="of:=IF(AND([.F1906] &lt;&gt; &quot;&quot;;[.G1906] &lt;&gt; &quot;&quot;);([.G1906]-[.F19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6]" table:style-name="ce17">
            <text:p>924</text:p>
          </table:table-cell>
          <table:table-cell table:style-name="ce19"/>
          <table:table-cell table:style-name="ce4"/>
          <table:table-cell office:value-type="string" office:string-value="---" table:formula="of:=IF(AND([.F1907] &lt;&gt; &quot;&quot;;[.G1907] &lt;&gt; &quot;&quot;);([.G1907]-[.F19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7]" table:style-name="ce17">
            <text:p>924</text:p>
          </table:table-cell>
          <table:table-cell table:style-name="ce19"/>
          <table:table-cell table:style-name="ce4"/>
          <table:table-cell office:value-type="string" office:string-value="---" table:formula="of:=IF(AND([.F1908] &lt;&gt; &quot;&quot;;[.G1908] &lt;&gt; &quot;&quot;);([.G1908]-[.F19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08]" table:style-name="ce17">
            <text:p>924</text:p>
          </table:table-cell>
          <table:table-cell table:style-name="ce19"/>
          <table:table-cell table:style-name="ce4"/>
          <table:table-cell office:value-type="string" office:string-value="---" table:formula="of:=IF(AND([.F1909] &lt;&gt; &quot;&quot;;[.G1909] &lt;&gt; &quot;&quot;);([.G1909]-[.F1909])*24;&quot;---&quot;)" table:style-name="ce4">
            <text:p>---</text:p>
          </table:table-cell>
          <table:table-cell table:style-name="ce21"/>
          <table:table-cell table:number-columns-repeated="2" table:style-name="ce14"/>
          <table:table-cell table:style-name="ce10"/>
          <table:table-cell table:style-name="ce18"/>
          <table:table-cell table:number-columns-repeated="16375"/>
        </table:table-row>
        <table:table-row table:style-name="ro2" table:visibility="collapse">
          <table:table-cell office:value-type="float" office:value="924" table:formula="of:=[.A1909]" table:style-name="ce17">
            <text:p>924</text:p>
          </table:table-cell>
          <table:table-cell table:style-name="ce19"/>
          <table:table-cell table:style-name="ce4"/>
          <table:table-cell office:value-type="string" office:string-value="---" table:formula="of:=IF(AND([.F1910] &lt;&gt; &quot;&quot;;[.G1910] &lt;&gt; &quot;&quot;);([.G1910]-[.F19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0]" table:style-name="ce17">
            <text:p>924</text:p>
          </table:table-cell>
          <table:table-cell table:style-name="ce19"/>
          <table:table-cell table:style-name="ce4"/>
          <table:table-cell office:value-type="string" office:string-value="---" table:formula="of:=IF(AND([.F1911] &lt;&gt; &quot;&quot;;[.G1911] &lt;&gt; &quot;&quot;);([.G1911]-[.F191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1]" table:style-name="ce17">
            <text:p>924</text:p>
          </table:table-cell>
          <table:table-cell table:number-columns-repeated="2" table:style-name="ce4"/>
          <table:table-cell office:value-type="string" office:string-value="---" table:formula="of:=IF(AND([.F1912] &lt;&gt; &quot;&quot;;[.G1912] &lt;&gt; &quot;&quot;);([.G1912]-[.F191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3] &lt;&gt; &quot;&quot;;[.G1913] &lt;&gt; &quot;&quot;);([.G1913]-[.F1913])*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2]" table:style-name="ce17">
            <text:p>924</text:p>
          </table:table-cell>
          <table:table-cell table:style-name="ce19"/>
          <table:table-cell table:style-name="ce4"/>
          <table:table-cell office:value-type="string" office:string-value="---" table:formula="of:=IF(AND([.F1914] &lt;&gt; &quot;&quot;;[.G1914] &lt;&gt; &quot;&quot;);([.G1914]-[.F1914])*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3]" table:style-name="ce17">
            <text:p>924</text:p>
          </table:table-cell>
          <table:table-cell table:style-name="ce19"/>
          <table:table-cell table:style-name="ce4"/>
          <table:table-cell office:value-type="string" office:string-value="---" table:formula="of:=IF(AND([.F1915] &lt;&gt; &quot;&quot;;[.G1915] &lt;&gt; &quot;&quot;);([.G1915]-[.F191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5]" table:style-name="ce17">
            <text:p>924</text:p>
          </table:table-cell>
          <table:table-cell table:style-name="ce19"/>
          <table:table-cell table:style-name="ce4"/>
          <table:table-cell office:value-type="string" office:string-value="---" table:formula="of:=IF(AND([.F1916] &lt;&gt; &quot;&quot;;[.G1916] &lt;&gt; &quot;&quot;);([.G1916]-[.F191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4" table:formula="of:=[.A1916]" table:style-name="ce17">
            <text:p>924</text:p>
          </table:table-cell>
          <table:table-cell table:style-name="ce19"/>
          <table:table-cell table:style-name="ce4"/>
          <table:table-cell office:value-type="string" office:string-value="---" table:formula="of:=IF(AND([.F1917] &lt;&gt; &quot;&quot;;[.G1917] &lt;&gt; &quot;&quot;);([.G1917]-[.F191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3"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3" table:visibility="collapse">
          <table:table-cell office:value-type="float" office:value="925" table:formula="of:=[.A1917]+1" table:style-name="ce37">
            <text:p>925</text:p>
          </table:table-cell>
          <table:table-cell table:style-name="ce11"/>
          <table:table-cell table:number-columns-repeated="2" table:style-name="ce12"/>
          <table:table-cell office:value-type="string" table:style-name="ce13">
            <text:p>Not here this week! In ohio!</text:p>
          </table:table-cell>
          <table:table-cell table:number-columns-repeated="2" table:style-name="ce12"/>
          <table:table-cell table:style-name="ce13"/>
          <table:table-cell table:style-name="ce15"/>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3" table:visibility="collapse">
          <table:table-cell office:value-type="float" office:value="926" table:formula="of:=[.A1919]+1" table:style-name="ce17">
            <text:p>926</text:p>
          </table:table-cell>
          <table:table-cell table:style-name="ce12"/>
          <table:table-cell office:value-type="string" table:style-name="ce4">
            <text:p>****************</text:p>
          </table:table-cell>
          <table:table-cell office:value-type="string" office:string-value="---" table:formula="of:=IF(AND([.F1921] &lt;&gt; &quot;&quot;;[.G1921] &lt;&gt; &quot;&quot;);([.G1921]-[.F1921])*24;&quot;---&quot;)" table:style-name="ce4">
            <text:p>---</text:p>
          </table:table-cell>
          <table:table-cell office:value-type="string" office:string-value="Week 926" table:formula="of:=CONCATENATE(&quot;Week &quot;; [.A1921])" table:number-columns-spanned="2" table:number-rows-spanned="3" table:style-name="ce48">
            <text:p>Week 926</text:p>
          </table: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1]" table:style-name="ce17">
            <text:p>926</text:p>
          </table:table-cell>
          <table:table-cell table:style-name="ce12"/>
          <table:table-cell office:value-type="string" table:style-name="ce4">
            <text:p>****************</text:p>
          </table:table-cell>
          <table:table-cell office:value-type="string" office:string-value="---" table:formula="of:=IF(AND([.F1922] &lt;&gt; &quot;&quot;;[.G1922] &lt;&gt; &quot;&quot;);([.G1922]-[.F1922])*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2]" table:style-name="ce17">
            <text:p>926</text:p>
          </table:table-cell>
          <table:table-cell table:style-name="ce19"/>
          <table:table-cell office:value-type="string" table:style-name="ce4">
            <text:p>****************</text:p>
          </table:table-cell>
          <table:table-cell office:value-type="string" office:string-value="---" table:formula="of:=IF(AND([.F1923] &lt;&gt; &quot;&quot;;[.G1923] &lt;&gt; &quot;&quot;);([.G1923]-[.F1923])*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3" table:visibility="collapse">
          <table:table-cell office:value-type="float" office:value="926" table:formula="of:=[.A1923]" table:style-name="ce17">
            <text:p>926</text:p>
          </table:table-cell>
          <table:table-cell table:style-name="ce19"/>
          <table:table-cell office:value-type="string" table:style-name="ce4">
            <text:p>****************</text:p>
          </table:table-cell>
          <table:table-cell office:value-type="string" office:string-value="---" table:formula="of:=IF(AND([.F1924] &lt;&gt; &quot;&quot;;[.G1924] &lt;&gt; &quot;&quot;);([.G1924]-[.F192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4]" table:style-name="ce17">
            <text:p>926</text:p>
          </table:table-cell>
          <table:table-cell table:style-name="ce19"/>
          <table:table-cell office:value-type="string" table:style-name="ce4">
            <text:p>****************</text:p>
          </table:table-cell>
          <table:table-cell office:value-type="string" office:string-value="---" table:formula="of:=IF(AND([.F1925] &lt;&gt; &quot;&quot;;[.G1925] &lt;&gt; &quot;&quot;);([.G1925]-[.F192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5]" table:style-name="ce17">
            <text:p>926</text:p>
          </table:table-cell>
          <table:table-cell table:style-name="ce19"/>
          <table:table-cell office:value-type="string" table:style-name="ce4">
            <text:p>****************</text:p>
          </table:table-cell>
          <table:table-cell office:value-type="string" office:string-value="---" table:formula="of:=IF(AND([.F1926] &lt;&gt; &quot;&quot;;[.G1926] &lt;&gt; &quot;&quot;);([.G1926]-[.F192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6]" table:style-name="ce17">
            <text:p>926</text:p>
          </table:table-cell>
          <table:table-cell table:style-name="ce12"/>
          <table:table-cell office:value-type="string" table:style-name="ce4">
            <text:p>****************</text:p>
          </table:table-cell>
          <table:table-cell office:value-type="string" office:string-value="---" table:formula="of:=IF(AND([.F1927] &lt;&gt; &quot;&quot;;[.G1927] &lt;&gt; &quot;&quot;);([.G1927]-[.F192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3" table:visibility="collapse">
          <table:table-cell office:value-type="float" office:value="926" table:formula="of:=[.A1927]" table:style-name="ce17">
            <text:p>926</text:p>
          </table:table-cell>
          <table:table-cell table:style-name="ce12"/>
          <table:table-cell office:value-type="string" table:style-name="ce4">
            <text:p>BILLED</text:p>
          </table:table-cell>
          <table:table-cell office:value-type="string" office:string-value="---" table:formula="of:=IF(AND([.F1928] &lt;&gt; &quot;&quot;;[.G1928] &lt;&gt; &quot;&quot;);([.G1928]-[.F192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28]" table:style-name="ce17">
            <text:p>926</text:p>
          </table:table-cell>
          <table:table-cell office:value-type="float" office:value="7" table:formula="of:=COM.MICROSOFT.CEILING([.C1929];0.25)" table:style-name="ce19">
            <text:p>7.000</text:p>
          </table:table-cell>
          <table:table-cell office:value-type="float" office:value="6.7863888890133239" table:formula="of:=SUM([.D1929:.D1952])" table:style-name="ce4">
            <text:p>6.786</text:p>
          </table:table-cell>
          <table:table-cell office:value-type="string" office:string-value="---" table:formula="of:=IF(AND([.F1929] &lt;&gt; &quot;&quot;;[.G1929] &lt;&gt; &quot;&quot;);([.G1929]-[.F1929])*24;&quot;---&quot;)" table:style-name="ce4">
            <text:p>---</text:p>
          </table:table-cell>
          <table:table-cell office:value-type="date" office:date-value="2025-07-28T00:00:00" table:style-name="ce20">
            <text:p>28-Jul</text:p>
          </table:table-cell>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29]" table:style-name="ce17">
            <text:p>926</text:p>
          </table:table-cell>
          <table:table-cell table:style-name="ce19"/>
          <table:table-cell office:value-type="string" table:style-name="ce4">
            <text:p>BILLED</text:p>
          </table:table-cell>
          <table:table-cell office:value-type="float" office:value="0.25000000011641532" table:formula="of:=IF(AND([.F1930] &lt;&gt; &quot;&quot;;[.G1930] &lt;&gt; &quot;&quot;);([.G1930]-[.F1930])*24;&quot;---&quot;)" table:style-name="ce4">
            <text:p>0.250</text:p>
          </table:table-cell>
          <table:table-cell office:value-type="string" table:style-name="ce25">
            <text:p>mtg-Daily</text:p>
          </table:table-cell>
          <table:table-cell office:value-type="date" office:date-value="2025-07-28T08:30:00" table:style-name="ce14">
            <text:p>7/28/25 08:30 AM</text:p>
          </table:table-cell>
          <table:table-cell office:value-type="date" office:date-value="2025-07-28T08:45:00" table:style-name="ce14">
            <text:p>7/28/25 08:45 AM</text:p>
          </table:table-cell>
          <table:table-cell office:value-type="string" table:style-name="ce16">
            <text:p>Daily meetings with the team.</text:p>
          </table:table-cell>
          <table:table-cell table:style-name="ce18"/>
          <table:table-cell table:number-columns-repeated="16375"/>
        </table:table-row>
        <table:table-row table:style-name="ro2" table:visibility="collapse">
          <table:table-cell office:value-type="float" office:value="926" table:formula="of:=[.A1930]" table:style-name="ce17">
            <text:p>926</text:p>
          </table:table-cell>
          <table:table-cell table:style-name="ce19"/>
          <table:table-cell office:value-type="string" table:style-name="ce4">
            <text:p>BILLED</text:p>
          </table:table-cell>
          <table:table-cell office:value-type="float" office:value="0.49999999988358468" table:formula="of:=IF(AND([.F1931] &lt;&gt; &quot;&quot;;[.G1931] &lt;&gt; &quot;&quot;);([.G1931]-[.F1931])*24;&quot;---&quot;)" table:style-name="ce4">
            <text:p>0.500</text:p>
          </table:table-cell>
          <table:table-cell office:value-type="string" table:style-name="ce25">
            <text:p>mtg-Daily</text:p>
          </table:table-cell>
          <table:table-cell office:value-type="date" office:date-value="2025-07-28T09:30:00" table:style-name="ce14">
            <text:p>7/28/25 09:30 AM</text:p>
          </table:table-cell>
          <table:table-cell office:value-type="date" office:date-value="2025-07-28T10:00:00" table:style-name="ce14">
            <text:p>7/28/25 10:00 AM</text:p>
          </table:table-cell>
          <table:table-cell office:value-type="string" table:style-name="ce16">
            <text:p>#</text:p>
          </table:table-cell>
          <table:table-cell table:style-name="ce18"/>
          <table:table-cell table:number-columns-repeated="16375"/>
        </table:table-row>
        <table:table-row table:style-name="ro2" table:visibility="collapse">
          <table:table-cell office:value-type="float" office:value="926" table:formula="of:=[.A1931]" table:style-name="ce17">
            <text:p>926</text:p>
          </table:table-cell>
          <table:table-cell table:style-name="ce19"/>
          <table:table-cell office:value-type="string" table:style-name="ce4">
            <text:p>BILLED</text:p>
          </table:table-cell>
          <table:table-cell office:value-type="float" office:value="1.0127777777379379" table:formula="of:=IF(AND([.F1932] &lt;&gt; &quot;&quot;;[.G1932] &lt;&gt; &quot;&quot;);([.G1932]-[.F1932])*24;&quot;---&quot;)" table:style-name="ce4">
            <text:p>1.013</text:p>
          </table:table-cell>
          <table:table-cell office:value-type="string" table:style-name="ce25">
            <text:p>IDtoDocunet</text:p>
          </table:table-cell>
          <table:table-cell office:value-type="date" office:date-value="2025-07-28T10:20:00" table:style-name="ce14">
            <text:p>7/28/25 10:20 AM</text:p>
          </table:table-cell>
          <table:table-cell office:value-type="date" office:date-value="2025-07-28T11:20:46" table:style-name="ce14">
            <text:p>7/28/25 11:20 AM</text:p>
          </table:table-cell>
          <table:table-cell office:value-type="string" table:style-name="ce16">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32]" table:style-name="ce17">
            <text:p>926</text:p>
          </table:table-cell>
          <table:table-cell table:style-name="ce19"/>
          <table:table-cell office:value-type="string" table:style-name="ce4">
            <text:p>BILLED</text:p>
          </table:table-cell>
          <table:table-cell office:value-type="float" office:value="1.153888889006339" table:formula="of:=IF(AND([.F1933] &lt;&gt; &quot;&quot;;[.G1933] &lt;&gt; &quot;&quot;);([.G1933]-[.F1933])*24;&quot;---&quot;)" table:style-name="ce4">
            <text:p>1.154</text:p>
          </table:table-cell>
          <table:table-cell office:value-type="string" table:style-name="ce25">
            <text:p>IDtoAviobook</text:p>
          </table:table-cell>
          <table:table-cell office:value-type="date" office:date-value="2025-07-28T11:20:46" table:style-name="ce14">
            <text:p>7/28/25 11:20 AM</text:p>
          </table:table-cell>
          <table:table-cell office:value-type="date" office:date-value="2025-07-28T12:30:00" table:style-name="ce14">
            <text:p>7/28/25 12:30 PM</text:p>
          </table:table-cell>
          <table:table-cell office:value-type="string" table:style-name="ce16">
            <text:p>Worked to update tests with the latest qualification fixes for the IDtoAviobook driver.</text:p>
          </table:table-cell>
          <table:table-cell table:style-name="ce18"/>
          <table:table-cell table:number-columns-repeated="16375"/>
        </table:table-row>
        <table:table-row table:style-name="ro2" table:visibility="collapse">
          <table:table-cell office:value-type="float" office:value="926" table:formula="of:=[.A1933]" table:style-name="ce17">
            <text:p>926</text:p>
          </table:table-cell>
          <table:table-cell table:style-name="ce19"/>
          <table:table-cell office:value-type="string" table:style-name="ce4">
            <text:p>BILLED</text:p>
          </table:table-cell>
          <table:table-cell office:value-type="float" office:value="0.55888888891786337" table:formula="of:=IF(AND([.F1934] &lt;&gt; &quot;&quot;;[.G1934] &lt;&gt; &quot;&quot;);([.G1934]-[.F1934])*24;&quot;---&quot;)" table:style-name="ce4">
            <text:p>0.559</text:p>
          </table:table-cell>
          <table:table-cell office:value-type="string" table:style-name="ce25">
            <text:p>L&amp;Lgit</text:p>
          </table:table-cell>
          <table:table-cell office:value-type="date" office:date-value="2025-07-28T12:30:00" table:style-name="ce14">
            <text:p>7/28/25 12:30 PM</text:p>
          </table:table-cell>
          <table:table-cell office:value-type="date" office:date-value="2025-07-28T13:03:32" table:style-name="ce14">
            <text:p>7/28/25 01:03 PM</text:p>
          </table:table-cell>
          <table:table-cell office:value-type="string" table:style-name="ce16">
            <text:p>Worked on producing an outline for Git training.</text:p>
          </table:table-cell>
          <table:table-cell table:style-name="ce18"/>
          <table:table-cell table:number-columns-repeated="16375"/>
        </table:table-row>
        <table:table-row table:style-name="ro2" table:visibility="collapse">
          <table:table-cell office:value-type="float" office:value="926" table:formula="of:=[.A1934]" table:style-name="ce17">
            <text:p>926</text:p>
          </table:table-cell>
          <table:table-cell table:style-name="ce19"/>
          <table:table-cell office:value-type="string" table:style-name="ce4">
            <text:p>BILLED</text:p>
          </table:table-cell>
          <table:table-cell office:value-type="float" office:value="2.0394444444682449" table:formula="of:=IF(AND([.F1935] &lt;&gt; &quot;&quot;;[.G1935] &lt;&gt; &quot;&quot;);([.G1935]-[.F1935])*24;&quot;---&quot;)" table:style-name="ce4">
            <text:p>2.039</text:p>
          </table:table-cell>
          <table:table-cell office:value-type="string" table:style-name="ce25">
            <text:p>IDtoApptio</text:p>
          </table:table-cell>
          <table:table-cell office:value-type="date" office:date-value="2025-07-28T13:42:44" table:style-name="ce14">
            <text:p>7/28/25 01:42 PM</text:p>
          </table:table-cell>
          <table:table-cell office:value-type="date" office:date-value="2025-07-28T15:45:06" table:style-name="ce14">
            <text:p>7/28/25 03:45 PM</text:p>
          </table:table-cell>
          <table:table-cell office:value-type="string" table:style-name="ce16">
            <text:p>Meeting with Ashleigh and Michael D discussing the building of the Roles/User files for MyAccess for the IdtoApptio driver.</text:p>
          </table:table-cell>
          <table:table-cell table:style-name="ce18"/>
          <table:table-cell table:number-columns-repeated="16375"/>
        </table:table-row>
        <table:table-row table:style-name="ro2" table:visibility="collapse">
          <table:table-cell office:value-type="float" office:value="926" table:formula="of:=[.A1935]" table:style-name="ce17">
            <text:p>926</text:p>
          </table:table-cell>
          <table:table-cell table:style-name="ce19"/>
          <table:table-cell office:value-type="string" table:style-name="ce4">
            <text:p>BILLED</text:p>
          </table:table-cell>
          <table:table-cell office:value-type="float" office:value="0.10611111111938953" table:formula="of:=IF(AND([.F1936] &lt;&gt; &quot;&quot;;[.G1936] &lt;&gt; &quot;&quot;);([.G1936]-[.F1936])*24;&quot;---&quot;)" table:style-name="ce4">
            <text:p>0.106</text:p>
          </table:table-cell>
          <table:table-cell office:value-type="string" table:style-name="ce25">
            <text:p>IDtoAviobook</text:p>
          </table:table-cell>
          <table:table-cell office:value-type="date" office:date-value="2025-07-28T15:45:06" table:style-name="ce14">
            <text:p>7/28/25 03:45 PM</text:p>
          </table:table-cell>
          <table:table-cell office:value-type="date" office:date-value="2025-07-28T15:51:28" table:style-name="ce14">
            <text:p>7/28/25 03:51 PM</text:p>
          </table:table-cell>
          <table:table-cell office:value-type="string" table:style-name="ce21">
            <text:p>#</text:p>
          </table:table-cell>
          <table:table-cell table:style-name="ce18"/>
          <table:table-cell table:number-columns-repeated="16375"/>
        </table:table-row>
        <table:table-row table:style-name="ro2" table:visibility="collapse">
          <table:table-cell office:value-type="float" office:value="926" table:formula="of:=[.A1936]" table:style-name="ce17">
            <text:p>926</text:p>
          </table:table-cell>
          <table:table-cell table:style-name="ce19"/>
          <table:table-cell office:value-type="string" table:style-name="ce4">
            <text:p>BILLED</text:p>
          </table:table-cell>
          <table:table-cell office:value-type="float" office:value="1.1652777777635492" table:formula="of:=IF(AND([.F1937] &lt;&gt; &quot;&quot;;[.G1937] &lt;&gt; &quot;&quot;);([.G1937]-[.F1937])*24;&quot;---&quot;)" table:style-name="ce4">
            <text:p>1.165</text:p>
          </table:table-cell>
          <table:table-cell office:value-type="string" table:style-name="ce25">
            <text:p>IDtoEmployeeSvc</text:p>
          </table:table-cell>
          <table:table-cell office:value-type="date" office:date-value="2025-07-28T16:50:53" table:style-name="ce14">
            <text:p>7/28/25 04:50 PM</text:p>
          </table:table-cell>
          <table:table-cell office:value-type="date" office:date-value="2025-07-28T18:00:48" table:style-name="ce14">
            <text:p>7/28/25 06:00 PM</text:p>
          </table:table-cell>
          <table:table-cell office:value-type="string" table:style-name="ce22">
            <text:p>Worked on fixing broken tests due to timing issues for IDtoEmployeeSvc.</text:p>
          </table:table-cell>
          <table:table-cell table:style-name="ce18"/>
          <table:table-cell table:number-columns-repeated="16375"/>
        </table:table-row>
        <table:table-row table:style-name="ro2" table:visibility="collapse">
          <table:table-cell office:value-type="float" office:value="926" table:formula="of:=[.A1937]" table:style-name="ce17">
            <text:p>926</text:p>
          </table:table-cell>
          <table:table-cell table:style-name="ce19"/>
          <table:table-cell table:style-name="ce4"/>
          <table:table-cell office:value-type="string" office:string-value="---" table:formula="of:=IF(AND([.F1938] &lt;&gt; &quot;&quot;;[.G1938] &lt;&gt; &quot;&quot;);([.G1938]-[.F1938])*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38]" table:style-name="ce17">
            <text:p>926</text:p>
          </table:table-cell>
          <table:table-cell table:number-columns-repeated="2" table:style-name="ce4"/>
          <table:table-cell office:value-type="string" office:string-value="---" table:formula="of:=IF(AND([.F1939] &lt;&gt; &quot;&quot;;[.G1939] &lt;&gt; &quot;&quot;);([.G1939]-[.F1939])*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39]" table:style-name="ce17">
            <text:p>926</text:p>
          </table:table-cell>
          <table:table-cell table:style-name="ce31"/>
          <table:table-cell table:style-name="ce4"/>
          <table:table-cell office:value-type="string" office:string-value="---" table:formula="of:=IF(AND([.F1940] &lt;&gt; &quot;&quot;;[.G1940] &lt;&gt; &quot;&quot;);([.G1940]-[.F1940])*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0]" table:style-name="ce17">
            <text:p>926</text:p>
          </table:table-cell>
          <table:table-cell table:style-name="ce19"/>
          <table:table-cell table:style-name="ce4"/>
          <table:table-cell office:value-type="string" office:string-value="---" table:formula="of:=IF(AND([.F1941] &lt;&gt; &quot;&quot;;[.G1941] &lt;&gt; &quot;&quot;);([.G1941]-[.F194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1]" table:style-name="ce17">
            <text:p>926</text:p>
          </table:table-cell>
          <table:table-cell table:style-name="ce19"/>
          <table:table-cell table:style-name="ce4"/>
          <table:table-cell office:value-type="string" office:string-value="---" table:formula="of:=IF(AND([.F1942] &lt;&gt; &quot;&quot;;[.G1942] &lt;&gt; &quot;&quot;);([.G1942]-[.F1942])*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2]" table:style-name="ce17">
            <text:p>926</text:p>
          </table:table-cell>
          <table:table-cell table:style-name="ce19"/>
          <table:table-cell table:style-name="ce4"/>
          <table:table-cell office:value-type="string" office:string-value="---" table:formula="of:=IF(AND([.F1943] &lt;&gt; &quot;&quot;;[.G1943] &lt;&gt; &quot;&quot;);([.G1943]-[.F1943])*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3]" table:style-name="ce17">
            <text:p>926</text:p>
          </table:table-cell>
          <table:table-cell table:style-name="ce19"/>
          <table:table-cell table:style-name="ce4"/>
          <table:table-cell office:value-type="string" office:string-value="---" table:formula="of:=IF(AND([.F1944] &lt;&gt; &quot;&quot;;[.G1944] &lt;&gt; &quot;&quot;);([.G1944]-[.F194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4]" table:style-name="ce17">
            <text:p>926</text:p>
          </table:table-cell>
          <table:table-cell table:style-name="ce19"/>
          <table:table-cell table:style-name="ce4"/>
          <table:table-cell office:value-type="string" office:string-value="---" table:formula="of:=IF(AND([.F1945] &lt;&gt; &quot;&quot;;[.G1945] &lt;&gt; &quot;&quot;);([.G1945]-[.F1945])*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5]" table:style-name="ce17">
            <text:p>926</text:p>
          </table:table-cell>
          <table:table-cell table:style-name="ce19"/>
          <table:table-cell table:style-name="ce4"/>
          <table:table-cell office:value-type="string" office:string-value="---" table:formula="of:=IF(AND([.F1946] &lt;&gt; &quot;&quot;;[.G1946] &lt;&gt; &quot;&quot;);([.G1946]-[.F194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2" table:visibility="collapse">
          <table:table-cell office:value-type="float" office:value="926" table:formula="of:=[.A1946]" table:style-name="ce17">
            <text:p>926</text:p>
          </table:table-cell>
          <table:table-cell table:style-name="ce19"/>
          <table:table-cell table:style-name="ce4"/>
          <table:table-cell office:value-type="string" office:string-value="---" table:formula="of:=IF(AND([.F1947] &lt;&gt; &quot;&quot;;[.G1947] &lt;&gt; &quot;&quot;);([.G1947]-[.F19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7]" table:style-name="ce17">
            <text:p>926</text:p>
          </table:table-cell>
          <table:table-cell table:style-name="ce19"/>
          <table:table-cell table:style-name="ce4"/>
          <table:table-cell office:value-type="string" office:string-value="---" table:formula="of:=IF(AND([.F1948] &lt;&gt; &quot;&quot;;[.G1948] &lt;&gt; &quot;&quot;);([.G1948]-[.F19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8]" table:style-name="ce17">
            <text:p>926</text:p>
          </table:table-cell>
          <table:table-cell table:style-name="ce19"/>
          <table:table-cell table:style-name="ce4"/>
          <table:table-cell office:value-type="string" office:string-value="---" table:formula="of:=IF(AND([.F1949] &lt;&gt; &quot;&quot;;[.G1949] &lt;&gt; &quot;&quot;);([.G1949]-[.F19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49]" table:style-name="ce17">
            <text:p>926</text:p>
          </table:table-cell>
          <table:table-cell table:style-name="ce19"/>
          <table:table-cell table:style-name="ce4"/>
          <table:table-cell office:value-type="string" office:string-value="---" table:formula="of:=IF(AND([.F1950] &lt;&gt; &quot;&quot;;[.G1950] &lt;&gt; &quot;&quot;);([.G1950]-[.F19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0]" table:style-name="ce17">
            <text:p>926</text:p>
          </table:table-cell>
          <table:table-cell table:style-name="ce19"/>
          <table:table-cell table:style-name="ce4"/>
          <table:table-cell office:value-type="string" office:string-value="---" table:formula="of:=IF(AND([.F1951] &lt;&gt; &quot;&quot;;[.G1951] &lt;&gt; &quot;&quot;);([.G1951]-[.F19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1]" table:style-name="ce17">
            <text:p>926</text:p>
          </table:table-cell>
          <table:table-cell table:style-name="ce19"/>
          <table:table-cell table:style-name="ce4"/>
          <table:table-cell office:value-type="string" office:string-value="---" table:formula="of:=IF(AND([.F1952] &lt;&gt; &quot;&quot;;[.G1952] &lt;&gt; &quot;&quot;);([.G1952]-[.F19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52]" table:style-name="ce17">
            <text:p>926</text:p>
          </table:table-cell>
          <table:table-cell office:value-type="float" office:value="6.75" table:formula="of:=COM.MICROSOFT.CEILING([.C1953];0.25)" table:style-name="ce19">
            <text:p>6.750</text:p>
          </table:table-cell>
          <table:table-cell office:value-type="float" office:value="6.5075000002398156" table:formula="of:=SUM([.D1953:.D1975])" table:style-name="ce4">
            <text:p>6.508</text:p>
          </table:table-cell>
          <table:table-cell office:value-type="string" office:string-value="---" table:formula="of:=IF(AND([.F1953] &lt;&gt; &quot;&quot;;[.G1953] &lt;&gt; &quot;&quot;);([.G1953]-[.F1953])*24;&quot;---&quot;)" table:style-name="ce4">
            <text:p>---</text:p>
          </table:table-cell>
          <table:table-cell office:value-type="date" office:date-value="2025-07-29T00:00:00" table:style-name="ce20">
            <text:p>29-Jul</text:p>
          </table:table-cell>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53]" table:style-name="ce17">
            <text:p>926</text:p>
          </table:table-cell>
          <table:table-cell table:style-name="ce19"/>
          <table:table-cell office:value-type="string" table:style-name="ce4">
            <text:p>BILLED</text:p>
          </table:table-cell>
          <table:table-cell office:value-type="float" office:value="0.25000000011641532" table:formula="of:=IF(AND([.F1954] &lt;&gt; &quot;&quot;;[.G1954] &lt;&gt; &quot;&quot;);([.G1954]-[.F1954])*24;&quot;---&quot;)" table:style-name="ce4">
            <text:p>0.250</text:p>
          </table:table-cell>
          <table:table-cell office:value-type="string" table:style-name="ce20">
            <text:p>mtg-Daily</text:p>
          </table:table-cell>
          <table:table-cell office:value-type="date" office:date-value="2025-07-29T08:30:00" table:style-name="ce14">
            <text:p>7/29/25 08:30 AM</text:p>
          </table:table-cell>
          <table:table-cell office:value-type="date" office:date-value="2025-07-29T08:45:00" table:style-name="ce14">
            <text:p>7/29/25 08:45 AM</text:p>
          </table:table-cell>
          <table:table-cell office:value-type="string" table:style-name="ce21">
            <text:p>Daily meetings with the team. Weekly backlog meeting with EE.</text:p>
          </table:table-cell>
          <table:table-cell table:style-name="ce15"/>
          <table:table-cell table:number-columns-repeated="16375"/>
        </table:table-row>
        <table:table-row table:style-name="ro2" table:visibility="collapse">
          <table:table-cell office:value-type="float" office:value="926" table:formula="of:=[.A1954]" table:style-name="ce17">
            <text:p>926</text:p>
          </table:table-cell>
          <table:table-cell table:style-name="ce4"/>
          <table:table-cell office:value-type="string" table:style-name="ce4">
            <text:p>BILLED</text:p>
          </table:table-cell>
          <table:table-cell office:value-type="float" office:value="0.77166666666744277" table:formula="of:=IF(AND([.F1955] &lt;&gt; &quot;&quot;;[.G1955] &lt;&gt; &quot;&quot;);([.G1955]-[.F1955])*24;&quot;---&quot;)" table:style-name="ce4">
            <text:p>0.772</text:p>
          </table:table-cell>
          <table:table-cell office:value-type="string" table:style-name="ce20">
            <text:p>IDtoEmployeeSvc</text:p>
          </table:table-cell>
          <table:table-cell office:value-type="date" office:date-value="2025-07-29T08:45:00" table:style-name="ce14">
            <text:p>7/29/25 08:45 AM</text:p>
          </table:table-cell>
          <table:table-cell office:value-type="date" office:date-value="2025-07-29T09:31:18" table:style-name="ce14">
            <text:p>7/29/25 09:31 AM</text:p>
          </table:table-cell>
          <table:table-cell office:value-type="string" table:style-name="ce20">
            <text:p>Conference call discussing EmployeeSvc support work Gokul will do for the app team.</text:p>
          </table:table-cell>
          <table:table-cell table:style-name="ce18"/>
          <table:table-cell table:number-columns-repeated="16375"/>
        </table:table-row>
        <table:table-row table:style-name="ro2" table:visibility="collapse">
          <table:table-cell office:value-type="float" office:value="926" table:formula="of:=[.A1955]" table:style-name="ce17">
            <text:p>926</text:p>
          </table:table-cell>
          <table:table-cell table:style-name="ce19"/>
          <table:table-cell office:value-type="string" table:style-name="ce4">
            <text:p>BILLED</text:p>
          </table:table-cell>
          <table:table-cell office:value-type="float" office:value="0.45916666660923511" table:formula="of:=IF(AND([.F1956] &lt;&gt; &quot;&quot;;[.G1956] &lt;&gt; &quot;&quot;);([.G1956]-[.F1956])*24;&quot;---&quot;)" table:style-name="ce4">
            <text:p>0.459</text:p>
          </table:table-cell>
          <table:table-cell office:value-type="string" table:style-name="ce20">
            <text:p>IDtoApptio</text:p>
          </table:table-cell>
          <table:table-cell office:value-type="date" office:date-value="2025-07-29T11:10:00" table:style-name="ce14">
            <text:p>7/29/25 11:10 AM</text:p>
          </table:table-cell>
          <table:table-cell office:value-type="date" office:date-value="2025-07-29T11:37:33" table:style-name="ce14">
            <text:p>7/29/25 11:37 AM</text:p>
          </table:table-cell>
          <table:table-cell office:value-type="string" table:style-name="ce21">
            <text:p>Worked on producing requirements for the next steps on MyAccess components for IDtoApptio. Worked on simplified driver parsing.</text:p>
          </table:table-cell>
          <table:table-cell table:style-name="ce18"/>
          <table:table-cell table:number-columns-repeated="16375"/>
        </table:table-row>
        <table:table-row table:style-name="ro2" table:visibility="collapse">
          <table:table-cell office:value-type="float" office:value="926" table:formula="of:=[.A1956]" table:style-name="ce17">
            <text:p>926</text:p>
          </table:table-cell>
          <table:table-cell table:style-name="ce19"/>
          <table:table-cell office:value-type="string" table:style-name="ce4">
            <text:p>BILLED</text:p>
          </table:table-cell>
          <table:table-cell office:value-type="float" office:value="2.7152777777519077" table:formula="of:=IF(AND([.F1957] &lt;&gt; &quot;&quot;;[.G1957] &lt;&gt; &quot;&quot;);([.G1957]-[.F1957])*24;&quot;---&quot;)" table:style-name="ce4">
            <text:p>2.715</text:p>
          </table:table-cell>
          <table:table-cell office:value-type="string" table:style-name="ce20">
            <text:p>IDtoApptio</text:p>
          </table:table-cell>
          <table:table-cell office:value-type="date" office:date-value="2025-07-29T11:37:33" table:style-name="ce14">
            <text:p>7/29/25 11:37 AM</text:p>
          </table:table-cell>
          <table:table-cell office:value-type="date" office:date-value="2025-07-29T14:20:28" table:style-name="ce14">
            <text:p>7/29/25 02:20 PM</text:p>
          </table:table-cell>
          <table:table-cell office:value-type="string" table:style-name="ce13">
            <text:p># testing tbm studio data retrieval for collection</text:p>
          </table:table-cell>
          <table:table-cell table:style-name="ce18"/>
          <table:table-cell table:number-columns-repeated="16375"/>
        </table:table-row>
        <table:table-row table:style-name="ro2" table:visibility="collapse">
          <table:table-cell office:value-type="float" office:value="926" table:formula="of:=[.A1957]" table:style-name="ce17">
            <text:p>926</text:p>
          </table:table-cell>
          <table:table-cell table:style-name="ce19"/>
          <table:table-cell office:value-type="string" table:style-name="ce4">
            <text:p>BILLED</text:p>
          </table:table-cell>
          <table:table-cell office:value-type="float" office:value="0.32555555552244186" table:formula="of:=IF(AND([.F1958] &lt;&gt; &quot;&quot;;[.G1958] &lt;&gt; &quot;&quot;);([.G1958]-[.F1958])*24;&quot;---&quot;)" table:style-name="ce4">
            <text:p>0.326</text:p>
          </table:table-cell>
          <table:table-cell office:value-type="string" table:style-name="ce20">
            <text:p>mtg-backlog</text:p>
          </table:table-cell>
          <table:table-cell office:value-type="date" office:date-value="2025-07-29T14:20:28" table:style-name="ce14">
            <text:p>7/29/25 02:20 PM</text:p>
          </table:table-cell>
          <table:table-cell office:value-type="date" office:date-value="2025-07-29T14:40:00" table:style-name="ce14">
            <text:p>7/29/25 02:40 PM</text:p>
          </table:table-cell>
          <table:table-cell office:value-type="string" table:style-name="ce26">
            <text:p>#bagklog meeting</text:p>
          </table:table-cell>
          <table:table-cell table:style-name="ce18"/>
          <table:table-cell table:number-columns-repeated="16375"/>
        </table:table-row>
        <table:table-row table:style-name="ro2" table:visibility="collapse">
          <table:table-cell office:value-type="float" office:value="926" table:formula="of:=[.A1958]" table:style-name="ce17">
            <text:p>926</text:p>
          </table:table-cell>
          <table:table-cell table:style-name="ce19"/>
          <table:table-cell office:value-type="string" table:style-name="ce4">
            <text:p>BILLED</text:p>
          </table:table-cell>
          <table:table-cell office:value-type="float" office:value="0.54972222220385447" table:formula="of:=IF(AND([.F1959] &lt;&gt; &quot;&quot;;[.G1959] &lt;&gt; &quot;&quot;);([.G1959]-[.F1959])*24;&quot;---&quot;)" table:style-name="ce4">
            <text:p>0.550</text:p>
          </table:table-cell>
          <table:table-cell office:value-type="string" table:style-name="ce20">
            <text:p>IDtoApptio</text:p>
          </table:table-cell>
          <table:table-cell office:value-type="date" office:date-value="2025-07-29T14:40:00" table:style-name="ce14">
            <text:p>7/29/25 02:40 PM</text:p>
          </table:table-cell>
          <table:table-cell office:value-type="date" office:date-value="2025-07-29T15:12:59" table:style-name="ce14">
            <text:p>7/29/25 03:12 PM</text:p>
          </table:table-cell>
          <table:table-cell office:value-type="string" table:style-name="ce13">
            <text:p># meeting with Michael: trying to get TBM Studio</text:p>
          </table:table-cell>
          <table:table-cell table:style-name="ce18"/>
          <table:table-cell table:number-columns-repeated="16375"/>
        </table:table-row>
        <table:table-row table:style-name="ro2" table:visibility="collapse">
          <table:table-cell office:value-type="float" office:value="926" table:formula="of:=[.A1959]" table:style-name="ce17">
            <text:p>926</text:p>
          </table:table-cell>
          <table:table-cell table:style-name="ce19"/>
          <table:table-cell office:value-type="string" table:style-name="ce4">
            <text:p>BILLED</text:p>
          </table:table-cell>
          <table:table-cell office:value-type="float" office:value="0.12527777790091932" table:formula="of:=IF(AND([.F1960] &lt;&gt; &quot;&quot;;[.G1960] &lt;&gt; &quot;&quot;);([.G1960]-[.F1960])*24;&quot;---&quot;)" table:style-name="ce4">
            <text:p>0.125</text:p>
          </table:table-cell>
          <table:table-cell office:value-type="string" table:style-name="ce20">
            <text:p>IDtoApptio</text:p>
          </table:table-cell>
          <table:table-cell office:value-type="date" office:date-value="2025-07-29T15:12:59" table:style-name="ce14">
            <text:p>7/29/25 03:12 PM</text:p>
          </table:table-cell>
          <table:table-cell office:value-type="date" office:date-value="2025-07-29T15:20:30" table:style-name="ce14">
            <text:p>7/29/25 03:20 PM</text:p>
          </table:table-cell>
          <table:table-cell office:value-type="string" table:style-name="ce13">
            <text:p>#Getting driver to start .. Had to disable start up plicyes, restart, then enable again . .</text:p>
          </table:table-cell>
          <table:table-cell table:style-name="ce18"/>
          <table:table-cell table:number-columns-repeated="16375"/>
        </table:table-row>
        <table:table-row table:style-name="ro2" table:visibility="collapse">
          <table:table-cell office:value-type="float" office:value="926" table:formula="of:=[.A1960]" table:style-name="ce17">
            <text:p>926</text:p>
          </table:table-cell>
          <table:table-cell table:style-name="ce19"/>
          <table:table-cell office:value-type="string" table:style-name="ce4">
            <text:p>BILLED</text:p>
          </table:table-cell>
          <table:table-cell office:value-type="float" office:value="0.93305555556435138" table:formula="of:=IF(AND([.F1961] &lt;&gt; &quot;&quot;;[.G1961] &lt;&gt; &quot;&quot;);([.G1961]-[.F1961])*24;&quot;---&quot;)" table:style-name="ce4">
            <text:p>0.933</text:p>
          </table:table-cell>
          <table:table-cell office:value-type="string" table:style-name="ce20">
            <text:p>IDtoApptio</text:p>
          </table:table-cell>
          <table:table-cell office:value-type="date" office:date-value="2025-07-29T16:02:09" table:style-name="ce14">
            <text:p>7/29/25 04:02 PM</text:p>
          </table:table-cell>
          <table:table-cell office:value-type="date" office:date-value="2025-07-29T16:58:08" table:style-name="ce14">
            <text:p>7/29/25 04:58 PM</text:p>
          </table:table-cell>
          <table:table-cell office:value-type="string" table:style-name="ce13">
            <text:p>#</text:p>
          </table:table-cell>
          <table:table-cell table:style-name="ce15"/>
          <table:table-cell table:number-columns-repeated="16375"/>
        </table:table-row>
        <table:table-row table:style-name="ro2" table:visibility="collapse">
          <table:table-cell office:value-type="float" office:value="926" table:formula="of:=[.A1961]" table:style-name="ce17">
            <text:p>926</text:p>
          </table:table-cell>
          <table:table-cell table:style-name="ce19"/>
          <table:table-cell office:value-type="string" table:style-name="ce4">
            <text:p>BILLED</text:p>
          </table:table-cell>
          <table:table-cell office:value-type="float" office:value="0.19888888893183321" table:formula="of:=IF(AND([.F1962] &lt;&gt; &quot;&quot;;[.G1962] &lt;&gt; &quot;&quot;);([.G1962]-[.F1962])*24;&quot;---&quot;)" table:style-name="ce4">
            <text:p>0.199</text:p>
          </table:table-cell>
          <table:table-cell office:value-type="string" table:style-name="ce20">
            <text:p>IDtoApptio</text:p>
          </table:table-cell>
          <table:table-cell office:value-type="date" office:date-value="2025-07-29T16:58:08" table:style-name="ce14">
            <text:p>7/29/25 04:58 PM</text:p>
          </table:table-cell>
          <table:table-cell office:value-type="date" office:date-value="2025-07-29T17:10:04" table:style-name="ce14">
            <text:p>7/29/25 05:10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62]" table:style-name="ce17">
            <text:p>926</text:p>
          </table:table-cell>
          <table:table-cell table:style-name="ce4"/>
          <table:table-cell office:value-type="string" table:style-name="ce4">
            <text:p>BILLED</text:p>
          </table:table-cell>
          <table:table-cell office:value-type="float" office:value="0.17888888897141442" table:formula="of:=IF(AND([.F1963] &lt;&gt; &quot;&quot;;[.G1963] &lt;&gt; &quot;&quot;);([.G1963]-[.F1963])*24;&quot;---&quot;)" table:style-name="ce4">
            <text:p>0.179</text:p>
          </table:table-cell>
          <table:table-cell office:value-type="string" table:style-name="ce20">
            <text:p>IDtodocunet</text:p>
          </table:table-cell>
          <table:table-cell office:value-type="date" office:date-value="2025-07-29T17:10:04" table:style-name="ce14">
            <text:p>7/29/25 05:10 PM</text:p>
          </table:table-cell>
          <table:table-cell office:value-type="date" office:date-value="2025-07-29T17:20:48" table:style-name="ce14">
            <text:p>7/29/25 05:20 PM</text:p>
          </table:table-cell>
          <table:table-cell office:value-type="string" table:style-name="ce13">
            <text:p>Worked on pushing the next batch of users through IDtoDocunet per their latest request.</text:p>
          </table:table-cell>
          <table:table-cell table:style-name="ce18"/>
          <table:table-cell table:number-columns-repeated="16375"/>
        </table:table-row>
        <table:table-row table:style-name="ro2" table:visibility="collapse">
          <table:table-cell office:value-type="float" office:value="926" table:formula="of:=[.A1963]" table:style-name="ce17">
            <text:p>926</text:p>
          </table:table-cell>
          <table:table-cell table:style-name="ce19"/>
          <table:table-cell table:style-name="ce4"/>
          <table:table-cell office:value-type="string" office:string-value="---" table:formula="of:=IF(AND([.F1964] &lt;&gt; &quot;&quot;;[.G1964] &lt;&gt; &quot;&quot;);([.G1964]-[.F19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4]" table:style-name="ce17">
            <text:p>926</text:p>
          </table:table-cell>
          <table:table-cell table:style-name="ce19"/>
          <table:table-cell table:style-name="ce4"/>
          <table:table-cell office:value-type="string" office:string-value="---" table:formula="of:=IF(AND([.F1965] &lt;&gt; &quot;&quot;;[.G1965] &lt;&gt; &quot;&quot;);([.G1965]-[.F196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5]" table:style-name="ce17">
            <text:p>926</text:p>
          </table:table-cell>
          <table:table-cell table:style-name="ce19"/>
          <table:table-cell table:style-name="ce4"/>
          <table:table-cell office:value-type="string" office:string-value="---" table:formula="of:=IF(AND([.F1966] &lt;&gt; &quot;&quot;;[.G1966] &lt;&gt; &quot;&quot;);([.G1966]-[.F196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6]" table:style-name="ce17">
            <text:p>926</text:p>
          </table:table-cell>
          <table:table-cell table:style-name="ce19"/>
          <table:table-cell table:style-name="ce4"/>
          <table:table-cell office:value-type="string" office:string-value="---" table:formula="of:=IF(AND([.F1967] &lt;&gt; &quot;&quot;;[.G1967] &lt;&gt; &quot;&quot;);([.G1967]-[.F196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7]" table:style-name="ce17">
            <text:p>926</text:p>
          </table:table-cell>
          <table:table-cell table:style-name="ce19"/>
          <table:table-cell table:style-name="ce4"/>
          <table:table-cell office:value-type="string" office:string-value="---" table:formula="of:=IF(AND([.F1968] &lt;&gt; &quot;&quot;;[.G1968] &lt;&gt; &quot;&quot;);([.G1968]-[.F196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8]" table:style-name="ce17">
            <text:p>926</text:p>
          </table:table-cell>
          <table:table-cell table:style-name="ce19"/>
          <table:table-cell table:style-name="ce4"/>
          <table:table-cell office:value-type="string" office:string-value="---" table:formula="of:=IF(AND([.F1969] &lt;&gt; &quot;&quot;;[.G1969] &lt;&gt; &quot;&quot;);([.G1969]-[.F196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69]" table:style-name="ce17">
            <text:p>926</text:p>
          </table:table-cell>
          <table:table-cell table:style-name="ce19"/>
          <table:table-cell table:style-name="ce4"/>
          <table:table-cell office:value-type="string" office:string-value="---" table:formula="of:=IF(AND([.F1970] &lt;&gt; &quot;&quot;;[.G1970] &lt;&gt; &quot;&quot;);([.G1970]-[.F197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0]" table:style-name="ce17">
            <text:p>926</text:p>
          </table:table-cell>
          <table:table-cell table:style-name="ce19"/>
          <table:table-cell table:style-name="ce4"/>
          <table:table-cell office:value-type="string" office:string-value="---" table:formula="of:=IF(AND([.F1971] &lt;&gt; &quot;&quot;;[.G1971] &lt;&gt; &quot;&quot;);([.G1971]-[.F197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1]" table:style-name="ce17">
            <text:p>926</text:p>
          </table:table-cell>
          <table:table-cell table:style-name="ce19"/>
          <table:table-cell table:style-name="ce4"/>
          <table:table-cell office:value-type="string" office:string-value="---" table:formula="of:=IF(AND([.F1972] &lt;&gt; &quot;&quot;;[.G1972] &lt;&gt; &quot;&quot;);([.G1972]-[.F197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2]" table:style-name="ce17">
            <text:p>926</text:p>
          </table:table-cell>
          <table:table-cell table:style-name="ce19"/>
          <table:table-cell table:style-name="ce4"/>
          <table:table-cell office:value-type="string" office:string-value="---" table:formula="of:=IF(AND([.F1973] &lt;&gt; &quot;&quot;;[.G1973] &lt;&gt; &quot;&quot;);([.G1973]-[.F197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3]" table:style-name="ce17">
            <text:p>926</text:p>
          </table:table-cell>
          <table:table-cell table:style-name="ce19"/>
          <table:table-cell table:style-name="ce4"/>
          <table:table-cell office:value-type="string" office:string-value="---" table:formula="of:=IF(AND([.F1974] &lt;&gt; &quot;&quot;;[.G1974] &lt;&gt; &quot;&quot;);([.G1974]-[.F197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4]" table:style-name="ce17">
            <text:p>926</text:p>
          </table:table-cell>
          <table:table-cell table:style-name="ce19"/>
          <table:table-cell table:style-name="ce4"/>
          <table:table-cell office:value-type="string" office:string-value="---" table:formula="of:=IF(AND([.F1975] &lt;&gt; &quot;&quot;;[.G1975] &lt;&gt; &quot;&quot;);([.G1975]-[.F1975])*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1975]" table:style-name="ce17">
            <text:p>926</text:p>
          </table:table-cell>
          <table:table-cell office:value-type="float" office:value="7.5" table:formula="of:=COM.MICROSOFT.CEILING([.C1976];0.25)" table:style-name="ce19">
            <text:p>7.500</text:p>
          </table:table-cell>
          <table:table-cell office:value-type="float" office:value="7.3508333332138136" table:formula="of:=SUM([.D1976:.D1995])" table:style-name="ce4">
            <text:p>7.351</text:p>
          </table:table-cell>
          <table:table-cell office:value-type="string" office:string-value="---" table:formula="of:=IF(AND([.F1976] &lt;&gt; &quot;&quot;;[.G1976] &lt;&gt; &quot;&quot;);([.G1976]-[.F1976])*24;&quot;---&quot;)" table:style-name="ce4">
            <text:p>---</text:p>
          </table:table-cell>
          <table:table-cell office:value-type="date" office:date-value="2025-07-30T00:00:00" table:style-name="ce20">
            <text:p>30-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76]" table:style-name="ce17">
            <text:p>926</text:p>
          </table:table-cell>
          <table:table-cell table:style-name="ce19"/>
          <table:table-cell office:value-type="string" table:style-name="ce4">
            <text:p>BILLED</text:p>
          </table:table-cell>
          <table:table-cell office:value-type="float" office:value="0.29999999993015081" table:formula="of:=IF(AND([.F1977] &lt;&gt; &quot;&quot;;[.G1977] &lt;&gt; &quot;&quot;);([.G1977]-[.F1977])*24;&quot;---&quot;)" table:style-name="ce4">
            <text:p>0.300</text:p>
          </table:table-cell>
          <table:table-cell office:value-type="string" table:style-name="ce21">
            <text:p>IDtoSapBrim</text:p>
          </table:table-cell>
          <table:table-cell office:value-type="date" office:date-value="2025-07-30T08:10:00" table:style-name="ce14">
            <text:p>7/30/25 08:10 AM</text:p>
          </table:table-cell>
          <table:table-cell office:value-type="date" office:date-value="2025-07-30T08:28:00" table:style-name="ce14">
            <text:p>7/30/25 08:28 AM</text:p>
          </table:table-cell>
          <table:table-cell office:value-type="string" table:style-name="ce13">
            <text:p>Worked on reviewing Nirosha's latest IDtoSAPBrim changes in her MR.</text:p>
          </table:table-cell>
          <table:table-cell table:style-name="ce23"/>
          <table:table-cell table:number-columns-repeated="16375"/>
        </table:table-row>
        <table:table-row table:style-name="ro2" table:visibility="collapse">
          <table:table-cell office:value-type="float" office:value="926" table:formula="of:=[.A1977]" table:style-name="ce17">
            <text:p>926</text:p>
          </table:table-cell>
          <table:table-cell table:style-name="ce19"/>
          <table:table-cell office:value-type="string" table:style-name="ce4">
            <text:p>BILLED</text:p>
          </table:table-cell>
          <table:table-cell office:value-type="float" office:value="0.24249999993480742" table:formula="of:=IF(AND([.F1978] &lt;&gt; &quot;&quot;;[.G1978] &lt;&gt; &quot;&quot;);([.G1978]-[.F1978])*24;&quot;---&quot;)" table:style-name="ce4">
            <text:p>0.242</text:p>
          </table:table-cell>
          <table:table-cell office:value-type="string" table:style-name="ce21">
            <text:p>mtg-daily</text:p>
          </table:table-cell>
          <table:table-cell office:value-type="date" office:date-value="2025-07-30T08:28:00" table:style-name="ce14">
            <text:p>7/30/25 08:28 AM</text:p>
          </table:table-cell>
          <table:table-cell office:value-type="date" office:date-value="2025-07-30T08:42:33" table:style-name="ce14">
            <text:p>7/30/25 08:42 AM</text:p>
          </table:table-cell>
          <table:table-cell office:value-type="string" table:style-name="ce13">
            <text:p>Daily meetings with the team. Meeting with IGA discussing standards for MyAccess payloads.</text:p>
          </table:table-cell>
          <table:table-cell table:style-name="ce23"/>
          <table:table-cell table:number-columns-repeated="16375"/>
        </table:table-row>
        <table:table-row table:style-name="ro2" table:visibility="collapse">
          <table:table-cell office:value-type="float" office:value="926" table:formula="of:=[.A1978]" table:style-name="ce17">
            <text:p>926</text:p>
          </table:table-cell>
          <table:table-cell table:style-name="ce19"/>
          <table:table-cell office:value-type="string" table:style-name="ce4">
            <text:p>BILLED</text:p>
          </table:table-cell>
          <table:table-cell office:value-type="float" office:value="0.30500000005122274" table:formula="of:=IF(AND([.F1979] &lt;&gt; &quot;&quot;;[.G1979] &lt;&gt; &quot;&quot;);([.G1979]-[.F1979])*24;&quot;---&quot;)" table:style-name="ce4">
            <text:p>0.305</text:p>
          </table:table-cell>
          <table:table-cell office:value-type="string" table:style-name="ce21">
            <text:p>IDtoApptio</text:p>
          </table:table-cell>
          <table:table-cell office:value-type="date" office:date-value="2025-07-30T08:42:33" table:style-name="ce14">
            <text:p>7/30/25 08:42 AM</text:p>
          </table:table-cell>
          <table:table-cell office:value-type="date" office:date-value="2025-07-30T09:00:51" table:style-name="ce14">
            <text:p>7/30/25 09:00 AM</text:p>
          </table:table-cell>
          <table:table-cell office:value-type="string" table:style-name="ce21">
            <text:p>Worked on parsing the MyAccess payload in the IDtoApptioFrontDoor driver.</text:p>
          </table:table-cell>
          <table:table-cell table:style-name="ce23"/>
          <table:table-cell table:number-columns-repeated="16375"/>
        </table:table-row>
        <table:table-row table:style-name="ro2" table:visibility="collapse">
          <table:table-cell office:value-type="float" office:value="926" table:formula="of:=[.A1979]" table:style-name="ce17">
            <text:p>926</text:p>
          </table:table-cell>
          <table:table-cell table:style-name="ce19"/>
          <table:table-cell office:value-type="string" table:style-name="ce4">
            <text:p>BILLED</text:p>
          </table:table-cell>
          <table:table-cell office:value-type="float" office:value="0.98583333328133449" table:formula="of:=IF(AND([.F1980] &lt;&gt; &quot;&quot;;[.G1980] &lt;&gt; &quot;&quot;);([.G1980]-[.F1980])*24;&quot;---&quot;)" table:style-name="ce4">
            <text:p>0.986</text:p>
          </table:table-cell>
          <table:table-cell office:value-type="string" table:style-name="ce21">
            <text:p>IDtoApptio</text:p>
          </table:table-cell>
          <table:table-cell office:value-type="date" office:date-value="2025-07-30T09:00:51" table:style-name="ce14">
            <text:p>7/30/25 09:00 AM</text:p>
          </table:table-cell>
          <table:table-cell office:value-type="date" office:date-value="2025-07-30T10:00:00" table:style-name="ce14">
            <text:p>7/30/25 10:00 AM</text:p>
          </table:table-cell>
          <table:table-cell office:value-type="string" table:style-name="ce21">
            <text:p># Testing response from Tony Agent</text:p>
          </table:table-cell>
          <table:table-cell table:style-name="ce23"/>
          <table:table-cell table:number-columns-repeated="16375"/>
        </table:table-row>
        <table:table-row table:style-name="ro2" table:visibility="collapse">
          <table:table-cell office:value-type="float" office:value="926" table:formula="of:=[.A1980]" table:style-name="ce17">
            <text:p>926</text:p>
          </table:table-cell>
          <table:table-cell table:style-name="ce19"/>
          <table:table-cell office:value-type="string" table:style-name="ce4">
            <text:p>BILLED</text:p>
          </table:table-cell>
          <table:table-cell office:value-type="float" office:value="1.0166666666627862" table:formula="of:=IF(AND([.F1981] &lt;&gt; &quot;&quot;;[.G1981] &lt;&gt; &quot;&quot;);([.G1981]-[.F1981])*24;&quot;---&quot;)" table:style-name="ce4">
            <text:p>1.017</text:p>
          </table:table-cell>
          <table:table-cell office:value-type="string" table:style-name="ce21">
            <text:p>mtg-iga-chat</text:p>
          </table:table-cell>
          <table:table-cell office:value-type="date" office:date-value="2025-07-30T10:00:00" table:style-name="ce14">
            <text:p>7/30/25 10:00 AM</text:p>
          </table:table-cell>
          <table:table-cell office:value-type="date" office:date-value="2025-07-30T11:01:00" table:style-name="ce14">
            <text:p>7/30/25 11:01 AM</text:p>
          </table:table-cell>
          <table:table-cell office:value-type="string" table:style-name="ce13">
            <text:p>#braon chat for payloads</text:p>
          </table:table-cell>
          <table:table-cell table:style-name="ce23"/>
          <table:table-cell table:number-columns-repeated="16375"/>
        </table:table-row>
        <table:table-row table:style-name="ro2" table:visibility="collapse">
          <table:table-cell office:value-type="float" office:value="926" table:formula="of:=[.A1981]" table:style-name="ce17">
            <text:p>926</text:p>
          </table:table-cell>
          <table:table-cell table:style-name="ce19"/>
          <table:table-cell office:value-type="string" table:style-name="ce4">
            <text:p>BILLED</text:p>
          </table:table-cell>
          <table:table-cell office:value-type="float" office:value="0.15666666679317132" table:formula="of:=IF(AND([.F1982] &lt;&gt; &quot;&quot;;[.G1982] &lt;&gt; &quot;&quot;);([.G1982]-[.F1982])*24;&quot;---&quot;)" table:style-name="ce4">
            <text:p>0.157</text:p>
          </table:table-cell>
          <table:table-cell office:value-type="string" table:style-name="ce21">
            <text:p>IDtoSapBrim</text:p>
          </table:table-cell>
          <table:table-cell office:value-type="date" office:date-value="2025-07-30T11:01:00" table:style-name="ce14">
            <text:p>7/30/25 11:01 AM</text:p>
          </table:table-cell>
          <table:table-cell office:value-type="date" office:date-value="2025-07-30T11:10:24" table:style-name="ce14">
            <text:p>7/30/25 11:10 AM</text:p>
          </table:table-cell>
          <table:table-cell office:value-type="string" table:style-name="ce13">
            <text:p>Review of nirosha making her changes again</text:p>
          </table:table-cell>
          <table:table-cell table:style-name="ce23"/>
          <table:table-cell table:number-columns-repeated="16375"/>
        </table:table-row>
        <table:table-row table:style-name="ro2" table:visibility="collapse">
          <table:table-cell office:value-type="float" office:value="926" table:formula="of:=[.A1982]" table:style-name="ce17">
            <text:p>926</text:p>
          </table:table-cell>
          <table:table-cell table:style-name="ce21"/>
          <table:table-cell office:value-type="string" table:style-name="ce4">
            <text:p>BILLED</text:p>
          </table:table-cell>
          <table:table-cell office:value-type="float" office:value="0.42749999987427145" table:formula="of:=IF(AND([.F1983] &lt;&gt; &quot;&quot;;[.G1983] &lt;&gt; &quot;&quot;);([.G1983]-[.F1983])*24;&quot;---&quot;)" table:style-name="ce4">
            <text:p>0.427</text:p>
          </table:table-cell>
          <table:table-cell office:value-type="string" table:style-name="ce21">
            <text:p>IDtoApptio</text:p>
          </table:table-cell>
          <table:table-cell office:value-type="date" office:date-value="2025-07-30T11:10:24" table:style-name="ce14">
            <text:p>7/30/25 11:10 AM</text:p>
          </table:table-cell>
          <table:table-cell office:value-type="date" office:date-value="2025-07-30T11:36:03" table:style-name="ce14">
            <text:p>7/30/25 11:36 AM</text:p>
          </table:table-cell>
          <table:table-cell office:value-type="string" table:style-name="ce13">
            <text:p>#trying to plan time with developer</text:p>
          </table:table-cell>
          <table:table-cell table:style-name="ce23"/>
          <table:table-cell table:number-columns-repeated="16375"/>
        </table:table-row>
        <table:table-row table:style-name="ro2" table:visibility="collapse">
          <table:table-cell office:value-type="float" office:value="926" table:formula="of:=[.A1983]" table:style-name="ce17">
            <text:p>926</text:p>
          </table:table-cell>
          <table:table-cell table:style-name="ce19"/>
          <table:table-cell office:value-type="string" table:style-name="ce4">
            <text:p>BILLED</text:p>
          </table:table-cell>
          <table:table-cell office:value-type="float" office:value="1.1380555556388572" table:formula="of:=IF(AND([.F1984] &lt;&gt; &quot;&quot;;[.G1984] &lt;&gt; &quot;&quot;);([.G1984]-[.F1984])*24;&quot;---&quot;)" table:style-name="ce4">
            <text:p>1.138</text:p>
          </table:table-cell>
          <table:table-cell office:value-type="string" table:style-name="ce21">
            <text:p>L&amp;L-Brian-postman</text:p>
          </table:table-cell>
          <table:table-cell office:value-type="date" office:date-value="2025-07-30T12:00:00" table:style-name="ce14">
            <text:p>7/30/25 12:00 PM</text:p>
          </table:table-cell>
          <table:table-cell office:value-type="date" office:date-value="2025-07-30T13:08:17" table:style-name="ce14">
            <text:p>7/30/25 01:08 PM</text:p>
          </table:table-cell>
          <table:table-cell office:value-type="string" table:style-name="ce13">
            <text:p>L&amp;L discussing HTTP/REST and Postman.</text:p>
          </table:table-cell>
          <table:table-cell table:style-name="ce23"/>
          <table:table-cell table:number-columns-repeated="16375"/>
        </table:table-row>
        <table:table-row table:style-name="ro2" table:visibility="collapse">
          <table:table-cell office:value-type="float" office:value="926" table:formula="of:=[.A1984]" table:style-name="ce17">
            <text:p>926</text:p>
          </table:table-cell>
          <table:table-cell table:style-name="ce19"/>
          <table:table-cell office:value-type="string" table:style-name="ce4">
            <text:p>BILLED</text:p>
          </table:table-cell>
          <table:table-cell office:value-type="float" office:value="1.0377777776448056" table:formula="of:=IF(AND([.F1985] &lt;&gt; &quot;&quot;;[.G1985] &lt;&gt; &quot;&quot;);([.G1985]-[.F1985])*24;&quot;---&quot;)" table:style-name="ce4">
            <text:p>1.038</text:p>
          </table:table-cell>
          <table:table-cell office:value-type="string" table:style-name="ce21">
            <text:p>IDtoApptio</text:p>
          </table:table-cell>
          <table:table-cell office:value-type="date" office:date-value="2025-07-30T13:08:17" table:style-name="ce14">
            <text:p>7/30/25 01:08 PM</text:p>
          </table:table-cell>
          <table:table-cell office:value-type="date" office:date-value="2025-07-30T14:10:33" table:style-name="ce14">
            <text:p>7/30/25 02:10 PM</text:p>
          </table:table-cell>
          <table:table-cell office:value-type="string" table:style-name="ce21">
            <text:p>#Worked on getting ibm session</text:p>
          </table:table-cell>
          <table:table-cell table:style-name="ce23"/>
          <table:table-cell table:number-columns-repeated="16375"/>
        </table:table-row>
        <table:table-row table:style-name="ro2" table:visibility="collapse">
          <table:table-cell office:value-type="float" office:value="926" table:formula="of:=[.A1985]" table:style-name="ce17">
            <text:p>926</text:p>
          </table:table-cell>
          <table:table-cell table:style-name="ce19"/>
          <table:table-cell office:value-type="string" table:style-name="ce4">
            <text:p>BILLED</text:p>
          </table:table-cell>
          <table:table-cell office:value-type="float" office:value="0.87416666670469567" table:formula="of:=IF(AND([.F1986] &lt;&gt; &quot;&quot;;[.G1986] &lt;&gt; &quot;&quot;);([.G1986]-[.F1986])*24;&quot;---&quot;)" table:style-name="ce4">
            <text:p>0.874</text:p>
          </table:table-cell>
          <table:table-cell office:value-type="string" table:style-name="ce21">
            <text:p>IDtoApptio</text:p>
          </table:table-cell>
          <table:table-cell office:value-type="date" office:date-value="2025-07-30T14:10:33" table:style-name="ce14">
            <text:p>7/30/25 02:10 PM</text:p>
          </table:table-cell>
          <table:table-cell office:value-type="date" office:date-value="2025-07-30T15:03:00" table:style-name="ce14">
            <text:p>7/30/25 03:03 PM</text:p>
          </table:table-cell>
          <table:table-cell office:value-type="string" table:style-name="ce10">
            <text:p>#worked on parsing simple version of payload to have completed driver.</text:p>
          </table:table-cell>
          <table:table-cell table:style-name="ce23"/>
          <table:table-cell table:number-columns-repeated="16375"/>
        </table:table-row>
        <table:table-row table:style-name="ro2" table:visibility="collapse">
          <table:table-cell office:value-type="float" office:value="926" table:formula="of:=[.A1986]" table:style-name="ce17">
            <text:p>926</text:p>
          </table:table-cell>
          <table:table-cell table:style-name="ce19"/>
          <table:table-cell office:value-type="string" table:style-name="ce4">
            <text:p>BILLED</text:p>
          </table:table-cell>
          <table:table-cell office:value-type="float" office:value="0.50999999995110556" table:formula="of:=IF(AND([.F1987] &lt;&gt; &quot;&quot;;[.G1987] &lt;&gt; &quot;&quot;);([.G1987]-[.F1987])*24;&quot;---&quot;)" table:style-name="ce4">
            <text:p>0.510</text:p>
          </table:table-cell>
          <table:table-cell office:value-type="string" table:style-name="ce21">
            <text:p>IDtoemployeeSvc</text:p>
          </table:table-cell>
          <table:table-cell office:value-type="date" office:date-value="2025-07-30T15:03:00" table:style-name="ce14">
            <text:p>7/30/25 03:03 PM</text:p>
          </table:table-cell>
          <table:table-cell office:value-type="date" office:date-value="2025-07-30T15:33:36" table:style-name="ce14">
            <text:p>7/30/25 03:33 PM</text:p>
          </table:table-cell>
          <table:table-cell office:value-type="string" table:style-name="ce13">
            <text:p>Meeting discussing the need to use a non-routing postfix for email address in QA for the IDtoEmployeeSvc driver.</text:p>
          </table:table-cell>
          <table:table-cell table:style-name="ce23"/>
          <table:table-cell table:number-columns-repeated="16375"/>
        </table:table-row>
        <table:table-row table:style-name="ro2" table:visibility="collapse">
          <table:table-cell office:value-type="float" office:value="926" table:formula="of:=[.A1987]" table:style-name="ce17">
            <text:p>926</text:p>
          </table:table-cell>
          <table:table-cell table:style-name="ce19"/>
          <table:table-cell office:value-type="string" table:style-name="ce4">
            <text:p>BILLED</text:p>
          </table:table-cell>
          <table:table-cell office:value-type="float" office:value="0.35666666674660519" table:formula="of:=IF(AND([.F1988] &lt;&gt; &quot;&quot;;[.G1988] &lt;&gt; &quot;&quot;);([.G1988]-[.F1988])*24;&quot;---&quot;)" table:style-name="ce4">
            <text:p>0.357</text:p>
          </table:table-cell>
          <table:table-cell office:value-type="string" table:style-name="ce21">
            <text:p>IDtoemployeeSvc</text:p>
          </table:table-cell>
          <table:table-cell office:value-type="date" office:date-value="2025-07-30T15:33:36" table:style-name="ce14">
            <text:p>7/30/25 03:33 PM</text:p>
          </table:table-cell>
          <table:table-cell office:value-type="date" office:date-value="2025-07-30T15:55:00" table:style-name="ce14">
            <text:p>7/30/25 03:55 PM</text:p>
          </table:table-cell>
          <table:table-cell office:value-type="string" table:style-name="ce13">
            <text:p>#checking 12.5.6 in prod matchiens git</text:p>
          </table:table-cell>
          <table:table-cell table:style-name="ce23"/>
          <table:table-cell table:number-columns-repeated="16375"/>
        </table:table-row>
        <table:table-row table:style-name="ro2" table:visibility="collapse">
          <table:table-cell office:value-type="float" office:value="926" table:formula="of:=[.A1988]" table:style-name="ce17">
            <text:p>926</text:p>
          </table:table-cell>
          <table:table-cell table:style-name="ce19"/>
          <table:table-cell table:style-name="ce4"/>
          <table:table-cell office:value-type="string" office:string-value="---" table:formula="of:=IF(AND([.F1989] &lt;&gt; &quot;&quot;;[.G1989] &lt;&gt; &quot;&quot;);([.G1989]-[.F1989])*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89]" table:style-name="ce17">
            <text:p>926</text:p>
          </table:table-cell>
          <table:table-cell table:style-name="ce19"/>
          <table:table-cell table:style-name="ce4"/>
          <table:table-cell office:value-type="string" office:string-value="---" table:formula="of:=IF(AND([.F1990] &lt;&gt; &quot;&quot;;[.G1990] &lt;&gt; &quot;&quot;);([.G1990]-[.F1990])*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0]" table:style-name="ce17">
            <text:p>926</text:p>
          </table:table-cell>
          <table:table-cell table:style-name="ce19"/>
          <table:table-cell table:style-name="ce4"/>
          <table:table-cell office:value-type="string" office:string-value="---" table:formula="of:=IF(AND([.F1991] &lt;&gt; &quot;&quot;;[.G1991] &lt;&gt; &quot;&quot;);([.G1991]-[.F199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1]" table:style-name="ce17">
            <text:p>926</text:p>
          </table:table-cell>
          <table:table-cell table:style-name="ce19"/>
          <table:table-cell table:style-name="ce4"/>
          <table:table-cell office:value-type="string" office:string-value="---" table:formula="of:=IF(AND([.F1992] &lt;&gt; &quot;&quot;;[.G1992] &lt;&gt; &quot;&quot;);([.G1992]-[.F1992])*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2]" table:style-name="ce17">
            <text:p>926</text:p>
          </table:table-cell>
          <table:table-cell table:style-name="ce19"/>
          <table:table-cell table:style-name="ce4"/>
          <table:table-cell office:value-type="string" office:string-value="---" table:formula="of:=IF(AND([.F1993] &lt;&gt; &quot;&quot;;[.G1993] &lt;&gt; &quot;&quot;);([.G1993]-[.F1993])*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2" table:visibility="collapse">
          <table:table-cell office:value-type="float" office:value="926" table:formula="of:=[.A1993]" table:style-name="ce17">
            <text:p>926</text:p>
          </table:table-cell>
          <table:table-cell table:style-name="ce19"/>
          <table:table-cell table:style-name="ce4"/>
          <table:table-cell office:value-type="string" office:string-value="---" table:formula="of:=IF(AND([.F1994] &lt;&gt; &quot;&quot;;[.G1994] &lt;&gt; &quot;&quot;);([.G1994]-[.F1994])*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2" table:visibility="collapse">
          <table:table-cell office:value-type="float" office:value="926" table:formula="of:=[.A1994]" table:style-name="ce17">
            <text:p>926</text:p>
          </table:table-cell>
          <table:table-cell table:style-name="ce19"/>
          <table:table-cell table:style-name="ce4"/>
          <table:table-cell office:value-type="string" office:string-value="---" table:formula="of:=IF(AND([.F1995] &lt;&gt; &quot;&quot;;[.G1995] &lt;&gt; &quot;&quot;);([.G1995]-[.F1995])*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5]" table:style-name="ce17">
            <text:p>926</text:p>
          </table:table-cell>
          <table:table-cell office:value-type="float" office:value="9" table:formula="of:=COM.MICROSOFT.CEILING([.C1996];0.25)" table:style-name="ce19">
            <text:p>9.000</text:p>
          </table:table-cell>
          <table:table-cell office:value-type="float" office:value="8.9266666668117978" table:formula="of:=SUM([.D1996:.D2013])" table:style-name="ce4">
            <text:p>8.927</text:p>
          </table:table-cell>
          <table:table-cell office:value-type="string" office:string-value="---" table:formula="of:=IF(AND([.F1996] &lt;&gt; &quot;&quot;;[.G1996] &lt;&gt; &quot;&quot;);([.G1996]-[.F1996])*24;&quot;---&quot;)" table:style-name="ce4">
            <text:p>---</text:p>
          </table:table-cell>
          <table:table-cell office:value-type="date" office:date-value="2025-07-31T00:00:00" table:style-name="ce28">
            <text:p>31-Jul</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1996]" table:style-name="ce17">
            <text:p>926</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7-31T08:30:00" table:style-name="ce14">
            <text:p>7/31/25 08:30 AM</text:p>
          </table:table-cell>
          <table:table-cell office:value-type="date" office:date-value="2025-07-31T08:40:00" table:style-name="ce14">
            <text:p>7/31/25 08:40 AM</text:p>
          </table:table-cell>
          <table:table-cell office:value-type="string" table:style-name="ce13">
            <text:p>Daily meetings with the team.</text:p>
          </table:table-cell>
          <table:table-cell table:style-name="ce18"/>
          <table:table-cell table:number-columns-repeated="16375"/>
        </table:table-row>
        <table:table-row table:style-name="ro4" table:visibility="collapse">
          <table:table-cell office:value-type="float" office:value="926" table:formula="of:=[.A1997]" table:style-name="ce17">
            <text:p>926</text:p>
          </table:table-cell>
          <table:table-cell table:style-name="ce19"/>
          <table:table-cell office:value-type="string" table:style-name="ce4">
            <text:p>BILLED</text:p>
          </table:table-cell>
          <table:table-cell office:value-type="float" office:value="4.7500000001164153" table:formula="of:=IF(AND([.F1998] &lt;&gt; &quot;&quot;;[.G1998] &lt;&gt; &quot;&quot;);([.G1998]-[.F1998])*24;&quot;---&quot;)" table:style-name="ce4">
            <text:p>4.750</text:p>
          </table:table-cell>
          <table:table-cell office:value-type="string" table:style-name="ce21">
            <text:p>IDtoApptio</text:p>
          </table:table-cell>
          <table:table-cell office:value-type="date" office:date-value="2025-07-31T09:15:00" table:style-name="ce14">
            <text:p>7/31/25 09:15 AM</text:p>
          </table:table-cell>
          <table:table-cell office:value-type="date" office:date-value="2025-07-31T14:00:00" table:style-name="ce14">
            <text:p>7/31/25 02:00 PM</text:p>
          </table:table-cell>
          <table:table-cell office:value-type="string" table:style-name="ce13">
            <text:p>Meeting discussing TBM Studio data retrieval for IDtoApptio. IDtoApptio research to confirm MyAccess can execute an API based collection for Apptio.</text:p>
          </table:table-cell>
          <table:table-cell office:value-type="string" table:style-name="ce18">
            <text:p>This was multiple working sessions with Mike Labit, a MyAccess engineer. We are investigating the ability for MyAccess to collect on its own, it would save a lot of pain for the app team.</text:p>
          </table:table-cell>
          <table:table-cell table:number-columns-repeated="16375"/>
        </table:table-row>
        <table:table-row table:style-name="ro2" table:visibility="collapse">
          <table:table-cell office:value-type="float" office:value="926" table:formula="of:=[.A1998]" table:style-name="ce17">
            <text:p>926</text:p>
          </table:table-cell>
          <table:table-cell table:style-name="ce19"/>
          <table:table-cell office:value-type="string" table:style-name="ce4">
            <text:p>BILLED</text:p>
          </table:table-cell>
          <table:table-cell office:value-type="float" office:value="1.7347222222597338" table:formula="of:=IF(AND([.F1999] &lt;&gt; &quot;&quot;;[.G1999] &lt;&gt; &quot;&quot;);([.G1999]-[.F1999])*24;&quot;---&quot;)" table:style-name="ce4">
            <text:p>1.735</text:p>
          </table:table-cell>
          <table:table-cell office:value-type="string" table:style-name="ce21">
            <text:p>IDtoApptio</text:p>
          </table:table-cell>
          <table:table-cell office:value-type="date" office:date-value="2025-07-31T14:30:00" table:style-name="ce14">
            <text:p>7/31/25 02:30 PM</text:p>
          </table:table-cell>
          <table:table-cell office:value-type="date" office:date-value="2025-07-31T16:14:05" table:style-name="ce14">
            <text:p>7/31/25 04:14 P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1999]" table:style-name="ce17">
            <text:p>926</text:p>
          </table:table-cell>
          <table:table-cell table:style-name="ce19"/>
          <table:table-cell office:value-type="string" table:style-name="ce4">
            <text:p>BILLED</text:p>
          </table:table-cell>
          <table:table-cell office:value-type="float" office:value="0.32666666671866551" table:formula="of:=IF(AND([.F2000] &lt;&gt; &quot;&quot;;[.G2000] &lt;&gt; &quot;&quot;);([.G2000]-[.F2000])*24;&quot;---&quot;)" table:style-name="ce4">
            <text:p>0.327</text:p>
          </table:table-cell>
          <table:table-cell office:value-type="string" table:style-name="ce21">
            <text:p>IDtoApptio</text:p>
          </table:table-cell>
          <table:table-cell office:value-type="date" office:date-value="2025-07-31T16:14:05" table:style-name="ce14">
            <text:p>7/31/25 04:14 PM</text:p>
          </table:table-cell>
          <table:table-cell office:value-type="date" office:date-value="2025-07-31T16:33:41" table:style-name="ce14">
            <text:p>7/31/25 04:33 PM</text:p>
          </table:table-cell>
          <table:table-cell office:value-type="string" table:style-name="ce10">
            <text:p>#Dhivya just talked with us: spend a bit more time trying to overcome cert issue with getting TBM stuid data through MyAccess</text:p>
          </table:table-cell>
          <table:table-cell table:style-name="ce18"/>
          <table:table-cell table:number-columns-repeated="16375"/>
        </table:table-row>
        <table:table-row table:style-name="ro2" table:visibility="collapse">
          <table:table-cell office:value-type="float" office:value="926" table:formula="of:=[.A2000]" table:style-name="ce17">
            <text:p>926</text:p>
          </table:table-cell>
          <table:table-cell table:style-name="ce19"/>
          <table:table-cell office:value-type="string" table:style-name="ce4">
            <text:p>BILLED</text:p>
          </table:table-cell>
          <table:table-cell office:value-type="float" office:value="1.5505555554991588" table:formula="of:=IF(AND([.F2001] &lt;&gt; &quot;&quot;;[.G2001] &lt;&gt; &quot;&quot;);([.G2001]-[.F2001])*24;&quot;---&quot;)" table:style-name="ce4">
            <text:p>1.551</text:p>
          </table:table-cell>
          <table:table-cell office:value-type="string" table:style-name="ce21">
            <text:p>IDtoApptio</text:p>
          </table:table-cell>
          <table:table-cell office:value-type="date" office:date-value="2025-07-31T16:33:41" table:style-name="ce14">
            <text:p>7/31/25 04:33 PM</text:p>
          </table:table-cell>
          <table:table-cell office:value-type="date" office:date-value="2025-07-31T18:06:43" table:style-name="ce38">
            <text:p>7/31/25 06:06 PM</text:p>
          </table:table-cell>
          <table:table-cell office:value-type="string" table:style-name="ce13">
            <text:p>#timecard . .</text:p>
          </table:table-cell>
          <table:table-cell table:style-name="ce18"/>
          <table:table-cell table:number-columns-repeated="16375"/>
        </table:table-row>
        <table:table-row table:style-name="ro2" table:visibility="collapse">
          <table:table-cell office:value-type="float" office:value="926" table:formula="of:=[.A2001]" table:style-name="ce17">
            <text:p>926</text:p>
          </table:table-cell>
          <table:table-cell table:style-name="ce19"/>
          <table:table-cell table:style-name="ce4"/>
          <table:table-cell office:value-type="float" office:value="0.56472222221782431" table:formula="of:=IF(AND([.F2002] &lt;&gt; &quot;&quot;;[.G2002] &lt;&gt; &quot;&quot;);([.G2002]-[.F2002])*24;&quot;---&quot;)" table:style-name="ce4">
            <text:p>0.565</text:p>
          </table:table-cell>
          <table:table-cell office:value-type="string" table:style-name="ce21">
            <text:p>IDtoDocunet</text:p>
          </table:table-cell>
          <table:table-cell office:value-type="date" office:date-value="2025-08-01T09:16:07" table:style-name="ce38">
            <text:p>8/1/25 09:16 AM</text:p>
          </table:table-cell>
          <table:table-cell office:value-type="date" office:date-value="2025-08-01T09:50:00" table:style-name="ce38">
            <text:p>8/1/25 09:50 AM</text:p>
          </table:table-cell>
          <table:table-cell office:value-type="string" table:style-name="ce13">
            <text:p>Worked on pushing users per the IDtoDocunet app team's request.</text:p>
          </table:table-cell>
          <table:table-cell table:style-name="ce18"/>
          <table:table-cell table:number-columns-repeated="16375"/>
        </table:table-row>
        <table:table-row table:style-name="ro2" table:visibility="collapse">
          <table:table-cell office:value-type="float" office:value="926" table:formula="of:=[.A2002]" table:style-name="ce17">
            <text:p>926</text:p>
          </table:table-cell>
          <table:table-cell table:style-name="ce11"/>
          <table:table-cell table:style-name="ce4"/>
          <table:table-cell office:value-type="string" office:string-value="---" table:formula="of:=IF(AND([.F2003] &lt;&gt; &quot;&quot;;[.G2003] &lt;&gt; &quot;&quot;);([.G2003]-[.F2003])*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2" table:visibility="collapse">
          <table:table-cell office:value-type="float" office:value="926" table:formula="of:=[.A2003]" table:style-name="ce17">
            <text:p>926</text:p>
          </table:table-cell>
          <table:table-cell table:style-name="ce29"/>
          <table:table-cell table:style-name="ce4"/>
          <table:table-cell office:value-type="string" office:string-value="---" table:formula="of:=IF(AND([.F2004] &lt;&gt; &quot;&quot;;[.G2004] &lt;&gt; &quot;&quot;);([.G2004]-[.F200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4]" table:style-name="ce17">
            <text:p>926</text:p>
          </table:table-cell>
          <table:table-cell table:style-name="ce19"/>
          <table:table-cell table:style-name="ce4"/>
          <table:table-cell office:value-type="string" office:string-value="---" table:formula="of:=IF(AND([.F2005] &lt;&gt; &quot;&quot;;[.G2005] &lt;&gt; &quot;&quot;);([.G2005]-[.F2005])*24;&quot;---&quot;)" table:style-name="ce4">
            <text:p>---</text:p>
          </table:table-cell>
          <table:table-cell table:style-name="ce21"/>
          <table:table-cell table:number-columns-repeated="2" table:style-name="ce14"/>
          <table:table-cell table:style-name="ce13"/>
          <table:table-cell table:style-name="ce10"/>
          <table:table-cell table:number-columns-repeated="16375"/>
        </table:table-row>
        <table:table-row table:style-name="ro2" table:visibility="collapse">
          <table:table-cell office:value-type="float" office:value="926" table:formula="of:=[.A2005]" table:style-name="ce17">
            <text:p>926</text:p>
          </table:table-cell>
          <table:table-cell office:value-type="string" table:style-name="ce4">
            <text:p>lunch</text:p>
          </table:table-cell>
          <table:table-cell table:style-name="ce4"/>
          <table:table-cell office:value-type="string" office:string-value="---" table:formula="of:=IF(AND([.F2006] &lt;&gt; &quot;&quot;;[.G2006] &lt;&gt; &quot;&quot;);([.G2006]-[.F20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6]" table:style-name="ce17">
            <text:p>926</text:p>
          </table:table-cell>
          <table:table-cell table:style-name="ce19"/>
          <table:table-cell table:style-name="ce4"/>
          <table:table-cell office:value-type="string" office:string-value="---" table:formula="of:=IF(AND([.F2007] &lt;&gt; &quot;&quot;;[.G2007] &lt;&gt; &quot;&quot;);([.G2007]-[.F20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7]" table:style-name="ce17">
            <text:p>926</text:p>
          </table:table-cell>
          <table:table-cell table:style-name="ce19"/>
          <table:table-cell table:style-name="ce4"/>
          <table:table-cell office:value-type="string" office:string-value="---" table:formula="of:=IF(AND([.F2008] &lt;&gt; &quot;&quot;;[.G2008] &lt;&gt; &quot;&quot;);([.G2008]-[.F200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8]" table:style-name="ce17">
            <text:p>926</text:p>
          </table:table-cell>
          <table:table-cell table:style-name="ce19"/>
          <table:table-cell table:style-name="ce4"/>
          <table:table-cell office:value-type="string" office:string-value="---" table:formula="of:=IF(AND([.F2009] &lt;&gt; &quot;&quot;;[.G2009] &lt;&gt; &quot;&quot;);([.G2009]-[.F200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09]" table:style-name="ce17">
            <text:p>926</text:p>
          </table:table-cell>
          <table:table-cell table:style-name="ce19"/>
          <table:table-cell table:style-name="ce4"/>
          <table:table-cell office:value-type="string" office:string-value="---" table:formula="of:=IF(AND([.F2010] &lt;&gt; &quot;&quot;;[.G2010] &lt;&gt; &quot;&quot;);([.G2010]-[.F201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0]" table:style-name="ce17">
            <text:p>926</text:p>
          </table:table-cell>
          <table:table-cell table:style-name="ce19"/>
          <table:table-cell table:style-name="ce4"/>
          <table:table-cell office:value-type="string" office:string-value="---" table:formula="of:=IF(AND([.F2011] &lt;&gt; &quot;&quot;;[.G2011] &lt;&gt; &quot;&quot;);([.G2011]-[.F201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1]" table:style-name="ce17">
            <text:p>926</text:p>
          </table:table-cell>
          <table:table-cell table:style-name="ce19"/>
          <table:table-cell table:style-name="ce4"/>
          <table:table-cell office:value-type="string" office:string-value="---" table:formula="of:=IF(AND([.F2012] &lt;&gt; &quot;&quot;;[.G2012] &lt;&gt; &quot;&quot;);([.G2012]-[.F201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2]" table:style-name="ce17">
            <text:p>926</text:p>
          </table:table-cell>
          <table:table-cell table:style-name="ce19"/>
          <table:table-cell table:style-name="ce4"/>
          <table:table-cell office:value-type="string" office:string-value="---" table:formula="of:=IF(AND([.F2013] &lt;&gt; &quot;&quot;;[.G2013] &lt;&gt; &quot;&quot;);([.G2013]-[.F201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3]" table:style-name="ce17">
            <text:p>926</text:p>
          </table:table-cell>
          <table:table-cell office:value-type="float" office:value="0.5" table:formula="of:=COM.MICROSOFT.CEILING([.C2014];0.25)" table:style-name="ce19">
            <text:p>0.500</text:p>
          </table:table-cell>
          <table:table-cell office:value-type="float" office:value="0.49999999988358468" table:formula="of:=SUM([.D2014:.D2031])" table:style-name="ce4">
            <text:p>0.500</text:p>
          </table:table-cell>
          <table:table-cell office:value-type="string" office:string-value="---" table:formula="of:=IF(AND([.F2014] &lt;&gt; &quot;&quot;;[.G2014] &lt;&gt; &quot;&quot;);([.G2014]-[.F2014])*24;&quot;---&quot;)" table:style-name="ce4">
            <text:p>---</text:p>
          </table:table-cell>
          <table:table-cell office:value-type="date" office:date-value="2025-08-01T00:00:00" table:style-name="ce20">
            <text:p>1-Aug</text:p>
          </table:table-cell>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14]" table:style-name="ce17">
            <text:p>926</text:p>
          </table:table-cell>
          <table:table-cell table:style-name="ce19"/>
          <table:table-cell office:value-type="string" table:style-name="ce4">
            <text:p>BILLED</text:p>
          </table:table-cell>
          <table:table-cell office:value-type="float" office:value="0.16666666668606922" table:formula="of:=IF(AND([.F2015] &lt;&gt; &quot;&quot;;[.G2015] &lt;&gt; &quot;&quot;);([.G2015]-[.F2015])*24;&quot;---&quot;)" table:style-name="ce4">
            <text:p>0.167</text:p>
          </table:table-cell>
          <table:table-cell office:value-type="string" table:style-name="ce21">
            <text:p>mtg-Daily</text:p>
          </table:table-cell>
          <table:table-cell office:value-type="date" office:date-value="2025-08-01T08:30:00" table:style-name="ce14">
            <text:p>8/1/25 08:30 AM</text:p>
          </table:table-cell>
          <table:table-cell office:value-type="date" office:date-value="2025-08-01T08:40:00" table:style-name="ce14">
            <text:p>8/1/25 08:40 AM</text:p>
          </table:table-cell>
          <table:table-cell office:value-type="string" table:style-name="ce13">
            <text:p>Daily meetings with the team.</text:p>
          </table:table-cell>
          <table:table-cell table:style-name="ce18"/>
          <table:table-cell table:number-columns-repeated="16375"/>
        </table:table-row>
        <table:table-row table:style-name="ro2" table:visibility="collapse">
          <table:table-cell office:value-type="float" office:value="926" table:formula="of:=[.A2015]" table:style-name="ce17">
            <text:p>926</text:p>
          </table:table-cell>
          <table:table-cell table:style-name="ce11"/>
          <table:table-cell office:value-type="date" office:date-value="2025-07-31T00:00:00" table:style-name="ce27">
            <text:p>31-Jul</text:p>
          </table:table-cell>
          <table:table-cell office:value-type="string" office:string-value="---" table:formula="of:=IF(AND([.F2016] &lt;&gt; &quot;&quot;;[.G2016] &lt;&gt; &quot;&quot;);([.G2016]-[.F2016])*24;&quot;---&quot;)" table:style-name="ce4">
            <text:p>---</text:p>
          </table:table-cell>
          <table:table-cell office:value-type="string" table:style-name="ce13">
            <text:p>-------</text:p>
          </table:table-cell>
          <table:table-cell table:number-columns-repeated="3" table:style-name="ce13"/>
          <table:table-cell table:style-name="ce15"/>
          <table:table-cell table:number-columns-repeated="16375"/>
        </table:table-row>
        <table:table-row table:style-name="ro2" table:visibility="collapse">
          <table:table-cell office:value-type="float" office:value="926" table:formula="of:=[.A2016]" table:style-name="ce17">
            <text:p>926</text:p>
          </table:table-cell>
          <table:table-cell table:style-name="ce19"/>
          <table:table-cell office:value-type="string" table:style-name="ce4">
            <text:p>BILLED</text:p>
          </table:table-cell>
          <table:table-cell office:value-type="float" office:value="0.33333333319751546" table:formula="of:=IF(AND([.F2017] &lt;&gt; &quot;&quot;;[.G2017] &lt;&gt; &quot;&quot;);([.G2017]-[.F2017])*24;&quot;---&quot;)" table:style-name="ce4">
            <text:p>0.333</text:p>
          </table:table-cell>
          <table:table-cell office:value-type="string" table:style-name="ce21">
            <text:p>mtg-Daily</text:p>
          </table:table-cell>
          <table:table-cell office:value-type="date" office:date-value="2025-08-01T09:30:00" table:style-name="ce14">
            <text:p>8/1/25 09:30 AM</text:p>
          </table:table-cell>
          <table:table-cell office:value-type="date" office:date-value="2025-08-01T09:50:00" table:style-name="ce14">
            <text:p>8/1/25 09:50 AM</text:p>
          </table:table-cell>
          <table:table-cell office:value-type="string" table:style-name="ce13">
            <text:p>#</text:p>
          </table:table-cell>
          <table:table-cell table:style-name="ce18"/>
          <table:table-cell table:number-columns-repeated="16375"/>
        </table:table-row>
        <table:table-row table:style-name="ro2" table:visibility="collapse">
          <table:table-cell office:value-type="float" office:value="926" table:formula="of:=[.A2017]" table:style-name="ce17">
            <text:p>926</text:p>
          </table:table-cell>
          <table:table-cell table:style-name="ce19"/>
          <table:table-cell office:value-type="string" table:style-name="ce4">
            <text:p>BILLED</text:p>
          </table:table-cell>
          <table:table-cell table:style-name="ce4"/>
          <table:table-cell office:value-type="string" table:style-name="ce21">
            <text:p>IDtoEmployeeSvc</text:p>
          </table:table-cell>
          <table:table-cell office:value-type="date" office:date-value="2025-08-01T09:50:00" table:style-name="ce14">
            <text:p>8/1/25 09:50 AM</text:p>
          </table:table-cell>
          <table:table-cell office:value-type="date" office:date-value="2025-08-01T10:02:57" table:style-name="ce14">
            <text:p>8/1/25 10:02 AM</text:p>
          </table:table-cell>
          <table:table-cell office:value-type="string" table:style-name="ce13">
            <text:p>Worked on creating a story for the email postfix issue in non-prod environments for IDtoEmployeeSvc.</text:p>
          </table:table-cell>
          <table:table-cell table:style-name="ce18"/>
          <table:table-cell table:number-columns-repeated="16375"/>
        </table:table-row>
        <table:table-row table:style-name="ro5" table:visibility="collapse">
          <table:table-cell office:value-type="float" office:value="926" table:formula="of:=[.A2018]"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02:57" table:style-name="ce14">
            <text:p>8/1/25 10:02 AM</text:p>
          </table:table-cell>
          <table:table-cell office:value-type="date" office:date-value="2025-08-01T10:56:48" table:style-name="ce14">
            <text:p>8/1/25 10:56 AM</text:p>
          </table:table-cell>
          <table:table-cell office:value-type="string" table:style-name="ce13">
            <text:p>Worked on certificate issue with MyAccess API data collection for the IDtoApptio driver. Worked to decide on the path forward, Direct API collection vs TBM Studio collection.</text:p>
          </table:table-cell>
          <table:table-cell office:value-type="string" table:style-name="ce18">
            <text:p>Worked with Mike Labit &amp; JSPs to resolve a cert error, along with confirming we can parse the results of the API with pagination settings.</text:p>
          </table:table-cell>
          <table:table-cell table:number-columns-repeated="16375"/>
        </table:table-row>
        <table:table-row table:style-name="ro2" table:visibility="collapse">
          <table:table-cell office:value-type="float" office:value="926" table:formula="of:=[.A2019]"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0:56:48" table:style-name="ce14">
            <text:p>8/1/25 10:56 AM</text:p>
          </table:table-cell>
          <table:table-cell office:value-type="date" office:date-value="2025-08-01T11:41:13" table:style-name="ce14">
            <text:p>8/1/25 11:41 AM</text:p>
          </table:table-cell>
          <table:table-cell office:value-type="string" table:style-name="ce13">
            <text:p>#just finished v1.2 ingore certs . . Now working with mike</text:p>
          </table:table-cell>
          <table:table-cell table:style-name="ce18"/>
          <table:table-cell table:number-columns-repeated="16375"/>
        </table:table-row>
        <table:table-row table:style-name="ro2" table:visibility="collapse">
          <table:table-cell office:value-type="float" office:value="926" table:formula="of:=[.A2020]"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1:41:13" table:style-name="ce14">
            <text:p>8/1/25 11:41 AM</text:p>
          </table:table-cell>
          <table:table-cell office:value-type="date" office:date-value="2025-08-01T13:41:46" table:style-name="ce14">
            <text:p>8/1/25 01:41 PM</text:p>
          </table:table-cell>
          <table:table-cell office:value-type="string" table:style-name="ce13">
            <text:p>#Plan A is out: SSL cert issues.</text:p>
          </table:table-cell>
          <table:table-cell table:style-name="ce18"/>
          <table:table-cell table:number-columns-repeated="16375"/>
        </table:table-row>
        <table:table-row table:style-name="ro2" table:visibility="collapse">
          <table:table-cell office:value-type="float" office:value="926" table:formula="of:=[.A2021]"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3:41:46" table:style-name="ce14">
            <text:p>8/1/25 01:41 PM</text:p>
          </table:table-cell>
          <table:table-cell office:value-type="date" office:date-value="2025-08-01T14:12:27" table:style-name="ce14">
            <text:p>8/1/25 02:12 PM</text:p>
          </table:table-cell>
          <table:table-cell office:value-type="string" table:style-name="ce13">
            <text:p>#chatted with Dhivya to try and get next steps . . Sending cert error to MyAccess</text:p>
          </table:table-cell>
          <table:table-cell table:style-name="ce18"/>
          <table:table-cell table:number-columns-repeated="16375"/>
        </table:table-row>
        <table:table-row table:style-name="ro2" table:visibility="collapse">
          <table:table-cell office:value-type="float" office:value="926" table:formula="of:=[.A2022]" table:style-name="ce17">
            <text:p>926</text:p>
          </table:table-cell>
          <table:table-cell table:style-name="ce19"/>
          <table:table-cell office:value-type="string" table:style-name="ce4">
            <text:p>BILLED</text:p>
          </table:table-cell>
          <table:table-cell table:style-name="ce4"/>
          <table:table-cell office:value-type="string" table:style-name="ce21">
            <text:p>IDtoDocunet</text:p>
          </table:table-cell>
          <table:table-cell office:value-type="date" office:date-value="2025-08-01T14:12:27" table:style-name="ce14">
            <text:p>8/1/25 02:12 PM</text:p>
          </table:table-cell>
          <table:table-cell office:value-type="date" office:date-value="2025-08-01T14:56:24" table:style-name="ce14">
            <text:p>8/1/25 02:56 PM</text:p>
          </table:table-cell>
          <table:table-cell office:value-type="string" table:style-name="ce10">
            <text:p>Worked on pushing users as requested by the Docunet app team for IDtoDocunet.</text:p>
          </table:table-cell>
          <table:table-cell table:style-name="ce18"/>
          <table:table-cell table:number-columns-repeated="16375"/>
        </table:table-row>
        <table:table-row table:style-name="ro2" table:visibility="collapse">
          <table:table-cell office:value-type="float" office:value="926" table:formula="of:=[.A2023]"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5:50:59" table:style-name="ce14">
            <text:p>8/1/25 03:50 PM</text:p>
          </table:table-cell>
          <table:table-cell office:value-type="date" office:date-value="2025-08-01T17:00:28" table:style-name="ce14">
            <text:p>8/1/25 05:00 PM</text:p>
          </table:table-cell>
          <table:table-cell office:value-type="string" table:style-name="ce10">
            <text:p>#just sent note to Baron, dhivya mike about cert error in MyAccess</text:p>
          </table:table-cell>
          <table:table-cell table:style-name="ce18"/>
          <table:table-cell table:number-columns-repeated="16375"/>
        </table:table-row>
        <table:table-row table:style-name="ro2" table:visibility="collapse">
          <table:table-cell office:value-type="float" office:value="926" table:formula="of:=[.A2024]" table:style-name="ce17">
            <text:p>926</text:p>
          </table:table-cell>
          <table:table-cell table:style-name="ce19"/>
          <table:table-cell office:value-type="string" table:style-name="ce4">
            <text:p>BILLED</text:p>
          </table:table-cell>
          <table:table-cell table:style-name="ce4"/>
          <table:table-cell office:value-type="string" table:style-name="ce21">
            <text:p>IDtoApptio</text:p>
          </table:table-cell>
          <table:table-cell office:value-type="date" office:date-value="2025-08-01T17:00:28" table:style-name="ce14">
            <text:p>8/1/25 05:00 PM</text:p>
          </table:table-cell>
          <table:table-cell office:value-type="date" office:date-value="2025-08-01T17:54:48" table:style-name="ce14">
            <text:p>8/1/25 05:54 PM</text:p>
          </table:table-cell>
          <table:table-cell office:value-type="string" table:style-name="ce13">
            <text:p>#just found out httpchecktest</text:p>
          </table:table-cell>
          <table:table-cell table:style-name="ce18"/>
          <table:table-cell table:number-columns-repeated="16375"/>
        </table:table-row>
        <table:table-row table:style-name="ro2" table:visibility="collapse">
          <table:table-cell office:value-type="float" office:value="926" table:formula="of:=[.A2025]" table:style-name="ce17">
            <text:p>926</text:p>
          </table:table-cell>
          <table:table-cell table:style-name="ce4"/>
          <table:table-cell office:value-type="string" table:style-name="ce4">
            <text:p>BILLED</text:p>
          </table:table-cell>
          <table:table-cell table:style-name="ce4"/>
          <table:table-cell office:value-type="string" table:style-name="ce21">
            <text:p>IDtoApptio</text:p>
          </table:table-cell>
          <table:table-cell office:value-type="date" office:date-value="2025-08-01T17:54:48" table:style-name="ce14">
            <text:p>8/1/25 05:54 PM</text:p>
          </table:table-cell>
          <table:table-cell office:value-type="date" office:date-value="2025-08-01T18:23:26" table:style-name="ce14">
            <text:p>8/1/25 06:23 PM</text:p>
          </table:table-cell>
          <table:table-cell office:value-type="string" table:style-name="ce13">
            <text:p>#5:53: successfully got token . .</text:p>
          </table:table-cell>
          <table:table-cell table:style-name="ce18"/>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7] &lt;&gt; &quot;&quot;;[.G2027] &lt;&gt; &quot;&quot;);([.G2027]-[.F2027])*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2" table:visibility="collapse">
          <table:table-cell office:value-type="float" office:value="926" table:formula="of:=[.A2026]" table:style-name="ce17">
            <text:p>926</text:p>
          </table:table-cell>
          <table:table-cell table:style-name="ce19"/>
          <table:table-cell table:style-name="ce4"/>
          <table:table-cell office:value-type="string" office:string-value="---" table:formula="of:=IF(AND([.F2028] &lt;&gt; &quot;&quot;;[.G2028] &lt;&gt; &quot;&quot;);([.G2028]-[.F2028])*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7]" table:style-name="ce17">
            <text:p>926</text:p>
          </table:table-cell>
          <table:table-cell table:style-name="ce19"/>
          <table:table-cell table:style-name="ce4"/>
          <table:table-cell office:value-type="string" office:string-value="---" table:formula="of:=IF(AND([.F2029] &lt;&gt; &quot;&quot;;[.G2029] &lt;&gt; &quot;&quot;);([.G2029]-[.F202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2" table:visibility="collapse">
          <table:table-cell office:value-type="float" office:value="926" table:formula="of:=[.A2029]" table:style-name="ce17">
            <text:p>926</text:p>
          </table:table-cell>
          <table:table-cell table:style-name="ce19"/>
          <table:table-cell table:style-name="ce4"/>
          <table:table-cell office:value-type="string" office:string-value="---" table:formula="of:=IF(AND([.F2030] &lt;&gt; &quot;&quot;;[.G2030] &lt;&gt; &quot;&quot;);([.G2030]-[.F20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6" table:formula="of:=[.A2030]" table:style-name="ce17">
            <text:p>926</text:p>
          </table:table-cell>
          <table:table-cell table:style-name="ce19"/>
          <table:table-cell table:style-name="ce4"/>
          <table:table-cell office:value-type="string" office:string-value="---" table:formula="of:=IF(AND([.F2031] &lt;&gt; &quot;&quot;;[.G2031] &lt;&gt; &quot;&quot;);([.G2031]-[.F203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7" table:formula="of:=[.A2031]+1" table:style-name="ce17">
            <text:p>927</text:p>
          </table:table-cell>
          <table:table-cell table:style-name="ce12"/>
          <table:table-cell office:value-type="string" table:style-name="ce4">
            <text:p>****************</text:p>
          </table:table-cell>
          <table:table-cell table:style-name="ce4"/>
          <table:table-cell office:value-type="string" office:string-value="Week 927" table:formula="of:=CONCATENATE(&quot;Week &quot;; [.A2033])" table:number-columns-spanned="2" table:number-rows-spanned="3" table:style-name="ce48">
            <text:p>Week 927</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3]" table:style-name="ce17">
            <text:p>927</text:p>
          </table:table-cell>
          <table:table-cell table:style-name="ce12"/>
          <table:table-cell office:value-type="string" table:style-name="ce4">
            <text:p>****************</text:p>
          </table:table-cell>
          <table:table-cell office:value-type="string" office:string-value="---" table:formula="of:=IF(AND([.F2034] &lt;&gt; &quot;&quot;;[.G2034] &lt;&gt; &quot;&quot;);([.G2034]-[.F2034])*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4]" table:style-name="ce17">
            <text:p>927</text:p>
          </table:table-cell>
          <table:table-cell table:style-name="ce19"/>
          <table:table-cell office:value-type="string" table:style-name="ce4">
            <text:p>****************</text:p>
          </table:table-cell>
          <table:table-cell office:value-type="string" office:string-value="---" table:formula="of:=IF(AND([.F2035] &lt;&gt; &quot;&quot;;[.G2035] &lt;&gt; &quot;&quot;);([.G2035]-[.F2035])*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7" table:formula="of:=[.A2035]" table:style-name="ce17">
            <text:p>927</text:p>
          </table:table-cell>
          <table:table-cell table:style-name="ce19"/>
          <table:table-cell office:value-type="string" table:style-name="ce4">
            <text:p>****************</text:p>
          </table:table-cell>
          <table:table-cell office:value-type="string" office:string-value="---" table:formula="of:=IF(AND([.F2036] &lt;&gt; &quot;&quot;;[.G2036] &lt;&gt; &quot;&quot;);([.G2036]-[.F2036])*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6]" table:style-name="ce17">
            <text:p>927</text:p>
          </table:table-cell>
          <table:table-cell table:style-name="ce19"/>
          <table:table-cell office:value-type="string" table:style-name="ce4">
            <text:p>****************</text:p>
          </table:table-cell>
          <table:table-cell office:value-type="string" office:string-value="---" table:formula="of:=IF(AND([.F2037] &lt;&gt; &quot;&quot;;[.G2037] &lt;&gt; &quot;&quot;);([.G2037]-[.F2037])*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7]" table:style-name="ce17">
            <text:p>927</text:p>
          </table:table-cell>
          <table:table-cell table:style-name="ce19"/>
          <table:table-cell office:value-type="string" table:style-name="ce4">
            <text:p>****************</text:p>
          </table:table-cell>
          <table:table-cell office:value-type="string" office:string-value="---" table:formula="of:=IF(AND([.F2038] &lt;&gt; &quot;&quot;;[.G2038] &lt;&gt; &quot;&quot;);([.G2038]-[.F203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8]" table:style-name="ce17">
            <text:p>927</text:p>
          </table:table-cell>
          <table:table-cell table:style-name="ce12"/>
          <table:table-cell office:value-type="string" table:style-name="ce4">
            <text:p>****************</text:p>
          </table:table-cell>
          <table:table-cell office:value-type="string" office:string-value="---" table:formula="of:=IF(AND([.F2039] &lt;&gt; &quot;&quot;;[.G2039] &lt;&gt; &quot;&quot;);([.G2039]-[.F203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39]" table:style-name="ce17">
            <text:p>927</text:p>
          </table:table-cell>
          <table:table-cell table:style-name="ce12"/>
          <table:table-cell office:value-type="string" table:style-name="ce4">
            <text:p>BILLED</text:p>
          </table:table-cell>
          <table:table-cell office:value-type="string" office:string-value="---" table:formula="of:=IF(AND([.F2040] &lt;&gt; &quot;&quot;;[.G2040] &lt;&gt; &quot;&quot;);([.G2040]-[.F204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40]" table:style-name="ce17">
            <text:p>927</text:p>
          </table:table-cell>
          <table:table-cell office:value-type="float" office:value="7" table:formula="of:=COM.MICROSOFT.CEILING([.C2041];0.25)" table:style-name="ce19">
            <text:p>7.000</text:p>
          </table:table-cell>
          <table:table-cell office:value-type="float" office:value="6.7916666668024845" table:formula="of:=SUM([.D2041:.D2064])" table:style-name="ce4">
            <text:p>6.792</text:p>
          </table:table-cell>
          <table:table-cell office:value-type="string" office:string-value="---" table:formula="of:=IF(AND([.F2041] &lt;&gt; &quot;&quot;;[.G2041] &lt;&gt; &quot;&quot;);([.G2041]-[.F2041])*24;&quot;---&quot;)" table:style-name="ce4">
            <text:p>---</text:p>
          </table:table-cell>
          <table:table-cell office:value-type="date" office:date-value="2025-08-04T00:00:00" table:style-name="ce20">
            <text:p>4-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41]" table:style-name="ce17">
            <text:p>927</text:p>
          </table:table-cell>
          <table:table-cell table:style-name="ce19"/>
          <table:table-cell office:value-type="string" table:style-name="ce4">
            <text:p>BILLED</text:p>
          </table:table-cell>
          <table:table-cell office:value-type="float" office:value="0.20000000012805685" table:formula="of:=IF(AND([.F2042] &lt;&gt; &quot;&quot;;[.G2042] &lt;&gt; &quot;&quot;);([.G2042]-[.F2042])*24;&quot;---&quot;)" table:style-name="ce4">
            <text:p>0.200</text:p>
          </table:table-cell>
          <table:table-cell office:value-type="string" table:style-name="ce25">
            <text:p>mtg-Daily</text:p>
          </table:table-cell>
          <table:table-cell office:value-type="date" office:date-value="2025-08-04T08:30:00" table:style-name="ce14">
            <text:p>8/4/25 08:30 AM</text:p>
          </table:table-cell>
          <table:table-cell office:value-type="date" office:date-value="2025-08-04T08:42:00" table:style-name="ce14">
            <text:p>8/4/25 08:42 AM</text:p>
          </table:table-cell>
          <table:table-cell office:value-type="string" table:style-name="ce16">
            <text:p>Daily meetings with the team. Weekly EE team meeting. MyAccess resolution meeting.</text:p>
          </table:table-cell>
          <table:table-cell table:style-name="ce18"/>
          <table:table-cell table:number-columns-repeated="16375"/>
        </table:table-row>
        <table:table-row table:style-name="ro14" table:visibility="collapse">
          <table:table-cell office:value-type="float" office:value="927" table:formula="of:=[.A2042]" table:style-name="ce17">
            <text:p>927</text:p>
          </table:table-cell>
          <table:table-cell table:style-name="ce19"/>
          <table:table-cell office:value-type="string" table:style-name="ce4">
            <text:p>BILLED</text:p>
          </table:table-cell>
          <table:table-cell office:value-type="float" office:value="0.48333333333721384" table:formula="of:=IF(AND([.F2043] &lt;&gt; &quot;&quot;;[.G2043] &lt;&gt; &quot;&quot;);([.G2043]-[.F2043])*24;&quot;---&quot;)" table:style-name="ce4">
            <text:p>0.483</text:p>
          </table:table-cell>
          <table:table-cell office:value-type="string" table:style-name="ce25">
            <text:p>mtg-Daily</text:p>
          </table:table-cell>
          <table:table-cell office:value-type="date" office:date-value="2025-08-04T09:31:00" table:style-name="ce14">
            <text:p>8/4/25 09:31 AM</text:p>
          </table:table-cell>
          <table:table-cell office:value-type="date" office:date-value="2025-08-04T10:00:00" table:style-name="ce14">
            <text:p>8/4/25 10:00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3]" table:style-name="ce17">
            <text:p>927</text:p>
          </table:table-cell>
          <table:table-cell table:style-name="ce19"/>
          <table:table-cell office:value-type="string" table:style-name="ce4">
            <text:p>BILLED</text:p>
          </table:table-cell>
          <table:table-cell office:value-type="float" office:value="0.8258333332487382" table:formula="of:=IF(AND([.F2044] &lt;&gt; &quot;&quot;;[.G2044] &lt;&gt; &quot;&quot;);([.G2044]-[.F2044])*24;&quot;---&quot;)" table:style-name="ce4">
            <text:p>0.826</text:p>
          </table:table-cell>
          <table:table-cell office:value-type="string" table:style-name="ce25">
            <text:p>mtg-ee</text:p>
          </table:table-cell>
          <table:table-cell office:value-type="date" office:date-value="2025-08-04T10:02:00" table:style-name="ce14">
            <text:p>8/4/25 10:02 AM</text:p>
          </table:table-cell>
          <table:table-cell office:value-type="date" office:date-value="2025-08-04T10:51:33" table:style-name="ce14">
            <text:p>8/4/25 10:51 AM</text:p>
          </table:table-cell>
          <table:table-cell office:value-type="string" table:style-name="ce16">
            <text:p># did fun drawing game: Krithicka's fan.</text:p>
          </table:table-cell>
          <table:table-cell table:style-name="ce18"/>
          <table:table-cell table:number-columns-repeated="16375"/>
        </table:table-row>
        <table:table-row table:style-name="ro14" table:visibility="collapse">
          <table:table-cell office:value-type="float" office:value="927" table:formula="of:=[.A2044]" table:style-name="ce17">
            <text:p>927</text:p>
          </table:table-cell>
          <table:table-cell table:style-name="ce19"/>
          <table:table-cell office:value-type="string" table:style-name="ce4">
            <text:p>BILLED</text:p>
          </table:table-cell>
          <table:table-cell office:value-type="float" office:value="5.7499999995343387E-2" table:formula="of:=IF(AND([.F2045] &lt;&gt; &quot;&quot;;[.G2045] &lt;&gt; &quot;&quot;);([.G2045]-[.F2045])*24;&quot;---&quot;)" table:style-name="ce4">
            <text:p>0.057</text:p>
          </table:table-cell>
          <table:table-cell office:value-type="string" table:style-name="ce25">
            <text:p>Idtoapptio</text:p>
          </table:table-cell>
          <table:table-cell office:value-type="date" office:date-value="2025-08-04T10:51:33" table:style-name="ce14">
            <text:p>8/4/25 10:51 AM</text:p>
          </table:table-cell>
          <table:table-cell office:value-type="date" office:date-value="2025-08-04T10:55:00" table:style-name="ce14">
            <text:p>8/4/25 10:55 AM</text:p>
          </table:table-cell>
          <table:table-cell office:value-type="string" table:style-name="ce16">
            <text:p>Worked on MyAccess payload parsing for the IDtoApptio driver.</text:p>
          </table:table-cell>
          <table:table-cell office:value-type="string" table:style-name="ce18">
            <text:p>Fixed code and 3 tests using the simplified payload for now.</text:p>
          </table:table-cell>
          <table:table-cell table:number-columns-repeated="16375"/>
        </table:table-row>
        <table:table-row table:style-name="ro14" table:visibility="collapse">
          <table:table-cell office:value-type="float" office:value="927" table:formula="of:=[.A2045]" table:style-name="ce17">
            <text:p>927</text:p>
          </table:table-cell>
          <table:table-cell table:style-name="ce19"/>
          <table:table-cell office:value-type="string" table:style-name="ce4">
            <text:p>BILLED</text:p>
          </table:table-cell>
          <table:table-cell office:value-type="float" office:value="0.14527777786133811" table:formula="of:=IF(AND([.F2046] &lt;&gt; &quot;&quot;;[.G2046] &lt;&gt; &quot;&quot;);([.G2046]-[.F2046])*24;&quot;---&quot;)" table:style-name="ce4">
            <text:p>0.145</text:p>
          </table:table-cell>
          <table:table-cell office:value-type="string" table:style-name="ce25">
            <text:p>IDtoEmployeeSvc</text:p>
          </table:table-cell>
          <table:table-cell office:value-type="date" office:date-value="2025-08-04T10:55:00" table:style-name="ce14">
            <text:p>8/4/25 10:55 AM</text:p>
          </table:table-cell>
          <table:table-cell office:value-type="date" office:date-value="2025-08-04T11:03:43" table:style-name="ce14">
            <text:p>8/4/25 11:03 AM</text:p>
          </table:table-cell>
          <table:table-cell office:value-type="string" table:style-name="ce16">
            <text:p>Worked on setting up to develop on 12.5.6 for IDtoEmployeeSvc with Gokul.</text:p>
          </table:table-cell>
          <table:table-cell table:style-name="ce18"/>
          <table:table-cell table:number-columns-repeated="16375"/>
        </table:table-row>
        <table:table-row table:style-name="ro14" table:visibility="collapse">
          <table:table-cell office:value-type="float" office:value="927" table:formula="of:=[.A2046]" table:style-name="ce17">
            <text:p>927</text:p>
          </table:table-cell>
          <table:table-cell table:style-name="ce19"/>
          <table:table-cell office:value-type="string" table:style-name="ce4">
            <text:p>BILLED</text:p>
          </table:table-cell>
          <table:table-cell office:value-type="float" office:value="0.20361111121019349" table:formula="of:=IF(AND([.F2047] &lt;&gt; &quot;&quot;;[.G2047] &lt;&gt; &quot;&quot;);([.G2047]-[.F2047])*24;&quot;---&quot;)" table:style-name="ce4">
            <text:p>0.204</text:p>
          </table:table-cell>
          <table:table-cell office:value-type="string" table:style-name="ce25">
            <text:p>mtg-MyAccess</text:p>
          </table:table-cell>
          <table:table-cell office:value-type="date" office:date-value="2025-08-04T12:05:00" table:style-name="ce14">
            <text:p>8/4/25 12:05 PM</text:p>
          </table:table-cell>
          <table:table-cell office:value-type="date" office:date-value="2025-08-04T12:17:13" table:style-name="ce14">
            <text:p>8/4/25 12:17 P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7" table:formula="of:=[.A2047]" table:style-name="ce17">
            <text:p>927</text:p>
          </table:table-cell>
          <table:table-cell table:style-name="ce19"/>
          <table:table-cell office:value-type="string" table:style-name="ce4">
            <text:p>BILLED</text:p>
          </table:table-cell>
          <table:table-cell office:value-type="float" office:value="4.2649999998975545" table:formula="of:=IF(AND([.F2048] &lt;&gt; &quot;&quot;;[.G2048] &lt;&gt; &quot;&quot;);([.G2048]-[.F2048])*24;&quot;---&quot;)" table:style-name="ce4">
            <text:p>4.265</text:p>
          </table:table-cell>
          <table:table-cell office:value-type="string" table:style-name="ce25">
            <text:p>Idtoapptio</text:p>
          </table:table-cell>
          <table:table-cell office:value-type="date" office:date-value="2025-08-04T12:42:19" table:style-name="ce14">
            <text:p>8/4/25 12:42 PM</text:p>
          </table:table-cell>
          <table:table-cell office:value-type="date" office:date-value="2025-08-04T16:58:13" table:style-name="ce14">
            <text:p>8/4/25 04:58 PM</text:p>
          </table:table-cell>
          <table:table-cell office:value-type="string" table:style-name="ce21">
            <text:p># pass up through 1.2 using the simple parsing method.</text:p>
          </table:table-cell>
          <table:table-cell table:style-name="ce18"/>
          <table:table-cell table:number-columns-repeated="16375"/>
        </table:table-row>
        <table:table-row table:style-name="ro14" table:visibility="collapse">
          <table:table-cell office:value-type="float" office:value="927" table:formula="of:=[.A2048]" table:style-name="ce17">
            <text:p>927</text:p>
          </table:table-cell>
          <table:table-cell table:style-name="ce19"/>
          <table:table-cell office:value-type="string" table:style-name="ce4">
            <text:p>BILLED</text:p>
          </table:table-cell>
          <table:table-cell office:value-type="float" office:value="0.40277777781011537" table:formula="of:=IF(AND([.F2049] &lt;&gt; &quot;&quot;;[.G2049] &lt;&gt; &quot;&quot;);([.G2049]-[.F2049])*24;&quot;---&quot;)" table:style-name="ce4">
            <text:p>0.403</text:p>
          </table:table-cell>
          <table:table-cell office:value-type="string" table:style-name="ce25">
            <text:p>Idtoapptio</text:p>
          </table:table-cell>
          <table:table-cell office:value-type="date" office:date-value="2025-08-04T16:58:13" table:style-name="ce14">
            <text:p>8/4/25 04:58 PM</text:p>
          </table:table-cell>
          <table:table-cell office:value-type="date" office:date-value="2025-08-04T17:22:23" table:style-name="ce14">
            <text:p>8/4/25 05:22 PM</text:p>
          </table:table-cell>
          <table:table-cell office:value-type="string" table:style-name="ce22">
            <text:p># baslineining, . .checking next steps</text:p>
          </table:table-cell>
          <table:table-cell table:style-name="ce18"/>
          <table:table-cell table:number-columns-repeated="16375"/>
        </table:table-row>
        <table:table-row table:style-name="ro14" table:visibility="collapse">
          <table:table-cell office:value-type="float" office:value="927" table:formula="of:=[.A2049]" table:style-name="ce17">
            <text:p>927</text:p>
          </table:table-cell>
          <table:table-cell table:style-name="ce19"/>
          <table:table-cell office:value-type="string" table:style-name="ce4">
            <text:p>BILLED</text:p>
          </table:table-cell>
          <table:table-cell office:value-type="float" office:value="0.20833333331393078" table:formula="of:=IF(AND([.F2050] &lt;&gt; &quot;&quot;;[.G2050] &lt;&gt; &quot;&quot;);([.G2050]-[.F2050])*24;&quot;---&quot;)" table:style-name="ce4">
            <text:p>0.208</text:p>
          </table:table-cell>
          <table:table-cell office:value-type="string" table:style-name="ce25">
            <text:p>Idtoapptio</text:p>
          </table:table-cell>
          <table:table-cell office:value-type="date" office:date-value="2025-08-04T17:22:23" table:style-name="ce14">
            <text:p>8/4/25 05:22 PM</text:p>
          </table:table-cell>
          <table:table-cell office:value-type="date" office:date-value="2025-08-04T17:34:53" table:style-name="ce14">
            <text:p>8/4/25 05:34 PM</text:p>
          </table:table-cell>
          <table:table-cell office:value-type="string" table:style-name="ce21">
            <text:p># need to write deprovision, removal of roles to see match with no roles tobegin with work properly.</text:p>
          </table:table-cell>
          <table:table-cell table:style-name="ce18"/>
          <table:table-cell table:number-columns-repeated="16375"/>
        </table:table-row>
        <table:table-row table:style-name="ro14" table:visibility="collapse">
          <table:table-cell office:value-type="float" office:value="927" table:formula="of:=[.A2050]" table:style-name="ce17">
            <text:p>927</text:p>
          </table:table-cell>
          <table:table-cell table:number-columns-repeated="2" table:style-name="ce4"/>
          <table:table-cell office:value-type="string" office:string-value="---" table:formula="of:=IF(AND([.F2051] &lt;&gt; &quot;&quot;;[.G2051] &lt;&gt; &quot;&quot;);([.G2051]-[.F205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1]" table:style-name="ce17">
            <text:p>927</text:p>
          </table:table-cell>
          <table:table-cell table:style-name="ce31"/>
          <table:table-cell table:style-name="ce4"/>
          <table:table-cell office:value-type="string" office:string-value="---" table:formula="of:=IF(AND([.F2052] &lt;&gt; &quot;&quot;;[.G2052] &lt;&gt; &quot;&quot;);([.G2052]-[.F2052])*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2]" table:style-name="ce17">
            <text:p>927</text:p>
          </table:table-cell>
          <table:table-cell table:style-name="ce19"/>
          <table:table-cell table:style-name="ce4"/>
          <table:table-cell office:value-type="string" office:string-value="---" table:formula="of:=IF(AND([.F2053] &lt;&gt; &quot;&quot;;[.G2053] &lt;&gt; &quot;&quot;);([.G2053]-[.F205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3]" table:style-name="ce17">
            <text:p>927</text:p>
          </table:table-cell>
          <table:table-cell table:style-name="ce19"/>
          <table:table-cell table:style-name="ce4"/>
          <table:table-cell office:value-type="string" office:string-value="---" table:formula="of:=IF(AND([.F2054] &lt;&gt; &quot;&quot;;[.G2054] &lt;&gt; &quot;&quot;);([.G2054]-[.F2054])*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4]" table:style-name="ce17">
            <text:p>927</text:p>
          </table:table-cell>
          <table:table-cell table:style-name="ce19"/>
          <table:table-cell table:style-name="ce4"/>
          <table:table-cell office:value-type="string" office:string-value="---" table:formula="of:=IF(AND([.F2055] &lt;&gt; &quot;&quot;;[.G2055] &lt;&gt; &quot;&quot;);([.G2055]-[.F2055])*24;&quot;---&quot;)" table:style-name="ce4">
            <text:p>---</text:p>
          </table:table-cell>
          <table:table-cell office:value-type="string" table:style-name="ce20">
            <text:p>working on UC-LEAVE3.1-UserTerm</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5]" table:style-name="ce17">
            <text:p>927</text:p>
          </table:table-cell>
          <table:table-cell table:style-name="ce19"/>
          <table:table-cell table:style-name="ce4"/>
          <table:table-cell office:value-type="string" office:string-value="---" table:formula="of:=IF(AND([.F2056] &lt;&gt; &quot;&quot;;[.G2056] &lt;&gt; &quot;&quot;);([.G2056]-[.F2056])*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6]" table:style-name="ce17">
            <text:p>927</text:p>
          </table:table-cell>
          <table:table-cell table:style-name="ce19"/>
          <table:table-cell table:style-name="ce4"/>
          <table:table-cell office:value-type="string" office:string-value="---" table:formula="of:=IF(AND([.F2057] &lt;&gt; &quot;&quot;;[.G2057] &lt;&gt; &quot;&quot;);([.G2057]-[.F205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7]" table:style-name="ce17">
            <text:p>927</text:p>
          </table:table-cell>
          <table:table-cell table:style-name="ce19"/>
          <table:table-cell table:style-name="ce4"/>
          <table:table-cell office:value-type="string" office:string-value="---" table:formula="of:=IF(AND([.F2058] &lt;&gt; &quot;&quot;;[.G2058] &lt;&gt; &quot;&quot;);([.G2058]-[.F205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7" table:formula="of:=[.A2058]" table:style-name="ce17">
            <text:p>927</text:p>
          </table:table-cell>
          <table:table-cell table:style-name="ce19"/>
          <table:table-cell table:style-name="ce4"/>
          <table:table-cell office:value-type="string" office:string-value="---" table:formula="of:=IF(AND([.F2059] &lt;&gt; &quot;&quot;;[.G2059] &lt;&gt; &quot;&quot;);([.G2059]-[.F205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59]" table:style-name="ce17">
            <text:p>927</text:p>
          </table:table-cell>
          <table:table-cell table:style-name="ce19"/>
          <table:table-cell table:style-name="ce4"/>
          <table:table-cell office:value-type="string" office:string-value="---" table:formula="of:=IF(AND([.F2060] &lt;&gt; &quot;&quot;;[.G2060] &lt;&gt; &quot;&quot;);([.G2060]-[.F206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0]" table:style-name="ce17">
            <text:p>927</text:p>
          </table:table-cell>
          <table:table-cell table:style-name="ce19"/>
          <table:table-cell table:style-name="ce4"/>
          <table:table-cell office:value-type="string" office:string-value="---" table:formula="of:=IF(AND([.F2061] &lt;&gt; &quot;&quot;;[.G2061] &lt;&gt; &quot;&quot;);([.G2061]-[.F206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1]" table:style-name="ce17">
            <text:p>927</text:p>
          </table:table-cell>
          <table:table-cell table:style-name="ce19"/>
          <table:table-cell table:style-name="ce4"/>
          <table:table-cell office:value-type="string" office:string-value="---" table:formula="of:=IF(AND([.F2062] &lt;&gt; &quot;&quot;;[.G2062] &lt;&gt; &quot;&quot;);([.G2062]-[.F206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2]" table:style-name="ce17">
            <text:p>927</text:p>
          </table:table-cell>
          <table:table-cell table:style-name="ce19"/>
          <table:table-cell table:style-name="ce4"/>
          <table:table-cell office:value-type="string" office:string-value="---" table:formula="of:=IF(AND([.F2063] &lt;&gt; &quot;&quot;;[.G2063] &lt;&gt; &quot;&quot;);([.G2063]-[.F206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3]" table:style-name="ce17">
            <text:p>927</text:p>
          </table:table-cell>
          <table:table-cell table:style-name="ce19"/>
          <table:table-cell table:style-name="ce4"/>
          <table:table-cell office:value-type="string" office:string-value="---" table:formula="of:=IF(AND([.F2064] &lt;&gt; &quot;&quot;;[.G2064] &lt;&gt; &quot;&quot;);([.G2064]-[.F206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64]" table:style-name="ce17">
            <text:p>927</text:p>
          </table:table-cell>
          <table:table-cell office:value-type="float" office:value="8.25" table:formula="of:=COM.MICROSOFT.CEILING([.C2065];0.25)" table:style-name="ce19">
            <text:p>8.250</text:p>
          </table:table-cell>
          <table:table-cell office:value-type="float" office:value="8.2411111111287028" table:formula="of:=SUM([.D2065:.D2087])" table:style-name="ce4">
            <text:p>8.241</text:p>
          </table:table-cell>
          <table:table-cell office:value-type="string" office:string-value="---" table:formula="of:=IF(AND([.F2065] &lt;&gt; &quot;&quot;;[.G2065] &lt;&gt; &quot;&quot;);([.G2065]-[.F2065])*24;&quot;---&quot;)" table:style-name="ce4">
            <text:p>---</text:p>
          </table:table-cell>
          <table:table-cell office:value-type="date" office:date-value="2025-08-05T00:00:00" table:style-name="ce20">
            <text:p>5-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65]" table:style-name="ce17">
            <text:p>927</text:p>
          </table:table-cell>
          <table:table-cell table:style-name="ce19"/>
          <table:table-cell office:value-type="string" table:style-name="ce4">
            <text:p>BILLED</text:p>
          </table:table-cell>
          <table:table-cell office:value-type="float" office:value="0.16666666668606922" table:formula="of:=IF(AND([.F2066] &lt;&gt; &quot;&quot;;[.G2066] &lt;&gt; &quot;&quot;);([.G2066]-[.F2066])*24;&quot;---&quot;)" table:style-name="ce4">
            <text:p>0.167</text:p>
          </table:table-cell>
          <table:table-cell office:value-type="string" table:style-name="ce20">
            <text:p>mtg-Daily</text:p>
          </table:table-cell>
          <table:table-cell office:value-type="date" office:date-value="2025-08-05T08:30:00" table:style-name="ce14">
            <text:p>8/5/25 08:30 AM</text:p>
          </table:table-cell>
          <table:table-cell office:value-type="date" office:date-value="2025-08-05T08:40:00" table:style-name="ce14">
            <text:p>8/5/25 08:40 AM</text:p>
          </table:table-cell>
          <table:table-cell office:value-type="string" table:style-name="ce21">
            <text:p>Daily meetings with the team. Weekly EE backlog.</text:p>
          </table:table-cell>
          <table:table-cell table:style-name="ce15"/>
          <table:table-cell table:number-columns-repeated="16375"/>
        </table:table-row>
        <table:table-row table:style-name="ro14" table:visibility="collapse">
          <table:table-cell office:value-type="float" office:value="927" table:formula="of:=[.A2066]" table:style-name="ce17">
            <text:p>927</text:p>
          </table:table-cell>
          <table:table-cell table:style-name="ce4"/>
          <table:table-cell office:value-type="string" table:style-name="ce4">
            <text:p>BILLED</text:p>
          </table:table-cell>
          <table:table-cell office:value-type="float" office:value="1.1166666666395031" table:formula="of:=IF(AND([.F2067] &lt;&gt; &quot;&quot;;[.G2067] &lt;&gt; &quot;&quot;);([.G2067]-[.F2067])*24;&quot;---&quot;)" table:style-name="ce4">
            <text:p>1.117</text:p>
          </table:table-cell>
          <table:table-cell office:value-type="string" table:style-name="ce20">
            <text:p>IDtoapptio</text:p>
          </table:table-cell>
          <table:table-cell office:value-type="date" office:date-value="2025-08-05T09:40:00" table:style-name="ce14">
            <text:p>8/5/25 09:40 AM</text:p>
          </table:table-cell>
          <table:table-cell office:value-type="date" office:date-value="2025-08-05T10:47:00" table:style-name="ce14">
            <text:p>8/5/25 10:47 AM</text:p>
          </table:table-cell>
          <table:table-cell office:value-type="string" table:style-name="ce20">
            <text:p>Worked on setting new name for IDtoApptioFrontDoor phase 1 driver. Worked on deprovision functionality. Worked on testing the TargetProcess API for phase two of the driver. Worked on JSP for MyAccess Roles collection.</text:p>
          </table:table-cell>
          <table:table-cell office:value-type="string" table:style-name="ce18">
            <text:p>Need deprovision functionality, to finish reset of roles on a match scenario.</text:p>
          </table:table-cell>
          <table:table-cell table:number-columns-repeated="16375"/>
        </table:table-row>
        <table:table-row table:style-name="ro14" table:visibility="collapse">
          <table:table-cell office:value-type="float" office:value="927" table:formula="of:=[.A2067]" table:style-name="ce17">
            <text:p>927</text:p>
          </table:table-cell>
          <table:table-cell table:style-name="ce19"/>
          <table:table-cell office:value-type="string" table:style-name="ce4">
            <text:p>BILLED</text:p>
          </table:table-cell>
          <table:table-cell office:value-type="float" office:value="0.46666666661622003" table:formula="of:=IF(AND([.F2068] &lt;&gt; &quot;&quot;;[.G2068] &lt;&gt; &quot;&quot;);([.G2068]-[.F2068])*24;&quot;---&quot;)" table:style-name="ce4">
            <text:p>0.467</text:p>
          </table:table-cell>
          <table:table-cell office:value-type="string" table:style-name="ce20">
            <text:p>IDtoapptio</text:p>
          </table:table-cell>
          <table:table-cell office:value-type="date" office:date-value="2025-08-05T10:47:00" table:style-name="ce14">
            <text:p>8/5/25 10:47 AM</text:p>
          </table:table-cell>
          <table:table-cell office:value-type="date" office:date-value="2025-08-05T11:15:00" table:style-name="ce14">
            <text:p>8/5/25 11:15 AM</text:p>
          </table:table-cell>
          <table:table-cell office:value-type="string" table:style-name="ce21">
            <text:p># Worked on targetprocess api notes</text:p>
          </table:table-cell>
          <table:table-cell table:style-name="ce18"/>
          <table:table-cell table:number-columns-repeated="16375"/>
        </table:table-row>
        <table:table-row table:style-name="ro14" table:visibility="collapse">
          <table:table-cell office:value-type="float" office:value="927" table:formula="of:=[.A2068]" table:style-name="ce17">
            <text:p>927</text:p>
          </table:table-cell>
          <table:table-cell table:style-name="ce19"/>
          <table:table-cell office:value-type="string" table:style-name="ce4">
            <text:p>BILLED</text:p>
          </table:table-cell>
          <table:table-cell office:value-type="float" office:value="0.60194444441003725" table:formula="of:=IF(AND([.F2069] &lt;&gt; &quot;&quot;;[.G2069] &lt;&gt; &quot;&quot;);([.G2069]-[.F2069])*24;&quot;---&quot;)" table:style-name="ce4">
            <text:p>0.602</text:p>
          </table:table-cell>
          <table:table-cell office:value-type="string" table:style-name="ce20">
            <text:p>git training</text:p>
          </table:table-cell>
          <table:table-cell office:value-type="date" office:date-value="2025-08-05T11:15:00" table:style-name="ce14">
            <text:p>8/5/25 11:15 AM</text:p>
          </table:table-cell>
          <table:table-cell office:value-type="date" office:date-value="2025-08-05T11:51:07" table:style-name="ce14">
            <text:p>8/5/25 11:51 AM</text:p>
          </table:table-cell>
          <table:table-cell office:value-type="string" table:style-name="ce13">
            <text:p>Worked on prerequisite tasks for Git training.</text:p>
          </table:table-cell>
          <table:table-cell table:style-name="ce18"/>
          <table:table-cell table:number-columns-repeated="16375"/>
        </table:table-row>
        <table:table-row table:style-name="ro14" table:visibility="collapse">
          <table:table-cell office:value-type="float" office:value="927" table:formula="of:=[.A2069]" table:style-name="ce17">
            <text:p>927</text:p>
          </table:table-cell>
          <table:table-cell table:style-name="ce19"/>
          <table:table-cell office:value-type="string" table:style-name="ce4">
            <text:p>BILLED</text:p>
          </table:table-cell>
          <table:table-cell office:value-type="float" office:value="0.96166666672797874" table:formula="of:=IF(AND([.F2070] &lt;&gt; &quot;&quot;;[.G2070] &lt;&gt; &quot;&quot;);([.G2070]-[.F2070])*24;&quot;---&quot;)" table:style-name="ce4">
            <text:p>0.962</text:p>
          </table:table-cell>
          <table:table-cell office:value-type="string" table:style-name="ce20">
            <text:p>BAES</text:p>
          </table:table-cell>
          <table:table-cell office:value-type="date" office:date-value="2025-08-05T11:51:07" table:style-name="ce14">
            <text:p>8/5/25 11:51 AM</text:p>
          </table:table-cell>
          <table:table-cell office:value-type="date" office:date-value="2025-08-05T12:48:49" table:style-name="ce14">
            <text:p>8/5/25 12:48 PM</text:p>
          </table:table-cell>
          <table:table-cell office:value-type="string" table:style-name="ce26">
            <text:p>Worked on fixing the latest BAES IDM Upgrade plan.</text:p>
          </table:table-cell>
          <table:table-cell office:value-type="string" table:style-name="ce18">
            <text:p>Gary requested a review of the upgrade plan we're doing for them.</text:p>
          </table:table-cell>
          <table:table-cell table:number-columns-repeated="16375"/>
        </table:table-row>
        <table:table-row table:style-name="ro14" table:visibility="collapse">
          <table:table-cell office:value-type="float" office:value="927" table:formula="of:=[.A2070]" table:style-name="ce17">
            <text:p>927</text:p>
          </table:table-cell>
          <table:table-cell table:style-name="ce19"/>
          <table:table-cell office:value-type="string" table:style-name="ce4">
            <text:p>BILLED</text:p>
          </table:table-cell>
          <table:table-cell office:value-type="float" office:value="1.2697222221759148" table:formula="of:=IF(AND([.F2071] &lt;&gt; &quot;&quot;;[.G2071] &lt;&gt; &quot;&quot;);([.G2071]-[.F2071])*24;&quot;---&quot;)" table:style-name="ce4">
            <text:p>1.270</text:p>
          </table:table-cell>
          <table:table-cell office:value-type="string" table:style-name="ce20">
            <text:p>idtoaptio</text:p>
          </table:table-cell>
          <table:table-cell office:value-type="date" office:date-value="2025-08-05T12:48:49" table:style-name="ce14">
            <text:p>8/5/25 12:48 PM</text:p>
          </table:table-cell>
          <table:table-cell office:value-type="date" office:date-value="2025-08-05T14:05:00" table:style-name="ce14">
            <text:p>8/5/25 02:05 PM</text:p>
          </table:table-cell>
          <table:table-cell office:value-type="string" table:style-name="ce13">
            <text:p>#mike call, back on tests</text:p>
          </table:table-cell>
          <table:table-cell table:style-name="ce18"/>
          <table:table-cell table:number-columns-repeated="16375"/>
        </table:table-row>
        <table:table-row table:style-name="ro14" table:visibility="collapse">
          <table:table-cell office:value-type="float" office:value="927" table:formula="of:=[.A2071]" table:style-name="ce17">
            <text:p>927</text:p>
          </table:table-cell>
          <table:table-cell table:style-name="ce19"/>
          <table:table-cell office:value-type="string" table:style-name="ce4">
            <text:p>BILLED</text:p>
          </table:table-cell>
          <table:table-cell office:value-type="float" office:value="0.58333333331393078" table:formula="of:=IF(AND([.F2072] &lt;&gt; &quot;&quot;;[.G2072] &lt;&gt; &quot;&quot;);([.G2072]-[.F2072])*24;&quot;---&quot;)" table:style-name="ce4">
            <text:p>0.583</text:p>
          </table:table-cell>
          <table:table-cell office:value-type="string" table:style-name="ce20">
            <text:p>mtg-Backlog</text:p>
          </table:table-cell>
          <table:table-cell office:value-type="date" office:date-value="2025-08-05T14:05:00" table:style-name="ce14">
            <text:p>8/5/25 02:05 PM</text:p>
          </table:table-cell>
          <table:table-cell office:value-type="date" office:date-value="2025-08-05T14:40:00" table:style-name="ce14">
            <text:p>8/5/25 02:40 PM</text:p>
          </table:table-cell>
          <table:table-cell office:value-type="string" table:style-name="ce13">
            <text:p>#just got off with mike: we have a Users' role file; but we need a Roles' user file, doing javascript poc</text:p>
          </table:table-cell>
          <table:table-cell table:style-name="ce18"/>
          <table:table-cell table:number-columns-repeated="16375"/>
        </table:table-row>
        <table:table-row table:style-name="ro14" table:visibility="collapse">
          <table:table-cell office:value-type="float" office:value="927" table:formula="of:=[.A2072]" table:style-name="ce17">
            <text:p>927</text:p>
          </table:table-cell>
          <table:table-cell table:style-name="ce19"/>
          <table:table-cell office:value-type="string" table:style-name="ce4">
            <text:p>BILLED</text:p>
          </table:table-cell>
          <table:table-cell office:value-type="float" office:value="0.87000000011175871" table:formula="of:=IF(AND([.F2073] &lt;&gt; &quot;&quot;;[.G2073] &lt;&gt; &quot;&quot;);([.G2073]-[.F2073])*24;&quot;---&quot;)" table:style-name="ce4">
            <text:p>0.870</text:p>
          </table:table-cell>
          <table:table-cell office:value-type="string" table:style-name="ce20">
            <text:p>idtoaptio</text:p>
          </table:table-cell>
          <table:table-cell office:value-type="date" office:date-value="2025-08-05T14:40:00" table:style-name="ce14">
            <text:p>8/5/25 02:40 PM</text:p>
          </table:table-cell>
          <table:table-cell office:value-type="date" office:date-value="2025-08-05T15:32:12" table:style-name="ce14">
            <text:p>8/5/25 03:32 PM</text:p>
          </table:table-cell>
          <table:table-cell office:value-type="string" table:style-name="ce13">
            <text:p>#working on poc for user to role file</text:p>
          </table:table-cell>
          <table:table-cell table:style-name="ce15"/>
          <table:table-cell table:number-columns-repeated="16375"/>
        </table:table-row>
        <table:table-row table:style-name="ro14" table:visibility="collapse">
          <table:table-cell office:value-type="float" office:value="927" table:formula="of:=[.A2073]" table:style-name="ce17">
            <text:p>927</text:p>
          </table:table-cell>
          <table:table-cell table:style-name="ce19"/>
          <table:table-cell office:value-type="string" table:style-name="ce4">
            <text:p>BILLED</text:p>
          </table:table-cell>
          <table:table-cell office:value-type="float" office:value="0.11111111106583849" table:formula="of:=IF(AND([.F2074] &lt;&gt; &quot;&quot;;[.G2074] &lt;&gt; &quot;&quot;);([.G2074]-[.F2074])*24;&quot;---&quot;)" table:style-name="ce4">
            <text:p>0.111</text:p>
          </table:table-cell>
          <table:table-cell office:value-type="string" table:style-name="ce20">
            <text:p>IDtoCoupa</text:p>
          </table:table-cell>
          <table:table-cell office:value-type="date" office:date-value="2025-08-05T15:32:12" table:style-name="ce14">
            <text:p>8/5/25 03:32 PM</text:p>
          </table:table-cell>
          <table:table-cell office:value-type="date" office:date-value="2025-08-05T15:38:52" table:style-name="ce14">
            <text:p>8/5/25 03:38 PM</text:p>
          </table:table-cell>
          <table:table-cell office:value-type="string" table:style-name="ce13">
            <text:p>Worked on reviewing IDtoCoupa merge request for Gokul.</text:p>
          </table:table-cell>
          <table:table-cell table:style-name="ce18"/>
          <table:table-cell table:number-columns-repeated="16375"/>
        </table:table-row>
        <table:table-row table:style-name="ro14" table:visibility="collapse">
          <table:table-cell office:value-type="float" office:value="927" table:formula="of:=[.A2074]" table:style-name="ce17">
            <text:p>927</text:p>
          </table:table-cell>
          <table:table-cell table:style-name="ce4"/>
          <table:table-cell office:value-type="string" table:style-name="ce4">
            <text:p>BILLED</text:p>
          </table:table-cell>
          <table:table-cell office:value-type="float" office:value="1.4599999999045394" table:formula="of:=IF(AND([.F2075] &lt;&gt; &quot;&quot;;[.G2075] &lt;&gt; &quot;&quot;);([.G2075]-[.F2075])*24;&quot;---&quot;)" table:style-name="ce4">
            <text:p>1.460</text:p>
          </table:table-cell>
          <table:table-cell office:value-type="string" table:style-name="ce20">
            <text:p>idtoaptio</text:p>
          </table:table-cell>
          <table:table-cell office:value-type="date" office:date-value="2025-08-05T15:38:52" table:style-name="ce14">
            <text:p>8/5/25 03:38 PM</text:p>
          </table:table-cell>
          <table:table-cell office:value-type="date" office:date-value="2025-08-05T17:06:28" table:style-name="ce14">
            <text:p>8/5/25 05:06 PM</text:p>
          </table:table-cell>
          <table:table-cell office:value-type="string" table:style-name="ce13">
            <text:p># finishing poc to get role data back.</text:p>
          </table:table-cell>
          <table:table-cell table:style-name="ce18"/>
          <table:table-cell table:number-columns-repeated="16375"/>
        </table:table-row>
        <table:table-row table:style-name="ro14" table:visibility="collapse">
          <table:table-cell office:value-type="float" office:value="927" table:formula="of:=[.A2075]" table:style-name="ce17">
            <text:p>927</text:p>
          </table:table-cell>
          <table:table-cell table:style-name="ce19"/>
          <table:table-cell office:value-type="string" table:style-name="ce4">
            <text:p>BILLED</text:p>
          </table:table-cell>
          <table:table-cell office:value-type="float" office:value="0.63333333347691223" table:formula="of:=IF(AND([.F2076] &lt;&gt; &quot;&quot;;[.G2076] &lt;&gt; &quot;&quot;);([.G2076]-[.F2076])*24;&quot;---&quot;)" table:style-name="ce4">
            <text:p>0.633</text:p>
          </table:table-cell>
          <table:table-cell office:value-type="string" table:style-name="ce20">
            <text:p>idtoaptio</text:p>
          </table:table-cell>
          <table:table-cell office:value-type="date" office:date-value="2025-08-05T17:42:49" table:style-name="ce14">
            <text:p>8/5/25 05:42 PM</text:p>
          </table:table-cell>
          <table:table-cell office:value-type="date" office:date-value="2025-08-05T18:20:49" table:style-name="ce14">
            <text:p>8/5/25 06:2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076]" table:style-name="ce17">
            <text:p>927</text:p>
          </table:table-cell>
          <table:table-cell table:style-name="ce19"/>
          <table:table-cell table:style-name="ce4"/>
          <table:table-cell office:value-type="string" office:string-value="---" table:formula="of:=IF(AND([.F2077] &lt;&gt; &quot;&quot;;[.G2077] &lt;&gt; &quot;&quot;);([.G2077]-[.F20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7]" table:style-name="ce17">
            <text:p>927</text:p>
          </table:table-cell>
          <table:table-cell table:style-name="ce19"/>
          <table:table-cell table:style-name="ce4"/>
          <table:table-cell office:value-type="string" office:string-value="---" table:formula="of:=IF(AND([.F2078] &lt;&gt; &quot;&quot;;[.G2078] &lt;&gt; &quot;&quot;);([.G2078]-[.F20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8]" table:style-name="ce17">
            <text:p>927</text:p>
          </table:table-cell>
          <table:table-cell table:style-name="ce19"/>
          <table:table-cell table:style-name="ce4"/>
          <table:table-cell office:value-type="string" office:string-value="---" table:formula="of:=IF(AND([.F2079] &lt;&gt; &quot;&quot;;[.G2079] &lt;&gt; &quot;&quot;);([.G2079]-[.F20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79]" table:style-name="ce17">
            <text:p>927</text:p>
          </table:table-cell>
          <table:table-cell table:style-name="ce19"/>
          <table:table-cell table:style-name="ce4"/>
          <table:table-cell office:value-type="string" office:string-value="---" table:formula="of:=IF(AND([.F2080] &lt;&gt; &quot;&quot;;[.G2080] &lt;&gt; &quot;&quot;);([.G2080]-[.F2080])*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0]" table:style-name="ce17">
            <text:p>927</text:p>
          </table:table-cell>
          <table:table-cell table:style-name="ce19"/>
          <table:table-cell table:style-name="ce4"/>
          <table:table-cell office:value-type="string" office:string-value="---" table:formula="of:=IF(AND([.F2081] &lt;&gt; &quot;&quot;;[.G2081] &lt;&gt; &quot;&quot;);([.G2081]-[.F2081])*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1]" table:style-name="ce17">
            <text:p>927</text:p>
          </table:table-cell>
          <table:table-cell table:style-name="ce19"/>
          <table:table-cell table:style-name="ce4"/>
          <table:table-cell office:value-type="string" office:string-value="---" table:formula="of:=IF(AND([.F2082] &lt;&gt; &quot;&quot;;[.G2082] &lt;&gt; &quot;&quot;);([.G2082]-[.F20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2]" table:style-name="ce17">
            <text:p>927</text:p>
          </table:table-cell>
          <table:table-cell table:style-name="ce19"/>
          <table:table-cell table:style-name="ce4"/>
          <table:table-cell office:value-type="string" office:string-value="---" table:formula="of:=IF(AND([.F2083] &lt;&gt; &quot;&quot;;[.G2083] &lt;&gt; &quot;&quot;);([.G2083]-[.F20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3]" table:style-name="ce17">
            <text:p>927</text:p>
          </table:table-cell>
          <table:table-cell table:style-name="ce19"/>
          <table:table-cell table:style-name="ce4"/>
          <table:table-cell office:value-type="string" office:string-value="---" table:formula="of:=IF(AND([.F2084] &lt;&gt; &quot;&quot;;[.G2084] &lt;&gt; &quot;&quot;);([.G2084]-[.F20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4]" table:style-name="ce17">
            <text:p>927</text:p>
          </table:table-cell>
          <table:table-cell table:style-name="ce19"/>
          <table:table-cell table:style-name="ce4"/>
          <table:table-cell office:value-type="string" office:string-value="---" table:formula="of:=IF(AND([.F2085] &lt;&gt; &quot;&quot;;[.G2085] &lt;&gt; &quot;&quot;);([.G2085]-[.F2085])*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5]" table:style-name="ce17">
            <text:p>927</text:p>
          </table:table-cell>
          <table:table-cell table:style-name="ce19"/>
          <table:table-cell table:style-name="ce4"/>
          <table:table-cell office:value-type="string" office:string-value="---" table:formula="of:=IF(AND([.F2086] &lt;&gt; &quot;&quot;;[.G2086] &lt;&gt; &quot;&quot;);([.G2086]-[.F2086])*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6]" table:style-name="ce17">
            <text:p>927</text:p>
          </table:table-cell>
          <table:table-cell table:style-name="ce19"/>
          <table:table-cell table:style-name="ce4"/>
          <table:table-cell office:value-type="string" office:string-value="---" table:formula="of:=IF(AND([.F2087] &lt;&gt; &quot;&quot;;[.G2087] &lt;&gt; &quot;&quot;);([.G2087]-[.F2087])*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7" table:formula="of:=[.A2087]" table:style-name="ce17">
            <text:p>927</text:p>
          </table:table-cell>
          <table:table-cell office:value-type="float" office:value="7" table:formula="of:=COM.MICROSOFT.CEILING([.C2088];0.25)" table:style-name="ce19">
            <text:p>7.000</text:p>
          </table:table-cell>
          <table:table-cell office:value-type="float" office:value="6.8933333333116025" table:formula="of:=SUM([.D2088:.D2108])" table:style-name="ce4">
            <text:p>6.893</text:p>
          </table:table-cell>
          <table:table-cell office:value-type="string" office:string-value="---" table:formula="of:=IF(AND([.F2088] &lt;&gt; &quot;&quot;;[.G2088] &lt;&gt; &quot;&quot;);([.G2088]-[.F2088])*24;&quot;---&quot;)" table:style-name="ce4">
            <text:p>---</text:p>
          </table:table-cell>
          <table:table-cell office:value-type="date" office:date-value="2025-08-06T00:00:00" table:style-name="ce20">
            <text:p>6-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088]" table:style-name="ce17">
            <text:p>927</text:p>
          </table:table-cell>
          <table:table-cell table:style-name="ce19"/>
          <table:table-cell office:value-type="string" table:style-name="ce4">
            <text:p>BILLED</text:p>
          </table:table-cell>
          <table:table-cell office:value-type="float" office:value="0.16666666668606922" table:formula="of:=IF(AND([.F2089] &lt;&gt; &quot;&quot;;[.G2089] &lt;&gt; &quot;&quot;);([.G2089]-[.F2089])*24;&quot;---&quot;)" table:style-name="ce4">
            <text:p>0.167</text:p>
          </table:table-cell>
          <table:table-cell office:value-type="string" table:style-name="ce21">
            <text:p>mtg-daily</text:p>
          </table:table-cell>
          <table:table-cell office:value-type="date" office:date-value="2025-08-06T08:30:00" table:style-name="ce14">
            <text:p>8/6/25 08:30 AM</text:p>
          </table:table-cell>
          <table:table-cell office:value-type="date" office:date-value="2025-08-06T08:40:00" table:style-name="ce14">
            <text:p>8/6/25 08:40 AM</text:p>
          </table:table-cell>
          <table:table-cell office:value-type="string" table:style-name="ce13">
            <text:p>Daily meetings with the team. <text:s/>Weekly EE/IGA sync up meeting.</text:p>
          </table:table-cell>
          <table:table-cell table:style-name="ce23"/>
          <table:table-cell table:number-columns-repeated="16375"/>
        </table:table-row>
        <table:table-row table:style-name="ro14" table:visibility="collapse">
          <table:table-cell office:value-type="float" office:value="927" table:formula="of:=[.A2089]" table:style-name="ce17">
            <text:p>927</text:p>
          </table:table-cell>
          <table:table-cell table:style-name="ce19"/>
          <table:table-cell office:value-type="string" table:style-name="ce4">
            <text:p>BILLED</text:p>
          </table:table-cell>
          <table:table-cell office:value-type="float" office:value="0.33333333337213844" table:formula="of:=IF(AND([.F2090] &lt;&gt; &quot;&quot;;[.G2090] &lt;&gt; &quot;&quot;);([.G2090]-[.F2090])*24;&quot;---&quot;)" table:style-name="ce4">
            <text:p>0.333</text:p>
          </table:table-cell>
          <table:table-cell office:value-type="string" table:style-name="ce21">
            <text:p>IDtoApptio</text:p>
          </table:table-cell>
          <table:table-cell office:value-type="date" office:date-value="2025-08-06T09:10:00" table:style-name="ce14">
            <text:p>8/6/25 09:10 AM</text:p>
          </table:table-cell>
          <table:table-cell office:value-type="date" office:date-value="2025-08-06T09:30:00" table:style-name="ce14">
            <text:p>8/6/25 09:30 A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0]" table:style-name="ce17">
            <text:p>927</text:p>
          </table:table-cell>
          <table:table-cell table:style-name="ce19"/>
          <table:table-cell office:value-type="string" table:style-name="ce4">
            <text:p>BILLED</text:p>
          </table:table-cell>
          <table:table-cell office:value-type="float" office:value="0.49999999988358468" table:formula="of:=IF(AND([.F2091] &lt;&gt; &quot;&quot;;[.G2091] &lt;&gt; &quot;&quot;);([.G2091]-[.F2091])*24;&quot;---&quot;)" table:style-name="ce4">
            <text:p>0.500</text:p>
          </table:table-cell>
          <table:table-cell office:value-type="string" table:style-name="ce21">
            <text:p>mtg-daily</text:p>
          </table:table-cell>
          <table:table-cell office:value-type="date" office:date-value="2025-08-06T09:30:00" table:style-name="ce14">
            <text:p>8/6/25 09:30 AM</text:p>
          </table:table-cell>
          <table:table-cell office:value-type="date" office:date-value="2025-08-06T10:00:00" table:style-name="ce14">
            <text:p>8/6/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1]" table:style-name="ce17">
            <text:p>927</text:p>
          </table:table-cell>
          <table:table-cell table:style-name="ce19"/>
          <table:table-cell office:value-type="string" table:style-name="ce4">
            <text:p>BILLED</text:p>
          </table:table-cell>
          <table:table-cell office:value-type="float" office:value="2.0000000000582077" table:formula="of:=IF(AND([.F2092] &lt;&gt; &quot;&quot;;[.G2092] &lt;&gt; &quot;&quot;);([.G2092]-[.F2092])*24;&quot;---&quot;)" table:style-name="ce4">
            <text:p>2.000</text:p>
          </table:table-cell>
          <table:table-cell office:value-type="string" table:style-name="ce21">
            <text:p>mtg-iga</text:p>
          </table:table-cell>
          <table:table-cell office:value-type="date" office:date-value="2025-08-06T10:00:00" table:style-name="ce14">
            <text:p>8/6/25 10:00 AM</text:p>
          </table:table-cell>
          <table:table-cell office:value-type="date" office:date-value="2025-08-06T12:00:00" table:style-name="ce14">
            <text:p>8/6/25 12:00 P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7" table:formula="of:=[.A2092]" table:style-name="ce17">
            <text:p>927</text:p>
          </table:table-cell>
          <table:table-cell table:style-name="ce19"/>
          <table:table-cell office:value-type="string" table:style-name="ce4">
            <text:p>BILLED</text:p>
          </table:table-cell>
          <table:table-cell office:value-type="float" office:value="1.2500000000582077" table:formula="of:=IF(AND([.F2093] &lt;&gt; &quot;&quot;;[.G2093] &lt;&gt; &quot;&quot;);([.G2093]-[.F2093])*24;&quot;---&quot;)" table:style-name="ce4">
            <text:p>1.250</text:p>
          </table:table-cell>
          <table:table-cell office:value-type="string" table:style-name="ce21">
            <text:p>L&amp;L-git internals</text:p>
          </table:table-cell>
          <table:table-cell office:value-type="date" office:date-value="2025-08-06T12:00:00" table:style-name="ce14">
            <text:p>8/6/25 12:00 PM</text:p>
          </table:table-cell>
          <table:table-cell office:value-type="date" office:date-value="2025-08-06T13:15:00" table:style-name="ce14">
            <text:p>8/6/25 01:15 PM</text:p>
          </table:table-cell>
          <table:table-cell office:value-type="string" table:style-name="ce21">
            <text:p>L&amp;L Git internals, YEA!!</text:p>
          </table:table-cell>
          <table:table-cell table:style-name="ce23"/>
          <table:table-cell table:number-columns-repeated="16375"/>
        </table:table-row>
        <table:table-row table:style-name="ro14" table:visibility="collapse">
          <table:table-cell office:value-type="float" office:value="927" table:formula="of:=[.A2093]" table:style-name="ce17">
            <text:p>927</text:p>
          </table:table-cell>
          <table:table-cell table:style-name="ce19"/>
          <table:table-cell office:value-type="string" table:style-name="ce4">
            <text:p>BILLED</text:p>
          </table:table-cell>
          <table:table-cell office:value-type="float" office:value="0.59305555553874001" table:formula="of:=IF(AND([.F2094] &lt;&gt; &quot;&quot;;[.G2094] &lt;&gt; &quot;&quot;);([.G2094]-[.F2094])*24;&quot;---&quot;)" table:style-name="ce4">
            <text:p>0.593</text:p>
          </table:table-cell>
          <table:table-cell office:value-type="string" table:style-name="ce21">
            <text:p>IDtoApptio</text:p>
          </table:table-cell>
          <table:table-cell office:value-type="date" office:date-value="2025-08-06T13:15:00" table:style-name="ce14">
            <text:p>8/6/25 01:15 PM</text:p>
          </table:table-cell>
          <table:table-cell office:value-type="date" office:date-value="2025-08-06T13:50:35" table:style-name="ce14">
            <text:p>8/6/25 01:50 PM</text:p>
          </table:table-cell>
          <table:table-cell office:value-type="string" table:style-name="ce13">
            <text:p># time card, found out mike is on issue with Chandu</text:p>
          </table:table-cell>
          <table:table-cell table:style-name="ce23"/>
          <table:table-cell table:number-columns-repeated="16375"/>
        </table:table-row>
        <table:table-row table:style-name="ro14" table:visibility="collapse">
          <table:table-cell office:value-type="float" office:value="927" table:formula="of:=[.A2094]" table:style-name="ce17">
            <text:p>927</text:p>
          </table:table-cell>
          <table:table-cell table:style-name="ce19"/>
          <table:table-cell office:value-type="string" table:style-name="ce4">
            <text:p>BILLED</text:p>
          </table:table-cell>
          <table:table-cell office:value-type="float" office:value="0.15694444446125999" table:formula="of:=IF(AND([.F2095] &lt;&gt; &quot;&quot;;[.G2095] &lt;&gt; &quot;&quot;);([.G2095]-[.F2095])*24;&quot;---&quot;)" table:style-name="ce4">
            <text:p>0.157</text:p>
          </table:table-cell>
          <table:table-cell office:value-type="string" table:style-name="ce21">
            <text:p>IDtoApptio</text:p>
          </table:table-cell>
          <table:table-cell office:value-type="date" office:date-value="2025-08-06T13:50:35" table:style-name="ce14">
            <text:p>8/6/25 01:50 PM</text:p>
          </table:table-cell>
          <table:table-cell office:value-type="date" office:date-value="2025-08-06T14:00:00" table:style-name="ce14">
            <text:p>8/6/25 02:00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7" table:formula="of:=[.A2095]" table:style-name="ce17">
            <text:p>927</text:p>
          </table:table-cell>
          <table:table-cell table:style-name="ce21"/>
          <table:table-cell office:value-type="string" table:style-name="ce4">
            <text:p>BILLED</text:p>
          </table:table-cell>
          <table:table-cell office:value-type="float" office:value="0.58388888882473111" table:formula="of:=IF(AND([.F2096] &lt;&gt; &quot;&quot;;[.G2096] &lt;&gt; &quot;&quot;);([.G2096]-[.F2096])*24;&quot;---&quot;)" table:style-name="ce4">
            <text:p>0.584</text:p>
          </table:table-cell>
          <table:table-cell office:value-type="string" table:style-name="ce21">
            <text:p>IDtoIronClad</text:p>
          </table:table-cell>
          <table:table-cell office:value-type="date" office:date-value="2025-08-06T14:00:00" table:style-name="ce14">
            <text:p>8/6/25 02:00 PM</text:p>
          </table:table-cell>
          <table:table-cell office:value-type="date" office:date-value="2025-08-06T14:35:02" table:style-name="ce14">
            <text:p>8/6/25 02:35 PM</text:p>
          </table:table-cell>
          <table:table-cell office:value-type="string" table:style-name="ce13">
            <text:p>Code review meeting with Nirosha and Gokul for the IDtoIronclad driver. Git conversation with Nirosha regarding local master branch management.</text:p>
          </table:table-cell>
          <table:table-cell table:style-name="ce23"/>
          <table:table-cell table:number-columns-repeated="16375"/>
        </table:table-row>
        <table:table-row table:style-name="ro14" table:visibility="collapse">
          <table:table-cell office:value-type="float" office:value="927" table:formula="of:=[.A2096]" table:style-name="ce17">
            <text:p>927</text:p>
          </table:table-cell>
          <table:table-cell table:style-name="ce19"/>
          <table:table-cell office:value-type="string" table:style-name="ce4">
            <text:p>BILLED</text:p>
          </table:table-cell>
          <table:table-cell office:value-type="float" office:value="9.4166666676755995E-2" table:formula="of:=IF(AND([.F2097] &lt;&gt; &quot;&quot;;[.G2097] &lt;&gt; &quot;&quot;);([.G2097]-[.F2097])*24;&quot;---&quot;)" table:style-name="ce4">
            <text:p>0.094</text:p>
          </table:table-cell>
          <table:table-cell office:value-type="string" table:style-name="ce21">
            <text:p>IDtoApptio</text:p>
          </table:table-cell>
          <table:table-cell office:value-type="date" office:date-value="2025-08-06T14:35:02" table:style-name="ce14">
            <text:p>8/6/25 02:35 PM</text:p>
          </table:table-cell>
          <table:table-cell office:value-type="date" office:date-value="2025-08-06T14:40:41" table:style-name="ce14">
            <text:p>8/6/25 02:40 PM</text:p>
          </table:table-cell>
          <table:table-cell office:value-type="string" table:style-name="ce13">
            <text:p>Worked on IDtoApptio MyAccess roles feed file for collection. Worked on deprovision use cases in the driver.</text:p>
          </table:table-cell>
          <table:table-cell table:style-name="ce23"/>
          <table:table-cell table:number-columns-repeated="16375"/>
        </table:table-row>
        <table:table-row table:style-name="ro14" table:visibility="collapse">
          <table:table-cell office:value-type="float" office:value="927" table:formula="of:=[.A2097]" table:style-name="ce17">
            <text:p>927</text:p>
          </table:table-cell>
          <table:table-cell table:style-name="ce19"/>
          <table:table-cell office:value-type="string" table:style-name="ce4">
            <text:p>BILLED</text:p>
          </table:table-cell>
          <table:table-cell office:value-type="float" office:value="0.27222222229465842" table:formula="of:=IF(AND([.F2098] &lt;&gt; &quot;&quot;;[.G2098] &lt;&gt; &quot;&quot;);([.G2098]-[.F2098])*24;&quot;---&quot;)" table:style-name="ce4">
            <text:p>0.272</text:p>
          </table:table-cell>
          <table:table-cell office:value-type="string" table:style-name="ce21">
            <text:p>IDtoIronClad</text:p>
          </table:table-cell>
          <table:table-cell office:value-type="date" office:date-value="2025-08-06T14:40:41" table:style-name="ce14">
            <text:p>8/6/25 02:40 PM</text:p>
          </table:table-cell>
          <table:table-cell office:value-type="date" office:date-value="2025-08-06T14:57:01" table:style-name="ce14">
            <text:p>8/6/25 02:57 PM</text:p>
          </table:table-cell>
          <table:table-cell office:value-type="string" table:style-name="ce21">
            <text:p># git conversation with Nirosha</text:p>
          </table:table-cell>
          <table:table-cell table:style-name="ce23"/>
          <table:table-cell table:number-columns-repeated="16375"/>
        </table:table-row>
        <table:table-row table:style-name="ro14" table:visibility="collapse">
          <table:table-cell office:value-type="float" office:value="927" table:formula="of:=[.A2098]" table:style-name="ce17">
            <text:p>927</text:p>
          </table:table-cell>
          <table:table-cell table:style-name="ce19"/>
          <table:table-cell office:value-type="string" table:style-name="ce4">
            <text:p>BILLED</text:p>
          </table:table-cell>
          <table:table-cell office:value-type="float" office:value="0.94305555545724928" table:formula="of:=IF(AND([.F2099] &lt;&gt; &quot;&quot;;[.G2099] &lt;&gt; &quot;&quot;);([.G2099]-[.F2099])*24;&quot;---&quot;)" table:style-name="ce4">
            <text:p>0.943</text:p>
          </table:table-cell>
          <table:table-cell office:value-type="string" table:style-name="ce21">
            <text:p>IDtoApptio</text:p>
          </table:table-cell>
          <table:table-cell office:value-type="date" office:date-value="2025-08-06T14:57:01" table:style-name="ce14">
            <text:p>8/6/25 02:57 PM</text:p>
          </table:table-cell>
          <table:table-cell office:value-type="date" office:date-value="2025-08-06T15:53:36" table:style-name="ce14">
            <text:p>8/6/25 03:53 PM</text:p>
          </table:table-cell>
          <table:table-cell office:value-type="string" table:style-name="ce10">
            <text:p>#</text:p>
          </table:table-cell>
          <table:table-cell table:style-name="ce23"/>
          <table:table-cell table:number-columns-repeated="16375"/>
        </table:table-row>
        <table:table-row table:style-name="ro14" table:visibility="collapse">
          <table:table-cell office:value-type="float" office:value="927" table:formula="of:=[.A2099]" table:style-name="ce17">
            <text:p>927</text:p>
          </table:table-cell>
          <table:table-cell table:style-name="ce19"/>
          <table:table-cell table:style-name="ce4"/>
          <table:table-cell office:value-type="string" office:string-value="---" table:formula="of:=IF(AND([.F2100] &lt;&gt; &quot;&quot;;[.G2100] &lt;&gt; &quot;&quot;);([.G2100]-[.F2100])*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0]" table:style-name="ce17">
            <text:p>927</text:p>
          </table:table-cell>
          <table:table-cell table:style-name="ce19"/>
          <table:table-cell table:style-name="ce4"/>
          <table:table-cell office:value-type="string" office:string-value="---" table:formula="of:=IF(AND([.F2101] &lt;&gt; &quot;&quot;;[.G2101] &lt;&gt; &quot;&quot;);([.G2101]-[.F2101])*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1]" table:style-name="ce17">
            <text:p>927</text:p>
          </table:table-cell>
          <table:table-cell table:style-name="ce19"/>
          <table:table-cell table:style-name="ce4"/>
          <table:table-cell office:value-type="string" office:string-value="---" table:formula="of:=IF(AND([.F2102] &lt;&gt; &quot;&quot;;[.G2102] &lt;&gt; &quot;&quot;);([.G2102]-[.F2102])*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2]" table:style-name="ce17">
            <text:p>927</text:p>
          </table:table-cell>
          <table:table-cell table:style-name="ce19"/>
          <table:table-cell table:style-name="ce4"/>
          <table:table-cell office:value-type="string" office:string-value="---" table:formula="of:=IF(AND([.F2103] &lt;&gt; &quot;&quot;;[.G2103] &lt;&gt; &quot;&quot;);([.G2103]-[.F2103])*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3]" table:style-name="ce17">
            <text:p>927</text:p>
          </table:table-cell>
          <table:table-cell table:style-name="ce19"/>
          <table:table-cell table:style-name="ce4"/>
          <table:table-cell office:value-type="string" office:string-value="---" table:formula="of:=IF(AND([.F2104] &lt;&gt; &quot;&quot;;[.G2104] &lt;&gt; &quot;&quot;);([.G2104]-[.F210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4]" table:style-name="ce17">
            <text:p>927</text:p>
          </table:table-cell>
          <table:table-cell table:style-name="ce19"/>
          <table:table-cell table:style-name="ce4"/>
          <table:table-cell office:value-type="string" office:string-value="---" table:formula="of:=IF(AND([.F2105] &lt;&gt; &quot;&quot;;[.G2105] &lt;&gt; &quot;&quot;);([.G2105]-[.F2105])*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5]" table:style-name="ce17">
            <text:p>927</text:p>
          </table:table-cell>
          <table:table-cell table:style-name="ce19"/>
          <table:table-cell table:style-name="ce4"/>
          <table:table-cell office:value-type="string" office:string-value="---" table:formula="of:=IF(AND([.F2106] &lt;&gt; &quot;&quot;;[.G2106] &lt;&gt; &quot;&quot;);([.G2106]-[.F2106])*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7" table:formula="of:=[.A2106]" table:style-name="ce17">
            <text:p>927</text:p>
          </table:table-cell>
          <table:table-cell table:style-name="ce19"/>
          <table:table-cell table:style-name="ce4"/>
          <table:table-cell office:value-type="string" office:string-value="---" table:formula="of:=IF(AND([.F2107] &lt;&gt; &quot;&quot;;[.G2107] &lt;&gt; &quot;&quot;);([.G2107]-[.F2107])*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7" table:formula="of:=[.A2107]" table:style-name="ce17">
            <text:p>927</text:p>
          </table:table-cell>
          <table:table-cell table:style-name="ce19"/>
          <table:table-cell table:style-name="ce4"/>
          <table:table-cell office:value-type="string" office:string-value="---" table:formula="of:=IF(AND([.F2108] &lt;&gt; &quot;&quot;;[.G2108] &lt;&gt; &quot;&quot;);([.G2108]-[.F2108])*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8]" table:style-name="ce17">
            <text:p>927</text:p>
          </table:table-cell>
          <table:table-cell office:value-type="float" office:value="7.25" table:formula="of:=COM.MICROSOFT.CEILING([.C2109];0.25)" table:style-name="ce19">
            <text:p>7.250</text:p>
          </table:table-cell>
          <table:table-cell office:value-type="float" office:value="7.1883333334699273" table:formula="of:=SUM([.D2109:.D2136])" table:style-name="ce4">
            <text:p>7.188</text:p>
          </table:table-cell>
          <table:table-cell office:value-type="string" office:string-value="---" table:formula="of:=IF(AND([.F2109] &lt;&gt; &quot;&quot;;[.G2109] &lt;&gt; &quot;&quot;);([.G2109]-[.F2109])*24;&quot;---&quot;)" table:style-name="ce4">
            <text:p>---</text:p>
          </table:table-cell>
          <table:table-cell office:value-type="date" office:date-value="2025-08-07T00:00:00" table:style-name="ce28">
            <text:p>7-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09]" table:style-name="ce17">
            <text:p>927</text:p>
          </table:table-cell>
          <table:table-cell table:style-name="ce19"/>
          <table:table-cell office:value-type="string" table:style-name="ce4">
            <text:p>BILLED</text:p>
          </table:table-cell>
          <table:table-cell office:value-type="float" office:value="0.20000000012805685" table:formula="of:=IF(AND([.F2110] &lt;&gt; &quot;&quot;;[.G2110] &lt;&gt; &quot;&quot;);([.G2110]-[.F2110])*24;&quot;---&quot;)" table:style-name="ce4">
            <text:p>0.200</text:p>
          </table:table-cell>
          <table:table-cell office:value-type="string" table:style-name="ce28">
            <text:p>mtg-Daily</text:p>
          </table:table-cell>
          <table:table-cell office:value-type="date" office:date-value="2025-08-07T08:30:00" table:style-name="ce14">
            <text:p>8/7/25 08:30 AM</text:p>
          </table:table-cell>
          <table:table-cell office:value-type="date" office:date-value="2025-08-07T08:42:00" table:style-name="ce14">
            <text:p>8/7/25 08:42 AM</text:p>
          </table:table-cell>
          <table:table-cell office:value-type="string" table:style-name="ce13">
            <text:p>Daily meetings with the team. Bi-weekly MyAccess call. EE retro meeting.</text:p>
          </table:table-cell>
          <table:table-cell table:style-name="ce18"/>
          <table:table-cell table:number-columns-repeated="16375"/>
        </table:table-row>
        <table:table-row table:style-name="ro14" table:visibility="collapse">
          <table:table-cell office:value-type="float" office:value="927" table:formula="of:=[.A2110]" table:style-name="ce17">
            <text:p>927</text:p>
          </table:table-cell>
          <table:table-cell table:style-name="ce19"/>
          <table:table-cell office:value-type="string" table:style-name="ce4">
            <text:p>BILLED</text:p>
          </table:table-cell>
          <table:table-cell office:value-type="float" office:value="0.16666666668606922" table:formula="of:=IF(AND([.F2111] &lt;&gt; &quot;&quot;;[.G2111] &lt;&gt; &quot;&quot;);([.G2111]-[.F2111])*24;&quot;---&quot;)" table:style-name="ce4">
            <text:p>0.167</text:p>
          </table:table-cell>
          <table:table-cell office:value-type="string" table:style-name="ce21">
            <text:p>Gittraining</text:p>
          </table:table-cell>
          <table:table-cell office:value-type="date" office:date-value="2025-08-07T09:20:00" table:style-name="ce14">
            <text:p>8/7/25 09:20 AM</text:p>
          </table:table-cell>
          <table:table-cell office:value-type="date" office:date-value="2025-08-07T09:30:00" table:style-name="ce14">
            <text:p>8/7/25 09:30 AM</text:p>
          </table:table-cell>
          <table:table-cell office:value-type="string" table:style-name="ce13">
            <text:p>Worked on making training more concise and focused on higher priority items.</text:p>
          </table:table-cell>
          <table:table-cell table:style-name="ce18"/>
          <table:table-cell table:number-columns-repeated="16375"/>
        </table:table-row>
        <table:table-row table:style-name="ro14" table:visibility="collapse">
          <table:table-cell office:value-type="float" office:value="927" table:formula="of:=[.A2111]" table:style-name="ce17">
            <text:p>927</text:p>
          </table:table-cell>
          <table:table-cell table:style-name="ce19"/>
          <table:table-cell office:value-type="string" table:style-name="ce4">
            <text:p>BILLED</text:p>
          </table:table-cell>
          <table:table-cell office:value-type="float" office:value="0.20388888887828216" table:formula="of:=IF(AND([.F2112] &lt;&gt; &quot;&quot;;[.G2112] &lt;&gt; &quot;&quot;);([.G2112]-[.F2112])*24;&quot;---&quot;)" table:style-name="ce4">
            <text:p>0.204</text:p>
          </table:table-cell>
          <table:table-cell office:value-type="string" table:style-name="ce21">
            <text:p>IDtoApptio</text:p>
          </table:table-cell>
          <table:table-cell office:value-type="date" office:date-value="2025-08-07T10:47:46" table:style-name="ce14">
            <text:p>8/7/25 10:47 AM</text:p>
          </table:table-cell>
          <table:table-cell office:value-type="date" office:date-value="2025-08-07T11:00:00" table:style-name="ce14">
            <text:p>8/7/25 11:00 AM</text:p>
          </table:table-cell>
          <table:table-cell office:value-type="string" table:style-name="ce13">
            <text:p>Worked on updating deprovision use cases for the IDtoApptio driver.</text:p>
          </table:table-cell>
          <table:table-cell office:value-type="string" table:style-name="ce18">
            <text:p>I missed an item to clear existing roles in eDirectory upon all three deprovision cases, and needed to fix them due to items learned.</text:p>
          </table:table-cell>
          <table:table-cell table:number-columns-repeated="16375"/>
        </table:table-row>
        <table:table-row table:style-name="ro14" table:visibility="collapse">
          <table:table-cell office:value-type="float" office:value="927" table:formula="of:=[.A2112]" table:style-name="ce17">
            <text:p>927</text:p>
          </table:table-cell>
          <table:table-cell table:style-name="ce19"/>
          <table:table-cell office:value-type="string" table:style-name="ce4">
            <text:p>BILLED</text:p>
          </table:table-cell>
          <table:table-cell office:value-type="float" office:value="0.23722222214564681" table:formula="of:=IF(AND([.F2113] &lt;&gt; &quot;&quot;;[.G2113] &lt;&gt; &quot;&quot;);([.G2113]-[.F2113])*24;&quot;---&quot;)" table:style-name="ce4">
            <text:p>0.237</text:p>
          </table:table-cell>
          <table:table-cell office:value-type="string" table:style-name="ce21">
            <text:p>Gittraining</text:p>
          </table:table-cell>
          <table:table-cell office:value-type="date" office:date-value="2025-08-07T11:00:00" table:style-name="ce14">
            <text:p>8/7/25 11:00 AM</text:p>
          </table:table-cell>
          <table:table-cell office:value-type="date" office:date-value="2025-08-07T11:14:14" table:style-name="ce14">
            <text:p>8/7/25 11:14 AM</text:p>
          </table:table-cell>
          <table:table-cell office:value-type="string" table:style-name="ce10">
            <text:p># Simplifying git training outline ;adding better focus.</text:p>
          </table:table-cell>
          <table:table-cell table:style-name="ce18"/>
          <table:table-cell table:number-columns-repeated="16375"/>
        </table:table-row>
        <table:table-row table:style-name="ro14" table:visibility="collapse">
          <table:table-cell office:value-type="float" office:value="927" table:formula="of:=[.A2113]" table:style-name="ce17">
            <text:p>927</text:p>
          </table:table-cell>
          <table:table-cell table:style-name="ce19"/>
          <table:table-cell office:value-type="string" table:style-name="ce4">
            <text:p>BILLED</text:p>
          </table:table-cell>
          <table:table-cell office:value-type="float" office:value="0.78083333338145167" table:formula="of:=IF(AND([.F2114] &lt;&gt; &quot;&quot;;[.G2114] &lt;&gt; &quot;&quot;);([.G2114]-[.F2114])*24;&quot;---&quot;)" table:style-name="ce4">
            <text:p>0.781</text:p>
          </table:table-cell>
          <table:table-cell office:value-type="string" table:style-name="ce21">
            <text:p>IDtoApptio</text:p>
          </table:table-cell>
          <table:table-cell office:value-type="date" office:date-value="2025-08-07T11:14:14" table:style-name="ce14">
            <text:p>8/7/25 11:14 AM</text:p>
          </table:table-cell>
          <table:table-cell office:value-type="date" office:date-value="2025-08-07T12:01:05" table:style-name="ce14">
            <text:p>8/7/25 12:01 PM</text:p>
          </table:table-cell>
          <table:table-cell office:value-type="string" table:style-name="ce13">
            <text:p># fixing deprovision; test isn't failing properly</text:p>
          </table:table-cell>
          <table:table-cell table:style-name="ce18"/>
          <table:table-cell table:number-columns-repeated="16375"/>
        </table:table-row>
        <table:table-row table:style-name="ro14" table:visibility="collapse">
          <table:table-cell office:value-type="float" office:value="927" table:formula="of:=[.A2114]" table:style-name="ce17">
            <text:p>927</text:p>
          </table:table-cell>
          <table:table-cell table:style-name="ce19"/>
          <table:table-cell office:value-type="string" table:style-name="ce4">
            <text:p>BILLED</text:p>
          </table:table-cell>
          <table:table-cell office:value-type="float" office:value="0.22388888883870095" table:formula="of:=IF(AND([.F2115] &lt;&gt; &quot;&quot;;[.G2115] &lt;&gt; &quot;&quot;);([.G2115]-[.F2115])*24;&quot;---&quot;)" table:style-name="ce4">
            <text:p>0.224</text:p>
          </table:table-cell>
          <table:table-cell office:value-type="string" table:style-name="ce21">
            <text:p>IDtoIronClad</text:p>
          </table:table-cell>
          <table:table-cell office:value-type="date" office:date-value="2025-08-07T12:01:05" table:style-name="ce14">
            <text:p>8/7/25 12:01 PM</text:p>
          </table:table-cell>
          <table:table-cell office:value-type="date" office:date-value="2025-08-07T12:14:31" table:style-name="ce14">
            <text:p>8/7/25 12:14 PM</text:p>
          </table:table-cell>
          <table:table-cell office:value-type="string" table:style-name="ce13">
            <text:p>Worked with Nirosha to assist with branch cleanup for IDtoIronClad.</text:p>
          </table:table-cell>
          <table:table-cell table:style-name="ce18"/>
          <table:table-cell table:number-columns-repeated="16375"/>
        </table:table-row>
        <table:table-row table:style-name="ro14" table:visibility="collapse">
          <table:table-cell office:value-type="float" office:value="927" table:formula="of:=[.A2115]" table:style-name="ce17">
            <text:p>927</text:p>
          </table:table-cell>
          <table:table-cell table:style-name="ce11"/>
          <table:table-cell office:value-type="string" table:style-name="ce4">
            <text:p>BILLED</text:p>
          </table:table-cell>
          <table:table-cell office:value-type="float" office:value="0.11000000004423782" table:formula="of:=IF(AND([.F2116] &lt;&gt; &quot;&quot;;[.G2116] &lt;&gt; &quot;&quot;);([.G2116]-[.F2116])*24;&quot;---&quot;)" table:style-name="ce4">
            <text:p>0.110</text:p>
          </table:table-cell>
          <table:table-cell office:value-type="string" table:style-name="ce21">
            <text:p>mtg-MyAccesscall</text:p>
          </table:table-cell>
          <table:table-cell office:value-type="date" office:date-value="2025-08-07T12:14:31" table:style-name="ce14">
            <text:p>8/7/25 12:14 PM</text:p>
          </table:table-cell>
          <table:table-cell office:value-type="date" office:date-value="2025-08-07T12:21:07" table:style-name="ce14">
            <text:p>8/7/25 12:21 PM</text:p>
          </table:table-cell>
          <table:table-cell office:value-type="string" table:style-name="ce13">
            <text:p>Quick chat with</text:p>
          </table:table-cell>
          <table:table-cell table:style-name="ce15"/>
          <table:table-cell table:number-columns-repeated="16375"/>
        </table:table-row>
        <table:table-row table:style-name="ro14" table:visibility="collapse">
          <table:table-cell office:value-type="float" office:value="927" table:formula="of:=[.A2116]" table:style-name="ce17">
            <text:p>927</text:p>
          </table:table-cell>
          <table:table-cell table:style-name="ce29"/>
          <table:table-cell office:value-type="string" table:style-name="ce4">
            <text:p>BILLED</text:p>
          </table:table-cell>
          <table:table-cell office:value-type="float" office:value="0.34444444446125999" table:formula="of:=IF(AND([.F2117] &lt;&gt; &quot;&quot;;[.G2117] &lt;&gt; &quot;&quot;);([.G2117]-[.F2117])*24;&quot;---&quot;)" table:style-name="ce4">
            <text:p>0.344</text:p>
          </table:table-cell>
          <table:table-cell office:value-type="string" table:style-name="ce21">
            <text:p>IDtoApptio</text:p>
          </table:table-cell>
          <table:table-cell office:value-type="date" office:date-value="2025-08-07T12:21:07" table:style-name="ce14">
            <text:p>8/7/25 12:21 PM</text:p>
          </table:table-cell>
          <table:table-cell office:value-type="date" office:date-value="2025-08-07T12:41:47" table:style-name="ce14">
            <text:p>8/7/25 12:41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17]" table:style-name="ce17">
            <text:p>927</text:p>
          </table:table-cell>
          <table:table-cell table:style-name="ce19"/>
          <table:table-cell office:value-type="string" table:style-name="ce4">
            <text:p>BILLED</text:p>
          </table:table-cell>
          <table:table-cell office:value-type="float" office:value="0.61027777777053416" table:formula="of:=IF(AND([.F2118] &lt;&gt; &quot;&quot;;[.G2118] &lt;&gt; &quot;&quot;);([.G2118]-[.F2118])*24;&quot;---&quot;)" table:style-name="ce4">
            <text:p>0.610</text:p>
          </table:table-cell>
          <table:table-cell office:value-type="string" table:style-name="ce21">
            <text:p>BAES Upgrade review</text:p>
          </table:table-cell>
          <table:table-cell office:value-type="date" office:date-value="2025-08-07T12:41:47" table:style-name="ce14">
            <text:p>8/7/25 12:41 PM</text:p>
          </table:table-cell>
          <table:table-cell office:value-type="date" office:date-value="2025-08-07T13:18:24" table:style-name="ce14">
            <text:p>8/7/25 01:18 PM</text:p>
          </table:table-cell>
          <table:table-cell office:value-type="string" table:style-name="ce13">
            <text:p>Worked on IDM upgrade plan.</text:p>
          </table:table-cell>
          <table:table-cell office:value-type="string" table:style-name="ce10">
            <text:p>Review with Gary.</text:p>
          </table:table-cell>
          <table:table-cell table:number-columns-repeated="16375"/>
        </table:table-row>
        <table:table-row table:style-name="ro14" table:visibility="collapse">
          <table:table-cell office:value-type="float" office:value="927" table:formula="of:=[.A2118]" table:style-name="ce17">
            <text:p>927</text:p>
          </table:table-cell>
          <table:table-cell office:value-type="string" table:style-name="ce4">
            <text:p>lunch</text:p>
          </table:table-cell>
          <table:table-cell office:value-type="string" table:style-name="ce4">
            <text:p>BILLED</text:p>
          </table:table-cell>
          <table:table-cell office:value-type="float" office:value="0.30138888879446313" table:formula="of:=IF(AND([.F2119] &lt;&gt; &quot;&quot;;[.G2119] &lt;&gt; &quot;&quot;);([.G2119]-[.F2119])*24;&quot;---&quot;)" table:style-name="ce4">
            <text:p>0.301</text:p>
          </table:table-cell>
          <table:table-cell office:value-type="string" table:style-name="ce21">
            <text:p>Git training</text:p>
          </table:table-cell>
          <table:table-cell office:value-type="date" office:date-value="2025-08-07T13:18:24" table:style-name="ce14">
            <text:p>8/7/25 01:18 PM</text:p>
          </table:table-cell>
          <table:table-cell office:value-type="date" office:date-value="2025-08-07T13:36:29" table:style-name="ce14">
            <text:p>8/7/25 01:36 PM</text:p>
          </table:table-cell>
          <table:table-cell office:value-type="string" table:style-name="ce13">
            <text:p>#tags notes</text:p>
          </table:table-cell>
          <table:table-cell table:style-name="ce18"/>
          <table:table-cell table:number-columns-repeated="16375"/>
        </table:table-row>
        <table:table-row table:style-name="ro14" table:visibility="collapse">
          <table:table-cell office:value-type="float" office:value="927" table:formula="of:=[.A2119]" table:style-name="ce17">
            <text:p>927</text:p>
          </table:table-cell>
          <table:table-cell table:style-name="ce19"/>
          <table:table-cell office:value-type="string" table:style-name="ce4">
            <text:p>BILLED</text:p>
          </table:table-cell>
          <table:table-cell office:value-type="float" office:value="0.40861111111007631" table:formula="of:=IF(AND([.F2120] &lt;&gt; &quot;&quot;;[.G2120] &lt;&gt; &quot;&quot;);([.G2120]-[.F2120])*24;&quot;---&quot;)" table:style-name="ce4">
            <text:p>0.409</text:p>
          </table:table-cell>
          <table:table-cell office:value-type="string" table:style-name="ce21">
            <text:p>IDtoApptio</text:p>
          </table:table-cell>
          <table:table-cell office:value-type="date" office:date-value="2025-08-07T13:36:29" table:style-name="ce14">
            <text:p>8/7/25 01:36 PM</text:p>
          </table:table-cell>
          <table:table-cell office:value-type="date" office:date-value="2025-08-07T14:01:00" table:style-name="ce14">
            <text:p>8/7/25 02:01 PM</text:p>
          </table:table-cell>
          <table:table-cell office:value-type="string" table:style-name="ce13">
            <text:p>Worked on fixing "merge to master" rights issues in Gitlab with Gitlab support and maintainers.</text:p>
          </table:table-cell>
          <table:table-cell table:style-name="ce18"/>
          <table:table-cell table:number-columns-repeated="16375"/>
        </table:table-row>
        <table:table-row table:style-name="ro14" table:visibility="collapse">
          <table:table-cell office:value-type="float" office:value="927" table:formula="of:=[.A2120]" table:style-name="ce17">
            <text:p>927</text:p>
          </table:table-cell>
          <table:table-cell table:style-name="ce19"/>
          <table:table-cell office:value-type="string" table:style-name="ce4">
            <text:p>BILLED</text:p>
          </table:table-cell>
          <table:table-cell office:value-type="float" office:value="0.48333333333721384" table:formula="of:=IF(AND([.F2121] &lt;&gt; &quot;&quot;;[.G2121] &lt;&gt; &quot;&quot;);([.G2121]-[.F2121])*24;&quot;---&quot;)" table:style-name="ce4">
            <text:p>0.483</text:p>
          </table:table-cell>
          <table:table-cell office:value-type="string" table:style-name="ce21">
            <text:p>mtg-Retro</text:p>
          </table:table-cell>
          <table:table-cell office:value-type="date" office:date-value="2025-08-07T14:01:00" table:style-name="ce14">
            <text:p>8/7/25 02:01 PM</text:p>
          </table:table-cell>
          <table:table-cell office:value-type="date" office:date-value="2025-08-07T14:30:00" table:style-name="ce14">
            <text:p>8/7/25 02:3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1]" table:style-name="ce17">
            <text:p>927</text:p>
          </table:table-cell>
          <table:table-cell table:style-name="ce19"/>
          <table:table-cell office:value-type="string" table:style-name="ce4">
            <text:p>BILLED</text:p>
          </table:table-cell>
          <table:table-cell office:value-type="float" office:value="0.41833333333488554" table:formula="of:=IF(AND([.F2122] &lt;&gt; &quot;&quot;;[.G2122] &lt;&gt; &quot;&quot;);([.G2122]-[.F2122])*24;&quot;---&quot;)" table:style-name="ce4">
            <text:p>0.418</text:p>
          </table:table-cell>
          <table:table-cell office:value-type="string" table:style-name="ce21">
            <text:p>Support</text:p>
          </table:table-cell>
          <table:table-cell office:value-type="date" office:date-value="2025-08-07T14:30:00" table:style-name="ce14">
            <text:p>8/7/25 02:30 PM</text:p>
          </table:table-cell>
          <table:table-cell office:value-type="date" office:date-value="2025-08-07T14:55:06" table:style-name="ce14">
            <text:p>8/7/25 02:55 PM</text:p>
          </table:table-cell>
          <table:table-cell office:value-type="string" table:style-name="ce13">
            <text:p>Worked on fixing "merge to master" rights issues in GitLab with Slack support personnel and GitLab maintainers.</text:p>
          </table:table-cell>
          <table:table-cell table:style-name="ce18"/>
          <table:table-cell table:number-columns-repeated="16375"/>
        </table:table-row>
        <table:table-row table:style-name="ro14" table:visibility="collapse">
          <table:table-cell office:value-type="float" office:value="927" table:formula="of:=[.A2122]" table:style-name="ce17">
            <text:p>927</text:p>
          </table:table-cell>
          <table:table-cell table:style-name="ce19"/>
          <table:table-cell office:value-type="string" table:style-name="ce4">
            <text:p>BILLED</text:p>
          </table:table-cell>
          <table:table-cell office:value-type="float" office:value="0.37888888892484829" table:formula="of:=IF(AND([.F2123] &lt;&gt; &quot;&quot;;[.G2123] &lt;&gt; &quot;&quot;);([.G2123]-[.F2123])*24;&quot;---&quot;)" table:style-name="ce4">
            <text:p>0.379</text:p>
          </table:table-cell>
          <table:table-cell office:value-type="string" table:style-name="ce21">
            <text:p>IDtoApptio</text:p>
          </table:table-cell>
          <table:table-cell office:value-type="date" office:date-value="2025-08-07T14:55:06" table:style-name="ce14">
            <text:p>8/7/25 02:55 PM</text:p>
          </table:table-cell>
          <table:table-cell office:value-type="date" office:date-value="2025-08-07T15:17:50" table:style-name="ce14">
            <text:p>8/7/25 03:17 PM</text:p>
          </table:table-cell>
          <table:table-cell office:value-type="string" table:style-name="ce13">
            <text:p>#deprov test is working . .debugging deprov . .</text:p>
          </table:table-cell>
          <table:table-cell table:style-name="ce18"/>
          <table:table-cell table:number-columns-repeated="16375"/>
        </table:table-row>
        <table:table-row table:style-name="ro14" table:visibility="collapse">
          <table:table-cell office:value-type="float" office:value="927" table:formula="of:=[.A2123]" table:style-name="ce17">
            <text:p>927</text:p>
          </table:table-cell>
          <table:table-cell table:style-name="ce19"/>
          <table:table-cell office:value-type="string" table:style-name="ce4">
            <text:p>BILLED</text:p>
          </table:table-cell>
          <table:table-cell office:value-type="float" office:value="0.1308333333581686" table:formula="of:=IF(AND([.F2124] &lt;&gt; &quot;&quot;;[.G2124] &lt;&gt; &quot;&quot;);([.G2124]-[.F2124])*24;&quot;---&quot;)" table:style-name="ce4">
            <text:p>0.131</text:p>
          </table:table-cell>
          <table:table-cell office:value-type="string" table:style-name="ce21">
            <text:p>BAES Upgrade review</text:p>
          </table:table-cell>
          <table:table-cell office:value-type="date" office:date-value="2025-08-07T15:17:50" table:style-name="ce14">
            <text:p>8/7/25 03:17 PM</text:p>
          </table:table-cell>
          <table:table-cell office:value-type="date" office:date-value="2025-08-07T15:25:41" table:style-name="ce14">
            <text:p>8/7/25 03:25 PM</text:p>
          </table:table-cell>
          <table:table-cell office:value-type="string" table:style-name="ce13">
            <text:p>#reviewing responses from Gary</text:p>
          </table:table-cell>
          <table:table-cell table:style-name="ce18"/>
          <table:table-cell table:number-columns-repeated="16375"/>
        </table:table-row>
        <table:table-row table:style-name="ro14" table:visibility="collapse">
          <table:table-cell office:value-type="float" office:value="927" table:formula="of:=[.A2124]" table:style-name="ce17">
            <text:p>927</text:p>
          </table:table-cell>
          <table:table-cell table:style-name="ce19"/>
          <table:table-cell office:value-type="string" table:style-name="ce4">
            <text:p>BILLED</text:p>
          </table:table-cell>
          <table:table-cell office:value-type="float" office:value="0.50138888892251998" table:formula="of:=IF(AND([.F2125] &lt;&gt; &quot;&quot;;[.G2125] &lt;&gt; &quot;&quot;);([.G2125]-[.F2125])*24;&quot;---&quot;)" table:style-name="ce4">
            <text:p>0.501</text:p>
          </table:table-cell>
          <table:table-cell office:value-type="string" table:style-name="ce21">
            <text:p>IDtoApptio</text:p>
          </table:table-cell>
          <table:table-cell office:value-type="date" office:date-value="2025-08-07T16:12:55" table:style-name="ce14">
            <text:p>8/7/25 04:12 PM</text:p>
          </table:table-cell>
          <table:table-cell office:value-type="date" office:date-value="2025-08-07T16:43:00" table:style-name="ce14">
            <text:p>8/7/25 04:43 PM</text:p>
          </table:table-cell>
          <table:table-cell office:value-type="string" table:style-name="ce13">
            <text:p>#Deprovision work</text:p>
          </table:table-cell>
          <table:table-cell table:style-name="ce18"/>
          <table:table-cell table:number-columns-repeated="16375"/>
        </table:table-row>
        <table:table-row table:style-name="ro14" table:visibility="collapse">
          <table:table-cell office:value-type="float" office:value="927" table:formula="of:=[.A2125]" table:style-name="ce17">
            <text:p>927</text:p>
          </table:table-cell>
          <table:table-cell table:style-name="ce19"/>
          <table:table-cell office:value-type="string" table:style-name="ce4">
            <text:p>BILLED</text:p>
          </table:table-cell>
          <table:table-cell office:value-type="float" office:value="0.5136111110332422" table:formula="of:=IF(AND([.F2126] &lt;&gt; &quot;&quot;;[.G2126] &lt;&gt; &quot;&quot;);([.G2126]-[.F2126])*24;&quot;---&quot;)" table:style-name="ce4">
            <text:p>0.514</text:p>
          </table:table-cell>
          <table:table-cell office:value-type="string" table:style-name="ce21">
            <text:p>Git training</text:p>
          </table:table-cell>
          <table:table-cell office:value-type="date" office:date-value="2025-08-07T16:43:00" table:style-name="ce14">
            <text:p>8/7/25 04:43 PM</text:p>
          </table:table-cell>
          <table:table-cell office:value-type="date" office:date-value="2025-08-07T17:13:49" table:style-name="ce14">
            <text:p>8/7/25 05:13 PM</text:p>
          </table:table-cell>
          <table:table-cell office:value-type="string" table:style-name="ce13">
            <text:p>#added more to the list to cover.</text:p>
          </table:table-cell>
          <table:table-cell table:style-name="ce18"/>
          <table:table-cell table:number-columns-repeated="16375"/>
        </table:table-row>
        <table:table-row table:style-name="ro14" table:visibility="collapse">
          <table:table-cell office:value-type="float" office:value="927" table:formula="of:=[.A2126]" table:style-name="ce17">
            <text:p>927</text:p>
          </table:table-cell>
          <table:table-cell table:style-name="ce19"/>
          <table:table-cell office:value-type="string" table:style-name="ce4">
            <text:p>BILLED</text:p>
          </table:table-cell>
          <table:table-cell office:value-type="float" office:value="1.1747222223202698" table:formula="of:=IF(AND([.F2127] &lt;&gt; &quot;&quot;;[.G2127] &lt;&gt; &quot;&quot;);([.G2127]-[.F2127])*24;&quot;---&quot;)" table:style-name="ce4">
            <text:p>1.175</text:p>
          </table:table-cell>
          <table:table-cell office:value-type="string" table:style-name="ce21">
            <text:p>IDtoApptio</text:p>
          </table:table-cell>
          <table:table-cell office:value-type="date" office:date-value="2025-08-07T17:13:49" table:style-name="ce14">
            <text:p>8/7/25 05:13 PM</text:p>
          </table:table-cell>
          <table:table-cell office:value-type="date" office:date-value="2025-08-07T18:24:18" table:style-name="ce14">
            <text:p>8/7/25 06:24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27]" table:style-name="ce17">
            <text:p>927</text:p>
          </table:table-cell>
          <table:table-cell table:style-name="ce19"/>
          <table:table-cell table:style-name="ce4"/>
          <table:table-cell office:value-type="string" office:string-value="---" table:formula="of:=IF(AND([.F2128] &lt;&gt; &quot;&quot;;[.G2128] &lt;&gt; &quot;&quot;);([.G2128]-[.F212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8]" table:style-name="ce17">
            <text:p>927</text:p>
          </table:table-cell>
          <table:table-cell table:style-name="ce19"/>
          <table:table-cell table:style-name="ce4"/>
          <table:table-cell office:value-type="string" office:string-value="---" table:formula="of:=IF(AND([.F2129] &lt;&gt; &quot;&quot;;[.G2129] &lt;&gt; &quot;&quot;);([.G2129]-[.F212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29]" table:style-name="ce17">
            <text:p>927</text:p>
          </table:table-cell>
          <table:table-cell table:style-name="ce19"/>
          <table:table-cell table:style-name="ce4"/>
          <table:table-cell office:value-type="string" office:string-value="---" table:formula="of:=IF(AND([.F2130] &lt;&gt; &quot;&quot;;[.G2130] &lt;&gt; &quot;&quot;);([.G2130]-[.F213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0]" table:style-name="ce17">
            <text:p>927</text:p>
          </table:table-cell>
          <table:table-cell table:style-name="ce19"/>
          <table:table-cell table:style-name="ce4"/>
          <table:table-cell office:value-type="string" office:string-value="---" table:formula="of:=IF(AND([.F2131] &lt;&gt; &quot;&quot;;[.G2131] &lt;&gt; &quot;&quot;);([.G2131]-[.F213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1]" table:style-name="ce17">
            <text:p>927</text:p>
          </table:table-cell>
          <table:table-cell table:style-name="ce19"/>
          <table:table-cell table:style-name="ce4"/>
          <table:table-cell office:value-type="string" office:string-value="---" table:formula="of:=IF(AND([.F2132] &lt;&gt; &quot;&quot;;[.G2132] &lt;&gt; &quot;&quot;);([.G2132]-[.F213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2]" table:style-name="ce17">
            <text:p>927</text:p>
          </table:table-cell>
          <table:table-cell table:style-name="ce19"/>
          <table:table-cell table:style-name="ce4"/>
          <table:table-cell office:value-type="string" office:string-value="---" table:formula="of:=IF(AND([.F2133] &lt;&gt; &quot;&quot;;[.G2133] &lt;&gt; &quot;&quot;);([.G2133]-[.F213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3]" table:style-name="ce17">
            <text:p>927</text:p>
          </table:table-cell>
          <table:table-cell table:style-name="ce19"/>
          <table:table-cell table:style-name="ce4"/>
          <table:table-cell office:value-type="string" office:string-value="---" table:formula="of:=IF(AND([.F2134] &lt;&gt; &quot;&quot;;[.G2134] &lt;&gt; &quot;&quot;);([.G2134]-[.F213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4]" table:style-name="ce17">
            <text:p>927</text:p>
          </table:table-cell>
          <table:table-cell table:style-name="ce19"/>
          <table:table-cell table:style-name="ce4"/>
          <table:table-cell office:value-type="string" office:string-value="---" table:formula="of:=IF(AND([.F2135] &lt;&gt; &quot;&quot;;[.G2135] &lt;&gt; &quot;&quot;);([.G2135]-[.F213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5]" table:style-name="ce17">
            <text:p>927</text:p>
          </table:table-cell>
          <table:table-cell table:style-name="ce19"/>
          <table:table-cell table:style-name="ce4"/>
          <table:table-cell office:value-type="string" office:string-value="---" table:formula="of:=IF(AND([.F2136] &lt;&gt; &quot;&quot;;[.G2136] &lt;&gt; &quot;&quot;);([.G2136]-[.F213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6]" table:style-name="ce17">
            <text:p>927</text:p>
          </table:table-cell>
          <table:table-cell office:value-type="float" office:value="6.75" table:formula="of:=COM.MICROSOFT.CEILING([.C2137];0.25)" table:style-name="ce19">
            <text:p>6.750</text:p>
          </table:table-cell>
          <table:table-cell office:value-type="float" office:value="6.6194444444845431" table:formula="of:=SUM([.D2137:.D2154])" table:style-name="ce4">
            <text:p>6.619</text:p>
          </table:table-cell>
          <table:table-cell office:value-type="string" office:string-value="---" table:formula="of:=IF(AND([.F2137] &lt;&gt; &quot;&quot;;[.G2137] &lt;&gt; &quot;&quot;);([.G2137]-[.F2137])*24;&quot;---&quot;)" table:style-name="ce4">
            <text:p>---</text:p>
          </table:table-cell>
          <table:table-cell office:value-type="date" office:date-value="2025-08-08T00:00:00" table:style-name="ce20">
            <text:p>8-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37]"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8:30:00" table:style-name="ce14">
            <text:p>8/8/25 08:30 AM</text:p>
          </table:table-cell>
          <table:table-cell office:value-type="date" office:date-value="2025-08-08T08:39:00" table:style-name="ce14">
            <text:p>8/8/25 08:39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7" table:formula="of:=[.A2138]" table:style-name="ce17">
            <text:p>927</text:p>
          </table:table-cell>
          <table:table-cell table:style-name="ce11"/>
          <table:table-cell office:value-type="string" table:style-name="ce4">
            <text:p>BILLED</text:p>
          </table:table-cell>
          <table:table-cell office:value-type="float" office:value="0.25000000011641532" table:formula="of:=IF(AND([.F2139] &lt;&gt; &quot;&quot;;[.G2139] &lt;&gt; &quot;&quot;);([.G2139]-[.F2139])*24;&quot;---&quot;)" table:style-name="ce4">
            <text:p>0.250</text:p>
          </table:table-cell>
          <table:table-cell office:value-type="string" table:style-name="ce13">
            <text:p>IDtoApptio</text:p>
          </table:table-cell>
          <table:table-cell office:value-type="date" office:date-value="2025-08-08T09:15:00" table:style-name="ce14">
            <text:p>8/8/25 09:15 AM</text:p>
          </table:table-cell>
          <table:table-cell office:value-type="date" office:date-value="2025-08-08T09:30:00" table:style-name="ce14">
            <text:p>8/8/25 09:30 AM</text:p>
          </table:table-cell>
          <table:table-cell office:value-type="string" table:style-name="ce13">
            <text:p>Worked on deprovision use cases for IDtoApptio. Worked on updating role collection JSP with items learned from Mike Labit for MyAccess collection.</text:p>
          </table:table-cell>
          <table:table-cell table:style-name="ce15"/>
          <table:table-cell table:number-columns-repeated="16375"/>
        </table:table-row>
        <table:table-row table:style-name="ro14" table:visibility="collapse">
          <table:table-cell office:value-type="float" office:value="927" table:formula="of:=[.A2139]" table:style-name="ce17">
            <text:p>927</text:p>
          </table:table-cell>
          <table:table-cell table:style-name="ce19"/>
          <table:table-cell office:value-type="string" table:style-name="ce4">
            <text:p>BILLED</text:p>
          </table:table-cell>
          <table:table-cell table:style-name="ce4"/>
          <table:table-cell office:value-type="string" table:style-name="ce28">
            <text:p>mtg-Daily</text:p>
          </table:table-cell>
          <table:table-cell office:value-type="date" office:date-value="2025-08-08T09:30:00" table:style-name="ce14">
            <text:p>8/8/25 09:30 AM</text:p>
          </table:table-cell>
          <table:table-cell office:value-type="date" office:date-value="2025-08-08T10:00:00" table:style-name="ce14">
            <text:p>8/8/25 10:0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7" table:formula="of:=[.A2140]" table:style-name="ce17">
            <text:p>927</text:p>
          </table:table-cell>
          <table:table-cell table:style-name="ce19"/>
          <table:table-cell office:value-type="string" table:style-name="ce4">
            <text:p>BILLED</text:p>
          </table:table-cell>
          <table:table-cell office:value-type="float" office:value="0.81694444455206394" table:formula="of:=IF(AND([.F2141] &lt;&gt; &quot;&quot;;[.G2141] &lt;&gt; &quot;&quot;);([.G2141]-[.F2141])*24;&quot;---&quot;)" table:style-name="ce4">
            <text:p>0.817</text:p>
          </table:table-cell>
          <table:table-cell office:value-type="string" table:style-name="ce13">
            <text:p>IDtoApptio</text:p>
          </table:table-cell>
          <table:table-cell office:value-type="date" office:date-value="2025-08-08T10:00:00" table:style-name="ce14">
            <text:p>8/8/25 10:00 AM</text:p>
          </table:table-cell>
          <table:table-cell office:value-type="date" office:date-value="2025-08-08T10:49:01" table:style-name="ce14">
            <text:p>8/8/25 10:49 AM</text:p>
          </table:table-cell>
          <table:table-cell office:value-type="string" table:style-name="ce13">
            <text:p>#need to refactor buildpayload policy . .</text:p>
          </table:table-cell>
          <table:table-cell table:style-name="ce18"/>
          <table:table-cell table:number-columns-repeated="16375"/>
        </table:table-row>
        <table:table-row table:style-name="ro14" table:visibility="collapse">
          <table:table-cell office:value-type="float" office:value="927" table:formula="of:=[.A2141]" table:style-name="ce17">
            <text:p>927</text:p>
          </table:table-cell>
          <table:table-cell table:style-name="ce19"/>
          <table:table-cell office:value-type="string" table:style-name="ce4">
            <text:p>BILLED</text:p>
          </table:table-cell>
          <table:table-cell table:style-name="ce4"/>
          <table:table-cell office:value-type="string" table:style-name="ce21">
            <text:p>GHR:NHI</text:p>
          </table:table-cell>
          <table:table-cell office:value-type="date" office:date-value="2025-08-08T10:49:01" table:style-name="ce14">
            <text:p>8/8/25 10:49 AM</text:p>
          </table:table-cell>
          <table:table-cell office:value-type="date" office:date-value="2025-08-08T11:14:50" table:style-name="ce14">
            <text:p>8/8/25 11:14 AM</text:p>
          </table:table-cell>
          <table:table-cell office:value-type="string" table:style-name="ce13">
            <text:p>Worked on reviewing issues with the NonHuman driver.</text:p>
          </table:table-cell>
          <table:table-cell office:value-type="string" table:style-name="ce18">
            <text:p>It appeared to be a securityEquals missing issue for the driver, along with some other troubles.</text:p>
          </table:table-cell>
          <table:table-cell table:number-columns-repeated="16375"/>
        </table:table-row>
        <table:table-row table:style-name="ro14" table:visibility="collapse">
          <table:table-cell office:value-type="float" office:value="927" table:formula="of:=[.A2142]" table:style-name="ce17">
            <text:p>927</text:p>
          </table:table-cell>
          <table:table-cell table:style-name="ce19"/>
          <table:table-cell office:value-type="string" table:style-name="ce4">
            <text:p>BILLED</text:p>
          </table:table-cell>
          <table:table-cell office:value-type="float" office:value="0.5502777777146548" table:formula="of:=IF(AND([.F2143] &lt;&gt; &quot;&quot;;[.G2143] &lt;&gt; &quot;&quot;);([.G2143]-[.F2143])*24;&quot;---&quot;)" table:style-name="ce4">
            <text:p>0.550</text:p>
          </table:table-cell>
          <table:table-cell office:value-type="string" table:style-name="ce13">
            <text:p>IDtoApptio</text:p>
          </table:table-cell>
          <table:table-cell office:value-type="date" office:date-value="2025-08-08T11:14:50" table:style-name="ce14">
            <text:p>8/8/25 11:14 AM</text:p>
          </table:table-cell>
          <table:table-cell office:value-type="date" office:date-value="2025-08-08T11:47:51" table:style-name="ce14">
            <text:p>8/8/25 11:47 AM</text:p>
          </table:table-cell>
          <table:table-cell office:value-type="string" table:style-name="ce13">
            <text:p>#Ashleigh legos, cats, DND &amp; 8/25 date discussion</text:p>
          </table:table-cell>
          <table:table-cell table:style-name="ce18"/>
          <table:table-cell table:number-columns-repeated="16375"/>
        </table:table-row>
        <table:table-row table:style-name="ro14" table:visibility="collapse">
          <table:table-cell office:value-type="float" office:value="927" table:formula="of:=[.A2143]" table:style-name="ce17">
            <text:p>927</text:p>
          </table:table-cell>
          <table:table-cell table:style-name="ce19"/>
          <table:table-cell office:value-type="string" table:style-name="ce4">
            <text:p>BILLED</text:p>
          </table:table-cell>
          <table:table-cell office:value-type="float" office:value="2.1699999999837019" table:formula="of:=IF(AND([.F2144] &lt;&gt; &quot;&quot;;[.G2144] &lt;&gt; &quot;&quot;);([.G2144]-[.F2144])*24;&quot;---&quot;)" table:style-name="ce4">
            <text:p>2.170</text:p>
          </table:table-cell>
          <table:table-cell office:value-type="string" table:style-name="ce13">
            <text:p>IDtoApptio</text:p>
          </table:table-cell>
          <table:table-cell office:value-type="date" office:date-value="2025-08-08T11:47:51" table:style-name="ce14">
            <text:p>8/8/25 11:47 AM</text:p>
          </table:table-cell>
          <table:table-cell office:value-type="date" office:date-value="2025-08-08T13:58:03" table:style-name="ce14">
            <text:p>8/8/25 01:58 PM</text:p>
          </table:table-cell>
          <table:table-cell office:value-type="string" table:style-name="ce13">
            <text:p>mike session</text:p>
          </table:table-cell>
          <table:table-cell table:style-name="ce18"/>
          <table:table-cell table:number-columns-repeated="16375"/>
        </table:table-row>
        <table:table-row table:style-name="ro14" table:visibility="collapse">
          <table:table-cell office:value-type="float" office:value="927" table:formula="of:=[.A2144]" table:style-name="ce17">
            <text:p>927</text:p>
          </table:table-cell>
          <table:table-cell table:style-name="ce19"/>
          <table:table-cell office:value-type="string" table:style-name="ce4">
            <text:p>BILLED</text:p>
          </table:table-cell>
          <table:table-cell office:value-type="float" office:value="1.6797222221503034" table:formula="of:=IF(AND([.F2145] &lt;&gt; &quot;&quot;;[.G2145] &lt;&gt; &quot;&quot;);([.G2145]-[.F2145])*24;&quot;---&quot;)" table:style-name="ce4">
            <text:p>1.680</text:p>
          </table:table-cell>
          <table:table-cell office:value-type="string" table:style-name="ce13">
            <text:p>IDtoApptio</text:p>
          </table:table-cell>
          <table:table-cell office:value-type="date" office:date-value="2025-08-08T14:37:55" table:style-name="ce14">
            <text:p>8/8/25 02:37 PM</text:p>
          </table:table-cell>
          <table:table-cell office:value-type="date" office:date-value="2025-08-08T16:18:42" table:style-name="ce14">
            <text:p>8/8/25 04:18 PM</text:p>
          </table:table-cell>
          <table:table-cell office:value-type="string" table:style-name="ce13">
            <text:p># working on JSP update for final collection.</text:p>
          </table:table-cell>
          <table:table-cell table:style-name="ce18"/>
          <table:table-cell table:number-columns-repeated="16375"/>
        </table:table-row>
        <table:table-row table:style-name="ro14" table:visibility="collapse">
          <table:table-cell office:value-type="float" office:value="927" table:formula="of:=[.A2145]" table:style-name="ce17">
            <text:p>927</text:p>
          </table:table-cell>
          <table:table-cell table:style-name="ce19"/>
          <table:table-cell office:value-type="string" table:style-name="ce4">
            <text:p>BILLED</text:p>
          </table:table-cell>
          <table:table-cell office:value-type="float" office:value="0.84805555560160428" table:formula="of:=IF(AND([.F2146] &lt;&gt; &quot;&quot;;[.G2146] &lt;&gt; &quot;&quot;);([.G2146]-[.F2146])*24;&quot;---&quot;)" table:style-name="ce4">
            <text:p>0.848</text:p>
          </table:table-cell>
          <table:table-cell office:value-type="string" table:style-name="ce13">
            <text:p>IDtoApptio</text:p>
          </table:table-cell>
          <table:table-cell office:value-type="date" office:date-value="2025-08-08T16:18:42" table:style-name="ce14">
            <text:p>8/8/25 04:18 PM</text:p>
          </table:table-cell>
          <table:table-cell office:value-type="date" office:date-value="2025-08-08T17:09:35" table:style-name="ce14">
            <text:p>8/8/25 05:09 PM</text:p>
          </table:table-cell>
          <table:table-cell office:value-type="string" table:style-name="ce10">
            <text:p># fixing bugs . .</text:p>
          </table:table-cell>
          <table:table-cell table:style-name="ce18"/>
          <table:table-cell table:number-columns-repeated="16375"/>
        </table:table-row>
        <table:table-row table:style-name="ro14" table:visibility="collapse">
          <table:table-cell office:value-type="float" office:value="927" table:formula="of:=[.A2146]" table:style-name="ce17">
            <text:p>927</text:p>
          </table:table-cell>
          <table:table-cell table:style-name="ce19"/>
          <table:table-cell office:value-type="string" table:style-name="ce4">
            <text:p>BILLED</text:p>
          </table:table-cell>
          <table:table-cell office:value-type="float" office:value="0.30444444436579943" table:formula="of:=IF(AND([.F2147] &lt;&gt; &quot;&quot;;[.G2147] &lt;&gt; &quot;&quot;);([.G2147]-[.F2147])*24;&quot;---&quot;)" table:style-name="ce4">
            <text:p>0.304</text:p>
          </table:table-cell>
          <table:table-cell office:value-type="string" table:style-name="ce13">
            <text:p>IDtoApptio</text:p>
          </table:table-cell>
          <table:table-cell office:value-type="date" office:date-value="2025-08-08T17:09:35" table:style-name="ce14">
            <text:p>8/8/25 05:09 PM</text:p>
          </table:table-cell>
          <table:table-cell office:value-type="date" office:date-value="2025-08-08T17:27:51" table:style-name="ce14">
            <text:p>8/8/25 05:27 PM</text:p>
          </table:table-cell>
          <table:table-cell office:value-type="string" table:style-name="ce10">
            <text:p>#start: jsp appears working fine . .debugging some missing role: SSO Admin has 2, I get 1 back . .</text:p>
          </table:table-cell>
          <table:table-cell table:style-name="ce18"/>
          <table:table-cell table:number-columns-repeated="16375"/>
        </table:table-row>
        <table:table-row table:style-name="ro14" table:visibility="collapse">
          <table:table-cell office:value-type="float" office:value="927" table:formula="of:=[.A2147]" table:style-name="ce17">
            <text:p>927</text:p>
          </table:table-cell>
          <table:table-cell table:style-name="ce19"/>
          <table:table-cell table:style-name="ce4"/>
          <table:table-cell office:value-type="string" office:string-value="---" table:formula="of:=IF(AND([.F2148] &lt;&gt; &quot;&quot;;[.G2148] &lt;&gt; &quot;&quot;);([.G2148]-[.F21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8]" table:style-name="ce17">
            <text:p>927</text:p>
          </table:table-cell>
          <table:table-cell table:number-columns-repeated="2" table:style-name="ce4"/>
          <table:table-cell office:value-type="string" office:string-value="---" table:formula="of:=IF(AND([.F2149] &lt;&gt; &quot;&quot;;[.G2149] &lt;&gt; &quot;&quot;);([.G2149]-[.F21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0] &lt;&gt; &quot;&quot;;[.G2150] &lt;&gt; &quot;&quot;);([.G2150]-[.F2150])*24;&quot;---&quot;)" table:style-name="ce4">
            <text:p>---</text:p>
          </table:table-cell>
          <table:table-cell table:style-name="ce34"/>
          <table:table-cell table:number-columns-repeated="2" table:style-name="ce12"/>
          <table:table-cell table:number-columns-repeated="2" table:style-name="ce14"/>
          <table:table-cell table:number-columns-repeated="16375"/>
        </table:table-row>
        <table:table-row table:style-name="ro14" table:visibility="collapse">
          <table:table-cell office:value-type="float" office:value="927" table:formula="of:=[.A2149]" table:style-name="ce17">
            <text:p>927</text:p>
          </table:table-cell>
          <table:table-cell table:style-name="ce19"/>
          <table:table-cell table:style-name="ce4"/>
          <table:table-cell office:value-type="string" office:string-value="---" table:formula="of:=IF(AND([.F2151] &lt;&gt; &quot;&quot;;[.G2151] &lt;&gt; &quot;&quot;);([.G2151]-[.F2151])*24;&quot;---&quot;)" table:style-name="ce4">
            <text:p>---</text:p>
          </table:table-cell>
          <table:table-cell table:style-name="ce34"/>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0]" table:style-name="ce17">
            <text:p>927</text:p>
          </table:table-cell>
          <table:table-cell table:style-name="ce19"/>
          <table:table-cell table:style-name="ce4"/>
          <table:table-cell office:value-type="string" office:string-value="---" table:formula="of:=IF(AND([.F2152] &lt;&gt; &quot;&quot;;[.G2152] &lt;&gt; &quot;&quot;);([.G2152]-[.F2152])*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2]" table:style-name="ce17">
            <text:p>927</text:p>
          </table:table-cell>
          <table:table-cell table:style-name="ce19"/>
          <table:table-cell table:style-name="ce4"/>
          <table:table-cell office:value-type="string" office:string-value="---" table:formula="of:=IF(AND([.F2153] &lt;&gt; &quot;&quot;;[.G2153] &lt;&gt; &quot;&quot;);([.G2153]-[.F21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7" table:formula="of:=[.A2153]" table:style-name="ce17">
            <text:p>927</text:p>
          </table:table-cell>
          <table:table-cell table:style-name="ce19"/>
          <table:table-cell table:style-name="ce4"/>
          <table:table-cell office:value-type="string" office:string-value="---" table:formula="of:=IF(AND([.F2154] &lt;&gt; &quot;&quot;;[.G2154] &lt;&gt; &quot;&quot;);([.G2154]-[.F2154])*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8" table:formula="of:=[.A2154]+1" table:style-name="ce17">
            <text:p>928</text:p>
          </table:table-cell>
          <table:table-cell table:style-name="ce12"/>
          <table:table-cell office:value-type="string" table:style-name="ce4">
            <text:p>****************</text:p>
          </table:table-cell>
          <table:table-cell table:style-name="ce4"/>
          <table:table-cell office:value-type="string" office:string-value="Week 928" table:formula="of:=CONCATENATE(&quot;Week &quot;; [.A2156])" table:number-columns-spanned="2" table:number-rows-spanned="3" table:style-name="ce48">
            <text:p>Week 928</text:p>
          </table: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6]" table:style-name="ce17">
            <text:p>928</text:p>
          </table:table-cell>
          <table:table-cell table:style-name="ce12"/>
          <table:table-cell office:value-type="string" table:style-name="ce4">
            <text:p>****************</text:p>
          </table:table-cell>
          <table:table-cell office:value-type="string" office:string-value="---" table:formula="of:=IF(AND([.F2157] &lt;&gt; &quot;&quot;;[.G2157] &lt;&gt; &quot;&quot;);([.G2157]-[.F2157])*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7]" table:style-name="ce17">
            <text:p>928</text:p>
          </table:table-cell>
          <table:table-cell table:style-name="ce19"/>
          <table:table-cell office:value-type="string" table:style-name="ce4">
            <text:p>****************</text:p>
          </table:table-cell>
          <table:table-cell office:value-type="string" office:string-value="---" table:formula="of:=IF(AND([.F2158] &lt;&gt; &quot;&quot;;[.G2158] &lt;&gt; &quot;&quot;);([.G2158]-[.F2158])*24;&quot;---&quot;)" table:style-name="ce4">
            <text:p>---</text:p>
          </table:table-cell>
          <table:covered-table-cell/>
          <table:covered-table-cell/>
          <table:table-cell table:style-name="ce14"/>
          <table:table-cell table:style-name="ce13"/>
          <table:table-cell table:style-name="ce18"/>
          <table:table-cell table:number-columns-repeated="16375"/>
        </table:table-row>
        <table:table-row table:style-name="ro14" table:visibility="collapse">
          <table:table-cell office:value-type="float" office:value="928" table:formula="of:=[.A2158]" table:style-name="ce17">
            <text:p>928</text:p>
          </table:table-cell>
          <table:table-cell table:style-name="ce19"/>
          <table:table-cell office:value-type="string" table:style-name="ce4">
            <text:p>****************</text:p>
          </table:table-cell>
          <table:table-cell office:value-type="string" office:string-value="---" table:formula="of:=IF(AND([.F2159] &lt;&gt; &quot;&quot;;[.G2159] &lt;&gt; &quot;&quot;);([.G2159]-[.F2159])*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59]" table:style-name="ce17">
            <text:p>928</text:p>
          </table:table-cell>
          <table:table-cell table:style-name="ce19"/>
          <table:table-cell office:value-type="string" table:style-name="ce4">
            <text:p>****************</text:p>
          </table:table-cell>
          <table:table-cell office:value-type="string" office:string-value="---" table:formula="of:=IF(AND([.F2160] &lt;&gt; &quot;&quot;;[.G2160] &lt;&gt; &quot;&quot;);([.G2160]-[.F216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0]" table:style-name="ce17">
            <text:p>928</text:p>
          </table:table-cell>
          <table:table-cell table:style-name="ce19"/>
          <table:table-cell office:value-type="string" table:style-name="ce4">
            <text:p>****************</text:p>
          </table:table-cell>
          <table:table-cell office:value-type="string" office:string-value="---" table:formula="of:=IF(AND([.F2161] &lt;&gt; &quot;&quot;;[.G2161] &lt;&gt; &quot;&quot;);([.G2161]-[.F2161])*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1]" table:style-name="ce17">
            <text:p>928</text:p>
          </table:table-cell>
          <table:table-cell table:style-name="ce12"/>
          <table:table-cell office:value-type="string" table:style-name="ce4">
            <text:p>****************</text:p>
          </table:table-cell>
          <table:table-cell office:value-type="string" office:string-value="---" table:formula="of:=IF(AND([.F2162] &lt;&gt; &quot;&quot;;[.G2162] &lt;&gt; &quot;&quot;);([.G2162]-[.F216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2]" table:style-name="ce17">
            <text:p>928</text:p>
          </table:table-cell>
          <table:table-cell table:style-name="ce12"/>
          <table:table-cell office:value-type="string" table:style-name="ce4">
            <text:p>BILLED</text:p>
          </table:table-cell>
          <table:table-cell office:value-type="string" office:string-value="---" table:formula="of:=IF(AND([.F2163] &lt;&gt; &quot;&quot;;[.G2163] &lt;&gt; &quot;&quot;);([.G2163]-[.F2163])*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63]" table:style-name="ce17">
            <text:p>928</text:p>
          </table:table-cell>
          <table:table-cell office:value-type="float" office:value="7" table:formula="of:=COM.MICROSOFT.CEILING([.C2164];0.25)" table:style-name="ce19">
            <text:p>7.000</text:p>
          </table:table-cell>
          <table:table-cell office:value-type="float" office:value="6.7536111110821366" table:formula="of:=SUM([.D2164:.D2187])" table:style-name="ce4">
            <text:p>6.754</text:p>
          </table:table-cell>
          <table:table-cell office:value-type="string" office:string-value="---" table:formula="of:=IF(AND([.F2164] &lt;&gt; &quot;&quot;;[.G2164] &lt;&gt; &quot;&quot;);([.G2164]-[.F2164])*24;&quot;---&quot;)" table:style-name="ce4">
            <text:p>---</text:p>
          </table:table-cell>
          <table:table-cell office:value-type="date" office:date-value="2025-08-11T00:00:00" table:style-name="ce20">
            <text:p>11-Aug</text:p>
          </table:table-cell>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64]" table:style-name="ce17">
            <text:p>928</text:p>
          </table:table-cell>
          <table:table-cell table:style-name="ce19"/>
          <table:table-cell table:style-name="ce4"/>
          <table:table-cell office:value-type="float" office:value="0.20000000012805685" table:formula="of:=IF(AND([.F2165] &lt;&gt; &quot;&quot;;[.G2165] &lt;&gt; &quot;&quot;);([.G2165]-[.F2165])*24;&quot;---&quot;)" table:style-name="ce4">
            <text:p>0.200</text:p>
          </table:table-cell>
          <table:table-cell office:value-type="string" table:style-name="ce25">
            <text:p>mtg-Daily</text:p>
          </table:table-cell>
          <table:table-cell office:value-type="date" office:date-value="2025-08-11T08:30:00" table:style-name="ce14">
            <text:p>8/11/25 08:30 AM</text:p>
          </table:table-cell>
          <table:table-cell office:value-type="date" office:date-value="2025-08-11T08:42:00" table:style-name="ce14">
            <text:p>8/11/25 08:42 AM</text:p>
          </table:table-cell>
          <table:table-cell office:value-type="string" table:style-name="ce16">
            <text:p>Daily meetings. Weekly EE team meeting.</text:p>
          </table:table-cell>
          <table:table-cell table:style-name="ce18"/>
          <table:table-cell table:number-columns-repeated="16375"/>
        </table:table-row>
        <table:table-row table:style-name="ro14" table:visibility="collapse">
          <table:table-cell office:value-type="float" office:value="928" table:formula="of:=[.A2165]" table:style-name="ce17">
            <text:p>928</text:p>
          </table:table-cell>
          <table:table-cell table:style-name="ce19"/>
          <table:table-cell table:style-name="ce4"/>
          <table:table-cell office:value-type="float" office:value="0.45833333325572312" table:formula="of:=IF(AND([.F2166] &lt;&gt; &quot;&quot;;[.G2166] &lt;&gt; &quot;&quot;);([.G2166]-[.F2166])*24;&quot;---&quot;)" table:style-name="ce4">
            <text:p>0.458</text:p>
          </table:table-cell>
          <table:table-cell office:value-type="string" table:style-name="ce25">
            <text:p>mtg-Daily</text:p>
          </table:table-cell>
          <table:table-cell office:value-type="date" office:date-value="2025-08-11T10:15:00" table:style-name="ce14">
            <text:p>8/11/25 10:15 AM</text:p>
          </table:table-cell>
          <table:table-cell office:value-type="date" office:date-value="2025-08-11T10:42:30" table:style-name="ce14">
            <text:p>8/11/25 10:42 AM</text:p>
          </table:table-cell>
          <table:table-cell office:value-type="string" table:style-name="ce16">
            <text:p>#</text:p>
          </table:table-cell>
          <table:table-cell table:style-name="ce18"/>
          <table:table-cell table:number-columns-repeated="16375"/>
        </table:table-row>
        <table:table-row table:style-name="ro14" table:visibility="collapse">
          <table:table-cell office:value-type="float" office:value="928" table:formula="of:=[.A2166]" table:style-name="ce17">
            <text:p>928</text:p>
          </table:table-cell>
          <table:table-cell office:value-type="float" office:value="-1.75" table:style-name="ce19">
            <text:p>-1.750</text:p>
          </table:table-cell>
          <table:table-cell table:style-name="ce4"/>
          <table:table-cell office:value-type="float" office:value="2.5794444444472902" table:formula="of:=IF(AND([.F2167] &lt;&gt; &quot;&quot;;[.G2167] &lt;&gt; &quot;&quot;);([.G2167]-[.F2167])*24;&quot;---&quot;)" table:style-name="ce4">
            <text:p>2.579</text:p>
          </table:table-cell>
          <table:table-cell office:value-type="string" table:style-name="ce25">
            <text:p>IDtoApptio</text:p>
          </table:table-cell>
          <table:table-cell office:value-type="date" office:date-value="2025-08-11T10:42:30" table:style-name="ce14">
            <text:p>8/11/25 10:42 AM</text:p>
          </table:table-cell>
          <table:table-cell office:value-type="date" office:date-value="2025-08-11T13:17:16" table:style-name="ce14">
            <text:p>8/11/25 01:17 PM</text:p>
          </table:table-cell>
          <table:table-cell office:value-type="string" table:style-name="ce16">
            <text:p>Worked on fixing issues related to MyAccess JSP collection.</text:p>
          </table:table-cell>
          <table:table-cell office:value-type="string" table:style-name="ce18">
            <text:p>Working with Mike Labit on building a JSP that can produce the desired JSON result from an API call.</text:p>
          </table:table-cell>
          <table:table-cell table:number-columns-repeated="16375"/>
        </table:table-row>
        <table:table-row table:style-name="ro14" table:visibility="collapse">
          <table:table-cell office:value-type="float" office:value="928" table:formula="of:=[.A2167]" table:style-name="ce17">
            <text:p>928</text:p>
          </table:table-cell>
          <table:table-cell table:style-name="ce19"/>
          <table:table-cell table:style-name="ce4"/>
          <table:table-cell office:value-type="float" office:value="3.5158333332510665" table:formula="of:=IF(AND([.F2168] &lt;&gt; &quot;&quot;;[.G2168] &lt;&gt; &quot;&quot;);([.G2168]-[.F2168])*24;&quot;---&quot;)" table:style-name="ce4">
            <text:p>3.516</text:p>
          </table:table-cell>
          <table:table-cell office:value-type="string" table:style-name="ce25">
            <text:p>IDtoApptio</text:p>
          </table:table-cell>
          <table:table-cell office:value-type="date" office:date-value="2025-08-11T14:11:58" table:style-name="ce14">
            <text:p>8/11/25 02:11 PM</text:p>
          </table:table-cell>
          <table:table-cell office:value-type="date" office:date-value="2025-08-11T17:42:55" table:style-name="ce14">
            <text:p>8/11/25 05:42 PM</text:p>
          </table:table-cell>
          <table:table-cell office:value-type="string" table:style-name="ce16">
            <text:p># wow . . Figured out lots of stuff . .jsp works; but man, myaccess testing is terrible.</text:p>
          </table:table-cell>
          <table:table-cell table:style-name="ce18"/>
          <table:table-cell table:number-columns-repeated="16375"/>
        </table:table-row>
        <table:table-row table:style-name="ro14" table:visibility="collapse">
          <table:table-cell office:value-type="float" office:value="928" table:formula="of:=[.A2168]" table:style-name="ce17">
            <text:p>928</text:p>
          </table:table-cell>
          <table:table-cell table:style-name="ce19"/>
          <table:table-cell table:style-name="ce4"/>
          <table:table-cell office:value-type="string" office:string-value="---" table:formula="of:=IF(AND([.F2169] &lt;&gt; &quot;&quot;;[.G2169] &lt;&gt; &quot;&quot;);([.G2169]-[.F2169])*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69]" table:style-name="ce17">
            <text:p>928</text:p>
          </table:table-cell>
          <table:table-cell table:style-name="ce19"/>
          <table:table-cell table:style-name="ce4"/>
          <table:table-cell office:value-type="string" office:string-value="---" table:formula="of:=IF(AND([.F2170] &lt;&gt; &quot;&quot;;[.G2170] &lt;&gt; &quot;&quot;);([.G2170]-[.F2170])*24;&quot;---&quot;)" table:style-name="ce4">
            <text:p>---</text:p>
          </table:table-cell>
          <table:table-cell table:style-name="ce25"/>
          <table:table-cell table:number-columns-repeated="2" table:style-name="ce14"/>
          <table:table-cell table:style-name="ce16"/>
          <table:table-cell table:style-name="ce18"/>
          <table:table-cell table:number-columns-repeated="16375"/>
        </table:table-row>
        <table:table-row table:style-name="ro14" table:visibility="collapse">
          <table:table-cell office:value-type="float" office:value="928" table:formula="of:=[.A2170]" table:style-name="ce17">
            <text:p>928</text:p>
          </table:table-cell>
          <table:table-cell table:style-name="ce19"/>
          <table:table-cell table:style-name="ce4"/>
          <table:table-cell office:value-type="string" office:string-value="---" table:formula="of:=IF(AND([.F2171] &lt;&gt; &quot;&quot;;[.G2171] &lt;&gt; &quot;&quot;);([.G2171]-[.F2171])*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1]" table:style-name="ce17">
            <text:p>928</text:p>
          </table:table-cell>
          <table:table-cell table:style-name="ce19"/>
          <table:table-cell table:style-name="ce4"/>
          <table:table-cell office:value-type="string" office:string-value="---" table:formula="of:=IF(AND([.F2172] &lt;&gt; &quot;&quot;;[.G2172] &lt;&gt; &quot;&quot;);([.G2172]-[.F2172])*24;&quot;---&quot;)" table:style-name="ce4">
            <text:p>---</text:p>
          </table:table-cell>
          <table:table-cell table:style-name="ce25"/>
          <table:table-cell table:number-columns-repeated="2" table:style-name="ce14"/>
          <table:table-cell table:style-name="ce22"/>
          <table:table-cell table:style-name="ce18"/>
          <table:table-cell table:number-columns-repeated="16375"/>
        </table:table-row>
        <table:table-row table:style-name="ro14" table:visibility="collapse">
          <table:table-cell office:value-type="float" office:value="928" table:formula="of:=[.A2172]" table:style-name="ce17">
            <text:p>928</text:p>
          </table:table-cell>
          <table:table-cell table:style-name="ce19"/>
          <table:table-cell table:style-name="ce4"/>
          <table:table-cell office:value-type="string" office:string-value="---" table:formula="of:=IF(AND([.F2173] &lt;&gt; &quot;&quot;;[.G2173] &lt;&gt; &quot;&quot;);([.G2173]-[.F2173])*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3]" table:style-name="ce17">
            <text:p>928</text:p>
          </table:table-cell>
          <table:table-cell table:number-columns-repeated="2" table:style-name="ce4"/>
          <table:table-cell office:value-type="string" office:string-value="---" table:formula="of:=IF(AND([.F2174] &lt;&gt; &quot;&quot;;[.G2174] &lt;&gt; &quot;&quot;);([.G2174]-[.F2174])*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4]" table:style-name="ce17">
            <text:p>928</text:p>
          </table:table-cell>
          <table:table-cell table:style-name="ce31"/>
          <table:table-cell table:style-name="ce4"/>
          <table:table-cell office:value-type="string" office:string-value="---" table:formula="of:=IF(AND([.F2175] &lt;&gt; &quot;&quot;;[.G2175] &lt;&gt; &quot;&quot;);([.G2175]-[.F2175])*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5]" table:style-name="ce17">
            <text:p>928</text:p>
          </table:table-cell>
          <table:table-cell table:style-name="ce19"/>
          <table:table-cell table:style-name="ce4"/>
          <table:table-cell office:value-type="string" office:string-value="---" table:formula="of:=IF(AND([.F2176] &lt;&gt; &quot;&quot;;[.G2176] &lt;&gt; &quot;&quot;);([.G2176]-[.F2176])*24;&quot;---&quot;)" table:style-name="ce4">
            <text:p>---</text:p>
          </table:table-cell>
          <table:table-cell table:style-name="ce25"/>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6]" table:style-name="ce17">
            <text:p>928</text:p>
          </table:table-cell>
          <table:table-cell table:style-name="ce19"/>
          <table:table-cell table:style-name="ce4"/>
          <table:table-cell office:value-type="string" office:string-value="---" table:formula="of:=IF(AND([.F2177] &lt;&gt; &quot;&quot;;[.G2177] &lt;&gt; &quot;&quot;);([.G2177]-[.F2177])*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7]" table:style-name="ce17">
            <text:p>928</text:p>
          </table:table-cell>
          <table:table-cell table:style-name="ce19"/>
          <table:table-cell table:style-name="ce4"/>
          <table:table-cell office:value-type="string" office:string-value="---" table:formula="of:=IF(AND([.F2178] &lt;&gt; &quot;&quot;;[.G2178] &lt;&gt; &quot;&quot;);([.G2178]-[.F2178])*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8]" table:style-name="ce17">
            <text:p>928</text:p>
          </table:table-cell>
          <table:table-cell table:style-name="ce19"/>
          <table:table-cell table:style-name="ce4"/>
          <table:table-cell office:value-type="string" office:string-value="---" table:formula="of:=IF(AND([.F2179] &lt;&gt; &quot;&quot;;[.G2179] &lt;&gt; &quot;&quot;);([.G2179]-[.F2179])*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79]" table:style-name="ce17">
            <text:p>928</text:p>
          </table:table-cell>
          <table:table-cell table:style-name="ce19"/>
          <table:table-cell table:style-name="ce4"/>
          <table:table-cell office:value-type="string" office:string-value="---" table:formula="of:=IF(AND([.F2180] &lt;&gt; &quot;&quot;;[.G2180] &lt;&gt; &quot;&quot;);([.G2180]-[.F2180])*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0]" table:style-name="ce17">
            <text:p>928</text:p>
          </table:table-cell>
          <table:table-cell table:style-name="ce19"/>
          <table:table-cell table:style-name="ce4"/>
          <table:table-cell office:value-type="string" office:string-value="---" table:formula="of:=IF(AND([.F2181] &lt;&gt; &quot;&quot;;[.G2181] &lt;&gt; &quot;&quot;);([.G2181]-[.F2181])*24;&quot;---&quot;)" table:style-name="ce4">
            <text:p>---</text:p>
          </table:table-cell>
          <table:table-cell table:style-name="ce20"/>
          <table:table-cell table:number-columns-repeated="2" table:style-name="ce14"/>
          <table:table-cell table:style-name="ce21"/>
          <table:table-cell table:style-name="ce18"/>
          <table:table-cell table:number-columns-repeated="16375"/>
        </table:table-row>
        <table:table-row table:style-name="ro14" table:visibility="collapse">
          <table:table-cell office:value-type="float" office:value="928" table:formula="of:=[.A2181]" table:style-name="ce17">
            <text:p>928</text:p>
          </table:table-cell>
          <table:table-cell table:style-name="ce19"/>
          <table:table-cell table:style-name="ce4"/>
          <table:table-cell office:value-type="string" office:string-value="---" table:formula="of:=IF(AND([.F2182] &lt;&gt; &quot;&quot;;[.G2182] &lt;&gt; &quot;&quot;);([.G2182]-[.F218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2]" table:style-name="ce17">
            <text:p>928</text:p>
          </table:table-cell>
          <table:table-cell table:style-name="ce19"/>
          <table:table-cell table:style-name="ce4"/>
          <table:table-cell office:value-type="string" office:string-value="---" table:formula="of:=IF(AND([.F2183] &lt;&gt; &quot;&quot;;[.G2183] &lt;&gt; &quot;&quot;);([.G2183]-[.F218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3]" table:style-name="ce17">
            <text:p>928</text:p>
          </table:table-cell>
          <table:table-cell table:style-name="ce19"/>
          <table:table-cell table:style-name="ce4"/>
          <table:table-cell office:value-type="string" office:string-value="---" table:formula="of:=IF(AND([.F2184] &lt;&gt; &quot;&quot;;[.G2184] &lt;&gt; &quot;&quot;);([.G2184]-[.F218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4]" table:style-name="ce17">
            <text:p>928</text:p>
          </table:table-cell>
          <table:table-cell table:style-name="ce19"/>
          <table:table-cell table:style-name="ce4"/>
          <table:table-cell office:value-type="string" office:string-value="---" table:formula="of:=IF(AND([.F2185] &lt;&gt; &quot;&quot;;[.G2185] &lt;&gt; &quot;&quot;);([.G2185]-[.F218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5]" table:style-name="ce17">
            <text:p>928</text:p>
          </table:table-cell>
          <table:table-cell table:style-name="ce19"/>
          <table:table-cell table:style-name="ce4"/>
          <table:table-cell office:value-type="string" office:string-value="---" table:formula="of:=IF(AND([.F2186] &lt;&gt; &quot;&quot;;[.G2186] &lt;&gt; &quot;&quot;);([.G2186]-[.F218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6]" table:style-name="ce17">
            <text:p>928</text:p>
          </table:table-cell>
          <table:table-cell table:style-name="ce19"/>
          <table:table-cell table:style-name="ce4"/>
          <table:table-cell office:value-type="string" office:string-value="---" table:formula="of:=IF(AND([.F2187] &lt;&gt; &quot;&quot;;[.G2187] &lt;&gt; &quot;&quot;);([.G2187]-[.F218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187]" table:style-name="ce17">
            <text:p>928</text:p>
          </table:table-cell>
          <table:table-cell office:value-type="float" office:value="7" table:formula="of:=COM.MICROSOFT.CEILING([.C2188];0.25)" table:style-name="ce19">
            <text:p>7.000</text:p>
          </table:table-cell>
          <table:table-cell office:value-type="float" office:value="6.9669444443425164" table:formula="of:=SUM([.D2188:.D2210])" table:style-name="ce4">
            <text:p>6.967</text:p>
          </table:table-cell>
          <table:table-cell office:value-type="string" office:string-value="---" table:formula="of:=IF(AND([.F2188] &lt;&gt; &quot;&quot;;[.G2188] &lt;&gt; &quot;&quot;);([.G2188]-[.F2188])*24;&quot;---&quot;)" table:style-name="ce4">
            <text:p>---</text:p>
          </table:table-cell>
          <table:table-cell office:value-type="date" office:date-value="2025-08-12T00:00:00" table:style-name="ce20">
            <text:p>12-Aug</text:p>
          </table:table-cell>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188]" table:style-name="ce17">
            <text:p>928</text:p>
          </table:table-cell>
          <table:table-cell table:style-name="ce19"/>
          <table:table-cell office:value-type="string" table:style-name="ce4">
            <text:p>BILLED</text:p>
          </table:table-cell>
          <table:table-cell office:value-type="float" office:value="0.23111111117759719" table:formula="of:=IF(AND([.F2189] &lt;&gt; &quot;&quot;;[.G2189] &lt;&gt; &quot;&quot;);([.G2189]-[.F2189])*24;&quot;---&quot;)" table:style-name="ce4">
            <text:p>0.231</text:p>
          </table:table-cell>
          <table:table-cell office:value-type="string" table:style-name="ce20">
            <text:p>IDtoApptio</text:p>
          </table:table-cell>
          <table:table-cell office:value-type="date" office:date-value="2025-08-12T08:15:08" table:style-name="ce14">
            <text:p>8/12/25 08:15 AM</text:p>
          </table:table-cell>
          <table:table-cell office:value-type="date" office:date-value="2025-08-12T08:29:00" table:style-name="ce14">
            <text:p>8/12/25 08:29 AM</text:p>
          </table:table-cell>
          <table:table-cell office:value-type="string" table:style-name="ce21">
            <text:p>Worked on payload design for the IDtoApptio driver, and added custom roles and environment name to the JSP for MyAccess collection.</text:p>
          </table:table-cell>
          <table:table-cell table:style-name="ce15"/>
          <table:table-cell table:number-columns-repeated="16375"/>
        </table:table-row>
        <table:table-row table:style-name="ro14" table:visibility="collapse">
          <table:table-cell office:value-type="float" office:value="928" table:formula="of:=[.A2189]" table:style-name="ce17">
            <text:p>928</text:p>
          </table:table-cell>
          <table:table-cell table:style-name="ce4"/>
          <table:table-cell office:value-type="string" table:style-name="ce4">
            <text:p>BILLED</text:p>
          </table:table-cell>
          <table:table-cell office:value-type="float" office:value="0.18333333323244005" table:formula="of:=IF(AND([.F2190] &lt;&gt; &quot;&quot;;[.G2190] &lt;&gt; &quot;&quot;);([.G2190]-[.F2190])*24;&quot;---&quot;)" table:style-name="ce4">
            <text:p>0.183</text:p>
          </table:table-cell>
          <table:table-cell office:value-type="string" table:style-name="ce20">
            <text:p>mtg-daily</text:p>
          </table:table-cell>
          <table:table-cell office:value-type="date" office:date-value="2025-08-12T08:29:00" table:style-name="ce14">
            <text:p>8/12/25 08:29 AM</text:p>
          </table:table-cell>
          <table:table-cell office:value-type="date" office:date-value="2025-08-12T08:40:00" table:style-name="ce14">
            <text:p>8/12/25 08:40 AM</text:p>
          </table:table-cell>
          <table:table-cell office:value-type="string" table:style-name="ce20">
            <text:p>Daily meetings. Weekly EE backlog meeting.</text:p>
          </table:table-cell>
          <table:table-cell table:style-name="ce18"/>
          <table:table-cell table:number-columns-repeated="16375"/>
        </table:table-row>
        <table:table-row table:style-name="ro14" table:visibility="collapse">
          <table:table-cell office:value-type="float" office:value="928" table:formula="of:=[.A2190]" table:style-name="ce17">
            <text:p>928</text:p>
          </table:table-cell>
          <table:table-cell table:style-name="ce19"/>
          <table:table-cell office:value-type="string" table:style-name="ce4">
            <text:p>BILLED</text:p>
          </table:table-cell>
          <table:table-cell office:value-type="float" office:value="0.67055555566912517" table:formula="of:=IF(AND([.F2191] &lt;&gt; &quot;&quot;;[.G2191] &lt;&gt; &quot;&quot;);([.G2191]-[.F2191])*24;&quot;---&quot;)" table:style-name="ce4">
            <text:p>0.671</text:p>
          </table:table-cell>
          <table:table-cell office:value-type="string" table:style-name="ce20">
            <text:p>IDtoApptio</text:p>
          </table:table-cell>
          <table:table-cell office:value-type="date" office:date-value="2025-08-12T08:40:00" table:style-name="ce14">
            <text:p>8/12/25 08:40 AM</text:p>
          </table:table-cell>
          <table:table-cell office:value-type="date" office:date-value="2025-08-12T09:20:14" table:style-name="ce14">
            <text:p>8/12/25 09:20 AM</text:p>
          </table:table-cell>
          <table:table-cell office:value-type="string" table:style-name="ce21">
            <text:p>#</text:p>
          </table:table-cell>
          <table:table-cell table:style-name="ce18"/>
          <table:table-cell table:number-columns-repeated="16375"/>
        </table:table-row>
        <table:table-row table:style-name="ro14" table:visibility="collapse">
          <table:table-cell office:value-type="float" office:value="928" table:formula="of:=[.A2191]" table:style-name="ce17">
            <text:p>928</text:p>
          </table:table-cell>
          <table:table-cell table:style-name="ce19"/>
          <table:table-cell office:value-type="string" table:style-name="ce4">
            <text:p>BILLED</text:p>
          </table:table-cell>
          <table:table-cell office:value-type="float" office:value="0.66277777764480561" table:formula="of:=IF(AND([.F2192] &lt;&gt; &quot;&quot;;[.G2192] &lt;&gt; &quot;&quot;);([.G2192]-[.F2192])*24;&quot;---&quot;)" table:style-name="ce4">
            <text:p>0.663</text:p>
          </table:table-cell>
          <table:table-cell office:value-type="string" table:style-name="ce20">
            <text:p>IDToAutocrib</text:p>
          </table:table-cell>
          <table:table-cell office:value-type="date" office:date-value="2025-08-12T09:20:14" table:style-name="ce14">
            <text:p>8/12/25 09:20 AM</text:p>
          </table:table-cell>
          <table:table-cell office:value-type="date" office:date-value="2025-08-12T10:00:00" table:style-name="ce14">
            <text:p>8/12/25 10:00 AM</text:p>
          </table:table-cell>
          <table:table-cell office:value-type="string" table:style-name="ce13">
            <text:p>Worked to update the driver password for IDtoAutocrib due to secret expiring.</text:p>
          </table:table-cell>
          <table:table-cell table:style-name="ce18"/>
          <table:table-cell table:number-columns-repeated="16375"/>
        </table:table-row>
        <table:table-row table:style-name="ro14" table:visibility="collapse">
          <table:table-cell office:value-type="float" office:value="928" table:formula="of:=[.A2192]" table:style-name="ce17">
            <text:p>928</text:p>
          </table:table-cell>
          <table:table-cell table:style-name="ce19"/>
          <table:table-cell office:value-type="string" table:style-name="ce4">
            <text:p>BILLED</text:p>
          </table:table-cell>
          <table:table-cell office:value-type="float" office:value="0.61111111112404615" table:formula="of:=IF(AND([.F2193] &lt;&gt; &quot;&quot;;[.G2193] &lt;&gt; &quot;&quot;);([.G2193]-[.F2193])*24;&quot;---&quot;)" table:style-name="ce4">
            <text:p>0.611</text:p>
          </table:table-cell>
          <table:table-cell office:value-type="string" table:style-name="ce20">
            <text:p>IDtoDocunet</text:p>
          </table:table-cell>
          <table:table-cell office:value-type="date" office:date-value="2025-08-12T10:00:00" table:style-name="ce14">
            <text:p>8/12/25 10:00 AM</text:p>
          </table:table-cell>
          <table:table-cell office:value-type="date" office:date-value="2025-08-12T10:36:40" table:style-name="ce14">
            <text:p>8/12/25 10:36 AM</text:p>
          </table:table-cell>
          <table:table-cell office:value-type="string" table:style-name="ce26">
            <text:p>Worked on fixing UFM issue for IDtoDocunet on w11pcledirpi010.</text:p>
          </table:table-cell>
          <table:table-cell table:style-name="ce18"/>
          <table:table-cell table:number-columns-repeated="16375"/>
        </table:table-row>
        <table:table-row table:style-name="ro14" table:visibility="collapse">
          <table:table-cell office:value-type="float" office:value="928" table:formula="of:=[.A2193]" table:style-name="ce17">
            <text:p>928</text:p>
          </table:table-cell>
          <table:table-cell table:style-name="ce19"/>
          <table:table-cell office:value-type="string" table:style-name="ce4">
            <text:p>BILLED</text:p>
          </table:table-cell>
          <table:table-cell office:value-type="float" office:value="0.17527777788927779" table:formula="of:=IF(AND([.F2194] &lt;&gt; &quot;&quot;;[.G2194] &lt;&gt; &quot;&quot;);([.G2194]-[.F2194])*24;&quot;---&quot;)" table:style-name="ce4">
            <text:p>0.175</text:p>
          </table:table-cell>
          <table:table-cell office:value-type="string" table:style-name="ce20">
            <text:p>IDToAutocrib</text:p>
          </table:table-cell>
          <table:table-cell office:value-type="date" office:date-value="2025-08-12T10:36:40" table:style-name="ce14">
            <text:p>8/12/25 10:36 AM</text:p>
          </table:table-cell>
          <table:table-cell office:value-type="date" office:date-value="2025-08-12T10:47:11" table:style-name="ce14">
            <text:p>8/12/25 10:47 AM</text:p>
          </table:table-cell>
          <table:table-cell office:value-type="string" table:style-name="ce13">
            <text:p># waiting for aws access to update password, and grishma to say I can update drive r. .</text:p>
          </table:table-cell>
          <table:table-cell table:style-name="ce18"/>
          <table:table-cell table:number-columns-repeated="16375"/>
        </table:table-row>
        <table:table-row table:style-name="ro14" table:visibility="collapse">
          <table:table-cell office:value-type="float" office:value="928" table:formula="of:=[.A2194]" table:style-name="ce17">
            <text:p>928</text:p>
          </table:table-cell>
          <table:table-cell table:style-name="ce19"/>
          <table:table-cell office:value-type="string" table:style-name="ce4">
            <text:p>BILLED</text:p>
          </table:table-cell>
          <table:table-cell office:value-type="float" office:value="0.71083333325805143" table:formula="of:=IF(AND([.F2195] &lt;&gt; &quot;&quot;;[.G2195] &lt;&gt; &quot;&quot;);([.G2195]-[.F2195])*24;&quot;---&quot;)" table:style-name="ce4">
            <text:p>0.711</text:p>
          </table:table-cell>
          <table:table-cell office:value-type="string" table:style-name="ce20">
            <text:p>IDtoApptio</text:p>
          </table:table-cell>
          <table:table-cell office:value-type="date" office:date-value="2025-08-12T10:47:11" table:style-name="ce14">
            <text:p>8/12/25 10:47 AM</text:p>
          </table:table-cell>
          <table:table-cell office:value-type="date" office:date-value="2025-08-12T11:29:50" table:style-name="ce14">
            <text:p>8/12/25 11:29 A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5]" table:style-name="ce17">
            <text:p>928</text:p>
          </table:table-cell>
          <table:table-cell table:style-name="ce19"/>
          <table:table-cell office:value-type="string" table:style-name="ce4">
            <text:p>BILLED</text:p>
          </table:table-cell>
          <table:table-cell office:value-type="float" office:value="0.52305555558996275" table:formula="of:=IF(AND([.F2196] &lt;&gt; &quot;&quot;;[.G2196] &lt;&gt; &quot;&quot;);([.G2196]-[.F2196])*24;&quot;---&quot;)" table:style-name="ce4">
            <text:p>0.523</text:p>
          </table:table-cell>
          <table:table-cell office:value-type="string" table:style-name="ce20">
            <text:p>IDtoApptio</text:p>
          </table:table-cell>
          <table:table-cell office:value-type="date" office:date-value="2025-08-12T11:44:18" table:style-name="ce14">
            <text:p>8/12/25 11:44 AM</text:p>
          </table:table-cell>
          <table:table-cell office:value-type="date" office:date-value="2025-08-12T12:15:41" table:style-name="ce14">
            <text:p>8/12/25 12:15 PM</text:p>
          </table:table-cell>
          <table:table-cell office:value-type="string" table:style-name="ce13">
            <text:p>#JSP</text:p>
          </table:table-cell>
          <table:table-cell table:style-name="ce15"/>
          <table:table-cell table:number-columns-repeated="16375"/>
        </table:table-row>
        <table:table-row table:style-name="ro14" table:visibility="collapse">
          <table:table-cell office:value-type="float" office:value="928" table:formula="of:=[.A2196]" table:style-name="ce17">
            <text:p>928</text:p>
          </table:table-cell>
          <table:table-cell table:style-name="ce19"/>
          <table:table-cell office:value-type="string" table:style-name="ce4">
            <text:p>BILLED</text:p>
          </table:table-cell>
          <table:table-cell office:value-type="float" office:value="9.5555555541068316E-2" table:formula="of:=IF(AND([.F2197] &lt;&gt; &quot;&quot;;[.G2197] &lt;&gt; &quot;&quot;);([.G2197]-[.F2197])*24;&quot;---&quot;)" table:style-name="ce4">
            <text:p>0.096</text:p>
          </table:table-cell>
          <table:table-cell office:value-type="string" table:style-name="ce20">
            <text:p>IDtoApptio</text:p>
          </table:table-cell>
          <table:table-cell office:value-type="date" office:date-value="2025-08-12T12:56:22" table:style-name="ce14">
            <text:p>8/12/25 12:56 PM</text:p>
          </table:table-cell>
          <table:table-cell office:value-type="date" office:date-value="2025-08-12T13:02:06" table:style-name="ce14">
            <text:p>8/12/25 01:02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7]" table:style-name="ce17">
            <text:p>928</text:p>
          </table:table-cell>
          <table:table-cell table:style-name="ce4"/>
          <table:table-cell office:value-type="string" table:style-name="ce4">
            <text:p>BILLED</text:p>
          </table:table-cell>
          <table:table-cell office:value-type="float" office:value="0.32222222210839391" table:formula="of:=IF(AND([.F2198] &lt;&gt; &quot;&quot;;[.G2198] &lt;&gt; &quot;&quot;);([.G2198]-[.F2198])*24;&quot;---&quot;)" table:style-name="ce4">
            <text:p>0.322</text:p>
          </table:table-cell>
          <table:table-cell office:value-type="string" table:style-name="ce20">
            <text:p>mtg-backlog</text:p>
          </table:table-cell>
          <table:table-cell office:value-type="date" office:date-value="2025-08-12T14:00:40" table:style-name="ce14">
            <text:p>8/12/25 02:00 PM</text:p>
          </table:table-cell>
          <table:table-cell office:value-type="date" office:date-value="2025-08-12T14:20:00" table:style-name="ce14">
            <text:p>8/12/25 02:20 PM</text:p>
          </table:table-cell>
          <table:table-cell office:value-type="string" table:style-name="ce13">
            <text:p>#ee backlog meeting</text:p>
          </table:table-cell>
          <table:table-cell table:style-name="ce18"/>
          <table:table-cell table:number-columns-repeated="16375"/>
        </table:table-row>
        <table:table-row table:style-name="ro14" table:visibility="collapse">
          <table:table-cell office:value-type="float" office:value="928" table:formula="of:=[.A2198]" table:style-name="ce17">
            <text:p>928</text:p>
          </table:table-cell>
          <table:table-cell table:style-name="ce19"/>
          <table:table-cell office:value-type="string" table:style-name="ce4">
            <text:p>BILLED</text:p>
          </table:table-cell>
          <table:table-cell office:value-type="float" office:value="0.47083333338377997" table:formula="of:=IF(AND([.F2199] &lt;&gt; &quot;&quot;;[.G2199] &lt;&gt; &quot;&quot;);([.G2199]-[.F2199])*24;&quot;---&quot;)" table:style-name="ce4">
            <text:p>0.471</text:p>
          </table:table-cell>
          <table:table-cell office:value-type="string" table:style-name="ce20">
            <text:p>IDtoApptio</text:p>
          </table:table-cell>
          <table:table-cell office:value-type="date" office:date-value="2025-08-12T14:20:00" table:style-name="ce14">
            <text:p>8/12/25 02:20 PM</text:p>
          </table:table-cell>
          <table:table-cell office:value-type="date" office:date-value="2025-08-12T14:48:15" table:style-name="ce14">
            <text:p>8/12/25 02:48 PM</text:p>
          </table:table-cell>
          <table:table-cell office:value-type="string" table:style-name="ce13">
            <text:p>#JSP</text:p>
          </table:table-cell>
          <table:table-cell table:style-name="ce18"/>
          <table:table-cell table:number-columns-repeated="16375"/>
        </table:table-row>
        <table:table-row table:style-name="ro14" table:visibility="collapse">
          <table:table-cell office:value-type="float" office:value="928" table:formula="of:=[.A2199]" table:style-name="ce17">
            <text:p>928</text:p>
          </table:table-cell>
          <table:table-cell table:style-name="ce19"/>
          <table:table-cell office:value-type="string" table:style-name="ce4">
            <text:p>BILLED</text:p>
          </table:table-cell>
          <table:table-cell office:value-type="float" office:value="0.47722222219454125" table:formula="of:=IF(AND([.F2200] &lt;&gt; &quot;&quot;;[.G2200] &lt;&gt; &quot;&quot;);([.G2200]-[.F2200])*24;&quot;---&quot;)" table:style-name="ce4">
            <text:p>0.477</text:p>
          </table:table-cell>
          <table:table-cell office:value-type="string" table:style-name="ce20">
            <text:p>IDtoApptio</text:p>
          </table:table-cell>
          <table:table-cell office:value-type="date" office:date-value="2025-08-12T16:43:36" table:style-name="ce14">
            <text:p>8/12/25 04:43 PM</text:p>
          </table:table-cell>
          <table:table-cell office:value-type="date" office:date-value="2025-08-12T17:12:14" table:style-name="ce14">
            <text:p>8/12/25 05:12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00]" table:style-name="ce17">
            <text:p>928</text:p>
          </table:table-cell>
          <table:table-cell table:style-name="ce19"/>
          <table:table-cell office:value-type="string" table:style-name="ce4">
            <text:p>BILLED</text:p>
          </table:table-cell>
          <table:table-cell office:value-type="float" office:value="0.42527777765644714" table:formula="of:=IF(AND([.F2201] &lt;&gt; &quot;&quot;;[.G2201] &lt;&gt; &quot;&quot;);([.G2201]-[.F2201])*24;&quot;---&quot;)" table:style-name="ce4">
            <text:p>0.425</text:p>
          </table:table-cell>
          <table:table-cell office:value-type="string" table:style-name="ce20">
            <text:p>IDToDocunet</text:p>
          </table:table-cell>
          <table:table-cell office:value-type="date" office:date-value="2025-08-12T17:12:14" table:style-name="ce14">
            <text:p>8/12/25 05:12 PM</text:p>
          </table:table-cell>
          <table:table-cell office:value-type="date" office:date-value="2025-08-12T17:37:45" table:style-name="ce14">
            <text:p>8/12/25 05:37 PM</text:p>
          </table:table-cell>
          <table:table-cell office:value-type="string" table:style-name="ce13">
            <text:p># - checking startup of UFM in cronjob</text:p>
          </table:table-cell>
          <table:table-cell table:style-name="ce18"/>
          <table:table-cell table:number-columns-repeated="16375"/>
        </table:table-row>
        <table:table-row table:style-name="ro14" table:visibility="collapse">
          <table:table-cell office:value-type="float" office:value="928" table:formula="of:=[.A2201]" table:style-name="ce17">
            <text:p>928</text:p>
          </table:table-cell>
          <table:table-cell table:style-name="ce19"/>
          <table:table-cell office:value-type="string" table:style-name="ce4">
            <text:p>BILLED</text:p>
          </table:table-cell>
          <table:table-cell office:value-type="float" office:value="1.1802777777775191" table:formula="of:=IF(AND([.F2202] &lt;&gt; &quot;&quot;;[.G2202] &lt;&gt; &quot;&quot;);([.G2202]-[.F2202])*24;&quot;---&quot;)" table:style-name="ce4">
            <text:p>1.180</text:p>
          </table:table-cell>
          <table:table-cell office:value-type="string" table:style-name="ce20">
            <text:p>IDtoApptio</text:p>
          </table:table-cell>
          <table:table-cell office:value-type="date" office:date-value="2025-08-12T17:37:45" table:style-name="ce14">
            <text:p>8/12/25 05:37 PM</text:p>
          </table:table-cell>
          <table:table-cell office:value-type="date" office:date-value="2025-08-12T18:48:34" table:style-name="ce14">
            <text:p>8/12/25 06:48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2]" table:style-name="ce17">
            <text:p>928</text:p>
          </table:table-cell>
          <table:table-cell table:style-name="ce19"/>
          <table:table-cell office:value-type="string" table:style-name="ce4">
            <text:p>BILLED</text:p>
          </table:table-cell>
          <table:table-cell office:value-type="float" office:value="0.22750000009546056" table:formula="of:=IF(AND([.F2203] &lt;&gt; &quot;&quot;;[.G2203] &lt;&gt; &quot;&quot;);([.G2203]-[.F2203])*24;&quot;---&quot;)" table:style-name="ce4">
            <text:p>0.228</text:p>
          </table:table-cell>
          <table:table-cell office:value-type="string" table:style-name="ce20">
            <text:p>IDtoApptio</text:p>
          </table:table-cell>
          <table:table-cell office:value-type="date" office:date-value="2025-08-12T18:48:34" table:style-name="ce14">
            <text:p>8/12/25 06:48 PM</text:p>
          </table:table-cell>
          <table:table-cell office:value-type="date" office:date-value="2025-08-12T19:02:13" table:style-name="ce14">
            <text:p>8/12/25 07:02 PM</text:p>
          </table:table-cell>
          <table:table-cell office:value-type="string" table:style-name="ce20">
            <text:p># adding parsing of new attrs</text:p>
          </table:table-cell>
          <table:table-cell table:style-name="ce18"/>
          <table:table-cell table:number-columns-repeated="16375"/>
        </table:table-row>
        <table:table-row table:style-name="ro14" table:visibility="collapse">
          <table:table-cell office:value-type="float" office:value="928" table:formula="of:=[.A2203]" table:style-name="ce17">
            <text:p>928</text:p>
          </table:table-cell>
          <table:table-cell table:style-name="ce19"/>
          <table:table-cell table:style-name="ce4"/>
          <table:table-cell office:value-type="string" office:string-value="---" table:formula="of:=IF(AND([.F2204] &lt;&gt; &quot;&quot;;[.G2204] &lt;&gt; &quot;&quot;);([.G2204]-[.F2204])*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4]" table:style-name="ce17">
            <text:p>928</text:p>
          </table:table-cell>
          <table:table-cell table:style-name="ce19"/>
          <table:table-cell table:style-name="ce4"/>
          <table:table-cell office:value-type="string" office:string-value="---" table:formula="of:=IF(AND([.F2205] &lt;&gt; &quot;&quot;;[.G2205] &lt;&gt; &quot;&quot;);([.G2205]-[.F220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5]" table:style-name="ce17">
            <text:p>928</text:p>
          </table:table-cell>
          <table:table-cell table:style-name="ce19"/>
          <table:table-cell table:style-name="ce4"/>
          <table:table-cell office:value-type="string" office:string-value="---" table:formula="of:=IF(AND([.F2206] &lt;&gt; &quot;&quot;;[.G2206] &lt;&gt; &quot;&quot;);([.G2206]-[.F220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6]" table:style-name="ce17">
            <text:p>928</text:p>
          </table:table-cell>
          <table:table-cell table:style-name="ce19"/>
          <table:table-cell table:style-name="ce4"/>
          <table:table-cell office:value-type="string" office:string-value="---" table:formula="of:=IF(AND([.F2207] &lt;&gt; &quot;&quot;;[.G2207] &lt;&gt; &quot;&quot;);([.G2207]-[.F220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7]" table:style-name="ce17">
            <text:p>928</text:p>
          </table:table-cell>
          <table:table-cell table:style-name="ce19"/>
          <table:table-cell table:style-name="ce4"/>
          <table:table-cell office:value-type="string" office:string-value="---" table:formula="of:=IF(AND([.F2208] &lt;&gt; &quot;&quot;;[.G2208] &lt;&gt; &quot;&quot;);([.G2208]-[.F220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8]" table:style-name="ce17">
            <text:p>928</text:p>
          </table:table-cell>
          <table:table-cell table:style-name="ce19"/>
          <table:table-cell table:style-name="ce4"/>
          <table:table-cell office:value-type="string" office:string-value="---" table:formula="of:=IF(AND([.F2209] &lt;&gt; &quot;&quot;;[.G2209] &lt;&gt; &quot;&quot;);([.G2209]-[.F220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09]" table:style-name="ce17">
            <text:p>928</text:p>
          </table:table-cell>
          <table:table-cell table:style-name="ce19"/>
          <table:table-cell table:style-name="ce4"/>
          <table:table-cell office:value-type="string" office:string-value="---" table:formula="of:=IF(AND([.F2210] &lt;&gt; &quot;&quot;;[.G2210] &lt;&gt; &quot;&quot;);([.G2210]-[.F2210])*24;&quot;---&quot;)" table:style-name="ce4">
            <text:p>---</text:p>
          </table:table-cell>
          <table:table-cell table:style-name="ce21"/>
          <table:table-cell table:number-columns-repeated="2" table:style-name="ce14"/>
          <table:table-cell table:style-name="ce13"/>
          <table:table-cell table:style-name="ce15"/>
          <table:table-cell table:number-columns-repeated="16375"/>
        </table:table-row>
        <table:table-row table:style-name="ro14" table:visibility="collapse">
          <table:table-cell office:value-type="float" office:value="928" table:formula="of:=[.A2210]" table:style-name="ce17">
            <text:p>928</text:p>
          </table:table-cell>
          <table:table-cell office:value-type="float" office:value="9.25" table:formula="of:=COM.MICROSOFT.CEILING([.C2211];0.25)" table:style-name="ce19">
            <text:p>9.250</text:p>
          </table:table-cell>
          <table:table-cell office:value-type="float" office:value="9.2069444444496185" table:formula="of:=SUM([.D2211:.D2230])" table:style-name="ce4">
            <text:p>9.207</text:p>
          </table:table-cell>
          <table:table-cell office:value-type="string" office:string-value="---" table:formula="of:=IF(AND([.F2211] &lt;&gt; &quot;&quot;;[.G2211] &lt;&gt; &quot;&quot;);([.G2211]-[.F2211])*24;&quot;---&quot;)" table:style-name="ce4">
            <text:p>---</text:p>
          </table:table-cell>
          <table:table-cell office:value-type="date" office:date-value="2025-08-13T00:00:00" table:style-name="ce20">
            <text:p>13-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11]" table:style-name="ce17">
            <text:p>928</text:p>
          </table:table-cell>
          <table:table-cell table:style-name="ce19"/>
          <table:table-cell office:value-type="string" table:style-name="ce4">
            <text:p>BILLED</text:p>
          </table:table-cell>
          <table:table-cell office:value-type="float" office:value="0.57944444438908249" table:formula="of:=IF(AND([.F2212] &lt;&gt; &quot;&quot;;[.G2212] &lt;&gt; &quot;&quot;);([.G2212]-[.F2212])*24;&quot;---&quot;)" table:style-name="ce4">
            <text:p>0.579</text:p>
          </table:table-cell>
          <table:table-cell office:value-type="string" table:style-name="ce21">
            <text:p>IDToSAPBrim</text:p>
          </table:table-cell>
          <table:table-cell office:value-type="date" office:date-value="2025-08-13T05:50:00" table:style-name="ce14">
            <text:p>8/13/25 05:50 AM</text:p>
          </table:table-cell>
          <table:table-cell office:value-type="date" office:date-value="2025-08-13T06:24:46" table:style-name="ce14">
            <text:p>8/13/25 06:24 AM</text:p>
          </table:table-cell>
          <table:table-cell office:value-type="string" table:style-name="ce13">
            <text:p>Worked to resolve git issues with Nirosha on IDtoSAPBrim.</text:p>
          </table:table-cell>
          <table:table-cell table:style-name="ce23"/>
          <table:table-cell table:number-columns-repeated="16375"/>
        </table:table-row>
        <table:table-row table:style-name="ro14" table:visibility="collapse">
          <table:table-cell office:value-type="float" office:value="928" table:formula="of:=[.A2212]" table:style-name="ce17">
            <text:p>928</text:p>
          </table:table-cell>
          <table:table-cell table:style-name="ce19"/>
          <table:table-cell office:value-type="string" table:style-name="ce4">
            <text:p>BILLED</text:p>
          </table:table-cell>
          <table:table-cell office:value-type="float" office:value="0.25000000011641532" table:formula="of:=IF(AND([.F2213] &lt;&gt; &quot;&quot;;[.G2213] &lt;&gt; &quot;&quot;);([.G2213]-[.F2213])*24;&quot;---&quot;)" table:style-name="ce4">
            <text:p>0.250</text:p>
          </table:table-cell>
          <table:table-cell office:value-type="string" table:style-name="ce21">
            <text:p>mtg-Daily</text:p>
          </table:table-cell>
          <table:table-cell office:value-type="date" office:date-value="2025-08-13T08:30:00" table:style-name="ce14">
            <text:p>8/13/25 08:30 AM</text:p>
          </table:table-cell>
          <table:table-cell office:value-type="date" office:date-value="2025-08-13T08:45:00" table:style-name="ce14">
            <text:p>8/13/25 08:45 AM</text:p>
          </table:table-cell>
          <table:table-cell office:value-type="string" table:style-name="ce13">
            <text:p>Daily meetings with the team. Weekly IGA/EE team sync. MyAccess sync meeting with EE.</text:p>
          </table:table-cell>
          <table:table-cell table:style-name="ce23"/>
          <table:table-cell table:number-columns-repeated="16375"/>
        </table:table-row>
        <table:table-row table:style-name="ro14" table:visibility="collapse">
          <table:table-cell office:value-type="float" office:value="928" table:formula="of:=[.A2213]" table:style-name="ce17">
            <text:p>928</text:p>
          </table:table-cell>
          <table:table-cell table:style-name="ce19"/>
          <table:table-cell office:value-type="string" table:style-name="ce4">
            <text:p>BILLED</text:p>
          </table:table-cell>
          <table:table-cell office:value-type="float" office:value="0.49999999988358468" table:formula="of:=IF(AND([.F2214] &lt;&gt; &quot;&quot;;[.G2214] &lt;&gt; &quot;&quot;);([.G2214]-[.F2214])*24;&quot;---&quot;)" table:style-name="ce4">
            <text:p>0.500</text:p>
          </table:table-cell>
          <table:table-cell office:value-type="string" table:style-name="ce21">
            <text:p>mtga-Daily</text:p>
          </table:table-cell>
          <table:table-cell office:value-type="date" office:date-value="2025-08-13T09:30:00" table:style-name="ce14">
            <text:p>8/13/25 09:30 AM</text:p>
          </table:table-cell>
          <table:table-cell office:value-type="date" office:date-value="2025-08-13T10:00:00" table:style-name="ce14">
            <text:p>8/13/25 10:00 A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14]" table:style-name="ce17">
            <text:p>928</text:p>
          </table:table-cell>
          <table:table-cell table:style-name="ce19"/>
          <table:table-cell office:value-type="string" table:style-name="ce4">
            <text:p>BILLED</text:p>
          </table:table-cell>
          <table:table-cell office:value-type="float" office:value="1.5" table:formula="of:=IF(AND([.F2215] &lt;&gt; &quot;&quot;;[.G2215] &lt;&gt; &quot;&quot;);([.G2215]-[.F2215])*24;&quot;---&quot;)" table:style-name="ce4">
            <text:p>1.500</text:p>
          </table:table-cell>
          <table:table-cell office:value-type="string" table:style-name="ce21">
            <text:p>mtg-EE/iga</text:p>
          </table:table-cell>
          <table:table-cell office:value-type="date" office:date-value="2025-08-13T10:00:00" table:style-name="ce14">
            <text:p>8/13/25 10:00 AM</text:p>
          </table:table-cell>
          <table:table-cell office:value-type="date" office:date-value="2025-08-13T11:30:00" table:style-name="ce14">
            <text:p>8/13/25 11:30 AM</text:p>
          </table:table-cell>
          <table:table-cell office:value-type="string" table:style-name="ce21">
            <text:p>#</text:p>
          </table:table-cell>
          <table:table-cell table:style-name="ce23"/>
          <table:table-cell table:number-columns-repeated="16375"/>
        </table:table-row>
        <table:table-row table:style-name="ro14" table:visibility="collapse">
          <table:table-cell office:value-type="float" office:value="928" table:formula="of:=[.A2215]" table:style-name="ce17">
            <text:p>928</text:p>
          </table:table-cell>
          <table:table-cell table:style-name="ce19"/>
          <table:table-cell office:value-type="string" table:style-name="ce4">
            <text:p>BILLED</text:p>
          </table:table-cell>
          <table:table-cell office:value-type="float" office:value="0.46166666666977108" table:formula="of:=IF(AND([.F2216] &lt;&gt; &quot;&quot;;[.G2216] &lt;&gt; &quot;&quot;);([.G2216]-[.F2216])*24;&quot;---&quot;)" table:style-name="ce4">
            <text:p>0.462</text:p>
          </table:table-cell>
          <table:table-cell office:value-type="string" table:style-name="ce21">
            <text:p>support - psm stuff . .</text:p>
          </table:table-cell>
          <table:table-cell office:value-type="date" office:date-value="2025-08-13T11:30:00" table:style-name="ce14">
            <text:p>8/13/25 11:30 AM</text:p>
          </table:table-cell>
          <table:table-cell office:value-type="date" office:date-value="2025-08-13T11:57:42" table:style-name="ce14">
            <text:p>8/13/25 11:57 AM</text:p>
          </table:table-cell>
          <table:table-cell office:value-type="string" table:style-name="ce21">
            <text:p>Worked on resolving PSM access for SSH restrictions coming online Aug 18th.</text:p>
          </table:table-cell>
          <table:table-cell table:style-name="ce23"/>
          <table:table-cell table:number-columns-repeated="16375"/>
        </table:table-row>
        <table:table-row table:style-name="ro14" table:visibility="collapse">
          <table:table-cell office:value-type="float" office:value="928" table:formula="of:=[.A2216]" table:style-name="ce17">
            <text:p>928</text:p>
          </table:table-cell>
          <table:table-cell table:style-name="ce19"/>
          <table:table-cell office:value-type="string" table:style-name="ce4">
            <text:p>BILLED</text:p>
          </table:table-cell>
          <table:table-cell office:value-type="float" office:value="1.310000000114087" table:formula="of:=IF(AND([.F2217] &lt;&gt; &quot;&quot;;[.G2217] &lt;&gt; &quot;&quot;);([.G2217]-[.F2217])*24;&quot;---&quot;)" table:style-name="ce4">
            <text:p>1.310</text:p>
          </table:table-cell>
          <table:table-cell office:value-type="string" table:style-name="ce21">
            <text:p>l&amp;l</text:p>
          </table:table-cell>
          <table:table-cell office:value-type="date" office:date-value="2025-08-13T11:57:42" table:style-name="ce14">
            <text:p>8/13/25 11:57 AM</text:p>
          </table:table-cell>
          <table:table-cell office:value-type="date" office:date-value="2025-08-13T13:16:18" table:style-name="ce14">
            <text:p>8/13/25 01:16 PM</text:p>
          </table:table-cell>
          <table:table-cell office:value-type="string" table:style-name="ce13">
            <text:p>Lunch and Learn: Git internals #2!! WAHOO!!!</text:p>
          </table:table-cell>
          <table:table-cell table:style-name="ce23"/>
          <table:table-cell table:number-columns-repeated="16375"/>
        </table:table-row>
        <table:table-row table:style-name="ro14" table:visibility="collapse">
          <table:table-cell office:value-type="float" office:value="928" table:formula="of:=[.A2217]" table:style-name="ce17">
            <text:p>928</text:p>
          </table:table-cell>
          <table:table-cell table:style-name="ce21"/>
          <table:table-cell office:value-type="string" table:style-name="ce4">
            <text:p>BILLED</text:p>
          </table:table-cell>
          <table:table-cell office:value-type="float" office:value="0.89500000001862645" table:formula="of:=IF(AND([.F2218] &lt;&gt; &quot;&quot;;[.G2218] &lt;&gt; &quot;&quot;);([.G2218]-[.F2218])*24;&quot;---&quot;)" table:style-name="ce4">
            <text:p>0.895</text:p>
          </table:table-cell>
          <table:table-cell office:value-type="string" table:style-name="ce21">
            <text:p>mtg-myaccess</text:p>
          </table:table-cell>
          <table:table-cell office:value-type="date" office:date-value="2025-08-13T13:16:18" table:style-name="ce14">
            <text:p>8/13/25 01:16 PM</text:p>
          </table:table-cell>
          <table:table-cell office:value-type="date" office:date-value="2025-08-13T14:10:00" table:style-name="ce14">
            <text:p>8/13/25 02:10 PM</text:p>
          </table:table-cell>
          <table:table-cell table:style-name="ce13"/>
          <table:table-cell table:style-name="ce23"/>
          <table:table-cell table:number-columns-repeated="16375"/>
        </table:table-row>
        <table:table-row table:style-name="ro14" table:visibility="collapse">
          <table:table-cell office:value-type="float" office:value="928" table:formula="of:=[.A2218]" table:style-name="ce17">
            <text:p>928</text:p>
          </table:table-cell>
          <table:table-cell table:style-name="ce19"/>
          <table:table-cell office:value-type="string" table:style-name="ce4">
            <text:p>BILLED</text:p>
          </table:table-cell>
          <table:table-cell office:value-type="float" office:value="0.53027777775423601" table:formula="of:=IF(AND([.F2219] &lt;&gt; &quot;&quot;;[.G2219] &lt;&gt; &quot;&quot;);([.G2219]-[.F2219])*24;&quot;---&quot;)" table:style-name="ce4">
            <text:p>0.530</text:p>
          </table:table-cell>
          <table:table-cell office:value-type="string" table:style-name="ce21">
            <text:p>NHI-Afcu</text:p>
          </table:table-cell>
          <table:table-cell office:value-type="date" office:date-value="2025-08-13T14:10:00" table:style-name="ce14">
            <text:p>8/13/25 02:10 PM</text:p>
          </table:table-cell>
          <table:table-cell office:value-type="date" office:date-value="2025-08-13T14:41:49" table:style-name="ce14">
            <text:p>8/13/25 02:41 PM</text:p>
          </table:table-cell>
          <table:table-cell office:value-type="string" table:style-name="ce13">
            <text:p>Worked on debugging a rights issue in NonHuman JDBC IDM driver.</text:p>
          </table:table-cell>
          <table:table-cell table:style-name="ce23"/>
          <table:table-cell table:number-columns-repeated="16375"/>
        </table:table-row>
        <table:table-row table:style-name="ro14" table:visibility="collapse">
          <table:table-cell office:value-type="float" office:value="928" table:formula="of:=[.A2219]" table:style-name="ce17">
            <text:p>928</text:p>
          </table:table-cell>
          <table:table-cell table:style-name="ce19"/>
          <table:table-cell office:value-type="string" table:style-name="ce4">
            <text:p>BILLED</text:p>
          </table:table-cell>
          <table:table-cell office:value-type="float" office:value="0.59666666662087664" table:formula="of:=IF(AND([.F2220] &lt;&gt; &quot;&quot;;[.G2220] &lt;&gt; &quot;&quot;);([.G2220]-[.F2220])*24;&quot;---&quot;)" table:style-name="ce4">
            <text:p>0.597</text:p>
          </table:table-cell>
          <table:table-cell office:value-type="string" table:style-name="ce21">
            <text:p>IDtoApptio</text:p>
          </table:table-cell>
          <table:table-cell office:value-type="date" office:date-value="2025-08-13T14:41:49" table:style-name="ce14">
            <text:p>8/13/25 02:41 PM</text:p>
          </table:table-cell>
          <table:table-cell office:value-type="date" office:date-value="2025-08-13T15:17:37" table:style-name="ce14">
            <text:p>8/13/25 03:17 PM</text:p>
          </table:table-cell>
          <table:table-cell office:value-type="string" table:style-name="ce21">
            <text:p>Worked on updating the driver to set roles properly for either Main or Couldability for IDtoApptio.</text:p>
          </table:table-cell>
          <table:table-cell table:style-name="ce23"/>
          <table:table-cell table:number-columns-repeated="16375"/>
        </table:table-row>
        <table:table-row table:style-name="ro14" table:visibility="collapse">
          <table:table-cell office:value-type="float" office:value="928" table:formula="of:=[.A2220]" table:style-name="ce17">
            <text:p>928</text:p>
          </table:table-cell>
          <table:table-cell table:style-name="ce19"/>
          <table:table-cell office:value-type="string" table:style-name="ce4">
            <text:p>BILLED</text:p>
          </table:table-cell>
          <table:table-cell office:value-type="float" office:value="0.20638888893881813" table:formula="of:=IF(AND([.F2221] &lt;&gt; &quot;&quot;;[.G2221] &lt;&gt; &quot;&quot;);([.G2221]-[.F2221])*24;&quot;---&quot;)" table:style-name="ce4">
            <text:p>0.206</text:p>
          </table:table-cell>
          <table:table-cell office:value-type="string" table:style-name="ce21">
            <text:p>IDtoAutocrib</text:p>
          </table:table-cell>
          <table:table-cell office:value-type="date" office:date-value="2025-08-13T15:17:37" table:style-name="ce14">
            <text:p>8/13/25 03:17 PM</text:p>
          </table:table-cell>
          <table:table-cell office:value-type="date" office:date-value="2025-08-13T15:30:00" table:style-name="ce14">
            <text:p>8/13/25 03:30 PM</text:p>
          </table:table-cell>
          <table:table-cell office:value-type="string" table:style-name="ce10">
            <text:p>Worked on updating the IDtoAutocrib driver to use the latest unexpired token for authentication.</text:p>
          </table:table-cell>
          <table:table-cell table:style-name="ce23"/>
          <table:table-cell table:number-columns-repeated="16375"/>
        </table:table-row>
        <table:table-row table:style-name="ro14" table:visibility="collapse">
          <table:table-cell office:value-type="float" office:value="928" table:formula="of:=[.A2221]" table:style-name="ce17">
            <text:p>928</text:p>
          </table:table-cell>
          <table:table-cell table:style-name="ce19"/>
          <table:table-cell office:value-type="string" table:style-name="ce4">
            <text:p>BILLED</text:p>
          </table:table-cell>
          <table:table-cell office:value-type="float" office:value="2.0180555554688908" table:formula="of:=IF(AND([.F2222] &lt;&gt; &quot;&quot;;[.G2222] &lt;&gt; &quot;&quot;);([.G2222]-[.F2222])*24;&quot;---&quot;)" table:style-name="ce4">
            <text:p>2.018</text:p>
          </table:table-cell>
          <table:table-cell office:value-type="string" table:style-name="ce21">
            <text:p>IDtoApptio</text:p>
          </table:table-cell>
          <table:table-cell office:value-type="date" office:date-value="2025-08-13T15:30:00" table:style-name="ce14">
            <text:p>8/13/25 03:30 PM</text:p>
          </table:table-cell>
          <table:table-cell office:value-type="date" office:date-value="2025-08-13T17:31:05" table:style-name="ce14">
            <text:p>8/13/25 05:31 PM</text:p>
          </table:table-cell>
          <table:table-cell office:value-type="string" table:style-name="ce13">
            <text:p>#</text:p>
          </table:table-cell>
          <table:table-cell table:style-name="ce23"/>
          <table:table-cell table:number-columns-repeated="16375"/>
        </table:table-row>
        <table:table-row table:style-name="ro14" table:visibility="collapse">
          <table:table-cell office:value-type="float" office:value="928" table:formula="of:=[.A2222]" table:style-name="ce17">
            <text:p>928</text:p>
          </table:table-cell>
          <table:table-cell table:style-name="ce19"/>
          <table:table-cell office:value-type="string" table:style-name="ce4">
            <text:p>BILLED</text:p>
          </table:table-cell>
          <table:table-cell office:value-type="float" office:value="0.35944444447522983" table:formula="of:=IF(AND([.F2223] &lt;&gt; &quot;&quot;;[.G2223] &lt;&gt; &quot;&quot;);([.G2223]-[.F2223])*24;&quot;---&quot;)" table:style-name="ce4">
            <text:p>0.359</text:p>
          </table:table-cell>
          <table:table-cell office:value-type="string" table:style-name="ce21">
            <text:p>swa-rest-conenctor</text:p>
          </table:table-cell>
          <table:table-cell office:value-type="date" office:date-value="2025-08-13T17:31:05" table:style-name="ce14">
            <text:p>8/13/25 05:31 PM</text:p>
          </table:table-cell>
          <table:table-cell office:value-type="date" office:date-value="2025-08-13T17:52:39" table:style-name="ce14">
            <text:p>8/13/25 05:52 PM</text:p>
          </table:table-cell>
          <table:table-cell office:value-type="string" table:style-name="ce13">
            <text:p>Worked on adding mulitple statusCode options to the swa-rest-connector for IdMUnit.</text:p>
          </table:table-cell>
          <table:table-cell table:style-name="ce23"/>
          <table:table-cell table:number-columns-repeated="16375"/>
        </table:table-row>
        <table:table-row table:style-name="ro14" table:visibility="collapse">
          <table:table-cell office:value-type="float" office:value="928" table:formula="of:=[.A2223]" table:style-name="ce17">
            <text:p>928</text:p>
          </table:table-cell>
          <table:table-cell table:style-name="ce19"/>
          <table:table-cell table:style-name="ce4"/>
          <table:table-cell office:value-type="string" office:string-value="---" table:formula="of:=IF(AND([.F2224] &lt;&gt; &quot;&quot;;[.G2224] &lt;&gt; &quot;&quot;);([.G2224]-[.F2224])*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4]" table:style-name="ce17">
            <text:p>928</text:p>
          </table:table-cell>
          <table:table-cell table:style-name="ce19"/>
          <table:table-cell table:style-name="ce4"/>
          <table:table-cell office:value-type="string" office:string-value="---" table:formula="of:=IF(AND([.F2225] &lt;&gt; &quot;&quot;;[.G2225] &lt;&gt; &quot;&quot;);([.G2225]-[.F2225])*24;&quot;---&quot;)" table:style-name="ce4">
            <text:p>---</text:p>
          </table:table-cell>
          <table:table-cell table:style-name="ce21"/>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5]" table:style-name="ce17">
            <text:p>928</text:p>
          </table:table-cell>
          <table:table-cell table:style-name="ce19"/>
          <table:table-cell table:style-name="ce4"/>
          <table:table-cell office:value-type="string" office:string-value="---" table:formula="of:=IF(AND([.F2226] &lt;&gt; &quot;&quot;;[.G2226] &lt;&gt; &quot;&quot;);([.G2226]-[.F2226])*24;&quot;---&quot;)" table:style-name="ce4">
            <text:p>---</text:p>
          </table:table-cell>
          <table:table-cell table:style-name="ce21"/>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6]" table:style-name="ce17">
            <text:p>928</text:p>
          </table:table-cell>
          <table:table-cell table:style-name="ce19"/>
          <table:table-cell table:style-name="ce4"/>
          <table:table-cell office:value-type="string" office:string-value="---" table:formula="of:=IF(AND([.F2227] &lt;&gt; &quot;&quot;;[.G2227] &lt;&gt; &quot;&quot;);([.G2227]-[.F2227])*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7]" table:style-name="ce17">
            <text:p>928</text:p>
          </table:table-cell>
          <table:table-cell table:style-name="ce19"/>
          <table:table-cell table:style-name="ce4"/>
          <table:table-cell office:value-type="string" office:string-value="---" table:formula="of:=IF(AND([.F2228] &lt;&gt; &quot;&quot;;[.G2228] &lt;&gt; &quot;&quot;);([.G2228]-[.F2228])*24;&quot;---&quot;)" table:style-name="ce4">
            <text:p>---</text:p>
          </table:table-cell>
          <table:table-cell table:style-name="ce20"/>
          <table:table-cell table:number-columns-repeated="2" table:style-name="ce14"/>
          <table:table-cell table:style-name="ce13"/>
          <table:table-cell table:style-name="ce23"/>
          <table:table-cell table:number-columns-repeated="16375"/>
        </table:table-row>
        <table:table-row table:style-name="ro14" table:visibility="collapse">
          <table:table-cell office:value-type="float" office:value="928" table:formula="of:=[.A2228]" table:style-name="ce17">
            <text:p>928</text:p>
          </table:table-cell>
          <table:table-cell table:style-name="ce19"/>
          <table:table-cell table:style-name="ce4"/>
          <table:table-cell office:value-type="string" office:string-value="---" table:formula="of:=IF(AND([.F2229] &lt;&gt; &quot;&quot;;[.G2229] &lt;&gt; &quot;&quot;);([.G2229]-[.F2229])*24;&quot;---&quot;)" table:style-name="ce4">
            <text:p>---</text:p>
          </table:table-cell>
          <table:table-cell table:style-name="ce16"/>
          <table:table-cell table:number-columns-repeated="2" table:style-name="ce14"/>
          <table:table-cell table:style-name="ce16"/>
          <table:table-cell table:style-name="ce23"/>
          <table:table-cell table:number-columns-repeated="16375"/>
        </table:table-row>
        <table:table-row table:style-name="ro14" table:visibility="collapse">
          <table:table-cell office:value-type="float" office:value="928" table:formula="of:=[.A2229]" table:style-name="ce17">
            <text:p>928</text:p>
          </table:table-cell>
          <table:table-cell table:style-name="ce19"/>
          <table:table-cell table:style-name="ce4"/>
          <table:table-cell office:value-type="string" office:string-value="---" table:formula="of:=IF(AND([.F2230] &lt;&gt; &quot;&quot;;[.G2230] &lt;&gt; &quot;&quot;);([.G2230]-[.F2230])*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0]" table:style-name="ce17">
            <text:p>928</text:p>
          </table:table-cell>
          <table:table-cell office:value-type="float" office:value="8.5" table:formula="of:=COM.MICROSOFT.CEILING([.C2231];0.25)" table:style-name="ce19">
            <text:p>8.500</text:p>
          </table:table-cell>
          <table:table-cell office:value-type="float" office:value="8.2605555555783212" table:formula="of:=SUM([.D2231:.D2258])" table:style-name="ce4">
            <text:p>8.261</text:p>
          </table:table-cell>
          <table:table-cell office:value-type="string" office:string-value="---" table:formula="of:=IF(AND([.F2231] &lt;&gt; &quot;&quot;;[.G2231] &lt;&gt; &quot;&quot;);([.G2231]-[.F2231])*24;&quot;---&quot;)" table:style-name="ce4">
            <text:p>---</text:p>
          </table:table-cell>
          <table:table-cell office:value-type="date" office:date-value="2025-08-14T00:00:00" table:style-name="ce28">
            <text:p>14-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31]" table:style-name="ce17">
            <text:p>928</text:p>
          </table:table-cell>
          <table:table-cell table:style-name="ce19"/>
          <table:table-cell office:value-type="string" table:style-name="ce4">
            <text:p>BILLED</text:p>
          </table:table-cell>
          <table:table-cell office:value-type="float" office:value="0.16666666668606922" table:formula="of:=IF(AND([.F2232] &lt;&gt; &quot;&quot;;[.G2232] &lt;&gt; &quot;&quot;);([.G2232]-[.F2232])*24;&quot;---&quot;)" table:style-name="ce4">
            <text:p>0.167</text:p>
          </table:table-cell>
          <table:table-cell office:value-type="string" table:style-name="ce28">
            <text:p>mtg-daily</text:p>
          </table:table-cell>
          <table:table-cell office:value-type="date" office:date-value="2025-08-14T08:30:00" table:style-name="ce14">
            <text:p>8/14/25 08:30 AM</text:p>
          </table:table-cell>
          <table:table-cell office:value-type="date" office:date-value="2025-08-14T08:40:00" table:style-name="ce14">
            <text:p>8/14/25 08:40 AM</text:p>
          </table:table-cell>
          <table:table-cell office:value-type="string" table:style-name="ce13">
            <text:p>Daily meetings with the team.</text:p>
          </table:table-cell>
          <table:table-cell table:style-name="ce18"/>
          <table:table-cell table:number-columns-repeated="16375"/>
        </table:table-row>
        <table:table-row table:style-name="ro14" table:visibility="collapse">
          <table:table-cell office:value-type="float" office:value="928" table:formula="of:=[.A2232]" table:style-name="ce17">
            <text:p>928</text:p>
          </table:table-cell>
          <table:table-cell table:style-name="ce19"/>
          <table:table-cell office:value-type="string" table:style-name="ce4">
            <text:p>BILLED</text:p>
          </table:table-cell>
          <table:table-cell office:value-type="float" office:value="1.313333333353512" table:formula="of:=IF(AND([.F2233] &lt;&gt; &quot;&quot;;[.G2233] &lt;&gt; &quot;&quot;);([.G2233]-[.F2233])*24;&quot;---&quot;)" table:style-name="ce4">
            <text:p>1.313</text:p>
          </table:table-cell>
          <table:table-cell office:value-type="string" table:style-name="ce21">
            <text:p>IDtoApptio</text:p>
          </table:table-cell>
          <table:table-cell office:value-type="date" office:date-value="2025-08-14T08:40:00" table:style-name="ce14">
            <text:p>8/14/25 08:40 AM</text:p>
          </table:table-cell>
          <table:table-cell office:value-type="date" office:date-value="2025-08-14T09:58:48" table:style-name="ce14">
            <text:p>8/14/25 09:58 AM</text:p>
          </table:table-cell>
          <table:table-cell office:value-type="string" table:style-name="ce13">
            <text:p>Worked on completing swa-rest-connector for IdMUnit to work on IDtoApptio IdMUnit tests.</text:p>
          </table:table-cell>
          <table:table-cell table:style-name="ce18"/>
          <table:table-cell table:number-columns-repeated="16375"/>
        </table:table-row>
        <table:table-row table:style-name="ro14" table:visibility="collapse">
          <table:table-cell office:value-type="float" office:value="928" table:formula="of:=[.A2233]" table:style-name="ce17">
            <text:p>928</text:p>
          </table:table-cell>
          <table:table-cell table:style-name="ce19"/>
          <table:table-cell office:value-type="string" table:style-name="ce4">
            <text:p>BILLED</text:p>
          </table:table-cell>
          <table:table-cell office:value-type="float" office:value="0.27000000007683411" table:formula="of:=IF(AND([.F2234] &lt;&gt; &quot;&quot;;[.G2234] &lt;&gt; &quot;&quot;);([.G2234]-[.F2234])*24;&quot;---&quot;)" table:style-name="ce4">
            <text:p>0.270</text:p>
          </table:table-cell>
          <table:table-cell office:value-type="string" table:style-name="ce21">
            <text:p>support - psm stuff . .</text:p>
          </table:table-cell>
          <table:table-cell office:value-type="date" office:date-value="2025-08-14T09:58:48" table:style-name="ce14">
            <text:p>8/14/25 09:58 AM</text:p>
          </table:table-cell>
          <table:table-cell office:value-type="date" office:date-value="2025-08-14T10:15:00" table:style-name="ce14">
            <text:p>8/14/25 10:15 AM</text:p>
          </table:table-cell>
          <table:table-cell office:value-type="string" table:style-name="ce13">
            <text:p>Worked on getting PSM access to servers for Monday deadline.</text:p>
          </table:table-cell>
          <table:table-cell table:style-name="ce18"/>
          <table:table-cell table:number-columns-repeated="16375"/>
        </table:table-row>
        <table:table-row table:style-name="ro14" table:visibility="collapse">
          <table:table-cell office:value-type="float" office:value="928" table:formula="of:=[.A2234]" table:style-name="ce17">
            <text:p>928</text:p>
          </table:table-cell>
          <table:table-cell table:style-name="ce19"/>
          <table:table-cell office:value-type="string" table:style-name="ce4">
            <text:p>BILLED</text:p>
          </table:table-cell>
          <table:table-cell office:value-type="float" office:value="1.0488888889085501" table:formula="of:=IF(AND([.F2235] &lt;&gt; &quot;&quot;;[.G2235] &lt;&gt; &quot;&quot;);([.G2235]-[.F2235])*24;&quot;---&quot;)" table:style-name="ce4">
            <text:p>1.049</text:p>
          </table:table-cell>
          <table:table-cell office:value-type="string" table:style-name="ce21">
            <text:p>IDtoApptio</text:p>
          </table:table-cell>
          <table:table-cell office:value-type="date" office:date-value="2025-08-14T10:15:00" table:style-name="ce14">
            <text:p>8/14/25 10:15 AM</text:p>
          </table:table-cell>
          <table:table-cell office:value-type="date" office:date-value="2025-08-14T11:17:56" table:style-name="ce14">
            <text:p>8/14/25 11:17 AM</text:p>
          </table:table-cell>
          <table:table-cell office:value-type="string" table:style-name="ce10">
            <text:p># getting events to not appear if empty.</text:p>
          </table:table-cell>
          <table:table-cell table:style-name="ce18"/>
          <table:table-cell table:number-columns-repeated="16375"/>
        </table:table-row>
        <table:table-row table:style-name="ro14" table:visibility="collapse">
          <table:table-cell office:value-type="float" office:value="928" table:formula="of:=[.A2235]" table:style-name="ce17">
            <text:p>928</text:p>
          </table:table-cell>
          <table:table-cell table:style-name="ce19"/>
          <table:table-cell office:value-type="string" table:style-name="ce4">
            <text:p>BILLED</text:p>
          </table:table-cell>
          <table:table-cell office:value-type="float" office:value="0.54277777770766988" table:formula="of:=IF(AND([.F2236] &lt;&gt; &quot;&quot;;[.G2236] &lt;&gt; &quot;&quot;);([.G2236]-[.F2236])*24;&quot;---&quot;)" table:style-name="ce4">
            <text:p>0.543</text:p>
          </table:table-cell>
          <table:table-cell office:value-type="string" table:style-name="ce21">
            <text:p>support - psm stuff . .</text:p>
          </table:table-cell>
          <table:table-cell office:value-type="date" office:date-value="2025-08-14T11:17:56" table:style-name="ce14">
            <text:p>8/14/25 11:17 AM</text:p>
          </table:table-cell>
          <table:table-cell office:value-type="date" office:date-value="2025-08-14T11:50:30" table:style-name="ce14">
            <text:p>8/14/25 11:50 AM</text:p>
          </table:table-cell>
          <table:table-cell office:value-type="string" table:style-name="ce13">
            <text:p># got access, testing now</text:p>
          </table:table-cell>
          <table:table-cell table:style-name="ce18"/>
          <table:table-cell table:number-columns-repeated="16375"/>
        </table:table-row>
        <table:table-row table:style-name="ro14" table:visibility="collapse">
          <table:table-cell office:value-type="float" office:value="928" table:formula="of:=[.A2236]" table:style-name="ce17">
            <text:p>928</text:p>
          </table:table-cell>
          <table:table-cell table:style-name="ce19"/>
          <table:table-cell office:value-type="string" table:style-name="ce4">
            <text:p>BILLED</text:p>
          </table:table-cell>
          <table:table-cell office:value-type="float" office:value="0.22999999998137355" table:formula="of:=IF(AND([.F2237] &lt;&gt; &quot;&quot;;[.G2237] &lt;&gt; &quot;&quot;);([.G2237]-[.F2237])*24;&quot;---&quot;)" table:style-name="ce4">
            <text:p>0.230</text:p>
          </table:table-cell>
          <table:table-cell office:value-type="string" table:style-name="ce21">
            <text:p>BAES</text:p>
          </table:table-cell>
          <table:table-cell office:value-type="date" office:date-value="2025-08-14T13:55:00" table:style-name="ce14">
            <text:p>8/14/25 01:55 PM</text:p>
          </table:table-cell>
          <table:table-cell office:value-type="date" office:date-value="2025-08-14T14:08:48" table:style-name="ce14">
            <text:p>8/14/25 02:08 PM</text:p>
          </table:table-cell>
          <table:table-cell office:value-type="string" table:style-name="ce13">
            <text:p>Worked on an issue regarding start date checks in the DVE for the Service driver.</text:p>
          </table:table-cell>
          <table:table-cell office:value-type="string" table:style-name="ce18">
            <text:p>This was a conversation with Patrick Monkelban. BAES had an odd request to stop processing a missing start date as an error . .it's really odd, but once we confirm thats what they really want, we can disable it in the DVE.</text:p>
          </table:table-cell>
          <table:table-cell table:number-columns-repeated="16375"/>
        </table:table-row>
        <table:table-row table:style-name="ro14" table:visibility="collapse">
          <table:table-cell office:value-type="float" office:value="928" table:formula="of:=[.A2237]" table:style-name="ce17">
            <text:p>928</text:p>
          </table:table-cell>
          <table:table-cell table:style-name="ce11"/>
          <table:table-cell office:value-type="string" table:style-name="ce4">
            <text:p>BILLED</text:p>
          </table:table-cell>
          <table:table-cell office:value-type="float" office:value="0.61249999998835847" table:formula="of:=IF(AND([.F2238] &lt;&gt; &quot;&quot;;[.G2238] &lt;&gt; &quot;&quot;);([.G2238]-[.F2238])*24;&quot;---&quot;)" table:style-name="ce4">
            <text:p>0.612</text:p>
          </table:table-cell>
          <table:table-cell office:value-type="string" table:style-name="ce21">
            <text:p>support - psm stuff . .</text:p>
          </table:table-cell>
          <table:table-cell office:value-type="date" office:date-value="2025-08-14T14:08:48" table:style-name="ce14">
            <text:p>8/14/25 02:08 PM</text:p>
          </table:table-cell>
          <table:table-cell office:value-type="date" office:date-value="2025-08-14T14:45:33" table:style-name="ce14">
            <text:p>8/14/25 02:45 PM</text:p>
          </table:table-cell>
          <table:table-cell office:value-type="string" table:style-name="ce13">
            <text:p>#</text:p>
          </table:table-cell>
          <table:table-cell table:style-name="ce15"/>
          <table:table-cell table:number-columns-repeated="16375"/>
        </table:table-row>
        <table:table-row table:style-name="ro14" table:visibility="collapse">
          <table:table-cell office:value-type="float" office:value="928" table:formula="of:=[.A2238]" table:style-name="ce17">
            <text:p>928</text:p>
          </table:table-cell>
          <table:table-cell table:style-name="ce29"/>
          <table:table-cell office:value-type="string" table:style-name="ce4">
            <text:p>BILLED</text:p>
          </table:table-cell>
          <table:table-cell office:value-type="float" office:value="1.9861111112404615" table:formula="of:=IF(AND([.F2239] &lt;&gt; &quot;&quot;;[.G2239] &lt;&gt; &quot;&quot;);([.G2239]-[.F2239])*24;&quot;---&quot;)" table:style-name="ce4">
            <text:p>1.986</text:p>
          </table:table-cell>
          <table:table-cell office:value-type="string" table:style-name="ce21">
            <text:p>IDtoApptio</text:p>
          </table:table-cell>
          <table:table-cell office:value-type="date" office:date-value="2025-08-14T14:45:33" table:style-name="ce14">
            <text:p>8/14/25 02:45 PM</text:p>
          </table:table-cell>
          <table:table-cell office:value-type="date" office:date-value="2025-08-14T16:44:43" table:style-name="ce14">
            <text:p>8/14/25 04:44 PM</text:p>
          </table:table-cell>
          <table:table-cell office:value-type="string" table:style-name="ce13">
            <text:p># Passed 1.1, 2.1 . . Waiting on 5 attrs still.</text:p>
          </table:table-cell>
          <table:table-cell table:style-name="ce18"/>
          <table:table-cell table:number-columns-repeated="16375"/>
        </table:table-row>
        <table:table-row table:style-name="ro14" table:visibility="collapse">
          <table:table-cell office:value-type="float" office:value="928" table:formula="of:=[.A2239]" table:style-name="ce17">
            <text:p>928</text:p>
          </table:table-cell>
          <table:table-cell table:style-name="ce19"/>
          <table:table-cell office:value-type="string" table:style-name="ce4">
            <text:p>BILLED</text:p>
          </table:table-cell>
          <table:table-cell office:value-type="float" office:value="1.3202777776750736" table:formula="of:=IF(AND([.F2240] &lt;&gt; &quot;&quot;;[.G2240] &lt;&gt; &quot;&quot;);([.G2240]-[.F2240])*24;&quot;---&quot;)" table:style-name="ce4">
            <text:p>1.320</text:p>
          </table:table-cell>
          <table:table-cell office:value-type="string" table:style-name="ce21">
            <text:p>support - psm stuff . .</text:p>
          </table:table-cell>
          <table:table-cell office:value-type="date" office:date-value="2025-08-14T16:44:43" table:style-name="ce14">
            <text:p>8/14/25 04:44 PM</text:p>
          </table:table-cell>
          <table:table-cell office:value-type="date" office:date-value="2025-08-14T18:03:56" table:style-name="ce14">
            <text:p>8/14/25 06:03 PM</text:p>
          </table:table-cell>
          <table:table-cell office:value-type="string" table:style-name="ce13">
            <text:p>#testing python script - found ignore certs workaround</text:p>
          </table:table-cell>
          <table:table-cell table:style-name="ce10"/>
          <table:table-cell table:number-columns-repeated="16375"/>
        </table:table-row>
        <table:table-row table:style-name="ro14" table:visibility="collapse">
          <table:table-cell office:value-type="float" office:value="928" table:formula="of:=[.A2240]" table:style-name="ce17">
            <text:p>928</text:p>
          </table:table-cell>
          <table:table-cell office:value-type="string" table:style-name="ce4">
            <text:p>lunch</text:p>
          </table:table-cell>
          <table:table-cell office:value-type="string" table:style-name="ce4">
            <text:p>BILLED</text:p>
          </table:table-cell>
          <table:table-cell office:value-type="float" office:value="0.76999999996041879" table:formula="of:=IF(AND([.F2241] &lt;&gt; &quot;&quot;;[.G2241] &lt;&gt; &quot;&quot;);([.G2241]-[.F2241])*24;&quot;---&quot;)" table:style-name="ce4">
            <text:p>0.770</text:p>
          </table:table-cell>
          <table:table-cell office:value-type="string" table:style-name="ce21">
            <text:p>IDtoApptio</text:p>
          </table:table-cell>
          <table:table-cell office:value-type="date" office:date-value="2025-08-14T18:03:56" table:style-name="ce14">
            <text:p>8/14/25 06:03 PM</text:p>
          </table:table-cell>
          <table:table-cell office:value-type="date" office:date-value="2025-08-14T18:50:08" table:style-name="ce14">
            <text:p>8/14/25 06:50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41]" table:style-name="ce17">
            <text:p>928</text:p>
          </table:table-cell>
          <table:table-cell table:style-name="ce19"/>
          <table:table-cell table:style-name="ce4"/>
          <table:table-cell office:value-type="string" office:string-value="---" table:formula="of:=IF(AND([.F2242] &lt;&gt; &quot;&quot;;[.G2242] &lt;&gt; &quot;&quot;);([.G2242]-[.F224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2]" table:style-name="ce17">
            <text:p>928</text:p>
          </table:table-cell>
          <table:table-cell table:style-name="ce19"/>
          <table:table-cell table:style-name="ce4"/>
          <table:table-cell office:value-type="string" office:string-value="---" table:formula="of:=IF(AND([.F2243] &lt;&gt; &quot;&quot;;[.G2243] &lt;&gt; &quot;&quot;);([.G2243]-[.F224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3]" table:style-name="ce17">
            <text:p>928</text:p>
          </table:table-cell>
          <table:table-cell table:style-name="ce19"/>
          <table:table-cell table:style-name="ce4"/>
          <table:table-cell office:value-type="string" office:string-value="---" table:formula="of:=IF(AND([.F2244] &lt;&gt; &quot;&quot;;[.G2244] &lt;&gt; &quot;&quot;);([.G2244]-[.F224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4]" table:style-name="ce17">
            <text:p>928</text:p>
          </table:table-cell>
          <table:table-cell table:style-name="ce19"/>
          <table:table-cell table:style-name="ce4"/>
          <table:table-cell office:value-type="string" office:string-value="---" table:formula="of:=IF(AND([.F2245] &lt;&gt; &quot;&quot;;[.G2245] &lt;&gt; &quot;&quot;);([.G2245]-[.F224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5]" table:style-name="ce17">
            <text:p>928</text:p>
          </table:table-cell>
          <table:table-cell table:style-name="ce19"/>
          <table:table-cell table:style-name="ce4"/>
          <table:table-cell office:value-type="string" office:string-value="---" table:formula="of:=IF(AND([.F2246] &lt;&gt; &quot;&quot;;[.G2246] &lt;&gt; &quot;&quot;);([.G2246]-[.F224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6]" table:style-name="ce17">
            <text:p>928</text:p>
          </table:table-cell>
          <table:table-cell table:style-name="ce19"/>
          <table:table-cell table:style-name="ce4"/>
          <table:table-cell office:value-type="string" office:string-value="---" table:formula="of:=IF(AND([.F2247] &lt;&gt; &quot;&quot;;[.G2247] &lt;&gt; &quot;&quot;);([.G2247]-[.F224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7]" table:style-name="ce17">
            <text:p>928</text:p>
          </table:table-cell>
          <table:table-cell table:style-name="ce19"/>
          <table:table-cell table:style-name="ce4"/>
          <table:table-cell office:value-type="string" office:string-value="---" table:formula="of:=IF(AND([.F2248] &lt;&gt; &quot;&quot;;[.G2248] &lt;&gt; &quot;&quot;);([.G2248]-[.F224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8]" table:style-name="ce17">
            <text:p>928</text:p>
          </table:table-cell>
          <table:table-cell table:style-name="ce19"/>
          <table:table-cell table:style-name="ce4"/>
          <table:table-cell office:value-type="string" office:string-value="---" table:formula="of:=IF(AND([.F2249] &lt;&gt; &quot;&quot;;[.G2249] &lt;&gt; &quot;&quot;);([.G2249]-[.F2249])*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49]" table:style-name="ce17">
            <text:p>928</text:p>
          </table:table-cell>
          <table:table-cell table:style-name="ce19"/>
          <table:table-cell table:style-name="ce4"/>
          <table:table-cell office:value-type="string" office:string-value="---" table:formula="of:=IF(AND([.F2250] &lt;&gt; &quot;&quot;;[.G2250] &lt;&gt; &quot;&quot;);([.G2250]-[.F2250])*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0]" table:style-name="ce17">
            <text:p>928</text:p>
          </table:table-cell>
          <table:table-cell table:style-name="ce19"/>
          <table:table-cell table:style-name="ce4"/>
          <table:table-cell office:value-type="string" office:string-value="---" table:formula="of:=IF(AND([.F2251] &lt;&gt; &quot;&quot;;[.G2251] &lt;&gt; &quot;&quot;);([.G2251]-[.F225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1]" table:style-name="ce17">
            <text:p>928</text:p>
          </table:table-cell>
          <table:table-cell table:style-name="ce19"/>
          <table:table-cell table:style-name="ce4"/>
          <table:table-cell office:value-type="string" office:string-value="---" table:formula="of:=IF(AND([.F2252] &lt;&gt; &quot;&quot;;[.G2252] &lt;&gt; &quot;&quot;);([.G2252]-[.F2252])*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2]" table:style-name="ce17">
            <text:p>928</text:p>
          </table:table-cell>
          <table:table-cell table:style-name="ce19"/>
          <table:table-cell table:style-name="ce4"/>
          <table:table-cell office:value-type="string" office:string-value="---" table:formula="of:=IF(AND([.F2253] &lt;&gt; &quot;&quot;;[.G2253] &lt;&gt; &quot;&quot;);([.G2253]-[.F2253])*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3]" table:style-name="ce17">
            <text:p>928</text:p>
          </table:table-cell>
          <table:table-cell table:style-name="ce19"/>
          <table:table-cell table:style-name="ce4"/>
          <table:table-cell office:value-type="string" office:string-value="---" table:formula="of:=IF(AND([.F2254] &lt;&gt; &quot;&quot;;[.G2254] &lt;&gt; &quot;&quot;);([.G2254]-[.F2254])*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4]" table:style-name="ce17">
            <text:p>928</text:p>
          </table:table-cell>
          <table:table-cell table:style-name="ce19"/>
          <table:table-cell table:style-name="ce4"/>
          <table:table-cell office:value-type="string" office:string-value="---" table:formula="of:=IF(AND([.F2255] &lt;&gt; &quot;&quot;;[.G2255] &lt;&gt; &quot;&quot;);([.G2255]-[.F2255])*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5]" table:style-name="ce17">
            <text:p>928</text:p>
          </table:table-cell>
          <table:table-cell table:style-name="ce19"/>
          <table:table-cell table:style-name="ce4"/>
          <table:table-cell office:value-type="string" office:string-value="---" table:formula="of:=IF(AND([.F2256] &lt;&gt; &quot;&quot;;[.G2256] &lt;&gt; &quot;&quot;);([.G2256]-[.F2256])*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6]" table:style-name="ce17">
            <text:p>928</text:p>
          </table:table-cell>
          <table:table-cell table:style-name="ce19"/>
          <table:table-cell table:style-name="ce4"/>
          <table:table-cell office:value-type="string" office:string-value="---" table:formula="of:=IF(AND([.F2257] &lt;&gt; &quot;&quot;;[.G2257] &lt;&gt; &quot;&quot;);([.G2257]-[.F2257])*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7]" table:style-name="ce17">
            <text:p>928</text:p>
          </table:table-cell>
          <table:table-cell table:style-name="ce19"/>
          <table:table-cell table:style-name="ce4"/>
          <table:table-cell office:value-type="string" office:string-value="---" table:formula="of:=IF(AND([.F2258] &lt;&gt; &quot;&quot;;[.G2258] &lt;&gt; &quot;&quot;);([.G2258]-[.F2258])*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8]" table:style-name="ce17">
            <text:p>928</text:p>
          </table:table-cell>
          <table:table-cell office:value-type="float" office:value="8" table:formula="of:=COM.MICROSOFT.CEILING([.C2259];0.25)" table:style-name="ce19">
            <text:p>8.000</text:p>
          </table:table-cell>
          <table:table-cell office:value-type="float" office:value="7.846111111168284" table:formula="of:=SUM([.D2259:.D2282])" table:style-name="ce4">
            <text:p>7.846</text:p>
          </table:table-cell>
          <table:table-cell office:value-type="string" office:string-value="---" table:formula="of:=IF(AND([.F2259] &lt;&gt; &quot;&quot;;[.G2259] &lt;&gt; &quot;&quot;);([.G2259]-[.F2259])*24;&quot;---&quot;)" table:style-name="ce4">
            <text:p>---</text:p>
          </table:table-cell>
          <table:table-cell office:value-type="date" office:date-value="2025-08-15T00:00:00" table:style-name="ce20">
            <text:p>15-Aug</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59]" table:style-name="ce17">
            <text:p>928</text:p>
          </table:table-cell>
          <table:table-cell table:style-name="ce19"/>
          <table:table-cell office:value-type="string" table:style-name="ce4">
            <text:p>BILLED</text:p>
          </table:table-cell>
          <table:table-cell office:value-type="float" office:value="0.19111111125675961" table:formula="of:=IF(AND([.F2260] &lt;&gt; &quot;&quot;;[.G2260] &lt;&gt; &quot;&quot;);([.G2260]-[.F2260])*24;&quot;---&quot;)" table:style-name="ce4">
            <text:p>0.191</text:p>
          </table:table-cell>
          <table:table-cell office:value-type="string" table:style-name="ce28">
            <text:p>support - psm stuff . .</text:p>
          </table:table-cell>
          <table:table-cell office:value-type="date" office:date-value="2025-08-15T07:47:25" table:style-name="ce14">
            <text:p>8/15/25 07:47 AM</text:p>
          </table:table-cell>
          <table:table-cell office:value-type="date" office:date-value="2025-08-15T07:58:53" table:style-name="ce14">
            <text:p>8/15/25 07:58 AM</text:p>
          </table:table-cell>
          <table:table-cell office:value-type="string" table:style-name="ce13">
            <text:p>Submitted RITM to fix the certificate issue for the PSM configuration script. Working with the team to ensure we have PSM access by Monday. 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60]" table:style-name="ce17">
            <text:p>928</text:p>
          </table:table-cell>
          <table:table-cell table:style-name="ce11"/>
          <table:table-cell office:value-type="string" table:style-name="ce4">
            <text:p>BILLED</text:p>
          </table:table-cell>
          <table:table-cell office:value-type="float" office:value="6.1944444430992007E-2" table:formula="of:=IF(AND([.F2261] &lt;&gt; &quot;&quot;;[.G2261] &lt;&gt; &quot;&quot;);([.G2261]-[.F2261])*24;&quot;---&quot;)" table:style-name="ce4">
            <text:p>0.062</text:p>
          </table:table-cell>
          <table:table-cell office:value-type="string" table:style-name="ce13">
            <text:p>IDtoApptio</text:p>
          </table:table-cell>
          <table:table-cell office:value-type="date" office:date-value="2025-08-15T07:58:53" table:style-name="ce14">
            <text:p>8/15/25 07:58 AM</text:p>
          </table:table-cell>
          <table:table-cell office:value-type="date" office:date-value="2025-08-15T08:02:36" table:style-name="ce14">
            <text:p>8/15/25 08:02 AM</text:p>
          </table:table-cell>
          <table:table-cell office:value-type="string" table:style-name="ce13">
            <text:p>Worked on resolving match test issues in IDtoApptio. Worked to complete termination and multi-environment role issues.</text:p>
          </table:table-cell>
          <table:table-cell table:style-name="ce15"/>
          <table:table-cell table:number-columns-repeated="16375"/>
        </table:table-row>
        <table:table-row table:style-name="ro14" table:visibility="collapse">
          <table:table-cell office:value-type="float" office:value="928" table:formula="of:=[.A2261]" table:style-name="ce17">
            <text:p>928</text:p>
          </table:table-cell>
          <table:table-cell table:style-name="ce19"/>
          <table:table-cell office:value-type="string" table:style-name="ce4">
            <text:p>BILLED</text:p>
          </table:table-cell>
          <table:table-cell office:value-type="float" office:value="0.3819444443215616" table:formula="of:=IF(AND([.F2262] &lt;&gt; &quot;&quot;;[.G2262] &lt;&gt; &quot;&quot;);([.G2262]-[.F2262])*24;&quot;---&quot;)" table:style-name="ce4">
            <text:p>0.382</text:p>
          </table:table-cell>
          <table:table-cell office:value-type="string" table:style-name="ce28">
            <text:p>IDtoAviobook</text:p>
          </table:table-cell>
          <table:table-cell office:value-type="date" office:date-value="2025-08-15T08:02:36" table:style-name="ce14">
            <text:p>8/15/25 08:02 AM</text:p>
          </table:table-cell>
          <table:table-cell office:value-type="date" office:date-value="2025-08-15T08:25:31" table:style-name="ce14">
            <text:p>8/15/25 08:25 AM</text:p>
          </table:table-cell>
          <table:table-cell office:value-type="string" table:style-name="ce13">
            <text:p>Worked with Nirosha to add matching for archived users in IDtoAviobook.</text:p>
          </table:table-cell>
          <table:table-cell table:style-name="ce18"/>
          <table:table-cell table:number-columns-repeated="16375"/>
        </table:table-row>
        <table:table-row table:style-name="ro14" table:visibility="collapse">
          <table:table-cell office:value-type="float" office:value="928" table:formula="of:=[.A2262]" table:style-name="ce17">
            <text:p>928</text:p>
          </table:table-cell>
          <table:table-cell table:style-name="ce19"/>
          <table:table-cell office:value-type="string" table:style-name="ce4">
            <text:p>BILLED</text:p>
          </table:table-cell>
          <table:table-cell office:value-type="float" office:value="1.0747222223435529" table:formula="of:=IF(AND([.F2263] &lt;&gt; &quot;&quot;;[.G2263] &lt;&gt; &quot;&quot;);([.G2263]-[.F2263])*24;&quot;---&quot;)" table:style-name="ce4">
            <text:p>1.075</text:p>
          </table:table-cell>
          <table:table-cell office:value-type="string" table:style-name="ce13">
            <text:p>IDtoApptio</text:p>
          </table:table-cell>
          <table:table-cell office:value-type="date" office:date-value="2025-08-15T08:25:31" table:style-name="ce14">
            <text:p>8/15/25 08:25 AM</text:p>
          </table:table-cell>
          <table:table-cell office:value-type="date" office:date-value="2025-08-15T09:30:00" table:style-name="ce14">
            <text:p>8/15/25 09:30 A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63]" table:style-name="ce17">
            <text:p>928</text:p>
          </table:table-cell>
          <table:table-cell table:style-name="ce19"/>
          <table:table-cell office:value-type="string" table:style-name="ce4">
            <text:p>BILLED</text:p>
          </table:table-cell>
          <table:table-cell office:value-type="float" office:value="0.49999999988358468" table:formula="of:=IF(AND([.F2264] &lt;&gt; &quot;&quot;;[.G2264] &lt;&gt; &quot;&quot;);([.G2264]-[.F2264])*24;&quot;---&quot;)" table:style-name="ce4">
            <text:p>0.500</text:p>
          </table:table-cell>
          <table:table-cell office:value-type="string" table:style-name="ce28">
            <text:p>support - psm stuff . .</text:p>
          </table:table-cell>
          <table:table-cell office:value-type="date" office:date-value="2025-08-15T09:30:00" table:style-name="ce14">
            <text:p>8/15/25 09:30 AM</text:p>
          </table:table-cell>
          <table:table-cell office:value-type="date" office:date-value="2025-08-15T10:00:00" table:style-name="ce14">
            <text:p>8/15/25 10:00 AM</text:p>
          </table:table-cell>
          <table:table-cell office:value-type="string" table:style-name="ce13">
            <text:p>#sending out links to the idm team</text:p>
          </table:table-cell>
          <table:table-cell table:style-name="ce18"/>
          <table:table-cell table:number-columns-repeated="16375"/>
        </table:table-row>
        <table:table-row table:style-name="ro14" table:visibility="collapse">
          <table:table-cell office:value-type="float" office:value="928" table:formula="of:=[.A2264]" table:style-name="ce17">
            <text:p>928</text:p>
          </table:table-cell>
          <table:table-cell table:style-name="ce19"/>
          <table:table-cell office:value-type="string" table:style-name="ce4">
            <text:p>BILLED</text:p>
          </table:table-cell>
          <table:table-cell office:value-type="float" office:value="0.25000000011641532" table:formula="of:=IF(AND([.F2265] &lt;&gt; &quot;&quot;;[.G2265] &lt;&gt; &quot;&quot;);([.G2265]-[.F2265])*24;&quot;---&quot;)" table:style-name="ce4">
            <text:p>0.250</text:p>
          </table:table-cell>
          <table:table-cell office:value-type="string" table:style-name="ce13">
            <text:p>IDtoAviobook</text:p>
          </table:table-cell>
          <table:table-cell office:value-type="date" office:date-value="2025-08-15T10:00:00" table:style-name="ce14">
            <text:p>8/15/25 10:00 AM</text:p>
          </table:table-cell>
          <table:table-cell office:value-type="date" office:date-value="2025-08-15T10:15:00" table:style-name="ce14">
            <text:p>8/15/25 10:15 AM</text:p>
          </table:table-cell>
          <table:table-cell office:value-type="string" table:style-name="ce13">
            <text:p>#searching for archive string with Nirosah</text:p>
          </table:table-cell>
          <table:table-cell table:style-name="ce18"/>
          <table:table-cell table:number-columns-repeated="16375"/>
        </table:table-row>
        <table:table-row table:style-name="ro14" table:visibility="collapse">
          <table:table-cell office:value-type="float" office:value="928" table:formula="of:=[.A2265]" table:style-name="ce17">
            <text:p>928</text:p>
          </table:table-cell>
          <table:table-cell table:style-name="ce19"/>
          <table:table-cell office:value-type="string" table:style-name="ce4">
            <text:p>BILLED</text:p>
          </table:table-cell>
          <table:table-cell office:value-type="float" office:value="0.4744444444659166" table:formula="of:=IF(AND([.F2266] &lt;&gt; &quot;&quot;;[.G2266] &lt;&gt; &quot;&quot;);([.G2266]-[.F2266])*24;&quot;---&quot;)" table:style-name="ce4">
            <text:p>0.474</text:p>
          </table:table-cell>
          <table:table-cell office:value-type="string" table:style-name="ce28">
            <text:p>support - psm stuff . .</text:p>
          </table:table-cell>
          <table:table-cell office:value-type="date" office:date-value="2025-08-15T10:15:00" table:style-name="ce14">
            <text:p>8/15/25 10:15 AM</text:p>
          </table:table-cell>
          <table:table-cell office:value-type="date" office:date-value="2025-08-15T10:43:28" table:style-name="ce14">
            <text:p>8/15/25 10:43 AM</text:p>
          </table:table-cell>
          <table:table-cell office:value-type="string" table:style-name="ce13">
            <text:p>#Sending links regarding the pythonscript</text:p>
          </table:table-cell>
          <table:table-cell table:style-name="ce18"/>
          <table:table-cell table:number-columns-repeated="16375"/>
        </table:table-row>
        <table:table-row table:style-name="ro14" table:visibility="collapse">
          <table:table-cell office:value-type="float" office:value="928" table:formula="of:=[.A2266]" table:style-name="ce17">
            <text:p>928</text:p>
          </table:table-cell>
          <table:table-cell table:style-name="ce19"/>
          <table:table-cell office:value-type="string" table:style-name="ce4">
            <text:p>BILLED</text:p>
          </table:table-cell>
          <table:table-cell office:value-type="float" office:value="0.13722222216892987" table:formula="of:=IF(AND([.F2267] &lt;&gt; &quot;&quot;;[.G2267] &lt;&gt; &quot;&quot;);([.G2267]-[.F2267])*24;&quot;---&quot;)" table:style-name="ce4">
            <text:p>0.137</text:p>
          </table:table-cell>
          <table:table-cell office:value-type="string" table:style-name="ce13">
            <text:p>IDtoAviobook</text:p>
          </table:table-cell>
          <table:table-cell office:value-type="date" office:date-value="2025-08-15T10:43:28" table:style-name="ce14">
            <text:p>8/15/25 10:43 AM</text:p>
          </table:table-cell>
          <table:table-cell office:value-type="date" office:date-value="2025-08-15T10:51:42" table:style-name="ce14">
            <text:p>8/15/25 10:51 AM</text:p>
          </table:table-cell>
          <table:table-cell office:value-type="string" table:style-name="ce13">
            <text:p>#testing user/cn query to see if it gets archived and non archived</text:p>
          </table:table-cell>
          <table:table-cell table:style-name="ce18"/>
          <table:table-cell table:number-columns-repeated="16375"/>
        </table:table-row>
        <table:table-row table:style-name="ro14" table:visibility="collapse">
          <table:table-cell office:value-type="float" office:value="928" table:formula="of:=[.A2267]" table:style-name="ce17">
            <text:p>928</text:p>
          </table:table-cell>
          <table:table-cell table:style-name="ce19"/>
          <table:table-cell office:value-type="string" table:style-name="ce4">
            <text:p>BILLED</text:p>
          </table:table-cell>
          <table:table-cell office:value-type="float" office:value="0.66111111111240461" table:formula="of:=IF(AND([.F2268] &lt;&gt; &quot;&quot;;[.G2268] &lt;&gt; &quot;&quot;);([.G2268]-[.F2268])*24;&quot;---&quot;)" table:style-name="ce4">
            <text:p>0.661</text:p>
          </table:table-cell>
          <table:table-cell office:value-type="string" table:style-name="ce13">
            <text:p>IDtoAviobook</text:p>
          </table:table-cell>
          <table:table-cell office:value-type="date" office:date-value="2025-08-15T12:20:00" table:style-name="ce14">
            <text:p>8/15/25 12:20 PM</text:p>
          </table:table-cell>
          <table:table-cell office:value-type="date" office:date-value="2025-08-15T12:59:40" table:style-name="ce14">
            <text:p>8/15/25 12:59 PM</text:p>
          </table:table-cell>
          <table:table-cell office:value-type="string" table:style-name="ce10">
            <text:p>#test discussion with nirosha</text:p>
          </table:table-cell>
          <table:table-cell table:style-name="ce18"/>
          <table:table-cell table:number-columns-repeated="16375"/>
        </table:table-row>
        <table:table-row table:style-name="ro14" table:visibility="collapse">
          <table:table-cell office:value-type="float" office:value="928" table:formula="of:=[.A2268]" table:style-name="ce17">
            <text:p>928</text:p>
          </table:table-cell>
          <table:table-cell table:style-name="ce19"/>
          <table:table-cell office:value-type="string" table:style-name="ce4">
            <text:p>BILLED</text:p>
          </table:table-cell>
          <table:table-cell office:value-type="float" office:value="1.0574999999371357" table:formula="of:=IF(AND([.F2269] &lt;&gt; &quot;&quot;;[.G2269] &lt;&gt; &quot;&quot;);([.G2269]-[.F2269])*24;&quot;---&quot;)" table:style-name="ce4">
            <text:p>1.057</text:p>
          </table:table-cell>
          <table:table-cell office:value-type="string" table:style-name="ce13">
            <text:p>IDtoApptio</text:p>
          </table:table-cell>
          <table:table-cell office:value-type="date" office:date-value="2025-08-15T12:59:40" table:style-name="ce14">
            <text:p>8/15/25 12:59 PM</text:p>
          </table:table-cell>
          <table:table-cell office:value-type="date" office:date-value="2025-08-15T14:03:07" table:style-name="ce14">
            <text:p>8/15/25 02:03 PM</text:p>
          </table:table-cell>
          <table:table-cell office:value-type="string" table:style-name="ce10">
            <text:p>#</text:p>
          </table:table-cell>
          <table:table-cell table:style-name="ce18"/>
          <table:table-cell table:number-columns-repeated="16375"/>
        </table:table-row>
        <table:table-row table:style-name="ro14" table:visibility="collapse">
          <table:table-cell office:value-type="float" office:value="928" table:formula="of:=[.A2269]" table:style-name="ce17">
            <text:p>928</text:p>
          </table:table-cell>
          <table:table-cell table:style-name="ce19"/>
          <table:table-cell office:value-type="string" table:style-name="ce4">
            <text:p>BILLED</text:p>
          </table:table-cell>
          <table:table-cell office:value-type="float" office:value="6.7222222220152617E-2" table:formula="of:=IF(AND([.F2270] &lt;&gt; &quot;&quot;;[.G2270] &lt;&gt; &quot;&quot;);([.G2270]-[.F2270])*24;&quot;---&quot;)" table:style-name="ce4">
            <text:p>0.067</text:p>
          </table:table-cell>
          <table:table-cell office:value-type="string" table:style-name="ce13">
            <text:p>IDtoApptio</text:p>
          </table:table-cell>
          <table:table-cell office:value-type="date" office:date-value="2025-08-15T14:32:09" table:style-name="ce14">
            <text:p>8/15/25 02:32 PM</text:p>
          </table:table-cell>
          <table:table-cell office:value-type="date" office:date-value="2025-08-15T14:36:11" table:style-name="ce14">
            <text:p>8/15/25 02:36 PM</text:p>
          </table:table-cell>
          <table:table-cell office:value-type="string" table:style-name="ce13">
            <text:p># fixing term . .</text:p>
          </table:table-cell>
          <table:table-cell table:style-name="ce18"/>
          <table:table-cell table:number-columns-repeated="16375"/>
        </table:table-row>
        <table:table-row table:style-name="ro14" table:visibility="collapse">
          <table:table-cell office:value-type="float" office:value="928" table:formula="of:=[.A2270]" table:style-name="ce17">
            <text:p>928</text:p>
          </table:table-cell>
          <table:table-cell table:style-name="ce4"/>
          <table:table-cell office:value-type="string" table:style-name="ce4">
            <text:p>BILLED</text:p>
          </table:table-cell>
          <table:table-cell office:value-type="float" office:value="6.3611111138015985E-2" table:formula="of:=IF(AND([.F2271] &lt;&gt; &quot;&quot;;[.G2271] &lt;&gt; &quot;&quot;);([.G2271]-[.F2271])*24;&quot;---&quot;)" table:style-name="ce4">
            <text:p>0.064</text:p>
          </table:table-cell>
          <table:table-cell office:value-type="string" table:style-name="ce34">
            <text:p>support-IDToDocuware</text:p>
          </table:table-cell>
          <table:table-cell office:value-type="date" office:date-value="2025-08-15T14:36:11" table:style-name="ce14">
            <text:p>8/15/25 02:36 PM</text:p>
          </table:table-cell>
          <table:table-cell office:value-type="date" office:date-value="2025-08-15T14:40:00" table:style-name="ce14">
            <text:p>8/15/25 02:40 PM</text:p>
          </table:table-cell>
          <table:table-cell office:value-type="string" table:style-name="ce13">
            <text:p>#Worked on IDtoDocuware connectivity issues with John Mapes</text:p>
          </table:table-cell>
          <table:table-cell table:style-name="ce18"/>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0.67583333345828578" table:formula="of:=IF(AND([.F2272] &lt;&gt; &quot;&quot;;[.G2272] &lt;&gt; &quot;&quot;);([.G2272]-[.F2272])*24;&quot;---&quot;)" table:style-name="ce4">
            <text:p>0.676</text:p>
          </table:table-cell>
          <table:table-cell office:value-type="string" table:style-name="ce13">
            <text:p>IDtoApptio</text:p>
          </table:table-cell>
          <table:table-cell office:value-type="date" office:date-value="2025-08-15T14:40:00" table:style-name="ce14">
            <text:p>8/15/25 02:40 PM</text:p>
          </table:table-cell>
          <table:table-cell office:value-type="date" office:date-value="2025-08-15T15:20:33" table:style-name="ce24">
            <text:p>8/15/2025 15:20</text:p>
          </table:table-cell>
          <table:table-cell office:value-type="string" table:style-name="ce13">
            <text:p>#with mike</text:p>
          </table:table-cell>
          <table:table-cell table:style-name="ce14"/>
          <table:table-cell table:number-columns-repeated="16375"/>
        </table:table-row>
        <table:table-row table:style-name="ro14" table:visibility="collapse">
          <table:table-cell office:value-type="float" office:value="928" table:formula="of:=[.A2271]" table:style-name="ce17">
            <text:p>928</text:p>
          </table:table-cell>
          <table:table-cell table:style-name="ce19"/>
          <table:table-cell office:value-type="string" table:style-name="ce4">
            <text:p>BILLED</text:p>
          </table:table-cell>
          <table:table-cell office:value-type="float" office:value="9.5277777698356658E-2" table:formula="of:=IF(AND([.F2273] &lt;&gt; &quot;&quot;;[.G2273] &lt;&gt; &quot;&quot;);([.G2273]-[.F2273])*24;&quot;---&quot;)" table:style-name="ce4">
            <text:p>0.095</text:p>
          </table:table-cell>
          <table:table-cell office:value-type="string" table:style-name="ce34">
            <text:p>support-IDToDocuware</text:p>
          </table:table-cell>
          <table:table-cell office:value-type="date" office:date-value="2025-08-15T15:20:33" table:style-name="ce24">
            <text:p>8/15/2025 15:20</text:p>
          </table:table-cell>
          <table:table-cell office:value-type="date" office:date-value="2025-08-15T15:26:16" table:style-name="ce14">
            <text:p>8/15/25 03:26 PM</text:p>
          </table:table-cell>
          <table:table-cell office:value-type="string" table:style-name="ce13">
            <text:p>#</text:p>
          </table:table-cell>
          <table:table-cell table:style-name="ce18"/>
          <table:table-cell table:number-columns-repeated="16375"/>
        </table:table-row>
        <table:table-row table:style-name="ro14" table:visibility="collapse">
          <table:table-cell office:value-type="float" office:value="928" table:formula="of:=[.A2272]" table:style-name="ce17">
            <text:p>928</text:p>
          </table:table-cell>
          <table:table-cell table:style-name="ce19"/>
          <table:table-cell office:value-type="string" table:style-name="ce4">
            <text:p>BILLED</text:p>
          </table:table-cell>
          <table:table-cell office:value-type="float" office:value="0.21000000002095476" table:formula="of:=IF(AND([.F2274] &lt;&gt; &quot;&quot;;[.G2274] &lt;&gt; &quot;&quot;);([.G2274]-[.F2274])*24;&quot;---&quot;)" table:style-name="ce4">
            <text:p>0.210</text:p>
          </table:table-cell>
          <table:table-cell office:value-type="string" table:style-name="ce20">
            <text:p>IDtoAviobook</text:p>
          </table:table-cell>
          <table:table-cell office:value-type="date" office:date-value="2025-08-15T15:26:16" table:style-name="ce14">
            <text:p>8/15/25 03:26 PM</text:p>
          </table:table-cell>
          <table:table-cell office:value-type="date" office:date-value="2025-08-15T15:38:52" table:style-name="ce14">
            <text:p>8/15/25 03:38 PM</text:p>
          </table:table-cell>
          <table:table-cell office:value-type="string" table:style-name="ce13">
            <text:p>#nirsoah asking questions - the user/cn is working; but interpreation of results isn't</text:p>
          </table:table-cell>
          <table:table-cell table:style-name="ce18"/>
          <table:table-cell table:number-columns-repeated="16375"/>
        </table:table-row>
        <table:table-row table:style-name="ro14" table:visibility="collapse">
          <table:table-cell office:value-type="float" office:value="928" table:formula="of:=[.A2273]" table:style-name="ce17">
            <text:p>928</text:p>
          </table:table-cell>
          <table:table-cell table:style-name="ce19"/>
          <table:table-cell office:value-type="string" table:style-name="ce4">
            <text:p>BILLED</text:p>
          </table:table-cell>
          <table:table-cell office:value-type="float" office:value="0.54944444436114281" table:formula="of:=IF(AND([.F2275] &lt;&gt; &quot;&quot;;[.G2275] &lt;&gt; &quot;&quot;);([.G2275]-[.F2275])*24;&quot;---&quot;)" table:style-name="ce4">
            <text:p>0.549</text:p>
          </table:table-cell>
          <table:table-cell office:value-type="string" table:style-name="ce34">
            <text:p>support-IDToDocuware</text:p>
          </table:table-cell>
          <table:table-cell office:value-type="date" office:date-value="2025-08-15T15:38:52" table:style-name="ce14">
            <text:p>8/15/25 03:38 PM</text:p>
          </table:table-cell>
          <table:table-cell office:value-type="date" office:date-value="2025-08-15T16:11:50" table:style-name="ce14">
            <text:p>8/15/25 04:11 PM</text:p>
          </table:table-cell>
          <table:table-cell office:value-type="string" table:style-name="ce13">
            <text:p># getting prod password - not in AWS/Cyberark apperas old bad, waiting on team to respond.</text:p>
          </table:table-cell>
          <table:table-cell table:style-name="ce18"/>
          <table:table-cell table:number-columns-repeated="16375"/>
        </table:table-row>
        <table:table-row table:style-name="ro14" table:visibility="collapse">
          <table:table-cell office:value-type="float" office:value="928" table:formula="of:=[.A2274]" table:style-name="ce17">
            <text:p>928</text:p>
          </table:table-cell>
          <table:table-cell table:style-name="ce19"/>
          <table:table-cell office:value-type="string" table:style-name="ce4">
            <text:p>BILLED</text:p>
          </table:table-cell>
          <table:table-cell office:value-type="float" office:value="1.3947222222341225" table:formula="of:=IF(AND([.F2276] &lt;&gt; &quot;&quot;;[.G2276] &lt;&gt; &quot;&quot;);([.G2276]-[.F2276])*24;&quot;---&quot;)" table:style-name="ce4">
            <text:p>1.395</text:p>
          </table:table-cell>
          <table:table-cell office:value-type="string" table:style-name="ce13">
            <text:p>IDtoApptio</text:p>
          </table:table-cell>
          <table:table-cell office:value-type="date" office:date-value="2025-08-15T16:11:50" table:style-name="ce14">
            <text:p>8/15/25 04:11 PM</text:p>
          </table:table-cell>
          <table:table-cell office:value-type="date" office:date-value="2025-08-15T17:35:31" table:style-name="ce14">
            <text:p>8/15/25 05:35 PM</text:p>
          </table:table-cell>
          <table:table-cell office:value-type="string" table:style-name="ce13">
            <text:p># working on terms</text:p>
          </table:table-cell>
          <table:table-cell table:style-name="ce18"/>
          <table:table-cell table:number-columns-repeated="16375"/>
        </table:table-row>
        <table:table-row table:style-name="ro14" table:visibility="collapse">
          <table:table-cell office:value-type="float" office:value="928" table:formula="of:=[.A2275]" table:style-name="ce17">
            <text:p>928</text:p>
          </table:table-cell>
          <table:table-cell table:style-name="ce19"/>
          <table:table-cell table:style-name="ce4"/>
          <table:table-cell office:value-type="string" office:string-value="---" table:formula="of:=IF(AND([.F2277] &lt;&gt; &quot;&quot;;[.G2277] &lt;&gt; &quot;&quot;);([.G2277]-[.F2277])*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6]" table:style-name="ce17">
            <text:p>928</text:p>
          </table:table-cell>
          <table:table-cell table:style-name="ce19"/>
          <table:table-cell table:style-name="ce4"/>
          <table:table-cell office:value-type="string" office:string-value="---" table:formula="of:=IF(AND([.F2278] &lt;&gt; &quot;&quot;;[.G2278] &lt;&gt; &quot;&quot;);([.G2278]-[.F2278])*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7]" table:style-name="ce17">
            <text:p>928</text:p>
          </table:table-cell>
          <table:table-cell table:style-name="ce19"/>
          <table:table-cell table:style-name="ce4"/>
          <table:table-cell office:value-type="string" office:string-value="---" table:formula="of:=IF(AND([.F2279] &lt;&gt; &quot;&quot;;[.G2279] &lt;&gt; &quot;&quot;);([.G2279]-[.F2279])*24;&quot;---&quot;)" table:style-name="ce4">
            <text:p>---</text:p>
          </table:table-cell>
          <table:table-cell table:style-name="ce20"/>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8]" table:style-name="ce17">
            <text:p>928</text:p>
          </table:table-cell>
          <table:table-cell table:style-name="ce19"/>
          <table:table-cell table:style-name="ce4"/>
          <table:table-cell office:value-type="string" office:string-value="---" table:formula="of:=IF(AND([.F2280] &lt;&gt; &quot;&quot;;[.G2280] &lt;&gt; &quot;&quot;);([.G2280]-[.F2280])*24;&quot;---&quot;)" table:style-name="ce4">
            <text:p>---</text:p>
          </table:table-cell>
          <table:table-cell office:value-type="string" table:style-name="ce20">
            <text:p>Debugging row 19 in UC-CREATE1.2.2-MtchUserWRol&amp;Env - how could the env already exist?</text:p>
          </table:table-cell>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79]" table:style-name="ce17">
            <text:p>928</text:p>
          </table:table-cell>
          <table:table-cell table:style-name="ce19"/>
          <table:table-cell table:style-name="ce4"/>
          <table:table-cell office:value-type="string" office:string-value="---" table:formula="of:=IF(AND([.F2281] &lt;&gt; &quot;&quot;;[.G2281] &lt;&gt; &quot;&quot;);([.G2281]-[.F2281])*24;&quot;---&quot;)" table:style-name="ce4">
            <text:p>---</text:p>
          </table:table-cell>
          <table:table-cell table:style-name="ce21"/>
          <table:table-cell table:number-columns-repeated="2" table:style-name="ce14"/>
          <table:table-cell table:style-name="ce13"/>
          <table:table-cell table:style-name="ce18"/>
          <table:table-cell table:number-columns-repeated="16375"/>
        </table:table-row>
        <table:table-row table:style-name="ro14" table:visibility="collapse">
          <table:table-cell office:value-type="float" office:value="928" table:formula="of:=[.A2281]" table:style-name="ce17">
            <text:p>928</text:p>
          </table:table-cell>
          <table:table-cell table:style-name="ce19"/>
          <table:table-cell table:style-name="ce4"/>
          <table:table-cell office:value-type="string" office:string-value="---" table:formula="of:=IF(AND([.F2282] &lt;&gt; &quot;&quot;;[.G2282] &lt;&gt; &quot;&quot;);([.G2282]-[.F2282])*24;&quot;---&quot;)" table:style-name="ce4">
            <text:p>---</text:p>
          </table:table-cell>
          <table:table-cell table:style-name="ce13"/>
          <table:table-cell table:number-columns-repeated="2" table:style-name="ce14"/>
          <table:table-cell table:style-name="ce13"/>
          <table:table-cell table:style-name="ce18"/>
          <table:table-cell table:number-columns-repeated="16375"/>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29" table:formula="of:=[.A2282]+1" table:style-name="ce17">
            <text:p>929</text:p>
          </table:table-cell>
          <table:table-cell table:style-name="ce12"/>
          <table:table-cell office:value-type="string" table:style-name="ce4">
            <text:p>****************</text:p>
          </table:table-cell>
          <table:table-cell table:style-name="ce4"/>
          <table:table-cell office:value-type="string" office:string-value="Week 929" table:formula="of:=CONCATENATE(&quot;Week &quot;; [.A2284])" table:number-columns-spanned="2" table:number-rows-spanned="3" table:style-name="ce48">
            <text:p>Week 929</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4]" table:style-name="ce17">
            <text:p>929</text:p>
          </table:table-cell>
          <table:table-cell table:style-name="ce12"/>
          <table:table-cell office:value-type="string" table:style-name="ce4">
            <text:p>****************</text:p>
          </table:table-cell>
          <table:table-cell office:value-type="string" office:string-value="---" table:formula="of:=IF(AND([.F2285] &lt;&gt; &quot;&quot;;[.G2285] &lt;&gt; &quot;&quot;);([.G2285]-[.F2285])*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5]" table:style-name="ce17">
            <text:p>929</text:p>
          </table:table-cell>
          <table:table-cell table:style-name="ce19"/>
          <table:table-cell office:value-type="string" table:style-name="ce4">
            <text:p>****************</text:p>
          </table:table-cell>
          <table:table-cell office:value-type="string" office:string-value="---" table:formula="of:=IF(AND([.F2286] &lt;&gt; &quot;&quot;;[.G2286] &lt;&gt; &quot;&quot;);([.G2286]-[.F2286])*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6]" table:style-name="ce17">
            <text:p>929</text:p>
          </table:table-cell>
          <table:table-cell table:style-name="ce19"/>
          <table:table-cell office:value-type="string" table:style-name="ce4">
            <text:p>****************</text:p>
          </table:table-cell>
          <table:table-cell office:value-type="string" office:string-value="---" table:formula="of:=IF(AND([.F2287] &lt;&gt; &quot;&quot;;[.G2287] &lt;&gt; &quot;&quot;);([.G2287]-[.F22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7]" table:style-name="ce17">
            <text:p>929</text:p>
          </table:table-cell>
          <table:table-cell table:style-name="ce19"/>
          <table:table-cell office:value-type="string" table:style-name="ce4">
            <text:p>****************</text:p>
          </table:table-cell>
          <table:table-cell office:value-type="string" office:string-value="---" table:formula="of:=IF(AND([.F2288] &lt;&gt; &quot;&quot;;[.G2288] &lt;&gt; &quot;&quot;);([.G2288]-[.F228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8]" table:style-name="ce17">
            <text:p>929</text:p>
          </table:table-cell>
          <table:table-cell table:style-name="ce19"/>
          <table:table-cell office:value-type="string" table:style-name="ce4">
            <text:p>****************</text:p>
          </table:table-cell>
          <table:table-cell office:value-type="string" office:string-value="---" table:formula="of:=IF(AND([.F2289] &lt;&gt; &quot;&quot;;[.G2289] &lt;&gt; &quot;&quot;);([.G2289]-[.F228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89]" table:style-name="ce17">
            <text:p>929</text:p>
          </table:table-cell>
          <table:table-cell table:style-name="ce12"/>
          <table:table-cell office:value-type="string" table:style-name="ce4">
            <text:p>****************</text:p>
          </table:table-cell>
          <table:table-cell office:value-type="string" office:string-value="---" table:formula="of:=IF(AND([.F2290] &lt;&gt; &quot;&quot;;[.G2290] &lt;&gt; &quot;&quot;);([.G2290]-[.F22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0]" table:style-name="ce17">
            <text:p>929</text:p>
          </table:table-cell>
          <table:table-cell table:style-name="ce12"/>
          <table:table-cell office:value-type="string" table:style-name="ce4">
            <text:p>BILLED</text:p>
          </table:table-cell>
          <table:table-cell office:value-type="string" office:string-value="---" table:formula="of:=IF(AND([.F2291] &lt;&gt; &quot;&quot;;[.G2291] &lt;&gt; &quot;&quot;);([.G2291]-[.F229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291]" table:style-name="ce17">
            <text:p>929</text:p>
          </table:table-cell>
          <table:table-cell office:value-type="float" office:value="10.75" table:formula="of:=COM.MICROSOFT.CEILING([.C2292];0.25)" table:style-name="ce19">
            <text:p>10.750</text:p>
          </table:table-cell>
          <table:table-cell office:value-type="float" office:value="10.525277777749579" table:formula="of:=SUM([.D2292:.D2314])" table:style-name="ce4">
            <text:p>10.525</text:p>
          </table:table-cell>
          <table:table-cell office:value-type="string" office:string-value="---" table:formula="of:=IF(AND([.F2292] &lt;&gt; &quot;&quot;;[.G2292] &lt;&gt; &quot;&quot;);([.G2292]-[.F2292])*24;&quot;---&quot;)" table:style-name="ce4">
            <text:p>---</text:p>
          </table:table-cell>
          <table:table-cell office:value-type="date" office:date-value="2025-08-18T00:00:00" table:style-name="ce20">
            <text:p>18-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29" table:formula="of:=[.A2292]" table:style-name="ce17">
            <text:p>929</text:p>
          </table:table-cell>
          <table:table-cell table:style-name="ce19"/>
          <table:table-cell office:value-type="string" table:style-name="ce4">
            <text:p>BILLED</text:p>
          </table:table-cell>
          <table:table-cell office:value-type="float" office:value="0.86583333334419876" table:formula="of:=IF(AND([.F2293] &lt;&gt; &quot;&quot;;[.G2293] &lt;&gt; &quot;&quot;);([.G2293]-[.F2293])*24;&quot;---&quot;)" table:style-name="ce4">
            <text:p>0.866</text:p>
          </table:table-cell>
          <table:table-cell office:value-type="string" table:style-name="ce25">
            <text:p>Git-Training</text:p>
          </table:table-cell>
          <table:table-cell office:value-type="date" office:date-value="2025-08-16T17:38:03" table:style-name="ce14">
            <text:p>8/16/25 05:38 PM</text:p>
          </table:table-cell>
          <table:table-cell office:value-type="date" office:date-value="2025-08-16T18:30:00" table:style-name="ce14">
            <text:p>8/16/25 06:30 PM</text:p>
          </table:table-cell>
          <table:table-cell office:value-type="string" table:style-name="ce16">
            <text:p>Worked on prioritizing items to cover in the Git training.</text:p>
          </table:table-cell>
          <table:table-cell office:value-type="string" table:style-name="ce18">
            <text:p>I've had too much to cover in session one, then realized git status, git log, and git branch -avv are super key items in all of our future discussions, so I will focus on these primarily.</text:p>
          </table:table-cell>
          <table:table-cell table:number-columns-repeated="16375" table:style-name="ce1"/>
        </table:table-row>
        <table:table-row table:style-name="ro14" table:visibility="collapse">
          <table:table-cell office:value-type="float" office:value="929" table:formula="of:=[.A2293]" table:style-name="ce17">
            <text:p>929</text:p>
          </table:table-cell>
          <table:table-cell table:style-name="ce19"/>
          <table:table-cell office:value-type="string" table:style-name="ce4">
            <text:p>BILLED</text:p>
          </table:table-cell>
          <table:table-cell office:value-type="float" office:value="0.49999999988358468" table:formula="of:=IF(AND([.F2294] &lt;&gt; &quot;&quot;;[.G2294] &lt;&gt; &quot;&quot;);([.G2294]-[.F2294])*24;&quot;---&quot;)" table:style-name="ce4">
            <text:p>0.500</text:p>
          </table:table-cell>
          <table:table-cell office:value-type="string" table:style-name="ce25">
            <text:p>mtg-I&amp;A</text:p>
          </table:table-cell>
          <table:table-cell office:value-type="date" office:date-value="2025-08-18T08:00:00" table:style-name="ce14">
            <text:p>8/18/25 08:00 AM</text:p>
          </table:table-cell>
          <table:table-cell office:value-type="date" office:date-value="2025-08-18T08:30:00" table:style-name="ce14">
            <text:p>8/18/25 08:30 AM</text:p>
          </table:table-cell>
          <table:table-cell office:value-type="string" table:style-name="ce16">
            <text:p>Cybersecurity meeting. Daily team meetings. MyAccess sync meeting.</text:p>
          </table:table-cell>
          <table:table-cell office:value-type="string" table:style-name="ce18">
            <text:p>This is a test to se</text:p>
          </table:table-cell>
          <table:table-cell table:number-columns-repeated="16375" table:style-name="ce1"/>
        </table:table-row>
        <table:table-row table:style-name="ro14" table:visibility="collapse">
          <table:table-cell office:value-type="float" office:value="929" table:formula="of:=[.A2294]" table:style-name="ce17">
            <text:p>929</text:p>
          </table:table-cell>
          <table:table-cell table:style-name="ce19"/>
          <table:table-cell office:value-type="string" table:style-name="ce4">
            <text:p>BILLED</text:p>
          </table:table-cell>
          <table:table-cell office:value-type="float" office:value="0.25000000011641532" table:formula="of:=IF(AND([.F2295] &lt;&gt; &quot;&quot;;[.G2295] &lt;&gt; &quot;&quot;);([.G2295]-[.F2295])*24;&quot;---&quot;)" table:style-name="ce4">
            <text:p>0.250</text:p>
          </table:table-cell>
          <table:table-cell office:value-type="string" table:style-name="ce25">
            <text:p>mtg-Daily meetings</text:p>
          </table:table-cell>
          <table:table-cell office:value-type="date" office:date-value="2025-08-18T08:30:00" table:style-name="ce14">
            <text:p>8/18/25 08:30 AM</text:p>
          </table:table-cell>
          <table:table-cell office:value-type="date" office:date-value="2025-08-18T08:45:00" table:style-name="ce14">
            <text:p>8/18/25 08:45 AM</text:p>
          </table:table-cell>
          <table:table-cell office:value-type="string" table:style-name="ce16">
            <text:p>#trivir standup</text:p>
          </table:table-cell>
          <table:table-cell table:style-name="ce18"/>
          <table:table-cell table:number-columns-repeated="16375" table:style-name="ce1"/>
        </table:table-row>
        <table:table-row table:style-name="ro14" table:visibility="collapse">
          <table:table-cell office:value-type="float" office:value="929" table:formula="of:=[.A2295]" table:style-name="ce17">
            <text:p>929</text:p>
          </table:table-cell>
          <table:table-cell table:style-name="ce19"/>
          <table:table-cell office:value-type="string" table:style-name="ce4">
            <text:p>BILLED</text:p>
          </table:table-cell>
          <table:table-cell office:value-type="float" office:value="1.2499999998835847" table:formula="of:=IF(AND([.F2296] &lt;&gt; &quot;&quot;;[.G2296] &lt;&gt; &quot;&quot;);([.G2296]-[.F2296])*24;&quot;---&quot;)" table:style-name="ce4">
            <text:p>1.250</text:p>
          </table:table-cell>
          <table:table-cell office:value-type="string" table:style-name="ce25">
            <text:p>mtg-I&amp;A</text:p>
          </table:table-cell>
          <table:table-cell office:value-type="date" office:date-value="2025-08-18T08:45:00" table:style-name="ce14">
            <text:p>8/18/25 08:45 AM</text:p>
          </table:table-cell>
          <table:table-cell office:value-type="date" office:date-value="2025-08-18T10:00:00" table:style-name="ce14">
            <text:p>8/18/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6]" table:style-name="ce17">
            <text:p>929</text:p>
          </table:table-cell>
          <table:table-cell table:style-name="ce19"/>
          <table:table-cell office:value-type="string" table:style-name="ce4">
            <text:p>BILLED</text:p>
          </table:table-cell>
          <table:table-cell office:value-type="float" office:value="0.63555555569473654" table:formula="of:=IF(AND([.F2297] &lt;&gt; &quot;&quot;;[.G2297] &lt;&gt; &quot;&quot;);([.G2297]-[.F2297])*24;&quot;---&quot;)" table:style-name="ce4">
            <text:p>0.636</text:p>
          </table:table-cell>
          <table:table-cell office:value-type="string" table:style-name="ce25">
            <text:p>mtg-company</text:p>
          </table:table-cell>
          <table:table-cell office:value-type="date" office:date-value="2025-08-18T10:00:00" table:style-name="ce14">
            <text:p>8/18/25 10:00 AM</text:p>
          </table:table-cell>
          <table:table-cell office:value-type="date" office:date-value="2025-08-18T10:38:08" table:style-name="ce14">
            <text:p>8/18/25 10:38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29" table:formula="of:=[.A2297]" table:style-name="ce17">
            <text:p>929</text:p>
          </table:table-cell>
          <table:table-cell table:style-name="ce19"/>
          <table:table-cell office:value-type="string" table:style-name="ce4">
            <text:p>BILLED</text:p>
          </table:table-cell>
          <table:table-cell office:value-type="float" office:value="0.58111111109610647" table:formula="of:=IF(AND([.F2298] &lt;&gt; &quot;&quot;;[.G2298] &lt;&gt; &quot;&quot;);([.G2298]-[.F2298])*24;&quot;---&quot;)" table:style-name="ce4">
            <text:p>0.581</text:p>
          </table:table-cell>
          <table:table-cell office:value-type="string" table:style-name="ce25">
            <text:p>IDToApptio</text:p>
          </table:table-cell>
          <table:table-cell office:value-type="date" office:date-value="2025-08-18T10:38:08" table:style-name="ce14">
            <text:p>8/18/25 10:38 AM</text:p>
          </table:table-cell>
          <table:table-cell office:value-type="date" office:date-value="2025-08-18T11:13:00" table:style-name="ce14">
            <text:p>8/18/25 11:13 AM</text:p>
          </table:table-cell>
          <table:table-cell office:value-type="string" table:style-name="ce21">
            <text:p>Worked on adding the 4 new roles attributes to the tests for the IDtoApptio driver.</text:p>
          </table:table-cell>
          <table:table-cell table:style-name="ce18"/>
          <table:table-cell table:number-columns-repeated="16375" table:style-name="ce1"/>
        </table:table-row>
        <table:table-row table:style-name="ro14" table:visibility="collapse">
          <table:table-cell office:value-type="float" office:value="929" table:formula="of:=[.A2298]" table:style-name="ce17">
            <text:p>929</text:p>
          </table:table-cell>
          <table:table-cell table:style-name="ce19"/>
          <table:table-cell office:value-type="string" table:style-name="ce4">
            <text:p>BILLED</text:p>
          </table:table-cell>
          <table:table-cell office:value-type="float" office:value="0.77305555553175509" table:formula="of:=IF(AND([.F2299] &lt;&gt; &quot;&quot;;[.G2299] &lt;&gt; &quot;&quot;);([.G2299]-[.F2299])*24;&quot;---&quot;)" table:style-name="ce4">
            <text:p>0.773</text:p>
          </table:table-cell>
          <table:table-cell office:value-type="string" table:style-name="ce25">
            <text:p>Support -IDtoDocuware</text:p>
          </table:table-cell>
          <table:table-cell office:value-type="date" office:date-value="2025-08-18T11:13:00" table:style-name="ce14">
            <text:p>8/18/25 11:13 AM</text:p>
          </table:table-cell>
          <table:table-cell office:value-type="date" office:date-value="2025-08-18T11:59:23" table:style-name="ce14">
            <text:p>8/18/25 11:59 AM</text:p>
          </table:table-cell>
          <table:table-cell office:value-type="string" table:style-name="ce22">
            <text:p>Worked on fixing rights for the ppsadmin service account for the IDToDocuware driver with the database team. 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299]" table:style-name="ce17">
            <text:p>929</text:p>
          </table:table-cell>
          <table:table-cell table:style-name="ce19"/>
          <table:table-cell office:value-type="string" table:style-name="ce4">
            <text:p>BILLED</text:p>
          </table:table-cell>
          <table:table-cell office:value-type="float" office:value="0.87138888880144805" table:formula="of:=IF(AND([.F2300] &lt;&gt; &quot;&quot;;[.G2300] &lt;&gt; &quot;&quot;);([.G2300]-[.F2300])*24;&quot;---&quot;)" table:style-name="ce4">
            <text:p>0.871</text:p>
          </table:table-cell>
          <table:table-cell office:value-type="string" table:style-name="ce25">
            <text:p>mtg-MyAccess</text:p>
          </table:table-cell>
          <table:table-cell office:value-type="date" office:date-value="2025-08-18T11:59:23" table:style-name="ce14">
            <text:p>8/18/25 11:59 AM</text:p>
          </table:table-cell>
          <table:table-cell office:value-type="date" office:date-value="2025-08-18T12:51:40" table:style-name="ce14">
            <text:p>8/18/25 12:51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0]" table:style-name="ce17">
            <text:p>929</text:p>
          </table:table-cell>
          <table:table-cell table:style-name="ce4"/>
          <table:table-cell office:value-type="string" table:style-name="ce4">
            <text:p>BILLED</text:p>
          </table:table-cell>
          <table:table-cell office:value-type="float" office:value="0.1744444445357658" table:formula="of:=IF(AND([.F2301] &lt;&gt; &quot;&quot;;[.G2301] &lt;&gt; &quot;&quot;);([.G2301]-[.F2301])*24;&quot;---&quot;)" table:style-name="ce4">
            <text:p>0.174</text:p>
          </table:table-cell>
          <table:table-cell office:value-type="string" table:style-name="ce25">
            <text:p>Support</text:p>
          </table:table-cell>
          <table:table-cell office:value-type="date" office:date-value="2025-08-18T13:34:10" table:style-name="ce14">
            <text:p>8/18/25 01:34 PM</text:p>
          </table:table-cell>
          <table:table-cell office:value-type="date" office:date-value="2025-08-18T13:44:38" table:style-name="ce14">
            <text:p>8/18/25 01:44 PM</text:p>
          </table:table-cell>
          <table:table-cell office:value-type="string" table:style-name="ce21">
            <text:p>#Worked on installing updates as required from SoftwareCenter.</text:p>
          </table:table-cell>
          <table:table-cell table:style-name="ce18"/>
          <table:table-cell table:number-columns-repeated="16375" table:style-name="ce1"/>
        </table:table-row>
        <table:table-row table:style-name="ro14" table:visibility="collapse">
          <table:table-cell office:value-type="float" office:value="929" table:formula="of:=[.A2301]" table:style-name="ce17">
            <text:p>929</text:p>
          </table:table-cell>
          <table:table-cell table:style-name="ce31"/>
          <table:table-cell office:value-type="string" table:style-name="ce4">
            <text:p>BILLED</text:p>
          </table:table-cell>
          <table:table-cell office:value-type="float" office:value="1.3424999998533167" table:formula="of:=IF(AND([.F2302] &lt;&gt; &quot;&quot;;[.G2302] &lt;&gt; &quot;&quot;);([.G2302]-[.F2302])*24;&quot;---&quot;)" table:style-name="ce4">
            <text:p>1.342</text:p>
          </table:table-cell>
          <table:table-cell office:value-type="string" table:style-name="ce25">
            <text:p>IDToApptio</text:p>
          </table:table-cell>
          <table:table-cell office:value-type="date" office:date-value="2025-08-18T13:44:38" table:style-name="ce14">
            <text:p>8/18/25 01:44 PM</text:p>
          </table:table-cell>
          <table:table-cell office:value-type="date" office:date-value="2025-08-18T15:05:11" table:style-name="ce14">
            <text:p>8/18/25 03:05 PM</text:p>
          </table:table-cell>
          <table:table-cell office:value-type="string" table:style-name="ce21">
            <text:p># adding 5 new attrs</text:p>
          </table:table-cell>
          <table:table-cell table:style-name="ce18"/>
          <table:table-cell table:number-columns-repeated="16375" table:style-name="ce1"/>
        </table:table-row>
        <table:table-row table:style-name="ro14" table:visibility="collapse">
          <table:table-cell office:value-type="float" office:value="929" table:formula="of:=[.A2302]" table:style-name="ce17">
            <text:p>929</text:p>
          </table:table-cell>
          <table:table-cell table:style-name="ce19"/>
          <table:table-cell office:value-type="string" table:style-name="ce4">
            <text:p>BILLED</text:p>
          </table:table-cell>
          <table:table-cell office:value-type="float" office:value="4.7500000102445483E-2" table:formula="of:=IF(AND([.F2303] &lt;&gt; &quot;&quot;;[.G2303] &lt;&gt; &quot;&quot;);([.G2303]-[.F2303])*24;&quot;---&quot;)" table:style-name="ce4">
            <text:p>0.048</text:p>
          </table:table-cell>
          <table:table-cell office:value-type="string" table:style-name="ce25">
            <text:p>Autocrib</text:p>
          </table:table-cell>
          <table:table-cell office:value-type="date" office:date-value="2025-08-18T15:05:11" table:style-name="ce14">
            <text:p>8/18/25 03:05 PM</text:p>
          </table:table-cell>
          <table:table-cell office:value-type="date" office:date-value="2025-08-18T15:08:02" table:style-name="ce14">
            <text:p>8/18/25 03:08 PM</text:p>
          </table:table-cell>
          <table:table-cell office:value-type="string" table:style-name="ce21">
            <text:p>Worked with Ruben to resolve password issues in non-prod for IDtoAutocrib.</text:p>
          </table:table-cell>
          <table:table-cell table:style-name="ce18"/>
          <table:table-cell table:number-columns-repeated="16375" table:style-name="ce1"/>
        </table:table-row>
        <table:table-row table:style-name="ro14" table:visibility="collapse">
          <table:table-cell office:value-type="float" office:value="929" table:formula="of:=[.A2303]" table:style-name="ce17">
            <text:p>929</text:p>
          </table:table-cell>
          <table:table-cell table:style-name="ce19"/>
          <table:table-cell office:value-type="string" table:style-name="ce4">
            <text:p>BILLED</text:p>
          </table:table-cell>
          <table:table-cell office:value-type="float" office:value="0.34555555548286065" table:formula="of:=IF(AND([.F2304] &lt;&gt; &quot;&quot;;[.G2304] &lt;&gt; &quot;&quot;);([.G2304]-[.F2304])*24;&quot;---&quot;)" table:style-name="ce4">
            <text:p>0.346</text:p>
          </table:table-cell>
          <table:table-cell office:value-type="string" table:style-name="ce20">
            <text:p>avbioook</text:p>
          </table:table-cell>
          <table:table-cell office:value-type="date" office:date-value="2025-08-18T15:08:02" table:style-name="ce14">
            <text:p>8/18/25 03:08 PM</text:p>
          </table:table-cell>
          <table:table-cell office:value-type="date" office:date-value="2025-08-18T15:28:46" table:style-name="ce14">
            <text:p>8/18/25 03:28 PM</text:p>
          </table:table-cell>
          <table:table-cell office:value-type="string" table:style-name="ce21">
            <text:p>Worked on resolving issues with matching with Nirosha on the IDtoAviobook driver.</text:p>
          </table:table-cell>
          <table:table-cell table:style-name="ce18"/>
          <table:table-cell table:number-columns-repeated="16375" table:style-name="ce1"/>
        </table:table-row>
        <table:table-row table:style-name="ro14" table:visibility="collapse">
          <table:table-cell office:value-type="float" office:value="929" table:formula="of:=[.A2304]" table:style-name="ce17">
            <text:p>929</text:p>
          </table:table-cell>
          <table:table-cell table:style-name="ce19"/>
          <table:table-cell office:value-type="string" table:style-name="ce4">
            <text:p>BILLED</text:p>
          </table:table-cell>
          <table:table-cell office:value-type="float" office:value="0.33722222229698673" table:formula="of:=IF(AND([.F2305] &lt;&gt; &quot;&quot;;[.G2305] &lt;&gt; &quot;&quot;);([.G2305]-[.F2305])*24;&quot;---&quot;)" table:style-name="ce4">
            <text:p>0.337</text:p>
          </table:table-cell>
          <table:table-cell office:value-type="string" table:style-name="ce25">
            <text:p>Autocrib</text:p>
          </table:table-cell>
          <table:table-cell office:value-type="date" office:date-value="2025-08-18T15:28:46" table:style-name="ce14">
            <text:p>8/18/25 03:28 PM</text:p>
          </table:table-cell>
          <table:table-cell office:value-type="date" office:date-value="2025-08-18T15:49:00" table:style-name="ce14">
            <text:p>8/18/25 03:49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5]" table:style-name="ce17">
            <text:p>929</text:p>
          </table:table-cell>
          <table:table-cell table:style-name="ce19"/>
          <table:table-cell office:value-type="string" table:style-name="ce4">
            <text:p>BILLED</text:p>
          </table:table-cell>
          <table:table-cell office:value-type="float" office:value="0.84999999997671694" table:formula="of:=IF(AND([.F2306] &lt;&gt; &quot;&quot;;[.G2306] &lt;&gt; &quot;&quot;);([.G2306]-[.F2306])*24;&quot;---&quot;)" table:style-name="ce4">
            <text:p>0.850</text:p>
          </table:table-cell>
          <table:table-cell office:value-type="string" table:style-name="ce25">
            <text:p>IDToApptio</text:p>
          </table:table-cell>
          <table:table-cell office:value-type="date" office:date-value="2025-08-18T15:49:00" table:style-name="ce14">
            <text:p>8/18/25 03:49 PM</text:p>
          </table:table-cell>
          <table:table-cell office:value-type="date" office:date-value="2025-08-18T16:40:00" table:style-name="ce14">
            <text:p>8/18/25 04:4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06]" table:style-name="ce17">
            <text:p>929</text:p>
          </table:table-cell>
          <table:table-cell table:style-name="ce19"/>
          <table:table-cell office:value-type="string" table:style-name="ce4">
            <text:p>BILLED</text:p>
          </table:table-cell>
          <table:table-cell office:value-type="float" office:value="0.57638888881774619" table:formula="of:=IF(AND([.F2307] &lt;&gt; &quot;&quot;;[.G2307] &lt;&gt; &quot;&quot;);([.G2307]-[.F2307])*24;&quot;---&quot;)" table:style-name="ce4">
            <text:p>0.576</text:p>
          </table:table-cell>
          <table:table-cell office:value-type="string" table:style-name="ce20">
            <text:p>IDToAviobook</text:p>
          </table:table-cell>
          <table:table-cell office:value-type="date" office:date-value="2025-08-18T16:40:00" table:style-name="ce14">
            <text:p>8/18/25 04:40 PM</text:p>
          </table:table-cell>
          <table:table-cell office:value-type="date" office:date-value="2025-08-18T17:14:35" table:style-name="ce14">
            <text:p>8/18/25 05:14 PM</text:p>
          </table:table-cell>
          <table:table-cell office:value-type="string" table:style-name="ce21">
            <text:p>#nirosha chat about matching</text:p>
          </table:table-cell>
          <table:table-cell table:style-name="ce18"/>
          <table:table-cell table:number-columns-repeated="16375" table:style-name="ce1"/>
        </table:table-row>
        <table:table-row table:style-name="ro14" table:visibility="collapse">
          <table:table-cell office:value-type="float" office:value="929" table:formula="of:=[.A2307]" table:style-name="ce17">
            <text:p>929</text:p>
          </table:table-cell>
          <table:table-cell table:style-name="ce19"/>
          <table:table-cell office:value-type="string" table:style-name="ce4">
            <text:p>BILLED</text:p>
          </table:table-cell>
          <table:table-cell office:value-type="float" office:value="1.0680555556900799" table:formula="of:=IF(AND([.F2308] &lt;&gt; &quot;&quot;;[.G2308] &lt;&gt; &quot;&quot;);([.G2308]-[.F2308])*24;&quot;---&quot;)" table:style-name="ce4">
            <text:p>1.068</text:p>
          </table:table-cell>
          <table:table-cell office:value-type="string" table:style-name="ce25">
            <text:p>IDToApptio</text:p>
          </table:table-cell>
          <table:table-cell office:value-type="date" office:date-value="2025-08-18T17:14:35" table:style-name="ce14">
            <text:p>8/18/25 05:14 PM</text:p>
          </table:table-cell>
          <table:table-cell office:value-type="date" office:date-value="2025-08-18T18:18:40" table:style-name="ce14">
            <text:p>8/18/25 06:18 PM</text:p>
          </table:table-cell>
          <table:table-cell office:value-type="string" table:style-name="ce21">
            <text:p>#first test passing, moving on to next - finsined up to</text:p>
          </table:table-cell>
          <table:table-cell table:style-name="ce18"/>
          <table:table-cell table:number-columns-repeated="16375" table:style-name="ce1"/>
        </table:table-row>
        <table:table-row table:style-name="ro14" table:visibility="collapse">
          <table:table-cell office:value-type="float" office:value="929" table:formula="of:=[.A2308]" table:style-name="ce17">
            <text:p>929</text:p>
          </table:table-cell>
          <table:table-cell table:style-name="ce19"/>
          <table:table-cell office:value-type="string" table:style-name="ce4">
            <text:p>BILLED</text:p>
          </table:table-cell>
          <table:table-cell office:value-type="float" office:value="5.6666666641831398E-2" table:formula="of:=IF(AND([.F2309] &lt;&gt; &quot;&quot;;[.G2309] &lt;&gt; &quot;&quot;);([.G2309]-[.F2309])*24;&quot;---&quot;)" table:style-name="ce4">
            <text:p>0.057</text:p>
          </table:table-cell>
          <table:table-cell office:value-type="string" table:style-name="ce25">
            <text:p>IDToApptio</text:p>
          </table:table-cell>
          <table:table-cell office:value-type="date" office:date-value="2025-08-18T18:18:40" table:style-name="ce14">
            <text:p>8/18/25 06:18 PM</text:p>
          </table:table-cell>
          <table:table-cell office:value-type="date" office:date-value="2025-08-18T18:22:04" table:style-name="ce14">
            <text:p>8/18/25 06:22 PM</text:p>
          </table:table-cell>
          <table:table-cell office:value-type="string" table:style-name="ce13">
            <text:p># about to have someone work on car, moving on to update user</text:p>
          </table:table-cell>
          <table:table-cell table:style-name="ce18"/>
          <table:table-cell table:number-columns-repeated="16375" table:style-name="ce1"/>
        </table:table-row>
        <table:table-row table:style-name="ro14" table:visibility="collapse">
          <table:table-cell office:value-type="float" office:value="929" table:formula="of:=[.A2309]" table:style-name="ce17">
            <text:p>929</text:p>
          </table:table-cell>
          <table:table-cell table:style-name="ce19"/>
          <table:table-cell table:style-name="ce4"/>
          <table:table-cell office:value-type="string" office:string-value="---" table:formula="of:=IF(AND([.F2310] &lt;&gt; &quot;&quot;;[.G2310] &lt;&gt; &quot;&quot;);([.G2310]-[.F23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0]" table:style-name="ce17">
            <text:p>929</text:p>
          </table:table-cell>
          <table:table-cell table:style-name="ce19"/>
          <table:table-cell table:style-name="ce4"/>
          <table:table-cell office:value-type="string" office:string-value="---" table:formula="of:=IF(AND([.F2311] &lt;&gt; &quot;&quot;;[.G2311] &lt;&gt; &quot;&quot;);([.G2311]-[.F231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1]" table:style-name="ce17">
            <text:p>929</text:p>
          </table:table-cell>
          <table:table-cell table:style-name="ce19"/>
          <table:table-cell table:style-name="ce4"/>
          <table:table-cell office:value-type="string" office:string-value="---" table:formula="of:=IF(AND([.F2312] &lt;&gt; &quot;&quot;;[.G2312] &lt;&gt; &quot;&quot;);([.G2312]-[.F23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2]" table:style-name="ce17">
            <text:p>929</text:p>
          </table:table-cell>
          <table:table-cell table:style-name="ce19"/>
          <table:table-cell table:style-name="ce4"/>
          <table:table-cell office:value-type="string" office:string-value="---" table:formula="of:=IF(AND([.F2313] &lt;&gt; &quot;&quot;;[.G2313] &lt;&gt; &quot;&quot;);([.G2313]-[.F23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3]" table:style-name="ce17">
            <text:p>929</text:p>
          </table:table-cell>
          <table:table-cell table:style-name="ce19"/>
          <table:table-cell table:style-name="ce4"/>
          <table:table-cell office:value-type="string" office:string-value="---" table:formula="of:=IF(AND([.F2314] &lt;&gt; &quot;&quot;;[.G2314] &lt;&gt; &quot;&quot;);([.G2314]-[.F231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14]" table:style-name="ce17">
            <text:p>929</text:p>
          </table:table-cell>
          <table:table-cell office:value-type="float" office:value="7.75" table:formula="of:=COM.MICROSOFT.CEILING([.C2315];0.25)" table:style-name="ce19">
            <text:p>7.750</text:p>
          </table:table-cell>
          <table:table-cell office:value-type="float" office:value="7.525555555766914" table:formula="of:=SUM([.D2315:.D2337])" table:style-name="ce4">
            <text:p>7.526</text:p>
          </table:table-cell>
          <table:table-cell office:value-type="string" office:string-value="---" table:formula="of:=IF(AND([.F2315] &lt;&gt; &quot;&quot;;[.G2315] &lt;&gt; &quot;&quot;);([.G2315]-[.F2315])*24;&quot;---&quot;)" table:style-name="ce4">
            <text:p>---</text:p>
          </table:table-cell>
          <table:table-cell office:value-type="date" office:date-value="2025-08-19T00:00:00" table:style-name="ce20">
            <text:p>19-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15]" table:style-name="ce17">
            <text:p>929</text:p>
          </table:table-cell>
          <table:table-cell table:style-name="ce19"/>
          <table:table-cell office:value-type="string" table:style-name="ce4">
            <text:p>BILLED</text:p>
          </table:table-cell>
          <table:table-cell office:value-type="float" office:value="0.58138888876419514" table:formula="of:=IF(AND([.F2316] &lt;&gt; &quot;&quot;;[.G2316] &lt;&gt; &quot;&quot;);([.G2316]-[.F2316])*24;&quot;---&quot;)" table:style-name="ce4">
            <text:p>0.581</text:p>
          </table:table-cell>
          <table:table-cell office:value-type="string" table:style-name="ce25">
            <text:p>IDToApptio</text:p>
          </table:table-cell>
          <table:table-cell office:value-type="date" office:date-value="2025-08-19T07:55:07" table:style-name="ce14">
            <text:p>8/19/25 07:55 AM</text:p>
          </table:table-cell>
          <table:table-cell office:value-type="date" office:date-value="2025-08-19T08:30:00" table:style-name="ce14">
            <text:p>8/19/25 08:30 AM</text:p>
          </table:table-cell>
          <table:table-cell office:value-type="string" table:style-name="ce21">
            <text:p>Worked on updating termination cases to use the 4 attribute model for IDtoApptio.</text:p>
          </table:table-cell>
          <table:table-cell table:style-name="ce15"/>
          <table:table-cell table:number-columns-repeated="16375" table:style-name="ce1"/>
        </table:table-row>
        <table:table-row table:style-name="ro14" table:visibility="collapse">
          <table:table-cell office:value-type="float" office:value="929" table:formula="of:=[.A2316]" table:style-name="ce17">
            <text:p>929</text:p>
          </table:table-cell>
          <table:table-cell table:style-name="ce4"/>
          <table:table-cell office:value-type="string" table:style-name="ce4">
            <text:p>BILLED</text:p>
          </table:table-cell>
          <table:table-cell office:value-type="float" office:value="0.25500000006286427" table:formula="of:=IF(AND([.F2317] &lt;&gt; &quot;&quot;;[.G2317] &lt;&gt; &quot;&quot;);([.G2317]-[.F2317])*24;&quot;---&quot;)" table:style-name="ce4">
            <text:p>0.255</text:p>
          </table:table-cell>
          <table:table-cell office:value-type="string" table:style-name="ce20">
            <text:p>mtg-Daily meetings</text:p>
          </table:table-cell>
          <table:table-cell office:value-type="date" office:date-value="2025-08-19T08:30:00" table:style-name="ce14">
            <text:p>8/19/25 08:30 AM</text:p>
          </table:table-cell>
          <table:table-cell office:value-type="date" office:date-value="2025-08-19T08:45:18" table:style-name="ce14">
            <text:p>8/19/25 08:45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17]" table:style-name="ce17">
            <text:p>929</text:p>
          </table:table-cell>
          <table:table-cell table:style-name="ce19"/>
          <table:table-cell office:value-type="string" table:style-name="ce4">
            <text:p>BILLED</text:p>
          </table:table-cell>
          <table:table-cell office:value-type="float" office:value="7.8333333309274167E-2" table:formula="of:=IF(AND([.F2318] &lt;&gt; &quot;&quot;;[.G2318] &lt;&gt; &quot;&quot;);([.G2318]-[.F2318])*24;&quot;---&quot;)" table:style-name="ce4">
            <text:p>0.078</text:p>
          </table:table-cell>
          <table:table-cell office:value-type="string" table:style-name="ce25">
            <text:p>IDToApptio</text:p>
          </table:table-cell>
          <table:table-cell office:value-type="date" office:date-value="2025-08-19T08:45:18" table:style-name="ce14">
            <text:p>8/19/25 08:45 AM</text:p>
          </table:table-cell>
          <table:table-cell office:value-type="date" office:date-value="2025-08-19T08:50:00" table:style-name="ce14">
            <text:p>8/19/25 08:50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29" table:formula="of:=[.A2318]" table:style-name="ce17">
            <text:p>929</text:p>
          </table:table-cell>
          <table:table-cell table:style-name="ce19"/>
          <table:table-cell office:value-type="string" table:style-name="ce4">
            <text:p>BILLED</text:p>
          </table:table-cell>
          <table:table-cell office:value-type="float" office:value="0.79916666663484648" table:formula="of:=IF(AND([.F2319] &lt;&gt; &quot;&quot;;[.G2319] &lt;&gt; &quot;&quot;);([.G2319]-[.F2319])*24;&quot;---&quot;)" table:style-name="ce4">
            <text:p>0.799</text:p>
          </table:table-cell>
          <table:table-cell office:value-type="string" table:style-name="ce20">
            <text:p>Git training prep</text:p>
          </table:table-cell>
          <table:table-cell office:value-type="date" office:date-value="2025-08-19T08:50:00" table:style-name="ce14">
            <text:p>8/19/25 08:50 AM</text:p>
          </table:table-cell>
          <table:table-cell office:value-type="date" office:date-value="2025-08-19T09:37:57" table:style-name="ce14">
            <text:p>8/19/25 09:37 AM</text:p>
          </table:table-cell>
          <table:table-cell office:value-type="string" table:style-name="ce13">
            <text:p>Worked on intro items and increased focus on foundational git commands for the git training.</text:p>
          </table:table-cell>
          <table:table-cell table:style-name="ce18"/>
          <table:table-cell table:number-columns-repeated="16375" table:style-name="ce1"/>
        </table:table-row>
        <table:table-row table:style-name="ro14" table:visibility="collapse">
          <table:table-cell office:value-type="float" office:value="929" table:formula="of:=[.A2319]" table:style-name="ce17">
            <text:p>929</text:p>
          </table:table-cell>
          <table:table-cell table:style-name="ce19"/>
          <table:table-cell office:value-type="string" table:style-name="ce4">
            <text:p>BILLED</text:p>
          </table:table-cell>
          <table:table-cell office:value-type="float" office:value="0.71777777775423601" table:formula="of:=IF(AND([.F2320] &lt;&gt; &quot;&quot;;[.G2320] &lt;&gt; &quot;&quot;);([.G2320]-[.F2320])*24;&quot;---&quot;)" table:style-name="ce4">
            <text:p>0.718</text:p>
          </table:table-cell>
          <table:table-cell office:value-type="string" table:style-name="ce25">
            <text:p>IDToApptio</text:p>
          </table:table-cell>
          <table:table-cell office:value-type="date" office:date-value="2025-08-19T09:37:57" table:style-name="ce14">
            <text:p>8/19/25 09:37 AM</text:p>
          </table:table-cell>
          <table:table-cell office:value-type="date" office:date-value="2025-08-19T10:21:01" table:style-name="ce14">
            <text:p>8/19/25 10:21 AM</text:p>
          </table:table-cell>
          <table:table-cell table:style-name="ce26"/>
          <table:table-cell table:style-name="ce18"/>
          <table:table-cell table:number-columns-repeated="16375" table:style-name="ce1"/>
        </table:table-row>
        <table:table-row table:style-name="ro14" table:visibility="collapse">
          <table:table-cell office:value-type="float" office:value="929" table:formula="of:=[.A2320]" table:style-name="ce17">
            <text:p>929</text:p>
          </table:table-cell>
          <table:table-cell table:style-name="ce19"/>
          <table:table-cell office:value-type="string" table:style-name="ce4">
            <text:p>BILLED</text:p>
          </table:table-cell>
          <table:table-cell office:value-type="float" office:value="1.3788888890412636" table:formula="of:=IF(AND([.F2321] &lt;&gt; &quot;&quot;;[.G2321] &lt;&gt; &quot;&quot;);([.G2321]-[.F2321])*24;&quot;---&quot;)" table:style-name="ce4">
            <text:p>1.379</text:p>
          </table:table-cell>
          <table:table-cell office:value-type="string" table:style-name="ce20">
            <text:p>IDtoSprinkler</text:p>
          </table:table-cell>
          <table:table-cell office:value-type="date" office:date-value="2025-08-19T10:21:01" table:style-name="ce14">
            <text:p>8/19/25 10:21 AM</text:p>
          </table:table-cell>
          <table:table-cell office:value-type="date" office:date-value="2025-08-19T11:43:45" table:style-name="ce14">
            <text:p>8/19/25 11:43 AM</text:p>
          </table:table-cell>
          <table:table-cell office:value-type="string" table:style-name="ce13">
            <text:p>Worked on getting new work defined for additional roles for the IDtoSprinkler driver.</text:p>
          </table:table-cell>
          <table:table-cell table:style-name="ce18"/>
          <table:table-cell table:number-columns-repeated="16375" table:style-name="ce1"/>
        </table:table-row>
        <table:table-row table:style-name="ro14" table:visibility="collapse">
          <table:table-cell office:value-type="float" office:value="929" table:formula="of:=[.A2321]" table:style-name="ce17">
            <text:p>929</text:p>
          </table:table-cell>
          <table:table-cell table:style-name="ce19"/>
          <table:table-cell office:value-type="string" table:style-name="ce4">
            <text:p>BILLED</text:p>
          </table:table-cell>
          <table:table-cell office:value-type="float" office:value="0.26361111109144986" table:formula="of:=IF(AND([.F2322] &lt;&gt; &quot;&quot;;[.G2322] &lt;&gt; &quot;&quot;);([.G2322]-[.F2322])*24;&quot;---&quot;)" table:style-name="ce4">
            <text:p>0.264</text:p>
          </table:table-cell>
          <table:table-cell office:value-type="string" table:style-name="ce25">
            <text:p>IDToApptio</text:p>
          </table:table-cell>
          <table:table-cell office:value-type="date" office:date-value="2025-08-19T12:20:00" table:style-name="ce14">
            <text:p>8/19/25 12:20 PM</text:p>
          </table:table-cell>
          <table:table-cell office:value-type="date" office:date-value="2025-08-19T12:35:49" table:style-name="ce14">
            <text:p>8/19/25 12:35 PM</text:p>
          </table:table-cell>
          <table:table-cell table:style-name="ce13"/>
          <table:table-cell table:style-name="ce18"/>
          <table:table-cell table:number-columns-repeated="16375" table:style-name="ce1"/>
        </table:table-row>
        <table:table-row table:style-name="ro14" table:visibility="collapse">
          <table:table-cell office:value-type="float" office:value="929" table:formula="of:=[.A2322]" table:style-name="ce17">
            <text:p>929</text:p>
          </table:table-cell>
          <table:table-cell table:style-name="ce19"/>
          <table:table-cell office:value-type="string" table:style-name="ce4">
            <text:p>BILLED</text:p>
          </table:table-cell>
          <table:table-cell office:value-type="float" office:value="0.25000000011641532" table:formula="of:=IF(AND([.F2323] &lt;&gt; &quot;&quot;;[.G2323] &lt;&gt; &quot;&quot;);([.G2323]-[.F2323])*24;&quot;---&quot;)" table:style-name="ce4">
            <text:p>0.250</text:p>
          </table:table-cell>
          <table:table-cell office:value-type="string" table:style-name="ce25">
            <text:p>IDToApptio</text:p>
          </table:table-cell>
          <table:table-cell office:value-type="date" office:date-value="2025-08-19T13:45:00" table:style-name="ce14">
            <text:p>8/19/25 01:45 PM</text:p>
          </table:table-cell>
          <table:table-cell office:value-type="date" office:date-value="2025-08-19T14:00:00" table:style-name="ce14">
            <text:p>8/19/25 02:00 PM</text:p>
          </table:table-cell>
          <table:table-cell table:style-name="ce13"/>
          <table:table-cell table:style-name="ce15"/>
          <table:table-cell table:number-columns-repeated="16375" table:style-name="ce1"/>
        </table:table-row>
        <table:table-row table:style-name="ro14" table:visibility="collapse">
          <table:table-cell office:value-type="float" office:value="929" table:formula="of:=[.A2323]" table:style-name="ce17">
            <text:p>929</text:p>
          </table:table-cell>
          <table:table-cell table:style-name="ce19"/>
          <table:table-cell office:value-type="string" table:style-name="ce4">
            <text:p>BILLED</text:p>
          </table:table-cell>
          <table:table-cell office:value-type="float" office:value="0.6666666665696539" table:formula="of:=IF(AND([.F2324] &lt;&gt; &quot;&quot;;[.G2324] &lt;&gt; &quot;&quot;);([.G2324]-[.F2324])*24;&quot;---&quot;)" table:style-name="ce4">
            <text:p>0.667</text:p>
          </table:table-cell>
          <table:table-cell office:value-type="string" table:style-name="ce20">
            <text:p>mtg-EE-backlog</text:p>
          </table:table-cell>
          <table:table-cell office:value-type="date" office:date-value="2025-08-19T14:00:00" table:style-name="ce14">
            <text:p>8/19/25 02:00 PM</text:p>
          </table:table-cell>
          <table:table-cell office:value-type="date" office:date-value="2025-08-19T14:40:00" table:style-name="ce14">
            <text:p>8/19/25 02:40 PM</text:p>
          </table:table-cell>
          <table:table-cell office:value-type="string" table:style-name="ce13">
            <text:p>Backlog meeting</text:p>
          </table:table-cell>
          <table:table-cell table:style-name="ce18"/>
          <table:table-cell table:number-columns-repeated="16375" table:style-name="ce1"/>
        </table:table-row>
        <table:table-row table:style-name="ro14" table:visibility="collapse">
          <table:table-cell office:value-type="float" office:value="929" table:formula="of:=[.A2324]" table:style-name="ce17">
            <text:p>929</text:p>
          </table:table-cell>
          <table:table-cell table:style-name="ce4"/>
          <table:table-cell office:value-type="string" table:style-name="ce4">
            <text:p>BILLED</text:p>
          </table:table-cell>
          <table:table-cell office:value-type="float" office:value="1.2244444444659166" table:formula="of:=IF(AND([.F2325] &lt;&gt; &quot;&quot;;[.G2325] &lt;&gt; &quot;&quot;);([.G2325]-[.F2325])*24;&quot;---&quot;)" table:style-name="ce4">
            <text:p>1.224</text:p>
          </table:table-cell>
          <table:table-cell office:value-type="string" table:style-name="ce20">
            <text:p>IDtoSprinkler</text:p>
          </table:table-cell>
          <table:table-cell office:value-type="date" office:date-value="2025-08-19T14:40:00" table:style-name="ce14">
            <text:p>8/19/25 02:40 PM</text:p>
          </table:table-cell>
          <table:table-cell office:value-type="date" office:date-value="2025-08-19T15:53:28" table:style-name="ce14">
            <text:p>8/19/25 03:53 PM</text:p>
          </table:table-cell>
          <table:table-cell office:value-type="string" table:style-name="ce13">
            <text:p>Worked to document, organize and help distribute work for the IDtoSprinkler driver. Also worked to fix role mapping and default value for Sprinkler users.</text:p>
          </table:table-cell>
          <table:table-cell table:style-name="ce18"/>
          <table:table-cell table:number-columns-repeated="16375" table:style-name="ce1"/>
        </table:table-row>
        <table:table-row table:style-name="ro14" table:visibility="collapse">
          <table:table-cell office:value-type="float" office:value="929" table:formula="of:=[.A2325]" table:style-name="ce17">
            <text:p>929</text:p>
          </table:table-cell>
          <table:table-cell table:style-name="ce19"/>
          <table:table-cell office:value-type="string" table:style-name="ce4">
            <text:p>BILLED</text:p>
          </table:table-cell>
          <table:table-cell office:value-type="float" office:value="0.52777777786832303" table:formula="of:=IF(AND([.F2326] &lt;&gt; &quot;&quot;;[.G2326] &lt;&gt; &quot;&quot;);([.G2326]-[.F2326])*24;&quot;---&quot;)" table:style-name="ce4">
            <text:p>0.528</text:p>
          </table:table-cell>
          <table:table-cell office:value-type="string" table:style-name="ce20">
            <text:p>IDtoSprinkler</text:p>
          </table:table-cell>
          <table:table-cell office:value-type="date" office:date-value="2025-08-19T15:53:28" table:style-name="ce14">
            <text:p>8/19/25 03:53 PM</text:p>
          </table:table-cell>
          <table:table-cell office:value-type="date" office:date-value="2025-08-19T16:25:08" table:style-name="ce14">
            <text:p>8/19/25 04:25 PM</text:p>
          </table:table-cell>
          <table:table-cell office:value-type="string" table:style-name="ce13">
            <text:p># amking driver changes, and moving story from 5105 to a new story.</text:p>
          </table:table-cell>
          <table:table-cell table:style-name="ce18"/>
          <table:table-cell table:number-columns-repeated="16375" table:style-name="ce1"/>
        </table:table-row>
        <table:table-row table:style-name="ro14" table:visibility="collapse">
          <table:table-cell office:value-type="float" office:value="929" table:formula="of:=[.A2326]" table:style-name="ce17">
            <text:p>929</text:p>
          </table:table-cell>
          <table:table-cell table:style-name="ce19"/>
          <table:table-cell office:value-type="string" table:style-name="ce4">
            <text:p>BILLED</text:p>
          </table:table-cell>
          <table:table-cell office:value-type="float" office:value="0.65750000003026798" table:formula="of:=IF(AND([.F2327] &lt;&gt; &quot;&quot;;[.G2327] &lt;&gt; &quot;&quot;);([.G2327]-[.F2327])*24;&quot;---&quot;)" table:style-name="ce4">
            <text:p>0.658</text:p>
          </table:table-cell>
          <table:table-cell office:value-type="string" table:style-name="ce20">
            <text:p>IDtoSprinkler</text:p>
          </table:table-cell>
          <table:table-cell office:value-type="date" office:date-value="2025-08-19T16:33:15" table:style-name="ce14">
            <text:p>8/19/25 04:33 PM</text:p>
          </table:table-cell>
          <table:table-cell office:value-type="date" office:date-value="2025-08-19T17:12:42" table:style-name="ce14">
            <text:p>8/19/25 05:12 PM</text:p>
          </table:table-cell>
          <table:table-cell office:value-type="string" table:style-name="ce13">
            <text:p># making driver changes,</text:p>
          </table:table-cell>
          <table:table-cell table:style-name="ce18"/>
          <table:table-cell table:number-columns-repeated="16375" table:style-name="ce1"/>
        </table:table-row>
        <table:table-row table:style-name="ro14" table:visibility="collapse">
          <table:table-cell office:value-type="float" office:value="929" table:formula="of:=[.A2327]" table:style-name="ce17">
            <text:p>929</text:p>
          </table:table-cell>
          <table:table-cell table:style-name="ce19"/>
          <table:table-cell office:value-type="string" table:style-name="ce4">
            <text:p>BILLED</text:p>
          </table:table-cell>
          <table:table-cell office:value-type="float" office:value="0.12500000005820766" table:formula="of:=IF(AND([.F2328] &lt;&gt; &quot;&quot;;[.G2328] &lt;&gt; &quot;&quot;);([.G2328]-[.F2328])*24;&quot;---&quot;)" table:style-name="ce4">
            <text:p>0.125</text:p>
          </table:table-cell>
          <table:table-cell office:value-type="string" table:style-name="ce20">
            <text:p>IDtoSprinkler</text:p>
          </table:table-cell>
          <table:table-cell office:value-type="date" office:date-value="2025-08-19T17:12:42" table:style-name="ce14">
            <text:p>8/19/25 05:12 PM</text:p>
          </table:table-cell>
          <table:table-cell office:value-type="date" office:date-value="2025-08-19T17:20:12" table:style-name="ce14">
            <text:p>8/19/25 05:20 PM</text:p>
          </table:table-cell>
          <table:table-cell office:value-type="string" table:style-name="ce13">
            <text:p>#sprinkler tests</text:p>
          </table:table-cell>
          <table:table-cell table:style-name="ce18"/>
          <table:table-cell table:number-columns-repeated="16375" table:style-name="ce1"/>
        </table:table-row>
        <table:table-row table:style-name="ro14" table:visibility="collapse">
          <table:table-cell office:value-type="float" office:value="929" table:formula="of:=[.A2328]" table:style-name="ce17">
            <text:p>929</text:p>
          </table:table-cell>
          <table:table-cell table:style-name="ce19"/>
          <table:table-cell table:style-name="ce4"/>
          <table:table-cell office:value-type="string" office:string-value="---" table:formula="of:=IF(AND([.F2329] &lt;&gt; &quot;&quot;;[.G2329] &lt;&gt; &quot;&quot;);([.G2329]-[.F232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29]" table:style-name="ce17">
            <text:p>929</text:p>
          </table:table-cell>
          <table:table-cell table:style-name="ce19"/>
          <table:table-cell table:style-name="ce4"/>
          <table:table-cell office:value-type="string" office:string-value="---" table:formula="of:=IF(AND([.F2330] &lt;&gt; &quot;&quot;;[.G2330] &lt;&gt; &quot;&quot;);([.G2330]-[.F2330])*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29" table:formula="of:=[.A2330]" table:style-name="ce17">
            <text:p>929</text:p>
          </table:table-cell>
          <table:table-cell table:style-name="ce19"/>
          <table:table-cell table:style-name="ce4"/>
          <table:table-cell office:value-type="string" office:string-value="---" table:formula="of:=IF(AND([.F2331] &lt;&gt; &quot;&quot;;[.G2331] &lt;&gt; &quot;&quot;);([.G2331]-[.F233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1]" table:style-name="ce17">
            <text:p>929</text:p>
          </table:table-cell>
          <table:table-cell table:style-name="ce19"/>
          <table:table-cell table:style-name="ce4"/>
          <table:table-cell office:value-type="string" office:string-value="---" table:formula="of:=IF(AND([.F2332] &lt;&gt; &quot;&quot;;[.G2332] &lt;&gt; &quot;&quot;);([.G2332]-[.F233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2]" table:style-name="ce17">
            <text:p>929</text:p>
          </table:table-cell>
          <table:table-cell table:style-name="ce19"/>
          <table:table-cell table:style-name="ce4"/>
          <table:table-cell office:value-type="string" office:string-value="---" table:formula="of:=IF(AND([.F2333] &lt;&gt; &quot;&quot;;[.G2333] &lt;&gt; &quot;&quot;);([.G2333]-[.F233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3]" table:style-name="ce17">
            <text:p>929</text:p>
          </table:table-cell>
          <table:table-cell table:style-name="ce19"/>
          <table:table-cell table:style-name="ce4"/>
          <table:table-cell office:value-type="string" office:string-value="---" table:formula="of:=IF(AND([.F2334] &lt;&gt; &quot;&quot;;[.G2334] &lt;&gt; &quot;&quot;);([.G2334]-[.F233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4]" table:style-name="ce17">
            <text:p>929</text:p>
          </table:table-cell>
          <table:table-cell table:style-name="ce19"/>
          <table:table-cell table:style-name="ce4"/>
          <table:table-cell office:value-type="string" office:string-value="---" table:formula="of:=IF(AND([.F2335] &lt;&gt; &quot;&quot;;[.G2335] &lt;&gt; &quot;&quot;);([.G2335]-[.F233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5]" table:style-name="ce17">
            <text:p>929</text:p>
          </table:table-cell>
          <table:table-cell table:style-name="ce19"/>
          <table:table-cell table:style-name="ce4"/>
          <table:table-cell office:value-type="string" office:string-value="---" table:formula="of:=IF(AND([.F2336] &lt;&gt; &quot;&quot;;[.G2336] &lt;&gt; &quot;&quot;);([.G2336]-[.F233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6]" table:style-name="ce17">
            <text:p>929</text:p>
          </table:table-cell>
          <table:table-cell table:style-name="ce19"/>
          <table:table-cell table:style-name="ce4"/>
          <table:table-cell office:value-type="string" office:string-value="---" table:formula="of:=IF(AND([.F2337] &lt;&gt; &quot;&quot;;[.G2337] &lt;&gt; &quot;&quot;);([.G2337]-[.F23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29" table:formula="of:=[.A2337]" table:style-name="ce17">
            <text:p>929</text:p>
          </table:table-cell>
          <table:table-cell office:value-type="float" office:value="9.5" table:formula="of:=COM.MICROSOFT.CEILING([.C2338];0.25)" table:style-name="ce19">
            <text:p>9.500</text:p>
          </table:table-cell>
          <table:table-cell office:value-type="float" office:value="9.4166666666278616" table:formula="of:=SUM([.D2338:.D2358])" table:style-name="ce4">
            <text:p>9.417</text:p>
          </table:table-cell>
          <table:table-cell office:value-type="string" office:string-value="---" table:formula="of:=IF(AND([.F2338] &lt;&gt; &quot;&quot;;[.G2338] &lt;&gt; &quot;&quot;);([.G2338]-[.F2338])*24;&quot;---&quot;)" table:style-name="ce4">
            <text:p>---</text:p>
          </table:table-cell>
          <table:table-cell office:value-type="date" office:date-value="2025-08-20T00:00:00" table:style-name="ce20">
            <text:p>20-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38]" table:style-name="ce17">
            <text:p>929</text:p>
          </table:table-cell>
          <table:table-cell table:style-name="ce19"/>
          <table:table-cell office:value-type="string" table:style-name="ce4">
            <text:p>BILLED</text:p>
          </table:table-cell>
          <table:table-cell office:value-type="float" office:value="0.22555555554572493" table:formula="of:=IF(AND([.F2339] &lt;&gt; &quot;&quot;;[.G2339] &lt;&gt; &quot;&quot;);([.G2339]-[.F2339])*24;&quot;---&quot;)" table:style-name="ce4">
            <text:p>0.226</text:p>
          </table:table-cell>
          <table:table-cell office:value-type="string" table:style-name="ce21">
            <text:p>IDtoSprinkler</text:p>
          </table:table-cell>
          <table:table-cell office:value-type="date" office:date-value="2025-08-20T07:40:00" table:style-name="ce14">
            <text:p>8/20/25 07:40 AM</text:p>
          </table:table-cell>
          <table:table-cell office:value-type="date" office:date-value="2025-08-20T07:53:32" table:style-name="ce14">
            <text:p>8/20/25 07:53 AM</text:p>
          </table:table-cell>
          <table:table-cell office:value-type="string" table:style-name="ce13">
            <text:p>Worked on researching recent IDtoSprinkler production issue. Worked on reviewing fixes made with Gokul to ensure he's ready to start the next set of changes.</text:p>
          </table:table-cell>
          <table:table-cell office:value-type="string" table:style-name="ce23">
            <text:p>A user, e143973 seemed to automatically get created, and neither I nor the app owner know how . . .!!??</text:p>
          </table:table-cell>
          <table:table-cell table:number-columns-repeated="16375" table:style-name="ce1"/>
        </table:table-row>
        <table:table-row table:style-name="ro14" table:visibility="collapse">
          <table:table-cell office:value-type="float" office:value="929" table:formula="of:=[.A2339]" table:style-name="ce17">
            <text:p>929</text:p>
          </table:table-cell>
          <table:table-cell table:style-name="ce19"/>
          <table:table-cell office:value-type="string" table:style-name="ce4">
            <text:p>BILLED</text:p>
          </table:table-cell>
          <table:table-cell office:value-type="float" office:value="0.60777777770999819" table:formula="of:=IF(AND([.F2340] &lt;&gt; &quot;&quot;;[.G2340] &lt;&gt; &quot;&quot;);([.G2340]-[.F2340])*24;&quot;---&quot;)" table:style-name="ce4">
            <text:p>0.608</text:p>
          </table:table-cell>
          <table:table-cell office:value-type="string" table:style-name="ce21">
            <text:p>IDtoSprinkler</text:p>
          </table:table-cell>
          <table:table-cell office:value-type="date" office:date-value="2025-08-20T07:53:32" table:style-name="ce14">
            <text:p>8/20/25 07:53 AM</text:p>
          </table:table-cell>
          <table:table-cell office:value-type="date" office:date-value="2025-08-20T08:30:00" table:style-name="ce14">
            <text:p>8/20/25 08:30 AM</text:p>
          </table:table-cell>
          <table:table-cell office:value-type="string" table:style-name="ce13">
            <text:p>#Writing tests for new functionalty</text:p>
          </table:table-cell>
          <table:table-cell table:style-name="ce23"/>
          <table:table-cell table:number-columns-repeated="16375" table:style-name="ce1"/>
        </table:table-row>
        <table:table-row table:style-name="ro14" table:visibility="collapse">
          <table:table-cell office:value-type="float" office:value="929" table:formula="of:=[.A2340]" table:style-name="ce17">
            <text:p>929</text:p>
          </table:table-cell>
          <table:table-cell table:style-name="ce19"/>
          <table:table-cell office:value-type="string" table:style-name="ce4">
            <text:p>BILLED</text:p>
          </table:table-cell>
          <table:table-cell office:value-type="float" office:value="0.25000000011641532" table:formula="of:=IF(AND([.F2341] &lt;&gt; &quot;&quot;;[.G2341] &lt;&gt; &quot;&quot;);([.G2341]-[.F2341])*24;&quot;---&quot;)" table:style-name="ce4">
            <text:p>0.250</text:p>
          </table:table-cell>
          <table:table-cell office:value-type="string" table:style-name="ce21">
            <text:p>mtg-Daily meetings</text:p>
          </table:table-cell>
          <table:table-cell office:value-type="date" office:date-value="2025-08-20T08:30:00" table:style-name="ce14">
            <text:p>8/20/25 08:30 AM</text:p>
          </table:table-cell>
          <table:table-cell office:value-type="date" office:date-value="2025-08-20T08:45:00" table:style-name="ce14">
            <text:p>8/2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29" table:formula="of:=[.A2341]" table:style-name="ce17">
            <text:p>929</text:p>
          </table:table-cell>
          <table:table-cell table:style-name="ce19"/>
          <table:table-cell office:value-type="string" table:style-name="ce4">
            <text:p>BILLED</text:p>
          </table:table-cell>
          <table:table-cell office:value-type="float" office:value="0.33333333337213844" table:formula="of:=IF(AND([.F2342] &lt;&gt; &quot;&quot;;[.G2342] &lt;&gt; &quot;&quot;);([.G2342]-[.F2342])*24;&quot;---&quot;)" table:style-name="ce4">
            <text:p>0.333</text:p>
          </table:table-cell>
          <table:table-cell office:value-type="string" table:style-name="ce21">
            <text:p>IDtoSprinkler</text:p>
          </table:table-cell>
          <table:table-cell office:value-type="date" office:date-value="2025-08-20T09:10:00" table:style-name="ce14">
            <text:p>8/20/25 09:10 AM</text:p>
          </table:table-cell>
          <table:table-cell office:value-type="date" office:date-value="2025-08-20T09:30:00" table:style-name="ce14">
            <text:p>8/20/25 09:30 AM</text:p>
          </table:table-cell>
          <table:table-cell office:value-type="string" table:style-name="ce21">
            <text:p>#baselining, fixing issues with CE Specialists -&gt; CLIENT_USER fix.</text:p>
          </table:table-cell>
          <table:table-cell table:style-name="ce23"/>
          <table:table-cell table:number-columns-repeated="16375" table:style-name="ce1"/>
        </table:table-row>
        <table:table-row table:style-name="ro14" table:visibility="collapse">
          <table:table-cell office:value-type="float" office:value="929" table:formula="of:=[.A2342]" table:style-name="ce17">
            <text:p>929</text:p>
          </table:table-cell>
          <table:table-cell table:style-name="ce19"/>
          <table:table-cell office:value-type="string" table:style-name="ce4">
            <text:p>BILLED</text:p>
          </table:table-cell>
          <table:table-cell office:value-type="float" office:value="0.58333333331393078" table:formula="of:=IF(AND([.F2343] &lt;&gt; &quot;&quot;;[.G2343] &lt;&gt; &quot;&quot;);([.G2343]-[.F2343])*24;&quot;---&quot;)" table:style-name="ce4">
            <text:p>0.583</text:p>
          </table:table-cell>
          <table:table-cell office:value-type="string" table:style-name="ce21">
            <text:p>mtg-Daily meetings</text:p>
          </table:table-cell>
          <table:table-cell office:value-type="date" office:date-value="2025-08-20T09:30:00" table:style-name="ce14">
            <text:p>8/20/25 09:30 AM</text:p>
          </table:table-cell>
          <table:table-cell office:value-type="date" office:date-value="2025-08-20T10:05:00" table:style-name="ce14">
            <text:p>8/20/25 10:05 A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29" table:formula="of:=[.A2343]" table:style-name="ce17">
            <text:p>929</text:p>
          </table:table-cell>
          <table:table-cell table:style-name="ce19"/>
          <table:table-cell office:value-type="string" table:style-name="ce4">
            <text:p>BILLED</text:p>
          </table:table-cell>
          <table:table-cell office:value-type="float" office:value="0.87388888886198401" table:formula="of:=IF(AND([.F2344] &lt;&gt; &quot;&quot;;[.G2344] &lt;&gt; &quot;&quot;);([.G2344]-[.F2344])*24;&quot;---&quot;)" table:style-name="ce4">
            <text:p>0.874</text:p>
          </table:table-cell>
          <table:table-cell office:value-type="string" table:style-name="ce21">
            <text:p>IDtoSprinkler</text:p>
          </table:table-cell>
          <table:table-cell office:value-type="date" office:date-value="2025-08-20T10:05:00" table:style-name="ce14">
            <text:p>8/20/25 10:05 AM</text:p>
          </table:table-cell>
          <table:table-cell office:value-type="date" office:date-value="2025-08-20T10:57:26" table:style-name="ce14">
            <text:p>8/20/25 10:57 AM</text:p>
          </table:table-cell>
          <table:table-cell office:value-type="string" table:style-name="ce13">
            <text:p># finsihed MR 24 for IDtoSprinkler.</text:p>
          </table:table-cell>
          <table:table-cell table:style-name="ce23"/>
          <table:table-cell table:number-columns-repeated="16375" table:style-name="ce1"/>
        </table:table-row>
        <table:table-row table:style-name="ro14" table:visibility="collapse">
          <table:table-cell office:value-type="float" office:value="929" table:formula="of:=[.A2344]" table:style-name="ce17">
            <text:p>929</text:p>
          </table:table-cell>
          <table:table-cell table:style-name="ce21"/>
          <table:table-cell office:value-type="string" table:style-name="ce4">
            <text:p>BILLED</text:p>
          </table:table-cell>
          <table:table-cell office:value-type="float" office:value="0.95944444451015443" table:formula="of:=IF(AND([.F2345] &lt;&gt; &quot;&quot;;[.G2345] &lt;&gt; &quot;&quot;);([.G2345]-[.F2345])*24;&quot;---&quot;)" table:style-name="ce4">
            <text:p>0.959</text:p>
          </table:table-cell>
          <table:table-cell office:value-type="string" table:style-name="ce21">
            <text:p>Gittriniang prep</text:p>
          </table:table-cell>
          <table:table-cell office:value-type="date" office:date-value="2025-08-20T10:57:26" table:style-name="ce14">
            <text:p>8/20/25 10:57 AM</text:p>
          </table:table-cell>
          <table:table-cell office:value-type="date" office:date-value="2025-08-20T11:55:00" table:style-name="ce14">
            <text:p>8/20/25 11:55 AM</text:p>
          </table:table-cell>
          <table:table-cell office:value-type="string" table:style-name="ce13">
            <text:p>Worked on prioritizing the first few items for our training. Ran git training. Worked on updating notes and focus for Aug 27.</text:p>
          </table:table-cell>
          <table:table-cell office:value-type="string" table:style-name="ce23">
            <text:p>WAHOOO!!! This was AWESOME! My biggest problem is trying to speak clearly, when I keep tripping over myself about all the cool things we can do . . Anywho, it's been fun!!</text:p>
          </table:table-cell>
          <table:table-cell table:number-columns-repeated="16375" table:style-name="ce1"/>
        </table:table-row>
        <table:table-row table:style-name="ro14" table:visibility="collapse">
          <table:table-cell office:value-type="float" office:value="929" table:formula="of:=[.A2345]" table:style-name="ce17">
            <text:p>929</text:p>
          </table:table-cell>
          <table:table-cell table:style-name="ce21"/>
          <table:table-cell office:value-type="string" table:style-name="ce4">
            <text:p>BILLED</text:p>
          </table:table-cell>
          <table:table-cell office:value-type="float" office:value="1.4166666665696539" table:formula="of:=IF(AND([.F2346] &lt;&gt; &quot;&quot;;[.G2346] &lt;&gt; &quot;&quot;);([.G2346]-[.F2346])*24;&quot;---&quot;)" table:style-name="ce4">
            <text:p>1.417</text:p>
          </table:table-cell>
          <table:table-cell office:value-type="string" table:style-name="ce21">
            <text:p>RUNNING git traiing</text:p>
          </table:table-cell>
          <table:table-cell office:value-type="date" office:date-value="2025-08-20T11:55:00" table:style-name="ce14">
            <text:p>8/20/25 11:55 AM</text:p>
          </table:table-cell>
          <table:table-cell office:value-type="date" office:date-value="2025-08-20T13:20:00" table:style-name="ce14">
            <text:p>8/20/25 01:20 PM</text:p>
          </table:table-cell>
          <table:table-cell office:value-type="string" table:style-name="ce13">
            <text:p>L&amp;L on Git training: practical CLI!</text:p>
          </table:table-cell>
          <table:table-cell table:style-name="ce23"/>
          <table:table-cell table:number-columns-repeated="16375" table:style-name="ce1"/>
        </table:table-row>
        <table:table-row table:style-name="ro14" table:visibility="collapse">
          <table:table-cell office:value-type="float" office:value="929" table:formula="of:=[.A2346]" table:style-name="ce17">
            <text:p>929</text:p>
          </table:table-cell>
          <table:table-cell table:style-name="ce19"/>
          <table:table-cell office:value-type="string" table:style-name="ce4">
            <text:p>BILLED</text:p>
          </table:table-cell>
          <table:table-cell office:value-type="float" office:value="1.1666666666278616" table:formula="of:=IF(AND([.F2347] &lt;&gt; &quot;&quot;;[.G2347] &lt;&gt; &quot;&quot;);([.G2347]-[.F2347])*24;&quot;---&quot;)" table:style-name="ce4">
            <text:p>1.167</text:p>
          </table:table-cell>
          <table:table-cell office:value-type="string" table:style-name="ce21">
            <text:p>Gittriniang prep</text:p>
          </table:table-cell>
          <table:table-cell office:value-type="date" office:date-value="2025-08-20T13:20:00" table:style-name="ce14">
            <text:p>8/20/25 01:20 PM</text:p>
          </table:table-cell>
          <table:table-cell office:value-type="date" office:date-value="2025-08-20T14:30:00" table:style-name="ce14">
            <text:p>8/20/25 02: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47]" table:style-name="ce17">
            <text:p>929</text:p>
          </table:table-cell>
          <table:table-cell table:style-name="ce19"/>
          <table:table-cell office:value-type="string" table:style-name="ce4">
            <text:p>BILLED</text:p>
          </table:table-cell>
          <table:table-cell office:value-type="float" office:value="1.0072222222806886" table:formula="of:=IF(AND([.F2348] &lt;&gt; &quot;&quot;;[.G2348] &lt;&gt; &quot;&quot;);([.G2348]-[.F2348])*24;&quot;---&quot;)" table:style-name="ce4">
            <text:p>1.007</text:p>
          </table:table-cell>
          <table:table-cell office:value-type="string" table:style-name="ce21">
            <text:p>Mentoring</text:p>
          </table:table-cell>
          <table:table-cell office:value-type="date" office:date-value="2025-08-20T14:30:00" table:style-name="ce14">
            <text:p>8/20/25 02:30 PM</text:p>
          </table:table-cell>
          <table:table-cell office:value-type="date" office:date-value="2025-08-20T15:30:26" table:style-name="ce14">
            <text:p>8/20/25 03:30 PM</text:p>
          </table:table-cell>
          <table:table-cell office:value-type="string" table:style-name="ce21">
            <text:p>Worked with Carl and J Waldo to resolve some Git concerns for the identity-cloud-config repo.</text:p>
          </table:table-cell>
          <table:table-cell table:style-name="ce23"/>
          <table:table-cell table:number-columns-repeated="16375" table:style-name="ce1"/>
        </table:table-row>
        <table:table-row table:style-name="ro14" table:visibility="collapse">
          <table:table-cell office:value-type="float" office:value="929" table:formula="of:=[.A2348]" table:style-name="ce17">
            <text:p>929</text:p>
          </table:table-cell>
          <table:table-cell table:style-name="ce19"/>
          <table:table-cell office:value-type="string" table:style-name="ce4">
            <text:p>BILLED</text:p>
          </table:table-cell>
          <table:table-cell office:value-type="float" office:value="0.26916666672332212" table:formula="of:=IF(AND([.F2349] &lt;&gt; &quot;&quot;;[.G2349] &lt;&gt; &quot;&quot;);([.G2349]-[.F2349])*24;&quot;---&quot;)" table:style-name="ce4">
            <text:p>0.269</text:p>
          </table:table-cell>
          <table:table-cell office:value-type="string" table:style-name="ce21">
            <text:p>IDtoApptio</text:p>
          </table:table-cell>
          <table:table-cell office:value-type="date" office:date-value="2025-08-20T15:30:26" table:style-name="ce14">
            <text:p>8/20/25 03:30 PM</text:p>
          </table:table-cell>
          <table:table-cell office:value-type="date" office:date-value="2025-08-20T15:46:35" table:style-name="ce14">
            <text:p>8/20/25 03:46 PM</text:p>
          </table:table-cell>
          <table:table-cell office:value-type="string" table:style-name="ce13">
            <text:p>Worked on deprovision use cases using the 4 attribute model for IDtoApptio.</text:p>
          </table:table-cell>
          <table:table-cell table:style-name="ce23"/>
          <table:table-cell table:number-columns-repeated="16375" table:style-name="ce1"/>
        </table:table-row>
        <table:table-row table:style-name="ro14" table:visibility="collapse">
          <table:table-cell office:value-type="float" office:value="929" table:formula="of:=[.A2349]" table:style-name="ce17">
            <text:p>929</text:p>
          </table:table-cell>
          <table:table-cell table:style-name="ce19"/>
          <table:table-cell office:value-type="string" table:style-name="ce4">
            <text:p>BILLED</text:p>
          </table:table-cell>
          <table:table-cell office:value-type="float" office:value="1.4266666666371748" table:formula="of:=IF(AND([.F2350] &lt;&gt; &quot;&quot;;[.G2350] &lt;&gt; &quot;&quot;);([.G2350]-[.F2350])*24;&quot;---&quot;)" table:style-name="ce4">
            <text:p>1.427</text:p>
          </table:table-cell>
          <table:table-cell office:value-type="string" table:style-name="ce21">
            <text:p>IDtoSprinkler</text:p>
          </table:table-cell>
          <table:table-cell office:value-type="date" office:date-value="2025-08-20T15:46:35" table:style-name="ce14">
            <text:p>8/20/25 03:46 PM</text:p>
          </table:table-cell>
          <table:table-cell office:value-type="date" office:date-value="2025-08-20T17:12:11" table:style-name="ce14">
            <text:p>8/20/25 05:12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0]" table:style-name="ce17">
            <text:p>929</text:p>
          </table:table-cell>
          <table:table-cell table:style-name="ce19"/>
          <table:table-cell office:value-type="string" table:style-name="ce4">
            <text:p>BILLED</text:p>
          </table:table-cell>
          <table:table-cell office:value-type="float" office:value="0.21222222223877907" table:formula="of:=IF(AND([.F2351] &lt;&gt; &quot;&quot;;[.G2351] &lt;&gt; &quot;&quot;);([.G2351]-[.F2351])*24;&quot;---&quot;)" table:style-name="ce4">
            <text:p>0.212</text:p>
          </table:table-cell>
          <table:table-cell office:value-type="string" table:style-name="ce21">
            <text:p>IDtoApptio</text:p>
          </table:table-cell>
          <table:table-cell office:value-type="date" office:date-value="2025-08-20T17:12:11" table:style-name="ce14">
            <text:p>8/20/25 05:12 PM</text:p>
          </table:table-cell>
          <table:table-cell office:value-type="date" office:date-value="2025-08-20T17:24:55" table:style-name="ce14">
            <text:p>8/20/25 05:24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1]" table:style-name="ce17">
            <text:p>929</text:p>
          </table:table-cell>
          <table:table-cell table:style-name="ce19"/>
          <table:table-cell office:value-type="string" table:style-name="ce4">
            <text:p>BILLED</text:p>
          </table:table-cell>
          <table:table-cell office:value-type="float" office:value="8.472222212003544E-2" table:formula="of:=IF(AND([.F2352] &lt;&gt; &quot;&quot;;[.G2352] &lt;&gt; &quot;&quot;);([.G2352]-[.F2352])*24;&quot;---&quot;)" table:style-name="ce4">
            <text:p>0.085</text:p>
          </table:table-cell>
          <table:table-cell office:value-type="string" table:style-name="ce21">
            <text:p>IDtoApptio</text:p>
          </table:table-cell>
          <table:table-cell office:value-type="date" office:date-value="2025-08-20T17:24:55" table:style-name="ce14">
            <text:p>8/20/25 05:24 PM</text:p>
          </table:table-cell>
          <table:table-cell office:value-type="date" office:date-value="2025-08-20T17:30:00" table:style-name="ce14">
            <text:p>8/20/25 05:30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29" table:formula="of:=[.A2352]" table:style-name="ce17">
            <text:p>929</text:p>
          </table:table-cell>
          <table:table-cell table:style-name="ce19"/>
          <table:table-cell table:style-name="ce4"/>
          <table:table-cell office:value-type="string" office:string-value="---" table:formula="of:=IF(AND([.F2353] &lt;&gt; &quot;&quot;;[.G2353] &lt;&gt; &quot;&quot;);([.G2353]-[.F2353])*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3]" table:style-name="ce17">
            <text:p>929</text:p>
          </table:table-cell>
          <table:table-cell table:style-name="ce19"/>
          <table:table-cell table:style-name="ce4"/>
          <table:table-cell office:value-type="string" office:string-value="---" table:formula="of:=IF(AND([.F2354] &lt;&gt; &quot;&quot;;[.G2354] &lt;&gt; &quot;&quot;);([.G2354]-[.F235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4]" table:style-name="ce17">
            <text:p>929</text:p>
          </table:table-cell>
          <table:table-cell table:style-name="ce19"/>
          <table:table-cell table:style-name="ce4"/>
          <table:table-cell office:value-type="string" office:string-value="---" table:formula="of:=IF(AND([.F2355] &lt;&gt; &quot;&quot;;[.G2355] &lt;&gt; &quot;&quot;);([.G2355]-[.F2355])*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5]" table:style-name="ce17">
            <text:p>929</text:p>
          </table:table-cell>
          <table:table-cell table:style-name="ce19"/>
          <table:table-cell table:style-name="ce4"/>
          <table:table-cell office:value-type="string" office:string-value="---" table:formula="of:=IF(AND([.F2356] &lt;&gt; &quot;&quot;;[.G2356] &lt;&gt; &quot;&quot;);([.G2356]-[.F235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29" table:formula="of:=[.A2356]" table:style-name="ce17">
            <text:p>929</text:p>
          </table:table-cell>
          <table:table-cell table:style-name="ce19"/>
          <table:table-cell table:style-name="ce4"/>
          <table:table-cell office:value-type="string" office:string-value="---" table:formula="of:=IF(AND([.F2357] &lt;&gt; &quot;&quot;;[.G2357] &lt;&gt; &quot;&quot;);([.G2357]-[.F2357])*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29" table:formula="of:=[.A2357]" table:style-name="ce17">
            <text:p>929</text:p>
          </table:table-cell>
          <table:table-cell table:style-name="ce19"/>
          <table:table-cell table:style-name="ce4"/>
          <table:table-cell office:value-type="string" office:string-value="---" table:formula="of:=IF(AND([.F2358] &lt;&gt; &quot;&quot;;[.G2358] &lt;&gt; &quot;&quot;);([.G2358]-[.F23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8]" table:style-name="ce17">
            <text:p>929</text:p>
          </table:table-cell>
          <table:table-cell office:value-type="float" office:value="7.25" table:formula="of:=COM.MICROSOFT.CEILING([.C2359];0.25)" table:style-name="ce19">
            <text:p>7.250</text:p>
          </table:table-cell>
          <table:table-cell office:value-type="float" office:value="7.0677777778473683" table:formula="of:=SUM([.D2359:.D2373])" table:style-name="ce4">
            <text:p>7.068</text:p>
          </table:table-cell>
          <table:table-cell office:value-type="string" office:string-value="---" table:formula="of:=IF(AND([.F2359] &lt;&gt; &quot;&quot;;[.G2359] &lt;&gt; &quot;&quot;);([.G2359]-[.F2359])*24;&quot;---&quot;)" table:style-name="ce4">
            <text:p>---</text:p>
          </table:table-cell>
          <table:table-cell office:value-type="date" office:date-value="2025-08-21T00:00:00" table:style-name="ce28">
            <text:p>21-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59]" table:style-name="ce17">
            <text:p>929</text:p>
          </table:table-cell>
          <table:table-cell table:style-name="ce19"/>
          <table:table-cell office:value-type="string" table:style-name="ce4">
            <text:p>BILLED</text:p>
          </table:table-cell>
          <table:table-cell office:value-type="float" office:value="0.16666666668606922" table:formula="of:=IF(AND([.F2360] &lt;&gt; &quot;&quot;;[.G2360] &lt;&gt; &quot;&quot;);([.G2360]-[.F2360])*24;&quot;---&quot;)" table:style-name="ce4">
            <text:p>0.167</text:p>
          </table:table-cell>
          <table:table-cell office:value-type="string" table:style-name="ce21">
            <text:p>mtg-Daily meetings</text:p>
          </table:table-cell>
          <table:table-cell office:value-type="date" office:date-value="2025-08-21T08:30:00" table:style-name="ce14">
            <text:p>8/21/25 08:30 AM</text:p>
          </table:table-cell>
          <table:table-cell office:value-type="date" office:date-value="2025-08-21T08:40:00" table:style-name="ce14">
            <text:p>8/21/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29" table:formula="of:=[.A2360]" table:style-name="ce17">
            <text:p>929</text:p>
          </table:table-cell>
          <table:table-cell table:style-name="ce19"/>
          <table:table-cell office:value-type="string" table:style-name="ce4">
            <text:p>BILLED</text:p>
          </table:table-cell>
          <table:table-cell office:value-type="float" office:value="0.34805555554339662" table:formula="of:=IF(AND([.F2361] &lt;&gt; &quot;&quot;;[.G2361] &lt;&gt; &quot;&quot;);([.G2361]-[.F2361])*24;&quot;---&quot;)" table:style-name="ce4">
            <text:p>0.348</text:p>
          </table:table-cell>
          <table:table-cell office:value-type="string" table:style-name="ce21">
            <text:p>IDtosprinkler</text:p>
          </table:table-cell>
          <table:table-cell office:value-type="date" office:date-value="2025-08-21T09:42:00" table:style-name="ce14">
            <text:p>8/21/25 09:42 AM</text:p>
          </table:table-cell>
          <table:table-cell office:value-type="date" office:date-value="2025-08-21T10:02:53" table:style-name="ce14">
            <text:p>8/21/25 10:02 AM</text:p>
          </table:table-cell>
          <table:table-cell office:value-type="string" table:style-name="ce13">
            <text:p>Worked on fixing IDtoSprinkler build to remove application-schema.</text:p>
          </table:table-cell>
          <table:table-cell table:style-name="ce18"/>
          <table:table-cell table:number-columns-repeated="16375" table:style-name="ce1"/>
        </table:table-row>
        <table:table-row table:style-name="ro14" table:visibility="collapse">
          <table:table-cell office:value-type="float" office:value="929" table:formula="of:=[.A2361]" table:style-name="ce17">
            <text:p>929</text:p>
          </table:table-cell>
          <table:table-cell table:style-name="ce19"/>
          <table:table-cell office:value-type="string" table:style-name="ce4">
            <text:p>BILLED</text:p>
          </table:table-cell>
          <table:table-cell office:value-type="float" office:value="2.785277777700685" table:formula="of:=IF(AND([.F2362] &lt;&gt; &quot;&quot;;[.G2362] &lt;&gt; &quot;&quot;);([.G2362]-[.F2362])*24;&quot;---&quot;)" table:style-name="ce4">
            <text:p>2.785</text:p>
          </table:table-cell>
          <table:table-cell office:value-type="string" table:style-name="ce21">
            <text:p>IDtoApptio</text:p>
          </table:table-cell>
          <table:table-cell office:value-type="date" office:date-value="2025-08-21T10:02:53" table:style-name="ce14">
            <text:p>8/21/25 10:02 AM</text:p>
          </table:table-cell>
          <table:table-cell office:value-type="date" office:date-value="2025-08-21T12:50:00" table:style-name="ce14">
            <text:p>8/21/25 12:50 PM</text:p>
          </table:table-cell>
          <table:table-cell office:value-type="string" table:style-name="ce13">
            <text:p>Worked on implementing the remaining 2/3 deprovision cases for IDtoApptio. Worked to document/version IDtoApptio JSPs for MyAccess with Mike Labit.</text:p>
          </table:table-cell>
          <table:table-cell table:style-name="ce18"/>
          <table:table-cell table:number-columns-repeated="16375" table:style-name="ce1"/>
        </table:table-row>
        <table:table-row table:style-name="ro14" table:visibility="collapse">
          <table:table-cell office:value-type="float" office:value="929" table:formula="of:=[.A2362]" table:style-name="ce17">
            <text:p>929</text:p>
          </table:table-cell>
          <table:table-cell table:style-name="ce19"/>
          <table:table-cell office:value-type="string" table:style-name="ce4">
            <text:p>BILLED</text:p>
          </table:table-cell>
          <table:table-cell office:value-type="float" office:value="0.69527777790790424" table:formula="of:=IF(AND([.F2363] &lt;&gt; &quot;&quot;;[.G2363] &lt;&gt; &quot;&quot;);([.G2363]-[.F2363])*24;&quot;---&quot;)" table:style-name="ce4">
            <text:p>0.695</text:p>
          </table:table-cell>
          <table:table-cell office:value-type="string" table:style-name="ce21">
            <text:p>Support</text:p>
          </table:table-cell>
          <table:table-cell office:value-type="date" office:date-value="2025-08-21T12:50:00" table:style-name="ce14">
            <text:p>8/21/25 12:50 PM</text:p>
          </table:table-cell>
          <table:table-cell office:value-type="date" office:date-value="2025-08-21T13:31:43" table:style-name="ce14">
            <text:p>8/21/25 01:31 PM</text:p>
          </table:table-cell>
          <table:table-cell office:value-type="string" table:style-name="ce10">
            <text:p>Worked to merge RBEAEv1, and review other MRs from IGA engineers.</text:p>
          </table:table-cell>
          <table:table-cell table:style-name="ce18"/>
          <table:table-cell table:number-columns-repeated="16375" table:style-name="ce1"/>
        </table:table-row>
        <table:table-row table:style-name="ro14" table:visibility="collapse">
          <table:table-cell office:value-type="float" office:value="929" table:formula="of:=[.A2363]" table:style-name="ce17">
            <text:p>929</text:p>
          </table:table-cell>
          <table:table-cell table:style-name="ce19"/>
          <table:table-cell office:value-type="string" table:style-name="ce4">
            <text:p>BILLED</text:p>
          </table:table-cell>
          <table:table-cell office:value-type="float" office:value="0.8663888888549991" table:formula="of:=IF(AND([.F2364] &lt;&gt; &quot;&quot;;[.G2364] &lt;&gt; &quot;&quot;);([.G2364]-[.F2364])*24;&quot;---&quot;)" table:style-name="ce4">
            <text:p>0.866</text:p>
          </table:table-cell>
          <table:table-cell office:value-type="string" table:style-name="ce21">
            <text:p>IDtoSprinkler</text:p>
          </table:table-cell>
          <table:table-cell office:value-type="date" office:date-value="2025-08-21T14:10:39" table:style-name="ce14">
            <text:p>8/21/25 02:10 PM</text:p>
          </table:table-cell>
          <table:table-cell office:value-type="date" office:date-value="2025-08-21T15:02:38" table:style-name="ce14">
            <text:p>8/21/25 03:02 PM</text:p>
          </table:table-cell>
          <table:table-cell office:value-type="string" table:style-name="ce13">
            <text:p>Worked to resolve issue with the 'globalAttributes' definition with Gokul for IDtoSprinkler.</text:p>
          </table:table-cell>
          <table:table-cell table:style-name="ce18"/>
          <table:table-cell table:number-columns-repeated="16375" table:style-name="ce1"/>
        </table:table-row>
        <table:table-row table:style-name="ro14" table:visibility="collapse">
          <table:table-cell office:value-type="float" office:value="929" table:formula="of:=[.A2364]" table:style-name="ce17">
            <text:p>929</text:p>
          </table:table-cell>
          <table:table-cell table:style-name="ce19"/>
          <table:table-cell office:value-type="string" table:style-name="ce4">
            <text:p>BILLED</text:p>
          </table:table-cell>
          <table:table-cell office:value-type="float" office:value="1.7050000000745058" table:formula="of:=IF(AND([.F2365] &lt;&gt; &quot;&quot;;[.G2365] &lt;&gt; &quot;&quot;);([.G2365]-[.F2365])*24;&quot;---&quot;)" table:style-name="ce4">
            <text:p>1.705</text:p>
          </table:table-cell>
          <table:table-cell office:value-type="string" table:style-name="ce21">
            <text:p>IDtoApptio</text:p>
          </table:table-cell>
          <table:table-cell office:value-type="date" office:date-value="2025-08-21T15:02:38" table:style-name="ce14">
            <text:p>8/21/25 03:02 PM</text:p>
          </table:table-cell>
          <table:table-cell office:value-type="date" office:date-value="2025-08-21T16:44:56" table:style-name="ce14">
            <text:p>8/21/25 04:44 PM</text:p>
          </table:table-cell>
          <table:table-cell office:value-type="string" table:style-name="ce13">
            <text:p>#Mike work - getting latest jsps cleaned up and installed</text:p>
          </table:table-cell>
          <table:table-cell table:style-name="ce18"/>
          <table:table-cell table:number-columns-repeated="16375" table:style-name="ce1"/>
        </table:table-row>
        <table:table-row table:style-name="ro14" table:visibility="collapse">
          <table:table-cell office:value-type="float" office:value="929" table:formula="of:=[.A2365]" table:style-name="ce17">
            <text:p>929</text:p>
          </table:table-cell>
          <table:table-cell table:style-name="ce11"/>
          <table:table-cell office:value-type="string" table:style-name="ce4">
            <text:p>BILLED</text:p>
          </table:table-cell>
          <table:table-cell office:value-type="float" office:value="6.9999999948777258E-2" table:formula="of:=IF(AND([.F2366] &lt;&gt; &quot;&quot;;[.G2366] &lt;&gt; &quot;&quot;);([.G2366]-[.F2366])*24;&quot;---&quot;)" table:style-name="ce4">
            <text:p>0.070</text:p>
          </table:table-cell>
          <table:table-cell office:value-type="string" table:style-name="ce21">
            <text:p>IDtoApptio</text:p>
          </table:table-cell>
          <table:table-cell office:value-type="date" office:date-value="2025-08-21T16:44:56" table:style-name="ce14">
            <text:p>8/21/25 04:44 PM</text:p>
          </table:table-cell>
          <table:table-cell office:value-type="date" office:date-value="2025-08-21T16:49:08" table:style-name="ce14">
            <text:p>8/21/25 04:49 PM</text:p>
          </table:table-cell>
          <table:table-cell office:value-type="string" table:style-name="ce13">
            <text:p>#sync event work</text:p>
          </table:table-cell>
          <table:table-cell table:style-name="ce15"/>
          <table:table-cell table:number-columns-repeated="16375" table:style-name="ce1"/>
        </table:table-row>
        <table:table-row table:style-name="ro14" table:visibility="collapse">
          <table:table-cell office:value-type="float" office:value="929" table:formula="of:=[.A2366]" table:style-name="ce17">
            <text:p>929</text:p>
          </table:table-cell>
          <table:table-cell table:style-name="ce29"/>
          <table:table-cell office:value-type="string" table:style-name="ce4">
            <text:p>BILLED</text:p>
          </table:table-cell>
          <table:table-cell office:value-type="float" office:value="0.30972222215496004" table:formula="of:=IF(AND([.F2367] &lt;&gt; &quot;&quot;;[.G2367] &lt;&gt; &quot;&quot;);([.G2367]-[.F2367])*24;&quot;---&quot;)" table:style-name="ce4">
            <text:p>0.310</text:p>
          </table:table-cell>
          <table:table-cell office:value-type="string" table:style-name="ce21">
            <text:p>IDtoSprinkler</text:p>
          </table:table-cell>
          <table:table-cell office:value-type="date" office:date-value="2025-08-21T16:49:08" table:style-name="ce14">
            <text:p>8/21/25 04:49 PM</text:p>
          </table:table-cell>
          <table:table-cell office:value-type="date" office:date-value="2025-08-21T17:07:43" table:style-name="ce14">
            <text:p>8/21/25 05:07 PM</text:p>
          </table:table-cell>
          <table:table-cell office:value-type="string" table:style-name="ce13">
            <text:p>#deploy into dev for Gokul . .'</text:p>
          </table:table-cell>
          <table:table-cell table:style-name="ce18"/>
          <table:table-cell table:number-columns-repeated="16375" table:style-name="ce1"/>
        </table:table-row>
        <table:table-row table:style-name="ro14" table:visibility="collapse">
          <table:table-cell office:value-type="float" office:value="929" table:formula="of:=[.A2367]" table:style-name="ce17">
            <text:p>929</text:p>
          </table:table-cell>
          <table:table-cell table:style-name="ce19"/>
          <table:table-cell office:value-type="string" table:style-name="ce4">
            <text:p>BILLED</text:p>
          </table:table-cell>
          <table:table-cell office:value-type="float" office:value="0.12138888897607103" table:formula="of:=IF(AND([.F2368] &lt;&gt; &quot;&quot;;[.G2368] &lt;&gt; &quot;&quot;);([.G2368]-[.F2368])*24;&quot;---&quot;)" table:style-name="ce4">
            <text:p>0.121</text:p>
          </table:table-cell>
          <table:table-cell office:value-type="string" table:style-name="ce21">
            <text:p>IDtoApptio</text:p>
          </table:table-cell>
          <table:table-cell office:value-type="date" office:date-value="2025-08-21T17:07:43" table:style-name="ce14">
            <text:p>8/21/25 05:07 PM</text:p>
          </table:table-cell>
          <table:table-cell office:value-type="date" office:date-value="2025-08-21T17:15:00" table:style-name="ce14">
            <text:p>8/21/25 05:15 PM</text:p>
          </table:table-cell>
          <table:table-cell office:value-type="string" table:style-name="ce13">
            <text:p>#sync event work</text:p>
          </table:table-cell>
          <table:table-cell table:style-name="ce10"/>
          <table:table-cell table:number-columns-repeated="16375" table:style-name="ce1"/>
        </table:table-row>
        <table:table-row table:style-name="ro14" table:visibility="collapse">
          <table:table-cell office:value-type="float" office:value="929" table:formula="of:=[.A2368]" table:style-name="ce17">
            <text:p>929</text:p>
          </table:table-cell>
          <table:table-cell table:number-columns-repeated="2" table:style-name="ce4"/>
          <table:table-cell office:value-type="string" office:string-value="---" table:formula="of:=IF(AND([.F2369] &lt;&gt; &quot;&quot;;[.G2369] &lt;&gt; &quot;&quot;);([.G2369]-[.F236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69]" table:style-name="ce17">
            <text:p>929</text:p>
          </table:table-cell>
          <table:table-cell table:style-name="ce19"/>
          <table:table-cell table:style-name="ce4"/>
          <table:table-cell office:value-type="string" office:string-value="---" table:formula="of:=IF(AND([.F2370] &lt;&gt; &quot;&quot;;[.G2370] &lt;&gt; &quot;&quot;);([.G2370]-[.F237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0]" table:style-name="ce17">
            <text:p>929</text:p>
          </table:table-cell>
          <table:table-cell table:style-name="ce19"/>
          <table:table-cell table:style-name="ce4"/>
          <table:table-cell office:value-type="string" office:string-value="---" table:formula="of:=IF(AND([.F2371] &lt;&gt; &quot;&quot;;[.G2371] &lt;&gt; &quot;&quot;);([.G2371]-[.F237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1]" table:style-name="ce17">
            <text:p>929</text:p>
          </table:table-cell>
          <table:table-cell table:style-name="ce19"/>
          <table:table-cell table:style-name="ce4"/>
          <table:table-cell office:value-type="string" office:string-value="---" table:formula="of:=IF(AND([.F2372] &lt;&gt; &quot;&quot;;[.G2372] &lt;&gt; &quot;&quot;);([.G2372]-[.F237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2]" table:style-name="ce17">
            <text:p>929</text:p>
          </table:table-cell>
          <table:table-cell table:style-name="ce19"/>
          <table:table-cell table:style-name="ce4"/>
          <table:table-cell office:value-type="string" office:string-value="---" table:formula="of:=IF(AND([.F2373] &lt;&gt; &quot;&quot;;[.G2373] &lt;&gt; &quot;&quot;);([.G2373]-[.F237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3]" table:style-name="ce17">
            <text:p>929</text:p>
          </table:table-cell>
          <table:table-cell office:value-type="float" office:value="3" table:formula="of:=COM.MICROSOFT.CEILING([.C2374];0.25)" table:style-name="ce19">
            <text:p>3.000</text:p>
          </table:table-cell>
          <table:table-cell office:value-type="float" office:value="2.9680555555969477" table:formula="of:=SUM([.D2374:.D2398])" table:style-name="ce4">
            <text:p>2.968</text:p>
          </table:table-cell>
          <table:table-cell office:value-type="string" office:string-value="---" table:formula="of:=IF(AND([.F2374] &lt;&gt; &quot;&quot;;[.G2374] &lt;&gt; &quot;&quot;);([.G2374]-[.F2374])*24;&quot;---&quot;)" table:style-name="ce4">
            <text:p>---</text:p>
          </table:table-cell>
          <table:table-cell office:value-type="date" office:date-value="2025-08-22T00:00:00" table:style-name="ce20">
            <text:p>22-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74]" table:style-name="ce17">
            <text:p>929</text:p>
          </table:table-cell>
          <table:table-cell table:style-name="ce19"/>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8:30:00" table:style-name="ce14">
            <text:p>8/22/25 08:30 AM</text:p>
          </table:table-cell>
          <table:table-cell office:value-type="date" office:date-value="2025-08-22T08:45:00" table:style-name="ce14">
            <text:p>8/22/25 08:45 AM</text:p>
          </table:table-cell>
          <table:table-cell office:value-type="string" table:style-name="ce13">
            <text:p>Daily meetings with the team. EE/IGA sync discussing open MyAccess issues.</text:p>
          </table:table-cell>
          <table:table-cell table:style-name="ce18"/>
          <table:table-cell table:number-columns-repeated="16375" table:style-name="ce1"/>
        </table:table-row>
        <table:table-row table:style-name="ro14" table:visibility="collapse">
          <table:table-cell office:value-type="float" office:value="929" table:formula="of:=[.A2375]" table:style-name="ce17">
            <text:p>929</text:p>
          </table:table-cell>
          <table:table-cell table:style-name="ce11"/>
          <table:table-cell office:value-type="string" table:style-name="ce4">
            <text:p>BILLED</text:p>
          </table:table-cell>
          <table:table-cell table:style-name="ce4"/>
          <table:table-cell office:value-type="string" table:style-name="ce13">
            <text:p>mtg-Daily meetings</text:p>
          </table:table-cell>
          <table:table-cell office:value-type="date" office:date-value="2025-08-22T09:27:00" table:style-name="ce14">
            <text:p>8/22/25 09:27 AM</text:p>
          </table:table-cell>
          <table:table-cell office:value-type="date" office:date-value="2025-08-22T10:01:00" table:style-name="ce14">
            <text:p>8/22/25 10:01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6]" table:style-name="ce17">
            <text:p>929</text:p>
          </table:table-cell>
          <table:table-cell table:style-name="ce11"/>
          <table:table-cell office:value-type="string" table:style-name="ce4">
            <text:p>BILLED</text:p>
          </table:table-cell>
          <table:table-cell table:style-name="ce4"/>
          <table:table-cell office:value-type="string" table:style-name="ce13">
            <text:p>mtg-IGAsync</text:p>
          </table:table-cell>
          <table:table-cell office:value-type="date" office:date-value="2025-08-22T10:01:00" table:style-name="ce14">
            <text:p>8/22/25 10:01 AM</text:p>
          </table:table-cell>
          <table:table-cell office:value-type="date" office:date-value="2025-08-22T11:07:38" table:style-name="ce14">
            <text:p>8/22/25 11:07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29" table:formula="of:=[.A2377]" table:style-name="ce17">
            <text:p>929</text:p>
          </table:table-cell>
          <table:table-cell table:style-name="ce19"/>
          <table:table-cell office:value-type="string" table:style-name="ce4">
            <text:p>BILLED</text:p>
          </table:table-cell>
          <table:table-cell office:value-type="float" office:value="0.30500000005122274" table:formula="of:=IF(AND([.F2378] &lt;&gt; &quot;&quot;;[.G2378] &lt;&gt; &quot;&quot;);([.G2378]-[.F2378])*24;&quot;---&quot;)" table:style-name="ce4">
            <text:p>0.305</text:p>
          </table:table-cell>
          <table:table-cell office:value-type="string" table:style-name="ce21">
            <text:p>IDtoApptio</text:p>
          </table:table-cell>
          <table:table-cell office:value-type="date" office:date-value="2025-08-22T11:07:38" table:style-name="ce14">
            <text:p>8/22/25 11:07 AM</text:p>
          </table:table-cell>
          <table:table-cell office:value-type="date" office:date-value="2025-08-22T11:25:56" table:style-name="ce14">
            <text:p>8/22/25 11:25 AM</text:p>
          </table:table-cell>
          <table:table-cell office:value-type="string" table:style-name="ce13">
            <text:p>Worked on implementing sync event support for IDtoApptioFrontdoor.</text:p>
          </table:table-cell>
          <table:table-cell table:style-name="ce18"/>
          <table:table-cell table:number-columns-repeated="16375" table:style-name="ce1"/>
        </table:table-row>
        <table:table-row table:style-name="ro14" table:visibility="collapse">
          <table:table-cell office:value-type="float" office:value="929" table:formula="of:=[.A2378]" table:style-name="ce17">
            <text:p>929</text:p>
          </table:table-cell>
          <table:table-cell office:value-type="string" table:style-name="ce4">
            <text:p>walking</text:p>
          </table:table-cell>
          <table:table-cell office:value-type="string" table:style-name="ce4">
            <text:p>BILLED</text:p>
          </table:table-cell>
          <table:table-cell table:style-name="ce4"/>
          <table:table-cell office:value-type="string" table:style-name="ce13">
            <text:p>Support-coupa</text:p>
          </table:table-cell>
          <table:table-cell office:value-type="date" office:date-value="2025-08-22T11:59:03" table:style-name="ce14">
            <text:p>8/22/25 11:59 AM</text:p>
          </table:table-cell>
          <table:table-cell office:value-type="date" office:date-value="2025-08-22T13:06:51" table:style-name="ce14">
            <text:p>8/22/25 01:06 PM</text:p>
          </table:table-cell>
          <table:table-cell office:value-type="string" table:style-name="ce13">
            <text:p>IDtoCoupa driver review with Gokul and team.</text:p>
          </table:table-cell>
          <table:table-cell table:style-name="ce18"/>
          <table:table-cell table:number-columns-repeated="16375" table:style-name="ce1"/>
        </table:table-row>
        <table:table-row table:style-name="ro14" table:visibility="collapse">
          <table:table-cell office:value-type="float" office:value="929" table:formula="of:=[.A2379]" table:style-name="ce17">
            <text:p>929</text:p>
          </table:table-cell>
          <table:table-cell table:style-name="ce19"/>
          <table:table-cell office:value-type="string" table:style-name="ce4">
            <text:p>BILLED</text:p>
          </table:table-cell>
          <table:table-cell office:value-type="float" office:value="1.6694444444146939" table:formula="of:=IF(AND([.F2380] &lt;&gt; &quot;&quot;;[.G2380] &lt;&gt; &quot;&quot;);([.G2380]-[.F2380])*24;&quot;---&quot;)" table:style-name="ce4">
            <text:p>1.669</text:p>
          </table:table-cell>
          <table:table-cell office:value-type="string" table:style-name="ce21">
            <text:p>IDtoApptio</text:p>
          </table:table-cell>
          <table:table-cell office:value-type="date" office:date-value="2025-08-22T14:04:28" table:style-name="ce14">
            <text:p>8/22/25 02:04 PM</text:p>
          </table:table-cell>
          <table:table-cell office:value-type="date" office:date-value="2025-08-22T15:44:38" table:style-name="ce14">
            <text:p>8/22/25 03:44 PM</text:p>
          </table:table-cell>
          <table:table-cell office:value-type="string" table:style-name="ce13">
            <text:p>#sync event work: fixing matching issues</text:p>
          </table:table-cell>
          <table:table-cell table:style-name="ce18"/>
          <table:table-cell table:number-columns-repeated="16375" table:style-name="ce1"/>
        </table:table-row>
        <table:table-row table:style-name="ro14" table:visibility="collapse">
          <table:table-cell office:value-type="float" office:value="929" table:formula="of:=[.A2380]" table:style-name="ce17">
            <text:p>929</text:p>
          </table:table-cell>
          <table:table-cell table:style-name="ce19"/>
          <table:table-cell office:value-type="string" table:style-name="ce4">
            <text:p>BILLED</text:p>
          </table:table-cell>
          <table:table-cell office:value-type="float" office:value="0.99361111113103107" table:formula="of:=IF(AND([.F2381] &lt;&gt; &quot;&quot;;[.G2381] &lt;&gt; &quot;&quot;);([.G2381]-[.F2381])*24;&quot;---&quot;)" table:style-name="ce4">
            <text:p>0.994</text:p>
          </table:table-cell>
          <table:table-cell office:value-type="string" table:style-name="ce21">
            <text:p>IDtoApptio</text:p>
          </table:table-cell>
          <table:table-cell office:value-type="date" office:date-value="2025-08-22T15:44:38" table:style-name="ce14">
            <text:p>8/22/25 03:44 PM</text:p>
          </table:table-cell>
          <table:table-cell office:value-type="date" office:date-value="2025-08-22T16:44:15" table:style-name="ce14">
            <text:p>8/22/25 04:44 PM</text:p>
          </table:table-cell>
          <table:table-cell office:value-type="string" table:style-name="ce39">
            <text:p>#testing form golkuls meeting: (see more below)</text:p>
            <text:p/>
            <text:p>- Mapping rule/ftiler - test adding artificual values here, for doucmetnation purpsoes.</text:p>
            <text:p>- ensure swaApptio* roles are stripped after processing</text:p>
            <text:p>- sync even: remvoe assoc?</text:p>
            <text:p>- consider lib-sub-CheckConversion - at least to cove rin review.</text:p>
            <text:p>- read: https://southwest.atlassian.net/wiki/spaces/CYSEC/pages/492220982/lib-sub-CheckConversion</text:p>
            <text:p>- leave status? will just leave them alone . . A|L ok . .</text:p>
            <text:p>- test adding random attrs to mapping rule for documetnatoin purpsoes.</text:p>
          </table:table-cell>
          <table:table-cell table:style-name="ce18"/>
          <table:table-cell table:number-columns-repeated="16375" table:style-name="ce1"/>
        </table:table-row>
        <table:table-row table:style-name="ro14" table:visibility="collapse">
          <table:table-cell office:value-type="float" office:value="929" table:formula="of:=[.A2381]" table:style-name="ce17">
            <text:p>929</text:p>
          </table:table-cell>
          <table:table-cell table:style-name="ce19"/>
          <table:table-cell table:style-name="ce4"/>
          <table:table-cell office:value-type="string" office:string-value="---" table:formula="of:=IF(AND([.F2382] &lt;&gt; &quot;&quot;;[.G2382] &lt;&gt; &quot;&quot;);([.G2382]-[.F2382])*24;&quot;---&quot;)" table:style-name="ce4">
            <text:p>---</text:p>
          </table:table-cell>
          <table:table-cell table:style-name="ce28"/>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2]" table:style-name="ce17">
            <text:p>929</text:p>
          </table:table-cell>
          <table:table-cell table:style-name="ce19"/>
          <table:table-cell table:style-name="ce4"/>
          <table:table-cell office:value-type="string" office:string-value="---" table:formula="of:=IF(AND([.F2383] &lt;&gt; &quot;&quot;;[.G2383] &lt;&gt; &quot;&quot;);([.G2383]-[.F238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3]" table:style-name="ce17">
            <text:p>929</text:p>
          </table:table-cell>
          <table:table-cell table:style-name="ce19"/>
          <table:table-cell table:style-name="ce4"/>
          <table:table-cell office:value-type="string" office:string-value="---" table:formula="of:=IF(AND([.F2384] &lt;&gt; &quot;&quot;;[.G2384] &lt;&gt; &quot;&quot;);([.G2384]-[.F238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4]" table:style-name="ce17">
            <text:p>929</text:p>
          </table:table-cell>
          <table:table-cell table:style-name="ce19"/>
          <table:table-cell table:style-name="ce4"/>
          <table:table-cell office:value-type="string" office:string-value="---" table:formula="of:=IF(AND([.F2385] &lt;&gt; &quot;&quot;;[.G2385] &lt;&gt; &quot;&quot;);([.G2385]-[.F2385])*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29" table:formula="of:=[.A2385]" table:style-name="ce17">
            <text:p>929</text:p>
          </table:table-cell>
          <table:table-cell table:style-name="ce19"/>
          <table:table-cell table:style-name="ce4"/>
          <table:table-cell office:value-type="string" office:string-value="---" table:formula="of:=IF(AND([.F2386] &lt;&gt; &quot;&quot;;[.G2386] &lt;&gt; &quot;&quot;);([.G2386]-[.F238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6]" table:style-name="ce17">
            <text:p>929</text:p>
          </table:table-cell>
          <table:table-cell table:number-columns-repeated="2" table:style-name="ce4"/>
          <table:table-cell office:value-type="string" office:string-value="---" table:formula="of:=IF(AND([.F2387] &lt;&gt; &quot;&quot;;[.G2387] &lt;&gt; &quot;&quot;);([.G2387]-[.F238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8] &lt;&gt; &quot;&quot;;[.G2388] &lt;&gt; &quot;&quot;);([.G2388]-[.F2388])*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29" table:formula="of:=[.A2387]" table:style-name="ce17">
            <text:p>929</text:p>
          </table:table-cell>
          <table:table-cell table:style-name="ce19"/>
          <table:table-cell table:style-name="ce4"/>
          <table:table-cell office:value-type="string" office:string-value="---" table:formula="of:=IF(AND([.F2389] &lt;&gt; &quot;&quot;;[.G2389] &lt;&gt; &quot;&quot;);([.G2389]-[.F2389])*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8]" table:style-name="ce17">
            <text:p>929</text:p>
          </table:table-cell>
          <table:table-cell table:style-name="ce19"/>
          <table:table-cell table:style-name="ce4"/>
          <table:table-cell office:value-type="string" office:string-value="---" table:formula="of:=IF(AND([.F2390] &lt;&gt; &quot;&quot;;[.G2390] &lt;&gt; &quot;&quot;);([.G2390]-[.F239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89]" table:style-name="ce17">
            <text:p>929</text:p>
          </table:table-cell>
          <table:table-cell table:style-name="ce19"/>
          <table:table-cell table:style-name="ce4"/>
          <table:table-cell office:value-type="string" office:string-value="---" table:formula="of:=IF(AND([.F2391] &lt;&gt; &quot;&quot;;[.G2391] &lt;&gt; &quot;&quot;);([.G2391]-[.F2391])*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0]" table:style-name="ce17">
            <text:p>929</text:p>
          </table:table-cell>
          <table:table-cell table:style-name="ce19"/>
          <table:table-cell table:style-name="ce4"/>
          <table:table-cell office:value-type="string" office:string-value="---" table:formula="of:=IF(AND([.F2392] &lt;&gt; &quot;&quot;;[.G2392] &lt;&gt; &quot;&quot;);([.G2392]-[.F239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1]" table:style-name="ce17">
            <text:p>929</text:p>
          </table:table-cell>
          <table:table-cell table:style-name="ce19"/>
          <table:table-cell table:style-name="ce4"/>
          <table:table-cell office:value-type="string" office:string-value="---" table:formula="of:=IF(AND([.F2393] &lt;&gt; &quot;&quot;;[.G2393] &lt;&gt; &quot;&quot;);([.G2393]-[.F239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2]" table:style-name="ce17">
            <text:p>929</text:p>
          </table:table-cell>
          <table:table-cell table:style-name="ce19"/>
          <table:table-cell table:style-name="ce4"/>
          <table:table-cell office:value-type="string" office:string-value="---" table:formula="of:=IF(AND([.F2394] &lt;&gt; &quot;&quot;;[.G2394] &lt;&gt; &quot;&quot;);([.G2394]-[.F239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3]" table:style-name="ce17">
            <text:p>929</text:p>
          </table:table-cell>
          <table:table-cell table:style-name="ce19"/>
          <table:table-cell table:style-name="ce4"/>
          <table:table-cell office:value-type="string" office:string-value="---" table:formula="of:=IF(AND([.F2395] &lt;&gt; &quot;&quot;;[.G2395] &lt;&gt; &quot;&quot;);([.G2395]-[.F239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4]" table:style-name="ce17">
            <text:p>929</text:p>
          </table:table-cell>
          <table:table-cell table:style-name="ce19"/>
          <table:table-cell table:style-name="ce4"/>
          <table:table-cell office:value-type="string" office:string-value="---" table:formula="of:=IF(AND([.F2396] &lt;&gt; &quot;&quot;;[.G2396] &lt;&gt; &quot;&quot;);([.G2396]-[.F239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5]" table:style-name="ce17">
            <text:p>929</text:p>
          </table:table-cell>
          <table:table-cell table:style-name="ce19"/>
          <table:table-cell table:style-name="ce4"/>
          <table:table-cell office:value-type="string" office:string-value="---" table:formula="of:=IF(AND([.F2397] &lt;&gt; &quot;&quot;;[.G2397] &lt;&gt; &quot;&quot;);([.G2397]-[.F239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29" table:formula="of:=[.A2397]" table:style-name="ce17">
            <text:p>929</text:p>
          </table:table-cell>
          <table:table-cell table:style-name="ce19"/>
          <table:table-cell table:style-name="ce4"/>
          <table:table-cell office:value-type="string" office:string-value="---" table:formula="of:=IF(AND([.F2398] &lt;&gt; &quot;&quot;;[.G2398] &lt;&gt; &quot;&quot;);([.G2398]-[.F239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0" table:formula="of:=[.A2398]+1" table:style-name="ce17">
            <text:p>930</text:p>
          </table:table-cell>
          <table:table-cell table:style-name="ce12"/>
          <table:table-cell office:value-type="string" table:style-name="ce4">
            <text:p>****************</text:p>
          </table:table-cell>
          <table:table-cell table:style-name="ce4"/>
          <table:table-cell office:value-type="string" office:string-value="Week 930" table:formula="of:=CONCATENATE(&quot;Week &quot;; [.A2400])" table:number-columns-spanned="2" table:number-rows-spanned="3" table:style-name="ce48">
            <text:p>Week 930</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0]" table:style-name="ce17">
            <text:p>930</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1]" table:style-name="ce17">
            <text:p>930</text:p>
          </table:table-cell>
          <table:table-cell table:style-name="ce19"/>
          <table:table-cell office:value-type="string" table:style-name="ce4">
            <text:p>****************</text:p>
          </table:table-cell>
          <table:table-cell office:value-type="string" office:string-value="---" table:formula="of:=IF(AND([.F2402] &lt;&gt; &quot;&quot;;[.G2402] &lt;&gt; &quot;&quot;);([.G2402]-[.F2402])*24;&quot;---&quot;)" table:style-name="ce4">
            <text:p>---</text:p>
          </table:table-cell>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2]" table:style-name="ce17">
            <text:p>930</text:p>
          </table:table-cell>
          <table:table-cell table:style-name="ce19"/>
          <table:table-cell office:value-type="string" table:style-name="ce4">
            <text:p>****************</text:p>
          </table:table-cell>
          <table:table-cell office:value-type="string" office:string-value="---" table:formula="of:=IF(AND([.F2403] &lt;&gt; &quot;&quot;;[.G2403] &lt;&gt; &quot;&quot;);([.G2403]-[.F240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3]" table:style-name="ce17">
            <text:p>930</text:p>
          </table:table-cell>
          <table:table-cell table:style-name="ce19"/>
          <table:table-cell office:value-type="string" table:style-name="ce4">
            <text:p>****************</text:p>
          </table:table-cell>
          <table:table-cell office:value-type="string" office:string-value="---" table:formula="of:=IF(AND([.F2404] &lt;&gt; &quot;&quot;;[.G2404] &lt;&gt; &quot;&quot;);([.G2404]-[.F240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4]" table:style-name="ce17">
            <text:p>930</text:p>
          </table:table-cell>
          <table:table-cell table:style-name="ce19"/>
          <table:table-cell office:value-type="string" table:style-name="ce4">
            <text:p>****************</text:p>
          </table:table-cell>
          <table:table-cell office:value-type="string" office:string-value="---" table:formula="of:=IF(AND([.F2405] &lt;&gt; &quot;&quot;;[.G2405] &lt;&gt; &quot;&quot;);([.G2405]-[.F240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5]" table:style-name="ce17">
            <text:p>930</text:p>
          </table:table-cell>
          <table:table-cell table:style-name="ce12"/>
          <table:table-cell office:value-type="string" table:style-name="ce4">
            <text:p>****************</text:p>
          </table:table-cell>
          <table:table-cell office:value-type="string" office:string-value="---" table:formula="of:=IF(AND([.F2406] &lt;&gt; &quot;&quot;;[.G2406] &lt;&gt; &quot;&quot;);([.G2406]-[.F24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6]" table:style-name="ce17">
            <text:p>930</text:p>
          </table:table-cell>
          <table:table-cell table:style-name="ce12"/>
          <table:table-cell office:value-type="string" table:style-name="ce4">
            <text:p>BILLED</text:p>
          </table:table-cell>
          <table:table-cell office:value-type="string" office:string-value="---" table:formula="of:=IF(AND([.F2407] &lt;&gt; &quot;&quot;;[.G2407] &lt;&gt; &quot;&quot;);([.G2407]-[.F24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07]" table:style-name="ce17">
            <text:p>930</text:p>
          </table:table-cell>
          <table:table-cell office:value-type="float" office:value="7.5" table:formula="of:=COM.MICROSOFT.CEILING([.C2408];0.25)" table:style-name="ce19">
            <text:p>7.500</text:p>
          </table:table-cell>
          <table:table-cell office:value-type="float" office:value="7.4555555554688908" table:formula="of:=SUM([.D2408:.D2430])" table:style-name="ce4">
            <text:p>7.456</text:p>
          </table:table-cell>
          <table:table-cell office:value-type="string" office:string-value="---" table:formula="of:=IF(AND([.F2408] &lt;&gt; &quot;&quot;;[.G2408] &lt;&gt; &quot;&quot;);([.G2408]-[.F2408])*24;&quot;---&quot;)" table:style-name="ce4">
            <text:p>---</text:p>
          </table:table-cell>
          <table:table-cell office:value-type="date" office:date-value="2025-08-25T00:00:00" table:style-name="ce20">
            <text:p>25-Aug</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08]" table:style-name="ce17">
            <text:p>930</text:p>
          </table:table-cell>
          <table:table-cell table:style-name="ce19"/>
          <table:table-cell office:value-type="string" table:style-name="ce4">
            <text:p>BILLED</text:p>
          </table:table-cell>
          <table:table-cell office:value-type="float" office:value="0.25000000011641532" table:formula="of:=IF(AND([.F2409] &lt;&gt; &quot;&quot;;[.G2409] &lt;&gt; &quot;&quot;);([.G2409]-[.F2409])*24;&quot;---&quot;)" table:style-name="ce4">
            <text:p>0.250</text:p>
          </table:table-cell>
          <table:table-cell office:value-type="string" table:style-name="ce25">
            <text:p>mtg-Daily</text:p>
          </table:table-cell>
          <table:table-cell office:value-type="date" office:date-value="2025-08-25T08:30:00" table:style-name="ce14">
            <text:p>8/25/25 08:30 AM</text:p>
          </table:table-cell>
          <table:table-cell office:value-type="date" office:date-value="2025-08-25T08:45:00" table:style-name="ce14">
            <text:p>8/25/25 08:45 AM</text:p>
          </table:table-cell>
          <table:table-cell office:value-type="string" table:style-name="ce16">
            <text:p>Daily meetings with the team. Weekly EE team meeting.</text:p>
          </table:table-cell>
          <table:table-cell table:style-name="ce18"/>
          <table:table-cell table:number-columns-repeated="16375" table:style-name="ce1"/>
        </table:table-row>
        <table:table-row table:style-name="ro14" table:visibility="collapse">
          <table:table-cell office:value-type="float" office:value="930" table:formula="of:=[.A2409]" table:style-name="ce17">
            <text:p>930</text:p>
          </table:table-cell>
          <table:table-cell table:style-name="ce19"/>
          <table:table-cell office:value-type="string" table:style-name="ce4">
            <text:p>BILLED</text:p>
          </table:table-cell>
          <table:table-cell office:value-type="float" office:value="0.52111111104022712" table:formula="of:=IF(AND([.F2410] &lt;&gt; &quot;&quot;;[.G2410] &lt;&gt; &quot;&quot;);([.G2410]-[.F2410])*24;&quot;---&quot;)" table:style-name="ce4">
            <text:p>0.521</text:p>
          </table:table-cell>
          <table:table-cell office:value-type="string" table:style-name="ce25">
            <text:p>mtg-Daily</text:p>
          </table:table-cell>
          <table:table-cell office:value-type="date" office:date-value="2025-08-25T09:28:44" table:style-name="ce14">
            <text:p>8/25/25 09:28 AM</text:p>
          </table:table-cell>
          <table:table-cell office:value-type="date" office:date-value="2025-08-25T10:00:00" table:style-name="ce14">
            <text:p>8/25/25 10:0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0]" table:style-name="ce17">
            <text:p>930</text:p>
          </table:table-cell>
          <table:table-cell table:style-name="ce19"/>
          <table:table-cell office:value-type="string" table:style-name="ce4">
            <text:p>BILLED</text:p>
          </table:table-cell>
          <table:table-cell office:value-type="float" office:value="0.8333333334303461" table:formula="of:=IF(AND([.F2411] &lt;&gt; &quot;&quot;;[.G2411] &lt;&gt; &quot;&quot;);([.G2411]-[.F2411])*24;&quot;---&quot;)" table:style-name="ce4">
            <text:p>0.833</text:p>
          </table:table-cell>
          <table:table-cell office:value-type="string" table:style-name="ce25">
            <text:p>mtg-weekly</text:p>
          </table:table-cell>
          <table:table-cell office:value-type="date" office:date-value="2025-08-25T10:00:00" table:style-name="ce14">
            <text:p>8/25/25 10:00 AM</text:p>
          </table:table-cell>
          <table:table-cell office:value-type="date" office:date-value="2025-08-25T10:50:00" table:style-name="ce14">
            <text:p>8/25/25 10:50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0" table:formula="of:=[.A2411]" table:style-name="ce17">
            <text:p>930</text:p>
          </table:table-cell>
          <table:table-cell table:style-name="ce19"/>
          <table:table-cell office:value-type="string" table:style-name="ce4">
            <text:p>BILLED</text:p>
          </table:table-cell>
          <table:table-cell office:value-type="float" office:value="1.0894444443401881" table:formula="of:=IF(AND([.F2412] &lt;&gt; &quot;&quot;;[.G2412] &lt;&gt; &quot;&quot;);([.G2412]-[.F2412])*24;&quot;---&quot;)" table:style-name="ce4">
            <text:p>1.089</text:p>
          </table:table-cell>
          <table:table-cell office:value-type="string" table:style-name="ce25">
            <text:p>IDtoApptioFrontdoor</text:p>
          </table:table-cell>
          <table:table-cell office:value-type="date" office:date-value="2025-08-25T10:50:00" table:style-name="ce14">
            <text:p>8/25/25 10:50 AM</text:p>
          </table:table-cell>
          <table:table-cell office:value-type="date" office:date-value="2025-08-25T11:55:22" table:style-name="ce14">
            <text:p>8/25/25 11:55 AM</text:p>
          </table:table-cell>
          <table:table-cell office:value-type="string" table:style-name="ce16">
            <text:p>Worked on completing documentation and getting ready for the code review tomorrow for the IDtoApptioFrontDoor driver.</text:p>
          </table:table-cell>
          <table:table-cell table:style-name="ce18"/>
          <table:table-cell table:number-columns-repeated="16375" table:style-name="ce1"/>
        </table:table-row>
        <table:table-row table:style-name="ro14" table:visibility="collapse">
          <table:table-cell office:value-type="float" office:value="930" table:formula="of:=[.A2412]" table:style-name="ce17">
            <text:p>930</text:p>
          </table:table-cell>
          <table:table-cell table:style-name="ce19"/>
          <table:table-cell office:value-type="string" table:style-name="ce4">
            <text:p>BILLED</text:p>
          </table:table-cell>
          <table:table-cell office:value-type="float" office:value="3.0344444444635883" table:formula="of:=IF(AND([.F2413] &lt;&gt; &quot;&quot;;[.G2413] &lt;&gt; &quot;&quot;);([.G2413]-[.F2413])*24;&quot;---&quot;)" table:style-name="ce4">
            <text:p>3.034</text:p>
          </table:table-cell>
          <table:table-cell office:value-type="string" table:style-name="ce25">
            <text:p>IDtoApptioFrontdoor</text:p>
          </table:table-cell>
          <table:table-cell office:value-type="date" office:date-value="2025-08-25T11:59:39" table:style-name="ce14">
            <text:p>8/25/25 11:59 AM</text:p>
          </table:table-cell>
          <table:table-cell office:value-type="date" office:date-value="2025-08-25T15:01:43" table:style-name="ce14">
            <text:p>8/25/25 03:01 PM</text:p>
          </table:table-cell>
          <table:table-cell office:value-type="string" table:style-name="ce16">
            <text:p># - sent Dhivia note about communication to Appteam</text:p>
          </table:table-cell>
          <table:table-cell table:style-name="ce18"/>
          <table:table-cell table:number-columns-repeated="16375" table:style-name="ce1"/>
        </table:table-row>
        <table:table-row table:style-name="ro14" table:visibility="collapse">
          <table:table-cell office:value-type="float" office:value="930" table:formula="of:=[.A2413]" table:style-name="ce17">
            <text:p>930</text:p>
          </table:table-cell>
          <table:table-cell table:style-name="ce19"/>
          <table:table-cell office:value-type="string" table:style-name="ce4">
            <text:p>BILLED</text:p>
          </table:table-cell>
          <table:table-cell office:value-type="float" office:value="1.2227777777588926" table:formula="of:=IF(AND([.F2414] &lt;&gt; &quot;&quot;;[.G2414] &lt;&gt; &quot;&quot;);([.G2414]-[.F2414])*24;&quot;---&quot;)" table:style-name="ce4">
            <text:p>1.223</text:p>
          </table:table-cell>
          <table:table-cell office:value-type="string" table:style-name="ce25">
            <text:p>Gitlab-prep</text:p>
          </table:table-cell>
          <table:table-cell office:value-type="date" office:date-value="2025-08-25T15:34:32" table:style-name="ce14">
            <text:p>8/25/25 03:34 PM</text:p>
          </table:table-cell>
          <table:table-cell office:value-type="date" office:date-value="2025-08-25T16:47:54" table:style-name="ce14">
            <text:p>8/25/25 04:47 PM</text:p>
          </table:table-cell>
          <table:table-cell office:value-type="string" table:style-name="ce21">
            <text:p>Worked on a small review lab and specific diff scenarios for the git training.</text:p>
          </table:table-cell>
          <table:table-cell table:style-name="ce18"/>
          <table:table-cell table:number-columns-repeated="16375" table:style-name="ce1"/>
        </table:table-row>
        <table:table-row table:style-name="ro14" table:visibility="collapse">
          <table:table-cell office:value-type="float" office:value="930" table:formula="of:=[.A2414]" table:style-name="ce17">
            <text:p>930</text:p>
          </table:table-cell>
          <table:table-cell table:style-name="ce19"/>
          <table:table-cell office:value-type="string" table:style-name="ce4">
            <text:p>BILLED</text:p>
          </table:table-cell>
          <table:table-cell office:value-type="float" office:value="0.5044444443192333" table:formula="of:=IF(AND([.F2415] &lt;&gt; &quot;&quot;;[.G2415] &lt;&gt; &quot;&quot;);([.G2415]-[.F2415])*24;&quot;---&quot;)" table:style-name="ce4">
            <text:p>0.504</text:p>
          </table:table-cell>
          <table:table-cell office:value-type="string" table:style-name="ce25">
            <text:p>IDtoApptioTargetProcess</text:p>
          </table:table-cell>
          <table:table-cell office:value-type="date" office:date-value="2025-08-25T16:47:54" table:style-name="ce14">
            <text:p>8/25/25 04:47 PM</text:p>
          </table:table-cell>
          <table:table-cell office:value-type="date" office:date-value="2025-08-25T17:18:10" table:style-name="ce14">
            <text:p>8/25/25 05:18 PM</text:p>
          </table:table-cell>
          <table:table-cell office:value-type="string" table:style-name="ce22">
            <text:p>Worked on creating the IDtoApptioTargetProcess driver and began testing the API.</text:p>
          </table:table-cell>
          <table:table-cell table:style-name="ce18"/>
          <table:table-cell table:number-columns-repeated="16375" table:style-name="ce1"/>
        </table:table-row>
        <table:table-row table:style-name="ro14" table:visibility="collapse">
          <table:table-cell office:value-type="float" office:value="930" table:formula="of:=[.A2415]" table:style-name="ce17">
            <text:p>930</text:p>
          </table:table-cell>
          <table:table-cell table:style-name="ce19"/>
          <table:table-cell table:style-name="ce4"/>
          <table:table-cell office:value-type="string" office:string-value="---" table:formula="of:=IF(AND([.F2416] &lt;&gt; &quot;&quot;;[.G2416] &lt;&gt; &quot;&quot;);([.G2416]-[.F241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6]" table:style-name="ce17">
            <text:p>930</text:p>
          </table:table-cell>
          <table:table-cell table:number-columns-repeated="2" table:style-name="ce4"/>
          <table:table-cell office:value-type="string" office:string-value="---" table:formula="of:=IF(AND([.F2417] &lt;&gt; &quot;&quot;;[.G2417] &lt;&gt; &quot;&quot;);([.G2417]-[.F241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7]" table:style-name="ce17">
            <text:p>930</text:p>
          </table:table-cell>
          <table:table-cell table:style-name="ce31"/>
          <table:table-cell table:style-name="ce4"/>
          <table:table-cell office:value-type="string" office:string-value="---" table:formula="of:=IF(AND([.F2418] &lt;&gt; &quot;&quot;;[.G2418] &lt;&gt; &quot;&quot;);([.G2418]-[.F241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8]" table:style-name="ce17">
            <text:p>930</text:p>
          </table:table-cell>
          <table:table-cell table:style-name="ce19"/>
          <table:table-cell table:style-name="ce4"/>
          <table:table-cell office:value-type="string" office:string-value="---" table:formula="of:=IF(AND([.F2419] &lt;&gt; &quot;&quot;;[.G2419] &lt;&gt; &quot;&quot;);([.G2419]-[.F241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19]" table:style-name="ce17">
            <text:p>930</text:p>
          </table:table-cell>
          <table:table-cell table:style-name="ce19"/>
          <table:table-cell table:style-name="ce4"/>
          <table:table-cell office:value-type="string" office:string-value="---" table:formula="of:=IF(AND([.F2420] &lt;&gt; &quot;&quot;;[.G2420] &lt;&gt; &quot;&quot;);([.G2420]-[.F2420])*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0]" table:style-name="ce17">
            <text:p>930</text:p>
          </table:table-cell>
          <table:table-cell table:style-name="ce19"/>
          <table:table-cell table:style-name="ce4"/>
          <table:table-cell office:value-type="string" office:string-value="---" table:formula="of:=IF(AND([.F2421] &lt;&gt; &quot;&quot;;[.G2421] &lt;&gt; &quot;&quot;);([.G2421]-[.F242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1]" table:style-name="ce17">
            <text:p>930</text:p>
          </table:table-cell>
          <table:table-cell table:style-name="ce19"/>
          <table:table-cell table:style-name="ce4"/>
          <table:table-cell office:value-type="string" office:string-value="---" table:formula="of:=IF(AND([.F2422] &lt;&gt; &quot;&quot;;[.G2422] &lt;&gt; &quot;&quot;);([.G2422]-[.F242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2]" table:style-name="ce17">
            <text:p>930</text:p>
          </table:table-cell>
          <table:table-cell table:style-name="ce19"/>
          <table:table-cell table:style-name="ce4"/>
          <table:table-cell office:value-type="string" office:string-value="---" table:formula="of:=IF(AND([.F2423] &lt;&gt; &quot;&quot;;[.G2423] &lt;&gt; &quot;&quot;);([.G2423]-[.F2423])*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3]" table:style-name="ce17">
            <text:p>930</text:p>
          </table:table-cell>
          <table:table-cell table:style-name="ce19"/>
          <table:table-cell table:style-name="ce4"/>
          <table:table-cell office:value-type="string" office:string-value="---" table:formula="of:=IF(AND([.F2424] &lt;&gt; &quot;&quot;;[.G2424] &lt;&gt; &quot;&quot;);([.G2424]-[.F242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0" table:formula="of:=[.A2424]" table:style-name="ce17">
            <text:p>930</text:p>
          </table:table-cell>
          <table:table-cell table:style-name="ce19"/>
          <table:table-cell table:style-name="ce4"/>
          <table:table-cell office:value-type="string" office:string-value="---" table:formula="of:=IF(AND([.F2425] &lt;&gt; &quot;&quot;;[.G2425] &lt;&gt; &quot;&quot;);([.G2425]-[.F2425])*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5]" table:style-name="ce17">
            <text:p>930</text:p>
          </table:table-cell>
          <table:table-cell table:style-name="ce19"/>
          <table:table-cell table:style-name="ce4"/>
          <table:table-cell office:value-type="string" office:string-value="---" table:formula="of:=IF(AND([.F2426] &lt;&gt; &quot;&quot;;[.G2426] &lt;&gt; &quot;&quot;);([.G2426]-[.F242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6]" table:style-name="ce17">
            <text:p>930</text:p>
          </table:table-cell>
          <table:table-cell table:style-name="ce19"/>
          <table:table-cell table:style-name="ce4"/>
          <table:table-cell office:value-type="string" office:string-value="---" table:formula="of:=IF(AND([.F2427] &lt;&gt; &quot;&quot;;[.G2427] &lt;&gt; &quot;&quot;);([.G2427]-[.F242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7]" table:style-name="ce17">
            <text:p>930</text:p>
          </table:table-cell>
          <table:table-cell table:style-name="ce19"/>
          <table:table-cell table:style-name="ce4"/>
          <table:table-cell office:value-type="string" office:string-value="---" table:formula="of:=IF(AND([.F2428] &lt;&gt; &quot;&quot;;[.G2428] &lt;&gt; &quot;&quot;);([.G2428]-[.F242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8]" table:style-name="ce17">
            <text:p>930</text:p>
          </table:table-cell>
          <table:table-cell table:style-name="ce19"/>
          <table:table-cell table:style-name="ce4"/>
          <table:table-cell office:value-type="string" office:string-value="---" table:formula="of:=IF(AND([.F2429] &lt;&gt; &quot;&quot;;[.G2429] &lt;&gt; &quot;&quot;);([.G2429]-[.F24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29]" table:style-name="ce17">
            <text:p>930</text:p>
          </table:table-cell>
          <table:table-cell table:style-name="ce19"/>
          <table:table-cell table:style-name="ce4"/>
          <table:table-cell office:value-type="string" office:string-value="---" table:formula="of:=IF(AND([.F2430] &lt;&gt; &quot;&quot;;[.G2430] &lt;&gt; &quot;&quot;);([.G2430]-[.F243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0]" table:style-name="ce17">
            <text:p>930</text:p>
          </table:table-cell>
          <table:table-cell office:value-type="float" office:value="7.5" table:formula="of:=COM.MICROSOFT.CEILING([.C2431];0.25)" table:style-name="ce19">
            <text:p>7.500</text:p>
          </table:table-cell>
          <table:table-cell office:value-type="float" office:value="7.4450000000651926" table:formula="of:=SUM([.D2431:.D2453])" table:style-name="ce4">
            <text:p>7.445</text:p>
          </table:table-cell>
          <table:table-cell office:value-type="string" office:string-value="---" table:formula="of:=IF(AND([.F2431] &lt;&gt; &quot;&quot;;[.G2431] &lt;&gt; &quot;&quot;);([.G2431]-[.F2431])*24;&quot;---&quot;)" table:style-name="ce4">
            <text:p>---</text:p>
          </table:table-cell>
          <table:table-cell office:value-type="date" office:date-value="2025-08-26T00:00:00" table:style-name="ce20">
            <text:p>26-Aug</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1]" table:style-name="ce17">
            <text:p>930</text:p>
          </table:table-cell>
          <table:table-cell table:style-name="ce19"/>
          <table:table-cell office:value-type="string" table:style-name="ce4">
            <text:p>BILLED</text:p>
          </table:table-cell>
          <table:table-cell office:value-type="float" office:value="0.16666666668606922" table:formula="of:=IF(AND([.F2432] &lt;&gt; &quot;&quot;;[.G2432] &lt;&gt; &quot;&quot;);([.G2432]-[.F2432])*24;&quot;---&quot;)" table:style-name="ce4">
            <text:p>0.167</text:p>
          </table:table-cell>
          <table:table-cell office:value-type="string" table:style-name="ce25">
            <text:p>Mtg-Daily</text:p>
          </table:table-cell>
          <table:table-cell office:value-type="date" office:date-value="2025-08-26T08:30:00" table:style-name="ce14">
            <text:p>8/26/25 08:30 AM</text:p>
          </table:table-cell>
          <table:table-cell office:value-type="date" office:date-value="2025-08-26T08:40:00" table:style-name="ce14">
            <text:p>8/26/25 08:40 AM</text:p>
          </table:table-cell>
          <table:table-cell office:value-type="string" table:style-name="ce21">
            <text:p>Daily meetings with the team.</text:p>
          </table:table-cell>
          <table:table-cell table:style-name="ce15"/>
          <table:table-cell table:number-columns-repeated="16375" table:style-name="ce1"/>
        </table:table-row>
        <table:table-row table:style-name="ro14" table:visibility="collapse">
          <table:table-cell office:value-type="float" office:value="930" table:formula="of:=[.A2432]" table:style-name="ce17">
            <text:p>930</text:p>
          </table:table-cell>
          <table:table-cell table:style-name="ce4"/>
          <table:table-cell office:value-type="string" table:style-name="ce4">
            <text:p>BILLED</text:p>
          </table:table-cell>
          <table:table-cell office:value-type="float" office:value="0.90499999991152436" table:formula="of:=IF(AND([.F2433] &lt;&gt; &quot;&quot;;[.G2433] &lt;&gt; &quot;&quot;);([.G2433]-[.F2433])*24;&quot;---&quot;)" table:style-name="ce4">
            <text:p>0.905</text:p>
          </table:table-cell>
          <table:table-cell office:value-type="string" table:style-name="ce20">
            <text:p>Gitprep</text:p>
          </table:table-cell>
          <table:table-cell office:value-type="date" office:date-value="2025-08-26T09:21:23" table:style-name="ce14">
            <text:p>8/26/25 09:21 AM</text:p>
          </table:table-cell>
          <table:table-cell office:value-type="date" office:date-value="2025-08-26T10:15:41" table:style-name="ce14">
            <text:p>8/26/25 10:15 AM</text:p>
          </table:table-cell>
          <table:table-cell office:value-type="string" table:style-name="ce20">
            <text:p>Worked on lab and diff options for the next Git L&amp;L</text:p>
          </table:table-cell>
          <table:table-cell table:style-name="ce18"/>
          <table:table-cell table:number-columns-repeated="16375" table:style-name="ce1"/>
        </table:table-row>
        <table:table-row table:style-name="ro14" table:visibility="collapse">
          <table:table-cell office:value-type="float" office:value="930" table:formula="of:=[.A2433]" table:style-name="ce17">
            <text:p>930</text:p>
          </table:table-cell>
          <table:table-cell table:style-name="ce19"/>
          <table:table-cell office:value-type="string" table:style-name="ce4">
            <text:p>BILLED</text:p>
          </table:table-cell>
          <table:table-cell office:value-type="float" office:value="0.48861111112637445" table:formula="of:=IF(AND([.F2434] &lt;&gt; &quot;&quot;;[.G2434] &lt;&gt; &quot;&quot;);([.G2434]-[.F2434])*24;&quot;---&quot;)" table:style-name="ce4">
            <text:p>0.489</text:p>
          </table:table-cell>
          <table:table-cell office:value-type="string" table:style-name="ce25">
            <text:p>IDtoApptioFrontDoor</text:p>
          </table:table-cell>
          <table:table-cell office:value-type="date" office:date-value="2025-08-26T10:15:41" table:style-name="ce14">
            <text:p>8/26/25 10:15 AM</text:p>
          </table:table-cell>
          <table:table-cell office:value-type="date" office:date-value="2025-08-26T10:45:00" table:style-name="ce14">
            <text:p>8/26/25 10:45 AM</text:p>
          </table:table-cell>
          <table:table-cell office:value-type="string" table:style-name="ce21">
            <text:p>Worked on preparing for code review. Code review meeting with the EE IDM team.</text:p>
          </table:table-cell>
          <table:table-cell table:style-name="ce18"/>
          <table:table-cell table:number-columns-repeated="16375" table:style-name="ce1"/>
        </table:table-row>
        <table:table-row table:style-name="ro14" table:visibility="collapse">
          <table:table-cell office:value-type="float" office:value="930" table:formula="of:=[.A2434]" table:style-name="ce17">
            <text:p>930</text:p>
          </table:table-cell>
          <table:table-cell table:style-name="ce19"/>
          <table:table-cell office:value-type="string" table:style-name="ce4">
            <text:p>BILLED</text:p>
          </table:table-cell>
          <table:table-cell office:value-type="float" office:value="0.27361111115897074" table:formula="of:=IF(AND([.F2435] &lt;&gt; &quot;&quot;;[.G2435] &lt;&gt; &quot;&quot;);([.G2435]-[.F2435])*24;&quot;---&quot;)" table:style-name="ce4">
            <text:p>0.274</text:p>
          </table:table-cell>
          <table:table-cell office:value-type="string" table:style-name="ce20">
            <text:p>Support-yatin</text:p>
          </table:table-cell>
          <table:table-cell office:value-type="date" office:date-value="2025-08-26T10:45:00" table:style-name="ce14">
            <text:p>8/26/25 10:45 AM</text:p>
          </table:table-cell>
          <table:table-cell office:value-type="date" office:date-value="2025-08-26T11:01:25" table:style-name="ce14">
            <text:p>8/26/25 11:01 AM</text:p>
          </table:table-cell>
          <table:table-cell office:value-type="string" table:style-name="ce13">
            <text:p>Worked on discussion of how to create/run pipelines for a new connector for Yatin.</text:p>
          </table:table-cell>
          <table:table-cell table:style-name="ce18"/>
          <table:table-cell table:number-columns-repeated="16375" table:style-name="ce1"/>
        </table:table-row>
        <table:table-row table:style-name="ro14" table:visibility="collapse">
          <table:table-cell office:value-type="float" office:value="930" table:formula="of:=[.A2435]" table:style-name="ce17">
            <text:p>930</text:p>
          </table:table-cell>
          <table:table-cell table:style-name="ce19"/>
          <table:table-cell office:value-type="string" table:style-name="ce4">
            <text:p>BILLED</text:p>
          </table:table-cell>
          <table:table-cell office:value-type="float" office:value="3.6919444444938563" table:formula="of:=IF(AND([.F2436] &lt;&gt; &quot;&quot;;[.G2436] &lt;&gt; &quot;&quot;);([.G2436]-[.F2436])*24;&quot;---&quot;)" table:style-name="ce4">
            <text:p>3.692</text:p>
          </table:table-cell>
          <table:table-cell office:value-type="string" table:style-name="ce25">
            <text:p>IDtoApptioFrontDoor</text:p>
          </table:table-cell>
          <table:table-cell office:value-type="date" office:date-value="2025-08-26T11:01:25" table:style-name="ce14">
            <text:p>8/26/25 11:01 AM</text:p>
          </table:table-cell>
          <table:table-cell office:value-type="date" office:date-value="2025-08-26T14:42:56" table:style-name="ce14">
            <text:p>8/26/25 02:42 PM</text:p>
          </table:table-cell>
          <table:table-cell office:value-type="string" table:style-name="ce26">
            <text:p>#</text:p>
          </table:table-cell>
          <table:table-cell table:style-name="ce18"/>
          <table:table-cell table:number-columns-repeated="16375" table:style-name="ce1"/>
        </table:table-row>
        <table:table-row table:style-name="ro14" table:visibility="collapse">
          <table:table-cell office:value-type="float" office:value="930" table:formula="of:=[.A2436]" table:style-name="ce17">
            <text:p>930</text:p>
          </table:table-cell>
          <table:table-cell table:style-name="ce19"/>
          <table:table-cell office:value-type="string" table:style-name="ce4">
            <text:p>BILLED</text:p>
          </table:table-cell>
          <table:table-cell office:value-type="float" office:value="1.9191666666883975" table:formula="of:=IF(AND([.F2437] &lt;&gt; &quot;&quot;;[.G2437] &lt;&gt; &quot;&quot;);([.G2437]-[.F2437])*24;&quot;---&quot;)" table:style-name="ce4">
            <text:p>1.919</text:p>
          </table:table-cell>
          <table:table-cell office:value-type="string" table:style-name="ce25">
            <text:p>IDtoApptioFrontDoor</text:p>
          </table:table-cell>
          <table:table-cell office:value-type="date" office:date-value="2025-08-26T15:28:22" table:style-name="ce14">
            <text:p>8/26/25 03:28 PM</text:p>
          </table:table-cell>
          <table:table-cell office:value-type="date" office:date-value="2025-08-26T17:23:31" table:style-name="ce14">
            <text:p>8/26/25 05:23 PM</text:p>
          </table:table-cell>
          <table:table-cell office:value-type="string" table:style-name="ce13">
            <text:p>#worked on todo items from our code review meeting</text:p>
          </table:table-cell>
          <table:table-cell table:style-name="ce18"/>
          <table:table-cell table:number-columns-repeated="16375" table:style-name="ce1"/>
        </table:table-row>
        <table:table-row table:style-name="ro14" table:visibility="collapse">
          <table:table-cell office:value-type="float" office:value="930" table:formula="of:=[.A2437]" table:style-name="ce17">
            <text:p>930</text:p>
          </table:table-cell>
          <table:table-cell table:style-name="ce19"/>
          <table:table-cell table:style-name="ce4"/>
          <table:table-cell office:value-type="string" office:string-value="---" table:formula="of:=IF(AND([.F2438] &lt;&gt; &quot;&quot;;[.G2438] &lt;&gt; &quot;&quot;);([.G2438]-[.F243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38]" table:style-name="ce17">
            <text:p>930</text:p>
          </table:table-cell>
          <table:table-cell table:style-name="ce19"/>
          <table:table-cell table:style-name="ce4"/>
          <table:table-cell office:value-type="string" office:string-value="---" table:formula="of:=IF(AND([.F2439] &lt;&gt; &quot;&quot;;[.G2439] &lt;&gt; &quot;&quot;);([.G2439]-[.F2439])*24;&quot;---&quot;)" table:style-name="ce4">
            <text:p>---</text:p>
          </table:table-cell>
          <table:table-cell table:style-name="ce25"/>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39]" table:style-name="ce17">
            <text:p>930</text:p>
          </table:table-cell>
          <table:table-cell table:style-name="ce19"/>
          <table:table-cell table:style-name="ce4"/>
          <table:table-cell office:value-type="string" office:string-value="---" table:formula="of:=IF(AND([.F2440] &lt;&gt; &quot;&quot;;[.G2440] &lt;&gt; &quot;&quot;);([.G2440]-[.F244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0]" table:style-name="ce17">
            <text:p>930</text:p>
          </table:table-cell>
          <table:table-cell table:number-columns-repeated="2" table:style-name="ce4"/>
          <table:table-cell office:value-type="string" office:string-value="---" table:formula="of:=IF(AND([.F2441] &lt;&gt; &quot;&quot;;[.G2441] &lt;&gt; &quot;&quot;);([.G2441]-[.F244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1]" table:style-name="ce17">
            <text:p>930</text:p>
          </table:table-cell>
          <table:table-cell table:style-name="ce19"/>
          <table:table-cell table:style-name="ce4"/>
          <table:table-cell office:value-type="string" office:string-value="---" table:formula="of:=IF(AND([.F2442] &lt;&gt; &quot;&quot;;[.G2442] &lt;&gt; &quot;&quot;);([.G2442]-[.F244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2]" table:style-name="ce17">
            <text:p>930</text:p>
          </table:table-cell>
          <table:table-cell table:style-name="ce19"/>
          <table:table-cell table:style-name="ce4"/>
          <table:table-cell office:value-type="string" office:string-value="---" table:formula="of:=IF(AND([.F2443] &lt;&gt; &quot;&quot;;[.G2443] &lt;&gt; &quot;&quot;);([.G2443]-[.F244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3]" table:style-name="ce17">
            <text:p>930</text:p>
          </table:table-cell>
          <table:table-cell table:style-name="ce19"/>
          <table:table-cell table:style-name="ce4"/>
          <table:table-cell office:value-type="string" office:string-value="---" table:formula="of:=IF(AND([.F2444] &lt;&gt; &quot;&quot;;[.G2444] &lt;&gt; &quot;&quot;);([.G2444]-[.F244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4]" table:style-name="ce17">
            <text:p>930</text:p>
          </table:table-cell>
          <table:table-cell table:style-name="ce19"/>
          <table:table-cell table:style-name="ce4"/>
          <table:table-cell office:value-type="string" office:string-value="---" table:formula="of:=IF(AND([.F2445] &lt;&gt; &quot;&quot;;[.G2445] &lt;&gt; &quot;&quot;);([.G2445]-[.F2445])*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5]" table:style-name="ce17">
            <text:p>930</text:p>
          </table:table-cell>
          <table:table-cell table:style-name="ce19"/>
          <table:table-cell table:style-name="ce4"/>
          <table:table-cell office:value-type="string" office:string-value="---" table:formula="of:=IF(AND([.F2446] &lt;&gt; &quot;&quot;;[.G2446] &lt;&gt; &quot;&quot;);([.G2446]-[.F2446])*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0" table:formula="of:=[.A2446]" table:style-name="ce17">
            <text:p>930</text:p>
          </table:table-cell>
          <table:table-cell table:style-name="ce19"/>
          <table:table-cell table:style-name="ce4"/>
          <table:table-cell office:value-type="string" office:string-value="---" table:formula="of:=IF(AND([.F2447] &lt;&gt; &quot;&quot;;[.G2447] &lt;&gt; &quot;&quot;);([.G2447]-[.F244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7]" table:style-name="ce17">
            <text:p>930</text:p>
          </table:table-cell>
          <table:table-cell table:style-name="ce19"/>
          <table:table-cell table:style-name="ce4"/>
          <table:table-cell office:value-type="string" office:string-value="---" table:formula="of:=IF(AND([.F2448] &lt;&gt; &quot;&quot;;[.G2448] &lt;&gt; &quot;&quot;);([.G2448]-[.F24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8]" table:style-name="ce17">
            <text:p>930</text:p>
          </table:table-cell>
          <table:table-cell table:style-name="ce19"/>
          <table:table-cell table:style-name="ce4"/>
          <table:table-cell office:value-type="string" office:string-value="---" table:formula="of:=IF(AND([.F2449] &lt;&gt; &quot;&quot;;[.G2449] &lt;&gt; &quot;&quot;);([.G2449]-[.F244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49]" table:style-name="ce17">
            <text:p>930</text:p>
          </table:table-cell>
          <table:table-cell table:style-name="ce19"/>
          <table:table-cell table:style-name="ce4"/>
          <table:table-cell office:value-type="string" office:string-value="---" table:formula="of:=IF(AND([.F2450] &lt;&gt; &quot;&quot;;[.G2450] &lt;&gt; &quot;&quot;);([.G2450]-[.F245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0]" table:style-name="ce17">
            <text:p>930</text:p>
          </table:table-cell>
          <table:table-cell table:style-name="ce19"/>
          <table:table-cell table:style-name="ce4"/>
          <table:table-cell office:value-type="string" office:string-value="---" table:formula="of:=IF(AND([.F2451] &lt;&gt; &quot;&quot;;[.G2451] &lt;&gt; &quot;&quot;);([.G2451]-[.F24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1]" table:style-name="ce17">
            <text:p>930</text:p>
          </table:table-cell>
          <table:table-cell table:style-name="ce19"/>
          <table:table-cell table:style-name="ce4"/>
          <table:table-cell office:value-type="string" office:string-value="---" table:formula="of:=IF(AND([.F2452] &lt;&gt; &quot;&quot;;[.G2452] &lt;&gt; &quot;&quot;);([.G2452]-[.F2452])*24;&quot;---&quot;)" table:style-name="ce4">
            <text:p>---</text:p>
          </table:table-cell>
          <table:table-cell office:value-type="string" table:style-name="ce20">
            <text:p>working on <text:s/>latest test for frontdoor - row 25 is failin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2]" table:style-name="ce17">
            <text:p>930</text:p>
          </table:table-cell>
          <table:table-cell table:style-name="ce19"/>
          <table:table-cell table:style-name="ce4"/>
          <table:table-cell office:value-type="string" office:string-value="---" table:formula="of:=IF(AND([.F2453] &lt;&gt; &quot;&quot;;[.G2453] &lt;&gt; &quot;&quot;);([.G2453]-[.F24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0" table:formula="of:=[.A2453]" table:style-name="ce17">
            <text:p>930</text:p>
          </table:table-cell>
          <table:table-cell office:value-type="float" office:value="8" table:formula="of:=COM.MICROSOFT.CEILING([.C2454];0.25)" table:style-name="ce19">
            <text:p>8.000</text:p>
          </table:table-cell>
          <table:table-cell office:value-type="float" office:value="7.9936111110728234" table:formula="of:=SUM([.D2454:.D2474])" table:style-name="ce4">
            <text:p>7.994</text:p>
          </table:table-cell>
          <table:table-cell office:value-type="string" office:string-value="---" table:formula="of:=IF(AND([.F2454] &lt;&gt; &quot;&quot;;[.G2454] &lt;&gt; &quot;&quot;);([.G2454]-[.F2454])*24;&quot;---&quot;)" table:style-name="ce4">
            <text:p>---</text:p>
          </table:table-cell>
          <table:table-cell office:value-type="date" office:date-value="2025-08-27T00:00:00" table:style-name="ce20">
            <text:p>27-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54]" table:style-name="ce17">
            <text:p>930</text:p>
          </table:table-cell>
          <table:table-cell table:style-name="ce19"/>
          <table:table-cell office:value-type="string" table:style-name="ce4">
            <text:p>BILLED</text:p>
          </table:table-cell>
          <table:table-cell office:value-type="float" office:value="0.25000000011641532" table:formula="of:=IF(AND([.F2455] &lt;&gt; &quot;&quot;;[.G2455] &lt;&gt; &quot;&quot;);([.G2455]-[.F2455])*24;&quot;---&quot;)" table:style-name="ce4">
            <text:p>0.250</text:p>
          </table:table-cell>
          <table:table-cell office:value-type="string" table:style-name="ce21">
            <text:p>mtg-Daily</text:p>
          </table:table-cell>
          <table:table-cell office:value-type="date" office:date-value="2025-08-27T08:30:00" table:style-name="ce14">
            <text:p>8/27/25 08:30 AM</text:p>
          </table:table-cell>
          <table:table-cell office:value-type="date" office:date-value="2025-08-27T08:45:00" table:style-name="ce14">
            <text:p>8/27/25 08:45 AM</text:p>
          </table:table-cell>
          <table:table-cell office:value-type="string" table:style-name="ce13">
            <text:p>Daily meetings with the team. EE/IGA team sync.</text:p>
          </table:table-cell>
          <table:table-cell table:style-name="ce23"/>
          <table:table-cell table:number-columns-repeated="16375" table:style-name="ce1"/>
        </table:table-row>
        <table:table-row table:style-name="ro14" table:visibility="collapse">
          <table:table-cell office:value-type="float" office:value="930" table:formula="of:=[.A2455]" table:style-name="ce17">
            <text:p>930</text:p>
          </table:table-cell>
          <table:table-cell table:style-name="ce19"/>
          <table:table-cell office:value-type="string" table:style-name="ce4">
            <text:p>BILLED</text:p>
          </table:table-cell>
          <table:table-cell office:value-type="float" office:value="0.55444444430759177" table:formula="of:=IF(AND([.F2456] &lt;&gt; &quot;&quot;;[.G2456] &lt;&gt; &quot;&quot;);([.G2456]-[.F2456])*24;&quot;---&quot;)" table:style-name="ce4">
            <text:p>0.554</text:p>
          </table:table-cell>
          <table:table-cell office:value-type="string" table:style-name="ce21">
            <text:p>mtg-0Daily</text:p>
          </table:table-cell>
          <table:table-cell office:value-type="date" office:date-value="2025-08-27T09:30:00" table:style-name="ce14">
            <text:p>8/27/25 09:30 AM</text:p>
          </table:table-cell>
          <table:table-cell office:value-type="date" office:date-value="2025-08-27T10:03:16" table:style-name="ce14">
            <text:p>8/27/25 10:03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0" table:formula="of:=[.A2456]" table:style-name="ce17">
            <text:p>930</text:p>
          </table:table-cell>
          <table:table-cell table:style-name="ce19"/>
          <table:table-cell office:value-type="string" table:style-name="ce4">
            <text:p>BILLED</text:p>
          </table:table-cell>
          <table:table-cell office:value-type="float" office:value="1.0288888889481314" table:formula="of:=IF(AND([.F2457] &lt;&gt; &quot;&quot;;[.G2457] &lt;&gt; &quot;&quot;);([.G2457]-[.F2457])*24;&quot;---&quot;)" table:style-name="ce4">
            <text:p>1.029</text:p>
          </table:table-cell>
          <table:table-cell office:value-type="string" table:style-name="ce21">
            <text:p>mtg-eeigasync</text:p>
          </table:table-cell>
          <table:table-cell office:value-type="date" office:date-value="2025-08-27T10:03:16" table:style-name="ce14">
            <text:p>8/27/25 10:03 AM</text:p>
          </table:table-cell>
          <table:table-cell office:value-type="date" office:date-value="2025-08-27T11:05:00" table:style-name="ce14">
            <text:p>8/27/25 11:05 AM</text:p>
          </table:table-cell>
          <table:table-cell office:value-type="string" table:style-name="ce13">
            <text:p>#sync meeting</text:p>
          </table:table-cell>
          <table:table-cell table:style-name="ce23"/>
          <table:table-cell table:number-columns-repeated="16375" table:style-name="ce1"/>
        </table:table-row>
        <table:table-row table:style-name="ro14" table:visibility="collapse">
          <table:table-cell office:value-type="float" office:value="930" table:formula="of:=[.A2457]" table:style-name="ce17">
            <text:p>930</text:p>
          </table:table-cell>
          <table:table-cell table:style-name="ce19"/>
          <table:table-cell office:value-type="string" table:style-name="ce4">
            <text:p>BILLED</text:p>
          </table:table-cell>
          <table:table-cell office:value-type="float" office:value="0.8333333334303461" table:formula="of:=IF(AND([.F2458] &lt;&gt; &quot;&quot;;[.G2458] &lt;&gt; &quot;&quot;);([.G2458]-[.F2458])*24;&quot;---&quot;)" table:style-name="ce4">
            <text:p>0.833</text:p>
          </table:table-cell>
          <table:table-cell office:value-type="string" table:style-name="ce21">
            <text:p>IDtoapptioFrontDoor</text:p>
          </table:table-cell>
          <table:table-cell office:value-type="date" office:date-value="2025-08-27T11:05:00" table:style-name="ce14">
            <text:p>8/27/25 11:05 AM</text:p>
          </table:table-cell>
          <table:table-cell office:value-type="date" office:date-value="2025-08-27T11:55:00" table:style-name="ce14">
            <text:p>8/27/25 11:55 AM</text:p>
          </table:table-cell>
          <table:table-cell office:value-type="string" table:style-name="ce21">
            <text:p>Worked on fixes from the code review and merging IDtoApptioFrontDoor to master.</text:p>
          </table:table-cell>
          <table:table-cell table:style-name="ce23"/>
          <table:table-cell table:number-columns-repeated="16375" table:style-name="ce1"/>
        </table:table-row>
        <table:table-row table:style-name="ro14" table:visibility="collapse">
          <table:table-cell office:value-type="float" office:value="930" table:formula="of:=[.A2458]" table:style-name="ce17">
            <text:p>930</text:p>
          </table:table-cell>
          <table:table-cell table:style-name="ce19"/>
          <table:table-cell office:value-type="string" table:style-name="ce4">
            <text:p>BILLED</text:p>
          </table:table-cell>
          <table:table-cell office:value-type="float" office:value="1.3513888887246139" table:formula="of:=IF(AND([.F2459] &lt;&gt; &quot;&quot;;[.G2459] &lt;&gt; &quot;&quot;);([.G2459]-[.F2459])*24;&quot;---&quot;)" table:style-name="ce4">
            <text:p>1.351</text:p>
          </table:table-cell>
          <table:table-cell office:value-type="string" table:style-name="ce21">
            <text:p>L&amp;L</text:p>
          </table:table-cell>
          <table:table-cell office:value-type="date" office:date-value="2025-08-27T11:55:00" table:style-name="ce14">
            <text:p>8/27/25 11:55 AM</text:p>
          </table:table-cell>
          <table:table-cell office:value-type="date" office:date-value="2025-08-27T13:16:05" table:style-name="ce14">
            <text:p>8/27/25 01:16 PM</text:p>
          </table:table-cell>
          <table:table-cell office:value-type="string" table:style-name="ce21">
            <text:p>Git lunch and learn session 2</text:p>
          </table:table-cell>
          <table:table-cell table:style-name="ce23"/>
          <table:table-cell table:number-columns-repeated="16375" table:style-name="ce1"/>
        </table:table-row>
        <table:table-row table:style-name="ro14" table:visibility="collapse">
          <table:table-cell office:value-type="float" office:value="930" table:formula="of:=[.A2459]" table:style-name="ce17">
            <text:p>930</text:p>
          </table:table-cell>
          <table:table-cell table:style-name="ce19"/>
          <table:table-cell office:value-type="string" table:style-name="ce4">
            <text:p>BILLED</text:p>
          </table:table-cell>
          <table:table-cell office:value-type="float" office:value="0.72555555560393259" table:formula="of:=IF(AND([.F2460] &lt;&gt; &quot;&quot;;[.G2460] &lt;&gt; &quot;&quot;);([.G2460]-[.F2460])*24;&quot;---&quot;)" table:style-name="ce4">
            <text:p>0.726</text:p>
          </table:table-cell>
          <table:table-cell office:value-type="string" table:style-name="ce21">
            <text:p>IDToEmpsvc</text:p>
          </table:table-cell>
          <table:table-cell office:value-type="date" office:date-value="2025-08-27T13:16:05" table:style-name="ce14">
            <text:p>8/27/25 01:16 PM</text:p>
          </table:table-cell>
          <table:table-cell office:value-type="date" office:date-value="2025-08-27T13:59:37" table:style-name="ce14">
            <text:p>8/27/25 01:59 PM</text:p>
          </table:table-cell>
          <table:table-cell office:value-type="string" table:style-name="ce13">
            <text:p>Discussion with Yvonne, Gokul, and Nirosha about the EmployeeSvc driver.</text:p>
          </table:table-cell>
          <table:table-cell table:style-name="ce23"/>
          <table:table-cell table:number-columns-repeated="16375" table:style-name="ce1"/>
        </table:table-row>
        <table:table-row table:style-name="ro14" table:visibility="collapse">
          <table:table-cell office:value-type="float" office:value="930" table:formula="of:=[.A2460]" table:style-name="ce17">
            <text:p>930</text:p>
          </table:table-cell>
          <table:table-cell table:style-name="ce21"/>
          <table:table-cell office:value-type="string" table:style-name="ce4">
            <text:p>BILLED</text:p>
          </table:table-cell>
          <table:table-cell office:value-type="float" office:value="0.47805555554805323" table:formula="of:=IF(AND([.F2461] &lt;&gt; &quot;&quot;;[.G2461] &lt;&gt; &quot;&quot;);([.G2461]-[.F2461])*24;&quot;---&quot;)" table:style-name="ce4">
            <text:p>0.478</text:p>
          </table:table-cell>
          <table:table-cell office:value-type="string" table:style-name="ce21">
            <text:p>IDtoApptioFrontDoor</text:p>
          </table:table-cell>
          <table:table-cell office:value-type="date" office:date-value="2025-08-27T13:59:37" table:style-name="ce14">
            <text:p>8/27/25 01:59 PM</text:p>
          </table:table-cell>
          <table:table-cell office:value-type="date" office:date-value="2025-08-27T14:28:18" table:style-name="ce14">
            <text:p>8/27/25 02:28 PM</text:p>
          </table:table-cell>
          <table:table-cell office:value-type="string" table:style-name="ce13">
            <text:p># did last baseline, merge to master . .</text:p>
          </table:table-cell>
          <table:table-cell table:style-name="ce23"/>
          <table:table-cell table:number-columns-repeated="16375" table:style-name="ce1"/>
        </table:table-row>
        <table:table-row table:style-name="ro14" table:visibility="collapse">
          <table:table-cell office:value-type="float" office:value="930" table:formula="of:=[.A2461]" table:style-name="ce17">
            <text:p>930</text:p>
          </table:table-cell>
          <table:table-cell table:style-name="ce21"/>
          <table:table-cell office:value-type="string" table:style-name="ce4">
            <text:p>BILLED</text:p>
          </table:table-cell>
          <table:table-cell office:value-type="float" office:value="2.7719444443937391" table:formula="of:=IF(AND([.F2462] &lt;&gt; &quot;&quot;;[.G2462] &lt;&gt; &quot;&quot;);([.G2462]-[.F2462])*24;&quot;---&quot;)" table:style-name="ce4">
            <text:p>2.772</text:p>
          </table:table-cell>
          <table:table-cell office:value-type="string" table:style-name="ce21">
            <text:p>IDtoApptioTargetProcess</text:p>
          </table:table-cell>
          <table:table-cell office:value-type="date" office:date-value="2025-08-27T14:45:00" table:style-name="ce14">
            <text:p>8/27/25 02:45 PM</text:p>
          </table:table-cell>
          <table:table-cell office:value-type="date" office:date-value="2025-08-27T17:31:19" table:style-name="ce14">
            <text:p>8/27/25 05:31 PM</text:p>
          </table:table-cell>
          <table:table-cell office:value-type="string" table:style-name="ce13">
            <text:p>Worked on testing the TargetProcess API for changing roles for a user.</text:p>
          </table:table-cell>
          <table:table-cell table:style-name="ce23"/>
          <table:table-cell table:number-columns-repeated="16375" table:style-name="ce1"/>
        </table:table-row>
        <table:table-row table:style-name="ro14" table:visibility="collapse">
          <table:table-cell office:value-type="float" office:value="930" table:formula="of:=[.A2462]" table:style-name="ce17">
            <text:p>930</text:p>
          </table:table-cell>
          <table:table-cell table:style-name="ce19"/>
          <table:table-cell table:style-name="ce4"/>
          <table:table-cell office:value-type="string" office:string-value="---" table:formula="of:=IF(AND([.F2463] &lt;&gt; &quot;&quot;;[.G2463] &lt;&gt; &quot;&quot;);([.G2463]-[.F246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3]" table:style-name="ce17">
            <text:p>930</text:p>
          </table:table-cell>
          <table:table-cell table:style-name="ce19"/>
          <table:table-cell table:style-name="ce4"/>
          <table:table-cell office:value-type="string" office:string-value="---" table:formula="of:=IF(AND([.F2464] &lt;&gt; &quot;&quot;;[.G2464] &lt;&gt; &quot;&quot;);([.G2464]-[.F2464])*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0" table:formula="of:=[.A2464]" table:style-name="ce17">
            <text:p>930</text:p>
          </table:table-cell>
          <table:table-cell table:style-name="ce19"/>
          <table:table-cell table:style-name="ce4"/>
          <table:table-cell office:value-type="string" office:string-value="---" table:formula="of:=IF(AND([.F2465] &lt;&gt; &quot;&quot;;[.G2465] &lt;&gt; &quot;&quot;);([.G2465]-[.F246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5]" table:style-name="ce17">
            <text:p>930</text:p>
          </table:table-cell>
          <table:table-cell table:style-name="ce19"/>
          <table:table-cell table:style-name="ce4"/>
          <table:table-cell office:value-type="string" office:string-value="---" table:formula="of:=IF(AND([.F2466] &lt;&gt; &quot;&quot;;[.G2466] &lt;&gt; &quot;&quot;);([.G2466]-[.F246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6]" table:style-name="ce17">
            <text:p>930</text:p>
          </table:table-cell>
          <table:table-cell table:style-name="ce19"/>
          <table:table-cell table:style-name="ce4"/>
          <table:table-cell office:value-type="string" office:string-value="---" table:formula="of:=IF(AND([.F2467] &lt;&gt; &quot;&quot;;[.G2467] &lt;&gt; &quot;&quot;);([.G2467]-[.F246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7]" table:style-name="ce17">
            <text:p>930</text:p>
          </table:table-cell>
          <table:table-cell table:style-name="ce19"/>
          <table:table-cell table:style-name="ce4"/>
          <table:table-cell office:value-type="string" office:string-value="---" table:formula="of:=IF(AND([.F2468] &lt;&gt; &quot;&quot;;[.G2468] &lt;&gt; &quot;&quot;);([.G2468]-[.F246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68]" table:style-name="ce17">
            <text:p>930</text:p>
          </table:table-cell>
          <table:table-cell table:style-name="ce19"/>
          <table:table-cell table:style-name="ce4"/>
          <table:table-cell office:value-type="string" office:string-value="---" table:formula="of:=IF(AND([.F2469] &lt;&gt; &quot;&quot;;[.G2469] &lt;&gt; &quot;&quot;);([.G2469]-[.F2469])*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69]" table:style-name="ce17">
            <text:p>930</text:p>
          </table:table-cell>
          <table:table-cell table:style-name="ce19"/>
          <table:table-cell table:style-name="ce4"/>
          <table:table-cell office:value-type="string" office:string-value="---" table:formula="of:=IF(AND([.F2470] &lt;&gt; &quot;&quot;;[.G2470] &lt;&gt; &quot;&quot;);([.G2470]-[.F247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0]" table:style-name="ce17">
            <text:p>930</text:p>
          </table:table-cell>
          <table:table-cell table:style-name="ce19"/>
          <table:table-cell table:style-name="ce4"/>
          <table:table-cell office:value-type="string" office:string-value="---" table:formula="of:=IF(AND([.F2471] &lt;&gt; &quot;&quot;;[.G2471] &lt;&gt; &quot;&quot;);([.G2471]-[.F2471])*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1]" table:style-name="ce17">
            <text:p>930</text:p>
          </table:table-cell>
          <table:table-cell table:style-name="ce19"/>
          <table:table-cell table:style-name="ce4"/>
          <table:table-cell office:value-type="string" office:string-value="---" table:formula="of:=IF(AND([.F2472] &lt;&gt; &quot;&quot;;[.G2472] &lt;&gt; &quot;&quot;);([.G2472]-[.F2472])*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0" table:formula="of:=[.A2472]" table:style-name="ce17">
            <text:p>930</text:p>
          </table:table-cell>
          <table:table-cell table:style-name="ce19"/>
          <table:table-cell table:style-name="ce4"/>
          <table:table-cell office:value-type="string" office:string-value="---" table:formula="of:=IF(AND([.F2473] &lt;&gt; &quot;&quot;;[.G2473] &lt;&gt; &quot;&quot;);([.G2473]-[.F2473])*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0" table:formula="of:=[.A2473]" table:style-name="ce17">
            <text:p>930</text:p>
          </table:table-cell>
          <table:table-cell table:style-name="ce19"/>
          <table:table-cell table:style-name="ce4"/>
          <table:table-cell office:value-type="string" office:string-value="---" table:formula="of:=IF(AND([.F2474] &lt;&gt; &quot;&quot;;[.G2474] &lt;&gt; &quot;&quot;);([.G2474]-[.F247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4]" table:style-name="ce17">
            <text:p>930</text:p>
          </table:table-cell>
          <table:table-cell office:value-type="float" office:value="7.5" table:formula="of:=COM.MICROSOFT.CEILING([.C2475];0.25)" table:style-name="ce19">
            <text:p>7.500</text:p>
          </table:table-cell>
          <table:table-cell office:value-type="float" office:value="7.4622222222969867" table:formula="of:=SUM([.D2475:.D2489])" table:style-name="ce4">
            <text:p>7.462</text:p>
          </table:table-cell>
          <table:table-cell office:value-type="string" office:string-value="---" table:formula="of:=IF(AND([.F2475] &lt;&gt; &quot;&quot;;[.G2475] &lt;&gt; &quot;&quot;);([.G2475]-[.F2475])*24;&quot;---&quot;)" table:style-name="ce4">
            <text:p>---</text:p>
          </table:table-cell>
          <table:table-cell office:value-type="date" office:date-value="2025-08-28T00:00:00" table:style-name="ce28">
            <text:p>28-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75]" table:style-name="ce17">
            <text:p>930</text:p>
          </table:table-cell>
          <table:table-cell table:style-name="ce19"/>
          <table:table-cell office:value-type="string" table:style-name="ce4">
            <text:p>BILLED</text:p>
          </table:table-cell>
          <table:table-cell office:value-type="float" office:value="0.24999999994179234" table:formula="of:=IF(AND([.F2476] &lt;&gt; &quot;&quot;;[.G2476] &lt;&gt; &quot;&quot;);([.G2476]-[.F2476])*24;&quot;---&quot;)" table:style-name="ce4">
            <text:p>0.250</text:p>
          </table:table-cell>
          <table:table-cell office:value-type="string" table:style-name="ce21">
            <text:p>IDtoApptioTargetProcess</text:p>
          </table:table-cell>
          <table:table-cell office:value-type="date" office:date-value="2025-08-28T08:15:00" table:style-name="ce14">
            <text:p>8/28/25 08:15 AM</text:p>
          </table:table-cell>
          <table:table-cell office:value-type="date" office:date-value="2025-08-28T08:30:00" table:style-name="ce14">
            <text:p>8/28/25 08:30 AM</text:p>
          </table:table-cell>
          <table:table-cell office:value-type="string" table:style-name="ce13">
            <text:p>Worked on fixing authentication for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76]" table:style-name="ce17">
            <text:p>930</text:p>
          </table:table-cell>
          <table:table-cell table:style-name="ce19"/>
          <table:table-cell office:value-type="string" table:style-name="ce4">
            <text:p>BILLED</text:p>
          </table:table-cell>
          <table:table-cell office:value-type="float" office:value="0.25000000011641532" table:formula="of:=IF(AND([.F2477] &lt;&gt; &quot;&quot;;[.G2477] &lt;&gt; &quot;&quot;);([.G2477]-[.F2477])*24;&quot;---&quot;)" table:style-name="ce4">
            <text:p>0.250</text:p>
          </table:table-cell>
          <table:table-cell office:value-type="string" table:style-name="ce21">
            <text:p>mtg-Daily</text:p>
          </table:table-cell>
          <table:table-cell office:value-type="date" office:date-value="2025-08-28T08:30:00" table:style-name="ce14">
            <text:p>8/28/25 08:30 AM</text:p>
          </table:table-cell>
          <table:table-cell office:value-type="date" office:date-value="2025-08-28T08:45:00" table:style-name="ce14">
            <text:p>8/28/25 08:45 AM</text:p>
          </table:table-cell>
          <table:table-cell office:value-type="string" table:style-name="ce13">
            <text:p>Daily meetings with the team. MyAccess Sync up meeting.</text:p>
          </table:table-cell>
          <table:table-cell table:style-name="ce18"/>
          <table:table-cell table:number-columns-repeated="16375" table:style-name="ce1"/>
        </table:table-row>
        <table:table-row table:style-name="ro14" table:visibility="collapse">
          <table:table-cell office:value-type="float" office:value="930" table:formula="of:=[.A2477]" table:style-name="ce17">
            <text:p>930</text:p>
          </table:table-cell>
          <table:table-cell table:style-name="ce19"/>
          <table:table-cell office:value-type="string" table:style-name="ce4">
            <text:p>BILLED</text:p>
          </table:table-cell>
          <table:table-cell office:value-type="float" office:value="1.2499999998835847" table:formula="of:=IF(AND([.F2478] &lt;&gt; &quot;&quot;;[.G2478] &lt;&gt; &quot;&quot;);([.G2478]-[.F2478])*24;&quot;---&quot;)" table:style-name="ce4">
            <text:p>1.250</text:p>
          </table:table-cell>
          <table:table-cell office:value-type="string" table:style-name="ce21">
            <text:p>IDtoApptioTargetProcess</text:p>
          </table:table-cell>
          <table:table-cell office:value-type="date" office:date-value="2025-08-28T08:45:00" table:style-name="ce14">
            <text:p>8/28/25 08:45 AM</text:p>
          </table:table-cell>
          <table:table-cell office:value-type="date" office:date-value="2025-08-28T10:00:00" table:style-name="ce14">
            <text:p>8/28/25 10:00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78]" table:style-name="ce17">
            <text:p>930</text:p>
          </table:table-cell>
          <table:table-cell table:style-name="ce19"/>
          <table:table-cell office:value-type="string" table:style-name="ce4">
            <text:p>BILLED</text:p>
          </table:table-cell>
          <table:table-cell office:value-type="float" office:value="0.25000000011641532" table:formula="of:=IF(AND([.F2479] &lt;&gt; &quot;&quot;;[.G2479] &lt;&gt; &quot;&quot;);([.G2479]-[.F2479])*24;&quot;---&quot;)" table:style-name="ce4">
            <text:p>0.250</text:p>
          </table:table-cell>
          <table:table-cell office:value-type="string" table:style-name="ce21">
            <text:p>support-chandu</text:p>
          </table:table-cell>
          <table:table-cell office:value-type="date" office:date-value="2025-08-28T10:00:00" table:style-name="ce14">
            <text:p>8/28/25 10:00 AM</text:p>
          </table:table-cell>
          <table:table-cell office:value-type="date" office:date-value="2025-08-28T10:15:00" table:style-name="ce14">
            <text:p>8/28/25 10:15 AM</text:p>
          </table:table-cell>
          <table:table-cell office:value-type="string" table:style-name="ce10">
            <text:p>Worked with Chandu to resolve concerns about their deployment-configs-gitops repo.</text:p>
          </table:table-cell>
          <table:table-cell table:style-name="ce18"/>
          <table:table-cell table:number-columns-repeated="16375" table:style-name="ce1"/>
        </table:table-row>
        <table:table-row table:style-name="ro14" table:visibility="collapse">
          <table:table-cell office:value-type="float" office:value="930" table:formula="of:=[.A2479]" table:style-name="ce17">
            <text:p>930</text:p>
          </table:table-cell>
          <table:table-cell table:style-name="ce19"/>
          <table:table-cell office:value-type="string" table:style-name="ce4">
            <text:p>BILLED</text:p>
          </table:table-cell>
          <table:table-cell office:value-type="float" office:value="0.23249999986728653" table:formula="of:=IF(AND([.F2480] &lt;&gt; &quot;&quot;;[.G2480] &lt;&gt; &quot;&quot;);([.G2480]-[.F2480])*24;&quot;---&quot;)" table:style-name="ce4">
            <text:p>0.232</text:p>
          </table:table-cell>
          <table:table-cell office:value-type="string" table:style-name="ce21">
            <text:p>IDtoApptioTargetProcess</text:p>
          </table:table-cell>
          <table:table-cell office:value-type="date" office:date-value="2025-08-28T10:15:00" table:style-name="ce14">
            <text:p>8/28/25 10:15 AM</text:p>
          </table:table-cell>
          <table:table-cell office:value-type="date" office:date-value="2025-08-28T10:28:57" table:style-name="ce14">
            <text:p>8/28/25 10:28 AM</text:p>
          </table:table-cell>
          <table:table-cell office:value-type="string" table:style-name="ce13">
            <text:p># working on authentication . . Must be on url</text:p>
          </table:table-cell>
          <table:table-cell table:style-name="ce18"/>
          <table:table-cell table:number-columns-repeated="16375" table:style-name="ce1"/>
        </table:table-row>
        <table:table-row table:style-name="ro14" table:visibility="collapse">
          <table:table-cell office:value-type="float" office:value="930" table:formula="of:=[.A2480]" table:style-name="ce17">
            <text:p>930</text:p>
          </table:table-cell>
          <table:table-cell table:style-name="ce19"/>
          <table:table-cell office:value-type="string" table:style-name="ce4">
            <text:p>BILLED</text:p>
          </table:table-cell>
          <table:table-cell office:value-type="float" office:value="0.30083333345828578" table:formula="of:=IF(AND([.F2481] &lt;&gt; &quot;&quot;;[.G2481] &lt;&gt; &quot;&quot;);([.G2481]-[.F2481])*24;&quot;---&quot;)" table:style-name="ce4">
            <text:p>0.301</text:p>
          </table:table-cell>
          <table:table-cell office:value-type="string" table:style-name="ce21">
            <text:p>IDtoApptioTargetProcess</text:p>
          </table:table-cell>
          <table:table-cell office:value-type="date" office:date-value="2025-08-28T11:42:57" table:style-name="ce14">
            <text:p>8/28/25 11:42 AM</text:p>
          </table:table-cell>
          <table:table-cell office:value-type="date" office:date-value="2025-08-28T12:01:00" table:style-name="ce14">
            <text:p>8/28/25 12:01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0" table:formula="of:=[.A2481]" table:style-name="ce17">
            <text:p>930</text:p>
          </table:table-cell>
          <table:table-cell table:style-name="ce11"/>
          <table:table-cell office:value-type="string" table:style-name="ce4">
            <text:p>BILLED</text:p>
          </table:table-cell>
          <table:table-cell office:value-type="float" office:value="1.6499999999650754" table:formula="of:=IF(AND([.F2482] &lt;&gt; &quot;&quot;;[.G2482] &lt;&gt; &quot;&quot;);([.G2482]-[.F2482])*24;&quot;---&quot;)" table:style-name="ce4">
            <text:p>1.650</text:p>
          </table:table-cell>
          <table:table-cell office:value-type="string" table:style-name="ce21">
            <text:p>mtg-myaccess</text:p>
          </table:table-cell>
          <table:table-cell office:value-type="date" office:date-value="2025-08-28T12:01:00" table:style-name="ce14">
            <text:p>8/28/25 12:01 PM</text:p>
          </table:table-cell>
          <table:table-cell office:value-type="date" office:date-value="2025-08-28T13:40:00" table:style-name="ce14">
            <text:p>8/28/25 01:40 PM</text:p>
          </table:table-cell>
          <table:table-cell table:style-name="ce13"/>
          <table:table-cell table:style-name="ce15"/>
          <table:table-cell table:number-columns-repeated="16375" table:style-name="ce1"/>
        </table:table-row>
        <table:table-row table:style-name="ro14" table:visibility="collapse">
          <table:table-cell office:value-type="float" office:value="930" table:formula="of:=[.A2482]" table:style-name="ce17">
            <text:p>930</text:p>
          </table:table-cell>
          <table:table-cell table:style-name="ce29"/>
          <table:table-cell office:value-type="string" table:style-name="ce4">
            <text:p>BILLED</text:p>
          </table:table-cell>
          <table:table-cell office:value-type="float" office:value="0.38194444449618459" table:formula="of:=IF(AND([.F2483] &lt;&gt; &quot;&quot;;[.G2483] &lt;&gt; &quot;&quot;);([.G2483]-[.F2483])*24;&quot;---&quot;)" table:style-name="ce4">
            <text:p>0.382</text:p>
          </table:table-cell>
          <table:table-cell office:value-type="string" table:style-name="ce21">
            <text:p>IDtoApptioTargetProcess</text:p>
          </table:table-cell>
          <table:table-cell office:value-type="date" office:date-value="2025-08-28T13:40:00" table:style-name="ce14">
            <text:p>8/28/25 01:40 PM</text:p>
          </table:table-cell>
          <table:table-cell office:value-type="date" office:date-value="2025-08-28T14:02:55" table:style-name="ce14">
            <text:p>8/28/25 02:02 PM</text:p>
          </table:table-cell>
          <table:table-cell office:value-type="string" table:style-name="ce13">
            <office:annotation draw:style-name="a1" svg:x="10.46875in" svg:y="4.25in" svg:width="1.5in" svg:height="0.791666666666667in">
              <dc:creator>Aaron Kynaston (Contractor)</dc:creator>
              <text:p><text:span text:style-name="T2">Aaron Kynaston (Contractor):</text:span><text:span text:style-name="T2"/></text:p>
              <text:p/>
            </office:annotation>
            <text:p>#triying to get query to accept token, after inserting cert</text:p>
          </table:table-cell>
          <table:table-cell table:style-name="ce18"/>
          <table:table-cell table:number-columns-repeated="16375" table:style-name="ce1"/>
        </table:table-row>
        <table:table-row table:style-name="ro14" table:visibility="collapse">
          <table:table-cell office:value-type="float" office:value="930" table:formula="of:=[.A2483]" table:style-name="ce17">
            <text:p>930</text:p>
          </table:table-cell>
          <table:table-cell table:style-name="ce19"/>
          <table:table-cell office:value-type="string" table:style-name="ce4">
            <text:p>BILLED</text:p>
          </table:table-cell>
          <table:table-cell office:value-type="float" office:value="0.30277777783339843" table:formula="of:=IF(AND([.F2484] &lt;&gt; &quot;&quot;;[.G2484] &lt;&gt; &quot;&quot;);([.G2484]-[.F2484])*24;&quot;---&quot;)" table:style-name="ce4">
            <text:p>0.303</text:p>
          </table:table-cell>
          <table:table-cell office:value-type="string" table:style-name="ce21">
            <text:p>IDtoApptioTargetProcess</text:p>
          </table:table-cell>
          <table:table-cell office:value-type="date" office:date-value="2025-08-28T14:44:39" table:style-name="ce14">
            <text:p>8/28/25 02:44 PM</text:p>
          </table:table-cell>
          <table:table-cell office:value-type="date" office:date-value="2025-08-28T15:02:49" table:style-name="ce14">
            <text:p>8/28/25 03:02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0" table:formula="of:=[.A2484]" table:style-name="ce17">
            <text:p>930</text:p>
          </table:table-cell>
          <table:table-cell table:style-name="ce4"/>
          <table:table-cell office:value-type="string" table:style-name="ce4">
            <text:p>BILLED</text:p>
          </table:table-cell>
          <table:table-cell office:value-type="float" office:value="1.9197222221991979" table:formula="of:=IF(AND([.F2485] &lt;&gt; &quot;&quot;;[.G2485] &lt;&gt; &quot;&quot;);([.G2485]-[.F2485])*24;&quot;---&quot;)" table:style-name="ce4">
            <text:p>1.920</text:p>
          </table:table-cell>
          <table:table-cell office:value-type="string" table:style-name="ce21">
            <text:p>IDtoApptioTargetProcess</text:p>
          </table:table-cell>
          <table:table-cell office:value-type="date" office:date-value="2025-08-28T15:02:49" table:style-name="ce14">
            <text:p>8/28/25 03:02 PM</text:p>
          </table:table-cell>
          <table:table-cell office:value-type="date" office:date-value="2025-08-28T16:58:00" table:style-name="ce14">
            <text:p>8/28/25 04:58 PM</text:p>
          </table:table-cell>
          <table:table-cell office:value-type="string" table:style-name="ce13">
            <text:p># - got queryies working, now working on auto retreival of cert</text:p>
          </table:table-cell>
          <table:table-cell table:style-name="ce18"/>
          <table:table-cell table:number-columns-repeated="16375" table:style-name="ce1"/>
        </table:table-row>
        <table:table-row table:style-name="ro14" table:visibility="collapse">
          <table:table-cell office:value-type="float" office:value="930" table:formula="of:=[.A2485]" table:style-name="ce17">
            <text:p>930</text:p>
          </table:table-cell>
          <table:table-cell table:style-name="ce19"/>
          <table:table-cell office:value-type="string" table:style-name="ce4">
            <text:p>BILLED</text:p>
          </table:table-cell>
          <table:table-cell office:value-type="float" office:value="0.67444444441935048" table:formula="of:=IF(AND([.F2486] &lt;&gt; &quot;&quot;;[.G2486] &lt;&gt; &quot;&quot;);([.G2486]-[.F2486])*24;&quot;---&quot;)" table:style-name="ce4">
            <text:p>0.674</text:p>
          </table:table-cell>
          <table:table-cell office:value-type="string" table:style-name="ce21">
            <text:p>IDtoApptioTargetProcess</text:p>
          </table:table-cell>
          <table:table-cell office:value-type="date" office:date-value="2025-08-28T16:58:00" table:style-name="ce14">
            <text:p>8/28/25 04:58 PM</text:p>
          </table:table-cell>
          <table:table-cell office:value-type="date" office:date-value="2025-08-28T17:38:28" table:style-name="ce14">
            <text:p>8/28/25 05:38 PM</text:p>
          </table:table-cell>
          <table:table-cell table:style-name="ce13"/>
          <table:table-cell table:style-name="ce18"/>
          <table:table-cell table:number-columns-repeated="16375" table:style-name="ce1"/>
        </table:table-row>
        <table:table-row table:style-name="ro14" table:visibility="collapse">
          <table:table-cell office:value-type="float" office:value="930" table:formula="of:=[.A2486]" table:style-name="ce17">
            <text:p>930</text:p>
          </table:table-cell>
          <table:table-cell table:style-name="ce19"/>
          <table:table-cell table:style-name="ce4"/>
          <table:table-cell office:value-type="string" office:string-value="---" table:formula="of:=IF(AND([.F2487] &lt;&gt; &quot;&quot;;[.G2487] &lt;&gt; &quot;&quot;);([.G2487]-[.F248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7]" table:style-name="ce17">
            <text:p>930</text:p>
          </table:table-cell>
          <table:table-cell table:style-name="ce19"/>
          <table:table-cell table:style-name="ce4"/>
          <table:table-cell office:value-type="string" office:string-value="---" table:formula="of:=IF(AND([.F2488] &lt;&gt; &quot;&quot;;[.G2488] &lt;&gt; &quot;&quot;);([.G2488]-[.F2488])*24;&quot;---&quot;)" table:style-name="ce4">
            <text:p>---</text:p>
          </table:table-cell>
          <table:table-cell office:value-type="string" table:style-name="ce21">
            <text:p>REMINDER: CACERTS UPDATED ON DI013!</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8]" table:style-name="ce17">
            <text:p>930</text:p>
          </table:table-cell>
          <table:table-cell table:style-name="ce19"/>
          <table:table-cell table:style-name="ce4"/>
          <table:table-cell office:value-type="string" office:string-value="---" table:formula="of:=IF(AND([.F2489] &lt;&gt; &quot;&quot;;[.G2489] &lt;&gt; &quot;&quot;);([.G2489]-[.F248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89]" table:style-name="ce17">
            <text:p>930</text:p>
          </table:table-cell>
          <table:table-cell office:value-type="float" office:value="7.5" table:formula="of:=COM.MICROSOFT.CEILING([.C2490];0.25)" table:style-name="ce19">
            <text:p>7.500</text:p>
          </table:table-cell>
          <table:table-cell office:value-type="float" office:value="7.4752777777612209" table:formula="of:=SUM([.D2490:.D2514])" table:style-name="ce4">
            <text:p>7.475</text:p>
          </table:table-cell>
          <table:table-cell office:value-type="string" office:string-value="---" table:formula="of:=IF(AND([.F2490] &lt;&gt; &quot;&quot;;[.G2490] &lt;&gt; &quot;&quot;);([.G2490]-[.F2490])*24;&quot;---&quot;)" table:style-name="ce4">
            <text:p>---</text:p>
          </table:table-cell>
          <table:table-cell office:value-type="date" office:date-value="2025-08-29T00:00:00" table:style-name="ce20">
            <text:p>29-Aug</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0]" table:style-name="ce17">
            <text:p>930</text:p>
          </table:table-cell>
          <table:table-cell table:style-name="ce19"/>
          <table:table-cell office:value-type="string" table:style-name="ce4">
            <text:p>BILLED</text:p>
          </table:table-cell>
          <table:table-cell office:value-type="float" office:value="0.16666666668606922" table:formula="of:=IF(AND([.F2491] &lt;&gt; &quot;&quot;;[.G2491] &lt;&gt; &quot;&quot;);([.G2491]-[.F2491])*24;&quot;---&quot;)" table:style-name="ce4">
            <text:p>0.167</text:p>
          </table:table-cell>
          <table:table-cell office:value-type="string" table:style-name="ce13">
            <text:p>mtg-Daily</text:p>
          </table:table-cell>
          <table:table-cell office:value-type="date" office:date-value="2025-08-29T08:30:00" table:style-name="ce14">
            <text:p>8/29/25 08:30 AM</text:p>
          </table:table-cell>
          <table:table-cell office:value-type="date" office:date-value="2025-08-29T08:40:00" table:style-name="ce14">
            <text:p>8/29/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0" table:formula="of:=[.A2491]" table:style-name="ce17">
            <text:p>930</text:p>
          </table:table-cell>
          <table:table-cell table:style-name="ce11"/>
          <table:table-cell office:value-type="string" table:style-name="ce4">
            <text:p>BILLED</text:p>
          </table:table-cell>
          <table:table-cell office:value-type="float" office:value="0.49999999988358468" table:formula="of:=IF(AND([.F2492] &lt;&gt; &quot;&quot;;[.G2492] &lt;&gt; &quot;&quot;);([.G2492]-[.F2492])*24;&quot;---&quot;)" table:style-name="ce4">
            <text:p>0.500</text:p>
          </table:table-cell>
          <table:table-cell office:value-type="string" table:style-name="ce13">
            <text:p>mtg-Daily</text:p>
          </table:table-cell>
          <table:table-cell office:value-type="date" office:date-value="2025-08-29T09:30:00" table:style-name="ce14">
            <text:p>8/29/25 09:30 AM</text:p>
          </table:table-cell>
          <table:table-cell office:value-type="date" office:date-value="2025-08-29T10:00:00" table:style-name="ce14">
            <text:p>8/29/25 10:00 A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0" table:formula="of:=[.A2492]" table:style-name="ce17">
            <text:p>930</text:p>
          </table:table-cell>
          <table:table-cell table:style-name="ce11"/>
          <table:table-cell office:value-type="string" table:style-name="ce4">
            <text:p>BILLED</text:p>
          </table:table-cell>
          <table:table-cell office:value-type="float" office:value="0.66666666674427688" table:formula="of:=IF(AND([.F2493] &lt;&gt; &quot;&quot;;[.G2493] &lt;&gt; &quot;&quot;);([.G2493]-[.F2493])*24;&quot;---&quot;)" table:style-name="ce4">
            <text:p>0.667</text:p>
          </table:table-cell>
          <table:table-cell office:value-type="string" table:style-name="ce13">
            <text:p>Support</text:p>
          </table:table-cell>
          <table:table-cell office:value-type="date" office:date-value="2025-08-29T10:10:00" table:style-name="ce14">
            <text:p>8/29/25 10:10 AM</text:p>
          </table:table-cell>
          <table:table-cell office:value-type="date" office:date-value="2025-08-29T10:50:00" table:style-name="ce14">
            <text:p>8/29/25 10:50 AM</text:p>
          </table:table-cell>
          <table:table-cell office:value-type="string" table:style-name="ce13">
            <text:p>Worked on approving open MRs in Gitlab for EE/IGA teams.</text:p>
          </table:table-cell>
          <table:table-cell table:style-name="ce15"/>
          <table:table-cell table:number-columns-repeated="16375" table:style-name="ce1"/>
        </table:table-row>
        <table:table-row table:style-name="ro14" table:visibility="collapse">
          <table:table-cell office:value-type="float" office:value="930" table:formula="of:=[.A2493]" table:style-name="ce17">
            <text:p>930</text:p>
          </table:table-cell>
          <table:table-cell table:style-name="ce19"/>
          <table:table-cell office:value-type="string" table:style-name="ce4">
            <text:p>BILLED</text:p>
          </table:table-cell>
          <table:table-cell office:value-type="float" office:value="1.4869444443611428" table:formula="of:=IF(AND([.F2494] &lt;&gt; &quot;&quot;;[.G2494] &lt;&gt; &quot;&quot;);([.G2494]-[.F2494])*24;&quot;---&quot;)" table:style-name="ce4">
            <text:p>1.487</text:p>
          </table:table-cell>
          <table:table-cell office:value-type="string" table:style-name="ce21">
            <text:p>Mentoring</text:p>
          </table:table-cell>
          <table:table-cell office:value-type="date" office:date-value="2025-08-29T10:50:00" table:style-name="ce14">
            <text:p>8/29/25 10:50 AM</text:p>
          </table:table-cell>
          <table:table-cell office:value-type="date" office:date-value="2025-08-29T12:19:13" table:style-name="ce14">
            <text:p>8/29/25 12:19 PM</text:p>
          </table:table-cell>
          <table:table-cell office:value-type="string" table:style-name="ce13">
            <text:p>Worked with Carl and J Waldo to resolve a git issue in LAUSD.</text:p>
          </table:table-cell>
          <table:table-cell table:style-name="ce18"/>
          <table:table-cell table:number-columns-repeated="16375" table:style-name="ce1"/>
        </table:table-row>
        <table:table-row table:style-name="ro14" table:visibility="collapse">
          <table:table-cell office:value-type="float" office:value="930" table:formula="of:=[.A2494]" table:style-name="ce17">
            <text:p>930</text:p>
          </table:table-cell>
          <table:table-cell table:style-name="ce4"/>
          <table:table-cell office:value-type="string" table:style-name="ce4">
            <text:p>BILLED</text:p>
          </table:table-cell>
          <table:table-cell office:value-type="float" office:value="1.346388888952788" table:formula="of:=IF(AND([.F2495] &lt;&gt; &quot;&quot;;[.G2495] &lt;&gt; &quot;&quot;);([.G2495]-[.F2495])*24;&quot;---&quot;)" table:style-name="ce4">
            <text:p>1.346</text:p>
          </table:table-cell>
          <table:table-cell office:value-type="string" table:style-name="ce13">
            <text:p>IDtoApptioTargetProcess</text:p>
          </table:table-cell>
          <table:table-cell office:value-type="date" office:date-value="2025-08-29T12:19:13" table:style-name="ce14">
            <text:p>8/29/25 12:19 PM</text:p>
          </table:table-cell>
          <table:table-cell office:value-type="date" office:date-value="2025-08-29T13:40:00" table:style-name="ce14">
            <text:p>8/29/25 01:40 PM</text:p>
          </table:table-cell>
          <table:table-cell office:value-type="string" table:style-name="ce13">
            <text:p>Worked on user provisioning functionality in the IDtoApptioTargetProcess driver.</text:p>
          </table:table-cell>
          <table:table-cell table:style-name="ce18"/>
          <table:table-cell table:number-columns-repeated="16375" table:style-name="ce1"/>
        </table:table-row>
        <table:table-row table:style-name="ro14" table:visibility="collapse">
          <table:table-cell office:value-type="float" office:value="930" table:formula="of:=[.A2495]" table:style-name="ce17">
            <text:p>930</text:p>
          </table:table-cell>
          <table:table-cell office:value-type="string" table:style-name="ce4">
            <text:p>walk</text:p>
          </table:table-cell>
          <table:table-cell office:value-type="string" table:style-name="ce4">
            <text:p>BILLED</text:p>
          </table:table-cell>
          <table:table-cell office:value-type="float" office:value="0.37333333329297602" table:formula="of:=IF(AND([.F2496] &lt;&gt; &quot;&quot;;[.G2496] &lt;&gt; &quot;&quot;);([.G2496]-[.F2496])*24;&quot;---&quot;)" table:style-name="ce4">
            <text:p>0.373</text:p>
          </table:table-cell>
          <table:table-cell office:value-type="string" table:style-name="ce21">
            <text:p>IDtoAviobook</text:p>
          </table:table-cell>
          <table:table-cell office:value-type="date" office:date-value="2025-08-29T14:28:24" table:style-name="ce14">
            <text:p>8/29/25 02:28 PM</text:p>
          </table:table-cell>
          <table:table-cell office:value-type="date" office:date-value="2025-08-29T14:50:48" table:style-name="ce14">
            <text:p>8/29/25 02:50 PM</text:p>
          </table:table-cell>
          <table:table-cell office:value-type="string" table:style-name="ce13">
            <text:p>Worked on resolving driver error messages from IDtoAviobook in QA.</text:p>
          </table:table-cell>
          <table:table-cell table:style-name="ce18"/>
          <table:table-cell table:number-columns-repeated="16375" table:style-name="ce1"/>
        </table:table-row>
        <table:table-row table:style-name="ro14" table:visibility="collapse">
          <table:table-cell office:value-type="float" office:value="930" table:formula="of:=[.A2496]" table:style-name="ce17">
            <text:p>930</text:p>
          </table:table-cell>
          <table:table-cell table:style-name="ce19"/>
          <table:table-cell office:value-type="string" table:style-name="ce4">
            <text:p>BILLED</text:p>
          </table:table-cell>
          <table:table-cell office:value-type="float" office:value="2.026944444514811" table:formula="of:=IF(AND([.F2497] &lt;&gt; &quot;&quot;;[.G2497] &lt;&gt; &quot;&quot;);([.G2497]-[.F2497])*24;&quot;---&quot;)" table:style-name="ce4">
            <text:p>2.027</text:p>
          </table:table-cell>
          <table:table-cell office:value-type="string" table:style-name="ce13">
            <text:p>IDtoApptioTargetProcess</text:p>
          </table:table-cell>
          <table:table-cell office:value-type="date" office:date-value="2025-08-29T14:50:48" table:style-name="ce14">
            <text:p>8/29/25 02:50 PM</text:p>
          </table:table-cell>
          <table:table-cell office:value-type="date" office:date-value="2025-08-29T16:52:25" table:style-name="ce14">
            <text:p>8/29/25 04:52 PM</text:p>
          </table:table-cell>
          <table:table-cell office:value-type="string" table:style-name="ce39">
            <text:p>#create, api get by id, work with Mike</text:p>
          </table:table-cell>
          <table:table-cell table:style-name="ce18"/>
          <table:table-cell table:number-columns-repeated="16375" table:style-name="ce1"/>
        </table:table-row>
        <table:table-row table:style-name="ro14" table:visibility="collapse">
          <table:table-cell office:value-type="float" office:value="930" table:formula="of:=[.A2497]" table:style-name="ce17">
            <text:p>930</text:p>
          </table:table-cell>
          <table:table-cell table:style-name="ce19"/>
          <table:table-cell office:value-type="string" table:style-name="ce4">
            <text:p>BILLED</text:p>
          </table:table-cell>
          <table:table-cell office:value-type="float" office:value="0.90833333332557231" table:formula="of:=IF(AND([.F2498] &lt;&gt; &quot;&quot;;[.G2498] &lt;&gt; &quot;&quot;);([.G2498]-[.F2498])*24;&quot;---&quot;)" table:style-name="ce4">
            <text:p>0.908</text:p>
          </table:table-cell>
          <table:table-cell office:value-type="string" table:style-name="ce13">
            <text:p>IDtoApptioTargetProcess</text:p>
          </table:table-cell>
          <table:table-cell office:value-type="date" office:date-value="2025-08-29T16:52:25" table:style-name="ce14">
            <text:p>8/29/25 04:52 PM</text:p>
          </table:table-cell>
          <table:table-cell office:value-type="date" office:date-value="2025-08-29T17:46:55" table:style-name="ce14">
            <text:p>8/29/25 05:46 PM</text:p>
          </table:table-cell>
          <table:table-cell office:value-type="string" table:style-name="ce13">
            <text:p>#create learning relatnioship between tp and fd users.</text:p>
          </table:table-cell>
          <table:table-cell table:style-name="ce18"/>
          <table:table-cell table:number-columns-repeated="16375" table:style-name="ce1"/>
        </table:table-row>
        <table:table-row table:style-name="ro14" table:visibility="collapse">
          <table:table-cell office:value-type="float" office:value="930" table:formula="of:=[.A2498]" table:style-name="ce17">
            <text:p>930</text:p>
          </table:table-cell>
          <table:table-cell table:style-name="ce19"/>
          <table:table-cell table:style-name="ce4"/>
          <table:table-cell office:value-type="string" office:string-value="---" table:formula="of:=IF(AND([.F2499] &lt;&gt; &quot;&quot;;[.G2499] &lt;&gt; &quot;&quot;);([.G2499]-[.F249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499]" table:style-name="ce17">
            <text:p>930</text:p>
          </table:table-cell>
          <table:table-cell table:style-name="ce19"/>
          <table:table-cell table:style-name="ce4"/>
          <table:table-cell office:value-type="string" office:string-value="---" table:formula="of:=IF(AND([.F2500] &lt;&gt; &quot;&quot;;[.G2500] &lt;&gt; &quot;&quot;);([.G2500]-[.F2500])*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0" table:formula="of:=[.A2500]" table:style-name="ce17">
            <text:p>930</text:p>
          </table:table-cell>
          <table:table-cell table:style-name="ce19"/>
          <table:table-cell table:style-name="ce4"/>
          <table:table-cell office:value-type="string" office:string-value="---" table:formula="of:=IF(AND([.F2501] &lt;&gt; &quot;&quot;;[.G2501] &lt;&gt; &quot;&quot;);([.G2501]-[.F2501])*24;&quot;---&quot;)" table:style-name="ce4">
            <text:p>---</text:p>
          </table:table-cell>
          <table:table-cell table:style-name="ce13"/>
          <table:table-cell table:style-name="ce14"/>
          <table:table-cell office:value-type="date" office:date-value="2025-08-29T17:20:00" table:style-name="ce14">
            <text:p>8/29/25 05:20 PM</text:p>
          </table:table-cell>
          <table:table-cell table:style-name="ce10"/>
          <table:table-cell table:style-name="ce18"/>
          <table:table-cell table:number-columns-repeated="16375" table:style-name="ce1"/>
        </table:table-row>
        <table:table-row table:style-name="ro14" table:visibility="collapse">
          <table:table-cell office:value-type="float" office:value="930" table:formula="of:=[.A2501]" table:style-name="ce17">
            <text:p>930</text:p>
          </table:table-cell>
          <table:table-cell table:style-name="ce19"/>
          <table:table-cell table:style-name="ce4"/>
          <table:table-cell office:value-type="string" office:string-value="---" table:formula="of:=IF(AND([.F2502] &lt;&gt; &quot;&quot;;[.G2502] &lt;&gt; &quot;&quot;);([.G2502]-[.F250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2]" table:style-name="ce17">
            <text:p>930</text:p>
          </table:table-cell>
          <table:table-cell table:number-columns-repeated="2" table:style-name="ce4"/>
          <table:table-cell office:value-type="string" office:string-value="---" table:formula="of:=IF(AND([.F2503] &lt;&gt; &quot;&quot;;[.G2503] &lt;&gt; &quot;&quot;);([.G2503]-[.F250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4] &lt;&gt; &quot;&quot;;[.G2504] &lt;&gt; &quot;&quot;);([.G2504]-[.F2504])*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0" table:formula="of:=[.A2503]" table:style-name="ce17">
            <text:p>930</text:p>
          </table:table-cell>
          <table:table-cell table:style-name="ce19"/>
          <table:table-cell table:style-name="ce4"/>
          <table:table-cell office:value-type="string" office:string-value="---" table:formula="of:=IF(AND([.F2505] &lt;&gt; &quot;&quot;;[.G2505] &lt;&gt; &quot;&quot;);([.G2505]-[.F250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4]" table:style-name="ce17">
            <text:p>930</text:p>
          </table:table-cell>
          <table:table-cell table:style-name="ce19"/>
          <table:table-cell table:style-name="ce4"/>
          <table:table-cell office:value-type="string" office:string-value="---" table:formula="of:=IF(AND([.F2506] &lt;&gt; &quot;&quot;;[.G2506] &lt;&gt; &quot;&quot;);([.G2506]-[.F25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5]" table:style-name="ce17">
            <text:p>930</text:p>
          </table:table-cell>
          <table:table-cell table:style-name="ce19"/>
          <table:table-cell table:style-name="ce4"/>
          <table:table-cell office:value-type="string" office:string-value="---" table:formula="of:=IF(AND([.F2507] &lt;&gt; &quot;&quot;;[.G2507] &lt;&gt; &quot;&quot;);([.G2507]-[.F250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6]" table:style-name="ce17">
            <text:p>930</text:p>
          </table:table-cell>
          <table:table-cell table:style-name="ce19"/>
          <table:table-cell table:style-name="ce4"/>
          <table:table-cell office:value-type="string" office:string-value="---" table:formula="of:=IF(AND([.F2508] &lt;&gt; &quot;&quot;;[.G2508] &lt;&gt; &quot;&quot;);([.G2508]-[.F250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7]" table:style-name="ce17">
            <text:p>930</text:p>
          </table:table-cell>
          <table:table-cell table:style-name="ce19"/>
          <table:table-cell table:style-name="ce4"/>
          <table:table-cell office:value-type="string" office:string-value="---" table:formula="of:=IF(AND([.F2509] &lt;&gt; &quot;&quot;;[.G2509] &lt;&gt; &quot;&quot;);([.G2509]-[.F250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8]" table:style-name="ce17">
            <text:p>930</text:p>
          </table:table-cell>
          <table:table-cell table:style-name="ce19"/>
          <table:table-cell table:style-name="ce4"/>
          <table:table-cell office:value-type="string" office:string-value="---" table:formula="of:=IF(AND([.F2510] &lt;&gt; &quot;&quot;;[.G2510] &lt;&gt; &quot;&quot;);([.G2510]-[.F251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09]" table:style-name="ce17">
            <text:p>930</text:p>
          </table:table-cell>
          <table:table-cell table:style-name="ce19"/>
          <table:table-cell table:style-name="ce4"/>
          <table:table-cell office:value-type="string" office:string-value="---" table:formula="of:=IF(AND([.F2511] &lt;&gt; &quot;&quot;;[.G2511] &lt;&gt; &quot;&quot;);([.G2511]-[.F251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0]" table:style-name="ce17">
            <text:p>930</text:p>
          </table:table-cell>
          <table:table-cell table:style-name="ce19"/>
          <table:table-cell table:style-name="ce4"/>
          <table:table-cell office:value-type="string" office:string-value="---" table:formula="of:=IF(AND([.F2512] &lt;&gt; &quot;&quot;;[.G2512] &lt;&gt; &quot;&quot;);([.G2512]-[.F251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1]" table:style-name="ce17">
            <text:p>930</text:p>
          </table:table-cell>
          <table:table-cell table:style-name="ce19"/>
          <table:table-cell table:style-name="ce4"/>
          <table:table-cell office:value-type="string" office:string-value="---" table:formula="of:=IF(AND([.F2513] &lt;&gt; &quot;&quot;;[.G2513] &lt;&gt; &quot;&quot;);([.G2513]-[.F251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0" table:formula="of:=[.A2513]" table:style-name="ce17">
            <text:p>930</text:p>
          </table:table-cell>
          <table:table-cell table:style-name="ce19"/>
          <table:table-cell table:style-name="ce4"/>
          <table:table-cell office:value-type="string" office:string-value="---" table:formula="of:=IF(AND([.F2514] &lt;&gt; &quot;&quot;;[.G2514] &lt;&gt; &quot;&quot;);([.G2514]-[.F25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1" table:formula="of:=[.A2514]+1" table:style-name="ce17">
            <text:p>931</text:p>
          </table:table-cell>
          <table:table-cell table:style-name="ce12"/>
          <table:table-cell office:value-type="string" table:style-name="ce4">
            <text:p>****************</text:p>
          </table:table-cell>
          <table:table-cell table:style-name="ce4"/>
          <table:table-cell office:value-type="string" office:string-value="Week 931" table:formula="of:=CONCATENATE(&quot;Week &quot;; [.A2516])" table:number-columns-spanned="2" table:number-rows-spanned="3" table:style-name="ce48">
            <text:p>Week 931</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6]" table:style-name="ce17">
            <text:p>931</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7]" table:style-name="ce17">
            <text:p>931</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8]" table:style-name="ce17">
            <text:p>931</text:p>
          </table:table-cell>
          <table:table-cell table:style-name="ce19"/>
          <table:table-cell office:value-type="string" table:style-name="ce4">
            <text:p>****************</text:p>
          </table:table-cell>
          <table:table-cell office:value-type="string" office:string-value="---" table:formula="of:=IF(AND([.F2519] &lt;&gt; &quot;&quot;;[.G2519] &lt;&gt; &quot;&quot;);([.G2519]-[.F251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19]" table:style-name="ce17">
            <text:p>931</text:p>
          </table:table-cell>
          <table:table-cell table:style-name="ce19"/>
          <table:table-cell office:value-type="string" table:style-name="ce4">
            <text:p>****************</text:p>
          </table:table-cell>
          <table:table-cell office:value-type="string" office:string-value="---" table:formula="of:=IF(AND([.F2520] &lt;&gt; &quot;&quot;;[.G2520] &lt;&gt; &quot;&quot;);([.G2520]-[.F25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0]" table:style-name="ce17">
            <text:p>931</text:p>
          </table:table-cell>
          <table:table-cell table:style-name="ce19"/>
          <table:table-cell office:value-type="string" table:style-name="ce4">
            <text:p>****************</text:p>
          </table:table-cell>
          <table:table-cell office:value-type="string" office:string-value="---" table:formula="of:=IF(AND([.F2521] &lt;&gt; &quot;&quot;;[.G2521] &lt;&gt; &quot;&quot;);([.G2521]-[.F252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1]" table:style-name="ce17">
            <text:p>931</text:p>
          </table:table-cell>
          <table:table-cell table:style-name="ce12"/>
          <table:table-cell office:value-type="string" table:style-name="ce4">
            <text:p>****************</text:p>
          </table:table-cell>
          <table:table-cell office:value-type="string" office:string-value="---" table:formula="of:=IF(AND([.F2522] &lt;&gt; &quot;&quot;;[.G2522] &lt;&gt; &quot;&quot;);([.G2522]-[.F25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2]" table:style-name="ce17">
            <text:p>931</text:p>
          </table:table-cell>
          <table:table-cell table:style-name="ce12"/>
          <table:table-cell office:value-type="string" table:style-name="ce4">
            <text:p>BILLED</text:p>
          </table:table-cell>
          <table:table-cell office:value-type="string" office:string-value="---" table:formula="of:=IF(AND([.F2523] &lt;&gt; &quot;&quot;;[.G2523] &lt;&gt; &quot;&quot;);([.G2523]-[.F252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23]" table:style-name="ce17">
            <text:p>931</text:p>
          </table:table-cell>
          <table:table-cell office:value-type="float" office:value="7" table:formula="of:=COM.MICROSOFT.CEILING([.C2524];0.25)" table:style-name="ce19">
            <text:p>7.000</text:p>
          </table:table-cell>
          <table:table-cell office:value-type="float" office:value="6.8858333334792405" table:formula="of:=SUM([.D2524:.D2546])" table:style-name="ce4">
            <text:p>6.886</text:p>
          </table:table-cell>
          <table:table-cell office:value-type="string" office:string-value="---" table:formula="of:=IF(AND([.F2524] &lt;&gt; &quot;&quot;;[.G2524] &lt;&gt; &quot;&quot;);([.G2524]-[.F2524])*24;&quot;---&quot;)" table:style-name="ce4">
            <text:p>---</text:p>
          </table:table-cell>
          <table:table-cell office:value-type="date" office:date-value="2025-09-02T00:00:00" table:style-name="ce20">
            <text:p>2-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24]" table:style-name="ce17">
            <text:p>931</text:p>
          </table:table-cell>
          <table:table-cell table:style-name="ce19"/>
          <table:table-cell office:value-type="string" table:style-name="ce4">
            <text:p>BILLED</text:p>
          </table:table-cell>
          <table:table-cell office:value-type="float" office:value="0.26666666666278616" table:formula="of:=IF(AND([.F2525] &lt;&gt; &quot;&quot;;[.G2525] &lt;&gt; &quot;&quot;);([.G2525]-[.F2525])*24;&quot;---&quot;)" table:style-name="ce4">
            <text:p>0.267</text:p>
          </table:table-cell>
          <table:table-cell office:value-type="string" table:style-name="ce25">
            <text:p>Mtg-Daily</text:p>
          </table:table-cell>
          <table:table-cell office:value-type="date" office:date-value="2025-09-02T08:30:00" table:style-name="ce14">
            <text:p>9/2/25 08:30 AM</text:p>
          </table:table-cell>
          <table:table-cell office:value-type="date" office:date-value="2025-09-02T08:46:00" table:style-name="ce14">
            <text:p>9/2/25 08:46 AM</text:p>
          </table:table-cell>
          <table:table-cell office:value-type="string" table:style-name="ce16">
            <text:p>Daily meetings with the team. Weekly backlog EE meeting. IDtoDocker driver code review with Joe and team.</text:p>
          </table:table-cell>
          <table:table-cell table:style-name="ce18"/>
          <table:table-cell table:number-columns-repeated="16375" table:style-name="ce1"/>
        </table:table-row>
        <table:table-row table:style-name="ro14" table:visibility="collapse">
          <table:table-cell office:value-type="float" office:value="931" table:formula="of:=[.A2525]" table:style-name="ce17">
            <text:p>931</text:p>
          </table:table-cell>
          <table:table-cell table:style-name="ce19"/>
          <table:table-cell office:value-type="string" table:style-name="ce4">
            <text:p>BILLED</text:p>
          </table:table-cell>
          <table:table-cell office:value-type="float" office:value="0.85277777787996456" table:formula="of:=IF(AND([.F2526] &lt;&gt; &quot;&quot;;[.G2526] &lt;&gt; &quot;&quot;);([.G2526]-[.F2526])*24;&quot;---&quot;)" table:style-name="ce4">
            <text:p>0.853</text:p>
          </table:table-cell>
          <table:table-cell office:value-type="string" table:style-name="ce25">
            <text:p>Gittraining</text:p>
          </table:table-cell>
          <table:table-cell office:value-type="date" office:date-value="2025-09-02T10:00:00" table:style-name="ce14">
            <text:p>9/2/25 10:00 AM</text:p>
          </table:table-cell>
          <table:table-cell office:value-type="date" office:date-value="2025-09-02T10:51:10" table:style-name="ce14">
            <text:p>9/2/25 10:51 AM</text:p>
          </table:table-cell>
          <table:table-cell office:value-type="string" table:style-name="ce16">
            <text:p>Worked on adding worktree, and diff examples to git training.</text:p>
          </table:table-cell>
          <table:table-cell table:style-name="ce18"/>
          <table:table-cell table:number-columns-repeated="16375" table:style-name="ce1"/>
        </table:table-row>
        <table:table-row table:style-name="ro14" table:visibility="collapse">
          <table:table-cell office:value-type="float" office:value="931" table:formula="of:=[.A2526]" table:style-name="ce17">
            <text:p>931</text:p>
          </table:table-cell>
          <table:table-cell table:style-name="ce19"/>
          <table:table-cell office:value-type="string" table:style-name="ce4">
            <text:p>BILLED</text:p>
          </table:table-cell>
          <table:table-cell office:value-type="float" office:value="0.5088888889295049" table:formula="of:=IF(AND([.F2527] &lt;&gt; &quot;&quot;;[.G2527] &lt;&gt; &quot;&quot;);([.G2527]-[.F2527])*24;&quot;---&quot;)" table:style-name="ce4">
            <text:p>0.509</text:p>
          </table:table-cell>
          <table:table-cell office:value-type="string" table:style-name="ce25">
            <text:p>IDtoApptionTargetProcess</text:p>
          </table:table-cell>
          <table:table-cell office:value-type="date" office:date-value="2025-09-02T10:51:10" table:style-name="ce14">
            <text:p>9/2/25 10:51 AM</text:p>
          </table:table-cell>
          <table:table-cell office:value-type="date" office:date-value="2025-09-02T11:21:42" table:style-name="ce14">
            <text:p>9/2/25 11:21 AM</text:p>
          </table:table-cell>
          <table:table-cell office:value-type="string" table:style-name="ce16">
            <text:p>Worked on ensuring TargetProcess users can SSO to their account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27]" table:style-name="ce17">
            <text:p>931</text:p>
          </table:table-cell>
          <table:table-cell table:style-name="ce19"/>
          <table:table-cell office:value-type="string" table:style-name="ce4">
            <text:p>BILLED</text:p>
          </table:table-cell>
          <table:table-cell office:value-type="float" office:value="0.43972222215961665" table:formula="of:=IF(AND([.F2528] &lt;&gt; &quot;&quot;;[.G2528] &lt;&gt; &quot;&quot;);([.G2528]-[.F2528])*24;&quot;---&quot;)" table:style-name="ce4">
            <text:p>0.440</text:p>
          </table:table-cell>
          <table:table-cell office:value-type="string" table:style-name="ce25">
            <text:p>IDtoApptionTargetProcess</text:p>
          </table:table-cell>
          <table:table-cell office:value-type="date" office:date-value="2025-09-02T11:21:42" table:style-name="ce14">
            <text:p>9/2/25 11:21 AM</text:p>
          </table:table-cell>
          <table:table-cell office:value-type="date" office:date-value="2025-09-02T11:48:05" table:style-name="ce14">
            <text:p>9/2/25 11:48 AM</text:p>
          </table:table-cell>
          <table:table-cell office:value-type="string" table:style-name="ce16">
            <text:p># testing new user in fd, authenticatoin, deleting, then starting in tp first . .</text:p>
          </table:table-cell>
          <table:table-cell table:style-name="ce18"/>
          <table:table-cell table:number-columns-repeated="16375" table:style-name="ce1"/>
        </table:table-row>
        <table:table-row table:style-name="ro14" table:visibility="collapse">
          <table:table-cell office:value-type="float" office:value="931" table:formula="of:=[.A2528]" table:style-name="ce17">
            <text:p>931</text:p>
          </table:table-cell>
          <table:table-cell table:style-name="ce19"/>
          <table:table-cell office:value-type="string" table:style-name="ce4">
            <text:p>BILLED</text:p>
          </table:table-cell>
          <table:table-cell office:value-type="float" office:value="0.23944444436347112" table:formula="of:=IF(AND([.F2529] &lt;&gt; &quot;&quot;;[.G2529] &lt;&gt; &quot;&quot;);([.G2529]-[.F2529])*24;&quot;---&quot;)" table:style-name="ce4">
            <text:p>0.239</text:p>
          </table:table-cell>
          <table:table-cell office:value-type="string" table:style-name="ce25">
            <text:p>IDtoAviobook</text:p>
          </table:table-cell>
          <table:table-cell office:value-type="date" office:date-value="2025-09-02T11:48:05" table:style-name="ce14">
            <text:p>9/2/25 11:48 AM</text:p>
          </table:table-cell>
          <table:table-cell office:value-type="date" office:date-value="2025-09-02T12:02:27" table:style-name="ce14">
            <text:p>9/2/25 12:02 PM</text:p>
          </table:table-cell>
          <table:table-cell office:value-type="string" table:style-name="ce16">
            <text:p>Worked on MR review with Nirosha for IDtoAviobook.</text:p>
          </table:table-cell>
          <table:table-cell office:value-type="string" table:style-name="ce18">
            <text:p>Not seeing what I expected for new code; but looks</text:p>
          </table:table-cell>
          <table:table-cell table:number-columns-repeated="16375" table:style-name="ce1"/>
        </table:table-row>
        <table:table-row table:style-name="ro14" table:visibility="collapse">
          <table:table-cell office:value-type="float" office:value="931" table:formula="of:=[.A2529]" table:style-name="ce17">
            <text:p>931</text:p>
          </table:table-cell>
          <table:table-cell table:style-name="ce19"/>
          <table:table-cell office:value-type="string" table:style-name="ce4">
            <text:p>BILLED</text:p>
          </table:table-cell>
          <table:table-cell office:value-type="float" office:value="0.76638888887828216" table:formula="of:=IF(AND([.F2530] &lt;&gt; &quot;&quot;;[.G2530] &lt;&gt; &quot;&quot;);([.G2530]-[.F2530])*24;&quot;---&quot;)" table:style-name="ce4">
            <text:p>0.766</text:p>
          </table:table-cell>
          <table:table-cell office:value-type="string" table:style-name="ce25">
            <text:p>EmployeeServicesRoleMgmtDRiver</text:p>
          </table:table-cell>
          <table:table-cell office:value-type="date" office:date-value="2025-09-02T12:02:27" table:style-name="ce14">
            <text:p>9/2/25 12:02 PM</text:p>
          </table:table-cell>
          <table:table-cell office:value-type="date" office:date-value="2025-09-02T12:48:26" table:style-name="ce14">
            <text:p>9/2/25 12:48 PM</text:p>
          </table:table-cell>
          <table:table-cell office:value-type="string" table:style-name="ce21">
            <text:p>Worked on resolving an issue with testUserTerm for the EmployeeServicesRoleMgmt driver.</text:p>
          </table:table-cell>
          <table:table-cell table:style-name="ce18"/>
          <table:table-cell table:number-columns-repeated="16375" table:style-name="ce1"/>
        </table:table-row>
        <table:table-row table:style-name="ro14" table:visibility="collapse">
          <table:table-cell office:value-type="float" office:value="931" table:formula="of:=[.A2530]" table:style-name="ce17">
            <text:p>931</text:p>
          </table:table-cell>
          <table:table-cell table:style-name="ce19"/>
          <table:table-cell office:value-type="string" table:style-name="ce4">
            <text:p>BILLED</text:p>
          </table:table-cell>
          <table:table-cell office:value-type="float" office:value="0.1369444445008412" table:formula="of:=IF(AND([.F2531] &lt;&gt; &quot;&quot;;[.G2531] &lt;&gt; &quot;&quot;);([.G2531]-[.F2531])*24;&quot;---&quot;)" table:style-name="ce4">
            <text:p>0.137</text:p>
          </table:table-cell>
          <table:table-cell office:value-type="string" table:style-name="ce25">
            <text:p>IDtoAviobook</text:p>
          </table:table-cell>
          <table:table-cell office:value-type="date" office:date-value="2025-09-02T12:48:26" table:style-name="ce14">
            <text:p>9/2/25 12:48 PM</text:p>
          </table:table-cell>
          <table:table-cell office:value-type="date" office:date-value="2025-09-02T12:56:39" table:style-name="ce14">
            <text:p>9/2/25 12:56 PM</text:p>
          </table:table-cell>
          <table:table-cell office:value-type="string" table:style-name="ce22">
            <text:p># code review - excellent work from Nirosha</text:p>
          </table:table-cell>
          <table:table-cell table:style-name="ce18"/>
          <table:table-cell table:number-columns-repeated="16375" table:style-name="ce1"/>
        </table:table-row>
        <table:table-row table:style-name="ro14" table:visibility="collapse">
          <table:table-cell office:value-type="float" office:value="931" table:formula="of:=[.A2531]" table:style-name="ce17">
            <text:p>931</text:p>
          </table:table-cell>
          <table:table-cell table:style-name="ce19"/>
          <table:table-cell office:value-type="string" table:style-name="ce4">
            <text:p>BILLED</text:p>
          </table:table-cell>
          <table:table-cell office:value-type="float" office:value="3.2500000088475645E-2" table:formula="of:=IF(AND([.F2532] &lt;&gt; &quot;&quot;;[.G2532] &lt;&gt; &quot;&quot;);([.G2532]-[.F2532])*24;&quot;---&quot;)" table:style-name="ce4">
            <text:p>0.033</text:p>
          </table:table-cell>
          <table:table-cell office:value-type="string" table:style-name="ce25">
            <text:p>EmployeeServicesRoleMgmtDRiver</text:p>
          </table:table-cell>
          <table:table-cell office:value-type="date" office:date-value="2025-09-02T12:56:39" table:style-name="ce14">
            <text:p>9/2/25 12:56 PM</text:p>
          </table:table-cell>
          <table:table-cell office:value-type="date" office:date-value="2025-09-02T12:58:36" table:style-name="ce14">
            <text:p>9/2/25 12:58 PM</text:p>
          </table:table-cell>
          <table:table-cell office:value-type="string" table:style-name="ce21">
            <text:p># Confirmed tests pass, now running in pipline, and creating MR.</text:p>
          </table:table-cell>
          <table:table-cell table:style-name="ce18"/>
          <table:table-cell table:number-columns-repeated="16375" table:style-name="ce1"/>
        </table:table-row>
        <table:table-row table:style-name="ro14" table:visibility="collapse">
          <table:table-cell office:value-type="float" office:value="931" table:formula="of:=[.A2532]" table:style-name="ce17">
            <text:p>931</text:p>
          </table:table-cell>
          <table:table-cell table:style-name="ce4"/>
          <table:table-cell office:value-type="string" table:style-name="ce4">
            <text:p>BILLED</text:p>
          </table:table-cell>
          <table:table-cell office:value-type="float" office:value="0.52333333325805143" table:formula="of:=IF(AND([.F2533] &lt;&gt; &quot;&quot;;[.G2533] &lt;&gt; &quot;&quot;);([.G2533]-[.F2533])*24;&quot;---&quot;)" table:style-name="ce4">
            <text:p>0.523</text:p>
          </table:table-cell>
          <table:table-cell office:value-type="string" table:style-name="ce25">
            <text:p>IDtoApptionTargetProcess</text:p>
          </table:table-cell>
          <table:table-cell office:value-type="date" office:date-value="2025-09-02T12:58:36" table:style-name="ce14">
            <text:p>9/2/25 12:58 PM</text:p>
          </table:table-cell>
          <table:table-cell office:value-type="date" office:date-value="2025-09-02T13:30:00" table:style-name="ce14">
            <text:p>9/2/25 01:3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3]" table:style-name="ce17">
            <text:p>931</text:p>
          </table:table-cell>
          <table:table-cell table:style-name="ce31"/>
          <table:table-cell office:value-type="string" table:style-name="ce4">
            <text:p>BILLED</text:p>
          </table:table-cell>
          <table:table-cell office:value-type="float" office:value="0.46250000002328306" table:formula="of:=IF(AND([.F2534] &lt;&gt; &quot;&quot;;[.G2534] &lt;&gt; &quot;&quot;);([.G2534]-[.F2534])*24;&quot;---&quot;)" table:style-name="ce4">
            <text:p>0.463</text:p>
          </table:table-cell>
          <table:table-cell office:value-type="string" table:style-name="ce25">
            <text:p>mtgSupport-idtodocker</text:p>
          </table:table-cell>
          <table:table-cell office:value-type="date" office:date-value="2025-09-02T13:30:00" table:style-name="ce14">
            <text:p>9/2/25 01:30 PM</text:p>
          </table:table-cell>
          <table:table-cell office:value-type="date" office:date-value="2025-09-02T13:57:45" table:style-name="ce14">
            <text:p>9/2/25 01:57 PM</text:p>
          </table:table-cell>
          <table:table-cell office:value-type="string" table:style-name="ce21">
            <text:p>IDtoDocker code review meeting with Joe and team.</text:p>
          </table:table-cell>
          <table:table-cell table:style-name="ce18"/>
          <table:table-cell table:number-columns-repeated="16375" table:style-name="ce1"/>
        </table:table-row>
        <table:table-row table:style-name="ro14" table:visibility="collapse">
          <table:table-cell office:value-type="float" office:value="931" table:formula="of:=[.A2534]" table:style-name="ce17">
            <text:p>931</text:p>
          </table:table-cell>
          <table:table-cell table:style-name="ce19"/>
          <table:table-cell office:value-type="string" table:style-name="ce4">
            <text:p>BILLED</text:p>
          </table:table-cell>
          <table:table-cell office:value-type="float" office:value="0.37083333323244005" table:formula="of:=IF(AND([.F2535] &lt;&gt; &quot;&quot;;[.G2535] &lt;&gt; &quot;&quot;);([.G2535]-[.F2535])*24;&quot;---&quot;)" table:style-name="ce4">
            <text:p>0.371</text:p>
          </table:table-cell>
          <table:table-cell office:value-type="string" table:style-name="ce25">
            <text:p>mtg-backlog</text:p>
          </table:table-cell>
          <table:table-cell office:value-type="date" office:date-value="2025-09-02T13:57:45" table:style-name="ce14">
            <text:p>9/2/25 01:57 PM</text:p>
          </table:table-cell>
          <table:table-cell office:value-type="date" office:date-value="2025-09-02T14:20:00" table:style-name="ce14">
            <text:p>9/2/25 02:20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5]" table:style-name="ce17">
            <text:p>931</text:p>
          </table:table-cell>
          <table:table-cell table:style-name="ce19"/>
          <table:table-cell office:value-type="string" table:style-name="ce4">
            <text:p>BILLED</text:p>
          </table:table-cell>
          <table:table-cell office:value-type="float" office:value="1.3519444445846602" table:formula="of:=IF(AND([.F2536] &lt;&gt; &quot;&quot;;[.G2536] &lt;&gt; &quot;&quot;);([.G2536]-[.F2536])*24;&quot;---&quot;)" table:style-name="ce4">
            <text:p>1.352</text:p>
          </table:table-cell>
          <table:table-cell office:value-type="string" table:style-name="ce25">
            <text:p>IDtoApptionTargetProcess</text:p>
          </table:table-cell>
          <table:table-cell office:value-type="date" office:date-value="2025-09-02T14:20:00" table:style-name="ce14">
            <text:p>9/2/25 02:20 PM</text:p>
          </table:table-cell>
          <table:table-cell office:value-type="date" office:date-value="2025-09-02T15:41:07" table:style-name="ce14">
            <text:p>9/2/25 03:41 PM</text:p>
          </table:table-cell>
          <table:table-cell office:value-type="string" table:style-name="ce21">
            <text:p>Worked on testing population of frontdoor user id and roles on TargetProcess User for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36]" table:style-name="ce17">
            <text:p>931</text:p>
          </table:table-cell>
          <table:table-cell table:style-name="ce19"/>
          <table:table-cell office:value-type="string" table:style-name="ce4">
            <text:p>BILLED</text:p>
          </table:table-cell>
          <table:table-cell office:value-type="float" office:value="0.2005555554642342" table:formula="of:=IF(AND([.F2537] &lt;&gt; &quot;&quot;;[.G2537] &lt;&gt; &quot;&quot;);([.G2537]-[.F2537])*24;&quot;---&quot;)" table:style-name="ce4">
            <text:p>0.201</text:p>
          </table:table-cell>
          <table:table-cell office:value-type="string" table:style-name="ce25">
            <text:p>IDtoDocuware</text:p>
          </table:table-cell>
          <table:table-cell office:value-type="date" office:date-value="2025-09-02T16:09:50" table:style-name="ce14">
            <text:p>9/2/25 04:09 PM</text:p>
          </table:table-cell>
          <table:table-cell office:value-type="date" office:date-value="2025-09-02T16:21:52" table:style-name="ce14">
            <text:p>9/2/25 04:21 PM</text:p>
          </table:table-cell>
          <table:table-cell office:value-type="string" table:style-name="ce21">
            <text:p>Worked on fixing connectivity for the IDtoDocuware driver in QA.</text:p>
          </table:table-cell>
          <table:table-cell table:style-name="ce18"/>
          <table:table-cell table:number-columns-repeated="16375" table:style-name="ce1"/>
        </table:table-row>
        <table:table-row table:style-name="ro14" table:visibility="collapse">
          <table:table-cell office:value-type="float" office:value="931" table:formula="of:=[.A2537]" table:style-name="ce17">
            <text:p>931</text:p>
          </table:table-cell>
          <table:table-cell table:style-name="ce19"/>
          <table:table-cell office:value-type="string" table:style-name="ce4">
            <text:p>BILLED</text:p>
          </table:table-cell>
          <table:table-cell office:value-type="float" office:value="0.73333333345362917" table:formula="of:=IF(AND([.F2538] &lt;&gt; &quot;&quot;;[.G2538] &lt;&gt; &quot;&quot;);([.G2538]-[.F2538])*24;&quot;---&quot;)" table:style-name="ce4">
            <text:p>0.733</text:p>
          </table:table-cell>
          <table:table-cell office:value-type="string" table:style-name="ce25">
            <text:p>IDtoApptionTargetProcess</text:p>
          </table:table-cell>
          <table:table-cell office:value-type="date" office:date-value="2025-09-02T16:21:52" table:style-name="ce14">
            <text:p>9/2/25 04:21 PM</text:p>
          </table:table-cell>
          <table:table-cell office:value-type="date" office:date-value="2025-09-02T17:05:52" table:style-name="ce14">
            <text:p>9/2/25 05:05 P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38]" table:style-name="ce17">
            <text:p>931</text:p>
          </table:table-cell>
          <table:table-cell table:style-name="ce19"/>
          <table:table-cell table:style-name="ce4"/>
          <table:table-cell office:value-type="string" office:string-value="---" table:formula="of:=IF(AND([.F2539] &lt;&gt; &quot;&quot;;[.G2539] &lt;&gt; &quot;&quot;);([.G2539]-[.F2539])*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39]" table:style-name="ce17">
            <text:p>931</text:p>
          </table:table-cell>
          <table:table-cell table:style-name="ce19"/>
          <table:table-cell table:style-name="ce4"/>
          <table:table-cell office:value-type="string" office:string-value="---" table:formula="of:=IF(AND([.F2540] &lt;&gt; &quot;&quot;;[.G2540] &lt;&gt; &quot;&quot;);([.G2540]-[.F254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1" table:formula="of:=[.A2540]" table:style-name="ce17">
            <text:p>931</text:p>
          </table:table-cell>
          <table:table-cell table:style-name="ce19"/>
          <table:table-cell table:style-name="ce4"/>
          <table:table-cell office:value-type="string" office:string-value="---" table:formula="of:=IF(AND([.F2541] &lt;&gt; &quot;&quot;;[.G2541] &lt;&gt; &quot;&quot;);([.G2541]-[.F2541])*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1]" table:style-name="ce17">
            <text:p>931</text:p>
          </table:table-cell>
          <table:table-cell table:style-name="ce19"/>
          <table:table-cell table:style-name="ce4"/>
          <table:table-cell office:value-type="string" office:string-value="---" table:formula="of:=IF(AND([.F2542] &lt;&gt; &quot;&quot;;[.G2542] &lt;&gt; &quot;&quot;);([.G2542]-[.F254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2]" table:style-name="ce17">
            <text:p>931</text:p>
          </table:table-cell>
          <table:table-cell table:style-name="ce19"/>
          <table:table-cell table:style-name="ce4"/>
          <table:table-cell office:value-type="string" office:string-value="---" table:formula="of:=IF(AND([.F2543] &lt;&gt; &quot;&quot;;[.G2543] &lt;&gt; &quot;&quot;);([.G2543]-[.F254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3]" table:style-name="ce17">
            <text:p>931</text:p>
          </table:table-cell>
          <table:table-cell table:style-name="ce19"/>
          <table:table-cell table:style-name="ce4"/>
          <table:table-cell office:value-type="string" office:string-value="---" table:formula="of:=IF(AND([.F2544] &lt;&gt; &quot;&quot;;[.G2544] &lt;&gt; &quot;&quot;);([.G2544]-[.F254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4]" table:style-name="ce17">
            <text:p>931</text:p>
          </table:table-cell>
          <table:table-cell table:style-name="ce19"/>
          <table:table-cell table:style-name="ce4"/>
          <table:table-cell office:value-type="string" office:string-value="---" table:formula="of:=IF(AND([.F2545] &lt;&gt; &quot;&quot;;[.G2545] &lt;&gt; &quot;&quot;);([.G2545]-[.F254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5]" table:style-name="ce17">
            <text:p>931</text:p>
          </table:table-cell>
          <table:table-cell table:style-name="ce19"/>
          <table:table-cell table:style-name="ce4"/>
          <table:table-cell office:value-type="string" office:string-value="---" table:formula="of:=IF(AND([.F2546] &lt;&gt; &quot;&quot;;[.G2546] &lt;&gt; &quot;&quot;);([.G2546]-[.F25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46]" table:style-name="ce17">
            <text:p>931</text:p>
          </table:table-cell>
          <table:table-cell office:value-type="float" office:value="9.25" table:formula="of:=COM.MICROSOFT.CEILING([.C2547];0.25)" table:style-name="ce19">
            <text:p>9.250</text:p>
          </table:table-cell>
          <table:table-cell office:value-type="float" office:value="9.1919444444356486" table:formula="of:=SUM([.D2547:.D2569])" table:style-name="ce4">
            <text:p>9.192</text:p>
          </table:table-cell>
          <table:table-cell office:value-type="string" office:string-value="---" table:formula="of:=IF(AND([.F2547] &lt;&gt; &quot;&quot;;[.G2547] &lt;&gt; &quot;&quot;);([.G2547]-[.F2547])*24;&quot;---&quot;)" table:style-name="ce4">
            <text:p>---</text:p>
          </table:table-cell>
          <table:table-cell office:value-type="date" office:date-value="2025-09-03T00:00:00" table:style-name="ce20">
            <text:p>3-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47]" table:style-name="ce17">
            <text:p>931</text:p>
          </table:table-cell>
          <table:table-cell table:style-name="ce19"/>
          <table:table-cell office:value-type="string" table:style-name="ce4">
            <text:p>BILLED</text:p>
          </table:table-cell>
          <table:table-cell office:value-type="float" office:value="0.58916666661389172" table:formula="of:=IF(AND([.F2548] &lt;&gt; &quot;&quot;;[.G2548] &lt;&gt; &quot;&quot;);([.G2548]-[.F2548])*24;&quot;---&quot;)" table:style-name="ce4">
            <text:p>0.589</text:p>
          </table:table-cell>
          <table:table-cell office:value-type="string" table:style-name="ce25">
            <text:p>suprt-IDtoDocuware</text:p>
          </table:table-cell>
          <table:table-cell office:value-type="date" office:date-value="2025-09-03T08:16:00" table:style-name="ce14">
            <text:p>9/3/25 08:16 AM</text:p>
          </table:table-cell>
          <table:table-cell office:value-type="date" office:date-value="2025-09-03T08:51:21" table:style-name="ce14">
            <text:p>9/3/25 08:51 AM</text:p>
          </table:table-cell>
          <table:table-cell office:value-type="string" table:style-name="ce21">
            <text:p>Worked to resolve connectivity issues for IDtoDocuware in QA. Updating the build to use proper settings for the DEV and QA server, after the app team changed it. Worked on supporting Yatin to publish the SailPoint connector. Supported Gokul on IDtoCoupa code review.</text:p>
          </table:table-cell>
          <table:table-cell table:style-name="ce15"/>
          <table:table-cell table:number-columns-repeated="16375" table:style-name="ce1"/>
        </table:table-row>
        <table:table-row table:style-name="ro14" table:visibility="collapse">
          <table:table-cell office:value-type="float" office:value="931" table:formula="of:=[.A2548]" table:style-name="ce17">
            <text:p>931</text:p>
          </table:table-cell>
          <table:table-cell table:style-name="ce4"/>
          <table:table-cell office:value-type="string" table:style-name="ce4">
            <text:p>BILLED</text:p>
          </table:table-cell>
          <table:table-cell office:value-type="float" office:value="0.25000000011641532" table:formula="of:=IF(AND([.F2549] &lt;&gt; &quot;&quot;;[.G2549] &lt;&gt; &quot;&quot;);([.G2549]-[.F2549])*24;&quot;---&quot;)" table:style-name="ce4">
            <text:p>0.250</text:p>
          </table:table-cell>
          <table:table-cell office:value-type="string" table:style-name="ce20">
            <text:p>mtg-daily</text:p>
          </table:table-cell>
          <table:table-cell office:value-type="date" office:date-value="2025-09-03T08:30:00" table:style-name="ce14">
            <text:p>9/3/25 08:30 AM</text:p>
          </table:table-cell>
          <table:table-cell office:value-type="date" office:date-value="2025-09-03T08:45:00" table:style-name="ce14">
            <text:p>9/3/25 08:45 AM</text:p>
          </table:table-cell>
          <table:table-cell office:value-type="string" table:style-name="ce20">
            <text:p>Daily calls with the team. EE/IGA sync-up meeting.</text:p>
          </table:table-cell>
          <table:table-cell table:style-name="ce18"/>
          <table:table-cell table:number-columns-repeated="16375" table:style-name="ce1"/>
        </table:table-row>
        <table:table-row table:style-name="ro14" table:visibility="collapse">
          <table:table-cell office:value-type="float" office:value="931" table:formula="of:=[.A2549]" table:style-name="ce17">
            <text:p>931</text:p>
          </table:table-cell>
          <table:table-cell table:style-name="ce19"/>
          <table:table-cell office:value-type="string" table:style-name="ce4">
            <text:p>BILLED</text:p>
          </table:table-cell>
          <table:table-cell office:value-type="float" office:value="1.3333333333139308" table:formula="of:=IF(AND([.F2550] &lt;&gt; &quot;&quot;;[.G2550] &lt;&gt; &quot;&quot;);([.G2550]-[.F2550])*24;&quot;---&quot;)" table:style-name="ce4">
            <text:p>1.333</text:p>
          </table:table-cell>
          <table:table-cell office:value-type="string" table:style-name="ce20">
            <text:p>mtg-daily</text:p>
          </table:table-cell>
          <table:table-cell office:value-type="date" office:date-value="2025-09-03T08:45:00" table:style-name="ce14">
            <text:p>9/3/25 08:45 AM</text:p>
          </table:table-cell>
          <table:table-cell office:value-type="date" office:date-value="2025-09-03T10:05:00" table:style-name="ce14">
            <text:p>9/3/25 10:05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1" table:formula="of:=[.A2550]" table:style-name="ce17">
            <text:p>931</text:p>
          </table:table-cell>
          <table:table-cell table:style-name="ce19"/>
          <table:table-cell office:value-type="string" table:style-name="ce4">
            <text:p>BILLED</text:p>
          </table:table-cell>
          <table:table-cell office:value-type="float" office:value="0.99999999994179234" table:formula="of:=IF(AND([.F2551] &lt;&gt; &quot;&quot;;[.G2551] &lt;&gt; &quot;&quot;);([.G2551]-[.F2551])*24;&quot;---&quot;)" table:style-name="ce4">
            <text:p>1.000</text:p>
          </table:table-cell>
          <table:table-cell office:value-type="string" table:style-name="ce20">
            <text:p>mtg-iga/ee</text:p>
          </table:table-cell>
          <table:table-cell office:value-type="date" office:date-value="2025-09-03T10:05:00" table:style-name="ce14">
            <text:p>9/3/25 10:05 AM</text:p>
          </table:table-cell>
          <table:table-cell office:value-type="date" office:date-value="2025-09-03T11:05:00" table:style-name="ce14">
            <text:p>9/3/25 11:05 AM</text:p>
          </table:table-cell>
          <table:table-cell office:value-type="string" table:style-name="ce13">
            <text:p>#iga/ee syncup</text:p>
          </table:table-cell>
          <table:table-cell table:style-name="ce18"/>
          <table:table-cell table:number-columns-repeated="16375" table:style-name="ce1"/>
        </table:table-row>
        <table:table-row table:style-name="ro14" table:visibility="collapse">
          <table:table-cell office:value-type="float" office:value="931" table:formula="of:=[.A2551]" table:style-name="ce17">
            <text:p>931</text:p>
          </table:table-cell>
          <table:table-cell table:style-name="ce19"/>
          <table:table-cell office:value-type="string" table:style-name="ce4">
            <text:p>BILLED</text:p>
          </table:table-cell>
          <table:table-cell office:value-type="float" office:value="6.5555555513128638E-2" table:formula="of:=IF(AND([.F2552] &lt;&gt; &quot;&quot;;[.G2552] &lt;&gt; &quot;&quot;);([.G2552]-[.F2552])*24;&quot;---&quot;)" table:style-name="ce4">
            <text:p>0.066</text:p>
          </table:table-cell>
          <table:table-cell office:value-type="string" table:style-name="ce25">
            <text:p>suprt-IDtoDocuware</text:p>
          </table:table-cell>
          <table:table-cell office:value-type="date" office:date-value="2025-09-03T11:05:00" table:style-name="ce14">
            <text:p>9/3/25 11:05 AM</text:p>
          </table:table-cell>
          <table:table-cell office:value-type="date" office:date-value="2025-09-03T11:08:56" table:style-name="ce14">
            <text:p>9/3/25 11:08 AM</text:p>
          </table:table-cell>
          <table:table-cell office:value-type="string" table:style-name="ce26">
            <text:p># requested table definition from Naveen</text:p>
          </table:table-cell>
          <table:table-cell table:style-name="ce18"/>
          <table:table-cell table:number-columns-repeated="16375" table:style-name="ce1"/>
        </table:table-row>
        <table:table-row table:style-name="ro14" table:visibility="collapse">
          <table:table-cell office:value-type="float" office:value="931" table:formula="of:=[.A2552]" table:style-name="ce17">
            <text:p>931</text:p>
          </table:table-cell>
          <table:table-cell table:style-name="ce19"/>
          <table:table-cell office:value-type="string" table:style-name="ce4">
            <text:p>BILLED</text:p>
          </table:table-cell>
          <table:table-cell office:value-type="float" office:value="0.68444444448687136" table:formula="of:=IF(AND([.F2553] &lt;&gt; &quot;&quot;;[.G2553] &lt;&gt; &quot;&quot;);([.G2553]-[.F2553])*24;&quot;---&quot;)" table:style-name="ce4">
            <text:p>0.684</text:p>
          </table:table-cell>
          <table:table-cell office:value-type="string" table:style-name="ce25">
            <text:p>suprt-IDtoDocuware</text:p>
          </table:table-cell>
          <table:table-cell office:value-type="date" office:date-value="2025-09-03T11:08:56" table:style-name="ce14">
            <text:p>9/3/25 11:08 AM</text:p>
          </table:table-cell>
          <table:table-cell office:value-type="date" office:date-value="2025-09-03T11:50:00" table:style-name="ce14">
            <text:p>9/3/25 11:50 AM</text:p>
          </table:table-cell>
          <table:table-cell office:value-type="string" table:style-name="ce13">
            <text:p># confirming build uses proper</text:p>
          </table:table-cell>
          <table:table-cell table:style-name="ce18"/>
          <table:table-cell table:number-columns-repeated="16375" table:style-name="ce1"/>
        </table:table-row>
        <table:table-row table:style-name="ro14" table:visibility="collapse">
          <table:table-cell office:value-type="float" office:value="931" table:formula="of:=[.A2553]" table:style-name="ce17">
            <text:p>931</text:p>
          </table:table-cell>
          <table:table-cell table:style-name="ce19"/>
          <table:table-cell office:value-type="string" table:style-name="ce4">
            <text:p>BILLED</text:p>
          </table:table-cell>
          <table:table-cell office:value-type="float" office:value="1.7580555556342006" table:formula="of:=IF(AND([.F2554] &lt;&gt; &quot;&quot;;[.G2554] &lt;&gt; &quot;&quot;);([.G2554]-[.F2554])*24;&quot;---&quot;)" table:style-name="ce4">
            <text:p>1.758</text:p>
          </table:table-cell>
          <table:table-cell office:value-type="string" table:style-name="ce20">
            <text:p>Git L&amp;L</text:p>
          </table:table-cell>
          <table:table-cell office:value-type="date" office:date-value="2025-09-03T11:50:00" table:style-name="ce14">
            <text:p>9/3/25 11:50 AM</text:p>
          </table:table-cell>
          <table:table-cell office:value-type="date" office:date-value="2025-09-03T13:35:29" table:style-name="ce14">
            <text:p>9/3/25 01:35 PM</text:p>
          </table:table-cell>
          <table:table-cell office:value-type="string" table:style-name="ce13">
            <text:p>Git session 3 - more on diffing, and using patch log.</text:p>
          </table:table-cell>
          <table:table-cell office:value-type="string" table:style-name="ce18">
            <text:p>SWEET!! <text:s/>Git is awesome :-)</text:p>
          </table:table-cell>
          <table:table-cell table:number-columns-repeated="16375" table:style-name="ce1"/>
        </table:table-row>
        <table:table-row table:style-name="ro14" table:visibility="collapse">
          <table:table-cell office:value-type="float" office:value="931" table:formula="of:=[.A2554]" table:style-name="ce17">
            <text:p>931</text:p>
          </table:table-cell>
          <table:table-cell table:style-name="ce19"/>
          <table:table-cell office:value-type="string" table:style-name="ce4">
            <text:p>BILLED</text:p>
          </table:table-cell>
          <table:table-cell office:value-type="float" office:value="0.35944444430060685" table:formula="of:=IF(AND([.F2555] &lt;&gt; &quot;&quot;;[.G2555] &lt;&gt; &quot;&quot;);([.G2555]-[.F2555])*24;&quot;---&quot;)" table:style-name="ce4">
            <text:p>0.359</text:p>
          </table:table-cell>
          <table:table-cell office:value-type="string" table:style-name="ce25">
            <text:p>suprt-IDtoDocuware</text:p>
          </table:table-cell>
          <table:table-cell office:value-type="date" office:date-value="2025-09-03T13:35:29" table:style-name="ce14">
            <text:p>9/3/25 01:35 PM</text:p>
          </table:table-cell>
          <table:table-cell office:value-type="date" office:date-value="2025-09-03T13:57:03" table:style-name="ce14">
            <text:p>9/3/25 01:57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1" table:formula="of:=[.A2555]" table:style-name="ce17">
            <text:p>931</text:p>
          </table:table-cell>
          <table:table-cell table:style-name="ce19"/>
          <table:table-cell office:value-type="string" table:style-name="ce4">
            <text:p>BILLED</text:p>
          </table:table-cell>
          <table:table-cell office:value-type="float" office:value="0.18472222227137536" table:formula="of:=IF(AND([.F2556] &lt;&gt; &quot;&quot;;[.G2556] &lt;&gt; &quot;&quot;);([.G2556]-[.F2556])*24;&quot;---&quot;)" table:style-name="ce4">
            <text:p>0.185</text:p>
          </table:table-cell>
          <table:table-cell office:value-type="string" table:style-name="ce20">
            <text:p>IDtoApptioTargetProcess</text:p>
          </table:table-cell>
          <table:table-cell office:value-type="date" office:date-value="2025-09-03T13:57:03" table:style-name="ce14">
            <text:p>9/3/25 01:57 PM</text:p>
          </table:table-cell>
          <table:table-cell office:value-type="date" office:date-value="2025-09-03T14:08:08" table:style-name="ce14">
            <text:p>9/3/25 02:08 PM</text:p>
          </table:table-cell>
          <table:table-cell office:value-type="string" table:style-name="ce13">
            <text:p>Worked on user creation in the IDtoApptioTargetProcess driver.</text:p>
          </table:table-cell>
          <table:table-cell table:style-name="ce18"/>
          <table:table-cell table:number-columns-repeated="16375" table:style-name="ce1"/>
        </table:table-row>
        <table:table-row table:style-name="ro14" table:visibility="collapse">
          <table:table-cell office:value-type="float" office:value="931" table:formula="of:=[.A2556]" table:style-name="ce17">
            <text:p>931</text:p>
          </table:table-cell>
          <table:table-cell table:style-name="ce4"/>
          <table:table-cell office:value-type="string" table:style-name="ce4">
            <text:p>BILLED</text:p>
          </table:table-cell>
          <table:table-cell office:value-type="float" office:value="0.13722222216892987" table:formula="of:=IF(AND([.F2557] &lt;&gt; &quot;&quot;;[.G2557] &lt;&gt; &quot;&quot;);([.G2557]-[.F2557])*24;&quot;---&quot;)" table:style-name="ce4">
            <text:p>0.137</text:p>
          </table:table-cell>
          <table:table-cell office:value-type="string" table:style-name="ce20">
            <text:p>IDtoApptioTargetProcess</text:p>
          </table:table-cell>
          <table:table-cell office:value-type="date" office:date-value="2025-09-03T14:21:46" table:style-name="ce14">
            <text:p>9/3/25 02:21 PM</text:p>
          </table:table-cell>
          <table:table-cell office:value-type="date" office:date-value="2025-09-03T14:30:00" table:style-name="ce14">
            <text:p>9/3/25 02:3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57]" table:style-name="ce17">
            <text:p>931</text:p>
          </table:table-cell>
          <table:table-cell table:style-name="ce19"/>
          <table:table-cell office:value-type="string" table:style-name="ce4">
            <text:p>BILLED</text:p>
          </table:table-cell>
          <table:table-cell office:value-type="float" office:value="0.61777777777751908" table:formula="of:=IF(AND([.F2558] &lt;&gt; &quot;&quot;;[.G2558] &lt;&gt; &quot;&quot;);([.G2558]-[.F2558])*24;&quot;---&quot;)" table:style-name="ce4">
            <text:p>0.618</text:p>
          </table:table-cell>
          <table:table-cell office:value-type="string" table:style-name="ce20">
            <text:p>suprt-salpointconnectr</text:p>
          </table:table-cell>
          <table:table-cell office:value-type="date" office:date-value="2025-09-03T14:30:00" table:style-name="ce14">
            <text:p>9/3/25 02:30 PM</text:p>
          </table:table-cell>
          <table:table-cell office:value-type="date" office:date-value="2025-09-03T15:07:04" table:style-name="ce14">
            <text:p>9/3/25 03:07 PM</text:p>
          </table:table-cell>
          <table:table-cell office:value-type="string" table:style-name="ce13">
            <text:p>#Worked to help publish the latest sailpoint connector.</text:p>
          </table:table-cell>
          <table:table-cell table:style-name="ce18"/>
          <table:table-cell table:number-columns-repeated="16375" table:style-name="ce1"/>
        </table:table-row>
        <table:table-row table:style-name="ro14" table:visibility="collapse">
          <table:table-cell office:value-type="float" office:value="931" table:formula="of:=[.A2558]" table:style-name="ce17">
            <text:p>931</text:p>
          </table:table-cell>
          <table:table-cell table:style-name="ce19"/>
          <table:table-cell office:value-type="string" table:style-name="ce4">
            <text:p>BILLED</text:p>
          </table:table-cell>
          <table:table-cell office:value-type="float" office:value="0.22249999997438863" table:formula="of:=IF(AND([.F2559] &lt;&gt; &quot;&quot;;[.G2559] &lt;&gt; &quot;&quot;);([.G2559]-[.F2559])*24;&quot;---&quot;)" table:style-name="ce4">
            <text:p>0.222</text:p>
          </table:table-cell>
          <table:table-cell office:value-type="string" table:style-name="ce20">
            <text:p>suprt-IDtoCoupa</text:p>
          </table:table-cell>
          <table:table-cell office:value-type="date" office:date-value="2025-09-03T15:07:04" table:style-name="ce14">
            <text:p>9/3/25 03:07 PM</text:p>
          </table:table-cell>
          <table:table-cell office:value-type="date" office:date-value="2025-09-03T15:20:25" table:style-name="ce14">
            <text:p>9/3/25 03:20 PM</text:p>
          </table:table-cell>
          <table:table-cell office:value-type="string" table:style-name="ce13">
            <text:p>#Worked on IDtoCoupa code review with Gokul.</text:p>
          </table:table-cell>
          <table:table-cell table:style-name="ce18"/>
          <table:table-cell table:number-columns-repeated="16375" table:style-name="ce1"/>
        </table:table-row>
        <table:table-row table:style-name="ro14" table:visibility="collapse">
          <table:table-cell office:value-type="float" office:value="931" table:formula="of:=[.A2559]" table:style-name="ce17">
            <text:p>931</text:p>
          </table:table-cell>
          <table:table-cell table:style-name="ce19"/>
          <table:table-cell office:value-type="string" table:style-name="ce4">
            <text:p>BILLED</text:p>
          </table:table-cell>
          <table:table-cell office:value-type="float" office:value="1.9897222223225981" table:formula="of:=IF(AND([.F2560] &lt;&gt; &quot;&quot;;[.G2560] &lt;&gt; &quot;&quot;);([.G2560]-[.F2560])*24;&quot;---&quot;)" table:style-name="ce4">
            <text:p>1.990</text:p>
          </table:table-cell>
          <table:table-cell office:value-type="string" table:style-name="ce20">
            <text:p>IDtoApptioTargetProcess</text:p>
          </table:table-cell>
          <table:table-cell office:value-type="date" office:date-value="2025-09-03T15:20:25" table:style-name="ce14">
            <text:p>9/3/25 03:20 PM</text:p>
          </table:table-cell>
          <table:table-cell office:value-type="date" office:date-value="2025-09-03T17:19:48" table:style-name="ce14">
            <text:p>9/3/25 05:19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60]" table:style-name="ce17">
            <text:p>931</text:p>
          </table:table-cell>
          <table:table-cell table:style-name="ce19"/>
          <table:table-cell table:style-name="ce4"/>
          <table:table-cell office:value-type="string" office:string-value="---" table:formula="of:=IF(AND([.F2561] &lt;&gt; &quot;&quot;;[.G2561] &lt;&gt; &quot;&quot;);([.G2561]-[.F2561])*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1]" table:style-name="ce17">
            <text:p>931</text:p>
          </table:table-cell>
          <table:table-cell table:style-name="ce19"/>
          <table:table-cell table:style-name="ce4"/>
          <table:table-cell office:value-type="string" office:string-value="---" table:formula="of:=IF(AND([.F2562] &lt;&gt; &quot;&quot;;[.G2562] &lt;&gt; &quot;&quot;);([.G2562]-[.F2562])*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1" table:formula="of:=[.A2562]" table:style-name="ce17">
            <text:p>931</text:p>
          </table:table-cell>
          <table:table-cell table:style-name="ce19"/>
          <table:table-cell table:style-name="ce4"/>
          <table:table-cell office:value-type="string" office:string-value="---" table:formula="of:=IF(AND([.F2563] &lt;&gt; &quot;&quot;;[.G2563] &lt;&gt; &quot;&quot;);([.G2563]-[.F25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3]" table:style-name="ce17">
            <text:p>931</text:p>
          </table:table-cell>
          <table:table-cell table:style-name="ce19"/>
          <table:table-cell table:style-name="ce4"/>
          <table:table-cell office:value-type="string" office:string-value="---" table:formula="of:=IF(AND([.F2564] &lt;&gt; &quot;&quot;;[.G2564] &lt;&gt; &quot;&quot;);([.G2564]-[.F256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4]" table:style-name="ce17">
            <text:p>931</text:p>
          </table:table-cell>
          <table:table-cell table:style-name="ce19"/>
          <table:table-cell table:style-name="ce4"/>
          <table:table-cell office:value-type="string" office:string-value="---" table:formula="of:=IF(AND([.F2565] &lt;&gt; &quot;&quot;;[.G2565] &lt;&gt; &quot;&quot;);([.G2565]-[.F256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5]" table:style-name="ce17">
            <text:p>931</text:p>
          </table:table-cell>
          <table:table-cell table:style-name="ce19"/>
          <table:table-cell table:style-name="ce4"/>
          <table:table-cell office:value-type="string" office:string-value="---" table:formula="of:=IF(AND([.F2566] &lt;&gt; &quot;&quot;;[.G2566] &lt;&gt; &quot;&quot;);([.G2566]-[.F256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6]" table:style-name="ce17">
            <text:p>931</text:p>
          </table:table-cell>
          <table:table-cell table:style-name="ce19"/>
          <table:table-cell table:style-name="ce4"/>
          <table:table-cell office:value-type="string" office:string-value="---" table:formula="of:=IF(AND([.F2567] &lt;&gt; &quot;&quot;;[.G2567] &lt;&gt; &quot;&quot;);([.G2567]-[.F256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7]" table:style-name="ce17">
            <text:p>931</text:p>
          </table:table-cell>
          <table:table-cell table:style-name="ce19"/>
          <table:table-cell table:style-name="ce4"/>
          <table:table-cell office:value-type="string" office:string-value="---" table:formula="of:=IF(AND([.F2568] &lt;&gt; &quot;&quot;;[.G2568] &lt;&gt; &quot;&quot;);([.G2568]-[.F256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68]" table:style-name="ce17">
            <text:p>931</text:p>
          </table:table-cell>
          <table:table-cell table:style-name="ce19"/>
          <table:table-cell table:style-name="ce4"/>
          <table:table-cell office:value-type="string" office:string-value="---" table:formula="of:=IF(AND([.F2569] &lt;&gt; &quot;&quot;;[.G2569] &lt;&gt; &quot;&quot;);([.G2569]-[.F256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569]" table:style-name="ce17">
            <text:p>931</text:p>
          </table:table-cell>
          <table:table-cell office:value-type="float" office:value="8.25" table:formula="of:=COM.MICROSOFT.CEILING([.C2570];0.25)" table:style-name="ce19">
            <text:p>8.250</text:p>
          </table:table-cell>
          <table:table-cell office:value-type="float" office:value="8.2397222222643904" table:formula="of:=SUM([.D2570:.D2590])" table:style-name="ce4">
            <text:p>8.240</text:p>
          </table:table-cell>
          <table:table-cell office:value-type="string" office:string-value="---" table:formula="of:=IF(AND([.F2570] &lt;&gt; &quot;&quot;;[.G2570] &lt;&gt; &quot;&quot;);([.G2570]-[.F2570])*24;&quot;---&quot;)" table:style-name="ce4">
            <text:p>---</text:p>
          </table:table-cell>
          <table:table-cell office:value-type="date" office:date-value="2025-09-04T00:00:00" table:style-name="ce20">
            <text:p>4-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70]" table:style-name="ce17">
            <text:p>931</text:p>
          </table:table-cell>
          <table:table-cell table:style-name="ce19"/>
          <table:table-cell office:value-type="string" table:style-name="ce4">
            <text:p>BILLED</text:p>
          </table:table-cell>
          <table:table-cell office:value-type="float" office:value="0.33333333337213844" table:formula="of:=IF(AND([.F2571] &lt;&gt; &quot;&quot;;[.G2571] &lt;&gt; &quot;&quot;);([.G2571]-[.F2571])*24;&quot;---&quot;)" table:style-name="ce4">
            <text:p>0.333</text:p>
          </table:table-cell>
          <table:table-cell office:value-type="string" table:style-name="ce21">
            <text:p>suprt-IDtoCoupa</text:p>
          </table:table-cell>
          <table:table-cell office:value-type="date" office:date-value="2025-09-04T08:30:00" table:style-name="ce14">
            <text:p>9/4/25 08:30 AM</text:p>
          </table:table-cell>
          <table:table-cell office:value-type="date" office:date-value="2025-09-04T08:50:00" table:style-name="ce14">
            <text:p>9/4/25 08:50 AM</text:p>
          </table:table-cell>
          <table:table-cell office:value-type="string" table:style-name="ce13">
            <text:p>Worked on driver review with Gokul on IDtoCoupa.</text:p>
          </table:table-cell>
          <table:table-cell table:style-name="ce23"/>
          <table:table-cell table:number-columns-repeated="16375" table:style-name="ce1"/>
        </table:table-row>
        <table:table-row table:style-name="ro14" table:visibility="collapse">
          <table:table-cell office:value-type="float" office:value="931" table:formula="of:=[.A2571]" table:style-name="ce17">
            <text:p>931</text:p>
          </table:table-cell>
          <table:table-cell table:style-name="ce19"/>
          <table:table-cell office:value-type="string" table:style-name="ce4">
            <text:p>BILLED</text:p>
          </table:table-cell>
          <table:table-cell office:value-type="float" office:value="0.4966666666441597" table:formula="of:=IF(AND([.F2572] &lt;&gt; &quot;&quot;;[.G2572] &lt;&gt; &quot;&quot;);([.G2572]-[.F2572])*24;&quot;---&quot;)" table:style-name="ce4">
            <text:p>0.497</text:p>
          </table:table-cell>
          <table:table-cell office:value-type="string" table:style-name="ce21">
            <text:p>IDtoAviobook</text:p>
          </table:table-cell>
          <table:table-cell office:value-type="date" office:date-value="2025-09-04T08:50:00" table:style-name="ce14">
            <text:p>9/4/25 08:50 AM</text:p>
          </table:table-cell>
          <table:table-cell office:value-type="date" office:date-value="2025-09-04T09:19:48" table:style-name="ce14">
            <text:p>9/4/25 09:19 AM</text:p>
          </table:table-cell>
          <table:table-cell office:value-type="string" table:style-name="ce13">
            <text:p>Worked to validate credentials with Nirosha on IDtoAviobook. Worked on resolving issues with the build, and the new IDtoPrelive IdMUnit connection.</text:p>
          </table:table-cell>
          <table:table-cell table:style-name="ce23"/>
          <table:table-cell table:number-columns-repeated="16375" table:style-name="ce1"/>
        </table:table-row>
        <table:table-row table:style-name="ro14" table:visibility="collapse">
          <table:table-cell office:value-type="float" office:value="931" table:formula="of:=[.A2572]" table:style-name="ce17">
            <text:p>931</text:p>
          </table:table-cell>
          <table:table-cell table:style-name="ce19"/>
          <table:table-cell office:value-type="string" table:style-name="ce4">
            <text:p>BILLED</text:p>
          </table:table-cell>
          <table:table-cell office:value-type="float" office:value="0.39250000007450581" table:formula="of:=IF(AND([.F2573] &lt;&gt; &quot;&quot;;[.G2573] &lt;&gt; &quot;&quot;);([.G2573]-[.F2573])*24;&quot;---&quot;)" table:style-name="ce4">
            <text:p>0.393</text:p>
          </table:table-cell>
          <table:table-cell office:value-type="string" table:style-name="ce21">
            <text:p>IDtoApptioTargetProcess</text:p>
          </table:table-cell>
          <table:table-cell office:value-type="date" office:date-value="2025-09-04T09:19:48" table:style-name="ce14">
            <text:p>9/4/25 09:19 AM</text:p>
          </table:table-cell>
          <table:table-cell office:value-type="date" office:date-value="2025-09-04T09:43:21" table:style-name="ce14">
            <text:p>9/4/25 09:43 AM</text:p>
          </table:table-cell>
          <table:table-cell office:value-type="string" table:style-name="ce13">
            <text:p>Worked on the user provisioning use case for the IDtoApptioTargetProcess driver.</text:p>
          </table:table-cell>
          <table:table-cell table:style-name="ce23"/>
          <table:table-cell table:number-columns-repeated="16375" table:style-name="ce1"/>
        </table:table-row>
        <table:table-row table:style-name="ro14" table:visibility="collapse">
          <table:table-cell office:value-type="float" office:value="931" table:formula="of:=[.A2573]" table:style-name="ce17">
            <text:p>931</text:p>
          </table:table-cell>
          <table:table-cell table:style-name="ce19"/>
          <table:table-cell office:value-type="string" table:style-name="ce4">
            <text:p>BILLED</text:p>
          </table:table-cell>
          <table:table-cell office:value-type="float" office:value="0.27749999990919605" table:formula="of:=IF(AND([.F2574] &lt;&gt; &quot;&quot;;[.G2574] &lt;&gt; &quot;&quot;);([.G2574]-[.F2574])*24;&quot;---&quot;)" table:style-name="ce4">
            <text:p>0.277</text:p>
          </table:table-cell>
          <table:table-cell office:value-type="string" table:style-name="ce21">
            <text:p>IDtoAviobook</text:p>
          </table:table-cell>
          <table:table-cell office:value-type="date" office:date-value="2025-09-04T09:43:21" table:style-name="ce14">
            <text:p>9/4/25 09:43 AM</text:p>
          </table:table-cell>
          <table:table-cell office:value-type="date" office:date-value="2025-09-04T10:00:00" table:style-name="ce14">
            <text:p>9/4/25 10:00 AM</text:p>
          </table:table-cell>
          <table:table-cell office:value-type="string" table:style-name="ce21">
            <text:p>#nirosha</text:p>
          </table:table-cell>
          <table:table-cell table:style-name="ce23"/>
          <table:table-cell table:number-columns-repeated="16375" table:style-name="ce1"/>
        </table:table-row>
        <table:table-row table:style-name="ro14" table:visibility="collapse">
          <table:table-cell office:value-type="float" office:value="931" table:formula="of:=[.A2574]" table:style-name="ce17">
            <text:p>931</text:p>
          </table:table-cell>
          <table:table-cell table:style-name="ce19"/>
          <table:table-cell office:value-type="string" table:style-name="ce4">
            <text:p>BILLED</text:p>
          </table:table-cell>
          <table:table-cell office:value-type="float" office:value="1.0730555556365289" table:formula="of:=IF(AND([.F2575] &lt;&gt; &quot;&quot;;[.G2575] &lt;&gt; &quot;&quot;);([.G2575]-[.F2575])*24;&quot;---&quot;)" table:style-name="ce4">
            <text:p>1.073</text:p>
          </table:table-cell>
          <table:table-cell office:value-type="string" table:style-name="ce21">
            <text:p>IDtoApptioTargetProcess</text:p>
          </table:table-cell>
          <table:table-cell office:value-type="date" office:date-value="2025-09-04T10:00:00" table:style-name="ce14">
            <text:p>9/4/25 10:00 AM</text:p>
          </table:table-cell>
          <table:table-cell office:value-type="date" office:date-value="2025-09-04T11:04:23" table:style-name="ce14">
            <text:p>9/4/25 11:04 AM</text:p>
          </table:table-cell>
          <table:table-cell office:value-type="string" table:style-name="ce21">
            <text:p># working on aws, passwords &amp; create test.</text:p>
          </table:table-cell>
          <table:table-cell table:style-name="ce23"/>
          <table:table-cell table:number-columns-repeated="16375" table:style-name="ce1"/>
        </table:table-row>
        <table:table-row table:style-name="ro14" table:visibility="collapse">
          <table:table-cell office:value-type="float" office:value="931" table:formula="of:=[.A2575]" table:style-name="ce17">
            <text:p>931</text:p>
          </table:table-cell>
          <table:table-cell table:style-name="ce19"/>
          <table:table-cell office:value-type="string" table:style-name="ce4">
            <text:p>BILLED</text:p>
          </table:table-cell>
          <table:table-cell office:value-type="float" office:value="1.129999999946449" table:formula="of:=IF(AND([.F2576] &lt;&gt; &quot;&quot;;[.G2576] &lt;&gt; &quot;&quot;);([.G2576]-[.F2576])*24;&quot;---&quot;)" table:style-name="ce4">
            <text:p>1.130</text:p>
          </table:table-cell>
          <table:table-cell office:value-type="string" table:style-name="ce21">
            <text:p>IDtoApptioTargetProcess</text:p>
          </table:table-cell>
          <table:table-cell office:value-type="date" office:date-value="2025-09-04T12:49:40" table:style-name="ce14">
            <text:p>9/4/25 12:49 PM</text:p>
          </table:table-cell>
          <table:table-cell office:value-type="date" office:date-value="2025-09-04T13:57:28" table:style-name="ce14">
            <text:p>9/4/25 01:57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6]" table:style-name="ce17">
            <text:p>931</text:p>
          </table:table-cell>
          <table:table-cell table:style-name="ce21"/>
          <table:table-cell office:value-type="string" table:style-name="ce4">
            <text:p>BILLED</text:p>
          </table:table-cell>
          <table:table-cell office:value-type="float" office:value="1.2483333333511837" table:formula="of:=IF(AND([.F2577] &lt;&gt; &quot;&quot;;[.G2577] &lt;&gt; &quot;&quot;);([.G2577]-[.F2577])*24;&quot;---&quot;)" table:style-name="ce4">
            <text:p>1.248</text:p>
          </table:table-cell>
          <table:table-cell office:value-type="string" table:style-name="ce21">
            <text:p>IDtoApptioTargetProcess</text:p>
          </table:table-cell>
          <table:table-cell office:value-type="date" office:date-value="2025-09-04T14:33:55" table:style-name="ce14">
            <text:p>9/4/25 02:33 PM</text:p>
          </table:table-cell>
          <table:table-cell office:value-type="date" office:date-value="2025-09-04T15:48:49" table:style-name="ce14">
            <text:p>9/4/25 03:48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7]" table:style-name="ce17">
            <text:p>931</text:p>
          </table:table-cell>
          <table:table-cell table:style-name="ce21"/>
          <table:table-cell office:value-type="string" table:style-name="ce4">
            <text:p>BILLED</text:p>
          </table:table-cell>
          <table:table-cell office:value-type="float" office:value="1.317499999946449" table:formula="of:=IF(AND([.F2578] &lt;&gt; &quot;&quot;;[.G2578] &lt;&gt; &quot;&quot;);([.G2578]-[.F2578])*24;&quot;---&quot;)" table:style-name="ce4">
            <text:p>1.317</text:p>
          </table:table-cell>
          <table:table-cell office:value-type="string" table:style-name="ce21">
            <text:p>IDtoApptioTargetProcess</text:p>
          </table:table-cell>
          <table:table-cell office:value-type="date" office:date-value="2025-09-04T15:48:49" table:style-name="ce14">
            <text:p>9/4/25 03:48 PM</text:p>
          </table:table-cell>
          <table:table-cell office:value-type="date" office:date-value="2025-09-04T17:07:52" table:style-name="ce14">
            <text:p>9/4/25 05:07 PM</text:p>
          </table:table-cell>
          <table:table-cell office:value-type="string" table:style-name="ce13">
            <text:p>#realized I need the docker driver's ECMA to create the json</text:p>
          </table:table-cell>
          <table:table-cell table:style-name="ce23"/>
          <table:table-cell table:number-columns-repeated="16375" table:style-name="ce1"/>
        </table:table-row>
        <table:table-row table:style-name="ro14" table:visibility="collapse">
          <table:table-cell office:value-type="float" office:value="931" table:formula="of:=[.A2578]" table:style-name="ce17">
            <text:p>931</text:p>
          </table:table-cell>
          <table:table-cell table:style-name="ce19"/>
          <table:table-cell office:value-type="string" table:style-name="ce4">
            <text:p>BILLED</text:p>
          </table:table-cell>
          <table:table-cell office:value-type="float" office:value="0.92416666669305414" table:formula="of:=IF(AND([.F2579] &lt;&gt; &quot;&quot;;[.G2579] &lt;&gt; &quot;&quot;);([.G2579]-[.F2579])*24;&quot;---&quot;)" table:style-name="ce4">
            <text:p>0.924</text:p>
          </table:table-cell>
          <table:table-cell office:value-type="string" table:style-name="ce21">
            <text:p>IDtoApptioTargetProcess</text:p>
          </table:table-cell>
          <table:table-cell office:value-type="date" office:date-value="2025-09-04T17:07:52" table:style-name="ce14">
            <text:p>9/4/25 05:07 PM</text:p>
          </table:table-cell>
          <table:table-cell office:value-type="date" office:date-value="2025-09-04T18:03:19" table:style-name="ce14">
            <text:p>9/4/25 06:03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1" table:formula="of:=[.A2579]" table:style-name="ce17">
            <text:p>931</text:p>
          </table:table-cell>
          <table:table-cell table:style-name="ce19"/>
          <table:table-cell office:value-type="string" table:style-name="ce4">
            <text:p>BILLED</text:p>
          </table:table-cell>
          <table:table-cell office:value-type="float" office:value="0.34472222230397165" table:formula="of:=IF(AND([.F2580] &lt;&gt; &quot;&quot;;[.G2580] &lt;&gt; &quot;&quot;);([.G2580]-[.F2580])*24;&quot;---&quot;)" table:style-name="ce4">
            <text:p>0.345</text:p>
          </table:table-cell>
          <table:table-cell office:value-type="string" table:style-name="ce21">
            <text:p>IDtoApptioFrontDoor</text:p>
          </table:table-cell>
          <table:table-cell office:value-type="date" office:date-value="2025-09-04T19:57:12" table:style-name="ce14">
            <text:p>9/4/25 07:57 PM</text:p>
          </table:table-cell>
          <table:table-cell office:value-type="date" office:date-value="2025-09-04T20:17:53" table:style-name="ce14">
            <text:p>9/4/25 08:17 PM</text:p>
          </table:table-cell>
          <table:table-cell office:value-type="string" table:style-name="ce21">
            <text:p>Worked on resolving pipeline build issue with the IDtoApptioFrontDoor driver.</text:p>
          </table:table-cell>
          <table:table-cell table:style-name="ce23"/>
          <table:table-cell table:number-columns-repeated="16375" table:style-name="ce1"/>
        </table:table-row>
        <table:table-row table:style-name="ro14" table:visibility="collapse">
          <table:table-cell office:value-type="float" office:value="931" table:formula="of:=[.A2580]" table:style-name="ce17">
            <text:p>931</text:p>
          </table:table-cell>
          <table:table-cell table:style-name="ce19"/>
          <table:table-cell office:value-type="string" table:style-name="ce4">
            <text:p>BILLED</text:p>
          </table:table-cell>
          <table:table-cell office:value-type="float" office:value="0.70194444438675418" table:formula="of:=IF(AND([.F2581] &lt;&gt; &quot;&quot;;[.G2581] &lt;&gt; &quot;&quot;);([.G2581]-[.F2581])*24;&quot;---&quot;)" table:style-name="ce4">
            <text:p>0.702</text:p>
          </table:table-cell>
          <table:table-cell office:value-type="string" table:style-name="ce21">
            <text:p>IDtoApptioTargetProcess</text:p>
          </table:table-cell>
          <table:table-cell office:value-type="date" office:date-value="2025-09-04T20:17:53" table:style-name="ce14">
            <text:p>9/4/25 08:17 PM</text:p>
          </table:table-cell>
          <table:table-cell office:value-type="date" office:date-value="2025-09-04T21:00:00" table:style-name="ce14">
            <text:p>9/4/25 09:00 PM</text:p>
          </table:table-cell>
          <table:table-cell office:value-type="string" table:style-name="ce13">
            <text:p>#user create . . Wiating on frontdoor tests</text:p>
          </table:table-cell>
          <table:table-cell table:style-name="ce23"/>
          <table:table-cell table:number-columns-repeated="16375" table:style-name="ce1"/>
        </table:table-row>
        <table:table-row table:style-name="ro14" table:visibility="collapse">
          <table:table-cell office:value-type="float" office:value="931" table:formula="of:=[.A2581]" table:style-name="ce17">
            <text:p>931</text:p>
          </table:table-cell>
          <table:table-cell table:style-name="ce19"/>
          <table:table-cell table:style-name="ce4"/>
          <table:table-cell office:value-type="string" office:string-value="---" table:formula="of:=IF(AND([.F2582] &lt;&gt; &quot;&quot;;[.G2582] &lt;&gt; &quot;&quot;);([.G2582]-[.F258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2]" table:style-name="ce17">
            <text:p>931</text:p>
          </table:table-cell>
          <table:table-cell table:style-name="ce19"/>
          <table:table-cell table:style-name="ce4"/>
          <table:table-cell office:value-type="string" office:string-value="---" table:formula="of:=IF(AND([.F2583] &lt;&gt; &quot;&quot;;[.G2583] &lt;&gt; &quot;&quot;);([.G2583]-[.F258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3]" table:style-name="ce17">
            <text:p>931</text:p>
          </table:table-cell>
          <table:table-cell table:style-name="ce19"/>
          <table:table-cell table:style-name="ce4"/>
          <table:table-cell office:value-type="string" office:string-value="---" table:formula="of:=IF(AND([.F2584] &lt;&gt; &quot;&quot;;[.G2584] &lt;&gt; &quot;&quot;);([.G2584]-[.F2584])*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4]" table:style-name="ce17">
            <text:p>931</text:p>
          </table:table-cell>
          <table:table-cell table:style-name="ce19"/>
          <table:table-cell table:style-name="ce4"/>
          <table:table-cell office:value-type="string" office:string-value="---" table:formula="of:=IF(AND([.F2585] &lt;&gt; &quot;&quot;;[.G2585] &lt;&gt; &quot;&quot;);([.G2585]-[.F2585])*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5]" table:style-name="ce17">
            <text:p>931</text:p>
          </table:table-cell>
          <table:table-cell table:style-name="ce19"/>
          <table:table-cell table:style-name="ce4"/>
          <table:table-cell office:value-type="string" office:string-value="---" table:formula="of:=IF(AND([.F2586] &lt;&gt; &quot;&quot;;[.G2586] &lt;&gt; &quot;&quot;);([.G2586]-[.F2586])*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6]" table:style-name="ce17">
            <text:p>931</text:p>
          </table:table-cell>
          <table:table-cell table:style-name="ce19"/>
          <table:table-cell table:style-name="ce4"/>
          <table:table-cell office:value-type="string" office:string-value="---" table:formula="of:=IF(AND([.F2587] &lt;&gt; &quot;&quot;;[.G2587] &lt;&gt; &quot;&quot;);([.G2587]-[.F258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7]" table:style-name="ce17">
            <text:p>931</text:p>
          </table:table-cell>
          <table:table-cell table:style-name="ce19"/>
          <table:table-cell table:style-name="ce4"/>
          <table:table-cell office:value-type="string" office:string-value="---" table:formula="of:=IF(AND([.F2588] &lt;&gt; &quot;&quot;;[.G2588] &lt;&gt; &quot;&quot;);([.G2588]-[.F2588])*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1" table:formula="of:=[.A2588]" table:style-name="ce17">
            <text:p>931</text:p>
          </table:table-cell>
          <table:table-cell table:style-name="ce19"/>
          <table:table-cell table:style-name="ce4"/>
          <table:table-cell office:value-type="string" office:string-value="---" table:formula="of:=IF(AND([.F2589] &lt;&gt; &quot;&quot;;[.G2589] &lt;&gt; &quot;&quot;);([.G2589]-[.F2589])*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1" table:formula="of:=[.A2589]" table:style-name="ce17">
            <text:p>931</text:p>
          </table:table-cell>
          <table:table-cell table:style-name="ce19"/>
          <table:table-cell table:style-name="ce4"/>
          <table:table-cell office:value-type="string" office:string-value="---" table:formula="of:=IF(AND([.F2590] &lt;&gt; &quot;&quot;;[.G2590] &lt;&gt; &quot;&quot;);([.G2590]-[.F259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0]" table:style-name="ce17">
            <text:p>931</text:p>
          </table:table-cell>
          <table:table-cell office:value-type="float" office:value="7.5" table:formula="of:=COM.MICROSOFT.CEILING([.C2591];0.25)" table:style-name="ce19">
            <text:p>7.500</text:p>
          </table:table-cell>
          <table:table-cell office:value-type="float" office:value="7.4513888888759539" table:formula="of:=SUM([.D2591:.D2605])" table:style-name="ce4">
            <text:p>7.451</text:p>
          </table:table-cell>
          <table:table-cell office:value-type="string" office:string-value="---" table:formula="of:=IF(AND([.F2591] &lt;&gt; &quot;&quot;;[.G2591] &lt;&gt; &quot;&quot;);([.G2591]-[.F2591])*24;&quot;---&quot;)" table:style-name="ce4">
            <text:p>---</text:p>
          </table:table-cell>
          <table:table-cell office:value-type="date" office:date-value="2025-09-05T00:00:00" table:style-name="ce28">
            <text:p>5-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591]" table:style-name="ce17">
            <text:p>931</text:p>
          </table:table-cell>
          <table:table-cell table:style-name="ce19"/>
          <table:table-cell office:value-type="string" table:style-name="ce4">
            <text:p>BILLED</text:p>
          </table:table-cell>
          <table:table-cell office:value-type="float" office:value="0.16944444441469386" table:formula="of:=IF(AND([.F2592] &lt;&gt; &quot;&quot;;[.G2592] &lt;&gt; &quot;&quot;);([.G2592]-[.F2592])*24;&quot;---&quot;)" table:style-name="ce4">
            <text:p>0.169</text:p>
          </table:table-cell>
          <table:table-cell office:value-type="string" table:style-name="ce21">
            <text:p>IDtoApptioTargetProcess</text:p>
          </table:table-cell>
          <table:table-cell office:value-type="date" office:date-value="2025-09-05T07:30:48" table:style-name="ce14">
            <text:p>9/5/25 07:30 AM</text:p>
          </table:table-cell>
          <table:table-cell office:value-type="date" office:date-value="2025-09-05T07:40:58" table:style-name="ce14">
            <text:p>9/5/25 07:40 AM</text:p>
          </table:table-cell>
          <table:table-cell office:value-type="string" table:style-name="ce13">
            <text:p>Worked on the user provisioning use case for the IDtoApptioTargetProcess driver. Worked confirming MyAccess can set two roles at a time.</text:p>
          </table:table-cell>
          <table:table-cell office:value-type="string" table:style-name="ce18">
            <text:p>Needed to know if automatic fole assignment was possible.</text:p>
          </table:table-cell>
          <table:table-cell table:number-columns-repeated="16375" table:style-name="ce1"/>
        </table:table-row>
        <table:table-row table:style-name="ro14" table:visibility="collapse">
          <table:table-cell office:value-type="float" office:value="931" table:formula="of:=[.A2592]" table:style-name="ce17">
            <text:p>931</text:p>
          </table:table-cell>
          <table:table-cell table:style-name="ce19"/>
          <table:table-cell office:value-type="string" table:style-name="ce4">
            <text:p>BILLED</text:p>
          </table:table-cell>
          <table:table-cell table:style-name="ce4"/>
          <table:table-cell office:value-type="string" table:style-name="ce13">
            <text:p>sprinkler</text:p>
          </table:table-cell>
          <table:table-cell office:value-type="date" office:date-value="2025-09-05T07:40:58" table:style-name="ce14">
            <text:p>9/5/25 07:40 AM</text:p>
          </table:table-cell>
          <table:table-cell office:value-type="date" office:date-value="2025-09-05T08:03:56" table:style-name="ce14">
            <text:p>9/5/25 08:03 AM</text:p>
          </table:table-cell>
          <table:table-cell office:value-type="string" table:style-name="ce1">
            <text:p>Worked on a reported issue with user e143921 for the IDtoSprinkler driver.</text:p>
          </table:table-cell>
          <table:table-cell table:style-name="ce18"/>
          <table:table-cell table:number-columns-repeated="16375" table:style-name="ce1"/>
        </table:table-row>
        <table:table-row table:style-name="ro14" table:visibility="collapse">
          <table:table-cell office:value-type="float" office:value="931" table:formula="of:=[.A2593]"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8:30:00" table:style-name="ce14">
            <text:p>9/5/25 08:30 AM</text:p>
          </table:table-cell>
          <table:table-cell office:value-type="date" office:date-value="2025-09-05T08:40:00" table:style-name="ce14">
            <text:p>9/5/25 08:40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1" table:formula="of:=[.A2594]" table:style-name="ce17">
            <text:p>931</text:p>
          </table:table-cell>
          <table:table-cell table:style-name="ce19"/>
          <table:table-cell office:value-type="string" table:style-name="ce4">
            <text:p>BILLED</text:p>
          </table:table-cell>
          <table:table-cell table:style-name="ce4"/>
          <table:table-cell office:value-type="string" table:style-name="ce13">
            <text:p>mtg-Daily</text:p>
          </table:table-cell>
          <table:table-cell office:value-type="date" office:date-value="2025-09-05T09:30:00" table:style-name="ce14">
            <text:p>9/5/25 09:30 AM</text:p>
          </table:table-cell>
          <table:table-cell office:value-type="date" office:date-value="2025-09-05T10:15:00" table:style-name="ce14">
            <text:p>9/5/25 10:15 AM</text:p>
          </table:table-cell>
          <table:table-cell office:value-type="string" table:style-name="ce10">
            <text:p># meeting went long</text:p>
          </table:table-cell>
          <table:table-cell table:style-name="ce18"/>
          <table:table-cell table:number-columns-repeated="16375" table:style-name="ce1"/>
        </table:table-row>
        <table:table-row table:style-name="ro14" table:visibility="collapse">
          <table:table-cell office:value-type="float" office:value="931" table:formula="of:=[.A2595]" table:style-name="ce17">
            <text:p>931</text:p>
          </table:table-cell>
          <table:table-cell table:style-name="ce19"/>
          <table:table-cell office:value-type="string" table:style-name="ce4">
            <text:p>BILLED</text:p>
          </table:table-cell>
          <table:table-cell office:value-type="float" office:value="1.6366666666581295" table:formula="of:=IF(AND([.F2596] &lt;&gt; &quot;&quot;;[.G2596] &lt;&gt; &quot;&quot;);([.G2596]-[.F2596])*24;&quot;---&quot;)" table:style-name="ce4">
            <text:p>1.637</text:p>
          </table:table-cell>
          <table:table-cell office:value-type="string" table:style-name="ce21">
            <text:p>IDtoApptioTargetProcess</text:p>
          </table:table-cell>
          <table:table-cell office:value-type="date" office:date-value="2025-09-05T10:15:00" table:style-name="ce14">
            <text:p>9/5/25 10:15 AM</text:p>
          </table:table-cell>
          <table:table-cell office:value-type="date" office:date-value="2025-09-05T11:53:12" table:style-name="ce14">
            <text:p>9/5/25 11:53 AM</text:p>
          </table:table-cell>
          <table:table-cell office:value-type="string" table:style-name="ce13">
            <text:p># about 70% done with create uselr</text:p>
          </table:table-cell>
          <table:table-cell office:value-type="string" table:style-name="ce18">
            <text:p>walk: 9/5/2025 <text:s/>11:16:13 AM, 9/5/2025 11:50:15 AM</text:p>
          </table:table-cell>
          <table:table-cell table:number-columns-repeated="16375" table:style-name="ce1"/>
        </table:table-row>
        <table:table-row table:style-name="ro14" table:visibility="collapse">
          <table:table-cell office:value-type="float" office:value="931" table:formula="of:=[.A2596]" table:style-name="ce17">
            <text:p>931</text:p>
          </table:table-cell>
          <table:table-cell table:style-name="ce19"/>
          <table:table-cell office:value-type="string" table:style-name="ce4">
            <text:p>BILLED</text:p>
          </table:table-cell>
          <table:table-cell office:value-type="float" office:value="0.37999999994644895" table:formula="of:=IF(AND([.F2597] &lt;&gt; &quot;&quot;;[.G2597] &lt;&gt; &quot;&quot;);([.G2597]-[.F2597])*24;&quot;---&quot;)" table:style-name="ce4">
            <text:p>0.380</text:p>
          </table:table-cell>
          <table:table-cell office:value-type="string" table:style-name="ce21">
            <text:p>IDtoApptioTargetProcess</text:p>
          </table:table-cell>
          <table:table-cell office:value-type="date" office:date-value="2025-09-05T11:53:12" table:style-name="ce14">
            <text:p>9/5/25 11:53 AM</text:p>
          </table:table-cell>
          <table:table-cell office:value-type="date" office:date-value="2025-09-05T12:16:00" table:style-name="ce14">
            <text:p>9/5/25 12:1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597]" table:style-name="ce17">
            <text:p>931</text:p>
          </table:table-cell>
          <table:table-cell table:style-name="ce11"/>
          <table:table-cell office:value-type="string" table:style-name="ce4">
            <text:p>BILLED</text:p>
          </table:table-cell>
          <table:table-cell office:value-type="float" office:value="3.0044444444356486" table:formula="of:=IF(AND([.F2598] &lt;&gt; &quot;&quot;;[.G2598] &lt;&gt; &quot;&quot;);([.G2598]-[.F2598])*24;&quot;---&quot;)" table:style-name="ce4">
            <text:p>3.004</text:p>
          </table:table-cell>
          <table:table-cell office:value-type="string" table:style-name="ce21">
            <text:p>IDtoApptioTargetProcess</text:p>
          </table:table-cell>
          <table:table-cell office:value-type="date" office:date-value="2025-09-05T12:16:00" table:style-name="ce14">
            <text:p>9/5/25 12:16 PM</text:p>
          </table:table-cell>
          <table:table-cell office:value-type="date" office:date-value="2025-09-05T15:16:16" table:style-name="ce14">
            <text:p>9/5/25 03:16 PM</text:p>
          </table:table-cell>
          <table:table-cell office:value-type="string" table:style-name="ce13">
            <text:p>#Myaccess work with Mike</text:p>
          </table:table-cell>
          <table:table-cell table:style-name="ce15"/>
          <table:table-cell table:number-columns-repeated="16375" table:style-name="ce1"/>
        </table:table-row>
        <table:table-row table:style-name="ro14" table:visibility="collapse">
          <table:table-cell office:value-type="float" office:value="931" table:formula="of:=[.A2598]" table:style-name="ce17">
            <text:p>931</text:p>
          </table:table-cell>
          <table:table-cell table:style-name="ce29"/>
          <table:table-cell office:value-type="string" table:style-name="ce4">
            <text:p>BILLED</text:p>
          </table:table-cell>
          <table:table-cell office:value-type="float" office:value="0.41861111117759719" table:formula="of:=IF(AND([.F2599] &lt;&gt; &quot;&quot;;[.G2599] &lt;&gt; &quot;&quot;);([.G2599]-[.F2599])*24;&quot;---&quot;)" table:style-name="ce4">
            <text:p>0.419</text:p>
          </table:table-cell>
          <table:table-cell office:value-type="string" table:style-name="ce21">
            <text:p>IDtoApptioTargetProcess</text:p>
          </table:table-cell>
          <table:table-cell office:value-type="date" office:date-value="2025-09-05T15:16:16" table:style-name="ce14">
            <text:p>9/5/25 03:16 PM</text:p>
          </table:table-cell>
          <table:table-cell office:value-type="date" office:date-value="2025-09-05T15:41:23" table:style-name="ce14">
            <text:p>9/5/25 03:41 PM</text:p>
          </table:table-cell>
          <table:table-cell office:value-type="string" table:style-name="ce13">
            <text:p>#documenting . . Preparing for use case 2, and settingup for meetings with ashleihg</text:p>
          </table:table-cell>
          <table:table-cell table:style-name="ce18"/>
          <table:table-cell table:number-columns-repeated="16375" table:style-name="ce1"/>
        </table:table-row>
        <table:table-row table:style-name="ro14" table:visibility="collapse">
          <table:table-cell office:value-type="float" office:value="931" table:formula="of:=[.A2599]" table:style-name="ce17">
            <text:p>931</text:p>
          </table:table-cell>
          <table:table-cell table:style-name="ce19"/>
          <table:table-cell office:value-type="string" table:style-name="ce4">
            <text:p>BILLED</text:p>
          </table:table-cell>
          <table:table-cell office:value-type="float" office:value="0.29583333333721384" table:formula="of:=IF(AND([.F2600] &lt;&gt; &quot;&quot;;[.G2600] &lt;&gt; &quot;&quot;);([.G2600]-[.F2600])*24;&quot;---&quot;)" table:style-name="ce4">
            <text:p>0.296</text:p>
          </table:table-cell>
          <table:table-cell office:value-type="string" table:style-name="ce21">
            <text:p>IDtoApptioTargetProcess</text:p>
          </table:table-cell>
          <table:table-cell office:value-type="date" office:date-value="2025-09-05T15:41:23" table:style-name="ce14">
            <text:p>9/5/25 03:41 PM</text:p>
          </table:table-cell>
          <table:table-cell office:value-type="date" office:date-value="2025-09-05T15:59:08" table:style-name="ce14">
            <text:p>9/5/25 03:59 PM</text:p>
          </table:table-cell>
          <table:table-cell office:value-type="string" table:style-name="ce13">
            <text:p>#squashing targetprocess commits</text:p>
          </table:table-cell>
          <table:table-cell table:style-name="ce10"/>
          <table:table-cell table:number-columns-repeated="16375" table:style-name="ce1"/>
        </table:table-row>
        <table:table-row table:style-name="ro14" table:visibility="collapse">
          <table:table-cell office:value-type="float" office:value="931" table:formula="of:=[.A2600]" table:style-name="ce17">
            <text:p>931</text:p>
          </table:table-cell>
          <table:table-cell table:style-name="ce4"/>
          <table:table-cell office:value-type="string" table:style-name="ce4">
            <text:p>BILLED</text:p>
          </table:table-cell>
          <table:table-cell table:style-name="ce4"/>
          <table:table-cell office:value-type="string" table:style-name="ce21">
            <text:p>FCPS:Search</text:p>
          </table:table-cell>
          <table:table-cell office:value-type="date" office:date-value="2025-09-05T15:59:08" table:style-name="ce14">
            <text:p>9/5/25 03:59 PM</text:p>
          </table:table-cell>
          <table:table-cell office:value-type="date" office:date-value="2025-09-05T16:15:00" table:style-name="ce14">
            <text:p>9/5/25 04:15 PM</text:p>
          </table:table-cell>
          <table:table-cell office:value-type="string" table:style-name="ce13">
            <text:p>Worked to resolve an issue with non-employee number generator.</text:p>
          </table:table-cell>
          <table:table-cell office:value-type="string" table:style-name="ce18">
            <text:p>Colton and Carl needed access to a number generator for the uid attribute.</text:p>
          </table:table-cell>
          <table:table-cell table:number-columns-repeated="16375" table:style-name="ce1"/>
        </table:table-row>
        <table:table-row table:style-name="ro14" table:visibility="collapse">
          <table:table-cell office:value-type="float" office:value="931" table:formula="of:=[.A2601]" table:style-name="ce17">
            <text:p>931</text:p>
          </table:table-cell>
          <table:table-cell table:style-name="ce19"/>
          <table:table-cell office:value-type="string" table:style-name="ce4">
            <text:p>BILLED</text:p>
          </table:table-cell>
          <table:table-cell office:value-type="float" office:value="1.1986111110309139" table:formula="of:=IF(AND([.F2602] &lt;&gt; &quot;&quot;;[.G2602] &lt;&gt; &quot;&quot;);([.G2602]-[.F2602])*24;&quot;---&quot;)" table:style-name="ce4">
            <text:p>1.199</text:p>
          </table:table-cell>
          <table:table-cell office:value-type="string" table:style-name="ce21">
            <text:p>IDtoApptioTargetProcess</text:p>
          </table:table-cell>
          <table:table-cell office:value-type="date" office:date-value="2025-09-05T16:15:00" table:style-name="ce14">
            <text:p>9/5/25 04:15 PM</text:p>
          </table:table-cell>
          <table:table-cell office:value-type="date" office:date-value="2025-09-05T17:26:55" table:style-name="ce14">
            <text:p>9/5/25 05:26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1" table:formula="of:=[.A2602]" table:style-name="ce17">
            <text:p>931</text:p>
          </table:table-cell>
          <table:table-cell table:style-name="ce19"/>
          <table:table-cell table:style-name="ce4"/>
          <table:table-cell office:value-type="float" office:value="0.34777777787530795" table:formula="of:=IF(AND([.F2603] &lt;&gt; &quot;&quot;;[.G2603] &lt;&gt; &quot;&quot;);([.G2603]-[.F2603])*24;&quot;---&quot;)" table:style-name="ce4">
            <text:p>0.348</text:p>
          </table:table-cell>
          <table:table-cell office:value-type="string" table:style-name="ce21">
            <text:p>IDtoApptioTargetProcess</text:p>
          </table:table-cell>
          <table:table-cell office:value-type="date" office:date-value="2025-09-05T17:26:55" table:style-name="ce14">
            <text:p>9/5/25 05:26 PM</text:p>
          </table:table-cell>
          <table:table-cell office:value-type="date" office:date-value="2025-09-05T17:47:47" table:style-name="ce14">
            <text:p>9/5/25 05:47 PM</text:p>
          </table:table-cell>
          <table:table-cell office:value-type="string" table:style-name="ce13">
            <text:p>#remote loader . .working on adding the password to the RL . .</text:p>
          </table:table-cell>
          <table:table-cell table:style-name="ce18"/>
          <table:table-cell table:number-columns-repeated="16375" table:style-name="ce1"/>
        </table:table-row>
        <table:table-row table:style-name="ro14" table:visibility="collapse">
          <table:table-cell office:value-type="float" office:value="931" table:formula="of:=[.A2603]" table:style-name="ce17">
            <text:p>931</text:p>
          </table:table-cell>
          <table:table-cell table:style-name="ce19"/>
          <table:table-cell table:style-name="ce4"/>
          <table:table-cell office:value-type="string" office:string-value="---" table:formula="of:=IF(AND([.F2604] &lt;&gt; &quot;&quot;;[.G2604] &lt;&gt; &quot;&quot;);([.G2604]-[.F26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4]" table:style-name="ce17">
            <text:p>931</text:p>
          </table:table-cell>
          <table:table-cell table:style-name="ce19"/>
          <table:table-cell table:style-name="ce4"/>
          <table:table-cell office:value-type="string" office:string-value="---" table:formula="of:=IF(AND([.F2605] &lt;&gt; &quot;&quot;;[.G2605] &lt;&gt; &quot;&quot;);([.G2605]-[.F2605])*24;&quot;---&quot;)" table:style-name="ce4">
            <text:p>---</text:p>
          </table:table-cell>
          <table:table-cell office:value-type="string" table:style-name="ce21">
            <text:p>convert driver to remote loader</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5]" table:style-name="ce17">
            <text:p>931</text:p>
          </table:table-cell>
          <table:table-cell office:value-type="float" office:value="0" table:formula="of:=COM.MICROSOFT.CEILING([.C2606];0.25)" table:style-name="ce19">
            <text:p>0.000</text:p>
          </table:table-cell>
          <table:table-cell office:value-type="float" office:value="0" table:formula="of:=SUM([.D2606:.D2630])" table:style-name="ce4">
            <text:p>0.000</text:p>
          </table:table-cell>
          <table:table-cell office:value-type="string" office:string-value="---" table:formula="of:=IF(AND([.F2606] &lt;&gt; &quot;&quot;;[.G2606] &lt;&gt; &quot;&quot;);([.G2606]-[.F260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6]" table:style-name="ce17">
            <text:p>931</text:p>
          </table:table-cell>
          <table:table-cell table:style-name="ce19"/>
          <table:table-cell office:value-type="string" table:style-name="ce4">
            <text:p>BILLED</text:p>
          </table:table-cell>
          <table:table-cell office:value-type="string" office:string-value="---" table:formula="of:=IF(AND([.F2607] &lt;&gt; &quot;&quot;;[.G2607] &lt;&gt; &quot;&quot;);([.G2607]-[.F260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07]" table:style-name="ce17">
            <text:p>931</text:p>
          </table:table-cell>
          <table:table-cell table:style-name="ce11"/>
          <table:table-cell office:value-type="string" table:style-name="ce4">
            <text:p>BILLED</text:p>
          </table:table-cell>
          <table:table-cell office:value-type="string" office:string-value="---" table:formula="of:=IF(AND([.F2608] &lt;&gt; &quot;&quot;;[.G2608] &lt;&gt; &quot;&quot;);([.G2608]-[.F2608])*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8]" table:style-name="ce17">
            <text:p>931</text:p>
          </table:table-cell>
          <table:table-cell table:style-name="ce11"/>
          <table:table-cell office:value-type="string" table:style-name="ce4">
            <text:p>BILLED</text:p>
          </table:table-cell>
          <table:table-cell office:value-type="string" office:string-value="---" table:formula="of:=IF(AND([.F2609] &lt;&gt; &quot;&quot;;[.G2609] &lt;&gt; &quot;&quot;);([.G2609]-[.F2609])*24;&quot;---&quot;)" table:style-name="ce4">
            <text:p>---</text:p>
          </table:table-cell>
          <table:table-cell office:value-type="string" table:style-name="ce13">
            <text:p>had labor day on Monday . .</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1" table:formula="of:=[.A2609]" table:style-name="ce17">
            <text:p>931</text:p>
          </table:table-cell>
          <table:table-cell table:style-name="ce19"/>
          <table:table-cell office:value-type="string" table:style-name="ce4">
            <text:p>BILLED</text:p>
          </table:table-cell>
          <table:table-cell office:value-type="string" office:string-value="---" table:formula="of:=IF(AND([.F2610] &lt;&gt; &quot;&quot;;[.G2610] &lt;&gt; &quot;&quot;);([.G2610]-[.F261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0]" table:style-name="ce17">
            <text:p>931</text:p>
          </table:table-cell>
          <table:table-cell table:style-name="ce4"/>
          <table:table-cell office:value-type="string" table:style-name="ce4">
            <text:p>BILLED</text:p>
          </table:table-cell>
          <table:table-cell office:value-type="string" office:string-value="---" table:formula="of:=IF(AND([.F2611] &lt;&gt; &quot;&quot;;[.G2611] &lt;&gt; &quot;&quot;);([.G2611]-[.F261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1]" table:style-name="ce17">
            <text:p>931</text:p>
          </table:table-cell>
          <table:table-cell office:value-type="string" table:style-name="ce4">
            <text:p>walk</text:p>
          </table:table-cell>
          <table:table-cell office:value-type="string" table:style-name="ce4">
            <text:p>BILLED</text:p>
          </table:table-cell>
          <table:table-cell office:value-type="string" office:string-value="---" table:formula="of:=IF(AND([.F2612] &lt;&gt; &quot;&quot;;[.G2612] &lt;&gt; &quot;&quot;);([.G2612]-[.F261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2]" table:style-name="ce17">
            <text:p>931</text:p>
          </table:table-cell>
          <table:table-cell table:style-name="ce19"/>
          <table:table-cell office:value-type="string" table:style-name="ce4">
            <text:p>BILLED</text:p>
          </table:table-cell>
          <table:table-cell office:value-type="string" office:string-value="---" table:formula="of:=IF(AND([.F2613] &lt;&gt; &quot;&quot;;[.G2613] &lt;&gt; &quot;&quot;);([.G2613]-[.F2613])*24;&quot;---&quot;)" table:style-name="ce4">
            <text:p>---</text:p>
          </table:table-cell>
          <table:table-cell table:style-name="ce13"/>
          <table:table-cell table:number-columns-repeated="2" table:style-name="ce14"/>
          <table:table-cell table:style-name="ce39"/>
          <table:table-cell table:style-name="ce18"/>
          <table:table-cell table:number-columns-repeated="16375" table:style-name="ce1"/>
        </table:table-row>
        <table:table-row table:style-name="ro14" table:visibility="collapse">
          <table:table-cell office:value-type="float" office:value="931" table:formula="of:=[.A2613]" table:style-name="ce17">
            <text:p>931</text:p>
          </table:table-cell>
          <table:table-cell table:style-name="ce19"/>
          <table:table-cell office:value-type="string" table:style-name="ce4">
            <text:p>BILLED</text:p>
          </table:table-cell>
          <table:table-cell office:value-type="string" office:string-value="---" table:formula="of:=IF(AND([.F2614] &lt;&gt; &quot;&quot;;[.G2614] &lt;&gt; &quot;&quot;);([.G2614]-[.F261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4]" table:style-name="ce17">
            <text:p>931</text:p>
          </table:table-cell>
          <table:table-cell table:style-name="ce19"/>
          <table:table-cell table:style-name="ce4"/>
          <table:table-cell office:value-type="string" office:string-value="---" table:formula="of:=IF(AND([.F2615] &lt;&gt; &quot;&quot;;[.G2615] &lt;&gt; &quot;&quot;);([.G2615]-[.F261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5]" table:style-name="ce17">
            <text:p>931</text:p>
          </table:table-cell>
          <table:table-cell table:style-name="ce19"/>
          <table:table-cell table:style-name="ce4"/>
          <table:table-cell office:value-type="string" office:string-value="---" table:formula="of:=IF(AND([.F2616] &lt;&gt; &quot;&quot;;[.G2616] &lt;&gt; &quot;&quot;);([.G2616]-[.F2616])*24;&quot;---&quot;)" table:style-name="ce4">
            <text:p>---</text:p>
          </table:table-cell>
          <table:table-cell office:value-type="string" table:style-name="ce21">
            <text:p>convert driver to remote loader</text:p>
          </table:table-cell>
          <table:table-cell table:style-name="ce14"/>
          <table:table-cell office:value-type="string" table:style-name="ce13">
            <text:p>#remote loader . .working on adding the password to the RL . .</text:p>
          </table:table-cell>
          <table:table-cell table:style-name="ce10"/>
          <table:table-cell table:style-name="ce18"/>
          <table:table-cell table:number-columns-repeated="16375" table:style-name="ce1"/>
        </table:table-row>
        <table:table-row table:style-name="ro14" table:visibility="collapse">
          <table:table-cell office:value-type="float" office:value="931" table:formula="of:=[.A2616]" table:style-name="ce17">
            <text:p>931</text:p>
          </table:table-cell>
          <table:table-cell table:style-name="ce19"/>
          <table:table-cell table:style-name="ce4"/>
          <table:table-cell office:value-type="string" office:string-value="---" table:formula="of:=IF(AND([.F2617] &lt;&gt; &quot;&quot;;[.G2617] &lt;&gt; &quot;&quot;);([.G2617]-[.F2617])*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visibility="collapse">
          <table:table-cell office:value-type="float" office:value="931" table:formula="of:=[.A2617]" table:style-name="ce17">
            <text:p>931</text:p>
          </table:table-cell>
          <table:table-cell table:style-name="ce19"/>
          <table:table-cell table:style-name="ce4"/>
          <table:table-cell office:value-type="string" office:string-value="---" table:formula="of:=IF(AND([.F2618] &lt;&gt; &quot;&quot;;[.G2618] &lt;&gt; &quot;&quot;);([.G2618]-[.F261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8]" table:style-name="ce17">
            <text:p>931</text:p>
          </table:table-cell>
          <table:table-cell table:number-columns-repeated="2" table:style-name="ce4"/>
          <table:table-cell office:value-type="string" office:string-value="---" table:formula="of:=IF(AND([.F2619] &lt;&gt; &quot;&quot;;[.G2619] &lt;&gt; &quot;&quot;);([.G2619]-[.F2619])*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0] &lt;&gt; &quot;&quot;;[.G2620] &lt;&gt; &quot;&quot;);([.G2620]-[.F2620])*24;&quot;---&quot;)" table:style-name="ce4">
            <text:p>---</text:p>
          </table:table-cell>
          <table:table-cell table:style-name="ce13"/>
          <table:table-cell table:style-name="ce14"/>
          <table:table-cell table:style-name="ce24"/>
          <table:table-cell table:style-name="ce13"/>
          <table:table-cell table:style-name="ce14"/>
          <table:table-cell table:number-columns-repeated="16375" table:style-name="ce1"/>
        </table:table-row>
        <table:table-row table:style-name="ro14" table:visibility="collapse">
          <table:table-cell office:value-type="float" office:value="931" table:formula="of:=[.A2619]" table:style-name="ce17">
            <text:p>931</text:p>
          </table:table-cell>
          <table:table-cell table:style-name="ce19"/>
          <table:table-cell table:style-name="ce4"/>
          <table:table-cell office:value-type="string" office:string-value="---" table:formula="of:=IF(AND([.F2621] &lt;&gt; &quot;&quot;;[.G2621] &lt;&gt; &quot;&quot;);([.G2621]-[.F2621])*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0]" table:style-name="ce17">
            <text:p>931</text:p>
          </table:table-cell>
          <table:table-cell table:style-name="ce19"/>
          <table:table-cell table:style-name="ce4"/>
          <table:table-cell office:value-type="string" office:string-value="---" table:formula="of:=IF(AND([.F2622] &lt;&gt; &quot;&quot;;[.G2622] &lt;&gt; &quot;&quot;);([.G2622]-[.F262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1]" table:style-name="ce17">
            <text:p>931</text:p>
          </table:table-cell>
          <table:table-cell table:style-name="ce19"/>
          <table:table-cell table:style-name="ce4"/>
          <table:table-cell office:value-type="string" office:string-value="---" table:formula="of:=IF(AND([.F2623] &lt;&gt; &quot;&quot;;[.G2623] &lt;&gt; &quot;&quot;);([.G2623]-[.F2623])*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2]" table:style-name="ce17">
            <text:p>931</text:p>
          </table:table-cell>
          <table:table-cell table:style-name="ce19"/>
          <table:table-cell table:style-name="ce4"/>
          <table:table-cell office:value-type="string" office:string-value="---" table:formula="of:=IF(AND([.F2624] &lt;&gt; &quot;&quot;;[.G2624] &lt;&gt; &quot;&quot;);([.G2624]-[.F26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3]" table:style-name="ce17">
            <text:p>931</text:p>
          </table:table-cell>
          <table:table-cell table:style-name="ce19"/>
          <table:table-cell table:style-name="ce4"/>
          <table:table-cell office:value-type="string" office:string-value="---" table:formula="of:=IF(AND([.F2625] &lt;&gt; &quot;&quot;;[.G2625] &lt;&gt; &quot;&quot;);([.G2625]-[.F262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4]" table:style-name="ce17">
            <text:p>931</text:p>
          </table:table-cell>
          <table:table-cell table:style-name="ce19"/>
          <table:table-cell table:style-name="ce4"/>
          <table:table-cell office:value-type="string" office:string-value="---" table:formula="of:=IF(AND([.F2626] &lt;&gt; &quot;&quot;;[.G2626] &lt;&gt; &quot;&quot;);([.G2626]-[.F262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5]" table:style-name="ce17">
            <text:p>931</text:p>
          </table:table-cell>
          <table:table-cell table:style-name="ce19"/>
          <table:table-cell table:style-name="ce4"/>
          <table:table-cell office:value-type="string" office:string-value="---" table:formula="of:=IF(AND([.F2627] &lt;&gt; &quot;&quot;;[.G2627] &lt;&gt; &quot;&quot;);([.G2627]-[.F262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6]" table:style-name="ce17">
            <text:p>931</text:p>
          </table:table-cell>
          <table:table-cell table:style-name="ce19"/>
          <table:table-cell table:style-name="ce4"/>
          <table:table-cell office:value-type="string" office:string-value="---" table:formula="of:=IF(AND([.F2628] &lt;&gt; &quot;&quot;;[.G2628] &lt;&gt; &quot;&quot;);([.G2628]-[.F262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7]" table:style-name="ce17">
            <text:p>931</text:p>
          </table:table-cell>
          <table:table-cell table:style-name="ce19"/>
          <table:table-cell table:style-name="ce4"/>
          <table:table-cell office:value-type="string" office:string-value="---" table:formula="of:=IF(AND([.F2629] &lt;&gt; &quot;&quot;;[.G2629] &lt;&gt; &quot;&quot;);([.G2629]-[.F262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1" table:formula="of:=[.A2629]" table:style-name="ce17">
            <text:p>931</text:p>
          </table:table-cell>
          <table:table-cell table:style-name="ce19"/>
          <table:table-cell table:style-name="ce4"/>
          <table:table-cell office:value-type="string" office:string-value="---" table:formula="of:=IF(AND([.F2630] &lt;&gt; &quot;&quot;;[.G2630] &lt;&gt; &quot;&quot;);([.G2630]-[.F263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visibility="collapse">
          <table:table-cell table:number-columns-repeated="2" table:style-name="ce11"/>
          <table:table-cell table:number-columns-repeated="2" table:style-name="ce12"/>
          <table:table-cell table:style-name="ce13"/>
          <table:table-cell table:number-columns-repeated="2" table:style-name="ce12"/>
          <table:table-cell table:style-name="ce13"/>
          <table:table-cell table:style-name="ce15"/>
          <table:table-cell table:number-columns-repeated="16375"/>
        </table:table-row>
        <table:table-row table:style-name="ro14" table:visibility="collapse">
          <table:table-cell office:value-type="float" office:value="932" table:formula="of:=[.A2630]+1" table:style-name="ce17">
            <text:p>932</text:p>
          </table:table-cell>
          <table:table-cell table:style-name="ce12"/>
          <table:table-cell office:value-type="string" table:style-name="ce4">
            <text:p>****************</text:p>
          </table:table-cell>
          <table:table-cell table:style-name="ce4"/>
          <table:table-cell office:value-type="string" office:string-value="Week 932" table:formula="of:=CONCATENATE(&quot;Week &quot;; [.A2632])" table:number-columns-spanned="2" table:number-rows-spanned="3" table:style-name="ce48">
            <text:p>Week 932</text:p>
          </table: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2]" table:style-name="ce17">
            <text:p>932</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3]" table:style-name="ce17">
            <text:p>932</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4]" table:style-name="ce17">
            <text:p>932</text:p>
          </table:table-cell>
          <table:table-cell table:style-name="ce19"/>
          <table:table-cell office:value-type="string" table:style-name="ce4">
            <text:p>****************</text:p>
          </table:table-cell>
          <table:table-cell office:value-type="string" office:string-value="---" table:formula="of:=IF(AND([.F2635] &lt;&gt; &quot;&quot;;[.G2635] &lt;&gt; &quot;&quot;);([.G2635]-[.F26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5]" table:style-name="ce17">
            <text:p>932</text:p>
          </table:table-cell>
          <table:table-cell table:style-name="ce19"/>
          <table:table-cell office:value-type="string" table:style-name="ce4">
            <text:p>****************</text:p>
          </table:table-cell>
          <table:table-cell office:value-type="string" office:string-value="---" table:formula="of:=IF(AND([.F2636] &lt;&gt; &quot;&quot;;[.G2636] &lt;&gt; &quot;&quot;);([.G2636]-[.F263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6]" table:style-name="ce17">
            <text:p>932</text:p>
          </table:table-cell>
          <table:table-cell table:style-name="ce19"/>
          <table:table-cell office:value-type="string" table:style-name="ce4">
            <text:p>****************</text:p>
          </table:table-cell>
          <table:table-cell office:value-type="string" office:string-value="---" table:formula="of:=IF(AND([.F2637] &lt;&gt; &quot;&quot;;[.G2637] &lt;&gt; &quot;&quot;);([.G2637]-[.F2637])*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7]" table:style-name="ce17">
            <text:p>932</text:p>
          </table:table-cell>
          <table:table-cell table:style-name="ce12"/>
          <table:table-cell office:value-type="string" table:style-name="ce4">
            <text:p>****************</text:p>
          </table:table-cell>
          <table:table-cell office:value-type="string" office:string-value="---" table:formula="of:=IF(AND([.F2638] &lt;&gt; &quot;&quot;;[.G2638] &lt;&gt; &quot;&quot;);([.G2638]-[.F263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8]" table:style-name="ce17">
            <text:p>932</text:p>
          </table:table-cell>
          <table:table-cell table:style-name="ce12"/>
          <table:table-cell office:value-type="string" table:style-name="ce4">
            <text:p>BILLED</text:p>
          </table:table-cell>
          <table:table-cell office:value-type="string" office:string-value="---" table:formula="of:=IF(AND([.F2639] &lt;&gt; &quot;&quot;;[.G2639] &lt;&gt; &quot;&quot;);([.G2639]-[.F263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39]" table:style-name="ce17">
            <text:p>932</text:p>
          </table:table-cell>
          <table:table-cell office:value-type="float" office:value="8.25" table:formula="of:=COM.MICROSOFT.CEILING([.C2640];0.25)" table:style-name="ce19">
            <text:p>8.250</text:p>
          </table:table-cell>
          <table:table-cell office:value-type="float" office:value="8.2494444446638227" table:formula="of:=SUM([.D2640:.D2663])" table:style-name="ce4">
            <text:p>8.249</text:p>
          </table:table-cell>
          <table:table-cell office:value-type="string" office:string-value="---" table:formula="of:=IF(AND([.F2640] &lt;&gt; &quot;&quot;;[.G2640] &lt;&gt; &quot;&quot;);([.G2640]-[.F2640])*24;&quot;---&quot;)" table:style-name="ce4">
            <text:p>---</text:p>
          </table:table-cell>
          <table:table-cell office:value-type="date" office:date-value="2025-09-08T00:00:00" table:style-name="ce20">
            <text:p>8-Sep</text:p>
          </table:table-cell>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40]" table:style-name="ce17">
            <text:p>932</text:p>
          </table:table-cell>
          <table:table-cell table:style-name="ce19"/>
          <table:table-cell office:value-type="string" table:style-name="ce4">
            <text:p>BILLED</text:p>
          </table:table-cell>
          <table:table-cell office:value-type="float" office:value="0.25000000011641532" table:formula="of:=IF(AND([.F2641] &lt;&gt; &quot;&quot;;[.G2641] &lt;&gt; &quot;&quot;);([.G2641]-[.F2641])*24;&quot;---&quot;)" table:style-name="ce4">
            <text:p>0.250</text:p>
          </table:table-cell>
          <table:table-cell office:value-type="string" table:style-name="ce25">
            <text:p>mtg-Daily</text:p>
          </table:table-cell>
          <table:table-cell office:value-type="date" office:date-value="2025-09-08T08:30:00" table:style-name="ce14">
            <text:p>9/8/25 08:30 AM</text:p>
          </table:table-cell>
          <table:table-cell office:value-type="date" office:date-value="2025-09-08T08:45:00" table:style-name="ce14">
            <text:p>9/8/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25000000011641532" table:formula="of:=IF(AND([.F2642] &lt;&gt; &quot;&quot;;[.G2642] &lt;&gt; &quot;&quot;);([.G2642]-[.F2642])*24;&quot;---&quot;)" table:style-name="ce4">
            <text:p>0.250</text:p>
          </table:table-cell>
          <table:table-cell office:value-type="string" table:style-name="ce25">
            <text:p>Idtosprinkler</text:p>
          </table:table-cell>
          <table:table-cell office:value-type="date" office:date-value="2025-09-08T09:15:00" table:style-name="ce14">
            <text:p>9/8/25 09:15 AM</text:p>
          </table:table-cell>
          <table:table-cell office:value-type="date" office:date-value="2025-09-08T09:30:00" table:style-name="ce14">
            <text:p>9/8/25 09:30 AM</text:p>
          </table:table-cell>
          <table:table-cell office:value-type="string" table:style-name="ce16">
            <text:p>Worked on researching an issue for Devin Marshall on IDtoSprinkler.</text:p>
          </table:table-cell>
          <table:table-cell table:style-name="ce18"/>
          <table:table-cell table:number-columns-repeated="16375" table:style-name="ce1"/>
        </table:table-row>
        <table:table-row table:style-name="ro14" table:visibility="collapse">
          <table:table-cell office:value-type="float" office:value="932" table:formula="of:=[.A2641]" table:style-name="ce17">
            <text:p>932</text:p>
          </table:table-cell>
          <table:table-cell table:style-name="ce19"/>
          <table:table-cell office:value-type="string" table:style-name="ce4">
            <text:p>BILLED</text:p>
          </table:table-cell>
          <table:table-cell office:value-type="float" office:value="0.58333333331393078" table:formula="of:=IF(AND([.F2643] &lt;&gt; &quot;&quot;;[.G2643] &lt;&gt; &quot;&quot;);([.G2643]-[.F2643])*24;&quot;---&quot;)" table:style-name="ce4">
            <text:p>0.583</text:p>
          </table:table-cell>
          <table:table-cell office:value-type="string" table:style-name="ce25">
            <text:p>mtg-Daily</text:p>
          </table:table-cell>
          <table:table-cell office:value-type="date" office:date-value="2025-09-08T09:30:00" table:style-name="ce14">
            <text:p>9/8/25 09:30 AM</text:p>
          </table:table-cell>
          <table:table-cell office:value-type="date" office:date-value="2025-09-08T10:05:00" table:style-name="ce14">
            <text:p>9/8/25 10:05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2" table:formula="of:=[.A2643]" table:style-name="ce17">
            <text:p>932</text:p>
          </table:table-cell>
          <table:table-cell table:style-name="ce19"/>
          <table:table-cell office:value-type="string" table:style-name="ce4">
            <text:p>BILLED</text:p>
          </table:table-cell>
          <table:table-cell office:value-type="float" office:value="1.1666666666278616" table:formula="of:=IF(AND([.F2644] &lt;&gt; &quot;&quot;;[.G2644] &lt;&gt; &quot;&quot;);([.G2644]-[.F2644])*24;&quot;---&quot;)" table:style-name="ce4">
            <text:p>1.167</text:p>
          </table:table-cell>
          <table:table-cell office:value-type="string" table:style-name="ce25">
            <text:p>IDToApptioTargetProcess</text:p>
          </table:table-cell>
          <table:table-cell office:value-type="date" office:date-value="2025-09-08T10:05:00" table:style-name="ce14">
            <text:p>9/8/25 10:05 AM</text:p>
          </table:table-cell>
          <table:table-cell office:value-type="date" office:date-value="2025-09-08T11:15:00" table:style-name="ce14">
            <text:p>9/8/25 11:15 AM</text:p>
          </table:table-cell>
          <table:table-cell office:value-type="string" table:style-name="ce16">
            <text:p>Worked on submitting the CR, and MR for the IDtoApptionTargetProcess QA deploy. Worked on the QA deployment for the Apptio drivers.</text:p>
          </table:table-cell>
          <table:table-cell table:style-name="ce18"/>
          <table:table-cell table:number-columns-repeated="16375" table:style-name="ce1"/>
        </table:table-row>
        <table:table-row table:style-name="ro14" table:visibility="collapse">
          <table:table-cell office:value-type="float" office:value="932" table:formula="of:=[.A2644]" table:style-name="ce17">
            <text:p>932</text:p>
          </table:table-cell>
          <table:table-cell office:value-type="string" table:style-name="ce4">
            <text:p>walk &amp; food</text:p>
          </table:table-cell>
          <table:table-cell office:value-type="string" table:style-name="ce4">
            <text:p>BILLED</text:p>
          </table:table-cell>
          <table:table-cell office:value-type="float" office:value="0.56472222221782431" table:formula="of:=IF(AND([.F2645] &lt;&gt; &quot;&quot;;[.G2645] &lt;&gt; &quot;&quot;);([.G2645]-[.F2645])*24;&quot;---&quot;)" table:style-name="ce4">
            <text:p>0.565</text:p>
          </table:table-cell>
          <table:table-cell office:value-type="string" table:style-name="ce25">
            <text:p>IDToApptioTargetProcess</text:p>
          </table:table-cell>
          <table:table-cell office:value-type="date" office:date-value="2025-09-08T11:47:43" table:style-name="ce14">
            <text:p>9/8/25 11:47 AM</text:p>
          </table:table-cell>
          <table:table-cell office:value-type="date" office:date-value="2025-09-08T12:21:36" table:style-name="ce14">
            <text:p>9/8/25 12:21 PM</text:p>
          </table:table-cell>
          <table:table-cell office:value-type="string" table:style-name="ce16">
            <text:p># working on moving to remote loader</text:p>
          </table:table-cell>
          <table:table-cell table:style-name="ce18"/>
          <table:table-cell table:number-columns-repeated="16375" table:style-name="ce1"/>
        </table:table-row>
        <table:table-row table:style-name="ro14" table:visibility="collapse">
          <table:table-cell office:value-type="float" office:value="932" table:formula="of:=[.A2645]" table:style-name="ce17">
            <text:p>932</text:p>
          </table:table-cell>
          <table:table-cell table:style-name="ce19"/>
          <table:table-cell office:value-type="string" table:style-name="ce4">
            <text:p>BILLED</text:p>
          </table:table-cell>
          <table:table-cell office:value-type="float" office:value="0.63111111108446494" table:formula="of:=IF(AND([.F2646] &lt;&gt; &quot;&quot;;[.G2646] &lt;&gt; &quot;&quot;);([.G2646]-[.F2646])*24;&quot;---&quot;)" table:style-name="ce4">
            <text:p>0.631</text:p>
          </table:table-cell>
          <table:table-cell office:value-type="string" table:style-name="ce25">
            <text:p>IDToApptioTargetProcess</text:p>
          </table:table-cell>
          <table:table-cell office:value-type="date" office:date-value="2025-09-08T12:21:36" table:style-name="ce14">
            <text:p>9/8/25 12:21 PM</text:p>
          </table:table-cell>
          <table:table-cell office:value-type="date" office:date-value="2025-09-08T12:59:28" table:style-name="ce14">
            <text:p>9/8/25 12:59 PM</text:p>
          </table:table-cell>
          <table:table-cell office:value-type="string" table:style-name="ce16">
            <text:p># stored remote loader files for both drivers.</text:p>
          </table:table-cell>
          <table:table-cell table:style-name="ce18"/>
          <table:table-cell table:number-columns-repeated="16375" table:style-name="ce1"/>
        </table:table-row>
        <table:table-row table:style-name="ro14" table:visibility="collapse">
          <table:table-cell office:value-type="float" office:value="932" table:formula="of:=[.A2646]" table:style-name="ce17">
            <text:p>932</text:p>
          </table:table-cell>
          <table:table-cell table:style-name="ce19"/>
          <table:table-cell office:value-type="string" table:style-name="ce4">
            <text:p>BILLED</text:p>
          </table:table-cell>
          <table:table-cell office:value-type="float" office:value="0.77583333343500271" table:formula="of:=IF(AND([.F2647] &lt;&gt; &quot;&quot;;[.G2647] &lt;&gt; &quot;&quot;);([.G2647]-[.F2647])*24;&quot;---&quot;)" table:style-name="ce4">
            <text:p>0.776</text:p>
          </table:table-cell>
          <table:table-cell office:value-type="string" table:style-name="ce25">
            <text:p>IDToApptioTargetProcess</text:p>
          </table:table-cell>
          <table:table-cell office:value-type="date" office:date-value="2025-09-08T12:59:28" table:style-name="ce14">
            <text:p>9/8/25 12:59 PM</text:p>
          </table:table-cell>
          <table:table-cell office:value-type="date" office:date-value="2025-09-08T13:46:01" table:style-name="ce14">
            <text:p>9/8/25 01:46 PM</text:p>
          </table:table-cell>
          <table:table-cell office:value-type="string" table:style-name="ce21">
            <text:p># back to QA deploy . .</text:p>
          </table:table-cell>
          <table:table-cell table:style-name="ce18"/>
          <table:table-cell table:number-columns-repeated="16375" table:style-name="ce1"/>
        </table:table-row>
        <table:table-row table:style-name="ro14" table:visibility="collapse">
          <table:table-cell office:value-type="float" office:value="932" table:formula="of:=[.A2647]" table:style-name="ce17">
            <text:p>932</text:p>
          </table:table-cell>
          <table:table-cell table:style-name="ce19"/>
          <table:table-cell office:value-type="string" table:style-name="ce4">
            <text:p>BILLED</text:p>
          </table:table-cell>
          <table:table-cell office:value-type="float" office:value="1.9149999999208376" table:formula="of:=IF(AND([.F2648] &lt;&gt; &quot;&quot;;[.G2648] &lt;&gt; &quot;&quot;);([.G2648]-[.F2648])*24;&quot;---&quot;)" table:style-name="ce4">
            <text:p>1.915</text:p>
          </table:table-cell>
          <table:table-cell office:value-type="string" table:style-name="ce25">
            <text:p>AFCU Support</text:p>
          </table:table-cell>
          <table:table-cell office:value-type="date" office:date-value="2025-09-08T13:46:01" table:style-name="ce14">
            <text:p>9/8/25 01:46 PM</text:p>
          </table:table-cell>
          <table:table-cell office:value-type="date" office:date-value="2025-09-08T15:40:55" table:style-name="ce14">
            <text:p>9/8/25 03:40 PM</text:p>
          </table:table-cell>
          <table:table-cell office:value-type="string" table:style-name="ce22">
            <text:p>Worked on diagnosing issues with eDirectory starting up.</text:p>
          </table:table-cell>
          <table:table-cell office:value-type="string" table:style-name="ce18">
            <text:p>Confirmed someone had deleted the JRE off the box, so we restored from backup, and it's working great now.</text:p>
          </table:table-cell>
          <table:table-cell table:number-columns-repeated="16375" table:style-name="ce1"/>
        </table:table-row>
        <table:table-row table:style-name="ro14" table:visibility="collapse">
          <table:table-cell office:value-type="float" office:value="932" table:formula="of:=[.A2648]" table:style-name="ce17">
            <text:p>932</text:p>
          </table:table-cell>
          <table:table-cell table:style-name="ce19"/>
          <table:table-cell office:value-type="string" table:style-name="ce4">
            <text:p>BILLED</text:p>
          </table:table-cell>
          <table:table-cell office:value-type="float" office:value="2.1127777778310701" table:formula="of:=IF(AND([.F2649] &lt;&gt; &quot;&quot;;[.G2649] &lt;&gt; &quot;&quot;);([.G2649]-[.F2649])*24;&quot;---&quot;)" table:style-name="ce4">
            <text:p>2.113</text:p>
          </table:table-cell>
          <table:table-cell office:value-type="string" table:style-name="ce25">
            <text:p>IDToApptioTargetProcess</text:p>
          </table:table-cell>
          <table:table-cell office:value-type="date" office:date-value="2025-09-08T15:40:55" table:style-name="ce14">
            <text:p>9/8/25 03:40 PM</text:p>
          </table:table-cell>
          <table:table-cell office:value-type="date" office:date-value="2025-09-08T17:47:41" table:style-name="ce14">
            <text:p>9/8/25 05:47 PM</text:p>
          </table:table-cell>
          <table:table-cell office:value-type="string" table:style-name="ce21">
            <text:p>#Qa deploy . .maybe . .</text:p>
          </table:table-cell>
          <table:table-cell table:style-name="ce18"/>
          <table:table-cell table:number-columns-repeated="16375" table:style-name="ce1"/>
        </table:table-row>
        <table:table-row table:style-name="ro14" table:visibility="collapse">
          <table:table-cell office:value-type="float" office:value="932" table:formula="of:=[.A2649]" table:style-name="ce17">
            <text:p>932</text:p>
          </table:table-cell>
          <table:table-cell table:number-columns-repeated="2" table:style-name="ce4"/>
          <table:table-cell office:value-type="string" office:string-value="---" table:formula="of:=IF(AND([.F2650] &lt;&gt; &quot;&quot;;[.G2650] &lt;&gt; &quot;&quot;);([.G2650]-[.F2650])*24;&quot;---&quot;)" table:style-name="ce4">
            <text:p>---</text:p>
          </table:table-cell>
          <table:table-cell table:style-name="ce25"/>
          <table:table-cell table:number-columns-repeated="2" table:style-name="ce14"/>
          <table:table-cell table:style-name="ce21">
            <office:annotation draw:style-name="a2" svg:x="10.46875in" svg:y="4.04166666666667in" svg:width="1.5in" svg:height="0.791666666666667in">
              <dc:creator>Aaron Kynaston (Contractor)</dc:creator>
              <text:p><text:span text:style-name="T2">Aaron Kynaston (Contractor):</text:span><text:span text:style-name="T2"/></text:p>
              <text:p/>
            </office:annotation>
          </table:table-cell>
          <table:table-cell table:style-name="ce18"/>
          <table:table-cell table:number-columns-repeated="16375" table:style-name="ce1"/>
        </table:table-row>
        <table:table-row table:style-name="ro14" table:visibility="collapse">
          <table:table-cell office:value-type="float" office:value="932" table:formula="of:=[.A2650]" table:style-name="ce17">
            <text:p>932</text:p>
          </table:table-cell>
          <table:table-cell table:style-name="ce31"/>
          <table:table-cell table:style-name="ce4"/>
          <table:table-cell office:value-type="string" office:string-value="---" table:formula="of:=IF(AND([.F2651] &lt;&gt; &quot;&quot;;[.G2651] &lt;&gt; &quot;&quot;);([.G2651]-[.F2651])*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1]" table:style-name="ce17">
            <text:p>932</text:p>
          </table:table-cell>
          <table:table-cell table:style-name="ce19"/>
          <table:table-cell table:style-name="ce4"/>
          <table:table-cell office:value-type="string" office:string-value="---" table:formula="of:=IF(AND([.F2652] &lt;&gt; &quot;&quot;;[.G2652] &lt;&gt; &quot;&quot;);([.G2652]-[.F265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2]" table:style-name="ce17">
            <text:p>932</text:p>
          </table:table-cell>
          <table:table-cell table:style-name="ce19"/>
          <table:table-cell table:style-name="ce4"/>
          <table:table-cell office:value-type="string" office:string-value="---" table:formula="of:=IF(AND([.F2653] &lt;&gt; &quot;&quot;;[.G2653] &lt;&gt; &quot;&quot;);([.G2653]-[.F2653])*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3]" table:style-name="ce17">
            <text:p>932</text:p>
          </table:table-cell>
          <table:table-cell table:style-name="ce19"/>
          <table:table-cell table:style-name="ce4"/>
          <table:table-cell office:value-type="string" office:string-value="---" table:formula="of:=IF(AND([.F2654] &lt;&gt; &quot;&quot;;[.G2654] &lt;&gt; &quot;&quot;);([.G2654]-[.F2654])*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4]" table:style-name="ce17">
            <text:p>932</text:p>
          </table:table-cell>
          <table:table-cell table:style-name="ce19"/>
          <table:table-cell table:style-name="ce4"/>
          <table:table-cell office:value-type="string" office:string-value="---" table:formula="of:=IF(AND([.F2655] &lt;&gt; &quot;&quot;;[.G2655] &lt;&gt; &quot;&quot;);([.G2655]-[.F2655])*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5]" table:style-name="ce17">
            <text:p>932</text:p>
          </table:table-cell>
          <table:table-cell table:style-name="ce19"/>
          <table:table-cell table:style-name="ce4"/>
          <table:table-cell office:value-type="string" office:string-value="---" table:formula="of:=IF(AND([.F2656] &lt;&gt; &quot;&quot;;[.G2656] &lt;&gt; &quot;&quot;);([.G2656]-[.F2656])*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6]" table:style-name="ce17">
            <text:p>932</text:p>
          </table:table-cell>
          <table:table-cell table:style-name="ce19"/>
          <table:table-cell table:style-name="ce4"/>
          <table:table-cell office:value-type="string" office:string-value="---" table:formula="of:=IF(AND([.F2657] &lt;&gt; &quot;&quot;;[.G2657] &lt;&gt; &quot;&quot;);([.G2657]-[.F265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2" table:formula="of:=[.A2657]" table:style-name="ce17">
            <text:p>932</text:p>
          </table:table-cell>
          <table:table-cell table:style-name="ce19"/>
          <table:table-cell table:style-name="ce4"/>
          <table:table-cell office:value-type="string" office:string-value="---" table:formula="of:=IF(AND([.F2658] &lt;&gt; &quot;&quot;;[.G2658] &lt;&gt; &quot;&quot;);([.G2658]-[.F2658])*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8]" table:style-name="ce17">
            <text:p>932</text:p>
          </table:table-cell>
          <table:table-cell table:style-name="ce19"/>
          <table:table-cell table:style-name="ce4"/>
          <table:table-cell office:value-type="string" office:string-value="---" table:formula="of:=IF(AND([.F2659] &lt;&gt; &quot;&quot;;[.G2659] &lt;&gt; &quot;&quot;);([.G2659]-[.F2659])*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59]" table:style-name="ce17">
            <text:p>932</text:p>
          </table:table-cell>
          <table:table-cell table:style-name="ce19"/>
          <table:table-cell table:style-name="ce4"/>
          <table:table-cell office:value-type="string" office:string-value="---" table:formula="of:=IF(AND([.F2660] &lt;&gt; &quot;&quot;;[.G2660] &lt;&gt; &quot;&quot;);([.G2660]-[.F2660])*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0]" table:style-name="ce17">
            <text:p>932</text:p>
          </table:table-cell>
          <table:table-cell table:style-name="ce19"/>
          <table:table-cell table:style-name="ce4"/>
          <table:table-cell office:value-type="string" office:string-value="---" table:formula="of:=IF(AND([.F2661] &lt;&gt; &quot;&quot;;[.G2661] &lt;&gt; &quot;&quot;);([.G2661]-[.F266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1]" table:style-name="ce17">
            <text:p>932</text:p>
          </table:table-cell>
          <table:table-cell table:style-name="ce19"/>
          <table:table-cell table:style-name="ce4"/>
          <table:table-cell office:value-type="string" office:string-value="---" table:formula="of:=IF(AND([.F2662] &lt;&gt; &quot;&quot;;[.G2662] &lt;&gt; &quot;&quot;);([.G2662]-[.F26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2]" table:style-name="ce17">
            <text:p>932</text:p>
          </table:table-cell>
          <table:table-cell table:style-name="ce19"/>
          <table:table-cell table:style-name="ce4"/>
          <table:table-cell office:value-type="string" office:string-value="---" table:formula="of:=IF(AND([.F2663] &lt;&gt; &quot;&quot;;[.G2663] &lt;&gt; &quot;&quot;);([.G2663]-[.F26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63]" table:style-name="ce17">
            <text:p>932</text:p>
          </table:table-cell>
          <table:table-cell office:value-type="float" office:value="8.75" table:formula="of:=COM.MICROSOFT.CEILING([.C2664];0.25)" table:style-name="ce19">
            <text:p>8.750</text:p>
          </table:table-cell>
          <table:table-cell office:value-type="float" office:value="8.535833333269693" table:formula="of:=SUM([.D2664:.D2686])" table:style-name="ce4">
            <text:p>8.536</text:p>
          </table:table-cell>
          <table:table-cell office:value-type="string" office:string-value="---" table:formula="of:=IF(AND([.F2664] &lt;&gt; &quot;&quot;;[.G2664] &lt;&gt; &quot;&quot;);([.G2664]-[.F2664])*24;&quot;---&quot;)" table:style-name="ce4">
            <text:p>---</text:p>
          </table:table-cell>
          <table:table-cell office:value-type="date" office:date-value="2025-09-09T00:00:00" table:style-name="ce20">
            <text:p>9-Sep</text:p>
          </table:table-cell>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64]" table:style-name="ce17">
            <text:p>932</text:p>
          </table:table-cell>
          <table:table-cell table:style-name="ce19"/>
          <table:table-cell office:value-type="string" table:style-name="ce4">
            <text:p>BILLED</text:p>
          </table:table-cell>
          <table:table-cell office:value-type="float" office:value="0.30305555550148711" table:formula="of:=IF(AND([.F2665] &lt;&gt; &quot;&quot;;[.G2665] &lt;&gt; &quot;&quot;);([.G2665]-[.F2665])*24;&quot;---&quot;)" table:style-name="ce4">
            <text:p>0.303</text:p>
          </table:table-cell>
          <table:table-cell office:value-type="string" table:style-name="ce25">
            <text:p>IDToApptioTargetProcess</text:p>
          </table:table-cell>
          <table:table-cell office:value-type="date" office:date-value="2025-09-09T08:11:49" table:style-name="ce14">
            <text:p>9/9/25 08:11 AM</text:p>
          </table:table-cell>
          <table:table-cell office:value-type="date" office:date-value="2025-09-09T08:30:00" table:style-name="ce14">
            <text:p>9/9/25 08:30 AM</text:p>
          </table:table-cell>
          <table:table-cell office:value-type="string" table:style-name="ce21">
            <text:p>Worked on completing QA deploy. Worked on the user update use case for the IDtoApptioTargetProcess driver.</text:p>
          </table:table-cell>
          <table:table-cell table:style-name="ce15"/>
          <table:table-cell table:number-columns-repeated="16375" table:style-name="ce1"/>
        </table:table-row>
        <table:table-row table:style-name="ro14" table:visibility="collapse">
          <table:table-cell office:value-type="float" office:value="932" table:formula="of:=[.A2665]" table:style-name="ce17">
            <text:p>932</text:p>
          </table:table-cell>
          <table:table-cell table:style-name="ce4"/>
          <table:table-cell office:value-type="string" table:style-name="ce4">
            <text:p>BILLED</text:p>
          </table:table-cell>
          <table:table-cell office:value-type="float" office:value="0.18555555562488735" table:formula="of:=IF(AND([.F2666] &lt;&gt; &quot;&quot;;[.G2666] &lt;&gt; &quot;&quot;);([.G2666]-[.F2666])*24;&quot;---&quot;)" table:style-name="ce4">
            <text:p>0.186</text:p>
          </table:table-cell>
          <table:table-cell office:value-type="string" table:style-name="ce20">
            <text:p>mtg-daily</text:p>
          </table:table-cell>
          <table:table-cell office:value-type="date" office:date-value="2025-09-09T08:30:00" table:style-name="ce14">
            <text:p>9/9/25 08:30 AM</text:p>
          </table:table-cell>
          <table:table-cell office:value-type="date" office:date-value="2025-09-09T08:41:08" table:style-name="ce14">
            <text:p>9/9/25 08:41 AM</text:p>
          </table:table-cell>
          <table:table-cell office:value-type="string" table:style-name="ce20">
            <text:p>Daily meetings with the team. Weekly EE-refinement</text:p>
          </table:table-cell>
          <table:table-cell table:style-name="ce18"/>
          <table:table-cell table:number-columns-repeated="16375" table:style-name="ce1"/>
        </table:table-row>
        <table:table-row table:style-name="ro14" table:visibility="collapse">
          <table:table-cell office:value-type="float" office:value="932" table:formula="of:=[.A2666]" table:style-name="ce17">
            <text:p>932</text:p>
          </table:table-cell>
          <table:table-cell table:style-name="ce19"/>
          <table:table-cell office:value-type="string" table:style-name="ce4">
            <text:p>BILLED</text:p>
          </table:table-cell>
          <table:table-cell office:value-type="float" office:value="0.12444444437278435" table:formula="of:=IF(AND([.F2667] &lt;&gt; &quot;&quot;;[.G2667] &lt;&gt; &quot;&quot;);([.G2667]-[.F2667])*24;&quot;---&quot;)" table:style-name="ce4">
            <text:p>0.124</text:p>
          </table:table-cell>
          <table:table-cell office:value-type="string" table:style-name="ce25">
            <text:p>IDToApptioTargetProcess</text:p>
          </table:table-cell>
          <table:table-cell office:value-type="date" office:date-value="2025-09-09T08:41:08" table:style-name="ce14">
            <text:p>9/9/25 08:41 AM</text:p>
          </table:table-cell>
          <table:table-cell office:value-type="date" office:date-value="2025-09-09T08:48:36" table:style-name="ce14">
            <text:p>9/9/25 08:48 AM</text:p>
          </table:table-cell>
          <table:table-cell office:value-type="string" table:style-name="ce21">
            <text:p>#</text:p>
          </table:table-cell>
          <table:table-cell table:style-name="ce18"/>
          <table:table-cell table:number-columns-repeated="16375" table:style-name="ce1"/>
        </table:table-row>
        <table:table-row table:style-name="ro14" table:visibility="collapse">
          <table:table-cell office:value-type="float" office:value="932" table:formula="of:=[.A2667]" table:style-name="ce17">
            <text:p>932</text:p>
          </table:table-cell>
          <table:table-cell table:style-name="ce19"/>
          <table:table-cell office:value-type="string" table:style-name="ce4">
            <text:p>BILLED</text:p>
          </table:table-cell>
          <table:table-cell office:value-type="float" office:value="1.589166666730307" table:formula="of:=IF(AND([.F2668] &lt;&gt; &quot;&quot;;[.G2668] &lt;&gt; &quot;&quot;);([.G2668]-[.F2668])*24;&quot;---&quot;)" table:style-name="ce4">
            <text:p>1.589</text:p>
          </table:table-cell>
          <table:table-cell office:value-type="string" table:style-name="ce25">
            <text:p>IDToApptioTargetProcess</text:p>
          </table:table-cell>
          <table:table-cell office:value-type="date" office:date-value="2025-09-09T09:00:00" table:style-name="ce14">
            <text:p>9/9/25 09:00 AM</text:p>
          </table:table-cell>
          <table:table-cell office:value-type="date" office:date-value="2025-09-09T10:35:21" table:style-name="ce14">
            <text:p>9/9/25 10:3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68]" table:style-name="ce17">
            <text:p>932</text:p>
          </table:table-cell>
          <table:table-cell table:style-name="ce19"/>
          <table:table-cell office:value-type="string" table:style-name="ce4">
            <text:p>BILLED</text:p>
          </table:table-cell>
          <table:table-cell office:value-type="float" office:value="0.6205555556807667" table:formula="of:=IF(AND([.F2669] &lt;&gt; &quot;&quot;;[.G2669] &lt;&gt; &quot;&quot;);([.G2669]-[.F2669])*24;&quot;---&quot;)" table:style-name="ce4">
            <text:p>0.621</text:p>
          </table:table-cell>
          <table:table-cell office:value-type="string" table:style-name="ce25">
            <text:p>Sailpointconnector</text:p>
          </table:table-cell>
          <table:table-cell office:value-type="date" office:date-value="2025-09-09T12:25:00" table:style-name="ce14">
            <text:p>9/9/25 12:25 PM</text:p>
          </table:table-cell>
          <table:table-cell office:value-type="date" office:date-value="2025-09-09T13:02:14" table:style-name="ce14">
            <text:p>9/9/25 01:02 PM</text:p>
          </table:table-cell>
          <table:table-cell office:value-type="string" table:style-name="ce26">
            <text:p>Worked on fixing SailPoint connector compile issues with Yatin and Kyle.</text:p>
          </table:table-cell>
          <table:table-cell table:style-name="ce18"/>
          <table:table-cell table:number-columns-repeated="16375" table:style-name="ce1"/>
        </table:table-row>
        <table:table-row table:style-name="ro14" table:visibility="collapse">
          <table:table-cell office:value-type="float" office:value="932" table:formula="of:=[.A2669]" table:style-name="ce17">
            <text:p>932</text:p>
          </table:table-cell>
          <table:table-cell table:style-name="ce19"/>
          <table:table-cell office:value-type="string" table:style-name="ce4">
            <text:p>BILLED</text:p>
          </table:table-cell>
          <table:table-cell office:value-type="float" office:value="0.92944444430759177" table:formula="of:=IF(AND([.F2670] &lt;&gt; &quot;&quot;;[.G2670] &lt;&gt; &quot;&quot;);([.G2670]-[.F2670])*24;&quot;---&quot;)" table:style-name="ce4">
            <text:p>0.929</text:p>
          </table:table-cell>
          <table:table-cell office:value-type="string" table:style-name="ce25">
            <text:p>IDToApptioTargetProcess</text:p>
          </table:table-cell>
          <table:table-cell office:value-type="date" office:date-value="2025-09-09T13:02:14" table:style-name="ce14">
            <text:p>9/9/25 01:02 PM</text:p>
          </table:table-cell>
          <table:table-cell office:value-type="date" office:date-value="2025-09-09T13:58:00" table:style-name="ce14">
            <text:p>9/9/25 01:58 PM</text:p>
          </table:table-cell>
          <table:table-cell office:value-type="string" table:style-name="ce13">
            <text:p># User update.</text:p>
          </table:table-cell>
          <table:table-cell table:style-name="ce18"/>
          <table:table-cell table:number-columns-repeated="16375" table:style-name="ce1"/>
        </table:table-row>
        <table:table-row table:style-name="ro14" table:visibility="collapse">
          <table:table-cell office:value-type="float" office:value="932" table:formula="of:=[.A2670]" table:style-name="ce17">
            <text:p>932</text:p>
          </table:table-cell>
          <table:table-cell table:style-name="ce19"/>
          <table:table-cell office:value-type="string" table:style-name="ce4">
            <text:p>BILLED</text:p>
          </table:table-cell>
          <table:table-cell office:value-type="float" office:value="0.98472222225973383" table:formula="of:=IF(AND([.F2671] &lt;&gt; &quot;&quot;;[.G2671] &lt;&gt; &quot;&quot;);([.G2671]-[.F2671])*24;&quot;---&quot;)" table:style-name="ce4">
            <text:p>0.985</text:p>
          </table:table-cell>
          <table:table-cell office:value-type="string" table:style-name="ce20">
            <text:p>mtg-Eerefinment</text:p>
          </table:table-cell>
          <table:table-cell office:value-type="date" office:date-value="2025-09-09T13:58:00" table:style-name="ce14">
            <text:p>9/9/25 01:58 PM</text:p>
          </table:table-cell>
          <table:table-cell office:value-type="date" office:date-value="2025-09-09T14:57:05" table:style-name="ce14">
            <text:p>9/9/25 02:5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671]" table:style-name="ce17">
            <text:p>932</text:p>
          </table:table-cell>
          <table:table-cell table:style-name="ce19"/>
          <table:table-cell office:value-type="string" table:style-name="ce4">
            <text:p>BILLED</text:p>
          </table:table-cell>
          <table:table-cell office:value-type="float" office:value="0.29722222220152617" table:formula="of:=IF(AND([.F2672] &lt;&gt; &quot;&quot;;[.G2672] &lt;&gt; &quot;&quot;);([.G2672]-[.F2672])*24;&quot;---&quot;)" table:style-name="ce4">
            <text:p>0.297</text:p>
          </table:table-cell>
          <table:table-cell office:value-type="string" table:style-name="ce25">
            <text:p>IDToApptioTargetProcess</text:p>
          </table:table-cell>
          <table:table-cell office:value-type="date" office:date-value="2025-09-09T14:57:05" table:style-name="ce14">
            <text:p>9/9/25 02:57 PM</text:p>
          </table:table-cell>
          <table:table-cell office:value-type="date" office:date-value="2025-09-09T15:14:55" table:style-name="ce14">
            <text:p>9/9/25 03:14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2" table:formula="of:=[.A2672]" table:style-name="ce17">
            <text:p>932</text:p>
          </table:table-cell>
          <table:table-cell table:style-name="ce19"/>
          <table:table-cell office:value-type="string" table:style-name="ce4">
            <text:p>BILLED</text:p>
          </table:table-cell>
          <table:table-cell office:value-type="float" office:value="0.47499999997671694" table:formula="of:=IF(AND([.F2673] &lt;&gt; &quot;&quot;;[.G2673] &lt;&gt; &quot;&quot;);([.G2673]-[.F2673])*24;&quot;---&quot;)" table:style-name="ce4">
            <text:p>0.475</text:p>
          </table:table-cell>
          <table:table-cell office:value-type="string" table:style-name="ce25">
            <text:p>IDToApptioTargetProcess</text:p>
          </table:table-cell>
          <table:table-cell office:value-type="date" office:date-value="2025-09-09T15:29:56" table:style-name="ce14">
            <text:p>9/9/25 03:29 PM</text:p>
          </table:table-cell>
          <table:table-cell office:value-type="date" office:date-value="2025-09-09T15:58:26" table:style-name="ce14">
            <text:p>9/9/25 03:58 PM</text:p>
          </table:table-cell>
          <table:table-cell office:value-type="string" table:style-name="ce13">
            <text:p>#writing update user test</text:p>
          </table:table-cell>
          <table:table-cell table:style-name="ce18"/>
          <table:table-cell table:number-columns-repeated="16375" table:style-name="ce1"/>
        </table:table-row>
        <table:table-row table:style-name="ro14" table:visibility="collapse">
          <table:table-cell office:value-type="float" office:value="932" table:formula="of:=[.A2673]" table:style-name="ce17">
            <text:p>932</text:p>
          </table:table-cell>
          <table:table-cell table:style-name="ce4"/>
          <table:table-cell office:value-type="string" table:style-name="ce4">
            <text:p>BILLED</text:p>
          </table:table-cell>
          <table:table-cell office:value-type="float" office:value="1.9530555554665625" table:formula="of:=IF(AND([.F2674] &lt;&gt; &quot;&quot;;[.G2674] &lt;&gt; &quot;&quot;);([.G2674]-[.F2674])*24;&quot;---&quot;)" table:style-name="ce4">
            <text:p>1.953</text:p>
          </table:table-cell>
          <table:table-cell office:value-type="string" table:style-name="ce25">
            <text:p>IDToApptioTargetProcess</text:p>
          </table:table-cell>
          <table:table-cell office:value-type="date" office:date-value="2025-09-09T16:15:00" table:style-name="ce14">
            <text:p>9/9/25 04:15 PM</text:p>
          </table:table-cell>
          <table:table-cell office:value-type="date" office:date-value="2025-09-09T18:12:11" table:style-name="ce14">
            <text:p>9/9/25 06:12 PM</text:p>
          </table:table-cell>
          <table:table-cell office:value-type="string" table:style-name="ce13">
            <text:p>#working on update user test: move to changing only email</text:p>
          </table:table-cell>
          <table:table-cell table:style-name="ce18"/>
          <table:table-cell table:number-columns-repeated="16375" table:style-name="ce1"/>
        </table:table-row>
        <table:table-row table:style-name="ro14" table:visibility="collapse">
          <table:table-cell office:value-type="float" office:value="932" table:formula="of:=[.A2674]" table:style-name="ce17">
            <text:p>932</text:p>
          </table:table-cell>
          <table:table-cell table:style-name="ce19"/>
          <table:table-cell office:value-type="string" table:style-name="ce4">
            <text:p>BILLED</text:p>
          </table:table-cell>
          <table:table-cell office:value-type="float" office:value="0.68388888897607103" table:formula="of:=IF(AND([.F2675] &lt;&gt; &quot;&quot;;[.G2675] &lt;&gt; &quot;&quot;);([.G2675]-[.F2675])*24;&quot;---&quot;)" table:style-name="ce4">
            <text:p>0.684</text:p>
          </table:table-cell>
          <table:table-cell office:value-type="string" table:style-name="ce25">
            <text:p>Sailpointconnector</text:p>
          </table:table-cell>
          <table:table-cell office:value-type="date" office:date-value="2025-09-09T18:12:11" table:style-name="ce14">
            <text:p>9/9/25 06:12 PM</text:p>
          </table:table-cell>
          <table:table-cell office:value-type="date" office:date-value="2025-09-09T18:53:13" table:style-name="ce14">
            <text:p>9/9/25 06:53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675]" table:style-name="ce17">
            <text:p>932</text:p>
          </table:table-cell>
          <table:table-cell table:style-name="ce19"/>
          <table:table-cell office:value-type="string" table:style-name="ce4">
            <text:p>BILLED</text:p>
          </table:table-cell>
          <table:table-cell office:value-type="float" office:value="0.38972222217125818" table:formula="of:=IF(AND([.F2676] &lt;&gt; &quot;&quot;;[.G2676] &lt;&gt; &quot;&quot;);([.G2676]-[.F2676])*24;&quot;---&quot;)" table:style-name="ce4">
            <text:p>0.390</text:p>
          </table:table-cell>
          <table:table-cell office:value-type="string" table:style-name="ce25">
            <text:p>Sailpointconnector</text:p>
          </table:table-cell>
          <table:table-cell office:value-type="date" office:date-value="2025-09-09T22:05:00" table:style-name="ce14">
            <text:p>9/9/25 10:05 PM</text:p>
          </table:table-cell>
          <table:table-cell office:value-type="date" office:date-value="2025-09-09T22:28:23" table:style-name="ce14">
            <text:p>9/9/25 10:28 PM</text:p>
          </table:table-cell>
          <table:table-cell office:value-type="string" table:style-name="ce13">
            <text:p>pipeline work - review with kyle</text:p>
          </table:table-cell>
          <table:table-cell table:style-name="ce18"/>
          <table:table-cell table:number-columns-repeated="16375" table:style-name="ce1"/>
        </table:table-row>
        <table:table-row table:style-name="ro14" table:visibility="collapse">
          <table:table-cell office:value-type="float" office:value="932" table:formula="of:=[.A2676]" table:style-name="ce17">
            <text:p>932</text:p>
          </table:table-cell>
          <table:table-cell table:style-name="ce19"/>
          <table:table-cell table:style-name="ce4"/>
          <table:table-cell office:value-type="string" office:string-value="---" table:formula="of:=IF(AND([.F2677] &lt;&gt; &quot;&quot;;[.G2677] &lt;&gt; &quot;&quot;);([.G2677]-[.F267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77]" table:style-name="ce17">
            <text:p>932</text:p>
          </table:table-cell>
          <table:table-cell table:style-name="ce19"/>
          <table:table-cell table:style-name="ce4"/>
          <table:table-cell office:value-type="string" office:string-value="---" table:formula="of:=IF(AND([.F2678] &lt;&gt; &quot;&quot;;[.G2678] &lt;&gt; &quot;&quot;);([.G2678]-[.F2678])*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8]" table:style-name="ce17">
            <text:p>932</text:p>
          </table:table-cell>
          <table:table-cell table:style-name="ce19"/>
          <table:table-cell table:style-name="ce4"/>
          <table:table-cell office:value-type="string" office:string-value="---" table:formula="of:=IF(AND([.F2679] &lt;&gt; &quot;&quot;;[.G2679] &lt;&gt; &quot;&quot;);([.G2679]-[.F2679])*24;&quot;---&quot;)" table:style-name="ce4">
            <text:p>---</text:p>
          </table:table-cell>
          <table:table-cell table:style-name="ce20"/>
          <table:table-cell table:number-columns-repeated="2" table:style-name="ce14"/>
          <table:table-cell table:style-name="ce20"/>
          <table:table-cell table:style-name="ce18"/>
          <table:table-cell table:number-columns-repeated="16375" table:style-name="ce1"/>
        </table:table-row>
        <table:table-row table:style-name="ro14" table:visibility="collapse">
          <table:table-cell office:value-type="float" office:value="932" table:formula="of:=[.A2679]" table:style-name="ce17">
            <text:p>932</text:p>
          </table:table-cell>
          <table:table-cell table:style-name="ce19"/>
          <table:table-cell table:style-name="ce4"/>
          <table:table-cell office:value-type="string" office:string-value="---" table:formula="of:=IF(AND([.F2680] &lt;&gt; &quot;&quot;;[.G2680] &lt;&gt; &quot;&quot;);([.G2680]-[.F268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0]" table:style-name="ce17">
            <text:p>932</text:p>
          </table:table-cell>
          <table:table-cell table:style-name="ce19"/>
          <table:table-cell table:style-name="ce4"/>
          <table:table-cell office:value-type="string" office:string-value="---" table:formula="of:=IF(AND([.F2681] &lt;&gt; &quot;&quot;;[.G2681] &lt;&gt; &quot;&quot;);([.G2681]-[.F268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1]" table:style-name="ce17">
            <text:p>932</text:p>
          </table:table-cell>
          <table:table-cell table:style-name="ce19"/>
          <table:table-cell table:style-name="ce4"/>
          <table:table-cell office:value-type="string" office:string-value="---" table:formula="of:=IF(AND([.F2682] &lt;&gt; &quot;&quot;;[.G2682] &lt;&gt; &quot;&quot;);([.G2682]-[.F268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2]" table:style-name="ce17">
            <text:p>932</text:p>
          </table:table-cell>
          <table:table-cell table:style-name="ce19"/>
          <table:table-cell table:style-name="ce4"/>
          <table:table-cell office:value-type="string" office:string-value="---" table:formula="of:=IF(AND([.F2683] &lt;&gt; &quot;&quot;;[.G2683] &lt;&gt; &quot;&quot;);([.G2683]-[.F268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3]" table:style-name="ce17">
            <text:p>932</text:p>
          </table:table-cell>
          <table:table-cell table:style-name="ce19"/>
          <table:table-cell table:style-name="ce4"/>
          <table:table-cell office:value-type="string" office:string-value="---" table:formula="of:=IF(AND([.F2684] &lt;&gt; &quot;&quot;;[.G2684] &lt;&gt; &quot;&quot;);([.G2684]-[.F268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4]" table:style-name="ce17">
            <text:p>932</text:p>
          </table:table-cell>
          <table:table-cell table:style-name="ce19"/>
          <table:table-cell table:style-name="ce4"/>
          <table:table-cell office:value-type="string" office:string-value="---" table:formula="of:=IF(AND([.F2685] &lt;&gt; &quot;&quot;;[.G2685] &lt;&gt; &quot;&quot;);([.G2685]-[.F268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5]" table:style-name="ce17">
            <text:p>932</text:p>
          </table:table-cell>
          <table:table-cell table:style-name="ce19"/>
          <table:table-cell table:style-name="ce4"/>
          <table:table-cell office:value-type="string" office:string-value="---" table:formula="of:=IF(AND([.F2686] &lt;&gt; &quot;&quot;;[.G2686] &lt;&gt; &quot;&quot;);([.G2686]-[.F2686])*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visibility="collapse">
          <table:table-cell office:value-type="float" office:value="932" table:formula="of:=[.A2686]" table:style-name="ce17">
            <text:p>932</text:p>
          </table:table-cell>
          <table:table-cell office:value-type="float" office:value="10" table:formula="of:=COM.MICROSOFT.CEILING([.C2687];0.25)" table:style-name="ce19">
            <text:p>10.000</text:p>
          </table:table-cell>
          <table:table-cell office:value-type="float" office:value="9.8825000000651926" table:formula="of:=SUM([.D2687:.D2706])" table:style-name="ce4">
            <text:p>9.883</text:p>
          </table:table-cell>
          <table:table-cell office:value-type="string" office:string-value="---" table:formula="of:=IF(AND([.F2687] &lt;&gt; &quot;&quot;;[.G2687] &lt;&gt; &quot;&quot;);([.G2687]-[.F2687])*24;&quot;---&quot;)" table:style-name="ce4">
            <text:p>---</text:p>
          </table:table-cell>
          <table:table-cell office:value-type="date" office:date-value="2025-09-10T00:00:00" table:style-name="ce20">
            <text:p>10-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687]" table:style-name="ce17">
            <text:p>932</text:p>
          </table:table-cell>
          <table:table-cell table:style-name="ce19"/>
          <table:table-cell office:value-type="string" table:style-name="ce4">
            <text:p>BILLED</text:p>
          </table:table-cell>
          <table:table-cell office:value-type="float" office:value="0.5166666666045785" table:formula="of:=IF(AND([.F2688] &lt;&gt; &quot;&quot;;[.G2688] &lt;&gt; &quot;&quot;);([.G2688]-[.F2688])*24;&quot;---&quot;)" table:style-name="ce4">
            <text:p>0.517</text:p>
          </table:table-cell>
          <table:table-cell office:value-type="string" table:style-name="ce21">
            <text:p>git training</text:p>
          </table:table-cell>
          <table:table-cell office:value-type="date" office:date-value="2025-09-10T07:59:00" table:style-name="ce14">
            <text:p>9/10/25 07:59 AM</text:p>
          </table:table-cell>
          <table:table-cell office:value-type="date" office:date-value="2025-09-10T08:30:00" table:style-name="ce14">
            <text:p>9/10/25 08:30 AM</text:p>
          </table:table-cell>
          <table:table-cell office:value-type="string" table:style-name="ce13">
            <text:p>Worked on rebase labs for Git session 4.<text:s/><text:span text:style-name="T1">Git L&amp;L session 4, plus discussion afterwards.</text:span></text:p>
          </table:table-cell>
          <table:table-cell office:value-type="string" table:style-name="ce23">
            <text:p>I put together a repo that would hopefully make it a little clearer about what rebasing is about. Also had additional conversations about autosquash and fixup, and deciding how to present this in an L&amp;L; since it's based on the commit message!!</text:p>
          </table:table-cell>
          <table:table-cell table:number-columns-repeated="16375" table:style-name="ce1"/>
        </table:table-row>
        <table:table-row table:style-name="ro14" table:visibility="collapse">
          <table:table-cell office:value-type="float" office:value="932" table:formula="of:=[.A2688]" table:style-name="ce17">
            <text:p>932</text:p>
          </table:table-cell>
          <table:table-cell table:style-name="ce19"/>
          <table:table-cell office:value-type="string" table:style-name="ce4">
            <text:p>BILLED</text:p>
          </table:table-cell>
          <table:table-cell office:value-type="float" office:value="0.25000000011641532" table:formula="of:=IF(AND([.F2689] &lt;&gt; &quot;&quot;;[.G2689] &lt;&gt; &quot;&quot;);([.G2689]-[.F2689])*24;&quot;---&quot;)" table:style-name="ce4">
            <text:p>0.250</text:p>
          </table:table-cell>
          <table:table-cell office:value-type="string" table:style-name="ce21">
            <text:p>mtg-Daily</text:p>
          </table:table-cell>
          <table:table-cell office:value-type="date" office:date-value="2025-09-10T08:30:00" table:style-name="ce14">
            <text:p>9/10/25 08:30 AM</text:p>
          </table:table-cell>
          <table:table-cell office:value-type="date" office:date-value="2025-09-10T08:45:00" table:style-name="ce14">
            <text:p>9/10/25 08:45 AM</text:p>
          </table:table-cell>
          <table:table-cell office:value-type="string" table:style-name="ce13">
            <text:p>Daily meetings with the team.</text:p>
          </table:table-cell>
          <table:table-cell table:style-name="ce23"/>
          <table:table-cell table:number-columns-repeated="16375" table:style-name="ce1"/>
        </table:table-row>
        <table:table-row table:style-name="ro14" table:visibility="collapse">
          <table:table-cell office:value-type="float" office:value="932" table:formula="of:=[.A2689]" table:style-name="ce17">
            <text:p>932</text:p>
          </table:table-cell>
          <table:table-cell table:style-name="ce19"/>
          <table:table-cell office:value-type="string" table:style-name="ce4">
            <text:p>BILLED</text:p>
          </table:table-cell>
          <table:table-cell office:value-type="float" office:value="0.48749999993015081" table:formula="of:=IF(AND([.F2690] &lt;&gt; &quot;&quot;;[.G2690] &lt;&gt; &quot;&quot;);([.G2690]-[.F2690])*24;&quot;---&quot;)" table:style-name="ce4">
            <text:p>0.487</text:p>
          </table:table-cell>
          <table:table-cell office:value-type="string" table:style-name="ce21">
            <text:p>git training</text:p>
          </table:table-cell>
          <table:table-cell office:value-type="date" office:date-value="2025-09-10T08:45:00" table:style-name="ce14">
            <text:p>9/10/25 08:45 AM</text:p>
          </table:table-cell>
          <table:table-cell office:value-type="date" office:date-value="2025-09-10T09:14:15" table:style-name="ce14">
            <text:p>9/10/25 09:14 A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0]" table:style-name="ce17">
            <text:p>932</text:p>
          </table:table-cell>
          <table:table-cell table:style-name="ce19"/>
          <table:table-cell office:value-type="string" table:style-name="ce4">
            <text:p>BILLED</text:p>
          </table:table-cell>
          <table:table-cell office:value-type="float" office:value="2.4849999999278225" table:formula="of:=IF(AND([.F2691] &lt;&gt; &quot;&quot;;[.G2691] &lt;&gt; &quot;&quot;);([.G2691]-[.F2691])*24;&quot;---&quot;)" table:style-name="ce4">
            <text:p>2.485</text:p>
          </table:table-cell>
          <table:table-cell office:value-type="string" table:style-name="ce25">
            <text:p>IDToApptioTargetProcess</text:p>
          </table:table-cell>
          <table:table-cell office:value-type="date" office:date-value="2025-09-10T09:14:15" table:style-name="ce14">
            <text:p>9/10/25 09:14 AM</text:p>
          </table:table-cell>
          <table:table-cell office:value-type="date" office:date-value="2025-09-10T11:43:21" table:style-name="ce14">
            <text:p>9/10/25 11:43 AM</text:p>
          </table:table-cell>
          <table:table-cell office:value-type="string" table:style-name="ce21">
            <text:p>Worked on documentation and deprovision use cases on IDtoApptioTargetProcess.</text:p>
          </table:table-cell>
          <table:table-cell table:style-name="ce23"/>
          <table:table-cell table:number-columns-repeated="16375" table:style-name="ce1"/>
        </table:table-row>
        <table:table-row table:style-name="ro14" table:visibility="collapse">
          <table:table-cell office:value-type="float" office:value="932" table:formula="of:=[.A2691]" table:style-name="ce17">
            <text:p>932</text:p>
          </table:table-cell>
          <table:table-cell table:style-name="ce19"/>
          <table:table-cell office:value-type="string" table:style-name="ce4">
            <text:p>BILLED</text:p>
          </table:table-cell>
          <table:table-cell office:value-type="float" office:value="1.777500000083819" table:formula="of:=IF(AND([.F2692] &lt;&gt; &quot;&quot;;[.G2692] &lt;&gt; &quot;&quot;);([.G2692]-[.F2692])*24;&quot;---&quot;)" table:style-name="ce4">
            <text:p>1.778</text:p>
          </table:table-cell>
          <table:table-cell office:value-type="string" table:style-name="ce21">
            <text:p>L&amp;L</text:p>
          </table:table-cell>
          <table:table-cell office:value-type="date" office:date-value="2025-09-10T11:43:21" table:style-name="ce14">
            <text:p>9/10/25 11:43 AM</text:p>
          </table:table-cell>
          <table:table-cell office:value-type="date" office:date-value="2025-09-10T13:30:00" table:style-name="ce14">
            <text:p>9/10/25 01:30 PM</text:p>
          </table:table-cell>
          <table:table-cell office:value-type="string" table:style-name="ce21">
            <text:p>#</text:p>
          </table:table-cell>
          <table:table-cell table:style-name="ce23"/>
          <table:table-cell table:number-columns-repeated="16375" table:style-name="ce1"/>
        </table:table-row>
        <table:table-row table:style-name="ro14" table:visibility="collapse">
          <table:table-cell office:value-type="float" office:value="932" table:formula="of:=[.A2692]" table:style-name="ce17">
            <text:p>932</text:p>
          </table:table-cell>
          <table:table-cell office:value-type="string" table:style-name="ce19">
            <text:p>330-415</text:p>
          </table:table-cell>
          <table:table-cell office:value-type="string" table:style-name="ce4">
            <text:p>BILLED</text:p>
          </table:table-cell>
          <table:table-cell office:value-type="float" office:value="2.7500000000582077" table:formula="of:=IF(AND([.F2693] &lt;&gt; &quot;&quot;;[.G2693] &lt;&gt; &quot;&quot;);([.G2693]-[.F2693])*24;&quot;---&quot;)" table:style-name="ce4">
            <text:p>2.750</text:p>
          </table:table-cell>
          <table:table-cell office:value-type="string" table:style-name="ce25">
            <text:p>IDToApptioTargetProcess</text:p>
          </table:table-cell>
          <table:table-cell office:value-type="date" office:date-value="2025-09-10T13:30:00" table:style-name="ce14">
            <text:p>9/10/25 01:30 PM</text:p>
          </table:table-cell>
          <table:table-cell office:value-type="date" office:date-value="2025-09-10T16:15:00" table:style-name="ce38">
            <text:p>9/10/25 04:15 PM</text:p>
          </table:table-cell>
          <table:table-cell office:value-type="string" table:style-name="ce13">
            <text:p>#</text:p>
          </table:table-cell>
          <table:table-cell table:style-name="ce23"/>
          <table:table-cell table:number-columns-repeated="16375" table:style-name="ce1"/>
        </table:table-row>
        <table:table-row table:style-name="ro14" table:visibility="collapse">
          <table:table-cell office:value-type="float" office:value="932" table:formula="of:=[.A2693]" table:style-name="ce17">
            <text:p>932</text:p>
          </table:table-cell>
          <table:table-cell table:style-name="ce21"/>
          <table:table-cell office:value-type="string" table:style-name="ce4">
            <text:p>BILLED</text:p>
          </table:table-cell>
          <table:table-cell office:value-type="float" office:value="0.30861111113335937" table:formula="of:=IF(AND([.F2694] &lt;&gt; &quot;&quot;;[.G2694] &lt;&gt; &quot;&quot;);([.G2694]-[.F2694])*24;&quot;---&quot;)" table:style-name="ce4">
            <text:p>0.309</text:p>
          </table:table-cell>
          <table:table-cell office:value-type="string" table:style-name="ce25">
            <text:p>IDToApptioTargetProcess</text:p>
          </table:table-cell>
          <table:table-cell office:value-type="date" office:date-value="2025-09-10T16:31:29" table:style-name="ce14">
            <text:p>9/10/25 04:31 PM</text:p>
          </table:table-cell>
          <table:table-cell office:value-type="date" office:date-value="2025-09-10T16:50:00" table:style-name="ce14">
            <text:p>9/10/25 04:50 PM</text:p>
          </table:table-cell>
          <table:table-cell office:value-type="string" table:style-name="ce13">
            <text:p># - workiing on deprov by term</text:p>
          </table:table-cell>
          <table:table-cell table:style-name="ce23"/>
          <table:table-cell table:number-columns-repeated="16375" table:style-name="ce1"/>
        </table:table-row>
        <table:table-row table:style-name="ro14" table:visibility="collapse">
          <table:table-cell office:value-type="float" office:value="932" table:formula="of:=[.A2694]" table:style-name="ce17">
            <text:p>932</text:p>
          </table:table-cell>
          <table:table-cell table:style-name="ce19"/>
          <table:table-cell office:value-type="string" table:style-name="ce4">
            <text:p>BILLED</text:p>
          </table:table-cell>
          <table:table-cell office:value-type="float" office:value="1.3072222222108394" table:formula="of:=IF(AND([.F2695] &lt;&gt; &quot;&quot;;[.G2695] &lt;&gt; &quot;&quot;);([.G2695]-[.F2695])*24;&quot;---&quot;)" table:style-name="ce4">
            <text:p>1.307</text:p>
          </table:table-cell>
          <table:table-cell office:value-type="string" table:style-name="ce21">
            <text:p>Support</text:p>
          </table:table-cell>
          <table:table-cell office:value-type="date" office:date-value="2025-09-10T16:50:00" table:style-name="ce14">
            <text:p>9/10/25 04:50 PM</text:p>
          </table:table-cell>
          <table:table-cell office:value-type="date" office:date-value="2025-09-10T18:08:26" table:style-name="ce14">
            <text:p>9/10/25 06:08 PM</text:p>
          </table:table-cell>
          <table:table-cell office:value-type="string" table:style-name="ce13">
            <text:p>Worked on resolving formatting issue in build for IDtoApptioTargetProcess.</text:p>
          </table:table-cell>
          <table:table-cell office:value-type="string" table:style-name="ce23">
            <text:p>Gradle has a editorconfigFormat that'll cleanup all the files in your working area when executed, per the .editorconfig instructions!! cool!</text:p>
          </table:table-cell>
          <table:table-cell table:number-columns-repeated="16375" table:style-name="ce1"/>
        </table:table-row>
        <table:table-row table:style-name="ro14" table:visibility="collapse">
          <table:table-cell office:value-type="float" office:value="932" table:formula="of:=[.A2695]" table:style-name="ce17">
            <text:p>932</text:p>
          </table:table-cell>
          <table:table-cell table:style-name="ce19"/>
          <table:table-cell table:style-name="ce4"/>
          <table:table-cell office:value-type="string" office:string-value="---" table:formula="of:=IF(AND([.F2696] &lt;&gt; &quot;&quot;;[.G2696] &lt;&gt; &quot;&quot;);([.G2696]-[.F2696])*24;&quot;---&quot;)" table:style-name="ce4">
            <text:p>---</text:p>
          </table:table-cell>
          <table:table-cell table:style-name="ce21"/>
          <table:table-cell table:number-columns-repeated="2" table:style-name="ce14"/>
          <table:table-cell table:style-name="ce21"/>
          <table:table-cell table:style-name="ce23"/>
          <table:table-cell table:number-columns-repeated="16375" table:style-name="ce1"/>
        </table:table-row>
        <table:table-row table:style-name="ro14" table:visibility="collapse">
          <table:table-cell office:value-type="float" office:value="932" table:formula="of:=[.A2696]" table:style-name="ce17">
            <text:p>932</text:p>
          </table:table-cell>
          <table:table-cell table:style-name="ce19"/>
          <table:table-cell table:style-name="ce4"/>
          <table:table-cell office:value-type="string" office:string-value="---" table:formula="of:=IF(AND([.F2697] &lt;&gt; &quot;&quot;;[.G2697] &lt;&gt; &quot;&quot;);([.G2697]-[.F2697])*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7]" table:style-name="ce17">
            <text:p>932</text:p>
          </table:table-cell>
          <table:table-cell table:style-name="ce19"/>
          <table:table-cell table:style-name="ce4"/>
          <table:table-cell office:value-type="string" office:string-value="---" table:formula="of:=IF(AND([.F2698] &lt;&gt; &quot;&quot;;[.G2698] &lt;&gt; &quot;&quot;);([.G2698]-[.F2698])*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8]" table:style-name="ce17">
            <text:p>932</text:p>
          </table:table-cell>
          <table:table-cell table:style-name="ce19"/>
          <table:table-cell table:style-name="ce4"/>
          <table:table-cell office:value-type="string" office:string-value="---" table:formula="of:=IF(AND([.F2699] &lt;&gt; &quot;&quot;;[.G2699] &lt;&gt; &quot;&quot;);([.G2699]-[.F2699])*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699]" table:style-name="ce17">
            <text:p>932</text:p>
          </table:table-cell>
          <table:table-cell table:style-name="ce19"/>
          <table:table-cell table:style-name="ce4"/>
          <table:table-cell office:value-type="string" office:string-value="---" table:formula="of:=IF(AND([.F2700] &lt;&gt; &quot;&quot;;[.G2700] &lt;&gt; &quot;&quot;);([.G2700]-[.F2700])*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0]" table:style-name="ce17">
            <text:p>932</text:p>
          </table:table-cell>
          <table:table-cell table:style-name="ce19"/>
          <table:table-cell table:style-name="ce4"/>
          <table:table-cell office:value-type="string" office:string-value="---" table:formula="of:=IF(AND([.F2701] &lt;&gt; &quot;&quot;;[.G2701] &lt;&gt; &quot;&quot;);([.G2701]-[.F2701])*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1]" table:style-name="ce17">
            <text:p>932</text:p>
          </table:table-cell>
          <table:table-cell table:style-name="ce19"/>
          <table:table-cell table:style-name="ce4"/>
          <table:table-cell office:value-type="string" office:string-value="---" table:formula="of:=IF(AND([.F2702] &lt;&gt; &quot;&quot;;[.G2702] &lt;&gt; &quot;&quot;);([.G2702]-[.F2702])*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2]" table:style-name="ce17">
            <text:p>932</text:p>
          </table:table-cell>
          <table:table-cell table:style-name="ce19"/>
          <table:table-cell table:style-name="ce4"/>
          <table:table-cell office:value-type="string" office:string-value="---" table:formula="of:=IF(AND([.F2703] &lt;&gt; &quot;&quot;;[.G2703] &lt;&gt; &quot;&quot;);([.G2703]-[.F2703])*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3]" table:style-name="ce17">
            <text:p>932</text:p>
          </table:table-cell>
          <table:table-cell table:style-name="ce19"/>
          <table:table-cell table:style-name="ce4"/>
          <table:table-cell office:value-type="string" office:string-value="---" table:formula="of:=IF(AND([.F2704] &lt;&gt; &quot;&quot;;[.G2704] &lt;&gt; &quot;&quot;);([.G2704]-[.F2704])*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visibility="collapse">
          <table:table-cell office:value-type="float" office:value="932" table:formula="of:=[.A2704]" table:style-name="ce17">
            <text:p>932</text:p>
          </table:table-cell>
          <table:table-cell table:style-name="ce19"/>
          <table:table-cell table:style-name="ce4"/>
          <table:table-cell office:value-type="string" office:string-value="---" table:formula="of:=IF(AND([.F2705] &lt;&gt; &quot;&quot;;[.G2705] &lt;&gt; &quot;&quot;);([.G2705]-[.F2705])*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visibility="collapse">
          <table:table-cell office:value-type="float" office:value="932" table:formula="of:=[.A2705]" table:style-name="ce17">
            <text:p>932</text:p>
          </table:table-cell>
          <table:table-cell table:style-name="ce19"/>
          <table:table-cell table:style-name="ce4"/>
          <table:table-cell office:value-type="string" office:string-value="---" table:formula="of:=IF(AND([.F2706] &lt;&gt; &quot;&quot;;[.G2706] &lt;&gt; &quot;&quot;);([.G2706]-[.F270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6]" table:style-name="ce17">
            <text:p>932</text:p>
          </table:table-cell>
          <table:table-cell office:value-type="float" office:value="8" table:formula="of:=COM.MICROSOFT.CEILING([.C2707];0.25)" table:style-name="ce19">
            <text:p>8.000</text:p>
          </table:table-cell>
          <table:table-cell office:value-type="float" office:value="7.8925000000745058" table:formula="of:=SUM([.D2707:.D2725])" table:style-name="ce4">
            <text:p>7.893</text:p>
          </table:table-cell>
          <table:table-cell office:value-type="string" office:string-value="---" table:formula="of:=IF(AND([.F2707] &lt;&gt; &quot;&quot;;[.G2707] &lt;&gt; &quot;&quot;);([.G2707]-[.F2707])*24;&quot;---&quot;)" table:style-name="ce4">
            <text:p>---</text:p>
          </table:table-cell>
          <table:table-cell office:value-type="date" office:date-value="2025-09-11T00:00:00" table:style-name="ce28">
            <text:p>11-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07]" table:style-name="ce17">
            <text:p>932</text:p>
          </table:table-cell>
          <table:table-cell table:style-name="ce19"/>
          <table:table-cell office:value-type="string" table:style-name="ce4">
            <text:p>BILLED</text:p>
          </table:table-cell>
          <table:table-cell office:value-type="float" office:value="0.25000000011641532" table:formula="of:=IF(AND([.F2708] &lt;&gt; &quot;&quot;;[.G2708] &lt;&gt; &quot;&quot;);([.G2708]-[.F2708])*24;&quot;---&quot;)" table:style-name="ce4">
            <text:p>0.250</text:p>
          </table:table-cell>
          <table:table-cell office:value-type="string" table:style-name="ce21">
            <text:p>mtg-Daily</text:p>
          </table:table-cell>
          <table:table-cell office:value-type="date" office:date-value="2025-09-11T08:30:00" table:style-name="ce14">
            <text:p>9/11/25 08:30 AM</text:p>
          </table:table-cell>
          <table:table-cell office:value-type="date" office:date-value="2025-09-11T08:45:00" table:style-name="ce14">
            <text:p>9/11/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08]" table:style-name="ce17">
            <text:p>932</text:p>
          </table:table-cell>
          <table:table-cell table:style-name="ce19"/>
          <table:table-cell office:value-type="string" table:style-name="ce4">
            <text:p>BILLED</text:p>
          </table:table-cell>
          <table:table-cell office:value-type="float" office:value="0.6666666665696539" table:formula="of:=IF(AND([.F2709] &lt;&gt; &quot;&quot;;[.G2709] &lt;&gt; &quot;&quot;);([.G2709]-[.F2709])*24;&quot;---&quot;)" table:style-name="ce4">
            <text:p>0.667</text:p>
          </table:table-cell>
          <table:table-cell office:value-type="string" table:style-name="ce13">
            <text:p>IDtoApptionTargetProcess</text:p>
          </table:table-cell>
          <table:table-cell office:value-type="date" office:date-value="2025-09-11T09:20:00" table:style-name="ce14">
            <text:p>9/11/25 09:20 AM</text:p>
          </table:table-cell>
          <table:table-cell office:value-type="date" office:date-value="2025-09-11T10:00:00" table:style-name="ce14">
            <text:p>9/11/25 10:00 AM</text:p>
          </table:table-cell>
          <table:table-cell office:value-type="string" table:style-name="ce1">
            <text:p>Worked on deprovision use cases for the IDtoApptioTargetProcess driver. Meeting with Mike and Asleigh to make plans on role relationships.</text:p>
          </table:table-cell>
          <table:table-cell table:style-name="ce18"/>
          <table:table-cell table:number-columns-repeated="16375" table:style-name="ce1"/>
        </table:table-row>
        <table:table-row table:style-name="ro14" table:visibility="collapse">
          <table:table-cell office:value-type="float" office:value="932" table:formula="of:=[.A2709]" table:style-name="ce17">
            <text:p>932</text:p>
          </table:table-cell>
          <table:table-cell table:style-name="ce19"/>
          <table:table-cell office:value-type="string" table:style-name="ce4">
            <text:p>BILLED</text:p>
          </table:table-cell>
          <table:table-cell office:value-type="float" office:value="1.0241666666697711" table:formula="of:=IF(AND([.F2710] &lt;&gt; &quot;&quot;;[.G2710] &lt;&gt; &quot;&quot;);([.G2710]-[.F2710])*24;&quot;---&quot;)" table:style-name="ce4">
            <text:p>1.024</text:p>
          </table:table-cell>
          <table:table-cell office:value-type="string" table:style-name="ce13">
            <text:p>mtg-apptio</text:p>
          </table:table-cell>
          <table:table-cell office:value-type="date" office:date-value="2025-09-11T10:00:00" table:style-name="ce14">
            <text:p>9/11/25 10:00 AM</text:p>
          </table:table-cell>
          <table:table-cell office:value-type="date" office:date-value="2025-09-11T11:01:27" table:style-name="ce14">
            <text:p>9/11/25 11:01 AM</text:p>
          </table:table-cell>
          <table:table-cell office:value-type="string" table:style-name="ce13">
            <text:p>#apptio meeting</text:p>
          </table:table-cell>
          <table:table-cell table:style-name="ce18"/>
          <table:table-cell table:number-columns-repeated="16375" table:style-name="ce1"/>
        </table:table-row>
        <table:table-row table:style-name="ro14" table:visibility="collapse">
          <table:table-cell office:value-type="float" office:value="932" table:formula="of:=[.A2710]" table:style-name="ce17">
            <text:p>932</text:p>
          </table:table-cell>
          <table:table-cell table:style-name="ce19"/>
          <table:table-cell office:value-type="string" table:style-name="ce4">
            <text:p>BILLED</text:p>
          </table:table-cell>
          <table:table-cell office:value-type="float" office:value="0.98166666668839753" table:formula="of:=IF(AND([.F2711] &lt;&gt; &quot;&quot;;[.G2711] &lt;&gt; &quot;&quot;);([.G2711]-[.F2711])*24;&quot;---&quot;)" table:style-name="ce4">
            <text:p>0.982</text:p>
          </table:table-cell>
          <table:table-cell office:value-type="string" table:style-name="ce13">
            <text:p>mtg-apptio-notes</text:p>
          </table:table-cell>
          <table:table-cell office:value-type="date" office:date-value="2025-09-11T11:01:27" table:style-name="ce14">
            <text:p>9/11/25 11:01 AM</text:p>
          </table:table-cell>
          <table:table-cell office:value-type="date" office:date-value="2025-09-11T12:00:21" table:style-name="ce14">
            <text:p>9/11/25 12:00 PM</text:p>
          </table:table-cell>
          <table:table-cell office:value-type="string" table:style-name="ce10">
            <text:p>#</text:p>
          </table:table-cell>
          <table:table-cell table:style-name="ce18"/>
          <table:table-cell table:number-columns-repeated="16375" table:style-name="ce1"/>
        </table:table-row>
        <table:table-row table:style-name="ro14" table:visibility="collapse">
          <table:table-cell office:value-type="float" office:value="932" table:formula="of:=[.A2711]" table:style-name="ce17">
            <text:p>932</text:p>
          </table:table-cell>
          <table:table-cell table:style-name="ce19"/>
          <table:table-cell office:value-type="string" table:style-name="ce4">
            <text:p>BILLED</text:p>
          </table:table-cell>
          <table:table-cell office:value-type="float" office:value="0.44694444449851289" table:formula="of:=IF(AND([.F2712] &lt;&gt; &quot;&quot;;[.G2712] &lt;&gt; &quot;&quot;);([.G2712]-[.F2712])*24;&quot;---&quot;)" table:style-name="ce4">
            <text:p>0.447</text:p>
          </table:table-cell>
          <table:table-cell office:value-type="string" table:style-name="ce13">
            <text:p>IDtoApptionTargetProcess</text:p>
          </table:table-cell>
          <table:table-cell office:value-type="date" office:date-value="2025-09-11T12:00:21" table:style-name="ce14">
            <text:p>9/11/25 12:00 PM</text:p>
          </table:table-cell>
          <table:table-cell office:value-type="date" office:date-value="2025-09-11T12:27:10" table:style-name="ce14">
            <text:p>9/11/25 12:27 PM</text:p>
          </table:table-cell>
          <table:table-cell office:value-type="string" table:style-name="ce13">
            <text:p># deprovisioning work</text:p>
          </table:table-cell>
          <table:table-cell table:style-name="ce18"/>
          <table:table-cell table:number-columns-repeated="16375" table:style-name="ce1"/>
        </table:table-row>
        <table:table-row table:style-name="ro14" table:visibility="collapse">
          <table:table-cell office:value-type="float" office:value="932" table:formula="of:=[.A2712]" table:style-name="ce17">
            <text:p>932</text:p>
          </table:table-cell>
          <table:table-cell table:style-name="ce19"/>
          <table:table-cell office:value-type="string" table:style-name="ce4">
            <text:p>BILLED</text:p>
          </table:table-cell>
          <table:table-cell office:value-type="float" office:value="0.5472222221433185" table:formula="of:=IF(AND([.F2713] &lt;&gt; &quot;&quot;;[.G2713] &lt;&gt; &quot;&quot;);([.G2713]-[.F2713])*24;&quot;---&quot;)" table:style-name="ce4">
            <text:p>0.547</text:p>
          </table:table-cell>
          <table:table-cell office:value-type="string" table:style-name="ce21">
            <text:p>SailpointYatin</text:p>
          </table:table-cell>
          <table:table-cell office:value-type="date" office:date-value="2025-09-11T12:27:10" table:style-name="ce14">
            <text:p>9/11/25 12:27 PM</text:p>
          </table:table-cell>
          <table:table-cell office:value-type="date" office:date-value="2025-09-11T13:00:00" table:style-name="ce14">
            <text:p>9/11/25 01:00 PM</text:p>
          </table:table-cell>
          <table:table-cell office:value-type="string" table:style-name="ce13">
            <text:p>Worked with Yatin to resolve a dependency issue on the SailPoint IdMUnit connector.</text:p>
          </table:table-cell>
          <table:table-cell table:style-name="ce18"/>
          <table:table-cell table:number-columns-repeated="16375" table:style-name="ce1"/>
        </table:table-row>
        <table:table-row table:style-name="ro14" table:visibility="collapse">
          <table:table-cell office:value-type="float" office:value="932" table:formula="of:=[.A2713]" table:style-name="ce17">
            <text:p>932</text:p>
          </table:table-cell>
          <table:table-cell table:style-name="ce11"/>
          <table:table-cell office:value-type="string" table:style-name="ce4">
            <text:p>BILLED</text:p>
          </table:table-cell>
          <table:table-cell office:value-type="float" office:value="0.82500000006984919" table:formula="of:=IF(AND([.F2714] &lt;&gt; &quot;&quot;;[.G2714] &lt;&gt; &quot;&quot;);([.G2714]-[.F2714])*24;&quot;---&quot;)" table:style-name="ce4">
            <text:p>0.825</text:p>
          </table:table-cell>
          <table:table-cell office:value-type="string" table:style-name="ce21">
            <text:p>Support-Varshith</text:p>
          </table:table-cell>
          <table:table-cell office:value-type="date" office:date-value="2025-09-11T13:00:00" table:style-name="ce14">
            <text:p>9/11/25 01:00 PM</text:p>
          </table:table-cell>
          <table:table-cell office:value-type="date" office:date-value="2025-09-11T13:49:30" table:style-name="ce14">
            <text:p>9/11/25 01:49 PM</text:p>
          </table:table-cell>
          <table:table-cell office:value-type="string" table:style-name="ce13">
            <text:p>Worked on fixing JSP for adding a userprefix json field for Varshith. Worked on dependency problem with Yatin on Sailpoint.</text:p>
          </table:table-cell>
          <table:table-cell table:style-name="ce15"/>
          <table:table-cell table:number-columns-repeated="16375" table:style-name="ce1"/>
        </table:table-row>
        <table:table-row table:style-name="ro14" table:visibility="collapse">
          <table:table-cell office:value-type="float" office:value="932" table:formula="of:=[.A2714]" table:style-name="ce17">
            <text:p>932</text:p>
          </table:table-cell>
          <table:table-cell table:style-name="ce29"/>
          <table:table-cell office:value-type="string" table:style-name="ce4">
            <text:p>BILLED</text:p>
          </table:table-cell>
          <table:table-cell office:value-type="float" office:value="0.27166666660923511" table:formula="of:=IF(AND([.F2715] &lt;&gt; &quot;&quot;;[.G2715] &lt;&gt; &quot;&quot;);([.G2715]-[.F2715])*24;&quot;---&quot;)" table:style-name="ce4">
            <text:p>0.272</text:p>
          </table:table-cell>
          <table:table-cell office:value-type="string" table:style-name="ce21">
            <text:p>Support-Varshith</text:p>
          </table:table-cell>
          <table:table-cell office:value-type="date" office:date-value="2025-09-11T13:49:30" table:style-name="ce14">
            <text:p>9/11/25 01:49 PM</text:p>
          </table:table-cell>
          <table:table-cell office:value-type="date" office:date-value="2025-09-11T14:05:48" table:style-name="ce14">
            <text:p>9/11/25 02:05 PM</text:p>
          </table:table-cell>
          <table:table-cell office:value-type="string" table:style-name="ce13">
            <text:p># - my work alone to cleanup file</text:p>
          </table:table-cell>
          <table:table-cell table:style-name="ce18"/>
          <table:table-cell table:number-columns-repeated="16375" table:style-name="ce1"/>
        </table:table-row>
        <table:table-row table:style-name="ro14" table:visibility="collapse">
          <table:table-cell office:value-type="float" office:value="932" table:formula="of:=[.A2715]" table:style-name="ce17">
            <text:p>932</text:p>
          </table:table-cell>
          <table:table-cell table:style-name="ce19"/>
          <table:table-cell office:value-type="string" table:style-name="ce4">
            <text:p>BILLED</text:p>
          </table:table-cell>
          <table:table-cell office:value-type="float" office:value="0.57972222223179415" table:formula="of:=IF(AND([.F2716] &lt;&gt; &quot;&quot;;[.G2716] &lt;&gt; &quot;&quot;);([.G2716]-[.F2716])*24;&quot;---&quot;)" table:style-name="ce4">
            <text:p>0.580</text:p>
          </table:table-cell>
          <table:table-cell office:value-type="string" table:style-name="ce21">
            <text:p>Support-Yaton</text:p>
          </table:table-cell>
          <table:table-cell office:value-type="date" office:date-value="2025-09-11T14:05:48" table:style-name="ce14">
            <text:p>9/11/25 02:05 PM</text:p>
          </table:table-cell>
          <table:table-cell office:value-type="date" office:date-value="2025-09-11T14:40:35" table:style-name="ce14">
            <text:p>9/11/25 02:40 PM</text:p>
          </table:table-cell>
          <table:table-cell office:value-type="string" table:style-name="ce13">
            <text:p>#</text:p>
          </table:table-cell>
          <table:table-cell table:style-name="ce10"/>
          <table:table-cell table:number-columns-repeated="16375" table:style-name="ce1"/>
        </table:table-row>
        <table:table-row table:style-name="ro14" table:visibility="collapse">
          <table:table-cell office:value-type="float" office:value="932" table:formula="of:=[.A2716]" table:style-name="ce17">
            <text:p>932</text:p>
          </table:table-cell>
          <table:table-cell office:value-type="string" table:style-name="ce4">
            <text:p>329-350</text:p>
          </table:table-cell>
          <table:table-cell office:value-type="string" table:style-name="ce4">
            <text:p>BILLED</text:p>
          </table:table-cell>
          <table:table-cell office:value-type="float" office:value="1.1625000000349246" table:formula="of:=IF(AND([.F2717] &lt;&gt; &quot;&quot;;[.G2717] &lt;&gt; &quot;&quot;);([.G2717]-[.F2717])*24;&quot;---&quot;)" table:style-name="ce4">
            <text:p>1.163</text:p>
          </table:table-cell>
          <table:table-cell office:value-type="string" table:style-name="ce13">
            <text:p>IDtoApptionTargetProcess</text:p>
          </table:table-cell>
          <table:table-cell office:value-type="date" office:date-value="2025-09-11T14:40:35" table:style-name="ce14">
            <text:p>9/11/25 02:40 PM</text:p>
          </table:table-cell>
          <table:table-cell office:value-type="date" office:date-value="2025-09-11T15:50:20" table:style-name="ce14">
            <text:p>9/11/25 03:50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7]" table:style-name="ce17">
            <text:p>932</text:p>
          </table:table-cell>
          <table:table-cell table:style-name="ce19"/>
          <table:table-cell office:value-type="string" table:style-name="ce4">
            <text:p>BILLED</text:p>
          </table:table-cell>
          <table:table-cell office:value-type="float" office:value="0.66111111111240461" table:formula="of:=IF(AND([.F2718] &lt;&gt; &quot;&quot;;[.G2718] &lt;&gt; &quot;&quot;);([.G2718]-[.F2718])*24;&quot;---&quot;)" table:style-name="ce4">
            <text:p>0.661</text:p>
          </table:table-cell>
          <table:table-cell office:value-type="string" table:style-name="ce21">
            <text:p>baes</text:p>
          </table:table-cell>
          <table:table-cell office:value-type="date" office:date-value="2025-09-11T15:50:20" table:style-name="ce14">
            <text:p>9/11/25 03:50 PM</text:p>
          </table:table-cell>
          <table:table-cell office:value-type="date" office:date-value="2025-09-11T16:30:00" table:style-name="ce14">
            <text:p>9/11/25 04:30 PM</text:p>
          </table:table-cell>
          <table:table-cell office:value-type="string" table:style-name="ce13">
            <text:p>Worked on resolving issues with the HRDS Feed test with Patrick Monkelban.</text:p>
          </table:table-cell>
          <table:table-cell table:style-name="ce18"/>
          <table:table-cell table:number-columns-repeated="16375" table:style-name="ce1"/>
        </table:table-row>
        <table:table-row table:style-name="ro14" table:visibility="collapse">
          <table:table-cell office:value-type="float" office:value="932" table:formula="of:=[.A2718]" table:style-name="ce17">
            <text:p>932</text:p>
          </table:table-cell>
          <table:table-cell table:style-name="ce19"/>
          <table:table-cell office:value-type="string" table:style-name="ce4">
            <text:p>BILLED</text:p>
          </table:table-cell>
          <table:table-cell office:value-type="float" office:value="0.47583333333022892" table:formula="of:=IF(AND([.F2719] &lt;&gt; &quot;&quot;;[.G2719] &lt;&gt; &quot;&quot;);([.G2719]-[.F2719])*24;&quot;---&quot;)" table:style-name="ce4">
            <text:p>0.476</text:p>
          </table:table-cell>
          <table:table-cell office:value-type="string" table:style-name="ce13">
            <text:p>IDtoApptionTargetProcess</text:p>
          </table:table-cell>
          <table:table-cell office:value-type="date" office:date-value="2025-09-11T16:30:00" table:style-name="ce14">
            <text:p>9/11/25 04:30 PM</text:p>
          </table:table-cell>
          <table:table-cell office:value-type="date" office:date-value="2025-09-11T16:58:33" table:style-name="ce14">
            <text:p>9/11/25 04:58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19]" table:style-name="ce17">
            <text:p>932</text:p>
          </table:table-cell>
          <table:table-cell table:style-name="ce19"/>
          <table:table-cell table:style-name="ce4"/>
          <table:table-cell office:value-type="string" office:string-value="---" table:formula="of:=IF(AND([.F2720] &lt;&gt; &quot;&quot;;[.G2720] &lt;&gt; &quot;&quot;);([.G2720]-[.F272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0]" table:style-name="ce17">
            <text:p>932</text:p>
          </table:table-cell>
          <table:table-cell table:style-name="ce19"/>
          <table:table-cell table:style-name="ce4"/>
          <table:table-cell office:value-type="string" office:string-value="---" table:formula="of:=IF(AND([.F2721] &lt;&gt; &quot;&quot;;[.G2721] &lt;&gt; &quot;&quot;);([.G2721]-[.F272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1]" table:style-name="ce17">
            <text:p>932</text:p>
          </table:table-cell>
          <table:table-cell table:style-name="ce19"/>
          <table:table-cell table:style-name="ce4"/>
          <table:table-cell office:value-type="string" office:string-value="---" table:formula="of:=IF(AND([.F2722] &lt;&gt; &quot;&quot;;[.G2722] &lt;&gt; &quot;&quot;);([.G2722]-[.F272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2]" table:style-name="ce17">
            <text:p>932</text:p>
          </table:table-cell>
          <table:table-cell table:style-name="ce19"/>
          <table:table-cell table:style-name="ce4"/>
          <table:table-cell office:value-type="string" office:string-value="---" table:formula="of:=IF(AND([.F2723] &lt;&gt; &quot;&quot;;[.G2723] &lt;&gt; &quot;&quot;);([.G2723]-[.F272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3]" table:style-name="ce17">
            <text:p>932</text:p>
          </table:table-cell>
          <table:table-cell table:style-name="ce19"/>
          <table:table-cell table:style-name="ce4"/>
          <table:table-cell office:value-type="string" office:string-value="---" table:formula="of:=IF(AND([.F2724] &lt;&gt; &quot;&quot;;[.G2724] &lt;&gt; &quot;&quot;);([.G2724]-[.F272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4]" table:style-name="ce17">
            <text:p>932</text:p>
          </table:table-cell>
          <table:table-cell table:style-name="ce19"/>
          <table:table-cell table:style-name="ce4"/>
          <table:table-cell office:value-type="string" office:string-value="---" table:formula="of:=IF(AND([.F2725] &lt;&gt; &quot;&quot;;[.G2725] &lt;&gt; &quot;&quot;);([.G2725]-[.F272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5]" table:style-name="ce17">
            <text:p>932</text:p>
          </table:table-cell>
          <table:table-cell office:value-type="float" office:value="9.25" table:formula="of:=COM.MICROSOFT.CEILING([.C2726];0.25)" table:style-name="ce19">
            <text:p>9.250</text:p>
          </table:table-cell>
          <table:table-cell office:value-type="float" office:value="9.0341666666208766" table:formula="of:=SUM([.D2726:.D2754])" table:style-name="ce4">
            <text:p>9.034</text:p>
          </table:table-cell>
          <table:table-cell office:value-type="string" office:string-value="---" table:formula="of:=IF(AND([.F2726] &lt;&gt; &quot;&quot;;[.G2726] &lt;&gt; &quot;&quot;);([.G2726]-[.F2726])*24;&quot;---&quot;)" table:style-name="ce4">
            <text:p>---</text:p>
          </table:table-cell>
          <table:table-cell office:value-type="date" office:date-value="2025-09-12T00:00:00" table:style-name="ce20">
            <text:p>12-Sep</text:p>
          </table:table-cell>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26]" table:style-name="ce17">
            <text:p>932</text:p>
          </table:table-cell>
          <table:table-cell table:style-name="ce19"/>
          <table:table-cell office:value-type="string" table:style-name="ce4">
            <text:p>BILLED</text:p>
          </table:table-cell>
          <table:table-cell office:value-type="float" office:value="0.79750000010244548" table:formula="of:=IF(AND([.F2727] &lt;&gt; &quot;&quot;;[.G2727] &lt;&gt; &quot;&quot;);([.G2727]-[.F2727])*24;&quot;---&quot;)" table:style-name="ce4">
            <text:p>0.798</text:p>
          </table:table-cell>
          <table:table-cell office:value-type="string" table:style-name="ce13">
            <text:p>IDToApptioTargetProcess</text:p>
          </table:table-cell>
          <table:table-cell office:value-type="date" office:date-value="2025-09-12T07:41:09" table:style-name="ce14">
            <text:p>9/12/25 07:41 AM</text:p>
          </table:table-cell>
          <table:table-cell office:value-type="date" office:date-value="2025-09-12T08:29:00" table:style-name="ce14">
            <text:p>9/12/25 08:29 AM</text:p>
          </table:table-cell>
          <table:table-cell office:value-type="string" table:style-name="ce13">
            <text:p>Worked on documentation and deprovision use cases for the IDtoApptioTargetProcess driver. Worked on plans for the initial migration.</text:p>
          </table:table-cell>
          <table:table-cell table:style-name="ce18"/>
          <table:table-cell table:number-columns-repeated="16375" table:style-name="ce1"/>
        </table:table-row>
        <table:table-row table:style-name="ro14" table:visibility="collapse">
          <table:table-cell office:value-type="float" office:value="932" table:formula="of:=[.A2727]" table:style-name="ce17">
            <text:p>932</text:p>
          </table:table-cell>
          <table:table-cell table:style-name="ce19"/>
          <table:table-cell office:value-type="string" table:style-name="ce4">
            <text:p>BILLED</text:p>
          </table:table-cell>
          <table:table-cell office:value-type="float" office:value="0.26666666666278616" table:formula="of:=IF(AND([.F2728] &lt;&gt; &quot;&quot;;[.G2728] &lt;&gt; &quot;&quot;);([.G2728]-[.F2728])*24;&quot;---&quot;)" table:style-name="ce4">
            <text:p>0.267</text:p>
          </table:table-cell>
          <table:table-cell office:value-type="string" table:style-name="ce13">
            <text:p>mtg-Daily</text:p>
          </table:table-cell>
          <table:table-cell office:value-type="date" office:date-value="2025-09-12T08:29:00" table:style-name="ce14">
            <text:p>9/12/25 08:29 AM</text:p>
          </table:table-cell>
          <table:table-cell office:value-type="date" office:date-value="2025-09-12T08:45:00" table:style-name="ce14">
            <text:p>9/12/25 08:45 AM</text:p>
          </table:table-cell>
          <table:table-cell office:value-type="string" table:style-name="ce13">
            <text:p>Daily meetings with the team.</text:p>
          </table:table-cell>
          <table:table-cell table:style-name="ce18"/>
          <table:table-cell table:number-columns-repeated="16375" table:style-name="ce1"/>
        </table:table-row>
        <table:table-row table:style-name="ro14" table:visibility="collapse">
          <table:table-cell office:value-type="float" office:value="932" table:formula="of:=[.A2728]" table:style-name="ce17">
            <text:p>932</text:p>
          </table:table-cell>
          <table:table-cell table:style-name="ce19"/>
          <table:table-cell office:value-type="string" table:style-name="ce4">
            <text:p>BILLED</text:p>
          </table:table-cell>
          <table:table-cell office:value-type="float" office:value="0.16666666668606922" table:formula="of:=IF(AND([.F2729] &lt;&gt; &quot;&quot;;[.G2729] &lt;&gt; &quot;&quot;);([.G2729]-[.F2729])*24;&quot;---&quot;)" table:style-name="ce4">
            <text:p>0.167</text:p>
          </table:table-cell>
          <table:table-cell office:value-type="string" table:style-name="ce13">
            <text:p>IDToApptioTargetProcess</text:p>
          </table:table-cell>
          <table:table-cell office:value-type="date" office:date-value="2025-09-12T08:45:00" table:style-name="ce14">
            <text:p>9/12/25 08:45 AM</text:p>
          </table:table-cell>
          <table:table-cell office:value-type="date" office:date-value="2025-09-12T08:55:00" table:style-name="ce14">
            <text:p>9/12/25 08:55 A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2" table:formula="of:=[.A2729]" table:style-name="ce17">
            <text:p>932</text:p>
          </table:table-cell>
          <table:table-cell table:style-name="ce11"/>
          <table:table-cell office:value-type="string" table:style-name="ce4">
            <text:p>BILLED</text:p>
          </table:table-cell>
          <table:table-cell office:value-type="float" office:value="0.99472222215263173" table:formula="of:=IF(AND([.F2730] &lt;&gt; &quot;&quot;;[.G2730] &lt;&gt; &quot;&quot;);([.G2730]-[.F2730])*24;&quot;---&quot;)" table:style-name="ce4">
            <text:p>0.995</text:p>
          </table:table-cell>
          <table:table-cell office:value-type="string" table:style-name="ce21">
            <text:p>Sprt-IDtoDocker</text:p>
          </table:table-cell>
          <table:table-cell office:value-type="date" office:date-value="2025-09-12T08:55:00" table:style-name="ce14">
            <text:p>9/12/25 08:55 AM</text:p>
          </table:table-cell>
          <table:table-cell office:value-type="date" office:date-value="2025-09-12T09:54:41" table:style-name="ce14">
            <text:p>9/12/25 09:54 AM</text:p>
          </table:table-cell>
          <table:table-cell office:value-type="string" table:style-name="ce13">
            <text:p>Worked with Varshith to complete a JSP to add a field to the API payload response for IDtoDocker. Worked to assist Nirosha with fixing an IDtoSumTotal Git issue.</text:p>
          </table:table-cell>
          <table:table-cell table:style-name="ce15"/>
          <table:table-cell table:number-columns-repeated="16375" table:style-name="ce1"/>
        </table:table-row>
        <table:table-row table:style-name="ro14" table:visibility="collapse">
          <table:table-cell office:value-type="float" office:value="932" table:formula="of:=[.A2730]" table:style-name="ce17">
            <text:p>932</text:p>
          </table:table-cell>
          <table:table-cell table:style-name="ce11"/>
          <table:table-cell office:value-type="string" table:style-name="ce4">
            <text:p>BILLED</text:p>
          </table:table-cell>
          <table:table-cell office:value-type="float" office:value="0.42722222220618278" table:formula="of:=IF(AND([.F2731] &lt;&gt; &quot;&quot;;[.G2731] &lt;&gt; &quot;&quot;);([.G2731]-[.F2731])*24;&quot;---&quot;)" table:style-name="ce4">
            <text:p>0.427</text:p>
          </table:table-cell>
          <table:table-cell office:value-type="string" table:style-name="ce13">
            <text:p>IDToApptioTargetProcess</text:p>
          </table:table-cell>
          <table:table-cell office:value-type="date" office:date-value="2025-09-12T09:54:41" table:style-name="ce14">
            <text:p>9/12/25 09:54 AM</text:p>
          </table:table-cell>
          <table:table-cell office:value-type="date" office:date-value="2025-09-12T10:20:19" table:style-name="ce14">
            <text:p>9/12/25 10:20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1]" table:style-name="ce17">
            <text:p>932</text:p>
          </table:table-cell>
          <table:table-cell office:value-type="string" table:style-name="ce11">
            <text:p>walk</text:p>
          </table:table-cell>
          <table:table-cell office:value-type="string" table:style-name="ce4">
            <text:p>BILLED</text:p>
          </table:table-cell>
          <table:table-cell office:value-type="float" office:value="0.77777777781011537" table:formula="of:=IF(AND([.F2732] &lt;&gt; &quot;&quot;;[.G2732] &lt;&gt; &quot;&quot;);([.G2732]-[.F2732])*24;&quot;---&quot;)" table:style-name="ce4">
            <text:p>0.778</text:p>
          </table:table-cell>
          <table:table-cell office:value-type="string" table:style-name="ce13">
            <text:p>IDToApptioTargetProcess</text:p>
          </table:table-cell>
          <table:table-cell office:value-type="date" office:date-value="2025-09-12T10:20:19" table:style-name="ce14">
            <text:p>9/12/25 10:20 AM</text:p>
          </table:table-cell>
          <table:table-cell office:value-type="date" office:date-value="2025-09-12T11:06:59" table:style-name="ce14">
            <text:p>9/12/25 11:06 AM</text:p>
          </table:table-cell>
          <table:table-cell office:value-type="string" table:style-name="ce13">
            <text:p># pasing all tests</text:p>
          </table:table-cell>
          <table:table-cell table:style-name="ce15"/>
          <table:table-cell table:number-columns-repeated="16375" table:style-name="ce1"/>
        </table:table-row>
        <table:table-row table:style-name="ro14" table:visibility="collapse">
          <table:table-cell office:value-type="float" office:value="932" table:formula="of:=[.A2732]" table:style-name="ce17">
            <text:p>932</text:p>
          </table:table-cell>
          <table:table-cell table:style-name="ce11"/>
          <table:table-cell office:value-type="string" table:style-name="ce4">
            <text:p>BILLED</text:p>
          </table:table-cell>
          <table:table-cell office:value-type="float" office:value="0.70277777774026617" table:formula="of:=IF(AND([.F2733] &lt;&gt; &quot;&quot;;[.G2733] &lt;&gt; &quot;&quot;);([.G2733]-[.F2733])*24;&quot;---&quot;)" table:style-name="ce4">
            <text:p>0.703</text:p>
          </table:table-cell>
          <table:table-cell office:value-type="string" table:style-name="ce13">
            <text:p>IDToApptioTargetProcess</text:p>
          </table:table-cell>
          <table:table-cell office:value-type="date" office:date-value="2025-09-12T11:06:59" table:style-name="ce14">
            <text:p>9/12/25 11:06 AM</text:p>
          </table:table-cell>
          <table:table-cell office:value-type="date" office:date-value="2025-09-12T11:49:09" table:style-name="ce14">
            <text:p>9/12/25 11:49 AM</text:p>
          </table:table-cell>
          <table:table-cell office:value-type="string" table:style-name="ce13">
            <text:p>#editorconfig work</text:p>
          </table:table-cell>
          <table:table-cell table:style-name="ce15"/>
          <table:table-cell table:number-columns-repeated="16375" table:style-name="ce1"/>
        </table:table-row>
        <table:table-row table:style-name="ro14" table:visibility="collapse">
          <table:table-cell office:value-type="float" office:value="932" table:formula="of:=[.A2733]" table:style-name="ce17">
            <text:p>932</text:p>
          </table:table-cell>
          <table:table-cell table:style-name="ce19"/>
          <table:table-cell office:value-type="string" table:style-name="ce4">
            <text:p>BILLED</text:p>
          </table:table-cell>
          <table:table-cell office:value-type="float" office:value="0.39277777774259448" table:formula="of:=IF(AND([.F2734] &lt;&gt; &quot;&quot;;[.G2734] &lt;&gt; &quot;&quot;);([.G2734]-[.F2734])*24;&quot;---&quot;)" table:style-name="ce4">
            <text:p>0.393</text:p>
          </table:table-cell>
          <table:table-cell office:value-type="string" table:style-name="ce21">
            <text:p>IDToDocuware</text:p>
          </table:table-cell>
          <table:table-cell office:value-type="date" office:date-value="2025-09-12T11:49:09" table:style-name="ce14">
            <text:p>9/12/25 11:49 AM</text:p>
          </table:table-cell>
          <table:table-cell office:value-type="date" office:date-value="2025-09-12T12:12:43" table:style-name="ce14">
            <text:p>9/12/25 12:12 PM</text:p>
          </table:table-cell>
          <table:table-cell office:value-type="string" table:style-name="ce13">
            <text:p>Worked on checking data truncation error in IDtoDocuware. Worked on transferring work to Nirosha.</text:p>
          </table:table-cell>
          <table:table-cell table:style-name="ce18"/>
          <table:table-cell table:number-columns-repeated="16375" table:style-name="ce1"/>
        </table:table-row>
        <table:table-row table:style-name="ro14" table:visibility="collapse">
          <table:table-cell office:value-type="float" office:value="932" table:formula="of:=[.A2734]" table:style-name="ce17">
            <text:p>932</text:p>
          </table:table-cell>
          <table:table-cell table:style-name="ce4"/>
          <table:table-cell office:value-type="string" table:style-name="ce4">
            <text:p>BILLED</text:p>
          </table:table-cell>
          <table:table-cell office:value-type="float" office:value="0.18250000005355105" table:formula="of:=IF(AND([.F2735] &lt;&gt; &quot;&quot;;[.G2735] &lt;&gt; &quot;&quot;);([.G2735]-[.F2735])*24;&quot;---&quot;)" table:style-name="ce4">
            <text:p>0.183</text:p>
          </table:table-cell>
          <table:table-cell office:value-type="string" table:style-name="ce13">
            <text:p>IDToApptioTargetProcess</text:p>
          </table:table-cell>
          <table:table-cell office:value-type="date" office:date-value="2025-09-12T12:12:43" table:style-name="ce14">
            <text:p>9/12/25 12:12 PM</text:p>
          </table:table-cell>
          <table:table-cell office:value-type="date" office:date-value="2025-09-12T12:23:40" table:style-name="ce14">
            <text:p>9/12/25 12:23 PM</text:p>
          </table:table-cell>
          <table:table-cell office:value-type="string" table:style-name="ce13">
            <text:p>#editorconfig, and last deprovision test</text:p>
          </table:table-cell>
          <table:table-cell table:style-name="ce18"/>
          <table:table-cell table:number-columns-repeated="16375" table:style-name="ce1"/>
        </table:table-row>
        <table:table-row table:style-name="ro14" table:visibility="collapse">
          <table:table-cell office:value-type="float" office:value="932" table:formula="of:=[.A2735]" table:style-name="ce17">
            <text:p>932</text:p>
          </table:table-cell>
          <table:table-cell office:value-type="string" table:style-name="ce4">
            <text:p>walk</text:p>
          </table:table-cell>
          <table:table-cell office:value-type="string" table:style-name="ce4">
            <text:p>BILLED</text:p>
          </table:table-cell>
          <table:table-cell office:value-type="float" office:value="0.43722222227370366" table:formula="of:=IF(AND([.F2736] &lt;&gt; &quot;&quot;;[.G2736] &lt;&gt; &quot;&quot;);([.G2736]-[.F2736])*24;&quot;---&quot;)" table:style-name="ce4">
            <text:p>0.437</text:p>
          </table:table-cell>
          <table:table-cell office:value-type="string" table:style-name="ce13">
            <text:p>Sailpointconnector</text:p>
          </table:table-cell>
          <table:table-cell office:value-type="date" office:date-value="2025-09-12T12:23:40" table:style-name="ce14">
            <text:p>9/12/25 12:23 PM</text:p>
          </table:table-cell>
          <table:table-cell office:value-type="date" office:date-value="2025-09-12T12:49:54" table:style-name="ce14">
            <text:p>9/12/25 12:49 PM</text:p>
          </table:table-cell>
          <table:table-cell office:value-type="string" table:style-name="ce13">
            <text:p>Worked to test the SailPoint IdmUnit connector with Yatin.</text:p>
          </table:table-cell>
          <table:table-cell office:value-type="string" table:style-name="ce18">
            <text:p>He's built a connector, but doesn't seem to want to test it . .I'm trying to see how much more work needs to be done on it, and who is going to do it, if not me.</text:p>
          </table:table-cell>
          <table:table-cell table:number-columns-repeated="16375" table:style-name="ce1"/>
        </table:table-row>
        <table:table-row table:style-name="ro14" table:visibility="collapse">
          <table:table-cell office:value-type="float" office:value="932" table:formula="of:=[.A2736]" table:style-name="ce17">
            <text:p>932</text:p>
          </table:table-cell>
          <table:table-cell table:style-name="ce19"/>
          <table:table-cell office:value-type="string" table:style-name="ce4">
            <text:p>BILLED</text:p>
          </table:table-cell>
          <table:table-cell office:value-type="float" office:value="0.91027777770068496" table:formula="of:=IF(AND([.F2737] &lt;&gt; &quot;&quot;;[.G2737] &lt;&gt; &quot;&quot;);([.G2737]-[.F2737])*24;&quot;---&quot;)" table:style-name="ce4">
            <text:p>0.910</text:p>
          </table:table-cell>
          <table:table-cell office:value-type="string" table:style-name="ce21">
            <text:p>IDToDocuware</text:p>
          </table:table-cell>
          <table:table-cell office:value-type="date" office:date-value="2025-09-12T12:49:54" table:style-name="ce14">
            <text:p>9/12/25 12:49 PM</text:p>
          </table:table-cell>
          <table:table-cell office:value-type="date" office:date-value="2025-09-12T13:44:31" table:style-name="ce14">
            <text:p>9/12/25 01:44 PM</text:p>
          </table:table-cell>
          <table:table-cell office:value-type="string" table:style-name="ce39">
            <text:p># taking table def from Nauveen, and seeing what happened in QA.</text:p>
          </table:table-cell>
          <table:table-cell table:style-name="ce18"/>
          <table:table-cell table:number-columns-repeated="16375" table:style-name="ce1"/>
        </table:table-row>
        <table:table-row table:style-name="ro14" table:visibility="collapse">
          <table:table-cell office:value-type="float" office:value="932" table:formula="of:=[.A2737]" table:style-name="ce17">
            <text:p>932</text:p>
          </table:table-cell>
          <table:table-cell table:style-name="ce19"/>
          <table:table-cell office:value-type="string" table:style-name="ce4">
            <text:p>BILLED</text:p>
          </table:table-cell>
          <table:table-cell office:value-type="float" office:value="0.84138888894813135" table:formula="of:=IF(AND([.F2738] &lt;&gt; &quot;&quot;;[.G2738] &lt;&gt; &quot;&quot;);([.G2738]-[.F2738])*24;&quot;---&quot;)" table:style-name="ce4">
            <text:p>0.841</text:p>
          </table:table-cell>
          <table:table-cell office:value-type="string" table:style-name="ce13">
            <text:p>IDToApptioTargetProcess</text:p>
          </table:table-cell>
          <table:table-cell office:value-type="date" office:date-value="2025-09-12T13:44:31" table:style-name="ce14">
            <text:p>9/12/25 01:44 PM</text:p>
          </table:table-cell>
          <table:table-cell office:value-type="date" office:date-value="2025-09-12T14:35:00" table:style-name="ce14">
            <text:p>9/12/25 02:35 PM</text:p>
          </table:table-cell>
          <table:table-cell office:value-type="string" table:style-name="ce13">
            <text:p>#documenting last few use cases, schema table, then back to deprov/sync</text:p>
          </table:table-cell>
          <table:table-cell table:style-name="ce18"/>
          <table:table-cell table:number-columns-repeated="16375" table:style-name="ce1"/>
        </table:table-row>
        <table:table-row table:style-name="ro14" table:visibility="collapse">
          <table:table-cell office:value-type="float" office:value="932" table:formula="of:=[.A2738]" table:style-name="ce17">
            <text:p>932</text:p>
          </table:table-cell>
          <table:table-cell table:style-name="ce19"/>
          <table:table-cell office:value-type="string" table:style-name="ce4">
            <text:p>BILLED</text:p>
          </table:table-cell>
          <table:table-cell office:value-type="float" office:value="0.13444444444030523" table:formula="of:=IF(AND([.F2739] &lt;&gt; &quot;&quot;;[.G2739] &lt;&gt; &quot;&quot;);([.G2739]-[.F2739])*24;&quot;---&quot;)" table:style-name="ce4">
            <text:p>0.134</text:p>
          </table:table-cell>
          <table:table-cell office:value-type="string" table:style-name="ce21">
            <text:p>IDtoSprinkler</text:p>
          </table:table-cell>
          <table:table-cell office:value-type="date" office:date-value="2025-09-12T14:35:00" table:style-name="ce14">
            <text:p>9/12/25 02:35 PM</text:p>
          </table:table-cell>
          <table:table-cell office:value-type="date" office:date-value="2025-09-12T14:43:04" table:style-name="ce14">
            <text:p>9/12/25 02:43 PM</text:p>
          </table:table-cell>
          <table:table-cell office:value-type="string" table:style-name="ce13">
            <text:p>Worked on identifying perpetrator logging in Sprinklr to help with the IDtoSprinklr driver issue resolution.</text:p>
          </table:table-cell>
          <table:table-cell office:value-type="string" table:style-name="ce18">
            <text:p>It looks like we don't get the information we need about who made changes; we're asking the app owners if they want to submit a feature request; this is a big hole in functionality, and is causing problems.</text:p>
          </table:table-cell>
          <table:table-cell table:number-columns-repeated="16375" table:style-name="ce1"/>
        </table:table-row>
        <table:table-row table:style-name="ro14" table:visibility="collapse">
          <table:table-cell office:value-type="float" office:value="932" table:formula="of:=[.A2739]" table:style-name="ce17">
            <text:p>932</text:p>
          </table:table-cell>
          <table:table-cell table:style-name="ce19"/>
          <table:table-cell office:value-type="string" table:style-name="ce4">
            <text:p>BILLED</text:p>
          </table:table-cell>
          <table:table-cell office:value-type="float" office:value="0.66555555554805323" table:formula="of:=IF(AND([.F2740] &lt;&gt; &quot;&quot;;[.G2740] &lt;&gt; &quot;&quot;);([.G2740]-[.F2740])*24;&quot;---&quot;)" table:style-name="ce4">
            <text:p>0.666</text:p>
          </table:table-cell>
          <table:table-cell office:value-type="string" table:style-name="ce13">
            <text:p>IDToApptioTargetProcess</text:p>
          </table:table-cell>
          <table:table-cell office:value-type="date" office:date-value="2025-09-12T14:43:04" table:style-name="ce14">
            <text:p>9/12/25 02:43 PM</text:p>
          </table:table-cell>
          <table:table-cell office:value-type="date" office:date-value="2025-09-12T15:23:00" table:style-name="ce14">
            <text:p>9/12/25 03:23 PM</text:p>
          </table:table-cell>
          <table:table-cell office:value-type="string" table:style-name="ce10">
            <text:p>#documenting mapping table</text:p>
          </table:table-cell>
          <table:table-cell table:style-name="ce18"/>
          <table:table-cell table:number-columns-repeated="16375" table:style-name="ce1"/>
        </table:table-row>
        <table:table-row table:style-name="ro14" table:visibility="collapse">
          <table:table-cell office:value-type="float" office:value="932" table:formula="of:=[.A2740]" table:style-name="ce17">
            <text:p>932</text:p>
          </table:table-cell>
          <table:table-cell table:style-name="ce19"/>
          <table:table-cell office:value-type="string" table:style-name="ce4">
            <text:p>BILLED</text:p>
          </table:table-cell>
          <table:table-cell office:value-type="float" office:value="0.80888888885965571" table:formula="of:=IF(AND([.F2741] &lt;&gt; &quot;&quot;;[.G2741] &lt;&gt; &quot;&quot;);([.G2741]-[.F2741])*24;&quot;---&quot;)" table:style-name="ce4">
            <text:p>0.809</text:p>
          </table:table-cell>
          <table:table-cell office:value-type="string" table:style-name="ce13">
            <text:p>IDtoDocuware</text:p>
          </table:table-cell>
          <table:table-cell office:value-type="date" office:date-value="2025-09-12T15:23:00" table:style-name="ce14">
            <text:p>9/12/25 03:23 PM</text:p>
          </table:table-cell>
          <table:table-cell office:value-type="date" office:date-value="2025-09-12T16:11:32" table:style-name="ce14">
            <text:p>9/12/25 04:11 PM</text:p>
          </table:table-cell>
          <table:table-cell office:value-type="string" table:style-name="ce10">
            <text:p>Worked on discussing the state of IDtoDocuware with Nirosha.</text:p>
          </table:table-cell>
          <table:table-cell table:style-name="ce18"/>
          <table:table-cell table:number-columns-repeated="16375" table:style-name="ce1"/>
        </table:table-row>
        <table:table-row table:style-name="ro14" table:visibility="collapse">
          <table:table-cell office:value-type="float" office:value="932" table:formula="of:=[.A2741]" table:style-name="ce17">
            <text:p>932</text:p>
          </table:table-cell>
          <table:table-cell table:style-name="ce19"/>
          <table:table-cell office:value-type="string" table:style-name="ce4">
            <text:p>BILLED</text:p>
          </table:table-cell>
          <table:table-cell office:value-type="float" office:value="0.23833333334187046" table:formula="of:=IF(AND([.F2742] &lt;&gt; &quot;&quot;;[.G2742] &lt;&gt; &quot;&quot;);([.G2742]-[.F2742])*24;&quot;---&quot;)" table:style-name="ce4">
            <text:p>0.238</text:p>
          </table:table-cell>
          <table:table-cell office:value-type="string" table:style-name="ce13">
            <text:p>IDToApptioTargetProcess</text:p>
          </table:table-cell>
          <table:table-cell office:value-type="date" office:date-value="2025-09-12T16:11:32" table:style-name="ce14">
            <text:p>9/12/25 04:11 PM</text:p>
          </table:table-cell>
          <table:table-cell office:value-type="date" office:date-value="2025-09-12T16:25:50" table:style-name="ce14">
            <text:p>9/12/25 04:25 PM</text:p>
          </table:table-cell>
          <table:table-cell table:style-name="ce13"/>
          <table:table-cell table:style-name="ce18"/>
          <table:table-cell table:number-columns-repeated="16375" table:style-name="ce1"/>
        </table:table-row>
        <table:table-row table:style-name="ro14" table:visibility="collapse">
          <table:table-cell office:value-type="float" office:value="932" table:formula="of:=[.A2742]" table:style-name="ce17">
            <text:p>932</text:p>
          </table:table-cell>
          <table:table-cell table:style-name="ce4"/>
          <table:table-cell office:value-type="string" table:style-name="ce4">
            <text:p>BILLED</text:p>
          </table:table-cell>
          <table:table-cell office:value-type="float" office:value="0.28944444435182959" table:formula="of:=IF(AND([.F2743] &lt;&gt; &quot;&quot;;[.G2743] &lt;&gt; &quot;&quot;);([.G2743]-[.F2743])*24;&quot;---&quot;)" table:style-name="ce4">
            <text:p>0.289</text:p>
          </table:table-cell>
          <table:table-cell office:value-type="string" table:style-name="ce34">
            <text:p>Sprt-IDtoSummTotal</text:p>
          </table:table-cell>
          <table:table-cell office:value-type="date" office:date-value="2025-09-12T16:25:50" table:style-name="ce14">
            <text:p>9/12/25 04:25 PM</text:p>
          </table:table-cell>
          <table:table-cell office:value-type="date" office:date-value="2025-09-12T16:43:12" table:style-name="ce14">
            <text:p>9/12/25 04:43 PM</text:p>
          </table:table-cell>
          <table:table-cell office:value-type="string" table:style-name="ce13">
            <text:p>#nirsoha: sumtotal: git</text:p>
          </table:table-cell>
          <table:table-cell table:style-name="ce18"/>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4] &lt;&gt; &quot;&quot;;[.G2744] &lt;&gt; &quot;&quot;);([.G2744]-[.F2744])*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visibility="collapse">
          <table:table-cell office:value-type="float" office:value="932" table:formula="of:=[.A2743]" table:style-name="ce17">
            <text:p>932</text:p>
          </table:table-cell>
          <table:table-cell table:style-name="ce19"/>
          <table:table-cell table:style-name="ce4"/>
          <table:table-cell office:value-type="string" office:string-value="---" table:formula="of:=IF(AND([.F2745] &lt;&gt; &quot;&quot;;[.G2745] &lt;&gt; &quot;&quot;);([.G2745]-[.F2745])*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4]" table:style-name="ce17">
            <text:p>932</text:p>
          </table:table-cell>
          <table:table-cell table:style-name="ce19"/>
          <table:table-cell table:style-name="ce4"/>
          <table:table-cell office:value-type="string" office:string-value="---" table:formula="of:=IF(AND([.F2746] &lt;&gt; &quot;&quot;;[.G2746] &lt;&gt; &quot;&quot;);([.G2746]-[.F2746])*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5]" table:style-name="ce17">
            <text:p>932</text:p>
          </table:table-cell>
          <table:table-cell table:style-name="ce19"/>
          <table:table-cell table:style-name="ce4"/>
          <table:table-cell office:value-type="string" office:string-value="---" table:formula="of:=IF(AND([.F2747] &lt;&gt; &quot;&quot;;[.G2747] &lt;&gt; &quot;&quot;);([.G2747]-[.F2747])*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6]" table:style-name="ce17">
            <text:p>932</text:p>
          </table:table-cell>
          <table:table-cell table:style-name="ce19"/>
          <table:table-cell table:style-name="ce4"/>
          <table:table-cell office:value-type="string" office:string-value="---" table:formula="of:=IF(AND([.F2748] &lt;&gt; &quot;&quot;;[.G2748] &lt;&gt; &quot;&quot;);([.G2748]-[.F274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7]" table:style-name="ce17">
            <text:p>932</text:p>
          </table:table-cell>
          <table:table-cell table:style-name="ce19"/>
          <table:table-cell table:style-name="ce4"/>
          <table:table-cell office:value-type="string" office:string-value="---" table:formula="of:=IF(AND([.F2749] &lt;&gt; &quot;&quot;;[.G2749] &lt;&gt; &quot;&quot;);([.G2749]-[.F274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8]" table:style-name="ce17">
            <text:p>932</text:p>
          </table:table-cell>
          <table:table-cell table:style-name="ce19"/>
          <table:table-cell table:style-name="ce4"/>
          <table:table-cell office:value-type="string" office:string-value="---" table:formula="of:=IF(AND([.F2750] &lt;&gt; &quot;&quot;;[.G2750] &lt;&gt; &quot;&quot;);([.G2750]-[.F2750])*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49]" table:style-name="ce17">
            <text:p>932</text:p>
          </table:table-cell>
          <table:table-cell table:style-name="ce19"/>
          <table:table-cell table:style-name="ce4"/>
          <table:table-cell office:value-type="string" office:string-value="---" table:formula="of:=IF(AND([.F2751] &lt;&gt; &quot;&quot;;[.G2751] &lt;&gt; &quot;&quot;);([.G2751]-[.F2751])*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0]" table:style-name="ce17">
            <text:p>932</text:p>
          </table:table-cell>
          <table:table-cell table:style-name="ce19"/>
          <table:table-cell table:style-name="ce4"/>
          <table:table-cell office:value-type="string" office:string-value="---" table:formula="of:=IF(AND([.F2752] &lt;&gt; &quot;&quot;;[.G2752] &lt;&gt; &quot;&quot;);([.G2752]-[.F275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2" table:formula="of:=[.A2751]" table:style-name="ce17">
            <text:p>932</text:p>
          </table:table-cell>
          <table:table-cell table:style-name="ce19"/>
          <table:table-cell table:style-name="ce4"/>
          <table:table-cell office:value-type="string" office:string-value="---" table:formula="of:=IF(AND([.F2753] &lt;&gt; &quot;&quot;;[.G2753] &lt;&gt; &quot;&quot;);([.G2753]-[.F2753])*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2" table:formula="of:=[.A2753]" table:style-name="ce17">
            <text:p>932</text:p>
          </table:table-cell>
          <table:table-cell table:style-name="ce19"/>
          <table:table-cell table:style-name="ce4"/>
          <table:table-cell office:value-type="string" office:string-value="---" table:formula="of:=IF(AND([.F2754] &lt;&gt; &quot;&quot;;[.G2754] &lt;&gt; &quot;&quot;);([.G2754]-[.F275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2">
          <table:table-cell table:number-columns-repeated="2" table:style-name="ce11"/>
          <table:table-cell table:number-columns-repeated="2" table:style-name="ce12"/>
          <table:table-cell table:style-name="ce13"/>
          <table:table-cell table:style-name="ce12"/>
          <table:table-cell table:style-name="ce14"/>
          <table:table-cell table:style-name="ce13"/>
          <table:table-cell table:style-name="ce15"/>
          <table:table-cell table:number-columns-repeated="16375" table:style-name="ce1"/>
        </table:table-row>
        <table:table-row table:style-name="ro14">
          <table:table-cell office:value-type="float" office:value="933" table:formula="of:=[.A2754]+1" table:style-name="ce17">
            <text:p>933</text:p>
          </table:table-cell>
          <table:table-cell table:style-name="ce12"/>
          <table:table-cell office:value-type="string" table:style-name="ce4">
            <text:p>****************</text:p>
          </table:table-cell>
          <table:table-cell table:style-name="ce4"/>
          <table:table-cell office:value-type="string" office:string-value="Week 933" table:formula="of:=CONCATENATE(&quot;Week &quot;; [.A2756])" table:number-columns-spanned="2" table:number-rows-spanned="3" table:style-name="ce48">
            <text:p>Week 933</text:p>
          </table: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6]" table:style-name="ce17">
            <text:p>933</text:p>
          </table:table-cell>
          <table:table-cell table:style-name="ce12"/>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7]" table:style-name="ce17">
            <text:p>933</text:p>
          </table:table-cell>
          <table:table-cell table:style-name="ce19"/>
          <table:table-cell office:value-type="string" table:style-name="ce4">
            <text:p>****************</text:p>
          </table:table-cell>
          <table:table-cell table:style-name="ce4"/>
          <table:covered-table-cell/>
          <table:covered-table-cell/>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758]" table:style-name="ce17">
            <text:p>933</text:p>
          </table:table-cell>
          <table:table-cell table:style-name="ce19"/>
          <table:table-cell office:value-type="string" table:style-name="ce4">
            <text:p>****************</text:p>
          </table:table-cell>
          <table:table-cell office:value-type="string" office:string-value="---" table:formula="of:=IF(AND([.F2759] &lt;&gt; &quot;&quot;;[.G2759] &lt;&gt; &quot;&quot;);([.G2759]-[.F27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59]" table:style-name="ce17">
            <text:p>933</text:p>
          </table:table-cell>
          <table:table-cell table:style-name="ce19"/>
          <table:table-cell office:value-type="string" table:style-name="ce4">
            <text:p>****************</text:p>
          </table:table-cell>
          <table:table-cell office:value-type="string" office:string-value="---" table:formula="of:=IF(AND([.F2760] &lt;&gt; &quot;&quot;;[.G2760] &lt;&gt; &quot;&quot;);([.G2760]-[.F276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0]" table:style-name="ce17">
            <text:p>933</text:p>
          </table:table-cell>
          <table:table-cell table:style-name="ce19"/>
          <table:table-cell office:value-type="string" table:style-name="ce4">
            <text:p>****************</text:p>
          </table:table-cell>
          <table:table-cell office:value-type="string" office:string-value="---" table:formula="of:=IF(AND([.F2761] &lt;&gt; &quot;&quot;;[.G2761] &lt;&gt; &quot;&quot;);([.G2761]-[.F2761])*24;&quot;---&quot;)" table:style-name="ce4">
            <text:p>---</text:p>
          </table:table-cell>
          <table:table-cell office:value-type="string" table:style-name="ce13">
            <text:p>note:sep 1 was labor day</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1]" table:style-name="ce17">
            <text:p>933</text:p>
          </table:table-cell>
          <table:table-cell table:style-name="ce12"/>
          <table:table-cell office:value-type="string" table:style-name="ce4">
            <text:p>****************</text:p>
          </table:table-cell>
          <table:table-cell office:value-type="string" office:string-value="---" table:formula="of:=IF(AND([.F2762] &lt;&gt; &quot;&quot;;[.G2762] &lt;&gt; &quot;&quot;);([.G2762]-[.F276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2]" table:style-name="ce17">
            <text:p>933</text:p>
          </table:table-cell>
          <table:table-cell table:style-name="ce12"/>
          <table:table-cell office:value-type="string" table:style-name="ce4">
            <text:p>BILLED</text:p>
          </table:table-cell>
          <table:table-cell office:value-type="string" office:string-value="---" table:formula="of:=IF(AND([.F2763] &lt;&gt; &quot;&quot;;[.G2763] &lt;&gt; &quot;&quot;);([.G2763]-[.F276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63]" table:style-name="ce17">
            <text:p>933</text:p>
          </table:table-cell>
          <table:table-cell office:value-type="float" office:value="8.5" table:formula="of:=COM.MICROSOFT.CEILING([.C2764];0.25)" table:style-name="ce19">
            <text:p>8.500</text:p>
          </table:table-cell>
          <table:table-cell office:value-type="float" office:value="8.4894444445380941" table:formula="of:=SUM([.D2764:.D2788])" table:style-name="ce4">
            <text:p>8.489</text:p>
          </table:table-cell>
          <table:table-cell office:value-type="string" office:string-value="---" table:formula="of:=IF(AND([.F2764] &lt;&gt; &quot;&quot;;[.G2764] &lt;&gt; &quot;&quot;);([.G2764]-[.F2764])*24;&quot;---&quot;)" table:style-name="ce4">
            <text:p>---</text:p>
          </table:table-cell>
          <table:table-cell office:value-type="date" office:date-value="2025-09-15T00:00:00" table:style-name="ce20">
            <text:p>15-Sep</text:p>
          </table:table-cell>
          <table:table-cell office:value-type="string" table:style-name="ce38">
            <text:p>HAS fto</text:p>
          </table:table-cell>
          <table:table-cell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64]" table:style-name="ce17">
            <text:p>933</text:p>
          </table:table-cell>
          <table:table-cell table:style-name="ce19"/>
          <table:table-cell office:value-type="string" table:style-name="ce4">
            <text:p>BILLED</text:p>
          </table:table-cell>
          <table:table-cell office:value-type="float" office:value="0.25000000011641532" table:formula="of:=IF(AND([.F2765] &lt;&gt; &quot;&quot;;[.G2765] &lt;&gt; &quot;&quot;);([.G2765]-[.F2765])*24;&quot;---&quot;)" table:style-name="ce4">
            <text:p>0.250</text:p>
          </table:table-cell>
          <table:table-cell office:value-type="string" table:style-name="ce25">
            <text:p>mtg-Daily</text:p>
          </table:table-cell>
          <table:table-cell office:value-type="date" office:date-value="2025-09-15T08:30:00" table:style-name="ce14">
            <text:p>9/15/25 08:30 AM</text:p>
          </table:table-cell>
          <table:table-cell office:value-type="date" office:date-value="2025-09-15T08:45:00" table:style-name="ce14">
            <text:p>9/15/25 08:45 AM</text:p>
          </table:table-cell>
          <table:table-cell office:value-type="string" table:style-name="ce16">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65]" table:style-name="ce17">
            <text:p>933</text:p>
          </table:table-cell>
          <table:table-cell table:style-name="ce19"/>
          <table:table-cell office:value-type="string" table:style-name="ce4">
            <text:p>BILLED</text:p>
          </table:table-cell>
          <table:table-cell office:value-type="float" office:value="0.12666666676523164" table:formula="of:=IF(AND([.F2766] &lt;&gt; &quot;&quot;;[.G2766] &lt;&gt; &quot;&quot;);([.G2766]-[.F2766])*24;&quot;---&quot;)" table:style-name="ce4">
            <text:p>0.127</text:p>
          </table:table-cell>
          <table:table-cell office:value-type="string" table:style-name="ce25">
            <text:p>Support</text:p>
          </table:table-cell>
          <table:table-cell office:value-type="date" office:date-value="2025-09-15T09:22:24" table:style-name="ce14">
            <text:p>9/15/25 09:22 AM</text:p>
          </table:table-cell>
          <table:table-cell office:value-type="date" office:date-value="2025-09-15T09:30:00" table:style-name="ce14">
            <text:p>9/15/25 09:30 AM</text:p>
          </table:table-cell>
          <table:table-cell office:value-type="string" table:style-name="ce16">
            <text:p>Worked on documenting SailPoint hint notes for a POC for Kyle and Gokul.</text:p>
          </table:table-cell>
          <table:table-cell table:style-name="ce18"/>
          <table:table-cell table:number-columns-repeated="16375" table:style-name="ce1"/>
        </table:table-row>
        <table:table-row table:style-name="ro14" table:visibility="collapse">
          <table:table-cell office:value-type="float" office:value="933" table:formula="of:=[.A2766]" table:style-name="ce17">
            <text:p>933</text:p>
          </table:table-cell>
          <table:table-cell table:style-name="ce19"/>
          <table:table-cell office:value-type="string" table:style-name="ce4">
            <text:p>BILLED</text:p>
          </table:table-cell>
          <table:table-cell office:value-type="float" office:value="0.54999999987194315" table:formula="of:=IF(AND([.F2767] &lt;&gt; &quot;&quot;;[.G2767] &lt;&gt; &quot;&quot;);([.G2767]-[.F2767])*24;&quot;---&quot;)" table:style-name="ce4">
            <text:p>0.550</text:p>
          </table:table-cell>
          <table:table-cell office:value-type="string" table:style-name="ce25">
            <text:p>mtg-Daily</text:p>
          </table:table-cell>
          <table:table-cell office:value-type="date" office:date-value="2025-09-15T09:30:00" table:style-name="ce14">
            <text:p>9/15/25 09:30 AM</text:p>
          </table:table-cell>
          <table:table-cell office:value-type="date" office:date-value="2025-09-15T10:03:00" table:style-name="ce14">
            <text:p>9/15/25 10:03 AM</text:p>
          </table:table-cell>
          <table:table-cell office:value-type="string" table:style-name="ce16">
            <text:p>#</text:p>
          </table:table-cell>
          <table:table-cell table:style-name="ce18"/>
          <table:table-cell table:number-columns-repeated="16375" table:style-name="ce1"/>
        </table:table-row>
        <table:table-row table:style-name="ro14" table:visibility="collapse">
          <table:table-cell office:value-type="float" office:value="933" table:formula="of:=[.A2767]" table:style-name="ce17">
            <text:p>933</text:p>
          </table:table-cell>
          <table:table-cell table:style-name="ce19"/>
          <table:table-cell office:value-type="string" table:style-name="ce4">
            <text:p>BILLED</text:p>
          </table:table-cell>
          <table:table-cell office:value-type="float" office:value="0.33333333337213844" table:formula="of:=IF(AND([.F2768] &lt;&gt; &quot;&quot;;[.G2768] &lt;&gt; &quot;&quot;);([.G2768]-[.F2768])*24;&quot;---&quot;)" table:style-name="ce4">
            <text:p>0.333</text:p>
          </table:table-cell>
          <table:table-cell office:value-type="string" table:style-name="ce25">
            <text:p>TriVir MMM</text:p>
          </table:table-cell>
          <table:table-cell office:value-type="date" office:date-value="2025-09-15T10:05:00" table:style-name="ce14">
            <text:p>9/15/25 10:05 AM</text:p>
          </table:table-cell>
          <table:table-cell office:value-type="date" office:date-value="2025-09-15T10:25:00" table:style-name="ce14">
            <text:p>9/15/25 10:25 AM</text:p>
          </table:table-cell>
          <table:table-cell office:value-type="string" table:style-name="ce16">
            <text:p>TriVir Monthly meeting.</text:p>
          </table:table-cell>
          <table:table-cell table:style-name="ce18"/>
          <table:table-cell table:number-columns-repeated="16375" table:style-name="ce1"/>
        </table:table-row>
        <table:table-row table:style-name="ro14" table:visibility="collapse">
          <table:table-cell office:value-type="float" office:value="933" table:formula="of:=[.A2768]" table:style-name="ce17">
            <text:p>933</text:p>
          </table:table-cell>
          <table:table-cell table:style-name="ce19"/>
          <table:table-cell office:value-type="string" table:style-name="ce4">
            <text:p>BILLED</text:p>
          </table:table-cell>
          <table:table-cell office:value-type="float" office:value="1.0172222221735865" table:formula="of:=IF(AND([.F2769] &lt;&gt; &quot;&quot;;[.G2769] &lt;&gt; &quot;&quot;);([.G2769]-[.F2769])*24;&quot;---&quot;)" table:style-name="ce4">
            <text:p>1.017</text:p>
          </table:table-cell>
          <table:table-cell office:value-type="string" table:style-name="ce25">
            <text:p>Support</text:p>
          </table:table-cell>
          <table:table-cell office:value-type="date" office:date-value="2025-09-15T10:25:00" table:style-name="ce14">
            <text:p>9/15/25 10:25 AM</text:p>
          </table:table-cell>
          <table:table-cell office:value-type="date" office:date-value="2025-09-15T11:26:02" table:style-name="ce14">
            <text:p>9/15/25 11:26 AM</text:p>
          </table:table-cell>
          <table:table-cell office:value-type="string" table:style-name="ce16">
            <text:p># - sent email to Kyle and Gokul requesting feedback.</text:p>
          </table:table-cell>
          <table:table-cell table:style-name="ce18"/>
          <table:table-cell table:number-columns-repeated="16375" table:style-name="ce1"/>
        </table:table-row>
        <table:table-row table:style-name="ro14" table:visibility="collapse">
          <table:table-cell office:value-type="float" office:value="933" table:formula="of:=[.A2769]" table:style-name="ce17">
            <text:p>933</text:p>
          </table:table-cell>
          <table:table-cell table:style-name="ce4"/>
          <table:table-cell office:value-type="string" table:style-name="ce4">
            <text:p>BILLED</text:p>
          </table:table-cell>
          <table:table-cell office:value-type="float" office:value="1.2258333333302289" table:formula="of:=IF(AND([.F2770] &lt;&gt; &quot;&quot;;[.G2770] &lt;&gt; &quot;&quot;);([.G2770]-[.F2770])*24;&quot;---&quot;)" table:style-name="ce4">
            <text:p>1.226</text:p>
          </table:table-cell>
          <table:table-cell office:value-type="string" table:style-name="ce25">
            <text:p>IDtoApptioTargetProcess</text:p>
          </table:table-cell>
          <table:table-cell office:value-type="date" office:date-value="2025-09-15T11:26:02" table:style-name="ce14">
            <text:p>9/15/25 11:26 AM</text:p>
          </table:table-cell>
          <table:table-cell office:value-type="date" office:date-value="2025-09-15T12:39:35" table:style-name="ce14">
            <text:p>9/15/25 12:39 PM</text:p>
          </table:table-cell>
          <table:table-cell office:value-type="string" table:style-name="ce16">
            <text:p>Worked on role removal deprovision use case for the IDtoApptioTargetProcess driver. Worked on implementing sync event support.</text:p>
          </table:table-cell>
          <table:table-cell table:style-name="ce18"/>
          <table:table-cell table:number-columns-repeated="16375" table:style-name="ce1"/>
        </table:table-row>
        <table:table-row table:style-name="ro14" table:visibility="collapse">
          <table:table-cell office:value-type="float" office:value="933" table:formula="of:=[.A2770]" table:style-name="ce40">
            <text:p>933</text:p>
          </table:table-cell>
          <table:table-cell table:style-name="ce41"/>
          <table:table-cell office:value-type="string" table:style-name="ce4">
            <text:p>BILLED</text:p>
          </table:table-cell>
          <table:table-cell office:value-type="float" office:value="0.65472222212702036" table:formula="of:=IF(AND([.F2771] &lt;&gt; &quot;&quot;;[.G2771] &lt;&gt; &quot;&quot;);([.G2771]-[.F2771])*24;&quot;---&quot;)" table:style-name="ce4">
            <text:p>0.655</text:p>
          </table:table-cell>
          <table:table-cell office:value-type="string" table:style-name="ce42">
            <text:p>FTO-walking</text:p>
          </table:table-cell>
          <table:table-cell office:value-type="date" office:date-value="2025-09-15T12:39:35" table:style-name="ce38">
            <text:p>9/15/25 12:39 PM</text:p>
          </table:table-cell>
          <table:table-cell office:value-type="date" office:date-value="2025-09-15T13:18:52" table:style-name="ce38">
            <text:p>9/15/25 01:18 PM</text:p>
          </table:table-cell>
          <table:table-cell office:value-type="string" table:style-name="ce43">
            <text:p>#</text:p>
          </table:table-cell>
          <table:table-cell table:style-name="ce44"/>
          <table:table-cell table:number-columns-repeated="16375" table:style-name="ce1"/>
        </table:table-row>
        <table:table-row table:style-name="ro14" table:visibility="collapse">
          <table:table-cell office:value-type="float" office:value="933" table:formula="of:=[.A2771]" table:style-name="ce40">
            <text:p>933</text:p>
          </table:table-cell>
          <table:table-cell table:style-name="ce41"/>
          <table:table-cell office:value-type="string" table:style-name="ce4">
            <text:p>BILLED</text:p>
          </table:table-cell>
          <table:table-cell office:value-type="float" office:value="0.62277777789859101" table:formula="of:=IF(AND([.F2772] &lt;&gt; &quot;&quot;;[.G2772] &lt;&gt; &quot;&quot;);([.G2772]-[.F2772])*24;&quot;---&quot;)" table:style-name="ce4">
            <text:p>0.623</text:p>
          </table:table-cell>
          <table:table-cell office:value-type="string" table:style-name="ce42">
            <text:p>lunch</text:p>
          </table:table-cell>
          <table:table-cell office:value-type="date" office:date-value="2025-09-15T13:18:52" table:style-name="ce38">
            <text:p>9/15/25 01:18 PM</text:p>
          </table:table-cell>
          <table:table-cell office:value-type="date" office:date-value="2025-09-15T13:56:14" table:style-name="ce38">
            <text:p>9/15/25 01:56 PM</text:p>
          </table:table-cell>
          <table:table-cell office:value-type="string" table:style-name="ce45">
            <text:p>#</text:p>
          </table:table-cell>
          <table:table-cell table:style-name="ce44"/>
          <table:table-cell table:number-columns-repeated="16375" table:style-name="ce1"/>
        </table:table-row>
        <table:table-row table:style-name="ro14" table:visibility="collapse">
          <table:table-cell office:value-type="float" office:value="933" table:formula="of:=[.A2772]" table:style-name="ce17">
            <text:p>933</text:p>
          </table:table-cell>
          <table:table-cell table:style-name="ce19"/>
          <table:table-cell office:value-type="string" table:style-name="ce4">
            <text:p>BILLED</text:p>
          </table:table-cell>
          <table:table-cell office:value-type="float" office:value="1.562777777784504" table:formula="of:=IF(AND([.F2773] &lt;&gt; &quot;&quot;;[.G2773] &lt;&gt; &quot;&quot;);([.G2773]-[.F2773])*24;&quot;---&quot;)" table:style-name="ce4">
            <text:p>1.563</text:p>
          </table:table-cell>
          <table:table-cell office:value-type="string" table:style-name="ce25">
            <text:p>IDtoAviobook</text:p>
          </table:table-cell>
          <table:table-cell office:value-type="date" office:date-value="2025-09-15T13:56:14" table:style-name="ce14">
            <text:p>9/15/25 01:56 PM</text:p>
          </table:table-cell>
          <table:table-cell office:value-type="date" office:date-value="2025-09-15T15:30:00" table:style-name="ce14">
            <text:p>9/15/25 03:30 PM</text:p>
          </table:table-cell>
          <table:table-cell office:value-type="string" table:style-name="ce22">
            <text:p>Worked on fixing build issues with the pipeline on IDtoAviobook.</text:p>
          </table:table-cell>
          <table:table-cell table:style-name="ce18"/>
          <table:table-cell table:number-columns-repeated="16375" table:style-name="ce1"/>
        </table:table-row>
        <table:table-row table:style-name="ro14" table:visibility="collapse">
          <table:table-cell office:value-type="float" office:value="933" table:formula="of:=[.A2773]" table:style-name="ce17">
            <text:p>933</text:p>
          </table:table-cell>
          <table:table-cell table:style-name="ce19"/>
          <table:table-cell office:value-type="string" table:style-name="ce4">
            <text:p>BILLED</text:p>
          </table:table-cell>
          <table:table-cell office:value-type="float" office:value="1.9930555555620231" table:formula="of:=IF(AND([.F2774] &lt;&gt; &quot;&quot;;[.G2774] &lt;&gt; &quot;&quot;);([.G2774]-[.F2774])*24;&quot;---&quot;)" table:style-name="ce4">
            <text:p>1.993</text:p>
          </table:table-cell>
          <table:table-cell office:value-type="string" table:style-name="ce25">
            <text:p>IDtoApptioTargetProcess</text:p>
          </table:table-cell>
          <table:table-cell office:value-type="date" office:date-value="2025-09-15T15:30:00" table:style-name="ce14">
            <text:p>9/15/25 03:30 PM</text:p>
          </table:table-cell>
          <table:table-cell office:value-type="date" office:date-value="2025-09-15T17:29:35" table:style-name="ce14">
            <text:p>9/15/25 05:29 PM</text:p>
          </table:table-cell>
          <table:table-cell office:value-type="string" table:style-name="ce21">
            <text:p># sync event is completed.</text:p>
          </table:table-cell>
          <table:table-cell table:style-name="ce18"/>
          <table:table-cell table:number-columns-repeated="16375" table:style-name="ce1"/>
        </table:table-row>
        <table:table-row table:style-name="ro14" table:visibility="collapse">
          <table:table-cell office:value-type="float" office:value="933" table:formula="of:=[.A2774]" table:style-name="ce17">
            <text:p>933</text:p>
          </table:table-cell>
          <table:table-cell table:style-name="ce4"/>
          <table:table-cell office:value-type="string" table:style-name="ce4">
            <text:p>BILLED</text:p>
          </table:table-cell>
          <table:table-cell office:value-type="float" office:value="0.1530555555364117" table:formula="of:=IF(AND([.F2775] &lt;&gt; &quot;&quot;;[.G2775] &lt;&gt; &quot;&quot;);([.G2775]-[.F2775])*24;&quot;---&quot;)" table:style-name="ce4">
            <text:p>0.153</text:p>
          </table:table-cell>
          <table:table-cell office:value-type="string" table:style-name="ce25">
            <text:p>IDtoApptioFrontDoor</text:p>
          </table:table-cell>
          <table:table-cell office:value-type="date" office:date-value="2025-09-15T17:29:35" table:style-name="ce14">
            <text:p>9/15/25 05:29 PM</text:p>
          </table:table-cell>
          <table:table-cell office:value-type="date" office:date-value="2025-09-15T17:38:46" table:style-name="ce14">
            <text:p>9/15/25 05:38 PM</text:p>
          </table:table-cell>
          <table:table-cell office:value-type="string" table:style-name="ce21">
            <office:annotation draw:style-name="a3" svg:x="10.5416666666667in" svg:y="10.75in" svg:width="1.5in" svg:height="0.791666666666667in">
              <dc:creator>Aaron Kynaston (Contractor)</dc:creator>
              <text:p><text:span text:style-name="T2">Aaron Kynaston (Contractor):</text:span><text:span text:style-name="T2"/></text:p>
              <text:p/>
            </office:annotation>
            <text:p>Worked on fixing a formatting issue in the IDtoApptioFrontDoor.</text:p>
          </table:table-cell>
          <table:table-cell office:value-type="string" table:style-name="ce18">
            <text:p>Confirming new editorconfigFormat gradle task works properly.</text:p>
          </table:table-cell>
          <table:table-cell table:number-columns-repeated="16375" table:style-name="ce1"/>
        </table:table-row>
        <table:table-row table:style-name="ro14" table:visibility="collapse">
          <table:table-cell office:value-type="float" office:value="933" table:formula="of:=[.A2775]" table:style-name="ce17">
            <text:p>933</text:p>
          </table:table-cell>
          <table:table-cell table:style-name="ce31"/>
          <table:table-cell table:style-name="ce4"/>
          <table:table-cell office:value-type="string" office:string-value="---" table:formula="of:=IF(AND([.F2776] &lt;&gt; &quot;&quot;;[.G2776] &lt;&gt; &quot;&quot;);([.G2776]-[.F2776])*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6]" table:style-name="ce17">
            <text:p>933</text:p>
          </table:table-cell>
          <table:table-cell table:style-name="ce19"/>
          <table:table-cell table:style-name="ce4"/>
          <table:table-cell office:value-type="string" office:string-value="---" table:formula="of:=IF(AND([.F2777] &lt;&gt; &quot;&quot;;[.G2777] &lt;&gt; &quot;&quot;);([.G2777]-[.F2777])*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7]" table:style-name="ce17">
            <text:p>933</text:p>
          </table:table-cell>
          <table:table-cell table:style-name="ce19"/>
          <table:table-cell table:style-name="ce4"/>
          <table:table-cell office:value-type="string" office:string-value="---" table:formula="of:=IF(AND([.F2778] &lt;&gt; &quot;&quot;;[.G2778] &lt;&gt; &quot;&quot;);([.G2778]-[.F2778])*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8]" table:style-name="ce17">
            <text:p>933</text:p>
          </table:table-cell>
          <table:table-cell table:style-name="ce19"/>
          <table:table-cell table:style-name="ce4"/>
          <table:table-cell office:value-type="string" office:string-value="---" table:formula="of:=IF(AND([.F2779] &lt;&gt; &quot;&quot;;[.G2779] &lt;&gt; &quot;&quot;);([.G2779]-[.F2779])*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79]" table:style-name="ce17">
            <text:p>933</text:p>
          </table:table-cell>
          <table:table-cell table:style-name="ce19"/>
          <table:table-cell table:style-name="ce4"/>
          <table:table-cell office:value-type="string" office:string-value="---" table:formula="of:=IF(AND([.F2780] &lt;&gt; &quot;&quot;;[.G2780] &lt;&gt; &quot;&quot;);([.G2780]-[.F2780])*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0]" table:style-name="ce17">
            <text:p>933</text:p>
          </table:table-cell>
          <table:table-cell table:style-name="ce19"/>
          <table:table-cell table:style-name="ce4"/>
          <table:table-cell office:value-type="string" office:string-value="---" table:formula="of:=IF(AND([.F2781] &lt;&gt; &quot;&quot;;[.G2781] &lt;&gt; &quot;&quot;);([.G2781]-[.F2781])*24;&quot;---&quot;)" table:style-name="ce4">
            <text:p>---</text:p>
          </table:table-cell>
          <table:table-cell table:style-name="ce20"/>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1]" table:style-name="ce17">
            <text:p>933</text:p>
          </table:table-cell>
          <table:table-cell table:style-name="ce19"/>
          <table:table-cell table:style-name="ce4"/>
          <table:table-cell office:value-type="string" office:string-value="---" table:formula="of:=IF(AND([.F2782] &lt;&gt; &quot;&quot;;[.G2782] &lt;&gt; &quot;&quot;);([.G2782]-[.F2782])*24;&quot;---&quot;)" table:style-name="ce4">
            <text:p>---</text:p>
          </table:table-cell>
          <table:table-cell table:style-name="ce25"/>
          <table:table-cell table:number-columns-repeated="2" table:style-name="ce14"/>
          <table:table-cell table:style-name="ce21"/>
          <table:table-cell table:style-name="ce18"/>
          <table:table-cell table:number-columns-repeated="16375" table:style-name="ce1"/>
        </table:table-row>
        <table:table-row table:style-name="ro14" table:visibility="collapse">
          <table:table-cell office:value-type="float" office:value="933" table:formula="of:=[.A2782]" table:style-name="ce17">
            <text:p>933</text:p>
          </table:table-cell>
          <table:table-cell table:style-name="ce19"/>
          <table:table-cell table:style-name="ce4"/>
          <table:table-cell office:value-type="string" office:string-value="---" table:formula="of:=IF(AND([.F2783] &lt;&gt; &quot;&quot;;[.G2783] &lt;&gt; &quot;&quot;);([.G2783]-[.F2783])*24;&quot;---&quot;)" table:style-name="ce4">
            <text:p>---</text:p>
          </table:table-cell>
          <table:table-cell table:style-name="ce25"/>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3]" table:style-name="ce17">
            <text:p>933</text:p>
          </table:table-cell>
          <table:table-cell table:style-name="ce19"/>
          <table:table-cell table:style-name="ce4"/>
          <table:table-cell office:value-type="string" office:string-value="---" table:formula="of:=IF(AND([.F2784] &lt;&gt; &quot;&quot;;[.G2784] &lt;&gt; &quot;&quot;);([.G2784]-[.F278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4]" table:style-name="ce17">
            <text:p>933</text:p>
          </table:table-cell>
          <table:table-cell table:style-name="ce19"/>
          <table:table-cell table:style-name="ce4"/>
          <table:table-cell office:value-type="string" office:string-value="---" table:formula="of:=IF(AND([.F2785] &lt;&gt; &quot;&quot;;[.G2785] &lt;&gt; &quot;&quot;);([.G2785]-[.F278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5]" table:style-name="ce17">
            <text:p>933</text:p>
          </table:table-cell>
          <table:table-cell table:style-name="ce19"/>
          <table:table-cell table:style-name="ce4"/>
          <table:table-cell office:value-type="string" office:string-value="---" table:formula="of:=IF(AND([.F2786] &lt;&gt; &quot;&quot;;[.G2786] &lt;&gt; &quot;&quot;);([.G2786]-[.F278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6]" table:style-name="ce17">
            <text:p>933</text:p>
          </table:table-cell>
          <table:table-cell table:style-name="ce19"/>
          <table:table-cell table:style-name="ce4"/>
          <table:table-cell office:value-type="string" office:string-value="---" table:formula="of:=IF(AND([.F2787] &lt;&gt; &quot;&quot;;[.G2787] &lt;&gt; &quot;&quot;);([.G2787]-[.F278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787]" table:style-name="ce17">
            <text:p>933</text:p>
          </table:table-cell>
          <table:table-cell table:style-name="ce19"/>
          <table:table-cell table:style-name="ce4"/>
          <table:table-cell office:value-type="string" office:string-value="---" table:formula="of:=IF(AND([.F2788] &lt;&gt; &quot;&quot;;[.G2788] &lt;&gt; &quot;&quot;);([.G2788]-[.F278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788]" table:style-name="ce17">
            <text:p>933</text:p>
          </table:table-cell>
          <table:table-cell office:value-type="float" office:value="7.5" table:formula="of:=COM.MICROSOFT.CEILING([.C2789];0.25)" table:style-name="ce19">
            <text:p>7.500</text:p>
          </table:table-cell>
          <table:table-cell office:value-type="float" office:value="7.3299999998998828" table:formula="of:=SUM([.D2789:.D2809])" table:style-name="ce4">
            <text:p>7.330</text:p>
          </table:table-cell>
          <table:table-cell office:value-type="string" office:string-value="---" table:formula="of:=IF(AND([.F2789] &lt;&gt; &quot;&quot;;[.G2789] &lt;&gt; &quot;&quot;);([.G2789]-[.F2789])*24;&quot;---&quot;)" table:style-name="ce4">
            <text:p>---</text:p>
          </table:table-cell>
          <table:table-cell office:value-type="date" office:date-value="2025-09-16T00:00:00" table:style-name="ce20">
            <text:p>16-Sep</text:p>
          </table:table-cell>
          <table:table-cell office:value-type="string" table:style-name="ce38">
            <text:p>HAS fto</text:p>
          </table:table-cell>
          <table:table-cell table:style-name="ce14"/>
          <table:table-cell table:style-name="ce13"/>
          <table:table-cell table:style-name="ce15"/>
          <table:table-cell table:number-columns-repeated="16375" table:style-name="ce1"/>
        </table:table-row>
        <table:table-row table:style-name="ro14" table:visibility="collapse">
          <table:table-cell office:value-type="float" office:value="933" table:formula="of:=[.A2789]" table:style-name="ce17">
            <text:p>933</text:p>
          </table:table-cell>
          <table:table-cell table:style-name="ce19"/>
          <table:table-cell office:value-type="string" table:style-name="ce4">
            <text:p>BILLED</text:p>
          </table:table-cell>
          <table:table-cell office:value-type="float" office:value="0.24999999994179234" table:formula="of:=IF(AND([.F2790] &lt;&gt; &quot;&quot;;[.G2790] &lt;&gt; &quot;&quot;);([.G2790]-[.F2790])*24;&quot;---&quot;)" table:style-name="ce4">
            <text:p>0.250</text:p>
          </table:table-cell>
          <table:table-cell office:value-type="string" table:style-name="ce25">
            <text:p>IDtoApptioTargetProcess</text:p>
          </table:table-cell>
          <table:table-cell office:value-type="date" office:date-value="2025-09-16T08:15:00" table:style-name="ce14">
            <text:p>9/16/25 08:15 AM</text:p>
          </table:table-cell>
          <table:table-cell office:value-type="date" office:date-value="2025-09-16T08:30:00" table:style-name="ce14">
            <text:p>9/16/25 08:30 AM</text:p>
          </table:table-cell>
          <table:table-cell office:value-type="string" table:style-name="ce21">
            <text:p>Worked on QA deploy for IDtoApptioTargetProcess. Worked on the initial migration tool for the Apptio drivers.</text:p>
          </table:table-cell>
          <table:table-cell table:style-name="ce15"/>
          <table:table-cell table:number-columns-repeated="16375" table:style-name="ce1"/>
        </table:table-row>
        <table:table-row table:style-name="ro14" table:visibility="collapse">
          <table:table-cell office:value-type="float" office:value="933" table:formula="of:=[.A2790]" table:style-name="ce17">
            <text:p>933</text:p>
          </table:table-cell>
          <table:table-cell table:style-name="ce4"/>
          <table:table-cell office:value-type="string" table:style-name="ce4">
            <text:p>BILLED</text:p>
          </table:table-cell>
          <table:table-cell office:value-type="float" office:value="0.24972222227370366" table:formula="of:=IF(AND([.F2791] &lt;&gt; &quot;&quot;;[.G2791] &lt;&gt; &quot;&quot;);([.G2791]-[.F2791])*24;&quot;---&quot;)" table:style-name="ce4">
            <text:p>0.250</text:p>
          </table:table-cell>
          <table:table-cell office:value-type="string" table:style-name="ce20">
            <text:p>mtg-daily</text:p>
          </table:table-cell>
          <table:table-cell office:value-type="date" office:date-value="2025-09-16T08:30:00" table:style-name="ce14">
            <text:p>9/16/25 08:30 AM</text:p>
          </table:table-cell>
          <table:table-cell office:value-type="date" office:date-value="2025-09-16T08:44:59" table:style-name="ce14">
            <text:p>9/16/25 08:44 AM</text:p>
          </table:table-cell>
          <table:table-cell office:value-type="string" table:style-name="ce20">
            <text:p>Daily meetings with the team.</text:p>
          </table:table-cell>
          <table:table-cell table:style-name="ce18"/>
          <table:table-cell table:number-columns-repeated="16375" table:style-name="ce1"/>
        </table:table-row>
        <table:table-row table:style-name="ro14" table:visibility="collapse">
          <table:table-cell office:value-type="float" office:value="933" table:formula="of:=[.A2791]" table:style-name="ce17">
            <text:p>933</text:p>
          </table:table-cell>
          <table:table-cell table:style-name="ce19"/>
          <table:table-cell office:value-type="string" table:style-name="ce4">
            <text:p>BILLED</text:p>
          </table:table-cell>
          <table:table-cell office:value-type="float" office:value="0.33638888894347474" table:formula="of:=IF(AND([.F2792] &lt;&gt; &quot;&quot;;[.G2792] &lt;&gt; &quot;&quot;);([.G2792]-[.F2792])*24;&quot;---&quot;)" table:style-name="ce4">
            <text:p>0.336</text:p>
          </table:table-cell>
          <table:table-cell office:value-type="string" table:style-name="ce25">
            <text:p>IDtoApptioTargetProcess</text:p>
          </table:table-cell>
          <table:table-cell office:value-type="date" office:date-value="2025-09-16T08:44:59" table:style-name="ce14">
            <text:p>9/16/25 08:44 AM</text:p>
          </table:table-cell>
          <table:table-cell office:value-type="date" office:date-value="2025-09-16T09:05:10" table:style-name="ce14">
            <text:p>9/16/25 09:05 AM</text:p>
          </table:table-cell>
          <table:table-cell office:value-type="string" table:style-name="ce21">
            <text:p>Sent mrs for apptio drivers.</text:p>
          </table:table-cell>
          <table:table-cell table:style-name="ce18"/>
          <table:table-cell table:number-columns-repeated="16375" table:style-name="ce1"/>
        </table:table-row>
        <table:table-row table:style-name="ro14" table:visibility="collapse">
          <table:table-cell office:value-type="float" office:value="933" table:formula="of:=[.A2792]" table:style-name="ce17">
            <text:p>933</text:p>
          </table:table-cell>
          <table:table-cell office:value-type="string" table:style-name="ce19">
            <text:p>dmv with wife</text:p>
          </table:table-cell>
          <table:table-cell office:value-type="string" table:style-name="ce4">
            <text:p>BILLED</text:p>
          </table:table-cell>
          <table:table-cell office:value-type="float" office:value="1.028333333262708" table:formula="of:=IF(AND([.F2793] &lt;&gt; &quot;&quot;;[.G2793] &lt;&gt; &quot;&quot;);([.G2793]-[.F2793])*24;&quot;---&quot;)" table:style-name="ce4">
            <text:p>1.028</text:p>
          </table:table-cell>
          <table:table-cell office:value-type="string" table:style-name="ce25">
            <text:p>IDtoApptioTargetProcess</text:p>
          </table:table-cell>
          <table:table-cell office:value-type="date" office:date-value="2025-09-16T11:25:33" table:style-name="ce14">
            <text:p>9/16/25 11:25 AM</text:p>
          </table:table-cell>
          <table:table-cell office:value-type="date" office:date-value="2025-09-16T12:27:15" table:style-name="ce14">
            <text:p>9/16/25 1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3]" table:style-name="ce17">
            <text:p>933</text:p>
          </table:table-cell>
          <table:table-cell table:style-name="ce19"/>
          <table:table-cell office:value-type="string" table:style-name="ce4">
            <text:p>BILLED</text:p>
          </table:table-cell>
          <table:table-cell office:value-type="float" office:value="0.42055555555270985" table:formula="of:=IF(AND([.F2794] &lt;&gt; &quot;&quot;;[.G2794] &lt;&gt; &quot;&quot;);([.G2794]-[.F2794])*24;&quot;---&quot;)" table:style-name="ce4">
            <text:p>0.421</text:p>
          </table:table-cell>
          <table:table-cell office:value-type="string" table:style-name="ce25">
            <text:p>IDtoAviobook</text:p>
          </table:table-cell>
          <table:table-cell office:value-type="date" office:date-value="2025-09-16T12:27:15" table:style-name="ce14">
            <text:p>9/16/25 12:27 PM</text:p>
          </table:table-cell>
          <table:table-cell office:value-type="date" office:date-value="2025-09-16T12:52:29" table:style-name="ce14">
            <text:p>9/16/25 12:52 PM</text:p>
          </table:table-cell>
          <table:table-cell office:value-type="string" table:style-name="ce26">
            <text:p>Worked to resolve a user that wasn't unarchived properly for IDtoAviobook.</text:p>
          </table:table-cell>
          <table:table-cell table:style-name="ce18"/>
          <table:table-cell table:number-columns-repeated="16375" table:style-name="ce1"/>
        </table:table-row>
        <table:table-row table:style-name="ro14" table:visibility="collapse">
          <table:table-cell office:value-type="float" office:value="933" table:formula="of:=[.A2794]" table:style-name="ce17">
            <text:p>933</text:p>
          </table:table-cell>
          <table:table-cell table:style-name="ce19"/>
          <table:table-cell office:value-type="string" table:style-name="ce4">
            <text:p>BILLED</text:p>
          </table:table-cell>
          <table:table-cell office:value-type="float" office:value="0.63111111108446494" table:formula="of:=IF(AND([.F2795] &lt;&gt; &quot;&quot;;[.G2795] &lt;&gt; &quot;&quot;);([.G2795]-[.F2795])*24;&quot;---&quot;)" table:style-name="ce4">
            <text:p>0.631</text:p>
          </table:table-cell>
          <table:table-cell office:value-type="string" table:style-name="ce25">
            <text:p>IDtoAviobook</text:p>
          </table:table-cell>
          <table:table-cell office:value-type="date" office:date-value="2025-09-16T12:52:29" table:style-name="ce14">
            <text:p>9/16/25 12:52 PM</text:p>
          </table:table-cell>
          <table:table-cell office:value-type="date" office:date-value="2025-09-16T13:30:21" table:style-name="ce14">
            <text:p>9/16/25 01:30 PM</text:p>
          </table:table-cell>
          <table:table-cell office:value-type="string" table:style-name="ce13">
            <text:p>#found query to identify users, waiting for Chichi</text:p>
          </table:table-cell>
          <table:table-cell table:style-name="ce18"/>
          <table:table-cell table:number-columns-repeated="16375" table:style-name="ce1"/>
        </table:table-row>
        <table:table-row table:style-name="ro14" table:visibility="collapse">
          <table:table-cell office:value-type="float" office:value="933" table:formula="of:=[.A2795]" table:style-name="ce17">
            <text:p>933</text:p>
          </table:table-cell>
          <table:table-cell table:style-name="ce19"/>
          <table:table-cell office:value-type="string" table:style-name="ce4">
            <text:p>BILLED</text:p>
          </table:table-cell>
          <table:table-cell office:value-type="float" office:value="0.69694444444030523" table:formula="of:=IF(AND([.F2796] &lt;&gt; &quot;&quot;;[.G2796] &lt;&gt; &quot;&quot;);([.G2796]-[.F2796])*24;&quot;---&quot;)" table:style-name="ce4">
            <text:p>0.697</text:p>
          </table:table-cell>
          <table:table-cell office:value-type="string" table:style-name="ce25">
            <text:p>IDtoApptioTargetProcess</text:p>
          </table:table-cell>
          <table:table-cell office:value-type="date" office:date-value="2025-09-16T13:18:11" table:style-name="ce14">
            <text:p>9/16/25 01:18 PM</text:p>
          </table:table-cell>
          <table:table-cell office:value-type="date" office:date-value="2025-09-16T14:00:00" table:style-name="ce14">
            <text:p>9/16/25 02:00 PM</text:p>
          </table:table-cell>
          <table:table-cell office:value-type="string" table:style-name="ce13">
            <text:p>Worked on Initial migration code for IDtoApptioTargetProcess driver.</text:p>
          </table:table-cell>
          <table:table-cell table:style-name="ce18"/>
          <table:table-cell table:number-columns-repeated="16375" table:style-name="ce1"/>
        </table:table-row>
        <table:table-row table:style-name="ro14" table:visibility="collapse">
          <table:table-cell office:value-type="float" office:value="933" table:formula="of:=[.A2796]" table:style-name="ce17">
            <text:p>933</text:p>
          </table:table-cell>
          <table:table-cell table:style-name="ce19"/>
          <table:table-cell office:value-type="string" table:style-name="ce4">
            <text:p>BILLED</text:p>
          </table:table-cell>
          <table:table-cell office:value-type="float" office:value="0.27777777775190771" table:formula="of:=IF(AND([.F2797] &lt;&gt; &quot;&quot;;[.G2797] &lt;&gt; &quot;&quot;);([.G2797]-[.F2797])*24;&quot;---&quot;)" table:style-name="ce4">
            <text:p>0.278</text:p>
          </table:table-cell>
          <table:table-cell office:value-type="string" table:style-name="ce13">
            <text:p>mtg-backlog</text:p>
          </table:table-cell>
          <table:table-cell office:value-type="date" office:date-value="2025-09-16T14:00:00" table:style-name="ce14">
            <text:p>9/16/25 02:00 PM</text:p>
          </table:table-cell>
          <table:table-cell office:value-type="date" office:date-value="2025-09-16T14:16:40" table:style-name="ce14">
            <text:p>9/16/25 02:16 PM</text:p>
          </table:table-cell>
          <table:table-cell office:value-type="string" table:style-name="ce13">
            <text:p>#</text:p>
          </table:table-cell>
          <table:table-cell table:style-name="ce15"/>
          <table:table-cell table:number-columns-repeated="16375" table:style-name="ce1"/>
        </table:table-row>
        <table:table-row table:style-name="ro14" table:visibility="collapse">
          <table:table-cell office:value-type="float" office:value="933" table:formula="of:=[.A2797]" table:style-name="ce17">
            <text:p>933</text:p>
          </table:table-cell>
          <table:table-cell table:style-name="ce19"/>
          <table:table-cell office:value-type="string" table:style-name="ce4">
            <text:p>BILLED</text:p>
          </table:table-cell>
          <table:table-cell office:value-type="float" office:value="0.17694444442167878" table:formula="of:=IF(AND([.F2798] &lt;&gt; &quot;&quot;;[.G2798] &lt;&gt; &quot;&quot;);([.G2798]-[.F2798])*24;&quot;---&quot;)" table:style-name="ce4">
            <text:p>0.177</text:p>
          </table:table-cell>
          <table:table-cell office:value-type="string" table:style-name="ce25">
            <text:p>IDtoApptioTargetProcess</text:p>
          </table:table-cell>
          <table:table-cell office:value-type="date" office:date-value="2025-09-16T14:16:40" table:style-name="ce14">
            <text:p>9/16/25 02:16 PM</text:p>
          </table:table-cell>
          <table:table-cell office:value-type="date" office:date-value="2025-09-16T14:27:17" table:style-name="ce14">
            <text:p>9/16/25 02:27 PM</text:p>
          </table:table-cell>
          <table:table-cell office:value-type="string" table:style-name="ce13">
            <text:p>#</text:p>
          </table:table-cell>
          <table:table-cell table:style-name="ce18"/>
          <table:table-cell table:number-columns-repeated="16375" table:style-name="ce1"/>
        </table:table-row>
        <table:table-row table:style-name="ro14" table:visibility="collapse">
          <table:table-cell office:value-type="float" office:value="933" table:formula="of:=[.A2798]" table:style-name="ce40">
            <text:p>933</text:p>
          </table:table-cell>
          <table:table-cell table:style-name="ce33"/>
          <table:table-cell office:value-type="string" table:style-name="ce4">
            <text:p>BILLED</text:p>
          </table:table-cell>
          <table:table-cell office:value-type="float" office:value="1.1144444444216788" table:formula="of:=IF(AND([.F2799] &lt;&gt; &quot;&quot;;[.G2799] &lt;&gt; &quot;&quot;);([.G2799]-[.F2799])*24;&quot;---&quot;)" table:style-name="ce4">
            <text:p>1.114</text:p>
          </table:table-cell>
          <table:table-cell office:value-type="string" table:style-name="ce42">
            <text:p>FTO -Walk/lunch</text:p>
          </table:table-cell>
          <table:table-cell office:value-type="date" office:date-value="2025-09-16T14:27:17" table:style-name="ce38">
            <text:p>9/16/25 02:27 PM</text:p>
          </table:table-cell>
          <table:table-cell office:value-type="date" office:date-value="2025-09-16T15:34:09" table:style-name="ce38">
            <text:p>9/16/25 03:34 PM</text:p>
          </table:table-cell>
          <table:table-cell office:value-type="string" table:style-name="ce46">
            <text:p>#</text:p>
          </table:table-cell>
          <table:table-cell table:style-name="ce44"/>
          <table:table-cell table:number-columns-repeated="16375" table:style-name="ce1"/>
        </table:table-row>
        <table:table-row table:style-name="ro14" table:visibility="collapse">
          <table:table-cell office:value-type="float" office:value="933" table:formula="of:=[.A2799]" table:style-name="ce17">
            <text:p>933</text:p>
          </table:table-cell>
          <table:table-cell table:style-name="ce19"/>
          <table:table-cell office:value-type="string" table:style-name="ce4">
            <text:p>BILLED</text:p>
          </table:table-cell>
          <table:table-cell office:value-type="float" office:value="0.83777777786599472" table:formula="of:=IF(AND([.F2800] &lt;&gt; &quot;&quot;;[.G2800] &lt;&gt; &quot;&quot;);([.G2800]-[.F2800])*24;&quot;---&quot;)" table:style-name="ce4">
            <text:p>0.838</text:p>
          </table:table-cell>
          <table:table-cell office:value-type="string" table:style-name="ce25">
            <text:p>IDtoApptioTargetProcess</text:p>
          </table:table-cell>
          <table:table-cell office:value-type="date" office:date-value="2025-09-16T15:34:09" table:style-name="ce38">
            <text:p>9/16/25 03:34 PM</text:p>
          </table:table-cell>
          <table:table-cell office:value-type="date" office:date-value="2025-09-16T16:24:25" table:style-name="ce14">
            <text:p>9/16/25 04:24 PM</text:p>
          </table:table-cell>
          <table:table-cell office:value-type="string" table:style-name="ce13">
            <text:p>#init mig . .</text:p>
          </table:table-cell>
          <table:table-cell table:style-name="ce18"/>
          <table:table-cell table:number-columns-repeated="16375" table:style-name="ce1"/>
        </table:table-row>
        <table:table-row table:style-name="ro14" table:visibility="collapse">
          <table:table-cell office:value-type="float" office:value="933" table:formula="of:=[.A2800]" table:style-name="ce17">
            <text:p>933</text:p>
          </table:table-cell>
          <table:table-cell table:style-name="ce19"/>
          <table:table-cell office:value-type="string" table:style-name="ce4">
            <text:p>BILLED</text:p>
          </table:table-cell>
          <table:table-cell office:value-type="float" office:value="0.29888888873392716" table:formula="of:=IF(AND([.F2801] &lt;&gt; &quot;&quot;;[.G2801] &lt;&gt; &quot;&quot;);([.G2801]-[.F2801])*24;&quot;---&quot;)" table:style-name="ce4">
            <text:p>0.299</text:p>
          </table:table-cell>
          <table:table-cell office:value-type="string" table:style-name="ce20">
            <text:p>IDtoEmployeeSvc</text:p>
          </table:table-cell>
          <table:table-cell office:value-type="date" office:date-value="2025-09-16T16:24:25" table:style-name="ce14">
            <text:p>9/16/25 04:24 PM</text:p>
          </table:table-cell>
          <table:table-cell office:value-type="date" office:date-value="2025-09-16T16:42:21" table:style-name="ce14">
            <text:p>9/16/25 04:42 PM</text:p>
          </table:table-cell>
          <table:table-cell office:value-type="string" table:style-name="ce13">
            <text:p>Worked on resolving portal user error in IDtoEmployeeSvc.</text:p>
          </table:table-cell>
          <table:table-cell table:style-name="ce18"/>
          <table:table-cell table:number-columns-repeated="16375" table:style-name="ce1"/>
        </table:table-row>
        <table:table-row table:style-name="ro14" table:visibility="collapse">
          <table:table-cell office:value-type="float" office:value="933" table:formula="of:=[.A2801]" table:style-name="ce17">
            <text:p>933</text:p>
          </table:table-cell>
          <table:table-cell table:style-name="ce19"/>
          <table:table-cell office:value-type="string" table:style-name="ce4">
            <text:p>BILLED</text:p>
          </table:table-cell>
          <table:table-cell office:value-type="float" office:value="1.0111111112055369" table:formula="of:=IF(AND([.F2802] &lt;&gt; &quot;&quot;;[.G2802] &lt;&gt; &quot;&quot;);([.G2802]-[.F2802])*24;&quot;---&quot;)" table:style-name="ce4">
            <text:p>1.011</text:p>
          </table:table-cell>
          <table:table-cell office:value-type="string" table:style-name="ce20">
            <text:p>Support</text:p>
          </table:table-cell>
          <table:table-cell office:value-type="date" office:date-value="2025-09-16T16:42:21" table:style-name="ce14">
            <text:p>9/16/25 04:42 PM</text:p>
          </table:table-cell>
          <table:table-cell office:value-type="date" office:date-value="2025-09-16T17:43:01" table:style-name="ce14">
            <text:p>9/16/25 05:43 PM</text:p>
          </table:table-cell>
          <table:table-cell office:value-type="string" table:style-name="ce20">
            <text:p>Worked on AI training required for the EE team.</text:p>
          </table:table-cell>
          <table:table-cell table:style-name="ce18"/>
          <table:table-cell table:number-columns-repeated="16375" table:style-name="ce1"/>
        </table:table-row>
        <table:table-row table:style-name="ro14" table:visibility="collapse">
          <table:table-cell office:value-type="float" office:value="933" table:formula="of:=[.A2802]" table:style-name="ce17">
            <text:p>933</text:p>
          </table:table-cell>
          <table:table-cell table:style-name="ce19"/>
          <table:table-cell table:style-name="ce4"/>
          <table:table-cell office:value-type="string" office:string-value="---" table:formula="of:=IF(AND([.F2803] &lt;&gt; &quot;&quot;;[.G2803] &lt;&gt; &quot;&quot;);([.G2803]-[.F280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3]" table:style-name="ce17">
            <text:p>933</text:p>
          </table:table-cell>
          <table:table-cell table:style-name="ce19"/>
          <table:table-cell table:style-name="ce4"/>
          <table:table-cell office:value-type="string" office:string-value="---" table:formula="of:=IF(AND([.F2804] &lt;&gt; &quot;&quot;;[.G2804] &lt;&gt; &quot;&quot;);([.G2804]-[.F2804])*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4]" table:style-name="ce17">
            <text:p>933</text:p>
          </table:table-cell>
          <table:table-cell table:style-name="ce19"/>
          <table:table-cell table:style-name="ce4"/>
          <table:table-cell office:value-type="string" office:string-value="---" table:formula="of:=IF(AND([.F2805] &lt;&gt; &quot;&quot;;[.G2805] &lt;&gt; &quot;&quot;);([.G2805]-[.F2805])*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5]" table:style-name="ce17">
            <text:p>933</text:p>
          </table:table-cell>
          <table:table-cell table:style-name="ce19"/>
          <table:table-cell table:style-name="ce4"/>
          <table:table-cell office:value-type="string" office:string-value="---" table:formula="of:=IF(AND([.F2806] &lt;&gt; &quot;&quot;;[.G2806] &lt;&gt; &quot;&quot;);([.G2806]-[.F280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6]" table:style-name="ce17">
            <text:p>933</text:p>
          </table:table-cell>
          <table:table-cell table:style-name="ce19"/>
          <table:table-cell table:style-name="ce4"/>
          <table:table-cell office:value-type="string" office:string-value="---" table:formula="of:=IF(AND([.F2807] &lt;&gt; &quot;&quot;;[.G2807] &lt;&gt; &quot;&quot;);([.G2807]-[.F2807])*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7]" table:style-name="ce17">
            <text:p>933</text:p>
          </table:table-cell>
          <table:table-cell table:style-name="ce19"/>
          <table:table-cell table:style-name="ce4"/>
          <table:table-cell office:value-type="string" office:string-value="---" table:formula="of:=IF(AND([.F2808] &lt;&gt; &quot;&quot;;[.G2808] &lt;&gt; &quot;&quot;);([.G2808]-[.F2808])*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visibility="collapse">
          <table:table-cell office:value-type="float" office:value="933" table:formula="of:=[.A2808]" table:style-name="ce17">
            <text:p>933</text:p>
          </table:table-cell>
          <table:table-cell table:style-name="ce19"/>
          <table:table-cell table:style-name="ce4"/>
          <table:table-cell office:value-type="string" office:string-value="---" table:formula="of:=IF(AND([.F2809] &lt;&gt; &quot;&quot;;[.G2809] &lt;&gt; &quot;&quot;);([.G2809]-[.F2809])*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09]" table:style-name="ce17">
            <text:p>933</text:p>
          </table:table-cell>
          <table:table-cell office:value-type="float" office:value="8.25" table:formula="of:=COM.MICROSOFT.CEILING([.C2810];0.25)" table:style-name="ce19">
            <text:p>8.250</text:p>
          </table:table-cell>
          <table:table-cell office:value-type="float" office:value="8.1730555553804152" table:formula="of:=SUM([.D2810:.D2829])" table:style-name="ce4">
            <text:p>8.173</text:p>
          </table:table-cell>
          <table:table-cell office:value-type="string" office:string-value="---" table:formula="of:=IF(AND([.F2810] &lt;&gt; &quot;&quot;;[.G2810] &lt;&gt; &quot;&quot;);([.G2810]-[.F2810])*24;&quot;---&quot;)" table:style-name="ce4">
            <text:p>---</text:p>
          </table:table-cell>
          <table:table-cell office:value-type="date" office:date-value="2025-09-17T00:00:00" table:style-name="ce20">
            <text:p>17-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10]" table:style-name="ce17">
            <text:p>933</text:p>
          </table:table-cell>
          <table:table-cell table:style-name="ce19"/>
          <table:table-cell office:value-type="string" table:style-name="ce4">
            <text:p>BILLED</text:p>
          </table:table-cell>
          <table:table-cell office:value-type="float" office:value="0.30249999999068677" table:formula="of:=IF(AND([.F2811] &lt;&gt; &quot;&quot;;[.G2811] &lt;&gt; &quot;&quot;);([.G2811]-[.F2811])*24;&quot;---&quot;)" table:style-name="ce4">
            <text:p>0.302</text:p>
          </table:table-cell>
          <table:table-cell office:value-type="string" table:style-name="ce21">
            <text:p>Gittraining</text:p>
          </table:table-cell>
          <table:table-cell office:value-type="date" office:date-value="2025-09-17T08:10:00" table:style-name="ce14">
            <text:p>9/17/25 08:10 AM</text:p>
          </table:table-cell>
          <table:table-cell office:value-type="date" office:date-value="2025-09-17T08:28:09" table:style-name="ce14">
            <text:p>9/17/25 08:28 AM</text:p>
          </table:table-cell>
          <table:table-cell office:value-type="string" table:style-name="ce13">
            <text:p>Working on producing conflicting rebases for the git training. Conversations afterward discussing the best ways to catch up with a remote.</text:p>
          </table:table-cell>
          <table:table-cell table:style-name="ce23"/>
          <table:table-cell table:number-columns-repeated="16375" table:style-name="ce1"/>
        </table:table-row>
        <table:table-row table:style-name="ro14">
          <table:table-cell office:value-type="float" office:value="933" table:formula="of:=[.A2811]" table:style-name="ce17">
            <text:p>933</text:p>
          </table:table-cell>
          <table:table-cell table:style-name="ce19"/>
          <table:table-cell office:value-type="string" table:style-name="ce4">
            <text:p>BILLED</text:p>
          </table:table-cell>
          <table:table-cell office:value-type="float" office:value="0.28083333332324401" table:formula="of:=IF(AND([.F2812] &lt;&gt; &quot;&quot;;[.G2812] &lt;&gt; &quot;&quot;);([.G2812]-[.F2812])*24;&quot;---&quot;)" table:style-name="ce4">
            <text:p>0.281</text:p>
          </table:table-cell>
          <table:table-cell office:value-type="string" table:style-name="ce21">
            <text:p>Mtg-daily</text:p>
          </table:table-cell>
          <table:table-cell office:value-type="date" office:date-value="2025-09-17T08:28:09" table:style-name="ce14">
            <text:p>9/17/25 08:28 AM</text:p>
          </table:table-cell>
          <table:table-cell office:value-type="date" office:date-value="2025-09-17T08:45:00" table:style-name="ce14">
            <text:p>9/17/25 08:45 AM</text:p>
          </table:table-cell>
          <table:table-cell office:value-type="string" table:style-name="ce13">
            <text:p>Daily meetings with the team. EE/IGA sync up.</text:p>
          </table:table-cell>
          <table:table-cell table:style-name="ce23"/>
          <table:table-cell table:number-columns-repeated="16375" table:style-name="ce1"/>
        </table:table-row>
        <table:table-row table:style-name="ro14">
          <table:table-cell office:value-type="float" office:value="933" table:formula="of:=[.A2812]" table:style-name="ce17">
            <text:p>933</text:p>
          </table:table-cell>
          <table:table-cell table:style-name="ce19"/>
          <table:table-cell office:value-type="string" table:style-name="ce4">
            <text:p>BILLED</text:p>
          </table:table-cell>
          <table:table-cell office:value-type="float" office:value="0.5166666666045785" table:formula="of:=IF(AND([.F2813] &lt;&gt; &quot;&quot;;[.G2813] &lt;&gt; &quot;&quot;);([.G2813]-[.F2813])*24;&quot;---&quot;)" table:style-name="ce4">
            <text:p>0.517</text:p>
          </table:table-cell>
          <table:table-cell office:value-type="string" table:style-name="ce21">
            <text:p>mtg-ee</text:p>
          </table:table-cell>
          <table:table-cell office:value-type="date" office:date-value="2025-09-17T09:30:00" table:style-name="ce14">
            <text:p>9/17/25 09:30 AM</text:p>
          </table:table-cell>
          <table:table-cell office:value-type="date" office:date-value="2025-09-17T10:01:00" table:style-name="ce14">
            <text:p>9/17/25 10:01 A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3]" table:style-name="ce17">
            <text:p>933</text:p>
          </table:table-cell>
          <table:table-cell table:style-name="ce19"/>
          <table:table-cell office:value-type="string" table:style-name="ce4">
            <text:p>BILLED</text:p>
          </table:table-cell>
          <table:table-cell office:value-type="float" office:value="1.0186111110378988" table:formula="of:=IF(AND([.F2814] &lt;&gt; &quot;&quot;;[.G2814] &lt;&gt; &quot;&quot;);([.G2814]-[.F2814])*24;&quot;---&quot;)" table:style-name="ce4">
            <text:p>1.019</text:p>
          </table:table-cell>
          <table:table-cell office:value-type="string" table:style-name="ce25">
            <text:p>ee/iga</text:p>
          </table:table-cell>
          <table:table-cell office:value-type="date" office:date-value="2025-09-17T10:01:00" table:style-name="ce14">
            <text:p>9/17/25 10:01 AM</text:p>
          </table:table-cell>
          <table:table-cell office:value-type="date" office:date-value="2025-09-17T11:02:07" table:style-name="ce14">
            <text:p>9/17/25 11:02 AM</text:p>
          </table:table-cell>
          <table:table-cell office:value-type="string" table:style-name="ce21">
            <text:p>#</text:p>
          </table:table-cell>
          <table:table-cell table:style-name="ce23"/>
          <table:table-cell table:number-columns-repeated="16375" table:style-name="ce1"/>
        </table:table-row>
        <table:table-row table:style-name="ro14">
          <table:table-cell office:value-type="float" office:value="933" table:formula="of:=[.A2814]" table:style-name="ce17">
            <text:p>933</text:p>
          </table:table-cell>
          <table:table-cell table:style-name="ce19"/>
          <table:table-cell office:value-type="string" table:style-name="ce4">
            <text:p>BILLED</text:p>
          </table:table-cell>
          <table:table-cell office:value-type="float" office:value="0.73916666675359011" table:formula="of:=IF(AND([.F2815] &lt;&gt; &quot;&quot;;[.G2815] &lt;&gt; &quot;&quot;);([.G2815]-[.F2815])*24;&quot;---&quot;)" table:style-name="ce4">
            <text:p>0.739</text:p>
          </table:table-cell>
          <table:table-cell office:value-type="string" table:style-name="ce21">
            <text:p>IDtoEmployeeSvc</text:p>
          </table:table-cell>
          <table:table-cell office:value-type="date" office:date-value="2025-09-17T11:02:07" table:style-name="ce14">
            <text:p>9/17/25 11:02 AM</text:p>
          </table:table-cell>
          <table:table-cell office:value-type="date" office:date-value="2025-09-17T11:46:28" table:style-name="ce14">
            <text:p>9/17/25 11:46 AM</text:p>
          </table:table-cell>
          <table:table-cell office:value-type="string" table:style-name="ce21">
            <text:p>Worked on integrating Gokul's changes with EmployeeSvc.</text:p>
          </table:table-cell>
          <table:table-cell table:style-name="ce23"/>
          <table:table-cell table:number-columns-repeated="16375" table:style-name="ce1"/>
        </table:table-row>
        <table:table-row table:style-name="ro14">
          <table:table-cell office:value-type="float" office:value="933" table:formula="of:=[.A2815]" table:style-name="ce17">
            <text:p>933</text:p>
          </table:table-cell>
          <table:table-cell table:style-name="ce19"/>
          <table:table-cell office:value-type="string" table:style-name="ce4">
            <text:p>BILLED</text:p>
          </table:table-cell>
          <table:table-cell office:value-type="float" office:value="1.4755555556039326" table:formula="of:=IF(AND([.F2816] &lt;&gt; &quot;&quot;;[.G2816] &lt;&gt; &quot;&quot;);([.G2816]-[.F2816])*24;&quot;---&quot;)" table:style-name="ce4">
            <text:p>1.476</text:p>
          </table:table-cell>
          <table:table-cell office:value-type="string" table:style-name="ce25">
            <text:p>Git training</text:p>
          </table:table-cell>
          <table:table-cell office:value-type="date" office:date-value="2025-09-17T11:46:28" table:style-name="ce14">
            <text:p>9/17/25 11:46 AM</text:p>
          </table:table-cell>
          <table:table-cell office:value-type="date" office:date-value="2025-09-17T13:15:00" table:style-name="ce14">
            <text:p>9/17/25 01:15 P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16]" table:style-name="ce17">
            <text:p>933</text:p>
          </table:table-cell>
          <table:table-cell table:style-name="ce21"/>
          <table:table-cell office:value-type="string" table:style-name="ce4">
            <text:p>BILLED</text:p>
          </table:table-cell>
          <table:table-cell office:value-type="float" office:value="0.45527777768438682" table:formula="of:=IF(AND([.F2817] &lt;&gt; &quot;&quot;;[.G2817] &lt;&gt; &quot;&quot;);([.G2817]-[.F2817])*24;&quot;---&quot;)" table:style-name="ce4">
            <text:p>0.455</text:p>
          </table:table-cell>
          <table:table-cell office:value-type="string" table:style-name="ce25">
            <text:p>IDtoBrowserStack</text:p>
          </table:table-cell>
          <table:table-cell office:value-type="date" office:date-value="2025-09-17T13:15:00" table:style-name="ce14">
            <text:p>9/17/25 01:15 PM</text:p>
          </table:table-cell>
          <table:table-cell office:value-type="date" office:date-value="2025-09-17T13:42:19" table:style-name="ce14">
            <text:p>9/17/25 01:42 PM</text:p>
          </table:table-cell>
          <table:table-cell office:value-type="string" table:style-name="ce13">
            <text:p>Worked to fix a user's role in IDtoBrowserStack per Haley Trammel. Worked on resolving issues regarding users who aren't being processed by IDtoAviobook.</text:p>
          </table:table-cell>
          <table:table-cell table:style-name="ce23"/>
          <table:table-cell table:number-columns-repeated="16375" table:style-name="ce1"/>
        </table:table-row>
        <table:table-row table:style-name="ro14">
          <table:table-cell office:value-type="float" office:value="933" table:formula="of:=[.A2817]" table:style-name="ce17">
            <text:p>933</text:p>
          </table:table-cell>
          <table:table-cell table:style-name="ce19"/>
          <table:table-cell office:value-type="string" table:style-name="ce4">
            <text:p>BILLED</text:p>
          </table:table-cell>
          <table:table-cell office:value-type="float" office:value="0.75722222233889624" table:formula="of:=IF(AND([.F2818] &lt;&gt; &quot;&quot;;[.G2818] &lt;&gt; &quot;&quot;);([.G2818]-[.F2818])*24;&quot;---&quot;)" table:style-name="ce4">
            <text:p>0.757</text:p>
          </table:table-cell>
          <table:table-cell office:value-type="string" table:style-name="ce21">
            <text:p>iodtoaviobook</text:p>
          </table:table-cell>
          <table:table-cell office:value-type="date" office:date-value="2025-09-17T13:42:19" table:style-name="ce14">
            <text:p>9/17/25 01:42 PM</text:p>
          </table:table-cell>
          <table:table-cell office:value-type="date" office:date-value="2025-09-17T14:27:45" table:style-name="ce14">
            <text:p>9/17/25 02:27 PM</text:p>
          </table:table-cell>
          <table:table-cell office:value-type="string" table:style-name="ce13">
            <text:p>#Worked on resolving issues regarding users that aren't being processed by IDtoAviobook.</text:p>
          </table:table-cell>
          <table:table-cell table:style-name="ce23"/>
          <table:table-cell table:number-columns-repeated="16375" table:style-name="ce1"/>
        </table:table-row>
        <table:table-row table:style-name="ro14">
          <table:table-cell office:value-type="float" office:value="933" table:formula="of:=[.A2818]" table:style-name="ce17">
            <text:p>933</text:p>
          </table:table-cell>
          <table:table-cell table:style-name="ce19"/>
          <table:table-cell office:value-type="string" table:style-name="ce4">
            <text:p>BILLED</text:p>
          </table:table-cell>
          <table:table-cell office:value-type="float" office:value="0.26277777773793787" table:formula="of:=IF(AND([.F2819] &lt;&gt; &quot;&quot;;[.G2819] &lt;&gt; &quot;&quot;);([.G2819]-[.F2819])*24;&quot;---&quot;)" table:style-name="ce4">
            <text:p>0.263</text:p>
          </table:table-cell>
          <table:table-cell office:value-type="string" table:style-name="ce21">
            <text:p>IDtoApptioFrontDoor</text:p>
          </table:table-cell>
          <table:table-cell office:value-type="date" office:date-value="2025-09-17T14:27:45" table:style-name="ce14">
            <text:p>9/17/25 02:27 PM</text:p>
          </table:table-cell>
          <table:table-cell office:value-type="date" office:date-value="2025-09-17T14:43:31" table:style-name="ce14">
            <text:p>9/17/25 02:43 PM</text:p>
          </table:table-cell>
          <table:table-cell office:value-type="string" table:style-name="ce21">
            <text:p>Worked on deploying the IDtoApptio drivers into QA.</text:p>
          </table:table-cell>
          <table:table-cell table:style-name="ce23"/>
          <table:table-cell table:number-columns-repeated="16375" table:style-name="ce1"/>
        </table:table-row>
        <table:table-row table:style-name="ro14">
          <table:table-cell office:value-type="float" office:value="933" table:formula="of:=[.A2819]" table:style-name="ce17">
            <text:p>933</text:p>
          </table:table-cell>
          <table:table-cell table:style-name="ce19"/>
          <table:table-cell table:style-name="ce4"/>
          <table:table-cell office:value-type="float" office:value="0.53861111111473292" table:formula="of:=IF(AND([.F2820] &lt;&gt; &quot;&quot;;[.G2820] &lt;&gt; &quot;&quot;);([.G2820]-[.F2820])*24;&quot;---&quot;)" table:style-name="ce4">
            <text:p>0.539</text:p>
          </table:table-cell>
          <table:table-cell office:value-type="string" table:style-name="ce21">
            <text:p>IDtoEmployeeSvc</text:p>
          </table:table-cell>
          <table:table-cell office:value-type="date" office:date-value="2025-09-17T15:10:09" table:style-name="ce14">
            <text:p>9/17/25 03:10 PM</text:p>
          </table:table-cell>
          <table:table-cell office:value-type="date" office:date-value="2025-09-17T15:42:28" table:style-name="ce14">
            <text:p>9/17/25 03:42 P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20]" table:style-name="ce17">
            <text:p>933</text:p>
          </table:table-cell>
          <table:table-cell table:style-name="ce19"/>
          <table:table-cell table:style-name="ce4"/>
          <table:table-cell office:value-type="float" office:value="0.18333333323244005" table:formula="of:=IF(AND([.F2821] &lt;&gt; &quot;&quot;;[.G2821] &lt;&gt; &quot;&quot;);([.G2821]-[.F2821])*24;&quot;---&quot;)" table:style-name="ce4">
            <text:p>0.183</text:p>
          </table:table-cell>
          <table:table-cell office:value-type="string" table:style-name="ce21">
            <text:p>Support -altea</text:p>
          </table:table-cell>
          <table:table-cell office:value-type="date" office:date-value="2025-09-17T15:42:28" table:style-name="ce14">
            <text:p>9/17/25 03:42 PM</text:p>
          </table:table-cell>
          <table:table-cell office:value-type="date" office:date-value="2025-09-17T15:53:28" table:style-name="ce14">
            <text:p>9/17/25 03:53 PM</text:p>
          </table:table-cell>
          <table:table-cell office:value-type="string" table:style-name="ce13">
            <text:p>Worked with Joe to identify a possible issue in the IDtoAlteaOfficeDBtoID driver.</text:p>
          </table:table-cell>
          <table:table-cell table:style-name="ce23"/>
          <table:table-cell table:number-columns-repeated="16375" table:style-name="ce1"/>
        </table:table-row>
        <table:table-row table:style-name="ro14">
          <table:table-cell office:value-type="float" office:value="933" table:formula="of:=[.A2821]" table:style-name="ce17">
            <text:p>933</text:p>
          </table:table-cell>
          <table:table-cell table:style-name="ce19"/>
          <table:table-cell table:style-name="ce4"/>
          <table:table-cell office:value-type="float" office:value="1.6424999999580905" table:formula="of:=IF(AND([.F2822] &lt;&gt; &quot;&quot;;[.G2822] &lt;&gt; &quot;&quot;);([.G2822]-[.F2822])*24;&quot;---&quot;)" table:style-name="ce4">
            <text:p>1.642</text:p>
          </table:table-cell>
          <table:table-cell office:value-type="string" table:style-name="ce21">
            <text:p>IDtoEmployeeSvc</text:p>
          </table:table-cell>
          <table:table-cell office:value-type="date" office:date-value="2025-09-17T15:53:28" table:style-name="ce14">
            <text:p>9/17/25 03:53 PM</text:p>
          </table:table-cell>
          <table:table-cell office:value-type="date" office:date-value="2025-09-17T17:32:01" table:style-name="ce14">
            <text:p>9/17/25 05:32 PM</text:p>
          </table:table-cell>
          <table:table-cell office:value-type="string" table:style-name="ce13">
            <text:p>#</text:p>
          </table:table-cell>
          <table:table-cell table:style-name="ce23"/>
          <table:table-cell table:number-columns-repeated="16375" table:style-name="ce1"/>
        </table:table-row>
        <table:table-row table:style-name="ro14">
          <table:table-cell office:value-type="float" office:value="933" table:formula="of:=[.A2822]" table:style-name="ce17">
            <text:p>933</text:p>
          </table:table-cell>
          <table:table-cell table:style-name="ce19"/>
          <table:table-cell table:style-name="ce4"/>
          <table:table-cell office:value-type="string" office:string-value="---" table:formula="of:=IF(AND([.F2823] &lt;&gt; &quot;&quot;;[.G2823] &lt;&gt; &quot;&quot;);([.G2823]-[.F2823])*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3]" table:style-name="ce17">
            <text:p>933</text:p>
          </table:table-cell>
          <table:table-cell table:style-name="ce19"/>
          <table:table-cell table:style-name="ce4"/>
          <table:table-cell office:value-type="string" office:string-value="---" table:formula="of:=IF(AND([.F2824] &lt;&gt; &quot;&quot;;[.G2824] &lt;&gt; &quot;&quot;);([.G2824]-[.F2824])*24;&quot;---&quot;)" table:style-name="ce4">
            <text:p>---</text:p>
          </table:table-cell>
          <table:table-cell table:style-name="ce21"/>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4]" table:style-name="ce17">
            <text:p>933</text:p>
          </table:table-cell>
          <table:table-cell table:style-name="ce19"/>
          <table:table-cell table:style-name="ce4"/>
          <table:table-cell office:value-type="string" office:string-value="---" table:formula="of:=IF(AND([.F2825] &lt;&gt; &quot;&quot;;[.G2825] &lt;&gt; &quot;&quot;);([.G2825]-[.F2825])*24;&quot;---&quot;)" table:style-name="ce4">
            <text:p>---</text:p>
          </table:table-cell>
          <table:table-cell table:style-name="ce21"/>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5]" table:style-name="ce17">
            <text:p>933</text:p>
          </table:table-cell>
          <table:table-cell table:style-name="ce19"/>
          <table:table-cell table:style-name="ce4"/>
          <table:table-cell office:value-type="string" office:string-value="---" table:formula="of:=IF(AND([.F2826] &lt;&gt; &quot;&quot;;[.G2826] &lt;&gt; &quot;&quot;);([.G2826]-[.F2826])*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6]" table:style-name="ce17">
            <text:p>933</text:p>
          </table:table-cell>
          <table:table-cell table:style-name="ce19"/>
          <table:table-cell table:style-name="ce4"/>
          <table:table-cell office:value-type="string" office:string-value="---" table:formula="of:=IF(AND([.F2827] &lt;&gt; &quot;&quot;;[.G2827] &lt;&gt; &quot;&quot;);([.G2827]-[.F2827])*24;&quot;---&quot;)" table:style-name="ce4">
            <text:p>---</text:p>
          </table:table-cell>
          <table:table-cell table:style-name="ce20"/>
          <table:table-cell table:number-columns-repeated="2" table:style-name="ce14"/>
          <table:table-cell table:style-name="ce13"/>
          <table:table-cell table:style-name="ce23"/>
          <table:table-cell table:number-columns-repeated="16375" table:style-name="ce1"/>
        </table:table-row>
        <table:table-row table:style-name="ro14">
          <table:table-cell office:value-type="float" office:value="933" table:formula="of:=[.A2827]" table:style-name="ce17">
            <text:p>933</text:p>
          </table:table-cell>
          <table:table-cell table:style-name="ce19"/>
          <table:table-cell table:style-name="ce4"/>
          <table:table-cell office:value-type="string" office:string-value="---" table:formula="of:=IF(AND([.F2828] &lt;&gt; &quot;&quot;;[.G2828] &lt;&gt; &quot;&quot;);([.G2828]-[.F2828])*24;&quot;---&quot;)" table:style-name="ce4">
            <text:p>---</text:p>
          </table:table-cell>
          <table:table-cell table:style-name="ce16"/>
          <table:table-cell table:number-columns-repeated="2" table:style-name="ce14"/>
          <table:table-cell table:style-name="ce16"/>
          <table:table-cell table:style-name="ce23"/>
          <table:table-cell table:number-columns-repeated="16375" table:style-name="ce1"/>
        </table:table-row>
        <table:table-row table:style-name="ro14">
          <table:table-cell office:value-type="float" office:value="933" table:formula="of:=[.A2828]" table:style-name="ce17">
            <text:p>933</text:p>
          </table:table-cell>
          <table:table-cell table:style-name="ce19"/>
          <table:table-cell table:style-name="ce4"/>
          <table:table-cell office:value-type="string" office:string-value="---" table:formula="of:=IF(AND([.F2829] &lt;&gt; &quot;&quot;;[.G2829] &lt;&gt; &quot;&quot;);([.G2829]-[.F282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29]" table:style-name="ce17">
            <text:p>933</text:p>
          </table:table-cell>
          <table:table-cell office:value-type="float" office:value="0" table:formula="of:=COM.MICROSOFT.CEILING([.C2830];0.25)" table:style-name="ce19">
            <text:p>0.000</text:p>
          </table:table-cell>
          <table:table-cell office:value-type="float" office:value="0" table:formula="of:=SUM([.D2830:.D2848])" table:style-name="ce4">
            <text:p>0.000</text:p>
          </table:table-cell>
          <table:table-cell office:value-type="string" office:string-value="---" table:formula="of:=IF(AND([.F2830] &lt;&gt; &quot;&quot;;[.G2830] &lt;&gt; &quot;&quot;);([.G2830]-[.F2830])*24;&quot;---&quot;)" table:style-name="ce4">
            <text:p>---</text:p>
          </table:table-cell>
          <table:table-cell office:value-type="date" office:date-value="2025-09-18T00:00:00" table:style-name="ce28">
            <text:p>18-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0]" table:style-name="ce17">
            <text:p>933</text:p>
          </table:table-cell>
          <table:table-cell table:style-name="ce19"/>
          <table:table-cell office:value-type="string" table:style-name="ce4">
            <text:p>BILLED</text:p>
          </table:table-cell>
          <table:table-cell office:value-type="string" office:string-value="---" table:formula="of:=IF(AND([.F2831] &lt;&gt; &quot;&quot;;[.G2831] &lt;&gt; &quot;&quot;);([.G2831]-[.F283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1]" table:style-name="ce17">
            <text:p>933</text:p>
          </table:table-cell>
          <table:table-cell table:style-name="ce19"/>
          <table:table-cell office:value-type="string" table:style-name="ce4">
            <text:p>BILLED</text:p>
          </table:table-cell>
          <table:table-cell office:value-type="string" office:string-value="---" table:formula="of:=IF(AND([.F2832] &lt;&gt; &quot;&quot;;[.G2832] &lt;&gt; &quot;&quot;);([.G2832]-[.F2832])*24;&quot;---&quot;)" table:style-name="ce4">
            <text:p>---</text:p>
          </table:table-cell>
          <table:table-cell table:style-name="ce13"/>
          <table:table-cell table:number-columns-repeated="2" table:style-name="ce14"/>
          <table:table-cell table:style-name="ce1"/>
          <table:table-cell table:style-name="ce18"/>
          <table:table-cell table:number-columns-repeated="16375" table:style-name="ce1"/>
        </table:table-row>
        <table:table-row table:style-name="ro14">
          <table:table-cell office:value-type="float" office:value="933" table:formula="of:=[.A2832]" table:style-name="ce17">
            <text:p>933</text:p>
          </table:table-cell>
          <table:table-cell table:style-name="ce19"/>
          <table:table-cell office:value-type="string" table:style-name="ce4">
            <text:p>BILLED</text:p>
          </table:table-cell>
          <table:table-cell office:value-type="string" office:string-value="---" table:formula="of:=IF(AND([.F2833] &lt;&gt; &quot;&quot;;[.G2833] &lt;&gt; &quot;&quot;);([.G2833]-[.F283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3]" table:style-name="ce17">
            <text:p>933</text:p>
          </table:table-cell>
          <table:table-cell table:style-name="ce19"/>
          <table:table-cell office:value-type="string" table:style-name="ce4">
            <text:p>BILLED</text:p>
          </table:table-cell>
          <table:table-cell office:value-type="string" office:string-value="---" table:formula="of:=IF(AND([.F2834] &lt;&gt; &quot;&quot;;[.G2834] &lt;&gt; &quot;&quot;);([.G2834]-[.F283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34]" table:style-name="ce17">
            <text:p>933</text:p>
          </table:table-cell>
          <table:table-cell table:style-name="ce19"/>
          <table:table-cell office:value-type="string" table:style-name="ce4">
            <text:p>BILLED</text:p>
          </table:table-cell>
          <table:table-cell office:value-type="string" office:string-value="---" table:formula="of:=IF(AND([.F2835] &lt;&gt; &quot;&quot;;[.G2835] &lt;&gt; &quot;&quot;);([.G2835]-[.F283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5]" table:style-name="ce17">
            <text:p>933</text:p>
          </table:table-cell>
          <table:table-cell table:style-name="ce19"/>
          <table:table-cell office:value-type="string" table:style-name="ce4">
            <text:p>BILLED</text:p>
          </table:table-cell>
          <table:table-cell office:value-type="string" office:string-value="---" table:formula="of:=IF(AND([.F2836] &lt;&gt; &quot;&quot;;[.G2836] &lt;&gt; &quot;&quot;);([.G2836]-[.F283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6]" table:style-name="ce17">
            <text:p>933</text:p>
          </table:table-cell>
          <table:table-cell table:style-name="ce11"/>
          <table:table-cell office:value-type="string" table:style-name="ce4">
            <text:p>BILLED</text:p>
          </table:table-cell>
          <table:table-cell office:value-type="string" office:string-value="---" table:formula="of:=IF(AND([.F2837] &lt;&gt; &quot;&quot;;[.G2837] &lt;&gt; &quot;&quot;);([.G2837]-[.F2837])*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37]" table:style-name="ce17">
            <text:p>933</text:p>
          </table:table-cell>
          <table:table-cell table:style-name="ce29"/>
          <table:table-cell office:value-type="string" table:style-name="ce4">
            <text:p>BILLED</text:p>
          </table:table-cell>
          <table:table-cell office:value-type="string" office:string-value="---" table:formula="of:=IF(AND([.F2838] &lt;&gt; &quot;&quot;;[.G2838] &lt;&gt; &quot;&quot;);([.G2838]-[.F283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38]" table:style-name="ce17">
            <text:p>933</text:p>
          </table:table-cell>
          <table:table-cell table:style-name="ce19"/>
          <table:table-cell office:value-type="string" table:style-name="ce4">
            <text:p>BILLED</text:p>
          </table:table-cell>
          <table:table-cell office:value-type="string" office:string-value="---" table:formula="of:=IF(AND([.F2839] &lt;&gt; &quot;&quot;;[.G2839] &lt;&gt; &quot;&quot;);([.G2839]-[.F2839])*24;&quot;---&quot;)" table:style-name="ce4">
            <text:p>---</text:p>
          </table:table-cell>
          <table:table-cell table:style-name="ce21"/>
          <table:table-cell table:number-columns-repeated="2" table:style-name="ce14"/>
          <table:table-cell table:style-name="ce13"/>
          <table:table-cell table:style-name="ce10"/>
          <table:table-cell table:number-columns-repeated="16375" table:style-name="ce1"/>
        </table:table-row>
        <table:table-row table:style-name="ro14">
          <table:table-cell office:value-type="float" office:value="933" table:formula="of:=[.A2839]" table:style-name="ce17">
            <text:p>933</text:p>
          </table:table-cell>
          <table:table-cell office:value-type="string" table:style-name="ce4">
            <text:p>329-350</text:p>
          </table:table-cell>
          <table:table-cell office:value-type="string" table:style-name="ce4">
            <text:p>BILLED</text:p>
          </table:table-cell>
          <table:table-cell office:value-type="string" office:string-value="---" table:formula="of:=IF(AND([.F2840] &lt;&gt; &quot;&quot;;[.G2840] &lt;&gt; &quot;&quot;);([.G2840]-[.F284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0]" table:style-name="ce17">
            <text:p>933</text:p>
          </table:table-cell>
          <table:table-cell table:style-name="ce19"/>
          <table:table-cell office:value-type="string" table:style-name="ce4">
            <text:p>BILLED</text:p>
          </table:table-cell>
          <table:table-cell office:value-type="string" office:string-value="---" table:formula="of:=IF(AND([.F2841] &lt;&gt; &quot;&quot;;[.G2841] &lt;&gt; &quot;&quot;);([.G2841]-[.F2841])*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1]" table:style-name="ce17">
            <text:p>933</text:p>
          </table:table-cell>
          <table:table-cell table:style-name="ce19"/>
          <table:table-cell office:value-type="string" table:style-name="ce4">
            <text:p>BILLED</text:p>
          </table:table-cell>
          <table:table-cell office:value-type="string" office:string-value="---" table:formula="of:=IF(AND([.F2842] &lt;&gt; &quot;&quot;;[.G2842] &lt;&gt; &quot;&quot;);([.G2842]-[.F284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2]" table:style-name="ce17">
            <text:p>933</text:p>
          </table:table-cell>
          <table:table-cell table:style-name="ce19"/>
          <table:table-cell table:style-name="ce4"/>
          <table:table-cell office:value-type="string" office:string-value="---" table:formula="of:=IF(AND([.F2843] &lt;&gt; &quot;&quot;;[.G2843] &lt;&gt; &quot;&quot;);([.G2843]-[.F2843])*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3]" table:style-name="ce17">
            <text:p>933</text:p>
          </table:table-cell>
          <table:table-cell table:style-name="ce19"/>
          <table:table-cell table:style-name="ce4"/>
          <table:table-cell office:value-type="string" office:string-value="---" table:formula="of:=IF(AND([.F2844] &lt;&gt; &quot;&quot;;[.G2844] &lt;&gt; &quot;&quot;);([.G2844]-[.F2844])*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4]" table:style-name="ce17">
            <text:p>933</text:p>
          </table:table-cell>
          <table:table-cell table:style-name="ce19"/>
          <table:table-cell table:style-name="ce4"/>
          <table:table-cell office:value-type="string" office:string-value="---" table:formula="of:=IF(AND([.F2845] &lt;&gt; &quot;&quot;;[.G2845] &lt;&gt; &quot;&quot;);([.G2845]-[.F284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5]" table:style-name="ce17">
            <text:p>933</text:p>
          </table:table-cell>
          <table:table-cell table:style-name="ce19"/>
          <table:table-cell table:style-name="ce4"/>
          <table:table-cell office:value-type="string" office:string-value="---" table:formula="of:=IF(AND([.F2846] &lt;&gt; &quot;&quot;;[.G2846] &lt;&gt; &quot;&quot;);([.G2846]-[.F2846])*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6]" table:style-name="ce17">
            <text:p>933</text:p>
          </table:table-cell>
          <table:table-cell table:style-name="ce19"/>
          <table:table-cell table:style-name="ce4"/>
          <table:table-cell office:value-type="string" office:string-value="---" table:formula="of:=IF(AND([.F2847] &lt;&gt; &quot;&quot;;[.G2847] &lt;&gt; &quot;&quot;);([.G2847]-[.F284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7]" table:style-name="ce17">
            <text:p>933</text:p>
          </table:table-cell>
          <table:table-cell table:style-name="ce19"/>
          <table:table-cell table:style-name="ce4"/>
          <table:table-cell office:value-type="string" office:string-value="---" table:formula="of:=IF(AND([.F2848] &lt;&gt; &quot;&quot;;[.G2848] &lt;&gt; &quot;&quot;);([.G2848]-[.F2848])*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8]" table:style-name="ce17">
            <text:p>933</text:p>
          </table:table-cell>
          <table:table-cell office:value-type="float" office:value="0" table:formula="of:=COM.MICROSOFT.CEILING([.C2849];0.25)" table:style-name="ce19">
            <text:p>0.000</text:p>
          </table:table-cell>
          <table:table-cell office:value-type="float" office:value="0" table:formula="of:=SUM([.D2849:.D2877])" table:style-name="ce4">
            <text:p>0.000</text:p>
          </table:table-cell>
          <table:table-cell office:value-type="string" office:string-value="---" table:formula="of:=IF(AND([.F2849] &lt;&gt; &quot;&quot;;[.G2849] &lt;&gt; &quot;&quot;);([.G2849]-[.F2849])*24;&quot;---&quot;)" table:style-name="ce4">
            <text:p>---</text:p>
          </table:table-cell>
          <table:table-cell office:value-type="date" office:date-value="2025-09-19T00:00:00" table:style-name="ce20">
            <text:p>19-Sep</text:p>
          </table:table-cell>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49]" table:style-name="ce17">
            <text:p>933</text:p>
          </table:table-cell>
          <table:table-cell table:style-name="ce19"/>
          <table:table-cell office:value-type="string" table:style-name="ce4">
            <text:p>BILLED</text:p>
          </table:table-cell>
          <table:table-cell office:value-type="string" office:string-value="---" table:formula="of:=IF(AND([.F2850] &lt;&gt; &quot;&quot;;[.G2850] &lt;&gt; &quot;&quot;);([.G2850]-[.F2850])*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0]" table:style-name="ce17">
            <text:p>933</text:p>
          </table:table-cell>
          <table:table-cell table:style-name="ce19"/>
          <table:table-cell office:value-type="string" table:style-name="ce4">
            <text:p>BILLED</text:p>
          </table:table-cell>
          <table:table-cell office:value-type="string" office:string-value="---" table:formula="of:=IF(AND([.F2851] &lt;&gt; &quot;&quot;;[.G2851] &lt;&gt; &quot;&quot;);([.G2851]-[.F285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1]" table:style-name="ce17">
            <text:p>933</text:p>
          </table:table-cell>
          <table:table-cell table:style-name="ce19"/>
          <table:table-cell office:value-type="string" table:style-name="ce4">
            <text:p>BILLED</text:p>
          </table:table-cell>
          <table:table-cell office:value-type="string" office:string-value="---" table:formula="of:=IF(AND([.F2852] &lt;&gt; &quot;&quot;;[.G2852] &lt;&gt; &quot;&quot;);([.G2852]-[.F2852])*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2]" table:style-name="ce17">
            <text:p>933</text:p>
          </table:table-cell>
          <table:table-cell table:style-name="ce11"/>
          <table:table-cell office:value-type="string" table:style-name="ce4">
            <text:p>BILLED</text:p>
          </table:table-cell>
          <table:table-cell office:value-type="string" office:string-value="---" table:formula="of:=IF(AND([.F2853] &lt;&gt; &quot;&quot;;[.G2853] &lt;&gt; &quot;&quot;);([.G2853]-[.F2853])*24;&quot;---&quot;)" table:style-name="ce4">
            <text:p>---</text:p>
          </table:table-cell>
          <table:table-cell table:style-name="ce21"/>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3]" table:style-name="ce17">
            <text:p>933</text:p>
          </table:table-cell>
          <table:table-cell table:style-name="ce11"/>
          <table:table-cell office:value-type="string" table:style-name="ce4">
            <text:p>BILLED</text:p>
          </table:table-cell>
          <table:table-cell office:value-type="string" office:string-value="---" table:formula="of:=IF(AND([.F2854] &lt;&gt; &quot;&quot;;[.G2854] &lt;&gt; &quot;&quot;);([.G2854]-[.F2854])*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4]" table:style-name="ce17">
            <text:p>933</text:p>
          </table:table-cell>
          <table:table-cell office:value-type="string" table:style-name="ce11">
            <text:p>walk</text:p>
          </table:table-cell>
          <table:table-cell office:value-type="string" table:style-name="ce4">
            <text:p>BILLED</text:p>
          </table:table-cell>
          <table:table-cell office:value-type="string" office:string-value="---" table:formula="of:=IF(AND([.F2855] &lt;&gt; &quot;&quot;;[.G2855] &lt;&gt; &quot;&quot;);([.G2855]-[.F2855])*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5]" table:style-name="ce17">
            <text:p>933</text:p>
          </table:table-cell>
          <table:table-cell table:style-name="ce11"/>
          <table:table-cell office:value-type="string" table:style-name="ce4">
            <text:p>BILLED</text:p>
          </table:table-cell>
          <table:table-cell office:value-type="string" office:string-value="---" table:formula="of:=IF(AND([.F2856] &lt;&gt; &quot;&quot;;[.G2856] &lt;&gt; &quot;&quot;);([.G2856]-[.F2856])*24;&quot;---&quot;)" table:style-name="ce4">
            <text:p>---</text:p>
          </table:table-cell>
          <table:table-cell table:style-name="ce13"/>
          <table:table-cell table:number-columns-repeated="2" table:style-name="ce14"/>
          <table:table-cell table:style-name="ce13"/>
          <table:table-cell table:style-name="ce15"/>
          <table:table-cell table:number-columns-repeated="16375" table:style-name="ce1"/>
        </table:table-row>
        <table:table-row table:style-name="ro14">
          <table:table-cell office:value-type="float" office:value="933" table:formula="of:=[.A2856]" table:style-name="ce17">
            <text:p>933</text:p>
          </table:table-cell>
          <table:table-cell table:style-name="ce19"/>
          <table:table-cell office:value-type="string" table:style-name="ce4">
            <text:p>BILLED</text:p>
          </table:table-cell>
          <table:table-cell office:value-type="string" office:string-value="---" table:formula="of:=IF(AND([.F2857] &lt;&gt; &quot;&quot;;[.G2857] &lt;&gt; &quot;&quot;);([.G2857]-[.F2857])*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7]" table:style-name="ce17">
            <text:p>933</text:p>
          </table:table-cell>
          <table:table-cell table:style-name="ce4"/>
          <table:table-cell office:value-type="string" table:style-name="ce4">
            <text:p>BILLED</text:p>
          </table:table-cell>
          <table:table-cell office:value-type="string" office:string-value="---" table:formula="of:=IF(AND([.F2858] &lt;&gt; &quot;&quot;;[.G2858] &lt;&gt; &quot;&quot;);([.G2858]-[.F2858])*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8]" table:style-name="ce17">
            <text:p>933</text:p>
          </table:table-cell>
          <table:table-cell office:value-type="string" table:style-name="ce4">
            <text:p>walk</text:p>
          </table:table-cell>
          <table:table-cell office:value-type="string" table:style-name="ce4">
            <text:p>BILLED</text:p>
          </table:table-cell>
          <table:table-cell office:value-type="string" office:string-value="---" table:formula="of:=IF(AND([.F2859] &lt;&gt; &quot;&quot;;[.G2859] &lt;&gt; &quot;&quot;);([.G2859]-[.F2859])*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59]" table:style-name="ce17">
            <text:p>933</text:p>
          </table:table-cell>
          <table:table-cell table:style-name="ce19"/>
          <table:table-cell office:value-type="string" table:style-name="ce4">
            <text:p>BILLED</text:p>
          </table:table-cell>
          <table:table-cell office:value-type="string" office:string-value="---" table:formula="of:=IF(AND([.F2860] &lt;&gt; &quot;&quot;;[.G2860] &lt;&gt; &quot;&quot;);([.G2860]-[.F2860])*24;&quot;---&quot;)" table:style-name="ce4">
            <text:p>---</text:p>
          </table:table-cell>
          <table:table-cell table:style-name="ce21"/>
          <table:table-cell table:number-columns-repeated="2" table:style-name="ce14"/>
          <table:table-cell table:style-name="ce39"/>
          <table:table-cell table:style-name="ce18"/>
          <table:table-cell table:number-columns-repeated="16375" table:style-name="ce1"/>
        </table:table-row>
        <table:table-row table:style-name="ro14">
          <table:table-cell office:value-type="float" office:value="933" table:formula="of:=[.A2860]" table:style-name="ce17">
            <text:p>933</text:p>
          </table:table-cell>
          <table:table-cell table:style-name="ce19"/>
          <table:table-cell office:value-type="string" table:style-name="ce4">
            <text:p>BILLED</text:p>
          </table:table-cell>
          <table:table-cell office:value-type="string" office:string-value="---" table:formula="of:=IF(AND([.F2861] &lt;&gt; &quot;&quot;;[.G2861] &lt;&gt; &quot;&quot;);([.G2861]-[.F286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1]" table:style-name="ce17">
            <text:p>933</text:p>
          </table:table-cell>
          <table:table-cell table:style-name="ce19"/>
          <table:table-cell office:value-type="string" table:style-name="ce4">
            <text:p>BILLED</text:p>
          </table:table-cell>
          <table:table-cell office:value-type="string" office:string-value="---" table:formula="of:=IF(AND([.F2862] &lt;&gt; &quot;&quot;;[.G2862] &lt;&gt; &quot;&quot;);([.G2862]-[.F2862])*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2]" table:style-name="ce17">
            <text:p>933</text:p>
          </table:table-cell>
          <table:table-cell table:style-name="ce19"/>
          <table:table-cell office:value-type="string" table:style-name="ce4">
            <text:p>BILLED</text:p>
          </table:table-cell>
          <table:table-cell office:value-type="string" office:string-value="---" table:formula="of:=IF(AND([.F2863] &lt;&gt; &quot;&quot;;[.G2863] &lt;&gt; &quot;&quot;);([.G2863]-[.F2863])*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3]" table:style-name="ce17">
            <text:p>933</text:p>
          </table:table-cell>
          <table:table-cell table:style-name="ce19"/>
          <table:table-cell office:value-type="string" table:style-name="ce4">
            <text:p>BILLED</text:p>
          </table:table-cell>
          <table:table-cell office:value-type="string" office:string-value="---" table:formula="of:=IF(AND([.F2864] &lt;&gt; &quot;&quot;;[.G2864] &lt;&gt; &quot;&quot;);([.G2864]-[.F2864])*24;&quot;---&quot;)" table:style-name="ce4">
            <text:p>---</text:p>
          </table:table-cell>
          <table:table-cell table:style-name="ce13"/>
          <table:table-cell table:number-columns-repeated="2" table:style-name="ce14"/>
          <table:table-cell table:style-name="ce10"/>
          <table:table-cell table:style-name="ce18"/>
          <table:table-cell table:number-columns-repeated="16375" table:style-name="ce1"/>
        </table:table-row>
        <table:table-row table:style-name="ro14">
          <table:table-cell office:value-type="float" office:value="933" table:formula="of:=[.A2864]" table:style-name="ce17">
            <text:p>933</text:p>
          </table:table-cell>
          <table:table-cell table:style-name="ce19"/>
          <table:table-cell office:value-type="string" table:style-name="ce4">
            <text:p>BILLED</text:p>
          </table:table-cell>
          <table:table-cell office:value-type="string" office:string-value="---" table:formula="of:=IF(AND([.F2865] &lt;&gt; &quot;&quot;;[.G2865] &lt;&gt; &quot;&quot;);([.G2865]-[.F2865])*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5]" table:style-name="ce17">
            <text:p>933</text:p>
          </table:table-cell>
          <table:table-cell table:style-name="ce4"/>
          <table:table-cell office:value-type="string" table:style-name="ce4">
            <text:p>BILLED</text:p>
          </table:table-cell>
          <table:table-cell office:value-type="string" office:string-value="---" table:formula="of:=IF(AND([.F2866] &lt;&gt; &quot;&quot;;[.G2866] &lt;&gt; &quot;&quot;);([.G2866]-[.F2866])*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7] &lt;&gt; &quot;&quot;;[.G2867] &lt;&gt; &quot;&quot;);([.G2867]-[.F2867])*24;&quot;---&quot;)" table:style-name="ce4">
            <text:p>---</text:p>
          </table:table-cell>
          <table:table-cell table:style-name="ce13"/>
          <table:table-cell table:number-columns-repeated="2" table:style-name="ce14"/>
          <table:table-cell table:style-name="ce13"/>
          <table:table-cell table:style-name="ce14"/>
          <table:table-cell table:number-columns-repeated="16375" table:style-name="ce1"/>
        </table:table-row>
        <table:table-row table:style-name="ro14">
          <table:table-cell office:value-type="float" office:value="933" table:formula="of:=[.A2866]" table:style-name="ce17">
            <text:p>933</text:p>
          </table:table-cell>
          <table:table-cell table:style-name="ce19"/>
          <table:table-cell table:style-name="ce4"/>
          <table:table-cell office:value-type="string" office:string-value="---" table:formula="of:=IF(AND([.F2868] &lt;&gt; &quot;&quot;;[.G2868] &lt;&gt; &quot;&quot;);([.G2868]-[.F2868])*24;&quot;---&quot;)" table:style-name="ce4">
            <text:p>---</text:p>
          </table:table-cell>
          <table:table-cell table:style-name="ce34"/>
          <table:table-cell table:style-name="ce24"/>
          <table:table-cell table:style-name="ce14"/>
          <table:table-cell table:style-name="ce13"/>
          <table:table-cell table:style-name="ce18"/>
          <table:table-cell table:number-columns-repeated="16375" table:style-name="ce1"/>
        </table:table-row>
        <table:table-row table:style-name="ro14">
          <table:table-cell office:value-type="float" office:value="933" table:formula="of:=[.A2867]" table:style-name="ce17">
            <text:p>933</text:p>
          </table:table-cell>
          <table:table-cell table:style-name="ce19"/>
          <table:table-cell table:style-name="ce4"/>
          <table:table-cell office:value-type="string" office:string-value="---" table:formula="of:=IF(AND([.F2869] &lt;&gt; &quot;&quot;;[.G2869] &lt;&gt; &quot;&quot;);([.G2869]-[.F2869])*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8]" table:style-name="ce17">
            <text:p>933</text:p>
          </table:table-cell>
          <table:table-cell table:style-name="ce19"/>
          <table:table-cell table:style-name="ce4"/>
          <table:table-cell office:value-type="string" office:string-value="---" table:formula="of:=IF(AND([.F2870] &lt;&gt; &quot;&quot;;[.G2870] &lt;&gt; &quot;&quot;);([.G2870]-[.F2870])*24;&quot;---&quot;)" table:style-name="ce4">
            <text:p>---</text:p>
          </table:table-cell>
          <table:table-cell table:style-name="ce34"/>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69]" table:style-name="ce17">
            <text:p>933</text:p>
          </table:table-cell>
          <table:table-cell table:style-name="ce19"/>
          <table:table-cell table:style-name="ce4"/>
          <table:table-cell office:value-type="string" office:string-value="---" table:formula="of:=IF(AND([.F2871] &lt;&gt; &quot;&quot;;[.G2871] &lt;&gt; &quot;&quot;);([.G2871]-[.F2871])*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0]" table:style-name="ce17">
            <text:p>933</text:p>
          </table:table-cell>
          <table:table-cell table:style-name="ce19"/>
          <table:table-cell table:style-name="ce4"/>
          <table:table-cell office:value-type="string" office:string-value="---" table:formula="of:=IF(AND([.F2872] &lt;&gt; &quot;&quot;;[.G2872] &lt;&gt; &quot;&quot;);([.G2872]-[.F2872])*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1]" table:style-name="ce17">
            <text:p>933</text:p>
          </table:table-cell>
          <table:table-cell table:style-name="ce19"/>
          <table:table-cell table:style-name="ce4"/>
          <table:table-cell office:value-type="string" office:string-value="---" table:formula="of:=IF(AND([.F2873] &lt;&gt; &quot;&quot;;[.G2873] &lt;&gt; &quot;&quot;);([.G2873]-[.F2873])*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2]" table:style-name="ce17">
            <text:p>933</text:p>
          </table:table-cell>
          <table:table-cell table:style-name="ce19"/>
          <table:table-cell table:style-name="ce4"/>
          <table:table-cell office:value-type="string" office:string-value="---" table:formula="of:=IF(AND([.F2874] &lt;&gt; &quot;&quot;;[.G2874] &lt;&gt; &quot;&quot;);([.G2874]-[.F2874])*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3]" table:style-name="ce17">
            <text:p>933</text:p>
          </table:table-cell>
          <table:table-cell table:style-name="ce19"/>
          <table:table-cell table:style-name="ce4"/>
          <table:table-cell office:value-type="string" office:string-value="---" table:formula="of:=IF(AND([.F2875] &lt;&gt; &quot;&quot;;[.G2875] &lt;&gt; &quot;&quot;);([.G2875]-[.F2875])*24;&quot;---&quot;)" table:style-name="ce4">
            <text:p>---</text:p>
          </table:table-cell>
          <table:table-cell table:style-name="ce20"/>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4]" table:style-name="ce17">
            <text:p>933</text:p>
          </table:table-cell>
          <table:table-cell table:style-name="ce19"/>
          <table:table-cell table:style-name="ce4"/>
          <table:table-cell office:value-type="string" office:string-value="---" table:formula="of:=IF(AND([.F2876] &lt;&gt; &quot;&quot;;[.G2876] &lt;&gt; &quot;&quot;);([.G2876]-[.F2876])*24;&quot;---&quot;)" table:style-name="ce4">
            <text:p>---</text:p>
          </table:table-cell>
          <table:table-cell table:style-name="ce21"/>
          <table:table-cell table:number-columns-repeated="2" table:style-name="ce14"/>
          <table:table-cell table:style-name="ce13"/>
          <table:table-cell table:style-name="ce18"/>
          <table:table-cell table:number-columns-repeated="16375" table:style-name="ce1"/>
        </table:table-row>
        <table:table-row table:style-name="ro14">
          <table:table-cell office:value-type="float" office:value="933" table:formula="of:=[.A2876]" table:style-name="ce17">
            <text:p>933</text:p>
          </table:table-cell>
          <table:table-cell table:style-name="ce19"/>
          <table:table-cell table:style-name="ce4"/>
          <table:table-cell office:value-type="string" office:string-value="---" table:formula="of:=IF(AND([.F2877] &lt;&gt; &quot;&quot;;[.G2877] &lt;&gt; &quot;&quot;);([.G2877]-[.F2877])*24;&quot;---&quot;)" table:style-name="ce4">
            <text:p>---</text:p>
          </table:table-cell>
          <table:table-cell table:style-name="ce13"/>
          <table:table-cell table:number-columns-repeated="2" table:style-name="ce14"/>
          <table:table-cell table:style-name="ce13"/>
          <table:table-cell table:style-name="ce18"/>
          <table:table-cell table:number-columns-repeated="16375" table:style-name="ce1"/>
        </table:table-row>
        <table:table-row table:number-rows-repeated="1045699" table:style-name="ro13">
          <table:table-cell table:number-columns-repeated="16384"/>
        </table:table-row>
      </table:table>
      <table:table table:name="Utilization_Attainment" table:style-name="ta2">
        <table:table-column table:style-name="co10" table:number-columns-repeated="2" table:default-cell-style-name="ce1"/>
        <table:table-column table:style-name="co10" table:number-columns-repeated="2" table:default-cell-style-name="ce49"/>
        <table:table-column table:style-name="co10" table:number-columns-repeated="16380" table:default-cell-style-name="ce1"/>
        <table:table-row table:style-name="ro13">
          <table:table-cell table:number-columns-repeated="16384"/>
        </table:table-row>
        <table:table-row table:style-name="ro13">
          <table:table-cell table:number-columns-repeated="2" table:style-name="ce1"/>
          <table:table-cell table:style-name="ce49"/>
          <table:table-cell office:value-type="string" table:style-name="ce49">
            <text:p>Running average</text:p>
          </table:table-cell>
          <table:table-cell table:number-columns-repeated="16380"/>
        </table:table-row>
        <table:table-row table:style-name="ro13">
          <table:table-cell office:value-type="float" office:value="2025" table:style-name="ce1">
            <text:p>2025</text:p>
          </table:table-cell>
          <table:table-cell table:style-name="ce1"/>
          <table:table-cell office:value-type="string" table:style-name="ce49">
            <text:p>Attainment</text:p>
          </table:table-cell>
          <table:table-cell table:style-name="ce49"/>
          <table:table-cell table:number-columns-repeated="16380"/>
        </table:table-row>
        <table:table-row table:style-name="ro13">
          <table:table-cell table:style-name="ce1"/>
          <table:table-cell office:value-type="string" table:style-name="ce1">
            <text:p>jan</text:p>
          </table:table-cell>
          <table:table-cell office:value-type="percentage" office:value="0.85899999999999999" table:style-name="ce49">
            <text:p>85.90%</text:p>
          </table:table-cell>
          <table:table-cell office:value-type="percentage" office:value="0.85899999999999999" table:formula="of:=AVERAGE([.C4])" table:style-name="ce49">
            <text:p>85.90%</text:p>
          </table:table-cell>
          <table:table-cell table:number-columns-repeated="16380"/>
        </table:table-row>
        <table:table-row table:style-name="ro13">
          <table:table-cell table:style-name="ce1"/>
          <table:table-cell office:value-type="string" table:style-name="ce1">
            <text:p>feb</text:p>
          </table:table-cell>
          <table:table-cell office:value-type="percentage" office:value="0.998" table:style-name="ce49">
            <text:p>99.80%</text:p>
          </table:table-cell>
          <table:table-cell office:value-type="percentage" office:value="0.92849999999999999" table:formula="of:=AVERAGE([.C4:.C5])" table:style-name="ce49">
            <text:p>92.85%</text:p>
          </table:table-cell>
          <table:table-cell table:number-columns-repeated="16380"/>
        </table:table-row>
        <table:table-row table:style-name="ro13">
          <table:table-cell table:style-name="ce1"/>
          <table:table-cell office:value-type="string" table:style-name="ce1">
            <text:p>mar</text:p>
          </table:table-cell>
          <table:table-cell office:value-type="percentage" office:value="1.131" table:style-name="ce49">
            <text:p>113.10%</text:p>
          </table:table-cell>
          <table:table-cell office:value-type="percentage" office:value="0.996" table:formula="of:=AVERAGE([.C4:.C6])" table:style-name="ce49">
            <text:p>99.60%</text:p>
          </table:table-cell>
          <table:table-cell table:number-columns-repeated="16380"/>
        </table:table-row>
        <table:table-row table:style-name="ro13">
          <table:table-cell table:style-name="ce1"/>
          <table:table-cell office:value-type="string" table:style-name="ce1">
            <text:p>apr</text:p>
          </table:table-cell>
          <table:table-cell office:value-type="percentage" office:value="1.238" table:style-name="ce49">
            <text:p>123.80%</text:p>
          </table:table-cell>
          <table:table-cell office:value-type="percentage" office:value="1.0565" table:formula="of:=AVERAGE([.C4:.C7])" table:style-name="ce49">
            <text:p>105.65%</text:p>
          </table:table-cell>
          <table:table-cell table:number-columns-repeated="16380"/>
        </table:table-row>
        <table:table-row table:style-name="ro13">
          <table:table-cell table:style-name="ce1"/>
          <table:table-cell office:value-type="string" table:style-name="ce1">
            <text:p>may</text:p>
          </table:table-cell>
          <table:table-cell office:value-type="percentage" office:value="1.143" table:style-name="ce49">
            <text:p>114.30%</text:p>
          </table:table-cell>
          <table:table-cell office:value-type="percentage" office:value="1.0737999999999999" table:formula="of:=AVERAGE([.C4:.C8])" table:style-name="ce49">
            <text:p>107.38%</text:p>
          </table:table-cell>
          <table:table-cell table:number-columns-repeated="16380"/>
        </table:table-row>
        <table:table-row table:style-name="ro13">
          <table:table-cell table:style-name="ce1"/>
          <table:table-cell office:value-type="string" table:style-name="ce1">
            <text:p>jun</text:p>
          </table:table-cell>
          <table:table-cell office:value-type="percentage" office:value="1.0580000000000001" table:style-name="ce49">
            <text:p>105.80%</text:p>
          </table:table-cell>
          <table:table-cell office:value-type="percentage" office:value="1.0711666666666666" table:formula="of:=AVERAGE([.C4:.C9])" table:style-name="ce49">
            <text:p>107.12%</text:p>
          </table:table-cell>
          <table:table-cell table:number-columns-repeated="16380"/>
        </table:table-row>
        <table:table-row table:style-name="ro13">
          <table:table-cell table:style-name="ce1"/>
          <table:table-cell office:value-type="string" table:style-name="ce1">
            <text:p>july</text:p>
          </table:table-cell>
          <table:table-cell office:value-type="percentage" office:value="0.65900000000000003" table:style-name="ce49">
            <text:p>65.90%</text:p>
          </table:table-cell>
          <table:table-cell office:value-type="percentage" office:value="1.0122857142857142" table:formula="of:=AVERAGE([.C4:.C10])" table:style-name="ce49">
            <text:p>101.23%</text:p>
          </table:table-cell>
          <table:table-cell table:number-columns-repeated="16380"/>
        </table:table-row>
        <table:table-row table:style-name="ro13">
          <table:table-cell table:style-name="ce1"/>
          <table:table-cell office:value-type="string" table:style-name="ce1">
            <text:p>aug</text:p>
          </table:table-cell>
          <table:table-cell office:value-type="percentage" office:value="1.28" table:style-name="ce49">
            <text:p>128.00%</text:p>
          </table:table-cell>
          <table:table-cell office:value-type="percentage" office:value="1.04575" table:formula="of:=AVERAGE([.C4:.C11])" table:style-name="ce49">
            <text:p>104.58%</text:p>
          </table:table-cell>
          <table:table-cell table:number-columns-repeated="16380"/>
        </table:table-row>
        <table:table-row table:style-name="ro13">
          <table:table-cell table:style-name="ce1"/>
          <table:table-cell office:value-type="string" table:style-name="ce1">
            <text:p>sep</text:p>
          </table:table-cell>
          <table:table-cell office:value-type="percentage" office:value="0.252" table:style-name="ce49">
            <text:p>25.20%</text:p>
          </table:table-cell>
          <table:table-cell office:value-type="percentage" office:value="0.9575555555555556" table:formula="of:=AVERAGE([.C4:.C12])" table:style-name="ce49">
            <text:p>95.76%</text:p>
          </table:table-cell>
          <table:table-cell table:number-columns-repeated="16380"/>
        </table:table-row>
        <table:table-row table:style-name="ro13">
          <table:table-cell table:style-name="ce1"/>
          <table:table-cell office:value-type="string" table:style-name="ce1">
            <text:p>oct</text:p>
          </table:table-cell>
          <table:table-cell office:value-type="percentage" office:value="0" table:style-name="ce49">
            <text:p>0.00%</text:p>
          </table:table-cell>
          <table:table-cell office:value-type="percentage" office:value="0.86180000000000001" table:formula="of:=AVERAGE([.C4:.C13])" table:style-name="ce49">
            <text:p>86.18%</text:p>
          </table:table-cell>
          <table:table-cell table:number-columns-repeated="16380"/>
        </table:table-row>
        <table:table-row table:style-name="ro13">
          <table:table-cell table:style-name="ce1"/>
          <table:table-cell office:value-type="string" table:style-name="ce1">
            <text:p>nov</text:p>
          </table:table-cell>
          <table:table-cell office:value-type="percentage" office:value="0" table:style-name="ce49">
            <text:p>0.00%</text:p>
          </table:table-cell>
          <table:table-cell office:value-type="percentage" office:value="0.78345454545454551" table:formula="of:=AVERAGE([.C4:.C14])" table:style-name="ce49">
            <text:p>78.35%</text:p>
          </table:table-cell>
          <table:table-cell table:number-columns-repeated="16380"/>
        </table:table-row>
        <table:table-row table:style-name="ro13">
          <table:table-cell table:style-name="ce1"/>
          <table:table-cell office:value-type="string" table:style-name="ce1">
            <text:p>dec</text:p>
          </table:table-cell>
          <table:table-cell office:value-type="percentage" office:value="0" table:style-name="ce49">
            <text:p>0.00%</text:p>
          </table:table-cell>
          <table:table-cell office:value-type="percentage" office:value="0.71816666666666673" table:formula="of:=AVERAGE([.C4:.C15])" table:style-name="ce49">
            <text:p>71.82%</text:p>
          </table:table-cell>
          <table:table-cell table:number-columns-repeated="16380"/>
        </table:table-row>
        <table:table-row table:style-name="ro13">
          <table:table-cell table:style-name="ce1"/>
          <table:table-cell office:value-type="string" table:style-name="ce1">
            <text:p>TOTAL</text:p>
          </table:table-cell>
          <table:table-cell table:number-columns-repeated="2" table:style-name="ce49"/>
          <table:table-cell table:number-columns-repeated="16380"/>
        </table:table-row>
        <table:table-row table:number-rows-repeated="1048560" table:style-name="ro13">
          <table:table-cell table:number-columns-repeated="16384"/>
        </table:table-row>
      </table:table>
      <table:table table:name="sitstand" table:style-name="ta2">
        <table:table-column table:style-name="co11" table:default-cell-style-name="ce1"/>
        <table:table-column table:style-name="co12" table:default-cell-style-name="ce1"/>
        <table:table-column table:style-name="co11" table:number-columns-repeated="16382" table:default-cell-style-name="ce1"/>
        <table:table-row table:number-rows-repeated="2" table:style-name="ro15">
          <table:table-cell table:number-columns-repeated="16384"/>
        </table:table-row>
        <table:table-row table:style-name="ro13">
          <table:table-cell office:value-type="string" table:style-name="ce1">
            <text:p>Stand</text:p>
          </table:table-cell>
          <table:table-cell office:value-type="date" office:date-value="2025-09-05T10:39:39" table:style-name="ce50">
            <text:p>9/5/2025 10:39</text:p>
          </table:table-cell>
          <table:table-cell table:number-columns-repeated="16382"/>
        </table:table-row>
        <table:table-row table:number-rows-repeated="1048573" table:style-name="ro15">
          <table:table-cell table:number-columns-repeated="16384"/>
        </table:table-row>
      </table:table>
      <table:table table:name="Sheet1" table:style-name="ta2">
        <table:table-column table:style-name="co10" table:number-columns-repeated="2" table:default-cell-style-name="ce1"/>
        <table:table-column table:style-name="co13" table:default-cell-style-name="ce1"/>
        <table:table-column table:style-name="co10" table:number-columns-repeated="16381" table:default-cell-style-name="ce1"/>
        <table:table-row table:style-name="ro13">
          <table:table-cell office:value-type="string" table:style-name="ce1">
            <text:p>id: 1, name: Assignee</text:p>
          </table:table-cell>
          <table:table-cell table:number-columns-repeated="16383"/>
        </table:table-row>
        <table:table-row table:style-name="ro13">
          <table:table-cell office:value-type="string" table:style-name="ce1">
            <text:p>id: 4, name: QA Engineer</text:p>
          </table:table-cell>
          <table:table-cell table:number-columns-repeated="16383"/>
        </table:table-row>
        <table:table-row table:style-name="ro13">
          <table:table-cell office:value-type="string" table:style-name="ce1">
            <text:p>id: 6, name: Support Person</text:p>
          </table:table-cell>
          <table:table-cell table:number-columns-repeated="16383"/>
        </table:table-row>
        <table:table-row table:style-name="ro13">
          <table:table-cell office:value-type="string" table:style-name="ce1">
            <text:p>id: 12, name: HTML Coder</text:p>
          </table:table-cell>
          <table:table-cell table:number-columns-repeated="16383"/>
        </table:table-row>
        <table:table-row table:style-name="ro13">
          <table:table-cell office:value-type="string" table:style-name="ce1">
            <text:p>id: 18, name: Solution Owner</text:p>
          </table:table-cell>
          <table:table-cell table:number-columns-repeated="16383"/>
        </table:table-row>
        <table:table-row table:style-name="ro13">
          <table:table-cell office:value-type="string" table:style-name="ce1">
            <text:p>id: 23, name: Account Manager</text:p>
          </table:table-cell>
          <table:table-cell table:number-columns-repeated="16383"/>
        </table:table-row>
        <table:table-row table:style-name="ro13">
          <table:table-cell office:value-type="string" table:style-name="ce1">
            <text:p>id: 27, name: Designer</text:p>
          </table:table-cell>
          <table:table-cell table:number-columns-repeated="16383"/>
        </table:table-row>
        <table:table-row table:style-name="ro13">
          <table:table-cell office:value-type="string" table:style-name="ce1">
            <text:p>id: 28, name: Marketing Developer</text:p>
          </table:table-cell>
          <table:table-cell table:number-columns-repeated="16383"/>
        </table:table-row>
        <table:table-row table:style-name="ro13">
          <table:table-cell office:value-type="string" table:style-name="ce1">
            <text:p>id: 32, name: Administration</text:p>
          </table:table-cell>
          <table:table-cell table:number-columns-repeated="16383"/>
        </table:table-row>
        <table:table-row table:style-name="ro13">
          <table:table-cell office:value-type="string" table:style-name="ce1">
            <text:p>id: 33, name: RESPONSIBLE</text:p>
          </table:table-cell>
          <table:table-cell table:number-columns-repeated="16383"/>
        </table:table-row>
        <table:table-row table:style-name="ro13">
          <table:table-cell office:value-type="string" table:style-name="ce1">
            <text:p>id: 36, name: Mobile Developer</text:p>
          </table:table-cell>
          <table:table-cell table:number-columns-repeated="16383"/>
        </table:table-row>
        <table:table-row table:style-name="ro13">
          <table:table-cell office:value-type="string" table:style-name="ce1">
            <text:p>id: 38, name: DevOps</text:p>
          </table:table-cell>
          <table:table-cell table:number-columns-repeated="16383"/>
        </table:table-row>
        <table:table-row table:style-name="ro13">
          <table:table-cell office:value-type="string" table:style-name="ce1">
            <text:p>id: 43, name: Portfolio Epic Owner</text:p>
          </table:table-cell>
          <table:table-cell table:number-columns-repeated="16383"/>
        </table:table-row>
        <table:table-row table:style-name="ro13">
          <table:table-cell office:value-type="string" table:style-name="ce1">
            <text:p>id: 44, name: Release Train Engineer</text:p>
          </table:table-cell>
          <table:table-cell table:number-columns-repeated="16383"/>
        </table:table-row>
        <table:table-row table:style-name="ro13">
          <table:table-cell office:value-type="string" table:style-name="ce1">
            <text:p>id: 45, name: Product Owner</text:p>
          </table:table-cell>
          <table:table-cell table:number-columns-repeated="16383"/>
        </table:table-row>
        <table:table-row table:style-name="ro13">
          <table:table-cell office:value-type="string" table:style-name="ce1">
            <text:p>id: 47, name: Solution Train Engineer</text:p>
          </table:table-cell>
          <table:table-cell table:number-columns-repeated="16383"/>
        </table:table-row>
        <table:table-row table:style-name="ro13">
          <table:table-cell office:value-type="string" table:style-name="ce1">
            <text:p>id: 48, name: Value Stream Manager</text:p>
          </table:table-cell>
          <table:table-cell table:number-columns-repeated="16383"/>
        </table:table-row>
        <table:table-row table:style-name="ro13">
          <table:table-cell office:value-type="string" table:style-name="ce1">
            <text:p>id: 49, name: Product Manager</text:p>
          </table:table-cell>
          <table:table-cell table:number-columns-repeated="16383"/>
        </table:table-row>
        <table:table-row table:style-name="ro13">
          <table:table-cell office:value-type="string" table:style-name="ce1">
            <text:p>id: 50, name: Key Stakeholder</text:p>
          </table:table-cell>
          <table:table-cell table:number-columns-repeated="16383"/>
        </table:table-row>
        <table:table-row table:style-name="ro13">
          <table:table-cell office:value-type="string" table:style-name="ce1">
            <text:p>id: 51, name: Pairing Partner</text:p>
          </table:table-cell>
          <table:table-cell table:number-columns-repeated="16383"/>
        </table:table-row>
        <table:table-row table:style-name="ro13">
          <table:table-cell office:value-type="string" table:style-name="ce1">
            <text:p>id: 52, name: Approver</text:p>
          </table:table-cell>
          <table:table-cell table:number-columns-repeated="16383"/>
        </table:table-row>
        <table:table-row table:style-name="ro13">
          <table:table-cell office:value-type="string" table:style-name="ce1">
            <text:p>id: 53, name: Epic Owner</text:p>
          </table:table-cell>
          <table:table-cell table:number-columns-repeated="16383"/>
        </table:table-row>
        <table:table-row table:style-name="ro13">
          <table:table-cell office:value-type="string" table:style-name="ce1">
            <text:p>id: 54, name: Engineering Contact</text:p>
          </table:table-cell>
          <table:table-cell table:number-columns-repeated="16383"/>
        </table:table-row>
        <table:table-row table:style-name="ro13">
          <table:table-cell office:value-type="string" table:style-name="ce1">
            <text:p>id: 55, name: Initiative Owner</text:p>
          </table:table-cell>
          <table:table-cell table:number-columns-repeated="16383"/>
        </table:table-row>
        <table:table-row table:style-name="ro13">
          <table:table-cell office:value-type="string" table:style-name="ce1">
            <text:p>id: 56, name: ACCOUNTABLE</text:p>
          </table:table-cell>
          <table:table-cell table:number-columns-repeated="16383"/>
        </table:table-row>
        <table:table-row table:style-name="ro13">
          <table:table-cell office:value-type="string" table:style-name="ce1">
            <text:p>id: 57, name: Management Team</text:p>
          </table:table-cell>
          <table:table-cell table:number-columns-repeated="16383"/>
        </table:table-row>
        <table:table-row table:style-name="ro13">
          <table:table-cell office:value-type="string" table:style-name="ce1">
            <text:p>id: 58, name: Project Management</text:p>
          </table:table-cell>
          <table:table-cell table:number-columns-repeated="16383"/>
        </table:table-row>
        <table:table-row table:style-name="ro13">
          <table:table-cell office:value-type="string" table:style-name="ce1">
            <text:p>id: 59, name: Business Analysts</text:p>
          </table:table-cell>
          <table:table-cell table:number-columns-repeated="16383"/>
        </table:table-row>
        <table:table-row table:style-name="ro13">
          <table:table-cell office:value-type="string" table:style-name="ce1">
            <text:p>id: 60, name: Scrum Masters</text:p>
          </table:table-cell>
          <table:table-cell table:number-columns-repeated="16383"/>
        </table:table-row>
        <table:table-row table:style-name="ro13">
          <table:table-cell office:value-type="string" table:style-name="ce1">
            <text:p>id: 61, name: Leaders</text:p>
          </table:table-cell>
          <table:table-cell table:number-columns-repeated="16383"/>
        </table:table-row>
        <table:table-row table:style-name="ro13">
          <table:table-cell office:value-type="string" table:style-name="ce1">
            <text:p>id: 62, name: Director/MD</text:p>
          </table:table-cell>
          <table:table-cell table:number-columns-repeated="16383"/>
        </table:table-row>
        <table:table-row table:style-name="ro13">
          <table:table-cell office:value-type="string" table:style-name="ce1">
            <text:p>id: 63, name: VP/SVP</text:p>
          </table:table-cell>
          <table:table-cell table:number-columns-repeated="16383"/>
        </table:table-row>
        <table:table-row table:style-name="ro13">
          <table:table-cell office:value-type="string" table:style-name="ce1">
            <text:p>id: 64, name: Strategists</text:p>
          </table:table-cell>
          <table:table-cell table:number-columns-repeated="16383"/>
        </table:table-row>
        <table:table-row table:style-name="ro13">
          <table:table-cell office:value-type="string" table:style-name="ce1">
            <text:p>id: 65, name: Designers</text:p>
          </table:table-cell>
          <table:table-cell table:number-columns-repeated="16383"/>
        </table:table-row>
        <table:table-row table:style-name="ro13">
          <table:table-cell office:value-type="string" table:style-name="ce1">
            <text:p>id: 66, name: Product Managers</text:p>
          </table:table-cell>
          <table:table-cell table:number-columns-repeated="16383"/>
        </table:table-row>
        <table:table-row table:style-name="ro13">
          <table:table-cell office:value-type="string" table:style-name="ce1">
            <text:p>id: 67, name: Architects</text:p>
          </table:table-cell>
          <table:table-cell table:number-columns-repeated="16383"/>
        </table:table-row>
        <table:table-row table:style-name="ro13">
          <table:table-cell office:value-type="string" table:style-name="ce1">
            <text:p>id: 68, name: Data Scientists</text:p>
          </table:table-cell>
          <table:table-cell table:number-columns-repeated="16383"/>
        </table:table-row>
        <table:table-row table:style-name="ro13">
          <table:table-cell office:value-type="string" table:style-name="ce1">
            <text:p>id: 69, name: Support</text:p>
          </table:table-cell>
          <table:table-cell table:number-columns-repeated="16383"/>
        </table:table-row>
        <table:table-row table:style-name="ro13">
          <table:table-cell office:value-type="string" table:style-name="ce1">
            <text:p>id: 70, name: Developers</text:p>
          </table:table-cell>
          <table:table-cell table:number-columns-repeated="16383"/>
        </table:table-row>
        <table:table-row table:style-name="ro13">
          <table:table-cell office:value-type="string" table:style-name="ce1">
            <text:p>id: 71, name: Engineers</text:p>
          </table:table-cell>
          <table:table-cell table:number-columns-repeated="16383"/>
        </table:table-row>
        <table:table-row table:style-name="ro13">
          <table:table-cell office:value-type="string" table:style-name="ce1">
            <text:p>id: 72, name: Cybersecurity</text:p>
          </table:table-cell>
          <table:table-cell table:number-columns-repeated="16383"/>
        </table:table-row>
        <table:table-row table:style-name="ro13">
          <table:table-cell office:value-type="string" table:style-name="ce1">
            <text:p>id: 73, name: Operations</text:p>
          </table:table-cell>
          <table:table-cell table:number-columns-repeated="16383"/>
        </table:table-row>
        <table:table-row table:style-name="ro13">
          <table:table-cell office:value-type="string" table:style-name="ce1">
            <text:p>id: 74, name: QA Testers</text:p>
          </table:table-cell>
          <table:table-cell table:number-columns-repeated="16383"/>
        </table:table-row>
        <table:table-row table:style-name="ro13">
          <table:table-cell office:value-type="string" table:style-name="ce1">
            <text:p>id: 75, name: Assistants</text:p>
          </table:table-cell>
          <table:table-cell table:number-columns-repeated="16383"/>
        </table:table-row>
        <table:table-row table:style-name="ro13">
          <table:table-cell office:value-type="string" table:style-name="ce1">
            <text:p>id: 76, name: NA</text:p>
          </table:table-cell>
          <table:table-cell table:number-columns-repeated="16383"/>
        </table:table-row>
        <table:table-row table:style-name="ro13">
          <table:table-cell office:value-type="string" table:style-name="ce1">
            <text:p>id: 77, name: Workforce Strategy</text:p>
          </table:table-cell>
          <table:table-cell table:number-columns-repeated="16383"/>
        </table:table-row>
        <table:table-row table:style-name="ro13">
          <table:table-cell office:value-type="string" table:style-name="ce1">
            <text:p>id: 78, name: Solution Architect</text:p>
          </table:table-cell>
          <table:table-cell table:number-columns-repeated="16383"/>
        </table:table-row>
        <table:table-row table:style-name="ro13">
          <table:table-cell office:value-type="string" table:style-name="ce1">
            <text:p>id: 79, name: Domain EA</text:p>
          </table:table-cell>
          <table:table-cell table:number-columns-repeated="16383"/>
        </table:table-row>
        <table:table-row table:style-name="ro13">
          <table:table-cell office:value-type="string" table:style-name="ce1">
            <text:p>id: 80, name: Accountable Architect</text:p>
          </table:table-cell>
          <table:table-cell table:number-columns-repeated="16383"/>
        </table:table-row>
        <table:table-row table:style-name="ro13">
          <table:table-cell office:value-type="string" table:style-name="ce1">
            <text:p>id: 81, name: TAC Lead</text:p>
          </table:table-cell>
          <table:table-cell table:number-columns-repeated="16383"/>
        </table:table-row>
        <table:table-row table:style-name="ro13">
          <table:table-cell office:value-type="string" table:style-name="ce1">
            <text:p>id: 82, name: Supporting Architect</text:p>
          </table:table-cell>
          <table:table-cell table:number-columns-repeated="16383"/>
        </table:table-row>
        <table:table-row table:style-name="ro13">
          <table:table-cell office:value-type="string" table:style-name="ce1">
            <text:p>id: 83, name: Technology Project Manager</text:p>
          </table:table-cell>
          <table:table-cell table:number-columns-repeated="16383"/>
        </table:table-row>
        <table:table-row table:style-name="ro13">
          <table:table-cell office:value-type="string" table:style-name="ce1">
            <text:p>id: 84, name: Technology Manager</text:p>
          </table:table-cell>
          <table:table-cell table:number-columns-repeated="16383"/>
        </table:table-row>
        <table:table-row table:style-name="ro13">
          <table:table-cell office:value-type="string" table:style-name="ce1">
            <text:p>id: 85, name: Technology Director</text:p>
          </table:table-cell>
          <table:table-cell table:number-columns-repeated="16383"/>
        </table:table-row>
        <table:table-row table:style-name="ro13">
          <table:table-cell office:value-type="string" table:style-name="ce1">
            <text:p>id: 86, name: Voter</text:p>
          </table:table-cell>
          <table:table-cell table:number-columns-repeated="16383"/>
        </table:table-row>
        <table:table-row table:style-name="ro13">
          <table:table-cell office:value-type="string" table:style-name="ce1">
            <text:p>id: 87, name: VP Voter</text:p>
          </table:table-cell>
          <table:table-cell table:number-columns-repeated="16383"/>
        </table:table-row>
        <table:table-row table:style-name="ro13">
          <table:table-cell office:value-type="string" table:style-name="ce1">
            <text:p>id: 88, name: CIO Voter</text:p>
          </table:table-cell>
          <table:table-cell table:number-columns-repeated="16383"/>
        </table:table-row>
        <table:table-row table:style-name="ro13">
          <table:table-cell office:value-type="string" table:style-name="ce1">
            <text:p>id: 89, name: Architecture Practice</text:p>
          </table:table-cell>
          <table:table-cell table:number-columns-repeated="16383"/>
        </table:table-row>
        <table:table-row table:style-name="ro13">
          <table:table-cell office:value-type="string" table:style-name="ce1">
            <text:p>id: 91, name: Architecture Leader</text:p>
          </table:table-cell>
          <table:table-cell table:number-columns-repeated="16383"/>
        </table:table-row>
        <table:table-row table:style-name="ro13">
          <table:table-cell office:value-type="string" table:style-name="ce1">
            <text:p>id: 93, name: Product Owner/Product Manager</text:p>
          </table:table-cell>
          <table:table-cell table:number-columns-repeated="16383"/>
        </table:table-row>
        <table:table-row table:style-name="ro13">
          <table:table-cell office:value-type="string" table:style-name="ce1">
            <text:p>id: 94, name: OCIO Planner</text:p>
          </table:table-cell>
          <table:table-cell table:number-columns-repeated="16383"/>
        </table:table-row>
        <table:table-row table:style-name="ro13">
          <table:table-cell office:value-type="string" table:style-name="ce1">
            <text:p>id: 95, name: Tech Lead/Scrum Master</text:p>
          </table:table-cell>
          <table:table-cell table:number-columns-repeated="16383"/>
        </table:table-row>
        <table:table-row table:style-name="ro13">
          <table:table-cell office:value-type="string" table:style-name="ce1">
            <text:p>id: 96, name: Initiative/Epic Owner</text:p>
          </table:table-cell>
          <table:table-cell table:number-columns-repeated="16383"/>
        </table:table-row>
        <table:table-row table:style-name="ro13">
          <table:table-cell office:value-type="string" table:style-name="ce1">
            <text:p>id: 97, name: RTE</text:p>
          </table:table-cell>
          <table:table-cell table:number-columns-repeated="16383"/>
        </table:table-row>
        <table:table-row table:style-name="ro13">
          <table:table-cell office:value-type="string" table:style-name="ce1">
            <text:p>id: 98, name: Tech Leader</text:p>
          </table:table-cell>
          <table:table-cell table:number-columns-repeated="16383"/>
        </table:table-row>
        <table:table-row table:style-name="ro13">
          <table:table-cell office:value-type="string" table:style-name="ce1">
            <text:p>id: 99, name: VMO</text:p>
          </table:table-cell>
          <table:table-cell table:number-columns-repeated="16383"/>
        </table:table-row>
        <table:table-row table:style-name="ro13">
          <table:table-cell office:value-type="string" table:style-name="ce1">
            <text:p>id: 100, name: Identified By</text:p>
          </table:table-cell>
          <table:table-cell table:number-columns-repeated="16383"/>
        </table:table-row>
        <table:table-row table:style-name="ro13">
          <table:table-cell office:value-type="string" table:style-name="ce1">
            <text:p>id: 101, name: ATP Admin</text:p>
          </table:table-cell>
          <table:table-cell table:number-columns-repeated="16383"/>
        </table:table-row>
        <table:table-row table:style-name="ro13">
          <table:table-cell office:value-type="string" table:style-name="ce1">
            <text:p>id: 103, name: Developer</text:p>
          </table:table-cell>
          <table:table-cell table:number-columns-repeated="16383"/>
        </table:table-row>
        <table:table-row table:style-name="ro13">
          <table:table-cell office:value-type="string" table:style-name="ce1">
            <text:p>id: 104, name: Architecture Leaders</text:p>
          </table:table-cell>
          <table:table-cell table:number-columns-repeated="16383"/>
        </table:table-row>
        <table:table-row table:style-name="ro13">
          <table:table-cell office:value-type="string" table:style-name="ce1">
            <text:p>id: 105, name: View Only</text:p>
          </table:table-cell>
          <table:table-cell table:number-columns-repeated="16383"/>
        </table:table-row>
        <table:table-row table:style-name="ro13">
          <table:table-cell office:value-type="string" table:style-name="ce1">
            <text:p>id: 106, name: Tech FP&amp;A</text:p>
          </table:table-cell>
          <table:table-cell table:number-columns-repeated="16383"/>
        </table:table-row>
        <table:table-row table:style-name="ro13">
          <table:table-cell office:value-type="string" table:style-name="ce1">
            <text:p><text:s text:c="8"/></text:p>
          </table:table-cell>
          <table:table-cell table:number-columns-repeated="16383"/>
        </table:table-row>
        <table:table-row table:number-rows-repeated="1048503" table:style-name="ro13">
          <table:table-cell table:number-columns-repeated="16384"/>
        </table:table-row>
      </table:table>
      <table:table table:name="track" table:style-name="ta3">
        <table:table-column table:style-name="co14" table:default-cell-style-name="ce16"/>
        <table:table-column table:style-name="co15" table:number-columns-repeated="2" table:default-cell-style-name="ce16"/>
        <table:table-column table:style-name="co16" table:default-cell-style-name="ce16"/>
        <table:table-column table:style-name="co14" table:number-columns-repeated="16380" table:default-cell-style-name="ce16"/>
        <table:table-row table:style-name="ro13">
          <table:table-cell/>
          <table:table-cell office:value-type="string" table:style-name="ce16">
            <text:p>Start</text:p>
          </table:table-cell>
          <table:table-cell office:value-type="string" table:style-name="ce16">
            <text:p>Stop</text:p>
          </table:table-cell>
          <table:table-cell table:number-columns-repeated="16381" table:style-name="ce16"/>
        </table:table-row>
        <table:table-row table:style-name="ro13">
          <table:table-cell/>
          <table:table-cell office:value-type="date" office:date-value="2025-09-05T06:30:00" table:style-name="ce51">
            <text:p>5-Sep-25 6:30:00 AM</text:p>
          </table:table-cell>
          <table:table-cell office:value-type="date" office:date-value="2025-09-17T17:32:01" table:formula="of:=NOW()" table:style-name="ce51">
            <text:p>17-Sep-25 5:32:01 PM</text:p>
          </table:table-cell>
          <table:table-cell office:value-type="date" office:date-value="1900-01-12T11:02:01" table:formula="of:=[.C2]-[.B2]" table:style-name="ce52">
            <text:p>12 11:02:01</text:p>
          </table:table-cell>
          <table:table-cell table:number-columns-repeated="16380"/>
        </table:table-row>
        <table:table-row table:number-rows-repeated="1048574" table:style-name="ro16">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Liberation Sans1" svg:font-family="&quot;Liberation Sans1&quot;"/>
    <style:font-face style:name="Liberation Sans" svg:font-family="&quot;Liberation Sans&quot;"/>
    <style:font-face style:name="Cambria" svg:font-family="Cambria"/>
    <style:font-face style:name="Arial" svg:font-family="Arial"/>
    <style:font-face style:name="Liberation Sans2" svg:font-family="&quot;Liberation Sans2&quot;"/>
  </office:font-face-decls>
  <office:styles>
    <number:number-style style:name="N0">
      <number:number number:min-integer-digits="1"/>
    </number:number-style>
    <number:number-style style:name="N2">
      <number:number number:decimal-places="2" number:min-decimal-places="2" number:min-integer-digits="1"/>
    </number:number-style>
    <number:percentage-style style:name="N14">
      <number:number number:decimal-places="2" number:min-decimal-places="2" number:min-integer-digits="1"/>
      <number:text>%</number:text>
    </number:percentage-style>
    <number:date-style style:name="N21">
      <number:day/>
      <number:text>-</number:text>
      <number:month number:textual="true"/>
    </number:date-style>
    <number:date-style style:name="N36" number:language="en" number:country="US">
      <number:month/>
      <number:text>/</number:text>
      <number:day/>
      <number:text>/</number:text>
      <number:year/>
      <number:text> </number:text>
      <number:hours number:style="long"/>
      <number:text>:</number:text>
      <number:minutes number:style="long"/>
      <number:text> </number:text>
      <number:am-pm/>
    </number:date-style>
    <number:number-style style:name="N37" number:language="en" number:country="US">
      <number:number number:decimal-places="0" number:min-decimal-places="0" number:min-integer-digits="1"/>
    </number:number-style>
    <number:number-style style:name="N38">
      <number:number number:decimal-places="3" number:min-decimal-places="3" number:min-integer-digits="1"/>
    </number:number-style>
    <number:date-style style:name="N39">
      <number:month/>
      <number:text>/</number:text>
      <number:day/>
      <number:text>/</number:text>
      <number:year number:style="long"/>
      <number:text> </number:text>
      <number:hours/>
      <number:text>:</number:text>
      <number:minutes number:style="long"/>
    </number:date-style>
    <number:date-style style:name="N40">
      <number:day/>
      <number:text>-</number:text>
      <number:month number:textual="true"/>
      <number:text>-</number:text>
      <number:year/>
      <number:text> </number:text>
      <number:hours/>
      <number:text>:</number:text>
      <number:minutes number:style="long"/>
      <number:text>:</number:text>
      <number:seconds number:style="long"/>
      <number:text> </number:text>
      <number:am-pm/>
    </number:date-style>
    <number:date-style style:name="N41">
      <number:day number:style="long"/>
      <number:text> </number:text>
      <number:hours number:style="long"/>
      <number:text>:</number:text>
      <number:minutes number:style="long"/>
      <number:text>:</number:text>
      <number:seconds number:style="long"/>
    </number:date-style>
    <number:number-style style:name="N42" number:language="en" number:country="US">
      <number:number number:decimal-places="2" number:min-decimal-places="2" number:min-integer-digits="1"/>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Default" style:family="table-cell" style:data-style-name="N0">
      <style:table-cell-properties style:vertical-align="automatic" fo:background-color="transparent"/>
      <style:text-properties style:font-name="Liberation Sans" style:font-name-asian="Liberation Sans" style:font-name-complex="Liberation Sans" fo:font-size="10pt" style:font-size-asian="10pt" style:font-size-complex="10pt"/>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20_37__32_-_32_Accent1" style:display-name="Excel Built-in 20% - Accent1" style:family="table-cell" style:data-style-name="N0">
      <style:table-cell-properties style:vertical-align="automatic" fo:background-color="#DCE6F2"/>
    </style:style>
    <style:style style:name="Excel_32_Built-in_32_20_37__32_-_32_Accent2" style:display-name="Excel Built-in 20% - Accent2" style:family="table-cell" style:data-style-name="N0">
      <style:table-cell-properties style:vertical-align="automatic" fo:background-color="#F2DCDB"/>
    </style:style>
    <style:style style:name="Excel_32_Built-in_32_20_37__32_-_32_Accent3" style:display-name="Excel Built-in 20% - Accent3" style:family="table-cell" style:data-style-name="N0">
      <style:table-cell-properties style:vertical-align="automatic" fo:background-color="#EBF1DE"/>
    </style:style>
    <style:style style:name="Excel_32_Built-in_32_20_37__32_-_32_Accent4" style:display-name="Excel Built-in 20% - Accent4" style:family="table-cell" style:data-style-name="N0">
      <style:table-cell-properties style:vertical-align="automatic" fo:background-color="#E6E0EC"/>
    </style:style>
    <style:style style:name="Excel_32_Built-in_32_20_37__32_-_32_Accent5" style:display-name="Excel Built-in 20% - Accent5" style:family="table-cell" style:data-style-name="N0">
      <style:table-cell-properties style:vertical-align="automatic" fo:background-color="#DBEEF4"/>
    </style:style>
    <style:style style:name="Excel_32_Built-in_32_20_37__32_-_32_Accent6" style:display-name="Excel Built-in 20% - Accent6" style:family="table-cell" style:data-style-name="N0">
      <style:table-cell-properties style:vertical-align="automatic" fo:background-color="#FDEADA"/>
    </style:style>
    <style:style style:name="Excel_32_Built-in_32_40_37__32_-_32_Accent1" style:display-name="Excel Built-in 40% - Accent1" style:family="table-cell" style:data-style-name="N0">
      <style:table-cell-properties style:vertical-align="automatic" fo:background-color="#B9CDE5"/>
    </style:style>
    <style:style style:name="Excel_32_Built-in_32_40_37__32_-_32_Accent2" style:display-name="Excel Built-in 40% - Accent2" style:family="table-cell" style:data-style-name="N0">
      <style:table-cell-properties style:vertical-align="automatic" fo:background-color="#E6B9B8"/>
    </style:style>
    <style:style style:name="Excel_32_Built-in_32_40_37__32_-_32_Accent3" style:display-name="Excel Built-in 40% - Accent3" style:family="table-cell" style:data-style-name="N0">
      <style:table-cell-properties style:vertical-align="automatic" fo:background-color="#D7E4BD"/>
    </style:style>
    <style:style style:name="Excel_32_Built-in_32_40_37__32_-_32_Accent4" style:display-name="Excel Built-in 40% - Accent4" style:family="table-cell" style:data-style-name="N0">
      <style:table-cell-properties style:vertical-align="automatic" fo:background-color="#CCC1DA"/>
    </style:style>
    <style:style style:name="Excel_32_Built-in_32_40_37__32_-_32_Accent5" style:display-name="Excel Built-in 40% - Accent5" style:family="table-cell" style:data-style-name="N0">
      <style:table-cell-properties style:vertical-align="automatic" fo:background-color="#B7DEE8"/>
    </style:style>
    <style:style style:name="Excel_32_Built-in_32_40_37__32_-_32_Accent6" style:display-name="Excel Built-in 40% - Accent6" style:family="table-cell" style:data-style-name="N0">
      <style:table-cell-properties style:vertical-align="automatic" fo:background-color="#FCD5B5"/>
    </style:style>
    <style:style style:name="Excel_32_Built-in_32_60_37__32_-_32_Accent1" style:display-name="Excel Built-in 60% - Accent1" style:family="table-cell" style:data-style-name="N0">
      <style:table-cell-properties style:vertical-align="automatic" fo:background-color="#95B3D7"/>
      <style:text-properties fo:color="#FFFFFF"/>
    </style:style>
    <style:style style:name="Excel_32_Built-in_32_60_37__32_-_32_Accent2" style:display-name="Excel Built-in 60% - Accent2" style:family="table-cell" style:data-style-name="N0">
      <style:table-cell-properties style:vertical-align="automatic" fo:background-color="#D99694"/>
      <style:text-properties fo:color="#FFFFFF"/>
    </style:style>
    <style:style style:name="Excel_32_Built-in_32_60_37__32_-_32_Accent3" style:display-name="Excel Built-in 60% - Accent3" style:family="table-cell" style:data-style-name="N0">
      <style:table-cell-properties style:vertical-align="automatic" fo:background-color="#C3D69B"/>
      <style:text-properties fo:color="#FFFFFF"/>
    </style:style>
    <style:style style:name="Excel_32_Built-in_32_60_37__32_-_32_Accent4" style:display-name="Excel Built-in 60% - Accent4" style:family="table-cell" style:data-style-name="N0">
      <style:table-cell-properties style:vertical-align="automatic" fo:background-color="#B3A2C7"/>
      <style:text-properties fo:color="#FFFFFF"/>
    </style:style>
    <style:style style:name="Excel_32_Built-in_32_60_37__32_-_32_Accent5" style:display-name="Excel Built-in 60% - Accent5" style:family="table-cell" style:data-style-name="N0">
      <style:table-cell-properties style:vertical-align="automatic" fo:background-color="#93CDDD"/>
      <style:text-properties fo:color="#FFFFFF"/>
    </style:style>
    <style:style style:name="Excel_32_Built-in_32_60_37__32_-_32_Accent6" style:display-name="Excel Built-in 60% - Accent6" style:family="table-cell" style:data-style-name="N0">
      <style:table-cell-properties style:vertical-align="automatic" fo:background-color="#FAC090"/>
      <style:text-properties fo:color="#FFFFFF"/>
    </style:style>
    <style:style style:name="Excel_32_Built-in_32_Accent1" style:display-name="Excel Built-in Accent1" style:family="table-cell" style:data-style-name="N0">
      <style:table-cell-properties style:vertical-align="automatic" fo:background-color="#4F81BD"/>
      <style:text-properties fo:color="#FFFFFF"/>
    </style:style>
    <style:style style:name="Excel_32_Built-in_32_Accent2" style:display-name="Excel Built-in Accent2" style:family="table-cell" style:data-style-name="N0">
      <style:table-cell-properties style:vertical-align="automatic" fo:background-color="#C0504D"/>
      <style:text-properties fo:color="#FFFFFF"/>
    </style:style>
    <style:style style:name="Excel_32_Built-in_32_Accent3" style:display-name="Excel Built-in Accent3" style:family="table-cell" style:data-style-name="N0">
      <style:table-cell-properties style:vertical-align="automatic" fo:background-color="#9BBB59"/>
      <style:text-properties fo:color="#FFFFFF"/>
    </style:style>
    <style:style style:name="Excel_32_Built-in_32_Accent4" style:display-name="Excel Built-in Accent4" style:family="table-cell" style:data-style-name="N0">
      <style:table-cell-properties style:vertical-align="automatic" fo:background-color="#8064A2"/>
      <style:text-properties fo:color="#FFFFFF"/>
    </style:style>
    <style:style style:name="Excel_32_Built-in_32_Accent5" style:display-name="Excel Built-in Accent5" style:family="table-cell" style:data-style-name="N0">
      <style:table-cell-properties style:vertical-align="automatic" fo:background-color="#4BACC6"/>
      <style:text-properties fo:color="#FFFFFF"/>
    </style:style>
    <style:style style:name="Excel_32_Built-in_32_Accent6" style:display-name="Excel Built-in Accent6" style:family="table-cell" style:data-style-name="N0">
      <style:table-cell-properties style:vertical-align="automatic" fo:background-color="#F79646"/>
      <style:text-properties fo:color="#FFFFFF"/>
    </style:style>
    <style:style style:name="Excel_32_Built-in_32_Bad" style:display-name="Excel Built-in Bad" style:family="table-cell" style:data-style-name="N0">
      <style:table-cell-properties style:vertical-align="automatic" fo:background-color="#FFC7CE"/>
      <style:text-properties fo:color="#9C0006"/>
    </style:style>
    <style:style style:name="Excel_32_Built-in_32_Calculation" style:display-name="Excel Built-in Calculation" style:family="table-cell" style:data-style-name="N0">
      <style:table-cell-properties fo:border="thin solid #7F7F7F" style:vertical-align="automatic" fo:background-color="#F2F2F2"/>
      <style:text-properties fo:color="#FA7D00" fo:font-weight="bold" style:font-weight-asian="bold" style:font-weight-complex="bold"/>
    </style:style>
    <style:style style:name="Excel_32_Built-in_32_Check_32_Cell" style:display-name="Excel Built-in Check Cell" style:family="table-cell" style:data-style-name="N0">
      <style:table-cell-properties fo:border="thin solid #000000" style:vertical-align="automatic" fo:background-color="#A5A5A5"/>
      <style:text-properties fo:color="#FFFFFF" fo:font-weight="bold" style:font-weight-asian="bold" style:font-weight-complex="bold"/>
    </style:style>
    <style:style style:name="Excel_32_Built-in_32_Explanatory_32_Text" style:display-name="Excel Built-in Explanatory Text" style:family="table-cell" style:data-style-name="N0">
      <style:table-cell-properties style:vertical-align="automatic" fo:background-color="transparent"/>
      <style:text-properties fo:color="#7F7F7F" fo:font-style="italic" style:font-style-asian="italic" style:font-style-complex="italic"/>
    </style:style>
    <style:style style:name="Excel_32_Built-in_32_Good" style:display-name="Excel Built-in Good" style:family="table-cell" style:data-style-name="N0">
      <style:table-cell-properties style:vertical-align="automatic" fo:background-color="#C6EFCE"/>
      <style:text-properties fo:color="#006100"/>
    </style:style>
    <style:style style:name="Excel_32_Built-in_32_Heading_32_1" style:display-name="Excel Built-in Heading 1" style:family="table-cell" style:data-style-name="N0">
      <style:table-cell-properties fo:border-top="none" fo:border-bottom="2pt solid #4F81BD" fo:border-left="none" fo:border-right="none" style:vertical-align="automatic" fo:background-color="transparent"/>
      <style:text-properties fo:color="#1F497D" fo:font-size="15pt" style:font-size-asian="15pt" style:font-size-complex="15pt" fo:font-weight="bold" style:font-weight-asian="bold" style:font-weight-complex="bold"/>
    </style:style>
    <style:style style:name="Excel_32_Built-in_32_Heading_32_2" style:display-name="Excel Built-in Heading 2" style:family="table-cell" style:data-style-name="N0">
      <style:table-cell-properties fo:border-top="none" fo:border-bottom="2pt solid #A7C0DE" fo:border-left="none" fo:border-right="none" style:vertical-align="automatic" fo:background-color="transparent"/>
      <style:text-properties fo:color="#1F497D" fo:font-size="13pt" style:font-size-asian="13pt" style:font-size-complex="13pt" fo:font-weight="bold" style:font-weight-asian="bold" style:font-weight-complex="bold"/>
    </style:style>
    <style:style style:name="Excel_32_Built-in_32_Heading_32_3" style:display-name="Excel Built-in Heading 3" style:family="table-cell" style:data-style-name="N0">
      <style:table-cell-properties fo:border-top="none" fo:border-bottom="thin solid #95B3D7" fo:border-left="none" fo:border-right="none" style:vertical-align="automatic" fo:background-color="transparent"/>
      <style:text-properties fo:color="#1F497D" fo:font-weight="bold" style:font-weight-asian="bold" style:font-weight-complex="bold"/>
    </style:style>
    <style:style style:name="Excel_32_Built-in_32_Heading_32_4" style:display-name="Excel Built-in Heading 4" style:family="table-cell" style:data-style-name="N0">
      <style:table-cell-properties style:vertical-align="automatic" fo:background-color="transparent"/>
      <style:text-properties fo:color="#1F497D"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Excel_32_Built-in_32_Input" style:display-name="Excel Built-in Input" style:family="table-cell" style:data-style-name="N0">
      <style:table-cell-properties fo:border="thin solid #7F7F7F" style:vertical-align="automatic" fo:background-color="#FFCC99"/>
      <style:text-properties fo:color="#3F3F76"/>
    </style:style>
    <style:style style:name="Excel_32_Built-in_32_Linked_32_Cell" style:display-name="Excel Built-in Linked Cell" style:family="table-cell" style:data-style-name="N0">
      <style:table-cell-properties fo:border-top="none" fo:border-bottom="thin solid #000000" fo:border-left="none" fo:border-right="none" style:vertical-align="automatic" fo:background-color="transparent"/>
      <style:text-properties fo:color="#FA7D00"/>
    </style:style>
    <style:style style:name="Excel_32_Built-in_32_Neutral" style:display-name="Excel Built-in Neutral" style:family="table-cell" style:data-style-name="N0">
      <style:table-cell-properties style:vertical-align="automatic" fo:background-color="#FFEB9C"/>
      <style:text-properties fo:color="#9C6500"/>
    </style:style>
    <style:style style:name="Excel_32_Built-in_32_Note" style:display-name="Excel Built-in Note" style:family="table-cell" style:data-style-name="N0">
      <style:table-cell-properties fo:border="thin solid #B2B2B2" style:vertical-align="automatic" fo:background-color="#FFFFCC"/>
    </style:style>
    <style:style style:name="Excel_32_Built-in_32_Output" style:display-name="Excel Built-in Output" style:family="table-cell" style:data-style-name="N0">
      <style:table-cell-properties fo:border="thin solid #3F3F3F" style:vertical-align="automatic" fo:background-color="#F2F2F2"/>
      <style:text-properties fo:color="#3F3F3F" fo:font-weight="bold" style:font-weight-asian="bold" style:font-weight-complex="bold"/>
    </style:style>
    <style:style style:name="Excel_32_Built-in_32_Title" style:display-name="Excel Built-in Title" style:family="table-cell" style:data-style-name="N0">
      <style:table-cell-properties style:vertical-align="automatic" fo:background-color="transparent"/>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Excel_32_Built-in_32_Total" style:display-name="Excel Built-in Total" style:family="table-cell" style:data-style-name="N0">
      <style:table-cell-properties fo:border-top="thin solid #4F81BD" fo:border-bottom="thin solid #000000" fo:border-left="none" fo:border-right="none" style:vertical-align="automatic" fo:background-color="transparent"/>
      <style:text-properties fo:font-weight="bold" style:font-weight-asian="bold" style:font-weight-complex="bold"/>
    </style:style>
    <style:style style:name="Excel_32_Built-in_32_Warning_32_Text" style:display-name="Excel Built-in Warning Text" style:family="table-cell" style:data-style-name="N0">
      <style:table-cell-properties style:vertical-align="automatic" fo:background-color="transparent"/>
      <style:text-properties fo:color="#FF0000"/>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FF"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_1" style:display-name="Default" style:family="table-cell" style:data-style-name="N0">
      <style:table-cell-properties style:vertical-align="automatic" fo:background-color="transparent"/>
      <style:text-properties fo:color="#000000" style:font-name="Liberation Sans1" style:font-name-asian="Liberation Sans1" style:font-name-complex="Liberation Sans1" fo:font-size="11pt" style:font-size-asian="11pt" style:font-size-complex="11pt"/>
    </style:style>
    <style:style style:name="Normal_32_10" style:display-name="Normal 10"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9pt" style:font-size-asian="9pt" style:font-size-complex="9pt" style:font-family-generic="swiss"/>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font-family-generic="swiss"/>
    </style:style>
    <style:style style:name="Normal_32_4" style:display-name="Normal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ableStyleLight1" style:family="table-cell" style:data-style-name="N42">
      <style:table-cell-properties style:vertical-align="automatic" fo:background-color="transparent" style:repeat-content="false"/>
      <style:paragraph-properties fo:text-align="center"/>
      <style:text-properties style:font-name="Arial" style:font-name-asian="Arial" style:font-name-complex="Arial" fo:font-size="15pt" style:font-size-asian="15pt" style:font-size-complex="15pt" fo:font-weight="bold" style:font-weight-asian="bold" style:font-weight-complex="bold" style:font-family-generic="swiss"/>
    </style:style>
    <style:style style:name="Text" style:family="table-cell" style:data-style-name="N0">
      <style:table-cell-properties style:vertical-align="automatic" fo:background-color="transparent"/>
    </style:style>
    <style:style style:name="Time-BoldDataCell" style:family="table-cell" style:data-style-name="N38">
      <style:table-cell-properties style:vertical-align="automatic" fo:background-color="transparent" style:repeat-content="false"/>
      <style:paragraph-properties fo:text-align="center"/>
      <style:text-properties style:font-name="Arial" style:font-name-asian="Arial" style:font-name-complex="Arial" fo:font-size="14pt" style:font-size-asian="14pt" style:font-size-complex="14pt" fo:font-weight="bold" style:font-weight-asian="bold" style:font-weight-complex="bold" style:font-family-generic="swiss"/>
    </style:style>
    <style:style style:name="Time-DataCel" style:family="table-cell" style:data-style-name="N36">
      <style:table-cell-properties style:vertical-align="automatic" fo:background-color="transparent" style:repeat-content="false"/>
      <style:paragraph-properties fo:text-align="center"/>
      <style:text-properties style:font-name="Arial" style:font-name-asian="Arial" style:font-name-complex="Arial" style:font-family-generic="swiss"/>
    </style:style>
    <style:style style:name="Time-Data-Description"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style:font-family-generic="swiss"/>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meta:initial-creator>Aaron</meta:initial-creator>
    <dc:creator>Aaron Kynaston (Contractor)</dc:creator>
    <meta:creation-date>2013-04-09T18:25:47Z</meta:creation-date>
    <dc:date>2025-09-17T23:32:02Z</dc:date>
    <meta:print-date>2025-02-18T14:57:10Z</meta:print-date>
    <meta:editing-cycles>9687</meta:editing-cycles>
    <meta:editing-duration>PT35443S</meta:editing-duration>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